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sans-serif"/>
    <style:font-face style:name="Lohit Hindi1" svg:font-family="'Lohit Hindi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5" style:family="table" style:master-page-name="Standard">
      <style:table-properties style:width="17cm" style:rel-width="100%" style:page-number="auto" table:align="left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16cm"/>
    </style:style>
    <style:style style:name="Tabla6.B" style:family="table-column">
      <style:table-column-properties style:column-width="5.667cm"/>
    </style:style>
    <style:style style:name="Tabla6.C" style:family="table-column">
      <style:table-column-properties style:column-width="4.491cm"/>
    </style:style>
    <style:style style:name="Tabla6.D" style:family="table-column">
      <style:table-column-properties style:column-width="4.138cm"/>
    </style:style>
    <style:style style:name="Tabla6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6.A2" style:family="table-cell">
      <style:table-cell-properties style:vertical-align="middle" fo:padding="0.053cm" fo:border="0.05pt solid #ebebeb"/>
    </style:style>
    <style:style style:name="Tabla6.B2" style:family="table-cell">
      <style:table-cell-properties style:vertical-align="middle" fo:padding="0.053cm" fo:border="0.05pt solid #ebebeb"/>
    </style:style>
    <style:style style:name="Tabla6.C2" style:family="table-cell">
      <style:table-cell-properties style:vertical-align="middle" fo:padding="0.053cm" fo:border="0.05pt solid #ebebeb"/>
    </style:style>
    <style:style style:name="Tabla6.D2" style:family="table-cell">
      <style:table-cell-properties style:vertical-align="middle" fo:padding="0.053cm" fo:border="0.05pt solid #ebebeb"/>
    </style:style>
    <style:style style:name="Tabla6.A3" style:family="table-cell">
      <style:table-cell-properties style:vertical-align="middle" fo:padding="0.053cm" fo:border="0.05pt solid #ebebeb"/>
    </style:style>
    <style:style style:name="Tabla6.B3" style:family="table-cell">
      <style:table-cell-properties style:vertical-align="middle" fo:padding="0.053cm" fo:border="0.05pt solid #ebebeb"/>
    </style:style>
    <style:style style:name="Tabla6.C3" style:family="table-cell">
      <style:table-cell-properties style:vertical-align="middle" fo:padding="0.053cm" fo:border="0.05pt solid #ebebeb"/>
    </style:style>
    <style:style style:name="Tabla6.D3" style:family="table-cell">
      <style:table-cell-properties style:vertical-align="middle" fo:padding="0.053cm" fo:border="0.05pt solid #ebebeb"/>
    </style:style>
    <style:style style:name="Tabla6.A4" style:family="table-cell">
      <style:table-cell-properties style:vertical-align="middle" fo:padding="0.053cm" fo:border="0.05pt solid #ebebeb"/>
    </style:style>
    <style:style style:name="Tabla6.B4" style:family="table-cell">
      <style:table-cell-properties style:vertical-align="middle" fo:padding="0.053cm" fo:border="0.05pt solid #ebebeb"/>
    </style:style>
    <style:style style:name="Tabla6.C4" style:family="table-cell">
      <style:table-cell-properties style:vertical-align="middle" fo:padding="0.053cm" fo:border="0.05pt solid #ebebeb"/>
    </style:style>
    <style:style style:name="Tabla6.D4" style:family="table-cell">
      <style:table-cell-properties style:vertical-align="middle" fo:padding="0.053cm" fo:border="0.05pt solid #ebebeb"/>
    </style:style>
    <style:style style:name="Tabla6.A5" style:family="table-cell">
      <style:table-cell-properties style:vertical-align="middle" fo:padding="0.053cm" fo:border="0.05pt solid #ebebeb"/>
    </style:style>
    <style:style style:name="Tabla6.B5" style:family="table-cell">
      <style:table-cell-properties style:vertical-align="middle" fo:padding="0.053cm" fo:border="0.05pt solid #ebebeb"/>
    </style:style>
    <style:style style:name="Tabla6.C5" style:family="table-cell">
      <style:table-cell-properties style:vertical-align="middle" fo:padding="0.053cm" fo:border="0.05pt solid #ebebeb"/>
    </style:style>
    <style:style style:name="Tabla6.D5" style:family="table-cell">
      <style:table-cell-properties style:vertical-align="middle" fo:padding="0.053cm" fo:border="0.05pt solid #ebebeb"/>
    </style:style>
    <style:style style:name="Tabla6.A6" style:family="table-cell">
      <style:table-cell-properties style:vertical-align="middle" fo:padding="0.053cm" fo:border="0.05pt solid #ebebeb"/>
    </style:style>
    <style:style style:name="Tabla6.B6" style:family="table-cell">
      <style:table-cell-properties style:vertical-align="middle" fo:padding="0.053cm" fo:border="0.05pt solid #ebebeb"/>
    </style:style>
    <style:style style:name="Tabla6.C6" style:family="table-cell">
      <style:table-cell-properties style:vertical-align="middle" fo:padding="0.053cm" fo:border="0.05pt solid #ebebeb"/>
    </style:style>
    <style:style style:name="Tabla6.D6" style:family="table-cell">
      <style:table-cell-properties style:vertical-align="middle" fo:padding="0.053cm" fo:border="0.05pt solid #ebebeb"/>
    </style:style>
    <style:style style:name="Tabla6.A7" style:family="table-cell">
      <style:table-cell-properties style:vertical-align="middle" fo:padding="0.053cm" fo:border="0.05pt solid #ebebeb"/>
    </style:style>
    <style:style style:name="Tabla6.B7" style:family="table-cell">
      <style:table-cell-properties style:vertical-align="middle" fo:padding="0.053cm" fo:border="0.05pt solid #ebebeb"/>
    </style:style>
    <style:style style:name="Tabla6.C7" style:family="table-cell">
      <style:table-cell-properties style:vertical-align="middle" fo:padding="0.053cm" fo:border="0.05pt solid #ebebeb"/>
    </style:style>
    <style:style style:name="Tabla6.D7" style:family="table-cell">
      <style:table-cell-properties style:vertical-align="middle" fo:padding="0.053cm" fo:border="0.05pt solid #ebebeb"/>
    </style:style>
    <style:style style:name="Tabla6.A8" style:family="table-cell">
      <style:table-cell-properties style:vertical-align="middle" fo:padding="0.053cm" fo:border="0.05pt solid #ebebeb"/>
    </style:style>
    <style:style style:name="Tabla6.B8" style:family="table-cell">
      <style:table-cell-properties style:vertical-align="middle" fo:padding="0.053cm" fo:border="0.05pt solid #ebebeb"/>
    </style:style>
    <style:style style:name="Tabla6.C8" style:family="table-cell">
      <style:table-cell-properties style:vertical-align="middle" fo:padding="0.053cm" fo:border="0.05pt solid #ebebeb"/>
    </style:style>
    <style:style style:name="Tabla6.D8" style:family="table-cell">
      <style:table-cell-properties style:vertical-align="middle" fo:padding="0.053cm" fo:border="0.05pt solid #ebebeb"/>
    </style:style>
    <style:style style:name="Tabla6.A9" style:family="table-cell">
      <style:table-cell-properties style:vertical-align="middle" fo:padding="0.053cm" fo:border="0.05pt solid #ebebeb"/>
    </style:style>
    <style:style style:name="Tabla6.B9" style:family="table-cell">
      <style:table-cell-properties style:vertical-align="middle" fo:padding="0.053cm" fo:border="0.05pt solid #ebebeb"/>
    </style:style>
    <style:style style:name="Tabla6.C9" style:family="table-cell">
      <style:table-cell-properties style:vertical-align="middle" fo:padding="0.053cm" fo:border="0.05pt solid #ebebeb"/>
    </style:style>
    <style:style style:name="Tabla6.D9" style:family="table-cell">
      <style:table-cell-properties style:vertical-align="middle" fo:padding="0.053cm" fo:border="0.05pt solid #ebebeb"/>
    </style:style>
    <style:style style:name="Tabla6.A10" style:family="table-cell">
      <style:table-cell-properties style:vertical-align="middle" fo:padding="0.053cm" fo:border="0.05pt solid #ebebeb"/>
    </style:style>
    <style:style style:name="Tabla6.B10" style:family="table-cell">
      <style:table-cell-properties style:vertical-align="middle" fo:padding="0.053cm" fo:border="0.05pt solid #ebebeb"/>
    </style:style>
    <style:style style:name="Tabla6.C10" style:family="table-cell">
      <style:table-cell-properties style:vertical-align="middle" fo:padding="0.053cm" fo:border="0.05pt solid #ebebeb"/>
    </style:style>
    <style:style style:name="Tabla6.D10" style:family="table-cell">
      <style:table-cell-properties style:vertical-align="middle" fo:padding="0.053cm" fo:border="0.05pt solid #ebebeb"/>
    </style:style>
    <style:style style:name="Tabla6.A11" style:family="table-cell">
      <style:table-cell-properties style:vertical-align="middle" fo:padding="0.053cm" fo:border="0.05pt solid #ebebeb"/>
    </style:style>
    <style:style style:name="Tabla6.B11" style:family="table-cell">
      <style:table-cell-properties style:vertical-align="middle" fo:padding="0.053cm" fo:border="0.05pt solid #ebebeb"/>
    </style:style>
    <style:style style:name="Tabla6.C11" style:family="table-cell">
      <style:table-cell-properties style:vertical-align="middle" fo:padding="0.053cm" fo:border="0.05pt solid #ebebeb"/>
    </style:style>
    <style:style style:name="Tabla6.D11" style:family="table-cell">
      <style:table-cell-properties style:vertical-align="middle" fo:padding="0.053cm" fo:border="0.05pt solid #ebebeb"/>
    </style:style>
    <style:style style:name="Tabla6.A12" style:family="table-cell">
      <style:table-cell-properties style:vertical-align="middle" fo:padding="0.053cm" fo:border="0.05pt solid #ebebeb"/>
    </style:style>
    <style:style style:name="Tabla6.B12" style:family="table-cell">
      <style:table-cell-properties style:vertical-align="middle" fo:padding="0.053cm" fo:border="0.05pt solid #ebebeb"/>
    </style:style>
    <style:style style:name="Tabla6.C12" style:family="table-cell">
      <style:table-cell-properties style:vertical-align="middle" fo:padding="0.053cm" fo:border="0.05pt solid #ebebeb"/>
    </style:style>
    <style:style style:name="Tabla6.D12" style:family="table-cell">
      <style:table-cell-properties style:vertical-align="middle" fo:padding="0.053cm" fo:border="0.05pt solid #ebebeb"/>
    </style:style>
    <style:style style:name="Tabla6.A13" style:family="table-cell">
      <style:table-cell-properties style:vertical-align="middle" fo:padding="0.053cm" fo:border="0.05pt solid #ebebeb"/>
    </style:style>
    <style:style style:name="Tabla6.B13" style:family="table-cell">
      <style:table-cell-properties style:vertical-align="middle" fo:padding="0.053cm" fo:border="0.05pt solid #ebebeb"/>
    </style:style>
    <style:style style:name="Tabla6.C13" style:family="table-cell">
      <style:table-cell-properties style:vertical-align="middle" fo:padding="0.053cm" fo:border="0.05pt solid #ebebeb"/>
    </style:style>
    <style:style style:name="Tabla6.D13" style:family="table-cell">
      <style:table-cell-properties style:vertical-align="middle" fo:padding="0.053cm" fo:border="0.05pt solid #ebebeb"/>
    </style:style>
    <style:style style:name="Tabla6.A14" style:family="table-cell">
      <style:table-cell-properties style:vertical-align="middle" fo:padding="0.053cm" fo:border="0.05pt solid #ebebeb"/>
    </style:style>
    <style:style style:name="Tabla6.B14" style:family="table-cell">
      <style:table-cell-properties style:vertical-align="middle" fo:padding="0.053cm" fo:border="0.05pt solid #ebebeb"/>
    </style:style>
    <style:style style:name="Tabla6.C14" style:family="table-cell">
      <style:table-cell-properties style:vertical-align="middle" fo:padding="0.053cm" fo:border="0.05pt solid #ebebeb"/>
    </style:style>
    <style:style style:name="Tabla6.D14" style:family="table-cell">
      <style:table-cell-properties style:vertical-align="middle" fo:padding="0.053cm" fo:border="0.05pt solid #ebebeb"/>
    </style:style>
    <style:style style:name="Tabla6.A15" style:family="table-cell">
      <style:table-cell-properties style:vertical-align="middle" fo:padding="0.053cm" fo:border="0.05pt solid #ebebeb"/>
    </style:style>
    <style:style style:name="Tabla6.B15" style:family="table-cell">
      <style:table-cell-properties style:vertical-align="middle" fo:padding="0.053cm" fo:border="0.05pt solid #ebebeb"/>
    </style:style>
    <style:style style:name="Tabla6.C15" style:family="table-cell">
      <style:table-cell-properties style:vertical-align="middle" fo:padding="0.053cm" fo:border="0.05pt solid #ebebeb"/>
    </style:style>
    <style:style style:name="Tabla6.D15" style:family="table-cell">
      <style:table-cell-properties style:vertical-align="middle" fo:padding="0.053cm" fo:border="0.05pt solid #ebebeb"/>
    </style:style>
    <style:style style:name="Tabla6.A16" style:family="table-cell">
      <style:table-cell-properties style:vertical-align="middle" fo:padding="0.053cm" fo:border="0.05pt solid #ebebeb"/>
    </style:style>
    <style:style style:name="Tabla6.B16" style:family="table-cell">
      <style:table-cell-properties style:vertical-align="middle" fo:padding="0.053cm" fo:border="0.05pt solid #ebebeb"/>
    </style:style>
    <style:style style:name="Tabla6.C16" style:family="table-cell">
      <style:table-cell-properties style:vertical-align="middle" fo:padding="0.053cm" fo:border="0.05pt solid #ebebeb"/>
    </style:style>
    <style:style style:name="Tabla6.D16" style:family="table-cell">
      <style:table-cell-properties style:vertical-align="middle" fo:padding="0.053cm" fo:border="0.05pt solid #ebebeb"/>
    </style:style>
    <style:style style:name="Tabla6.A17" style:family="table-cell">
      <style:table-cell-properties style:vertical-align="middle" fo:padding="0.053cm" fo:border="0.05pt solid #ebebeb"/>
    </style:style>
    <style:style style:name="Tabla6.B17" style:family="table-cell">
      <style:table-cell-properties style:vertical-align="middle" fo:padding="0.053cm" fo:border="0.05pt solid #ebebeb"/>
    </style:style>
    <style:style style:name="Tabla6.C17" style:family="table-cell">
      <style:table-cell-properties style:vertical-align="middle" fo:padding="0.053cm" fo:border="0.05pt solid #ebebeb"/>
    </style:style>
    <style:style style:name="Tabla6.D17" style:family="table-cell">
      <style:table-cell-properties style:vertical-align="middle" fo:padding="0.053cm" fo:border="0.05pt solid #ebebeb"/>
    </style:style>
    <style:style style:name="Tabla6.A18" style:family="table-cell">
      <style:table-cell-properties style:vertical-align="middle" fo:padding="0.053cm" fo:border="0.05pt solid #ebebeb"/>
    </style:style>
    <style:style style:name="Tabla6.B18" style:family="table-cell">
      <style:table-cell-properties style:vertical-align="middle" fo:padding="0.053cm" fo:border="0.05pt solid #ebebeb"/>
    </style:style>
    <style:style style:name="Tabla6.C18" style:family="table-cell">
      <style:table-cell-properties style:vertical-align="middle" fo:padding="0.053cm" fo:border="0.05pt solid #ebebeb"/>
    </style:style>
    <style:style style:name="Tabla6.D18" style:family="table-cell">
      <style:table-cell-properties style:vertical-align="middle" fo:padding="0.053cm" fo:border="0.05pt solid #ebebeb"/>
    </style:style>
    <style:style style:name="Tabla6.A19" style:family="table-cell">
      <style:table-cell-properties style:vertical-align="middle" fo:padding="0.053cm" fo:border="0.05pt solid #ebebeb"/>
    </style:style>
    <style:style style:name="Tabla6.B19" style:family="table-cell">
      <style:table-cell-properties style:vertical-align="middle" fo:padding="0.053cm" fo:border="0.05pt solid #ebebeb"/>
    </style:style>
    <style:style style:name="Tabla6.C19" style:family="table-cell">
      <style:table-cell-properties style:vertical-align="middle" fo:padding="0.053cm" fo:border="0.05pt solid #ebebeb"/>
    </style:style>
    <style:style style:name="Tabla6.D19" style:family="table-cell">
      <style:table-cell-properties style:vertical-align="middle" fo:padding="0.053cm" fo:border="0.05pt solid #ebebeb"/>
    </style:style>
    <style:style style:name="Tabla6.A20" style:family="table-cell">
      <style:table-cell-properties style:vertical-align="middle" fo:padding="0.053cm" fo:border="0.05pt solid #ebebeb"/>
    </style:style>
    <style:style style:name="Tabla6.B20" style:family="table-cell">
      <style:table-cell-properties style:vertical-align="middle" fo:padding="0.053cm" fo:border="0.05pt solid #ebebeb"/>
    </style:style>
    <style:style style:name="Tabla6.C20" style:family="table-cell">
      <style:table-cell-properties style:vertical-align="middle" fo:padding="0.053cm" fo:border="0.05pt solid #ebebeb"/>
    </style:style>
    <style:style style:name="Tabla6.D20" style:family="table-cell">
      <style:table-cell-properties style:vertical-align="middle" fo:padding="0.053cm" fo:border="0.05pt solid #ebebeb"/>
    </style:style>
    <style:style style:name="Tabla6.A21" style:family="table-cell">
      <style:table-cell-properties style:vertical-align="middle" fo:padding="0.053cm" fo:border="0.05pt solid #ebebeb"/>
    </style:style>
    <style:style style:name="Tabla6.B21" style:family="table-cell">
      <style:table-cell-properties style:vertical-align="middle" fo:padding="0.053cm" fo:border="0.05pt solid #ebebeb"/>
    </style:style>
    <style:style style:name="Tabla6.C21" style:family="table-cell">
      <style:table-cell-properties style:vertical-align="middle" fo:padding="0.053cm" fo:border="0.05pt solid #ebebeb"/>
    </style:style>
    <style:style style:name="Tabla6.D21" style:family="table-cell">
      <style:table-cell-properties style:vertical-align="middle" fo:padding="0.053cm" fo:border="0.05pt solid #ebebeb"/>
    </style:style>
    <style:style style:name="Tabla6.A22" style:family="table-cell">
      <style:table-cell-properties style:vertical-align="middle" fo:padding="0.053cm" fo:border="0.05pt solid #ebebeb"/>
    </style:style>
    <style:style style:name="Tabla6.B22" style:family="table-cell">
      <style:table-cell-properties style:vertical-align="middle" fo:padding="0.053cm" fo:border="0.05pt solid #ebebeb"/>
    </style:style>
    <style:style style:name="Tabla6.C22" style:family="table-cell">
      <style:table-cell-properties style:vertical-align="middle" fo:padding="0.053cm" fo:border="0.05pt solid #ebebeb"/>
    </style:style>
    <style:style style:name="Tabla6.D22" style:family="table-cell">
      <style:table-cell-properties style:vertical-align="middle" fo:padding="0.053cm" fo:border="0.05pt solid #ebebeb"/>
    </style:style>
    <style:style style:name="Tabla6.A23" style:family="table-cell">
      <style:table-cell-properties style:vertical-align="middle" fo:padding="0.053cm" fo:border="0.05pt solid #ebebeb"/>
    </style:style>
    <style:style style:name="Tabla6.B23" style:family="table-cell">
      <style:table-cell-properties style:vertical-align="middle" fo:padding="0.053cm" fo:border="0.05pt solid #ebebeb"/>
    </style:style>
    <style:style style:name="Tabla6.C23" style:family="table-cell">
      <style:table-cell-properties style:vertical-align="middle" fo:padding="0.053cm" fo:border="0.05pt solid #ebebeb"/>
    </style:style>
    <style:style style:name="Tabla6.D23" style:family="table-cell">
      <style:table-cell-properties style:vertical-align="middle" fo:padding="0.053cm" fo:border="0.05pt solid #ebebeb"/>
    </style:style>
    <style:style style:name="Tabla6.A24" style:family="table-cell">
      <style:table-cell-properties style:vertical-align="middle" fo:padding="0.053cm" fo:border="0.05pt solid #ebebeb"/>
    </style:style>
    <style:style style:name="Tabla6.B24" style:family="table-cell">
      <style:table-cell-properties style:vertical-align="middle" fo:padding="0.053cm" fo:border="0.05pt solid #ebebeb"/>
    </style:style>
    <style:style style:name="Tabla6.C24" style:family="table-cell">
      <style:table-cell-properties style:vertical-align="middle" fo:padding="0.053cm" fo:border="0.05pt solid #ebebeb"/>
    </style:style>
    <style:style style:name="Tabla6.D24" style:family="table-cell">
      <style:table-cell-properties style:vertical-align="middle" fo:padding="0.053cm" fo:border="0.05pt solid #ebebeb"/>
    </style:style>
    <style:style style:name="Tabla6.A25" style:family="table-cell">
      <style:table-cell-properties style:vertical-align="middle" fo:padding="0.053cm" fo:border="0.05pt solid #ebebeb"/>
    </style:style>
    <style:style style:name="Tabla6.B25" style:family="table-cell">
      <style:table-cell-properties style:vertical-align="middle" fo:padding="0.053cm" fo:border="0.05pt solid #ebebeb"/>
    </style:style>
    <style:style style:name="Tabla6.C25" style:family="table-cell">
      <style:table-cell-properties style:vertical-align="middle" fo:padding="0.053cm" fo:border="0.05pt solid #ebebeb"/>
    </style:style>
    <style:style style:name="Tabla6.D25" style:family="table-cell">
      <style:table-cell-properties style:vertical-align="middle" fo:padding="0.053cm" fo:border="0.05pt solid #ebebeb"/>
    </style:style>
    <style:style style:name="Tabla6.A26" style:family="table-cell">
      <style:table-cell-properties style:vertical-align="middle" fo:padding="0.053cm" fo:border="0.05pt solid #ebebeb"/>
    </style:style>
    <style:style style:name="Tabla6.B26" style:family="table-cell">
      <style:table-cell-properties style:vertical-align="middle" fo:padding="0.053cm" fo:border="0.05pt solid #ebebeb"/>
    </style:style>
    <style:style style:name="Tabla6.C26" style:family="table-cell">
      <style:table-cell-properties style:vertical-align="middle" fo:padding="0.053cm" fo:border="0.05pt solid #ebebeb"/>
    </style:style>
    <style:style style:name="Tabla6.D26" style:family="table-cell">
      <style:table-cell-properties style:vertical-align="middle" fo:padding="0.053cm" fo:border="0.05pt solid #ebebeb"/>
    </style:style>
    <style:style style:name="Tabla6.A27" style:family="table-cell">
      <style:table-cell-properties style:vertical-align="middle" fo:padding="0.053cm" fo:border="0.05pt solid #ebebeb"/>
    </style:style>
    <style:style style:name="Tabla6.B27" style:family="table-cell">
      <style:table-cell-properties style:vertical-align="middle" fo:padding="0.053cm" fo:border="0.05pt solid #ebebeb"/>
    </style:style>
    <style:style style:name="Tabla6.C27" style:family="table-cell">
      <style:table-cell-properties style:vertical-align="middle" fo:padding="0.053cm" fo:border="0.05pt solid #ebebeb"/>
    </style:style>
    <style:style style:name="Tabla6.D27" style:family="table-cell">
      <style:table-cell-properties style:vertical-align="middle" fo:padding="0.053cm" fo:border="0.05pt solid #ebebeb"/>
    </style:style>
    <style:style style:name="Tabla6.A28" style:family="table-cell">
      <style:table-cell-properties style:vertical-align="middle" fo:padding="0.053cm" fo:border="0.05pt solid #ebebeb"/>
    </style:style>
    <style:style style:name="Tabla6.B28" style:family="table-cell">
      <style:table-cell-properties style:vertical-align="middle" fo:padding="0.053cm" fo:border="0.05pt solid #ebebeb"/>
    </style:style>
    <style:style style:name="Tabla6.C28" style:family="table-cell">
      <style:table-cell-properties style:vertical-align="middle" fo:padding="0.053cm" fo:border="0.05pt solid #ebebeb"/>
    </style:style>
    <style:style style:name="Tabla6.D28" style:family="table-cell">
      <style:table-cell-properties style:vertical-align="middle" fo:padding="0.053cm" fo:border="0.05pt solid #ebebeb"/>
    </style:style>
    <style:style style:name="Tabla6.A29" style:family="table-cell">
      <style:table-cell-properties style:vertical-align="middle" fo:padding="0.053cm" fo:border="0.05pt solid #ebebeb"/>
    </style:style>
    <style:style style:name="Tabla6.B29" style:family="table-cell">
      <style:table-cell-properties style:vertical-align="middle" fo:padding="0.053cm" fo:border="0.05pt solid #ebebeb"/>
    </style:style>
    <style:style style:name="Tabla6.C29" style:family="table-cell">
      <style:table-cell-properties style:vertical-align="middle" fo:padding="0.053cm" fo:border="0.05pt solid #ebebeb"/>
    </style:style>
    <style:style style:name="Tabla6.D29" style:family="table-cell">
      <style:table-cell-properties style:vertical-align="middle" fo:padding="0.053cm" fo:border="0.05pt solid #ebebeb"/>
    </style:style>
    <style:style style:name="Tabla6.A30" style:family="table-cell">
      <style:table-cell-properties style:vertical-align="middle" fo:padding="0.053cm" fo:border="0.05pt solid #ebebeb"/>
    </style:style>
    <style:style style:name="Tabla6.B30" style:family="table-cell">
      <style:table-cell-properties style:vertical-align="middle" fo:padding="0.053cm" fo:border="0.05pt solid #ebebeb"/>
    </style:style>
    <style:style style:name="Tabla6.C30" style:family="table-cell">
      <style:table-cell-properties style:vertical-align="middle" fo:padding="0.053cm" fo:border="0.05pt solid #ebebeb"/>
    </style:style>
    <style:style style:name="Tabla6.D30" style:family="table-cell">
      <style:table-cell-properties style:vertical-align="middle" fo:padding="0.053cm" fo:border="0.05pt solid #ebebeb"/>
    </style:style>
    <style:style style:name="Tabla6.A31" style:family="table-cell">
      <style:table-cell-properties style:vertical-align="middle" fo:padding="0.053cm" fo:border="0.05pt solid #ebebeb"/>
    </style:style>
    <style:style style:name="Tabla6.B31" style:family="table-cell">
      <style:table-cell-properties style:vertical-align="middle" fo:padding="0.053cm" fo:border="0.05pt solid #ebebeb"/>
    </style:style>
    <style:style style:name="Tabla6.C31" style:family="table-cell">
      <style:table-cell-properties style:vertical-align="middle" fo:padding="0.053cm" fo:border="0.05pt solid #ebebeb"/>
    </style:style>
    <style:style style:name="Tabla6.D31" style:family="table-cell">
      <style:table-cell-properties style:vertical-align="middle" fo:padding="0.053cm" fo:border="0.05pt solid #ebebeb"/>
    </style:style>
    <style:style style:name="Tabla6.A32" style:family="table-cell">
      <style:table-cell-properties style:vertical-align="middle" fo:padding="0.053cm" fo:border="0.05pt solid #ebebeb"/>
    </style:style>
    <style:style style:name="Tabla6.B32" style:family="table-cell">
      <style:table-cell-properties style:vertical-align="middle" fo:padding="0.053cm" fo:border="0.05pt solid #ebebeb"/>
    </style:style>
    <style:style style:name="Tabla6.C32" style:family="table-cell">
      <style:table-cell-properties style:vertical-align="middle" fo:padding="0.053cm" fo:border="0.05pt solid #ebebeb"/>
    </style:style>
    <style:style style:name="Tabla6.D32" style:family="table-cell">
      <style:table-cell-properties style:vertical-align="middle" fo:padding="0.053cm" fo:border="0.05pt solid #ebebeb"/>
    </style:style>
    <style:style style:name="Tabla6.A33" style:family="table-cell">
      <style:table-cell-properties style:vertical-align="middle" fo:padding="0.053cm" fo:border="0.05pt solid #ebebeb"/>
    </style:style>
    <style:style style:name="Tabla6.B33" style:family="table-cell">
      <style:table-cell-properties style:vertical-align="middle" fo:padding="0.053cm" fo:border="0.05pt solid #ebebeb"/>
    </style:style>
    <style:style style:name="Tabla6.C33" style:family="table-cell">
      <style:table-cell-properties style:vertical-align="middle" fo:padding="0.053cm" fo:border="0.05pt solid #ebebeb"/>
    </style:style>
    <style:style style:name="Tabla6.D33" style:family="table-cell">
      <style:table-cell-properties style:vertical-align="middle" fo:padding="0.053cm" fo:border="0.05pt solid #ebebeb"/>
    </style:style>
    <style:style style:name="Tabla6.A34" style:family="table-cell">
      <style:table-cell-properties style:vertical-align="middle" fo:padding="0.053cm" fo:border="0.05pt solid #ebebeb"/>
    </style:style>
    <style:style style:name="Tabla6.B34" style:family="table-cell">
      <style:table-cell-properties style:vertical-align="middle" fo:padding="0.053cm" fo:border="0.05pt solid #ebebeb"/>
    </style:style>
    <style:style style:name="Tabla6.C34" style:family="table-cell">
      <style:table-cell-properties style:vertical-align="middle" fo:padding="0.053cm" fo:border="0.05pt solid #ebebeb"/>
    </style:style>
    <style:style style:name="Tabla6.D34" style:family="table-cell">
      <style:table-cell-properties style:vertical-align="middle" fo:padding="0.053cm" fo:border="0.05pt solid #ebebeb"/>
    </style:style>
    <style:style style:name="Tabla6.A35" style:family="table-cell">
      <style:table-cell-properties style:vertical-align="middle" fo:padding="0.053cm" fo:border="0.05pt solid #ebebeb"/>
    </style:style>
    <style:style style:name="Tabla6.B35" style:family="table-cell">
      <style:table-cell-properties style:vertical-align="middle" fo:padding="0.053cm" fo:border="0.05pt solid #ebebeb"/>
    </style:style>
    <style:style style:name="Tabla6.C35" style:family="table-cell">
      <style:table-cell-properties style:vertical-align="middle" fo:padding="0.053cm" fo:border="0.05pt solid #ebebeb"/>
    </style:style>
    <style:style style:name="Tabla6.D35" style:family="table-cell">
      <style:table-cell-properties style:vertical-align="middle" fo:padding="0.053cm" fo:border="0.05pt solid #ebebeb"/>
    </style:style>
    <style:style style:name="Tabla6.A36" style:family="table-cell">
      <style:table-cell-properties style:vertical-align="middle" fo:padding="0.053cm" fo:border="0.05pt solid #ebebeb"/>
    </style:style>
    <style:style style:name="Tabla6.B36" style:family="table-cell">
      <style:table-cell-properties style:vertical-align="middle" fo:padding="0.053cm" fo:border="0.05pt solid #ebebeb"/>
    </style:style>
    <style:style style:name="Tabla6.C36" style:family="table-cell">
      <style:table-cell-properties style:vertical-align="middle" fo:padding="0.053cm" fo:border="0.05pt solid #ebebeb"/>
    </style:style>
    <style:style style:name="Tabla6.D36" style:family="table-cell">
      <style:table-cell-properties style:vertical-align="middle" fo:padding="0.053cm" fo:border="0.05pt solid #ebebeb"/>
    </style:style>
    <style:style style:name="Tabla6.A37" style:family="table-cell">
      <style:table-cell-properties style:vertical-align="middle" fo:padding="0.053cm" fo:border="0.05pt solid #ebebeb"/>
    </style:style>
    <style:style style:name="Tabla6.B37" style:family="table-cell">
      <style:table-cell-properties style:vertical-align="middle" fo:padding="0.053cm" fo:border="0.05pt solid #ebebeb"/>
    </style:style>
    <style:style style:name="Tabla6.C37" style:family="table-cell">
      <style:table-cell-properties style:vertical-align="middle" fo:padding="0.053cm" fo:border="0.05pt solid #ebebeb"/>
    </style:style>
    <style:style style:name="Tabla6.D37" style:family="table-cell">
      <style:table-cell-properties style:vertical-align="middle" fo:padding="0.053cm" fo:border="0.05pt solid #ebebeb"/>
    </style:style>
    <style:style style:name="Tabla6.A38" style:family="table-cell">
      <style:table-cell-properties style:vertical-align="middle" fo:padding="0.053cm" fo:border="0.05pt solid #ebebeb"/>
    </style:style>
    <style:style style:name="Tabla6.B38" style:family="table-cell">
      <style:table-cell-properties style:vertical-align="middle" fo:padding="0.053cm" fo:border="0.05pt solid #ebebeb"/>
    </style:style>
    <style:style style:name="Tabla6.C38" style:family="table-cell">
      <style:table-cell-properties style:vertical-align="middle" fo:padding="0.053cm" fo:border="0.05pt solid #ebebeb"/>
    </style:style>
    <style:style style:name="Tabla6.D38" style:family="table-cell">
      <style:table-cell-properties style:vertical-align="middle" fo:padding="0.053cm" fo:border="0.05pt solid #ebebeb"/>
    </style:style>
    <style:style style:name="Tabla6.A39" style:family="table-cell">
      <style:table-cell-properties style:vertical-align="middle" fo:padding="0.053cm" fo:border="0.05pt solid #ebebeb"/>
    </style:style>
    <style:style style:name="Tabla6.B39" style:family="table-cell">
      <style:table-cell-properties style:vertical-align="middle" fo:padding="0.053cm" fo:border="0.05pt solid #ebebeb"/>
    </style:style>
    <style:style style:name="Tabla6.C39" style:family="table-cell">
      <style:table-cell-properties style:vertical-align="middle" fo:padding="0.053cm" fo:border="0.05pt solid #ebebeb"/>
    </style:style>
    <style:style style:name="Tabla6.D39" style:family="table-cell">
      <style:table-cell-properties style:vertical-align="middle" fo:padding="0.053cm" fo:border="0.05pt solid #ebebeb"/>
    </style:style>
    <style:style style:name="Tabla6.A40" style:family="table-cell">
      <style:table-cell-properties style:vertical-align="middle" fo:padding="0.053cm" fo:border="0.05pt solid #ebebeb"/>
    </style:style>
    <style:style style:name="Tabla6.B40" style:family="table-cell">
      <style:table-cell-properties style:vertical-align="middle" fo:padding="0.053cm" fo:border="0.05pt solid #ebebeb"/>
    </style:style>
    <style:style style:name="Tabla6.C40" style:family="table-cell">
      <style:table-cell-properties style:vertical-align="middle" fo:padding="0.053cm" fo:border="0.05pt solid #ebebeb"/>
    </style:style>
    <style:style style:name="Tabla6.D40" style:family="table-cell">
      <style:table-cell-properties style:vertical-align="middle" fo:padding="0.053cm" fo:border="0.05pt solid #ebebeb"/>
    </style:style>
    <style:style style:name="Tabla6.A41" style:family="table-cell">
      <style:table-cell-properties style:vertical-align="middle" fo:padding="0.053cm" fo:border="0.05pt solid #ebebeb"/>
    </style:style>
    <style:style style:name="Tabla6.B41" style:family="table-cell">
      <style:table-cell-properties style:vertical-align="middle" fo:padding="0.053cm" fo:border="0.05pt solid #ebebeb"/>
    </style:style>
    <style:style style:name="Tabla6.C41" style:family="table-cell">
      <style:table-cell-properties style:vertical-align="middle" fo:padding="0.053cm" fo:border="0.05pt solid #ebebeb"/>
    </style:style>
    <style:style style:name="Tabla6.D41" style:family="table-cell">
      <style:table-cell-properties style:vertical-align="middle" fo:padding="0.053cm" fo:border="0.05pt solid #ebebeb"/>
    </style:style>
    <style:style style:name="Tabla6.A42" style:family="table-cell">
      <style:table-cell-properties style:vertical-align="middle" fo:padding="0.053cm" fo:border="0.05pt solid #ebebeb"/>
    </style:style>
    <style:style style:name="Tabla6.B42" style:family="table-cell">
      <style:table-cell-properties style:vertical-align="middle" fo:padding="0.053cm" fo:border="0.05pt solid #ebebeb"/>
    </style:style>
    <style:style style:name="Tabla6.C42" style:family="table-cell">
      <style:table-cell-properties style:vertical-align="middle" fo:padding="0.053cm" fo:border="0.05pt solid #ebebeb"/>
    </style:style>
    <style:style style:name="Tabla6.D42" style:family="table-cell">
      <style:table-cell-properties style:vertical-align="middle" fo:padding="0.053cm" fo:border="0.05pt solid #ebebeb"/>
    </style:style>
    <style:style style:name="Tabla6.A43" style:family="table-cell">
      <style:table-cell-properties style:vertical-align="middle" fo:padding="0.053cm" fo:border="0.05pt solid #ebebeb"/>
    </style:style>
    <style:style style:name="Tabla6.B43" style:family="table-cell">
      <style:table-cell-properties style:vertical-align="middle" fo:padding="0.053cm" fo:border="0.05pt solid #ebebeb"/>
    </style:style>
    <style:style style:name="Tabla6.C43" style:family="table-cell">
      <style:table-cell-properties style:vertical-align="middle" fo:padding="0.053cm" fo:border="0.05pt solid #ebebeb"/>
    </style:style>
    <style:style style:name="Tabla6.D43" style:family="table-cell">
      <style:table-cell-properties style:vertical-align="middle" fo:padding="0.053cm" fo:border="0.05pt solid #ebebeb"/>
    </style:style>
    <style:style style:name="Tabla6.A44" style:family="table-cell">
      <style:table-cell-properties style:vertical-align="middle" fo:padding="0.053cm" fo:border="0.05pt solid #ebebeb"/>
    </style:style>
    <style:style style:name="Tabla6.B44" style:family="table-cell">
      <style:table-cell-properties style:vertical-align="middle" fo:padding="0.053cm" fo:border="0.05pt solid #ebebeb"/>
    </style:style>
    <style:style style:name="Tabla6.C44" style:family="table-cell">
      <style:table-cell-properties style:vertical-align="middle" fo:padding="0.053cm" fo:border="0.05pt solid #ebebeb"/>
    </style:style>
    <style:style style:name="Tabla6.D44" style:family="table-cell">
      <style:table-cell-properties style:vertical-align="middle" fo:padding="0.053cm" fo:border="0.05pt solid #ebebeb"/>
    </style:style>
    <style:style style:name="Tabla6.A45" style:family="table-cell">
      <style:table-cell-properties style:vertical-align="middle" fo:padding="0.053cm" fo:border="0.05pt solid #ebebeb"/>
    </style:style>
    <style:style style:name="Tabla6.B45" style:family="table-cell">
      <style:table-cell-properties style:vertical-align="middle" fo:padding="0.053cm" fo:border="0.05pt solid #ebebeb"/>
    </style:style>
    <style:style style:name="Tabla6.C45" style:family="table-cell">
      <style:table-cell-properties style:vertical-align="middle" fo:padding="0.053cm" fo:border="0.05pt solid #ebebeb"/>
    </style:style>
    <style:style style:name="Tabla6.D45" style:family="table-cell">
      <style:table-cell-properties style:vertical-align="middle" fo:padding="0.053cm" fo:border="0.05pt solid #ebebeb"/>
    </style:style>
    <style:style style:name="Tabla6.A46" style:family="table-cell">
      <style:table-cell-properties style:vertical-align="middle" fo:padding="0.053cm" fo:border="0.05pt solid #ebebeb"/>
    </style:style>
    <style:style style:name="Tabla6.B46" style:family="table-cell">
      <style:table-cell-properties style:vertical-align="middle" fo:padding="0.053cm" fo:border="0.05pt solid #ebebeb"/>
    </style:style>
    <style:style style:name="Tabla6.C46" style:family="table-cell">
      <style:table-cell-properties style:vertical-align="middle" fo:padding="0.053cm" fo:border="0.05pt solid #ebebeb"/>
    </style:style>
    <style:style style:name="Tabla6.D46" style:family="table-cell">
      <style:table-cell-properties style:vertical-align="middle" fo:padding="0.053cm" fo:border="0.05pt solid #ebebeb"/>
    </style:style>
    <style:style style:name="Tabla6.A47" style:family="table-cell">
      <style:table-cell-properties style:vertical-align="middle" fo:padding="0.053cm" fo:border="0.05pt solid #ebebeb"/>
    </style:style>
    <style:style style:name="Tabla6.B47" style:family="table-cell">
      <style:table-cell-properties style:vertical-align="middle" fo:padding="0.053cm" fo:border="0.05pt solid #ebebeb"/>
    </style:style>
    <style:style style:name="Tabla6.C47" style:family="table-cell">
      <style:table-cell-properties style:vertical-align="middle" fo:padding="0.053cm" fo:border="0.05pt solid #ebebeb"/>
    </style:style>
    <style:style style:name="Tabla6.D47" style:family="table-cell">
      <style:table-cell-properties style:vertical-align="middle" fo:padding="0.053cm" fo:border="0.05pt solid #ebebeb"/>
    </style:style>
    <style:style style:name="Tabla6.A48" style:family="table-cell">
      <style:table-cell-properties style:vertical-align="middle" fo:padding="0.053cm" fo:border="0.05pt solid #ebebeb"/>
    </style:style>
    <style:style style:name="Tabla6.B48" style:family="table-cell">
      <style:table-cell-properties style:vertical-align="middle" fo:padding="0.053cm" fo:border="0.05pt solid #ebebeb"/>
    </style:style>
    <style:style style:name="Tabla6.C48" style:family="table-cell">
      <style:table-cell-properties style:vertical-align="middle" fo:padding="0.053cm" fo:border="0.05pt solid #ebebeb"/>
    </style:style>
    <style:style style:name="Tabla6.D48" style:family="table-cell">
      <style:table-cell-properties style:vertical-align="middle" fo:padding="0.053cm" fo:border="0.05pt solid #ebebeb"/>
    </style:style>
    <style:style style:name="Tabla6.A49" style:family="table-cell">
      <style:table-cell-properties style:vertical-align="middle" fo:padding="0.053cm" fo:border="0.05pt solid #ebebeb"/>
    </style:style>
    <style:style style:name="Tabla6.B49" style:family="table-cell">
      <style:table-cell-properties style:vertical-align="middle" fo:padding="0.053cm" fo:border="0.05pt solid #ebebeb"/>
    </style:style>
    <style:style style:name="Tabla6.C49" style:family="table-cell">
      <style:table-cell-properties style:vertical-align="middle" fo:padding="0.053cm" fo:border="0.05pt solid #ebebeb"/>
    </style:style>
    <style:style style:name="Tabla6.D49" style:family="table-cell">
      <style:table-cell-properties style:vertical-align="middle" fo:padding="0.053cm" fo:border="0.05pt solid #ebebeb"/>
    </style:style>
    <style:style style:name="Tabla6.A50" style:family="table-cell">
      <style:table-cell-properties style:vertical-align="middle" fo:padding="0.053cm" fo:border="0.05pt solid #ebebeb"/>
    </style:style>
    <style:style style:name="Tabla6.B50" style:family="table-cell">
      <style:table-cell-properties style:vertical-align="middle" fo:padding="0.053cm" fo:border="0.05pt solid #ebebeb"/>
    </style:style>
    <style:style style:name="Tabla6.C50" style:family="table-cell">
      <style:table-cell-properties style:vertical-align="middle" fo:padding="0.053cm" fo:border="0.05pt solid #ebebeb"/>
    </style:style>
    <style:style style:name="Tabla6.D50" style:family="table-cell">
      <style:table-cell-properties style:vertical-align="middle" fo:padding="0.053cm" fo:border="0.05pt solid #ebebeb"/>
    </style:style>
    <style:style style:name="Tabla6.A51" style:family="table-cell">
      <style:table-cell-properties style:vertical-align="middle" fo:padding="0.053cm" fo:border="0.05pt solid #ebebeb"/>
    </style:style>
    <style:style style:name="Tabla6.B51" style:family="table-cell">
      <style:table-cell-properties style:vertical-align="middle" fo:padding="0.053cm" fo:border="0.05pt solid #ebebeb"/>
    </style:style>
    <style:style style:name="Tabla6.C51" style:family="table-cell">
      <style:table-cell-properties style:vertical-align="middle" fo:padding="0.053cm" fo:border="0.05pt solid #ebebeb"/>
    </style:style>
    <style:style style:name="Tabla6.D51" style:family="table-cell">
      <style:table-cell-properties style:vertical-align="middle" fo:padding="0.053cm" fo:border="0.05pt solid #ebebeb"/>
    </style:style>
    <style:style style:name="Tabla6.A52" style:family="table-cell">
      <style:table-cell-properties style:vertical-align="middle" fo:padding="0.053cm" fo:border="0.05pt solid #ebebeb"/>
    </style:style>
    <style:style style:name="Tabla6.B52" style:family="table-cell">
      <style:table-cell-properties style:vertical-align="middle" fo:padding="0.053cm" fo:border="0.05pt solid #ebebeb"/>
    </style:style>
    <style:style style:name="Tabla6.C52" style:family="table-cell">
      <style:table-cell-properties style:vertical-align="middle" fo:padding="0.053cm" fo:border="0.05pt solid #ebebeb"/>
    </style:style>
    <style:style style:name="Tabla6.D52" style:family="table-cell">
      <style:table-cell-properties style:vertical-align="middle" fo:padding="0.053cm" fo:border="0.05pt solid #ebebeb"/>
    </style:style>
    <style:style style:name="Tabla6.A53" style:family="table-cell">
      <style:table-cell-properties style:vertical-align="middle" fo:padding="0.053cm" fo:border="0.05pt solid #ebebeb"/>
    </style:style>
    <style:style style:name="Tabla6.B53" style:family="table-cell">
      <style:table-cell-properties style:vertical-align="middle" fo:padding="0.053cm" fo:border="0.05pt solid #ebebeb"/>
    </style:style>
    <style:style style:name="Tabla6.C53" style:family="table-cell">
      <style:table-cell-properties style:vertical-align="middle" fo:padding="0.053cm" fo:border="0.05pt solid #ebebeb"/>
    </style:style>
    <style:style style:name="Tabla6.D53" style:family="table-cell">
      <style:table-cell-properties style:vertical-align="middle" fo:padding="0.053cm" fo:border="0.05pt solid #ebebeb"/>
    </style:style>
    <style:style style:name="Tabla6.A54" style:family="table-cell">
      <style:table-cell-properties style:vertical-align="middle" fo:padding="0.053cm" fo:border="0.05pt solid #ebebeb"/>
    </style:style>
    <style:style style:name="Tabla6.B54" style:family="table-cell">
      <style:table-cell-properties style:vertical-align="middle" fo:padding="0.053cm" fo:border="0.05pt solid #ebebeb"/>
    </style:style>
    <style:style style:name="Tabla6.C54" style:family="table-cell">
      <style:table-cell-properties style:vertical-align="middle" fo:padding="0.053cm" fo:border="0.05pt solid #ebebeb"/>
    </style:style>
    <style:style style:name="Tabla6.D54" style:family="table-cell">
      <style:table-cell-properties style:vertical-align="middle" fo:padding="0.053cm" fo:border="0.05pt solid #ebebeb"/>
    </style:style>
    <style:style style:name="Tabla6.A55" style:family="table-cell">
      <style:table-cell-properties style:vertical-align="middle" fo:padding="0.053cm" fo:border="0.05pt solid #ebebeb"/>
    </style:style>
    <style:style style:name="Tabla6.B55" style:family="table-cell">
      <style:table-cell-properties style:vertical-align="middle" fo:padding="0.053cm" fo:border="0.05pt solid #ebebeb"/>
    </style:style>
    <style:style style:name="Tabla6.C55" style:family="table-cell">
      <style:table-cell-properties style:vertical-align="middle" fo:padding="0.053cm" fo:border="0.05pt solid #ebebeb"/>
    </style:style>
    <style:style style:name="Tabla6.D55" style:family="table-cell">
      <style:table-cell-properties style:vertical-align="middle" fo:padding="0.053cm" fo:border="0.05pt solid #ebebeb"/>
    </style:style>
    <style:style style:name="Tabla6.A56" style:family="table-cell">
      <style:table-cell-properties style:vertical-align="middle" fo:padding="0.053cm" fo:border="0.05pt solid #ebebeb"/>
    </style:style>
    <style:style style:name="Tabla6.B56" style:family="table-cell">
      <style:table-cell-properties style:vertical-align="middle" fo:padding="0.053cm" fo:border="0.05pt solid #ebebeb"/>
    </style:style>
    <style:style style:name="Tabla6.C56" style:family="table-cell">
      <style:table-cell-properties style:vertical-align="middle" fo:padding="0.053cm" fo:border="0.05pt solid #ebebeb"/>
    </style:style>
    <style:style style:name="Tabla6.D56" style:family="table-cell">
      <style:table-cell-properties style:vertical-align="middle" fo:padding="0.053cm" fo:border="0.05pt solid #ebebeb"/>
    </style:style>
    <style:style style:name="Tabla6.A57" style:family="table-cell">
      <style:table-cell-properties style:vertical-align="middle" fo:padding="0.053cm" fo:border="0.05pt solid #ebebeb"/>
    </style:style>
    <style:style style:name="Tabla6.B57" style:family="table-cell">
      <style:table-cell-properties style:vertical-align="middle" fo:padding="0.053cm" fo:border="0.05pt solid #ebebeb"/>
    </style:style>
    <style:style style:name="Tabla6.C57" style:family="table-cell">
      <style:table-cell-properties style:vertical-align="middle" fo:padding="0.053cm" fo:border="0.05pt solid #ebebeb"/>
    </style:style>
    <style:style style:name="Tabla6.D57" style:family="table-cell">
      <style:table-cell-properties style:vertical-align="middle" fo:padding="0.053cm" fo:border="0.05pt solid #ebebeb"/>
    </style:style>
    <style:style style:name="Tabla6.A58" style:family="table-cell">
      <style:table-cell-properties style:vertical-align="middle" fo:padding="0.053cm" fo:border="0.05pt solid #ebebeb"/>
    </style:style>
    <style:style style:name="Tabla6.B58" style:family="table-cell">
      <style:table-cell-properties style:vertical-align="middle" fo:padding="0.053cm" fo:border="0.05pt solid #ebebeb"/>
    </style:style>
    <style:style style:name="Tabla6.C58" style:family="table-cell">
      <style:table-cell-properties style:vertical-align="middle" fo:padding="0.053cm" fo:border="0.05pt solid #ebebeb"/>
    </style:style>
    <style:style style:name="Tabla6.D58" style:family="table-cell">
      <style:table-cell-properties style:vertical-align="middle" fo:padding="0.053cm" fo:border="0.05pt solid #ebebeb"/>
    </style:style>
    <style:style style:name="Tabla6.A59" style:family="table-cell">
      <style:table-cell-properties style:vertical-align="middle" fo:padding="0.053cm" fo:border="0.05pt solid #ebebeb"/>
    </style:style>
    <style:style style:name="Tabla6.B59" style:family="table-cell">
      <style:table-cell-properties style:vertical-align="middle" fo:padding="0.053cm" fo:border="0.05pt solid #ebebeb"/>
    </style:style>
    <style:style style:name="Tabla6.C59" style:family="table-cell">
      <style:table-cell-properties style:vertical-align="middle" fo:padding="0.053cm" fo:border="0.05pt solid #ebebeb"/>
    </style:style>
    <style:style style:name="Tabla6.D59" style:family="table-cell">
      <style:table-cell-properties style:vertical-align="middle" fo:padding="0.053cm" fo:border="0.05pt solid #ebebeb"/>
    </style:style>
    <style:style style:name="Tabla6.A60" style:family="table-cell">
      <style:table-cell-properties style:vertical-align="middle" fo:padding="0.053cm" fo:border="0.05pt solid #ebebeb"/>
    </style:style>
    <style:style style:name="Tabla6.B60" style:family="table-cell">
      <style:table-cell-properties style:vertical-align="middle" fo:padding="0.053cm" fo:border="0.05pt solid #ebebeb"/>
    </style:style>
    <style:style style:name="Tabla6.C60" style:family="table-cell">
      <style:table-cell-properties style:vertical-align="middle" fo:padding="0.053cm" fo:border="0.05pt solid #ebebeb"/>
    </style:style>
    <style:style style:name="Tabla6.D60" style:family="table-cell">
      <style:table-cell-properties style:vertical-align="middle" fo:padding="0.053cm" fo:border="0.05pt solid #ebebeb"/>
    </style:style>
    <style:style style:name="Tabla6.A61" style:family="table-cell">
      <style:table-cell-properties style:vertical-align="middle" fo:padding="0.053cm" fo:border="0.05pt solid #ebebeb"/>
    </style:style>
    <style:style style:name="Tabla6.B61" style:family="table-cell">
      <style:table-cell-properties style:vertical-align="middle" fo:padding="0.053cm" fo:border="0.05pt solid #ebebeb"/>
    </style:style>
    <style:style style:name="Tabla6.C61" style:family="table-cell">
      <style:table-cell-properties style:vertical-align="middle" fo:padding="0.053cm" fo:border="0.05pt solid #ebebeb"/>
    </style:style>
    <style:style style:name="Tabla6.D61" style:family="table-cell">
      <style:table-cell-properties style:vertical-align="middle" fo:padding="0.053cm" fo:border="0.05pt solid #ebebeb"/>
    </style:style>
    <style:style style:name="Tabla6.A62" style:family="table-cell">
      <style:table-cell-properties style:vertical-align="middle" fo:padding="0.053cm" fo:border="0.05pt solid #ebebeb"/>
    </style:style>
    <style:style style:name="Tabla6.B62" style:family="table-cell">
      <style:table-cell-properties style:vertical-align="middle" fo:padding="0.053cm" fo:border="0.05pt solid #ebebeb"/>
    </style:style>
    <style:style style:name="Tabla6.C62" style:family="table-cell">
      <style:table-cell-properties style:vertical-align="middle" fo:padding="0.053cm" fo:border="0.05pt solid #ebebeb"/>
    </style:style>
    <style:style style:name="Tabla6.D62" style:family="table-cell">
      <style:table-cell-properties style:vertical-align="middle" fo:padding="0.053cm" fo:border="0.05pt solid #ebebeb"/>
    </style:style>
    <style:style style:name="Tabla6.A63" style:family="table-cell">
      <style:table-cell-properties style:vertical-align="middle" fo:padding="0.053cm" fo:border="0.05pt solid #ebebeb"/>
    </style:style>
    <style:style style:name="Tabla6.B63" style:family="table-cell">
      <style:table-cell-properties style:vertical-align="middle" fo:padding="0.053cm" fo:border="0.05pt solid #ebebeb"/>
    </style:style>
    <style:style style:name="Tabla6.C63" style:family="table-cell">
      <style:table-cell-properties style:vertical-align="middle" fo:padding="0.053cm" fo:border="0.05pt solid #ebebeb"/>
    </style:style>
    <style:style style:name="Tabla6.D63" style:family="table-cell">
      <style:table-cell-properties style:vertical-align="middle" fo:padding="0.053cm" fo:border="0.05pt solid #ebebeb"/>
    </style:style>
    <style:style style:name="Tabla6.A64" style:family="table-cell">
      <style:table-cell-properties style:vertical-align="middle" fo:padding="0.053cm" fo:border="0.05pt solid #ebebeb"/>
    </style:style>
    <style:style style:name="Tabla6.B64" style:family="table-cell">
      <style:table-cell-properties style:vertical-align="middle" fo:padding="0.053cm" fo:border="0.05pt solid #ebebeb"/>
    </style:style>
    <style:style style:name="Tabla6.C64" style:family="table-cell">
      <style:table-cell-properties style:vertical-align="middle" fo:padding="0.053cm" fo:border="0.05pt solid #ebebeb"/>
    </style:style>
    <style:style style:name="Tabla6.D64" style:family="table-cell">
      <style:table-cell-properties style:vertical-align="middle" fo:padding="0.053cm" fo:border="0.05pt solid #ebebeb"/>
    </style:style>
    <style:style style:name="Tabla6.A65" style:family="table-cell">
      <style:table-cell-properties style:vertical-align="middle" fo:padding="0.053cm" fo:border="0.05pt solid #ebebeb"/>
    </style:style>
    <style:style style:name="Tabla6.B65" style:family="table-cell">
      <style:table-cell-properties style:vertical-align="middle" fo:padding="0.053cm" fo:border="0.05pt solid #ebebeb"/>
    </style:style>
    <style:style style:name="Tabla6.C65" style:family="table-cell">
      <style:table-cell-properties style:vertical-align="middle" fo:padding="0.053cm" fo:border="0.05pt solid #ebebeb"/>
    </style:style>
    <style:style style:name="Tabla6.D65" style:family="table-cell">
      <style:table-cell-properties style:vertical-align="middle" fo:padding="0.053cm" fo:border="0.05pt solid #ebebeb"/>
    </style:style>
    <style:style style:name="Tabla6.A66" style:family="table-cell">
      <style:table-cell-properties style:vertical-align="middle" fo:padding="0.053cm" fo:border="0.05pt solid #ebebeb"/>
    </style:style>
    <style:style style:name="Tabla6.B66" style:family="table-cell">
      <style:table-cell-properties style:vertical-align="middle" fo:padding="0.053cm" fo:border="0.05pt solid #ebebeb"/>
    </style:style>
    <style:style style:name="Tabla6.C66" style:family="table-cell">
      <style:table-cell-properties style:vertical-align="middle" fo:padding="0.053cm" fo:border="0.05pt solid #ebebeb"/>
    </style:style>
    <style:style style:name="Tabla6.D66" style:family="table-cell">
      <style:table-cell-properties style:vertical-align="middle" fo:padding="0.053cm" fo:border="0.05pt solid #ebebeb"/>
    </style:style>
    <style:style style:name="Tabla6.A67" style:family="table-cell">
      <style:table-cell-properties style:vertical-align="middle" fo:padding="0.053cm" fo:border="0.05pt solid #ebebeb"/>
    </style:style>
    <style:style style:name="Tabla6.B67" style:family="table-cell">
      <style:table-cell-properties style:vertical-align="middle" fo:padding="0.053cm" fo:border="0.05pt solid #ebebeb"/>
    </style:style>
    <style:style style:name="Tabla6.C67" style:family="table-cell">
      <style:table-cell-properties style:vertical-align="middle" fo:padding="0.053cm" fo:border="0.05pt solid #ebebeb"/>
    </style:style>
    <style:style style:name="Tabla6.D67" style:family="table-cell">
      <style:table-cell-properties style:vertical-align="middle" fo:padding="0.053cm" fo:border="0.05pt solid #ebebeb"/>
    </style:style>
    <style:style style:name="Tabla6.A68" style:family="table-cell">
      <style:table-cell-properties style:vertical-align="middle" fo:padding="0.053cm" fo:border="0.05pt solid #ebebeb"/>
    </style:style>
    <style:style style:name="Tabla6.B68" style:family="table-cell">
      <style:table-cell-properties style:vertical-align="middle" fo:padding="0.053cm" fo:border="0.05pt solid #ebebeb"/>
    </style:style>
    <style:style style:name="Tabla6.C68" style:family="table-cell">
      <style:table-cell-properties style:vertical-align="middle" fo:padding="0.053cm" fo:border="0.05pt solid #ebebeb"/>
    </style:style>
    <style:style style:name="Tabla6.D68" style:family="table-cell">
      <style:table-cell-properties style:vertical-align="middle" fo:padding="0.053cm" fo:border="0.05pt solid #ebebeb"/>
    </style:style>
    <style:style style:name="Tabla6.A69" style:family="table-cell">
      <style:table-cell-properties style:vertical-align="middle" fo:padding="0.053cm" fo:border="0.05pt solid #ebebeb"/>
    </style:style>
    <style:style style:name="Tabla6.B69" style:family="table-cell">
      <style:table-cell-properties style:vertical-align="middle" fo:padding="0.053cm" fo:border="0.05pt solid #ebebeb"/>
    </style:style>
    <style:style style:name="Tabla6.C69" style:family="table-cell">
      <style:table-cell-properties style:vertical-align="middle" fo:padding="0.053cm" fo:border="0.05pt solid #ebebeb"/>
    </style:style>
    <style:style style:name="Tabla6.D69" style:family="table-cell">
      <style:table-cell-properties style:vertical-align="middle" fo:padding="0.053cm" fo:border="0.05pt solid #ebebeb"/>
    </style:style>
    <style:style style:name="Tabla7" style:family="table">
      <style:table-properties style:width="17cm" style:rel-width="100%" table:align="left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style:vertical-align="middle" fo:padding="0cm" fo:border="none"/>
    </style:style>
    <style:style style:name="Tabla8" style:family="table">
      <style:table-properties style:width="17cm" style:rel-width="100%" table:align="left"/>
    </style:style>
    <style:style style:name="Tabla8.A" style:family="table-column">
      <style:table-column-properties style:column-width="2.718cm" style:rel-column-width="10478*"/>
    </style:style>
    <style:style style:name="Tabla8.B" style:family="table-column">
      <style:table-column-properties style:column-width="5.65cm" style:rel-column-width="21782*"/>
    </style:style>
    <style:style style:name="Tabla8.C" style:family="table-column">
      <style:table-column-properties style:column-width="4.507cm" style:rel-column-width="17376*"/>
    </style:style>
    <style:style style:name="Tabla8.D" style:family="table-column">
      <style:table-column-properties style:column-width="4.124cm" style:rel-column-width="15899*"/>
    </style:style>
    <style:style style:name="Tabla8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8.A2" style:family="table-cell">
      <style:table-cell-properties style:vertical-align="middle" fo:padding="0.053cm" fo:border="0.05pt solid #ebebeb"/>
    </style:style>
    <style:style style:name="Tabla8.B2" style:family="table-cell">
      <style:table-cell-properties style:vertical-align="middle" fo:padding="0.053cm" fo:border="0.05pt solid #ebebeb"/>
    </style:style>
    <style:style style:name="Tabla8.C2" style:family="table-cell">
      <style:table-cell-properties style:vertical-align="middle" fo:padding="0.053cm" fo:border="0.05pt solid #ebebeb"/>
    </style:style>
    <style:style style:name="Tabla8.D2" style:family="table-cell">
      <style:table-cell-properties style:vertical-align="middle" fo:padding="0.053cm" fo:border="0.05pt solid #ebebeb"/>
    </style:style>
    <style:style style:name="Tabla8.A3" style:family="table-cell">
      <style:table-cell-properties style:vertical-align="middle" fo:padding="0.053cm" fo:border="0.05pt solid #ebebeb"/>
    </style:style>
    <style:style style:name="Tabla8.B3" style:family="table-cell">
      <style:table-cell-properties style:vertical-align="middle" fo:padding="0.053cm" fo:border="0.05pt solid #ebebeb"/>
    </style:style>
    <style:style style:name="Tabla8.C3" style:family="table-cell">
      <style:table-cell-properties style:vertical-align="middle" fo:padding="0.053cm" fo:border="0.05pt solid #ebebeb"/>
    </style:style>
    <style:style style:name="Tabla8.D3" style:family="table-cell">
      <style:table-cell-properties style:vertical-align="middle" fo:padding="0.053cm" fo:border="0.05pt solid #ebebeb"/>
    </style:style>
    <style:style style:name="Tabla8.A4" style:family="table-cell">
      <style:table-cell-properties style:vertical-align="middle" fo:padding="0.053cm" fo:border="0.05pt solid #ebebeb"/>
    </style:style>
    <style:style style:name="Tabla8.B4" style:family="table-cell">
      <style:table-cell-properties style:vertical-align="middle" fo:padding="0.053cm" fo:border="0.05pt solid #ebebeb"/>
    </style:style>
    <style:style style:name="Tabla8.C4" style:family="table-cell">
      <style:table-cell-properties style:vertical-align="middle" fo:padding="0.053cm" fo:border="0.05pt solid #ebebeb"/>
    </style:style>
    <style:style style:name="Tabla8.D4" style:family="table-cell">
      <style:table-cell-properties style:vertical-align="middle" fo:padding="0.053cm" fo:border="0.05pt solid #ebebeb"/>
    </style:style>
    <style:style style:name="Tabla8.A5" style:family="table-cell">
      <style:table-cell-properties style:vertical-align="middle" fo:padding="0.053cm" fo:border="0.05pt solid #ebebeb"/>
    </style:style>
    <style:style style:name="Tabla8.B5" style:family="table-cell">
      <style:table-cell-properties style:vertical-align="middle" fo:padding="0.053cm" fo:border="0.05pt solid #ebebeb"/>
    </style:style>
    <style:style style:name="Tabla8.C5" style:family="table-cell">
      <style:table-cell-properties style:vertical-align="middle" fo:padding="0.053cm" fo:border="0.05pt solid #ebebeb"/>
    </style:style>
    <style:style style:name="Tabla8.D5" style:family="table-cell">
      <style:table-cell-properties style:vertical-align="middle" fo:padding="0.053cm" fo:border="0.05pt solid #ebebeb"/>
    </style:style>
    <style:style style:name="Tabla8.A6" style:family="table-cell">
      <style:table-cell-properties style:vertical-align="middle" fo:padding="0.053cm" fo:border="0.05pt solid #ebebeb"/>
    </style:style>
    <style:style style:name="Tabla8.B6" style:family="table-cell">
      <style:table-cell-properties style:vertical-align="middle" fo:padding="0.053cm" fo:border="0.05pt solid #ebebeb"/>
    </style:style>
    <style:style style:name="Tabla8.C6" style:family="table-cell">
      <style:table-cell-properties style:vertical-align="middle" fo:padding="0.053cm" fo:border="0.05pt solid #ebebeb"/>
    </style:style>
    <style:style style:name="Tabla8.D6" style:family="table-cell">
      <style:table-cell-properties style:vertical-align="middle" fo:padding="0.053cm" fo:border="0.05pt solid #ebebeb"/>
    </style:style>
    <style:style style:name="Tabla8.A7" style:family="table-cell">
      <style:table-cell-properties style:vertical-align="middle" fo:padding="0.053cm" fo:border="0.05pt solid #ebebeb"/>
    </style:style>
    <style:style style:name="Tabla8.B7" style:family="table-cell">
      <style:table-cell-properties style:vertical-align="middle" fo:padding="0.053cm" fo:border="0.05pt solid #ebebeb"/>
    </style:style>
    <style:style style:name="Tabla8.C7" style:family="table-cell">
      <style:table-cell-properties style:vertical-align="middle" fo:padding="0.053cm" fo:border="0.05pt solid #ebebeb"/>
    </style:style>
    <style:style style:name="Tabla8.D7" style:family="table-cell">
      <style:table-cell-properties style:vertical-align="middle" fo:padding="0.053cm" fo:border="0.05pt solid #ebebeb"/>
    </style:style>
    <style:style style:name="Tabla8.A8" style:family="table-cell">
      <style:table-cell-properties style:vertical-align="middle" fo:padding="0.053cm" fo:border="0.05pt solid #ebebeb"/>
    </style:style>
    <style:style style:name="Tabla8.B8" style:family="table-cell">
      <style:table-cell-properties style:vertical-align="middle" fo:padding="0.053cm" fo:border="0.05pt solid #ebebeb"/>
    </style:style>
    <style:style style:name="Tabla8.C8" style:family="table-cell">
      <style:table-cell-properties style:vertical-align="middle" fo:padding="0.053cm" fo:border="0.05pt solid #ebebeb"/>
    </style:style>
    <style:style style:name="Tabla8.D8" style:family="table-cell">
      <style:table-cell-properties style:vertical-align="middle" fo:padding="0.053cm" fo:border="0.05pt solid #ebebeb"/>
    </style:style>
    <style:style style:name="Tabla8.A9" style:family="table-cell">
      <style:table-cell-properties style:vertical-align="middle" fo:padding="0.053cm" fo:border="0.05pt solid #ebebeb"/>
    </style:style>
    <style:style style:name="Tabla8.B9" style:family="table-cell">
      <style:table-cell-properties style:vertical-align="middle" fo:padding="0.053cm" fo:border="0.05pt solid #ebebeb"/>
    </style:style>
    <style:style style:name="Tabla8.C9" style:family="table-cell">
      <style:table-cell-properties style:vertical-align="middle" fo:padding="0.053cm" fo:border="0.05pt solid #ebebeb"/>
    </style:style>
    <style:style style:name="Tabla8.D9" style:family="table-cell">
      <style:table-cell-properties style:vertical-align="middle" fo:padding="0.053cm" fo:border="0.05pt solid #ebebeb"/>
    </style:style>
    <style:style style:name="Tabla8.A10" style:family="table-cell">
      <style:table-cell-properties style:vertical-align="middle" fo:padding="0.053cm" fo:border="0.05pt solid #ebebeb"/>
    </style:style>
    <style:style style:name="Tabla8.B10" style:family="table-cell">
      <style:table-cell-properties style:vertical-align="middle" fo:padding="0.053cm" fo:border="0.05pt solid #ebebeb"/>
    </style:style>
    <style:style style:name="Tabla8.C10" style:family="table-cell">
      <style:table-cell-properties style:vertical-align="middle" fo:padding="0.053cm" fo:border="0.05pt solid #ebebeb"/>
    </style:style>
    <style:style style:name="Tabla8.D10" style:family="table-cell">
      <style:table-cell-properties style:vertical-align="middle" fo:padding="0.053cm" fo:border="0.05pt solid #ebebeb"/>
    </style:style>
    <style:style style:name="Tabla8.A11" style:family="table-cell">
      <style:table-cell-properties style:vertical-align="middle" fo:padding="0.053cm" fo:border="0.05pt solid #ebebeb"/>
    </style:style>
    <style:style style:name="Tabla8.B11" style:family="table-cell">
      <style:table-cell-properties style:vertical-align="middle" fo:padding="0.053cm" fo:border="0.05pt solid #ebebeb"/>
    </style:style>
    <style:style style:name="Tabla8.C11" style:family="table-cell">
      <style:table-cell-properties style:vertical-align="middle" fo:padding="0.053cm" fo:border="0.05pt solid #ebebeb"/>
    </style:style>
    <style:style style:name="Tabla8.D11" style:family="table-cell">
      <style:table-cell-properties style:vertical-align="middle" fo:padding="0.053cm" fo:border="0.05pt solid #ebebeb"/>
    </style:style>
    <style:style style:name="Tabla8.A12" style:family="table-cell">
      <style:table-cell-properties style:vertical-align="middle" fo:padding="0.053cm" fo:border="0.05pt solid #ebebeb"/>
    </style:style>
    <style:style style:name="Tabla8.B12" style:family="table-cell">
      <style:table-cell-properties style:vertical-align="middle" fo:padding="0.053cm" fo:border="0.05pt solid #ebebeb"/>
    </style:style>
    <style:style style:name="Tabla8.C12" style:family="table-cell">
      <style:table-cell-properties style:vertical-align="middle" fo:padding="0.053cm" fo:border="0.05pt solid #ebebeb"/>
    </style:style>
    <style:style style:name="Tabla8.D12" style:family="table-cell">
      <style:table-cell-properties style:vertical-align="middle" fo:padding="0.053cm" fo:border="0.05pt solid #ebebeb"/>
    </style:style>
    <style:style style:name="Tabla8.A13" style:family="table-cell">
      <style:table-cell-properties style:vertical-align="middle" fo:padding="0.053cm" fo:border="0.05pt solid #ebebeb"/>
    </style:style>
    <style:style style:name="Tabla8.B13" style:family="table-cell">
      <style:table-cell-properties style:vertical-align="middle" fo:padding="0.053cm" fo:border="0.05pt solid #ebebeb"/>
    </style:style>
    <style:style style:name="Tabla8.C13" style:family="table-cell">
      <style:table-cell-properties style:vertical-align="middle" fo:padding="0.053cm" fo:border="0.05pt solid #ebebeb"/>
    </style:style>
    <style:style style:name="Tabla8.D13" style:family="table-cell">
      <style:table-cell-properties style:vertical-align="middle" fo:padding="0.053cm" fo:border="0.05pt solid #ebebeb"/>
    </style:style>
    <style:style style:name="Tabla8.A14" style:family="table-cell">
      <style:table-cell-properties style:vertical-align="middle" fo:padding="0.053cm" fo:border="0.05pt solid #ebebeb"/>
    </style:style>
    <style:style style:name="Tabla8.B14" style:family="table-cell">
      <style:table-cell-properties style:vertical-align="middle" fo:padding="0.053cm" fo:border="0.05pt solid #ebebeb"/>
    </style:style>
    <style:style style:name="Tabla8.C14" style:family="table-cell">
      <style:table-cell-properties style:vertical-align="middle" fo:padding="0.053cm" fo:border="0.05pt solid #ebebeb"/>
    </style:style>
    <style:style style:name="Tabla8.D14" style:family="table-cell">
      <style:table-cell-properties style:vertical-align="middle" fo:padding="0.053cm" fo:border="0.05pt solid #ebebeb"/>
    </style:style>
    <style:style style:name="Tabla8.A15" style:family="table-cell">
      <style:table-cell-properties style:vertical-align="middle" fo:padding="0.053cm" fo:border="0.05pt solid #ebebeb"/>
    </style:style>
    <style:style style:name="Tabla8.B15" style:family="table-cell">
      <style:table-cell-properties style:vertical-align="middle" fo:padding="0.053cm" fo:border="0.05pt solid #ebebeb"/>
    </style:style>
    <style:style style:name="Tabla8.C15" style:family="table-cell">
      <style:table-cell-properties style:vertical-align="middle" fo:padding="0.053cm" fo:border="0.05pt solid #ebebeb"/>
    </style:style>
    <style:style style:name="Tabla8.D15" style:family="table-cell">
      <style:table-cell-properties style:vertical-align="middle" fo:padding="0.053cm" fo:border="0.05pt solid #ebebeb"/>
    </style:style>
    <style:style style:name="Tabla8.A16" style:family="table-cell">
      <style:table-cell-properties style:vertical-align="middle" fo:padding="0.053cm" fo:border="0.05pt solid #ebebeb"/>
    </style:style>
    <style:style style:name="Tabla8.B16" style:family="table-cell">
      <style:table-cell-properties style:vertical-align="middle" fo:padding="0.053cm" fo:border="0.05pt solid #ebebeb"/>
    </style:style>
    <style:style style:name="Tabla8.C16" style:family="table-cell">
      <style:table-cell-properties style:vertical-align="middle" fo:padding="0.053cm" fo:border="0.05pt solid #ebebeb"/>
    </style:style>
    <style:style style:name="Tabla8.D16" style:family="table-cell">
      <style:table-cell-properties style:vertical-align="middle" fo:padding="0.053cm" fo:border="0.05pt solid #ebebeb"/>
    </style:style>
    <style:style style:name="Tabla8.A17" style:family="table-cell">
      <style:table-cell-properties style:vertical-align="middle" fo:padding="0.053cm" fo:border="0.05pt solid #ebebeb"/>
    </style:style>
    <style:style style:name="Tabla8.B17" style:family="table-cell">
      <style:table-cell-properties style:vertical-align="middle" fo:padding="0.053cm" fo:border="0.05pt solid #ebebeb"/>
    </style:style>
    <style:style style:name="Tabla8.C17" style:family="table-cell">
      <style:table-cell-properties style:vertical-align="middle" fo:padding="0.053cm" fo:border="0.05pt solid #ebebeb"/>
    </style:style>
    <style:style style:name="Tabla8.D17" style:family="table-cell">
      <style:table-cell-properties style:vertical-align="middle" fo:padding="0.053cm" fo:border="0.05pt solid #ebebeb"/>
    </style:style>
    <style:style style:name="Tabla8.A18" style:family="table-cell">
      <style:table-cell-properties style:vertical-align="middle" fo:padding="0.053cm" fo:border="0.05pt solid #ebebeb"/>
    </style:style>
    <style:style style:name="Tabla8.B18" style:family="table-cell">
      <style:table-cell-properties style:vertical-align="middle" fo:padding="0.053cm" fo:border="0.05pt solid #ebebeb"/>
    </style:style>
    <style:style style:name="Tabla8.C18" style:family="table-cell">
      <style:table-cell-properties style:vertical-align="middle" fo:padding="0.053cm" fo:border="0.05pt solid #ebebeb"/>
    </style:style>
    <style:style style:name="Tabla8.D18" style:family="table-cell">
      <style:table-cell-properties style:vertical-align="middle" fo:padding="0.053cm" fo:border="0.05pt solid #ebebeb"/>
    </style:style>
    <style:style style:name="Tabla8.A19" style:family="table-cell">
      <style:table-cell-properties style:vertical-align="middle" fo:padding="0.053cm" fo:border="0.05pt solid #ebebeb"/>
    </style:style>
    <style:style style:name="Tabla8.B19" style:family="table-cell">
      <style:table-cell-properties style:vertical-align="middle" fo:padding="0.053cm" fo:border="0.05pt solid #ebebeb"/>
    </style:style>
    <style:style style:name="Tabla8.C19" style:family="table-cell">
      <style:table-cell-properties style:vertical-align="middle" fo:padding="0.053cm" fo:border="0.05pt solid #ebebeb"/>
    </style:style>
    <style:style style:name="Tabla8.D19" style:family="table-cell">
      <style:table-cell-properties style:vertical-align="middle" fo:padding="0.053cm" fo:border="0.05pt solid #ebebeb"/>
    </style:style>
    <style:style style:name="Tabla8.A20" style:family="table-cell">
      <style:table-cell-properties style:vertical-align="middle" fo:padding="0.053cm" fo:border="0.05pt solid #ebebeb"/>
    </style:style>
    <style:style style:name="Tabla8.B20" style:family="table-cell">
      <style:table-cell-properties style:vertical-align="middle" fo:padding="0.053cm" fo:border="0.05pt solid #ebebeb"/>
    </style:style>
    <style:style style:name="Tabla8.C20" style:family="table-cell">
      <style:table-cell-properties style:vertical-align="middle" fo:padding="0.053cm" fo:border="0.05pt solid #ebebeb"/>
    </style:style>
    <style:style style:name="Tabla8.D20" style:family="table-cell">
      <style:table-cell-properties style:vertical-align="middle" fo:padding="0.053cm" fo:border="0.05pt solid #ebebeb"/>
    </style:style>
    <style:style style:name="Tabla8.A21" style:family="table-cell">
      <style:table-cell-properties style:vertical-align="middle" fo:padding="0.053cm" fo:border="0.05pt solid #ebebeb"/>
    </style:style>
    <style:style style:name="Tabla8.B21" style:family="table-cell">
      <style:table-cell-properties style:vertical-align="middle" fo:padding="0.053cm" fo:border="0.05pt solid #ebebeb"/>
    </style:style>
    <style:style style:name="Tabla8.C21" style:family="table-cell">
      <style:table-cell-properties style:vertical-align="middle" fo:padding="0.053cm" fo:border="0.05pt solid #ebebeb"/>
    </style:style>
    <style:style style:name="Tabla8.D21" style:family="table-cell">
      <style:table-cell-properties style:vertical-align="middle" fo:padding="0.053cm" fo:border="0.05pt solid #ebebeb"/>
    </style:style>
    <style:style style:name="Tabla8.A22" style:family="table-cell">
      <style:table-cell-properties style:vertical-align="middle" fo:padding="0.053cm" fo:border="0.05pt solid #ebebeb"/>
    </style:style>
    <style:style style:name="Tabla8.B22" style:family="table-cell">
      <style:table-cell-properties style:vertical-align="middle" fo:padding="0.053cm" fo:border="0.05pt solid #ebebeb"/>
    </style:style>
    <style:style style:name="Tabla8.C22" style:family="table-cell">
      <style:table-cell-properties style:vertical-align="middle" fo:padding="0.053cm" fo:border="0.05pt solid #ebebeb"/>
    </style:style>
    <style:style style:name="Tabla8.D22" style:family="table-cell">
      <style:table-cell-properties style:vertical-align="middle" fo:padding="0.053cm" fo:border="0.05pt solid #ebebeb"/>
    </style:style>
    <style:style style:name="Tabla8.A23" style:family="table-cell">
      <style:table-cell-properties style:vertical-align="middle" fo:padding="0.053cm" fo:border="0.05pt solid #ebebeb"/>
    </style:style>
    <style:style style:name="Tabla8.B23" style:family="table-cell">
      <style:table-cell-properties style:vertical-align="middle" fo:padding="0.053cm" fo:border="0.05pt solid #ebebeb"/>
    </style:style>
    <style:style style:name="Tabla8.C23" style:family="table-cell">
      <style:table-cell-properties style:vertical-align="middle" fo:padding="0.053cm" fo:border="0.05pt solid #ebebeb"/>
    </style:style>
    <style:style style:name="Tabla8.D23" style:family="table-cell">
      <style:table-cell-properties style:vertical-align="middle" fo:padding="0.053cm" fo:border="0.05pt solid #ebebeb"/>
    </style:style>
    <style:style style:name="Tabla8.A24" style:family="table-cell">
      <style:table-cell-properties style:vertical-align="middle" fo:padding="0.053cm" fo:border="0.05pt solid #ebebeb"/>
    </style:style>
    <style:style style:name="Tabla8.B24" style:family="table-cell">
      <style:table-cell-properties style:vertical-align="middle" fo:padding="0.053cm" fo:border="0.05pt solid #ebebeb"/>
    </style:style>
    <style:style style:name="Tabla8.C24" style:family="table-cell">
      <style:table-cell-properties style:vertical-align="middle" fo:padding="0.053cm" fo:border="0.05pt solid #ebebeb"/>
    </style:style>
    <style:style style:name="Tabla8.D24" style:family="table-cell">
      <style:table-cell-properties style:vertical-align="middle" fo:padding="0.053cm" fo:border="0.05pt solid #ebebeb"/>
    </style:style>
    <style:style style:name="Tabla8.A25" style:family="table-cell">
      <style:table-cell-properties style:vertical-align="middle" fo:padding="0.053cm" fo:border="0.05pt solid #ebebeb"/>
    </style:style>
    <style:style style:name="Tabla8.B25" style:family="table-cell">
      <style:table-cell-properties style:vertical-align="middle" fo:padding="0.053cm" fo:border="0.05pt solid #ebebeb"/>
    </style:style>
    <style:style style:name="Tabla8.C25" style:family="table-cell">
      <style:table-cell-properties style:vertical-align="middle" fo:padding="0.053cm" fo:border="0.05pt solid #ebebeb"/>
    </style:style>
    <style:style style:name="Tabla8.D25" style:family="table-cell">
      <style:table-cell-properties style:vertical-align="middle" fo:padding="0.053cm" fo:border="0.05pt solid #ebebeb"/>
    </style:style>
    <style:style style:name="Tabla8.A26" style:family="table-cell">
      <style:table-cell-properties style:vertical-align="middle" fo:padding="0.053cm" fo:border="0.05pt solid #ebebeb"/>
    </style:style>
    <style:style style:name="Tabla8.B26" style:family="table-cell">
      <style:table-cell-properties style:vertical-align="middle" fo:padding="0.053cm" fo:border="0.05pt solid #ebebeb"/>
    </style:style>
    <style:style style:name="Tabla8.C26" style:family="table-cell">
      <style:table-cell-properties style:vertical-align="middle" fo:padding="0.053cm" fo:border="0.05pt solid #ebebeb"/>
    </style:style>
    <style:style style:name="Tabla8.D26" style:family="table-cell">
      <style:table-cell-properties style:vertical-align="middle" fo:padding="0.053cm" fo:border="0.05pt solid #ebebeb"/>
    </style:style>
    <style:style style:name="Tabla8.A27" style:family="table-cell">
      <style:table-cell-properties style:vertical-align="middle" fo:padding="0.053cm" fo:border="0.05pt solid #ebebeb"/>
    </style:style>
    <style:style style:name="Tabla8.B27" style:family="table-cell">
      <style:table-cell-properties style:vertical-align="middle" fo:padding="0.053cm" fo:border="0.05pt solid #ebebeb"/>
    </style:style>
    <style:style style:name="Tabla8.C27" style:family="table-cell">
      <style:table-cell-properties style:vertical-align="middle" fo:padding="0.053cm" fo:border="0.05pt solid #ebebeb"/>
    </style:style>
    <style:style style:name="Tabla8.D27" style:family="table-cell">
      <style:table-cell-properties style:vertical-align="middle" fo:padding="0.053cm" fo:border="0.05pt solid #ebebeb"/>
    </style:style>
    <style:style style:name="Tabla8.A28" style:family="table-cell">
      <style:table-cell-properties style:vertical-align="middle" fo:padding="0.053cm" fo:border="0.05pt solid #ebebeb"/>
    </style:style>
    <style:style style:name="Tabla8.B28" style:family="table-cell">
      <style:table-cell-properties style:vertical-align="middle" fo:padding="0.053cm" fo:border="0.05pt solid #ebebeb"/>
    </style:style>
    <style:style style:name="Tabla8.C28" style:family="table-cell">
      <style:table-cell-properties style:vertical-align="middle" fo:padding="0.053cm" fo:border="0.05pt solid #ebebeb"/>
    </style:style>
    <style:style style:name="Tabla8.D28" style:family="table-cell">
      <style:table-cell-properties style:vertical-align="middle" fo:padding="0.053cm" fo:border="0.05pt solid #ebebeb"/>
    </style:style>
    <style:style style:name="Tabla8.A29" style:family="table-cell">
      <style:table-cell-properties style:vertical-align="middle" fo:padding="0.053cm" fo:border="0.05pt solid #ebebeb"/>
    </style:style>
    <style:style style:name="Tabla8.B29" style:family="table-cell">
      <style:table-cell-properties style:vertical-align="middle" fo:padding="0.053cm" fo:border="0.05pt solid #ebebeb"/>
    </style:style>
    <style:style style:name="Tabla8.C29" style:family="table-cell">
      <style:table-cell-properties style:vertical-align="middle" fo:padding="0.053cm" fo:border="0.05pt solid #ebebeb"/>
    </style:style>
    <style:style style:name="Tabla8.D29" style:family="table-cell">
      <style:table-cell-properties style:vertical-align="middle" fo:padding="0.053cm" fo:border="0.05pt solid #ebebeb"/>
    </style:style>
    <style:style style:name="Tabla8.A30" style:family="table-cell">
      <style:table-cell-properties style:vertical-align="middle" fo:padding="0.053cm" fo:border="0.05pt solid #ebebeb"/>
    </style:style>
    <style:style style:name="Tabla8.B30" style:family="table-cell">
      <style:table-cell-properties style:vertical-align="middle" fo:padding="0.053cm" fo:border="0.05pt solid #ebebeb"/>
    </style:style>
    <style:style style:name="Tabla8.C30" style:family="table-cell">
      <style:table-cell-properties style:vertical-align="middle" fo:padding="0.053cm" fo:border="0.05pt solid #ebebeb"/>
    </style:style>
    <style:style style:name="Tabla8.D30" style:family="table-cell">
      <style:table-cell-properties style:vertical-align="middle" fo:padding="0.053cm" fo:border="0.05pt solid #ebebeb"/>
    </style:style>
    <style:style style:name="Tabla8.A31" style:family="table-cell">
      <style:table-cell-properties style:vertical-align="middle" fo:padding="0.053cm" fo:border="0.05pt solid #ebebeb"/>
    </style:style>
    <style:style style:name="Tabla8.B31" style:family="table-cell">
      <style:table-cell-properties style:vertical-align="middle" fo:padding="0.053cm" fo:border="0.05pt solid #ebebeb"/>
    </style:style>
    <style:style style:name="Tabla8.C31" style:family="table-cell">
      <style:table-cell-properties style:vertical-align="middle" fo:padding="0.053cm" fo:border="0.05pt solid #ebebeb"/>
    </style:style>
    <style:style style:name="Tabla8.D31" style:family="table-cell">
      <style:table-cell-properties style:vertical-align="middle" fo:padding="0.053cm" fo:border="0.05pt solid #ebebeb"/>
    </style:style>
    <style:style style:name="Tabla8.A32" style:family="table-cell">
      <style:table-cell-properties style:vertical-align="middle" fo:padding="0.053cm" fo:border="0.05pt solid #ebebeb"/>
    </style:style>
    <style:style style:name="Tabla8.B32" style:family="table-cell">
      <style:table-cell-properties style:vertical-align="middle" fo:padding="0.053cm" fo:border="0.05pt solid #ebebeb"/>
    </style:style>
    <style:style style:name="Tabla8.C32" style:family="table-cell">
      <style:table-cell-properties style:vertical-align="middle" fo:padding="0.053cm" fo:border="0.05pt solid #ebebeb"/>
    </style:style>
    <style:style style:name="Tabla8.D32" style:family="table-cell">
      <style:table-cell-properties style:vertical-align="middle" fo:padding="0.053cm" fo:border="0.05pt solid #ebebeb"/>
    </style:style>
    <style:style style:name="Tabla8.A33" style:family="table-cell">
      <style:table-cell-properties style:vertical-align="middle" fo:padding="0.053cm" fo:border="0.05pt solid #ebebeb"/>
    </style:style>
    <style:style style:name="Tabla8.B33" style:family="table-cell">
      <style:table-cell-properties style:vertical-align="middle" fo:padding="0.053cm" fo:border="0.05pt solid #ebebeb"/>
    </style:style>
    <style:style style:name="Tabla8.C33" style:family="table-cell">
      <style:table-cell-properties style:vertical-align="middle" fo:padding="0.053cm" fo:border="0.05pt solid #ebebeb"/>
    </style:style>
    <style:style style:name="Tabla8.D33" style:family="table-cell">
      <style:table-cell-properties style:vertical-align="middle" fo:padding="0.053cm" fo:border="0.05pt solid #ebebeb"/>
    </style:style>
    <style:style style:name="Tabla8.A34" style:family="table-cell">
      <style:table-cell-properties style:vertical-align="middle" fo:padding="0.053cm" fo:border="0.05pt solid #ebebeb"/>
    </style:style>
    <style:style style:name="Tabla8.B34" style:family="table-cell">
      <style:table-cell-properties style:vertical-align="middle" fo:padding="0.053cm" fo:border="0.05pt solid #ebebeb"/>
    </style:style>
    <style:style style:name="Tabla8.C34" style:family="table-cell">
      <style:table-cell-properties style:vertical-align="middle" fo:padding="0.053cm" fo:border="0.05pt solid #ebebeb"/>
    </style:style>
    <style:style style:name="Tabla8.D34" style:family="table-cell">
      <style:table-cell-properties style:vertical-align="middle" fo:padding="0.053cm" fo:border="0.05pt solid #ebebeb"/>
    </style:style>
    <style:style style:name="Tabla8.A35" style:family="table-cell">
      <style:table-cell-properties style:vertical-align="middle" fo:padding="0.053cm" fo:border="0.05pt solid #ebebeb"/>
    </style:style>
    <style:style style:name="Tabla8.B35" style:family="table-cell">
      <style:table-cell-properties style:vertical-align="middle" fo:padding="0.053cm" fo:border="0.05pt solid #ebebeb"/>
    </style:style>
    <style:style style:name="Tabla8.C35" style:family="table-cell">
      <style:table-cell-properties style:vertical-align="middle" fo:padding="0.053cm" fo:border="0.05pt solid #ebebeb"/>
    </style:style>
    <style:style style:name="Tabla8.D35" style:family="table-cell">
      <style:table-cell-properties style:vertical-align="middle" fo:padding="0.053cm" fo:border="0.05pt solid #ebebeb"/>
    </style:style>
    <style:style style:name="Tabla8.A36" style:family="table-cell">
      <style:table-cell-properties style:vertical-align="middle" fo:padding="0.053cm" fo:border="0.05pt solid #ebebeb"/>
    </style:style>
    <style:style style:name="Tabla8.B36" style:family="table-cell">
      <style:table-cell-properties style:vertical-align="middle" fo:padding="0.053cm" fo:border="0.05pt solid #ebebeb"/>
    </style:style>
    <style:style style:name="Tabla8.C36" style:family="table-cell">
      <style:table-cell-properties style:vertical-align="middle" fo:padding="0.053cm" fo:border="0.05pt solid #ebebeb"/>
    </style:style>
    <style:style style:name="Tabla8.D36" style:family="table-cell">
      <style:table-cell-properties style:vertical-align="middle" fo:padding="0.053cm" fo:border="0.05pt solid #ebebeb"/>
    </style:style>
    <style:style style:name="Tabla8.A37" style:family="table-cell">
      <style:table-cell-properties style:vertical-align="middle" fo:padding="0.053cm" fo:border="0.05pt solid #ebebeb"/>
    </style:style>
    <style:style style:name="Tabla8.B37" style:family="table-cell">
      <style:table-cell-properties style:vertical-align="middle" fo:padding="0.053cm" fo:border="0.05pt solid #ebebeb"/>
    </style:style>
    <style:style style:name="Tabla8.C37" style:family="table-cell">
      <style:table-cell-properties style:vertical-align="middle" fo:padding="0.053cm" fo:border="0.05pt solid #ebebeb"/>
    </style:style>
    <style:style style:name="Tabla8.D37" style:family="table-cell">
      <style:table-cell-properties style:vertical-align="middle" fo:padding="0.053cm" fo:border="0.05pt solid #ebebeb"/>
    </style:style>
    <style:style style:name="Tabla8.A38" style:family="table-cell">
      <style:table-cell-properties style:vertical-align="middle" fo:padding="0.053cm" fo:border="0.05pt solid #ebebeb"/>
    </style:style>
    <style:style style:name="Tabla8.B38" style:family="table-cell">
      <style:table-cell-properties style:vertical-align="middle" fo:padding="0.053cm" fo:border="0.05pt solid #ebebeb"/>
    </style:style>
    <style:style style:name="Tabla8.C38" style:family="table-cell">
      <style:table-cell-properties style:vertical-align="middle" fo:padding="0.053cm" fo:border="0.05pt solid #ebebeb"/>
    </style:style>
    <style:style style:name="Tabla8.D38" style:family="table-cell">
      <style:table-cell-properties style:vertical-align="middle" fo:padding="0.053cm" fo:border="0.05pt solid #ebebeb"/>
    </style:style>
    <style:style style:name="Tabla8.A39" style:family="table-cell">
      <style:table-cell-properties style:vertical-align="middle" fo:padding="0.053cm" fo:border="0.05pt solid #ebebeb"/>
    </style:style>
    <style:style style:name="Tabla8.B39" style:family="table-cell">
      <style:table-cell-properties style:vertical-align="middle" fo:padding="0.053cm" fo:border="0.05pt solid #ebebeb"/>
    </style:style>
    <style:style style:name="Tabla8.C39" style:family="table-cell">
      <style:table-cell-properties style:vertical-align="middle" fo:padding="0.053cm" fo:border="0.05pt solid #ebebeb"/>
    </style:style>
    <style:style style:name="Tabla8.D39" style:family="table-cell">
      <style:table-cell-properties style:vertical-align="middle" fo:padding="0.053cm" fo:border="0.05pt solid #ebebeb"/>
    </style:style>
    <style:style style:name="Tabla8.A40" style:family="table-cell">
      <style:table-cell-properties style:vertical-align="middle" fo:padding="0.053cm" fo:border="0.05pt solid #ebebeb"/>
    </style:style>
    <style:style style:name="Tabla8.B40" style:family="table-cell">
      <style:table-cell-properties style:vertical-align="middle" fo:padding="0.053cm" fo:border="0.05pt solid #ebebeb"/>
    </style:style>
    <style:style style:name="Tabla8.C40" style:family="table-cell">
      <style:table-cell-properties style:vertical-align="middle" fo:padding="0.053cm" fo:border="0.05pt solid #ebebeb"/>
    </style:style>
    <style:style style:name="Tabla8.D40" style:family="table-cell">
      <style:table-cell-properties style:vertical-align="middle" fo:padding="0.053cm" fo:border="0.05pt solid #ebebeb"/>
    </style:style>
    <style:style style:name="Tabla8.A41" style:family="table-cell">
      <style:table-cell-properties style:vertical-align="middle" fo:padding="0.053cm" fo:border="0.05pt solid #ebebeb"/>
    </style:style>
    <style:style style:name="Tabla8.B41" style:family="table-cell">
      <style:table-cell-properties style:vertical-align="middle" fo:padding="0.053cm" fo:border="0.05pt solid #ebebeb"/>
    </style:style>
    <style:style style:name="Tabla8.C41" style:family="table-cell">
      <style:table-cell-properties style:vertical-align="middle" fo:padding="0.053cm" fo:border="0.05pt solid #ebebeb"/>
    </style:style>
    <style:style style:name="Tabla8.D41" style:family="table-cell">
      <style:table-cell-properties style:vertical-align="middle" fo:padding="0.053cm" fo:border="0.05pt solid #ebebeb"/>
    </style:style>
    <style:style style:name="Tabla8.A42" style:family="table-cell">
      <style:table-cell-properties style:vertical-align="middle" fo:padding="0.053cm" fo:border="0.05pt solid #ebebeb"/>
    </style:style>
    <style:style style:name="Tabla8.B42" style:family="table-cell">
      <style:table-cell-properties style:vertical-align="middle" fo:padding="0.053cm" fo:border="0.05pt solid #ebebeb"/>
    </style:style>
    <style:style style:name="Tabla8.C42" style:family="table-cell">
      <style:table-cell-properties style:vertical-align="middle" fo:padding="0.053cm" fo:border="0.05pt solid #ebebeb"/>
    </style:style>
    <style:style style:name="Tabla8.D42" style:family="table-cell">
      <style:table-cell-properties style:vertical-align="middle" fo:padding="0.053cm" fo:border="0.05pt solid #ebebeb"/>
    </style:style>
    <style:style style:name="Tabla8.A43" style:family="table-cell">
      <style:table-cell-properties style:vertical-align="middle" fo:padding="0.053cm" fo:border="0.05pt solid #ebebeb"/>
    </style:style>
    <style:style style:name="Tabla8.B43" style:family="table-cell">
      <style:table-cell-properties style:vertical-align="middle" fo:padding="0.053cm" fo:border="0.05pt solid #ebebeb"/>
    </style:style>
    <style:style style:name="Tabla8.C43" style:family="table-cell">
      <style:table-cell-properties style:vertical-align="middle" fo:padding="0.053cm" fo:border="0.05pt solid #ebebeb"/>
    </style:style>
    <style:style style:name="Tabla8.D43" style:family="table-cell">
      <style:table-cell-properties style:vertical-align="middle" fo:padding="0.053cm" fo:border="0.05pt solid #ebebeb"/>
    </style:style>
    <style:style style:name="Tabla8.A44" style:family="table-cell">
      <style:table-cell-properties style:vertical-align="middle" fo:padding="0.053cm" fo:border="0.05pt solid #ebebeb"/>
    </style:style>
    <style:style style:name="Tabla8.B44" style:family="table-cell">
      <style:table-cell-properties style:vertical-align="middle" fo:padding="0.053cm" fo:border="0.05pt solid #ebebeb"/>
    </style:style>
    <style:style style:name="Tabla8.C44" style:family="table-cell">
      <style:table-cell-properties style:vertical-align="middle" fo:padding="0.053cm" fo:border="0.05pt solid #ebebeb"/>
    </style:style>
    <style:style style:name="Tabla8.D44" style:family="table-cell">
      <style:table-cell-properties style:vertical-align="middle" fo:padding="0.053cm" fo:border="0.05pt solid #ebebeb"/>
    </style:style>
    <style:style style:name="Tabla8.A45" style:family="table-cell">
      <style:table-cell-properties style:vertical-align="middle" fo:padding="0.053cm" fo:border="0.05pt solid #ebebeb"/>
    </style:style>
    <style:style style:name="Tabla8.B45" style:family="table-cell">
      <style:table-cell-properties style:vertical-align="middle" fo:padding="0.053cm" fo:border="0.05pt solid #ebebeb"/>
    </style:style>
    <style:style style:name="Tabla8.C45" style:family="table-cell">
      <style:table-cell-properties style:vertical-align="middle" fo:padding="0.053cm" fo:border="0.05pt solid #ebebeb"/>
    </style:style>
    <style:style style:name="Tabla8.D45" style:family="table-cell">
      <style:table-cell-properties style:vertical-align="middle" fo:padding="0.053cm" fo:border="0.05pt solid #ebebeb"/>
    </style:style>
    <style:style style:name="Tabla8.A46" style:family="table-cell">
      <style:table-cell-properties style:vertical-align="middle" fo:padding="0.053cm" fo:border="0.05pt solid #ebebeb"/>
    </style:style>
    <style:style style:name="Tabla8.B46" style:family="table-cell">
      <style:table-cell-properties style:vertical-align="middle" fo:padding="0.053cm" fo:border="0.05pt solid #ebebeb"/>
    </style:style>
    <style:style style:name="Tabla8.C46" style:family="table-cell">
      <style:table-cell-properties style:vertical-align="middle" fo:padding="0.053cm" fo:border="0.05pt solid #ebebeb"/>
    </style:style>
    <style:style style:name="Tabla8.D46" style:family="table-cell">
      <style:table-cell-properties style:vertical-align="middle" fo:padding="0.053cm" fo:border="0.05pt solid #ebebeb"/>
    </style:style>
    <style:style style:name="Tabla8.A47" style:family="table-cell">
      <style:table-cell-properties style:vertical-align="middle" fo:padding="0.053cm" fo:border="0.05pt solid #ebebeb"/>
    </style:style>
    <style:style style:name="Tabla8.B47" style:family="table-cell">
      <style:table-cell-properties style:vertical-align="middle" fo:padding="0.053cm" fo:border="0.05pt solid #ebebeb"/>
    </style:style>
    <style:style style:name="Tabla8.C47" style:family="table-cell">
      <style:table-cell-properties style:vertical-align="middle" fo:padding="0.053cm" fo:border="0.05pt solid #ebebeb"/>
    </style:style>
    <style:style style:name="Tabla8.D47" style:family="table-cell">
      <style:table-cell-properties style:vertical-align="middle" fo:padding="0.053cm" fo:border="0.05pt solid #ebebeb"/>
    </style:style>
    <style:style style:name="Tabla8.A48" style:family="table-cell">
      <style:table-cell-properties style:vertical-align="middle" fo:padding="0.053cm" fo:border="0.05pt solid #ebebeb"/>
    </style:style>
    <style:style style:name="Tabla8.B48" style:family="table-cell">
      <style:table-cell-properties style:vertical-align="middle" fo:padding="0.053cm" fo:border="0.05pt solid #ebebeb"/>
    </style:style>
    <style:style style:name="Tabla8.C48" style:family="table-cell">
      <style:table-cell-properties style:vertical-align="middle" fo:padding="0.053cm" fo:border="0.05pt solid #ebebeb"/>
    </style:style>
    <style:style style:name="Tabla8.D48" style:family="table-cell">
      <style:table-cell-properties style:vertical-align="middle" fo:padding="0.053cm" fo:border="0.05pt solid #ebebeb"/>
    </style:style>
    <style:style style:name="Tabla8.A49" style:family="table-cell">
      <style:table-cell-properties style:vertical-align="middle" fo:padding="0.053cm" fo:border="0.05pt solid #ebebeb"/>
    </style:style>
    <style:style style:name="Tabla8.B49" style:family="table-cell">
      <style:table-cell-properties style:vertical-align="middle" fo:padding="0.053cm" fo:border="0.05pt solid #ebebeb"/>
    </style:style>
    <style:style style:name="Tabla8.C49" style:family="table-cell">
      <style:table-cell-properties style:vertical-align="middle" fo:padding="0.053cm" fo:border="0.05pt solid #ebebeb"/>
    </style:style>
    <style:style style:name="Tabla8.D49" style:family="table-cell">
      <style:table-cell-properties style:vertical-align="middle" fo:padding="0.053cm" fo:border="0.05pt solid #ebebeb"/>
    </style:style>
    <style:style style:name="Tabla8.A50" style:family="table-cell">
      <style:table-cell-properties style:vertical-align="middle" fo:padding="0.053cm" fo:border="0.05pt solid #ebebeb"/>
    </style:style>
    <style:style style:name="Tabla8.B50" style:family="table-cell">
      <style:table-cell-properties style:vertical-align="middle" fo:padding="0.053cm" fo:border="0.05pt solid #ebebeb"/>
    </style:style>
    <style:style style:name="Tabla8.C50" style:family="table-cell">
      <style:table-cell-properties style:vertical-align="middle" fo:padding="0.053cm" fo:border="0.05pt solid #ebebeb"/>
    </style:style>
    <style:style style:name="Tabla8.D50" style:family="table-cell">
      <style:table-cell-properties style:vertical-align="middle" fo:padding="0.053cm" fo:border="0.05pt solid #ebebeb"/>
    </style:style>
    <style:style style:name="Tabla8.A51" style:family="table-cell">
      <style:table-cell-properties style:vertical-align="middle" fo:padding="0.053cm" fo:border="0.05pt solid #ebebeb"/>
    </style:style>
    <style:style style:name="Tabla8.B51" style:family="table-cell">
      <style:table-cell-properties style:vertical-align="middle" fo:padding="0.053cm" fo:border="0.05pt solid #ebebeb"/>
    </style:style>
    <style:style style:name="Tabla8.C51" style:family="table-cell">
      <style:table-cell-properties style:vertical-align="middle" fo:padding="0.053cm" fo:border="0.05pt solid #ebebeb"/>
    </style:style>
    <style:style style:name="Tabla8.D51" style:family="table-cell">
      <style:table-cell-properties style:vertical-align="middle" fo:padding="0.053cm" fo:border="0.05pt solid #ebebeb"/>
    </style:style>
    <style:style style:name="Tabla8.A52" style:family="table-cell">
      <style:table-cell-properties style:vertical-align="middle" fo:padding="0.053cm" fo:border="0.05pt solid #ebebeb"/>
    </style:style>
    <style:style style:name="Tabla8.B52" style:family="table-cell">
      <style:table-cell-properties style:vertical-align="middle" fo:padding="0.053cm" fo:border="0.05pt solid #ebebeb"/>
    </style:style>
    <style:style style:name="Tabla8.C52" style:family="table-cell">
      <style:table-cell-properties style:vertical-align="middle" fo:padding="0.053cm" fo:border="0.05pt solid #ebebeb"/>
    </style:style>
    <style:style style:name="Tabla8.D52" style:family="table-cell">
      <style:table-cell-properties style:vertical-align="middle" fo:padding="0.053cm" fo:border="0.05pt solid #ebebeb"/>
    </style:style>
    <style:style style:name="Tabla8.A53" style:family="table-cell">
      <style:table-cell-properties style:vertical-align="middle" fo:padding="0.053cm" fo:border="0.05pt solid #ebebeb"/>
    </style:style>
    <style:style style:name="Tabla8.B53" style:family="table-cell">
      <style:table-cell-properties style:vertical-align="middle" fo:padding="0.053cm" fo:border="0.05pt solid #ebebeb"/>
    </style:style>
    <style:style style:name="Tabla8.C53" style:family="table-cell">
      <style:table-cell-properties style:vertical-align="middle" fo:padding="0.053cm" fo:border="0.05pt solid #ebebeb"/>
    </style:style>
    <style:style style:name="Tabla8.D53" style:family="table-cell">
      <style:table-cell-properties style:vertical-align="middle" fo:padding="0.053cm" fo:border="0.05pt solid #ebebeb"/>
    </style:style>
    <style:style style:name="Tabla8.A54" style:family="table-cell">
      <style:table-cell-properties style:vertical-align="middle" fo:padding="0.053cm" fo:border="0.05pt solid #ebebeb"/>
    </style:style>
    <style:style style:name="Tabla8.B54" style:family="table-cell">
      <style:table-cell-properties style:vertical-align="middle" fo:padding="0.053cm" fo:border="0.05pt solid #ebebeb"/>
    </style:style>
    <style:style style:name="Tabla8.C54" style:family="table-cell">
      <style:table-cell-properties style:vertical-align="middle" fo:padding="0.053cm" fo:border="0.05pt solid #ebebeb"/>
    </style:style>
    <style:style style:name="Tabla8.D54" style:family="table-cell">
      <style:table-cell-properties style:vertical-align="middle" fo:padding="0.053cm" fo:border="0.05pt solid #ebebeb"/>
    </style:style>
    <style:style style:name="Tabla8.A55" style:family="table-cell">
      <style:table-cell-properties style:vertical-align="middle" fo:padding="0.053cm" fo:border="0.05pt solid #ebebeb"/>
    </style:style>
    <style:style style:name="Tabla8.B55" style:family="table-cell">
      <style:table-cell-properties style:vertical-align="middle" fo:padding="0.053cm" fo:border="0.05pt solid #ebebeb"/>
    </style:style>
    <style:style style:name="Tabla8.C55" style:family="table-cell">
      <style:table-cell-properties style:vertical-align="middle" fo:padding="0.053cm" fo:border="0.05pt solid #ebebeb"/>
    </style:style>
    <style:style style:name="Tabla8.D55" style:family="table-cell">
      <style:table-cell-properties style:vertical-align="middle" fo:padding="0.053cm" fo:border="0.05pt solid #ebebeb"/>
    </style:style>
    <style:style style:name="Tabla8.A56" style:family="table-cell">
      <style:table-cell-properties style:vertical-align="middle" fo:padding="0.053cm" fo:border="0.05pt solid #ebebeb"/>
    </style:style>
    <style:style style:name="Tabla8.B56" style:family="table-cell">
      <style:table-cell-properties style:vertical-align="middle" fo:padding="0.053cm" fo:border="0.05pt solid #ebebeb"/>
    </style:style>
    <style:style style:name="Tabla8.C56" style:family="table-cell">
      <style:table-cell-properties style:vertical-align="middle" fo:padding="0.053cm" fo:border="0.05pt solid #ebebeb"/>
    </style:style>
    <style:style style:name="Tabla8.D56" style:family="table-cell">
      <style:table-cell-properties style:vertical-align="middle" fo:padding="0.053cm" fo:border="0.05pt solid #ebebeb"/>
    </style:style>
    <style:style style:name="Tabla8.A57" style:family="table-cell">
      <style:table-cell-properties style:vertical-align="middle" fo:padding="0.053cm" fo:border="0.05pt solid #ebebeb"/>
    </style:style>
    <style:style style:name="Tabla8.B57" style:family="table-cell">
      <style:table-cell-properties style:vertical-align="middle" fo:padding="0.053cm" fo:border="0.05pt solid #ebebeb"/>
    </style:style>
    <style:style style:name="Tabla8.C57" style:family="table-cell">
      <style:table-cell-properties style:vertical-align="middle" fo:padding="0.053cm" fo:border="0.05pt solid #ebebeb"/>
    </style:style>
    <style:style style:name="Tabla8.D57" style:family="table-cell">
      <style:table-cell-properties style:vertical-align="middle" fo:padding="0.053cm" fo:border="0.05pt solid #ebebeb"/>
    </style:style>
    <style:style style:name="Tabla8.A58" style:family="table-cell">
      <style:table-cell-properties style:vertical-align="middle" fo:padding="0.053cm" fo:border="0.05pt solid #ebebeb"/>
    </style:style>
    <style:style style:name="Tabla8.B58" style:family="table-cell">
      <style:table-cell-properties style:vertical-align="middle" fo:padding="0.053cm" fo:border="0.05pt solid #ebebeb"/>
    </style:style>
    <style:style style:name="Tabla8.C58" style:family="table-cell">
      <style:table-cell-properties style:vertical-align="middle" fo:padding="0.053cm" fo:border="0.05pt solid #ebebeb"/>
    </style:style>
    <style:style style:name="Tabla8.D58" style:family="table-cell">
      <style:table-cell-properties style:vertical-align="middle" fo:padding="0.053cm" fo:border="0.05pt solid #ebebeb"/>
    </style:style>
    <style:style style:name="Tabla8.A59" style:family="table-cell">
      <style:table-cell-properties style:vertical-align="middle" fo:padding="0.053cm" fo:border="0.05pt solid #ebebeb"/>
    </style:style>
    <style:style style:name="Tabla8.B59" style:family="table-cell">
      <style:table-cell-properties style:vertical-align="middle" fo:padding="0.053cm" fo:border="0.05pt solid #ebebeb"/>
    </style:style>
    <style:style style:name="Tabla8.C59" style:family="table-cell">
      <style:table-cell-properties style:vertical-align="middle" fo:padding="0.053cm" fo:border="0.05pt solid #ebebeb"/>
    </style:style>
    <style:style style:name="Tabla8.D59" style:family="table-cell">
      <style:table-cell-properties style:vertical-align="middle" fo:padding="0.053cm" fo:border="0.05pt solid #ebebeb"/>
    </style:style>
    <style:style style:name="Tabla8.A60" style:family="table-cell">
      <style:table-cell-properties style:vertical-align="middle" fo:padding="0.053cm" fo:border="0.05pt solid #ebebeb"/>
    </style:style>
    <style:style style:name="Tabla8.B60" style:family="table-cell">
      <style:table-cell-properties style:vertical-align="middle" fo:padding="0.053cm" fo:border="0.05pt solid #ebebeb"/>
    </style:style>
    <style:style style:name="Tabla8.C60" style:family="table-cell">
      <style:table-cell-properties style:vertical-align="middle" fo:padding="0.053cm" fo:border="0.05pt solid #ebebeb"/>
    </style:style>
    <style:style style:name="Tabla8.D60" style:family="table-cell">
      <style:table-cell-properties style:vertical-align="middle" fo:padding="0.053cm" fo:border="0.05pt solid #ebebeb"/>
    </style:style>
    <style:style style:name="Tabla8.A61" style:family="table-cell">
      <style:table-cell-properties style:vertical-align="middle" fo:padding="0.053cm" fo:border="0.05pt solid #ebebeb"/>
    </style:style>
    <style:style style:name="Tabla8.B61" style:family="table-cell">
      <style:table-cell-properties style:vertical-align="middle" fo:padding="0.053cm" fo:border="0.05pt solid #ebebeb"/>
    </style:style>
    <style:style style:name="Tabla8.C61" style:family="table-cell">
      <style:table-cell-properties style:vertical-align="middle" fo:padding="0.053cm" fo:border="0.05pt solid #ebebeb"/>
    </style:style>
    <style:style style:name="Tabla8.D61" style:family="table-cell">
      <style:table-cell-properties style:vertical-align="middle" fo:padding="0.053cm" fo:border="0.05pt solid #ebebeb"/>
    </style:style>
    <style:style style:name="Tabla8.A62" style:family="table-cell">
      <style:table-cell-properties style:vertical-align="middle" fo:padding="0.053cm" fo:border="0.05pt solid #ebebeb"/>
    </style:style>
    <style:style style:name="Tabla8.B62" style:family="table-cell">
      <style:table-cell-properties style:vertical-align="middle" fo:padding="0.053cm" fo:border="0.05pt solid #ebebeb"/>
    </style:style>
    <style:style style:name="Tabla8.C62" style:family="table-cell">
      <style:table-cell-properties style:vertical-align="middle" fo:padding="0.053cm" fo:border="0.05pt solid #ebebeb"/>
    </style:style>
    <style:style style:name="Tabla8.D62" style:family="table-cell">
      <style:table-cell-properties style:vertical-align="middle" fo:padding="0.053cm" fo:border="0.05pt solid #ebebeb"/>
    </style:style>
    <style:style style:name="Tabla8.A63" style:family="table-cell">
      <style:table-cell-properties style:vertical-align="middle" fo:padding="0.053cm" fo:border="0.05pt solid #ebebeb"/>
    </style:style>
    <style:style style:name="Tabla8.B63" style:family="table-cell">
      <style:table-cell-properties style:vertical-align="middle" fo:padding="0.053cm" fo:border="0.05pt solid #ebebeb"/>
    </style:style>
    <style:style style:name="Tabla8.C63" style:family="table-cell">
      <style:table-cell-properties style:vertical-align="middle" fo:padding="0.053cm" fo:border="0.05pt solid #ebebeb"/>
    </style:style>
    <style:style style:name="Tabla8.D63" style:family="table-cell">
      <style:table-cell-properties style:vertical-align="middle" fo:padding="0.053cm" fo:border="0.05pt solid #ebebeb"/>
    </style:style>
    <style:style style:name="Tabla8.A64" style:family="table-cell">
      <style:table-cell-properties style:vertical-align="middle" fo:padding="0.053cm" fo:border="0.05pt solid #ebebeb"/>
    </style:style>
    <style:style style:name="Tabla8.B64" style:family="table-cell">
      <style:table-cell-properties style:vertical-align="middle" fo:padding="0.053cm" fo:border="0.05pt solid #ebebeb"/>
    </style:style>
    <style:style style:name="Tabla8.C64" style:family="table-cell">
      <style:table-cell-properties style:vertical-align="middle" fo:padding="0.053cm" fo:border="0.05pt solid #ebebeb"/>
    </style:style>
    <style:style style:name="Tabla8.D64" style:family="table-cell">
      <style:table-cell-properties style:vertical-align="middle" fo:padding="0.053cm" fo:border="0.05pt solid #ebebeb"/>
    </style:style>
    <style:style style:name="Tabla8.A65" style:family="table-cell">
      <style:table-cell-properties style:vertical-align="middle" fo:padding="0.053cm" fo:border="0.05pt solid #ebebeb"/>
    </style:style>
    <style:style style:name="Tabla8.B65" style:family="table-cell">
      <style:table-cell-properties style:vertical-align="middle" fo:padding="0.053cm" fo:border="0.05pt solid #ebebeb"/>
    </style:style>
    <style:style style:name="Tabla8.C65" style:family="table-cell">
      <style:table-cell-properties style:vertical-align="middle" fo:padding="0.053cm" fo:border="0.05pt solid #ebebeb"/>
    </style:style>
    <style:style style:name="Tabla8.D65" style:family="table-cell">
      <style:table-cell-properties style:vertical-align="middle" fo:padding="0.053cm" fo:border="0.05pt solid #ebebeb"/>
    </style:style>
    <style:style style:name="Tabla8.A66" style:family="table-cell">
      <style:table-cell-properties style:vertical-align="middle" fo:padding="0.053cm" fo:border="0.05pt solid #ebebeb"/>
    </style:style>
    <style:style style:name="Tabla8.B66" style:family="table-cell">
      <style:table-cell-properties style:vertical-align="middle" fo:padding="0.053cm" fo:border="0.05pt solid #ebebeb"/>
    </style:style>
    <style:style style:name="Tabla8.C66" style:family="table-cell">
      <style:table-cell-properties style:vertical-align="middle" fo:padding="0.053cm" fo:border="0.05pt solid #ebebeb"/>
    </style:style>
    <style:style style:name="Tabla8.D66" style:family="table-cell">
      <style:table-cell-properties style:vertical-align="middle" fo:padding="0.053cm" fo:border="0.05pt solid #ebebeb"/>
    </style:style>
    <style:style style:name="Tabla8.A67" style:family="table-cell">
      <style:table-cell-properties style:vertical-align="middle" fo:padding="0.053cm" fo:border="0.05pt solid #ebebeb"/>
    </style:style>
    <style:style style:name="Tabla8.B67" style:family="table-cell">
      <style:table-cell-properties style:vertical-align="middle" fo:padding="0.053cm" fo:border="0.05pt solid #ebebeb"/>
    </style:style>
    <style:style style:name="Tabla8.C67" style:family="table-cell">
      <style:table-cell-properties style:vertical-align="middle" fo:padding="0.053cm" fo:border="0.05pt solid #ebebeb"/>
    </style:style>
    <style:style style:name="Tabla8.D67" style:family="table-cell">
      <style:table-cell-properties style:vertical-align="middle" fo:padding="0.053cm" fo:border="0.05pt solid #ebebeb"/>
    </style:style>
    <style:style style:name="Tabla8.A68" style:family="table-cell">
      <style:table-cell-properties style:vertical-align="middle" fo:padding="0.053cm" fo:border="0.05pt solid #ebebeb"/>
    </style:style>
    <style:style style:name="Tabla8.B68" style:family="table-cell">
      <style:table-cell-properties style:vertical-align="middle" fo:padding="0.053cm" fo:border="0.05pt solid #ebebeb"/>
    </style:style>
    <style:style style:name="Tabla8.C68" style:family="table-cell">
      <style:table-cell-properties style:vertical-align="middle" fo:padding="0.053cm" fo:border="0.05pt solid #ebebeb"/>
    </style:style>
    <style:style style:name="Tabla8.D68" style:family="table-cell">
      <style:table-cell-properties style:vertical-align="middle" fo:padding="0.053cm" fo:border="0.05pt solid #ebebeb"/>
    </style:style>
    <style:style style:name="Tabla8.A69" style:family="table-cell">
      <style:table-cell-properties style:vertical-align="middle" fo:padding="0.053cm" fo:border="0.05pt solid #ebebeb"/>
    </style:style>
    <style:style style:name="Tabla8.B69" style:family="table-cell">
      <style:table-cell-properties style:vertical-align="middle" fo:padding="0.053cm" fo:border="0.05pt solid #ebebeb"/>
    </style:style>
    <style:style style:name="Tabla8.C69" style:family="table-cell">
      <style:table-cell-properties style:vertical-align="middle" fo:padding="0.053cm" fo:border="0.05pt solid #ebebeb"/>
    </style:style>
    <style:style style:name="Tabla8.D69" style:family="table-cell">
      <style:table-cell-properties style:vertical-align="middle" fo:padding="0.053cm" fo:border="0.05pt solid #ebebeb"/>
    </style:style>
    <style:style style:name="Tabla9" style:family="table">
      <style:table-properties style:width="17cm" style:rel-width="100%" table:align="left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vertical-align="middle" fo:padding="0cm" fo:border="none"/>
    </style:style>
    <style:style style:name="Tabla10" style:family="table">
      <style:table-properties style:width="17cm" style:rel-width="100%" table:align="left"/>
    </style:style>
    <style:style style:name="Tabla10.A" style:family="table-column">
      <style:table-column-properties style:column-width="2.658cm" style:rel-column-width="10247*"/>
    </style:style>
    <style:style style:name="Tabla10.B" style:family="table-column">
      <style:table-column-properties style:column-width="5.547cm" style:rel-column-width="21387*"/>
    </style:style>
    <style:style style:name="Tabla10.C" style:family="table-column">
      <style:table-column-properties style:column-width="4.516cm" style:rel-column-width="17404*"/>
    </style:style>
    <style:style style:name="Tabla10.D" style:family="table-column">
      <style:table-column-properties style:column-width="4.279cm" style:rel-column-width="16497*"/>
    </style:style>
    <style:style style:name="Tabla10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10.A2" style:family="table-cell">
      <style:table-cell-properties style:vertical-align="middle" fo:padding="0.053cm" fo:border="0.05pt solid #ebebeb"/>
    </style:style>
    <style:style style:name="Tabla10.B2" style:family="table-cell">
      <style:table-cell-properties style:vertical-align="middle" fo:padding="0.053cm" fo:border="0.05pt solid #ebebeb"/>
    </style:style>
    <style:style style:name="Tabla10.C2" style:family="table-cell">
      <style:table-cell-properties style:vertical-align="middle" fo:padding="0.053cm" fo:border="0.05pt solid #ebebeb"/>
    </style:style>
    <style:style style:name="Tabla10.D2" style:family="table-cell">
      <style:table-cell-properties style:vertical-align="middle" fo:padding="0.053cm" fo:border="0.05pt solid #ebebeb"/>
    </style:style>
    <style:style style:name="Tabla10.A3" style:family="table-cell">
      <style:table-cell-properties style:vertical-align="middle" fo:padding="0.053cm" fo:border="0.05pt solid #ebebeb"/>
    </style:style>
    <style:style style:name="Tabla10.B3" style:family="table-cell">
      <style:table-cell-properties style:vertical-align="middle" fo:padding="0.053cm" fo:border="0.05pt solid #ebebeb"/>
    </style:style>
    <style:style style:name="Tabla10.C3" style:family="table-cell">
      <style:table-cell-properties style:vertical-align="middle" fo:padding="0.053cm" fo:border="0.05pt solid #ebebeb"/>
    </style:style>
    <style:style style:name="Tabla10.D3" style:family="table-cell">
      <style:table-cell-properties style:vertical-align="middle" fo:padding="0.053cm" fo:border="0.05pt solid #ebebeb"/>
    </style:style>
    <style:style style:name="Tabla10.A4" style:family="table-cell">
      <style:table-cell-properties style:vertical-align="middle" fo:padding="0.053cm" fo:border="0.05pt solid #ebebeb"/>
    </style:style>
    <style:style style:name="Tabla10.B4" style:family="table-cell">
      <style:table-cell-properties style:vertical-align="middle" fo:padding="0.053cm" fo:border="0.05pt solid #ebebeb"/>
    </style:style>
    <style:style style:name="Tabla10.C4" style:family="table-cell">
      <style:table-cell-properties style:vertical-align="middle" fo:padding="0.053cm" fo:border="0.05pt solid #ebebeb"/>
    </style:style>
    <style:style style:name="Tabla10.D4" style:family="table-cell">
      <style:table-cell-properties style:vertical-align="middle" fo:padding="0.053cm" fo:border="0.05pt solid #ebebeb"/>
    </style:style>
    <style:style style:name="Tabla10.A5" style:family="table-cell">
      <style:table-cell-properties style:vertical-align="middle" fo:padding="0.053cm" fo:border="0.05pt solid #ebebeb"/>
    </style:style>
    <style:style style:name="Tabla10.B5" style:family="table-cell">
      <style:table-cell-properties style:vertical-align="middle" fo:padding="0.053cm" fo:border="0.05pt solid #ebebeb"/>
    </style:style>
    <style:style style:name="Tabla10.C5" style:family="table-cell">
      <style:table-cell-properties style:vertical-align="middle" fo:padding="0.053cm" fo:border="0.05pt solid #ebebeb"/>
    </style:style>
    <style:style style:name="Tabla10.D5" style:family="table-cell">
      <style:table-cell-properties style:vertical-align="middle" fo:padding="0.053cm" fo:border="0.05pt solid #ebebeb"/>
    </style:style>
    <style:style style:name="Tabla10.A6" style:family="table-cell">
      <style:table-cell-properties style:vertical-align="middle" fo:padding="0.053cm" fo:border="0.05pt solid #ebebeb"/>
    </style:style>
    <style:style style:name="Tabla10.B6" style:family="table-cell">
      <style:table-cell-properties style:vertical-align="middle" fo:padding="0.053cm" fo:border="0.05pt solid #ebebeb"/>
    </style:style>
    <style:style style:name="Tabla10.C6" style:family="table-cell">
      <style:table-cell-properties style:vertical-align="middle" fo:padding="0.053cm" fo:border="0.05pt solid #ebebeb"/>
    </style:style>
    <style:style style:name="Tabla10.D6" style:family="table-cell">
      <style:table-cell-properties style:vertical-align="middle" fo:padding="0.053cm" fo:border="0.05pt solid #ebebeb"/>
    </style:style>
    <style:style style:name="Tabla10.A7" style:family="table-cell">
      <style:table-cell-properties style:vertical-align="middle" fo:padding="0.053cm" fo:border="0.05pt solid #ebebeb"/>
    </style:style>
    <style:style style:name="Tabla10.B7" style:family="table-cell">
      <style:table-cell-properties style:vertical-align="middle" fo:padding="0.053cm" fo:border="0.05pt solid #ebebeb"/>
    </style:style>
    <style:style style:name="Tabla10.C7" style:family="table-cell">
      <style:table-cell-properties style:vertical-align="middle" fo:padding="0.053cm" fo:border="0.05pt solid #ebebeb"/>
    </style:style>
    <style:style style:name="Tabla10.D7" style:family="table-cell">
      <style:table-cell-properties style:vertical-align="middle" fo:padding="0.053cm" fo:border="0.05pt solid #ebebeb"/>
    </style:style>
    <style:style style:name="Tabla10.A8" style:family="table-cell">
      <style:table-cell-properties style:vertical-align="middle" fo:padding="0.053cm" fo:border="0.05pt solid #ebebeb"/>
    </style:style>
    <style:style style:name="Tabla10.B8" style:family="table-cell">
      <style:table-cell-properties style:vertical-align="middle" fo:padding="0.053cm" fo:border="0.05pt solid #ebebeb"/>
    </style:style>
    <style:style style:name="Tabla10.C8" style:family="table-cell">
      <style:table-cell-properties style:vertical-align="middle" fo:padding="0.053cm" fo:border="0.05pt solid #ebebeb"/>
    </style:style>
    <style:style style:name="Tabla10.D8" style:family="table-cell">
      <style:table-cell-properties style:vertical-align="middle" fo:padding="0.053cm" fo:border="0.05pt solid #ebebeb"/>
    </style:style>
    <style:style style:name="Tabla10.A9" style:family="table-cell">
      <style:table-cell-properties style:vertical-align="middle" fo:padding="0.053cm" fo:border="0.05pt solid #ebebeb"/>
    </style:style>
    <style:style style:name="Tabla10.B9" style:family="table-cell">
      <style:table-cell-properties style:vertical-align="middle" fo:padding="0.053cm" fo:border="0.05pt solid #ebebeb"/>
    </style:style>
    <style:style style:name="Tabla10.C9" style:family="table-cell">
      <style:table-cell-properties style:vertical-align="middle" fo:padding="0.053cm" fo:border="0.05pt solid #ebebeb"/>
    </style:style>
    <style:style style:name="Tabla10.D9" style:family="table-cell">
      <style:table-cell-properties style:vertical-align="middle" fo:padding="0.053cm" fo:border="0.05pt solid #ebebeb"/>
    </style:style>
    <style:style style:name="Tabla10.A10" style:family="table-cell">
      <style:table-cell-properties style:vertical-align="middle" fo:padding="0.053cm" fo:border="0.05pt solid #ebebeb"/>
    </style:style>
    <style:style style:name="Tabla10.B10" style:family="table-cell">
      <style:table-cell-properties style:vertical-align="middle" fo:padding="0.053cm" fo:border="0.05pt solid #ebebeb"/>
    </style:style>
    <style:style style:name="Tabla10.C10" style:family="table-cell">
      <style:table-cell-properties style:vertical-align="middle" fo:padding="0.053cm" fo:border="0.05pt solid #ebebeb"/>
    </style:style>
    <style:style style:name="Tabla10.D10" style:family="table-cell">
      <style:table-cell-properties style:vertical-align="middle" fo:padding="0.053cm" fo:border="0.05pt solid #ebebeb"/>
    </style:style>
    <style:style style:name="Tabla10.A11" style:family="table-cell">
      <style:table-cell-properties style:vertical-align="middle" fo:padding="0.053cm" fo:border="0.05pt solid #ebebeb"/>
    </style:style>
    <style:style style:name="Tabla10.B11" style:family="table-cell">
      <style:table-cell-properties style:vertical-align="middle" fo:padding="0.053cm" fo:border="0.05pt solid #ebebeb"/>
    </style:style>
    <style:style style:name="Tabla10.C11" style:family="table-cell">
      <style:table-cell-properties style:vertical-align="middle" fo:padding="0.053cm" fo:border="0.05pt solid #ebebeb"/>
    </style:style>
    <style:style style:name="Tabla10.D11" style:family="table-cell">
      <style:table-cell-properties style:vertical-align="middle" fo:padding="0.053cm" fo:border="0.05pt solid #ebebeb"/>
    </style:style>
    <style:style style:name="Tabla10.A12" style:family="table-cell">
      <style:table-cell-properties style:vertical-align="middle" fo:padding="0.053cm" fo:border="0.05pt solid #ebebeb"/>
    </style:style>
    <style:style style:name="Tabla10.B12" style:family="table-cell">
      <style:table-cell-properties style:vertical-align="middle" fo:padding="0.053cm" fo:border="0.05pt solid #ebebeb"/>
    </style:style>
    <style:style style:name="Tabla10.C12" style:family="table-cell">
      <style:table-cell-properties style:vertical-align="middle" fo:padding="0.053cm" fo:border="0.05pt solid #ebebeb"/>
    </style:style>
    <style:style style:name="Tabla10.D12" style:family="table-cell">
      <style:table-cell-properties style:vertical-align="middle" fo:padding="0.053cm" fo:border="0.05pt solid #ebebeb"/>
    </style:style>
    <style:style style:name="Tabla10.A13" style:family="table-cell">
      <style:table-cell-properties style:vertical-align="middle" fo:padding="0.053cm" fo:border="0.05pt solid #ebebeb"/>
    </style:style>
    <style:style style:name="Tabla10.B13" style:family="table-cell">
      <style:table-cell-properties style:vertical-align="middle" fo:padding="0.053cm" fo:border="0.05pt solid #ebebeb"/>
    </style:style>
    <style:style style:name="Tabla10.C13" style:family="table-cell">
      <style:table-cell-properties style:vertical-align="middle" fo:padding="0.053cm" fo:border="0.05pt solid #ebebeb"/>
    </style:style>
    <style:style style:name="Tabla10.D13" style:family="table-cell">
      <style:table-cell-properties style:vertical-align="middle" fo:padding="0.053cm" fo:border="0.05pt solid #ebebeb"/>
    </style:style>
    <style:style style:name="Tabla10.A14" style:family="table-cell">
      <style:table-cell-properties style:vertical-align="middle" fo:padding="0.053cm" fo:border="0.05pt solid #ebebeb"/>
    </style:style>
    <style:style style:name="Tabla10.B14" style:family="table-cell">
      <style:table-cell-properties style:vertical-align="middle" fo:padding="0.053cm" fo:border="0.05pt solid #ebebeb"/>
    </style:style>
    <style:style style:name="Tabla10.C14" style:family="table-cell">
      <style:table-cell-properties style:vertical-align="middle" fo:padding="0.053cm" fo:border="0.05pt solid #ebebeb"/>
    </style:style>
    <style:style style:name="Tabla10.D14" style:family="table-cell">
      <style:table-cell-properties style:vertical-align="middle" fo:padding="0.053cm" fo:border="0.05pt solid #ebebeb"/>
    </style:style>
    <style:style style:name="Tabla10.A15" style:family="table-cell">
      <style:table-cell-properties style:vertical-align="middle" fo:padding="0.053cm" fo:border="0.05pt solid #ebebeb"/>
    </style:style>
    <style:style style:name="Tabla10.B15" style:family="table-cell">
      <style:table-cell-properties style:vertical-align="middle" fo:padding="0.053cm" fo:border="0.05pt solid #ebebeb"/>
    </style:style>
    <style:style style:name="Tabla10.C15" style:family="table-cell">
      <style:table-cell-properties style:vertical-align="middle" fo:padding="0.053cm" fo:border="0.05pt solid #ebebeb"/>
    </style:style>
    <style:style style:name="Tabla10.D15" style:family="table-cell">
      <style:table-cell-properties style:vertical-align="middle" fo:padding="0.053cm" fo:border="0.05pt solid #ebebeb"/>
    </style:style>
    <style:style style:name="Tabla10.A16" style:family="table-cell">
      <style:table-cell-properties style:vertical-align="middle" fo:padding="0.053cm" fo:border="0.05pt solid #ebebeb"/>
    </style:style>
    <style:style style:name="Tabla10.B16" style:family="table-cell">
      <style:table-cell-properties style:vertical-align="middle" fo:padding="0.053cm" fo:border="0.05pt solid #ebebeb"/>
    </style:style>
    <style:style style:name="Tabla10.C16" style:family="table-cell">
      <style:table-cell-properties style:vertical-align="middle" fo:padding="0.053cm" fo:border="0.05pt solid #ebebeb"/>
    </style:style>
    <style:style style:name="Tabla10.D16" style:family="table-cell">
      <style:table-cell-properties style:vertical-align="middle" fo:padding="0.053cm" fo:border="0.05pt solid #ebebeb"/>
    </style:style>
    <style:style style:name="Tabla10.A17" style:family="table-cell">
      <style:table-cell-properties style:vertical-align="middle" fo:padding="0.053cm" fo:border="0.05pt solid #ebebeb"/>
    </style:style>
    <style:style style:name="Tabla10.B17" style:family="table-cell">
      <style:table-cell-properties style:vertical-align="middle" fo:padding="0.053cm" fo:border="0.05pt solid #ebebeb"/>
    </style:style>
    <style:style style:name="Tabla10.C17" style:family="table-cell">
      <style:table-cell-properties style:vertical-align="middle" fo:padding="0.053cm" fo:border="0.05pt solid #ebebeb"/>
    </style:style>
    <style:style style:name="Tabla10.D17" style:family="table-cell">
      <style:table-cell-properties style:vertical-align="middle" fo:padding="0.053cm" fo:border="0.05pt solid #ebebeb"/>
    </style:style>
    <style:style style:name="Tabla10.A18" style:family="table-cell">
      <style:table-cell-properties style:vertical-align="middle" fo:padding="0.053cm" fo:border="0.05pt solid #ebebeb"/>
    </style:style>
    <style:style style:name="Tabla10.B18" style:family="table-cell">
      <style:table-cell-properties style:vertical-align="middle" fo:padding="0.053cm" fo:border="0.05pt solid #ebebeb"/>
    </style:style>
    <style:style style:name="Tabla10.C18" style:family="table-cell">
      <style:table-cell-properties style:vertical-align="middle" fo:padding="0.053cm" fo:border="0.05pt solid #ebebeb"/>
    </style:style>
    <style:style style:name="Tabla10.D18" style:family="table-cell">
      <style:table-cell-properties style:vertical-align="middle" fo:padding="0.053cm" fo:border="0.05pt solid #ebebeb"/>
    </style:style>
    <style:style style:name="Tabla10.A19" style:family="table-cell">
      <style:table-cell-properties style:vertical-align="middle" fo:padding="0.053cm" fo:border="0.05pt solid #ebebeb"/>
    </style:style>
    <style:style style:name="Tabla10.B19" style:family="table-cell">
      <style:table-cell-properties style:vertical-align="middle" fo:padding="0.053cm" fo:border="0.05pt solid #ebebeb"/>
    </style:style>
    <style:style style:name="Tabla10.C19" style:family="table-cell">
      <style:table-cell-properties style:vertical-align="middle" fo:padding="0.053cm" fo:border="0.05pt solid #ebebeb"/>
    </style:style>
    <style:style style:name="Tabla10.D19" style:family="table-cell">
      <style:table-cell-properties style:vertical-align="middle" fo:padding="0.053cm" fo:border="0.05pt solid #ebebeb"/>
    </style:style>
    <style:style style:name="Tabla10.A20" style:family="table-cell">
      <style:table-cell-properties style:vertical-align="middle" fo:padding="0.053cm" fo:border="0.05pt solid #ebebeb"/>
    </style:style>
    <style:style style:name="Tabla10.B20" style:family="table-cell">
      <style:table-cell-properties style:vertical-align="middle" fo:padding="0.053cm" fo:border="0.05pt solid #ebebeb"/>
    </style:style>
    <style:style style:name="Tabla10.C20" style:family="table-cell">
      <style:table-cell-properties style:vertical-align="middle" fo:padding="0.053cm" fo:border="0.05pt solid #ebebeb"/>
    </style:style>
    <style:style style:name="Tabla10.D20" style:family="table-cell">
      <style:table-cell-properties style:vertical-align="middle" fo:padding="0.053cm" fo:border="0.05pt solid #ebebeb"/>
    </style:style>
    <style:style style:name="Tabla10.A21" style:family="table-cell">
      <style:table-cell-properties style:vertical-align="middle" fo:padding="0.053cm" fo:border="0.05pt solid #ebebeb"/>
    </style:style>
    <style:style style:name="Tabla10.B21" style:family="table-cell">
      <style:table-cell-properties style:vertical-align="middle" fo:padding="0.053cm" fo:border="0.05pt solid #ebebeb"/>
    </style:style>
    <style:style style:name="Tabla10.C21" style:family="table-cell">
      <style:table-cell-properties style:vertical-align="middle" fo:padding="0.053cm" fo:border="0.05pt solid #ebebeb"/>
    </style:style>
    <style:style style:name="Tabla10.D21" style:family="table-cell">
      <style:table-cell-properties style:vertical-align="middle" fo:padding="0.053cm" fo:border="0.05pt solid #ebebeb"/>
    </style:style>
    <style:style style:name="Tabla10.A22" style:family="table-cell">
      <style:table-cell-properties style:vertical-align="middle" fo:padding="0.053cm" fo:border="0.05pt solid #ebebeb"/>
    </style:style>
    <style:style style:name="Tabla10.B22" style:family="table-cell">
      <style:table-cell-properties style:vertical-align="middle" fo:padding="0.053cm" fo:border="0.05pt solid #ebebeb"/>
    </style:style>
    <style:style style:name="Tabla10.C22" style:family="table-cell">
      <style:table-cell-properties style:vertical-align="middle" fo:padding="0.053cm" fo:border="0.05pt solid #ebebeb"/>
    </style:style>
    <style:style style:name="Tabla10.D22" style:family="table-cell">
      <style:table-cell-properties style:vertical-align="middle" fo:padding="0.053cm" fo:border="0.05pt solid #ebebeb"/>
    </style:style>
    <style:style style:name="Tabla10.A23" style:family="table-cell">
      <style:table-cell-properties style:vertical-align="middle" fo:padding="0.053cm" fo:border="0.05pt solid #ebebeb"/>
    </style:style>
    <style:style style:name="Tabla10.B23" style:family="table-cell">
      <style:table-cell-properties style:vertical-align="middle" fo:padding="0.053cm" fo:border="0.05pt solid #ebebeb"/>
    </style:style>
    <style:style style:name="Tabla10.C23" style:family="table-cell">
      <style:table-cell-properties style:vertical-align="middle" fo:padding="0.053cm" fo:border="0.05pt solid #ebebeb"/>
    </style:style>
    <style:style style:name="Tabla10.D23" style:family="table-cell">
      <style:table-cell-properties style:vertical-align="middle" fo:padding="0.053cm" fo:border="0.05pt solid #ebebeb"/>
    </style:style>
    <style:style style:name="Tabla10.A24" style:family="table-cell">
      <style:table-cell-properties style:vertical-align="middle" fo:padding="0.053cm" fo:border="0.05pt solid #ebebeb"/>
    </style:style>
    <style:style style:name="Tabla10.B24" style:family="table-cell">
      <style:table-cell-properties style:vertical-align="middle" fo:padding="0.053cm" fo:border="0.05pt solid #ebebeb"/>
    </style:style>
    <style:style style:name="Tabla10.C24" style:family="table-cell">
      <style:table-cell-properties style:vertical-align="middle" fo:padding="0.053cm" fo:border="0.05pt solid #ebebeb"/>
    </style:style>
    <style:style style:name="Tabla10.D24" style:family="table-cell">
      <style:table-cell-properties style:vertical-align="middle" fo:padding="0.053cm" fo:border="0.05pt solid #ebebeb"/>
    </style:style>
    <style:style style:name="Tabla10.A25" style:family="table-cell">
      <style:table-cell-properties style:vertical-align="middle" fo:padding="0.053cm" fo:border="0.05pt solid #ebebeb"/>
    </style:style>
    <style:style style:name="Tabla10.B25" style:family="table-cell">
      <style:table-cell-properties style:vertical-align="middle" fo:padding="0.053cm" fo:border="0.05pt solid #ebebeb"/>
    </style:style>
    <style:style style:name="Tabla10.C25" style:family="table-cell">
      <style:table-cell-properties style:vertical-align="middle" fo:padding="0.053cm" fo:border="0.05pt solid #ebebeb"/>
    </style:style>
    <style:style style:name="Tabla10.D25" style:family="table-cell">
      <style:table-cell-properties style:vertical-align="middle" fo:padding="0.053cm" fo:border="0.05pt solid #ebebeb"/>
    </style:style>
    <style:style style:name="Tabla10.A26" style:family="table-cell">
      <style:table-cell-properties style:vertical-align="middle" fo:padding="0.053cm" fo:border="0.05pt solid #ebebeb"/>
    </style:style>
    <style:style style:name="Tabla10.B26" style:family="table-cell">
      <style:table-cell-properties style:vertical-align="middle" fo:padding="0.053cm" fo:border="0.05pt solid #ebebeb"/>
    </style:style>
    <style:style style:name="Tabla10.C26" style:family="table-cell">
      <style:table-cell-properties style:vertical-align="middle" fo:padding="0.053cm" fo:border="0.05pt solid #ebebeb"/>
    </style:style>
    <style:style style:name="Tabla10.D26" style:family="table-cell">
      <style:table-cell-properties style:vertical-align="middle" fo:padding="0.053cm" fo:border="0.05pt solid #ebebeb"/>
    </style:style>
    <style:style style:name="Tabla10.A27" style:family="table-cell">
      <style:table-cell-properties style:vertical-align="middle" fo:padding="0.053cm" fo:border="0.05pt solid #ebebeb"/>
    </style:style>
    <style:style style:name="Tabla10.B27" style:family="table-cell">
      <style:table-cell-properties style:vertical-align="middle" fo:padding="0.053cm" fo:border="0.05pt solid #ebebeb"/>
    </style:style>
    <style:style style:name="Tabla10.C27" style:family="table-cell">
      <style:table-cell-properties style:vertical-align="middle" fo:padding="0.053cm" fo:border="0.05pt solid #ebebeb"/>
    </style:style>
    <style:style style:name="Tabla10.D27" style:family="table-cell">
      <style:table-cell-properties style:vertical-align="middle" fo:padding="0.053cm" fo:border="0.05pt solid #ebebeb"/>
    </style:style>
    <style:style style:name="Tabla10.A28" style:family="table-cell">
      <style:table-cell-properties style:vertical-align="middle" fo:padding="0.053cm" fo:border="0.05pt solid #ebebeb"/>
    </style:style>
    <style:style style:name="Tabla10.B28" style:family="table-cell">
      <style:table-cell-properties style:vertical-align="middle" fo:padding="0.053cm" fo:border="0.05pt solid #ebebeb"/>
    </style:style>
    <style:style style:name="Tabla10.C28" style:family="table-cell">
      <style:table-cell-properties style:vertical-align="middle" fo:padding="0.053cm" fo:border="0.05pt solid #ebebeb"/>
    </style:style>
    <style:style style:name="Tabla10.D28" style:family="table-cell">
      <style:table-cell-properties style:vertical-align="middle" fo:padding="0.053cm" fo:border="0.05pt solid #ebebeb"/>
    </style:style>
    <style:style style:name="Tabla10.A29" style:family="table-cell">
      <style:table-cell-properties style:vertical-align="middle" fo:padding="0.053cm" fo:border="0.05pt solid #ebebeb"/>
    </style:style>
    <style:style style:name="Tabla10.B29" style:family="table-cell">
      <style:table-cell-properties style:vertical-align="middle" fo:padding="0.053cm" fo:border="0.05pt solid #ebebeb"/>
    </style:style>
    <style:style style:name="Tabla10.C29" style:family="table-cell">
      <style:table-cell-properties style:vertical-align="middle" fo:padding="0.053cm" fo:border="0.05pt solid #ebebeb"/>
    </style:style>
    <style:style style:name="Tabla10.D29" style:family="table-cell">
      <style:table-cell-properties style:vertical-align="middle" fo:padding="0.053cm" fo:border="0.05pt solid #ebebeb"/>
    </style:style>
    <style:style style:name="Tabla10.A30" style:family="table-cell">
      <style:table-cell-properties style:vertical-align="middle" fo:padding="0.053cm" fo:border="0.05pt solid #ebebeb"/>
    </style:style>
    <style:style style:name="Tabla10.B30" style:family="table-cell">
      <style:table-cell-properties style:vertical-align="middle" fo:padding="0.053cm" fo:border="0.05pt solid #ebebeb"/>
    </style:style>
    <style:style style:name="Tabla10.C30" style:family="table-cell">
      <style:table-cell-properties style:vertical-align="middle" fo:padding="0.053cm" fo:border="0.05pt solid #ebebeb"/>
    </style:style>
    <style:style style:name="Tabla10.D30" style:family="table-cell">
      <style:table-cell-properties style:vertical-align="middle" fo:padding="0.053cm" fo:border="0.05pt solid #ebebeb"/>
    </style:style>
    <style:style style:name="Tabla10.A31" style:family="table-cell">
      <style:table-cell-properties style:vertical-align="middle" fo:padding="0.053cm" fo:border="0.05pt solid #ebebeb"/>
    </style:style>
    <style:style style:name="Tabla10.B31" style:family="table-cell">
      <style:table-cell-properties style:vertical-align="middle" fo:padding="0.053cm" fo:border="0.05pt solid #ebebeb"/>
    </style:style>
    <style:style style:name="Tabla10.C31" style:family="table-cell">
      <style:table-cell-properties style:vertical-align="middle" fo:padding="0.053cm" fo:border="0.05pt solid #ebebeb"/>
    </style:style>
    <style:style style:name="Tabla10.D31" style:family="table-cell">
      <style:table-cell-properties style:vertical-align="middle" fo:padding="0.053cm" fo:border="0.05pt solid #ebebeb"/>
    </style:style>
    <style:style style:name="Tabla10.A32" style:family="table-cell">
      <style:table-cell-properties style:vertical-align="middle" fo:padding="0.053cm" fo:border="0.05pt solid #ebebeb"/>
    </style:style>
    <style:style style:name="Tabla10.B32" style:family="table-cell">
      <style:table-cell-properties style:vertical-align="middle" fo:padding="0.053cm" fo:border="0.05pt solid #ebebeb"/>
    </style:style>
    <style:style style:name="Tabla10.C32" style:family="table-cell">
      <style:table-cell-properties style:vertical-align="middle" fo:padding="0.053cm" fo:border="0.05pt solid #ebebeb"/>
    </style:style>
    <style:style style:name="Tabla10.D32" style:family="table-cell">
      <style:table-cell-properties style:vertical-align="middle" fo:padding="0.053cm" fo:border="0.05pt solid #ebebeb"/>
    </style:style>
    <style:style style:name="Tabla10.A33" style:family="table-cell">
      <style:table-cell-properties style:vertical-align="middle" fo:padding="0.053cm" fo:border="0.05pt solid #ebebeb"/>
    </style:style>
    <style:style style:name="Tabla10.B33" style:family="table-cell">
      <style:table-cell-properties style:vertical-align="middle" fo:padding="0.053cm" fo:border="0.05pt solid #ebebeb"/>
    </style:style>
    <style:style style:name="Tabla10.C33" style:family="table-cell">
      <style:table-cell-properties style:vertical-align="middle" fo:padding="0.053cm" fo:border="0.05pt solid #ebebeb"/>
    </style:style>
    <style:style style:name="Tabla10.D33" style:family="table-cell">
      <style:table-cell-properties style:vertical-align="middle" fo:padding="0.053cm" fo:border="0.05pt solid #ebebeb"/>
    </style:style>
    <style:style style:name="Tabla10.A34" style:family="table-cell">
      <style:table-cell-properties style:vertical-align="middle" fo:padding="0.053cm" fo:border="0.05pt solid #ebebeb"/>
    </style:style>
    <style:style style:name="Tabla10.B34" style:family="table-cell">
      <style:table-cell-properties style:vertical-align="middle" fo:padding="0.053cm" fo:border="0.05pt solid #ebebeb"/>
    </style:style>
    <style:style style:name="Tabla10.C34" style:family="table-cell">
      <style:table-cell-properties style:vertical-align="middle" fo:padding="0.053cm" fo:border="0.05pt solid #ebebeb"/>
    </style:style>
    <style:style style:name="Tabla10.D34" style:family="table-cell">
      <style:table-cell-properties style:vertical-align="middle" fo:padding="0.053cm" fo:border="0.05pt solid #ebebeb"/>
    </style:style>
    <style:style style:name="Tabla10.A35" style:family="table-cell">
      <style:table-cell-properties style:vertical-align="middle" fo:padding="0.053cm" fo:border="0.05pt solid #ebebeb"/>
    </style:style>
    <style:style style:name="Tabla10.B35" style:family="table-cell">
      <style:table-cell-properties style:vertical-align="middle" fo:padding="0.053cm" fo:border="0.05pt solid #ebebeb"/>
    </style:style>
    <style:style style:name="Tabla10.C35" style:family="table-cell">
      <style:table-cell-properties style:vertical-align="middle" fo:padding="0.053cm" fo:border="0.05pt solid #ebebeb"/>
    </style:style>
    <style:style style:name="Tabla10.D35" style:family="table-cell">
      <style:table-cell-properties style:vertical-align="middle" fo:padding="0.053cm" fo:border="0.05pt solid #ebebeb"/>
    </style:style>
    <style:style style:name="Tabla10.A36" style:family="table-cell">
      <style:table-cell-properties style:vertical-align="middle" fo:padding="0.053cm" fo:border="0.05pt solid #ebebeb"/>
    </style:style>
    <style:style style:name="Tabla10.B36" style:family="table-cell">
      <style:table-cell-properties style:vertical-align="middle" fo:padding="0.053cm" fo:border="0.05pt solid #ebebeb"/>
    </style:style>
    <style:style style:name="Tabla10.C36" style:family="table-cell">
      <style:table-cell-properties style:vertical-align="middle" fo:padding="0.053cm" fo:border="0.05pt solid #ebebeb"/>
    </style:style>
    <style:style style:name="Tabla10.D36" style:family="table-cell">
      <style:table-cell-properties style:vertical-align="middle" fo:padding="0.053cm" fo:border="0.05pt solid #ebebeb"/>
    </style:style>
    <style:style style:name="Tabla10.A37" style:family="table-cell">
      <style:table-cell-properties style:vertical-align="middle" fo:padding="0.053cm" fo:border="0.05pt solid #ebebeb"/>
    </style:style>
    <style:style style:name="Tabla10.B37" style:family="table-cell">
      <style:table-cell-properties style:vertical-align="middle" fo:padding="0.053cm" fo:border="0.05pt solid #ebebeb"/>
    </style:style>
    <style:style style:name="Tabla10.C37" style:family="table-cell">
      <style:table-cell-properties style:vertical-align="middle" fo:padding="0.053cm" fo:border="0.05pt solid #ebebeb"/>
    </style:style>
    <style:style style:name="Tabla10.D37" style:family="table-cell">
      <style:table-cell-properties style:vertical-align="middle" fo:padding="0.053cm" fo:border="0.05pt solid #ebebeb"/>
    </style:style>
    <style:style style:name="Tabla10.A38" style:family="table-cell">
      <style:table-cell-properties style:vertical-align="middle" fo:padding="0.053cm" fo:border="0.05pt solid #ebebeb"/>
    </style:style>
    <style:style style:name="Tabla10.B38" style:family="table-cell">
      <style:table-cell-properties style:vertical-align="middle" fo:padding="0.053cm" fo:border="0.05pt solid #ebebeb"/>
    </style:style>
    <style:style style:name="Tabla10.C38" style:family="table-cell">
      <style:table-cell-properties style:vertical-align="middle" fo:padding="0.053cm" fo:border="0.05pt solid #ebebeb"/>
    </style:style>
    <style:style style:name="Tabla10.D38" style:family="table-cell">
      <style:table-cell-properties style:vertical-align="middle" fo:padding="0.053cm" fo:border="0.05pt solid #ebebeb"/>
    </style:style>
    <style:style style:name="Tabla10.A39" style:family="table-cell">
      <style:table-cell-properties style:vertical-align="middle" fo:padding="0.053cm" fo:border="0.05pt solid #ebebeb"/>
    </style:style>
    <style:style style:name="Tabla10.B39" style:family="table-cell">
      <style:table-cell-properties style:vertical-align="middle" fo:padding="0.053cm" fo:border="0.05pt solid #ebebeb"/>
    </style:style>
    <style:style style:name="Tabla10.C39" style:family="table-cell">
      <style:table-cell-properties style:vertical-align="middle" fo:padding="0.053cm" fo:border="0.05pt solid #ebebeb"/>
    </style:style>
    <style:style style:name="Tabla10.D39" style:family="table-cell">
      <style:table-cell-properties style:vertical-align="middle" fo:padding="0.053cm" fo:border="0.05pt solid #ebebeb"/>
    </style:style>
    <style:style style:name="Tabla10.A40" style:family="table-cell">
      <style:table-cell-properties style:vertical-align="middle" fo:padding="0.053cm" fo:border="0.05pt solid #ebebeb"/>
    </style:style>
    <style:style style:name="Tabla10.B40" style:family="table-cell">
      <style:table-cell-properties style:vertical-align="middle" fo:padding="0.053cm" fo:border="0.05pt solid #ebebeb"/>
    </style:style>
    <style:style style:name="Tabla10.C40" style:family="table-cell">
      <style:table-cell-properties style:vertical-align="middle" fo:padding="0.053cm" fo:border="0.05pt solid #ebebeb"/>
    </style:style>
    <style:style style:name="Tabla10.D40" style:family="table-cell">
      <style:table-cell-properties style:vertical-align="middle" fo:padding="0.053cm" fo:border="0.05pt solid #ebebeb"/>
    </style:style>
    <style:style style:name="Tabla10.A41" style:family="table-cell">
      <style:table-cell-properties style:vertical-align="middle" fo:padding="0.053cm" fo:border="0.05pt solid #ebebeb"/>
    </style:style>
    <style:style style:name="Tabla10.B41" style:family="table-cell">
      <style:table-cell-properties style:vertical-align="middle" fo:padding="0.053cm" fo:border="0.05pt solid #ebebeb"/>
    </style:style>
    <style:style style:name="Tabla10.C41" style:family="table-cell">
      <style:table-cell-properties style:vertical-align="middle" fo:padding="0.053cm" fo:border="0.05pt solid #ebebeb"/>
    </style:style>
    <style:style style:name="Tabla10.D41" style:family="table-cell">
      <style:table-cell-properties style:vertical-align="middle" fo:padding="0.053cm" fo:border="0.05pt solid #ebebeb"/>
    </style:style>
    <style:style style:name="Tabla10.A42" style:family="table-cell">
      <style:table-cell-properties style:vertical-align="middle" fo:padding="0.053cm" fo:border="0.05pt solid #ebebeb"/>
    </style:style>
    <style:style style:name="Tabla10.B42" style:family="table-cell">
      <style:table-cell-properties style:vertical-align="middle" fo:padding="0.053cm" fo:border="0.05pt solid #ebebeb"/>
    </style:style>
    <style:style style:name="Tabla10.C42" style:family="table-cell">
      <style:table-cell-properties style:vertical-align="middle" fo:padding="0.053cm" fo:border="0.05pt solid #ebebeb"/>
    </style:style>
    <style:style style:name="Tabla10.D42" style:family="table-cell">
      <style:table-cell-properties style:vertical-align="middle" fo:padding="0.053cm" fo:border="0.05pt solid #ebebeb"/>
    </style:style>
    <style:style style:name="Tabla10.A43" style:family="table-cell">
      <style:table-cell-properties style:vertical-align="middle" fo:padding="0.053cm" fo:border="0.05pt solid #ebebeb"/>
    </style:style>
    <style:style style:name="Tabla10.B43" style:family="table-cell">
      <style:table-cell-properties style:vertical-align="middle" fo:padding="0.053cm" fo:border="0.05pt solid #ebebeb"/>
    </style:style>
    <style:style style:name="Tabla10.C43" style:family="table-cell">
      <style:table-cell-properties style:vertical-align="middle" fo:padding="0.053cm" fo:border="0.05pt solid #ebebeb"/>
    </style:style>
    <style:style style:name="Tabla10.D43" style:family="table-cell">
      <style:table-cell-properties style:vertical-align="middle" fo:padding="0.053cm" fo:border="0.05pt solid #ebebeb"/>
    </style:style>
    <style:style style:name="Tabla10.A44" style:family="table-cell">
      <style:table-cell-properties style:vertical-align="middle" fo:padding="0.053cm" fo:border="0.05pt solid #ebebeb"/>
    </style:style>
    <style:style style:name="Tabla10.B44" style:family="table-cell">
      <style:table-cell-properties style:vertical-align="middle" fo:padding="0.053cm" fo:border="0.05pt solid #ebebeb"/>
    </style:style>
    <style:style style:name="Tabla10.C44" style:family="table-cell">
      <style:table-cell-properties style:vertical-align="middle" fo:padding="0.053cm" fo:border="0.05pt solid #ebebeb"/>
    </style:style>
    <style:style style:name="Tabla10.D44" style:family="table-cell">
      <style:table-cell-properties style:vertical-align="middle" fo:padding="0.053cm" fo:border="0.05pt solid #ebebeb"/>
    </style:style>
    <style:style style:name="Tabla10.A45" style:family="table-cell">
      <style:table-cell-properties style:vertical-align="middle" fo:padding="0.053cm" fo:border="0.05pt solid #ebebeb"/>
    </style:style>
    <style:style style:name="Tabla10.B45" style:family="table-cell">
      <style:table-cell-properties style:vertical-align="middle" fo:padding="0.053cm" fo:border="0.05pt solid #ebebeb"/>
    </style:style>
    <style:style style:name="Tabla10.C45" style:family="table-cell">
      <style:table-cell-properties style:vertical-align="middle" fo:padding="0.053cm" fo:border="0.05pt solid #ebebeb"/>
    </style:style>
    <style:style style:name="Tabla10.D45" style:family="table-cell">
      <style:table-cell-properties style:vertical-align="middle" fo:padding="0.053cm" fo:border="0.05pt solid #ebebeb"/>
    </style:style>
    <style:style style:name="Tabla10.A46" style:family="table-cell">
      <style:table-cell-properties style:vertical-align="middle" fo:padding="0.053cm" fo:border="0.05pt solid #ebebeb"/>
    </style:style>
    <style:style style:name="Tabla10.B46" style:family="table-cell">
      <style:table-cell-properties style:vertical-align="middle" fo:padding="0.053cm" fo:border="0.05pt solid #ebebeb"/>
    </style:style>
    <style:style style:name="Tabla10.C46" style:family="table-cell">
      <style:table-cell-properties style:vertical-align="middle" fo:padding="0.053cm" fo:border="0.05pt solid #ebebeb"/>
    </style:style>
    <style:style style:name="Tabla10.D46" style:family="table-cell">
      <style:table-cell-properties style:vertical-align="middle" fo:padding="0.053cm" fo:border="0.05pt solid #ebebeb"/>
    </style:style>
    <style:style style:name="Tabla10.A47" style:family="table-cell">
      <style:table-cell-properties style:vertical-align="middle" fo:padding="0.053cm" fo:border="0.05pt solid #ebebeb"/>
    </style:style>
    <style:style style:name="Tabla10.B47" style:family="table-cell">
      <style:table-cell-properties style:vertical-align="middle" fo:padding="0.053cm" fo:border="0.05pt solid #ebebeb"/>
    </style:style>
    <style:style style:name="Tabla10.C47" style:family="table-cell">
      <style:table-cell-properties style:vertical-align="middle" fo:padding="0.053cm" fo:border="0.05pt solid #ebebeb"/>
    </style:style>
    <style:style style:name="Tabla10.D47" style:family="table-cell">
      <style:table-cell-properties style:vertical-align="middle" fo:padding="0.053cm" fo:border="0.05pt solid #ebebeb"/>
    </style:style>
    <style:style style:name="Tabla10.A48" style:family="table-cell">
      <style:table-cell-properties style:vertical-align="middle" fo:padding="0.053cm" fo:border="0.05pt solid #ebebeb"/>
    </style:style>
    <style:style style:name="Tabla10.B48" style:family="table-cell">
      <style:table-cell-properties style:vertical-align="middle" fo:padding="0.053cm" fo:border="0.05pt solid #ebebeb"/>
    </style:style>
    <style:style style:name="Tabla10.C48" style:family="table-cell">
      <style:table-cell-properties style:vertical-align="middle" fo:padding="0.053cm" fo:border="0.05pt solid #ebebeb"/>
    </style:style>
    <style:style style:name="Tabla10.D48" style:family="table-cell">
      <style:table-cell-properties style:vertical-align="middle" fo:padding="0.053cm" fo:border="0.05pt solid #ebebeb"/>
    </style:style>
    <style:style style:name="Tabla10.A49" style:family="table-cell">
      <style:table-cell-properties style:vertical-align="middle" fo:padding="0.053cm" fo:border="0.05pt solid #ebebeb"/>
    </style:style>
    <style:style style:name="Tabla10.B49" style:family="table-cell">
      <style:table-cell-properties style:vertical-align="middle" fo:padding="0.053cm" fo:border="0.05pt solid #ebebeb"/>
    </style:style>
    <style:style style:name="Tabla10.C49" style:family="table-cell">
      <style:table-cell-properties style:vertical-align="middle" fo:padding="0.053cm" fo:border="0.05pt solid #ebebeb"/>
    </style:style>
    <style:style style:name="Tabla10.D49" style:family="table-cell">
      <style:table-cell-properties style:vertical-align="middle" fo:padding="0.053cm" fo:border="0.05pt solid #ebebeb"/>
    </style:style>
    <style:style style:name="Tabla10.A50" style:family="table-cell">
      <style:table-cell-properties style:vertical-align="middle" fo:padding="0.053cm" fo:border="0.05pt solid #ebebeb"/>
    </style:style>
    <style:style style:name="Tabla10.B50" style:family="table-cell">
      <style:table-cell-properties style:vertical-align="middle" fo:padding="0.053cm" fo:border="0.05pt solid #ebebeb"/>
    </style:style>
    <style:style style:name="Tabla10.C50" style:family="table-cell">
      <style:table-cell-properties style:vertical-align="middle" fo:padding="0.053cm" fo:border="0.05pt solid #ebebeb"/>
    </style:style>
    <style:style style:name="Tabla10.D50" style:family="table-cell">
      <style:table-cell-properties style:vertical-align="middle" fo:padding="0.053cm" fo:border="0.05pt solid #ebebeb"/>
    </style:style>
    <style:style style:name="Tabla10.A51" style:family="table-cell">
      <style:table-cell-properties style:vertical-align="middle" fo:padding="0.053cm" fo:border="0.05pt solid #ebebeb"/>
    </style:style>
    <style:style style:name="Tabla10.B51" style:family="table-cell">
      <style:table-cell-properties style:vertical-align="middle" fo:padding="0.053cm" fo:border="0.05pt solid #ebebeb"/>
    </style:style>
    <style:style style:name="Tabla10.C51" style:family="table-cell">
      <style:table-cell-properties style:vertical-align="middle" fo:padding="0.053cm" fo:border="0.05pt solid #ebebeb"/>
    </style:style>
    <style:style style:name="Tabla10.D51" style:family="table-cell">
      <style:table-cell-properties style:vertical-align="middle" fo:padding="0.053cm" fo:border="0.05pt solid #ebebeb"/>
    </style:style>
    <style:style style:name="Tabla10.A52" style:family="table-cell">
      <style:table-cell-properties style:vertical-align="middle" fo:padding="0.053cm" fo:border="0.05pt solid #ebebeb"/>
    </style:style>
    <style:style style:name="Tabla10.B52" style:family="table-cell">
      <style:table-cell-properties style:vertical-align="middle" fo:padding="0.053cm" fo:border="0.05pt solid #ebebeb"/>
    </style:style>
    <style:style style:name="Tabla10.C52" style:family="table-cell">
      <style:table-cell-properties style:vertical-align="middle" fo:padding="0.053cm" fo:border="0.05pt solid #ebebeb"/>
    </style:style>
    <style:style style:name="Tabla10.D52" style:family="table-cell">
      <style:table-cell-properties style:vertical-align="middle" fo:padding="0.053cm" fo:border="0.05pt solid #ebebeb"/>
    </style:style>
    <style:style style:name="Tabla10.A53" style:family="table-cell">
      <style:table-cell-properties style:vertical-align="middle" fo:padding="0.053cm" fo:border="0.05pt solid #ebebeb"/>
    </style:style>
    <style:style style:name="Tabla10.B53" style:family="table-cell">
      <style:table-cell-properties style:vertical-align="middle" fo:padding="0.053cm" fo:border="0.05pt solid #ebebeb"/>
    </style:style>
    <style:style style:name="Tabla10.C53" style:family="table-cell">
      <style:table-cell-properties style:vertical-align="middle" fo:padding="0.053cm" fo:border="0.05pt solid #ebebeb"/>
    </style:style>
    <style:style style:name="Tabla10.D53" style:family="table-cell">
      <style:table-cell-properties style:vertical-align="middle" fo:padding="0.053cm" fo:border="0.05pt solid #ebebeb"/>
    </style:style>
    <style:style style:name="Tabla10.A54" style:family="table-cell">
      <style:table-cell-properties style:vertical-align="middle" fo:padding="0.053cm" fo:border="0.05pt solid #ebebeb"/>
    </style:style>
    <style:style style:name="Tabla10.B54" style:family="table-cell">
      <style:table-cell-properties style:vertical-align="middle" fo:padding="0.053cm" fo:border="0.05pt solid #ebebeb"/>
    </style:style>
    <style:style style:name="Tabla10.C54" style:family="table-cell">
      <style:table-cell-properties style:vertical-align="middle" fo:padding="0.053cm" fo:border="0.05pt solid #ebebeb"/>
    </style:style>
    <style:style style:name="Tabla10.D54" style:family="table-cell">
      <style:table-cell-properties style:vertical-align="middle" fo:padding="0.053cm" fo:border="0.05pt solid #ebebeb"/>
    </style:style>
    <style:style style:name="Tabla10.A55" style:family="table-cell">
      <style:table-cell-properties style:vertical-align="middle" fo:padding="0.053cm" fo:border="0.05pt solid #ebebeb"/>
    </style:style>
    <style:style style:name="Tabla10.B55" style:family="table-cell">
      <style:table-cell-properties style:vertical-align="middle" fo:padding="0.053cm" fo:border="0.05pt solid #ebebeb"/>
    </style:style>
    <style:style style:name="Tabla10.C55" style:family="table-cell">
      <style:table-cell-properties style:vertical-align="middle" fo:padding="0.053cm" fo:border="0.05pt solid #ebebeb"/>
    </style:style>
    <style:style style:name="Tabla10.D55" style:family="table-cell">
      <style:table-cell-properties style:vertical-align="middle" fo:padding="0.053cm" fo:border="0.05pt solid #ebebeb"/>
    </style:style>
    <style:style style:name="Tabla10.A56" style:family="table-cell">
      <style:table-cell-properties style:vertical-align="middle" fo:padding="0.053cm" fo:border="0.05pt solid #ebebeb"/>
    </style:style>
    <style:style style:name="Tabla10.B56" style:family="table-cell">
      <style:table-cell-properties style:vertical-align="middle" fo:padding="0.053cm" fo:border="0.05pt solid #ebebeb"/>
    </style:style>
    <style:style style:name="Tabla10.C56" style:family="table-cell">
      <style:table-cell-properties style:vertical-align="middle" fo:padding="0.053cm" fo:border="0.05pt solid #ebebeb"/>
    </style:style>
    <style:style style:name="Tabla10.D56" style:family="table-cell">
      <style:table-cell-properties style:vertical-align="middle" fo:padding="0.053cm" fo:border="0.05pt solid #ebebeb"/>
    </style:style>
    <style:style style:name="Tabla10.A57" style:family="table-cell">
      <style:table-cell-properties style:vertical-align="middle" fo:padding="0.053cm" fo:border="0.05pt solid #ebebeb"/>
    </style:style>
    <style:style style:name="Tabla10.B57" style:family="table-cell">
      <style:table-cell-properties style:vertical-align="middle" fo:padding="0.053cm" fo:border="0.05pt solid #ebebeb"/>
    </style:style>
    <style:style style:name="Tabla10.C57" style:family="table-cell">
      <style:table-cell-properties style:vertical-align="middle" fo:padding="0.053cm" fo:border="0.05pt solid #ebebeb"/>
    </style:style>
    <style:style style:name="Tabla10.D57" style:family="table-cell">
      <style:table-cell-properties style:vertical-align="middle" fo:padding="0.053cm" fo:border="0.05pt solid #ebebeb"/>
    </style:style>
    <style:style style:name="Tabla10.A58" style:family="table-cell">
      <style:table-cell-properties style:vertical-align="middle" fo:padding="0.053cm" fo:border="0.05pt solid #ebebeb"/>
    </style:style>
    <style:style style:name="Tabla10.B58" style:family="table-cell">
      <style:table-cell-properties style:vertical-align="middle" fo:padding="0.053cm" fo:border="0.05pt solid #ebebeb"/>
    </style:style>
    <style:style style:name="Tabla10.C58" style:family="table-cell">
      <style:table-cell-properties style:vertical-align="middle" fo:padding="0.053cm" fo:border="0.05pt solid #ebebeb"/>
    </style:style>
    <style:style style:name="Tabla10.D58" style:family="table-cell">
      <style:table-cell-properties style:vertical-align="middle" fo:padding="0.053cm" fo:border="0.05pt solid #ebebeb"/>
    </style:style>
    <style:style style:name="Tabla10.A59" style:family="table-cell">
      <style:table-cell-properties style:vertical-align="middle" fo:padding="0.053cm" fo:border="0.05pt solid #ebebeb"/>
    </style:style>
    <style:style style:name="Tabla10.B59" style:family="table-cell">
      <style:table-cell-properties style:vertical-align="middle" fo:padding="0.053cm" fo:border="0.05pt solid #ebebeb"/>
    </style:style>
    <style:style style:name="Tabla10.C59" style:family="table-cell">
      <style:table-cell-properties style:vertical-align="middle" fo:padding="0.053cm" fo:border="0.05pt solid #ebebeb"/>
    </style:style>
    <style:style style:name="Tabla10.D59" style:family="table-cell">
      <style:table-cell-properties style:vertical-align="middle" fo:padding="0.053cm" fo:border="0.05pt solid #ebebeb"/>
    </style:style>
    <style:style style:name="Tabla10.A60" style:family="table-cell">
      <style:table-cell-properties style:vertical-align="middle" fo:padding="0.053cm" fo:border="0.05pt solid #ebebeb"/>
    </style:style>
    <style:style style:name="Tabla10.B60" style:family="table-cell">
      <style:table-cell-properties style:vertical-align="middle" fo:padding="0.053cm" fo:border="0.05pt solid #ebebeb"/>
    </style:style>
    <style:style style:name="Tabla10.C60" style:family="table-cell">
      <style:table-cell-properties style:vertical-align="middle" fo:padding="0.053cm" fo:border="0.05pt solid #ebebeb"/>
    </style:style>
    <style:style style:name="Tabla10.D60" style:family="table-cell">
      <style:table-cell-properties style:vertical-align="middle" fo:padding="0.053cm" fo:border="0.05pt solid #ebebeb"/>
    </style:style>
    <style:style style:name="Tabla10.A61" style:family="table-cell">
      <style:table-cell-properties style:vertical-align="middle" fo:padding="0.053cm" fo:border="0.05pt solid #ebebeb"/>
    </style:style>
    <style:style style:name="Tabla10.B61" style:family="table-cell">
      <style:table-cell-properties style:vertical-align="middle" fo:padding="0.053cm" fo:border="0.05pt solid #ebebeb"/>
    </style:style>
    <style:style style:name="Tabla10.C61" style:family="table-cell">
      <style:table-cell-properties style:vertical-align="middle" fo:padding="0.053cm" fo:border="0.05pt solid #ebebeb"/>
    </style:style>
    <style:style style:name="Tabla10.D61" style:family="table-cell">
      <style:table-cell-properties style:vertical-align="middle" fo:padding="0.053cm" fo:border="0.05pt solid #ebebeb"/>
    </style:style>
    <style:style style:name="Tabla10.A62" style:family="table-cell">
      <style:table-cell-properties style:vertical-align="middle" fo:padding="0.053cm" fo:border="0.05pt solid #ebebeb"/>
    </style:style>
    <style:style style:name="Tabla10.B62" style:family="table-cell">
      <style:table-cell-properties style:vertical-align="middle" fo:padding="0.053cm" fo:border="0.05pt solid #ebebeb"/>
    </style:style>
    <style:style style:name="Tabla10.C62" style:family="table-cell">
      <style:table-cell-properties style:vertical-align="middle" fo:padding="0.053cm" fo:border="0.05pt solid #ebebeb"/>
    </style:style>
    <style:style style:name="Tabla10.D62" style:family="table-cell">
      <style:table-cell-properties style:vertical-align="middle" fo:padding="0.053cm" fo:border="0.05pt solid #ebebeb"/>
    </style:style>
    <style:style style:name="Tabla10.A63" style:family="table-cell">
      <style:table-cell-properties style:vertical-align="middle" fo:padding="0.053cm" fo:border="0.05pt solid #ebebeb"/>
    </style:style>
    <style:style style:name="Tabla10.B63" style:family="table-cell">
      <style:table-cell-properties style:vertical-align="middle" fo:padding="0.053cm" fo:border="0.05pt solid #ebebeb"/>
    </style:style>
    <style:style style:name="Tabla10.C63" style:family="table-cell">
      <style:table-cell-properties style:vertical-align="middle" fo:padding="0.053cm" fo:border="0.05pt solid #ebebeb"/>
    </style:style>
    <style:style style:name="Tabla10.D63" style:family="table-cell">
      <style:table-cell-properties style:vertical-align="middle" fo:padding="0.053cm" fo:border="0.05pt solid #ebebeb"/>
    </style:style>
    <style:style style:name="Tabla10.A64" style:family="table-cell">
      <style:table-cell-properties style:vertical-align="middle" fo:padding="0.053cm" fo:border="0.05pt solid #ebebeb"/>
    </style:style>
    <style:style style:name="Tabla10.B64" style:family="table-cell">
      <style:table-cell-properties style:vertical-align="middle" fo:padding="0.053cm" fo:border="0.05pt solid #ebebeb"/>
    </style:style>
    <style:style style:name="Tabla10.C64" style:family="table-cell">
      <style:table-cell-properties style:vertical-align="middle" fo:padding="0.053cm" fo:border="0.05pt solid #ebebeb"/>
    </style:style>
    <style:style style:name="Tabla10.D64" style:family="table-cell">
      <style:table-cell-properties style:vertical-align="middle" fo:padding="0.053cm" fo:border="0.05pt solid #ebebeb"/>
    </style:style>
    <style:style style:name="Tabla10.A65" style:family="table-cell">
      <style:table-cell-properties style:vertical-align="middle" fo:padding="0.053cm" fo:border="0.05pt solid #ebebeb"/>
    </style:style>
    <style:style style:name="Tabla10.B65" style:family="table-cell">
      <style:table-cell-properties style:vertical-align="middle" fo:padding="0.053cm" fo:border="0.05pt solid #ebebeb"/>
    </style:style>
    <style:style style:name="Tabla10.C65" style:family="table-cell">
      <style:table-cell-properties style:vertical-align="middle" fo:padding="0.053cm" fo:border="0.05pt solid #ebebeb"/>
    </style:style>
    <style:style style:name="Tabla10.D65" style:family="table-cell">
      <style:table-cell-properties style:vertical-align="middle" fo:padding="0.053cm" fo:border="0.05pt solid #ebebeb"/>
    </style:style>
    <style:style style:name="Tabla10.A66" style:family="table-cell">
      <style:table-cell-properties style:vertical-align="middle" fo:padding="0.053cm" fo:border="0.05pt solid #ebebeb"/>
    </style:style>
    <style:style style:name="Tabla10.B66" style:family="table-cell">
      <style:table-cell-properties style:vertical-align="middle" fo:padding="0.053cm" fo:border="0.05pt solid #ebebeb"/>
    </style:style>
    <style:style style:name="Tabla10.C66" style:family="table-cell">
      <style:table-cell-properties style:vertical-align="middle" fo:padding="0.053cm" fo:border="0.05pt solid #ebebeb"/>
    </style:style>
    <style:style style:name="Tabla10.D66" style:family="table-cell">
      <style:table-cell-properties style:vertical-align="middle" fo:padding="0.053cm" fo:border="0.05pt solid #ebebeb"/>
    </style:style>
    <style:style style:name="Tabla10.A67" style:family="table-cell">
      <style:table-cell-properties style:vertical-align="middle" fo:padding="0.053cm" fo:border="0.05pt solid #ebebeb"/>
    </style:style>
    <style:style style:name="Tabla10.B67" style:family="table-cell">
      <style:table-cell-properties style:vertical-align="middle" fo:padding="0.053cm" fo:border="0.05pt solid #ebebeb"/>
    </style:style>
    <style:style style:name="Tabla10.C67" style:family="table-cell">
      <style:table-cell-properties style:vertical-align="middle" fo:padding="0.053cm" fo:border="0.05pt solid #ebebeb"/>
    </style:style>
    <style:style style:name="Tabla10.D67" style:family="table-cell">
      <style:table-cell-properties style:vertical-align="middle" fo:padding="0.053cm" fo:border="0.05pt solid #ebebeb"/>
    </style:style>
    <style:style style:name="Tabla10.A68" style:family="table-cell">
      <style:table-cell-properties style:vertical-align="middle" fo:padding="0.053cm" fo:border="0.05pt solid #ebebeb"/>
    </style:style>
    <style:style style:name="Tabla10.B68" style:family="table-cell">
      <style:table-cell-properties style:vertical-align="middle" fo:padding="0.053cm" fo:border="0.05pt solid #ebebeb"/>
    </style:style>
    <style:style style:name="Tabla10.C68" style:family="table-cell">
      <style:table-cell-properties style:vertical-align="middle" fo:padding="0.053cm" fo:border="0.05pt solid #ebebeb"/>
    </style:style>
    <style:style style:name="Tabla10.D68" style:family="table-cell">
      <style:table-cell-properties style:vertical-align="middle" fo:padding="0.053cm" fo:border="0.05pt solid #ebebeb"/>
    </style:style>
    <style:style style:name="Tabla10.A69" style:family="table-cell">
      <style:table-cell-properties style:vertical-align="middle" fo:padding="0.053cm" fo:border="0.05pt solid #ebebeb"/>
    </style:style>
    <style:style style:name="Tabla10.B69" style:family="table-cell">
      <style:table-cell-properties style:vertical-align="middle" fo:padding="0.053cm" fo:border="0.05pt solid #ebebeb"/>
    </style:style>
    <style:style style:name="Tabla10.C69" style:family="table-cell">
      <style:table-cell-properties style:vertical-align="middle" fo:padding="0.053cm" fo:border="0.05pt solid #ebebeb"/>
    </style:style>
    <style:style style:name="Tabla10.D69" style:family="table-cell">
      <style:table-cell-properties style:vertical-align="middle" fo:padding="0.053cm" fo:border="0.05pt solid #ebebeb"/>
    </style:style>
    <style:style style:name="Tabla10.A70" style:family="table-cell">
      <style:table-cell-properties style:vertical-align="middle" fo:padding="0.053cm" fo:border="0.05pt solid #ebebeb"/>
    </style:style>
    <style:style style:name="Tabla10.B70" style:family="table-cell">
      <style:table-cell-properties style:vertical-align="middle" fo:padding="0.053cm" fo:border="0.05pt solid #ebebeb"/>
    </style:style>
    <style:style style:name="Tabla10.C70" style:family="table-cell">
      <style:table-cell-properties style:vertical-align="middle" fo:padding="0.053cm" fo:border="0.05pt solid #ebebeb"/>
    </style:style>
    <style:style style:name="Tabla10.D70" style:family="table-cell">
      <style:table-cell-properties style:vertical-align="middle" fo:padding="0.053cm" fo:border="0.05pt solid #ebebeb"/>
    </style:style>
    <style:style style:name="Tabla10.A71" style:family="table-cell">
      <style:table-cell-properties style:vertical-align="middle" fo:padding="0.053cm" fo:border="0.05pt solid #ebebeb"/>
    </style:style>
    <style:style style:name="Tabla10.B71" style:family="table-cell">
      <style:table-cell-properties style:vertical-align="middle" fo:padding="0.053cm" fo:border="0.05pt solid #ebebeb"/>
    </style:style>
    <style:style style:name="Tabla10.C71" style:family="table-cell">
      <style:table-cell-properties style:vertical-align="middle" fo:padding="0.053cm" fo:border="0.05pt solid #ebebeb"/>
    </style:style>
    <style:style style:name="Tabla10.D71" style:family="table-cell">
      <style:table-cell-properties style:vertical-align="middle" fo:padding="0.053cm" fo:border="0.05pt solid #ebebeb"/>
    </style:style>
    <style:style style:name="Tabla10.A72" style:family="table-cell">
      <style:table-cell-properties style:vertical-align="middle" fo:padding="0.053cm" fo:border="0.05pt solid #ebebeb"/>
    </style:style>
    <style:style style:name="Tabla10.B72" style:family="table-cell">
      <style:table-cell-properties style:vertical-align="middle" fo:padding="0.053cm" fo:border="0.05pt solid #ebebeb"/>
    </style:style>
    <style:style style:name="Tabla10.C72" style:family="table-cell">
      <style:table-cell-properties style:vertical-align="middle" fo:padding="0.053cm" fo:border="0.05pt solid #ebebeb"/>
    </style:style>
    <style:style style:name="Tabla10.D72" style:family="table-cell">
      <style:table-cell-properties style:vertical-align="middle" fo:padding="0.053cm" fo:border="0.05pt solid #ebebeb"/>
    </style:style>
    <style:style style:name="Tabla10.A73" style:family="table-cell">
      <style:table-cell-properties style:vertical-align="middle" fo:padding="0.053cm" fo:border="0.05pt solid #ebebeb"/>
    </style:style>
    <style:style style:name="Tabla10.B73" style:family="table-cell">
      <style:table-cell-properties style:vertical-align="middle" fo:padding="0.053cm" fo:border="0.05pt solid #ebebeb"/>
    </style:style>
    <style:style style:name="Tabla10.C73" style:family="table-cell">
      <style:table-cell-properties style:vertical-align="middle" fo:padding="0.053cm" fo:border="0.05pt solid #ebebeb"/>
    </style:style>
    <style:style style:name="Tabla10.D73" style:family="table-cell">
      <style:table-cell-properties style:vertical-align="middle" fo:padding="0.053cm" fo:border="0.05pt solid #ebebeb"/>
    </style:style>
    <style:style style:name="Tabla10.A74" style:family="table-cell">
      <style:table-cell-properties style:vertical-align="middle" fo:padding="0.053cm" fo:border="0.05pt solid #ebebeb"/>
    </style:style>
    <style:style style:name="Tabla10.B74" style:family="table-cell">
      <style:table-cell-properties style:vertical-align="middle" fo:padding="0.053cm" fo:border="0.05pt solid #ebebeb"/>
    </style:style>
    <style:style style:name="Tabla10.C74" style:family="table-cell">
      <style:table-cell-properties style:vertical-align="middle" fo:padding="0.053cm" fo:border="0.05pt solid #ebebeb"/>
    </style:style>
    <style:style style:name="Tabla10.D74" style:family="table-cell">
      <style:table-cell-properties style:vertical-align="middle" fo:padding="0.053cm" fo:border="0.05pt solid #ebebeb"/>
    </style:style>
    <style:style style:name="Tabla10.A75" style:family="table-cell">
      <style:table-cell-properties style:vertical-align="middle" fo:padding="0.053cm" fo:border="0.05pt solid #ebebeb"/>
    </style:style>
    <style:style style:name="Tabla10.B75" style:family="table-cell">
      <style:table-cell-properties style:vertical-align="middle" fo:padding="0.053cm" fo:border="0.05pt solid #ebebeb"/>
    </style:style>
    <style:style style:name="Tabla10.C75" style:family="table-cell">
      <style:table-cell-properties style:vertical-align="middle" fo:padding="0.053cm" fo:border="0.05pt solid #ebebeb"/>
    </style:style>
    <style:style style:name="Tabla10.D75" style:family="table-cell">
      <style:table-cell-properties style:vertical-align="middle" fo:padding="0.053cm" fo:border="0.05pt solid #ebebeb"/>
    </style:style>
    <style:style style:name="Tabla10.A76" style:family="table-cell">
      <style:table-cell-properties style:vertical-align="middle" fo:padding="0.053cm" fo:border="0.05pt solid #ebebeb"/>
    </style:style>
    <style:style style:name="Tabla10.B76" style:family="table-cell">
      <style:table-cell-properties style:vertical-align="middle" fo:padding="0.053cm" fo:border="0.05pt solid #ebebeb"/>
    </style:style>
    <style:style style:name="Tabla10.C76" style:family="table-cell">
      <style:table-cell-properties style:vertical-align="middle" fo:padding="0.053cm" fo:border="0.05pt solid #ebebeb"/>
    </style:style>
    <style:style style:name="Tabla10.D76" style:family="table-cell">
      <style:table-cell-properties style:vertical-align="middle" fo:padding="0.053cm" fo:border="0.05pt solid #ebebeb"/>
    </style:style>
    <style:style style:name="Tabla10.A77" style:family="table-cell">
      <style:table-cell-properties style:vertical-align="middle" fo:padding="0.053cm" fo:border="0.05pt solid #ebebeb"/>
    </style:style>
    <style:style style:name="Tabla10.B77" style:family="table-cell">
      <style:table-cell-properties style:vertical-align="middle" fo:padding="0.053cm" fo:border="0.05pt solid #ebebeb"/>
    </style:style>
    <style:style style:name="Tabla10.C77" style:family="table-cell">
      <style:table-cell-properties style:vertical-align="middle" fo:padding="0.053cm" fo:border="0.05pt solid #ebebeb"/>
    </style:style>
    <style:style style:name="Tabla10.D77" style:family="table-cell">
      <style:table-cell-properties style:vertical-align="middle" fo:padding="0.053cm" fo:border="0.05pt solid #ebebeb"/>
    </style:style>
    <style:style style:name="Tabla10.A78" style:family="table-cell">
      <style:table-cell-properties style:vertical-align="middle" fo:padding="0.053cm" fo:border="0.05pt solid #ebebeb"/>
    </style:style>
    <style:style style:name="Tabla10.B78" style:family="table-cell">
      <style:table-cell-properties style:vertical-align="middle" fo:padding="0.053cm" fo:border="0.05pt solid #ebebeb"/>
    </style:style>
    <style:style style:name="Tabla10.C78" style:family="table-cell">
      <style:table-cell-properties style:vertical-align="middle" fo:padding="0.053cm" fo:border="0.05pt solid #ebebeb"/>
    </style:style>
    <style:style style:name="Tabla10.D78" style:family="table-cell">
      <style:table-cell-properties style:vertical-align="middle" fo:padding="0.053cm" fo:border="0.05pt solid #ebebeb"/>
    </style:style>
    <style:style style:name="Tabla10.A79" style:family="table-cell">
      <style:table-cell-properties style:vertical-align="middle" fo:padding="0.053cm" fo:border="0.05pt solid #ebebeb"/>
    </style:style>
    <style:style style:name="Tabla10.B79" style:family="table-cell">
      <style:table-cell-properties style:vertical-align="middle" fo:padding="0.053cm" fo:border="0.05pt solid #ebebeb"/>
    </style:style>
    <style:style style:name="Tabla10.C79" style:family="table-cell">
      <style:table-cell-properties style:vertical-align="middle" fo:padding="0.053cm" fo:border="0.05pt solid #ebebeb"/>
    </style:style>
    <style:style style:name="Tabla10.D79" style:family="table-cell">
      <style:table-cell-properties style:vertical-align="middle" fo:padding="0.053cm" fo:border="0.05pt solid #ebebeb"/>
    </style:style>
    <style:style style:name="Tabla10.A80" style:family="table-cell">
      <style:table-cell-properties style:vertical-align="middle" fo:padding="0.053cm" fo:border="0.05pt solid #ebebeb"/>
    </style:style>
    <style:style style:name="Tabla10.B80" style:family="table-cell">
      <style:table-cell-properties style:vertical-align="middle" fo:padding="0.053cm" fo:border="0.05pt solid #ebebeb"/>
    </style:style>
    <style:style style:name="Tabla10.C80" style:family="table-cell">
      <style:table-cell-properties style:vertical-align="middle" fo:padding="0.053cm" fo:border="0.05pt solid #ebebeb"/>
    </style:style>
    <style:style style:name="Tabla10.D80" style:family="table-cell">
      <style:table-cell-properties style:vertical-align="middle" fo:padding="0.053cm" fo:border="0.05pt solid #ebebeb"/>
    </style:style>
    <style:style style:name="Tabla10.A81" style:family="table-cell">
      <style:table-cell-properties style:vertical-align="middle" fo:padding="0.053cm" fo:border="0.05pt solid #ebebeb"/>
    </style:style>
    <style:style style:name="Tabla10.B81" style:family="table-cell">
      <style:table-cell-properties style:vertical-align="middle" fo:padding="0.053cm" fo:border="0.05pt solid #ebebeb"/>
    </style:style>
    <style:style style:name="Tabla10.C81" style:family="table-cell">
      <style:table-cell-properties style:vertical-align="middle" fo:padding="0.053cm" fo:border="0.05pt solid #ebebeb"/>
    </style:style>
    <style:style style:name="Tabla10.D81" style:family="table-cell">
      <style:table-cell-properties style:vertical-align="middle" fo:padding="0.053cm" fo:border="0.05pt solid #ebebeb"/>
    </style:style>
    <style:style style:name="Tabla10.A82" style:family="table-cell">
      <style:table-cell-properties style:vertical-align="middle" fo:padding="0.053cm" fo:border="0.05pt solid #ebebeb"/>
    </style:style>
    <style:style style:name="Tabla10.B82" style:family="table-cell">
      <style:table-cell-properties style:vertical-align="middle" fo:padding="0.053cm" fo:border="0.05pt solid #ebebeb"/>
    </style:style>
    <style:style style:name="Tabla10.C82" style:family="table-cell">
      <style:table-cell-properties style:vertical-align="middle" fo:padding="0.053cm" fo:border="0.05pt solid #ebebeb"/>
    </style:style>
    <style:style style:name="Tabla10.D82" style:family="table-cell">
      <style:table-cell-properties style:vertical-align="middle" fo:padding="0.053cm" fo:border="0.05pt solid #ebebeb"/>
    </style:style>
    <style:style style:name="Tabla10.A83" style:family="table-cell">
      <style:table-cell-properties style:vertical-align="middle" fo:padding="0.053cm" fo:border="0.05pt solid #ebebeb"/>
    </style:style>
    <style:style style:name="Tabla10.B83" style:family="table-cell">
      <style:table-cell-properties style:vertical-align="middle" fo:padding="0.053cm" fo:border="0.05pt solid #ebebeb"/>
    </style:style>
    <style:style style:name="Tabla10.C83" style:family="table-cell">
      <style:table-cell-properties style:vertical-align="middle" fo:padding="0.053cm" fo:border="0.05pt solid #ebebeb"/>
    </style:style>
    <style:style style:name="Tabla10.D83" style:family="table-cell">
      <style:table-cell-properties style:vertical-align="middle" fo:padding="0.053cm" fo:border="0.05pt solid #ebebeb"/>
    </style:style>
    <style:style style:name="Tabla10.A84" style:family="table-cell">
      <style:table-cell-properties style:vertical-align="middle" fo:padding="0.053cm" fo:border="0.05pt solid #ebebeb"/>
    </style:style>
    <style:style style:name="Tabla10.B84" style:family="table-cell">
      <style:table-cell-properties style:vertical-align="middle" fo:padding="0.053cm" fo:border="0.05pt solid #ebebeb"/>
    </style:style>
    <style:style style:name="Tabla10.C84" style:family="table-cell">
      <style:table-cell-properties style:vertical-align="middle" fo:padding="0.053cm" fo:border="0.05pt solid #ebebeb"/>
    </style:style>
    <style:style style:name="Tabla10.D84" style:family="table-cell">
      <style:table-cell-properties style:vertical-align="middle" fo:padding="0.053cm" fo:border="0.05pt solid #ebebeb"/>
    </style:style>
    <style:style style:name="Tabla10.A85" style:family="table-cell">
      <style:table-cell-properties style:vertical-align="middle" fo:padding="0.053cm" fo:border="0.05pt solid #ebebeb"/>
    </style:style>
    <style:style style:name="Tabla10.B85" style:family="table-cell">
      <style:table-cell-properties style:vertical-align="middle" fo:padding="0.053cm" fo:border="0.05pt solid #ebebeb"/>
    </style:style>
    <style:style style:name="Tabla10.C85" style:family="table-cell">
      <style:table-cell-properties style:vertical-align="middle" fo:padding="0.053cm" fo:border="0.05pt solid #ebebeb"/>
    </style:style>
    <style:style style:name="Tabla10.D85" style:family="table-cell">
      <style:table-cell-properties style:vertical-align="middle" fo:padding="0.053cm" fo:border="0.05pt solid #ebebeb"/>
    </style:style>
    <style:style style:name="Tabla10.A86" style:family="table-cell">
      <style:table-cell-properties style:vertical-align="middle" fo:padding="0.053cm" fo:border="0.05pt solid #ebebeb"/>
    </style:style>
    <style:style style:name="Tabla10.B86" style:family="table-cell">
      <style:table-cell-properties style:vertical-align="middle" fo:padding="0.053cm" fo:border="0.05pt solid #ebebeb"/>
    </style:style>
    <style:style style:name="Tabla10.C86" style:family="table-cell">
      <style:table-cell-properties style:vertical-align="middle" fo:padding="0.053cm" fo:border="0.05pt solid #ebebeb"/>
    </style:style>
    <style:style style:name="Tabla10.D86" style:family="table-cell">
      <style:table-cell-properties style:vertical-align="middle" fo:padding="0.053cm" fo:border="0.05pt solid #ebebeb"/>
    </style:style>
    <style:style style:name="Tabla10.A87" style:family="table-cell">
      <style:table-cell-properties style:vertical-align="middle" fo:padding="0.053cm" fo:border="0.05pt solid #ebebeb"/>
    </style:style>
    <style:style style:name="Tabla10.B87" style:family="table-cell">
      <style:table-cell-properties style:vertical-align="middle" fo:padding="0.053cm" fo:border="0.05pt solid #ebebeb"/>
    </style:style>
    <style:style style:name="Tabla10.C87" style:family="table-cell">
      <style:table-cell-properties style:vertical-align="middle" fo:padding="0.053cm" fo:border="0.05pt solid #ebebeb"/>
    </style:style>
    <style:style style:name="Tabla10.D87" style:family="table-cell">
      <style:table-cell-properties style:vertical-align="middle" fo:padding="0.053cm" fo:border="0.05pt solid #ebebeb"/>
    </style:style>
    <style:style style:name="Tabla10.A88" style:family="table-cell">
      <style:table-cell-properties style:vertical-align="middle" fo:padding="0.053cm" fo:border="0.05pt solid #ebebeb"/>
    </style:style>
    <style:style style:name="Tabla10.B88" style:family="table-cell">
      <style:table-cell-properties style:vertical-align="middle" fo:padding="0.053cm" fo:border="0.05pt solid #ebebeb"/>
    </style:style>
    <style:style style:name="Tabla10.C88" style:family="table-cell">
      <style:table-cell-properties style:vertical-align="middle" fo:padding="0.053cm" fo:border="0.05pt solid #ebebeb"/>
    </style:style>
    <style:style style:name="Tabla10.D88" style:family="table-cell">
      <style:table-cell-properties style:vertical-align="middle" fo:padding="0.053cm" fo:border="0.05pt solid #ebebeb"/>
    </style:style>
    <style:style style:name="Tabla10.A89" style:family="table-cell">
      <style:table-cell-properties style:vertical-align="middle" fo:padding="0.053cm" fo:border="0.05pt solid #ebebeb"/>
    </style:style>
    <style:style style:name="Tabla10.B89" style:family="table-cell">
      <style:table-cell-properties style:vertical-align="middle" fo:padding="0.053cm" fo:border="0.05pt solid #ebebeb"/>
    </style:style>
    <style:style style:name="Tabla10.C89" style:family="table-cell">
      <style:table-cell-properties style:vertical-align="middle" fo:padding="0.053cm" fo:border="0.05pt solid #ebebeb"/>
    </style:style>
    <style:style style:name="Tabla10.D89" style:family="table-cell">
      <style:table-cell-properties style:vertical-align="middle" fo:padding="0.053cm" fo:border="0.05pt solid #ebebeb"/>
    </style:style>
    <style:style style:name="Tabla10.A90" style:family="table-cell">
      <style:table-cell-properties style:vertical-align="middle" fo:padding="0.053cm" fo:border="0.05pt solid #ebebeb"/>
    </style:style>
    <style:style style:name="Tabla10.B90" style:family="table-cell">
      <style:table-cell-properties style:vertical-align="middle" fo:padding="0.053cm" fo:border="0.05pt solid #ebebeb"/>
    </style:style>
    <style:style style:name="Tabla10.C90" style:family="table-cell">
      <style:table-cell-properties style:vertical-align="middle" fo:padding="0.053cm" fo:border="0.05pt solid #ebebeb"/>
    </style:style>
    <style:style style:name="Tabla10.D90" style:family="table-cell">
      <style:table-cell-properties style:vertical-align="middle" fo:padding="0.053cm" fo:border="0.05pt solid #ebebeb"/>
    </style:style>
    <style:style style:name="Tabla10.A91" style:family="table-cell">
      <style:table-cell-properties style:vertical-align="middle" fo:padding="0.053cm" fo:border="0.05pt solid #ebebeb"/>
    </style:style>
    <style:style style:name="Tabla10.B91" style:family="table-cell">
      <style:table-cell-properties style:vertical-align="middle" fo:padding="0.053cm" fo:border="0.05pt solid #ebebeb"/>
    </style:style>
    <style:style style:name="Tabla10.C91" style:family="table-cell">
      <style:table-cell-properties style:vertical-align="middle" fo:padding="0.053cm" fo:border="0.05pt solid #ebebeb"/>
    </style:style>
    <style:style style:name="Tabla10.D91" style:family="table-cell">
      <style:table-cell-properties style:vertical-align="middle" fo:padding="0.053cm" fo:border="0.05pt solid #ebebeb"/>
    </style:style>
    <style:style style:name="Tabla10.A92" style:family="table-cell">
      <style:table-cell-properties style:vertical-align="middle" fo:padding="0.053cm" fo:border="0.05pt solid #ebebeb"/>
    </style:style>
    <style:style style:name="Tabla10.B92" style:family="table-cell">
      <style:table-cell-properties style:vertical-align="middle" fo:padding="0.053cm" fo:border="0.05pt solid #ebebeb"/>
    </style:style>
    <style:style style:name="Tabla10.C92" style:family="table-cell">
      <style:table-cell-properties style:vertical-align="middle" fo:padding="0.053cm" fo:border="0.05pt solid #ebebeb"/>
    </style:style>
    <style:style style:name="Tabla10.D92" style:family="table-cell">
      <style:table-cell-properties style:vertical-align="middle" fo:padding="0.053cm" fo:border="0.05pt solid #ebebeb"/>
    </style:style>
    <style:style style:name="Tabla10.A93" style:family="table-cell">
      <style:table-cell-properties style:vertical-align="middle" fo:padding="0.053cm" fo:border="0.05pt solid #ebebeb"/>
    </style:style>
    <style:style style:name="Tabla10.B93" style:family="table-cell">
      <style:table-cell-properties style:vertical-align="middle" fo:padding="0.053cm" fo:border="0.05pt solid #ebebeb"/>
    </style:style>
    <style:style style:name="Tabla10.C93" style:family="table-cell">
      <style:table-cell-properties style:vertical-align="middle" fo:padding="0.053cm" fo:border="0.05pt solid #ebebeb"/>
    </style:style>
    <style:style style:name="Tabla10.D93" style:family="table-cell">
      <style:table-cell-properties style:vertical-align="middle" fo:padding="0.053cm" fo:border="0.05pt solid #ebebeb"/>
    </style:style>
    <style:style style:name="Tabla10.A94" style:family="table-cell">
      <style:table-cell-properties style:vertical-align="middle" fo:padding="0.053cm" fo:border="0.05pt solid #ebebeb"/>
    </style:style>
    <style:style style:name="Tabla10.B94" style:family="table-cell">
      <style:table-cell-properties style:vertical-align="middle" fo:padding="0.053cm" fo:border="0.05pt solid #ebebeb"/>
    </style:style>
    <style:style style:name="Tabla10.C94" style:family="table-cell">
      <style:table-cell-properties style:vertical-align="middle" fo:padding="0.053cm" fo:border="0.05pt solid #ebebeb"/>
    </style:style>
    <style:style style:name="Tabla10.D94" style:family="table-cell">
      <style:table-cell-properties style:vertical-align="middle" fo:padding="0.053cm" fo:border="0.05pt solid #ebebeb"/>
    </style:style>
    <style:style style:name="Tabla10.A95" style:family="table-cell">
      <style:table-cell-properties style:vertical-align="middle" fo:padding="0.053cm" fo:border="0.05pt solid #ebebeb"/>
    </style:style>
    <style:style style:name="Tabla10.B95" style:family="table-cell">
      <style:table-cell-properties style:vertical-align="middle" fo:padding="0.053cm" fo:border="0.05pt solid #ebebeb"/>
    </style:style>
    <style:style style:name="Tabla10.C95" style:family="table-cell">
      <style:table-cell-properties style:vertical-align="middle" fo:padding="0.053cm" fo:border="0.05pt solid #ebebeb"/>
    </style:style>
    <style:style style:name="Tabla10.D95" style:family="table-cell">
      <style:table-cell-properties style:vertical-align="middle" fo:padding="0.053cm" fo:border="0.05pt solid #ebebeb"/>
    </style:style>
    <style:style style:name="Tabla10.A96" style:family="table-cell">
      <style:table-cell-properties style:vertical-align="middle" fo:padding="0.053cm" fo:border="0.05pt solid #ebebeb"/>
    </style:style>
    <style:style style:name="Tabla10.B96" style:family="table-cell">
      <style:table-cell-properties style:vertical-align="middle" fo:padding="0.053cm" fo:border="0.05pt solid #ebebeb"/>
    </style:style>
    <style:style style:name="Tabla10.C96" style:family="table-cell">
      <style:table-cell-properties style:vertical-align="middle" fo:padding="0.053cm" fo:border="0.05pt solid #ebebeb"/>
    </style:style>
    <style:style style:name="Tabla10.D96" style:family="table-cell">
      <style:table-cell-properties style:vertical-align="middle" fo:padding="0.053cm" fo:border="0.05pt solid #ebebeb"/>
    </style:style>
    <style:style style:name="Tabla10.A97" style:family="table-cell">
      <style:table-cell-properties style:vertical-align="middle" fo:padding="0.053cm" fo:border="0.05pt solid #ebebeb"/>
    </style:style>
    <style:style style:name="Tabla10.B97" style:family="table-cell">
      <style:table-cell-properties style:vertical-align="middle" fo:padding="0.053cm" fo:border="0.05pt solid #ebebeb"/>
    </style:style>
    <style:style style:name="Tabla10.C97" style:family="table-cell">
      <style:table-cell-properties style:vertical-align="middle" fo:padding="0.053cm" fo:border="0.05pt solid #ebebeb"/>
    </style:style>
    <style:style style:name="Tabla10.D97" style:family="table-cell">
      <style:table-cell-properties style:vertical-align="middle" fo:padding="0.053cm" fo:border="0.05pt solid #ebebeb"/>
    </style:style>
    <style:style style:name="Tabla10.A98" style:family="table-cell">
      <style:table-cell-properties style:vertical-align="middle" fo:padding="0.053cm" fo:border="0.05pt solid #ebebeb"/>
    </style:style>
    <style:style style:name="Tabla10.B98" style:family="table-cell">
      <style:table-cell-properties style:vertical-align="middle" fo:padding="0.053cm" fo:border="0.05pt solid #ebebeb"/>
    </style:style>
    <style:style style:name="Tabla10.C98" style:family="table-cell">
      <style:table-cell-properties style:vertical-align="middle" fo:padding="0.053cm" fo:border="0.05pt solid #ebebeb"/>
    </style:style>
    <style:style style:name="Tabla10.D98" style:family="table-cell">
      <style:table-cell-properties style:vertical-align="middle" fo:padding="0.053cm" fo:border="0.05pt solid #ebebeb"/>
    </style:style>
    <style:style style:name="Tabla10.A99" style:family="table-cell">
      <style:table-cell-properties style:vertical-align="middle" fo:padding="0.053cm" fo:border="0.05pt solid #ebebeb"/>
    </style:style>
    <style:style style:name="Tabla10.B99" style:family="table-cell">
      <style:table-cell-properties style:vertical-align="middle" fo:padding="0.053cm" fo:border="0.05pt solid #ebebeb"/>
    </style:style>
    <style:style style:name="Tabla10.C99" style:family="table-cell">
      <style:table-cell-properties style:vertical-align="middle" fo:padding="0.053cm" fo:border="0.05pt solid #ebebeb"/>
    </style:style>
    <style:style style:name="Tabla10.D99" style:family="table-cell">
      <style:table-cell-properties style:vertical-align="middle" fo:padding="0.053cm" fo:border="0.05pt solid #ebebeb"/>
    </style:style>
    <style:style style:name="Tabla10.A100" style:family="table-cell">
      <style:table-cell-properties style:vertical-align="middle" fo:padding="0.053cm" fo:border="0.05pt solid #ebebeb"/>
    </style:style>
    <style:style style:name="Tabla10.B100" style:family="table-cell">
      <style:table-cell-properties style:vertical-align="middle" fo:padding="0.053cm" fo:border="0.05pt solid #ebebeb"/>
    </style:style>
    <style:style style:name="Tabla10.C100" style:family="table-cell">
      <style:table-cell-properties style:vertical-align="middle" fo:padding="0.053cm" fo:border="0.05pt solid #ebebeb"/>
    </style:style>
    <style:style style:name="Tabla10.D100" style:family="table-cell">
      <style:table-cell-properties style:vertical-align="middle" fo:padding="0.053cm" fo:border="0.05pt solid #ebebeb"/>
    </style:style>
    <style:style style:name="Tabla10.A101" style:family="table-cell">
      <style:table-cell-properties style:vertical-align="middle" fo:padding="0.053cm" fo:border="0.05pt solid #ebebeb"/>
    </style:style>
    <style:style style:name="Tabla10.B101" style:family="table-cell">
      <style:table-cell-properties style:vertical-align="middle" fo:padding="0.053cm" fo:border="0.05pt solid #ebebeb"/>
    </style:style>
    <style:style style:name="Tabla10.C101" style:family="table-cell">
      <style:table-cell-properties style:vertical-align="middle" fo:padding="0.053cm" fo:border="0.05pt solid #ebebeb"/>
    </style:style>
    <style:style style:name="Tabla10.D101" style:family="table-cell">
      <style:table-cell-properties style:vertical-align="middle" fo:padding="0.053cm" fo:border="0.05pt solid #ebebeb"/>
    </style:style>
    <style:style style:name="Tabla10.A102" style:family="table-cell">
      <style:table-cell-properties style:vertical-align="middle" fo:padding="0.053cm" fo:border="0.05pt solid #ebebeb"/>
    </style:style>
    <style:style style:name="Tabla10.B102" style:family="table-cell">
      <style:table-cell-properties style:vertical-align="middle" fo:padding="0.053cm" fo:border="0.05pt solid #ebebeb"/>
    </style:style>
    <style:style style:name="Tabla10.C102" style:family="table-cell">
      <style:table-cell-properties style:vertical-align="middle" fo:padding="0.053cm" fo:border="0.05pt solid #ebebeb"/>
    </style:style>
    <style:style style:name="Tabla10.D102" style:family="table-cell">
      <style:table-cell-properties style:vertical-align="middle" fo:padding="0.053cm" fo:border="0.05pt solid #ebebeb"/>
    </style:style>
    <style:style style:name="Tabla10.A103" style:family="table-cell">
      <style:table-cell-properties style:vertical-align="middle" fo:padding="0.053cm" fo:border="0.05pt solid #ebebeb"/>
    </style:style>
    <style:style style:name="Tabla10.B103" style:family="table-cell">
      <style:table-cell-properties style:vertical-align="middle" fo:padding="0.053cm" fo:border="0.05pt solid #ebebeb"/>
    </style:style>
    <style:style style:name="Tabla10.C103" style:family="table-cell">
      <style:table-cell-properties style:vertical-align="middle" fo:padding="0.053cm" fo:border="0.05pt solid #ebebeb"/>
    </style:style>
    <style:style style:name="Tabla10.D103" style:family="table-cell">
      <style:table-cell-properties style:vertical-align="middle" fo:padding="0.053cm" fo:border="0.05pt solid #ebebeb"/>
    </style:style>
    <style:style style:name="Tabla10.A104" style:family="table-cell">
      <style:table-cell-properties style:vertical-align="middle" fo:padding="0.053cm" fo:border="0.05pt solid #ebebeb"/>
    </style:style>
    <style:style style:name="Tabla10.B104" style:family="table-cell">
      <style:table-cell-properties style:vertical-align="middle" fo:padding="0.053cm" fo:border="0.05pt solid #ebebeb"/>
    </style:style>
    <style:style style:name="Tabla10.C104" style:family="table-cell">
      <style:table-cell-properties style:vertical-align="middle" fo:padding="0.053cm" fo:border="0.05pt solid #ebebeb"/>
    </style:style>
    <style:style style:name="Tabla10.D104" style:family="table-cell">
      <style:table-cell-properties style:vertical-align="middle" fo:padding="0.053cm" fo:border="0.05pt solid #ebebeb"/>
    </style:style>
    <style:style style:name="Tabla10.A105" style:family="table-cell">
      <style:table-cell-properties style:vertical-align="middle" fo:padding="0.053cm" fo:border="0.05pt solid #ebebeb"/>
    </style:style>
    <style:style style:name="Tabla10.B105" style:family="table-cell">
      <style:table-cell-properties style:vertical-align="middle" fo:padding="0.053cm" fo:border="0.05pt solid #ebebeb"/>
    </style:style>
    <style:style style:name="Tabla10.C105" style:family="table-cell">
      <style:table-cell-properties style:vertical-align="middle" fo:padding="0.053cm" fo:border="0.05pt solid #ebebeb"/>
    </style:style>
    <style:style style:name="Tabla10.D105" style:family="table-cell">
      <style:table-cell-properties style:vertical-align="middle" fo:padding="0.053cm" fo:border="0.05pt solid #ebebeb"/>
    </style:style>
    <style:style style:name="Tabla10.A106" style:family="table-cell">
      <style:table-cell-properties style:vertical-align="middle" fo:padding="0.053cm" fo:border="0.05pt solid #ebebeb"/>
    </style:style>
    <style:style style:name="Tabla10.B106" style:family="table-cell">
      <style:table-cell-properties style:vertical-align="middle" fo:padding="0.053cm" fo:border="0.05pt solid #ebebeb"/>
    </style:style>
    <style:style style:name="Tabla10.C106" style:family="table-cell">
      <style:table-cell-properties style:vertical-align="middle" fo:padding="0.053cm" fo:border="0.05pt solid #ebebeb"/>
    </style:style>
    <style:style style:name="Tabla10.D106" style:family="table-cell">
      <style:table-cell-properties style:vertical-align="middle" fo:padding="0.053cm" fo:border="0.05pt solid #ebebeb"/>
    </style:style>
    <style:style style:name="Tabla10.A107" style:family="table-cell">
      <style:table-cell-properties style:vertical-align="middle" fo:padding="0.053cm" fo:border="0.05pt solid #ebebeb"/>
    </style:style>
    <style:style style:name="Tabla10.B107" style:family="table-cell">
      <style:table-cell-properties style:vertical-align="middle" fo:padding="0.053cm" fo:border="0.05pt solid #ebebeb"/>
    </style:style>
    <style:style style:name="Tabla10.C107" style:family="table-cell">
      <style:table-cell-properties style:vertical-align="middle" fo:padding="0.053cm" fo:border="0.05pt solid #ebebeb"/>
    </style:style>
    <style:style style:name="Tabla10.D107" style:family="table-cell">
      <style:table-cell-properties style:vertical-align="middle" fo:padding="0.053cm" fo:border="0.05pt solid #ebebeb"/>
    </style:style>
    <style:style style:name="Tabla10.A108" style:family="table-cell">
      <style:table-cell-properties style:vertical-align="middle" fo:padding="0.053cm" fo:border="0.05pt solid #ebebeb"/>
    </style:style>
    <style:style style:name="Tabla10.B108" style:family="table-cell">
      <style:table-cell-properties style:vertical-align="middle" fo:padding="0.053cm" fo:border="0.05pt solid #ebebeb"/>
    </style:style>
    <style:style style:name="Tabla10.C108" style:family="table-cell">
      <style:table-cell-properties style:vertical-align="middle" fo:padding="0.053cm" fo:border="0.05pt solid #ebebeb"/>
    </style:style>
    <style:style style:name="Tabla10.D108" style:family="table-cell">
      <style:table-cell-properties style:vertical-align="middle" fo:padding="0.053cm" fo:border="0.05pt solid #ebebeb"/>
    </style:style>
    <style:style style:name="Tabla10.A109" style:family="table-cell">
      <style:table-cell-properties style:vertical-align="middle" fo:padding="0.053cm" fo:border="0.05pt solid #ebebeb"/>
    </style:style>
    <style:style style:name="Tabla10.B109" style:family="table-cell">
      <style:table-cell-properties style:vertical-align="middle" fo:padding="0.053cm" fo:border="0.05pt solid #ebebeb"/>
    </style:style>
    <style:style style:name="Tabla10.C109" style:family="table-cell">
      <style:table-cell-properties style:vertical-align="middle" fo:padding="0.053cm" fo:border="0.05pt solid #ebebeb"/>
    </style:style>
    <style:style style:name="Tabla10.D109" style:family="table-cell">
      <style:table-cell-properties style:vertical-align="middle" fo:padding="0.053cm" fo:border="0.05pt solid #ebebeb"/>
    </style:style>
    <style:style style:name="Tabla10.A110" style:family="table-cell">
      <style:table-cell-properties style:vertical-align="middle" fo:padding="0.053cm" fo:border="0.05pt solid #ebebeb"/>
    </style:style>
    <style:style style:name="Tabla10.B110" style:family="table-cell">
      <style:table-cell-properties style:vertical-align="middle" fo:padding="0.053cm" fo:border="0.05pt solid #ebebeb"/>
    </style:style>
    <style:style style:name="Tabla10.C110" style:family="table-cell">
      <style:table-cell-properties style:vertical-align="middle" fo:padding="0.053cm" fo:border="0.05pt solid #ebebeb"/>
    </style:style>
    <style:style style:name="Tabla10.D110" style:family="table-cell">
      <style:table-cell-properties style:vertical-align="middle" fo:padding="0.053cm" fo:border="0.05pt solid #ebebeb"/>
    </style:style>
    <style:style style:name="Tabla10.A111" style:family="table-cell">
      <style:table-cell-properties style:vertical-align="middle" fo:padding="0.053cm" fo:border="0.05pt solid #ebebeb"/>
    </style:style>
    <style:style style:name="Tabla10.B111" style:family="table-cell">
      <style:table-cell-properties style:vertical-align="middle" fo:padding="0.053cm" fo:border="0.05pt solid #ebebeb"/>
    </style:style>
    <style:style style:name="Tabla10.C111" style:family="table-cell">
      <style:table-cell-properties style:vertical-align="middle" fo:padding="0.053cm" fo:border="0.05pt solid #ebebeb"/>
    </style:style>
    <style:style style:name="Tabla10.D111" style:family="table-cell">
      <style:table-cell-properties style:vertical-align="middle" fo:padding="0.053cm" fo:border="0.05pt solid #ebebeb"/>
    </style:style>
    <style:style style:name="Tabla10.A112" style:family="table-cell">
      <style:table-cell-properties style:vertical-align="middle" fo:padding="0.053cm" fo:border="0.05pt solid #ebebeb"/>
    </style:style>
    <style:style style:name="Tabla10.B112" style:family="table-cell">
      <style:table-cell-properties style:vertical-align="middle" fo:padding="0.053cm" fo:border="0.05pt solid #ebebeb"/>
    </style:style>
    <style:style style:name="Tabla10.C112" style:family="table-cell">
      <style:table-cell-properties style:vertical-align="middle" fo:padding="0.053cm" fo:border="0.05pt solid #ebebeb"/>
    </style:style>
    <style:style style:name="Tabla10.D112" style:family="table-cell">
      <style:table-cell-properties style:vertical-align="middle" fo:padding="0.053cm" fo:border="0.05pt solid #ebebeb"/>
    </style:style>
    <style:style style:name="Tabla10.A113" style:family="table-cell">
      <style:table-cell-properties style:vertical-align="middle" fo:padding="0.053cm" fo:border="0.05pt solid #ebebeb"/>
    </style:style>
    <style:style style:name="Tabla10.B113" style:family="table-cell">
      <style:table-cell-properties style:vertical-align="middle" fo:padding="0.053cm" fo:border="0.05pt solid #ebebeb"/>
    </style:style>
    <style:style style:name="Tabla10.C113" style:family="table-cell">
      <style:table-cell-properties style:vertical-align="middle" fo:padding="0.053cm" fo:border="0.05pt solid #ebebeb"/>
    </style:style>
    <style:style style:name="Tabla10.D113" style:family="table-cell">
      <style:table-cell-properties style:vertical-align="middle" fo:padding="0.053cm" fo:border="0.05pt solid #ebebeb"/>
    </style:style>
    <style:style style:name="Tabla10.A114" style:family="table-cell">
      <style:table-cell-properties style:vertical-align="middle" fo:padding="0.053cm" fo:border="0.05pt solid #ebebeb"/>
    </style:style>
    <style:style style:name="Tabla10.B114" style:family="table-cell">
      <style:table-cell-properties style:vertical-align="middle" fo:padding="0.053cm" fo:border="0.05pt solid #ebebeb"/>
    </style:style>
    <style:style style:name="Tabla10.C114" style:family="table-cell">
      <style:table-cell-properties style:vertical-align="middle" fo:padding="0.053cm" fo:border="0.05pt solid #ebebeb"/>
    </style:style>
    <style:style style:name="Tabla10.D114" style:family="table-cell">
      <style:table-cell-properties style:vertical-align="middle" fo:padding="0.053cm" fo:border="0.05pt solid #ebebeb"/>
    </style:style>
    <style:style style:name="Tabla10.A115" style:family="table-cell">
      <style:table-cell-properties style:vertical-align="middle" fo:padding="0.053cm" fo:border="0.05pt solid #ebebeb"/>
    </style:style>
    <style:style style:name="Tabla10.B115" style:family="table-cell">
      <style:table-cell-properties style:vertical-align="middle" fo:padding="0.053cm" fo:border="0.05pt solid #ebebeb"/>
    </style:style>
    <style:style style:name="Tabla10.C115" style:family="table-cell">
      <style:table-cell-properties style:vertical-align="middle" fo:padding="0.053cm" fo:border="0.05pt solid #ebebeb"/>
    </style:style>
    <style:style style:name="Tabla10.D115" style:family="table-cell">
      <style:table-cell-properties style:vertical-align="middle" fo:padding="0.053cm" fo:border="0.05pt solid #ebebeb"/>
    </style:style>
    <style:style style:name="Tabla10.A116" style:family="table-cell">
      <style:table-cell-properties style:vertical-align="middle" fo:padding="0.053cm" fo:border="0.05pt solid #ebebeb"/>
    </style:style>
    <style:style style:name="Tabla10.B116" style:family="table-cell">
      <style:table-cell-properties style:vertical-align="middle" fo:padding="0.053cm" fo:border="0.05pt solid #ebebeb"/>
    </style:style>
    <style:style style:name="Tabla10.C116" style:family="table-cell">
      <style:table-cell-properties style:vertical-align="middle" fo:padding="0.053cm" fo:border="0.05pt solid #ebebeb"/>
    </style:style>
    <style:style style:name="Tabla10.D116" style:family="table-cell">
      <style:table-cell-properties style:vertical-align="middle" fo:padding="0.053cm" fo:border="0.05pt solid #ebebeb"/>
    </style:style>
    <style:style style:name="Tabla10.A117" style:family="table-cell">
      <style:table-cell-properties style:vertical-align="middle" fo:padding="0.053cm" fo:border="0.05pt solid #ebebeb"/>
    </style:style>
    <style:style style:name="Tabla10.B117" style:family="table-cell">
      <style:table-cell-properties style:vertical-align="middle" fo:padding="0.053cm" fo:border="0.05pt solid #ebebeb"/>
    </style:style>
    <style:style style:name="Tabla10.C117" style:family="table-cell">
      <style:table-cell-properties style:vertical-align="middle" fo:padding="0.053cm" fo:border="0.05pt solid #ebebeb"/>
    </style:style>
    <style:style style:name="Tabla10.D117" style:family="table-cell">
      <style:table-cell-properties style:vertical-align="middle" fo:padding="0.053cm" fo:border="0.05pt solid #ebebeb"/>
    </style:style>
    <style:style style:name="Tabla10.A118" style:family="table-cell">
      <style:table-cell-properties style:vertical-align="middle" fo:padding="0.053cm" fo:border="0.05pt solid #ebebeb"/>
    </style:style>
    <style:style style:name="Tabla10.B118" style:family="table-cell">
      <style:table-cell-properties style:vertical-align="middle" fo:padding="0.053cm" fo:border="0.05pt solid #ebebeb"/>
    </style:style>
    <style:style style:name="Tabla10.C118" style:family="table-cell">
      <style:table-cell-properties style:vertical-align="middle" fo:padding="0.053cm" fo:border="0.05pt solid #ebebeb"/>
    </style:style>
    <style:style style:name="Tabla10.D118" style:family="table-cell">
      <style:table-cell-properties style:vertical-align="middle" fo:padding="0.053cm" fo:border="0.05pt solid #ebebeb"/>
    </style:style>
    <style:style style:name="Tabla10.A119" style:family="table-cell">
      <style:table-cell-properties style:vertical-align="middle" fo:padding="0.053cm" fo:border="0.05pt solid #ebebeb"/>
    </style:style>
    <style:style style:name="Tabla10.B119" style:family="table-cell">
      <style:table-cell-properties style:vertical-align="middle" fo:padding="0.053cm" fo:border="0.05pt solid #ebebeb"/>
    </style:style>
    <style:style style:name="Tabla10.C119" style:family="table-cell">
      <style:table-cell-properties style:vertical-align="middle" fo:padding="0.053cm" fo:border="0.05pt solid #ebebeb"/>
    </style:style>
    <style:style style:name="Tabla10.D119" style:family="table-cell">
      <style:table-cell-properties style:vertical-align="middle" fo:padding="0.053cm" fo:border="0.05pt solid #ebebeb"/>
    </style:style>
    <style:style style:name="Tabla10.A120" style:family="table-cell">
      <style:table-cell-properties style:vertical-align="middle" fo:padding="0.053cm" fo:border="0.05pt solid #ebebeb"/>
    </style:style>
    <style:style style:name="Tabla10.B120" style:family="table-cell">
      <style:table-cell-properties style:vertical-align="middle" fo:padding="0.053cm" fo:border="0.05pt solid #ebebeb"/>
    </style:style>
    <style:style style:name="Tabla10.C120" style:family="table-cell">
      <style:table-cell-properties style:vertical-align="middle" fo:padding="0.053cm" fo:border="0.05pt solid #ebebeb"/>
    </style:style>
    <style:style style:name="Tabla10.D120" style:family="table-cell">
      <style:table-cell-properties style:vertical-align="middle" fo:padding="0.053cm" fo:border="0.05pt solid #ebebeb"/>
    </style:style>
    <style:style style:name="Tabla10.A121" style:family="table-cell">
      <style:table-cell-properties style:vertical-align="middle" fo:padding="0.053cm" fo:border="0.05pt solid #ebebeb"/>
    </style:style>
    <style:style style:name="Tabla10.B121" style:family="table-cell">
      <style:table-cell-properties style:vertical-align="middle" fo:padding="0.053cm" fo:border="0.05pt solid #ebebeb"/>
    </style:style>
    <style:style style:name="Tabla10.C121" style:family="table-cell">
      <style:table-cell-properties style:vertical-align="middle" fo:padding="0.053cm" fo:border="0.05pt solid #ebebeb"/>
    </style:style>
    <style:style style:name="Tabla10.D121" style:family="table-cell">
      <style:table-cell-properties style:vertical-align="middle" fo:padding="0.053cm" fo:border="0.05pt solid #ebebeb"/>
    </style:style>
    <style:style style:name="Tabla10.A122" style:family="table-cell">
      <style:table-cell-properties style:vertical-align="middle" fo:padding="0.053cm" fo:border="0.05pt solid #ebebeb"/>
    </style:style>
    <style:style style:name="Tabla10.B122" style:family="table-cell">
      <style:table-cell-properties style:vertical-align="middle" fo:padding="0.053cm" fo:border="0.05pt solid #ebebeb"/>
    </style:style>
    <style:style style:name="Tabla10.C122" style:family="table-cell">
      <style:table-cell-properties style:vertical-align="middle" fo:padding="0.053cm" fo:border="0.05pt solid #ebebeb"/>
    </style:style>
    <style:style style:name="Tabla10.D122" style:family="table-cell">
      <style:table-cell-properties style:vertical-align="middle" fo:padding="0.053cm" fo:border="0.05pt solid #ebebeb"/>
    </style:style>
    <style:style style:name="Tabla10.A123" style:family="table-cell">
      <style:table-cell-properties style:vertical-align="middle" fo:padding="0.053cm" fo:border="0.05pt solid #ebebeb"/>
    </style:style>
    <style:style style:name="Tabla10.B123" style:family="table-cell">
      <style:table-cell-properties style:vertical-align="middle" fo:padding="0.053cm" fo:border="0.05pt solid #ebebeb"/>
    </style:style>
    <style:style style:name="Tabla10.C123" style:family="table-cell">
      <style:table-cell-properties style:vertical-align="middle" fo:padding="0.053cm" fo:border="0.05pt solid #ebebeb"/>
    </style:style>
    <style:style style:name="Tabla10.D123" style:family="table-cell">
      <style:table-cell-properties style:vertical-align="middle" fo:padding="0.053cm" fo:border="0.05pt solid #ebebeb"/>
    </style:style>
    <style:style style:name="Tabla10.A124" style:family="table-cell">
      <style:table-cell-properties style:vertical-align="middle" fo:padding="0.053cm" fo:border="0.05pt solid #ebebeb"/>
    </style:style>
    <style:style style:name="Tabla10.B124" style:family="table-cell">
      <style:table-cell-properties style:vertical-align="middle" fo:padding="0.053cm" fo:border="0.05pt solid #ebebeb"/>
    </style:style>
    <style:style style:name="Tabla10.C124" style:family="table-cell">
      <style:table-cell-properties style:vertical-align="middle" fo:padding="0.053cm" fo:border="0.05pt solid #ebebeb"/>
    </style:style>
    <style:style style:name="Tabla10.D124" style:family="table-cell">
      <style:table-cell-properties style:vertical-align="middle" fo:padding="0.053cm" fo:border="0.05pt solid #ebebeb"/>
    </style:style>
    <style:style style:name="Tabla10.A125" style:family="table-cell">
      <style:table-cell-properties style:vertical-align="middle" fo:padding="0.053cm" fo:border="0.05pt solid #ebebeb"/>
    </style:style>
    <style:style style:name="Tabla10.B125" style:family="table-cell">
      <style:table-cell-properties style:vertical-align="middle" fo:padding="0.053cm" fo:border="0.05pt solid #ebebeb"/>
    </style:style>
    <style:style style:name="Tabla10.C125" style:family="table-cell">
      <style:table-cell-properties style:vertical-align="middle" fo:padding="0.053cm" fo:border="0.05pt solid #ebebeb"/>
    </style:style>
    <style:style style:name="Tabla10.D125" style:family="table-cell">
      <style:table-cell-properties style:vertical-align="middle" fo:padding="0.053cm" fo:border="0.05pt solid #ebebeb"/>
    </style:style>
    <style:style style:name="Tabla10.A126" style:family="table-cell">
      <style:table-cell-properties style:vertical-align="middle" fo:padding="0.053cm" fo:border="0.05pt solid #ebebeb"/>
    </style:style>
    <style:style style:name="Tabla10.B126" style:family="table-cell">
      <style:table-cell-properties style:vertical-align="middle" fo:padding="0.053cm" fo:border="0.05pt solid #ebebeb"/>
    </style:style>
    <style:style style:name="Tabla10.C126" style:family="table-cell">
      <style:table-cell-properties style:vertical-align="middle" fo:padding="0.053cm" fo:border="0.05pt solid #ebebeb"/>
    </style:style>
    <style:style style:name="Tabla10.D126" style:family="table-cell">
      <style:table-cell-properties style:vertical-align="middle" fo:padding="0.053cm" fo:border="0.05pt solid #ebebeb"/>
    </style:style>
    <style:style style:name="Tabla10.A127" style:family="table-cell">
      <style:table-cell-properties style:vertical-align="middle" fo:padding="0.053cm" fo:border="0.05pt solid #ebebeb"/>
    </style:style>
    <style:style style:name="Tabla10.B127" style:family="table-cell">
      <style:table-cell-properties style:vertical-align="middle" fo:padding="0.053cm" fo:border="0.05pt solid #ebebeb"/>
    </style:style>
    <style:style style:name="Tabla10.C127" style:family="table-cell">
      <style:table-cell-properties style:vertical-align="middle" fo:padding="0.053cm" fo:border="0.05pt solid #ebebeb"/>
    </style:style>
    <style:style style:name="Tabla10.D127" style:family="table-cell">
      <style:table-cell-properties style:vertical-align="middle" fo:padding="0.053cm" fo:border="0.05pt solid #ebebeb"/>
    </style:style>
    <style:style style:name="Tabla10.A128" style:family="table-cell">
      <style:table-cell-properties style:vertical-align="middle" fo:padding="0.053cm" fo:border="0.05pt solid #ebebeb"/>
    </style:style>
    <style:style style:name="Tabla10.B128" style:family="table-cell">
      <style:table-cell-properties style:vertical-align="middle" fo:padding="0.053cm" fo:border="0.05pt solid #ebebeb"/>
    </style:style>
    <style:style style:name="Tabla10.C128" style:family="table-cell">
      <style:table-cell-properties style:vertical-align="middle" fo:padding="0.053cm" fo:border="0.05pt solid #ebebeb"/>
    </style:style>
    <style:style style:name="Tabla10.D128" style:family="table-cell">
      <style:table-cell-properties style:vertical-align="middle" fo:padding="0.053cm" fo:border="0.05pt solid #ebebeb"/>
    </style:style>
    <style:style style:name="Tabla10.A129" style:family="table-cell">
      <style:table-cell-properties style:vertical-align="middle" fo:padding="0.053cm" fo:border="0.05pt solid #ebebeb"/>
    </style:style>
    <style:style style:name="Tabla10.B129" style:family="table-cell">
      <style:table-cell-properties style:vertical-align="middle" fo:padding="0.053cm" fo:border="0.05pt solid #ebebeb"/>
    </style:style>
    <style:style style:name="Tabla10.C129" style:family="table-cell">
      <style:table-cell-properties style:vertical-align="middle" fo:padding="0.053cm" fo:border="0.05pt solid #ebebeb"/>
    </style:style>
    <style:style style:name="Tabla10.D129" style:family="table-cell">
      <style:table-cell-properties style:vertical-align="middle" fo:padding="0.053cm" fo:border="0.05pt solid #ebebeb"/>
    </style:style>
    <style:style style:name="Tabla10.A130" style:family="table-cell">
      <style:table-cell-properties style:vertical-align="middle" fo:padding="0.053cm" fo:border="0.05pt solid #ebebeb"/>
    </style:style>
    <style:style style:name="Tabla10.B130" style:family="table-cell">
      <style:table-cell-properties style:vertical-align="middle" fo:padding="0.053cm" fo:border="0.05pt solid #ebebeb"/>
    </style:style>
    <style:style style:name="Tabla10.C130" style:family="table-cell">
      <style:table-cell-properties style:vertical-align="middle" fo:padding="0.053cm" fo:border="0.05pt solid #ebebeb"/>
    </style:style>
    <style:style style:name="Tabla10.D130" style:family="table-cell">
      <style:table-cell-properties style:vertical-align="middle" fo:padding="0.053cm" fo:border="0.05pt solid #ebebeb"/>
    </style:style>
    <style:style style:name="Tabla10.A131" style:family="table-cell">
      <style:table-cell-properties style:vertical-align="middle" fo:padding="0.053cm" fo:border="0.05pt solid #ebebeb"/>
    </style:style>
    <style:style style:name="Tabla10.B131" style:family="table-cell">
      <style:table-cell-properties style:vertical-align="middle" fo:padding="0.053cm" fo:border="0.05pt solid #ebebeb"/>
    </style:style>
    <style:style style:name="Tabla10.C131" style:family="table-cell">
      <style:table-cell-properties style:vertical-align="middle" fo:padding="0.053cm" fo:border="0.05pt solid #ebebeb"/>
    </style:style>
    <style:style style:name="Tabla10.D131" style:family="table-cell">
      <style:table-cell-properties style:vertical-align="middle" fo:padding="0.053cm" fo:border="0.05pt solid #ebebeb"/>
    </style:style>
    <style:style style:name="Tabla10.A132" style:family="table-cell">
      <style:table-cell-properties style:vertical-align="middle" fo:padding="0.053cm" fo:border="0.05pt solid #ebebeb"/>
    </style:style>
    <style:style style:name="Tabla10.B132" style:family="table-cell">
      <style:table-cell-properties style:vertical-align="middle" fo:padding="0.053cm" fo:border="0.05pt solid #ebebeb"/>
    </style:style>
    <style:style style:name="Tabla10.C132" style:family="table-cell">
      <style:table-cell-properties style:vertical-align="middle" fo:padding="0.053cm" fo:border="0.05pt solid #ebebeb"/>
    </style:style>
    <style:style style:name="Tabla10.D132" style:family="table-cell">
      <style:table-cell-properties style:vertical-align="middle" fo:padding="0.053cm" fo:border="0.05pt solid #ebebeb"/>
    </style:style>
    <style:style style:name="Tabla10.A133" style:family="table-cell">
      <style:table-cell-properties style:vertical-align="middle" fo:padding="0.053cm" fo:border="0.05pt solid #ebebeb"/>
    </style:style>
    <style:style style:name="Tabla10.B133" style:family="table-cell">
      <style:table-cell-properties style:vertical-align="middle" fo:padding="0.053cm" fo:border="0.05pt solid #ebebeb"/>
    </style:style>
    <style:style style:name="Tabla10.C133" style:family="table-cell">
      <style:table-cell-properties style:vertical-align="middle" fo:padding="0.053cm" fo:border="0.05pt solid #ebebeb"/>
    </style:style>
    <style:style style:name="Tabla10.D133" style:family="table-cell">
      <style:table-cell-properties style:vertical-align="middle" fo:padding="0.053cm" fo:border="0.05pt solid #ebebeb"/>
    </style:style>
    <style:style style:name="Tabla10.A134" style:family="table-cell">
      <style:table-cell-properties style:vertical-align="middle" fo:padding="0.053cm" fo:border="0.05pt solid #ebebeb"/>
    </style:style>
    <style:style style:name="Tabla10.B134" style:family="table-cell">
      <style:table-cell-properties style:vertical-align="middle" fo:padding="0.053cm" fo:border="0.05pt solid #ebebeb"/>
    </style:style>
    <style:style style:name="Tabla10.C134" style:family="table-cell">
      <style:table-cell-properties style:vertical-align="middle" fo:padding="0.053cm" fo:border="0.05pt solid #ebebeb"/>
    </style:style>
    <style:style style:name="Tabla10.D134" style:family="table-cell">
      <style:table-cell-properties style:vertical-align="middle" fo:padding="0.053cm" fo:border="0.05pt solid #ebebeb"/>
    </style:style>
    <style:style style:name="Tabla10.A135" style:family="table-cell">
      <style:table-cell-properties style:vertical-align="middle" fo:padding="0.053cm" fo:border="0.05pt solid #ebebeb"/>
    </style:style>
    <style:style style:name="Tabla10.B135" style:family="table-cell">
      <style:table-cell-properties style:vertical-align="middle" fo:padding="0.053cm" fo:border="0.05pt solid #ebebeb"/>
    </style:style>
    <style:style style:name="Tabla10.C135" style:family="table-cell">
      <style:table-cell-properties style:vertical-align="middle" fo:padding="0.053cm" fo:border="0.05pt solid #ebebeb"/>
    </style:style>
    <style:style style:name="Tabla10.D135" style:family="table-cell">
      <style:table-cell-properties style:vertical-align="middle" fo:padding="0.053cm" fo:border="0.05pt solid #ebebeb"/>
    </style:style>
    <style:style style:name="Tabla10.A136" style:family="table-cell">
      <style:table-cell-properties style:vertical-align="middle" fo:padding="0.053cm" fo:border="0.05pt solid #ebebeb"/>
    </style:style>
    <style:style style:name="Tabla10.B136" style:family="table-cell">
      <style:table-cell-properties style:vertical-align="middle" fo:padding="0.053cm" fo:border="0.05pt solid #ebebeb"/>
    </style:style>
    <style:style style:name="Tabla10.C136" style:family="table-cell">
      <style:table-cell-properties style:vertical-align="middle" fo:padding="0.053cm" fo:border="0.05pt solid #ebebeb"/>
    </style:style>
    <style:style style:name="Tabla10.D136" style:family="table-cell">
      <style:table-cell-properties style:vertical-align="middle" fo:padding="0.053cm" fo:border="0.05pt solid #ebebeb"/>
    </style:style>
    <style:style style:name="Tabla10.A137" style:family="table-cell">
      <style:table-cell-properties style:vertical-align="middle" fo:padding="0.053cm" fo:border="0.05pt solid #ebebeb"/>
    </style:style>
    <style:style style:name="Tabla10.B137" style:family="table-cell">
      <style:table-cell-properties style:vertical-align="middle" fo:padding="0.053cm" fo:border="0.05pt solid #ebebeb"/>
    </style:style>
    <style:style style:name="Tabla10.C137" style:family="table-cell">
      <style:table-cell-properties style:vertical-align="middle" fo:padding="0.053cm" fo:border="0.05pt solid #ebebeb"/>
    </style:style>
    <style:style style:name="Tabla10.D137" style:family="table-cell">
      <style:table-cell-properties style:vertical-align="middle" fo:padding="0.053cm" fo:border="0.05pt solid #ebebeb"/>
    </style:style>
    <style:style style:name="Tabla10.A138" style:family="table-cell">
      <style:table-cell-properties style:vertical-align="middle" fo:padding="0.053cm" fo:border="0.05pt solid #ebebeb"/>
    </style:style>
    <style:style style:name="Tabla10.B138" style:family="table-cell">
      <style:table-cell-properties style:vertical-align="middle" fo:padding="0.053cm" fo:border="0.05pt solid #ebebeb"/>
    </style:style>
    <style:style style:name="Tabla10.C138" style:family="table-cell">
      <style:table-cell-properties style:vertical-align="middle" fo:padding="0.053cm" fo:border="0.05pt solid #ebebeb"/>
    </style:style>
    <style:style style:name="Tabla10.D138" style:family="table-cell">
      <style:table-cell-properties style:vertical-align="middle" fo:padding="0.053cm" fo:border="0.05pt solid #ebebeb"/>
    </style:style>
    <style:style style:name="Tabla10.A139" style:family="table-cell">
      <style:table-cell-properties style:vertical-align="middle" fo:padding="0.053cm" fo:border="0.05pt solid #ebebeb"/>
    </style:style>
    <style:style style:name="Tabla10.B139" style:family="table-cell">
      <style:table-cell-properties style:vertical-align="middle" fo:padding="0.053cm" fo:border="0.05pt solid #ebebeb"/>
    </style:style>
    <style:style style:name="Tabla10.C139" style:family="table-cell">
      <style:table-cell-properties style:vertical-align="middle" fo:padding="0.053cm" fo:border="0.05pt solid #ebebeb"/>
    </style:style>
    <style:style style:name="Tabla10.D139" style:family="table-cell">
      <style:table-cell-properties style:vertical-align="middle" fo:padding="0.053cm" fo:border="0.05pt solid #ebebeb"/>
    </style:style>
    <style:style style:name="Tabla10.A140" style:family="table-cell">
      <style:table-cell-properties style:vertical-align="middle" fo:padding="0.053cm" fo:border="0.05pt solid #ebebeb"/>
    </style:style>
    <style:style style:name="Tabla10.B140" style:family="table-cell">
      <style:table-cell-properties style:vertical-align="middle" fo:padding="0.053cm" fo:border="0.05pt solid #ebebeb"/>
    </style:style>
    <style:style style:name="Tabla10.C140" style:family="table-cell">
      <style:table-cell-properties style:vertical-align="middle" fo:padding="0.053cm" fo:border="0.05pt solid #ebebeb"/>
    </style:style>
    <style:style style:name="Tabla10.D140" style:family="table-cell">
      <style:table-cell-properties style:vertical-align="middle" fo:padding="0.053cm" fo:border="0.05pt solid #ebebeb"/>
    </style:style>
    <style:style style:name="Tabla10.A141" style:family="table-cell">
      <style:table-cell-properties style:vertical-align="middle" fo:padding="0.053cm" fo:border="0.05pt solid #ebebeb"/>
    </style:style>
    <style:style style:name="Tabla10.B141" style:family="table-cell">
      <style:table-cell-properties style:vertical-align="middle" fo:padding="0.053cm" fo:border="0.05pt solid #ebebeb"/>
    </style:style>
    <style:style style:name="Tabla10.C141" style:family="table-cell">
      <style:table-cell-properties style:vertical-align="middle" fo:padding="0.053cm" fo:border="0.05pt solid #ebebeb"/>
    </style:style>
    <style:style style:name="Tabla10.D141" style:family="table-cell">
      <style:table-cell-properties style:vertical-align="middle" fo:padding="0.053cm" fo:border="0.05pt solid #ebebeb"/>
    </style:style>
    <style:style style:name="Tabla10.A142" style:family="table-cell">
      <style:table-cell-properties style:vertical-align="middle" fo:padding="0.053cm" fo:border="0.05pt solid #ebebeb"/>
    </style:style>
    <style:style style:name="Tabla10.B142" style:family="table-cell">
      <style:table-cell-properties style:vertical-align="middle" fo:padding="0.053cm" fo:border="0.05pt solid #ebebeb"/>
    </style:style>
    <style:style style:name="Tabla10.C142" style:family="table-cell">
      <style:table-cell-properties style:vertical-align="middle" fo:padding="0.053cm" fo:border="0.05pt solid #ebebeb"/>
    </style:style>
    <style:style style:name="Tabla10.D142" style:family="table-cell">
      <style:table-cell-properties style:vertical-align="middle" fo:padding="0.053cm" fo:border="0.05pt solid #ebebeb"/>
    </style:style>
    <style:style style:name="Tabla10.A143" style:family="table-cell">
      <style:table-cell-properties style:vertical-align="middle" fo:padding="0.053cm" fo:border="0.05pt solid #ebebeb"/>
    </style:style>
    <style:style style:name="Tabla10.B143" style:family="table-cell">
      <style:table-cell-properties style:vertical-align="middle" fo:padding="0.053cm" fo:border="0.05pt solid #ebebeb"/>
    </style:style>
    <style:style style:name="Tabla10.C143" style:family="table-cell">
      <style:table-cell-properties style:vertical-align="middle" fo:padding="0.053cm" fo:border="0.05pt solid #ebebeb"/>
    </style:style>
    <style:style style:name="Tabla10.D143" style:family="table-cell">
      <style:table-cell-properties style:vertical-align="middle" fo:padding="0.053cm" fo:border="0.05pt solid #ebebeb"/>
    </style:style>
    <style:style style:name="Tabla10.A144" style:family="table-cell">
      <style:table-cell-properties style:vertical-align="middle" fo:padding="0.053cm" fo:border="0.05pt solid #ebebeb"/>
    </style:style>
    <style:style style:name="Tabla10.B144" style:family="table-cell">
      <style:table-cell-properties style:vertical-align="middle" fo:padding="0.053cm" fo:border="0.05pt solid #ebebeb"/>
    </style:style>
    <style:style style:name="Tabla10.C144" style:family="table-cell">
      <style:table-cell-properties style:vertical-align="middle" fo:padding="0.053cm" fo:border="0.05pt solid #ebebeb"/>
    </style:style>
    <style:style style:name="Tabla10.D144" style:family="table-cell">
      <style:table-cell-properties style:vertical-align="middle" fo:padding="0.053cm" fo:border="0.05pt solid #ebebeb"/>
    </style:style>
    <style:style style:name="Tabla10.A145" style:family="table-cell">
      <style:table-cell-properties style:vertical-align="middle" fo:padding="0.053cm" fo:border="0.05pt solid #ebebeb"/>
    </style:style>
    <style:style style:name="Tabla10.B145" style:family="table-cell">
      <style:table-cell-properties style:vertical-align="middle" fo:padding="0.053cm" fo:border="0.05pt solid #ebebeb"/>
    </style:style>
    <style:style style:name="Tabla10.C145" style:family="table-cell">
      <style:table-cell-properties style:vertical-align="middle" fo:padding="0.053cm" fo:border="0.05pt solid #ebebeb"/>
    </style:style>
    <style:style style:name="Tabla10.D145" style:family="table-cell">
      <style:table-cell-properties style:vertical-align="middle" fo:padding="0.053cm" fo:border="0.05pt solid #ebebeb"/>
    </style:style>
    <style:style style:name="Tabla10.A146" style:family="table-cell">
      <style:table-cell-properties style:vertical-align="middle" fo:padding="0.053cm" fo:border="0.05pt solid #ebebeb"/>
    </style:style>
    <style:style style:name="Tabla10.B146" style:family="table-cell">
      <style:table-cell-properties style:vertical-align="middle" fo:padding="0.053cm" fo:border="0.05pt solid #ebebeb"/>
    </style:style>
    <style:style style:name="Tabla10.C146" style:family="table-cell">
      <style:table-cell-properties style:vertical-align="middle" fo:padding="0.053cm" fo:border="0.05pt solid #ebebeb"/>
    </style:style>
    <style:style style:name="Tabla10.D146" style:family="table-cell">
      <style:table-cell-properties style:vertical-align="middle" fo:padding="0.053cm" fo:border="0.05pt solid #ebebeb"/>
    </style:style>
    <style:style style:name="Tabla10.A147" style:family="table-cell">
      <style:table-cell-properties style:vertical-align="middle" fo:padding="0.053cm" fo:border="0.05pt solid #ebebeb"/>
    </style:style>
    <style:style style:name="Tabla10.B147" style:family="table-cell">
      <style:table-cell-properties style:vertical-align="middle" fo:padding="0.053cm" fo:border="0.05pt solid #ebebeb"/>
    </style:style>
    <style:style style:name="Tabla10.C147" style:family="table-cell">
      <style:table-cell-properties style:vertical-align="middle" fo:padding="0.053cm" fo:border="0.05pt solid #ebebeb"/>
    </style:style>
    <style:style style:name="Tabla10.D147" style:family="table-cell">
      <style:table-cell-properties style:vertical-align="middle" fo:padding="0.053cm" fo:border="0.05pt solid #ebebeb"/>
    </style:style>
    <style:style style:name="Tabla10.A148" style:family="table-cell">
      <style:table-cell-properties style:vertical-align="middle" fo:padding="0.053cm" fo:border="0.05pt solid #ebebeb"/>
    </style:style>
    <style:style style:name="Tabla10.B148" style:family="table-cell">
      <style:table-cell-properties style:vertical-align="middle" fo:padding="0.053cm" fo:border="0.05pt solid #ebebeb"/>
    </style:style>
    <style:style style:name="Tabla10.C148" style:family="table-cell">
      <style:table-cell-properties style:vertical-align="middle" fo:padding="0.053cm" fo:border="0.05pt solid #ebebeb"/>
    </style:style>
    <style:style style:name="Tabla10.D148" style:family="table-cell">
      <style:table-cell-properties style:vertical-align="middle" fo:padding="0.053cm" fo:border="0.05pt solid #ebebeb"/>
    </style:style>
    <style:style style:name="Tabla10.A149" style:family="table-cell">
      <style:table-cell-properties style:vertical-align="middle" fo:padding="0.053cm" fo:border="0.05pt solid #ebebeb"/>
    </style:style>
    <style:style style:name="Tabla10.B149" style:family="table-cell">
      <style:table-cell-properties style:vertical-align="middle" fo:padding="0.053cm" fo:border="0.05pt solid #ebebeb"/>
    </style:style>
    <style:style style:name="Tabla10.C149" style:family="table-cell">
      <style:table-cell-properties style:vertical-align="middle" fo:padding="0.053cm" fo:border="0.05pt solid #ebebeb"/>
    </style:style>
    <style:style style:name="Tabla10.D149" style:family="table-cell">
      <style:table-cell-properties style:vertical-align="middle" fo:padding="0.053cm" fo:border="0.05pt solid #ebebeb"/>
    </style:style>
    <style:style style:name="Tabla10.A150" style:family="table-cell">
      <style:table-cell-properties style:vertical-align="middle" fo:padding="0.053cm" fo:border="0.05pt solid #ebebeb"/>
    </style:style>
    <style:style style:name="Tabla10.B150" style:family="table-cell">
      <style:table-cell-properties style:vertical-align="middle" fo:padding="0.053cm" fo:border="0.05pt solid #ebebeb"/>
    </style:style>
    <style:style style:name="Tabla10.C150" style:family="table-cell">
      <style:table-cell-properties style:vertical-align="middle" fo:padding="0.053cm" fo:border="0.05pt solid #ebebeb"/>
    </style:style>
    <style:style style:name="Tabla10.D150" style:family="table-cell">
      <style:table-cell-properties style:vertical-align="middle" fo:padding="0.053cm" fo:border="0.05pt solid #ebebeb"/>
    </style:style>
    <style:style style:name="Tabla10.A151" style:family="table-cell">
      <style:table-cell-properties style:vertical-align="middle" fo:padding="0.053cm" fo:border="0.05pt solid #ebebeb"/>
    </style:style>
    <style:style style:name="Tabla10.B151" style:family="table-cell">
      <style:table-cell-properties style:vertical-align="middle" fo:padding="0.053cm" fo:border="0.05pt solid #ebebeb"/>
    </style:style>
    <style:style style:name="Tabla10.C151" style:family="table-cell">
      <style:table-cell-properties style:vertical-align="middle" fo:padding="0.053cm" fo:border="0.05pt solid #ebebeb"/>
    </style:style>
    <style:style style:name="Tabla10.D151" style:family="table-cell">
      <style:table-cell-properties style:vertical-align="middle" fo:padding="0.053cm" fo:border="0.05pt solid #ebebeb"/>
    </style:style>
    <style:style style:name="Tabla10.A152" style:family="table-cell">
      <style:table-cell-properties style:vertical-align="middle" fo:padding="0.053cm" fo:border="0.05pt solid #ebebeb"/>
    </style:style>
    <style:style style:name="Tabla10.B152" style:family="table-cell">
      <style:table-cell-properties style:vertical-align="middle" fo:padding="0.053cm" fo:border="0.05pt solid #ebebeb"/>
    </style:style>
    <style:style style:name="Tabla10.C152" style:family="table-cell">
      <style:table-cell-properties style:vertical-align="middle" fo:padding="0.053cm" fo:border="0.05pt solid #ebebeb"/>
    </style:style>
    <style:style style:name="Tabla10.D152" style:family="table-cell">
      <style:table-cell-properties style:vertical-align="middle" fo:padding="0.053cm" fo:border="0.05pt solid #ebebeb"/>
    </style:style>
    <style:style style:name="Tabla10.A153" style:family="table-cell">
      <style:table-cell-properties style:vertical-align="middle" fo:padding="0.053cm" fo:border="0.05pt solid #ebebeb"/>
    </style:style>
    <style:style style:name="Tabla10.B153" style:family="table-cell">
      <style:table-cell-properties style:vertical-align="middle" fo:padding="0.053cm" fo:border="0.05pt solid #ebebeb"/>
    </style:style>
    <style:style style:name="Tabla10.C153" style:family="table-cell">
      <style:table-cell-properties style:vertical-align="middle" fo:padding="0.053cm" fo:border="0.05pt solid #ebebeb"/>
    </style:style>
    <style:style style:name="Tabla10.D153" style:family="table-cell">
      <style:table-cell-properties style:vertical-align="middle" fo:padding="0.053cm" fo:border="0.05pt solid #ebebeb"/>
    </style:style>
    <style:style style:name="Tabla10.A154" style:family="table-cell">
      <style:table-cell-properties style:vertical-align="middle" fo:padding="0.053cm" fo:border="0.05pt solid #ebebeb"/>
    </style:style>
    <style:style style:name="Tabla10.B154" style:family="table-cell">
      <style:table-cell-properties style:vertical-align="middle" fo:padding="0.053cm" fo:border="0.05pt solid #ebebeb"/>
    </style:style>
    <style:style style:name="Tabla10.C154" style:family="table-cell">
      <style:table-cell-properties style:vertical-align="middle" fo:padding="0.053cm" fo:border="0.05pt solid #ebebeb"/>
    </style:style>
    <style:style style:name="Tabla10.D154" style:family="table-cell">
      <style:table-cell-properties style:vertical-align="middle" fo:padding="0.053cm" fo:border="0.05pt solid #ebebeb"/>
    </style:style>
    <style:style style:name="Tabla10.A155" style:family="table-cell">
      <style:table-cell-properties style:vertical-align="middle" fo:padding="0.053cm" fo:border="0.05pt solid #ebebeb"/>
    </style:style>
    <style:style style:name="Tabla10.B155" style:family="table-cell">
      <style:table-cell-properties style:vertical-align="middle" fo:padding="0.053cm" fo:border="0.05pt solid #ebebeb"/>
    </style:style>
    <style:style style:name="Tabla10.C155" style:family="table-cell">
      <style:table-cell-properties style:vertical-align="middle" fo:padding="0.053cm" fo:border="0.05pt solid #ebebeb"/>
    </style:style>
    <style:style style:name="Tabla10.D155" style:family="table-cell">
      <style:table-cell-properties style:vertical-align="middle" fo:padding="0.053cm" fo:border="0.05pt solid #ebebeb"/>
    </style:style>
    <style:style style:name="Tabla10.A156" style:family="table-cell">
      <style:table-cell-properties style:vertical-align="middle" fo:padding="0.053cm" fo:border="0.05pt solid #ebebeb"/>
    </style:style>
    <style:style style:name="Tabla10.B156" style:family="table-cell">
      <style:table-cell-properties style:vertical-align="middle" fo:padding="0.053cm" fo:border="0.05pt solid #ebebeb"/>
    </style:style>
    <style:style style:name="Tabla10.C156" style:family="table-cell">
      <style:table-cell-properties style:vertical-align="middle" fo:padding="0.053cm" fo:border="0.05pt solid #ebebeb"/>
    </style:style>
    <style:style style:name="Tabla10.D156" style:family="table-cell">
      <style:table-cell-properties style:vertical-align="middle" fo:padding="0.053cm" fo:border="0.05pt solid #ebebeb"/>
    </style:style>
    <style:style style:name="Tabla10.A157" style:family="table-cell">
      <style:table-cell-properties style:vertical-align="middle" fo:padding="0.053cm" fo:border="0.05pt solid #ebebeb"/>
    </style:style>
    <style:style style:name="Tabla10.B157" style:family="table-cell">
      <style:table-cell-properties style:vertical-align="middle" fo:padding="0.053cm" fo:border="0.05pt solid #ebebeb"/>
    </style:style>
    <style:style style:name="Tabla10.C157" style:family="table-cell">
      <style:table-cell-properties style:vertical-align="middle" fo:padding="0.053cm" fo:border="0.05pt solid #ebebeb"/>
    </style:style>
    <style:style style:name="Tabla10.D157" style:family="table-cell">
      <style:table-cell-properties style:vertical-align="middle" fo:padding="0.053cm" fo:border="0.05pt solid #ebebeb"/>
    </style:style>
    <style:style style:name="Tabla10.A158" style:family="table-cell">
      <style:table-cell-properties style:vertical-align="middle" fo:padding="0.053cm" fo:border="0.05pt solid #ebebeb"/>
    </style:style>
    <style:style style:name="Tabla10.B158" style:family="table-cell">
      <style:table-cell-properties style:vertical-align="middle" fo:padding="0.053cm" fo:border="0.05pt solid #ebebeb"/>
    </style:style>
    <style:style style:name="Tabla10.C158" style:family="table-cell">
      <style:table-cell-properties style:vertical-align="middle" fo:padding="0.053cm" fo:border="0.05pt solid #ebebeb"/>
    </style:style>
    <style:style style:name="Tabla10.D158" style:family="table-cell">
      <style:table-cell-properties style:vertical-align="middle" fo:padding="0.053cm" fo:border="0.05pt solid #ebebeb"/>
    </style:style>
    <style:style style:name="Tabla10.A159" style:family="table-cell">
      <style:table-cell-properties style:vertical-align="middle" fo:padding="0.053cm" fo:border="0.05pt solid #ebebeb"/>
    </style:style>
    <style:style style:name="Tabla10.B159" style:family="table-cell">
      <style:table-cell-properties style:vertical-align="middle" fo:padding="0.053cm" fo:border="0.05pt solid #ebebeb"/>
    </style:style>
    <style:style style:name="Tabla10.C159" style:family="table-cell">
      <style:table-cell-properties style:vertical-align="middle" fo:padding="0.053cm" fo:border="0.05pt solid #ebebeb"/>
    </style:style>
    <style:style style:name="Tabla10.D159" style:family="table-cell">
      <style:table-cell-properties style:vertical-align="middle" fo:padding="0.053cm" fo:border="0.05pt solid #ebebeb"/>
    </style:style>
    <style:style style:name="Tabla10.A160" style:family="table-cell">
      <style:table-cell-properties style:vertical-align="middle" fo:padding="0.053cm" fo:border="0.05pt solid #ebebeb"/>
    </style:style>
    <style:style style:name="Tabla10.B160" style:family="table-cell">
      <style:table-cell-properties style:vertical-align="middle" fo:padding="0.053cm" fo:border="0.05pt solid #ebebeb"/>
    </style:style>
    <style:style style:name="Tabla10.C160" style:family="table-cell">
      <style:table-cell-properties style:vertical-align="middle" fo:padding="0.053cm" fo:border="0.05pt solid #ebebeb"/>
    </style:style>
    <style:style style:name="Tabla10.D160" style:family="table-cell">
      <style:table-cell-properties style:vertical-align="middle" fo:padding="0.053cm" fo:border="0.05pt solid #ebebeb"/>
    </style:style>
    <style:style style:name="Tabla10.A161" style:family="table-cell">
      <style:table-cell-properties style:vertical-align="middle" fo:padding="0.053cm" fo:border="0.05pt solid #ebebeb"/>
    </style:style>
    <style:style style:name="Tabla10.B161" style:family="table-cell">
      <style:table-cell-properties style:vertical-align="middle" fo:padding="0.053cm" fo:border="0.05pt solid #ebebeb"/>
    </style:style>
    <style:style style:name="Tabla10.C161" style:family="table-cell">
      <style:table-cell-properties style:vertical-align="middle" fo:padding="0.053cm" fo:border="0.05pt solid #ebebeb"/>
    </style:style>
    <style:style style:name="Tabla10.D161" style:family="table-cell">
      <style:table-cell-properties style:vertical-align="middle" fo:padding="0.053cm" fo:border="0.05pt solid #ebebeb"/>
    </style:style>
    <style:style style:name="Tabla10.A162" style:family="table-cell">
      <style:table-cell-properties style:vertical-align="middle" fo:padding="0.053cm" fo:border="0.05pt solid #ebebeb"/>
    </style:style>
    <style:style style:name="Tabla10.B162" style:family="table-cell">
      <style:table-cell-properties style:vertical-align="middle" fo:padding="0.053cm" fo:border="0.05pt solid #ebebeb"/>
    </style:style>
    <style:style style:name="Tabla10.C162" style:family="table-cell">
      <style:table-cell-properties style:vertical-align="middle" fo:padding="0.053cm" fo:border="0.05pt solid #ebebeb"/>
    </style:style>
    <style:style style:name="Tabla10.D162" style:family="table-cell">
      <style:table-cell-properties style:vertical-align="middle" fo:padding="0.053cm" fo:border="0.05pt solid #ebebeb"/>
    </style:style>
    <style:style style:name="Tabla10.A163" style:family="table-cell">
      <style:table-cell-properties style:vertical-align="middle" fo:padding="0.053cm" fo:border="0.05pt solid #ebebeb"/>
    </style:style>
    <style:style style:name="Tabla10.B163" style:family="table-cell">
      <style:table-cell-properties style:vertical-align="middle" fo:padding="0.053cm" fo:border="0.05pt solid #ebebeb"/>
    </style:style>
    <style:style style:name="Tabla10.C163" style:family="table-cell">
      <style:table-cell-properties style:vertical-align="middle" fo:padding="0.053cm" fo:border="0.05pt solid #ebebeb"/>
    </style:style>
    <style:style style:name="Tabla10.D163" style:family="table-cell">
      <style:table-cell-properties style:vertical-align="middle" fo:padding="0.053cm" fo:border="0.05pt solid #ebebeb"/>
    </style:style>
    <style:style style:name="Tabla10.A164" style:family="table-cell">
      <style:table-cell-properties style:vertical-align="middle" fo:padding="0.053cm" fo:border="0.05pt solid #ebebeb"/>
    </style:style>
    <style:style style:name="Tabla10.B164" style:family="table-cell">
      <style:table-cell-properties style:vertical-align="middle" fo:padding="0.053cm" fo:border="0.05pt solid #ebebeb"/>
    </style:style>
    <style:style style:name="Tabla10.C164" style:family="table-cell">
      <style:table-cell-properties style:vertical-align="middle" fo:padding="0.053cm" fo:border="0.05pt solid #ebebeb"/>
    </style:style>
    <style:style style:name="Tabla10.D164" style:family="table-cell">
      <style:table-cell-properties style:vertical-align="middle" fo:padding="0.053cm" fo:border="0.05pt solid #ebebeb"/>
    </style:style>
    <style:style style:name="Tabla10.A165" style:family="table-cell">
      <style:table-cell-properties style:vertical-align="middle" fo:padding="0.053cm" fo:border="0.05pt solid #ebebeb"/>
    </style:style>
    <style:style style:name="Tabla10.B165" style:family="table-cell">
      <style:table-cell-properties style:vertical-align="middle" fo:padding="0.053cm" fo:border="0.05pt solid #ebebeb"/>
    </style:style>
    <style:style style:name="Tabla10.C165" style:family="table-cell">
      <style:table-cell-properties style:vertical-align="middle" fo:padding="0.053cm" fo:border="0.05pt solid #ebebeb"/>
    </style:style>
    <style:style style:name="Tabla10.D165" style:family="table-cell">
      <style:table-cell-properties style:vertical-align="middle" fo:padding="0.053cm" fo:border="0.05pt solid #ebebeb"/>
    </style:style>
    <style:style style:name="Tabla10.A166" style:family="table-cell">
      <style:table-cell-properties style:vertical-align="middle" fo:padding="0.053cm" fo:border="0.05pt solid #ebebeb"/>
    </style:style>
    <style:style style:name="Tabla10.B166" style:family="table-cell">
      <style:table-cell-properties style:vertical-align="middle" fo:padding="0.053cm" fo:border="0.05pt solid #ebebeb"/>
    </style:style>
    <style:style style:name="Tabla10.C166" style:family="table-cell">
      <style:table-cell-properties style:vertical-align="middle" fo:padding="0.053cm" fo:border="0.05pt solid #ebebeb"/>
    </style:style>
    <style:style style:name="Tabla10.D166" style:family="table-cell">
      <style:table-cell-properties style:vertical-align="middle" fo:padding="0.053cm" fo:border="0.05pt solid #ebebeb"/>
    </style:style>
    <style:style style:name="Tabla10.A167" style:family="table-cell">
      <style:table-cell-properties style:vertical-align="middle" fo:padding="0.053cm" fo:border="0.05pt solid #ebebeb"/>
    </style:style>
    <style:style style:name="Tabla10.B167" style:family="table-cell">
      <style:table-cell-properties style:vertical-align="middle" fo:padding="0.053cm" fo:border="0.05pt solid #ebebeb"/>
    </style:style>
    <style:style style:name="Tabla10.C167" style:family="table-cell">
      <style:table-cell-properties style:vertical-align="middle" fo:padding="0.053cm" fo:border="0.05pt solid #ebebeb"/>
    </style:style>
    <style:style style:name="Tabla10.D167" style:family="table-cell">
      <style:table-cell-properties style:vertical-align="middle" fo:padding="0.053cm" fo:border="0.05pt solid #ebebeb"/>
    </style:style>
    <style:style style:name="Tabla10.A168" style:family="table-cell">
      <style:table-cell-properties style:vertical-align="middle" fo:padding="0.053cm" fo:border="0.05pt solid #ebebeb"/>
    </style:style>
    <style:style style:name="Tabla10.B168" style:family="table-cell">
      <style:table-cell-properties style:vertical-align="middle" fo:padding="0.053cm" fo:border="0.05pt solid #ebebeb"/>
    </style:style>
    <style:style style:name="Tabla10.C168" style:family="table-cell">
      <style:table-cell-properties style:vertical-align="middle" fo:padding="0.053cm" fo:border="0.05pt solid #ebebeb"/>
    </style:style>
    <style:style style:name="Tabla10.D168" style:family="table-cell">
      <style:table-cell-properties style:vertical-align="middle" fo:padding="0.053cm" fo:border="0.05pt solid #ebebeb"/>
    </style:style>
    <style:style style:name="Tabla10.A169" style:family="table-cell">
      <style:table-cell-properties style:vertical-align="middle" fo:padding="0.053cm" fo:border="0.05pt solid #ebebeb"/>
    </style:style>
    <style:style style:name="Tabla10.B169" style:family="table-cell">
      <style:table-cell-properties style:vertical-align="middle" fo:padding="0.053cm" fo:border="0.05pt solid #ebebeb"/>
    </style:style>
    <style:style style:name="Tabla10.C169" style:family="table-cell">
      <style:table-cell-properties style:vertical-align="middle" fo:padding="0.053cm" fo:border="0.05pt solid #ebebeb"/>
    </style:style>
    <style:style style:name="Tabla10.D169" style:family="table-cell">
      <style:table-cell-properties style:vertical-align="middle" fo:padding="0.053cm" fo:border="0.05pt solid #ebebeb"/>
    </style:style>
    <style:style style:name="Tabla10.A170" style:family="table-cell">
      <style:table-cell-properties style:vertical-align="middle" fo:padding="0.053cm" fo:border="0.05pt solid #ebebeb"/>
    </style:style>
    <style:style style:name="Tabla10.B170" style:family="table-cell">
      <style:table-cell-properties style:vertical-align="middle" fo:padding="0.053cm" fo:border="0.05pt solid #ebebeb"/>
    </style:style>
    <style:style style:name="Tabla10.C170" style:family="table-cell">
      <style:table-cell-properties style:vertical-align="middle" fo:padding="0.053cm" fo:border="0.05pt solid #ebebeb"/>
    </style:style>
    <style:style style:name="Tabla10.D170" style:family="table-cell">
      <style:table-cell-properties style:vertical-align="middle" fo:padding="0.053cm" fo:border="0.05pt solid #ebebeb"/>
    </style:style>
    <style:style style:name="Tabla10.A171" style:family="table-cell">
      <style:table-cell-properties style:vertical-align="middle" fo:padding="0.053cm" fo:border="0.05pt solid #ebebeb"/>
    </style:style>
    <style:style style:name="Tabla10.B171" style:family="table-cell">
      <style:table-cell-properties style:vertical-align="middle" fo:padding="0.053cm" fo:border="0.05pt solid #ebebeb"/>
    </style:style>
    <style:style style:name="Tabla10.C171" style:family="table-cell">
      <style:table-cell-properties style:vertical-align="middle" fo:padding="0.053cm" fo:border="0.05pt solid #ebebeb"/>
    </style:style>
    <style:style style:name="Tabla10.D171" style:family="table-cell">
      <style:table-cell-properties style:vertical-align="middle" fo:padding="0.053cm" fo:border="0.05pt solid #ebebeb"/>
    </style:style>
    <style:style style:name="Tabla10.A172" style:family="table-cell">
      <style:table-cell-properties style:vertical-align="middle" fo:padding="0.053cm" fo:border="0.05pt solid #ebebeb"/>
    </style:style>
    <style:style style:name="Tabla10.B172" style:family="table-cell">
      <style:table-cell-properties style:vertical-align="middle" fo:padding="0.053cm" fo:border="0.05pt solid #ebebeb"/>
    </style:style>
    <style:style style:name="Tabla10.C172" style:family="table-cell">
      <style:table-cell-properties style:vertical-align="middle" fo:padding="0.053cm" fo:border="0.05pt solid #ebebeb"/>
    </style:style>
    <style:style style:name="Tabla10.D172" style:family="table-cell">
      <style:table-cell-properties style:vertical-align="middle" fo:padding="0.053cm" fo:border="0.05pt solid #ebebeb"/>
    </style:style>
    <style:style style:name="Tabla10.A173" style:family="table-cell">
      <style:table-cell-properties style:vertical-align="middle" fo:padding="0.053cm" fo:border="0.05pt solid #ebebeb"/>
    </style:style>
    <style:style style:name="Tabla10.B173" style:family="table-cell">
      <style:table-cell-properties style:vertical-align="middle" fo:padding="0.053cm" fo:border="0.05pt solid #ebebeb"/>
    </style:style>
    <style:style style:name="Tabla10.C173" style:family="table-cell">
      <style:table-cell-properties style:vertical-align="middle" fo:padding="0.053cm" fo:border="0.05pt solid #ebebeb"/>
    </style:style>
    <style:style style:name="Tabla10.D173" style:family="table-cell">
      <style:table-cell-properties style:vertical-align="middle" fo:padding="0.053cm" fo:border="0.05pt solid #ebebeb"/>
    </style:style>
    <style:style style:name="Tabla10.A174" style:family="table-cell">
      <style:table-cell-properties style:vertical-align="middle" fo:padding="0.053cm" fo:border="0.05pt solid #ebebeb"/>
    </style:style>
    <style:style style:name="Tabla10.B174" style:family="table-cell">
      <style:table-cell-properties style:vertical-align="middle" fo:padding="0.053cm" fo:border="0.05pt solid #ebebeb"/>
    </style:style>
    <style:style style:name="Tabla10.C174" style:family="table-cell">
      <style:table-cell-properties style:vertical-align="middle" fo:padding="0.053cm" fo:border="0.05pt solid #ebebeb"/>
    </style:style>
    <style:style style:name="Tabla10.D174" style:family="table-cell">
      <style:table-cell-properties style:vertical-align="middle" fo:padding="0.053cm" fo:border="0.05pt solid #ebebeb"/>
    </style:style>
    <style:style style:name="Tabla10.A175" style:family="table-cell">
      <style:table-cell-properties style:vertical-align="middle" fo:padding="0.053cm" fo:border="0.05pt solid #ebebeb"/>
    </style:style>
    <style:style style:name="Tabla10.B175" style:family="table-cell">
      <style:table-cell-properties style:vertical-align="middle" fo:padding="0.053cm" fo:border="0.05pt solid #ebebeb"/>
    </style:style>
    <style:style style:name="Tabla10.C175" style:family="table-cell">
      <style:table-cell-properties style:vertical-align="middle" fo:padding="0.053cm" fo:border="0.05pt solid #ebebeb"/>
    </style:style>
    <style:style style:name="Tabla10.D175" style:family="table-cell">
      <style:table-cell-properties style:vertical-align="middle" fo:padding="0.053cm" fo:border="0.05pt solid #ebebeb"/>
    </style:style>
    <style:style style:name="Tabla10.A176" style:family="table-cell">
      <style:table-cell-properties style:vertical-align="middle" fo:padding="0.053cm" fo:border="0.05pt solid #ebebeb"/>
    </style:style>
    <style:style style:name="Tabla10.B176" style:family="table-cell">
      <style:table-cell-properties style:vertical-align="middle" fo:padding="0.053cm" fo:border="0.05pt solid #ebebeb"/>
    </style:style>
    <style:style style:name="Tabla10.C176" style:family="table-cell">
      <style:table-cell-properties style:vertical-align="middle" fo:padding="0.053cm" fo:border="0.05pt solid #ebebeb"/>
    </style:style>
    <style:style style:name="Tabla10.D176" style:family="table-cell">
      <style:table-cell-properties style:vertical-align="middle" fo:padding="0.053cm" fo:border="0.05pt solid #ebebeb"/>
    </style:style>
    <style:style style:name="Tabla10.A177" style:family="table-cell">
      <style:table-cell-properties style:vertical-align="middle" fo:padding="0.053cm" fo:border="0.05pt solid #ebebeb"/>
    </style:style>
    <style:style style:name="Tabla10.B177" style:family="table-cell">
      <style:table-cell-properties style:vertical-align="middle" fo:padding="0.053cm" fo:border="0.05pt solid #ebebeb"/>
    </style:style>
    <style:style style:name="Tabla10.C177" style:family="table-cell">
      <style:table-cell-properties style:vertical-align="middle" fo:padding="0.053cm" fo:border="0.05pt solid #ebebeb"/>
    </style:style>
    <style:style style:name="Tabla10.D177" style:family="table-cell">
      <style:table-cell-properties style:vertical-align="middle" fo:padding="0.053cm" fo:border="0.05pt solid #ebebeb"/>
    </style:style>
    <style:style style:name="Tabla10.A178" style:family="table-cell">
      <style:table-cell-properties style:vertical-align="middle" fo:padding="0.053cm" fo:border="0.05pt solid #ebebeb"/>
    </style:style>
    <style:style style:name="Tabla10.B178" style:family="table-cell">
      <style:table-cell-properties style:vertical-align="middle" fo:padding="0.053cm" fo:border="0.05pt solid #ebebeb"/>
    </style:style>
    <style:style style:name="Tabla10.C178" style:family="table-cell">
      <style:table-cell-properties style:vertical-align="middle" fo:padding="0.053cm" fo:border="0.05pt solid #ebebeb"/>
    </style:style>
    <style:style style:name="Tabla10.D178" style:family="table-cell">
      <style:table-cell-properties style:vertical-align="middle" fo:padding="0.053cm" fo:border="0.05pt solid #ebebeb"/>
    </style:style>
    <style:style style:name="Tabla10.A179" style:family="table-cell">
      <style:table-cell-properties style:vertical-align="middle" fo:padding="0.053cm" fo:border="0.05pt solid #ebebeb"/>
    </style:style>
    <style:style style:name="Tabla10.B179" style:family="table-cell">
      <style:table-cell-properties style:vertical-align="middle" fo:padding="0.053cm" fo:border="0.05pt solid #ebebeb"/>
    </style:style>
    <style:style style:name="Tabla10.C179" style:family="table-cell">
      <style:table-cell-properties style:vertical-align="middle" fo:padding="0.053cm" fo:border="0.05pt solid #ebebeb"/>
    </style:style>
    <style:style style:name="Tabla10.D179" style:family="table-cell">
      <style:table-cell-properties style:vertical-align="middle" fo:padding="0.053cm" fo:border="0.05pt solid #ebebeb"/>
    </style:style>
    <style:style style:name="Tabla10.A180" style:family="table-cell">
      <style:table-cell-properties style:vertical-align="middle" fo:padding="0.053cm" fo:border="0.05pt solid #ebebeb"/>
    </style:style>
    <style:style style:name="Tabla10.B180" style:family="table-cell">
      <style:table-cell-properties style:vertical-align="middle" fo:padding="0.053cm" fo:border="0.05pt solid #ebebeb"/>
    </style:style>
    <style:style style:name="Tabla10.C180" style:family="table-cell">
      <style:table-cell-properties style:vertical-align="middle" fo:padding="0.053cm" fo:border="0.05pt solid #ebebeb"/>
    </style:style>
    <style:style style:name="Tabla10.D180" style:family="table-cell">
      <style:table-cell-properties style:vertical-align="middle" fo:padding="0.053cm" fo:border="0.05pt solid #ebebeb"/>
    </style:style>
    <style:style style:name="Tabla10.A181" style:family="table-cell">
      <style:table-cell-properties style:vertical-align="middle" fo:padding="0.053cm" fo:border="0.05pt solid #ebebeb"/>
    </style:style>
    <style:style style:name="Tabla10.B181" style:family="table-cell">
      <style:table-cell-properties style:vertical-align="middle" fo:padding="0.053cm" fo:border="0.05pt solid #ebebeb"/>
    </style:style>
    <style:style style:name="Tabla10.C181" style:family="table-cell">
      <style:table-cell-properties style:vertical-align="middle" fo:padding="0.053cm" fo:border="0.05pt solid #ebebeb"/>
    </style:style>
    <style:style style:name="Tabla10.D181" style:family="table-cell">
      <style:table-cell-properties style:vertical-align="middle" fo:padding="0.053cm" fo:border="0.05pt solid #ebebeb"/>
    </style:style>
    <style:style style:name="Tabla10.A182" style:family="table-cell">
      <style:table-cell-properties style:vertical-align="middle" fo:padding="0.053cm" fo:border="0.05pt solid #ebebeb"/>
    </style:style>
    <style:style style:name="Tabla10.B182" style:family="table-cell">
      <style:table-cell-properties style:vertical-align="middle" fo:padding="0.053cm" fo:border="0.05pt solid #ebebeb"/>
    </style:style>
    <style:style style:name="Tabla10.C182" style:family="table-cell">
      <style:table-cell-properties style:vertical-align="middle" fo:padding="0.053cm" fo:border="0.05pt solid #ebebeb"/>
    </style:style>
    <style:style style:name="Tabla10.D182" style:family="table-cell">
      <style:table-cell-properties style:vertical-align="middle" fo:padding="0.053cm" fo:border="0.05pt solid #ebebeb"/>
    </style:style>
    <style:style style:name="Tabla10.A183" style:family="table-cell">
      <style:table-cell-properties style:vertical-align="middle" fo:padding="0.053cm" fo:border="0.05pt solid #ebebeb"/>
    </style:style>
    <style:style style:name="Tabla10.B183" style:family="table-cell">
      <style:table-cell-properties style:vertical-align="middle" fo:padding="0.053cm" fo:border="0.05pt solid #ebebeb"/>
    </style:style>
    <style:style style:name="Tabla10.C183" style:family="table-cell">
      <style:table-cell-properties style:vertical-align="middle" fo:padding="0.053cm" fo:border="0.05pt solid #ebebeb"/>
    </style:style>
    <style:style style:name="Tabla10.D183" style:family="table-cell">
      <style:table-cell-properties style:vertical-align="middle" fo:padding="0.053cm" fo:border="0.05pt solid #ebebeb"/>
    </style:style>
    <style:style style:name="Tabla10.A184" style:family="table-cell">
      <style:table-cell-properties style:vertical-align="middle" fo:padding="0.053cm" fo:border="0.05pt solid #ebebeb"/>
    </style:style>
    <style:style style:name="Tabla10.B184" style:family="table-cell">
      <style:table-cell-properties style:vertical-align="middle" fo:padding="0.053cm" fo:border="0.05pt solid #ebebeb"/>
    </style:style>
    <style:style style:name="Tabla10.C184" style:family="table-cell">
      <style:table-cell-properties style:vertical-align="middle" fo:padding="0.053cm" fo:border="0.05pt solid #ebebeb"/>
    </style:style>
    <style:style style:name="Tabla10.D184" style:family="table-cell">
      <style:table-cell-properties style:vertical-align="middle" fo:padding="0.053cm" fo:border="0.05pt solid #ebebeb"/>
    </style:style>
    <style:style style:name="Tabla10.A185" style:family="table-cell">
      <style:table-cell-properties style:vertical-align="middle" fo:padding="0.053cm" fo:border="0.05pt solid #ebebeb"/>
    </style:style>
    <style:style style:name="Tabla10.B185" style:family="table-cell">
      <style:table-cell-properties style:vertical-align="middle" fo:padding="0.053cm" fo:border="0.05pt solid #ebebeb"/>
    </style:style>
    <style:style style:name="Tabla10.C185" style:family="table-cell">
      <style:table-cell-properties style:vertical-align="middle" fo:padding="0.053cm" fo:border="0.05pt solid #ebebeb"/>
    </style:style>
    <style:style style:name="Tabla10.D185" style:family="table-cell">
      <style:table-cell-properties style:vertical-align="middle" fo:padding="0.053cm" fo:border="0.05pt solid #ebebeb"/>
    </style:style>
    <style:style style:name="Tabla10.A186" style:family="table-cell">
      <style:table-cell-properties style:vertical-align="middle" fo:padding="0.053cm" fo:border="0.05pt solid #ebebeb"/>
    </style:style>
    <style:style style:name="Tabla10.B186" style:family="table-cell">
      <style:table-cell-properties style:vertical-align="middle" fo:padding="0.053cm" fo:border="0.05pt solid #ebebeb"/>
    </style:style>
    <style:style style:name="Tabla10.C186" style:family="table-cell">
      <style:table-cell-properties style:vertical-align="middle" fo:padding="0.053cm" fo:border="0.05pt solid #ebebeb"/>
    </style:style>
    <style:style style:name="Tabla10.D186" style:family="table-cell">
      <style:table-cell-properties style:vertical-align="middle" fo:padding="0.053cm" fo:border="0.05pt solid #ebebeb"/>
    </style:style>
    <style:style style:name="Tabla11" style:family="table">
      <style:table-properties style:width="17cm" style:rel-width="100%" table:align="left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style:vertical-align="middle" fo:padding="0cm" fo:border="none"/>
    </style:style>
    <style:style style:name="Tabla12" style:family="table">
      <style:table-properties style:width="17cm" style:rel-width="100%" table:align="left"/>
    </style:style>
    <style:style style:name="Tabla12.A" style:family="table-column">
      <style:table-column-properties style:column-width="2.713cm" style:rel-column-width="10457*"/>
    </style:style>
    <style:style style:name="Tabla12.B" style:family="table-column">
      <style:table-column-properties style:column-width="5.655cm" style:rel-column-width="21798*"/>
    </style:style>
    <style:style style:name="Tabla12.C" style:family="table-column">
      <style:table-column-properties style:column-width="4.512cm" style:rel-column-width="17393*"/>
    </style:style>
    <style:style style:name="Tabla12.D" style:family="table-column">
      <style:table-column-properties style:column-width="4.12cm" style:rel-column-width="15887*"/>
    </style:style>
    <style:style style:name="Tabla12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12.A2" style:family="table-cell">
      <style:table-cell-properties style:vertical-align="middle" fo:padding="0.053cm" fo:border="0.05pt solid #ebebeb"/>
    </style:style>
    <style:style style:name="Tabla12.B2" style:family="table-cell">
      <style:table-cell-properties style:vertical-align="middle" fo:padding="0.053cm" fo:border="0.05pt solid #ebebeb"/>
    </style:style>
    <style:style style:name="Tabla12.C2" style:family="table-cell">
      <style:table-cell-properties style:vertical-align="middle" fo:padding="0.053cm" fo:border="0.05pt solid #ebebeb"/>
    </style:style>
    <style:style style:name="Tabla12.D2" style:family="table-cell">
      <style:table-cell-properties style:vertical-align="middle" fo:padding="0.053cm" fo:border="0.05pt solid #ebebeb"/>
    </style:style>
    <style:style style:name="Tabla12.A3" style:family="table-cell">
      <style:table-cell-properties style:vertical-align="middle" fo:padding="0.053cm" fo:border="0.05pt solid #ebebeb"/>
    </style:style>
    <style:style style:name="Tabla12.B3" style:family="table-cell">
      <style:table-cell-properties style:vertical-align="middle" fo:padding="0.053cm" fo:border="0.05pt solid #ebebeb"/>
    </style:style>
    <style:style style:name="Tabla12.C3" style:family="table-cell">
      <style:table-cell-properties style:vertical-align="middle" fo:padding="0.053cm" fo:border="0.05pt solid #ebebeb"/>
    </style:style>
    <style:style style:name="Tabla12.D3" style:family="table-cell">
      <style:table-cell-properties style:vertical-align="middle" fo:padding="0.053cm" fo:border="0.05pt solid #ebebeb"/>
    </style:style>
    <style:style style:name="Tabla12.A4" style:family="table-cell">
      <style:table-cell-properties style:vertical-align="middle" fo:padding="0.053cm" fo:border="0.05pt solid #ebebeb"/>
    </style:style>
    <style:style style:name="Tabla12.B4" style:family="table-cell">
      <style:table-cell-properties style:vertical-align="middle" fo:padding="0.053cm" fo:border="0.05pt solid #ebebeb"/>
    </style:style>
    <style:style style:name="Tabla12.C4" style:family="table-cell">
      <style:table-cell-properties style:vertical-align="middle" fo:padding="0.053cm" fo:border="0.05pt solid #ebebeb"/>
    </style:style>
    <style:style style:name="Tabla12.D4" style:family="table-cell">
      <style:table-cell-properties style:vertical-align="middle" fo:padding="0.053cm" fo:border="0.05pt solid #ebebeb"/>
    </style:style>
    <style:style style:name="Tabla12.A5" style:family="table-cell">
      <style:table-cell-properties style:vertical-align="middle" fo:padding="0.053cm" fo:border="0.05pt solid #ebebeb"/>
    </style:style>
    <style:style style:name="Tabla12.B5" style:family="table-cell">
      <style:table-cell-properties style:vertical-align="middle" fo:padding="0.053cm" fo:border="0.05pt solid #ebebeb"/>
    </style:style>
    <style:style style:name="Tabla12.C5" style:family="table-cell">
      <style:table-cell-properties style:vertical-align="middle" fo:padding="0.053cm" fo:border="0.05pt solid #ebebeb"/>
    </style:style>
    <style:style style:name="Tabla12.D5" style:family="table-cell">
      <style:table-cell-properties style:vertical-align="middle" fo:padding="0.053cm" fo:border="0.05pt solid #ebebeb"/>
    </style:style>
    <style:style style:name="Tabla12.A6" style:family="table-cell">
      <style:table-cell-properties style:vertical-align="middle" fo:padding="0.053cm" fo:border="0.05pt solid #ebebeb"/>
    </style:style>
    <style:style style:name="Tabla12.B6" style:family="table-cell">
      <style:table-cell-properties style:vertical-align="middle" fo:padding="0.053cm" fo:border="0.05pt solid #ebebeb"/>
    </style:style>
    <style:style style:name="Tabla12.C6" style:family="table-cell">
      <style:table-cell-properties style:vertical-align="middle" fo:padding="0.053cm" fo:border="0.05pt solid #ebebeb"/>
    </style:style>
    <style:style style:name="Tabla12.D6" style:family="table-cell">
      <style:table-cell-properties style:vertical-align="middle" fo:padding="0.053cm" fo:border="0.05pt solid #ebebeb"/>
    </style:style>
    <style:style style:name="Tabla12.A7" style:family="table-cell">
      <style:table-cell-properties style:vertical-align="middle" fo:padding="0.053cm" fo:border="0.05pt solid #ebebeb"/>
    </style:style>
    <style:style style:name="Tabla12.B7" style:family="table-cell">
      <style:table-cell-properties style:vertical-align="middle" fo:padding="0.053cm" fo:border="0.05pt solid #ebebeb"/>
    </style:style>
    <style:style style:name="Tabla12.C7" style:family="table-cell">
      <style:table-cell-properties style:vertical-align="middle" fo:padding="0.053cm" fo:border="0.05pt solid #ebebeb"/>
    </style:style>
    <style:style style:name="Tabla12.D7" style:family="table-cell">
      <style:table-cell-properties style:vertical-align="middle" fo:padding="0.053cm" fo:border="0.05pt solid #ebebeb"/>
    </style:style>
    <style:style style:name="Tabla12.A8" style:family="table-cell">
      <style:table-cell-properties style:vertical-align="middle" fo:padding="0.053cm" fo:border="0.05pt solid #ebebeb"/>
    </style:style>
    <style:style style:name="Tabla12.B8" style:family="table-cell">
      <style:table-cell-properties style:vertical-align="middle" fo:padding="0.053cm" fo:border="0.05pt solid #ebebeb"/>
    </style:style>
    <style:style style:name="Tabla12.C8" style:family="table-cell">
      <style:table-cell-properties style:vertical-align="middle" fo:padding="0.053cm" fo:border="0.05pt solid #ebebeb"/>
    </style:style>
    <style:style style:name="Tabla12.D8" style:family="table-cell">
      <style:table-cell-properties style:vertical-align="middle" fo:padding="0.053cm" fo:border="0.05pt solid #ebebeb"/>
    </style:style>
    <style:style style:name="Tabla12.A9" style:family="table-cell">
      <style:table-cell-properties style:vertical-align="middle" fo:padding="0.053cm" fo:border="0.05pt solid #ebebeb"/>
    </style:style>
    <style:style style:name="Tabla12.B9" style:family="table-cell">
      <style:table-cell-properties style:vertical-align="middle" fo:padding="0.053cm" fo:border="0.05pt solid #ebebeb"/>
    </style:style>
    <style:style style:name="Tabla12.C9" style:family="table-cell">
      <style:table-cell-properties style:vertical-align="middle" fo:padding="0.053cm" fo:border="0.05pt solid #ebebeb"/>
    </style:style>
    <style:style style:name="Tabla12.D9" style:family="table-cell">
      <style:table-cell-properties style:vertical-align="middle" fo:padding="0.053cm" fo:border="0.05pt solid #ebebeb"/>
    </style:style>
    <style:style style:name="Tabla12.A10" style:family="table-cell">
      <style:table-cell-properties style:vertical-align="middle" fo:padding="0.053cm" fo:border="0.05pt solid #ebebeb"/>
    </style:style>
    <style:style style:name="Tabla12.B10" style:family="table-cell">
      <style:table-cell-properties style:vertical-align="middle" fo:padding="0.053cm" fo:border="0.05pt solid #ebebeb"/>
    </style:style>
    <style:style style:name="Tabla12.C10" style:family="table-cell">
      <style:table-cell-properties style:vertical-align="middle" fo:padding="0.053cm" fo:border="0.05pt solid #ebebeb"/>
    </style:style>
    <style:style style:name="Tabla12.D10" style:family="table-cell">
      <style:table-cell-properties style:vertical-align="middle" fo:padding="0.053cm" fo:border="0.05pt solid #ebebeb"/>
    </style:style>
    <style:style style:name="Tabla12.A11" style:family="table-cell">
      <style:table-cell-properties style:vertical-align="middle" fo:padding="0.053cm" fo:border="0.05pt solid #ebebeb"/>
    </style:style>
    <style:style style:name="Tabla12.B11" style:family="table-cell">
      <style:table-cell-properties style:vertical-align="middle" fo:padding="0.053cm" fo:border="0.05pt solid #ebebeb"/>
    </style:style>
    <style:style style:name="Tabla12.C11" style:family="table-cell">
      <style:table-cell-properties style:vertical-align="middle" fo:padding="0.053cm" fo:border="0.05pt solid #ebebeb"/>
    </style:style>
    <style:style style:name="Tabla12.D11" style:family="table-cell">
      <style:table-cell-properties style:vertical-align="middle" fo:padding="0.053cm" fo:border="0.05pt solid #ebebeb"/>
    </style:style>
    <style:style style:name="Tabla12.A12" style:family="table-cell">
      <style:table-cell-properties style:vertical-align="middle" fo:padding="0.053cm" fo:border="0.05pt solid #ebebeb"/>
    </style:style>
    <style:style style:name="Tabla12.B12" style:family="table-cell">
      <style:table-cell-properties style:vertical-align="middle" fo:padding="0.053cm" fo:border="0.05pt solid #ebebeb"/>
    </style:style>
    <style:style style:name="Tabla12.C12" style:family="table-cell">
      <style:table-cell-properties style:vertical-align="middle" fo:padding="0.053cm" fo:border="0.05pt solid #ebebeb"/>
    </style:style>
    <style:style style:name="Tabla12.D12" style:family="table-cell">
      <style:table-cell-properties style:vertical-align="middle" fo:padding="0.053cm" fo:border="0.05pt solid #ebebeb"/>
    </style:style>
    <style:style style:name="Tabla12.A13" style:family="table-cell">
      <style:table-cell-properties style:vertical-align="middle" fo:padding="0.053cm" fo:border="0.05pt solid #ebebeb"/>
    </style:style>
    <style:style style:name="Tabla12.B13" style:family="table-cell">
      <style:table-cell-properties style:vertical-align="middle" fo:padding="0.053cm" fo:border="0.05pt solid #ebebeb"/>
    </style:style>
    <style:style style:name="Tabla12.C13" style:family="table-cell">
      <style:table-cell-properties style:vertical-align="middle" fo:padding="0.053cm" fo:border="0.05pt solid #ebebeb"/>
    </style:style>
    <style:style style:name="Tabla12.D13" style:family="table-cell">
      <style:table-cell-properties style:vertical-align="middle" fo:padding="0.053cm" fo:border="0.05pt solid #ebebeb"/>
    </style:style>
    <style:style style:name="Tabla12.A14" style:family="table-cell">
      <style:table-cell-properties style:vertical-align="middle" fo:padding="0.053cm" fo:border="0.05pt solid #ebebeb"/>
    </style:style>
    <style:style style:name="Tabla12.B14" style:family="table-cell">
      <style:table-cell-properties style:vertical-align="middle" fo:padding="0.053cm" fo:border="0.05pt solid #ebebeb"/>
    </style:style>
    <style:style style:name="Tabla12.C14" style:family="table-cell">
      <style:table-cell-properties style:vertical-align="middle" fo:padding="0.053cm" fo:border="0.05pt solid #ebebeb"/>
    </style:style>
    <style:style style:name="Tabla12.D14" style:family="table-cell">
      <style:table-cell-properties style:vertical-align="middle" fo:padding="0.053cm" fo:border="0.05pt solid #ebebeb"/>
    </style:style>
    <style:style style:name="Tabla12.A15" style:family="table-cell">
      <style:table-cell-properties style:vertical-align="middle" fo:padding="0.053cm" fo:border="0.05pt solid #ebebeb"/>
    </style:style>
    <style:style style:name="Tabla12.B15" style:family="table-cell">
      <style:table-cell-properties style:vertical-align="middle" fo:padding="0.053cm" fo:border="0.05pt solid #ebebeb"/>
    </style:style>
    <style:style style:name="Tabla12.C15" style:family="table-cell">
      <style:table-cell-properties style:vertical-align="middle" fo:padding="0.053cm" fo:border="0.05pt solid #ebebeb"/>
    </style:style>
    <style:style style:name="Tabla12.D15" style:family="table-cell">
      <style:table-cell-properties style:vertical-align="middle" fo:padding="0.053cm" fo:border="0.05pt solid #ebebeb"/>
    </style:style>
    <style:style style:name="Tabla12.A16" style:family="table-cell">
      <style:table-cell-properties style:vertical-align="middle" fo:padding="0.053cm" fo:border="0.05pt solid #ebebeb"/>
    </style:style>
    <style:style style:name="Tabla12.B16" style:family="table-cell">
      <style:table-cell-properties style:vertical-align="middle" fo:padding="0.053cm" fo:border="0.05pt solid #ebebeb"/>
    </style:style>
    <style:style style:name="Tabla12.C16" style:family="table-cell">
      <style:table-cell-properties style:vertical-align="middle" fo:padding="0.053cm" fo:border="0.05pt solid #ebebeb"/>
    </style:style>
    <style:style style:name="Tabla12.D16" style:family="table-cell">
      <style:table-cell-properties style:vertical-align="middle" fo:padding="0.053cm" fo:border="0.05pt solid #ebebeb"/>
    </style:style>
    <style:style style:name="Tabla12.A17" style:family="table-cell">
      <style:table-cell-properties style:vertical-align="middle" fo:padding="0.053cm" fo:border="0.05pt solid #ebebeb"/>
    </style:style>
    <style:style style:name="Tabla12.B17" style:family="table-cell">
      <style:table-cell-properties style:vertical-align="middle" fo:padding="0.053cm" fo:border="0.05pt solid #ebebeb"/>
    </style:style>
    <style:style style:name="Tabla12.C17" style:family="table-cell">
      <style:table-cell-properties style:vertical-align="middle" fo:padding="0.053cm" fo:border="0.05pt solid #ebebeb"/>
    </style:style>
    <style:style style:name="Tabla12.D17" style:family="table-cell">
      <style:table-cell-properties style:vertical-align="middle" fo:padding="0.053cm" fo:border="0.05pt solid #ebebeb"/>
    </style:style>
    <style:style style:name="Tabla12.A18" style:family="table-cell">
      <style:table-cell-properties style:vertical-align="middle" fo:padding="0.053cm" fo:border="0.05pt solid #ebebeb"/>
    </style:style>
    <style:style style:name="Tabla12.B18" style:family="table-cell">
      <style:table-cell-properties style:vertical-align="middle" fo:padding="0.053cm" fo:border="0.05pt solid #ebebeb"/>
    </style:style>
    <style:style style:name="Tabla12.C18" style:family="table-cell">
      <style:table-cell-properties style:vertical-align="middle" fo:padding="0.053cm" fo:border="0.05pt solid #ebebeb"/>
    </style:style>
    <style:style style:name="Tabla12.D18" style:family="table-cell">
      <style:table-cell-properties style:vertical-align="middle" fo:padding="0.053cm" fo:border="0.05pt solid #ebebeb"/>
    </style:style>
    <style:style style:name="Tabla12.A19" style:family="table-cell">
      <style:table-cell-properties style:vertical-align="middle" fo:padding="0.053cm" fo:border="0.05pt solid #ebebeb"/>
    </style:style>
    <style:style style:name="Tabla12.B19" style:family="table-cell">
      <style:table-cell-properties style:vertical-align="middle" fo:padding="0.053cm" fo:border="0.05pt solid #ebebeb"/>
    </style:style>
    <style:style style:name="Tabla12.C19" style:family="table-cell">
      <style:table-cell-properties style:vertical-align="middle" fo:padding="0.053cm" fo:border="0.05pt solid #ebebeb"/>
    </style:style>
    <style:style style:name="Tabla12.D19" style:family="table-cell">
      <style:table-cell-properties style:vertical-align="middle" fo:padding="0.053cm" fo:border="0.05pt solid #ebebeb"/>
    </style:style>
    <style:style style:name="Tabla12.A20" style:family="table-cell">
      <style:table-cell-properties style:vertical-align="middle" fo:padding="0.053cm" fo:border="0.05pt solid #ebebeb"/>
    </style:style>
    <style:style style:name="Tabla12.B20" style:family="table-cell">
      <style:table-cell-properties style:vertical-align="middle" fo:padding="0.053cm" fo:border="0.05pt solid #ebebeb"/>
    </style:style>
    <style:style style:name="Tabla12.C20" style:family="table-cell">
      <style:table-cell-properties style:vertical-align="middle" fo:padding="0.053cm" fo:border="0.05pt solid #ebebeb"/>
    </style:style>
    <style:style style:name="Tabla12.D20" style:family="table-cell">
      <style:table-cell-properties style:vertical-align="middle" fo:padding="0.053cm" fo:border="0.05pt solid #ebebeb"/>
    </style:style>
    <style:style style:name="Tabla12.A21" style:family="table-cell">
      <style:table-cell-properties style:vertical-align="middle" fo:padding="0.053cm" fo:border="0.05pt solid #ebebeb"/>
    </style:style>
    <style:style style:name="Tabla12.B21" style:family="table-cell">
      <style:table-cell-properties style:vertical-align="middle" fo:padding="0.053cm" fo:border="0.05pt solid #ebebeb"/>
    </style:style>
    <style:style style:name="Tabla12.C21" style:family="table-cell">
      <style:table-cell-properties style:vertical-align="middle" fo:padding="0.053cm" fo:border="0.05pt solid #ebebeb"/>
    </style:style>
    <style:style style:name="Tabla12.D21" style:family="table-cell">
      <style:table-cell-properties style:vertical-align="middle" fo:padding="0.053cm" fo:border="0.05pt solid #ebebeb"/>
    </style:style>
    <style:style style:name="Tabla12.A22" style:family="table-cell">
      <style:table-cell-properties style:vertical-align="middle" fo:padding="0.053cm" fo:border="0.05pt solid #ebebeb"/>
    </style:style>
    <style:style style:name="Tabla12.B22" style:family="table-cell">
      <style:table-cell-properties style:vertical-align="middle" fo:padding="0.053cm" fo:border="0.05pt solid #ebebeb"/>
    </style:style>
    <style:style style:name="Tabla12.C22" style:family="table-cell">
      <style:table-cell-properties style:vertical-align="middle" fo:padding="0.053cm" fo:border="0.05pt solid #ebebeb"/>
    </style:style>
    <style:style style:name="Tabla12.D22" style:family="table-cell">
      <style:table-cell-properties style:vertical-align="middle" fo:padding="0.053cm" fo:border="0.05pt solid #ebebeb"/>
    </style:style>
    <style:style style:name="Tabla12.A23" style:family="table-cell">
      <style:table-cell-properties style:vertical-align="middle" fo:padding="0.053cm" fo:border="0.05pt solid #ebebeb"/>
    </style:style>
    <style:style style:name="Tabla12.B23" style:family="table-cell">
      <style:table-cell-properties style:vertical-align="middle" fo:padding="0.053cm" fo:border="0.05pt solid #ebebeb"/>
    </style:style>
    <style:style style:name="Tabla12.C23" style:family="table-cell">
      <style:table-cell-properties style:vertical-align="middle" fo:padding="0.053cm" fo:border="0.05pt solid #ebebeb"/>
    </style:style>
    <style:style style:name="Tabla12.D23" style:family="table-cell">
      <style:table-cell-properties style:vertical-align="middle" fo:padding="0.053cm" fo:border="0.05pt solid #ebebeb"/>
    </style:style>
    <style:style style:name="Tabla12.A24" style:family="table-cell">
      <style:table-cell-properties style:vertical-align="middle" fo:padding="0.053cm" fo:border="0.05pt solid #ebebeb"/>
    </style:style>
    <style:style style:name="Tabla12.B24" style:family="table-cell">
      <style:table-cell-properties style:vertical-align="middle" fo:padding="0.053cm" fo:border="0.05pt solid #ebebeb"/>
    </style:style>
    <style:style style:name="Tabla12.C24" style:family="table-cell">
      <style:table-cell-properties style:vertical-align="middle" fo:padding="0.053cm" fo:border="0.05pt solid #ebebeb"/>
    </style:style>
    <style:style style:name="Tabla12.D24" style:family="table-cell">
      <style:table-cell-properties style:vertical-align="middle" fo:padding="0.053cm" fo:border="0.05pt solid #ebebeb"/>
    </style:style>
    <style:style style:name="Tabla12.A25" style:family="table-cell">
      <style:table-cell-properties style:vertical-align="middle" fo:padding="0.053cm" fo:border="0.05pt solid #ebebeb"/>
    </style:style>
    <style:style style:name="Tabla12.B25" style:family="table-cell">
      <style:table-cell-properties style:vertical-align="middle" fo:padding="0.053cm" fo:border="0.05pt solid #ebebeb"/>
    </style:style>
    <style:style style:name="Tabla12.C25" style:family="table-cell">
      <style:table-cell-properties style:vertical-align="middle" fo:padding="0.053cm" fo:border="0.05pt solid #ebebeb"/>
    </style:style>
    <style:style style:name="Tabla12.D25" style:family="table-cell">
      <style:table-cell-properties style:vertical-align="middle" fo:padding="0.053cm" fo:border="0.05pt solid #ebebeb"/>
    </style:style>
    <style:style style:name="Tabla12.A26" style:family="table-cell">
      <style:table-cell-properties style:vertical-align="middle" fo:padding="0.053cm" fo:border="0.05pt solid #ebebeb"/>
    </style:style>
    <style:style style:name="Tabla12.B26" style:family="table-cell">
      <style:table-cell-properties style:vertical-align="middle" fo:padding="0.053cm" fo:border="0.05pt solid #ebebeb"/>
    </style:style>
    <style:style style:name="Tabla12.C26" style:family="table-cell">
      <style:table-cell-properties style:vertical-align="middle" fo:padding="0.053cm" fo:border="0.05pt solid #ebebeb"/>
    </style:style>
    <style:style style:name="Tabla12.D26" style:family="table-cell">
      <style:table-cell-properties style:vertical-align="middle" fo:padding="0.053cm" fo:border="0.05pt solid #ebebeb"/>
    </style:style>
    <style:style style:name="Tabla12.A27" style:family="table-cell">
      <style:table-cell-properties style:vertical-align="middle" fo:padding="0.053cm" fo:border="0.05pt solid #ebebeb"/>
    </style:style>
    <style:style style:name="Tabla12.B27" style:family="table-cell">
      <style:table-cell-properties style:vertical-align="middle" fo:padding="0.053cm" fo:border="0.05pt solid #ebebeb"/>
    </style:style>
    <style:style style:name="Tabla12.C27" style:family="table-cell">
      <style:table-cell-properties style:vertical-align="middle" fo:padding="0.053cm" fo:border="0.05pt solid #ebebeb"/>
    </style:style>
    <style:style style:name="Tabla12.D27" style:family="table-cell">
      <style:table-cell-properties style:vertical-align="middle" fo:padding="0.053cm" fo:border="0.05pt solid #ebebeb"/>
    </style:style>
    <style:style style:name="Tabla12.A28" style:family="table-cell">
      <style:table-cell-properties style:vertical-align="middle" fo:padding="0.053cm" fo:border="0.05pt solid #ebebeb"/>
    </style:style>
    <style:style style:name="Tabla12.B28" style:family="table-cell">
      <style:table-cell-properties style:vertical-align="middle" fo:padding="0.053cm" fo:border="0.05pt solid #ebebeb"/>
    </style:style>
    <style:style style:name="Tabla12.C28" style:family="table-cell">
      <style:table-cell-properties style:vertical-align="middle" fo:padding="0.053cm" fo:border="0.05pt solid #ebebeb"/>
    </style:style>
    <style:style style:name="Tabla12.D28" style:family="table-cell">
      <style:table-cell-properties style:vertical-align="middle" fo:padding="0.053cm" fo:border="0.05pt solid #ebebeb"/>
    </style:style>
    <style:style style:name="Tabla12.A29" style:family="table-cell">
      <style:table-cell-properties style:vertical-align="middle" fo:padding="0.053cm" fo:border="0.05pt solid #ebebeb"/>
    </style:style>
    <style:style style:name="Tabla12.B29" style:family="table-cell">
      <style:table-cell-properties style:vertical-align="middle" fo:padding="0.053cm" fo:border="0.05pt solid #ebebeb"/>
    </style:style>
    <style:style style:name="Tabla12.C29" style:family="table-cell">
      <style:table-cell-properties style:vertical-align="middle" fo:padding="0.053cm" fo:border="0.05pt solid #ebebeb"/>
    </style:style>
    <style:style style:name="Tabla12.D29" style:family="table-cell">
      <style:table-cell-properties style:vertical-align="middle" fo:padding="0.053cm" fo:border="0.05pt solid #ebebeb"/>
    </style:style>
    <style:style style:name="Tabla12.A30" style:family="table-cell">
      <style:table-cell-properties style:vertical-align="middle" fo:padding="0.053cm" fo:border="0.05pt solid #ebebeb"/>
    </style:style>
    <style:style style:name="Tabla12.B30" style:family="table-cell">
      <style:table-cell-properties style:vertical-align="middle" fo:padding="0.053cm" fo:border="0.05pt solid #ebebeb"/>
    </style:style>
    <style:style style:name="Tabla12.C30" style:family="table-cell">
      <style:table-cell-properties style:vertical-align="middle" fo:padding="0.053cm" fo:border="0.05pt solid #ebebeb"/>
    </style:style>
    <style:style style:name="Tabla12.D30" style:family="table-cell">
      <style:table-cell-properties style:vertical-align="middle" fo:padding="0.053cm" fo:border="0.05pt solid #ebebeb"/>
    </style:style>
    <style:style style:name="Tabla12.A31" style:family="table-cell">
      <style:table-cell-properties style:vertical-align="middle" fo:padding="0.053cm" fo:border="0.05pt solid #ebebeb"/>
    </style:style>
    <style:style style:name="Tabla12.B31" style:family="table-cell">
      <style:table-cell-properties style:vertical-align="middle" fo:padding="0.053cm" fo:border="0.05pt solid #ebebeb"/>
    </style:style>
    <style:style style:name="Tabla12.C31" style:family="table-cell">
      <style:table-cell-properties style:vertical-align="middle" fo:padding="0.053cm" fo:border="0.05pt solid #ebebeb"/>
    </style:style>
    <style:style style:name="Tabla12.D31" style:family="table-cell">
      <style:table-cell-properties style:vertical-align="middle" fo:padding="0.053cm" fo:border="0.05pt solid #ebebeb"/>
    </style:style>
    <style:style style:name="Tabla12.A32" style:family="table-cell">
      <style:table-cell-properties style:vertical-align="middle" fo:padding="0.053cm" fo:border="0.05pt solid #ebebeb"/>
    </style:style>
    <style:style style:name="Tabla12.B32" style:family="table-cell">
      <style:table-cell-properties style:vertical-align="middle" fo:padding="0.053cm" fo:border="0.05pt solid #ebebeb"/>
    </style:style>
    <style:style style:name="Tabla12.C32" style:family="table-cell">
      <style:table-cell-properties style:vertical-align="middle" fo:padding="0.053cm" fo:border="0.05pt solid #ebebeb"/>
    </style:style>
    <style:style style:name="Tabla12.D32" style:family="table-cell">
      <style:table-cell-properties style:vertical-align="middle" fo:padding="0.053cm" fo:border="0.05pt solid #ebebeb"/>
    </style:style>
    <style:style style:name="Tabla12.A33" style:family="table-cell">
      <style:table-cell-properties style:vertical-align="middle" fo:padding="0.053cm" fo:border="0.05pt solid #ebebeb"/>
    </style:style>
    <style:style style:name="Tabla12.B33" style:family="table-cell">
      <style:table-cell-properties style:vertical-align="middle" fo:padding="0.053cm" fo:border="0.05pt solid #ebebeb"/>
    </style:style>
    <style:style style:name="Tabla12.C33" style:family="table-cell">
      <style:table-cell-properties style:vertical-align="middle" fo:padding="0.053cm" fo:border="0.05pt solid #ebebeb"/>
    </style:style>
    <style:style style:name="Tabla12.D33" style:family="table-cell">
      <style:table-cell-properties style:vertical-align="middle" fo:padding="0.053cm" fo:border="0.05pt solid #ebebeb"/>
    </style:style>
    <style:style style:name="Tabla12.A34" style:family="table-cell">
      <style:table-cell-properties style:vertical-align="middle" fo:padding="0.053cm" fo:border="0.05pt solid #ebebeb"/>
    </style:style>
    <style:style style:name="Tabla12.B34" style:family="table-cell">
      <style:table-cell-properties style:vertical-align="middle" fo:padding="0.053cm" fo:border="0.05pt solid #ebebeb"/>
    </style:style>
    <style:style style:name="Tabla12.C34" style:family="table-cell">
      <style:table-cell-properties style:vertical-align="middle" fo:padding="0.053cm" fo:border="0.05pt solid #ebebeb"/>
    </style:style>
    <style:style style:name="Tabla12.D34" style:family="table-cell">
      <style:table-cell-properties style:vertical-align="middle" fo:padding="0.053cm" fo:border="0.05pt solid #ebebeb"/>
    </style:style>
    <style:style style:name="Tabla12.A35" style:family="table-cell">
      <style:table-cell-properties style:vertical-align="middle" fo:padding="0.053cm" fo:border="0.05pt solid #ebebeb"/>
    </style:style>
    <style:style style:name="Tabla12.B35" style:family="table-cell">
      <style:table-cell-properties style:vertical-align="middle" fo:padding="0.053cm" fo:border="0.05pt solid #ebebeb"/>
    </style:style>
    <style:style style:name="Tabla12.C35" style:family="table-cell">
      <style:table-cell-properties style:vertical-align="middle" fo:padding="0.053cm" fo:border="0.05pt solid #ebebeb"/>
    </style:style>
    <style:style style:name="Tabla12.D35" style:family="table-cell">
      <style:table-cell-properties style:vertical-align="middle" fo:padding="0.053cm" fo:border="0.05pt solid #ebebeb"/>
    </style:style>
    <style:style style:name="Tabla12.A36" style:family="table-cell">
      <style:table-cell-properties style:vertical-align="middle" fo:padding="0.053cm" fo:border="0.05pt solid #ebebeb"/>
    </style:style>
    <style:style style:name="Tabla12.B36" style:family="table-cell">
      <style:table-cell-properties style:vertical-align="middle" fo:padding="0.053cm" fo:border="0.05pt solid #ebebeb"/>
    </style:style>
    <style:style style:name="Tabla12.C36" style:family="table-cell">
      <style:table-cell-properties style:vertical-align="middle" fo:padding="0.053cm" fo:border="0.05pt solid #ebebeb"/>
    </style:style>
    <style:style style:name="Tabla12.D36" style:family="table-cell">
      <style:table-cell-properties style:vertical-align="middle" fo:padding="0.053cm" fo:border="0.05pt solid #ebebeb"/>
    </style:style>
    <style:style style:name="Tabla12.A37" style:family="table-cell">
      <style:table-cell-properties style:vertical-align="middle" fo:padding="0.053cm" fo:border="0.05pt solid #ebebeb"/>
    </style:style>
    <style:style style:name="Tabla12.B37" style:family="table-cell">
      <style:table-cell-properties style:vertical-align="middle" fo:padding="0.053cm" fo:border="0.05pt solid #ebebeb"/>
    </style:style>
    <style:style style:name="Tabla12.C37" style:family="table-cell">
      <style:table-cell-properties style:vertical-align="middle" fo:padding="0.053cm" fo:border="0.05pt solid #ebebeb"/>
    </style:style>
    <style:style style:name="Tabla12.D37" style:family="table-cell">
      <style:table-cell-properties style:vertical-align="middle" fo:padding="0.053cm" fo:border="0.05pt solid #ebebeb"/>
    </style:style>
    <style:style style:name="Tabla12.A38" style:family="table-cell">
      <style:table-cell-properties style:vertical-align="middle" fo:padding="0.053cm" fo:border="0.05pt solid #ebebeb"/>
    </style:style>
    <style:style style:name="Tabla12.B38" style:family="table-cell">
      <style:table-cell-properties style:vertical-align="middle" fo:padding="0.053cm" fo:border="0.05pt solid #ebebeb"/>
    </style:style>
    <style:style style:name="Tabla12.C38" style:family="table-cell">
      <style:table-cell-properties style:vertical-align="middle" fo:padding="0.053cm" fo:border="0.05pt solid #ebebeb"/>
    </style:style>
    <style:style style:name="Tabla12.D38" style:family="table-cell">
      <style:table-cell-properties style:vertical-align="middle" fo:padding="0.053cm" fo:border="0.05pt solid #ebebeb"/>
    </style:style>
    <style:style style:name="Tabla12.A39" style:family="table-cell">
      <style:table-cell-properties style:vertical-align="middle" fo:padding="0.053cm" fo:border="0.05pt solid #ebebeb"/>
    </style:style>
    <style:style style:name="Tabla12.B39" style:family="table-cell">
      <style:table-cell-properties style:vertical-align="middle" fo:padding="0.053cm" fo:border="0.05pt solid #ebebeb"/>
    </style:style>
    <style:style style:name="Tabla12.C39" style:family="table-cell">
      <style:table-cell-properties style:vertical-align="middle" fo:padding="0.053cm" fo:border="0.05pt solid #ebebeb"/>
    </style:style>
    <style:style style:name="Tabla12.D39" style:family="table-cell">
      <style:table-cell-properties style:vertical-align="middle" fo:padding="0.053cm" fo:border="0.05pt solid #ebebeb"/>
    </style:style>
    <style:style style:name="Tabla12.A40" style:family="table-cell">
      <style:table-cell-properties style:vertical-align="middle" fo:padding="0.053cm" fo:border="0.05pt solid #ebebeb"/>
    </style:style>
    <style:style style:name="Tabla12.B40" style:family="table-cell">
      <style:table-cell-properties style:vertical-align="middle" fo:padding="0.053cm" fo:border="0.05pt solid #ebebeb"/>
    </style:style>
    <style:style style:name="Tabla12.C40" style:family="table-cell">
      <style:table-cell-properties style:vertical-align="middle" fo:padding="0.053cm" fo:border="0.05pt solid #ebebeb"/>
    </style:style>
    <style:style style:name="Tabla12.D40" style:family="table-cell">
      <style:table-cell-properties style:vertical-align="middle" fo:padding="0.053cm" fo:border="0.05pt solid #ebebeb"/>
    </style:style>
    <style:style style:name="Tabla12.A41" style:family="table-cell">
      <style:table-cell-properties style:vertical-align="middle" fo:padding="0.053cm" fo:border="0.05pt solid #ebebeb"/>
    </style:style>
    <style:style style:name="Tabla12.B41" style:family="table-cell">
      <style:table-cell-properties style:vertical-align="middle" fo:padding="0.053cm" fo:border="0.05pt solid #ebebeb"/>
    </style:style>
    <style:style style:name="Tabla12.C41" style:family="table-cell">
      <style:table-cell-properties style:vertical-align="middle" fo:padding="0.053cm" fo:border="0.05pt solid #ebebeb"/>
    </style:style>
    <style:style style:name="Tabla12.D41" style:family="table-cell">
      <style:table-cell-properties style:vertical-align="middle" fo:padding="0.053cm" fo:border="0.05pt solid #ebebeb"/>
    </style:style>
    <style:style style:name="Tabla12.A42" style:family="table-cell">
      <style:table-cell-properties style:vertical-align="middle" fo:padding="0.053cm" fo:border="0.05pt solid #ebebeb"/>
    </style:style>
    <style:style style:name="Tabla12.B42" style:family="table-cell">
      <style:table-cell-properties style:vertical-align="middle" fo:padding="0.053cm" fo:border="0.05pt solid #ebebeb"/>
    </style:style>
    <style:style style:name="Tabla12.C42" style:family="table-cell">
      <style:table-cell-properties style:vertical-align="middle" fo:padding="0.053cm" fo:border="0.05pt solid #ebebeb"/>
    </style:style>
    <style:style style:name="Tabla12.D42" style:family="table-cell">
      <style:table-cell-properties style:vertical-align="middle" fo:padding="0.053cm" fo:border="0.05pt solid #ebebeb"/>
    </style:style>
    <style:style style:name="Tabla12.A43" style:family="table-cell">
      <style:table-cell-properties style:vertical-align="middle" fo:padding="0.053cm" fo:border="0.05pt solid #ebebeb"/>
    </style:style>
    <style:style style:name="Tabla12.B43" style:family="table-cell">
      <style:table-cell-properties style:vertical-align="middle" fo:padding="0.053cm" fo:border="0.05pt solid #ebebeb"/>
    </style:style>
    <style:style style:name="Tabla12.C43" style:family="table-cell">
      <style:table-cell-properties style:vertical-align="middle" fo:padding="0.053cm" fo:border="0.05pt solid #ebebeb"/>
    </style:style>
    <style:style style:name="Tabla12.D43" style:family="table-cell">
      <style:table-cell-properties style:vertical-align="middle" fo:padding="0.053cm" fo:border="0.05pt solid #ebebeb"/>
    </style:style>
    <style:style style:name="Tabla12.A44" style:family="table-cell">
      <style:table-cell-properties style:vertical-align="middle" fo:padding="0.053cm" fo:border="0.05pt solid #ebebeb"/>
    </style:style>
    <style:style style:name="Tabla12.B44" style:family="table-cell">
      <style:table-cell-properties style:vertical-align="middle" fo:padding="0.053cm" fo:border="0.05pt solid #ebebeb"/>
    </style:style>
    <style:style style:name="Tabla12.C44" style:family="table-cell">
      <style:table-cell-properties style:vertical-align="middle" fo:padding="0.053cm" fo:border="0.05pt solid #ebebeb"/>
    </style:style>
    <style:style style:name="Tabla12.D44" style:family="table-cell">
      <style:table-cell-properties style:vertical-align="middle" fo:padding="0.053cm" fo:border="0.05pt solid #ebebeb"/>
    </style:style>
    <style:style style:name="Tabla12.A45" style:family="table-cell">
      <style:table-cell-properties style:vertical-align="middle" fo:padding="0.053cm" fo:border="0.05pt solid #ebebeb"/>
    </style:style>
    <style:style style:name="Tabla12.B45" style:family="table-cell">
      <style:table-cell-properties style:vertical-align="middle" fo:padding="0.053cm" fo:border="0.05pt solid #ebebeb"/>
    </style:style>
    <style:style style:name="Tabla12.C45" style:family="table-cell">
      <style:table-cell-properties style:vertical-align="middle" fo:padding="0.053cm" fo:border="0.05pt solid #ebebeb"/>
    </style:style>
    <style:style style:name="Tabla12.D45" style:family="table-cell">
      <style:table-cell-properties style:vertical-align="middle" fo:padding="0.053cm" fo:border="0.05pt solid #ebebeb"/>
    </style:style>
    <style:style style:name="Tabla12.A46" style:family="table-cell">
      <style:table-cell-properties style:vertical-align="middle" fo:padding="0.053cm" fo:border="0.05pt solid #ebebeb"/>
    </style:style>
    <style:style style:name="Tabla12.B46" style:family="table-cell">
      <style:table-cell-properties style:vertical-align="middle" fo:padding="0.053cm" fo:border="0.05pt solid #ebebeb"/>
    </style:style>
    <style:style style:name="Tabla12.C46" style:family="table-cell">
      <style:table-cell-properties style:vertical-align="middle" fo:padding="0.053cm" fo:border="0.05pt solid #ebebeb"/>
    </style:style>
    <style:style style:name="Tabla12.D46" style:family="table-cell">
      <style:table-cell-properties style:vertical-align="middle" fo:padding="0.053cm" fo:border="0.05pt solid #ebebeb"/>
    </style:style>
    <style:style style:name="Tabla12.A47" style:family="table-cell">
      <style:table-cell-properties style:vertical-align="middle" fo:padding="0.053cm" fo:border="0.05pt solid #ebebeb"/>
    </style:style>
    <style:style style:name="Tabla12.B47" style:family="table-cell">
      <style:table-cell-properties style:vertical-align="middle" fo:padding="0.053cm" fo:border="0.05pt solid #ebebeb"/>
    </style:style>
    <style:style style:name="Tabla12.C47" style:family="table-cell">
      <style:table-cell-properties style:vertical-align="middle" fo:padding="0.053cm" fo:border="0.05pt solid #ebebeb"/>
    </style:style>
    <style:style style:name="Tabla12.D47" style:family="table-cell">
      <style:table-cell-properties style:vertical-align="middle" fo:padding="0.053cm" fo:border="0.05pt solid #ebebeb"/>
    </style:style>
    <style:style style:name="Tabla12.A48" style:family="table-cell">
      <style:table-cell-properties style:vertical-align="middle" fo:padding="0.053cm" fo:border="0.05pt solid #ebebeb"/>
    </style:style>
    <style:style style:name="Tabla12.B48" style:family="table-cell">
      <style:table-cell-properties style:vertical-align="middle" fo:padding="0.053cm" fo:border="0.05pt solid #ebebeb"/>
    </style:style>
    <style:style style:name="Tabla12.C48" style:family="table-cell">
      <style:table-cell-properties style:vertical-align="middle" fo:padding="0.053cm" fo:border="0.05pt solid #ebebeb"/>
    </style:style>
    <style:style style:name="Tabla12.D48" style:family="table-cell">
      <style:table-cell-properties style:vertical-align="middle" fo:padding="0.053cm" fo:border="0.05pt solid #ebebeb"/>
    </style:style>
    <style:style style:name="Tabla12.A49" style:family="table-cell">
      <style:table-cell-properties style:vertical-align="middle" fo:padding="0.053cm" fo:border="0.05pt solid #ebebeb"/>
    </style:style>
    <style:style style:name="Tabla12.B49" style:family="table-cell">
      <style:table-cell-properties style:vertical-align="middle" fo:padding="0.053cm" fo:border="0.05pt solid #ebebeb"/>
    </style:style>
    <style:style style:name="Tabla12.C49" style:family="table-cell">
      <style:table-cell-properties style:vertical-align="middle" fo:padding="0.053cm" fo:border="0.05pt solid #ebebeb"/>
    </style:style>
    <style:style style:name="Tabla12.D49" style:family="table-cell">
      <style:table-cell-properties style:vertical-align="middle" fo:padding="0.053cm" fo:border="0.05pt solid #ebebeb"/>
    </style:style>
    <style:style style:name="Tabla12.A50" style:family="table-cell">
      <style:table-cell-properties style:vertical-align="middle" fo:padding="0.053cm" fo:border="0.05pt solid #ebebeb"/>
    </style:style>
    <style:style style:name="Tabla12.B50" style:family="table-cell">
      <style:table-cell-properties style:vertical-align="middle" fo:padding="0.053cm" fo:border="0.05pt solid #ebebeb"/>
    </style:style>
    <style:style style:name="Tabla12.C50" style:family="table-cell">
      <style:table-cell-properties style:vertical-align="middle" fo:padding="0.053cm" fo:border="0.05pt solid #ebebeb"/>
    </style:style>
    <style:style style:name="Tabla12.D50" style:family="table-cell">
      <style:table-cell-properties style:vertical-align="middle" fo:padding="0.053cm" fo:border="0.05pt solid #ebebeb"/>
    </style:style>
    <style:style style:name="Tabla12.A51" style:family="table-cell">
      <style:table-cell-properties style:vertical-align="middle" fo:padding="0.053cm" fo:border="0.05pt solid #ebebeb"/>
    </style:style>
    <style:style style:name="Tabla12.B51" style:family="table-cell">
      <style:table-cell-properties style:vertical-align="middle" fo:padding="0.053cm" fo:border="0.05pt solid #ebebeb"/>
    </style:style>
    <style:style style:name="Tabla12.C51" style:family="table-cell">
      <style:table-cell-properties style:vertical-align="middle" fo:padding="0.053cm" fo:border="0.05pt solid #ebebeb"/>
    </style:style>
    <style:style style:name="Tabla12.D51" style:family="table-cell">
      <style:table-cell-properties style:vertical-align="middle" fo:padding="0.053cm" fo:border="0.05pt solid #ebebeb"/>
    </style:style>
    <style:style style:name="Tabla12.A52" style:family="table-cell">
      <style:table-cell-properties style:vertical-align="middle" fo:padding="0.053cm" fo:border="0.05pt solid #ebebeb"/>
    </style:style>
    <style:style style:name="Tabla12.B52" style:family="table-cell">
      <style:table-cell-properties style:vertical-align="middle" fo:padding="0.053cm" fo:border="0.05pt solid #ebebeb"/>
    </style:style>
    <style:style style:name="Tabla12.C52" style:family="table-cell">
      <style:table-cell-properties style:vertical-align="middle" fo:padding="0.053cm" fo:border="0.05pt solid #ebebeb"/>
    </style:style>
    <style:style style:name="Tabla12.D52" style:family="table-cell">
      <style:table-cell-properties style:vertical-align="middle" fo:padding="0.053cm" fo:border="0.05pt solid #ebebeb"/>
    </style:style>
    <style:style style:name="Tabla12.A53" style:family="table-cell">
      <style:table-cell-properties style:vertical-align="middle" fo:padding="0.053cm" fo:border="0.05pt solid #ebebeb"/>
    </style:style>
    <style:style style:name="Tabla12.B53" style:family="table-cell">
      <style:table-cell-properties style:vertical-align="middle" fo:padding="0.053cm" fo:border="0.05pt solid #ebebeb"/>
    </style:style>
    <style:style style:name="Tabla12.C53" style:family="table-cell">
      <style:table-cell-properties style:vertical-align="middle" fo:padding="0.053cm" fo:border="0.05pt solid #ebebeb"/>
    </style:style>
    <style:style style:name="Tabla12.D53" style:family="table-cell">
      <style:table-cell-properties style:vertical-align="middle" fo:padding="0.053cm" fo:border="0.05pt solid #ebebeb"/>
    </style:style>
    <style:style style:name="Tabla12.A54" style:family="table-cell">
      <style:table-cell-properties style:vertical-align="middle" fo:padding="0.053cm" fo:border="0.05pt solid #ebebeb"/>
    </style:style>
    <style:style style:name="Tabla12.B54" style:family="table-cell">
      <style:table-cell-properties style:vertical-align="middle" fo:padding="0.053cm" fo:border="0.05pt solid #ebebeb"/>
    </style:style>
    <style:style style:name="Tabla12.C54" style:family="table-cell">
      <style:table-cell-properties style:vertical-align="middle" fo:padding="0.053cm" fo:border="0.05pt solid #ebebeb"/>
    </style:style>
    <style:style style:name="Tabla12.D54" style:family="table-cell">
      <style:table-cell-properties style:vertical-align="middle" fo:padding="0.053cm" fo:border="0.05pt solid #ebebeb"/>
    </style:style>
    <style:style style:name="Tabla12.A55" style:family="table-cell">
      <style:table-cell-properties style:vertical-align="middle" fo:padding="0.053cm" fo:border="0.05pt solid #ebebeb"/>
    </style:style>
    <style:style style:name="Tabla12.B55" style:family="table-cell">
      <style:table-cell-properties style:vertical-align="middle" fo:padding="0.053cm" fo:border="0.05pt solid #ebebeb"/>
    </style:style>
    <style:style style:name="Tabla12.C55" style:family="table-cell">
      <style:table-cell-properties style:vertical-align="middle" fo:padding="0.053cm" fo:border="0.05pt solid #ebebeb"/>
    </style:style>
    <style:style style:name="Tabla12.D55" style:family="table-cell">
      <style:table-cell-properties style:vertical-align="middle" fo:padding="0.053cm" fo:border="0.05pt solid #ebebeb"/>
    </style:style>
    <style:style style:name="Tabla12.A56" style:family="table-cell">
      <style:table-cell-properties style:vertical-align="middle" fo:padding="0.053cm" fo:border="0.05pt solid #ebebeb"/>
    </style:style>
    <style:style style:name="Tabla12.B56" style:family="table-cell">
      <style:table-cell-properties style:vertical-align="middle" fo:padding="0.053cm" fo:border="0.05pt solid #ebebeb"/>
    </style:style>
    <style:style style:name="Tabla12.C56" style:family="table-cell">
      <style:table-cell-properties style:vertical-align="middle" fo:padding="0.053cm" fo:border="0.05pt solid #ebebeb"/>
    </style:style>
    <style:style style:name="Tabla12.D56" style:family="table-cell">
      <style:table-cell-properties style:vertical-align="middle" fo:padding="0.053cm" fo:border="0.05pt solid #ebebeb"/>
    </style:style>
    <style:style style:name="Tabla12.A57" style:family="table-cell">
      <style:table-cell-properties style:vertical-align="middle" fo:padding="0.053cm" fo:border="0.05pt solid #ebebeb"/>
    </style:style>
    <style:style style:name="Tabla12.B57" style:family="table-cell">
      <style:table-cell-properties style:vertical-align="middle" fo:padding="0.053cm" fo:border="0.05pt solid #ebebeb"/>
    </style:style>
    <style:style style:name="Tabla12.C57" style:family="table-cell">
      <style:table-cell-properties style:vertical-align="middle" fo:padding="0.053cm" fo:border="0.05pt solid #ebebeb"/>
    </style:style>
    <style:style style:name="Tabla12.D57" style:family="table-cell">
      <style:table-cell-properties style:vertical-align="middle" fo:padding="0.053cm" fo:border="0.05pt solid #ebebeb"/>
    </style:style>
    <style:style style:name="Tabla12.A58" style:family="table-cell">
      <style:table-cell-properties style:vertical-align="middle" fo:padding="0.053cm" fo:border="0.05pt solid #ebebeb"/>
    </style:style>
    <style:style style:name="Tabla12.B58" style:family="table-cell">
      <style:table-cell-properties style:vertical-align="middle" fo:padding="0.053cm" fo:border="0.05pt solid #ebebeb"/>
    </style:style>
    <style:style style:name="Tabla12.C58" style:family="table-cell">
      <style:table-cell-properties style:vertical-align="middle" fo:padding="0.053cm" fo:border="0.05pt solid #ebebeb"/>
    </style:style>
    <style:style style:name="Tabla12.D58" style:family="table-cell">
      <style:table-cell-properties style:vertical-align="middle" fo:padding="0.053cm" fo:border="0.05pt solid #ebebeb"/>
    </style:style>
    <style:style style:name="Tabla12.A59" style:family="table-cell">
      <style:table-cell-properties style:vertical-align="middle" fo:padding="0.053cm" fo:border="0.05pt solid #ebebeb"/>
    </style:style>
    <style:style style:name="Tabla12.B59" style:family="table-cell">
      <style:table-cell-properties style:vertical-align="middle" fo:padding="0.053cm" fo:border="0.05pt solid #ebebeb"/>
    </style:style>
    <style:style style:name="Tabla12.C59" style:family="table-cell">
      <style:table-cell-properties style:vertical-align="middle" fo:padding="0.053cm" fo:border="0.05pt solid #ebebeb"/>
    </style:style>
    <style:style style:name="Tabla12.D59" style:family="table-cell">
      <style:table-cell-properties style:vertical-align="middle" fo:padding="0.053cm" fo:border="0.05pt solid #ebebeb"/>
    </style:style>
    <style:style style:name="Tabla12.A60" style:family="table-cell">
      <style:table-cell-properties style:vertical-align="middle" fo:padding="0.053cm" fo:border="0.05pt solid #ebebeb"/>
    </style:style>
    <style:style style:name="Tabla12.B60" style:family="table-cell">
      <style:table-cell-properties style:vertical-align="middle" fo:padding="0.053cm" fo:border="0.05pt solid #ebebeb"/>
    </style:style>
    <style:style style:name="Tabla12.C60" style:family="table-cell">
      <style:table-cell-properties style:vertical-align="middle" fo:padding="0.053cm" fo:border="0.05pt solid #ebebeb"/>
    </style:style>
    <style:style style:name="Tabla12.D60" style:family="table-cell">
      <style:table-cell-properties style:vertical-align="middle" fo:padding="0.053cm" fo:border="0.05pt solid #ebebeb"/>
    </style:style>
    <style:style style:name="Tabla12.A61" style:family="table-cell">
      <style:table-cell-properties style:vertical-align="middle" fo:padding="0.053cm" fo:border="0.05pt solid #ebebeb"/>
    </style:style>
    <style:style style:name="Tabla12.B61" style:family="table-cell">
      <style:table-cell-properties style:vertical-align="middle" fo:padding="0.053cm" fo:border="0.05pt solid #ebebeb"/>
    </style:style>
    <style:style style:name="Tabla12.C61" style:family="table-cell">
      <style:table-cell-properties style:vertical-align="middle" fo:padding="0.053cm" fo:border="0.05pt solid #ebebeb"/>
    </style:style>
    <style:style style:name="Tabla12.D61" style:family="table-cell">
      <style:table-cell-properties style:vertical-align="middle" fo:padding="0.053cm" fo:border="0.05pt solid #ebebeb"/>
    </style:style>
    <style:style style:name="Tabla12.A62" style:family="table-cell">
      <style:table-cell-properties style:vertical-align="middle" fo:padding="0.053cm" fo:border="0.05pt solid #ebebeb"/>
    </style:style>
    <style:style style:name="Tabla12.B62" style:family="table-cell">
      <style:table-cell-properties style:vertical-align="middle" fo:padding="0.053cm" fo:border="0.05pt solid #ebebeb"/>
    </style:style>
    <style:style style:name="Tabla12.C62" style:family="table-cell">
      <style:table-cell-properties style:vertical-align="middle" fo:padding="0.053cm" fo:border="0.05pt solid #ebebeb"/>
    </style:style>
    <style:style style:name="Tabla12.D62" style:family="table-cell">
      <style:table-cell-properties style:vertical-align="middle" fo:padding="0.053cm" fo:border="0.05pt solid #ebebeb"/>
    </style:style>
    <style:style style:name="Tabla12.A63" style:family="table-cell">
      <style:table-cell-properties style:vertical-align="middle" fo:padding="0.053cm" fo:border="0.05pt solid #ebebeb"/>
    </style:style>
    <style:style style:name="Tabla12.B63" style:family="table-cell">
      <style:table-cell-properties style:vertical-align="middle" fo:padding="0.053cm" fo:border="0.05pt solid #ebebeb"/>
    </style:style>
    <style:style style:name="Tabla12.C63" style:family="table-cell">
      <style:table-cell-properties style:vertical-align="middle" fo:padding="0.053cm" fo:border="0.05pt solid #ebebeb"/>
    </style:style>
    <style:style style:name="Tabla12.D63" style:family="table-cell">
      <style:table-cell-properties style:vertical-align="middle" fo:padding="0.053cm" fo:border="0.05pt solid #ebebeb"/>
    </style:style>
    <style:style style:name="Tabla12.A64" style:family="table-cell">
      <style:table-cell-properties style:vertical-align="middle" fo:padding="0.053cm" fo:border="0.05pt solid #ebebeb"/>
    </style:style>
    <style:style style:name="Tabla12.B64" style:family="table-cell">
      <style:table-cell-properties style:vertical-align="middle" fo:padding="0.053cm" fo:border="0.05pt solid #ebebeb"/>
    </style:style>
    <style:style style:name="Tabla12.C64" style:family="table-cell">
      <style:table-cell-properties style:vertical-align="middle" fo:padding="0.053cm" fo:border="0.05pt solid #ebebeb"/>
    </style:style>
    <style:style style:name="Tabla12.D64" style:family="table-cell">
      <style:table-cell-properties style:vertical-align="middle" fo:padding="0.053cm" fo:border="0.05pt solid #ebebeb"/>
    </style:style>
    <style:style style:name="Tabla12.A65" style:family="table-cell">
      <style:table-cell-properties style:vertical-align="middle" fo:padding="0.053cm" fo:border="0.05pt solid #ebebeb"/>
    </style:style>
    <style:style style:name="Tabla12.B65" style:family="table-cell">
      <style:table-cell-properties style:vertical-align="middle" fo:padding="0.053cm" fo:border="0.05pt solid #ebebeb"/>
    </style:style>
    <style:style style:name="Tabla12.C65" style:family="table-cell">
      <style:table-cell-properties style:vertical-align="middle" fo:padding="0.053cm" fo:border="0.05pt solid #ebebeb"/>
    </style:style>
    <style:style style:name="Tabla12.D65" style:family="table-cell">
      <style:table-cell-properties style:vertical-align="middle" fo:padding="0.053cm" fo:border="0.05pt solid #ebebeb"/>
    </style:style>
    <style:style style:name="Tabla12.A66" style:family="table-cell">
      <style:table-cell-properties style:vertical-align="middle" fo:padding="0.053cm" fo:border="0.05pt solid #ebebeb"/>
    </style:style>
    <style:style style:name="Tabla12.B66" style:family="table-cell">
      <style:table-cell-properties style:vertical-align="middle" fo:padding="0.053cm" fo:border="0.05pt solid #ebebeb"/>
    </style:style>
    <style:style style:name="Tabla12.C66" style:family="table-cell">
      <style:table-cell-properties style:vertical-align="middle" fo:padding="0.053cm" fo:border="0.05pt solid #ebebeb"/>
    </style:style>
    <style:style style:name="Tabla12.D66" style:family="table-cell">
      <style:table-cell-properties style:vertical-align="middle" fo:padding="0.053cm" fo:border="0.05pt solid #ebebeb"/>
    </style:style>
    <style:style style:name="Tabla12.A67" style:family="table-cell">
      <style:table-cell-properties style:vertical-align="middle" fo:padding="0.053cm" fo:border="0.05pt solid #ebebeb"/>
    </style:style>
    <style:style style:name="Tabla12.B67" style:family="table-cell">
      <style:table-cell-properties style:vertical-align="middle" fo:padding="0.053cm" fo:border="0.05pt solid #ebebeb"/>
    </style:style>
    <style:style style:name="Tabla12.C67" style:family="table-cell">
      <style:table-cell-properties style:vertical-align="middle" fo:padding="0.053cm" fo:border="0.05pt solid #ebebeb"/>
    </style:style>
    <style:style style:name="Tabla12.D67" style:family="table-cell">
      <style:table-cell-properties style:vertical-align="middle" fo:padding="0.053cm" fo:border="0.05pt solid #ebebeb"/>
    </style:style>
    <style:style style:name="Tabla12.A68" style:family="table-cell">
      <style:table-cell-properties style:vertical-align="middle" fo:padding="0.053cm" fo:border="0.05pt solid #ebebeb"/>
    </style:style>
    <style:style style:name="Tabla12.B68" style:family="table-cell">
      <style:table-cell-properties style:vertical-align="middle" fo:padding="0.053cm" fo:border="0.05pt solid #ebebeb"/>
    </style:style>
    <style:style style:name="Tabla12.C68" style:family="table-cell">
      <style:table-cell-properties style:vertical-align="middle" fo:padding="0.053cm" fo:border="0.05pt solid #ebebeb"/>
    </style:style>
    <style:style style:name="Tabla12.D68" style:family="table-cell">
      <style:table-cell-properties style:vertical-align="middle" fo:padding="0.053cm" fo:border="0.05pt solid #ebebeb"/>
    </style:style>
    <style:style style:name="Tabla12.A69" style:family="table-cell">
      <style:table-cell-properties style:vertical-align="middle" fo:padding="0.053cm" fo:border="0.05pt solid #ebebeb"/>
    </style:style>
    <style:style style:name="Tabla12.B69" style:family="table-cell">
      <style:table-cell-properties style:vertical-align="middle" fo:padding="0.053cm" fo:border="0.05pt solid #ebebeb"/>
    </style:style>
    <style:style style:name="Tabla12.C69" style:family="table-cell">
      <style:table-cell-properties style:vertical-align="middle" fo:padding="0.053cm" fo:border="0.05pt solid #ebebeb"/>
    </style:style>
    <style:style style:name="Tabla12.D69" style:family="table-cell">
      <style:table-cell-properties style:vertical-align="middle" fo:padding="0.053cm" fo:border="0.05pt solid #ebebeb"/>
    </style:style>
    <style:style style:name="Tabla12.A70" style:family="table-cell">
      <style:table-cell-properties style:vertical-align="middle" fo:padding="0.053cm" fo:border="0.05pt solid #ebebeb"/>
    </style:style>
    <style:style style:name="Tabla12.B70" style:family="table-cell">
      <style:table-cell-properties style:vertical-align="middle" fo:padding="0.053cm" fo:border="0.05pt solid #ebebeb"/>
    </style:style>
    <style:style style:name="Tabla12.C70" style:family="table-cell">
      <style:table-cell-properties style:vertical-align="middle" fo:padding="0.053cm" fo:border="0.05pt solid #ebebeb"/>
    </style:style>
    <style:style style:name="Tabla12.D70" style:family="table-cell">
      <style:table-cell-properties style:vertical-align="middle" fo:padding="0.053cm" fo:border="0.05pt solid #ebebeb"/>
    </style:style>
    <style:style style:name="Tabla12.A71" style:family="table-cell">
      <style:table-cell-properties style:vertical-align="middle" fo:padding="0.053cm" fo:border="0.05pt solid #ebebeb"/>
    </style:style>
    <style:style style:name="Tabla12.B71" style:family="table-cell">
      <style:table-cell-properties style:vertical-align="middle" fo:padding="0.053cm" fo:border="0.05pt solid #ebebeb"/>
    </style:style>
    <style:style style:name="Tabla12.C71" style:family="table-cell">
      <style:table-cell-properties style:vertical-align="middle" fo:padding="0.053cm" fo:border="0.05pt solid #ebebeb"/>
    </style:style>
    <style:style style:name="Tabla12.D71" style:family="table-cell">
      <style:table-cell-properties style:vertical-align="middle" fo:padding="0.053cm" fo:border="0.05pt solid #ebebeb"/>
    </style:style>
    <style:style style:name="Tabla12.A72" style:family="table-cell">
      <style:table-cell-properties style:vertical-align="middle" fo:padding="0.053cm" fo:border="0.05pt solid #ebebeb"/>
    </style:style>
    <style:style style:name="Tabla12.B72" style:family="table-cell">
      <style:table-cell-properties style:vertical-align="middle" fo:padding="0.053cm" fo:border="0.05pt solid #ebebeb"/>
    </style:style>
    <style:style style:name="Tabla12.C72" style:family="table-cell">
      <style:table-cell-properties style:vertical-align="middle" fo:padding="0.053cm" fo:border="0.05pt solid #ebebeb"/>
    </style:style>
    <style:style style:name="Tabla12.D72" style:family="table-cell">
      <style:table-cell-properties style:vertical-align="middle" fo:padding="0.053cm" fo:border="0.05pt solid #ebebeb"/>
    </style:style>
    <style:style style:name="Tabla12.A73" style:family="table-cell">
      <style:table-cell-properties style:vertical-align="middle" fo:padding="0.053cm" fo:border="0.05pt solid #ebebeb"/>
    </style:style>
    <style:style style:name="Tabla12.B73" style:family="table-cell">
      <style:table-cell-properties style:vertical-align="middle" fo:padding="0.053cm" fo:border="0.05pt solid #ebebeb"/>
    </style:style>
    <style:style style:name="Tabla12.C73" style:family="table-cell">
      <style:table-cell-properties style:vertical-align="middle" fo:padding="0.053cm" fo:border="0.05pt solid #ebebeb"/>
    </style:style>
    <style:style style:name="Tabla12.D73" style:family="table-cell">
      <style:table-cell-properties style:vertical-align="middle" fo:padding="0.053cm" fo:border="0.05pt solid #ebebeb"/>
    </style:style>
    <style:style style:name="Tabla12.A74" style:family="table-cell">
      <style:table-cell-properties style:vertical-align="middle" fo:padding="0.053cm" fo:border="0.05pt solid #ebebeb"/>
    </style:style>
    <style:style style:name="Tabla12.B74" style:family="table-cell">
      <style:table-cell-properties style:vertical-align="middle" fo:padding="0.053cm" fo:border="0.05pt solid #ebebeb"/>
    </style:style>
    <style:style style:name="Tabla12.C74" style:family="table-cell">
      <style:table-cell-properties style:vertical-align="middle" fo:padding="0.053cm" fo:border="0.05pt solid #ebebeb"/>
    </style:style>
    <style:style style:name="Tabla12.D74" style:family="table-cell">
      <style:table-cell-properties style:vertical-align="middle" fo:padding="0.053cm" fo:border="0.05pt solid #ebebeb"/>
    </style:style>
    <style:style style:name="Tabla12.A75" style:family="table-cell">
      <style:table-cell-properties style:vertical-align="middle" fo:padding="0.053cm" fo:border="0.05pt solid #ebebeb"/>
    </style:style>
    <style:style style:name="Tabla12.B75" style:family="table-cell">
      <style:table-cell-properties style:vertical-align="middle" fo:padding="0.053cm" fo:border="0.05pt solid #ebebeb"/>
    </style:style>
    <style:style style:name="Tabla12.C75" style:family="table-cell">
      <style:table-cell-properties style:vertical-align="middle" fo:padding="0.053cm" fo:border="0.05pt solid #ebebeb"/>
    </style:style>
    <style:style style:name="Tabla12.D75" style:family="table-cell">
      <style:table-cell-properties style:vertical-align="middle" fo:padding="0.053cm" fo:border="0.05pt solid #ebebeb"/>
    </style:style>
    <style:style style:name="Tabla12.A76" style:family="table-cell">
      <style:table-cell-properties style:vertical-align="middle" fo:padding="0.053cm" fo:border="0.05pt solid #ebebeb"/>
    </style:style>
    <style:style style:name="Tabla12.B76" style:family="table-cell">
      <style:table-cell-properties style:vertical-align="middle" fo:padding="0.053cm" fo:border="0.05pt solid #ebebeb"/>
    </style:style>
    <style:style style:name="Tabla12.C76" style:family="table-cell">
      <style:table-cell-properties style:vertical-align="middle" fo:padding="0.053cm" fo:border="0.05pt solid #ebebeb"/>
    </style:style>
    <style:style style:name="Tabla12.D76" style:family="table-cell">
      <style:table-cell-properties style:vertical-align="middle" fo:padding="0.053cm" fo:border="0.05pt solid #ebebeb"/>
    </style:style>
    <style:style style:name="Tabla12.A77" style:family="table-cell">
      <style:table-cell-properties style:vertical-align="middle" fo:padding="0.053cm" fo:border="0.05pt solid #ebebeb"/>
    </style:style>
    <style:style style:name="Tabla12.B77" style:family="table-cell">
      <style:table-cell-properties style:vertical-align="middle" fo:padding="0.053cm" fo:border="0.05pt solid #ebebeb"/>
    </style:style>
    <style:style style:name="Tabla12.C77" style:family="table-cell">
      <style:table-cell-properties style:vertical-align="middle" fo:padding="0.053cm" fo:border="0.05pt solid #ebebeb"/>
    </style:style>
    <style:style style:name="Tabla12.D77" style:family="table-cell">
      <style:table-cell-properties style:vertical-align="middle" fo:padding="0.053cm" fo:border="0.05pt solid #ebebeb"/>
    </style:style>
    <style:style style:name="Tabla12.A78" style:family="table-cell">
      <style:table-cell-properties style:vertical-align="middle" fo:padding="0.053cm" fo:border="0.05pt solid #ebebeb"/>
    </style:style>
    <style:style style:name="Tabla12.B78" style:family="table-cell">
      <style:table-cell-properties style:vertical-align="middle" fo:padding="0.053cm" fo:border="0.05pt solid #ebebeb"/>
    </style:style>
    <style:style style:name="Tabla12.C78" style:family="table-cell">
      <style:table-cell-properties style:vertical-align="middle" fo:padding="0.053cm" fo:border="0.05pt solid #ebebeb"/>
    </style:style>
    <style:style style:name="Tabla12.D78" style:family="table-cell">
      <style:table-cell-properties style:vertical-align="middle" fo:padding="0.053cm" fo:border="0.05pt solid #ebebeb"/>
    </style:style>
    <style:style style:name="Tabla12.A79" style:family="table-cell">
      <style:table-cell-properties style:vertical-align="middle" fo:padding="0.053cm" fo:border="0.05pt solid #ebebeb"/>
    </style:style>
    <style:style style:name="Tabla12.B79" style:family="table-cell">
      <style:table-cell-properties style:vertical-align="middle" fo:padding="0.053cm" fo:border="0.05pt solid #ebebeb"/>
    </style:style>
    <style:style style:name="Tabla12.C79" style:family="table-cell">
      <style:table-cell-properties style:vertical-align="middle" fo:padding="0.053cm" fo:border="0.05pt solid #ebebeb"/>
    </style:style>
    <style:style style:name="Tabla12.D79" style:family="table-cell">
      <style:table-cell-properties style:vertical-align="middle" fo:padding="0.053cm" fo:border="0.05pt solid #ebebeb"/>
    </style:style>
    <style:style style:name="Tabla12.A80" style:family="table-cell">
      <style:table-cell-properties style:vertical-align="middle" fo:padding="0.053cm" fo:border="0.05pt solid #ebebeb"/>
    </style:style>
    <style:style style:name="Tabla12.B80" style:family="table-cell">
      <style:table-cell-properties style:vertical-align="middle" fo:padding="0.053cm" fo:border="0.05pt solid #ebebeb"/>
    </style:style>
    <style:style style:name="Tabla12.C80" style:family="table-cell">
      <style:table-cell-properties style:vertical-align="middle" fo:padding="0.053cm" fo:border="0.05pt solid #ebebeb"/>
    </style:style>
    <style:style style:name="Tabla12.D80" style:family="table-cell">
      <style:table-cell-properties style:vertical-align="middle" fo:padding="0.053cm" fo:border="0.05pt solid #ebebeb"/>
    </style:style>
    <style:style style:name="Tabla12.A81" style:family="table-cell">
      <style:table-cell-properties style:vertical-align="middle" fo:padding="0.053cm" fo:border="0.05pt solid #ebebeb"/>
    </style:style>
    <style:style style:name="Tabla12.B81" style:family="table-cell">
      <style:table-cell-properties style:vertical-align="middle" fo:padding="0.053cm" fo:border="0.05pt solid #ebebeb"/>
    </style:style>
    <style:style style:name="Tabla12.C81" style:family="table-cell">
      <style:table-cell-properties style:vertical-align="middle" fo:padding="0.053cm" fo:border="0.05pt solid #ebebeb"/>
    </style:style>
    <style:style style:name="Tabla12.D81" style:family="table-cell">
      <style:table-cell-properties style:vertical-align="middle" fo:padding="0.053cm" fo:border="0.05pt solid #ebebeb"/>
    </style:style>
    <style:style style:name="Tabla12.A82" style:family="table-cell">
      <style:table-cell-properties style:vertical-align="middle" fo:padding="0.053cm" fo:border="0.05pt solid #ebebeb"/>
    </style:style>
    <style:style style:name="Tabla12.B82" style:family="table-cell">
      <style:table-cell-properties style:vertical-align="middle" fo:padding="0.053cm" fo:border="0.05pt solid #ebebeb"/>
    </style:style>
    <style:style style:name="Tabla12.C82" style:family="table-cell">
      <style:table-cell-properties style:vertical-align="middle" fo:padding="0.053cm" fo:border="0.05pt solid #ebebeb"/>
    </style:style>
    <style:style style:name="Tabla12.D82" style:family="table-cell">
      <style:table-cell-properties style:vertical-align="middle" fo:padding="0.053cm" fo:border="0.05pt solid #ebebeb"/>
    </style:style>
    <style:style style:name="Tabla12.A83" style:family="table-cell">
      <style:table-cell-properties style:vertical-align="middle" fo:padding="0.053cm" fo:border="0.05pt solid #ebebeb"/>
    </style:style>
    <style:style style:name="Tabla12.B83" style:family="table-cell">
      <style:table-cell-properties style:vertical-align="middle" fo:padding="0.053cm" fo:border="0.05pt solid #ebebeb"/>
    </style:style>
    <style:style style:name="Tabla12.C83" style:family="table-cell">
      <style:table-cell-properties style:vertical-align="middle" fo:padding="0.053cm" fo:border="0.05pt solid #ebebeb"/>
    </style:style>
    <style:style style:name="Tabla12.D83" style:family="table-cell">
      <style:table-cell-properties style:vertical-align="middle" fo:padding="0.053cm" fo:border="0.05pt solid #ebebeb"/>
    </style:style>
    <style:style style:name="Tabla12.A84" style:family="table-cell">
      <style:table-cell-properties style:vertical-align="middle" fo:padding="0.053cm" fo:border="0.05pt solid #ebebeb"/>
    </style:style>
    <style:style style:name="Tabla12.B84" style:family="table-cell">
      <style:table-cell-properties style:vertical-align="middle" fo:padding="0.053cm" fo:border="0.05pt solid #ebebeb"/>
    </style:style>
    <style:style style:name="Tabla12.C84" style:family="table-cell">
      <style:table-cell-properties style:vertical-align="middle" fo:padding="0.053cm" fo:border="0.05pt solid #ebebeb"/>
    </style:style>
    <style:style style:name="Tabla12.D84" style:family="table-cell">
      <style:table-cell-properties style:vertical-align="middle" fo:padding="0.053cm" fo:border="0.05pt solid #ebebeb"/>
    </style:style>
    <style:style style:name="Tabla12.A85" style:family="table-cell">
      <style:table-cell-properties style:vertical-align="middle" fo:padding="0.053cm" fo:border="0.05pt solid #ebebeb"/>
    </style:style>
    <style:style style:name="Tabla12.B85" style:family="table-cell">
      <style:table-cell-properties style:vertical-align="middle" fo:padding="0.053cm" fo:border="0.05pt solid #ebebeb"/>
    </style:style>
    <style:style style:name="Tabla12.C85" style:family="table-cell">
      <style:table-cell-properties style:vertical-align="middle" fo:padding="0.053cm" fo:border="0.05pt solid #ebebeb"/>
    </style:style>
    <style:style style:name="Tabla12.D85" style:family="table-cell">
      <style:table-cell-properties style:vertical-align="middle" fo:padding="0.053cm" fo:border="0.05pt solid #ebebeb"/>
    </style:style>
    <style:style style:name="Tabla12.A86" style:family="table-cell">
      <style:table-cell-properties style:vertical-align="middle" fo:padding="0.053cm" fo:border="0.05pt solid #ebebeb"/>
    </style:style>
    <style:style style:name="Tabla12.B86" style:family="table-cell">
      <style:table-cell-properties style:vertical-align="middle" fo:padding="0.053cm" fo:border="0.05pt solid #ebebeb"/>
    </style:style>
    <style:style style:name="Tabla12.C86" style:family="table-cell">
      <style:table-cell-properties style:vertical-align="middle" fo:padding="0.053cm" fo:border="0.05pt solid #ebebeb"/>
    </style:style>
    <style:style style:name="Tabla12.D86" style:family="table-cell">
      <style:table-cell-properties style:vertical-align="middle" fo:padding="0.053cm" fo:border="0.05pt solid #ebebeb"/>
    </style:style>
    <style:style style:name="Tabla12.A87" style:family="table-cell">
      <style:table-cell-properties style:vertical-align="middle" fo:padding="0.053cm" fo:border="0.05pt solid #ebebeb"/>
    </style:style>
    <style:style style:name="Tabla12.B87" style:family="table-cell">
      <style:table-cell-properties style:vertical-align="middle" fo:padding="0.053cm" fo:border="0.05pt solid #ebebeb"/>
    </style:style>
    <style:style style:name="Tabla12.C87" style:family="table-cell">
      <style:table-cell-properties style:vertical-align="middle" fo:padding="0.053cm" fo:border="0.05pt solid #ebebeb"/>
    </style:style>
    <style:style style:name="Tabla12.D87" style:family="table-cell">
      <style:table-cell-properties style:vertical-align="middle" fo:padding="0.053cm" fo:border="0.05pt solid #ebebeb"/>
    </style:style>
    <style:style style:name="Tabla12.A88" style:family="table-cell">
      <style:table-cell-properties style:vertical-align="middle" fo:padding="0.053cm" fo:border="0.05pt solid #ebebeb"/>
    </style:style>
    <style:style style:name="Tabla12.B88" style:family="table-cell">
      <style:table-cell-properties style:vertical-align="middle" fo:padding="0.053cm" fo:border="0.05pt solid #ebebeb"/>
    </style:style>
    <style:style style:name="Tabla12.C88" style:family="table-cell">
      <style:table-cell-properties style:vertical-align="middle" fo:padding="0.053cm" fo:border="0.05pt solid #ebebeb"/>
    </style:style>
    <style:style style:name="Tabla12.D88" style:family="table-cell">
      <style:table-cell-properties style:vertical-align="middle" fo:padding="0.053cm" fo:border="0.05pt solid #ebebeb"/>
    </style:style>
    <style:style style:name="Tabla12.A89" style:family="table-cell">
      <style:table-cell-properties style:vertical-align="middle" fo:padding="0.053cm" fo:border="0.05pt solid #ebebeb"/>
    </style:style>
    <style:style style:name="Tabla12.B89" style:family="table-cell">
      <style:table-cell-properties style:vertical-align="middle" fo:padding="0.053cm" fo:border="0.05pt solid #ebebeb"/>
    </style:style>
    <style:style style:name="Tabla12.C89" style:family="table-cell">
      <style:table-cell-properties style:vertical-align="middle" fo:padding="0.053cm" fo:border="0.05pt solid #ebebeb"/>
    </style:style>
    <style:style style:name="Tabla12.D89" style:family="table-cell">
      <style:table-cell-properties style:vertical-align="middle" fo:padding="0.053cm" fo:border="0.05pt solid #ebebeb"/>
    </style:style>
    <style:style style:name="Tabla12.A90" style:family="table-cell">
      <style:table-cell-properties style:vertical-align="middle" fo:padding="0.053cm" fo:border="0.05pt solid #ebebeb"/>
    </style:style>
    <style:style style:name="Tabla12.B90" style:family="table-cell">
      <style:table-cell-properties style:vertical-align="middle" fo:padding="0.053cm" fo:border="0.05pt solid #ebebeb"/>
    </style:style>
    <style:style style:name="Tabla12.C90" style:family="table-cell">
      <style:table-cell-properties style:vertical-align="middle" fo:padding="0.053cm" fo:border="0.05pt solid #ebebeb"/>
    </style:style>
    <style:style style:name="Tabla12.D90" style:family="table-cell">
      <style:table-cell-properties style:vertical-align="middle" fo:padding="0.053cm" fo:border="0.05pt solid #ebebeb"/>
    </style:style>
    <style:style style:name="Tabla12.A91" style:family="table-cell">
      <style:table-cell-properties style:vertical-align="middle" fo:padding="0.053cm" fo:border="0.05pt solid #ebebeb"/>
    </style:style>
    <style:style style:name="Tabla12.B91" style:family="table-cell">
      <style:table-cell-properties style:vertical-align="middle" fo:padding="0.053cm" fo:border="0.05pt solid #ebebeb"/>
    </style:style>
    <style:style style:name="Tabla12.C91" style:family="table-cell">
      <style:table-cell-properties style:vertical-align="middle" fo:padding="0.053cm" fo:border="0.05pt solid #ebebeb"/>
    </style:style>
    <style:style style:name="Tabla12.D91" style:family="table-cell">
      <style:table-cell-properties style:vertical-align="middle" fo:padding="0.053cm" fo:border="0.05pt solid #ebebeb"/>
    </style:style>
    <style:style style:name="Tabla12.A92" style:family="table-cell">
      <style:table-cell-properties style:vertical-align="middle" fo:padding="0.053cm" fo:border="0.05pt solid #ebebeb"/>
    </style:style>
    <style:style style:name="Tabla12.B92" style:family="table-cell">
      <style:table-cell-properties style:vertical-align="middle" fo:padding="0.053cm" fo:border="0.05pt solid #ebebeb"/>
    </style:style>
    <style:style style:name="Tabla12.C92" style:family="table-cell">
      <style:table-cell-properties style:vertical-align="middle" fo:padding="0.053cm" fo:border="0.05pt solid #ebebeb"/>
    </style:style>
    <style:style style:name="Tabla12.D92" style:family="table-cell">
      <style:table-cell-properties style:vertical-align="middle" fo:padding="0.053cm" fo:border="0.05pt solid #ebebeb"/>
    </style:style>
    <style:style style:name="Tabla12.A93" style:family="table-cell">
      <style:table-cell-properties style:vertical-align="middle" fo:padding="0.053cm" fo:border="0.05pt solid #ebebeb"/>
    </style:style>
    <style:style style:name="Tabla12.B93" style:family="table-cell">
      <style:table-cell-properties style:vertical-align="middle" fo:padding="0.053cm" fo:border="0.05pt solid #ebebeb"/>
    </style:style>
    <style:style style:name="Tabla12.C93" style:family="table-cell">
      <style:table-cell-properties style:vertical-align="middle" fo:padding="0.053cm" fo:border="0.05pt solid #ebebeb"/>
    </style:style>
    <style:style style:name="Tabla12.D93" style:family="table-cell">
      <style:table-cell-properties style:vertical-align="middle" fo:padding="0.053cm" fo:border="0.05pt solid #ebebeb"/>
    </style:style>
    <style:style style:name="Tabla12.A94" style:family="table-cell">
      <style:table-cell-properties style:vertical-align="middle" fo:padding="0.053cm" fo:border="0.05pt solid #ebebeb"/>
    </style:style>
    <style:style style:name="Tabla12.B94" style:family="table-cell">
      <style:table-cell-properties style:vertical-align="middle" fo:padding="0.053cm" fo:border="0.05pt solid #ebebeb"/>
    </style:style>
    <style:style style:name="Tabla12.C94" style:family="table-cell">
      <style:table-cell-properties style:vertical-align="middle" fo:padding="0.053cm" fo:border="0.05pt solid #ebebeb"/>
    </style:style>
    <style:style style:name="Tabla12.D94" style:family="table-cell">
      <style:table-cell-properties style:vertical-align="middle" fo:padding="0.053cm" fo:border="0.05pt solid #ebebeb"/>
    </style:style>
    <style:style style:name="Tabla12.A95" style:family="table-cell">
      <style:table-cell-properties style:vertical-align="middle" fo:padding="0.053cm" fo:border="0.05pt solid #ebebeb"/>
    </style:style>
    <style:style style:name="Tabla12.B95" style:family="table-cell">
      <style:table-cell-properties style:vertical-align="middle" fo:padding="0.053cm" fo:border="0.05pt solid #ebebeb"/>
    </style:style>
    <style:style style:name="Tabla12.C95" style:family="table-cell">
      <style:table-cell-properties style:vertical-align="middle" fo:padding="0.053cm" fo:border="0.05pt solid #ebebeb"/>
    </style:style>
    <style:style style:name="Tabla12.D95" style:family="table-cell">
      <style:table-cell-properties style:vertical-align="middle" fo:padding="0.053cm" fo:border="0.05pt solid #ebebeb"/>
    </style:style>
    <style:style style:name="Tabla12.A96" style:family="table-cell">
      <style:table-cell-properties style:vertical-align="middle" fo:padding="0.053cm" fo:border="0.05pt solid #ebebeb"/>
    </style:style>
    <style:style style:name="Tabla12.B96" style:family="table-cell">
      <style:table-cell-properties style:vertical-align="middle" fo:padding="0.053cm" fo:border="0.05pt solid #ebebeb"/>
    </style:style>
    <style:style style:name="Tabla12.C96" style:family="table-cell">
      <style:table-cell-properties style:vertical-align="middle" fo:padding="0.053cm" fo:border="0.05pt solid #ebebeb"/>
    </style:style>
    <style:style style:name="Tabla12.D96" style:family="table-cell">
      <style:table-cell-properties style:vertical-align="middle" fo:padding="0.053cm" fo:border="0.05pt solid #ebebeb"/>
    </style:style>
    <style:style style:name="Tabla12.A97" style:family="table-cell">
      <style:table-cell-properties style:vertical-align="middle" fo:padding="0.053cm" fo:border="0.05pt solid #ebebeb"/>
    </style:style>
    <style:style style:name="Tabla12.B97" style:family="table-cell">
      <style:table-cell-properties style:vertical-align="middle" fo:padding="0.053cm" fo:border="0.05pt solid #ebebeb"/>
    </style:style>
    <style:style style:name="Tabla12.C97" style:family="table-cell">
      <style:table-cell-properties style:vertical-align="middle" fo:padding="0.053cm" fo:border="0.05pt solid #ebebeb"/>
    </style:style>
    <style:style style:name="Tabla12.D97" style:family="table-cell">
      <style:table-cell-properties style:vertical-align="middle" fo:padding="0.053cm" fo:border="0.05pt solid #ebebeb"/>
    </style:style>
    <style:style style:name="Tabla12.A98" style:family="table-cell">
      <style:table-cell-properties style:vertical-align="middle" fo:padding="0.053cm" fo:border="0.05pt solid #ebebeb"/>
    </style:style>
    <style:style style:name="Tabla12.B98" style:family="table-cell">
      <style:table-cell-properties style:vertical-align="middle" fo:padding="0.053cm" fo:border="0.05pt solid #ebebeb"/>
    </style:style>
    <style:style style:name="Tabla12.C98" style:family="table-cell">
      <style:table-cell-properties style:vertical-align="middle" fo:padding="0.053cm" fo:border="0.05pt solid #ebebeb"/>
    </style:style>
    <style:style style:name="Tabla12.D98" style:family="table-cell">
      <style:table-cell-properties style:vertical-align="middle" fo:padding="0.053cm" fo:border="0.05pt solid #ebebeb"/>
    </style:style>
    <style:style style:name="Tabla12.A99" style:family="table-cell">
      <style:table-cell-properties style:vertical-align="middle" fo:padding="0.053cm" fo:border="0.05pt solid #ebebeb"/>
    </style:style>
    <style:style style:name="Tabla12.B99" style:family="table-cell">
      <style:table-cell-properties style:vertical-align="middle" fo:padding="0.053cm" fo:border="0.05pt solid #ebebeb"/>
    </style:style>
    <style:style style:name="Tabla12.C99" style:family="table-cell">
      <style:table-cell-properties style:vertical-align="middle" fo:padding="0.053cm" fo:border="0.05pt solid #ebebeb"/>
    </style:style>
    <style:style style:name="Tabla12.D99" style:family="table-cell">
      <style:table-cell-properties style:vertical-align="middle" fo:padding="0.053cm" fo:border="0.05pt solid #ebebeb"/>
    </style:style>
    <style:style style:name="Tabla12.A100" style:family="table-cell">
      <style:table-cell-properties style:vertical-align="middle" fo:padding="0.053cm" fo:border="0.05pt solid #ebebeb"/>
    </style:style>
    <style:style style:name="Tabla12.B100" style:family="table-cell">
      <style:table-cell-properties style:vertical-align="middle" fo:padding="0.053cm" fo:border="0.05pt solid #ebebeb"/>
    </style:style>
    <style:style style:name="Tabla12.C100" style:family="table-cell">
      <style:table-cell-properties style:vertical-align="middle" fo:padding="0.053cm" fo:border="0.05pt solid #ebebeb"/>
    </style:style>
    <style:style style:name="Tabla12.D100" style:family="table-cell">
      <style:table-cell-properties style:vertical-align="middle" fo:padding="0.053cm" fo:border="0.05pt solid #ebebeb"/>
    </style:style>
    <style:style style:name="Tabla12.A101" style:family="table-cell">
      <style:table-cell-properties style:vertical-align="middle" fo:padding="0.053cm" fo:border="0.05pt solid #ebebeb"/>
    </style:style>
    <style:style style:name="Tabla12.B101" style:family="table-cell">
      <style:table-cell-properties style:vertical-align="middle" fo:padding="0.053cm" fo:border="0.05pt solid #ebebeb"/>
    </style:style>
    <style:style style:name="Tabla12.C101" style:family="table-cell">
      <style:table-cell-properties style:vertical-align="middle" fo:padding="0.053cm" fo:border="0.05pt solid #ebebeb"/>
    </style:style>
    <style:style style:name="Tabla12.D101" style:family="table-cell">
      <style:table-cell-properties style:vertical-align="middle" fo:padding="0.053cm" fo:border="0.05pt solid #ebebeb"/>
    </style:style>
    <style:style style:name="Tabla12.A102" style:family="table-cell">
      <style:table-cell-properties style:vertical-align="middle" fo:padding="0.053cm" fo:border="0.05pt solid #ebebeb"/>
    </style:style>
    <style:style style:name="Tabla12.B102" style:family="table-cell">
      <style:table-cell-properties style:vertical-align="middle" fo:padding="0.053cm" fo:border="0.05pt solid #ebebeb"/>
    </style:style>
    <style:style style:name="Tabla12.C102" style:family="table-cell">
      <style:table-cell-properties style:vertical-align="middle" fo:padding="0.053cm" fo:border="0.05pt solid #ebebeb"/>
    </style:style>
    <style:style style:name="Tabla12.D102" style:family="table-cell">
      <style:table-cell-properties style:vertical-align="middle" fo:padding="0.053cm" fo:border="0.05pt solid #ebebeb"/>
    </style:style>
    <style:style style:name="Tabla12.A103" style:family="table-cell">
      <style:table-cell-properties style:vertical-align="middle" fo:padding="0.053cm" fo:border="0.05pt solid #ebebeb"/>
    </style:style>
    <style:style style:name="Tabla12.B103" style:family="table-cell">
      <style:table-cell-properties style:vertical-align="middle" fo:padding="0.053cm" fo:border="0.05pt solid #ebebeb"/>
    </style:style>
    <style:style style:name="Tabla12.C103" style:family="table-cell">
      <style:table-cell-properties style:vertical-align="middle" fo:padding="0.053cm" fo:border="0.05pt solid #ebebeb"/>
    </style:style>
    <style:style style:name="Tabla12.D103" style:family="table-cell">
      <style:table-cell-properties style:vertical-align="middle" fo:padding="0.053cm" fo:border="0.05pt solid #ebebeb"/>
    </style:style>
    <style:style style:name="Tabla12.A104" style:family="table-cell">
      <style:table-cell-properties style:vertical-align="middle" fo:padding="0.053cm" fo:border="0.05pt solid #ebebeb"/>
    </style:style>
    <style:style style:name="Tabla12.B104" style:family="table-cell">
      <style:table-cell-properties style:vertical-align="middle" fo:padding="0.053cm" fo:border="0.05pt solid #ebebeb"/>
    </style:style>
    <style:style style:name="Tabla12.C104" style:family="table-cell">
      <style:table-cell-properties style:vertical-align="middle" fo:padding="0.053cm" fo:border="0.05pt solid #ebebeb"/>
    </style:style>
    <style:style style:name="Tabla12.D104" style:family="table-cell">
      <style:table-cell-properties style:vertical-align="middle" fo:padding="0.053cm" fo:border="0.05pt solid #ebebeb"/>
    </style:style>
    <style:style style:name="Tabla12.A105" style:family="table-cell">
      <style:table-cell-properties style:vertical-align="middle" fo:padding="0.053cm" fo:border="0.05pt solid #ebebeb"/>
    </style:style>
    <style:style style:name="Tabla12.B105" style:family="table-cell">
      <style:table-cell-properties style:vertical-align="middle" fo:padding="0.053cm" fo:border="0.05pt solid #ebebeb"/>
    </style:style>
    <style:style style:name="Tabla12.C105" style:family="table-cell">
      <style:table-cell-properties style:vertical-align="middle" fo:padding="0.053cm" fo:border="0.05pt solid #ebebeb"/>
    </style:style>
    <style:style style:name="Tabla12.D105" style:family="table-cell">
      <style:table-cell-properties style:vertical-align="middle" fo:padding="0.053cm" fo:border="0.05pt solid #ebebeb"/>
    </style:style>
    <style:style style:name="Tabla12.A106" style:family="table-cell">
      <style:table-cell-properties style:vertical-align="middle" fo:padding="0.053cm" fo:border="0.05pt solid #ebebeb"/>
    </style:style>
    <style:style style:name="Tabla12.B106" style:family="table-cell">
      <style:table-cell-properties style:vertical-align="middle" fo:padding="0.053cm" fo:border="0.05pt solid #ebebeb"/>
    </style:style>
    <style:style style:name="Tabla12.C106" style:family="table-cell">
      <style:table-cell-properties style:vertical-align="middle" fo:padding="0.053cm" fo:border="0.05pt solid #ebebeb"/>
    </style:style>
    <style:style style:name="Tabla12.D106" style:family="table-cell">
      <style:table-cell-properties style:vertical-align="middle" fo:padding="0.053cm" fo:border="0.05pt solid #ebebeb"/>
    </style:style>
    <style:style style:name="Tabla12.A107" style:family="table-cell">
      <style:table-cell-properties style:vertical-align="middle" fo:padding="0.053cm" fo:border="0.05pt solid #ebebeb"/>
    </style:style>
    <style:style style:name="Tabla12.B107" style:family="table-cell">
      <style:table-cell-properties style:vertical-align="middle" fo:padding="0.053cm" fo:border="0.05pt solid #ebebeb"/>
    </style:style>
    <style:style style:name="Tabla12.C107" style:family="table-cell">
      <style:table-cell-properties style:vertical-align="middle" fo:padding="0.053cm" fo:border="0.05pt solid #ebebeb"/>
    </style:style>
    <style:style style:name="Tabla12.D107" style:family="table-cell">
      <style:table-cell-properties style:vertical-align="middle" fo:padding="0.053cm" fo:border="0.05pt solid #ebebeb"/>
    </style:style>
    <style:style style:name="Tabla12.A108" style:family="table-cell">
      <style:table-cell-properties style:vertical-align="middle" fo:padding="0.053cm" fo:border="0.05pt solid #ebebeb"/>
    </style:style>
    <style:style style:name="Tabla12.B108" style:family="table-cell">
      <style:table-cell-properties style:vertical-align="middle" fo:padding="0.053cm" fo:border="0.05pt solid #ebebeb"/>
    </style:style>
    <style:style style:name="Tabla12.C108" style:family="table-cell">
      <style:table-cell-properties style:vertical-align="middle" fo:padding="0.053cm" fo:border="0.05pt solid #ebebeb"/>
    </style:style>
    <style:style style:name="Tabla12.D108" style:family="table-cell">
      <style:table-cell-properties style:vertical-align="middle" fo:padding="0.053cm" fo:border="0.05pt solid #ebebeb"/>
    </style:style>
    <style:style style:name="Tabla13" style:family="table">
      <style:table-properties style:width="17cm" style:rel-width="100%" table:align="left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style:vertical-align="middle" fo:padding="0cm" fo:border="none"/>
    </style:style>
    <style:style style:name="Tabla14" style:family="table">
      <style:table-properties style:width="17cm" style:rel-width="100%" table:align="left"/>
    </style:style>
    <style:style style:name="Tabla14.A" style:family="table-column">
      <style:table-column-properties style:column-width="2.746cm" style:rel-column-width="10587*"/>
    </style:style>
    <style:style style:name="Tabla14.B" style:family="table-column">
      <style:table-column-properties style:column-width="5.576cm" style:rel-column-width="21496*"/>
    </style:style>
    <style:style style:name="Tabla14.C" style:family="table-column">
      <style:table-column-properties style:column-width="4.517cm" style:rel-column-width="17417*"/>
    </style:style>
    <style:style style:name="Tabla14.D" style:family="table-column">
      <style:table-column-properties style:column-width="4.159cm" style:rel-column-width="16035*"/>
    </style:style>
    <style:style style:name="Tabla14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14.A2" style:family="table-cell">
      <style:table-cell-properties style:vertical-align="middle" fo:padding="0.053cm" fo:border="0.05pt solid #ebebeb"/>
    </style:style>
    <style:style style:name="Tabla14.B2" style:family="table-cell">
      <style:table-cell-properties style:vertical-align="middle" fo:padding="0.053cm" fo:border="0.05pt solid #ebebeb"/>
    </style:style>
    <style:style style:name="Tabla14.C2" style:family="table-cell">
      <style:table-cell-properties style:vertical-align="middle" fo:padding="0.053cm" fo:border="0.05pt solid #ebebeb"/>
    </style:style>
    <style:style style:name="Tabla14.D2" style:family="table-cell">
      <style:table-cell-properties style:vertical-align="middle" fo:padding="0.053cm" fo:border="0.05pt solid #ebebeb"/>
    </style:style>
    <style:style style:name="Tabla14.A3" style:family="table-cell">
      <style:table-cell-properties style:vertical-align="middle" fo:padding="0.053cm" fo:border="0.05pt solid #ebebeb"/>
    </style:style>
    <style:style style:name="Tabla14.B3" style:family="table-cell">
      <style:table-cell-properties style:vertical-align="middle" fo:padding="0.053cm" fo:border="0.05pt solid #ebebeb"/>
    </style:style>
    <style:style style:name="Tabla14.C3" style:family="table-cell">
      <style:table-cell-properties style:vertical-align="middle" fo:padding="0.053cm" fo:border="0.05pt solid #ebebeb"/>
    </style:style>
    <style:style style:name="Tabla14.D3" style:family="table-cell">
      <style:table-cell-properties style:vertical-align="middle" fo:padding="0.053cm" fo:border="0.05pt solid #ebebeb"/>
    </style:style>
    <style:style style:name="Tabla14.A4" style:family="table-cell">
      <style:table-cell-properties style:vertical-align="middle" fo:padding="0.053cm" fo:border="0.05pt solid #ebebeb"/>
    </style:style>
    <style:style style:name="Tabla14.B4" style:family="table-cell">
      <style:table-cell-properties style:vertical-align="middle" fo:padding="0.053cm" fo:border="0.05pt solid #ebebeb"/>
    </style:style>
    <style:style style:name="Tabla14.C4" style:family="table-cell">
      <style:table-cell-properties style:vertical-align="middle" fo:padding="0.053cm" fo:border="0.05pt solid #ebebeb"/>
    </style:style>
    <style:style style:name="Tabla14.D4" style:family="table-cell">
      <style:table-cell-properties style:vertical-align="middle" fo:padding="0.053cm" fo:border="0.05pt solid #ebebeb"/>
    </style:style>
    <style:style style:name="Tabla14.A5" style:family="table-cell">
      <style:table-cell-properties style:vertical-align="middle" fo:padding="0.053cm" fo:border="0.05pt solid #ebebeb"/>
    </style:style>
    <style:style style:name="Tabla14.B5" style:family="table-cell">
      <style:table-cell-properties style:vertical-align="middle" fo:padding="0.053cm" fo:border="0.05pt solid #ebebeb"/>
    </style:style>
    <style:style style:name="Tabla14.C5" style:family="table-cell">
      <style:table-cell-properties style:vertical-align="middle" fo:padding="0.053cm" fo:border="0.05pt solid #ebebeb"/>
    </style:style>
    <style:style style:name="Tabla14.D5" style:family="table-cell">
      <style:table-cell-properties style:vertical-align="middle" fo:padding="0.053cm" fo:border="0.05pt solid #ebebeb"/>
    </style:style>
    <style:style style:name="Tabla14.A6" style:family="table-cell">
      <style:table-cell-properties style:vertical-align="middle" fo:padding="0.053cm" fo:border="0.05pt solid #ebebeb"/>
    </style:style>
    <style:style style:name="Tabla14.B6" style:family="table-cell">
      <style:table-cell-properties style:vertical-align="middle" fo:padding="0.053cm" fo:border="0.05pt solid #ebebeb"/>
    </style:style>
    <style:style style:name="Tabla14.C6" style:family="table-cell">
      <style:table-cell-properties style:vertical-align="middle" fo:padding="0.053cm" fo:border="0.05pt solid #ebebeb"/>
    </style:style>
    <style:style style:name="Tabla14.D6" style:family="table-cell">
      <style:table-cell-properties style:vertical-align="middle" fo:padding="0.053cm" fo:border="0.05pt solid #ebebeb"/>
    </style:style>
    <style:style style:name="Tabla14.A7" style:family="table-cell">
      <style:table-cell-properties style:vertical-align="middle" fo:padding="0.053cm" fo:border="0.05pt solid #ebebeb"/>
    </style:style>
    <style:style style:name="Tabla14.B7" style:family="table-cell">
      <style:table-cell-properties style:vertical-align="middle" fo:padding="0.053cm" fo:border="0.05pt solid #ebebeb"/>
    </style:style>
    <style:style style:name="Tabla14.C7" style:family="table-cell">
      <style:table-cell-properties style:vertical-align="middle" fo:padding="0.053cm" fo:border="0.05pt solid #ebebeb"/>
    </style:style>
    <style:style style:name="Tabla14.D7" style:family="table-cell">
      <style:table-cell-properties style:vertical-align="middle" fo:padding="0.053cm" fo:border="0.05pt solid #ebebeb"/>
    </style:style>
    <style:style style:name="Tabla14.A8" style:family="table-cell">
      <style:table-cell-properties style:vertical-align="middle" fo:padding="0.053cm" fo:border="0.05pt solid #ebebeb"/>
    </style:style>
    <style:style style:name="Tabla14.B8" style:family="table-cell">
      <style:table-cell-properties style:vertical-align="middle" fo:padding="0.053cm" fo:border="0.05pt solid #ebebeb"/>
    </style:style>
    <style:style style:name="Tabla14.C8" style:family="table-cell">
      <style:table-cell-properties style:vertical-align="middle" fo:padding="0.053cm" fo:border="0.05pt solid #ebebeb"/>
    </style:style>
    <style:style style:name="Tabla14.D8" style:family="table-cell">
      <style:table-cell-properties style:vertical-align="middle" fo:padding="0.053cm" fo:border="0.05pt solid #ebebeb"/>
    </style:style>
    <style:style style:name="Tabla14.A9" style:family="table-cell">
      <style:table-cell-properties style:vertical-align="middle" fo:padding="0.053cm" fo:border="0.05pt solid #ebebeb"/>
    </style:style>
    <style:style style:name="Tabla14.B9" style:family="table-cell">
      <style:table-cell-properties style:vertical-align="middle" fo:padding="0.053cm" fo:border="0.05pt solid #ebebeb"/>
    </style:style>
    <style:style style:name="Tabla14.C9" style:family="table-cell">
      <style:table-cell-properties style:vertical-align="middle" fo:padding="0.053cm" fo:border="0.05pt solid #ebebeb"/>
    </style:style>
    <style:style style:name="Tabla14.D9" style:family="table-cell">
      <style:table-cell-properties style:vertical-align="middle" fo:padding="0.053cm" fo:border="0.05pt solid #ebebeb"/>
    </style:style>
    <style:style style:name="Tabla14.A10" style:family="table-cell">
      <style:table-cell-properties style:vertical-align="middle" fo:padding="0.053cm" fo:border="0.05pt solid #ebebeb"/>
    </style:style>
    <style:style style:name="Tabla14.B10" style:family="table-cell">
      <style:table-cell-properties style:vertical-align="middle" fo:padding="0.053cm" fo:border="0.05pt solid #ebebeb"/>
    </style:style>
    <style:style style:name="Tabla14.C10" style:family="table-cell">
      <style:table-cell-properties style:vertical-align="middle" fo:padding="0.053cm" fo:border="0.05pt solid #ebebeb"/>
    </style:style>
    <style:style style:name="Tabla14.D10" style:family="table-cell">
      <style:table-cell-properties style:vertical-align="middle" fo:padding="0.053cm" fo:border="0.05pt solid #ebebeb"/>
    </style:style>
    <style:style style:name="Tabla14.A11" style:family="table-cell">
      <style:table-cell-properties style:vertical-align="middle" fo:padding="0.053cm" fo:border="0.05pt solid #ebebeb"/>
    </style:style>
    <style:style style:name="Tabla14.B11" style:family="table-cell">
      <style:table-cell-properties style:vertical-align="middle" fo:padding="0.053cm" fo:border="0.05pt solid #ebebeb"/>
    </style:style>
    <style:style style:name="Tabla14.C11" style:family="table-cell">
      <style:table-cell-properties style:vertical-align="middle" fo:padding="0.053cm" fo:border="0.05pt solid #ebebeb"/>
    </style:style>
    <style:style style:name="Tabla14.D11" style:family="table-cell">
      <style:table-cell-properties style:vertical-align="middle" fo:padding="0.053cm" fo:border="0.05pt solid #ebebeb"/>
    </style:style>
    <style:style style:name="Tabla14.A12" style:family="table-cell">
      <style:table-cell-properties style:vertical-align="middle" fo:padding="0.053cm" fo:border="0.05pt solid #ebebeb"/>
    </style:style>
    <style:style style:name="Tabla14.B12" style:family="table-cell">
      <style:table-cell-properties style:vertical-align="middle" fo:padding="0.053cm" fo:border="0.05pt solid #ebebeb"/>
    </style:style>
    <style:style style:name="Tabla14.C12" style:family="table-cell">
      <style:table-cell-properties style:vertical-align="middle" fo:padding="0.053cm" fo:border="0.05pt solid #ebebeb"/>
    </style:style>
    <style:style style:name="Tabla14.D12" style:family="table-cell">
      <style:table-cell-properties style:vertical-align="middle" fo:padding="0.053cm" fo:border="0.05pt solid #ebebeb"/>
    </style:style>
    <style:style style:name="Tabla14.A13" style:family="table-cell">
      <style:table-cell-properties style:vertical-align="middle" fo:padding="0.053cm" fo:border="0.05pt solid #ebebeb"/>
    </style:style>
    <style:style style:name="Tabla14.B13" style:family="table-cell">
      <style:table-cell-properties style:vertical-align="middle" fo:padding="0.053cm" fo:border="0.05pt solid #ebebeb"/>
    </style:style>
    <style:style style:name="Tabla14.C13" style:family="table-cell">
      <style:table-cell-properties style:vertical-align="middle" fo:padding="0.053cm" fo:border="0.05pt solid #ebebeb"/>
    </style:style>
    <style:style style:name="Tabla14.D13" style:family="table-cell">
      <style:table-cell-properties style:vertical-align="middle" fo:padding="0.053cm" fo:border="0.05pt solid #ebebeb"/>
    </style:style>
    <style:style style:name="Tabla14.A14" style:family="table-cell">
      <style:table-cell-properties style:vertical-align="middle" fo:padding="0.053cm" fo:border="0.05pt solid #ebebeb"/>
    </style:style>
    <style:style style:name="Tabla14.B14" style:family="table-cell">
      <style:table-cell-properties style:vertical-align="middle" fo:padding="0.053cm" fo:border="0.05pt solid #ebebeb"/>
    </style:style>
    <style:style style:name="Tabla14.C14" style:family="table-cell">
      <style:table-cell-properties style:vertical-align="middle" fo:padding="0.053cm" fo:border="0.05pt solid #ebebeb"/>
    </style:style>
    <style:style style:name="Tabla14.D14" style:family="table-cell">
      <style:table-cell-properties style:vertical-align="middle" fo:padding="0.053cm" fo:border="0.05pt solid #ebebeb"/>
    </style:style>
    <style:style style:name="Tabla14.A15" style:family="table-cell">
      <style:table-cell-properties style:vertical-align="middle" fo:padding="0.053cm" fo:border="0.05pt solid #ebebeb"/>
    </style:style>
    <style:style style:name="Tabla14.B15" style:family="table-cell">
      <style:table-cell-properties style:vertical-align="middle" fo:padding="0.053cm" fo:border="0.05pt solid #ebebeb"/>
    </style:style>
    <style:style style:name="Tabla14.C15" style:family="table-cell">
      <style:table-cell-properties style:vertical-align="middle" fo:padding="0.053cm" fo:border="0.05pt solid #ebebeb"/>
    </style:style>
    <style:style style:name="Tabla14.D15" style:family="table-cell">
      <style:table-cell-properties style:vertical-align="middle" fo:padding="0.053cm" fo:border="0.05pt solid #ebebeb"/>
    </style:style>
    <style:style style:name="Tabla14.A16" style:family="table-cell">
      <style:table-cell-properties style:vertical-align="middle" fo:padding="0.053cm" fo:border="0.05pt solid #ebebeb"/>
    </style:style>
    <style:style style:name="Tabla14.B16" style:family="table-cell">
      <style:table-cell-properties style:vertical-align="middle" fo:padding="0.053cm" fo:border="0.05pt solid #ebebeb"/>
    </style:style>
    <style:style style:name="Tabla14.C16" style:family="table-cell">
      <style:table-cell-properties style:vertical-align="middle" fo:padding="0.053cm" fo:border="0.05pt solid #ebebeb"/>
    </style:style>
    <style:style style:name="Tabla14.D16" style:family="table-cell">
      <style:table-cell-properties style:vertical-align="middle" fo:padding="0.053cm" fo:border="0.05pt solid #ebebeb"/>
    </style:style>
    <style:style style:name="Tabla14.A17" style:family="table-cell">
      <style:table-cell-properties style:vertical-align="middle" fo:padding="0.053cm" fo:border="0.05pt solid #ebebeb"/>
    </style:style>
    <style:style style:name="Tabla14.B17" style:family="table-cell">
      <style:table-cell-properties style:vertical-align="middle" fo:padding="0.053cm" fo:border="0.05pt solid #ebebeb"/>
    </style:style>
    <style:style style:name="Tabla14.C17" style:family="table-cell">
      <style:table-cell-properties style:vertical-align="middle" fo:padding="0.053cm" fo:border="0.05pt solid #ebebeb"/>
    </style:style>
    <style:style style:name="Tabla14.D17" style:family="table-cell">
      <style:table-cell-properties style:vertical-align="middle" fo:padding="0.053cm" fo:border="0.05pt solid #ebebeb"/>
    </style:style>
    <style:style style:name="Tabla14.A18" style:family="table-cell">
      <style:table-cell-properties style:vertical-align="middle" fo:padding="0.053cm" fo:border="0.05pt solid #ebebeb"/>
    </style:style>
    <style:style style:name="Tabla14.B18" style:family="table-cell">
      <style:table-cell-properties style:vertical-align="middle" fo:padding="0.053cm" fo:border="0.05pt solid #ebebeb"/>
    </style:style>
    <style:style style:name="Tabla14.C18" style:family="table-cell">
      <style:table-cell-properties style:vertical-align="middle" fo:padding="0.053cm" fo:border="0.05pt solid #ebebeb"/>
    </style:style>
    <style:style style:name="Tabla14.D18" style:family="table-cell">
      <style:table-cell-properties style:vertical-align="middle" fo:padding="0.053cm" fo:border="0.05pt solid #ebebeb"/>
    </style:style>
    <style:style style:name="Tabla14.A19" style:family="table-cell">
      <style:table-cell-properties style:vertical-align="middle" fo:padding="0.053cm" fo:border="0.05pt solid #ebebeb"/>
    </style:style>
    <style:style style:name="Tabla14.B19" style:family="table-cell">
      <style:table-cell-properties style:vertical-align="middle" fo:padding="0.053cm" fo:border="0.05pt solid #ebebeb"/>
    </style:style>
    <style:style style:name="Tabla14.C19" style:family="table-cell">
      <style:table-cell-properties style:vertical-align="middle" fo:padding="0.053cm" fo:border="0.05pt solid #ebebeb"/>
    </style:style>
    <style:style style:name="Tabla14.D19" style:family="table-cell">
      <style:table-cell-properties style:vertical-align="middle" fo:padding="0.053cm" fo:border="0.05pt solid #ebebeb"/>
    </style:style>
    <style:style style:name="Tabla14.A20" style:family="table-cell">
      <style:table-cell-properties style:vertical-align="middle" fo:padding="0.053cm" fo:border="0.05pt solid #ebebeb"/>
    </style:style>
    <style:style style:name="Tabla14.B20" style:family="table-cell">
      <style:table-cell-properties style:vertical-align="middle" fo:padding="0.053cm" fo:border="0.05pt solid #ebebeb"/>
    </style:style>
    <style:style style:name="Tabla14.C20" style:family="table-cell">
      <style:table-cell-properties style:vertical-align="middle" fo:padding="0.053cm" fo:border="0.05pt solid #ebebeb"/>
    </style:style>
    <style:style style:name="Tabla14.D20" style:family="table-cell">
      <style:table-cell-properties style:vertical-align="middle" fo:padding="0.053cm" fo:border="0.05pt solid #ebebeb"/>
    </style:style>
    <style:style style:name="Tabla14.A21" style:family="table-cell">
      <style:table-cell-properties style:vertical-align="middle" fo:padding="0.053cm" fo:border="0.05pt solid #ebebeb"/>
    </style:style>
    <style:style style:name="Tabla14.B21" style:family="table-cell">
      <style:table-cell-properties style:vertical-align="middle" fo:padding="0.053cm" fo:border="0.05pt solid #ebebeb"/>
    </style:style>
    <style:style style:name="Tabla14.C21" style:family="table-cell">
      <style:table-cell-properties style:vertical-align="middle" fo:padding="0.053cm" fo:border="0.05pt solid #ebebeb"/>
    </style:style>
    <style:style style:name="Tabla14.D21" style:family="table-cell">
      <style:table-cell-properties style:vertical-align="middle" fo:padding="0.053cm" fo:border="0.05pt solid #ebebeb"/>
    </style:style>
    <style:style style:name="Tabla14.A22" style:family="table-cell">
      <style:table-cell-properties style:vertical-align="middle" fo:padding="0.053cm" fo:border="0.05pt solid #ebebeb"/>
    </style:style>
    <style:style style:name="Tabla14.B22" style:family="table-cell">
      <style:table-cell-properties style:vertical-align="middle" fo:padding="0.053cm" fo:border="0.05pt solid #ebebeb"/>
    </style:style>
    <style:style style:name="Tabla14.C22" style:family="table-cell">
      <style:table-cell-properties style:vertical-align="middle" fo:padding="0.053cm" fo:border="0.05pt solid #ebebeb"/>
    </style:style>
    <style:style style:name="Tabla14.D22" style:family="table-cell">
      <style:table-cell-properties style:vertical-align="middle" fo:padding="0.053cm" fo:border="0.05pt solid #ebebeb"/>
    </style:style>
    <style:style style:name="Tabla14.A23" style:family="table-cell">
      <style:table-cell-properties style:vertical-align="middle" fo:padding="0.053cm" fo:border="0.05pt solid #ebebeb"/>
    </style:style>
    <style:style style:name="Tabla14.B23" style:family="table-cell">
      <style:table-cell-properties style:vertical-align="middle" fo:padding="0.053cm" fo:border="0.05pt solid #ebebeb"/>
    </style:style>
    <style:style style:name="Tabla14.C23" style:family="table-cell">
      <style:table-cell-properties style:vertical-align="middle" fo:padding="0.053cm" fo:border="0.05pt solid #ebebeb"/>
    </style:style>
    <style:style style:name="Tabla14.D23" style:family="table-cell">
      <style:table-cell-properties style:vertical-align="middle" fo:padding="0.053cm" fo:border="0.05pt solid #ebebeb"/>
    </style:style>
    <style:style style:name="Tabla14.A24" style:family="table-cell">
      <style:table-cell-properties style:vertical-align="middle" fo:padding="0.053cm" fo:border="0.05pt solid #ebebeb"/>
    </style:style>
    <style:style style:name="Tabla14.B24" style:family="table-cell">
      <style:table-cell-properties style:vertical-align="middle" fo:padding="0.053cm" fo:border="0.05pt solid #ebebeb"/>
    </style:style>
    <style:style style:name="Tabla14.C24" style:family="table-cell">
      <style:table-cell-properties style:vertical-align="middle" fo:padding="0.053cm" fo:border="0.05pt solid #ebebeb"/>
    </style:style>
    <style:style style:name="Tabla14.D24" style:family="table-cell">
      <style:table-cell-properties style:vertical-align="middle" fo:padding="0.053cm" fo:border="0.05pt solid #ebebeb"/>
    </style:style>
    <style:style style:name="Tabla14.A25" style:family="table-cell">
      <style:table-cell-properties style:vertical-align="middle" fo:padding="0.053cm" fo:border="0.05pt solid #ebebeb"/>
    </style:style>
    <style:style style:name="Tabla14.B25" style:family="table-cell">
      <style:table-cell-properties style:vertical-align="middle" fo:padding="0.053cm" fo:border="0.05pt solid #ebebeb"/>
    </style:style>
    <style:style style:name="Tabla14.C25" style:family="table-cell">
      <style:table-cell-properties style:vertical-align="middle" fo:padding="0.053cm" fo:border="0.05pt solid #ebebeb"/>
    </style:style>
    <style:style style:name="Tabla14.D25" style:family="table-cell">
      <style:table-cell-properties style:vertical-align="middle" fo:padding="0.053cm" fo:border="0.05pt solid #ebebeb"/>
    </style:style>
    <style:style style:name="Tabla14.A26" style:family="table-cell">
      <style:table-cell-properties style:vertical-align="middle" fo:padding="0.053cm" fo:border="0.05pt solid #ebebeb"/>
    </style:style>
    <style:style style:name="Tabla14.B26" style:family="table-cell">
      <style:table-cell-properties style:vertical-align="middle" fo:padding="0.053cm" fo:border="0.05pt solid #ebebeb"/>
    </style:style>
    <style:style style:name="Tabla14.C26" style:family="table-cell">
      <style:table-cell-properties style:vertical-align="middle" fo:padding="0.053cm" fo:border="0.05pt solid #ebebeb"/>
    </style:style>
    <style:style style:name="Tabla14.D26" style:family="table-cell">
      <style:table-cell-properties style:vertical-align="middle" fo:padding="0.053cm" fo:border="0.05pt solid #ebebeb"/>
    </style:style>
    <style:style style:name="Tabla14.A27" style:family="table-cell">
      <style:table-cell-properties style:vertical-align="middle" fo:padding="0.053cm" fo:border="0.05pt solid #ebebeb"/>
    </style:style>
    <style:style style:name="Tabla14.B27" style:family="table-cell">
      <style:table-cell-properties style:vertical-align="middle" fo:padding="0.053cm" fo:border="0.05pt solid #ebebeb"/>
    </style:style>
    <style:style style:name="Tabla14.C27" style:family="table-cell">
      <style:table-cell-properties style:vertical-align="middle" fo:padding="0.053cm" fo:border="0.05pt solid #ebebeb"/>
    </style:style>
    <style:style style:name="Tabla14.D27" style:family="table-cell">
      <style:table-cell-properties style:vertical-align="middle" fo:padding="0.053cm" fo:border="0.05pt solid #ebebeb"/>
    </style:style>
    <style:style style:name="Tabla14.A28" style:family="table-cell">
      <style:table-cell-properties style:vertical-align="middle" fo:padding="0.053cm" fo:border="0.05pt solid #ebebeb"/>
    </style:style>
    <style:style style:name="Tabla14.B28" style:family="table-cell">
      <style:table-cell-properties style:vertical-align="middle" fo:padding="0.053cm" fo:border="0.05pt solid #ebebeb"/>
    </style:style>
    <style:style style:name="Tabla14.C28" style:family="table-cell">
      <style:table-cell-properties style:vertical-align="middle" fo:padding="0.053cm" fo:border="0.05pt solid #ebebeb"/>
    </style:style>
    <style:style style:name="Tabla14.D28" style:family="table-cell">
      <style:table-cell-properties style:vertical-align="middle" fo:padding="0.053cm" fo:border="0.05pt solid #ebebeb"/>
    </style:style>
    <style:style style:name="Tabla14.A29" style:family="table-cell">
      <style:table-cell-properties style:vertical-align="middle" fo:padding="0.053cm" fo:border="0.05pt solid #ebebeb"/>
    </style:style>
    <style:style style:name="Tabla14.B29" style:family="table-cell">
      <style:table-cell-properties style:vertical-align="middle" fo:padding="0.053cm" fo:border="0.05pt solid #ebebeb"/>
    </style:style>
    <style:style style:name="Tabla14.C29" style:family="table-cell">
      <style:table-cell-properties style:vertical-align="middle" fo:padding="0.053cm" fo:border="0.05pt solid #ebebeb"/>
    </style:style>
    <style:style style:name="Tabla14.D29" style:family="table-cell">
      <style:table-cell-properties style:vertical-align="middle" fo:padding="0.053cm" fo:border="0.05pt solid #ebebeb"/>
    </style:style>
    <style:style style:name="Tabla14.A30" style:family="table-cell">
      <style:table-cell-properties style:vertical-align="middle" fo:padding="0.053cm" fo:border="0.05pt solid #ebebeb"/>
    </style:style>
    <style:style style:name="Tabla14.B30" style:family="table-cell">
      <style:table-cell-properties style:vertical-align="middle" fo:padding="0.053cm" fo:border="0.05pt solid #ebebeb"/>
    </style:style>
    <style:style style:name="Tabla14.C30" style:family="table-cell">
      <style:table-cell-properties style:vertical-align="middle" fo:padding="0.053cm" fo:border="0.05pt solid #ebebeb"/>
    </style:style>
    <style:style style:name="Tabla14.D30" style:family="table-cell">
      <style:table-cell-properties style:vertical-align="middle" fo:padding="0.053cm" fo:border="0.05pt solid #ebebeb"/>
    </style:style>
    <style:style style:name="Tabla14.A31" style:family="table-cell">
      <style:table-cell-properties style:vertical-align="middle" fo:padding="0.053cm" fo:border="0.05pt solid #ebebeb"/>
    </style:style>
    <style:style style:name="Tabla14.B31" style:family="table-cell">
      <style:table-cell-properties style:vertical-align="middle" fo:padding="0.053cm" fo:border="0.05pt solid #ebebeb"/>
    </style:style>
    <style:style style:name="Tabla14.C31" style:family="table-cell">
      <style:table-cell-properties style:vertical-align="middle" fo:padding="0.053cm" fo:border="0.05pt solid #ebebeb"/>
    </style:style>
    <style:style style:name="Tabla14.D31" style:family="table-cell">
      <style:table-cell-properties style:vertical-align="middle" fo:padding="0.053cm" fo:border="0.05pt solid #ebebeb"/>
    </style:style>
    <style:style style:name="Tabla14.A32" style:family="table-cell">
      <style:table-cell-properties style:vertical-align="middle" fo:padding="0.053cm" fo:border="0.05pt solid #ebebeb"/>
    </style:style>
    <style:style style:name="Tabla14.B32" style:family="table-cell">
      <style:table-cell-properties style:vertical-align="middle" fo:padding="0.053cm" fo:border="0.05pt solid #ebebeb"/>
    </style:style>
    <style:style style:name="Tabla14.C32" style:family="table-cell">
      <style:table-cell-properties style:vertical-align="middle" fo:padding="0.053cm" fo:border="0.05pt solid #ebebeb"/>
    </style:style>
    <style:style style:name="Tabla14.D32" style:family="table-cell">
      <style:table-cell-properties style:vertical-align="middle" fo:padding="0.053cm" fo:border="0.05pt solid #ebebeb"/>
    </style:style>
    <style:style style:name="Tabla14.A33" style:family="table-cell">
      <style:table-cell-properties style:vertical-align="middle" fo:padding="0.053cm" fo:border="0.05pt solid #ebebeb"/>
    </style:style>
    <style:style style:name="Tabla14.B33" style:family="table-cell">
      <style:table-cell-properties style:vertical-align="middle" fo:padding="0.053cm" fo:border="0.05pt solid #ebebeb"/>
    </style:style>
    <style:style style:name="Tabla14.C33" style:family="table-cell">
      <style:table-cell-properties style:vertical-align="middle" fo:padding="0.053cm" fo:border="0.05pt solid #ebebeb"/>
    </style:style>
    <style:style style:name="Tabla14.D33" style:family="table-cell">
      <style:table-cell-properties style:vertical-align="middle" fo:padding="0.053cm" fo:border="0.05pt solid #ebebeb"/>
    </style:style>
    <style:style style:name="Tabla14.A34" style:family="table-cell">
      <style:table-cell-properties style:vertical-align="middle" fo:padding="0.053cm" fo:border="0.05pt solid #ebebeb"/>
    </style:style>
    <style:style style:name="Tabla14.B34" style:family="table-cell">
      <style:table-cell-properties style:vertical-align="middle" fo:padding="0.053cm" fo:border="0.05pt solid #ebebeb"/>
    </style:style>
    <style:style style:name="Tabla14.C34" style:family="table-cell">
      <style:table-cell-properties style:vertical-align="middle" fo:padding="0.053cm" fo:border="0.05pt solid #ebebeb"/>
    </style:style>
    <style:style style:name="Tabla14.D34" style:family="table-cell">
      <style:table-cell-properties style:vertical-align="middle" fo:padding="0.053cm" fo:border="0.05pt solid #ebebeb"/>
    </style:style>
    <style:style style:name="Tabla14.A35" style:family="table-cell">
      <style:table-cell-properties style:vertical-align="middle" fo:padding="0.053cm" fo:border="0.05pt solid #ebebeb"/>
    </style:style>
    <style:style style:name="Tabla14.B35" style:family="table-cell">
      <style:table-cell-properties style:vertical-align="middle" fo:padding="0.053cm" fo:border="0.05pt solid #ebebeb"/>
    </style:style>
    <style:style style:name="Tabla14.C35" style:family="table-cell">
      <style:table-cell-properties style:vertical-align="middle" fo:padding="0.053cm" fo:border="0.05pt solid #ebebeb"/>
    </style:style>
    <style:style style:name="Tabla14.D35" style:family="table-cell">
      <style:table-cell-properties style:vertical-align="middle" fo:padding="0.053cm" fo:border="0.05pt solid #ebebeb"/>
    </style:style>
    <style:style style:name="Tabla14.A36" style:family="table-cell">
      <style:table-cell-properties style:vertical-align="middle" fo:padding="0.053cm" fo:border="0.05pt solid #ebebeb"/>
    </style:style>
    <style:style style:name="Tabla14.B36" style:family="table-cell">
      <style:table-cell-properties style:vertical-align="middle" fo:padding="0.053cm" fo:border="0.05pt solid #ebebeb"/>
    </style:style>
    <style:style style:name="Tabla14.C36" style:family="table-cell">
      <style:table-cell-properties style:vertical-align="middle" fo:padding="0.053cm" fo:border="0.05pt solid #ebebeb"/>
    </style:style>
    <style:style style:name="Tabla14.D36" style:family="table-cell">
      <style:table-cell-properties style:vertical-align="middle" fo:padding="0.053cm" fo:border="0.05pt solid #ebebeb"/>
    </style:style>
    <style:style style:name="Tabla14.A37" style:family="table-cell">
      <style:table-cell-properties style:vertical-align="middle" fo:padding="0.053cm" fo:border="0.05pt solid #ebebeb"/>
    </style:style>
    <style:style style:name="Tabla14.B37" style:family="table-cell">
      <style:table-cell-properties style:vertical-align="middle" fo:padding="0.053cm" fo:border="0.05pt solid #ebebeb"/>
    </style:style>
    <style:style style:name="Tabla14.C37" style:family="table-cell">
      <style:table-cell-properties style:vertical-align="middle" fo:padding="0.053cm" fo:border="0.05pt solid #ebebeb"/>
    </style:style>
    <style:style style:name="Tabla14.D37" style:family="table-cell">
      <style:table-cell-properties style:vertical-align="middle" fo:padding="0.053cm" fo:border="0.05pt solid #ebebeb"/>
    </style:style>
    <style:style style:name="Tabla14.A38" style:family="table-cell">
      <style:table-cell-properties style:vertical-align="middle" fo:padding="0.053cm" fo:border="0.05pt solid #ebebeb"/>
    </style:style>
    <style:style style:name="Tabla14.B38" style:family="table-cell">
      <style:table-cell-properties style:vertical-align="middle" fo:padding="0.053cm" fo:border="0.05pt solid #ebebeb"/>
    </style:style>
    <style:style style:name="Tabla14.C38" style:family="table-cell">
      <style:table-cell-properties style:vertical-align="middle" fo:padding="0.053cm" fo:border="0.05pt solid #ebebeb"/>
    </style:style>
    <style:style style:name="Tabla14.D38" style:family="table-cell">
      <style:table-cell-properties style:vertical-align="middle" fo:padding="0.053cm" fo:border="0.05pt solid #ebebeb"/>
    </style:style>
    <style:style style:name="Tabla14.A39" style:family="table-cell">
      <style:table-cell-properties style:vertical-align="middle" fo:padding="0.053cm" fo:border="0.05pt solid #ebebeb"/>
    </style:style>
    <style:style style:name="Tabla14.B39" style:family="table-cell">
      <style:table-cell-properties style:vertical-align="middle" fo:padding="0.053cm" fo:border="0.05pt solid #ebebeb"/>
    </style:style>
    <style:style style:name="Tabla14.C39" style:family="table-cell">
      <style:table-cell-properties style:vertical-align="middle" fo:padding="0.053cm" fo:border="0.05pt solid #ebebeb"/>
    </style:style>
    <style:style style:name="Tabla14.D39" style:family="table-cell">
      <style:table-cell-properties style:vertical-align="middle" fo:padding="0.053cm" fo:border="0.05pt solid #ebebeb"/>
    </style:style>
    <style:style style:name="Tabla14.A40" style:family="table-cell">
      <style:table-cell-properties style:vertical-align="middle" fo:padding="0.053cm" fo:border="0.05pt solid #ebebeb"/>
    </style:style>
    <style:style style:name="Tabla14.B40" style:family="table-cell">
      <style:table-cell-properties style:vertical-align="middle" fo:padding="0.053cm" fo:border="0.05pt solid #ebebeb"/>
    </style:style>
    <style:style style:name="Tabla14.C40" style:family="table-cell">
      <style:table-cell-properties style:vertical-align="middle" fo:padding="0.053cm" fo:border="0.05pt solid #ebebeb"/>
    </style:style>
    <style:style style:name="Tabla14.D40" style:family="table-cell">
      <style:table-cell-properties style:vertical-align="middle" fo:padding="0.053cm" fo:border="0.05pt solid #ebebeb"/>
    </style:style>
    <style:style style:name="Tabla14.A41" style:family="table-cell">
      <style:table-cell-properties style:vertical-align="middle" fo:padding="0.053cm" fo:border="0.05pt solid #ebebeb"/>
    </style:style>
    <style:style style:name="Tabla14.B41" style:family="table-cell">
      <style:table-cell-properties style:vertical-align="middle" fo:padding="0.053cm" fo:border="0.05pt solid #ebebeb"/>
    </style:style>
    <style:style style:name="Tabla14.C41" style:family="table-cell">
      <style:table-cell-properties style:vertical-align="middle" fo:padding="0.053cm" fo:border="0.05pt solid #ebebeb"/>
    </style:style>
    <style:style style:name="Tabla14.D41" style:family="table-cell">
      <style:table-cell-properties style:vertical-align="middle" fo:padding="0.053cm" fo:border="0.05pt solid #ebebeb"/>
    </style:style>
    <style:style style:name="Tabla14.A42" style:family="table-cell">
      <style:table-cell-properties style:vertical-align="middle" fo:padding="0.053cm" fo:border="0.05pt solid #ebebeb"/>
    </style:style>
    <style:style style:name="Tabla14.B42" style:family="table-cell">
      <style:table-cell-properties style:vertical-align="middle" fo:padding="0.053cm" fo:border="0.05pt solid #ebebeb"/>
    </style:style>
    <style:style style:name="Tabla14.C42" style:family="table-cell">
      <style:table-cell-properties style:vertical-align="middle" fo:padding="0.053cm" fo:border="0.05pt solid #ebebeb"/>
    </style:style>
    <style:style style:name="Tabla14.D42" style:family="table-cell">
      <style:table-cell-properties style:vertical-align="middle" fo:padding="0.053cm" fo:border="0.05pt solid #ebebeb"/>
    </style:style>
    <style:style style:name="Tabla14.A43" style:family="table-cell">
      <style:table-cell-properties style:vertical-align="middle" fo:padding="0.053cm" fo:border="0.05pt solid #ebebeb"/>
    </style:style>
    <style:style style:name="Tabla14.B43" style:family="table-cell">
      <style:table-cell-properties style:vertical-align="middle" fo:padding="0.053cm" fo:border="0.05pt solid #ebebeb"/>
    </style:style>
    <style:style style:name="Tabla14.C43" style:family="table-cell">
      <style:table-cell-properties style:vertical-align="middle" fo:padding="0.053cm" fo:border="0.05pt solid #ebebeb"/>
    </style:style>
    <style:style style:name="Tabla14.D43" style:family="table-cell">
      <style:table-cell-properties style:vertical-align="middle" fo:padding="0.053cm" fo:border="0.05pt solid #ebebeb"/>
    </style:style>
    <style:style style:name="Tabla14.A44" style:family="table-cell">
      <style:table-cell-properties style:vertical-align="middle" fo:padding="0.053cm" fo:border="0.05pt solid #ebebeb"/>
    </style:style>
    <style:style style:name="Tabla14.B44" style:family="table-cell">
      <style:table-cell-properties style:vertical-align="middle" fo:padding="0.053cm" fo:border="0.05pt solid #ebebeb"/>
    </style:style>
    <style:style style:name="Tabla14.C44" style:family="table-cell">
      <style:table-cell-properties style:vertical-align="middle" fo:padding="0.053cm" fo:border="0.05pt solid #ebebeb"/>
    </style:style>
    <style:style style:name="Tabla14.D44" style:family="table-cell">
      <style:table-cell-properties style:vertical-align="middle" fo:padding="0.053cm" fo:border="0.05pt solid #ebebeb"/>
    </style:style>
    <style:style style:name="Tabla14.A45" style:family="table-cell">
      <style:table-cell-properties style:vertical-align="middle" fo:padding="0.053cm" fo:border="0.05pt solid #ebebeb"/>
    </style:style>
    <style:style style:name="Tabla14.B45" style:family="table-cell">
      <style:table-cell-properties style:vertical-align="middle" fo:padding="0.053cm" fo:border="0.05pt solid #ebebeb"/>
    </style:style>
    <style:style style:name="Tabla14.C45" style:family="table-cell">
      <style:table-cell-properties style:vertical-align="middle" fo:padding="0.053cm" fo:border="0.05pt solid #ebebeb"/>
    </style:style>
    <style:style style:name="Tabla14.D45" style:family="table-cell">
      <style:table-cell-properties style:vertical-align="middle" fo:padding="0.053cm" fo:border="0.05pt solid #ebebeb"/>
    </style:style>
    <style:style style:name="Tabla14.A46" style:family="table-cell">
      <style:table-cell-properties style:vertical-align="middle" fo:padding="0.053cm" fo:border="0.05pt solid #ebebeb"/>
    </style:style>
    <style:style style:name="Tabla14.B46" style:family="table-cell">
      <style:table-cell-properties style:vertical-align="middle" fo:padding="0.053cm" fo:border="0.05pt solid #ebebeb"/>
    </style:style>
    <style:style style:name="Tabla14.C46" style:family="table-cell">
      <style:table-cell-properties style:vertical-align="middle" fo:padding="0.053cm" fo:border="0.05pt solid #ebebeb"/>
    </style:style>
    <style:style style:name="Tabla14.D46" style:family="table-cell">
      <style:table-cell-properties style:vertical-align="middle" fo:padding="0.053cm" fo:border="0.05pt solid #ebebeb"/>
    </style:style>
    <style:style style:name="Tabla14.A47" style:family="table-cell">
      <style:table-cell-properties style:vertical-align="middle" fo:padding="0.053cm" fo:border="0.05pt solid #ebebeb"/>
    </style:style>
    <style:style style:name="Tabla14.B47" style:family="table-cell">
      <style:table-cell-properties style:vertical-align="middle" fo:padding="0.053cm" fo:border="0.05pt solid #ebebeb"/>
    </style:style>
    <style:style style:name="Tabla14.C47" style:family="table-cell">
      <style:table-cell-properties style:vertical-align="middle" fo:padding="0.053cm" fo:border="0.05pt solid #ebebeb"/>
    </style:style>
    <style:style style:name="Tabla14.D47" style:family="table-cell">
      <style:table-cell-properties style:vertical-align="middle" fo:padding="0.053cm" fo:border="0.05pt solid #ebebeb"/>
    </style:style>
    <style:style style:name="Tabla14.A48" style:family="table-cell">
      <style:table-cell-properties style:vertical-align="middle" fo:padding="0.053cm" fo:border="0.05pt solid #ebebeb"/>
    </style:style>
    <style:style style:name="Tabla14.B48" style:family="table-cell">
      <style:table-cell-properties style:vertical-align="middle" fo:padding="0.053cm" fo:border="0.05pt solid #ebebeb"/>
    </style:style>
    <style:style style:name="Tabla14.C48" style:family="table-cell">
      <style:table-cell-properties style:vertical-align="middle" fo:padding="0.053cm" fo:border="0.05pt solid #ebebeb"/>
    </style:style>
    <style:style style:name="Tabla14.D48" style:family="table-cell">
      <style:table-cell-properties style:vertical-align="middle" fo:padding="0.053cm" fo:border="0.05pt solid #ebebeb"/>
    </style:style>
    <style:style style:name="Tabla14.A49" style:family="table-cell">
      <style:table-cell-properties style:vertical-align="middle" fo:padding="0.053cm" fo:border="0.05pt solid #ebebeb"/>
    </style:style>
    <style:style style:name="Tabla14.B49" style:family="table-cell">
      <style:table-cell-properties style:vertical-align="middle" fo:padding="0.053cm" fo:border="0.05pt solid #ebebeb"/>
    </style:style>
    <style:style style:name="Tabla14.C49" style:family="table-cell">
      <style:table-cell-properties style:vertical-align="middle" fo:padding="0.053cm" fo:border="0.05pt solid #ebebeb"/>
    </style:style>
    <style:style style:name="Tabla14.D49" style:family="table-cell">
      <style:table-cell-properties style:vertical-align="middle" fo:padding="0.053cm" fo:border="0.05pt solid #ebebeb"/>
    </style:style>
    <style:style style:name="Tabla14.A50" style:family="table-cell">
      <style:table-cell-properties style:vertical-align="middle" fo:padding="0.053cm" fo:border="0.05pt solid #ebebeb"/>
    </style:style>
    <style:style style:name="Tabla14.B50" style:family="table-cell">
      <style:table-cell-properties style:vertical-align="middle" fo:padding="0.053cm" fo:border="0.05pt solid #ebebeb"/>
    </style:style>
    <style:style style:name="Tabla14.C50" style:family="table-cell">
      <style:table-cell-properties style:vertical-align="middle" fo:padding="0.053cm" fo:border="0.05pt solid #ebebeb"/>
    </style:style>
    <style:style style:name="Tabla14.D50" style:family="table-cell">
      <style:table-cell-properties style:vertical-align="middle" fo:padding="0.053cm" fo:border="0.05pt solid #ebebeb"/>
    </style:style>
    <style:style style:name="Tabla14.A51" style:family="table-cell">
      <style:table-cell-properties style:vertical-align="middle" fo:padding="0.053cm" fo:border="0.05pt solid #ebebeb"/>
    </style:style>
    <style:style style:name="Tabla14.B51" style:family="table-cell">
      <style:table-cell-properties style:vertical-align="middle" fo:padding="0.053cm" fo:border="0.05pt solid #ebebeb"/>
    </style:style>
    <style:style style:name="Tabla14.C51" style:family="table-cell">
      <style:table-cell-properties style:vertical-align="middle" fo:padding="0.053cm" fo:border="0.05pt solid #ebebeb"/>
    </style:style>
    <style:style style:name="Tabla14.D51" style:family="table-cell">
      <style:table-cell-properties style:vertical-align="middle" fo:padding="0.053cm" fo:border="0.05pt solid #ebebeb"/>
    </style:style>
    <style:style style:name="Tabla14.A52" style:family="table-cell">
      <style:table-cell-properties style:vertical-align="middle" fo:padding="0.053cm" fo:border="0.05pt solid #ebebeb"/>
    </style:style>
    <style:style style:name="Tabla14.B52" style:family="table-cell">
      <style:table-cell-properties style:vertical-align="middle" fo:padding="0.053cm" fo:border="0.05pt solid #ebebeb"/>
    </style:style>
    <style:style style:name="Tabla14.C52" style:family="table-cell">
      <style:table-cell-properties style:vertical-align="middle" fo:padding="0.053cm" fo:border="0.05pt solid #ebebeb"/>
    </style:style>
    <style:style style:name="Tabla14.D52" style:family="table-cell">
      <style:table-cell-properties style:vertical-align="middle" fo:padding="0.053cm" fo:border="0.05pt solid #ebebeb"/>
    </style:style>
    <style:style style:name="Tabla14.A53" style:family="table-cell">
      <style:table-cell-properties style:vertical-align="middle" fo:padding="0.053cm" fo:border="0.05pt solid #ebebeb"/>
    </style:style>
    <style:style style:name="Tabla14.B53" style:family="table-cell">
      <style:table-cell-properties style:vertical-align="middle" fo:padding="0.053cm" fo:border="0.05pt solid #ebebeb"/>
    </style:style>
    <style:style style:name="Tabla14.C53" style:family="table-cell">
      <style:table-cell-properties style:vertical-align="middle" fo:padding="0.053cm" fo:border="0.05pt solid #ebebeb"/>
    </style:style>
    <style:style style:name="Tabla14.D53" style:family="table-cell">
      <style:table-cell-properties style:vertical-align="middle" fo:padding="0.053cm" fo:border="0.05pt solid #ebebeb"/>
    </style:style>
    <style:style style:name="Tabla14.A54" style:family="table-cell">
      <style:table-cell-properties style:vertical-align="middle" fo:padding="0.053cm" fo:border="0.05pt solid #ebebeb"/>
    </style:style>
    <style:style style:name="Tabla14.B54" style:family="table-cell">
      <style:table-cell-properties style:vertical-align="middle" fo:padding="0.053cm" fo:border="0.05pt solid #ebebeb"/>
    </style:style>
    <style:style style:name="Tabla14.C54" style:family="table-cell">
      <style:table-cell-properties style:vertical-align="middle" fo:padding="0.053cm" fo:border="0.05pt solid #ebebeb"/>
    </style:style>
    <style:style style:name="Tabla14.D54" style:family="table-cell">
      <style:table-cell-properties style:vertical-align="middle" fo:padding="0.053cm" fo:border="0.05pt solid #ebebeb"/>
    </style:style>
    <style:style style:name="Tabla14.A55" style:family="table-cell">
      <style:table-cell-properties style:vertical-align="middle" fo:padding="0.053cm" fo:border="0.05pt solid #ebebeb"/>
    </style:style>
    <style:style style:name="Tabla14.B55" style:family="table-cell">
      <style:table-cell-properties style:vertical-align="middle" fo:padding="0.053cm" fo:border="0.05pt solid #ebebeb"/>
    </style:style>
    <style:style style:name="Tabla14.C55" style:family="table-cell">
      <style:table-cell-properties style:vertical-align="middle" fo:padding="0.053cm" fo:border="0.05pt solid #ebebeb"/>
    </style:style>
    <style:style style:name="Tabla14.D55" style:family="table-cell">
      <style:table-cell-properties style:vertical-align="middle" fo:padding="0.053cm" fo:border="0.05pt solid #ebebeb"/>
    </style:style>
    <style:style style:name="Tabla14.A56" style:family="table-cell">
      <style:table-cell-properties style:vertical-align="middle" fo:padding="0.053cm" fo:border="0.05pt solid #ebebeb"/>
    </style:style>
    <style:style style:name="Tabla14.B56" style:family="table-cell">
      <style:table-cell-properties style:vertical-align="middle" fo:padding="0.053cm" fo:border="0.05pt solid #ebebeb"/>
    </style:style>
    <style:style style:name="Tabla14.C56" style:family="table-cell">
      <style:table-cell-properties style:vertical-align="middle" fo:padding="0.053cm" fo:border="0.05pt solid #ebebeb"/>
    </style:style>
    <style:style style:name="Tabla14.D56" style:family="table-cell">
      <style:table-cell-properties style:vertical-align="middle" fo:padding="0.053cm" fo:border="0.05pt solid #ebebeb"/>
    </style:style>
    <style:style style:name="Tabla14.A57" style:family="table-cell">
      <style:table-cell-properties style:vertical-align="middle" fo:padding="0.053cm" fo:border="0.05pt solid #ebebeb"/>
    </style:style>
    <style:style style:name="Tabla14.B57" style:family="table-cell">
      <style:table-cell-properties style:vertical-align="middle" fo:padding="0.053cm" fo:border="0.05pt solid #ebebeb"/>
    </style:style>
    <style:style style:name="Tabla14.C57" style:family="table-cell">
      <style:table-cell-properties style:vertical-align="middle" fo:padding="0.053cm" fo:border="0.05pt solid #ebebeb"/>
    </style:style>
    <style:style style:name="Tabla14.D57" style:family="table-cell">
      <style:table-cell-properties style:vertical-align="middle" fo:padding="0.053cm" fo:border="0.05pt solid #ebebeb"/>
    </style:style>
    <style:style style:name="Tabla14.A58" style:family="table-cell">
      <style:table-cell-properties style:vertical-align="middle" fo:padding="0.053cm" fo:border="0.05pt solid #ebebeb"/>
    </style:style>
    <style:style style:name="Tabla14.B58" style:family="table-cell">
      <style:table-cell-properties style:vertical-align="middle" fo:padding="0.053cm" fo:border="0.05pt solid #ebebeb"/>
    </style:style>
    <style:style style:name="Tabla14.C58" style:family="table-cell">
      <style:table-cell-properties style:vertical-align="middle" fo:padding="0.053cm" fo:border="0.05pt solid #ebebeb"/>
    </style:style>
    <style:style style:name="Tabla14.D58" style:family="table-cell">
      <style:table-cell-properties style:vertical-align="middle" fo:padding="0.053cm" fo:border="0.05pt solid #ebebeb"/>
    </style:style>
    <style:style style:name="Tabla14.A59" style:family="table-cell">
      <style:table-cell-properties style:vertical-align="middle" fo:padding="0.053cm" fo:border="0.05pt solid #ebebeb"/>
    </style:style>
    <style:style style:name="Tabla14.B59" style:family="table-cell">
      <style:table-cell-properties style:vertical-align="middle" fo:padding="0.053cm" fo:border="0.05pt solid #ebebeb"/>
    </style:style>
    <style:style style:name="Tabla14.C59" style:family="table-cell">
      <style:table-cell-properties style:vertical-align="middle" fo:padding="0.053cm" fo:border="0.05pt solid #ebebeb"/>
    </style:style>
    <style:style style:name="Tabla14.D59" style:family="table-cell">
      <style:table-cell-properties style:vertical-align="middle" fo:padding="0.053cm" fo:border="0.05pt solid #ebebeb"/>
    </style:style>
    <style:style style:name="Tabla14.A60" style:family="table-cell">
      <style:table-cell-properties style:vertical-align="middle" fo:padding="0.053cm" fo:border="0.05pt solid #ebebeb"/>
    </style:style>
    <style:style style:name="Tabla14.B60" style:family="table-cell">
      <style:table-cell-properties style:vertical-align="middle" fo:padding="0.053cm" fo:border="0.05pt solid #ebebeb"/>
    </style:style>
    <style:style style:name="Tabla14.C60" style:family="table-cell">
      <style:table-cell-properties style:vertical-align="middle" fo:padding="0.053cm" fo:border="0.05pt solid #ebebeb"/>
    </style:style>
    <style:style style:name="Tabla14.D60" style:family="table-cell">
      <style:table-cell-properties style:vertical-align="middle" fo:padding="0.053cm" fo:border="0.05pt solid #ebebeb"/>
    </style:style>
    <style:style style:name="Tabla14.A61" style:family="table-cell">
      <style:table-cell-properties style:vertical-align="middle" fo:padding="0.053cm" fo:border="0.05pt solid #ebebeb"/>
    </style:style>
    <style:style style:name="Tabla14.B61" style:family="table-cell">
      <style:table-cell-properties style:vertical-align="middle" fo:padding="0.053cm" fo:border="0.05pt solid #ebebeb"/>
    </style:style>
    <style:style style:name="Tabla14.C61" style:family="table-cell">
      <style:table-cell-properties style:vertical-align="middle" fo:padding="0.053cm" fo:border="0.05pt solid #ebebeb"/>
    </style:style>
    <style:style style:name="Tabla14.D61" style:family="table-cell">
      <style:table-cell-properties style:vertical-align="middle" fo:padding="0.053cm" fo:border="0.05pt solid #ebebeb"/>
    </style:style>
    <style:style style:name="Tabla14.A62" style:family="table-cell">
      <style:table-cell-properties style:vertical-align="middle" fo:padding="0.053cm" fo:border="0.05pt solid #ebebeb"/>
    </style:style>
    <style:style style:name="Tabla14.B62" style:family="table-cell">
      <style:table-cell-properties style:vertical-align="middle" fo:padding="0.053cm" fo:border="0.05pt solid #ebebeb"/>
    </style:style>
    <style:style style:name="Tabla14.C62" style:family="table-cell">
      <style:table-cell-properties style:vertical-align="middle" fo:padding="0.053cm" fo:border="0.05pt solid #ebebeb"/>
    </style:style>
    <style:style style:name="Tabla14.D62" style:family="table-cell">
      <style:table-cell-properties style:vertical-align="middle" fo:padding="0.053cm" fo:border="0.05pt solid #ebebeb"/>
    </style:style>
    <style:style style:name="Tabla14.A63" style:family="table-cell">
      <style:table-cell-properties style:vertical-align="middle" fo:padding="0.053cm" fo:border="0.05pt solid #ebebeb"/>
    </style:style>
    <style:style style:name="Tabla14.B63" style:family="table-cell">
      <style:table-cell-properties style:vertical-align="middle" fo:padding="0.053cm" fo:border="0.05pt solid #ebebeb"/>
    </style:style>
    <style:style style:name="Tabla14.C63" style:family="table-cell">
      <style:table-cell-properties style:vertical-align="middle" fo:padding="0.053cm" fo:border="0.05pt solid #ebebeb"/>
    </style:style>
    <style:style style:name="Tabla14.D63" style:family="table-cell">
      <style:table-cell-properties style:vertical-align="middle" fo:padding="0.053cm" fo:border="0.05pt solid #ebebeb"/>
    </style:style>
    <style:style style:name="Tabla14.A64" style:family="table-cell">
      <style:table-cell-properties style:vertical-align="middle" fo:padding="0.053cm" fo:border="0.05pt solid #ebebeb"/>
    </style:style>
    <style:style style:name="Tabla14.B64" style:family="table-cell">
      <style:table-cell-properties style:vertical-align="middle" fo:padding="0.053cm" fo:border="0.05pt solid #ebebeb"/>
    </style:style>
    <style:style style:name="Tabla14.C64" style:family="table-cell">
      <style:table-cell-properties style:vertical-align="middle" fo:padding="0.053cm" fo:border="0.05pt solid #ebebeb"/>
    </style:style>
    <style:style style:name="Tabla14.D64" style:family="table-cell">
      <style:table-cell-properties style:vertical-align="middle" fo:padding="0.053cm" fo:border="0.05pt solid #ebebeb"/>
    </style:style>
    <style:style style:name="Tabla14.A65" style:family="table-cell">
      <style:table-cell-properties style:vertical-align="middle" fo:padding="0.053cm" fo:border="0.05pt solid #ebebeb"/>
    </style:style>
    <style:style style:name="Tabla14.B65" style:family="table-cell">
      <style:table-cell-properties style:vertical-align="middle" fo:padding="0.053cm" fo:border="0.05pt solid #ebebeb"/>
    </style:style>
    <style:style style:name="Tabla14.C65" style:family="table-cell">
      <style:table-cell-properties style:vertical-align="middle" fo:padding="0.053cm" fo:border="0.05pt solid #ebebeb"/>
    </style:style>
    <style:style style:name="Tabla14.D65" style:family="table-cell">
      <style:table-cell-properties style:vertical-align="middle" fo:padding="0.053cm" fo:border="0.05pt solid #ebebeb"/>
    </style:style>
    <style:style style:name="Tabla14.A66" style:family="table-cell">
      <style:table-cell-properties style:vertical-align="middle" fo:padding="0.053cm" fo:border="0.05pt solid #ebebeb"/>
    </style:style>
    <style:style style:name="Tabla14.B66" style:family="table-cell">
      <style:table-cell-properties style:vertical-align="middle" fo:padding="0.053cm" fo:border="0.05pt solid #ebebeb"/>
    </style:style>
    <style:style style:name="Tabla14.C66" style:family="table-cell">
      <style:table-cell-properties style:vertical-align="middle" fo:padding="0.053cm" fo:border="0.05pt solid #ebebeb"/>
    </style:style>
    <style:style style:name="Tabla14.D66" style:family="table-cell">
      <style:table-cell-properties style:vertical-align="middle" fo:padding="0.053cm" fo:border="0.05pt solid #ebebeb"/>
    </style:style>
    <style:style style:name="Tabla14.A67" style:family="table-cell">
      <style:table-cell-properties style:vertical-align="middle" fo:padding="0.053cm" fo:border="0.05pt solid #ebebeb"/>
    </style:style>
    <style:style style:name="Tabla14.B67" style:family="table-cell">
      <style:table-cell-properties style:vertical-align="middle" fo:padding="0.053cm" fo:border="0.05pt solid #ebebeb"/>
    </style:style>
    <style:style style:name="Tabla14.C67" style:family="table-cell">
      <style:table-cell-properties style:vertical-align="middle" fo:padding="0.053cm" fo:border="0.05pt solid #ebebeb"/>
    </style:style>
    <style:style style:name="Tabla14.D67" style:family="table-cell">
      <style:table-cell-properties style:vertical-align="middle" fo:padding="0.053cm" fo:border="0.05pt solid #ebebeb"/>
    </style:style>
    <style:style style:name="Tabla14.A68" style:family="table-cell">
      <style:table-cell-properties style:vertical-align="middle" fo:padding="0.053cm" fo:border="0.05pt solid #ebebeb"/>
    </style:style>
    <style:style style:name="Tabla14.B68" style:family="table-cell">
      <style:table-cell-properties style:vertical-align="middle" fo:padding="0.053cm" fo:border="0.05pt solid #ebebeb"/>
    </style:style>
    <style:style style:name="Tabla14.C68" style:family="table-cell">
      <style:table-cell-properties style:vertical-align="middle" fo:padding="0.053cm" fo:border="0.05pt solid #ebebeb"/>
    </style:style>
    <style:style style:name="Tabla14.D68" style:family="table-cell">
      <style:table-cell-properties style:vertical-align="middle" fo:padding="0.053cm" fo:border="0.05pt solid #ebebeb"/>
    </style:style>
    <style:style style:name="Tabla14.A69" style:family="table-cell">
      <style:table-cell-properties style:vertical-align="middle" fo:padding="0.053cm" fo:border="0.05pt solid #ebebeb"/>
    </style:style>
    <style:style style:name="Tabla14.B69" style:family="table-cell">
      <style:table-cell-properties style:vertical-align="middle" fo:padding="0.053cm" fo:border="0.05pt solid #ebebeb"/>
    </style:style>
    <style:style style:name="Tabla14.C69" style:family="table-cell">
      <style:table-cell-properties style:vertical-align="middle" fo:padding="0.053cm" fo:border="0.05pt solid #ebebeb"/>
    </style:style>
    <style:style style:name="Tabla14.D69" style:family="table-cell">
      <style:table-cell-properties style:vertical-align="middle" fo:padding="0.053cm" fo:border="0.05pt solid #ebebeb"/>
    </style:style>
    <style:style style:name="Tabla14.A70" style:family="table-cell">
      <style:table-cell-properties style:vertical-align="middle" fo:padding="0.053cm" fo:border="0.05pt solid #ebebeb"/>
    </style:style>
    <style:style style:name="Tabla14.B70" style:family="table-cell">
      <style:table-cell-properties style:vertical-align="middle" fo:padding="0.053cm" fo:border="0.05pt solid #ebebeb"/>
    </style:style>
    <style:style style:name="Tabla14.C70" style:family="table-cell">
      <style:table-cell-properties style:vertical-align="middle" fo:padding="0.053cm" fo:border="0.05pt solid #ebebeb"/>
    </style:style>
    <style:style style:name="Tabla14.D70" style:family="table-cell">
      <style:table-cell-properties style:vertical-align="middle" fo:padding="0.053cm" fo:border="0.05pt solid #ebebeb"/>
    </style:style>
    <style:style style:name="Tabla14.A71" style:family="table-cell">
      <style:table-cell-properties style:vertical-align="middle" fo:padding="0.053cm" fo:border="0.05pt solid #ebebeb"/>
    </style:style>
    <style:style style:name="Tabla14.B71" style:family="table-cell">
      <style:table-cell-properties style:vertical-align="middle" fo:padding="0.053cm" fo:border="0.05pt solid #ebebeb"/>
    </style:style>
    <style:style style:name="Tabla14.C71" style:family="table-cell">
      <style:table-cell-properties style:vertical-align="middle" fo:padding="0.053cm" fo:border="0.05pt solid #ebebeb"/>
    </style:style>
    <style:style style:name="Tabla14.D71" style:family="table-cell">
      <style:table-cell-properties style:vertical-align="middle" fo:padding="0.053cm" fo:border="0.05pt solid #ebebeb"/>
    </style:style>
    <style:style style:name="Tabla14.A72" style:family="table-cell">
      <style:table-cell-properties style:vertical-align="middle" fo:padding="0.053cm" fo:border="0.05pt solid #ebebeb"/>
    </style:style>
    <style:style style:name="Tabla14.B72" style:family="table-cell">
      <style:table-cell-properties style:vertical-align="middle" fo:padding="0.053cm" fo:border="0.05pt solid #ebebeb"/>
    </style:style>
    <style:style style:name="Tabla14.C72" style:family="table-cell">
      <style:table-cell-properties style:vertical-align="middle" fo:padding="0.053cm" fo:border="0.05pt solid #ebebeb"/>
    </style:style>
    <style:style style:name="Tabla14.D72" style:family="table-cell">
      <style:table-cell-properties style:vertical-align="middle" fo:padding="0.053cm" fo:border="0.05pt solid #ebebeb"/>
    </style:style>
    <style:style style:name="Tabla14.A73" style:family="table-cell">
      <style:table-cell-properties style:vertical-align="middle" fo:padding="0.053cm" fo:border="0.05pt solid #ebebeb"/>
    </style:style>
    <style:style style:name="Tabla14.B73" style:family="table-cell">
      <style:table-cell-properties style:vertical-align="middle" fo:padding="0.053cm" fo:border="0.05pt solid #ebebeb"/>
    </style:style>
    <style:style style:name="Tabla14.C73" style:family="table-cell">
      <style:table-cell-properties style:vertical-align="middle" fo:padding="0.053cm" fo:border="0.05pt solid #ebebeb"/>
    </style:style>
    <style:style style:name="Tabla14.D73" style:family="table-cell">
      <style:table-cell-properties style:vertical-align="middle" fo:padding="0.053cm" fo:border="0.05pt solid #ebebeb"/>
    </style:style>
    <style:style style:name="Tabla14.A74" style:family="table-cell">
      <style:table-cell-properties style:vertical-align="middle" fo:padding="0.053cm" fo:border="0.05pt solid #ebebeb"/>
    </style:style>
    <style:style style:name="Tabla14.B74" style:family="table-cell">
      <style:table-cell-properties style:vertical-align="middle" fo:padding="0.053cm" fo:border="0.05pt solid #ebebeb"/>
    </style:style>
    <style:style style:name="Tabla14.C74" style:family="table-cell">
      <style:table-cell-properties style:vertical-align="middle" fo:padding="0.053cm" fo:border="0.05pt solid #ebebeb"/>
    </style:style>
    <style:style style:name="Tabla14.D74" style:family="table-cell">
      <style:table-cell-properties style:vertical-align="middle" fo:padding="0.053cm" fo:border="0.05pt solid #ebebeb"/>
    </style:style>
    <style:style style:name="Tabla14.A75" style:family="table-cell">
      <style:table-cell-properties style:vertical-align="middle" fo:padding="0.053cm" fo:border="0.05pt solid #ebebeb"/>
    </style:style>
    <style:style style:name="Tabla14.B75" style:family="table-cell">
      <style:table-cell-properties style:vertical-align="middle" fo:padding="0.053cm" fo:border="0.05pt solid #ebebeb"/>
    </style:style>
    <style:style style:name="Tabla14.C75" style:family="table-cell">
      <style:table-cell-properties style:vertical-align="middle" fo:padding="0.053cm" fo:border="0.05pt solid #ebebeb"/>
    </style:style>
    <style:style style:name="Tabla14.D75" style:family="table-cell">
      <style:table-cell-properties style:vertical-align="middle" fo:padding="0.053cm" fo:border="0.05pt solid #ebebeb"/>
    </style:style>
    <style:style style:name="Tabla14.A76" style:family="table-cell">
      <style:table-cell-properties style:vertical-align="middle" fo:padding="0.053cm" fo:border="0.05pt solid #ebebeb"/>
    </style:style>
    <style:style style:name="Tabla14.B76" style:family="table-cell">
      <style:table-cell-properties style:vertical-align="middle" fo:padding="0.053cm" fo:border="0.05pt solid #ebebeb"/>
    </style:style>
    <style:style style:name="Tabla14.C76" style:family="table-cell">
      <style:table-cell-properties style:vertical-align="middle" fo:padding="0.053cm" fo:border="0.05pt solid #ebebeb"/>
    </style:style>
    <style:style style:name="Tabla14.D76" style:family="table-cell">
      <style:table-cell-properties style:vertical-align="middle" fo:padding="0.053cm" fo:border="0.05pt solid #ebebeb"/>
    </style:style>
    <style:style style:name="Tabla14.A77" style:family="table-cell">
      <style:table-cell-properties style:vertical-align="middle" fo:padding="0.053cm" fo:border="0.05pt solid #ebebeb"/>
    </style:style>
    <style:style style:name="Tabla14.B77" style:family="table-cell">
      <style:table-cell-properties style:vertical-align="middle" fo:padding="0.053cm" fo:border="0.05pt solid #ebebeb"/>
    </style:style>
    <style:style style:name="Tabla14.C77" style:family="table-cell">
      <style:table-cell-properties style:vertical-align="middle" fo:padding="0.053cm" fo:border="0.05pt solid #ebebeb"/>
    </style:style>
    <style:style style:name="Tabla14.D77" style:family="table-cell">
      <style:table-cell-properties style:vertical-align="middle" fo:padding="0.053cm" fo:border="0.05pt solid #ebebeb"/>
    </style:style>
    <style:style style:name="Tabla14.A78" style:family="table-cell">
      <style:table-cell-properties style:vertical-align="middle" fo:padding="0.053cm" fo:border="0.05pt solid #ebebeb"/>
    </style:style>
    <style:style style:name="Tabla14.B78" style:family="table-cell">
      <style:table-cell-properties style:vertical-align="middle" fo:padding="0.053cm" fo:border="0.05pt solid #ebebeb"/>
    </style:style>
    <style:style style:name="Tabla14.C78" style:family="table-cell">
      <style:table-cell-properties style:vertical-align="middle" fo:padding="0.053cm" fo:border="0.05pt solid #ebebeb"/>
    </style:style>
    <style:style style:name="Tabla14.D78" style:family="table-cell">
      <style:table-cell-properties style:vertical-align="middle" fo:padding="0.053cm" fo:border="0.05pt solid #ebebeb"/>
    </style:style>
    <style:style style:name="Tabla14.A79" style:family="table-cell">
      <style:table-cell-properties style:vertical-align="middle" fo:padding="0.053cm" fo:border="0.05pt solid #ebebeb"/>
    </style:style>
    <style:style style:name="Tabla14.B79" style:family="table-cell">
      <style:table-cell-properties style:vertical-align="middle" fo:padding="0.053cm" fo:border="0.05pt solid #ebebeb"/>
    </style:style>
    <style:style style:name="Tabla14.C79" style:family="table-cell">
      <style:table-cell-properties style:vertical-align="middle" fo:padding="0.053cm" fo:border="0.05pt solid #ebebeb"/>
    </style:style>
    <style:style style:name="Tabla14.D79" style:family="table-cell">
      <style:table-cell-properties style:vertical-align="middle" fo:padding="0.053cm" fo:border="0.05pt solid #ebebeb"/>
    </style:style>
    <style:style style:name="Tabla14.A80" style:family="table-cell">
      <style:table-cell-properties style:vertical-align="middle" fo:padding="0.053cm" fo:border="0.05pt solid #ebebeb"/>
    </style:style>
    <style:style style:name="Tabla14.B80" style:family="table-cell">
      <style:table-cell-properties style:vertical-align="middle" fo:padding="0.053cm" fo:border="0.05pt solid #ebebeb"/>
    </style:style>
    <style:style style:name="Tabla14.C80" style:family="table-cell">
      <style:table-cell-properties style:vertical-align="middle" fo:padding="0.053cm" fo:border="0.05pt solid #ebebeb"/>
    </style:style>
    <style:style style:name="Tabla14.D80" style:family="table-cell">
      <style:table-cell-properties style:vertical-align="middle" fo:padding="0.053cm" fo:border="0.05pt solid #ebebeb"/>
    </style:style>
    <style:style style:name="Tabla14.A81" style:family="table-cell">
      <style:table-cell-properties style:vertical-align="middle" fo:padding="0.053cm" fo:border="0.05pt solid #ebebeb"/>
    </style:style>
    <style:style style:name="Tabla14.B81" style:family="table-cell">
      <style:table-cell-properties style:vertical-align="middle" fo:padding="0.053cm" fo:border="0.05pt solid #ebebeb"/>
    </style:style>
    <style:style style:name="Tabla14.C81" style:family="table-cell">
      <style:table-cell-properties style:vertical-align="middle" fo:padding="0.053cm" fo:border="0.05pt solid #ebebeb"/>
    </style:style>
    <style:style style:name="Tabla14.D81" style:family="table-cell">
      <style:table-cell-properties style:vertical-align="middle" fo:padding="0.053cm" fo:border="0.05pt solid #ebebeb"/>
    </style:style>
    <style:style style:name="Tabla14.A82" style:family="table-cell">
      <style:table-cell-properties style:vertical-align="middle" fo:padding="0.053cm" fo:border="0.05pt solid #ebebeb"/>
    </style:style>
    <style:style style:name="Tabla14.B82" style:family="table-cell">
      <style:table-cell-properties style:vertical-align="middle" fo:padding="0.053cm" fo:border="0.05pt solid #ebebeb"/>
    </style:style>
    <style:style style:name="Tabla14.C82" style:family="table-cell">
      <style:table-cell-properties style:vertical-align="middle" fo:padding="0.053cm" fo:border="0.05pt solid #ebebeb"/>
    </style:style>
    <style:style style:name="Tabla14.D82" style:family="table-cell">
      <style:table-cell-properties style:vertical-align="middle" fo:padding="0.053cm" fo:border="0.05pt solid #ebebeb"/>
    </style:style>
    <style:style style:name="Tabla14.A83" style:family="table-cell">
      <style:table-cell-properties style:vertical-align="middle" fo:padding="0.053cm" fo:border="0.05pt solid #ebebeb"/>
    </style:style>
    <style:style style:name="Tabla14.B83" style:family="table-cell">
      <style:table-cell-properties style:vertical-align="middle" fo:padding="0.053cm" fo:border="0.05pt solid #ebebeb"/>
    </style:style>
    <style:style style:name="Tabla14.C83" style:family="table-cell">
      <style:table-cell-properties style:vertical-align="middle" fo:padding="0.053cm" fo:border="0.05pt solid #ebebeb"/>
    </style:style>
    <style:style style:name="Tabla14.D83" style:family="table-cell">
      <style:table-cell-properties style:vertical-align="middle" fo:padding="0.053cm" fo:border="0.05pt solid #ebebeb"/>
    </style:style>
    <style:style style:name="Tabla14.A84" style:family="table-cell">
      <style:table-cell-properties style:vertical-align="middle" fo:padding="0.053cm" fo:border="0.05pt solid #ebebeb"/>
    </style:style>
    <style:style style:name="Tabla14.B84" style:family="table-cell">
      <style:table-cell-properties style:vertical-align="middle" fo:padding="0.053cm" fo:border="0.05pt solid #ebebeb"/>
    </style:style>
    <style:style style:name="Tabla14.C84" style:family="table-cell">
      <style:table-cell-properties style:vertical-align="middle" fo:padding="0.053cm" fo:border="0.05pt solid #ebebeb"/>
    </style:style>
    <style:style style:name="Tabla14.D84" style:family="table-cell">
      <style:table-cell-properties style:vertical-align="middle" fo:padding="0.053cm" fo:border="0.05pt solid #ebebeb"/>
    </style:style>
    <style:style style:name="Tabla14.A85" style:family="table-cell">
      <style:table-cell-properties style:vertical-align="middle" fo:padding="0.053cm" fo:border="0.05pt solid #ebebeb"/>
    </style:style>
    <style:style style:name="Tabla14.B85" style:family="table-cell">
      <style:table-cell-properties style:vertical-align="middle" fo:padding="0.053cm" fo:border="0.05pt solid #ebebeb"/>
    </style:style>
    <style:style style:name="Tabla14.C85" style:family="table-cell">
      <style:table-cell-properties style:vertical-align="middle" fo:padding="0.053cm" fo:border="0.05pt solid #ebebeb"/>
    </style:style>
    <style:style style:name="Tabla14.D85" style:family="table-cell">
      <style:table-cell-properties style:vertical-align="middle" fo:padding="0.053cm" fo:border="0.05pt solid #ebebeb"/>
    </style:style>
    <style:style style:name="Tabla14.A86" style:family="table-cell">
      <style:table-cell-properties style:vertical-align="middle" fo:padding="0.053cm" fo:border="0.05pt solid #ebebeb"/>
    </style:style>
    <style:style style:name="Tabla14.B86" style:family="table-cell">
      <style:table-cell-properties style:vertical-align="middle" fo:padding="0.053cm" fo:border="0.05pt solid #ebebeb"/>
    </style:style>
    <style:style style:name="Tabla14.C86" style:family="table-cell">
      <style:table-cell-properties style:vertical-align="middle" fo:padding="0.053cm" fo:border="0.05pt solid #ebebeb"/>
    </style:style>
    <style:style style:name="Tabla14.D86" style:family="table-cell">
      <style:table-cell-properties style:vertical-align="middle" fo:padding="0.053cm" fo:border="0.05pt solid #ebebeb"/>
    </style:style>
    <style:style style:name="Tabla14.A87" style:family="table-cell">
      <style:table-cell-properties style:vertical-align="middle" fo:padding="0.053cm" fo:border="0.05pt solid #ebebeb"/>
    </style:style>
    <style:style style:name="Tabla14.B87" style:family="table-cell">
      <style:table-cell-properties style:vertical-align="middle" fo:padding="0.053cm" fo:border="0.05pt solid #ebebeb"/>
    </style:style>
    <style:style style:name="Tabla14.C87" style:family="table-cell">
      <style:table-cell-properties style:vertical-align="middle" fo:padding="0.053cm" fo:border="0.05pt solid #ebebeb"/>
    </style:style>
    <style:style style:name="Tabla14.D87" style:family="table-cell">
      <style:table-cell-properties style:vertical-align="middle" fo:padding="0.053cm" fo:border="0.05pt solid #ebebeb"/>
    </style:style>
    <style:style style:name="Tabla14.A88" style:family="table-cell">
      <style:table-cell-properties style:vertical-align="middle" fo:padding="0.053cm" fo:border="0.05pt solid #ebebeb"/>
    </style:style>
    <style:style style:name="Tabla14.B88" style:family="table-cell">
      <style:table-cell-properties style:vertical-align="middle" fo:padding="0.053cm" fo:border="0.05pt solid #ebebeb"/>
    </style:style>
    <style:style style:name="Tabla14.C88" style:family="table-cell">
      <style:table-cell-properties style:vertical-align="middle" fo:padding="0.053cm" fo:border="0.05pt solid #ebebeb"/>
    </style:style>
    <style:style style:name="Tabla14.D88" style:family="table-cell">
      <style:table-cell-properties style:vertical-align="middle" fo:padding="0.053cm" fo:border="0.05pt solid #ebebeb"/>
    </style:style>
    <style:style style:name="Tabla14.A89" style:family="table-cell">
      <style:table-cell-properties style:vertical-align="middle" fo:padding="0.053cm" fo:border="0.05pt solid #ebebeb"/>
    </style:style>
    <style:style style:name="Tabla14.B89" style:family="table-cell">
      <style:table-cell-properties style:vertical-align="middle" fo:padding="0.053cm" fo:border="0.05pt solid #ebebeb"/>
    </style:style>
    <style:style style:name="Tabla14.C89" style:family="table-cell">
      <style:table-cell-properties style:vertical-align="middle" fo:padding="0.053cm" fo:border="0.05pt solid #ebebeb"/>
    </style:style>
    <style:style style:name="Tabla14.D89" style:family="table-cell">
      <style:table-cell-properties style:vertical-align="middle" fo:padding="0.053cm" fo:border="0.05pt solid #ebebeb"/>
    </style:style>
    <style:style style:name="Tabla14.A90" style:family="table-cell">
      <style:table-cell-properties style:vertical-align="middle" fo:padding="0.053cm" fo:border="0.05pt solid #ebebeb"/>
    </style:style>
    <style:style style:name="Tabla14.B90" style:family="table-cell">
      <style:table-cell-properties style:vertical-align="middle" fo:padding="0.053cm" fo:border="0.05pt solid #ebebeb"/>
    </style:style>
    <style:style style:name="Tabla14.C90" style:family="table-cell">
      <style:table-cell-properties style:vertical-align="middle" fo:padding="0.053cm" fo:border="0.05pt solid #ebebeb"/>
    </style:style>
    <style:style style:name="Tabla14.D90" style:family="table-cell">
      <style:table-cell-properties style:vertical-align="middle" fo:padding="0.053cm" fo:border="0.05pt solid #ebebeb"/>
    </style:style>
    <style:style style:name="Tabla14.A91" style:family="table-cell">
      <style:table-cell-properties style:vertical-align="middle" fo:padding="0.053cm" fo:border="0.05pt solid #ebebeb"/>
    </style:style>
    <style:style style:name="Tabla14.B91" style:family="table-cell">
      <style:table-cell-properties style:vertical-align="middle" fo:padding="0.053cm" fo:border="0.05pt solid #ebebeb"/>
    </style:style>
    <style:style style:name="Tabla14.C91" style:family="table-cell">
      <style:table-cell-properties style:vertical-align="middle" fo:padding="0.053cm" fo:border="0.05pt solid #ebebeb"/>
    </style:style>
    <style:style style:name="Tabla14.D91" style:family="table-cell">
      <style:table-cell-properties style:vertical-align="middle" fo:padding="0.053cm" fo:border="0.05pt solid #ebebeb"/>
    </style:style>
    <style:style style:name="Tabla14.A92" style:family="table-cell">
      <style:table-cell-properties style:vertical-align="middle" fo:padding="0.053cm" fo:border="0.05pt solid #ebebeb"/>
    </style:style>
    <style:style style:name="Tabla14.B92" style:family="table-cell">
      <style:table-cell-properties style:vertical-align="middle" fo:padding="0.053cm" fo:border="0.05pt solid #ebebeb"/>
    </style:style>
    <style:style style:name="Tabla14.C92" style:family="table-cell">
      <style:table-cell-properties style:vertical-align="middle" fo:padding="0.053cm" fo:border="0.05pt solid #ebebeb"/>
    </style:style>
    <style:style style:name="Tabla14.D92" style:family="table-cell">
      <style:table-cell-properties style:vertical-align="middle" fo:padding="0.053cm" fo:border="0.05pt solid #ebebeb"/>
    </style:style>
    <style:style style:name="Tabla14.A93" style:family="table-cell">
      <style:table-cell-properties style:vertical-align="middle" fo:padding="0.053cm" fo:border="0.05pt solid #ebebeb"/>
    </style:style>
    <style:style style:name="Tabla14.B93" style:family="table-cell">
      <style:table-cell-properties style:vertical-align="middle" fo:padding="0.053cm" fo:border="0.05pt solid #ebebeb"/>
    </style:style>
    <style:style style:name="Tabla14.C93" style:family="table-cell">
      <style:table-cell-properties style:vertical-align="middle" fo:padding="0.053cm" fo:border="0.05pt solid #ebebeb"/>
    </style:style>
    <style:style style:name="Tabla14.D93" style:family="table-cell">
      <style:table-cell-properties style:vertical-align="middle" fo:padding="0.053cm" fo:border="0.05pt solid #ebebeb"/>
    </style:style>
    <style:style style:name="Tabla14.A94" style:family="table-cell">
      <style:table-cell-properties style:vertical-align="middle" fo:padding="0.053cm" fo:border="0.05pt solid #ebebeb"/>
    </style:style>
    <style:style style:name="Tabla14.B94" style:family="table-cell">
      <style:table-cell-properties style:vertical-align="middle" fo:padding="0.053cm" fo:border="0.05pt solid #ebebeb"/>
    </style:style>
    <style:style style:name="Tabla14.C94" style:family="table-cell">
      <style:table-cell-properties style:vertical-align="middle" fo:padding="0.053cm" fo:border="0.05pt solid #ebebeb"/>
    </style:style>
    <style:style style:name="Tabla14.D94" style:family="table-cell">
      <style:table-cell-properties style:vertical-align="middle" fo:padding="0.053cm" fo:border="0.05pt solid #ebebeb"/>
    </style:style>
    <style:style style:name="Tabla14.A95" style:family="table-cell">
      <style:table-cell-properties style:vertical-align="middle" fo:padding="0.053cm" fo:border="0.05pt solid #ebebeb"/>
    </style:style>
    <style:style style:name="Tabla14.B95" style:family="table-cell">
      <style:table-cell-properties style:vertical-align="middle" fo:padding="0.053cm" fo:border="0.05pt solid #ebebeb"/>
    </style:style>
    <style:style style:name="Tabla14.C95" style:family="table-cell">
      <style:table-cell-properties style:vertical-align="middle" fo:padding="0.053cm" fo:border="0.05pt solid #ebebeb"/>
    </style:style>
    <style:style style:name="Tabla14.D95" style:family="table-cell">
      <style:table-cell-properties style:vertical-align="middle" fo:padding="0.053cm" fo:border="0.05pt solid #ebebeb"/>
    </style:style>
    <style:style style:name="Tabla14.A96" style:family="table-cell">
      <style:table-cell-properties style:vertical-align="middle" fo:padding="0.053cm" fo:border="0.05pt solid #ebebeb"/>
    </style:style>
    <style:style style:name="Tabla14.B96" style:family="table-cell">
      <style:table-cell-properties style:vertical-align="middle" fo:padding="0.053cm" fo:border="0.05pt solid #ebebeb"/>
    </style:style>
    <style:style style:name="Tabla14.C96" style:family="table-cell">
      <style:table-cell-properties style:vertical-align="middle" fo:padding="0.053cm" fo:border="0.05pt solid #ebebeb"/>
    </style:style>
    <style:style style:name="Tabla14.D96" style:family="table-cell">
      <style:table-cell-properties style:vertical-align="middle" fo:padding="0.053cm" fo:border="0.05pt solid #ebebeb"/>
    </style:style>
    <style:style style:name="Tabla14.A97" style:family="table-cell">
      <style:table-cell-properties style:vertical-align="middle" fo:padding="0.053cm" fo:border="0.05pt solid #ebebeb"/>
    </style:style>
    <style:style style:name="Tabla14.B97" style:family="table-cell">
      <style:table-cell-properties style:vertical-align="middle" fo:padding="0.053cm" fo:border="0.05pt solid #ebebeb"/>
    </style:style>
    <style:style style:name="Tabla14.C97" style:family="table-cell">
      <style:table-cell-properties style:vertical-align="middle" fo:padding="0.053cm" fo:border="0.05pt solid #ebebeb"/>
    </style:style>
    <style:style style:name="Tabla14.D97" style:family="table-cell">
      <style:table-cell-properties style:vertical-align="middle" fo:padding="0.053cm" fo:border="0.05pt solid #ebebeb"/>
    </style:style>
    <style:style style:name="Tabla14.A98" style:family="table-cell">
      <style:table-cell-properties style:vertical-align="middle" fo:padding="0.053cm" fo:border="0.05pt solid #ebebeb"/>
    </style:style>
    <style:style style:name="Tabla14.B98" style:family="table-cell">
      <style:table-cell-properties style:vertical-align="middle" fo:padding="0.053cm" fo:border="0.05pt solid #ebebeb"/>
    </style:style>
    <style:style style:name="Tabla14.C98" style:family="table-cell">
      <style:table-cell-properties style:vertical-align="middle" fo:padding="0.053cm" fo:border="0.05pt solid #ebebeb"/>
    </style:style>
    <style:style style:name="Tabla14.D98" style:family="table-cell">
      <style:table-cell-properties style:vertical-align="middle" fo:padding="0.053cm" fo:border="0.05pt solid #ebebeb"/>
    </style:style>
    <style:style style:name="Tabla14.A99" style:family="table-cell">
      <style:table-cell-properties style:vertical-align="middle" fo:padding="0.053cm" fo:border="0.05pt solid #ebebeb"/>
    </style:style>
    <style:style style:name="Tabla14.B99" style:family="table-cell">
      <style:table-cell-properties style:vertical-align="middle" fo:padding="0.053cm" fo:border="0.05pt solid #ebebeb"/>
    </style:style>
    <style:style style:name="Tabla14.C99" style:family="table-cell">
      <style:table-cell-properties style:vertical-align="middle" fo:padding="0.053cm" fo:border="0.05pt solid #ebebeb"/>
    </style:style>
    <style:style style:name="Tabla14.D99" style:family="table-cell">
      <style:table-cell-properties style:vertical-align="middle" fo:padding="0.053cm" fo:border="0.05pt solid #ebebeb"/>
    </style:style>
    <style:style style:name="Tabla14.A100" style:family="table-cell">
      <style:table-cell-properties style:vertical-align="middle" fo:padding="0.053cm" fo:border="0.05pt solid #ebebeb"/>
    </style:style>
    <style:style style:name="Tabla14.B100" style:family="table-cell">
      <style:table-cell-properties style:vertical-align="middle" fo:padding="0.053cm" fo:border="0.05pt solid #ebebeb"/>
    </style:style>
    <style:style style:name="Tabla14.C100" style:family="table-cell">
      <style:table-cell-properties style:vertical-align="middle" fo:padding="0.053cm" fo:border="0.05pt solid #ebebeb"/>
    </style:style>
    <style:style style:name="Tabla14.D100" style:family="table-cell">
      <style:table-cell-properties style:vertical-align="middle" fo:padding="0.053cm" fo:border="0.05pt solid #ebebeb"/>
    </style:style>
    <style:style style:name="Tabla14.A101" style:family="table-cell">
      <style:table-cell-properties style:vertical-align="middle" fo:padding="0.053cm" fo:border="0.05pt solid #ebebeb"/>
    </style:style>
    <style:style style:name="Tabla14.B101" style:family="table-cell">
      <style:table-cell-properties style:vertical-align="middle" fo:padding="0.053cm" fo:border="0.05pt solid #ebebeb"/>
    </style:style>
    <style:style style:name="Tabla14.C101" style:family="table-cell">
      <style:table-cell-properties style:vertical-align="middle" fo:padding="0.053cm" fo:border="0.05pt solid #ebebeb"/>
    </style:style>
    <style:style style:name="Tabla14.D101" style:family="table-cell">
      <style:table-cell-properties style:vertical-align="middle" fo:padding="0.053cm" fo:border="0.05pt solid #ebebeb"/>
    </style:style>
    <style:style style:name="Tabla14.A102" style:family="table-cell">
      <style:table-cell-properties style:vertical-align="middle" fo:padding="0.053cm" fo:border="0.05pt solid #ebebeb"/>
    </style:style>
    <style:style style:name="Tabla14.B102" style:family="table-cell">
      <style:table-cell-properties style:vertical-align="middle" fo:padding="0.053cm" fo:border="0.05pt solid #ebebeb"/>
    </style:style>
    <style:style style:name="Tabla14.C102" style:family="table-cell">
      <style:table-cell-properties style:vertical-align="middle" fo:padding="0.053cm" fo:border="0.05pt solid #ebebeb"/>
    </style:style>
    <style:style style:name="Tabla14.D102" style:family="table-cell">
      <style:table-cell-properties style:vertical-align="middle" fo:padding="0.053cm" fo:border="0.05pt solid #ebebeb"/>
    </style:style>
    <style:style style:name="Tabla14.A103" style:family="table-cell">
      <style:table-cell-properties style:vertical-align="middle" fo:padding="0.053cm" fo:border="0.05pt solid #ebebeb"/>
    </style:style>
    <style:style style:name="Tabla14.B103" style:family="table-cell">
      <style:table-cell-properties style:vertical-align="middle" fo:padding="0.053cm" fo:border="0.05pt solid #ebebeb"/>
    </style:style>
    <style:style style:name="Tabla14.C103" style:family="table-cell">
      <style:table-cell-properties style:vertical-align="middle" fo:padding="0.053cm" fo:border="0.05pt solid #ebebeb"/>
    </style:style>
    <style:style style:name="Tabla14.D103" style:family="table-cell">
      <style:table-cell-properties style:vertical-align="middle" fo:padding="0.053cm" fo:border="0.05pt solid #ebebeb"/>
    </style:style>
    <style:style style:name="Tabla14.A104" style:family="table-cell">
      <style:table-cell-properties style:vertical-align="middle" fo:padding="0.053cm" fo:border="0.05pt solid #ebebeb"/>
    </style:style>
    <style:style style:name="Tabla14.B104" style:family="table-cell">
      <style:table-cell-properties style:vertical-align="middle" fo:padding="0.053cm" fo:border="0.05pt solid #ebebeb"/>
    </style:style>
    <style:style style:name="Tabla14.C104" style:family="table-cell">
      <style:table-cell-properties style:vertical-align="middle" fo:padding="0.053cm" fo:border="0.05pt solid #ebebeb"/>
    </style:style>
    <style:style style:name="Tabla14.D104" style:family="table-cell">
      <style:table-cell-properties style:vertical-align="middle" fo:padding="0.053cm" fo:border="0.05pt solid #ebebeb"/>
    </style:style>
    <style:style style:name="Tabla14.A105" style:family="table-cell">
      <style:table-cell-properties style:vertical-align="middle" fo:padding="0.053cm" fo:border="0.05pt solid #ebebeb"/>
    </style:style>
    <style:style style:name="Tabla14.B105" style:family="table-cell">
      <style:table-cell-properties style:vertical-align="middle" fo:padding="0.053cm" fo:border="0.05pt solid #ebebeb"/>
    </style:style>
    <style:style style:name="Tabla14.C105" style:family="table-cell">
      <style:table-cell-properties style:vertical-align="middle" fo:padding="0.053cm" fo:border="0.05pt solid #ebebeb"/>
    </style:style>
    <style:style style:name="Tabla14.D105" style:family="table-cell">
      <style:table-cell-properties style:vertical-align="middle" fo:padding="0.053cm" fo:border="0.05pt solid #ebebeb"/>
    </style:style>
    <style:style style:name="Tabla14.A106" style:family="table-cell">
      <style:table-cell-properties style:vertical-align="middle" fo:padding="0.053cm" fo:border="0.05pt solid #ebebeb"/>
    </style:style>
    <style:style style:name="Tabla14.B106" style:family="table-cell">
      <style:table-cell-properties style:vertical-align="middle" fo:padding="0.053cm" fo:border="0.05pt solid #ebebeb"/>
    </style:style>
    <style:style style:name="Tabla14.C106" style:family="table-cell">
      <style:table-cell-properties style:vertical-align="middle" fo:padding="0.053cm" fo:border="0.05pt solid #ebebeb"/>
    </style:style>
    <style:style style:name="Tabla14.D106" style:family="table-cell">
      <style:table-cell-properties style:vertical-align="middle" fo:padding="0.053cm" fo:border="0.05pt solid #ebebeb"/>
    </style:style>
    <style:style style:name="Tabla14.A107" style:family="table-cell">
      <style:table-cell-properties style:vertical-align="middle" fo:padding="0.053cm" fo:border="0.05pt solid #ebebeb"/>
    </style:style>
    <style:style style:name="Tabla14.B107" style:family="table-cell">
      <style:table-cell-properties style:vertical-align="middle" fo:padding="0.053cm" fo:border="0.05pt solid #ebebeb"/>
    </style:style>
    <style:style style:name="Tabla14.C107" style:family="table-cell">
      <style:table-cell-properties style:vertical-align="middle" fo:padding="0.053cm" fo:border="0.05pt solid #ebebeb"/>
    </style:style>
    <style:style style:name="Tabla14.D107" style:family="table-cell">
      <style:table-cell-properties style:vertical-align="middle" fo:padding="0.053cm" fo:border="0.05pt solid #ebebeb"/>
    </style:style>
    <style:style style:name="Tabla14.A108" style:family="table-cell">
      <style:table-cell-properties style:vertical-align="middle" fo:padding="0.053cm" fo:border="0.05pt solid #ebebeb"/>
    </style:style>
    <style:style style:name="Tabla14.B108" style:family="table-cell">
      <style:table-cell-properties style:vertical-align="middle" fo:padding="0.053cm" fo:border="0.05pt solid #ebebeb"/>
    </style:style>
    <style:style style:name="Tabla14.C108" style:family="table-cell">
      <style:table-cell-properties style:vertical-align="middle" fo:padding="0.053cm" fo:border="0.05pt solid #ebebeb"/>
    </style:style>
    <style:style style:name="Tabla14.D108" style:family="table-cell">
      <style:table-cell-properties style:vertical-align="middle" fo:padding="0.053cm" fo:border="0.05pt solid #ebebeb"/>
    </style:style>
    <style:style style:name="Tabla14.A109" style:family="table-cell">
      <style:table-cell-properties style:vertical-align="middle" fo:padding="0.053cm" fo:border="0.05pt solid #ebebeb"/>
    </style:style>
    <style:style style:name="Tabla14.B109" style:family="table-cell">
      <style:table-cell-properties style:vertical-align="middle" fo:padding="0.053cm" fo:border="0.05pt solid #ebebeb"/>
    </style:style>
    <style:style style:name="Tabla14.C109" style:family="table-cell">
      <style:table-cell-properties style:vertical-align="middle" fo:padding="0.053cm" fo:border="0.05pt solid #ebebeb"/>
    </style:style>
    <style:style style:name="Tabla14.D109" style:family="table-cell">
      <style:table-cell-properties style:vertical-align="middle" fo:padding="0.053cm" fo:border="0.05pt solid #ebebeb"/>
    </style:style>
    <style:style style:name="Tabla14.A110" style:family="table-cell">
      <style:table-cell-properties style:vertical-align="middle" fo:padding="0.053cm" fo:border="0.05pt solid #ebebeb"/>
    </style:style>
    <style:style style:name="Tabla14.B110" style:family="table-cell">
      <style:table-cell-properties style:vertical-align="middle" fo:padding="0.053cm" fo:border="0.05pt solid #ebebeb"/>
    </style:style>
    <style:style style:name="Tabla14.C110" style:family="table-cell">
      <style:table-cell-properties style:vertical-align="middle" fo:padding="0.053cm" fo:border="0.05pt solid #ebebeb"/>
    </style:style>
    <style:style style:name="Tabla14.D110" style:family="table-cell">
      <style:table-cell-properties style:vertical-align="middle" fo:padding="0.053cm" fo:border="0.05pt solid #ebebeb"/>
    </style:style>
    <style:style style:name="Tabla14.A111" style:family="table-cell">
      <style:table-cell-properties style:vertical-align="middle" fo:padding="0.053cm" fo:border="0.05pt solid #ebebeb"/>
    </style:style>
    <style:style style:name="Tabla14.B111" style:family="table-cell">
      <style:table-cell-properties style:vertical-align="middle" fo:padding="0.053cm" fo:border="0.05pt solid #ebebeb"/>
    </style:style>
    <style:style style:name="Tabla14.C111" style:family="table-cell">
      <style:table-cell-properties style:vertical-align="middle" fo:padding="0.053cm" fo:border="0.05pt solid #ebebeb"/>
    </style:style>
    <style:style style:name="Tabla14.D111" style:family="table-cell">
      <style:table-cell-properties style:vertical-align="middle" fo:padding="0.053cm" fo:border="0.05pt solid #ebebeb"/>
    </style:style>
    <style:style style:name="Tabla14.A112" style:family="table-cell">
      <style:table-cell-properties style:vertical-align="middle" fo:padding="0.053cm" fo:border="0.05pt solid #ebebeb"/>
    </style:style>
    <style:style style:name="Tabla14.B112" style:family="table-cell">
      <style:table-cell-properties style:vertical-align="middle" fo:padding="0.053cm" fo:border="0.05pt solid #ebebeb"/>
    </style:style>
    <style:style style:name="Tabla14.C112" style:family="table-cell">
      <style:table-cell-properties style:vertical-align="middle" fo:padding="0.053cm" fo:border="0.05pt solid #ebebeb"/>
    </style:style>
    <style:style style:name="Tabla14.D112" style:family="table-cell">
      <style:table-cell-properties style:vertical-align="middle" fo:padding="0.053cm" fo:border="0.05pt solid #ebebeb"/>
    </style:style>
    <style:style style:name="Tabla14.A113" style:family="table-cell">
      <style:table-cell-properties style:vertical-align="middle" fo:padding="0.053cm" fo:border="0.05pt solid #ebebeb"/>
    </style:style>
    <style:style style:name="Tabla14.B113" style:family="table-cell">
      <style:table-cell-properties style:vertical-align="middle" fo:padding="0.053cm" fo:border="0.05pt solid #ebebeb"/>
    </style:style>
    <style:style style:name="Tabla14.C113" style:family="table-cell">
      <style:table-cell-properties style:vertical-align="middle" fo:padding="0.053cm" fo:border="0.05pt solid #ebebeb"/>
    </style:style>
    <style:style style:name="Tabla14.D113" style:family="table-cell">
      <style:table-cell-properties style:vertical-align="middle" fo:padding="0.053cm" fo:border="0.05pt solid #ebebeb"/>
    </style:style>
    <style:style style:name="Tabla14.A114" style:family="table-cell">
      <style:table-cell-properties style:vertical-align="middle" fo:padding="0.053cm" fo:border="0.05pt solid #ebebeb"/>
    </style:style>
    <style:style style:name="Tabla14.B114" style:family="table-cell">
      <style:table-cell-properties style:vertical-align="middle" fo:padding="0.053cm" fo:border="0.05pt solid #ebebeb"/>
    </style:style>
    <style:style style:name="Tabla14.C114" style:family="table-cell">
      <style:table-cell-properties style:vertical-align="middle" fo:padding="0.053cm" fo:border="0.05pt solid #ebebeb"/>
    </style:style>
    <style:style style:name="Tabla14.D114" style:family="table-cell">
      <style:table-cell-properties style:vertical-align="middle" fo:padding="0.053cm" fo:border="0.05pt solid #ebebeb"/>
    </style:style>
    <style:style style:name="Tabla14.A115" style:family="table-cell">
      <style:table-cell-properties style:vertical-align="middle" fo:padding="0.053cm" fo:border="0.05pt solid #ebebeb"/>
    </style:style>
    <style:style style:name="Tabla14.B115" style:family="table-cell">
      <style:table-cell-properties style:vertical-align="middle" fo:padding="0.053cm" fo:border="0.05pt solid #ebebeb"/>
    </style:style>
    <style:style style:name="Tabla14.C115" style:family="table-cell">
      <style:table-cell-properties style:vertical-align="middle" fo:padding="0.053cm" fo:border="0.05pt solid #ebebeb"/>
    </style:style>
    <style:style style:name="Tabla14.D115" style:family="table-cell">
      <style:table-cell-properties style:vertical-align="middle" fo:padding="0.053cm" fo:border="0.05pt solid #ebebeb"/>
    </style:style>
    <style:style style:name="Tabla14.A116" style:family="table-cell">
      <style:table-cell-properties style:vertical-align="middle" fo:padding="0.053cm" fo:border="0.05pt solid #ebebeb"/>
    </style:style>
    <style:style style:name="Tabla14.B116" style:family="table-cell">
      <style:table-cell-properties style:vertical-align="middle" fo:padding="0.053cm" fo:border="0.05pt solid #ebebeb"/>
    </style:style>
    <style:style style:name="Tabla14.C116" style:family="table-cell">
      <style:table-cell-properties style:vertical-align="middle" fo:padding="0.053cm" fo:border="0.05pt solid #ebebeb"/>
    </style:style>
    <style:style style:name="Tabla14.D116" style:family="table-cell">
      <style:table-cell-properties style:vertical-align="middle" fo:padding="0.053cm" fo:border="0.05pt solid #ebebeb"/>
    </style:style>
    <style:style style:name="Tabla14.A117" style:family="table-cell">
      <style:table-cell-properties style:vertical-align="middle" fo:padding="0.053cm" fo:border="0.05pt solid #ebebeb"/>
    </style:style>
    <style:style style:name="Tabla14.B117" style:family="table-cell">
      <style:table-cell-properties style:vertical-align="middle" fo:padding="0.053cm" fo:border="0.05pt solid #ebebeb"/>
    </style:style>
    <style:style style:name="Tabla14.C117" style:family="table-cell">
      <style:table-cell-properties style:vertical-align="middle" fo:padding="0.053cm" fo:border="0.05pt solid #ebebeb"/>
    </style:style>
    <style:style style:name="Tabla14.D117" style:family="table-cell">
      <style:table-cell-properties style:vertical-align="middle" fo:padding="0.053cm" fo:border="0.05pt solid #ebebeb"/>
    </style:style>
    <style:style style:name="Tabla14.A118" style:family="table-cell">
      <style:table-cell-properties style:vertical-align="middle" fo:padding="0.053cm" fo:border="0.05pt solid #ebebeb"/>
    </style:style>
    <style:style style:name="Tabla14.B118" style:family="table-cell">
      <style:table-cell-properties style:vertical-align="middle" fo:padding="0.053cm" fo:border="0.05pt solid #ebebeb"/>
    </style:style>
    <style:style style:name="Tabla14.C118" style:family="table-cell">
      <style:table-cell-properties style:vertical-align="middle" fo:padding="0.053cm" fo:border="0.05pt solid #ebebeb"/>
    </style:style>
    <style:style style:name="Tabla14.D118" style:family="table-cell">
      <style:table-cell-properties style:vertical-align="middle" fo:padding="0.053cm" fo:border="0.05pt solid #ebebeb"/>
    </style:style>
    <style:style style:name="Tabla14.A119" style:family="table-cell">
      <style:table-cell-properties style:vertical-align="middle" fo:padding="0.053cm" fo:border="0.05pt solid #ebebeb"/>
    </style:style>
    <style:style style:name="Tabla14.B119" style:family="table-cell">
      <style:table-cell-properties style:vertical-align="middle" fo:padding="0.053cm" fo:border="0.05pt solid #ebebeb"/>
    </style:style>
    <style:style style:name="Tabla14.C119" style:family="table-cell">
      <style:table-cell-properties style:vertical-align="middle" fo:padding="0.053cm" fo:border="0.05pt solid #ebebeb"/>
    </style:style>
    <style:style style:name="Tabla14.D119" style:family="table-cell">
      <style:table-cell-properties style:vertical-align="middle" fo:padding="0.053cm" fo:border="0.05pt solid #ebebeb"/>
    </style:style>
    <style:style style:name="Tabla14.A120" style:family="table-cell">
      <style:table-cell-properties style:vertical-align="middle" fo:padding="0.053cm" fo:border="0.05pt solid #ebebeb"/>
    </style:style>
    <style:style style:name="Tabla14.B120" style:family="table-cell">
      <style:table-cell-properties style:vertical-align="middle" fo:padding="0.053cm" fo:border="0.05pt solid #ebebeb"/>
    </style:style>
    <style:style style:name="Tabla14.C120" style:family="table-cell">
      <style:table-cell-properties style:vertical-align="middle" fo:padding="0.053cm" fo:border="0.05pt solid #ebebeb"/>
    </style:style>
    <style:style style:name="Tabla14.D120" style:family="table-cell">
      <style:table-cell-properties style:vertical-align="middle" fo:padding="0.053cm" fo:border="0.05pt solid #ebebeb"/>
    </style:style>
    <style:style style:name="Tabla14.A121" style:family="table-cell">
      <style:table-cell-properties style:vertical-align="middle" fo:padding="0.053cm" fo:border="0.05pt solid #ebebeb"/>
    </style:style>
    <style:style style:name="Tabla14.B121" style:family="table-cell">
      <style:table-cell-properties style:vertical-align="middle" fo:padding="0.053cm" fo:border="0.05pt solid #ebebeb"/>
    </style:style>
    <style:style style:name="Tabla14.C121" style:family="table-cell">
      <style:table-cell-properties style:vertical-align="middle" fo:padding="0.053cm" fo:border="0.05pt solid #ebebeb"/>
    </style:style>
    <style:style style:name="Tabla14.D121" style:family="table-cell">
      <style:table-cell-properties style:vertical-align="middle" fo:padding="0.053cm" fo:border="0.05pt solid #ebebeb"/>
    </style:style>
    <style:style style:name="Tabla14.A122" style:family="table-cell">
      <style:table-cell-properties style:vertical-align="middle" fo:padding="0.053cm" fo:border="0.05pt solid #ebebeb"/>
    </style:style>
    <style:style style:name="Tabla14.B122" style:family="table-cell">
      <style:table-cell-properties style:vertical-align="middle" fo:padding="0.053cm" fo:border="0.05pt solid #ebebeb"/>
    </style:style>
    <style:style style:name="Tabla14.C122" style:family="table-cell">
      <style:table-cell-properties style:vertical-align="middle" fo:padding="0.053cm" fo:border="0.05pt solid #ebebeb"/>
    </style:style>
    <style:style style:name="Tabla14.D122" style:family="table-cell">
      <style:table-cell-properties style:vertical-align="middle" fo:padding="0.053cm" fo:border="0.05pt solid #ebebeb"/>
    </style:style>
    <style:style style:name="Tabla14.A123" style:family="table-cell">
      <style:table-cell-properties style:vertical-align="middle" fo:padding="0.053cm" fo:border="0.05pt solid #ebebeb"/>
    </style:style>
    <style:style style:name="Tabla14.B123" style:family="table-cell">
      <style:table-cell-properties style:vertical-align="middle" fo:padding="0.053cm" fo:border="0.05pt solid #ebebeb"/>
    </style:style>
    <style:style style:name="Tabla14.C123" style:family="table-cell">
      <style:table-cell-properties style:vertical-align="middle" fo:padding="0.053cm" fo:border="0.05pt solid #ebebeb"/>
    </style:style>
    <style:style style:name="Tabla14.D123" style:family="table-cell">
      <style:table-cell-properties style:vertical-align="middle" fo:padding="0.053cm" fo:border="0.05pt solid #ebebeb"/>
    </style:style>
    <style:style style:name="Tabla14.A124" style:family="table-cell">
      <style:table-cell-properties style:vertical-align="middle" fo:padding="0.053cm" fo:border="0.05pt solid #ebebeb"/>
    </style:style>
    <style:style style:name="Tabla14.B124" style:family="table-cell">
      <style:table-cell-properties style:vertical-align="middle" fo:padding="0.053cm" fo:border="0.05pt solid #ebebeb"/>
    </style:style>
    <style:style style:name="Tabla14.C124" style:family="table-cell">
      <style:table-cell-properties style:vertical-align="middle" fo:padding="0.053cm" fo:border="0.05pt solid #ebebeb"/>
    </style:style>
    <style:style style:name="Tabla14.D124" style:family="table-cell">
      <style:table-cell-properties style:vertical-align="middle" fo:padding="0.053cm" fo:border="0.05pt solid #ebebeb"/>
    </style:style>
    <style:style style:name="Tabla14.A125" style:family="table-cell">
      <style:table-cell-properties style:vertical-align="middle" fo:padding="0.053cm" fo:border="0.05pt solid #ebebeb"/>
    </style:style>
    <style:style style:name="Tabla14.B125" style:family="table-cell">
      <style:table-cell-properties style:vertical-align="middle" fo:padding="0.053cm" fo:border="0.05pt solid #ebebeb"/>
    </style:style>
    <style:style style:name="Tabla14.C125" style:family="table-cell">
      <style:table-cell-properties style:vertical-align="middle" fo:padding="0.053cm" fo:border="0.05pt solid #ebebeb"/>
    </style:style>
    <style:style style:name="Tabla14.D125" style:family="table-cell">
      <style:table-cell-properties style:vertical-align="middle" fo:padding="0.053cm" fo:border="0.05pt solid #ebebeb"/>
    </style:style>
    <style:style style:name="Tabla14.A126" style:family="table-cell">
      <style:table-cell-properties style:vertical-align="middle" fo:padding="0.053cm" fo:border="0.05pt solid #ebebeb"/>
    </style:style>
    <style:style style:name="Tabla14.B126" style:family="table-cell">
      <style:table-cell-properties style:vertical-align="middle" fo:padding="0.053cm" fo:border="0.05pt solid #ebebeb"/>
    </style:style>
    <style:style style:name="Tabla14.C126" style:family="table-cell">
      <style:table-cell-properties style:vertical-align="middle" fo:padding="0.053cm" fo:border="0.05pt solid #ebebeb"/>
    </style:style>
    <style:style style:name="Tabla14.D126" style:family="table-cell">
      <style:table-cell-properties style:vertical-align="middle" fo:padding="0.053cm" fo:border="0.05pt solid #ebebeb"/>
    </style:style>
    <style:style style:name="Tabla14.A127" style:family="table-cell">
      <style:table-cell-properties style:vertical-align="middle" fo:padding="0.053cm" fo:border="0.05pt solid #ebebeb"/>
    </style:style>
    <style:style style:name="Tabla14.B127" style:family="table-cell">
      <style:table-cell-properties style:vertical-align="middle" fo:padding="0.053cm" fo:border="0.05pt solid #ebebeb"/>
    </style:style>
    <style:style style:name="Tabla14.C127" style:family="table-cell">
      <style:table-cell-properties style:vertical-align="middle" fo:padding="0.053cm" fo:border="0.05pt solid #ebebeb"/>
    </style:style>
    <style:style style:name="Tabla14.D127" style:family="table-cell">
      <style:table-cell-properties style:vertical-align="middle" fo:padding="0.053cm" fo:border="0.05pt solid #ebebeb"/>
    </style:style>
    <style:style style:name="Tabla14.A128" style:family="table-cell">
      <style:table-cell-properties style:vertical-align="middle" fo:padding="0.053cm" fo:border="0.05pt solid #ebebeb"/>
    </style:style>
    <style:style style:name="Tabla14.B128" style:family="table-cell">
      <style:table-cell-properties style:vertical-align="middle" fo:padding="0.053cm" fo:border="0.05pt solid #ebebeb"/>
    </style:style>
    <style:style style:name="Tabla14.C128" style:family="table-cell">
      <style:table-cell-properties style:vertical-align="middle" fo:padding="0.053cm" fo:border="0.05pt solid #ebebeb"/>
    </style:style>
    <style:style style:name="Tabla14.D128" style:family="table-cell">
      <style:table-cell-properties style:vertical-align="middle" fo:padding="0.053cm" fo:border="0.05pt solid #ebebeb"/>
    </style:style>
    <style:style style:name="Tabla14.A129" style:family="table-cell">
      <style:table-cell-properties style:vertical-align="middle" fo:padding="0.053cm" fo:border="0.05pt solid #ebebeb"/>
    </style:style>
    <style:style style:name="Tabla14.B129" style:family="table-cell">
      <style:table-cell-properties style:vertical-align="middle" fo:padding="0.053cm" fo:border="0.05pt solid #ebebeb"/>
    </style:style>
    <style:style style:name="Tabla14.C129" style:family="table-cell">
      <style:table-cell-properties style:vertical-align="middle" fo:padding="0.053cm" fo:border="0.05pt solid #ebebeb"/>
    </style:style>
    <style:style style:name="Tabla14.D129" style:family="table-cell">
      <style:table-cell-properties style:vertical-align="middle" fo:padding="0.053cm" fo:border="0.05pt solid #ebebeb"/>
    </style:style>
    <style:style style:name="Tabla14.A130" style:family="table-cell">
      <style:table-cell-properties style:vertical-align="middle" fo:padding="0.053cm" fo:border="0.05pt solid #ebebeb"/>
    </style:style>
    <style:style style:name="Tabla14.B130" style:family="table-cell">
      <style:table-cell-properties style:vertical-align="middle" fo:padding="0.053cm" fo:border="0.05pt solid #ebebeb"/>
    </style:style>
    <style:style style:name="Tabla14.C130" style:family="table-cell">
      <style:table-cell-properties style:vertical-align="middle" fo:padding="0.053cm" fo:border="0.05pt solid #ebebeb"/>
    </style:style>
    <style:style style:name="Tabla14.D130" style:family="table-cell">
      <style:table-cell-properties style:vertical-align="middle" fo:padding="0.053cm" fo:border="0.05pt solid #ebebeb"/>
    </style:style>
    <style:style style:name="Tabla14.A131" style:family="table-cell">
      <style:table-cell-properties style:vertical-align="middle" fo:padding="0.053cm" fo:border="0.05pt solid #ebebeb"/>
    </style:style>
    <style:style style:name="Tabla14.B131" style:family="table-cell">
      <style:table-cell-properties style:vertical-align="middle" fo:padding="0.053cm" fo:border="0.05pt solid #ebebeb"/>
    </style:style>
    <style:style style:name="Tabla14.C131" style:family="table-cell">
      <style:table-cell-properties style:vertical-align="middle" fo:padding="0.053cm" fo:border="0.05pt solid #ebebeb"/>
    </style:style>
    <style:style style:name="Tabla14.D131" style:family="table-cell">
      <style:table-cell-properties style:vertical-align="middle" fo:padding="0.053cm" fo:border="0.05pt solid #ebebeb"/>
    </style:style>
    <style:style style:name="Tabla14.A132" style:family="table-cell">
      <style:table-cell-properties style:vertical-align="middle" fo:padding="0.053cm" fo:border="0.05pt solid #ebebeb"/>
    </style:style>
    <style:style style:name="Tabla14.B132" style:family="table-cell">
      <style:table-cell-properties style:vertical-align="middle" fo:padding="0.053cm" fo:border="0.05pt solid #ebebeb"/>
    </style:style>
    <style:style style:name="Tabla14.C132" style:family="table-cell">
      <style:table-cell-properties style:vertical-align="middle" fo:padding="0.053cm" fo:border="0.05pt solid #ebebeb"/>
    </style:style>
    <style:style style:name="Tabla14.D132" style:family="table-cell">
      <style:table-cell-properties style:vertical-align="middle" fo:padding="0.053cm" fo:border="0.05pt solid #ebebeb"/>
    </style:style>
    <style:style style:name="Tabla14.A133" style:family="table-cell">
      <style:table-cell-properties style:vertical-align="middle" fo:padding="0.053cm" fo:border="0.05pt solid #ebebeb"/>
    </style:style>
    <style:style style:name="Tabla14.B133" style:family="table-cell">
      <style:table-cell-properties style:vertical-align="middle" fo:padding="0.053cm" fo:border="0.05pt solid #ebebeb"/>
    </style:style>
    <style:style style:name="Tabla14.C133" style:family="table-cell">
      <style:table-cell-properties style:vertical-align="middle" fo:padding="0.053cm" fo:border="0.05pt solid #ebebeb"/>
    </style:style>
    <style:style style:name="Tabla14.D133" style:family="table-cell">
      <style:table-cell-properties style:vertical-align="middle" fo:padding="0.053cm" fo:border="0.05pt solid #ebebeb"/>
    </style:style>
    <style:style style:name="Tabla14.A134" style:family="table-cell">
      <style:table-cell-properties style:vertical-align="middle" fo:padding="0.053cm" fo:border="0.05pt solid #ebebeb"/>
    </style:style>
    <style:style style:name="Tabla14.B134" style:family="table-cell">
      <style:table-cell-properties style:vertical-align="middle" fo:padding="0.053cm" fo:border="0.05pt solid #ebebeb"/>
    </style:style>
    <style:style style:name="Tabla14.C134" style:family="table-cell">
      <style:table-cell-properties style:vertical-align="middle" fo:padding="0.053cm" fo:border="0.05pt solid #ebebeb"/>
    </style:style>
    <style:style style:name="Tabla14.D134" style:family="table-cell">
      <style:table-cell-properties style:vertical-align="middle" fo:padding="0.053cm" fo:border="0.05pt solid #ebebeb"/>
    </style:style>
    <style:style style:name="Tabla14.A135" style:family="table-cell">
      <style:table-cell-properties style:vertical-align="middle" fo:padding="0.053cm" fo:border="0.05pt solid #ebebeb"/>
    </style:style>
    <style:style style:name="Tabla14.B135" style:family="table-cell">
      <style:table-cell-properties style:vertical-align="middle" fo:padding="0.053cm" fo:border="0.05pt solid #ebebeb"/>
    </style:style>
    <style:style style:name="Tabla14.C135" style:family="table-cell">
      <style:table-cell-properties style:vertical-align="middle" fo:padding="0.053cm" fo:border="0.05pt solid #ebebeb"/>
    </style:style>
    <style:style style:name="Tabla14.D135" style:family="table-cell">
      <style:table-cell-properties style:vertical-align="middle" fo:padding="0.053cm" fo:border="0.05pt solid #ebebeb"/>
    </style:style>
    <style:style style:name="Tabla14.A136" style:family="table-cell">
      <style:table-cell-properties style:vertical-align="middle" fo:padding="0.053cm" fo:border="0.05pt solid #ebebeb"/>
    </style:style>
    <style:style style:name="Tabla14.B136" style:family="table-cell">
      <style:table-cell-properties style:vertical-align="middle" fo:padding="0.053cm" fo:border="0.05pt solid #ebebeb"/>
    </style:style>
    <style:style style:name="Tabla14.C136" style:family="table-cell">
      <style:table-cell-properties style:vertical-align="middle" fo:padding="0.053cm" fo:border="0.05pt solid #ebebeb"/>
    </style:style>
    <style:style style:name="Tabla14.D136" style:family="table-cell">
      <style:table-cell-properties style:vertical-align="middle" fo:padding="0.053cm" fo:border="0.05pt solid #ebebeb"/>
    </style:style>
    <style:style style:name="Tabla15" style:family="table">
      <style:table-properties style:width="17cm" style:rel-width="100%" table:align="left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style:vertical-align="middle" fo:padding="0cm" fo:border="none"/>
    </style:style>
    <style:style style:name="Tabla16" style:family="table">
      <style:table-properties style:width="17cm" style:rel-width="100%" table:align="left"/>
    </style:style>
    <style:style style:name="Tabla16.A" style:family="table-column">
      <style:table-column-properties style:column-width="2.672cm" style:rel-column-width="10301*"/>
    </style:style>
    <style:style style:name="Tabla16.B" style:family="table-column">
      <style:table-column-properties style:column-width="5.579cm" style:rel-column-width="21506*"/>
    </style:style>
    <style:style style:name="Tabla16.C" style:family="table-column">
      <style:table-column-properties style:column-width="4.445cm" style:rel-column-width="17135*"/>
    </style:style>
    <style:style style:name="Tabla16.D" style:family="table-column">
      <style:table-column-properties style:column-width="4.304cm" style:rel-column-width="16593*"/>
    </style:style>
    <style:style style:name="Tabla16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16.A2" style:family="table-cell">
      <style:table-cell-properties style:vertical-align="middle" fo:padding="0.053cm" fo:border="0.05pt solid #ebebeb"/>
    </style:style>
    <style:style style:name="Tabla16.B2" style:family="table-cell">
      <style:table-cell-properties style:vertical-align="middle" fo:padding="0.053cm" fo:border="0.05pt solid #ebebeb"/>
    </style:style>
    <style:style style:name="Tabla16.C2" style:family="table-cell">
      <style:table-cell-properties style:vertical-align="middle" fo:padding="0.053cm" fo:border="0.05pt solid #ebebeb"/>
    </style:style>
    <style:style style:name="Tabla16.D2" style:family="table-cell">
      <style:table-cell-properties style:vertical-align="middle" fo:padding="0.053cm" fo:border="0.05pt solid #ebebeb"/>
    </style:style>
    <style:style style:name="Tabla16.A3" style:family="table-cell">
      <style:table-cell-properties style:vertical-align="middle" fo:padding="0.053cm" fo:border="0.05pt solid #ebebeb"/>
    </style:style>
    <style:style style:name="Tabla16.B3" style:family="table-cell">
      <style:table-cell-properties style:vertical-align="middle" fo:padding="0.053cm" fo:border="0.05pt solid #ebebeb"/>
    </style:style>
    <style:style style:name="Tabla16.C3" style:family="table-cell">
      <style:table-cell-properties style:vertical-align="middle" fo:padding="0.053cm" fo:border="0.05pt solid #ebebeb"/>
    </style:style>
    <style:style style:name="Tabla16.D3" style:family="table-cell">
      <style:table-cell-properties style:vertical-align="middle" fo:padding="0.053cm" fo:border="0.05pt solid #ebebeb"/>
    </style:style>
    <style:style style:name="Tabla16.A4" style:family="table-cell">
      <style:table-cell-properties style:vertical-align="middle" fo:padding="0.053cm" fo:border="0.05pt solid #ebebeb"/>
    </style:style>
    <style:style style:name="Tabla16.B4" style:family="table-cell">
      <style:table-cell-properties style:vertical-align="middle" fo:padding="0.053cm" fo:border="0.05pt solid #ebebeb"/>
    </style:style>
    <style:style style:name="Tabla16.C4" style:family="table-cell">
      <style:table-cell-properties style:vertical-align="middle" fo:padding="0.053cm" fo:border="0.05pt solid #ebebeb"/>
    </style:style>
    <style:style style:name="Tabla16.D4" style:family="table-cell">
      <style:table-cell-properties style:vertical-align="middle" fo:padding="0.053cm" fo:border="0.05pt solid #ebebeb"/>
    </style:style>
    <style:style style:name="Tabla16.A5" style:family="table-cell">
      <style:table-cell-properties style:vertical-align="middle" fo:padding="0.053cm" fo:border="0.05pt solid #ebebeb"/>
    </style:style>
    <style:style style:name="Tabla16.B5" style:family="table-cell">
      <style:table-cell-properties style:vertical-align="middle" fo:padding="0.053cm" fo:border="0.05pt solid #ebebeb"/>
    </style:style>
    <style:style style:name="Tabla16.C5" style:family="table-cell">
      <style:table-cell-properties style:vertical-align="middle" fo:padding="0.053cm" fo:border="0.05pt solid #ebebeb"/>
    </style:style>
    <style:style style:name="Tabla16.D5" style:family="table-cell">
      <style:table-cell-properties style:vertical-align="middle" fo:padding="0.053cm" fo:border="0.05pt solid #ebebeb"/>
    </style:style>
    <style:style style:name="Tabla16.A6" style:family="table-cell">
      <style:table-cell-properties style:vertical-align="middle" fo:padding="0.053cm" fo:border="0.05pt solid #ebebeb"/>
    </style:style>
    <style:style style:name="Tabla16.B6" style:family="table-cell">
      <style:table-cell-properties style:vertical-align="middle" fo:padding="0.053cm" fo:border="0.05pt solid #ebebeb"/>
    </style:style>
    <style:style style:name="Tabla16.C6" style:family="table-cell">
      <style:table-cell-properties style:vertical-align="middle" fo:padding="0.053cm" fo:border="0.05pt solid #ebebeb"/>
    </style:style>
    <style:style style:name="Tabla16.D6" style:family="table-cell">
      <style:table-cell-properties style:vertical-align="middle" fo:padding="0.053cm" fo:border="0.05pt solid #ebebeb"/>
    </style:style>
    <style:style style:name="Tabla16.A7" style:family="table-cell">
      <style:table-cell-properties style:vertical-align="middle" fo:padding="0.053cm" fo:border="0.05pt solid #ebebeb"/>
    </style:style>
    <style:style style:name="Tabla16.B7" style:family="table-cell">
      <style:table-cell-properties style:vertical-align="middle" fo:padding="0.053cm" fo:border="0.05pt solid #ebebeb"/>
    </style:style>
    <style:style style:name="Tabla16.C7" style:family="table-cell">
      <style:table-cell-properties style:vertical-align="middle" fo:padding="0.053cm" fo:border="0.05pt solid #ebebeb"/>
    </style:style>
    <style:style style:name="Tabla16.D7" style:family="table-cell">
      <style:table-cell-properties style:vertical-align="middle" fo:padding="0.053cm" fo:border="0.05pt solid #ebebeb"/>
    </style:style>
    <style:style style:name="Tabla16.A8" style:family="table-cell">
      <style:table-cell-properties style:vertical-align="middle" fo:padding="0.053cm" fo:border="0.05pt solid #ebebeb"/>
    </style:style>
    <style:style style:name="Tabla16.B8" style:family="table-cell">
      <style:table-cell-properties style:vertical-align="middle" fo:padding="0.053cm" fo:border="0.05pt solid #ebebeb"/>
    </style:style>
    <style:style style:name="Tabla16.C8" style:family="table-cell">
      <style:table-cell-properties style:vertical-align="middle" fo:padding="0.053cm" fo:border="0.05pt solid #ebebeb"/>
    </style:style>
    <style:style style:name="Tabla16.D8" style:family="table-cell">
      <style:table-cell-properties style:vertical-align="middle" fo:padding="0.053cm" fo:border="0.05pt solid #ebebeb"/>
    </style:style>
    <style:style style:name="Tabla16.A9" style:family="table-cell">
      <style:table-cell-properties style:vertical-align="middle" fo:padding="0.053cm" fo:border="0.05pt solid #ebebeb"/>
    </style:style>
    <style:style style:name="Tabla16.B9" style:family="table-cell">
      <style:table-cell-properties style:vertical-align="middle" fo:padding="0.053cm" fo:border="0.05pt solid #ebebeb"/>
    </style:style>
    <style:style style:name="Tabla16.C9" style:family="table-cell">
      <style:table-cell-properties style:vertical-align="middle" fo:padding="0.053cm" fo:border="0.05pt solid #ebebeb"/>
    </style:style>
    <style:style style:name="Tabla16.D9" style:family="table-cell">
      <style:table-cell-properties style:vertical-align="middle" fo:padding="0.053cm" fo:border="0.05pt solid #ebebeb"/>
    </style:style>
    <style:style style:name="Tabla16.A10" style:family="table-cell">
      <style:table-cell-properties style:vertical-align="middle" fo:padding="0.053cm" fo:border="0.05pt solid #ebebeb"/>
    </style:style>
    <style:style style:name="Tabla16.B10" style:family="table-cell">
      <style:table-cell-properties style:vertical-align="middle" fo:padding="0.053cm" fo:border="0.05pt solid #ebebeb"/>
    </style:style>
    <style:style style:name="Tabla16.C10" style:family="table-cell">
      <style:table-cell-properties style:vertical-align="middle" fo:padding="0.053cm" fo:border="0.05pt solid #ebebeb"/>
    </style:style>
    <style:style style:name="Tabla16.D10" style:family="table-cell">
      <style:table-cell-properties style:vertical-align="middle" fo:padding="0.053cm" fo:border="0.05pt solid #ebebeb"/>
    </style:style>
    <style:style style:name="Tabla16.A11" style:family="table-cell">
      <style:table-cell-properties style:vertical-align="middle" fo:padding="0.053cm" fo:border="0.05pt solid #ebebeb"/>
    </style:style>
    <style:style style:name="Tabla16.B11" style:family="table-cell">
      <style:table-cell-properties style:vertical-align="middle" fo:padding="0.053cm" fo:border="0.05pt solid #ebebeb"/>
    </style:style>
    <style:style style:name="Tabla16.C11" style:family="table-cell">
      <style:table-cell-properties style:vertical-align="middle" fo:padding="0.053cm" fo:border="0.05pt solid #ebebeb"/>
    </style:style>
    <style:style style:name="Tabla16.D11" style:family="table-cell">
      <style:table-cell-properties style:vertical-align="middle" fo:padding="0.053cm" fo:border="0.05pt solid #ebebeb"/>
    </style:style>
    <style:style style:name="Tabla16.A12" style:family="table-cell">
      <style:table-cell-properties style:vertical-align="middle" fo:padding="0.053cm" fo:border="0.05pt solid #ebebeb"/>
    </style:style>
    <style:style style:name="Tabla16.B12" style:family="table-cell">
      <style:table-cell-properties style:vertical-align="middle" fo:padding="0.053cm" fo:border="0.05pt solid #ebebeb"/>
    </style:style>
    <style:style style:name="Tabla16.C12" style:family="table-cell">
      <style:table-cell-properties style:vertical-align="middle" fo:padding="0.053cm" fo:border="0.05pt solid #ebebeb"/>
    </style:style>
    <style:style style:name="Tabla16.D12" style:family="table-cell">
      <style:table-cell-properties style:vertical-align="middle" fo:padding="0.053cm" fo:border="0.05pt solid #ebebeb"/>
    </style:style>
    <style:style style:name="Tabla16.A13" style:family="table-cell">
      <style:table-cell-properties style:vertical-align="middle" fo:padding="0.053cm" fo:border="0.05pt solid #ebebeb"/>
    </style:style>
    <style:style style:name="Tabla16.B13" style:family="table-cell">
      <style:table-cell-properties style:vertical-align="middle" fo:padding="0.053cm" fo:border="0.05pt solid #ebebeb"/>
    </style:style>
    <style:style style:name="Tabla16.C13" style:family="table-cell">
      <style:table-cell-properties style:vertical-align="middle" fo:padding="0.053cm" fo:border="0.05pt solid #ebebeb"/>
    </style:style>
    <style:style style:name="Tabla16.D13" style:family="table-cell">
      <style:table-cell-properties style:vertical-align="middle" fo:padding="0.053cm" fo:border="0.05pt solid #ebebeb"/>
    </style:style>
    <style:style style:name="Tabla16.A14" style:family="table-cell">
      <style:table-cell-properties style:vertical-align="middle" fo:padding="0.053cm" fo:border="0.05pt solid #ebebeb"/>
    </style:style>
    <style:style style:name="Tabla16.B14" style:family="table-cell">
      <style:table-cell-properties style:vertical-align="middle" fo:padding="0.053cm" fo:border="0.05pt solid #ebebeb"/>
    </style:style>
    <style:style style:name="Tabla16.C14" style:family="table-cell">
      <style:table-cell-properties style:vertical-align="middle" fo:padding="0.053cm" fo:border="0.05pt solid #ebebeb"/>
    </style:style>
    <style:style style:name="Tabla16.D14" style:family="table-cell">
      <style:table-cell-properties style:vertical-align="middle" fo:padding="0.053cm" fo:border="0.05pt solid #ebebeb"/>
    </style:style>
    <style:style style:name="Tabla16.A15" style:family="table-cell">
      <style:table-cell-properties style:vertical-align="middle" fo:padding="0.053cm" fo:border="0.05pt solid #ebebeb"/>
    </style:style>
    <style:style style:name="Tabla16.B15" style:family="table-cell">
      <style:table-cell-properties style:vertical-align="middle" fo:padding="0.053cm" fo:border="0.05pt solid #ebebeb"/>
    </style:style>
    <style:style style:name="Tabla16.C15" style:family="table-cell">
      <style:table-cell-properties style:vertical-align="middle" fo:padding="0.053cm" fo:border="0.05pt solid #ebebeb"/>
    </style:style>
    <style:style style:name="Tabla16.D15" style:family="table-cell">
      <style:table-cell-properties style:vertical-align="middle" fo:padding="0.053cm" fo:border="0.05pt solid #ebebeb"/>
    </style:style>
    <style:style style:name="Tabla16.A16" style:family="table-cell">
      <style:table-cell-properties style:vertical-align="middle" fo:padding="0.053cm" fo:border="0.05pt solid #ebebeb"/>
    </style:style>
    <style:style style:name="Tabla16.B16" style:family="table-cell">
      <style:table-cell-properties style:vertical-align="middle" fo:padding="0.053cm" fo:border="0.05pt solid #ebebeb"/>
    </style:style>
    <style:style style:name="Tabla16.C16" style:family="table-cell">
      <style:table-cell-properties style:vertical-align="middle" fo:padding="0.053cm" fo:border="0.05pt solid #ebebeb"/>
    </style:style>
    <style:style style:name="Tabla16.D16" style:family="table-cell">
      <style:table-cell-properties style:vertical-align="middle" fo:padding="0.053cm" fo:border="0.05pt solid #ebebeb"/>
    </style:style>
    <style:style style:name="Tabla16.A17" style:family="table-cell">
      <style:table-cell-properties style:vertical-align="middle" fo:padding="0.053cm" fo:border="0.05pt solid #ebebeb"/>
    </style:style>
    <style:style style:name="Tabla16.B17" style:family="table-cell">
      <style:table-cell-properties style:vertical-align="middle" fo:padding="0.053cm" fo:border="0.05pt solid #ebebeb"/>
    </style:style>
    <style:style style:name="Tabla16.C17" style:family="table-cell">
      <style:table-cell-properties style:vertical-align="middle" fo:padding="0.053cm" fo:border="0.05pt solid #ebebeb"/>
    </style:style>
    <style:style style:name="Tabla16.D17" style:family="table-cell">
      <style:table-cell-properties style:vertical-align="middle" fo:padding="0.053cm" fo:border="0.05pt solid #ebebeb"/>
    </style:style>
    <style:style style:name="Tabla16.A18" style:family="table-cell">
      <style:table-cell-properties style:vertical-align="middle" fo:padding="0.053cm" fo:border="0.05pt solid #ebebeb"/>
    </style:style>
    <style:style style:name="Tabla16.B18" style:family="table-cell">
      <style:table-cell-properties style:vertical-align="middle" fo:padding="0.053cm" fo:border="0.05pt solid #ebebeb"/>
    </style:style>
    <style:style style:name="Tabla16.C18" style:family="table-cell">
      <style:table-cell-properties style:vertical-align="middle" fo:padding="0.053cm" fo:border="0.05pt solid #ebebeb"/>
    </style:style>
    <style:style style:name="Tabla16.D18" style:family="table-cell">
      <style:table-cell-properties style:vertical-align="middle" fo:padding="0.053cm" fo:border="0.05pt solid #ebebeb"/>
    </style:style>
    <style:style style:name="Tabla16.A19" style:family="table-cell">
      <style:table-cell-properties style:vertical-align="middle" fo:padding="0.053cm" fo:border="0.05pt solid #ebebeb"/>
    </style:style>
    <style:style style:name="Tabla16.B19" style:family="table-cell">
      <style:table-cell-properties style:vertical-align="middle" fo:padding="0.053cm" fo:border="0.05pt solid #ebebeb"/>
    </style:style>
    <style:style style:name="Tabla16.C19" style:family="table-cell">
      <style:table-cell-properties style:vertical-align="middle" fo:padding="0.053cm" fo:border="0.05pt solid #ebebeb"/>
    </style:style>
    <style:style style:name="Tabla16.D19" style:family="table-cell">
      <style:table-cell-properties style:vertical-align="middle" fo:padding="0.053cm" fo:border="0.05pt solid #ebebeb"/>
    </style:style>
    <style:style style:name="Tabla16.A20" style:family="table-cell">
      <style:table-cell-properties style:vertical-align="middle" fo:padding="0.053cm" fo:border="0.05pt solid #ebebeb"/>
    </style:style>
    <style:style style:name="Tabla16.B20" style:family="table-cell">
      <style:table-cell-properties style:vertical-align="middle" fo:padding="0.053cm" fo:border="0.05pt solid #ebebeb"/>
    </style:style>
    <style:style style:name="Tabla16.C20" style:family="table-cell">
      <style:table-cell-properties style:vertical-align="middle" fo:padding="0.053cm" fo:border="0.05pt solid #ebebeb"/>
    </style:style>
    <style:style style:name="Tabla16.D20" style:family="table-cell">
      <style:table-cell-properties style:vertical-align="middle" fo:padding="0.053cm" fo:border="0.05pt solid #ebebeb"/>
    </style:style>
    <style:style style:name="Tabla16.A21" style:family="table-cell">
      <style:table-cell-properties style:vertical-align="middle" fo:padding="0.053cm" fo:border="0.05pt solid #ebebeb"/>
    </style:style>
    <style:style style:name="Tabla16.B21" style:family="table-cell">
      <style:table-cell-properties style:vertical-align="middle" fo:padding="0.053cm" fo:border="0.05pt solid #ebebeb"/>
    </style:style>
    <style:style style:name="Tabla16.C21" style:family="table-cell">
      <style:table-cell-properties style:vertical-align="middle" fo:padding="0.053cm" fo:border="0.05pt solid #ebebeb"/>
    </style:style>
    <style:style style:name="Tabla16.D21" style:family="table-cell">
      <style:table-cell-properties style:vertical-align="middle" fo:padding="0.053cm" fo:border="0.05pt solid #ebebeb"/>
    </style:style>
    <style:style style:name="Tabla16.A22" style:family="table-cell">
      <style:table-cell-properties style:vertical-align="middle" fo:padding="0.053cm" fo:border="0.05pt solid #ebebeb"/>
    </style:style>
    <style:style style:name="Tabla16.B22" style:family="table-cell">
      <style:table-cell-properties style:vertical-align="middle" fo:padding="0.053cm" fo:border="0.05pt solid #ebebeb"/>
    </style:style>
    <style:style style:name="Tabla16.C22" style:family="table-cell">
      <style:table-cell-properties style:vertical-align="middle" fo:padding="0.053cm" fo:border="0.05pt solid #ebebeb"/>
    </style:style>
    <style:style style:name="Tabla16.D22" style:family="table-cell">
      <style:table-cell-properties style:vertical-align="middle" fo:padding="0.053cm" fo:border="0.05pt solid #ebebeb"/>
    </style:style>
    <style:style style:name="Tabla16.A23" style:family="table-cell">
      <style:table-cell-properties style:vertical-align="middle" fo:padding="0.053cm" fo:border="0.05pt solid #ebebeb"/>
    </style:style>
    <style:style style:name="Tabla16.B23" style:family="table-cell">
      <style:table-cell-properties style:vertical-align="middle" fo:padding="0.053cm" fo:border="0.05pt solid #ebebeb"/>
    </style:style>
    <style:style style:name="Tabla16.C23" style:family="table-cell">
      <style:table-cell-properties style:vertical-align="middle" fo:padding="0.053cm" fo:border="0.05pt solid #ebebeb"/>
    </style:style>
    <style:style style:name="Tabla16.D23" style:family="table-cell">
      <style:table-cell-properties style:vertical-align="middle" fo:padding="0.053cm" fo:border="0.05pt solid #ebebeb"/>
    </style:style>
    <style:style style:name="Tabla16.A24" style:family="table-cell">
      <style:table-cell-properties style:vertical-align="middle" fo:padding="0.053cm" fo:border="0.05pt solid #ebebeb"/>
    </style:style>
    <style:style style:name="Tabla16.B24" style:family="table-cell">
      <style:table-cell-properties style:vertical-align="middle" fo:padding="0.053cm" fo:border="0.05pt solid #ebebeb"/>
    </style:style>
    <style:style style:name="Tabla16.C24" style:family="table-cell">
      <style:table-cell-properties style:vertical-align="middle" fo:padding="0.053cm" fo:border="0.05pt solid #ebebeb"/>
    </style:style>
    <style:style style:name="Tabla16.D24" style:family="table-cell">
      <style:table-cell-properties style:vertical-align="middle" fo:padding="0.053cm" fo:border="0.05pt solid #ebebeb"/>
    </style:style>
    <style:style style:name="Tabla16.A25" style:family="table-cell">
      <style:table-cell-properties style:vertical-align="middle" fo:padding="0.053cm" fo:border="0.05pt solid #ebebeb"/>
    </style:style>
    <style:style style:name="Tabla16.B25" style:family="table-cell">
      <style:table-cell-properties style:vertical-align="middle" fo:padding="0.053cm" fo:border="0.05pt solid #ebebeb"/>
    </style:style>
    <style:style style:name="Tabla16.C25" style:family="table-cell">
      <style:table-cell-properties style:vertical-align="middle" fo:padding="0.053cm" fo:border="0.05pt solid #ebebeb"/>
    </style:style>
    <style:style style:name="Tabla16.D25" style:family="table-cell">
      <style:table-cell-properties style:vertical-align="middle" fo:padding="0.053cm" fo:border="0.05pt solid #ebebeb"/>
    </style:style>
    <style:style style:name="Tabla16.A26" style:family="table-cell">
      <style:table-cell-properties style:vertical-align="middle" fo:padding="0.053cm" fo:border="0.05pt solid #ebebeb"/>
    </style:style>
    <style:style style:name="Tabla16.B26" style:family="table-cell">
      <style:table-cell-properties style:vertical-align="middle" fo:padding="0.053cm" fo:border="0.05pt solid #ebebeb"/>
    </style:style>
    <style:style style:name="Tabla16.C26" style:family="table-cell">
      <style:table-cell-properties style:vertical-align="middle" fo:padding="0.053cm" fo:border="0.05pt solid #ebebeb"/>
    </style:style>
    <style:style style:name="Tabla16.D26" style:family="table-cell">
      <style:table-cell-properties style:vertical-align="middle" fo:padding="0.053cm" fo:border="0.05pt solid #ebebeb"/>
    </style:style>
    <style:style style:name="Tabla16.A27" style:family="table-cell">
      <style:table-cell-properties style:vertical-align="middle" fo:padding="0.053cm" fo:border="0.05pt solid #ebebeb"/>
    </style:style>
    <style:style style:name="Tabla16.B27" style:family="table-cell">
      <style:table-cell-properties style:vertical-align="middle" fo:padding="0.053cm" fo:border="0.05pt solid #ebebeb"/>
    </style:style>
    <style:style style:name="Tabla16.C27" style:family="table-cell">
      <style:table-cell-properties style:vertical-align="middle" fo:padding="0.053cm" fo:border="0.05pt solid #ebebeb"/>
    </style:style>
    <style:style style:name="Tabla16.D27" style:family="table-cell">
      <style:table-cell-properties style:vertical-align="middle" fo:padding="0.053cm" fo:border="0.05pt solid #ebebeb"/>
    </style:style>
    <style:style style:name="Tabla16.A28" style:family="table-cell">
      <style:table-cell-properties style:vertical-align="middle" fo:padding="0.053cm" fo:border="0.05pt solid #ebebeb"/>
    </style:style>
    <style:style style:name="Tabla16.B28" style:family="table-cell">
      <style:table-cell-properties style:vertical-align="middle" fo:padding="0.053cm" fo:border="0.05pt solid #ebebeb"/>
    </style:style>
    <style:style style:name="Tabla16.C28" style:family="table-cell">
      <style:table-cell-properties style:vertical-align="middle" fo:padding="0.053cm" fo:border="0.05pt solid #ebebeb"/>
    </style:style>
    <style:style style:name="Tabla16.D28" style:family="table-cell">
      <style:table-cell-properties style:vertical-align="middle" fo:padding="0.053cm" fo:border="0.05pt solid #ebebeb"/>
    </style:style>
    <style:style style:name="Tabla16.A29" style:family="table-cell">
      <style:table-cell-properties style:vertical-align="middle" fo:padding="0.053cm" fo:border="0.05pt solid #ebebeb"/>
    </style:style>
    <style:style style:name="Tabla16.B29" style:family="table-cell">
      <style:table-cell-properties style:vertical-align="middle" fo:padding="0.053cm" fo:border="0.05pt solid #ebebeb"/>
    </style:style>
    <style:style style:name="Tabla16.C29" style:family="table-cell">
      <style:table-cell-properties style:vertical-align="middle" fo:padding="0.053cm" fo:border="0.05pt solid #ebebeb"/>
    </style:style>
    <style:style style:name="Tabla16.D29" style:family="table-cell">
      <style:table-cell-properties style:vertical-align="middle" fo:padding="0.053cm" fo:border="0.05pt solid #ebebeb"/>
    </style:style>
    <style:style style:name="Tabla16.A30" style:family="table-cell">
      <style:table-cell-properties style:vertical-align="middle" fo:padding="0.053cm" fo:border="0.05pt solid #ebebeb"/>
    </style:style>
    <style:style style:name="Tabla16.B30" style:family="table-cell">
      <style:table-cell-properties style:vertical-align="middle" fo:padding="0.053cm" fo:border="0.05pt solid #ebebeb"/>
    </style:style>
    <style:style style:name="Tabla16.C30" style:family="table-cell">
      <style:table-cell-properties style:vertical-align="middle" fo:padding="0.053cm" fo:border="0.05pt solid #ebebeb"/>
    </style:style>
    <style:style style:name="Tabla16.D30" style:family="table-cell">
      <style:table-cell-properties style:vertical-align="middle" fo:padding="0.053cm" fo:border="0.05pt solid #ebebeb"/>
    </style:style>
    <style:style style:name="Tabla16.A31" style:family="table-cell">
      <style:table-cell-properties style:vertical-align="middle" fo:padding="0.053cm" fo:border="0.05pt solid #ebebeb"/>
    </style:style>
    <style:style style:name="Tabla16.B31" style:family="table-cell">
      <style:table-cell-properties style:vertical-align="middle" fo:padding="0.053cm" fo:border="0.05pt solid #ebebeb"/>
    </style:style>
    <style:style style:name="Tabla16.C31" style:family="table-cell">
      <style:table-cell-properties style:vertical-align="middle" fo:padding="0.053cm" fo:border="0.05pt solid #ebebeb"/>
    </style:style>
    <style:style style:name="Tabla16.D31" style:family="table-cell">
      <style:table-cell-properties style:vertical-align="middle" fo:padding="0.053cm" fo:border="0.05pt solid #ebebeb"/>
    </style:style>
    <style:style style:name="Tabla16.A32" style:family="table-cell">
      <style:table-cell-properties style:vertical-align="middle" fo:padding="0.053cm" fo:border="0.05pt solid #ebebeb"/>
    </style:style>
    <style:style style:name="Tabla16.B32" style:family="table-cell">
      <style:table-cell-properties style:vertical-align="middle" fo:padding="0.053cm" fo:border="0.05pt solid #ebebeb"/>
    </style:style>
    <style:style style:name="Tabla16.C32" style:family="table-cell">
      <style:table-cell-properties style:vertical-align="middle" fo:padding="0.053cm" fo:border="0.05pt solid #ebebeb"/>
    </style:style>
    <style:style style:name="Tabla16.D32" style:family="table-cell">
      <style:table-cell-properties style:vertical-align="middle" fo:padding="0.053cm" fo:border="0.05pt solid #ebebeb"/>
    </style:style>
    <style:style style:name="Tabla16.A33" style:family="table-cell">
      <style:table-cell-properties style:vertical-align="middle" fo:padding="0.053cm" fo:border="0.05pt solid #ebebeb"/>
    </style:style>
    <style:style style:name="Tabla16.B33" style:family="table-cell">
      <style:table-cell-properties style:vertical-align="middle" fo:padding="0.053cm" fo:border="0.05pt solid #ebebeb"/>
    </style:style>
    <style:style style:name="Tabla16.C33" style:family="table-cell">
      <style:table-cell-properties style:vertical-align="middle" fo:padding="0.053cm" fo:border="0.05pt solid #ebebeb"/>
    </style:style>
    <style:style style:name="Tabla16.D33" style:family="table-cell">
      <style:table-cell-properties style:vertical-align="middle" fo:padding="0.053cm" fo:border="0.05pt solid #ebebeb"/>
    </style:style>
    <style:style style:name="Tabla16.A34" style:family="table-cell">
      <style:table-cell-properties style:vertical-align="middle" fo:padding="0.053cm" fo:border="0.05pt solid #ebebeb"/>
    </style:style>
    <style:style style:name="Tabla16.B34" style:family="table-cell">
      <style:table-cell-properties style:vertical-align="middle" fo:padding="0.053cm" fo:border="0.05pt solid #ebebeb"/>
    </style:style>
    <style:style style:name="Tabla16.C34" style:family="table-cell">
      <style:table-cell-properties style:vertical-align="middle" fo:padding="0.053cm" fo:border="0.05pt solid #ebebeb"/>
    </style:style>
    <style:style style:name="Tabla16.D34" style:family="table-cell">
      <style:table-cell-properties style:vertical-align="middle" fo:padding="0.053cm" fo:border="0.05pt solid #ebebeb"/>
    </style:style>
    <style:style style:name="Tabla16.A35" style:family="table-cell">
      <style:table-cell-properties style:vertical-align="middle" fo:padding="0.053cm" fo:border="0.05pt solid #ebebeb"/>
    </style:style>
    <style:style style:name="Tabla16.B35" style:family="table-cell">
      <style:table-cell-properties style:vertical-align="middle" fo:padding="0.053cm" fo:border="0.05pt solid #ebebeb"/>
    </style:style>
    <style:style style:name="Tabla16.C35" style:family="table-cell">
      <style:table-cell-properties style:vertical-align="middle" fo:padding="0.053cm" fo:border="0.05pt solid #ebebeb"/>
    </style:style>
    <style:style style:name="Tabla16.D35" style:family="table-cell">
      <style:table-cell-properties style:vertical-align="middle" fo:padding="0.053cm" fo:border="0.05pt solid #ebebeb"/>
    </style:style>
    <style:style style:name="Tabla16.A36" style:family="table-cell">
      <style:table-cell-properties style:vertical-align="middle" fo:padding="0.053cm" fo:border="0.05pt solid #ebebeb"/>
    </style:style>
    <style:style style:name="Tabla16.B36" style:family="table-cell">
      <style:table-cell-properties style:vertical-align="middle" fo:padding="0.053cm" fo:border="0.05pt solid #ebebeb"/>
    </style:style>
    <style:style style:name="Tabla16.C36" style:family="table-cell">
      <style:table-cell-properties style:vertical-align="middle" fo:padding="0.053cm" fo:border="0.05pt solid #ebebeb"/>
    </style:style>
    <style:style style:name="Tabla16.D36" style:family="table-cell">
      <style:table-cell-properties style:vertical-align="middle" fo:padding="0.053cm" fo:border="0.05pt solid #ebebeb"/>
    </style:style>
    <style:style style:name="Tabla16.A37" style:family="table-cell">
      <style:table-cell-properties style:vertical-align="middle" fo:padding="0.053cm" fo:border="0.05pt solid #ebebeb"/>
    </style:style>
    <style:style style:name="Tabla16.B37" style:family="table-cell">
      <style:table-cell-properties style:vertical-align="middle" fo:padding="0.053cm" fo:border="0.05pt solid #ebebeb"/>
    </style:style>
    <style:style style:name="Tabla16.C37" style:family="table-cell">
      <style:table-cell-properties style:vertical-align="middle" fo:padding="0.053cm" fo:border="0.05pt solid #ebebeb"/>
    </style:style>
    <style:style style:name="Tabla16.D37" style:family="table-cell">
      <style:table-cell-properties style:vertical-align="middle" fo:padding="0.053cm" fo:border="0.05pt solid #ebebeb"/>
    </style:style>
    <style:style style:name="Tabla16.A38" style:family="table-cell">
      <style:table-cell-properties style:vertical-align="middle" fo:padding="0.053cm" fo:border="0.05pt solid #ebebeb"/>
    </style:style>
    <style:style style:name="Tabla16.B38" style:family="table-cell">
      <style:table-cell-properties style:vertical-align="middle" fo:padding="0.053cm" fo:border="0.05pt solid #ebebeb"/>
    </style:style>
    <style:style style:name="Tabla16.C38" style:family="table-cell">
      <style:table-cell-properties style:vertical-align="middle" fo:padding="0.053cm" fo:border="0.05pt solid #ebebeb"/>
    </style:style>
    <style:style style:name="Tabla16.D38" style:family="table-cell">
      <style:table-cell-properties style:vertical-align="middle" fo:padding="0.053cm" fo:border="0.05pt solid #ebebeb"/>
    </style:style>
    <style:style style:name="Tabla16.A39" style:family="table-cell">
      <style:table-cell-properties style:vertical-align="middle" fo:padding="0.053cm" fo:border="0.05pt solid #ebebeb"/>
    </style:style>
    <style:style style:name="Tabla16.B39" style:family="table-cell">
      <style:table-cell-properties style:vertical-align="middle" fo:padding="0.053cm" fo:border="0.05pt solid #ebebeb"/>
    </style:style>
    <style:style style:name="Tabla16.C39" style:family="table-cell">
      <style:table-cell-properties style:vertical-align="middle" fo:padding="0.053cm" fo:border="0.05pt solid #ebebeb"/>
    </style:style>
    <style:style style:name="Tabla16.D39" style:family="table-cell">
      <style:table-cell-properties style:vertical-align="middle" fo:padding="0.053cm" fo:border="0.05pt solid #ebebeb"/>
    </style:style>
    <style:style style:name="Tabla16.A40" style:family="table-cell">
      <style:table-cell-properties style:vertical-align="middle" fo:padding="0.053cm" fo:border="0.05pt solid #ebebeb"/>
    </style:style>
    <style:style style:name="Tabla16.B40" style:family="table-cell">
      <style:table-cell-properties style:vertical-align="middle" fo:padding="0.053cm" fo:border="0.05pt solid #ebebeb"/>
    </style:style>
    <style:style style:name="Tabla16.C40" style:family="table-cell">
      <style:table-cell-properties style:vertical-align="middle" fo:padding="0.053cm" fo:border="0.05pt solid #ebebeb"/>
    </style:style>
    <style:style style:name="Tabla16.D40" style:family="table-cell">
      <style:table-cell-properties style:vertical-align="middle" fo:padding="0.053cm" fo:border="0.05pt solid #ebebeb"/>
    </style:style>
    <style:style style:name="Tabla16.A41" style:family="table-cell">
      <style:table-cell-properties style:vertical-align="middle" fo:padding="0.053cm" fo:border="0.05pt solid #ebebeb"/>
    </style:style>
    <style:style style:name="Tabla16.B41" style:family="table-cell">
      <style:table-cell-properties style:vertical-align="middle" fo:padding="0.053cm" fo:border="0.05pt solid #ebebeb"/>
    </style:style>
    <style:style style:name="Tabla16.C41" style:family="table-cell">
      <style:table-cell-properties style:vertical-align="middle" fo:padding="0.053cm" fo:border="0.05pt solid #ebebeb"/>
    </style:style>
    <style:style style:name="Tabla16.D41" style:family="table-cell">
      <style:table-cell-properties style:vertical-align="middle" fo:padding="0.053cm" fo:border="0.05pt solid #ebebeb"/>
    </style:style>
    <style:style style:name="Tabla16.A42" style:family="table-cell">
      <style:table-cell-properties style:vertical-align="middle" fo:padding="0.053cm" fo:border="0.05pt solid #ebebeb"/>
    </style:style>
    <style:style style:name="Tabla16.B42" style:family="table-cell">
      <style:table-cell-properties style:vertical-align="middle" fo:padding="0.053cm" fo:border="0.05pt solid #ebebeb"/>
    </style:style>
    <style:style style:name="Tabla16.C42" style:family="table-cell">
      <style:table-cell-properties style:vertical-align="middle" fo:padding="0.053cm" fo:border="0.05pt solid #ebebeb"/>
    </style:style>
    <style:style style:name="Tabla16.D42" style:family="table-cell">
      <style:table-cell-properties style:vertical-align="middle" fo:padding="0.053cm" fo:border="0.05pt solid #ebebeb"/>
    </style:style>
    <style:style style:name="Tabla16.A43" style:family="table-cell">
      <style:table-cell-properties style:vertical-align="middle" fo:padding="0.053cm" fo:border="0.05pt solid #ebebeb"/>
    </style:style>
    <style:style style:name="Tabla16.B43" style:family="table-cell">
      <style:table-cell-properties style:vertical-align="middle" fo:padding="0.053cm" fo:border="0.05pt solid #ebebeb"/>
    </style:style>
    <style:style style:name="Tabla16.C43" style:family="table-cell">
      <style:table-cell-properties style:vertical-align="middle" fo:padding="0.053cm" fo:border="0.05pt solid #ebebeb"/>
    </style:style>
    <style:style style:name="Tabla16.D43" style:family="table-cell">
      <style:table-cell-properties style:vertical-align="middle" fo:padding="0.053cm" fo:border="0.05pt solid #ebebeb"/>
    </style:style>
    <style:style style:name="Tabla16.A44" style:family="table-cell">
      <style:table-cell-properties style:vertical-align="middle" fo:padding="0.053cm" fo:border="0.05pt solid #ebebeb"/>
    </style:style>
    <style:style style:name="Tabla16.B44" style:family="table-cell">
      <style:table-cell-properties style:vertical-align="middle" fo:padding="0.053cm" fo:border="0.05pt solid #ebebeb"/>
    </style:style>
    <style:style style:name="Tabla16.C44" style:family="table-cell">
      <style:table-cell-properties style:vertical-align="middle" fo:padding="0.053cm" fo:border="0.05pt solid #ebebeb"/>
    </style:style>
    <style:style style:name="Tabla16.D44" style:family="table-cell">
      <style:table-cell-properties style:vertical-align="middle" fo:padding="0.053cm" fo:border="0.05pt solid #ebebeb"/>
    </style:style>
    <style:style style:name="Tabla16.A45" style:family="table-cell">
      <style:table-cell-properties style:vertical-align="middle" fo:padding="0.053cm" fo:border="0.05pt solid #ebebeb"/>
    </style:style>
    <style:style style:name="Tabla16.B45" style:family="table-cell">
      <style:table-cell-properties style:vertical-align="middle" fo:padding="0.053cm" fo:border="0.05pt solid #ebebeb"/>
    </style:style>
    <style:style style:name="Tabla16.C45" style:family="table-cell">
      <style:table-cell-properties style:vertical-align="middle" fo:padding="0.053cm" fo:border="0.05pt solid #ebebeb"/>
    </style:style>
    <style:style style:name="Tabla16.D45" style:family="table-cell">
      <style:table-cell-properties style:vertical-align="middle" fo:padding="0.053cm" fo:border="0.05pt solid #ebebeb"/>
    </style:style>
    <style:style style:name="Tabla16.A46" style:family="table-cell">
      <style:table-cell-properties style:vertical-align="middle" fo:padding="0.053cm" fo:border="0.05pt solid #ebebeb"/>
    </style:style>
    <style:style style:name="Tabla16.B46" style:family="table-cell">
      <style:table-cell-properties style:vertical-align="middle" fo:padding="0.053cm" fo:border="0.05pt solid #ebebeb"/>
    </style:style>
    <style:style style:name="Tabla16.C46" style:family="table-cell">
      <style:table-cell-properties style:vertical-align="middle" fo:padding="0.053cm" fo:border="0.05pt solid #ebebeb"/>
    </style:style>
    <style:style style:name="Tabla16.D46" style:family="table-cell">
      <style:table-cell-properties style:vertical-align="middle" fo:padding="0.053cm" fo:border="0.05pt solid #ebebeb"/>
    </style:style>
    <style:style style:name="Tabla16.A47" style:family="table-cell">
      <style:table-cell-properties style:vertical-align="middle" fo:padding="0.053cm" fo:border="0.05pt solid #ebebeb"/>
    </style:style>
    <style:style style:name="Tabla16.B47" style:family="table-cell">
      <style:table-cell-properties style:vertical-align="middle" fo:padding="0.053cm" fo:border="0.05pt solid #ebebeb"/>
    </style:style>
    <style:style style:name="Tabla16.C47" style:family="table-cell">
      <style:table-cell-properties style:vertical-align="middle" fo:padding="0.053cm" fo:border="0.05pt solid #ebebeb"/>
    </style:style>
    <style:style style:name="Tabla16.D47" style:family="table-cell">
      <style:table-cell-properties style:vertical-align="middle" fo:padding="0.053cm" fo:border="0.05pt solid #ebebeb"/>
    </style:style>
    <style:style style:name="Tabla16.A48" style:family="table-cell">
      <style:table-cell-properties style:vertical-align="middle" fo:padding="0.053cm" fo:border="0.05pt solid #ebebeb"/>
    </style:style>
    <style:style style:name="Tabla16.B48" style:family="table-cell">
      <style:table-cell-properties style:vertical-align="middle" fo:padding="0.053cm" fo:border="0.05pt solid #ebebeb"/>
    </style:style>
    <style:style style:name="Tabla16.C48" style:family="table-cell">
      <style:table-cell-properties style:vertical-align="middle" fo:padding="0.053cm" fo:border="0.05pt solid #ebebeb"/>
    </style:style>
    <style:style style:name="Tabla16.D48" style:family="table-cell">
      <style:table-cell-properties style:vertical-align="middle" fo:padding="0.053cm" fo:border="0.05pt solid #ebebeb"/>
    </style:style>
    <style:style style:name="Tabla16.A49" style:family="table-cell">
      <style:table-cell-properties style:vertical-align="middle" fo:padding="0.053cm" fo:border="0.05pt solid #ebebeb"/>
    </style:style>
    <style:style style:name="Tabla16.B49" style:family="table-cell">
      <style:table-cell-properties style:vertical-align="middle" fo:padding="0.053cm" fo:border="0.05pt solid #ebebeb"/>
    </style:style>
    <style:style style:name="Tabla16.C49" style:family="table-cell">
      <style:table-cell-properties style:vertical-align="middle" fo:padding="0.053cm" fo:border="0.05pt solid #ebebeb"/>
    </style:style>
    <style:style style:name="Tabla16.D49" style:family="table-cell">
      <style:table-cell-properties style:vertical-align="middle" fo:padding="0.053cm" fo:border="0.05pt solid #ebebeb"/>
    </style:style>
    <style:style style:name="Tabla16.A50" style:family="table-cell">
      <style:table-cell-properties style:vertical-align="middle" fo:padding="0.053cm" fo:border="0.05pt solid #ebebeb"/>
    </style:style>
    <style:style style:name="Tabla16.B50" style:family="table-cell">
      <style:table-cell-properties style:vertical-align="middle" fo:padding="0.053cm" fo:border="0.05pt solid #ebebeb"/>
    </style:style>
    <style:style style:name="Tabla16.C50" style:family="table-cell">
      <style:table-cell-properties style:vertical-align="middle" fo:padding="0.053cm" fo:border="0.05pt solid #ebebeb"/>
    </style:style>
    <style:style style:name="Tabla16.D50" style:family="table-cell">
      <style:table-cell-properties style:vertical-align="middle" fo:padding="0.053cm" fo:border="0.05pt solid #ebebeb"/>
    </style:style>
    <style:style style:name="Tabla16.A51" style:family="table-cell">
      <style:table-cell-properties style:vertical-align="middle" fo:padding="0.053cm" fo:border="0.05pt solid #ebebeb"/>
    </style:style>
    <style:style style:name="Tabla16.B51" style:family="table-cell">
      <style:table-cell-properties style:vertical-align="middle" fo:padding="0.053cm" fo:border="0.05pt solid #ebebeb"/>
    </style:style>
    <style:style style:name="Tabla16.C51" style:family="table-cell">
      <style:table-cell-properties style:vertical-align="middle" fo:padding="0.053cm" fo:border="0.05pt solid #ebebeb"/>
    </style:style>
    <style:style style:name="Tabla16.D51" style:family="table-cell">
      <style:table-cell-properties style:vertical-align="middle" fo:padding="0.053cm" fo:border="0.05pt solid #ebebeb"/>
    </style:style>
    <style:style style:name="Tabla16.A52" style:family="table-cell">
      <style:table-cell-properties style:vertical-align="middle" fo:padding="0.053cm" fo:border="0.05pt solid #ebebeb"/>
    </style:style>
    <style:style style:name="Tabla16.B52" style:family="table-cell">
      <style:table-cell-properties style:vertical-align="middle" fo:padding="0.053cm" fo:border="0.05pt solid #ebebeb"/>
    </style:style>
    <style:style style:name="Tabla16.C52" style:family="table-cell">
      <style:table-cell-properties style:vertical-align="middle" fo:padding="0.053cm" fo:border="0.05pt solid #ebebeb"/>
    </style:style>
    <style:style style:name="Tabla16.D52" style:family="table-cell">
      <style:table-cell-properties style:vertical-align="middle" fo:padding="0.053cm" fo:border="0.05pt solid #ebebeb"/>
    </style:style>
    <style:style style:name="Tabla16.A53" style:family="table-cell">
      <style:table-cell-properties style:vertical-align="middle" fo:padding="0.053cm" fo:border="0.05pt solid #ebebeb"/>
    </style:style>
    <style:style style:name="Tabla16.B53" style:family="table-cell">
      <style:table-cell-properties style:vertical-align="middle" fo:padding="0.053cm" fo:border="0.05pt solid #ebebeb"/>
    </style:style>
    <style:style style:name="Tabla16.C53" style:family="table-cell">
      <style:table-cell-properties style:vertical-align="middle" fo:padding="0.053cm" fo:border="0.05pt solid #ebebeb"/>
    </style:style>
    <style:style style:name="Tabla16.D53" style:family="table-cell">
      <style:table-cell-properties style:vertical-align="middle" fo:padding="0.053cm" fo:border="0.05pt solid #ebebeb"/>
    </style:style>
    <style:style style:name="Tabla16.A54" style:family="table-cell">
      <style:table-cell-properties style:vertical-align="middle" fo:padding="0.053cm" fo:border="0.05pt solid #ebebeb"/>
    </style:style>
    <style:style style:name="Tabla16.B54" style:family="table-cell">
      <style:table-cell-properties style:vertical-align="middle" fo:padding="0.053cm" fo:border="0.05pt solid #ebebeb"/>
    </style:style>
    <style:style style:name="Tabla16.C54" style:family="table-cell">
      <style:table-cell-properties style:vertical-align="middle" fo:padding="0.053cm" fo:border="0.05pt solid #ebebeb"/>
    </style:style>
    <style:style style:name="Tabla16.D54" style:family="table-cell">
      <style:table-cell-properties style:vertical-align="middle" fo:padding="0.053cm" fo:border="0.05pt solid #ebebeb"/>
    </style:style>
    <style:style style:name="Tabla16.A55" style:family="table-cell">
      <style:table-cell-properties style:vertical-align="middle" fo:padding="0.053cm" fo:border="0.05pt solid #ebebeb"/>
    </style:style>
    <style:style style:name="Tabla16.B55" style:family="table-cell">
      <style:table-cell-properties style:vertical-align="middle" fo:padding="0.053cm" fo:border="0.05pt solid #ebebeb"/>
    </style:style>
    <style:style style:name="Tabla16.C55" style:family="table-cell">
      <style:table-cell-properties style:vertical-align="middle" fo:padding="0.053cm" fo:border="0.05pt solid #ebebeb"/>
    </style:style>
    <style:style style:name="Tabla16.D55" style:family="table-cell">
      <style:table-cell-properties style:vertical-align="middle" fo:padding="0.053cm" fo:border="0.05pt solid #ebebeb"/>
    </style:style>
    <style:style style:name="Tabla16.A56" style:family="table-cell">
      <style:table-cell-properties style:vertical-align="middle" fo:padding="0.053cm" fo:border="0.05pt solid #ebebeb"/>
    </style:style>
    <style:style style:name="Tabla16.B56" style:family="table-cell">
      <style:table-cell-properties style:vertical-align="middle" fo:padding="0.053cm" fo:border="0.05pt solid #ebebeb"/>
    </style:style>
    <style:style style:name="Tabla16.C56" style:family="table-cell">
      <style:table-cell-properties style:vertical-align="middle" fo:padding="0.053cm" fo:border="0.05pt solid #ebebeb"/>
    </style:style>
    <style:style style:name="Tabla16.D56" style:family="table-cell">
      <style:table-cell-properties style:vertical-align="middle" fo:padding="0.053cm" fo:border="0.05pt solid #ebebeb"/>
    </style:style>
    <style:style style:name="Tabla16.A57" style:family="table-cell">
      <style:table-cell-properties style:vertical-align="middle" fo:padding="0.053cm" fo:border="0.05pt solid #ebebeb"/>
    </style:style>
    <style:style style:name="Tabla16.B57" style:family="table-cell">
      <style:table-cell-properties style:vertical-align="middle" fo:padding="0.053cm" fo:border="0.05pt solid #ebebeb"/>
    </style:style>
    <style:style style:name="Tabla16.C57" style:family="table-cell">
      <style:table-cell-properties style:vertical-align="middle" fo:padding="0.053cm" fo:border="0.05pt solid #ebebeb"/>
    </style:style>
    <style:style style:name="Tabla16.D57" style:family="table-cell">
      <style:table-cell-properties style:vertical-align="middle" fo:padding="0.053cm" fo:border="0.05pt solid #ebebeb"/>
    </style:style>
    <style:style style:name="Tabla16.A58" style:family="table-cell">
      <style:table-cell-properties style:vertical-align="middle" fo:padding="0.053cm" fo:border="0.05pt solid #ebebeb"/>
    </style:style>
    <style:style style:name="Tabla16.B58" style:family="table-cell">
      <style:table-cell-properties style:vertical-align="middle" fo:padding="0.053cm" fo:border="0.05pt solid #ebebeb"/>
    </style:style>
    <style:style style:name="Tabla16.C58" style:family="table-cell">
      <style:table-cell-properties style:vertical-align="middle" fo:padding="0.053cm" fo:border="0.05pt solid #ebebeb"/>
    </style:style>
    <style:style style:name="Tabla16.D58" style:family="table-cell">
      <style:table-cell-properties style:vertical-align="middle" fo:padding="0.053cm" fo:border="0.05pt solid #ebebeb"/>
    </style:style>
    <style:style style:name="Tabla16.A59" style:family="table-cell">
      <style:table-cell-properties style:vertical-align="middle" fo:padding="0.053cm" fo:border="0.05pt solid #ebebeb"/>
    </style:style>
    <style:style style:name="Tabla16.B59" style:family="table-cell">
      <style:table-cell-properties style:vertical-align="middle" fo:padding="0.053cm" fo:border="0.05pt solid #ebebeb"/>
    </style:style>
    <style:style style:name="Tabla16.C59" style:family="table-cell">
      <style:table-cell-properties style:vertical-align="middle" fo:padding="0.053cm" fo:border="0.05pt solid #ebebeb"/>
    </style:style>
    <style:style style:name="Tabla16.D59" style:family="table-cell">
      <style:table-cell-properties style:vertical-align="middle" fo:padding="0.053cm" fo:border="0.05pt solid #ebebeb"/>
    </style:style>
    <style:style style:name="Tabla16.A60" style:family="table-cell">
      <style:table-cell-properties style:vertical-align="middle" fo:padding="0.053cm" fo:border="0.05pt solid #ebebeb"/>
    </style:style>
    <style:style style:name="Tabla16.B60" style:family="table-cell">
      <style:table-cell-properties style:vertical-align="middle" fo:padding="0.053cm" fo:border="0.05pt solid #ebebeb"/>
    </style:style>
    <style:style style:name="Tabla16.C60" style:family="table-cell">
      <style:table-cell-properties style:vertical-align="middle" fo:padding="0.053cm" fo:border="0.05pt solid #ebebeb"/>
    </style:style>
    <style:style style:name="Tabla16.D60" style:family="table-cell">
      <style:table-cell-properties style:vertical-align="middle" fo:padding="0.053cm" fo:border="0.05pt solid #ebebeb"/>
    </style:style>
    <style:style style:name="Tabla16.A61" style:family="table-cell">
      <style:table-cell-properties style:vertical-align="middle" fo:padding="0.053cm" fo:border="0.05pt solid #ebebeb"/>
    </style:style>
    <style:style style:name="Tabla16.B61" style:family="table-cell">
      <style:table-cell-properties style:vertical-align="middle" fo:padding="0.053cm" fo:border="0.05pt solid #ebebeb"/>
    </style:style>
    <style:style style:name="Tabla16.C61" style:family="table-cell">
      <style:table-cell-properties style:vertical-align="middle" fo:padding="0.053cm" fo:border="0.05pt solid #ebebeb"/>
    </style:style>
    <style:style style:name="Tabla16.D61" style:family="table-cell">
      <style:table-cell-properties style:vertical-align="middle" fo:padding="0.053cm" fo:border="0.05pt solid #ebebeb"/>
    </style:style>
    <style:style style:name="Tabla16.A62" style:family="table-cell">
      <style:table-cell-properties style:vertical-align="middle" fo:padding="0.053cm" fo:border="0.05pt solid #ebebeb"/>
    </style:style>
    <style:style style:name="Tabla16.B62" style:family="table-cell">
      <style:table-cell-properties style:vertical-align="middle" fo:padding="0.053cm" fo:border="0.05pt solid #ebebeb"/>
    </style:style>
    <style:style style:name="Tabla16.C62" style:family="table-cell">
      <style:table-cell-properties style:vertical-align="middle" fo:padding="0.053cm" fo:border="0.05pt solid #ebebeb"/>
    </style:style>
    <style:style style:name="Tabla16.D62" style:family="table-cell">
      <style:table-cell-properties style:vertical-align="middle" fo:padding="0.053cm" fo:border="0.05pt solid #ebebeb"/>
    </style:style>
    <style:style style:name="Tabla16.A63" style:family="table-cell">
      <style:table-cell-properties style:vertical-align="middle" fo:padding="0.053cm" fo:border="0.05pt solid #ebebeb"/>
    </style:style>
    <style:style style:name="Tabla16.B63" style:family="table-cell">
      <style:table-cell-properties style:vertical-align="middle" fo:padding="0.053cm" fo:border="0.05pt solid #ebebeb"/>
    </style:style>
    <style:style style:name="Tabla16.C63" style:family="table-cell">
      <style:table-cell-properties style:vertical-align="middle" fo:padding="0.053cm" fo:border="0.05pt solid #ebebeb"/>
    </style:style>
    <style:style style:name="Tabla16.D63" style:family="table-cell">
      <style:table-cell-properties style:vertical-align="middle" fo:padding="0.053cm" fo:border="0.05pt solid #ebebeb"/>
    </style:style>
    <style:style style:name="Tabla16.A64" style:family="table-cell">
      <style:table-cell-properties style:vertical-align="middle" fo:padding="0.053cm" fo:border="0.05pt solid #ebebeb"/>
    </style:style>
    <style:style style:name="Tabla16.B64" style:family="table-cell">
      <style:table-cell-properties style:vertical-align="middle" fo:padding="0.053cm" fo:border="0.05pt solid #ebebeb"/>
    </style:style>
    <style:style style:name="Tabla16.C64" style:family="table-cell">
      <style:table-cell-properties style:vertical-align="middle" fo:padding="0.053cm" fo:border="0.05pt solid #ebebeb"/>
    </style:style>
    <style:style style:name="Tabla16.D64" style:family="table-cell">
      <style:table-cell-properties style:vertical-align="middle" fo:padding="0.053cm" fo:border="0.05pt solid #ebebeb"/>
    </style:style>
    <style:style style:name="Tabla16.A65" style:family="table-cell">
      <style:table-cell-properties style:vertical-align="middle" fo:padding="0.053cm" fo:border="0.05pt solid #ebebeb"/>
    </style:style>
    <style:style style:name="Tabla16.B65" style:family="table-cell">
      <style:table-cell-properties style:vertical-align="middle" fo:padding="0.053cm" fo:border="0.05pt solid #ebebeb"/>
    </style:style>
    <style:style style:name="Tabla16.C65" style:family="table-cell">
      <style:table-cell-properties style:vertical-align="middle" fo:padding="0.053cm" fo:border="0.05pt solid #ebebeb"/>
    </style:style>
    <style:style style:name="Tabla16.D65" style:family="table-cell">
      <style:table-cell-properties style:vertical-align="middle" fo:padding="0.053cm" fo:border="0.05pt solid #ebebeb"/>
    </style:style>
    <style:style style:name="Tabla16.A66" style:family="table-cell">
      <style:table-cell-properties style:vertical-align="middle" fo:padding="0.053cm" fo:border="0.05pt solid #ebebeb"/>
    </style:style>
    <style:style style:name="Tabla16.B66" style:family="table-cell">
      <style:table-cell-properties style:vertical-align="middle" fo:padding="0.053cm" fo:border="0.05pt solid #ebebeb"/>
    </style:style>
    <style:style style:name="Tabla16.C66" style:family="table-cell">
      <style:table-cell-properties style:vertical-align="middle" fo:padding="0.053cm" fo:border="0.05pt solid #ebebeb"/>
    </style:style>
    <style:style style:name="Tabla16.D66" style:family="table-cell">
      <style:table-cell-properties style:vertical-align="middle" fo:padding="0.053cm" fo:border="0.05pt solid #ebebeb"/>
    </style:style>
    <style:style style:name="Tabla16.A67" style:family="table-cell">
      <style:table-cell-properties style:vertical-align="middle" fo:padding="0.053cm" fo:border="0.05pt solid #ebebeb"/>
    </style:style>
    <style:style style:name="Tabla16.B67" style:family="table-cell">
      <style:table-cell-properties style:vertical-align="middle" fo:padding="0.053cm" fo:border="0.05pt solid #ebebeb"/>
    </style:style>
    <style:style style:name="Tabla16.C67" style:family="table-cell">
      <style:table-cell-properties style:vertical-align="middle" fo:padding="0.053cm" fo:border="0.05pt solid #ebebeb"/>
    </style:style>
    <style:style style:name="Tabla16.D67" style:family="table-cell">
      <style:table-cell-properties style:vertical-align="middle" fo:padding="0.053cm" fo:border="0.05pt solid #ebebeb"/>
    </style:style>
    <style:style style:name="Tabla16.A68" style:family="table-cell">
      <style:table-cell-properties style:vertical-align="middle" fo:padding="0.053cm" fo:border="0.05pt solid #ebebeb"/>
    </style:style>
    <style:style style:name="Tabla16.B68" style:family="table-cell">
      <style:table-cell-properties style:vertical-align="middle" fo:padding="0.053cm" fo:border="0.05pt solid #ebebeb"/>
    </style:style>
    <style:style style:name="Tabla16.C68" style:family="table-cell">
      <style:table-cell-properties style:vertical-align="middle" fo:padding="0.053cm" fo:border="0.05pt solid #ebebeb"/>
    </style:style>
    <style:style style:name="Tabla16.D68" style:family="table-cell">
      <style:table-cell-properties style:vertical-align="middle" fo:padding="0.053cm" fo:border="0.05pt solid #ebebeb"/>
    </style:style>
    <style:style style:name="Tabla16.A69" style:family="table-cell">
      <style:table-cell-properties style:vertical-align="middle" fo:padding="0.053cm" fo:border="0.05pt solid #ebebeb"/>
    </style:style>
    <style:style style:name="Tabla16.B69" style:family="table-cell">
      <style:table-cell-properties style:vertical-align="middle" fo:padding="0.053cm" fo:border="0.05pt solid #ebebeb"/>
    </style:style>
    <style:style style:name="Tabla16.C69" style:family="table-cell">
      <style:table-cell-properties style:vertical-align="middle" fo:padding="0.053cm" fo:border="0.05pt solid #ebebeb"/>
    </style:style>
    <style:style style:name="Tabla16.D69" style:family="table-cell">
      <style:table-cell-properties style:vertical-align="middle" fo:padding="0.053cm" fo:border="0.05pt solid #ebebeb"/>
    </style:style>
    <style:style style:name="Tabla16.A70" style:family="table-cell">
      <style:table-cell-properties style:vertical-align="middle" fo:padding="0.053cm" fo:border="0.05pt solid #ebebeb"/>
    </style:style>
    <style:style style:name="Tabla16.B70" style:family="table-cell">
      <style:table-cell-properties style:vertical-align="middle" fo:padding="0.053cm" fo:border="0.05pt solid #ebebeb"/>
    </style:style>
    <style:style style:name="Tabla16.C70" style:family="table-cell">
      <style:table-cell-properties style:vertical-align="middle" fo:padding="0.053cm" fo:border="0.05pt solid #ebebeb"/>
    </style:style>
    <style:style style:name="Tabla16.D70" style:family="table-cell">
      <style:table-cell-properties style:vertical-align="middle" fo:padding="0.053cm" fo:border="0.05pt solid #ebebeb"/>
    </style:style>
    <style:style style:name="Tabla16.A71" style:family="table-cell">
      <style:table-cell-properties style:vertical-align="middle" fo:padding="0.053cm" fo:border="0.05pt solid #ebebeb"/>
    </style:style>
    <style:style style:name="Tabla16.B71" style:family="table-cell">
      <style:table-cell-properties style:vertical-align="middle" fo:padding="0.053cm" fo:border="0.05pt solid #ebebeb"/>
    </style:style>
    <style:style style:name="Tabla16.C71" style:family="table-cell">
      <style:table-cell-properties style:vertical-align="middle" fo:padding="0.053cm" fo:border="0.05pt solid #ebebeb"/>
    </style:style>
    <style:style style:name="Tabla16.D71" style:family="table-cell">
      <style:table-cell-properties style:vertical-align="middle" fo:padding="0.053cm" fo:border="0.05pt solid #ebebeb"/>
    </style:style>
    <style:style style:name="Tabla16.A72" style:family="table-cell">
      <style:table-cell-properties style:vertical-align="middle" fo:padding="0.053cm" fo:border="0.05pt solid #ebebeb"/>
    </style:style>
    <style:style style:name="Tabla16.B72" style:family="table-cell">
      <style:table-cell-properties style:vertical-align="middle" fo:padding="0.053cm" fo:border="0.05pt solid #ebebeb"/>
    </style:style>
    <style:style style:name="Tabla16.C72" style:family="table-cell">
      <style:table-cell-properties style:vertical-align="middle" fo:padding="0.053cm" fo:border="0.05pt solid #ebebeb"/>
    </style:style>
    <style:style style:name="Tabla16.D72" style:family="table-cell">
      <style:table-cell-properties style:vertical-align="middle" fo:padding="0.053cm" fo:border="0.05pt solid #ebebeb"/>
    </style:style>
    <style:style style:name="Tabla16.A73" style:family="table-cell">
      <style:table-cell-properties style:vertical-align="middle" fo:padding="0.053cm" fo:border="0.05pt solid #ebebeb"/>
    </style:style>
    <style:style style:name="Tabla16.B73" style:family="table-cell">
      <style:table-cell-properties style:vertical-align="middle" fo:padding="0.053cm" fo:border="0.05pt solid #ebebeb"/>
    </style:style>
    <style:style style:name="Tabla16.C73" style:family="table-cell">
      <style:table-cell-properties style:vertical-align="middle" fo:padding="0.053cm" fo:border="0.05pt solid #ebebeb"/>
    </style:style>
    <style:style style:name="Tabla16.D73" style:family="table-cell">
      <style:table-cell-properties style:vertical-align="middle" fo:padding="0.053cm" fo:border="0.05pt solid #ebebeb"/>
    </style:style>
    <style:style style:name="Tabla16.A74" style:family="table-cell">
      <style:table-cell-properties style:vertical-align="middle" fo:padding="0.053cm" fo:border="0.05pt solid #ebebeb"/>
    </style:style>
    <style:style style:name="Tabla16.B74" style:family="table-cell">
      <style:table-cell-properties style:vertical-align="middle" fo:padding="0.053cm" fo:border="0.05pt solid #ebebeb"/>
    </style:style>
    <style:style style:name="Tabla16.C74" style:family="table-cell">
      <style:table-cell-properties style:vertical-align="middle" fo:padding="0.053cm" fo:border="0.05pt solid #ebebeb"/>
    </style:style>
    <style:style style:name="Tabla16.D74" style:family="table-cell">
      <style:table-cell-properties style:vertical-align="middle" fo:padding="0.053cm" fo:border="0.05pt solid #ebebeb"/>
    </style:style>
    <style:style style:name="Tabla16.A75" style:family="table-cell">
      <style:table-cell-properties style:vertical-align="middle" fo:padding="0.053cm" fo:border="0.05pt solid #ebebeb"/>
    </style:style>
    <style:style style:name="Tabla16.B75" style:family="table-cell">
      <style:table-cell-properties style:vertical-align="middle" fo:padding="0.053cm" fo:border="0.05pt solid #ebebeb"/>
    </style:style>
    <style:style style:name="Tabla16.C75" style:family="table-cell">
      <style:table-cell-properties style:vertical-align="middle" fo:padding="0.053cm" fo:border="0.05pt solid #ebebeb"/>
    </style:style>
    <style:style style:name="Tabla16.D75" style:family="table-cell">
      <style:table-cell-properties style:vertical-align="middle" fo:padding="0.053cm" fo:border="0.05pt solid #ebebeb"/>
    </style:style>
    <style:style style:name="Tabla16.A76" style:family="table-cell">
      <style:table-cell-properties style:vertical-align="middle" fo:padding="0.053cm" fo:border="0.05pt solid #ebebeb"/>
    </style:style>
    <style:style style:name="Tabla16.B76" style:family="table-cell">
      <style:table-cell-properties style:vertical-align="middle" fo:padding="0.053cm" fo:border="0.05pt solid #ebebeb"/>
    </style:style>
    <style:style style:name="Tabla16.C76" style:family="table-cell">
      <style:table-cell-properties style:vertical-align="middle" fo:padding="0.053cm" fo:border="0.05pt solid #ebebeb"/>
    </style:style>
    <style:style style:name="Tabla16.D76" style:family="table-cell">
      <style:table-cell-properties style:vertical-align="middle" fo:padding="0.053cm" fo:border="0.05pt solid #ebebeb"/>
    </style:style>
    <style:style style:name="Tabla16.A77" style:family="table-cell">
      <style:table-cell-properties style:vertical-align="middle" fo:padding="0.053cm" fo:border="0.05pt solid #ebebeb"/>
    </style:style>
    <style:style style:name="Tabla16.B77" style:family="table-cell">
      <style:table-cell-properties style:vertical-align="middle" fo:padding="0.053cm" fo:border="0.05pt solid #ebebeb"/>
    </style:style>
    <style:style style:name="Tabla16.C77" style:family="table-cell">
      <style:table-cell-properties style:vertical-align="middle" fo:padding="0.053cm" fo:border="0.05pt solid #ebebeb"/>
    </style:style>
    <style:style style:name="Tabla16.D77" style:family="table-cell">
      <style:table-cell-properties style:vertical-align="middle" fo:padding="0.053cm" fo:border="0.05pt solid #ebebeb"/>
    </style:style>
    <style:style style:name="Tabla16.A78" style:family="table-cell">
      <style:table-cell-properties style:vertical-align="middle" fo:padding="0.053cm" fo:border="0.05pt solid #ebebeb"/>
    </style:style>
    <style:style style:name="Tabla16.B78" style:family="table-cell">
      <style:table-cell-properties style:vertical-align="middle" fo:padding="0.053cm" fo:border="0.05pt solid #ebebeb"/>
    </style:style>
    <style:style style:name="Tabla16.C78" style:family="table-cell">
      <style:table-cell-properties style:vertical-align="middle" fo:padding="0.053cm" fo:border="0.05pt solid #ebebeb"/>
    </style:style>
    <style:style style:name="Tabla16.D78" style:family="table-cell">
      <style:table-cell-properties style:vertical-align="middle" fo:padding="0.053cm" fo:border="0.05pt solid #ebebeb"/>
    </style:style>
    <style:style style:name="Tabla16.A79" style:family="table-cell">
      <style:table-cell-properties style:vertical-align="middle" fo:padding="0.053cm" fo:border="0.05pt solid #ebebeb"/>
    </style:style>
    <style:style style:name="Tabla16.B79" style:family="table-cell">
      <style:table-cell-properties style:vertical-align="middle" fo:padding="0.053cm" fo:border="0.05pt solid #ebebeb"/>
    </style:style>
    <style:style style:name="Tabla16.C79" style:family="table-cell">
      <style:table-cell-properties style:vertical-align="middle" fo:padding="0.053cm" fo:border="0.05pt solid #ebebeb"/>
    </style:style>
    <style:style style:name="Tabla16.D79" style:family="table-cell">
      <style:table-cell-properties style:vertical-align="middle" fo:padding="0.053cm" fo:border="0.05pt solid #ebebeb"/>
    </style:style>
    <style:style style:name="Tabla16.A80" style:family="table-cell">
      <style:table-cell-properties style:vertical-align="middle" fo:padding="0.053cm" fo:border="0.05pt solid #ebebeb"/>
    </style:style>
    <style:style style:name="Tabla16.B80" style:family="table-cell">
      <style:table-cell-properties style:vertical-align="middle" fo:padding="0.053cm" fo:border="0.05pt solid #ebebeb"/>
    </style:style>
    <style:style style:name="Tabla16.C80" style:family="table-cell">
      <style:table-cell-properties style:vertical-align="middle" fo:padding="0.053cm" fo:border="0.05pt solid #ebebeb"/>
    </style:style>
    <style:style style:name="Tabla16.D80" style:family="table-cell">
      <style:table-cell-properties style:vertical-align="middle" fo:padding="0.053cm" fo:border="0.05pt solid #ebebeb"/>
    </style:style>
    <style:style style:name="Tabla16.A81" style:family="table-cell">
      <style:table-cell-properties style:vertical-align="middle" fo:padding="0.053cm" fo:border="0.05pt solid #ebebeb"/>
    </style:style>
    <style:style style:name="Tabla16.B81" style:family="table-cell">
      <style:table-cell-properties style:vertical-align="middle" fo:padding="0.053cm" fo:border="0.05pt solid #ebebeb"/>
    </style:style>
    <style:style style:name="Tabla16.C81" style:family="table-cell">
      <style:table-cell-properties style:vertical-align="middle" fo:padding="0.053cm" fo:border="0.05pt solid #ebebeb"/>
    </style:style>
    <style:style style:name="Tabla16.D81" style:family="table-cell">
      <style:table-cell-properties style:vertical-align="middle" fo:padding="0.053cm" fo:border="0.05pt solid #ebebeb"/>
    </style:style>
    <style:style style:name="Tabla16.A82" style:family="table-cell">
      <style:table-cell-properties style:vertical-align="middle" fo:padding="0.053cm" fo:border="0.05pt solid #ebebeb"/>
    </style:style>
    <style:style style:name="Tabla16.B82" style:family="table-cell">
      <style:table-cell-properties style:vertical-align="middle" fo:padding="0.053cm" fo:border="0.05pt solid #ebebeb"/>
    </style:style>
    <style:style style:name="Tabla16.C82" style:family="table-cell">
      <style:table-cell-properties style:vertical-align="middle" fo:padding="0.053cm" fo:border="0.05pt solid #ebebeb"/>
    </style:style>
    <style:style style:name="Tabla16.D82" style:family="table-cell">
      <style:table-cell-properties style:vertical-align="middle" fo:padding="0.053cm" fo:border="0.05pt solid #ebebeb"/>
    </style:style>
    <style:style style:name="Tabla16.A83" style:family="table-cell">
      <style:table-cell-properties style:vertical-align="middle" fo:padding="0.053cm" fo:border="0.05pt solid #ebebeb"/>
    </style:style>
    <style:style style:name="Tabla16.B83" style:family="table-cell">
      <style:table-cell-properties style:vertical-align="middle" fo:padding="0.053cm" fo:border="0.05pt solid #ebebeb"/>
    </style:style>
    <style:style style:name="Tabla16.C83" style:family="table-cell">
      <style:table-cell-properties style:vertical-align="middle" fo:padding="0.053cm" fo:border="0.05pt solid #ebebeb"/>
    </style:style>
    <style:style style:name="Tabla16.D83" style:family="table-cell">
      <style:table-cell-properties style:vertical-align="middle" fo:padding="0.053cm" fo:border="0.05pt solid #ebebeb"/>
    </style:style>
    <style:style style:name="Tabla16.A84" style:family="table-cell">
      <style:table-cell-properties style:vertical-align="middle" fo:padding="0.053cm" fo:border="0.05pt solid #ebebeb"/>
    </style:style>
    <style:style style:name="Tabla16.B84" style:family="table-cell">
      <style:table-cell-properties style:vertical-align="middle" fo:padding="0.053cm" fo:border="0.05pt solid #ebebeb"/>
    </style:style>
    <style:style style:name="Tabla16.C84" style:family="table-cell">
      <style:table-cell-properties style:vertical-align="middle" fo:padding="0.053cm" fo:border="0.05pt solid #ebebeb"/>
    </style:style>
    <style:style style:name="Tabla16.D84" style:family="table-cell">
      <style:table-cell-properties style:vertical-align="middle" fo:padding="0.053cm" fo:border="0.05pt solid #ebebeb"/>
    </style:style>
    <style:style style:name="Tabla16.A85" style:family="table-cell">
      <style:table-cell-properties style:vertical-align="middle" fo:padding="0.053cm" fo:border="0.05pt solid #ebebeb"/>
    </style:style>
    <style:style style:name="Tabla16.B85" style:family="table-cell">
      <style:table-cell-properties style:vertical-align="middle" fo:padding="0.053cm" fo:border="0.05pt solid #ebebeb"/>
    </style:style>
    <style:style style:name="Tabla16.C85" style:family="table-cell">
      <style:table-cell-properties style:vertical-align="middle" fo:padding="0.053cm" fo:border="0.05pt solid #ebebeb"/>
    </style:style>
    <style:style style:name="Tabla16.D85" style:family="table-cell">
      <style:table-cell-properties style:vertical-align="middle" fo:padding="0.053cm" fo:border="0.05pt solid #ebebeb"/>
    </style:style>
    <style:style style:name="Tabla16.A86" style:family="table-cell">
      <style:table-cell-properties style:vertical-align="middle" fo:padding="0.053cm" fo:border="0.05pt solid #ebebeb"/>
    </style:style>
    <style:style style:name="Tabla16.B86" style:family="table-cell">
      <style:table-cell-properties style:vertical-align="middle" fo:padding="0.053cm" fo:border="0.05pt solid #ebebeb"/>
    </style:style>
    <style:style style:name="Tabla16.C86" style:family="table-cell">
      <style:table-cell-properties style:vertical-align="middle" fo:padding="0.053cm" fo:border="0.05pt solid #ebebeb"/>
    </style:style>
    <style:style style:name="Tabla16.D86" style:family="table-cell">
      <style:table-cell-properties style:vertical-align="middle" fo:padding="0.053cm" fo:border="0.05pt solid #ebebeb"/>
    </style:style>
    <style:style style:name="Tabla16.A87" style:family="table-cell">
      <style:table-cell-properties style:vertical-align="middle" fo:padding="0.053cm" fo:border="0.05pt solid #ebebeb"/>
    </style:style>
    <style:style style:name="Tabla16.B87" style:family="table-cell">
      <style:table-cell-properties style:vertical-align="middle" fo:padding="0.053cm" fo:border="0.05pt solid #ebebeb"/>
    </style:style>
    <style:style style:name="Tabla16.C87" style:family="table-cell">
      <style:table-cell-properties style:vertical-align="middle" fo:padding="0.053cm" fo:border="0.05pt solid #ebebeb"/>
    </style:style>
    <style:style style:name="Tabla16.D87" style:family="table-cell">
      <style:table-cell-properties style:vertical-align="middle" fo:padding="0.053cm" fo:border="0.05pt solid #ebebeb"/>
    </style:style>
    <style:style style:name="Tabla16.A88" style:family="table-cell">
      <style:table-cell-properties style:vertical-align="middle" fo:padding="0.053cm" fo:border="0.05pt solid #ebebeb"/>
    </style:style>
    <style:style style:name="Tabla16.B88" style:family="table-cell">
      <style:table-cell-properties style:vertical-align="middle" fo:padding="0.053cm" fo:border="0.05pt solid #ebebeb"/>
    </style:style>
    <style:style style:name="Tabla16.C88" style:family="table-cell">
      <style:table-cell-properties style:vertical-align="middle" fo:padding="0.053cm" fo:border="0.05pt solid #ebebeb"/>
    </style:style>
    <style:style style:name="Tabla16.D88" style:family="table-cell">
      <style:table-cell-properties style:vertical-align="middle" fo:padding="0.053cm" fo:border="0.05pt solid #ebebeb"/>
    </style:style>
    <style:style style:name="Tabla16.A89" style:family="table-cell">
      <style:table-cell-properties style:vertical-align="middle" fo:padding="0.053cm" fo:border="0.05pt solid #ebebeb"/>
    </style:style>
    <style:style style:name="Tabla16.B89" style:family="table-cell">
      <style:table-cell-properties style:vertical-align="middle" fo:padding="0.053cm" fo:border="0.05pt solid #ebebeb"/>
    </style:style>
    <style:style style:name="Tabla16.C89" style:family="table-cell">
      <style:table-cell-properties style:vertical-align="middle" fo:padding="0.053cm" fo:border="0.05pt solid #ebebeb"/>
    </style:style>
    <style:style style:name="Tabla16.D89" style:family="table-cell">
      <style:table-cell-properties style:vertical-align="middle" fo:padding="0.053cm" fo:border="0.05pt solid #ebebeb"/>
    </style:style>
    <style:style style:name="Tabla16.A90" style:family="table-cell">
      <style:table-cell-properties style:vertical-align="middle" fo:padding="0.053cm" fo:border="0.05pt solid #ebebeb"/>
    </style:style>
    <style:style style:name="Tabla16.B90" style:family="table-cell">
      <style:table-cell-properties style:vertical-align="middle" fo:padding="0.053cm" fo:border="0.05pt solid #ebebeb"/>
    </style:style>
    <style:style style:name="Tabla16.C90" style:family="table-cell">
      <style:table-cell-properties style:vertical-align="middle" fo:padding="0.053cm" fo:border="0.05pt solid #ebebeb"/>
    </style:style>
    <style:style style:name="Tabla16.D90" style:family="table-cell">
      <style:table-cell-properties style:vertical-align="middle" fo:padding="0.053cm" fo:border="0.05pt solid #ebebeb"/>
    </style:style>
    <style:style style:name="Tabla16.A91" style:family="table-cell">
      <style:table-cell-properties style:vertical-align="middle" fo:padding="0.053cm" fo:border="0.05pt solid #ebebeb"/>
    </style:style>
    <style:style style:name="Tabla16.B91" style:family="table-cell">
      <style:table-cell-properties style:vertical-align="middle" fo:padding="0.053cm" fo:border="0.05pt solid #ebebeb"/>
    </style:style>
    <style:style style:name="Tabla16.C91" style:family="table-cell">
      <style:table-cell-properties style:vertical-align="middle" fo:padding="0.053cm" fo:border="0.05pt solid #ebebeb"/>
    </style:style>
    <style:style style:name="Tabla16.D91" style:family="table-cell">
      <style:table-cell-properties style:vertical-align="middle" fo:padding="0.053cm" fo:border="0.05pt solid #ebebeb"/>
    </style:style>
    <style:style style:name="Tabla16.A92" style:family="table-cell">
      <style:table-cell-properties style:vertical-align="middle" fo:padding="0.053cm" fo:border="0.05pt solid #ebebeb"/>
    </style:style>
    <style:style style:name="Tabla16.B92" style:family="table-cell">
      <style:table-cell-properties style:vertical-align="middle" fo:padding="0.053cm" fo:border="0.05pt solid #ebebeb"/>
    </style:style>
    <style:style style:name="Tabla16.C92" style:family="table-cell">
      <style:table-cell-properties style:vertical-align="middle" fo:padding="0.053cm" fo:border="0.05pt solid #ebebeb"/>
    </style:style>
    <style:style style:name="Tabla16.D92" style:family="table-cell">
      <style:table-cell-properties style:vertical-align="middle" fo:padding="0.053cm" fo:border="0.05pt solid #ebebeb"/>
    </style:style>
    <style:style style:name="Tabla16.A93" style:family="table-cell">
      <style:table-cell-properties style:vertical-align="middle" fo:padding="0.053cm" fo:border="0.05pt solid #ebebeb"/>
    </style:style>
    <style:style style:name="Tabla16.B93" style:family="table-cell">
      <style:table-cell-properties style:vertical-align="middle" fo:padding="0.053cm" fo:border="0.05pt solid #ebebeb"/>
    </style:style>
    <style:style style:name="Tabla16.C93" style:family="table-cell">
      <style:table-cell-properties style:vertical-align="middle" fo:padding="0.053cm" fo:border="0.05pt solid #ebebeb"/>
    </style:style>
    <style:style style:name="Tabla16.D93" style:family="table-cell">
      <style:table-cell-properties style:vertical-align="middle" fo:padding="0.053cm" fo:border="0.05pt solid #ebebeb"/>
    </style:style>
    <style:style style:name="Tabla16.A94" style:family="table-cell">
      <style:table-cell-properties style:vertical-align="middle" fo:padding="0.053cm" fo:border="0.05pt solid #ebebeb"/>
    </style:style>
    <style:style style:name="Tabla16.B94" style:family="table-cell">
      <style:table-cell-properties style:vertical-align="middle" fo:padding="0.053cm" fo:border="0.05pt solid #ebebeb"/>
    </style:style>
    <style:style style:name="Tabla16.C94" style:family="table-cell">
      <style:table-cell-properties style:vertical-align="middle" fo:padding="0.053cm" fo:border="0.05pt solid #ebebeb"/>
    </style:style>
    <style:style style:name="Tabla16.D94" style:family="table-cell">
      <style:table-cell-properties style:vertical-align="middle" fo:padding="0.053cm" fo:border="0.05pt solid #ebebeb"/>
    </style:style>
    <style:style style:name="Tabla16.A95" style:family="table-cell">
      <style:table-cell-properties style:vertical-align="middle" fo:padding="0.053cm" fo:border="0.05pt solid #ebebeb"/>
    </style:style>
    <style:style style:name="Tabla16.B95" style:family="table-cell">
      <style:table-cell-properties style:vertical-align="middle" fo:padding="0.053cm" fo:border="0.05pt solid #ebebeb"/>
    </style:style>
    <style:style style:name="Tabla16.C95" style:family="table-cell">
      <style:table-cell-properties style:vertical-align="middle" fo:padding="0.053cm" fo:border="0.05pt solid #ebebeb"/>
    </style:style>
    <style:style style:name="Tabla16.D95" style:family="table-cell">
      <style:table-cell-properties style:vertical-align="middle" fo:padding="0.053cm" fo:border="0.05pt solid #ebebeb"/>
    </style:style>
    <style:style style:name="Tabla16.A96" style:family="table-cell">
      <style:table-cell-properties style:vertical-align="middle" fo:padding="0.053cm" fo:border="0.05pt solid #ebebeb"/>
    </style:style>
    <style:style style:name="Tabla16.B96" style:family="table-cell">
      <style:table-cell-properties style:vertical-align="middle" fo:padding="0.053cm" fo:border="0.05pt solid #ebebeb"/>
    </style:style>
    <style:style style:name="Tabla16.C96" style:family="table-cell">
      <style:table-cell-properties style:vertical-align="middle" fo:padding="0.053cm" fo:border="0.05pt solid #ebebeb"/>
    </style:style>
    <style:style style:name="Tabla16.D96" style:family="table-cell">
      <style:table-cell-properties style:vertical-align="middle" fo:padding="0.053cm" fo:border="0.05pt solid #ebebeb"/>
    </style:style>
    <style:style style:name="Tabla16.A97" style:family="table-cell">
      <style:table-cell-properties style:vertical-align="middle" fo:padding="0.053cm" fo:border="0.05pt solid #ebebeb"/>
    </style:style>
    <style:style style:name="Tabla16.B97" style:family="table-cell">
      <style:table-cell-properties style:vertical-align="middle" fo:padding="0.053cm" fo:border="0.05pt solid #ebebeb"/>
    </style:style>
    <style:style style:name="Tabla16.C97" style:family="table-cell">
      <style:table-cell-properties style:vertical-align="middle" fo:padding="0.053cm" fo:border="0.05pt solid #ebebeb"/>
    </style:style>
    <style:style style:name="Tabla16.D97" style:family="table-cell">
      <style:table-cell-properties style:vertical-align="middle" fo:padding="0.053cm" fo:border="0.05pt solid #ebebeb"/>
    </style:style>
    <style:style style:name="Tabla16.A98" style:family="table-cell">
      <style:table-cell-properties style:vertical-align="middle" fo:padding="0.053cm" fo:border="0.05pt solid #ebebeb"/>
    </style:style>
    <style:style style:name="Tabla16.B98" style:family="table-cell">
      <style:table-cell-properties style:vertical-align="middle" fo:padding="0.053cm" fo:border="0.05pt solid #ebebeb"/>
    </style:style>
    <style:style style:name="Tabla16.C98" style:family="table-cell">
      <style:table-cell-properties style:vertical-align="middle" fo:padding="0.053cm" fo:border="0.05pt solid #ebebeb"/>
    </style:style>
    <style:style style:name="Tabla16.D98" style:family="table-cell">
      <style:table-cell-properties style:vertical-align="middle" fo:padding="0.053cm" fo:border="0.05pt solid #ebebeb"/>
    </style:style>
    <style:style style:name="Tabla16.A99" style:family="table-cell">
      <style:table-cell-properties style:vertical-align="middle" fo:padding="0.053cm" fo:border="0.05pt solid #ebebeb"/>
    </style:style>
    <style:style style:name="Tabla16.B99" style:family="table-cell">
      <style:table-cell-properties style:vertical-align="middle" fo:padding="0.053cm" fo:border="0.05pt solid #ebebeb"/>
    </style:style>
    <style:style style:name="Tabla16.C99" style:family="table-cell">
      <style:table-cell-properties style:vertical-align="middle" fo:padding="0.053cm" fo:border="0.05pt solid #ebebeb"/>
    </style:style>
    <style:style style:name="Tabla16.D99" style:family="table-cell">
      <style:table-cell-properties style:vertical-align="middle" fo:padding="0.053cm" fo:border="0.05pt solid #ebebeb"/>
    </style:style>
    <style:style style:name="Tabla16.A100" style:family="table-cell">
      <style:table-cell-properties style:vertical-align="middle" fo:padding="0.053cm" fo:border="0.05pt solid #ebebeb"/>
    </style:style>
    <style:style style:name="Tabla16.B100" style:family="table-cell">
      <style:table-cell-properties style:vertical-align="middle" fo:padding="0.053cm" fo:border="0.05pt solid #ebebeb"/>
    </style:style>
    <style:style style:name="Tabla16.C100" style:family="table-cell">
      <style:table-cell-properties style:vertical-align="middle" fo:padding="0.053cm" fo:border="0.05pt solid #ebebeb"/>
    </style:style>
    <style:style style:name="Tabla16.D100" style:family="table-cell">
      <style:table-cell-properties style:vertical-align="middle" fo:padding="0.053cm" fo:border="0.05pt solid #ebebeb"/>
    </style:style>
    <style:style style:name="Tabla16.A101" style:family="table-cell">
      <style:table-cell-properties style:vertical-align="middle" fo:padding="0.053cm" fo:border="0.05pt solid #ebebeb"/>
    </style:style>
    <style:style style:name="Tabla16.B101" style:family="table-cell">
      <style:table-cell-properties style:vertical-align="middle" fo:padding="0.053cm" fo:border="0.05pt solid #ebebeb"/>
    </style:style>
    <style:style style:name="Tabla16.C101" style:family="table-cell">
      <style:table-cell-properties style:vertical-align="middle" fo:padding="0.053cm" fo:border="0.05pt solid #ebebeb"/>
    </style:style>
    <style:style style:name="Tabla16.D101" style:family="table-cell">
      <style:table-cell-properties style:vertical-align="middle" fo:padding="0.053cm" fo:border="0.05pt solid #ebebeb"/>
    </style:style>
    <style:style style:name="Tabla16.A102" style:family="table-cell">
      <style:table-cell-properties style:vertical-align="middle" fo:padding="0.053cm" fo:border="0.05pt solid #ebebeb"/>
    </style:style>
    <style:style style:name="Tabla16.B102" style:family="table-cell">
      <style:table-cell-properties style:vertical-align="middle" fo:padding="0.053cm" fo:border="0.05pt solid #ebebeb"/>
    </style:style>
    <style:style style:name="Tabla16.C102" style:family="table-cell">
      <style:table-cell-properties style:vertical-align="middle" fo:padding="0.053cm" fo:border="0.05pt solid #ebebeb"/>
    </style:style>
    <style:style style:name="Tabla16.D102" style:family="table-cell">
      <style:table-cell-properties style:vertical-align="middle" fo:padding="0.053cm" fo:border="0.05pt solid #ebebeb"/>
    </style:style>
    <style:style style:name="Tabla16.A103" style:family="table-cell">
      <style:table-cell-properties style:vertical-align="middle" fo:padding="0.053cm" fo:border="0.05pt solid #ebebeb"/>
    </style:style>
    <style:style style:name="Tabla16.B103" style:family="table-cell">
      <style:table-cell-properties style:vertical-align="middle" fo:padding="0.053cm" fo:border="0.05pt solid #ebebeb"/>
    </style:style>
    <style:style style:name="Tabla16.C103" style:family="table-cell">
      <style:table-cell-properties style:vertical-align="middle" fo:padding="0.053cm" fo:border="0.05pt solid #ebebeb"/>
    </style:style>
    <style:style style:name="Tabla16.D103" style:family="table-cell">
      <style:table-cell-properties style:vertical-align="middle" fo:padding="0.053cm" fo:border="0.05pt solid #ebebeb"/>
    </style:style>
    <style:style style:name="Tabla16.A104" style:family="table-cell">
      <style:table-cell-properties style:vertical-align="middle" fo:padding="0.053cm" fo:border="0.05pt solid #ebebeb"/>
    </style:style>
    <style:style style:name="Tabla16.B104" style:family="table-cell">
      <style:table-cell-properties style:vertical-align="middle" fo:padding="0.053cm" fo:border="0.05pt solid #ebebeb"/>
    </style:style>
    <style:style style:name="Tabla16.C104" style:family="table-cell">
      <style:table-cell-properties style:vertical-align="middle" fo:padding="0.053cm" fo:border="0.05pt solid #ebebeb"/>
    </style:style>
    <style:style style:name="Tabla16.D104" style:family="table-cell">
      <style:table-cell-properties style:vertical-align="middle" fo:padding="0.053cm" fo:border="0.05pt solid #ebebeb"/>
    </style:style>
    <style:style style:name="Tabla16.A105" style:family="table-cell">
      <style:table-cell-properties style:vertical-align="middle" fo:padding="0.053cm" fo:border="0.05pt solid #ebebeb"/>
    </style:style>
    <style:style style:name="Tabla16.B105" style:family="table-cell">
      <style:table-cell-properties style:vertical-align="middle" fo:padding="0.053cm" fo:border="0.05pt solid #ebebeb"/>
    </style:style>
    <style:style style:name="Tabla16.C105" style:family="table-cell">
      <style:table-cell-properties style:vertical-align="middle" fo:padding="0.053cm" fo:border="0.05pt solid #ebebeb"/>
    </style:style>
    <style:style style:name="Tabla16.D105" style:family="table-cell">
      <style:table-cell-properties style:vertical-align="middle" fo:padding="0.053cm" fo:border="0.05pt solid #ebebeb"/>
    </style:style>
    <style:style style:name="Tabla16.A106" style:family="table-cell">
      <style:table-cell-properties style:vertical-align="middle" fo:padding="0.053cm" fo:border="0.05pt solid #ebebeb"/>
    </style:style>
    <style:style style:name="Tabla16.B106" style:family="table-cell">
      <style:table-cell-properties style:vertical-align="middle" fo:padding="0.053cm" fo:border="0.05pt solid #ebebeb"/>
    </style:style>
    <style:style style:name="Tabla16.C106" style:family="table-cell">
      <style:table-cell-properties style:vertical-align="middle" fo:padding="0.053cm" fo:border="0.05pt solid #ebebeb"/>
    </style:style>
    <style:style style:name="Tabla16.D106" style:family="table-cell">
      <style:table-cell-properties style:vertical-align="middle" fo:padding="0.053cm" fo:border="0.05pt solid #ebebeb"/>
    </style:style>
    <style:style style:name="Tabla16.A107" style:family="table-cell">
      <style:table-cell-properties style:vertical-align="middle" fo:padding="0.053cm" fo:border="0.05pt solid #ebebeb"/>
    </style:style>
    <style:style style:name="Tabla16.B107" style:family="table-cell">
      <style:table-cell-properties style:vertical-align="middle" fo:padding="0.053cm" fo:border="0.05pt solid #ebebeb"/>
    </style:style>
    <style:style style:name="Tabla16.C107" style:family="table-cell">
      <style:table-cell-properties style:vertical-align="middle" fo:padding="0.053cm" fo:border="0.05pt solid #ebebeb"/>
    </style:style>
    <style:style style:name="Tabla16.D107" style:family="table-cell">
      <style:table-cell-properties style:vertical-align="middle" fo:padding="0.053cm" fo:border="0.05pt solid #ebebeb"/>
    </style:style>
    <style:style style:name="Tabla16.A108" style:family="table-cell">
      <style:table-cell-properties style:vertical-align="middle" fo:padding="0.053cm" fo:border="0.05pt solid #ebebeb"/>
    </style:style>
    <style:style style:name="Tabla16.B108" style:family="table-cell">
      <style:table-cell-properties style:vertical-align="middle" fo:padding="0.053cm" fo:border="0.05pt solid #ebebeb"/>
    </style:style>
    <style:style style:name="Tabla16.C108" style:family="table-cell">
      <style:table-cell-properties style:vertical-align="middle" fo:padding="0.053cm" fo:border="0.05pt solid #ebebeb"/>
    </style:style>
    <style:style style:name="Tabla16.D108" style:family="table-cell">
      <style:table-cell-properties style:vertical-align="middle" fo:padding="0.053cm" fo:border="0.05pt solid #ebebeb"/>
    </style:style>
    <style:style style:name="Tabla16.A109" style:family="table-cell">
      <style:table-cell-properties style:vertical-align="middle" fo:padding="0.053cm" fo:border="0.05pt solid #ebebeb"/>
    </style:style>
    <style:style style:name="Tabla16.B109" style:family="table-cell">
      <style:table-cell-properties style:vertical-align="middle" fo:padding="0.053cm" fo:border="0.05pt solid #ebebeb"/>
    </style:style>
    <style:style style:name="Tabla16.C109" style:family="table-cell">
      <style:table-cell-properties style:vertical-align="middle" fo:padding="0.053cm" fo:border="0.05pt solid #ebebeb"/>
    </style:style>
    <style:style style:name="Tabla16.D109" style:family="table-cell">
      <style:table-cell-properties style:vertical-align="middle" fo:padding="0.053cm" fo:border="0.05pt solid #ebebeb"/>
    </style:style>
    <style:style style:name="Tabla16.A110" style:family="table-cell">
      <style:table-cell-properties style:vertical-align="middle" fo:padding="0.053cm" fo:border="0.05pt solid #ebebeb"/>
    </style:style>
    <style:style style:name="Tabla16.B110" style:family="table-cell">
      <style:table-cell-properties style:vertical-align="middle" fo:padding="0.053cm" fo:border="0.05pt solid #ebebeb"/>
    </style:style>
    <style:style style:name="Tabla16.C110" style:family="table-cell">
      <style:table-cell-properties style:vertical-align="middle" fo:padding="0.053cm" fo:border="0.05pt solid #ebebeb"/>
    </style:style>
    <style:style style:name="Tabla16.D110" style:family="table-cell">
      <style:table-cell-properties style:vertical-align="middle" fo:padding="0.053cm" fo:border="0.05pt solid #ebebeb"/>
    </style:style>
    <style:style style:name="Tabla16.A111" style:family="table-cell">
      <style:table-cell-properties style:vertical-align="middle" fo:padding="0.053cm" fo:border="0.05pt solid #ebebeb"/>
    </style:style>
    <style:style style:name="Tabla16.B111" style:family="table-cell">
      <style:table-cell-properties style:vertical-align="middle" fo:padding="0.053cm" fo:border="0.05pt solid #ebebeb"/>
    </style:style>
    <style:style style:name="Tabla16.C111" style:family="table-cell">
      <style:table-cell-properties style:vertical-align="middle" fo:padding="0.053cm" fo:border="0.05pt solid #ebebeb"/>
    </style:style>
    <style:style style:name="Tabla16.D111" style:family="table-cell">
      <style:table-cell-properties style:vertical-align="middle" fo:padding="0.053cm" fo:border="0.05pt solid #ebebeb"/>
    </style:style>
    <style:style style:name="Tabla16.A112" style:family="table-cell">
      <style:table-cell-properties style:vertical-align="middle" fo:padding="0.053cm" fo:border="0.05pt solid #ebebeb"/>
    </style:style>
    <style:style style:name="Tabla16.B112" style:family="table-cell">
      <style:table-cell-properties style:vertical-align="middle" fo:padding="0.053cm" fo:border="0.05pt solid #ebebeb"/>
    </style:style>
    <style:style style:name="Tabla16.C112" style:family="table-cell">
      <style:table-cell-properties style:vertical-align="middle" fo:padding="0.053cm" fo:border="0.05pt solid #ebebeb"/>
    </style:style>
    <style:style style:name="Tabla16.D112" style:family="table-cell">
      <style:table-cell-properties style:vertical-align="middle" fo:padding="0.053cm" fo:border="0.05pt solid #ebebeb"/>
    </style:style>
    <style:style style:name="Tabla16.A113" style:family="table-cell">
      <style:table-cell-properties style:vertical-align="middle" fo:padding="0.053cm" fo:border="0.05pt solid #ebebeb"/>
    </style:style>
    <style:style style:name="Tabla16.B113" style:family="table-cell">
      <style:table-cell-properties style:vertical-align="middle" fo:padding="0.053cm" fo:border="0.05pt solid #ebebeb"/>
    </style:style>
    <style:style style:name="Tabla16.C113" style:family="table-cell">
      <style:table-cell-properties style:vertical-align="middle" fo:padding="0.053cm" fo:border="0.05pt solid #ebebeb"/>
    </style:style>
    <style:style style:name="Tabla16.D113" style:family="table-cell">
      <style:table-cell-properties style:vertical-align="middle" fo:padding="0.053cm" fo:border="0.05pt solid #ebebeb"/>
    </style:style>
    <style:style style:name="Tabla16.A114" style:family="table-cell">
      <style:table-cell-properties style:vertical-align="middle" fo:padding="0.053cm" fo:border="0.05pt solid #ebebeb"/>
    </style:style>
    <style:style style:name="Tabla16.B114" style:family="table-cell">
      <style:table-cell-properties style:vertical-align="middle" fo:padding="0.053cm" fo:border="0.05pt solid #ebebeb"/>
    </style:style>
    <style:style style:name="Tabla16.C114" style:family="table-cell">
      <style:table-cell-properties style:vertical-align="middle" fo:padding="0.053cm" fo:border="0.05pt solid #ebebeb"/>
    </style:style>
    <style:style style:name="Tabla16.D114" style:family="table-cell">
      <style:table-cell-properties style:vertical-align="middle" fo:padding="0.053cm" fo:border="0.05pt solid #ebebeb"/>
    </style:style>
    <style:style style:name="Tabla16.A115" style:family="table-cell">
      <style:table-cell-properties style:vertical-align="middle" fo:padding="0.053cm" fo:border="0.05pt solid #ebebeb"/>
    </style:style>
    <style:style style:name="Tabla16.B115" style:family="table-cell">
      <style:table-cell-properties style:vertical-align="middle" fo:padding="0.053cm" fo:border="0.05pt solid #ebebeb"/>
    </style:style>
    <style:style style:name="Tabla16.C115" style:family="table-cell">
      <style:table-cell-properties style:vertical-align="middle" fo:padding="0.053cm" fo:border="0.05pt solid #ebebeb"/>
    </style:style>
    <style:style style:name="Tabla16.D115" style:family="table-cell">
      <style:table-cell-properties style:vertical-align="middle" fo:padding="0.053cm" fo:border="0.05pt solid #ebebeb"/>
    </style:style>
    <style:style style:name="Tabla16.A116" style:family="table-cell">
      <style:table-cell-properties style:vertical-align="middle" fo:padding="0.053cm" fo:border="0.05pt solid #ebebeb"/>
    </style:style>
    <style:style style:name="Tabla16.B116" style:family="table-cell">
      <style:table-cell-properties style:vertical-align="middle" fo:padding="0.053cm" fo:border="0.05pt solid #ebebeb"/>
    </style:style>
    <style:style style:name="Tabla16.C116" style:family="table-cell">
      <style:table-cell-properties style:vertical-align="middle" fo:padding="0.053cm" fo:border="0.05pt solid #ebebeb"/>
    </style:style>
    <style:style style:name="Tabla16.D116" style:family="table-cell">
      <style:table-cell-properties style:vertical-align="middle" fo:padding="0.053cm" fo:border="0.05pt solid #ebebeb"/>
    </style:style>
    <style:style style:name="Tabla16.A117" style:family="table-cell">
      <style:table-cell-properties style:vertical-align="middle" fo:padding="0.053cm" fo:border="0.05pt solid #ebebeb"/>
    </style:style>
    <style:style style:name="Tabla16.B117" style:family="table-cell">
      <style:table-cell-properties style:vertical-align="middle" fo:padding="0.053cm" fo:border="0.05pt solid #ebebeb"/>
    </style:style>
    <style:style style:name="Tabla16.C117" style:family="table-cell">
      <style:table-cell-properties style:vertical-align="middle" fo:padding="0.053cm" fo:border="0.05pt solid #ebebeb"/>
    </style:style>
    <style:style style:name="Tabla16.D117" style:family="table-cell">
      <style:table-cell-properties style:vertical-align="middle" fo:padding="0.053cm" fo:border="0.05pt solid #ebebeb"/>
    </style:style>
    <style:style style:name="Tabla16.A118" style:family="table-cell">
      <style:table-cell-properties style:vertical-align="middle" fo:padding="0.053cm" fo:border="0.05pt solid #ebebeb"/>
    </style:style>
    <style:style style:name="Tabla16.B118" style:family="table-cell">
      <style:table-cell-properties style:vertical-align="middle" fo:padding="0.053cm" fo:border="0.05pt solid #ebebeb"/>
    </style:style>
    <style:style style:name="Tabla16.C118" style:family="table-cell">
      <style:table-cell-properties style:vertical-align="middle" fo:padding="0.053cm" fo:border="0.05pt solid #ebebeb"/>
    </style:style>
    <style:style style:name="Tabla16.D118" style:family="table-cell">
      <style:table-cell-properties style:vertical-align="middle" fo:padding="0.053cm" fo:border="0.05pt solid #ebebeb"/>
    </style:style>
    <style:style style:name="Tabla16.A119" style:family="table-cell">
      <style:table-cell-properties style:vertical-align="middle" fo:padding="0.053cm" fo:border="0.05pt solid #ebebeb"/>
    </style:style>
    <style:style style:name="Tabla16.B119" style:family="table-cell">
      <style:table-cell-properties style:vertical-align="middle" fo:padding="0.053cm" fo:border="0.05pt solid #ebebeb"/>
    </style:style>
    <style:style style:name="Tabla16.C119" style:family="table-cell">
      <style:table-cell-properties style:vertical-align="middle" fo:padding="0.053cm" fo:border="0.05pt solid #ebebeb"/>
    </style:style>
    <style:style style:name="Tabla16.D119" style:family="table-cell">
      <style:table-cell-properties style:vertical-align="middle" fo:padding="0.053cm" fo:border="0.05pt solid #ebebeb"/>
    </style:style>
    <style:style style:name="Tabla16.A120" style:family="table-cell">
      <style:table-cell-properties style:vertical-align="middle" fo:padding="0.053cm" fo:border="0.05pt solid #ebebeb"/>
    </style:style>
    <style:style style:name="Tabla16.B120" style:family="table-cell">
      <style:table-cell-properties style:vertical-align="middle" fo:padding="0.053cm" fo:border="0.05pt solid #ebebeb"/>
    </style:style>
    <style:style style:name="Tabla16.C120" style:family="table-cell">
      <style:table-cell-properties style:vertical-align="middle" fo:padding="0.053cm" fo:border="0.05pt solid #ebebeb"/>
    </style:style>
    <style:style style:name="Tabla16.D120" style:family="table-cell">
      <style:table-cell-properties style:vertical-align="middle" fo:padding="0.053cm" fo:border="0.05pt solid #ebebeb"/>
    </style:style>
    <style:style style:name="Tabla16.A121" style:family="table-cell">
      <style:table-cell-properties style:vertical-align="middle" fo:padding="0.053cm" fo:border="0.05pt solid #ebebeb"/>
    </style:style>
    <style:style style:name="Tabla16.B121" style:family="table-cell">
      <style:table-cell-properties style:vertical-align="middle" fo:padding="0.053cm" fo:border="0.05pt solid #ebebeb"/>
    </style:style>
    <style:style style:name="Tabla16.C121" style:family="table-cell">
      <style:table-cell-properties style:vertical-align="middle" fo:padding="0.053cm" fo:border="0.05pt solid #ebebeb"/>
    </style:style>
    <style:style style:name="Tabla16.D121" style:family="table-cell">
      <style:table-cell-properties style:vertical-align="middle" fo:padding="0.053cm" fo:border="0.05pt solid #ebebeb"/>
    </style:style>
    <style:style style:name="Tabla16.A122" style:family="table-cell">
      <style:table-cell-properties style:vertical-align="middle" fo:padding="0.053cm" fo:border="0.05pt solid #ebebeb"/>
    </style:style>
    <style:style style:name="Tabla16.B122" style:family="table-cell">
      <style:table-cell-properties style:vertical-align="middle" fo:padding="0.053cm" fo:border="0.05pt solid #ebebeb"/>
    </style:style>
    <style:style style:name="Tabla16.C122" style:family="table-cell">
      <style:table-cell-properties style:vertical-align="middle" fo:padding="0.053cm" fo:border="0.05pt solid #ebebeb"/>
    </style:style>
    <style:style style:name="Tabla16.D122" style:family="table-cell">
      <style:table-cell-properties style:vertical-align="middle" fo:padding="0.053cm" fo:border="0.05pt solid #ebebeb"/>
    </style:style>
    <style:style style:name="Tabla16.A123" style:family="table-cell">
      <style:table-cell-properties style:vertical-align="middle" fo:padding="0.053cm" fo:border="0.05pt solid #ebebeb"/>
    </style:style>
    <style:style style:name="Tabla16.B123" style:family="table-cell">
      <style:table-cell-properties style:vertical-align="middle" fo:padding="0.053cm" fo:border="0.05pt solid #ebebeb"/>
    </style:style>
    <style:style style:name="Tabla16.C123" style:family="table-cell">
      <style:table-cell-properties style:vertical-align="middle" fo:padding="0.053cm" fo:border="0.05pt solid #ebebeb"/>
    </style:style>
    <style:style style:name="Tabla16.D123" style:family="table-cell">
      <style:table-cell-properties style:vertical-align="middle" fo:padding="0.053cm" fo:border="0.05pt solid #ebebeb"/>
    </style:style>
    <style:style style:name="Tabla16.A124" style:family="table-cell">
      <style:table-cell-properties style:vertical-align="middle" fo:padding="0.053cm" fo:border="0.05pt solid #ebebeb"/>
    </style:style>
    <style:style style:name="Tabla16.B124" style:family="table-cell">
      <style:table-cell-properties style:vertical-align="middle" fo:padding="0.053cm" fo:border="0.05pt solid #ebebeb"/>
    </style:style>
    <style:style style:name="Tabla16.C124" style:family="table-cell">
      <style:table-cell-properties style:vertical-align="middle" fo:padding="0.053cm" fo:border="0.05pt solid #ebebeb"/>
    </style:style>
    <style:style style:name="Tabla16.D124" style:family="table-cell">
      <style:table-cell-properties style:vertical-align="middle" fo:padding="0.053cm" fo:border="0.05pt solid #ebebeb"/>
    </style:style>
    <style:style style:name="Tabla16.A125" style:family="table-cell">
      <style:table-cell-properties style:vertical-align="middle" fo:padding="0.053cm" fo:border="0.05pt solid #ebebeb"/>
    </style:style>
    <style:style style:name="Tabla16.B125" style:family="table-cell">
      <style:table-cell-properties style:vertical-align="middle" fo:padding="0.053cm" fo:border="0.05pt solid #ebebeb"/>
    </style:style>
    <style:style style:name="Tabla16.C125" style:family="table-cell">
      <style:table-cell-properties style:vertical-align="middle" fo:padding="0.053cm" fo:border="0.05pt solid #ebebeb"/>
    </style:style>
    <style:style style:name="Tabla16.D125" style:family="table-cell">
      <style:table-cell-properties style:vertical-align="middle" fo:padding="0.053cm" fo:border="0.05pt solid #ebebeb"/>
    </style:style>
    <style:style style:name="Tabla16.A126" style:family="table-cell">
      <style:table-cell-properties style:vertical-align="middle" fo:padding="0.053cm" fo:border="0.05pt solid #ebebeb"/>
    </style:style>
    <style:style style:name="Tabla16.B126" style:family="table-cell">
      <style:table-cell-properties style:vertical-align="middle" fo:padding="0.053cm" fo:border="0.05pt solid #ebebeb"/>
    </style:style>
    <style:style style:name="Tabla16.C126" style:family="table-cell">
      <style:table-cell-properties style:vertical-align="middle" fo:padding="0.053cm" fo:border="0.05pt solid #ebebeb"/>
    </style:style>
    <style:style style:name="Tabla16.D126" style:family="table-cell">
      <style:table-cell-properties style:vertical-align="middle" fo:padding="0.053cm" fo:border="0.05pt solid #ebebeb"/>
    </style:style>
    <style:style style:name="Tabla16.A127" style:family="table-cell">
      <style:table-cell-properties style:vertical-align="middle" fo:padding="0.053cm" fo:border="0.05pt solid #ebebeb"/>
    </style:style>
    <style:style style:name="Tabla16.B127" style:family="table-cell">
      <style:table-cell-properties style:vertical-align="middle" fo:padding="0.053cm" fo:border="0.05pt solid #ebebeb"/>
    </style:style>
    <style:style style:name="Tabla16.C127" style:family="table-cell">
      <style:table-cell-properties style:vertical-align="middle" fo:padding="0.053cm" fo:border="0.05pt solid #ebebeb"/>
    </style:style>
    <style:style style:name="Tabla16.D127" style:family="table-cell">
      <style:table-cell-properties style:vertical-align="middle" fo:padding="0.053cm" fo:border="0.05pt solid #ebebeb"/>
    </style:style>
    <style:style style:name="Tabla16.A128" style:family="table-cell">
      <style:table-cell-properties style:vertical-align="middle" fo:padding="0.053cm" fo:border="0.05pt solid #ebebeb"/>
    </style:style>
    <style:style style:name="Tabla16.B128" style:family="table-cell">
      <style:table-cell-properties style:vertical-align="middle" fo:padding="0.053cm" fo:border="0.05pt solid #ebebeb"/>
    </style:style>
    <style:style style:name="Tabla16.C128" style:family="table-cell">
      <style:table-cell-properties style:vertical-align="middle" fo:padding="0.053cm" fo:border="0.05pt solid #ebebeb"/>
    </style:style>
    <style:style style:name="Tabla16.D128" style:family="table-cell">
      <style:table-cell-properties style:vertical-align="middle" fo:padding="0.053cm" fo:border="0.05pt solid #ebebeb"/>
    </style:style>
    <style:style style:name="Tabla16.A129" style:family="table-cell">
      <style:table-cell-properties style:vertical-align="middle" fo:padding="0.053cm" fo:border="0.05pt solid #ebebeb"/>
    </style:style>
    <style:style style:name="Tabla16.B129" style:family="table-cell">
      <style:table-cell-properties style:vertical-align="middle" fo:padding="0.053cm" fo:border="0.05pt solid #ebebeb"/>
    </style:style>
    <style:style style:name="Tabla16.C129" style:family="table-cell">
      <style:table-cell-properties style:vertical-align="middle" fo:padding="0.053cm" fo:border="0.05pt solid #ebebeb"/>
    </style:style>
    <style:style style:name="Tabla16.D129" style:family="table-cell">
      <style:table-cell-properties style:vertical-align="middle" fo:padding="0.053cm" fo:border="0.05pt solid #ebebeb"/>
    </style:style>
    <style:style style:name="Tabla16.A130" style:family="table-cell">
      <style:table-cell-properties style:vertical-align="middle" fo:padding="0.053cm" fo:border="0.05pt solid #ebebeb"/>
    </style:style>
    <style:style style:name="Tabla16.B130" style:family="table-cell">
      <style:table-cell-properties style:vertical-align="middle" fo:padding="0.053cm" fo:border="0.05pt solid #ebebeb"/>
    </style:style>
    <style:style style:name="Tabla16.C130" style:family="table-cell">
      <style:table-cell-properties style:vertical-align="middle" fo:padding="0.053cm" fo:border="0.05pt solid #ebebeb"/>
    </style:style>
    <style:style style:name="Tabla16.D130" style:family="table-cell">
      <style:table-cell-properties style:vertical-align="middle" fo:padding="0.053cm" fo:border="0.05pt solid #ebebeb"/>
    </style:style>
    <style:style style:name="Tabla16.A131" style:family="table-cell">
      <style:table-cell-properties style:vertical-align="middle" fo:padding="0.053cm" fo:border="0.05pt solid #ebebeb"/>
    </style:style>
    <style:style style:name="Tabla16.B131" style:family="table-cell">
      <style:table-cell-properties style:vertical-align="middle" fo:padding="0.053cm" fo:border="0.05pt solid #ebebeb"/>
    </style:style>
    <style:style style:name="Tabla16.C131" style:family="table-cell">
      <style:table-cell-properties style:vertical-align="middle" fo:padding="0.053cm" fo:border="0.05pt solid #ebebeb"/>
    </style:style>
    <style:style style:name="Tabla16.D131" style:family="table-cell">
      <style:table-cell-properties style:vertical-align="middle" fo:padding="0.053cm" fo:border="0.05pt solid #ebebeb"/>
    </style:style>
    <style:style style:name="Tabla16.A132" style:family="table-cell">
      <style:table-cell-properties style:vertical-align="middle" fo:padding="0.053cm" fo:border="0.05pt solid #ebebeb"/>
    </style:style>
    <style:style style:name="Tabla16.B132" style:family="table-cell">
      <style:table-cell-properties style:vertical-align="middle" fo:padding="0.053cm" fo:border="0.05pt solid #ebebeb"/>
    </style:style>
    <style:style style:name="Tabla16.C132" style:family="table-cell">
      <style:table-cell-properties style:vertical-align="middle" fo:padding="0.053cm" fo:border="0.05pt solid #ebebeb"/>
    </style:style>
    <style:style style:name="Tabla16.D132" style:family="table-cell">
      <style:table-cell-properties style:vertical-align="middle" fo:padding="0.053cm" fo:border="0.05pt solid #ebebeb"/>
    </style:style>
    <style:style style:name="Tabla16.A133" style:family="table-cell">
      <style:table-cell-properties style:vertical-align="middle" fo:padding="0.053cm" fo:border="0.05pt solid #ebebeb"/>
    </style:style>
    <style:style style:name="Tabla16.B133" style:family="table-cell">
      <style:table-cell-properties style:vertical-align="middle" fo:padding="0.053cm" fo:border="0.05pt solid #ebebeb"/>
    </style:style>
    <style:style style:name="Tabla16.C133" style:family="table-cell">
      <style:table-cell-properties style:vertical-align="middle" fo:padding="0.053cm" fo:border="0.05pt solid #ebebeb"/>
    </style:style>
    <style:style style:name="Tabla16.D133" style:family="table-cell">
      <style:table-cell-properties style:vertical-align="middle" fo:padding="0.053cm" fo:border="0.05pt solid #ebebeb"/>
    </style:style>
    <style:style style:name="Tabla16.A134" style:family="table-cell">
      <style:table-cell-properties style:vertical-align="middle" fo:padding="0.053cm" fo:border="0.05pt solid #ebebeb"/>
    </style:style>
    <style:style style:name="Tabla16.B134" style:family="table-cell">
      <style:table-cell-properties style:vertical-align="middle" fo:padding="0.053cm" fo:border="0.05pt solid #ebebeb"/>
    </style:style>
    <style:style style:name="Tabla16.C134" style:family="table-cell">
      <style:table-cell-properties style:vertical-align="middle" fo:padding="0.053cm" fo:border="0.05pt solid #ebebeb"/>
    </style:style>
    <style:style style:name="Tabla16.D134" style:family="table-cell">
      <style:table-cell-properties style:vertical-align="middle" fo:padding="0.053cm" fo:border="0.05pt solid #ebebeb"/>
    </style:style>
    <style:style style:name="Tabla17" style:family="table">
      <style:table-properties style:width="17cm" style:rel-width="100%" table:align="left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style:vertical-align="middle" fo:padding="0cm" fo:border="none"/>
    </style:style>
    <style:style style:name="Tabla18" style:family="table">
      <style:table-properties style:width="17cm" style:rel-width="100%" table:align="left"/>
    </style:style>
    <style:style style:name="Tabla18.A" style:family="table-column">
      <style:table-column-properties style:column-width="2.658cm" style:rel-column-width="10247*"/>
    </style:style>
    <style:style style:name="Tabla18.B" style:family="table-column">
      <style:table-column-properties style:column-width="5.547cm" style:rel-column-width="21387*"/>
    </style:style>
    <style:style style:name="Tabla18.C" style:family="table-column">
      <style:table-column-properties style:column-width="4.516cm" style:rel-column-width="17404*"/>
    </style:style>
    <style:style style:name="Tabla18.D" style:family="table-column">
      <style:table-column-properties style:column-width="4.279cm" style:rel-column-width="16497*"/>
    </style:style>
    <style:style style:name="Tabla18.A1" style:family="table-cell">
      <style:table-cell-properties style:vertical-align="middle" fo:background-color="#d5d5d5" fo:padding="0.053cm" fo:border="0.05pt solid #ebebeb">
        <style:background-image/>
      </style:table-cell-properties>
    </style:style>
    <style:style style:name="Tabla18.A2" style:family="table-cell">
      <style:table-cell-properties style:vertical-align="middle" fo:padding="0.053cm" fo:border="0.05pt solid #ebebeb"/>
    </style:style>
    <style:style style:name="Tabla18.B2" style:family="table-cell">
      <style:table-cell-properties style:vertical-align="middle" fo:padding="0.053cm" fo:border="0.05pt solid #ebebeb"/>
    </style:style>
    <style:style style:name="Tabla18.C2" style:family="table-cell">
      <style:table-cell-properties style:vertical-align="middle" fo:padding="0.053cm" fo:border="0.05pt solid #ebebeb"/>
    </style:style>
    <style:style style:name="Tabla18.D2" style:family="table-cell">
      <style:table-cell-properties style:vertical-align="middle" fo:padding="0.053cm" fo:border="0.05pt solid #ebebeb"/>
    </style:style>
    <style:style style:name="Tabla18.A3" style:family="table-cell">
      <style:table-cell-properties style:vertical-align="middle" fo:padding="0.053cm" fo:border="0.05pt solid #ebebeb"/>
    </style:style>
    <style:style style:name="Tabla18.B3" style:family="table-cell">
      <style:table-cell-properties style:vertical-align="middle" fo:padding="0.053cm" fo:border="0.05pt solid #ebebeb"/>
    </style:style>
    <style:style style:name="Tabla18.C3" style:family="table-cell">
      <style:table-cell-properties style:vertical-align="middle" fo:padding="0.053cm" fo:border="0.05pt solid #ebebeb"/>
    </style:style>
    <style:style style:name="Tabla18.D3" style:family="table-cell">
      <style:table-cell-properties style:vertical-align="middle" fo:padding="0.053cm" fo:border="0.05pt solid #ebebeb"/>
    </style:style>
    <style:style style:name="Tabla18.A4" style:family="table-cell">
      <style:table-cell-properties style:vertical-align="middle" fo:padding="0.053cm" fo:border="0.05pt solid #ebebeb"/>
    </style:style>
    <style:style style:name="Tabla18.B4" style:family="table-cell">
      <style:table-cell-properties style:vertical-align="middle" fo:padding="0.053cm" fo:border="0.05pt solid #ebebeb"/>
    </style:style>
    <style:style style:name="Tabla18.C4" style:family="table-cell">
      <style:table-cell-properties style:vertical-align="middle" fo:padding="0.053cm" fo:border="0.05pt solid #ebebeb"/>
    </style:style>
    <style:style style:name="Tabla18.D4" style:family="table-cell">
      <style:table-cell-properties style:vertical-align="middle" fo:padding="0.053cm" fo:border="0.05pt solid #ebebeb"/>
    </style:style>
    <style:style style:name="Tabla18.A5" style:family="table-cell">
      <style:table-cell-properties style:vertical-align="middle" fo:padding="0.053cm" fo:border="0.05pt solid #ebebeb"/>
    </style:style>
    <style:style style:name="Tabla18.B5" style:family="table-cell">
      <style:table-cell-properties style:vertical-align="middle" fo:padding="0.053cm" fo:border="0.05pt solid #ebebeb"/>
    </style:style>
    <style:style style:name="Tabla18.C5" style:family="table-cell">
      <style:table-cell-properties style:vertical-align="middle" fo:padding="0.053cm" fo:border="0.05pt solid #ebebeb"/>
    </style:style>
    <style:style style:name="Tabla18.D5" style:family="table-cell">
      <style:table-cell-properties style:vertical-align="middle" fo:padding="0.053cm" fo:border="0.05pt solid #ebebeb"/>
    </style:style>
    <style:style style:name="Tabla18.A6" style:family="table-cell">
      <style:table-cell-properties style:vertical-align="middle" fo:padding="0.053cm" fo:border="0.05pt solid #ebebeb"/>
    </style:style>
    <style:style style:name="Tabla18.B6" style:family="table-cell">
      <style:table-cell-properties style:vertical-align="middle" fo:padding="0.053cm" fo:border="0.05pt solid #ebebeb"/>
    </style:style>
    <style:style style:name="Tabla18.C6" style:family="table-cell">
      <style:table-cell-properties style:vertical-align="middle" fo:padding="0.053cm" fo:border="0.05pt solid #ebebeb"/>
    </style:style>
    <style:style style:name="Tabla18.D6" style:family="table-cell">
      <style:table-cell-properties style:vertical-align="middle" fo:padding="0.053cm" fo:border="0.05pt solid #ebebeb"/>
    </style:style>
    <style:style style:name="Tabla18.A7" style:family="table-cell">
      <style:table-cell-properties style:vertical-align="middle" fo:padding="0.053cm" fo:border="0.05pt solid #ebebeb"/>
    </style:style>
    <style:style style:name="Tabla18.B7" style:family="table-cell">
      <style:table-cell-properties style:vertical-align="middle" fo:padding="0.053cm" fo:border="0.05pt solid #ebebeb"/>
    </style:style>
    <style:style style:name="Tabla18.C7" style:family="table-cell">
      <style:table-cell-properties style:vertical-align="middle" fo:padding="0.053cm" fo:border="0.05pt solid #ebebeb"/>
    </style:style>
    <style:style style:name="Tabla18.D7" style:family="table-cell">
      <style:table-cell-properties style:vertical-align="middle" fo:padding="0.053cm" fo:border="0.05pt solid #ebebeb"/>
    </style:style>
    <style:style style:name="Tabla18.A8" style:family="table-cell">
      <style:table-cell-properties style:vertical-align="middle" fo:padding="0.053cm" fo:border="0.05pt solid #ebebeb"/>
    </style:style>
    <style:style style:name="Tabla18.B8" style:family="table-cell">
      <style:table-cell-properties style:vertical-align="middle" fo:padding="0.053cm" fo:border="0.05pt solid #ebebeb"/>
    </style:style>
    <style:style style:name="Tabla18.C8" style:family="table-cell">
      <style:table-cell-properties style:vertical-align="middle" fo:padding="0.053cm" fo:border="0.05pt solid #ebebeb"/>
    </style:style>
    <style:style style:name="Tabla18.D8" style:family="table-cell">
      <style:table-cell-properties style:vertical-align="middle" fo:padding="0.053cm" fo:border="0.05pt solid #ebebeb"/>
    </style:style>
    <style:style style:name="Tabla18.A9" style:family="table-cell">
      <style:table-cell-properties style:vertical-align="middle" fo:padding="0.053cm" fo:border="0.05pt solid #ebebeb"/>
    </style:style>
    <style:style style:name="Tabla18.B9" style:family="table-cell">
      <style:table-cell-properties style:vertical-align="middle" fo:padding="0.053cm" fo:border="0.05pt solid #ebebeb"/>
    </style:style>
    <style:style style:name="Tabla18.C9" style:family="table-cell">
      <style:table-cell-properties style:vertical-align="middle" fo:padding="0.053cm" fo:border="0.05pt solid #ebebeb"/>
    </style:style>
    <style:style style:name="Tabla18.D9" style:family="table-cell">
      <style:table-cell-properties style:vertical-align="middle" fo:padding="0.053cm" fo:border="0.05pt solid #ebebeb"/>
    </style:style>
    <style:style style:name="Tabla18.A10" style:family="table-cell">
      <style:table-cell-properties style:vertical-align="middle" fo:padding="0.053cm" fo:border="0.05pt solid #ebebeb"/>
    </style:style>
    <style:style style:name="Tabla18.B10" style:family="table-cell">
      <style:table-cell-properties style:vertical-align="middle" fo:padding="0.053cm" fo:border="0.05pt solid #ebebeb"/>
    </style:style>
    <style:style style:name="Tabla18.C10" style:family="table-cell">
      <style:table-cell-properties style:vertical-align="middle" fo:padding="0.053cm" fo:border="0.05pt solid #ebebeb"/>
    </style:style>
    <style:style style:name="Tabla18.D10" style:family="table-cell">
      <style:table-cell-properties style:vertical-align="middle" fo:padding="0.053cm" fo:border="0.05pt solid #ebebeb"/>
    </style:style>
    <style:style style:name="Tabla18.A11" style:family="table-cell">
      <style:table-cell-properties style:vertical-align="middle" fo:padding="0.053cm" fo:border="0.05pt solid #ebebeb"/>
    </style:style>
    <style:style style:name="Tabla18.B11" style:family="table-cell">
      <style:table-cell-properties style:vertical-align="middle" fo:padding="0.053cm" fo:border="0.05pt solid #ebebeb"/>
    </style:style>
    <style:style style:name="Tabla18.C11" style:family="table-cell">
      <style:table-cell-properties style:vertical-align="middle" fo:padding="0.053cm" fo:border="0.05pt solid #ebebeb"/>
    </style:style>
    <style:style style:name="Tabla18.D11" style:family="table-cell">
      <style:table-cell-properties style:vertical-align="middle" fo:padding="0.053cm" fo:border="0.05pt solid #ebebeb"/>
    </style:style>
    <style:style style:name="Tabla18.A12" style:family="table-cell">
      <style:table-cell-properties style:vertical-align="middle" fo:padding="0.053cm" fo:border="0.05pt solid #ebebeb"/>
    </style:style>
    <style:style style:name="Tabla18.B12" style:family="table-cell">
      <style:table-cell-properties style:vertical-align="middle" fo:padding="0.053cm" fo:border="0.05pt solid #ebebeb"/>
    </style:style>
    <style:style style:name="Tabla18.C12" style:family="table-cell">
      <style:table-cell-properties style:vertical-align="middle" fo:padding="0.053cm" fo:border="0.05pt solid #ebebeb"/>
    </style:style>
    <style:style style:name="Tabla18.D12" style:family="table-cell">
      <style:table-cell-properties style:vertical-align="middle" fo:padding="0.053cm" fo:border="0.05pt solid #ebebeb"/>
    </style:style>
    <style:style style:name="Tabla18.A13" style:family="table-cell">
      <style:table-cell-properties style:vertical-align="middle" fo:padding="0.053cm" fo:border="0.05pt solid #ebebeb"/>
    </style:style>
    <style:style style:name="Tabla18.B13" style:family="table-cell">
      <style:table-cell-properties style:vertical-align="middle" fo:padding="0.053cm" fo:border="0.05pt solid #ebebeb"/>
    </style:style>
    <style:style style:name="Tabla18.C13" style:family="table-cell">
      <style:table-cell-properties style:vertical-align="middle" fo:padding="0.053cm" fo:border="0.05pt solid #ebebeb"/>
    </style:style>
    <style:style style:name="Tabla18.D13" style:family="table-cell">
      <style:table-cell-properties style:vertical-align="middle" fo:padding="0.053cm" fo:border="0.05pt solid #ebebeb"/>
    </style:style>
    <style:style style:name="Tabla18.A14" style:family="table-cell">
      <style:table-cell-properties style:vertical-align="middle" fo:padding="0.053cm" fo:border="0.05pt solid #ebebeb"/>
    </style:style>
    <style:style style:name="Tabla18.B14" style:family="table-cell">
      <style:table-cell-properties style:vertical-align="middle" fo:padding="0.053cm" fo:border="0.05pt solid #ebebeb"/>
    </style:style>
    <style:style style:name="Tabla18.C14" style:family="table-cell">
      <style:table-cell-properties style:vertical-align="middle" fo:padding="0.053cm" fo:border="0.05pt solid #ebebeb"/>
    </style:style>
    <style:style style:name="Tabla18.D14" style:family="table-cell">
      <style:table-cell-properties style:vertical-align="middle" fo:padding="0.053cm" fo:border="0.05pt solid #ebebeb"/>
    </style:style>
    <style:style style:name="Tabla18.A15" style:family="table-cell">
      <style:table-cell-properties style:vertical-align="middle" fo:padding="0.053cm" fo:border="0.05pt solid #ebebeb"/>
    </style:style>
    <style:style style:name="Tabla18.B15" style:family="table-cell">
      <style:table-cell-properties style:vertical-align="middle" fo:padding="0.053cm" fo:border="0.05pt solid #ebebeb"/>
    </style:style>
    <style:style style:name="Tabla18.C15" style:family="table-cell">
      <style:table-cell-properties style:vertical-align="middle" fo:padding="0.053cm" fo:border="0.05pt solid #ebebeb"/>
    </style:style>
    <style:style style:name="Tabla18.D15" style:family="table-cell">
      <style:table-cell-properties style:vertical-align="middle" fo:padding="0.053cm" fo:border="0.05pt solid #ebebeb"/>
    </style:style>
    <style:style style:name="Tabla18.A16" style:family="table-cell">
      <style:table-cell-properties style:vertical-align="middle" fo:padding="0.053cm" fo:border="0.05pt solid #ebebeb"/>
    </style:style>
    <style:style style:name="Tabla18.B16" style:family="table-cell">
      <style:table-cell-properties style:vertical-align="middle" fo:padding="0.053cm" fo:border="0.05pt solid #ebebeb"/>
    </style:style>
    <style:style style:name="Tabla18.C16" style:family="table-cell">
      <style:table-cell-properties style:vertical-align="middle" fo:padding="0.053cm" fo:border="0.05pt solid #ebebeb"/>
    </style:style>
    <style:style style:name="Tabla18.D16" style:family="table-cell">
      <style:table-cell-properties style:vertical-align="middle" fo:padding="0.053cm" fo:border="0.05pt solid #ebebeb"/>
    </style:style>
    <style:style style:name="Tabla18.A17" style:family="table-cell">
      <style:table-cell-properties style:vertical-align="middle" fo:padding="0.053cm" fo:border="0.05pt solid #ebebeb"/>
    </style:style>
    <style:style style:name="Tabla18.B17" style:family="table-cell">
      <style:table-cell-properties style:vertical-align="middle" fo:padding="0.053cm" fo:border="0.05pt solid #ebebeb"/>
    </style:style>
    <style:style style:name="Tabla18.C17" style:family="table-cell">
      <style:table-cell-properties style:vertical-align="middle" fo:padding="0.053cm" fo:border="0.05pt solid #ebebeb"/>
    </style:style>
    <style:style style:name="Tabla18.D17" style:family="table-cell">
      <style:table-cell-properties style:vertical-align="middle" fo:padding="0.053cm" fo:border="0.05pt solid #ebebeb"/>
    </style:style>
    <style:style style:name="Tabla18.A18" style:family="table-cell">
      <style:table-cell-properties style:vertical-align="middle" fo:padding="0.053cm" fo:border="0.05pt solid #ebebeb"/>
    </style:style>
    <style:style style:name="Tabla18.B18" style:family="table-cell">
      <style:table-cell-properties style:vertical-align="middle" fo:padding="0.053cm" fo:border="0.05pt solid #ebebeb"/>
    </style:style>
    <style:style style:name="Tabla18.C18" style:family="table-cell">
      <style:table-cell-properties style:vertical-align="middle" fo:padding="0.053cm" fo:border="0.05pt solid #ebebeb"/>
    </style:style>
    <style:style style:name="Tabla18.D18" style:family="table-cell">
      <style:table-cell-properties style:vertical-align="middle" fo:padding="0.053cm" fo:border="0.05pt solid #ebebeb"/>
    </style:style>
    <style:style style:name="Tabla18.A19" style:family="table-cell">
      <style:table-cell-properties style:vertical-align="middle" fo:padding="0.053cm" fo:border="0.05pt solid #ebebeb"/>
    </style:style>
    <style:style style:name="Tabla18.B19" style:family="table-cell">
      <style:table-cell-properties style:vertical-align="middle" fo:padding="0.053cm" fo:border="0.05pt solid #ebebeb"/>
    </style:style>
    <style:style style:name="Tabla18.C19" style:family="table-cell">
      <style:table-cell-properties style:vertical-align="middle" fo:padding="0.053cm" fo:border="0.05pt solid #ebebeb"/>
    </style:style>
    <style:style style:name="Tabla18.D19" style:family="table-cell">
      <style:table-cell-properties style:vertical-align="middle" fo:padding="0.053cm" fo:border="0.05pt solid #ebebeb"/>
    </style:style>
    <style:style style:name="Tabla18.A20" style:family="table-cell">
      <style:table-cell-properties style:vertical-align="middle" fo:padding="0.053cm" fo:border="0.05pt solid #ebebeb"/>
    </style:style>
    <style:style style:name="Tabla18.B20" style:family="table-cell">
      <style:table-cell-properties style:vertical-align="middle" fo:padding="0.053cm" fo:border="0.05pt solid #ebebeb"/>
    </style:style>
    <style:style style:name="Tabla18.C20" style:family="table-cell">
      <style:table-cell-properties style:vertical-align="middle" fo:padding="0.053cm" fo:border="0.05pt solid #ebebeb"/>
    </style:style>
    <style:style style:name="Tabla18.D20" style:family="table-cell">
      <style:table-cell-properties style:vertical-align="middle" fo:padding="0.053cm" fo:border="0.05pt solid #ebebeb"/>
    </style:style>
    <style:style style:name="Tabla18.A21" style:family="table-cell">
      <style:table-cell-properties style:vertical-align="middle" fo:padding="0.053cm" fo:border="0.05pt solid #ebebeb"/>
    </style:style>
    <style:style style:name="Tabla18.B21" style:family="table-cell">
      <style:table-cell-properties style:vertical-align="middle" fo:padding="0.053cm" fo:border="0.05pt solid #ebebeb"/>
    </style:style>
    <style:style style:name="Tabla18.C21" style:family="table-cell">
      <style:table-cell-properties style:vertical-align="middle" fo:padding="0.053cm" fo:border="0.05pt solid #ebebeb"/>
    </style:style>
    <style:style style:name="Tabla18.D21" style:family="table-cell">
      <style:table-cell-properties style:vertical-align="middle" fo:padding="0.053cm" fo:border="0.05pt solid #ebebeb"/>
    </style:style>
    <style:style style:name="Tabla18.A22" style:family="table-cell">
      <style:table-cell-properties style:vertical-align="middle" fo:padding="0.053cm" fo:border="0.05pt solid #ebebeb"/>
    </style:style>
    <style:style style:name="Tabla18.B22" style:family="table-cell">
      <style:table-cell-properties style:vertical-align="middle" fo:padding="0.053cm" fo:border="0.05pt solid #ebebeb"/>
    </style:style>
    <style:style style:name="Tabla18.C22" style:family="table-cell">
      <style:table-cell-properties style:vertical-align="middle" fo:padding="0.053cm" fo:border="0.05pt solid #ebebeb"/>
    </style:style>
    <style:style style:name="Tabla18.D22" style:family="table-cell">
      <style:table-cell-properties style:vertical-align="middle" fo:padding="0.053cm" fo:border="0.05pt solid #ebebeb"/>
    </style:style>
    <style:style style:name="Tabla18.A23" style:family="table-cell">
      <style:table-cell-properties style:vertical-align="middle" fo:padding="0.053cm" fo:border="0.05pt solid #ebebeb"/>
    </style:style>
    <style:style style:name="Tabla18.B23" style:family="table-cell">
      <style:table-cell-properties style:vertical-align="middle" fo:padding="0.053cm" fo:border="0.05pt solid #ebebeb"/>
    </style:style>
    <style:style style:name="Tabla18.C23" style:family="table-cell">
      <style:table-cell-properties style:vertical-align="middle" fo:padding="0.053cm" fo:border="0.05pt solid #ebebeb"/>
    </style:style>
    <style:style style:name="Tabla18.D23" style:family="table-cell">
      <style:table-cell-properties style:vertical-align="middle" fo:padding="0.053cm" fo:border="0.05pt solid #ebebeb"/>
    </style:style>
    <style:style style:name="Tabla18.A24" style:family="table-cell">
      <style:table-cell-properties style:vertical-align="middle" fo:padding="0.053cm" fo:border="0.05pt solid #ebebeb"/>
    </style:style>
    <style:style style:name="Tabla18.B24" style:family="table-cell">
      <style:table-cell-properties style:vertical-align="middle" fo:padding="0.053cm" fo:border="0.05pt solid #ebebeb"/>
    </style:style>
    <style:style style:name="Tabla18.C24" style:family="table-cell">
      <style:table-cell-properties style:vertical-align="middle" fo:padding="0.053cm" fo:border="0.05pt solid #ebebeb"/>
    </style:style>
    <style:style style:name="Tabla18.D24" style:family="table-cell">
      <style:table-cell-properties style:vertical-align="middle" fo:padding="0.053cm" fo:border="0.05pt solid #ebebeb"/>
    </style:style>
    <style:style style:name="Tabla18.A25" style:family="table-cell">
      <style:table-cell-properties style:vertical-align="middle" fo:padding="0.053cm" fo:border="0.05pt solid #ebebeb"/>
    </style:style>
    <style:style style:name="Tabla18.B25" style:family="table-cell">
      <style:table-cell-properties style:vertical-align="middle" fo:padding="0.053cm" fo:border="0.05pt solid #ebebeb"/>
    </style:style>
    <style:style style:name="Tabla18.C25" style:family="table-cell">
      <style:table-cell-properties style:vertical-align="middle" fo:padding="0.053cm" fo:border="0.05pt solid #ebebeb"/>
    </style:style>
    <style:style style:name="Tabla18.D25" style:family="table-cell">
      <style:table-cell-properties style:vertical-align="middle" fo:padding="0.053cm" fo:border="0.05pt solid #ebebeb"/>
    </style:style>
    <style:style style:name="Tabla18.A26" style:family="table-cell">
      <style:table-cell-properties style:vertical-align="middle" fo:padding="0.053cm" fo:border="0.05pt solid #ebebeb"/>
    </style:style>
    <style:style style:name="Tabla18.B26" style:family="table-cell">
      <style:table-cell-properties style:vertical-align="middle" fo:padding="0.053cm" fo:border="0.05pt solid #ebebeb"/>
    </style:style>
    <style:style style:name="Tabla18.C26" style:family="table-cell">
      <style:table-cell-properties style:vertical-align="middle" fo:padding="0.053cm" fo:border="0.05pt solid #ebebeb"/>
    </style:style>
    <style:style style:name="Tabla18.D26" style:family="table-cell">
      <style:table-cell-properties style:vertical-align="middle" fo:padding="0.053cm" fo:border="0.05pt solid #ebebeb"/>
    </style:style>
    <style:style style:name="Tabla18.A27" style:family="table-cell">
      <style:table-cell-properties style:vertical-align="middle" fo:padding="0.053cm" fo:border="0.05pt solid #ebebeb"/>
    </style:style>
    <style:style style:name="Tabla18.B27" style:family="table-cell">
      <style:table-cell-properties style:vertical-align="middle" fo:padding="0.053cm" fo:border="0.05pt solid #ebebeb"/>
    </style:style>
    <style:style style:name="Tabla18.C27" style:family="table-cell">
      <style:table-cell-properties style:vertical-align="middle" fo:padding="0.053cm" fo:border="0.05pt solid #ebebeb"/>
    </style:style>
    <style:style style:name="Tabla18.D27" style:family="table-cell">
      <style:table-cell-properties style:vertical-align="middle" fo:padding="0.053cm" fo:border="0.05pt solid #ebebeb"/>
    </style:style>
    <style:style style:name="Tabla18.A28" style:family="table-cell">
      <style:table-cell-properties style:vertical-align="middle" fo:padding="0.053cm" fo:border="0.05pt solid #ebebeb"/>
    </style:style>
    <style:style style:name="Tabla18.B28" style:family="table-cell">
      <style:table-cell-properties style:vertical-align="middle" fo:padding="0.053cm" fo:border="0.05pt solid #ebebeb"/>
    </style:style>
    <style:style style:name="Tabla18.C28" style:family="table-cell">
      <style:table-cell-properties style:vertical-align="middle" fo:padding="0.053cm" fo:border="0.05pt solid #ebebeb"/>
    </style:style>
    <style:style style:name="Tabla18.D28" style:family="table-cell">
      <style:table-cell-properties style:vertical-align="middle" fo:padding="0.053cm" fo:border="0.05pt solid #ebebeb"/>
    </style:style>
    <style:style style:name="Tabla18.A29" style:family="table-cell">
      <style:table-cell-properties style:vertical-align="middle" fo:padding="0.053cm" fo:border="0.05pt solid #ebebeb"/>
    </style:style>
    <style:style style:name="Tabla18.B29" style:family="table-cell">
      <style:table-cell-properties style:vertical-align="middle" fo:padding="0.053cm" fo:border="0.05pt solid #ebebeb"/>
    </style:style>
    <style:style style:name="Tabla18.C29" style:family="table-cell">
      <style:table-cell-properties style:vertical-align="middle" fo:padding="0.053cm" fo:border="0.05pt solid #ebebeb"/>
    </style:style>
    <style:style style:name="Tabla18.D29" style:family="table-cell">
      <style:table-cell-properties style:vertical-align="middle" fo:padding="0.053cm" fo:border="0.05pt solid #ebebeb"/>
    </style:style>
    <style:style style:name="Tabla18.A30" style:family="table-cell">
      <style:table-cell-properties style:vertical-align="middle" fo:padding="0.053cm" fo:border="0.05pt solid #ebebeb"/>
    </style:style>
    <style:style style:name="Tabla18.B30" style:family="table-cell">
      <style:table-cell-properties style:vertical-align="middle" fo:padding="0.053cm" fo:border="0.05pt solid #ebebeb"/>
    </style:style>
    <style:style style:name="Tabla18.C30" style:family="table-cell">
      <style:table-cell-properties style:vertical-align="middle" fo:padding="0.053cm" fo:border="0.05pt solid #ebebeb"/>
    </style:style>
    <style:style style:name="Tabla18.D30" style:family="table-cell">
      <style:table-cell-properties style:vertical-align="middle" fo:padding="0.053cm" fo:border="0.05pt solid #ebebeb"/>
    </style:style>
    <style:style style:name="Tabla18.A31" style:family="table-cell">
      <style:table-cell-properties style:vertical-align="middle" fo:padding="0.053cm" fo:border="0.05pt solid #ebebeb"/>
    </style:style>
    <style:style style:name="Tabla18.B31" style:family="table-cell">
      <style:table-cell-properties style:vertical-align="middle" fo:padding="0.053cm" fo:border="0.05pt solid #ebebeb"/>
    </style:style>
    <style:style style:name="Tabla18.C31" style:family="table-cell">
      <style:table-cell-properties style:vertical-align="middle" fo:padding="0.053cm" fo:border="0.05pt solid #ebebeb"/>
    </style:style>
    <style:style style:name="Tabla18.D31" style:family="table-cell">
      <style:table-cell-properties style:vertical-align="middle" fo:padding="0.053cm" fo:border="0.05pt solid #ebebeb"/>
    </style:style>
    <style:style style:name="Tabla18.A32" style:family="table-cell">
      <style:table-cell-properties style:vertical-align="middle" fo:padding="0.053cm" fo:border="0.05pt solid #ebebeb"/>
    </style:style>
    <style:style style:name="Tabla18.B32" style:family="table-cell">
      <style:table-cell-properties style:vertical-align="middle" fo:padding="0.053cm" fo:border="0.05pt solid #ebebeb"/>
    </style:style>
    <style:style style:name="Tabla18.C32" style:family="table-cell">
      <style:table-cell-properties style:vertical-align="middle" fo:padding="0.053cm" fo:border="0.05pt solid #ebebeb"/>
    </style:style>
    <style:style style:name="Tabla18.D32" style:family="table-cell">
      <style:table-cell-properties style:vertical-align="middle" fo:padding="0.053cm" fo:border="0.05pt solid #ebebeb"/>
    </style:style>
    <style:style style:name="Tabla18.A33" style:family="table-cell">
      <style:table-cell-properties style:vertical-align="middle" fo:padding="0.053cm" fo:border="0.05pt solid #ebebeb"/>
    </style:style>
    <style:style style:name="Tabla18.B33" style:family="table-cell">
      <style:table-cell-properties style:vertical-align="middle" fo:padding="0.053cm" fo:border="0.05pt solid #ebebeb"/>
    </style:style>
    <style:style style:name="Tabla18.C33" style:family="table-cell">
      <style:table-cell-properties style:vertical-align="middle" fo:padding="0.053cm" fo:border="0.05pt solid #ebebeb"/>
    </style:style>
    <style:style style:name="Tabla18.D33" style:family="table-cell">
      <style:table-cell-properties style:vertical-align="middle" fo:padding="0.053cm" fo:border="0.05pt solid #ebebeb"/>
    </style:style>
    <style:style style:name="Tabla18.A34" style:family="table-cell">
      <style:table-cell-properties style:vertical-align="middle" fo:padding="0.053cm" fo:border="0.05pt solid #ebebeb"/>
    </style:style>
    <style:style style:name="Tabla18.B34" style:family="table-cell">
      <style:table-cell-properties style:vertical-align="middle" fo:padding="0.053cm" fo:border="0.05pt solid #ebebeb"/>
    </style:style>
    <style:style style:name="Tabla18.C34" style:family="table-cell">
      <style:table-cell-properties style:vertical-align="middle" fo:padding="0.053cm" fo:border="0.05pt solid #ebebeb"/>
    </style:style>
    <style:style style:name="Tabla18.D34" style:family="table-cell">
      <style:table-cell-properties style:vertical-align="middle" fo:padding="0.053cm" fo:border="0.05pt solid #ebebeb"/>
    </style:style>
    <style:style style:name="Tabla18.A35" style:family="table-cell">
      <style:table-cell-properties style:vertical-align="middle" fo:padding="0.053cm" fo:border="0.05pt solid #ebebeb"/>
    </style:style>
    <style:style style:name="Tabla18.B35" style:family="table-cell">
      <style:table-cell-properties style:vertical-align="middle" fo:padding="0.053cm" fo:border="0.05pt solid #ebebeb"/>
    </style:style>
    <style:style style:name="Tabla18.C35" style:family="table-cell">
      <style:table-cell-properties style:vertical-align="middle" fo:padding="0.053cm" fo:border="0.05pt solid #ebebeb"/>
    </style:style>
    <style:style style:name="Tabla18.D35" style:family="table-cell">
      <style:table-cell-properties style:vertical-align="middle" fo:padding="0.053cm" fo:border="0.05pt solid #ebebeb"/>
    </style:style>
    <style:style style:name="Tabla18.A36" style:family="table-cell">
      <style:table-cell-properties style:vertical-align="middle" fo:padding="0.053cm" fo:border="0.05pt solid #ebebeb"/>
    </style:style>
    <style:style style:name="Tabla18.B36" style:family="table-cell">
      <style:table-cell-properties style:vertical-align="middle" fo:padding="0.053cm" fo:border="0.05pt solid #ebebeb"/>
    </style:style>
    <style:style style:name="Tabla18.C36" style:family="table-cell">
      <style:table-cell-properties style:vertical-align="middle" fo:padding="0.053cm" fo:border="0.05pt solid #ebebeb"/>
    </style:style>
    <style:style style:name="Tabla18.D36" style:family="table-cell">
      <style:table-cell-properties style:vertical-align="middle" fo:padding="0.053cm" fo:border="0.05pt solid #ebebeb"/>
    </style:style>
    <style:style style:name="Tabla18.A37" style:family="table-cell">
      <style:table-cell-properties style:vertical-align="middle" fo:padding="0.053cm" fo:border="0.05pt solid #ebebeb"/>
    </style:style>
    <style:style style:name="Tabla18.B37" style:family="table-cell">
      <style:table-cell-properties style:vertical-align="middle" fo:padding="0.053cm" fo:border="0.05pt solid #ebebeb"/>
    </style:style>
    <style:style style:name="Tabla18.C37" style:family="table-cell">
      <style:table-cell-properties style:vertical-align="middle" fo:padding="0.053cm" fo:border="0.05pt solid #ebebeb"/>
    </style:style>
    <style:style style:name="Tabla18.D37" style:family="table-cell">
      <style:table-cell-properties style:vertical-align="middle" fo:padding="0.053cm" fo:border="0.05pt solid #ebebeb"/>
    </style:style>
    <style:style style:name="Tabla18.A38" style:family="table-cell">
      <style:table-cell-properties style:vertical-align="middle" fo:padding="0.053cm" fo:border="0.05pt solid #ebebeb"/>
    </style:style>
    <style:style style:name="Tabla18.B38" style:family="table-cell">
      <style:table-cell-properties style:vertical-align="middle" fo:padding="0.053cm" fo:border="0.05pt solid #ebebeb"/>
    </style:style>
    <style:style style:name="Tabla18.C38" style:family="table-cell">
      <style:table-cell-properties style:vertical-align="middle" fo:padding="0.053cm" fo:border="0.05pt solid #ebebeb"/>
    </style:style>
    <style:style style:name="Tabla18.D38" style:family="table-cell">
      <style:table-cell-properties style:vertical-align="middle" fo:padding="0.053cm" fo:border="0.05pt solid #ebebeb"/>
    </style:style>
    <style:style style:name="Tabla18.A39" style:family="table-cell">
      <style:table-cell-properties style:vertical-align="middle" fo:padding="0.053cm" fo:border="0.05pt solid #ebebeb"/>
    </style:style>
    <style:style style:name="Tabla18.B39" style:family="table-cell">
      <style:table-cell-properties style:vertical-align="middle" fo:padding="0.053cm" fo:border="0.05pt solid #ebebeb"/>
    </style:style>
    <style:style style:name="Tabla18.C39" style:family="table-cell">
      <style:table-cell-properties style:vertical-align="middle" fo:padding="0.053cm" fo:border="0.05pt solid #ebebeb"/>
    </style:style>
    <style:style style:name="Tabla18.D39" style:family="table-cell">
      <style:table-cell-properties style:vertical-align="middle" fo:padding="0.053cm" fo:border="0.05pt solid #ebebeb"/>
    </style:style>
    <style:style style:name="Tabla18.A40" style:family="table-cell">
      <style:table-cell-properties style:vertical-align="middle" fo:padding="0.053cm" fo:border="0.05pt solid #ebebeb"/>
    </style:style>
    <style:style style:name="Tabla18.B40" style:family="table-cell">
      <style:table-cell-properties style:vertical-align="middle" fo:padding="0.053cm" fo:border="0.05pt solid #ebebeb"/>
    </style:style>
    <style:style style:name="Tabla18.C40" style:family="table-cell">
      <style:table-cell-properties style:vertical-align="middle" fo:padding="0.053cm" fo:border="0.05pt solid #ebebeb"/>
    </style:style>
    <style:style style:name="Tabla18.D40" style:family="table-cell">
      <style:table-cell-properties style:vertical-align="middle" fo:padding="0.053cm" fo:border="0.05pt solid #ebebeb"/>
    </style:style>
    <style:style style:name="Tabla18.A41" style:family="table-cell">
      <style:table-cell-properties style:vertical-align="middle" fo:padding="0.053cm" fo:border="0.05pt solid #ebebeb"/>
    </style:style>
    <style:style style:name="Tabla18.B41" style:family="table-cell">
      <style:table-cell-properties style:vertical-align="middle" fo:padding="0.053cm" fo:border="0.05pt solid #ebebeb"/>
    </style:style>
    <style:style style:name="Tabla18.C41" style:family="table-cell">
      <style:table-cell-properties style:vertical-align="middle" fo:padding="0.053cm" fo:border="0.05pt solid #ebebeb"/>
    </style:style>
    <style:style style:name="Tabla18.D41" style:family="table-cell">
      <style:table-cell-properties style:vertical-align="middle" fo:padding="0.053cm" fo:border="0.05pt solid #ebebeb"/>
    </style:style>
    <style:style style:name="Tabla18.A42" style:family="table-cell">
      <style:table-cell-properties style:vertical-align="middle" fo:padding="0.053cm" fo:border="0.05pt solid #ebebeb"/>
    </style:style>
    <style:style style:name="Tabla18.B42" style:family="table-cell">
      <style:table-cell-properties style:vertical-align="middle" fo:padding="0.053cm" fo:border="0.05pt solid #ebebeb"/>
    </style:style>
    <style:style style:name="Tabla18.C42" style:family="table-cell">
      <style:table-cell-properties style:vertical-align="middle" fo:padding="0.053cm" fo:border="0.05pt solid #ebebeb"/>
    </style:style>
    <style:style style:name="Tabla18.D42" style:family="table-cell">
      <style:table-cell-properties style:vertical-align="middle" fo:padding="0.053cm" fo:border="0.05pt solid #ebebeb"/>
    </style:style>
    <style:style style:name="Tabla18.A43" style:family="table-cell">
      <style:table-cell-properties style:vertical-align="middle" fo:padding="0.053cm" fo:border="0.05pt solid #ebebeb"/>
    </style:style>
    <style:style style:name="Tabla18.B43" style:family="table-cell">
      <style:table-cell-properties style:vertical-align="middle" fo:padding="0.053cm" fo:border="0.05pt solid #ebebeb"/>
    </style:style>
    <style:style style:name="Tabla18.C43" style:family="table-cell">
      <style:table-cell-properties style:vertical-align="middle" fo:padding="0.053cm" fo:border="0.05pt solid #ebebeb"/>
    </style:style>
    <style:style style:name="Tabla18.D43" style:family="table-cell">
      <style:table-cell-properties style:vertical-align="middle" fo:padding="0.053cm" fo:border="0.05pt solid #ebebeb"/>
    </style:style>
    <style:style style:name="Tabla18.A44" style:family="table-cell">
      <style:table-cell-properties style:vertical-align="middle" fo:padding="0.053cm" fo:border="0.05pt solid #ebebeb"/>
    </style:style>
    <style:style style:name="Tabla18.B44" style:family="table-cell">
      <style:table-cell-properties style:vertical-align="middle" fo:padding="0.053cm" fo:border="0.05pt solid #ebebeb"/>
    </style:style>
    <style:style style:name="Tabla18.C44" style:family="table-cell">
      <style:table-cell-properties style:vertical-align="middle" fo:padding="0.053cm" fo:border="0.05pt solid #ebebeb"/>
    </style:style>
    <style:style style:name="Tabla18.D44" style:family="table-cell">
      <style:table-cell-properties style:vertical-align="middle" fo:padding="0.053cm" fo:border="0.05pt solid #ebebeb"/>
    </style:style>
    <style:style style:name="Tabla18.A45" style:family="table-cell">
      <style:table-cell-properties style:vertical-align="middle" fo:padding="0.053cm" fo:border="0.05pt solid #ebebeb"/>
    </style:style>
    <style:style style:name="Tabla18.B45" style:family="table-cell">
      <style:table-cell-properties style:vertical-align="middle" fo:padding="0.053cm" fo:border="0.05pt solid #ebebeb"/>
    </style:style>
    <style:style style:name="Tabla18.C45" style:family="table-cell">
      <style:table-cell-properties style:vertical-align="middle" fo:padding="0.053cm" fo:border="0.05pt solid #ebebeb"/>
    </style:style>
    <style:style style:name="Tabla18.D45" style:family="table-cell">
      <style:table-cell-properties style:vertical-align="middle" fo:padding="0.053cm" fo:border="0.05pt solid #ebebeb"/>
    </style:style>
    <style:style style:name="Tabla18.A46" style:family="table-cell">
      <style:table-cell-properties style:vertical-align="middle" fo:padding="0.053cm" fo:border="0.05pt solid #ebebeb"/>
    </style:style>
    <style:style style:name="Tabla18.B46" style:family="table-cell">
      <style:table-cell-properties style:vertical-align="middle" fo:padding="0.053cm" fo:border="0.05pt solid #ebebeb"/>
    </style:style>
    <style:style style:name="Tabla18.C46" style:family="table-cell">
      <style:table-cell-properties style:vertical-align="middle" fo:padding="0.053cm" fo:border="0.05pt solid #ebebeb"/>
    </style:style>
    <style:style style:name="Tabla18.D46" style:family="table-cell">
      <style:table-cell-properties style:vertical-align="middle" fo:padding="0.053cm" fo:border="0.05pt solid #ebebeb"/>
    </style:style>
    <style:style style:name="Tabla18.A47" style:family="table-cell">
      <style:table-cell-properties style:vertical-align="middle" fo:padding="0.053cm" fo:border="0.05pt solid #ebebeb"/>
    </style:style>
    <style:style style:name="Tabla18.B47" style:family="table-cell">
      <style:table-cell-properties style:vertical-align="middle" fo:padding="0.053cm" fo:border="0.05pt solid #ebebeb"/>
    </style:style>
    <style:style style:name="Tabla18.C47" style:family="table-cell">
      <style:table-cell-properties style:vertical-align="middle" fo:padding="0.053cm" fo:border="0.05pt solid #ebebeb"/>
    </style:style>
    <style:style style:name="Tabla18.D47" style:family="table-cell">
      <style:table-cell-properties style:vertical-align="middle" fo:padding="0.053cm" fo:border="0.05pt solid #ebebeb"/>
    </style:style>
    <style:style style:name="Tabla18.A48" style:family="table-cell">
      <style:table-cell-properties style:vertical-align="middle" fo:padding="0.053cm" fo:border="0.05pt solid #ebebeb"/>
    </style:style>
    <style:style style:name="Tabla18.B48" style:family="table-cell">
      <style:table-cell-properties style:vertical-align="middle" fo:padding="0.053cm" fo:border="0.05pt solid #ebebeb"/>
    </style:style>
    <style:style style:name="Tabla18.C48" style:family="table-cell">
      <style:table-cell-properties style:vertical-align="middle" fo:padding="0.053cm" fo:border="0.05pt solid #ebebeb"/>
    </style:style>
    <style:style style:name="Tabla18.D48" style:family="table-cell">
      <style:table-cell-properties style:vertical-align="middle" fo:padding="0.053cm" fo:border="0.05pt solid #ebebeb"/>
    </style:style>
    <style:style style:name="Tabla18.A49" style:family="table-cell">
      <style:table-cell-properties style:vertical-align="middle" fo:padding="0.053cm" fo:border="0.05pt solid #ebebeb"/>
    </style:style>
    <style:style style:name="Tabla18.B49" style:family="table-cell">
      <style:table-cell-properties style:vertical-align="middle" fo:padding="0.053cm" fo:border="0.05pt solid #ebebeb"/>
    </style:style>
    <style:style style:name="Tabla18.C49" style:family="table-cell">
      <style:table-cell-properties style:vertical-align="middle" fo:padding="0.053cm" fo:border="0.05pt solid #ebebeb"/>
    </style:style>
    <style:style style:name="Tabla18.D49" style:family="table-cell">
      <style:table-cell-properties style:vertical-align="middle" fo:padding="0.053cm" fo:border="0.05pt solid #ebebeb"/>
    </style:style>
    <style:style style:name="Tabla18.A50" style:family="table-cell">
      <style:table-cell-properties style:vertical-align="middle" fo:padding="0.053cm" fo:border="0.05pt solid #ebebeb"/>
    </style:style>
    <style:style style:name="Tabla18.B50" style:family="table-cell">
      <style:table-cell-properties style:vertical-align="middle" fo:padding="0.053cm" fo:border="0.05pt solid #ebebeb"/>
    </style:style>
    <style:style style:name="Tabla18.C50" style:family="table-cell">
      <style:table-cell-properties style:vertical-align="middle" fo:padding="0.053cm" fo:border="0.05pt solid #ebebeb"/>
    </style:style>
    <style:style style:name="Tabla18.D50" style:family="table-cell">
      <style:table-cell-properties style:vertical-align="middle" fo:padding="0.053cm" fo:border="0.05pt solid #ebebeb"/>
    </style:style>
    <style:style style:name="Tabla18.A51" style:family="table-cell">
      <style:table-cell-properties style:vertical-align="middle" fo:padding="0.053cm" fo:border="0.05pt solid #ebebeb"/>
    </style:style>
    <style:style style:name="Tabla18.B51" style:family="table-cell">
      <style:table-cell-properties style:vertical-align="middle" fo:padding="0.053cm" fo:border="0.05pt solid #ebebeb"/>
    </style:style>
    <style:style style:name="Tabla18.C51" style:family="table-cell">
      <style:table-cell-properties style:vertical-align="middle" fo:padding="0.053cm" fo:border="0.05pt solid #ebebeb"/>
    </style:style>
    <style:style style:name="Tabla18.D51" style:family="table-cell">
      <style:table-cell-properties style:vertical-align="middle" fo:padding="0.053cm" fo:border="0.05pt solid #ebebeb"/>
    </style:style>
    <style:style style:name="Tabla18.A52" style:family="table-cell">
      <style:table-cell-properties style:vertical-align="middle" fo:padding="0.053cm" fo:border="0.05pt solid #ebebeb"/>
    </style:style>
    <style:style style:name="Tabla18.B52" style:family="table-cell">
      <style:table-cell-properties style:vertical-align="middle" fo:padding="0.053cm" fo:border="0.05pt solid #ebebeb"/>
    </style:style>
    <style:style style:name="Tabla18.C52" style:family="table-cell">
      <style:table-cell-properties style:vertical-align="middle" fo:padding="0.053cm" fo:border="0.05pt solid #ebebeb"/>
    </style:style>
    <style:style style:name="Tabla18.D52" style:family="table-cell">
      <style:table-cell-properties style:vertical-align="middle" fo:padding="0.053cm" fo:border="0.05pt solid #ebebeb"/>
    </style:style>
    <style:style style:name="Tabla18.A53" style:family="table-cell">
      <style:table-cell-properties style:vertical-align="middle" fo:padding="0.053cm" fo:border="0.05pt solid #ebebeb"/>
    </style:style>
    <style:style style:name="Tabla18.B53" style:family="table-cell">
      <style:table-cell-properties style:vertical-align="middle" fo:padding="0.053cm" fo:border="0.05pt solid #ebebeb"/>
    </style:style>
    <style:style style:name="Tabla18.C53" style:family="table-cell">
      <style:table-cell-properties style:vertical-align="middle" fo:padding="0.053cm" fo:border="0.05pt solid #ebebeb"/>
    </style:style>
    <style:style style:name="Tabla18.D53" style:family="table-cell">
      <style:table-cell-properties style:vertical-align="middle" fo:padding="0.053cm" fo:border="0.05pt solid #ebebeb"/>
    </style:style>
    <style:style style:name="Tabla18.A54" style:family="table-cell">
      <style:table-cell-properties style:vertical-align="middle" fo:padding="0.053cm" fo:border="0.05pt solid #ebebeb"/>
    </style:style>
    <style:style style:name="Tabla18.B54" style:family="table-cell">
      <style:table-cell-properties style:vertical-align="middle" fo:padding="0.053cm" fo:border="0.05pt solid #ebebeb"/>
    </style:style>
    <style:style style:name="Tabla18.C54" style:family="table-cell">
      <style:table-cell-properties style:vertical-align="middle" fo:padding="0.053cm" fo:border="0.05pt solid #ebebeb"/>
    </style:style>
    <style:style style:name="Tabla18.D54" style:family="table-cell">
      <style:table-cell-properties style:vertical-align="middle" fo:padding="0.053cm" fo:border="0.05pt solid #ebebeb"/>
    </style:style>
    <style:style style:name="Tabla18.A55" style:family="table-cell">
      <style:table-cell-properties style:vertical-align="middle" fo:padding="0.053cm" fo:border="0.05pt solid #ebebeb"/>
    </style:style>
    <style:style style:name="Tabla18.B55" style:family="table-cell">
      <style:table-cell-properties style:vertical-align="middle" fo:padding="0.053cm" fo:border="0.05pt solid #ebebeb"/>
    </style:style>
    <style:style style:name="Tabla18.C55" style:family="table-cell">
      <style:table-cell-properties style:vertical-align="middle" fo:padding="0.053cm" fo:border="0.05pt solid #ebebeb"/>
    </style:style>
    <style:style style:name="Tabla18.D55" style:family="table-cell">
      <style:table-cell-properties style:vertical-align="middle" fo:padding="0.053cm" fo:border="0.05pt solid #ebebeb"/>
    </style:style>
    <style:style style:name="Tabla18.A56" style:family="table-cell">
      <style:table-cell-properties style:vertical-align="middle" fo:padding="0.053cm" fo:border="0.05pt solid #ebebeb"/>
    </style:style>
    <style:style style:name="Tabla18.B56" style:family="table-cell">
      <style:table-cell-properties style:vertical-align="middle" fo:padding="0.053cm" fo:border="0.05pt solid #ebebeb"/>
    </style:style>
    <style:style style:name="Tabla18.C56" style:family="table-cell">
      <style:table-cell-properties style:vertical-align="middle" fo:padding="0.053cm" fo:border="0.05pt solid #ebebeb"/>
    </style:style>
    <style:style style:name="Tabla18.D56" style:family="table-cell">
      <style:table-cell-properties style:vertical-align="middle" fo:padding="0.053cm" fo:border="0.05pt solid #ebebeb"/>
    </style:style>
    <style:style style:name="Tabla18.A57" style:family="table-cell">
      <style:table-cell-properties style:vertical-align="middle" fo:padding="0.053cm" fo:border="0.05pt solid #ebebeb"/>
    </style:style>
    <style:style style:name="Tabla18.B57" style:family="table-cell">
      <style:table-cell-properties style:vertical-align="middle" fo:padding="0.053cm" fo:border="0.05pt solid #ebebeb"/>
    </style:style>
    <style:style style:name="Tabla18.C57" style:family="table-cell">
      <style:table-cell-properties style:vertical-align="middle" fo:padding="0.053cm" fo:border="0.05pt solid #ebebeb"/>
    </style:style>
    <style:style style:name="Tabla18.D57" style:family="table-cell">
      <style:table-cell-properties style:vertical-align="middle" fo:padding="0.053cm" fo:border="0.05pt solid #ebebeb"/>
    </style:style>
    <style:style style:name="Tabla18.A58" style:family="table-cell">
      <style:table-cell-properties style:vertical-align="middle" fo:padding="0.053cm" fo:border="0.05pt solid #ebebeb"/>
    </style:style>
    <style:style style:name="Tabla18.B58" style:family="table-cell">
      <style:table-cell-properties style:vertical-align="middle" fo:padding="0.053cm" fo:border="0.05pt solid #ebebeb"/>
    </style:style>
    <style:style style:name="Tabla18.C58" style:family="table-cell">
      <style:table-cell-properties style:vertical-align="middle" fo:padding="0.053cm" fo:border="0.05pt solid #ebebeb"/>
    </style:style>
    <style:style style:name="Tabla18.D58" style:family="table-cell">
      <style:table-cell-properties style:vertical-align="middle" fo:padding="0.053cm" fo:border="0.05pt solid #ebebeb"/>
    </style:style>
    <style:style style:name="Tabla18.A59" style:family="table-cell">
      <style:table-cell-properties style:vertical-align="middle" fo:padding="0.053cm" fo:border="0.05pt solid #ebebeb"/>
    </style:style>
    <style:style style:name="Tabla18.B59" style:family="table-cell">
      <style:table-cell-properties style:vertical-align="middle" fo:padding="0.053cm" fo:border="0.05pt solid #ebebeb"/>
    </style:style>
    <style:style style:name="Tabla18.C59" style:family="table-cell">
      <style:table-cell-properties style:vertical-align="middle" fo:padding="0.053cm" fo:border="0.05pt solid #ebebeb"/>
    </style:style>
    <style:style style:name="Tabla18.D59" style:family="table-cell">
      <style:table-cell-properties style:vertical-align="middle" fo:padding="0.053cm" fo:border="0.05pt solid #ebebeb"/>
    </style:style>
    <style:style style:name="Tabla18.A60" style:family="table-cell">
      <style:table-cell-properties style:vertical-align="middle" fo:padding="0.053cm" fo:border="0.05pt solid #ebebeb"/>
    </style:style>
    <style:style style:name="Tabla18.B60" style:family="table-cell">
      <style:table-cell-properties style:vertical-align="middle" fo:padding="0.053cm" fo:border="0.05pt solid #ebebeb"/>
    </style:style>
    <style:style style:name="Tabla18.C60" style:family="table-cell">
      <style:table-cell-properties style:vertical-align="middle" fo:padding="0.053cm" fo:border="0.05pt solid #ebebeb"/>
    </style:style>
    <style:style style:name="Tabla18.D60" style:family="table-cell">
      <style:table-cell-properties style:vertical-align="middle" fo:padding="0.053cm" fo:border="0.05pt solid #ebebeb"/>
    </style:style>
    <style:style style:name="Tabla18.A61" style:family="table-cell">
      <style:table-cell-properties style:vertical-align="middle" fo:padding="0.053cm" fo:border="0.05pt solid #ebebeb"/>
    </style:style>
    <style:style style:name="Tabla18.B61" style:family="table-cell">
      <style:table-cell-properties style:vertical-align="middle" fo:padding="0.053cm" fo:border="0.05pt solid #ebebeb"/>
    </style:style>
    <style:style style:name="Tabla18.C61" style:family="table-cell">
      <style:table-cell-properties style:vertical-align="middle" fo:padding="0.053cm" fo:border="0.05pt solid #ebebeb"/>
    </style:style>
    <style:style style:name="Tabla18.D61" style:family="table-cell">
      <style:table-cell-properties style:vertical-align="middle" fo:padding="0.053cm" fo:border="0.05pt solid #ebebeb"/>
    </style:style>
    <style:style style:name="Tabla18.A62" style:family="table-cell">
      <style:table-cell-properties style:vertical-align="middle" fo:padding="0.053cm" fo:border="0.05pt solid #ebebeb"/>
    </style:style>
    <style:style style:name="Tabla18.B62" style:family="table-cell">
      <style:table-cell-properties style:vertical-align="middle" fo:padding="0.053cm" fo:border="0.05pt solid #ebebeb"/>
    </style:style>
    <style:style style:name="Tabla18.C62" style:family="table-cell">
      <style:table-cell-properties style:vertical-align="middle" fo:padding="0.053cm" fo:border="0.05pt solid #ebebeb"/>
    </style:style>
    <style:style style:name="Tabla18.D62" style:family="table-cell">
      <style:table-cell-properties style:vertical-align="middle" fo:padding="0.053cm" fo:border="0.05pt solid #ebebeb"/>
    </style:style>
    <style:style style:name="Tabla18.A63" style:family="table-cell">
      <style:table-cell-properties style:vertical-align="middle" fo:padding="0.053cm" fo:border="0.05pt solid #ebebeb"/>
    </style:style>
    <style:style style:name="Tabla18.B63" style:family="table-cell">
      <style:table-cell-properties style:vertical-align="middle" fo:padding="0.053cm" fo:border="0.05pt solid #ebebeb"/>
    </style:style>
    <style:style style:name="Tabla18.C63" style:family="table-cell">
      <style:table-cell-properties style:vertical-align="middle" fo:padding="0.053cm" fo:border="0.05pt solid #ebebeb"/>
    </style:style>
    <style:style style:name="Tabla18.D63" style:family="table-cell">
      <style:table-cell-properties style:vertical-align="middle" fo:padding="0.053cm" fo:border="0.05pt solid #ebebeb"/>
    </style:style>
    <style:style style:name="Tabla18.A64" style:family="table-cell">
      <style:table-cell-properties style:vertical-align="middle" fo:padding="0.053cm" fo:border="0.05pt solid #ebebeb"/>
    </style:style>
    <style:style style:name="Tabla18.B64" style:family="table-cell">
      <style:table-cell-properties style:vertical-align="middle" fo:padding="0.053cm" fo:border="0.05pt solid #ebebeb"/>
    </style:style>
    <style:style style:name="Tabla18.C64" style:family="table-cell">
      <style:table-cell-properties style:vertical-align="middle" fo:padding="0.053cm" fo:border="0.05pt solid #ebebeb"/>
    </style:style>
    <style:style style:name="Tabla18.D64" style:family="table-cell">
      <style:table-cell-properties style:vertical-align="middle" fo:padding="0.053cm" fo:border="0.05pt solid #ebebeb"/>
    </style:style>
    <style:style style:name="Tabla18.A65" style:family="table-cell">
      <style:table-cell-properties style:vertical-align="middle" fo:padding="0.053cm" fo:border="0.05pt solid #ebebeb"/>
    </style:style>
    <style:style style:name="Tabla18.B65" style:family="table-cell">
      <style:table-cell-properties style:vertical-align="middle" fo:padding="0.053cm" fo:border="0.05pt solid #ebebeb"/>
    </style:style>
    <style:style style:name="Tabla18.C65" style:family="table-cell">
      <style:table-cell-properties style:vertical-align="middle" fo:padding="0.053cm" fo:border="0.05pt solid #ebebeb"/>
    </style:style>
    <style:style style:name="Tabla18.D65" style:family="table-cell">
      <style:table-cell-properties style:vertical-align="middle" fo:padding="0.053cm" fo:border="0.05pt solid #ebebeb"/>
    </style:style>
    <style:style style:name="Tabla18.A66" style:family="table-cell">
      <style:table-cell-properties style:vertical-align="middle" fo:padding="0.053cm" fo:border="0.05pt solid #ebebeb"/>
    </style:style>
    <style:style style:name="Tabla18.B66" style:family="table-cell">
      <style:table-cell-properties style:vertical-align="middle" fo:padding="0.053cm" fo:border="0.05pt solid #ebebeb"/>
    </style:style>
    <style:style style:name="Tabla18.C66" style:family="table-cell">
      <style:table-cell-properties style:vertical-align="middle" fo:padding="0.053cm" fo:border="0.05pt solid #ebebeb"/>
    </style:style>
    <style:style style:name="Tabla18.D66" style:family="table-cell">
      <style:table-cell-properties style:vertical-align="middle" fo:padding="0.053cm" fo:border="0.05pt solid #ebebeb"/>
    </style:style>
    <style:style style:name="Tabla18.A67" style:family="table-cell">
      <style:table-cell-properties style:vertical-align="middle" fo:padding="0.053cm" fo:border="0.05pt solid #ebebeb"/>
    </style:style>
    <style:style style:name="Tabla18.B67" style:family="table-cell">
      <style:table-cell-properties style:vertical-align="middle" fo:padding="0.053cm" fo:border="0.05pt solid #ebebeb"/>
    </style:style>
    <style:style style:name="Tabla18.C67" style:family="table-cell">
      <style:table-cell-properties style:vertical-align="middle" fo:padding="0.053cm" fo:border="0.05pt solid #ebebeb"/>
    </style:style>
    <style:style style:name="Tabla18.D67" style:family="table-cell">
      <style:table-cell-properties style:vertical-align="middle" fo:padding="0.053cm" fo:border="0.05pt solid #ebebeb"/>
    </style:style>
    <style:style style:name="Tabla18.A68" style:family="table-cell">
      <style:table-cell-properties style:vertical-align="middle" fo:padding="0.053cm" fo:border="0.05pt solid #ebebeb"/>
    </style:style>
    <style:style style:name="Tabla18.B68" style:family="table-cell">
      <style:table-cell-properties style:vertical-align="middle" fo:padding="0.053cm" fo:border="0.05pt solid #ebebeb"/>
    </style:style>
    <style:style style:name="Tabla18.C68" style:family="table-cell">
      <style:table-cell-properties style:vertical-align="middle" fo:padding="0.053cm" fo:border="0.05pt solid #ebebeb"/>
    </style:style>
    <style:style style:name="Tabla18.D68" style:family="table-cell">
      <style:table-cell-properties style:vertical-align="middle" fo:padding="0.053cm" fo:border="0.05pt solid #ebebeb"/>
    </style:style>
    <style:style style:name="Tabla18.A69" style:family="table-cell">
      <style:table-cell-properties style:vertical-align="middle" fo:padding="0.053cm" fo:border="0.05pt solid #ebebeb"/>
    </style:style>
    <style:style style:name="Tabla18.B69" style:family="table-cell">
      <style:table-cell-properties style:vertical-align="middle" fo:padding="0.053cm" fo:border="0.05pt solid #ebebeb"/>
    </style:style>
    <style:style style:name="Tabla18.C69" style:family="table-cell">
      <style:table-cell-properties style:vertical-align="middle" fo:padding="0.053cm" fo:border="0.05pt solid #ebebeb"/>
    </style:style>
    <style:style style:name="Tabla18.D69" style:family="table-cell">
      <style:table-cell-properties style:vertical-align="middle" fo:padding="0.053cm" fo:border="0.05pt solid #ebebeb"/>
    </style:style>
    <style:style style:name="Tabla18.A70" style:family="table-cell">
      <style:table-cell-properties style:vertical-align="middle" fo:padding="0.053cm" fo:border="0.05pt solid #ebebeb"/>
    </style:style>
    <style:style style:name="Tabla18.B70" style:family="table-cell">
      <style:table-cell-properties style:vertical-align="middle" fo:padding="0.053cm" fo:border="0.05pt solid #ebebeb"/>
    </style:style>
    <style:style style:name="Tabla18.C70" style:family="table-cell">
      <style:table-cell-properties style:vertical-align="middle" fo:padding="0.053cm" fo:border="0.05pt solid #ebebeb"/>
    </style:style>
    <style:style style:name="Tabla18.D70" style:family="table-cell">
      <style:table-cell-properties style:vertical-align="middle" fo:padding="0.053cm" fo:border="0.05pt solid #ebebeb"/>
    </style:style>
    <style:style style:name="Tabla18.A71" style:family="table-cell">
      <style:table-cell-properties style:vertical-align="middle" fo:padding="0.053cm" fo:border="0.05pt solid #ebebeb"/>
    </style:style>
    <style:style style:name="Tabla18.B71" style:family="table-cell">
      <style:table-cell-properties style:vertical-align="middle" fo:padding="0.053cm" fo:border="0.05pt solid #ebebeb"/>
    </style:style>
    <style:style style:name="Tabla18.C71" style:family="table-cell">
      <style:table-cell-properties style:vertical-align="middle" fo:padding="0.053cm" fo:border="0.05pt solid #ebebeb"/>
    </style:style>
    <style:style style:name="Tabla18.D71" style:family="table-cell">
      <style:table-cell-properties style:vertical-align="middle" fo:padding="0.053cm" fo:border="0.05pt solid #ebebeb"/>
    </style:style>
    <style:style style:name="Tabla18.A72" style:family="table-cell">
      <style:table-cell-properties style:vertical-align="middle" fo:padding="0.053cm" fo:border="0.05pt solid #ebebeb"/>
    </style:style>
    <style:style style:name="Tabla18.B72" style:family="table-cell">
      <style:table-cell-properties style:vertical-align="middle" fo:padding="0.053cm" fo:border="0.05pt solid #ebebeb"/>
    </style:style>
    <style:style style:name="Tabla18.C72" style:family="table-cell">
      <style:table-cell-properties style:vertical-align="middle" fo:padding="0.053cm" fo:border="0.05pt solid #ebebeb"/>
    </style:style>
    <style:style style:name="Tabla18.D72" style:family="table-cell">
      <style:table-cell-properties style:vertical-align="middle" fo:padding="0.053cm" fo:border="0.05pt solid #ebebeb"/>
    </style:style>
    <style:style style:name="Tabla18.A73" style:family="table-cell">
      <style:table-cell-properties style:vertical-align="middle" fo:padding="0.053cm" fo:border="0.05pt solid #ebebeb"/>
    </style:style>
    <style:style style:name="Tabla18.B73" style:family="table-cell">
      <style:table-cell-properties style:vertical-align="middle" fo:padding="0.053cm" fo:border="0.05pt solid #ebebeb"/>
    </style:style>
    <style:style style:name="Tabla18.C73" style:family="table-cell">
      <style:table-cell-properties style:vertical-align="middle" fo:padding="0.053cm" fo:border="0.05pt solid #ebebeb"/>
    </style:style>
    <style:style style:name="Tabla18.D73" style:family="table-cell">
      <style:table-cell-properties style:vertical-align="middle" fo:padding="0.053cm" fo:border="0.05pt solid #ebebeb"/>
    </style:style>
    <style:style style:name="Tabla18.A74" style:family="table-cell">
      <style:table-cell-properties style:vertical-align="middle" fo:padding="0.053cm" fo:border="0.05pt solid #ebebeb"/>
    </style:style>
    <style:style style:name="Tabla18.B74" style:family="table-cell">
      <style:table-cell-properties style:vertical-align="middle" fo:padding="0.053cm" fo:border="0.05pt solid #ebebeb"/>
    </style:style>
    <style:style style:name="Tabla18.C74" style:family="table-cell">
      <style:table-cell-properties style:vertical-align="middle" fo:padding="0.053cm" fo:border="0.05pt solid #ebebeb"/>
    </style:style>
    <style:style style:name="Tabla18.D74" style:family="table-cell">
      <style:table-cell-properties style:vertical-align="middle" fo:padding="0.053cm" fo:border="0.05pt solid #ebebeb"/>
    </style:style>
    <style:style style:name="Tabla18.A75" style:family="table-cell">
      <style:table-cell-properties style:vertical-align="middle" fo:padding="0.053cm" fo:border="0.05pt solid #ebebeb"/>
    </style:style>
    <style:style style:name="Tabla18.B75" style:family="table-cell">
      <style:table-cell-properties style:vertical-align="middle" fo:padding="0.053cm" fo:border="0.05pt solid #ebebeb"/>
    </style:style>
    <style:style style:name="Tabla18.C75" style:family="table-cell">
      <style:table-cell-properties style:vertical-align="middle" fo:padding="0.053cm" fo:border="0.05pt solid #ebebeb"/>
    </style:style>
    <style:style style:name="Tabla18.D75" style:family="table-cell">
      <style:table-cell-properties style:vertical-align="middle" fo:padding="0.053cm" fo:border="0.05pt solid #ebebeb"/>
    </style:style>
    <style:style style:name="Tabla18.A76" style:family="table-cell">
      <style:table-cell-properties style:vertical-align="middle" fo:padding="0.053cm" fo:border="0.05pt solid #ebebeb"/>
    </style:style>
    <style:style style:name="Tabla18.B76" style:family="table-cell">
      <style:table-cell-properties style:vertical-align="middle" fo:padding="0.053cm" fo:border="0.05pt solid #ebebeb"/>
    </style:style>
    <style:style style:name="Tabla18.C76" style:family="table-cell">
      <style:table-cell-properties style:vertical-align="middle" fo:padding="0.053cm" fo:border="0.05pt solid #ebebeb"/>
    </style:style>
    <style:style style:name="Tabla18.D76" style:family="table-cell">
      <style:table-cell-properties style:vertical-align="middle" fo:padding="0.053cm" fo:border="0.05pt solid #ebebeb"/>
    </style:style>
    <style:style style:name="Tabla18.A77" style:family="table-cell">
      <style:table-cell-properties style:vertical-align="middle" fo:padding="0.053cm" fo:border="0.05pt solid #ebebeb"/>
    </style:style>
    <style:style style:name="Tabla18.B77" style:family="table-cell">
      <style:table-cell-properties style:vertical-align="middle" fo:padding="0.053cm" fo:border="0.05pt solid #ebebeb"/>
    </style:style>
    <style:style style:name="Tabla18.C77" style:family="table-cell">
      <style:table-cell-properties style:vertical-align="middle" fo:padding="0.053cm" fo:border="0.05pt solid #ebebeb"/>
    </style:style>
    <style:style style:name="Tabla18.D77" style:family="table-cell">
      <style:table-cell-properties style:vertical-align="middle" fo:padding="0.053cm" fo:border="0.05pt solid #ebebeb"/>
    </style:style>
    <style:style style:name="Tabla18.A78" style:family="table-cell">
      <style:table-cell-properties style:vertical-align="middle" fo:padding="0.053cm" fo:border="0.05pt solid #ebebeb"/>
    </style:style>
    <style:style style:name="Tabla18.B78" style:family="table-cell">
      <style:table-cell-properties style:vertical-align="middle" fo:padding="0.053cm" fo:border="0.05pt solid #ebebeb"/>
    </style:style>
    <style:style style:name="Tabla18.C78" style:family="table-cell">
      <style:table-cell-properties style:vertical-align="middle" fo:padding="0.053cm" fo:border="0.05pt solid #ebebeb"/>
    </style:style>
    <style:style style:name="Tabla18.D78" style:family="table-cell">
      <style:table-cell-properties style:vertical-align="middle" fo:padding="0.053cm" fo:border="0.05pt solid #ebebeb"/>
    </style:style>
    <style:style style:name="Tabla18.A79" style:family="table-cell">
      <style:table-cell-properties style:vertical-align="middle" fo:padding="0.053cm" fo:border="0.05pt solid #ebebeb"/>
    </style:style>
    <style:style style:name="Tabla18.B79" style:family="table-cell">
      <style:table-cell-properties style:vertical-align="middle" fo:padding="0.053cm" fo:border="0.05pt solid #ebebeb"/>
    </style:style>
    <style:style style:name="Tabla18.C79" style:family="table-cell">
      <style:table-cell-properties style:vertical-align="middle" fo:padding="0.053cm" fo:border="0.05pt solid #ebebeb"/>
    </style:style>
    <style:style style:name="Tabla18.D79" style:family="table-cell">
      <style:table-cell-properties style:vertical-align="middle" fo:padding="0.053cm" fo:border="0.05pt solid #ebebeb"/>
    </style:style>
    <style:style style:name="Tabla18.A80" style:family="table-cell">
      <style:table-cell-properties style:vertical-align="middle" fo:padding="0.053cm" fo:border="0.05pt solid #ebebeb"/>
    </style:style>
    <style:style style:name="Tabla18.B80" style:family="table-cell">
      <style:table-cell-properties style:vertical-align="middle" fo:padding="0.053cm" fo:border="0.05pt solid #ebebeb"/>
    </style:style>
    <style:style style:name="Tabla18.C80" style:family="table-cell">
      <style:table-cell-properties style:vertical-align="middle" fo:padding="0.053cm" fo:border="0.05pt solid #ebebeb"/>
    </style:style>
    <style:style style:name="Tabla18.D80" style:family="table-cell">
      <style:table-cell-properties style:vertical-align="middle" fo:padding="0.053cm" fo:border="0.05pt solid #ebebeb"/>
    </style:style>
    <style:style style:name="Tabla18.A81" style:family="table-cell">
      <style:table-cell-properties style:vertical-align="middle" fo:padding="0.053cm" fo:border="0.05pt solid #ebebeb"/>
    </style:style>
    <style:style style:name="Tabla18.B81" style:family="table-cell">
      <style:table-cell-properties style:vertical-align="middle" fo:padding="0.053cm" fo:border="0.05pt solid #ebebeb"/>
    </style:style>
    <style:style style:name="Tabla18.C81" style:family="table-cell">
      <style:table-cell-properties style:vertical-align="middle" fo:padding="0.053cm" fo:border="0.05pt solid #ebebeb"/>
    </style:style>
    <style:style style:name="Tabla18.D81" style:family="table-cell">
      <style:table-cell-properties style:vertical-align="middle" fo:padding="0.053cm" fo:border="0.05pt solid #ebebeb"/>
    </style:style>
    <style:style style:name="Tabla18.A82" style:family="table-cell">
      <style:table-cell-properties style:vertical-align="middle" fo:padding="0.053cm" fo:border="0.05pt solid #ebebeb"/>
    </style:style>
    <style:style style:name="Tabla18.B82" style:family="table-cell">
      <style:table-cell-properties style:vertical-align="middle" fo:padding="0.053cm" fo:border="0.05pt solid #ebebeb"/>
    </style:style>
    <style:style style:name="Tabla18.C82" style:family="table-cell">
      <style:table-cell-properties style:vertical-align="middle" fo:padding="0.053cm" fo:border="0.05pt solid #ebebeb"/>
    </style:style>
    <style:style style:name="Tabla18.D82" style:family="table-cell">
      <style:table-cell-properties style:vertical-align="middle" fo:padding="0.053cm" fo:border="0.05pt solid #ebebeb"/>
    </style:style>
    <style:style style:name="Tabla18.A83" style:family="table-cell">
      <style:table-cell-properties style:vertical-align="middle" fo:padding="0.053cm" fo:border="0.05pt solid #ebebeb"/>
    </style:style>
    <style:style style:name="Tabla18.B83" style:family="table-cell">
      <style:table-cell-properties style:vertical-align="middle" fo:padding="0.053cm" fo:border="0.05pt solid #ebebeb"/>
    </style:style>
    <style:style style:name="Tabla18.C83" style:family="table-cell">
      <style:table-cell-properties style:vertical-align="middle" fo:padding="0.053cm" fo:border="0.05pt solid #ebebeb"/>
    </style:style>
    <style:style style:name="Tabla18.D83" style:family="table-cell">
      <style:table-cell-properties style:vertical-align="middle" fo:padding="0.053cm" fo:border="0.05pt solid #ebebeb"/>
    </style:style>
    <style:style style:name="Tabla18.A84" style:family="table-cell">
      <style:table-cell-properties style:vertical-align="middle" fo:padding="0.053cm" fo:border="0.05pt solid #ebebeb"/>
    </style:style>
    <style:style style:name="Tabla18.B84" style:family="table-cell">
      <style:table-cell-properties style:vertical-align="middle" fo:padding="0.053cm" fo:border="0.05pt solid #ebebeb"/>
    </style:style>
    <style:style style:name="Tabla18.C84" style:family="table-cell">
      <style:table-cell-properties style:vertical-align="middle" fo:padding="0.053cm" fo:border="0.05pt solid #ebebeb"/>
    </style:style>
    <style:style style:name="Tabla18.D84" style:family="table-cell">
      <style:table-cell-properties style:vertical-align="middle" fo:padding="0.053cm" fo:border="0.05pt solid #ebebeb"/>
    </style:style>
    <style:style style:name="Tabla18.A85" style:family="table-cell">
      <style:table-cell-properties style:vertical-align="middle" fo:padding="0.053cm" fo:border="0.05pt solid #ebebeb"/>
    </style:style>
    <style:style style:name="Tabla18.B85" style:family="table-cell">
      <style:table-cell-properties style:vertical-align="middle" fo:padding="0.053cm" fo:border="0.05pt solid #ebebeb"/>
    </style:style>
    <style:style style:name="Tabla18.C85" style:family="table-cell">
      <style:table-cell-properties style:vertical-align="middle" fo:padding="0.053cm" fo:border="0.05pt solid #ebebeb"/>
    </style:style>
    <style:style style:name="Tabla18.D85" style:family="table-cell">
      <style:table-cell-properties style:vertical-align="middle" fo:padding="0.053cm" fo:border="0.05pt solid #ebebeb"/>
    </style:style>
    <style:style style:name="Tabla18.A86" style:family="table-cell">
      <style:table-cell-properties style:vertical-align="middle" fo:padding="0.053cm" fo:border="0.05pt solid #ebebeb"/>
    </style:style>
    <style:style style:name="Tabla18.B86" style:family="table-cell">
      <style:table-cell-properties style:vertical-align="middle" fo:padding="0.053cm" fo:border="0.05pt solid #ebebeb"/>
    </style:style>
    <style:style style:name="Tabla18.C86" style:family="table-cell">
      <style:table-cell-properties style:vertical-align="middle" fo:padding="0.053cm" fo:border="0.05pt solid #ebebeb"/>
    </style:style>
    <style:style style:name="Tabla18.D86" style:family="table-cell">
      <style:table-cell-properties style:vertical-align="middle" fo:padding="0.053cm" fo:border="0.05pt solid #ebebeb"/>
    </style:style>
    <style:style style:name="Tabla18.A87" style:family="table-cell">
      <style:table-cell-properties style:vertical-align="middle" fo:padding="0.053cm" fo:border="0.05pt solid #ebebeb"/>
    </style:style>
    <style:style style:name="Tabla18.B87" style:family="table-cell">
      <style:table-cell-properties style:vertical-align="middle" fo:padding="0.053cm" fo:border="0.05pt solid #ebebeb"/>
    </style:style>
    <style:style style:name="Tabla18.C87" style:family="table-cell">
      <style:table-cell-properties style:vertical-align="middle" fo:padding="0.053cm" fo:border="0.05pt solid #ebebeb"/>
    </style:style>
    <style:style style:name="Tabla18.D87" style:family="table-cell">
      <style:table-cell-properties style:vertical-align="middle" fo:padding="0.053cm" fo:border="0.05pt solid #ebebeb"/>
    </style:style>
    <style:style style:name="Tabla18.A88" style:family="table-cell">
      <style:table-cell-properties style:vertical-align="middle" fo:padding="0.053cm" fo:border="0.05pt solid #ebebeb"/>
    </style:style>
    <style:style style:name="Tabla18.B88" style:family="table-cell">
      <style:table-cell-properties style:vertical-align="middle" fo:padding="0.053cm" fo:border="0.05pt solid #ebebeb"/>
    </style:style>
    <style:style style:name="Tabla18.C88" style:family="table-cell">
      <style:table-cell-properties style:vertical-align="middle" fo:padding="0.053cm" fo:border="0.05pt solid #ebebeb"/>
    </style:style>
    <style:style style:name="Tabla18.D88" style:family="table-cell">
      <style:table-cell-properties style:vertical-align="middle" fo:padding="0.053cm" fo:border="0.05pt solid #ebebeb"/>
    </style:style>
    <style:style style:name="Tabla18.A89" style:family="table-cell">
      <style:table-cell-properties style:vertical-align="middle" fo:padding="0.053cm" fo:border="0.05pt solid #ebebeb"/>
    </style:style>
    <style:style style:name="Tabla18.B89" style:family="table-cell">
      <style:table-cell-properties style:vertical-align="middle" fo:padding="0.053cm" fo:border="0.05pt solid #ebebeb"/>
    </style:style>
    <style:style style:name="Tabla18.C89" style:family="table-cell">
      <style:table-cell-properties style:vertical-align="middle" fo:padding="0.053cm" fo:border="0.05pt solid #ebebeb"/>
    </style:style>
    <style:style style:name="Tabla18.D89" style:family="table-cell">
      <style:table-cell-properties style:vertical-align="middle" fo:padding="0.053cm" fo:border="0.05pt solid #ebebeb"/>
    </style:style>
    <style:style style:name="Tabla18.A90" style:family="table-cell">
      <style:table-cell-properties style:vertical-align="middle" fo:padding="0.053cm" fo:border="0.05pt solid #ebebeb"/>
    </style:style>
    <style:style style:name="Tabla18.B90" style:family="table-cell">
      <style:table-cell-properties style:vertical-align="middle" fo:padding="0.053cm" fo:border="0.05pt solid #ebebeb"/>
    </style:style>
    <style:style style:name="Tabla18.C90" style:family="table-cell">
      <style:table-cell-properties style:vertical-align="middle" fo:padding="0.053cm" fo:border="0.05pt solid #ebebeb"/>
    </style:style>
    <style:style style:name="Tabla18.D90" style:family="table-cell">
      <style:table-cell-properties style:vertical-align="middle" fo:padding="0.053cm" fo:border="0.05pt solid #ebebeb"/>
    </style:style>
    <style:style style:name="Tabla18.A91" style:family="table-cell">
      <style:table-cell-properties style:vertical-align="middle" fo:padding="0.053cm" fo:border="0.05pt solid #ebebeb"/>
    </style:style>
    <style:style style:name="Tabla18.B91" style:family="table-cell">
      <style:table-cell-properties style:vertical-align="middle" fo:padding="0.053cm" fo:border="0.05pt solid #ebebeb"/>
    </style:style>
    <style:style style:name="Tabla18.C91" style:family="table-cell">
      <style:table-cell-properties style:vertical-align="middle" fo:padding="0.053cm" fo:border="0.05pt solid #ebebeb"/>
    </style:style>
    <style:style style:name="Tabla18.D91" style:family="table-cell">
      <style:table-cell-properties style:vertical-align="middle" fo:padding="0.053cm" fo:border="0.05pt solid #ebebeb"/>
    </style:style>
    <style:style style:name="Tabla18.A92" style:family="table-cell">
      <style:table-cell-properties style:vertical-align="middle" fo:padding="0.053cm" fo:border="0.05pt solid #ebebeb"/>
    </style:style>
    <style:style style:name="Tabla18.B92" style:family="table-cell">
      <style:table-cell-properties style:vertical-align="middle" fo:padding="0.053cm" fo:border="0.05pt solid #ebebeb"/>
    </style:style>
    <style:style style:name="Tabla18.C92" style:family="table-cell">
      <style:table-cell-properties style:vertical-align="middle" fo:padding="0.053cm" fo:border="0.05pt solid #ebebeb"/>
    </style:style>
    <style:style style:name="Tabla18.D92" style:family="table-cell">
      <style:table-cell-properties style:vertical-align="middle" fo:padding="0.053cm" fo:border="0.05pt solid #ebebeb"/>
    </style:style>
    <style:style style:name="Tabla18.A93" style:family="table-cell">
      <style:table-cell-properties style:vertical-align="middle" fo:padding="0.053cm" fo:border="0.05pt solid #ebebeb"/>
    </style:style>
    <style:style style:name="Tabla18.B93" style:family="table-cell">
      <style:table-cell-properties style:vertical-align="middle" fo:padding="0.053cm" fo:border="0.05pt solid #ebebeb"/>
    </style:style>
    <style:style style:name="Tabla18.C93" style:family="table-cell">
      <style:table-cell-properties style:vertical-align="middle" fo:padding="0.053cm" fo:border="0.05pt solid #ebebeb"/>
    </style:style>
    <style:style style:name="Tabla18.D93" style:family="table-cell">
      <style:table-cell-properties style:vertical-align="middle" fo:padding="0.053cm" fo:border="0.05pt solid #ebebeb"/>
    </style:style>
    <style:style style:name="Tabla18.A94" style:family="table-cell">
      <style:table-cell-properties style:vertical-align="middle" fo:padding="0.053cm" fo:border="0.05pt solid #ebebeb"/>
    </style:style>
    <style:style style:name="Tabla18.B94" style:family="table-cell">
      <style:table-cell-properties style:vertical-align="middle" fo:padding="0.053cm" fo:border="0.05pt solid #ebebeb"/>
    </style:style>
    <style:style style:name="Tabla18.C94" style:family="table-cell">
      <style:table-cell-properties style:vertical-align="middle" fo:padding="0.053cm" fo:border="0.05pt solid #ebebeb"/>
    </style:style>
    <style:style style:name="Tabla18.D94" style:family="table-cell">
      <style:table-cell-properties style:vertical-align="middle" fo:padding="0.053cm" fo:border="0.05pt solid #ebebeb"/>
    </style:style>
    <style:style style:name="Tabla18.A95" style:family="table-cell">
      <style:table-cell-properties style:vertical-align="middle" fo:padding="0.053cm" fo:border="0.05pt solid #ebebeb"/>
    </style:style>
    <style:style style:name="Tabla18.B95" style:family="table-cell">
      <style:table-cell-properties style:vertical-align="middle" fo:padding="0.053cm" fo:border="0.05pt solid #ebebeb"/>
    </style:style>
    <style:style style:name="Tabla18.C95" style:family="table-cell">
      <style:table-cell-properties style:vertical-align="middle" fo:padding="0.053cm" fo:border="0.05pt solid #ebebeb"/>
    </style:style>
    <style:style style:name="Tabla18.D95" style:family="table-cell">
      <style:table-cell-properties style:vertical-align="middle" fo:padding="0.053cm" fo:border="0.05pt solid #ebebeb"/>
    </style:style>
    <style:style style:name="Tabla18.A96" style:family="table-cell">
      <style:table-cell-properties style:vertical-align="middle" fo:padding="0.053cm" fo:border="0.05pt solid #ebebeb"/>
    </style:style>
    <style:style style:name="Tabla18.B96" style:family="table-cell">
      <style:table-cell-properties style:vertical-align="middle" fo:padding="0.053cm" fo:border="0.05pt solid #ebebeb"/>
    </style:style>
    <style:style style:name="Tabla18.C96" style:family="table-cell">
      <style:table-cell-properties style:vertical-align="middle" fo:padding="0.053cm" fo:border="0.05pt solid #ebebeb"/>
    </style:style>
    <style:style style:name="Tabla18.D96" style:family="table-cell">
      <style:table-cell-properties style:vertical-align="middle" fo:padding="0.053cm" fo:border="0.05pt solid #ebebeb"/>
    </style:style>
    <style:style style:name="Tabla18.A97" style:family="table-cell">
      <style:table-cell-properties style:vertical-align="middle" fo:padding="0.053cm" fo:border="0.05pt solid #ebebeb"/>
    </style:style>
    <style:style style:name="Tabla18.B97" style:family="table-cell">
      <style:table-cell-properties style:vertical-align="middle" fo:padding="0.053cm" fo:border="0.05pt solid #ebebeb"/>
    </style:style>
    <style:style style:name="Tabla18.C97" style:family="table-cell">
      <style:table-cell-properties style:vertical-align="middle" fo:padding="0.053cm" fo:border="0.05pt solid #ebebeb"/>
    </style:style>
    <style:style style:name="Tabla18.D97" style:family="table-cell">
      <style:table-cell-properties style:vertical-align="middle" fo:padding="0.053cm" fo:border="0.05pt solid #ebebeb"/>
    </style:style>
    <style:style style:name="Tabla18.A98" style:family="table-cell">
      <style:table-cell-properties style:vertical-align="middle" fo:padding="0.053cm" fo:border="0.05pt solid #ebebeb"/>
    </style:style>
    <style:style style:name="Tabla18.B98" style:family="table-cell">
      <style:table-cell-properties style:vertical-align="middle" fo:padding="0.053cm" fo:border="0.05pt solid #ebebeb"/>
    </style:style>
    <style:style style:name="Tabla18.C98" style:family="table-cell">
      <style:table-cell-properties style:vertical-align="middle" fo:padding="0.053cm" fo:border="0.05pt solid #ebebeb"/>
    </style:style>
    <style:style style:name="Tabla18.D98" style:family="table-cell">
      <style:table-cell-properties style:vertical-align="middle" fo:padding="0.053cm" fo:border="0.05pt solid #ebebeb"/>
    </style:style>
    <style:style style:name="Tabla18.A99" style:family="table-cell">
      <style:table-cell-properties style:vertical-align="middle" fo:padding="0.053cm" fo:border="0.05pt solid #ebebeb"/>
    </style:style>
    <style:style style:name="Tabla18.B99" style:family="table-cell">
      <style:table-cell-properties style:vertical-align="middle" fo:padding="0.053cm" fo:border="0.05pt solid #ebebeb"/>
    </style:style>
    <style:style style:name="Tabla18.C99" style:family="table-cell">
      <style:table-cell-properties style:vertical-align="middle" fo:padding="0.053cm" fo:border="0.05pt solid #ebebeb"/>
    </style:style>
    <style:style style:name="Tabla18.D99" style:family="table-cell">
      <style:table-cell-properties style:vertical-align="middle" fo:padding="0.053cm" fo:border="0.05pt solid #ebebeb"/>
    </style:style>
    <style:style style:name="Tabla18.A100" style:family="table-cell">
      <style:table-cell-properties style:vertical-align="middle" fo:padding="0.053cm" fo:border="0.05pt solid #ebebeb"/>
    </style:style>
    <style:style style:name="Tabla18.B100" style:family="table-cell">
      <style:table-cell-properties style:vertical-align="middle" fo:padding="0.053cm" fo:border="0.05pt solid #ebebeb"/>
    </style:style>
    <style:style style:name="Tabla18.C100" style:family="table-cell">
      <style:table-cell-properties style:vertical-align="middle" fo:padding="0.053cm" fo:border="0.05pt solid #ebebeb"/>
    </style:style>
    <style:style style:name="Tabla18.D100" style:family="table-cell">
      <style:table-cell-properties style:vertical-align="middle" fo:padding="0.053cm" fo:border="0.05pt solid #ebebeb"/>
    </style:style>
    <style:style style:name="Tabla18.A101" style:family="table-cell">
      <style:table-cell-properties style:vertical-align="middle" fo:padding="0.053cm" fo:border="0.05pt solid #ebebeb"/>
    </style:style>
    <style:style style:name="Tabla18.B101" style:family="table-cell">
      <style:table-cell-properties style:vertical-align="middle" fo:padding="0.053cm" fo:border="0.05pt solid #ebebeb"/>
    </style:style>
    <style:style style:name="Tabla18.C101" style:family="table-cell">
      <style:table-cell-properties style:vertical-align="middle" fo:padding="0.053cm" fo:border="0.05pt solid #ebebeb"/>
    </style:style>
    <style:style style:name="Tabla18.D101" style:family="table-cell">
      <style:table-cell-properties style:vertical-align="middle" fo:padding="0.053cm" fo:border="0.05pt solid #ebebeb"/>
    </style:style>
    <style:style style:name="Tabla18.A102" style:family="table-cell">
      <style:table-cell-properties style:vertical-align="middle" fo:padding="0.053cm" fo:border="0.05pt solid #ebebeb"/>
    </style:style>
    <style:style style:name="Tabla18.B102" style:family="table-cell">
      <style:table-cell-properties style:vertical-align="middle" fo:padding="0.053cm" fo:border="0.05pt solid #ebebeb"/>
    </style:style>
    <style:style style:name="Tabla18.C102" style:family="table-cell">
      <style:table-cell-properties style:vertical-align="middle" fo:padding="0.053cm" fo:border="0.05pt solid #ebebeb"/>
    </style:style>
    <style:style style:name="Tabla18.D102" style:family="table-cell">
      <style:table-cell-properties style:vertical-align="middle" fo:padding="0.053cm" fo:border="0.05pt solid #ebebeb"/>
    </style:style>
    <style:style style:name="Tabla18.A103" style:family="table-cell">
      <style:table-cell-properties style:vertical-align="middle" fo:padding="0.053cm" fo:border="0.05pt solid #ebebeb"/>
    </style:style>
    <style:style style:name="Tabla18.B103" style:family="table-cell">
      <style:table-cell-properties style:vertical-align="middle" fo:padding="0.053cm" fo:border="0.05pt solid #ebebeb"/>
    </style:style>
    <style:style style:name="Tabla18.C103" style:family="table-cell">
      <style:table-cell-properties style:vertical-align="middle" fo:padding="0.053cm" fo:border="0.05pt solid #ebebeb"/>
    </style:style>
    <style:style style:name="Tabla18.D103" style:family="table-cell">
      <style:table-cell-properties style:vertical-align="middle" fo:padding="0.053cm" fo:border="0.05pt solid #ebebeb"/>
    </style:style>
    <style:style style:name="Tabla18.A104" style:family="table-cell">
      <style:table-cell-properties style:vertical-align="middle" fo:padding="0.053cm" fo:border="0.05pt solid #ebebeb"/>
    </style:style>
    <style:style style:name="Tabla18.B104" style:family="table-cell">
      <style:table-cell-properties style:vertical-align="middle" fo:padding="0.053cm" fo:border="0.05pt solid #ebebeb"/>
    </style:style>
    <style:style style:name="Tabla18.C104" style:family="table-cell">
      <style:table-cell-properties style:vertical-align="middle" fo:padding="0.053cm" fo:border="0.05pt solid #ebebeb"/>
    </style:style>
    <style:style style:name="Tabla18.D104" style:family="table-cell">
      <style:table-cell-properties style:vertical-align="middle" fo:padding="0.053cm" fo:border="0.05pt solid #ebebeb"/>
    </style:style>
    <style:style style:name="Tabla18.A105" style:family="table-cell">
      <style:table-cell-properties style:vertical-align="middle" fo:padding="0.053cm" fo:border="0.05pt solid #ebebeb"/>
    </style:style>
    <style:style style:name="Tabla18.B105" style:family="table-cell">
      <style:table-cell-properties style:vertical-align="middle" fo:padding="0.053cm" fo:border="0.05pt solid #ebebeb"/>
    </style:style>
    <style:style style:name="Tabla18.C105" style:family="table-cell">
      <style:table-cell-properties style:vertical-align="middle" fo:padding="0.053cm" fo:border="0.05pt solid #ebebeb"/>
    </style:style>
    <style:style style:name="Tabla18.D105" style:family="table-cell">
      <style:table-cell-properties style:vertical-align="middle" fo:padding="0.053cm" fo:border="0.05pt solid #ebebeb"/>
    </style:style>
    <style:style style:name="Tabla18.A106" style:family="table-cell">
      <style:table-cell-properties style:vertical-align="middle" fo:padding="0.053cm" fo:border="0.05pt solid #ebebeb"/>
    </style:style>
    <style:style style:name="Tabla18.B106" style:family="table-cell">
      <style:table-cell-properties style:vertical-align="middle" fo:padding="0.053cm" fo:border="0.05pt solid #ebebeb"/>
    </style:style>
    <style:style style:name="Tabla18.C106" style:family="table-cell">
      <style:table-cell-properties style:vertical-align="middle" fo:padding="0.053cm" fo:border="0.05pt solid #ebebeb"/>
    </style:style>
    <style:style style:name="Tabla18.D106" style:family="table-cell">
      <style:table-cell-properties style:vertical-align="middle" fo:padding="0.053cm" fo:border="0.05pt solid #ebebeb"/>
    </style:style>
    <style:style style:name="Tabla18.A107" style:family="table-cell">
      <style:table-cell-properties style:vertical-align="middle" fo:padding="0.053cm" fo:border="0.05pt solid #ebebeb"/>
    </style:style>
    <style:style style:name="Tabla18.B107" style:family="table-cell">
      <style:table-cell-properties style:vertical-align="middle" fo:padding="0.053cm" fo:border="0.05pt solid #ebebeb"/>
    </style:style>
    <style:style style:name="Tabla18.C107" style:family="table-cell">
      <style:table-cell-properties style:vertical-align="middle" fo:padding="0.053cm" fo:border="0.05pt solid #ebebeb"/>
    </style:style>
    <style:style style:name="Tabla18.D107" style:family="table-cell">
      <style:table-cell-properties style:vertical-align="middle" fo:padding="0.053cm" fo:border="0.05pt solid #ebebeb"/>
    </style:style>
    <style:style style:name="Tabla18.A108" style:family="table-cell">
      <style:table-cell-properties style:vertical-align="middle" fo:padding="0.053cm" fo:border="0.05pt solid #ebebeb"/>
    </style:style>
    <style:style style:name="Tabla18.B108" style:family="table-cell">
      <style:table-cell-properties style:vertical-align="middle" fo:padding="0.053cm" fo:border="0.05pt solid #ebebeb"/>
    </style:style>
    <style:style style:name="Tabla18.C108" style:family="table-cell">
      <style:table-cell-properties style:vertical-align="middle" fo:padding="0.053cm" fo:border="0.05pt solid #ebebeb"/>
    </style:style>
    <style:style style:name="Tabla18.D108" style:family="table-cell">
      <style:table-cell-properties style:vertical-align="middle" fo:padding="0.053cm" fo:border="0.05pt solid #ebebeb"/>
    </style:style>
    <style:style style:name="Tabla18.A109" style:family="table-cell">
      <style:table-cell-properties style:vertical-align="middle" fo:padding="0.053cm" fo:border="0.05pt solid #ebebeb"/>
    </style:style>
    <style:style style:name="Tabla18.B109" style:family="table-cell">
      <style:table-cell-properties style:vertical-align="middle" fo:padding="0.053cm" fo:border="0.05pt solid #ebebeb"/>
    </style:style>
    <style:style style:name="Tabla18.C109" style:family="table-cell">
      <style:table-cell-properties style:vertical-align="middle" fo:padding="0.053cm" fo:border="0.05pt solid #ebebeb"/>
    </style:style>
    <style:style style:name="Tabla18.D109" style:family="table-cell">
      <style:table-cell-properties style:vertical-align="middle" fo:padding="0.053cm" fo:border="0.05pt solid #ebebeb"/>
    </style:style>
    <style:style style:name="Tabla18.A110" style:family="table-cell">
      <style:table-cell-properties style:vertical-align="middle" fo:padding="0.053cm" fo:border="0.05pt solid #ebebeb"/>
    </style:style>
    <style:style style:name="Tabla18.B110" style:family="table-cell">
      <style:table-cell-properties style:vertical-align="middle" fo:padding="0.053cm" fo:border="0.05pt solid #ebebeb"/>
    </style:style>
    <style:style style:name="Tabla18.C110" style:family="table-cell">
      <style:table-cell-properties style:vertical-align="middle" fo:padding="0.053cm" fo:border="0.05pt solid #ebebeb"/>
    </style:style>
    <style:style style:name="Tabla18.D110" style:family="table-cell">
      <style:table-cell-properties style:vertical-align="middle" fo:padding="0.053cm" fo:border="0.05pt solid #ebebeb"/>
    </style:style>
    <style:style style:name="Tabla18.A111" style:family="table-cell">
      <style:table-cell-properties style:vertical-align="middle" fo:padding="0.053cm" fo:border="0.05pt solid #ebebeb"/>
    </style:style>
    <style:style style:name="Tabla18.B111" style:family="table-cell">
      <style:table-cell-properties style:vertical-align="middle" fo:padding="0.053cm" fo:border="0.05pt solid #ebebeb"/>
    </style:style>
    <style:style style:name="Tabla18.C111" style:family="table-cell">
      <style:table-cell-properties style:vertical-align="middle" fo:padding="0.053cm" fo:border="0.05pt solid #ebebeb"/>
    </style:style>
    <style:style style:name="Tabla18.D111" style:family="table-cell">
      <style:table-cell-properties style:vertical-align="middle" fo:padding="0.053cm" fo:border="0.05pt solid #ebebeb"/>
    </style:style>
    <style:style style:name="Tabla18.A112" style:family="table-cell">
      <style:table-cell-properties style:vertical-align="middle" fo:padding="0.053cm" fo:border="0.05pt solid #ebebeb"/>
    </style:style>
    <style:style style:name="Tabla18.B112" style:family="table-cell">
      <style:table-cell-properties style:vertical-align="middle" fo:padding="0.053cm" fo:border="0.05pt solid #ebebeb"/>
    </style:style>
    <style:style style:name="Tabla18.C112" style:family="table-cell">
      <style:table-cell-properties style:vertical-align="middle" fo:padding="0.053cm" fo:border="0.05pt solid #ebebeb"/>
    </style:style>
    <style:style style:name="Tabla18.D112" style:family="table-cell">
      <style:table-cell-properties style:vertical-align="middle" fo:padding="0.053cm" fo:border="0.05pt solid #ebebeb"/>
    </style:style>
    <style:style style:name="Tabla18.A113" style:family="table-cell">
      <style:table-cell-properties style:vertical-align="middle" fo:padding="0.053cm" fo:border="0.05pt solid #ebebeb"/>
    </style:style>
    <style:style style:name="Tabla18.B113" style:family="table-cell">
      <style:table-cell-properties style:vertical-align="middle" fo:padding="0.053cm" fo:border="0.05pt solid #ebebeb"/>
    </style:style>
    <style:style style:name="Tabla18.C113" style:family="table-cell">
      <style:table-cell-properties style:vertical-align="middle" fo:padding="0.053cm" fo:border="0.05pt solid #ebebeb"/>
    </style:style>
    <style:style style:name="Tabla18.D113" style:family="table-cell">
      <style:table-cell-properties style:vertical-align="middle" fo:padding="0.053cm" fo:border="0.05pt solid #ebebeb"/>
    </style:style>
    <style:style style:name="Tabla18.A114" style:family="table-cell">
      <style:table-cell-properties style:vertical-align="middle" fo:padding="0.053cm" fo:border="0.05pt solid #ebebeb"/>
    </style:style>
    <style:style style:name="Tabla18.B114" style:family="table-cell">
      <style:table-cell-properties style:vertical-align="middle" fo:padding="0.053cm" fo:border="0.05pt solid #ebebeb"/>
    </style:style>
    <style:style style:name="Tabla18.C114" style:family="table-cell">
      <style:table-cell-properties style:vertical-align="middle" fo:padding="0.053cm" fo:border="0.05pt solid #ebebeb"/>
    </style:style>
    <style:style style:name="Tabla18.D114" style:family="table-cell">
      <style:table-cell-properties style:vertical-align="middle" fo:padding="0.053cm" fo:border="0.05pt solid #ebebeb"/>
    </style:style>
    <style:style style:name="Tabla18.A115" style:family="table-cell">
      <style:table-cell-properties style:vertical-align="middle" fo:padding="0.053cm" fo:border="0.05pt solid #ebebeb"/>
    </style:style>
    <style:style style:name="Tabla18.B115" style:family="table-cell">
      <style:table-cell-properties style:vertical-align="middle" fo:padding="0.053cm" fo:border="0.05pt solid #ebebeb"/>
    </style:style>
    <style:style style:name="Tabla18.C115" style:family="table-cell">
      <style:table-cell-properties style:vertical-align="middle" fo:padding="0.053cm" fo:border="0.05pt solid #ebebeb"/>
    </style:style>
    <style:style style:name="Tabla18.D115" style:family="table-cell">
      <style:table-cell-properties style:vertical-align="middle" fo:padding="0.053cm" fo:border="0.05pt solid #ebebeb"/>
    </style:style>
    <style:style style:name="Tabla18.A116" style:family="table-cell">
      <style:table-cell-properties style:vertical-align="middle" fo:padding="0.053cm" fo:border="0.05pt solid #ebebeb"/>
    </style:style>
    <style:style style:name="Tabla18.B116" style:family="table-cell">
      <style:table-cell-properties style:vertical-align="middle" fo:padding="0.053cm" fo:border="0.05pt solid #ebebeb"/>
    </style:style>
    <style:style style:name="Tabla18.C116" style:family="table-cell">
      <style:table-cell-properties style:vertical-align="middle" fo:padding="0.053cm" fo:border="0.05pt solid #ebebeb"/>
    </style:style>
    <style:style style:name="Tabla18.D116" style:family="table-cell">
      <style:table-cell-properties style:vertical-align="middle" fo:padding="0.053cm" fo:border="0.05pt solid #ebebeb"/>
    </style:style>
    <style:style style:name="Tabla18.A117" style:family="table-cell">
      <style:table-cell-properties style:vertical-align="middle" fo:padding="0.053cm" fo:border="0.05pt solid #ebebeb"/>
    </style:style>
    <style:style style:name="Tabla18.B117" style:family="table-cell">
      <style:table-cell-properties style:vertical-align="middle" fo:padding="0.053cm" fo:border="0.05pt solid #ebebeb"/>
    </style:style>
    <style:style style:name="Tabla18.C117" style:family="table-cell">
      <style:table-cell-properties style:vertical-align="middle" fo:padding="0.053cm" fo:border="0.05pt solid #ebebeb"/>
    </style:style>
    <style:style style:name="Tabla18.D117" style:family="table-cell">
      <style:table-cell-properties style:vertical-align="middle" fo:padding="0.053cm" fo:border="0.05pt solid #ebebeb"/>
    </style:style>
    <style:style style:name="Tabla18.A118" style:family="table-cell">
      <style:table-cell-properties style:vertical-align="middle" fo:padding="0.053cm" fo:border="0.05pt solid #ebebeb"/>
    </style:style>
    <style:style style:name="Tabla18.B118" style:family="table-cell">
      <style:table-cell-properties style:vertical-align="middle" fo:padding="0.053cm" fo:border="0.05pt solid #ebebeb"/>
    </style:style>
    <style:style style:name="Tabla18.C118" style:family="table-cell">
      <style:table-cell-properties style:vertical-align="middle" fo:padding="0.053cm" fo:border="0.05pt solid #ebebeb"/>
    </style:style>
    <style:style style:name="Tabla18.D118" style:family="table-cell">
      <style:table-cell-properties style:vertical-align="middle" fo:padding="0.053cm" fo:border="0.05pt solid #ebebeb"/>
    </style:style>
    <style:style style:name="Tabla18.A119" style:family="table-cell">
      <style:table-cell-properties style:vertical-align="middle" fo:padding="0.053cm" fo:border="0.05pt solid #ebebeb"/>
    </style:style>
    <style:style style:name="Tabla18.B119" style:family="table-cell">
      <style:table-cell-properties style:vertical-align="middle" fo:padding="0.053cm" fo:border="0.05pt solid #ebebeb"/>
    </style:style>
    <style:style style:name="Tabla18.C119" style:family="table-cell">
      <style:table-cell-properties style:vertical-align="middle" fo:padding="0.053cm" fo:border="0.05pt solid #ebebeb"/>
    </style:style>
    <style:style style:name="Tabla18.D119" style:family="table-cell">
      <style:table-cell-properties style:vertical-align="middle" fo:padding="0.053cm" fo:border="0.05pt solid #ebebeb"/>
    </style:style>
    <style:style style:name="Tabla18.A120" style:family="table-cell">
      <style:table-cell-properties style:vertical-align="middle" fo:padding="0.053cm" fo:border="0.05pt solid #ebebeb"/>
    </style:style>
    <style:style style:name="Tabla18.B120" style:family="table-cell">
      <style:table-cell-properties style:vertical-align="middle" fo:padding="0.053cm" fo:border="0.05pt solid #ebebeb"/>
    </style:style>
    <style:style style:name="Tabla18.C120" style:family="table-cell">
      <style:table-cell-properties style:vertical-align="middle" fo:padding="0.053cm" fo:border="0.05pt solid #ebebeb"/>
    </style:style>
    <style:style style:name="Tabla18.D120" style:family="table-cell">
      <style:table-cell-properties style:vertical-align="middle" fo:padding="0.053cm" fo:border="0.05pt solid #ebebeb"/>
    </style:style>
    <style:style style:name="Tabla18.A121" style:family="table-cell">
      <style:table-cell-properties style:vertical-align="middle" fo:padding="0.053cm" fo:border="0.05pt solid #ebebeb"/>
    </style:style>
    <style:style style:name="Tabla18.B121" style:family="table-cell">
      <style:table-cell-properties style:vertical-align="middle" fo:padding="0.053cm" fo:border="0.05pt solid #ebebeb"/>
    </style:style>
    <style:style style:name="Tabla18.C121" style:family="table-cell">
      <style:table-cell-properties style:vertical-align="middle" fo:padding="0.053cm" fo:border="0.05pt solid #ebebeb"/>
    </style:style>
    <style:style style:name="Tabla18.D121" style:family="table-cell">
      <style:table-cell-properties style:vertical-align="middle" fo:padding="0.053cm" fo:border="0.05pt solid #ebebeb"/>
    </style:style>
    <style:style style:name="Tabla18.A122" style:family="table-cell">
      <style:table-cell-properties style:vertical-align="middle" fo:padding="0.053cm" fo:border="0.05pt solid #ebebeb"/>
    </style:style>
    <style:style style:name="Tabla18.B122" style:family="table-cell">
      <style:table-cell-properties style:vertical-align="middle" fo:padding="0.053cm" fo:border="0.05pt solid #ebebeb"/>
    </style:style>
    <style:style style:name="Tabla18.C122" style:family="table-cell">
      <style:table-cell-properties style:vertical-align="middle" fo:padding="0.053cm" fo:border="0.05pt solid #ebebeb"/>
    </style:style>
    <style:style style:name="Tabla18.D122" style:family="table-cell">
      <style:table-cell-properties style:vertical-align="middle" fo:padding="0.053cm" fo:border="0.05pt solid #ebebeb"/>
    </style:style>
    <style:style style:name="Tabla18.A123" style:family="table-cell">
      <style:table-cell-properties style:vertical-align="middle" fo:padding="0.053cm" fo:border="0.05pt solid #ebebeb"/>
    </style:style>
    <style:style style:name="Tabla18.B123" style:family="table-cell">
      <style:table-cell-properties style:vertical-align="middle" fo:padding="0.053cm" fo:border="0.05pt solid #ebebeb"/>
    </style:style>
    <style:style style:name="Tabla18.C123" style:family="table-cell">
      <style:table-cell-properties style:vertical-align="middle" fo:padding="0.053cm" fo:border="0.05pt solid #ebebeb"/>
    </style:style>
    <style:style style:name="Tabla18.D123" style:family="table-cell">
      <style:table-cell-properties style:vertical-align="middle" fo:padding="0.053cm" fo:border="0.05pt solid #ebebeb"/>
    </style:style>
    <style:style style:name="Tabla18.A124" style:family="table-cell">
      <style:table-cell-properties style:vertical-align="middle" fo:padding="0.053cm" fo:border="0.05pt solid #ebebeb"/>
    </style:style>
    <style:style style:name="Tabla18.B124" style:family="table-cell">
      <style:table-cell-properties style:vertical-align="middle" fo:padding="0.053cm" fo:border="0.05pt solid #ebebeb"/>
    </style:style>
    <style:style style:name="Tabla18.C124" style:family="table-cell">
      <style:table-cell-properties style:vertical-align="middle" fo:padding="0.053cm" fo:border="0.05pt solid #ebebeb"/>
    </style:style>
    <style:style style:name="Tabla18.D124" style:family="table-cell">
      <style:table-cell-properties style:vertical-align="middle" fo:padding="0.053cm" fo:border="0.05pt solid #ebebeb"/>
    </style:style>
    <style:style style:name="Tabla18.A125" style:family="table-cell">
      <style:table-cell-properties style:vertical-align="middle" fo:padding="0.053cm" fo:border="0.05pt solid #ebebeb"/>
    </style:style>
    <style:style style:name="Tabla18.B125" style:family="table-cell">
      <style:table-cell-properties style:vertical-align="middle" fo:padding="0.053cm" fo:border="0.05pt solid #ebebeb"/>
    </style:style>
    <style:style style:name="Tabla18.C125" style:family="table-cell">
      <style:table-cell-properties style:vertical-align="middle" fo:padding="0.053cm" fo:border="0.05pt solid #ebebeb"/>
    </style:style>
    <style:style style:name="Tabla18.D125" style:family="table-cell">
      <style:table-cell-properties style:vertical-align="middle" fo:padding="0.053cm" fo:border="0.05pt solid #ebebeb"/>
    </style:style>
    <style:style style:name="Tabla18.A126" style:family="table-cell">
      <style:table-cell-properties style:vertical-align="middle" fo:padding="0.053cm" fo:border="0.05pt solid #ebebeb"/>
    </style:style>
    <style:style style:name="Tabla18.B126" style:family="table-cell">
      <style:table-cell-properties style:vertical-align="middle" fo:padding="0.053cm" fo:border="0.05pt solid #ebebeb"/>
    </style:style>
    <style:style style:name="Tabla18.C126" style:family="table-cell">
      <style:table-cell-properties style:vertical-align="middle" fo:padding="0.053cm" fo:border="0.05pt solid #ebebeb"/>
    </style:style>
    <style:style style:name="Tabla18.D126" style:family="table-cell">
      <style:table-cell-properties style:vertical-align="middle" fo:padding="0.053cm" fo:border="0.05pt solid #ebebeb"/>
    </style:style>
    <style:style style:name="Tabla18.A127" style:family="table-cell">
      <style:table-cell-properties style:vertical-align="middle" fo:padding="0.053cm" fo:border="0.05pt solid #ebebeb"/>
    </style:style>
    <style:style style:name="Tabla18.B127" style:family="table-cell">
      <style:table-cell-properties style:vertical-align="middle" fo:padding="0.053cm" fo:border="0.05pt solid #ebebeb"/>
    </style:style>
    <style:style style:name="Tabla18.C127" style:family="table-cell">
      <style:table-cell-properties style:vertical-align="middle" fo:padding="0.053cm" fo:border="0.05pt solid #ebebeb"/>
    </style:style>
    <style:style style:name="Tabla18.D127" style:family="table-cell">
      <style:table-cell-properties style:vertical-align="middle" fo:padding="0.053cm" fo:border="0.05pt solid #ebebeb"/>
    </style:style>
    <style:style style:name="Tabla18.A128" style:family="table-cell">
      <style:table-cell-properties style:vertical-align="middle" fo:padding="0.053cm" fo:border="0.05pt solid #ebebeb"/>
    </style:style>
    <style:style style:name="Tabla18.B128" style:family="table-cell">
      <style:table-cell-properties style:vertical-align="middle" fo:padding="0.053cm" fo:border="0.05pt solid #ebebeb"/>
    </style:style>
    <style:style style:name="Tabla18.C128" style:family="table-cell">
      <style:table-cell-properties style:vertical-align="middle" fo:padding="0.053cm" fo:border="0.05pt solid #ebebeb"/>
    </style:style>
    <style:style style:name="Tabla18.D128" style:family="table-cell">
      <style:table-cell-properties style:vertical-align="middle" fo:padding="0.053cm" fo:border="0.05pt solid #ebebeb"/>
    </style:style>
    <style:style style:name="Tabla18.A129" style:family="table-cell">
      <style:table-cell-properties style:vertical-align="middle" fo:padding="0.053cm" fo:border="0.05pt solid #ebebeb"/>
    </style:style>
    <style:style style:name="Tabla18.B129" style:family="table-cell">
      <style:table-cell-properties style:vertical-align="middle" fo:padding="0.053cm" fo:border="0.05pt solid #ebebeb"/>
    </style:style>
    <style:style style:name="Tabla18.C129" style:family="table-cell">
      <style:table-cell-properties style:vertical-align="middle" fo:padding="0.053cm" fo:border="0.05pt solid #ebebeb"/>
    </style:style>
    <style:style style:name="Tabla18.D129" style:family="table-cell">
      <style:table-cell-properties style:vertical-align="middle" fo:padding="0.053cm" fo:border="0.05pt solid #ebebeb"/>
    </style:style>
    <style:style style:name="Tabla18.A130" style:family="table-cell">
      <style:table-cell-properties style:vertical-align="middle" fo:padding="0.053cm" fo:border="0.05pt solid #ebebeb"/>
    </style:style>
    <style:style style:name="Tabla18.B130" style:family="table-cell">
      <style:table-cell-properties style:vertical-align="middle" fo:padding="0.053cm" fo:border="0.05pt solid #ebebeb"/>
    </style:style>
    <style:style style:name="Tabla18.C130" style:family="table-cell">
      <style:table-cell-properties style:vertical-align="middle" fo:padding="0.053cm" fo:border="0.05pt solid #ebebeb"/>
    </style:style>
    <style:style style:name="Tabla18.D130" style:family="table-cell">
      <style:table-cell-properties style:vertical-align="middle" fo:padding="0.053cm" fo:border="0.05pt solid #ebebeb"/>
    </style:style>
    <style:style style:name="Tabla18.A131" style:family="table-cell">
      <style:table-cell-properties style:vertical-align="middle" fo:padding="0.053cm" fo:border="0.05pt solid #ebebeb"/>
    </style:style>
    <style:style style:name="Tabla18.B131" style:family="table-cell">
      <style:table-cell-properties style:vertical-align="middle" fo:padding="0.053cm" fo:border="0.05pt solid #ebebeb"/>
    </style:style>
    <style:style style:name="Tabla18.C131" style:family="table-cell">
      <style:table-cell-properties style:vertical-align="middle" fo:padding="0.053cm" fo:border="0.05pt solid #ebebeb"/>
    </style:style>
    <style:style style:name="Tabla18.D131" style:family="table-cell">
      <style:table-cell-properties style:vertical-align="middle" fo:padding="0.053cm" fo:border="0.05pt solid #ebebeb"/>
    </style:style>
    <style:style style:name="Tabla18.A132" style:family="table-cell">
      <style:table-cell-properties style:vertical-align="middle" fo:padding="0.053cm" fo:border="0.05pt solid #ebebeb"/>
    </style:style>
    <style:style style:name="Tabla18.B132" style:family="table-cell">
      <style:table-cell-properties style:vertical-align="middle" fo:padding="0.053cm" fo:border="0.05pt solid #ebebeb"/>
    </style:style>
    <style:style style:name="Tabla18.C132" style:family="table-cell">
      <style:table-cell-properties style:vertical-align="middle" fo:padding="0.053cm" fo:border="0.05pt solid #ebebeb"/>
    </style:style>
    <style:style style:name="Tabla18.D132" style:family="table-cell">
      <style:table-cell-properties style:vertical-align="middle" fo:padding="0.053cm" fo:border="0.05pt solid #ebebeb"/>
    </style:style>
    <style:style style:name="Tabla18.A133" style:family="table-cell">
      <style:table-cell-properties style:vertical-align="middle" fo:padding="0.053cm" fo:border="0.05pt solid #ebebeb"/>
    </style:style>
    <style:style style:name="Tabla18.B133" style:family="table-cell">
      <style:table-cell-properties style:vertical-align="middle" fo:padding="0.053cm" fo:border="0.05pt solid #ebebeb"/>
    </style:style>
    <style:style style:name="Tabla18.C133" style:family="table-cell">
      <style:table-cell-properties style:vertical-align="middle" fo:padding="0.053cm" fo:border="0.05pt solid #ebebeb"/>
    </style:style>
    <style:style style:name="Tabla18.D133" style:family="table-cell">
      <style:table-cell-properties style:vertical-align="middle" fo:padding="0.053cm" fo:border="0.05pt solid #ebebeb"/>
    </style:style>
    <style:style style:name="Tabla18.A134" style:family="table-cell">
      <style:table-cell-properties style:vertical-align="middle" fo:padding="0.053cm" fo:border="0.05pt solid #ebebeb"/>
    </style:style>
    <style:style style:name="Tabla18.B134" style:family="table-cell">
      <style:table-cell-properties style:vertical-align="middle" fo:padding="0.053cm" fo:border="0.05pt solid #ebebeb"/>
    </style:style>
    <style:style style:name="Tabla18.C134" style:family="table-cell">
      <style:table-cell-properties style:vertical-align="middle" fo:padding="0.053cm" fo:border="0.05pt solid #ebebeb"/>
    </style:style>
    <style:style style:name="Tabla18.D134" style:family="table-cell">
      <style:table-cell-properties style:vertical-align="middle" fo:padding="0.053cm" fo:border="0.05pt solid #ebebeb"/>
    </style:style>
    <style:style style:name="Tabla18.A135" style:family="table-cell">
      <style:table-cell-properties style:vertical-align="middle" fo:padding="0.053cm" fo:border="0.05pt solid #ebebeb"/>
    </style:style>
    <style:style style:name="Tabla18.B135" style:family="table-cell">
      <style:table-cell-properties style:vertical-align="middle" fo:padding="0.053cm" fo:border="0.05pt solid #ebebeb"/>
    </style:style>
    <style:style style:name="Tabla18.C135" style:family="table-cell">
      <style:table-cell-properties style:vertical-align="middle" fo:padding="0.053cm" fo:border="0.05pt solid #ebebeb"/>
    </style:style>
    <style:style style:name="Tabla18.D135" style:family="table-cell">
      <style:table-cell-properties style:vertical-align="middle" fo:padding="0.053cm" fo:border="0.05pt solid #ebebeb"/>
    </style:style>
    <style:style style:name="Tabla18.A136" style:family="table-cell">
      <style:table-cell-properties style:vertical-align="middle" fo:padding="0.053cm" fo:border="0.05pt solid #ebebeb"/>
    </style:style>
    <style:style style:name="Tabla18.B136" style:family="table-cell">
      <style:table-cell-properties style:vertical-align="middle" fo:padding="0.053cm" fo:border="0.05pt solid #ebebeb"/>
    </style:style>
    <style:style style:name="Tabla18.C136" style:family="table-cell">
      <style:table-cell-properties style:vertical-align="middle" fo:padding="0.053cm" fo:border="0.05pt solid #ebebeb"/>
    </style:style>
    <style:style style:name="Tabla18.D136" style:family="table-cell">
      <style:table-cell-properties style:vertical-align="middle" fo:padding="0.053cm" fo:border="0.05pt solid #ebebeb"/>
    </style:style>
    <style:style style:name="Tabla18.A137" style:family="table-cell">
      <style:table-cell-properties style:vertical-align="middle" fo:padding="0.053cm" fo:border="0.05pt solid #ebebeb"/>
    </style:style>
    <style:style style:name="Tabla18.B137" style:family="table-cell">
      <style:table-cell-properties style:vertical-align="middle" fo:padding="0.053cm" fo:border="0.05pt solid #ebebeb"/>
    </style:style>
    <style:style style:name="Tabla18.C137" style:family="table-cell">
      <style:table-cell-properties style:vertical-align="middle" fo:padding="0.053cm" fo:border="0.05pt solid #ebebeb"/>
    </style:style>
    <style:style style:name="Tabla18.D137" style:family="table-cell">
      <style:table-cell-properties style:vertical-align="middle" fo:padding="0.053cm" fo:border="0.05pt solid #ebebeb"/>
    </style:style>
    <style:style style:name="Tabla18.A138" style:family="table-cell">
      <style:table-cell-properties style:vertical-align="middle" fo:padding="0.053cm" fo:border="0.05pt solid #ebebeb"/>
    </style:style>
    <style:style style:name="Tabla18.B138" style:family="table-cell">
      <style:table-cell-properties style:vertical-align="middle" fo:padding="0.053cm" fo:border="0.05pt solid #ebebeb"/>
    </style:style>
    <style:style style:name="Tabla18.C138" style:family="table-cell">
      <style:table-cell-properties style:vertical-align="middle" fo:padding="0.053cm" fo:border="0.05pt solid #ebebeb"/>
    </style:style>
    <style:style style:name="Tabla18.D138" style:family="table-cell">
      <style:table-cell-properties style:vertical-align="middle" fo:padding="0.053cm" fo:border="0.05pt solid #ebebeb"/>
    </style:style>
    <style:style style:name="Tabla18.A139" style:family="table-cell">
      <style:table-cell-properties style:vertical-align="middle" fo:padding="0.053cm" fo:border="0.05pt solid #ebebeb"/>
    </style:style>
    <style:style style:name="Tabla18.B139" style:family="table-cell">
      <style:table-cell-properties style:vertical-align="middle" fo:padding="0.053cm" fo:border="0.05pt solid #ebebeb"/>
    </style:style>
    <style:style style:name="Tabla18.C139" style:family="table-cell">
      <style:table-cell-properties style:vertical-align="middle" fo:padding="0.053cm" fo:border="0.05pt solid #ebebeb"/>
    </style:style>
    <style:style style:name="Tabla18.D139" style:family="table-cell">
      <style:table-cell-properties style:vertical-align="middle" fo:padding="0.053cm" fo:border="0.05pt solid #ebebeb"/>
    </style:style>
    <style:style style:name="Tabla18.A140" style:family="table-cell">
      <style:table-cell-properties style:vertical-align="middle" fo:padding="0.053cm" fo:border="0.05pt solid #ebebeb"/>
    </style:style>
    <style:style style:name="Tabla18.B140" style:family="table-cell">
      <style:table-cell-properties style:vertical-align="middle" fo:padding="0.053cm" fo:border="0.05pt solid #ebebeb"/>
    </style:style>
    <style:style style:name="Tabla18.C140" style:family="table-cell">
      <style:table-cell-properties style:vertical-align="middle" fo:padding="0.053cm" fo:border="0.05pt solid #ebebeb"/>
    </style:style>
    <style:style style:name="Tabla18.D140" style:family="table-cell">
      <style:table-cell-properties style:vertical-align="middle" fo:padding="0.053cm" fo:border="0.05pt solid #ebebeb"/>
    </style:style>
    <style:style style:name="Tabla18.A141" style:family="table-cell">
      <style:table-cell-properties style:vertical-align="middle" fo:padding="0.053cm" fo:border="0.05pt solid #ebebeb"/>
    </style:style>
    <style:style style:name="Tabla18.B141" style:family="table-cell">
      <style:table-cell-properties style:vertical-align="middle" fo:padding="0.053cm" fo:border="0.05pt solid #ebebeb"/>
    </style:style>
    <style:style style:name="Tabla18.C141" style:family="table-cell">
      <style:table-cell-properties style:vertical-align="middle" fo:padding="0.053cm" fo:border="0.05pt solid #ebebeb"/>
    </style:style>
    <style:style style:name="Tabla18.D141" style:family="table-cell">
      <style:table-cell-properties style:vertical-align="middle" fo:padding="0.053cm" fo:border="0.05pt solid #ebebeb"/>
    </style:style>
    <style:style style:name="Tabla18.A142" style:family="table-cell">
      <style:table-cell-properties style:vertical-align="middle" fo:padding="0.053cm" fo:border="0.05pt solid #ebebeb"/>
    </style:style>
    <style:style style:name="Tabla18.B142" style:family="table-cell">
      <style:table-cell-properties style:vertical-align="middle" fo:padding="0.053cm" fo:border="0.05pt solid #ebebeb"/>
    </style:style>
    <style:style style:name="Tabla18.C142" style:family="table-cell">
      <style:table-cell-properties style:vertical-align="middle" fo:padding="0.053cm" fo:border="0.05pt solid #ebebeb"/>
    </style:style>
    <style:style style:name="Tabla18.D142" style:family="table-cell">
      <style:table-cell-properties style:vertical-align="middle" fo:padding="0.053cm" fo:border="0.05pt solid #ebebeb"/>
    </style:style>
    <style:style style:name="Tabla18.A143" style:family="table-cell">
      <style:table-cell-properties style:vertical-align="middle" fo:padding="0.053cm" fo:border="0.05pt solid #ebebeb"/>
    </style:style>
    <style:style style:name="Tabla18.B143" style:family="table-cell">
      <style:table-cell-properties style:vertical-align="middle" fo:padding="0.053cm" fo:border="0.05pt solid #ebebeb"/>
    </style:style>
    <style:style style:name="Tabla18.C143" style:family="table-cell">
      <style:table-cell-properties style:vertical-align="middle" fo:padding="0.053cm" fo:border="0.05pt solid #ebebeb"/>
    </style:style>
    <style:style style:name="Tabla18.D143" style:family="table-cell">
      <style:table-cell-properties style:vertical-align="middle" fo:padding="0.053cm" fo:border="0.05pt solid #ebebeb"/>
    </style:style>
    <style:style style:name="Tabla18.A144" style:family="table-cell">
      <style:table-cell-properties style:vertical-align="middle" fo:padding="0.053cm" fo:border="0.05pt solid #ebebeb"/>
    </style:style>
    <style:style style:name="Tabla18.B144" style:family="table-cell">
      <style:table-cell-properties style:vertical-align="middle" fo:padding="0.053cm" fo:border="0.05pt solid #ebebeb"/>
    </style:style>
    <style:style style:name="Tabla18.C144" style:family="table-cell">
      <style:table-cell-properties style:vertical-align="middle" fo:padding="0.053cm" fo:border="0.05pt solid #ebebeb"/>
    </style:style>
    <style:style style:name="Tabla18.D144" style:family="table-cell">
      <style:table-cell-properties style:vertical-align="middle" fo:padding="0.053cm" fo:border="0.05pt solid #ebebeb"/>
    </style:style>
    <style:style style:name="Tabla18.A145" style:family="table-cell">
      <style:table-cell-properties style:vertical-align="middle" fo:padding="0.053cm" fo:border="0.05pt solid #ebebeb"/>
    </style:style>
    <style:style style:name="Tabla18.B145" style:family="table-cell">
      <style:table-cell-properties style:vertical-align="middle" fo:padding="0.053cm" fo:border="0.05pt solid #ebebeb"/>
    </style:style>
    <style:style style:name="Tabla18.C145" style:family="table-cell">
      <style:table-cell-properties style:vertical-align="middle" fo:padding="0.053cm" fo:border="0.05pt solid #ebebeb"/>
    </style:style>
    <style:style style:name="Tabla18.D145" style:family="table-cell">
      <style:table-cell-properties style:vertical-align="middle" fo:padding="0.053cm" fo:border="0.05pt solid #ebebeb"/>
    </style:style>
    <style:style style:name="Tabla18.A146" style:family="table-cell">
      <style:table-cell-properties style:vertical-align="middle" fo:padding="0.053cm" fo:border="0.05pt solid #ebebeb"/>
    </style:style>
    <style:style style:name="Tabla18.B146" style:family="table-cell">
      <style:table-cell-properties style:vertical-align="middle" fo:padding="0.053cm" fo:border="0.05pt solid #ebebeb"/>
    </style:style>
    <style:style style:name="Tabla18.C146" style:family="table-cell">
      <style:table-cell-properties style:vertical-align="middle" fo:padding="0.053cm" fo:border="0.05pt solid #ebebeb"/>
    </style:style>
    <style:style style:name="Tabla18.D146" style:family="table-cell">
      <style:table-cell-properties style:vertical-align="middle" fo:padding="0.053cm" fo:border="0.05pt solid #ebebeb"/>
    </style:style>
    <style:style style:name="P1" style:family="paragraph" style:parent-style-name="Horizontal_20_Line">
      <style:text-properties style:font-name="Arial1" fo:font-size="8pt" style:font-name-asian="Arial1" style:font-size-asian="8pt" style:font-name-complex="Arial1" style:font-size-complex="8pt"/>
    </style:style>
    <style:style style:name="P2" style:family="paragraph" style:parent-style-name="Standard">
      <style:text-properties officeooo:paragraph-rsid="001d1ec8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d1ec8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000000" style:font-name="Arial2" fo:font-size="8pt" officeooo:paragraph-rsid="001d1ec8" style:font-name-asian="Times New Roman1" style:font-size-asian="8pt" style:language-asian="es" style:country-asian="ES" style:font-name-complex="Arial3" style:font-size-complex="8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1ec8" style:font-name-asian="Times New Roman1" style:font-size-asian="10pt" style:language-asian="es" style:country-asian="ES" style:font-name-complex="Times New Roman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2" fo:font-size="8pt" officeooo:paragraph-rsid="001d1ec8" style:font-name-asian="Times New Roman1" style:font-size-asian="8pt" style:language-asian="es" style:country-asian="ES" style:font-name-complex="Arial3" style:font-size-complex="8pt"/>
    </style:style>
    <style:style style:name="P7" style:family="paragraph" style:parent-style-name="Table_20_Contents">
      <style:text-properties fo:color="#282f42" style:font-name="Arial1" fo:font-size="8pt"/>
    </style:style>
    <style:style style:name="P8" style:family="paragraph" style:parent-style-name="Table_20_Contents">
      <style:text-properties style:font-name="Arial1" fo:font-size="8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Standard" style:master-page-name="Standard">
      <style:paragraph-properties style:page-number="auto"/>
      <style:text-properties officeooo:paragraph-rsid="001d1ec8"/>
    </style:style>
    <style:style style:name="T1" style:family="text">
      <style:text-properties fo:color="#000000" style:font-name="Arial2" fo:font-size="8pt" style:font-name-asian="Times New Roman1" style:font-size-asian="8pt" style:language-asian="es" style:country-asian="ES" style:font-name-complex="Arial3"/>
    </style:style>
    <style:style style:name="T2" style:family="text">
      <style:text-properties fo:color="#000000" style:font-name="Arial2" fo:font-size="8pt" style:font-name-asian="Times New Roman1" style:font-size-asian="8pt" style:language-asian="es" style:country-asian="ES" style:font-name-complex="Arial3" style:font-size-complex="8pt"/>
    </style:style>
    <style:style style:name="T3" style:family="text">
      <style:text-properties fo:color="#000000" style:font-name="Arial2" fo:font-size="9pt" fo:font-weight="bold" style:font-name-asian="Times New Roman1" style:font-size-asian="9pt" style:language-asian="es" style:country-asian="ES" style:font-weight-asian="bold" style:font-name-complex="Arial3" style:font-weight-complex="bold"/>
    </style:style>
    <style:style style:name="T4" style:family="text">
      <style:text-properties fo:color="#000000" style:font-name="Arial1" fo:font-size="9pt" fo:font-weight="bold"/>
    </style:style>
    <style:style style:name="T5" style:family="text">
      <style:text-properties fo:color="#0000ff" style:font-name="Arial2" fo:font-size="8pt" style:text-underline-style="solid" style:text-underline-width="auto" style:text-underline-color="font-color" style:font-name-asian="Times New Roman1" style:font-size-asian="8pt" style:language-asian="es" style:country-asian="ES" style:font-name-complex="Arial3"/>
    </style:style>
    <style:style style:name="T6" style:family="text">
      <style:text-properties style:font-name="Arial1" fo:font-size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/>
        <table:table-row>
          <table:table-cell table:style-name="Tabla5.A1" office:value-type="string">
            <text:p text:style-name="P1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7">Vuelo</text:p>
          </table:table-cell>
          <table:table-cell table:style-name="Tabla6.A1" office:value-type="string">
            <text:p text:style-name="P7">Transporte</text:p>
          </table:table-cell>
          <table:table-cell table:style-name="Tabla6.A1" office:value-type="string">
            <text:p text:style-name="P7">llegada</text:p>
          </table:table-cell>
          <table:table-cell table:style-name="Tabla6.A1" office:value-type="string">
            <text:p text:style-name="P7">Estado</text:p>
          </table:table-cell>
        </table:table-row>
        <table:table-row>
          <table:table-cell table:style-name="Tabla6.A2" office:value-type="string">
            <text:p text:style-name="Table_20_Contents"><text:a xlink:type="simple" xlink:href="https://www.flightstats.com/go/FlightStatus/flightStatusByFlight.do?id=365879060&amp;airlineCode=AA&amp;flightNumber=66&amp;utm_source=34b64945a69b9cac:7b907964:13ed466ba45:3e7e&amp;utm_medium=cpc&amp;utm_campaign=weblet" office:target-frame-name="_blank" xlink:show="new"><text:span text:style-name="T6">AA 66</text:span></text:a></text:p>
          </table:table-cell>
          <table:table-cell table:style-name="Tabla6.B2" office:value-type="string">
            <text:p text:style-name="P8">American Airlines</text:p>
          </table:table-cell>
          <table:table-cell table:style-name="Tabla6.C2" office:value-type="string">
            <text:p text:style-name="P8">8:48 AM</text:p>
          </table:table-cell>
          <table:table-cell table:style-name="Tabla6.D2" office:value-type="string">
            <text:p text:style-name="Table_20_Contents"><text:span text:style-name="T6">Aterrizo <text:line-break/></text:span><text:span text:style-name="T6"><draw:frame draw:style-name="fr1" draw:name="gráficos1" text:anchor-type="as-char" svg:width="0.185cm" svg:height="0.185cm" draw:z-index="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AA&amp;flightNumber=6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3" office:value-type="string">
            <text:p text:style-name="Table_20_Contents"><text:a xlink:type="simple" xlink:href="https://www.flightstats.com/go/FlightStatus/flightStatusByFlight.do?id=365879060&amp;airlineCode=BA&amp;flightNumber=1556&amp;utm_source=34b64945a69b9cac:7b907964:13ed466ba45:3e7e&amp;utm_medium=cpc&amp;utm_campaign=weblet" office:target-frame-name="_blank" xlink:show="new"><text:span text:style-name="T6">BA 1556</text:span></text:a><text:span text:style-name="T6"> </text:span><text:span text:style-name="T4">^</text:span></text:p>
          </table:table-cell>
          <table:table-cell table:style-name="Tabla6.B3" office:value-type="string">
            <text:p text:style-name="P8">British Airways</text:p>
          </table:table-cell>
          <table:table-cell table:style-name="Tabla6.C3" office:value-type="string">
            <text:p text:style-name="P8">8:48 AM</text:p>
          </table:table-cell>
          <table:table-cell table:style-name="Tabla6.D3" office:value-type="string">
            <text:p text:style-name="Table_20_Contents"><text:span text:style-name="T6">Aterrizo <text:line-break/></text:span><text:span text:style-name="T6"><draw:frame draw:style-name="fr1" draw:name="gráficos2" text:anchor-type="as-char" svg:width="0.185cm" svg:height="0.185cm" draw:z-index="1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BA&amp;flightNumber=155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4" office:value-type="string">
            <text:p text:style-name="Table_20_Contents"><text:a xlink:type="simple" xlink:href="https://www.flightstats.com/go/FlightStatus/flightStatusByFlight.do?id=365879060&amp;airlineCode=IB&amp;flightNumber=4185&amp;utm_source=34b64945a69b9cac:7b907964:13ed466ba45:3e7e&amp;utm_medium=cpc&amp;utm_campaign=weblet" office:target-frame-name="_blank" xlink:show="new"><text:span text:style-name="T6">IB 4185</text:span></text:a><text:span text:style-name="T6"> </text:span><text:span text:style-name="T4">^</text:span></text:p>
          </table:table-cell>
          <table:table-cell table:style-name="Tabla6.B4" office:value-type="string">
            <text:p text:style-name="P8">Iberia</text:p>
          </table:table-cell>
          <table:table-cell table:style-name="Tabla6.C4" office:value-type="string">
            <text:p text:style-name="P8">8:48 AM</text:p>
          </table:table-cell>
          <table:table-cell table:style-name="Tabla6.D4" office:value-type="string">
            <text:p text:style-name="Table_20_Contents"><text:span text:style-name="T6">Aterrizo <text:line-break/></text:span><text:span text:style-name="T6"><draw:frame draw:style-name="fr1" draw:name="gráficos3" text:anchor-type="as-char" svg:width="0.185cm" svg:height="0.185cm" draw:z-index="2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IB&amp;flightNumber=418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5" office:value-type="string">
            <text:p text:style-name="Table_20_Contents"><text:a xlink:type="simple" xlink:href="https://www.flightstats.com/go/FlightStatus/flightStatusByFlight.do?id=365879060&amp;airlineCode=QR&amp;flightNumber=5109&amp;utm_source=34b64945a69b9cac:7b907964:13ed466ba45:3e7e&amp;utm_medium=cpc&amp;utm_campaign=weblet" office:target-frame-name="_blank" xlink:show="new"><text:span text:style-name="T6">QR 5109</text:span></text:a><text:span text:style-name="T6"> </text:span><text:span text:style-name="T4">^</text:span></text:p>
          </table:table-cell>
          <table:table-cell table:style-name="Tabla6.B5" office:value-type="string">
            <text:p text:style-name="P8">Qatar Airways</text:p>
          </table:table-cell>
          <table:table-cell table:style-name="Tabla6.C5" office:value-type="string">
            <text:p text:style-name="P8">8:48 AM</text:p>
          </table:table-cell>
          <table:table-cell table:style-name="Tabla6.D5" office:value-type="string">
            <text:p text:style-name="Table_20_Contents"><text:span text:style-name="T6">Aterrizo <text:line-break/></text:span><text:span text:style-name="T6"><draw:frame draw:style-name="fr1" draw:name="gráficos4" text:anchor-type="as-char" svg:width="0.185cm" svg:height="0.185cm" draw:z-index="3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QR&amp;flightNumber=510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6" office:value-type="string">
            <text:p text:style-name="Table_20_Contents"><text:a xlink:type="simple" xlink:href="https://www.flightstats.com/go/FlightStatus/flightStatusByFlight.do?id=365879060&amp;airlineCode=US&amp;flightNumber=66&amp;utm_source=34b64945a69b9cac:7b907964:13ed466ba45:3e7e&amp;utm_medium=cpc&amp;utm_campaign=weblet" office:target-frame-name="_blank" xlink:show="new"><text:span text:style-name="T6">US 66</text:span></text:a><text:span text:style-name="T6"> </text:span><text:span text:style-name="T4">^</text:span></text:p>
          </table:table-cell>
          <table:table-cell table:style-name="Tabla6.B6" office:value-type="string">
            <text:p text:style-name="P8">US Airways</text:p>
          </table:table-cell>
          <table:table-cell table:style-name="Tabla6.C6" office:value-type="string">
            <text:p text:style-name="P8">8:48 AM</text:p>
          </table:table-cell>
          <table:table-cell table:style-name="Tabla6.D6" office:value-type="string">
            <text:p text:style-name="Table_20_Contents"><text:span text:style-name="T6">Aterrizo <text:line-break/></text:span><text:span text:style-name="T6"><draw:frame draw:style-name="fr1" draw:name="gráficos5" text:anchor-type="as-char" svg:width="0.185cm" svg:height="0.185cm" draw:z-index="4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US&amp;flightNumber=6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7" office:value-type="string">
            <text:p text:style-name="Table_20_Contents"><text:a xlink:type="simple" xlink:href="https://www.flightstats.com/go/FlightStatus/flightStatusByFlight.do?id=365879060&amp;airlineCode=AY&amp;flightNumber=4004&amp;utm_source=34b64945a69b9cac:7b907964:13ed466ba45:3e7e&amp;utm_medium=cpc&amp;utm_campaign=weblet" office:target-frame-name="_blank" xlink:show="new"><text:span text:style-name="T6">AY 4004</text:span></text:a><text:span text:style-name="T6"> </text:span><text:span text:style-name="T4">^</text:span></text:p>
          </table:table-cell>
          <table:table-cell table:style-name="Tabla6.B7" office:value-type="string">
            <text:p text:style-name="P8">Finnair</text:p>
          </table:table-cell>
          <table:table-cell table:style-name="Tabla6.C7" office:value-type="string">
            <text:p text:style-name="P8">8:48 AM</text:p>
          </table:table-cell>
          <table:table-cell table:style-name="Tabla6.D7" office:value-type="string">
            <text:p text:style-name="Table_20_Contents"><text:span text:style-name="T6">Aterrizo <text:line-break/></text:span><text:span text:style-name="T6"><draw:frame draw:style-name="fr1" draw:name="gráficos6" text:anchor-type="as-char" svg:width="0.185cm" svg:height="0.185cm" draw:z-index="5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AY&amp;flightNumber=400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8" office:value-type="string">
            <text:p text:style-name="Table_20_Contents"><text:a xlink:type="simple" xlink:href="https://www.flightstats.com/go/FlightStatus/flightStatusByFlight.do?id=367633930&amp;airlineCode=FR&amp;flightNumber=6363&amp;utm_source=34b64945a69b9cac:7b907964:13ed466ba45:3e7e&amp;utm_medium=cpc&amp;utm_campaign=weblet" office:target-frame-name="_blank" xlink:show="new"><text:span text:style-name="T6">FR 6363</text:span></text:a></text:p>
          </table:table-cell>
          <table:table-cell table:style-name="Tabla6.B8" office:value-type="string">
            <text:p text:style-name="P8">Ryanair</text:p>
          </table:table-cell>
          <table:table-cell table:style-name="Tabla6.C8" office:value-type="string">
            <text:p text:style-name="P8">7:25 AM</text:p>
          </table:table-cell>
          <table:table-cell table:style-name="Tabla6.D8" office:value-type="string">
            <text:p text:style-name="Table_20_Contents"><text:span text:style-name="T6">Aterrizo <text:line-break/></text:span><text:span text:style-name="T6"><draw:frame draw:style-name="fr1" draw:name="gráficos7" text:anchor-type="as-char" svg:width="0.185cm" svg:height="0.185cm" draw:z-index="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3930&amp;airlineCode=FR&amp;flightNumber=63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9" office:value-type="string">
            <text:p text:style-name="Table_20_Contents"><text:a xlink:type="simple" xlink:href="https://www.flightstats.com/go/FlightStatus/flightStatusByFlight.do?id=366313576&amp;airlineCode=QR&amp;flightNumber=137&amp;utm_source=34b64945a69b9cac:7b907964:13ed466ba45:3e7e&amp;utm_medium=cpc&amp;utm_campaign=weblet" office:target-frame-name="_blank" xlink:show="new"><text:span text:style-name="T6">QR 137</text:span></text:a></text:p>
          </table:table-cell>
          <table:table-cell table:style-name="Tabla6.B9" office:value-type="string">
            <text:p text:style-name="P8">Qatar Airways</text:p>
          </table:table-cell>
          <table:table-cell table:style-name="Tabla6.C9" office:value-type="string">
            <text:p text:style-name="P8">8:10 AM <draw:frame draw:style-name="fr1" draw:name="gráficos8" text:anchor-type="as-char" svg:width="0.291cm" svg:height="0.291cm" draw:z-index="7"><draw:image xlink:href="https://dem5xqcn61lj8.cloudfront.net/estimated_icon.gif" xlink:type="simple" xlink:show="embed" xlink:actuate="onLoad"/></draw:frame></text:p>
          </table:table-cell>
          <table:table-cell table:style-name="Tabla6.D9" office:value-type="string">
            <text:p text:style-name="Table_20_Contents"><text:span text:style-name="T6">En Ruta <text:line-break/></text:span><text:span text:style-name="T6"><draw:frame draw:style-name="fr1" draw:name="gráficos9" text:anchor-type="as-char" svg:width="0.185cm" svg:height="0.185cm" draw:z-index="8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QR&amp;flightNumber=13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10" office:value-type="string">
            <text:p text:style-name="Table_20_Contents"><text:a xlink:type="simple" xlink:href="https://www.flightstats.com/go/FlightStatus/flightStatusByFlight.do?id=366313576&amp;airlineCode=AA&amp;flightNumber=7995&amp;utm_source=34b64945a69b9cac:7b907964:13ed466ba45:3e7e&amp;utm_medium=cpc&amp;utm_campaign=weblet" office:target-frame-name="_blank" xlink:show="new"><text:span text:style-name="T6">AA 7995</text:span></text:a><text:span text:style-name="T6"> </text:span><text:span text:style-name="T4">^</text:span></text:p>
          </table:table-cell>
          <table:table-cell table:style-name="Tabla6.B10" office:value-type="string">
            <text:p text:style-name="P8">American Airlines</text:p>
          </table:table-cell>
          <table:table-cell table:style-name="Tabla6.C10" office:value-type="string">
            <text:p text:style-name="P8">8:10 AM <draw:frame draw:style-name="fr1" draw:name="gráficos12" text:anchor-type="as-char" svg:width="0.291cm" svg:height="0.291cm" draw:z-index="9"><draw:image xlink:href="https://dem5xqcn61lj8.cloudfront.net/estimated_icon.gif" xlink:type="simple" xlink:show="embed" xlink:actuate="onLoad"/></draw:frame></text:p>
          </table:table-cell>
          <table:table-cell table:style-name="Tabla6.D10" office:value-type="string">
            <text:p text:style-name="Table_20_Contents"><text:span text:style-name="T6">En Ruta <text:line-break/></text:span><text:span text:style-name="T6"><draw:frame draw:style-name="fr1" draw:name="gráficos13" text:anchor-type="as-char" svg:width="0.185cm" svg:height="0.185cm" draw:z-index="1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AA&amp;flightNumber=799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11" office:value-type="string">
            <text:p text:style-name="Table_20_Contents"><text:a xlink:type="simple" xlink:href="https://www.flightstats.com/go/FlightStatus/flightStatusByFlight.do?id=366313576&amp;airlineCode=CX&amp;flightNumber=9209&amp;utm_source=34b64945a69b9cac:7b907964:13ed466ba45:3e7e&amp;utm_medium=cpc&amp;utm_campaign=weblet" office:target-frame-name="_blank" xlink:show="new"><text:span text:style-name="T6">CX 9209</text:span></text:a><text:span text:style-name="T6"> </text:span><text:span text:style-name="T4">^</text:span></text:p>
          </table:table-cell>
          <table:table-cell table:style-name="Tabla6.B11" office:value-type="string">
            <text:p text:style-name="P8">Cathay Pacific</text:p>
          </table:table-cell>
          <table:table-cell table:style-name="Tabla6.C11" office:value-type="string">
            <text:p text:style-name="P8">8:10 AM <draw:frame draw:style-name="fr1" draw:name="gráficos16" text:anchor-type="as-char" svg:width="0.291cm" svg:height="0.291cm" draw:z-index="11"><draw:image xlink:href="https://dem5xqcn61lj8.cloudfront.net/estimated_icon.gif" xlink:type="simple" xlink:show="embed" xlink:actuate="onLoad"/></draw:frame></text:p>
          </table:table-cell>
          <table:table-cell table:style-name="Tabla6.D11" office:value-type="string">
            <text:p text:style-name="Table_20_Contents"><text:span text:style-name="T6">En Ruta <text:line-break/></text:span><text:span text:style-name="T6"><draw:frame draw:style-name="fr1" draw:name="gráficos17" text:anchor-type="as-char" svg:width="0.185cm" svg:height="0.185cm" draw:z-index="12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CX&amp;flightNumber=920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12" office:value-type="string">
            <text:p text:style-name="Table_20_Contents"><text:a xlink:type="simple" xlink:href="https://www.flightstats.com/go/FlightStatus/flightStatusByFlight.do?id=366313576&amp;airlineCode=US&amp;flightNumber=5289&amp;utm_source=34b64945a69b9cac:7b907964:13ed466ba45:3e7e&amp;utm_medium=cpc&amp;utm_campaign=weblet" office:target-frame-name="_blank" xlink:show="new"><text:span text:style-name="T6">US 5289</text:span></text:a><text:span text:style-name="T6"> </text:span><text:span text:style-name="T4">^</text:span></text:p>
          </table:table-cell>
          <table:table-cell table:style-name="Tabla6.B12" office:value-type="string">
            <text:p text:style-name="P8">US Airways</text:p>
          </table:table-cell>
          <table:table-cell table:style-name="Tabla6.C12" office:value-type="string">
            <text:p text:style-name="P8">8:10 AM <draw:frame draw:style-name="fr1" draw:name="gráficos20" text:anchor-type="as-char" svg:width="0.291cm" svg:height="0.291cm" draw:z-index="13"><draw:image xlink:href="https://dem5xqcn61lj8.cloudfront.net/estimated_icon.gif" xlink:type="simple" xlink:show="embed" xlink:actuate="onLoad"/></draw:frame></text:p>
          </table:table-cell>
          <table:table-cell table:style-name="Tabla6.D12" office:value-type="string">
            <text:p text:style-name="Table_20_Contents"><text:span text:style-name="T6">En Ruta <text:line-break/></text:span><text:span text:style-name="T6"><draw:frame draw:style-name="fr1" draw:name="gráficos21" text:anchor-type="as-char" svg:width="0.185cm" svg:height="0.185cm" draw:z-index="14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US&amp;flightNumber=528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13" office:value-type="string">
            <text:p text:style-name="Table_20_Contents"><text:a xlink:type="simple" xlink:href="https://www.flightstats.com/go/FlightStatus/flightStatusByFlight.do?id=366356623&amp;airlineCode=VY&amp;flightNumber=3915&amp;utm_source=34b64945a69b9cac:7b907964:13ed466ba45:3e7e&amp;utm_medium=cpc&amp;utm_campaign=weblet" office:target-frame-name="_blank" xlink:show="new"><text:span text:style-name="T6">VY 3915</text:span></text:a></text:p>
          </table:table-cell>
          <table:table-cell table:style-name="Tabla6.B13" office:value-type="string">
            <text:p text:style-name="P8">Vueling</text:p>
          </table:table-cell>
          <table:table-cell table:style-name="Tabla6.C13" office:value-type="string">
            <text:p text:style-name="P8">7:57 AM</text:p>
          </table:table-cell>
          <table:table-cell table:style-name="Tabla6.D13" office:value-type="string">
            <text:p text:style-name="Table_20_Contents"><text:span text:style-name="T6">Aterrizo <text:line-break/></text:span><text:span text:style-name="T6"><draw:frame draw:style-name="fr1" draw:name="gráficos24" text:anchor-type="as-char" svg:width="0.185cm" svg:height="0.185cm" draw:z-index="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3&amp;airlineCode=VY&amp;flightNumber=39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4" office:value-type="string">
            <text:p text:style-name="Table_20_Contents"><text:a xlink:type="simple" xlink:href="https://www.flightstats.com/go/FlightStatus/flightStatusByFlight.do?id=366356623&amp;airlineCode=IB&amp;flightNumber=5407&amp;utm_source=34b64945a69b9cac:7b907964:13ed466ba45:3e7e&amp;utm_medium=cpc&amp;utm_campaign=weblet" office:target-frame-name="_blank" xlink:show="new"><text:span text:style-name="T6">IB 5407</text:span></text:a><text:span text:style-name="T6"> </text:span><text:span text:style-name="T4">^</text:span></text:p>
          </table:table-cell>
          <table:table-cell table:style-name="Tabla6.B14" office:value-type="string">
            <text:p text:style-name="P8">Iberia</text:p>
          </table:table-cell>
          <table:table-cell table:style-name="Tabla6.C14" office:value-type="string">
            <text:p text:style-name="P8">7:57 AM</text:p>
          </table:table-cell>
          <table:table-cell table:style-name="Tabla6.D14" office:value-type="string">
            <text:p text:style-name="Table_20_Contents"><text:span text:style-name="T6">Aterrizo <text:line-break/></text:span><text:span text:style-name="T6"><draw:frame draw:style-name="fr1" draw:name="gráficos25" text:anchor-type="as-char" svg:width="0.185cm" svg:height="0.185cm" draw:z-index="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3&amp;airlineCode=IB&amp;flightNumber=54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5" office:value-type="string">
            <text:p text:style-name="Table_20_Contents"><text:a xlink:type="simple" xlink:href="https://www.flightstats.com/go/FlightStatus/flightStatusByFlight.do?id=366321934&amp;airlineCode=U2&amp;flightNumber=1401&amp;utm_source=34b64945a69b9cac:7b907964:13ed466ba45:3e7e&amp;utm_medium=cpc&amp;utm_campaign=weblet" office:target-frame-name="_blank" xlink:show="new"><text:span text:style-name="T6">U2 1401</text:span></text:a></text:p>
          </table:table-cell>
          <table:table-cell table:style-name="Tabla6.B15" office:value-type="string">
            <text:p text:style-name="P8">easyJet</text:p>
          </table:table-cell>
          <table:table-cell table:style-name="Tabla6.C15" office:value-type="string">
            <text:p text:style-name="P8">7:43 AM</text:p>
          </table:table-cell>
          <table:table-cell table:style-name="Tabla6.D15" office:value-type="string">
            <text:p text:style-name="Table_20_Contents"><text:span text:style-name="T6">Aterrizo <text:line-break/></text:span><text:span text:style-name="T6"><draw:frame draw:style-name="fr1" draw:name="gráficos26" text:anchor-type="as-char" svg:width="0.185cm" svg:height="0.185cm" draw:z-index="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4&amp;airlineCode=U2&amp;flightNumber=14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6" office:value-type="string">
            <text:p text:style-name="Table_20_Contents"><text:a xlink:type="simple" xlink:href="https://www.flightstats.com/go/FlightStatus/flightStatusByFlight.do?id=366356630&amp;airlineCode=UX&amp;flightNumber=6006&amp;utm_source=34b64945a69b9cac:7b907964:13ed466ba45:3e7e&amp;utm_medium=cpc&amp;utm_campaign=weblet" office:target-frame-name="_blank" xlink:show="new"><text:span text:style-name="T6">UX 6006</text:span></text:a></text:p>
          </table:table-cell>
          <table:table-cell table:style-name="Tabla6.B16" office:value-type="string">
            <text:p text:style-name="P8">Air Europa</text:p>
          </table:table-cell>
          <table:table-cell table:style-name="Tabla6.C16" office:value-type="string">
            <text:p text:style-name="P8">7:46 AM</text:p>
          </table:table-cell>
          <table:table-cell table:style-name="Tabla6.D16" office:value-type="string">
            <text:p text:style-name="Table_20_Contents"><text:span text:style-name="T6">Aterrizo <text:line-break/></text:span><text:span text:style-name="T6"><draw:frame draw:style-name="fr1" draw:name="gráficos27" text:anchor-type="as-char" svg:width="0.185cm" svg:height="0.185cm" draw:z-index="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UX&amp;flightNumber=60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7" office:value-type="string">
            <text:p text:style-name="Table_20_Contents"><text:a xlink:type="simple" xlink:href="https://www.flightstats.com/go/FlightStatus/flightStatusByFlight.do?id=366356630&amp;airlineCode=KL&amp;flightNumber=3350&amp;utm_source=34b64945a69b9cac:7b907964:13ed466ba45:3e7e&amp;utm_medium=cpc&amp;utm_campaign=weblet" office:target-frame-name="_blank" xlink:show="new"><text:span text:style-name="T6">KL 3350</text:span></text:a><text:span text:style-name="T6"> </text:span><text:span text:style-name="T4">^</text:span></text:p>
          </table:table-cell>
          <table:table-cell table:style-name="Tabla6.B17" office:value-type="string">
            <text:p text:style-name="P8">KLM</text:p>
          </table:table-cell>
          <table:table-cell table:style-name="Tabla6.C17" office:value-type="string">
            <text:p text:style-name="P8">7:46 AM</text:p>
          </table:table-cell>
          <table:table-cell table:style-name="Tabla6.D17" office:value-type="string">
            <text:p text:style-name="Table_20_Contents"><text:span text:style-name="T6">Aterrizo <text:line-break/></text:span><text:span text:style-name="T6"><draw:frame draw:style-name="fr1" draw:name="gráficos28" text:anchor-type="as-char" svg:width="0.185cm" svg:height="0.185cm" draw:z-index="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KL&amp;flightNumber=335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8" office:value-type="string">
            <text:p text:style-name="Table_20_Contents"><text:a xlink:type="simple" xlink:href="https://www.flightstats.com/go/FlightStatus/flightStatusByFlight.do?id=366356630&amp;airlineCode=RO&amp;flightNumber=9422&amp;utm_source=34b64945a69b9cac:7b907964:13ed466ba45:3e7e&amp;utm_medium=cpc&amp;utm_campaign=weblet" office:target-frame-name="_blank" xlink:show="new"><text:span text:style-name="T6">RO 9422</text:span></text:a><text:span text:style-name="T6"> </text:span><text:span text:style-name="T4">^</text:span></text:p>
          </table:table-cell>
          <table:table-cell table:style-name="Tabla6.B18" office:value-type="string">
            <text:p text:style-name="P8">TAROM</text:p>
          </table:table-cell>
          <table:table-cell table:style-name="Tabla6.C18" office:value-type="string">
            <text:p text:style-name="P8">7:46 AM</text:p>
          </table:table-cell>
          <table:table-cell table:style-name="Tabla6.D18" office:value-type="string">
            <text:p text:style-name="Table_20_Contents"><text:span text:style-name="T6">Aterrizo <text:line-break/></text:span><text:span text:style-name="T6"><draw:frame draw:style-name="fr1" draw:name="gráficos29" text:anchor-type="as-char" svg:width="0.185cm" svg:height="0.185cm" draw:z-index="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RO&amp;flightNumber=94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19" office:value-type="string">
            <text:p text:style-name="Table_20_Contents"><text:a xlink:type="simple" xlink:href="https://www.flightstats.com/go/FlightStatus/flightStatusByFlight.do?id=366356630&amp;airlineCode=AZ&amp;flightNumber=2407&amp;utm_source=34b64945a69b9cac:7b907964:13ed466ba45:3e7e&amp;utm_medium=cpc&amp;utm_campaign=weblet" office:target-frame-name="_blank" xlink:show="new"><text:span text:style-name="T6">AZ 2407</text:span></text:a><text:span text:style-name="T6"> </text:span><text:span text:style-name="T4">^</text:span></text:p>
          </table:table-cell>
          <table:table-cell table:style-name="Tabla6.B19" office:value-type="string">
            <text:p text:style-name="P8">Alitalia</text:p>
          </table:table-cell>
          <table:table-cell table:style-name="Tabla6.C19" office:value-type="string">
            <text:p text:style-name="P8">7:46 AM</text:p>
          </table:table-cell>
          <table:table-cell table:style-name="Tabla6.D19" office:value-type="string">
            <text:p text:style-name="Table_20_Contents"><text:span text:style-name="T6">Aterrizo <text:line-break/></text:span><text:span text:style-name="T6"><draw:frame draw:style-name="fr1" draw:name="gráficos30" text:anchor-type="as-char" svg:width="0.185cm" svg:height="0.185cm" draw:z-index="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AZ&amp;flightNumber=24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0" office:value-type="string">
            <text:p text:style-name="Table_20_Contents"><text:a xlink:type="simple" xlink:href="https://www.flightstats.com/go/FlightStatus/flightStatusByFlight.do?id=366356630&amp;airlineCode=DL&amp;flightNumber=6747&amp;utm_source=34b64945a69b9cac:7b907964:13ed466ba45:3e7e&amp;utm_medium=cpc&amp;utm_campaign=weblet" office:target-frame-name="_blank" xlink:show="new"><text:span text:style-name="T6">DL 6747</text:span></text:a><text:span text:style-name="T6"> </text:span><text:span text:style-name="T4">^</text:span></text:p>
          </table:table-cell>
          <table:table-cell table:style-name="Tabla6.B20" office:value-type="string">
            <text:p text:style-name="P8">Delta Air Lines</text:p>
          </table:table-cell>
          <table:table-cell table:style-name="Tabla6.C20" office:value-type="string">
            <text:p text:style-name="P8">7:46 AM</text:p>
          </table:table-cell>
          <table:table-cell table:style-name="Tabla6.D20" office:value-type="string">
            <text:p text:style-name="Table_20_Contents"><text:span text:style-name="T6">Aterrizo <text:line-break/></text:span><text:span text:style-name="T6"><draw:frame draw:style-name="fr1" draw:name="gráficos31" text:anchor-type="as-char" svg:width="0.185cm" svg:height="0.185cm" draw:z-index="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DL&amp;flightNumber=67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1" office:value-type="string">
            <text:p text:style-name="Table_20_Contents"><text:a xlink:type="simple" xlink:href="https://www.flightstats.com/go/FlightStatus/flightStatusByFlight.do?id=366356630&amp;airlineCode=AF&amp;flightNumber=4819&amp;utm_source=34b64945a69b9cac:7b907964:13ed466ba45:3e7e&amp;utm_medium=cpc&amp;utm_campaign=weblet" office:target-frame-name="_blank" xlink:show="new"><text:span text:style-name="T6">AF 4819</text:span></text:a><text:span text:style-name="T6"> </text:span><text:span text:style-name="T4">^</text:span></text:p>
          </table:table-cell>
          <table:table-cell table:style-name="Tabla6.B21" office:value-type="string">
            <text:p text:style-name="P8">Air France</text:p>
          </table:table-cell>
          <table:table-cell table:style-name="Tabla6.C21" office:value-type="string">
            <text:p text:style-name="P8">7:46 AM</text:p>
          </table:table-cell>
          <table:table-cell table:style-name="Tabla6.D21" office:value-type="string">
            <text:p text:style-name="Table_20_Contents"><text:span text:style-name="T6">Aterrizo <text:line-break/></text:span><text:span text:style-name="T6"><draw:frame draw:style-name="fr1" draw:name="gráficos32" text:anchor-type="as-char" svg:width="0.185cm" svg:height="0.185cm" draw:z-index="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AF&amp;flightNumber=48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2" office:value-type="string">
            <text:p text:style-name="Table_20_Contents"><text:a xlink:type="simple" xlink:href="https://www.flightstats.com/go/FlightStatus/flightStatusByFlight.do?id=366356630&amp;airlineCode=SU&amp;flightNumber=3426&amp;utm_source=34b64945a69b9cac:7b907964:13ed466ba45:3e7e&amp;utm_medium=cpc&amp;utm_campaign=weblet" office:target-frame-name="_blank" xlink:show="new"><text:span text:style-name="T6">SU 3426</text:span></text:a><text:span text:style-name="T6"> </text:span><text:span text:style-name="T4">^</text:span></text:p>
          </table:table-cell>
          <table:table-cell table:style-name="Tabla6.B22" office:value-type="string">
            <text:p text:style-name="P8">Aeroflot</text:p>
          </table:table-cell>
          <table:table-cell table:style-name="Tabla6.C22" office:value-type="string">
            <text:p text:style-name="P8">7:46 AM</text:p>
          </table:table-cell>
          <table:table-cell table:style-name="Tabla6.D22" office:value-type="string">
            <text:p text:style-name="Table_20_Contents"><text:span text:style-name="T6">Aterrizo <text:line-break/></text:span><text:span text:style-name="T6"><draw:frame draw:style-name="fr1" draw:name="gráficos33" text:anchor-type="as-char" svg:width="0.185cm" svg:height="0.185cm" draw:z-index="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SU&amp;flightNumber=34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3" office:value-type="string">
            <text:p text:style-name="Table_20_Contents"><text:a xlink:type="simple" xlink:href="https://www.flightstats.com/go/FlightStatus/flightStatusByFlight.do?id=366356630&amp;airlineCode=OK&amp;flightNumber=3843&amp;utm_source=34b64945a69b9cac:7b907964:13ed466ba45:3e7e&amp;utm_medium=cpc&amp;utm_campaign=weblet" office:target-frame-name="_blank" xlink:show="new"><text:span text:style-name="T6">OK 3843</text:span></text:a><text:span text:style-name="T6"> </text:span><text:span text:style-name="T4">^</text:span></text:p>
          </table:table-cell>
          <table:table-cell table:style-name="Tabla6.B23" office:value-type="string">
            <text:p text:style-name="P8">CSA</text:p>
          </table:table-cell>
          <table:table-cell table:style-name="Tabla6.C23" office:value-type="string">
            <text:p text:style-name="P8">7:46 AM</text:p>
          </table:table-cell>
          <table:table-cell table:style-name="Tabla6.D23" office:value-type="string">
            <text:p text:style-name="Table_20_Contents"><text:span text:style-name="T6">Aterrizo <text:line-break/></text:span><text:span text:style-name="T6"><draw:frame draw:style-name="fr1" draw:name="gráficos34" text:anchor-type="as-char" svg:width="0.185cm" svg:height="0.185cm" draw:z-index="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OK&amp;flightNumber=38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4" office:value-type="string">
            <text:p text:style-name="Table_20_Contents"><text:a xlink:type="simple" xlink:href="https://www.flightstats.com/go/FlightStatus/flightStatusByFlight.do?id=366296069&amp;airlineCode=VY&amp;flightNumber=1431&amp;utm_source=34b64945a69b9cac:7b907964:13ed466ba45:3e7e&amp;utm_medium=cpc&amp;utm_campaign=weblet" office:target-frame-name="_blank" xlink:show="new"><text:span text:style-name="T6">VY 1431</text:span></text:a></text:p>
          </table:table-cell>
          <table:table-cell table:style-name="Tabla6.B24" office:value-type="string">
            <text:p text:style-name="P8">Vueling</text:p>
          </table:table-cell>
          <table:table-cell table:style-name="Tabla6.C24" office:value-type="string">
            <text:p text:style-name="P8">8:08 AM</text:p>
          </table:table-cell>
          <table:table-cell table:style-name="Tabla6.D24" office:value-type="string">
            <text:p text:style-name="Table_20_Contents"><text:span text:style-name="T6">Aterrizo <text:line-break/></text:span><text:span text:style-name="T6"><draw:frame draw:style-name="fr1" draw:name="gráficos35" text:anchor-type="as-char" svg:width="0.185cm" svg:height="0.185cm" draw:z-index="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9&amp;airlineCode=VY&amp;flightNumber=14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5" office:value-type="string">
            <text:p text:style-name="Table_20_Contents"><text:a xlink:type="simple" xlink:href="https://www.flightstats.com/go/FlightStatus/flightStatusByFlight.do?id=366296069&amp;airlineCode=IB&amp;flightNumber=5991&amp;utm_source=34b64945a69b9cac:7b907964:13ed466ba45:3e7e&amp;utm_medium=cpc&amp;utm_campaign=weblet" office:target-frame-name="_blank" xlink:show="new"><text:span text:style-name="T6">IB 5991</text:span></text:a><text:span text:style-name="T6"> </text:span><text:span text:style-name="T4">^</text:span></text:p>
          </table:table-cell>
          <table:table-cell table:style-name="Tabla6.B25" office:value-type="string">
            <text:p text:style-name="P8">Iberia</text:p>
          </table:table-cell>
          <table:table-cell table:style-name="Tabla6.C25" office:value-type="string">
            <text:p text:style-name="P8">8:08 AM</text:p>
          </table:table-cell>
          <table:table-cell table:style-name="Tabla6.D25" office:value-type="string">
            <text:p text:style-name="Table_20_Contents"><text:span text:style-name="T6">Aterrizo <text:line-break/></text:span><text:span text:style-name="T6"><draw:frame draw:style-name="fr1" draw:name="gráficos36" text:anchor-type="as-char" svg:width="0.185cm" svg:height="0.185cm" draw:z-index="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9&amp;airlineCode=IB&amp;flightNumber=59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6" office:value-type="string">
            <text:p text:style-name="Table_20_Contents"><text:a xlink:type="simple" xlink:href="https://www.flightstats.com/go/FlightStatus/flightStatusByFlight.do?id=366340776&amp;airlineCode=IB&amp;flightNumber=2712&amp;utm_source=34b64945a69b9cac:7b907964:13ed466ba45:3e7e&amp;utm_medium=cpc&amp;utm_campaign=weblet" office:target-frame-name="_blank" xlink:show="new"><text:span text:style-name="T6">IB 2712</text:span></text:a></text:p>
          </table:table-cell>
          <table:table-cell table:style-name="Tabla6.B26" office:value-type="string">
            <text:p text:style-name="P8">Iberia</text:p>
          </table:table-cell>
          <table:table-cell table:style-name="Tabla6.C26" office:value-type="string">
            <text:p text:style-name="P8">7:48 AM</text:p>
          </table:table-cell>
          <table:table-cell table:style-name="Tabla6.D26" office:value-type="string">
            <text:p text:style-name="Table_20_Contents"><text:span text:style-name="T6">Aterrizo <text:line-break/></text:span><text:span text:style-name="T6"><draw:frame draw:style-name="fr1" draw:name="gráficos37" text:anchor-type="as-char" svg:width="0.185cm" svg:height="0.185cm" draw:z-index="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6&amp;airlineCode=IB&amp;flightNumber=27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7" office:value-type="string">
            <text:p text:style-name="Table_20_Contents"><text:a xlink:type="simple" xlink:href="https://www.flightstats.com/go/FlightStatus/flightStatusByFlight.do?id=366347417&amp;airlineCode=U2&amp;flightNumber=2759&amp;utm_source=34b64945a69b9cac:7b907964:13ed466ba45:3e7e&amp;utm_medium=cpc&amp;utm_campaign=weblet" office:target-frame-name="_blank" xlink:show="new"><text:span text:style-name="T6">U2 2759</text:span></text:a></text:p>
          </table:table-cell>
          <table:table-cell table:style-name="Tabla6.B27" office:value-type="string">
            <text:p text:style-name="P8">easyJet</text:p>
          </table:table-cell>
          <table:table-cell table:style-name="Tabla6.C27" office:value-type="string">
            <text:p text:style-name="P8">7:52 AM</text:p>
          </table:table-cell>
          <table:table-cell table:style-name="Tabla6.D27" office:value-type="string">
            <text:p text:style-name="Table_20_Contents"><text:span text:style-name="T6">Aterrizo <text:line-break/></text:span><text:span text:style-name="T6"><draw:frame draw:style-name="fr1" draw:name="gráficos38" text:anchor-type="as-char" svg:width="0.185cm" svg:height="0.185cm" draw:z-index="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7&amp;airlineCode=U2&amp;flightNumber=27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8" office:value-type="string">
            <text:p text:style-name="Table_20_Contents"><text:a xlink:type="simple" xlink:href="https://www.flightstats.com/go/FlightStatus/flightStatusByFlight.do?id=366290732&amp;airlineCode=HV&amp;flightNumber=5131&amp;utm_source=34b64945a69b9cac:7b907964:13ed466ba45:3e7e&amp;utm_medium=cpc&amp;utm_campaign=weblet" office:target-frame-name="_blank" xlink:show="new"><text:span text:style-name="T6">HV 5131</text:span></text:a></text:p>
          </table:table-cell>
          <table:table-cell table:style-name="Tabla6.B28" office:value-type="string">
            <text:p text:style-name="P8">Transavia</text:p>
          </table:table-cell>
          <table:table-cell table:style-name="Tabla6.C28" office:value-type="string">
            <text:p text:style-name="P8">8:07 AM</text:p>
          </table:table-cell>
          <table:table-cell table:style-name="Tabla6.D28" office:value-type="string">
            <text:p text:style-name="Table_20_Contents"><text:span text:style-name="T6">Aterrizo <text:line-break/></text:span><text:span text:style-name="T6"><draw:frame draw:style-name="fr1" draw:name="gráficos39" text:anchor-type="as-char" svg:width="0.185cm" svg:height="0.185cm" draw:z-index="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2&amp;airlineCode=HV&amp;flightNumber=51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29" office:value-type="string">
            <text:p text:style-name="Table_20_Contents"><text:a xlink:type="simple" xlink:href="https://www.flightstats.com/go/FlightStatus/flightStatusByFlight.do?id=366290333&amp;airlineCode=VY&amp;flightNumber=1311&amp;utm_source=34b64945a69b9cac:7b907964:13ed466ba45:3e7e&amp;utm_medium=cpc&amp;utm_campaign=weblet" office:target-frame-name="_blank" xlink:show="new"><text:span text:style-name="T6">VY 1311</text:span></text:a></text:p>
          </table:table-cell>
          <table:table-cell table:style-name="Tabla6.B29" office:value-type="string">
            <text:p text:style-name="P8">Vueling</text:p>
          </table:table-cell>
          <table:table-cell table:style-name="Tabla6.C29" office:value-type="string">
            <text:p text:style-name="P8">8:04 AM</text:p>
          </table:table-cell>
          <table:table-cell table:style-name="Tabla6.D29" office:value-type="string">
            <text:p text:style-name="Table_20_Contents"><text:span text:style-name="T6">Aterrizo <text:line-break/></text:span><text:span text:style-name="T6"><draw:frame draw:style-name="fr1" draw:name="gráficos40" text:anchor-type="as-char" svg:width="0.185cm" svg:height="0.185cm" draw:z-index="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3&amp;airlineCode=VY&amp;flightNumber=13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0" office:value-type="string">
            <text:p text:style-name="Table_20_Contents"><text:a xlink:type="simple" xlink:href="https://www.flightstats.com/go/FlightStatus/flightStatusByFlight.do?id=366290333&amp;airlineCode=IB&amp;flightNumber=5460&amp;utm_source=34b64945a69b9cac:7b907964:13ed466ba45:3e7e&amp;utm_medium=cpc&amp;utm_campaign=weblet" office:target-frame-name="_blank" xlink:show="new"><text:span text:style-name="T6">IB 5460</text:span></text:a><text:span text:style-name="T6"> </text:span><text:span text:style-name="T4">^</text:span></text:p>
          </table:table-cell>
          <table:table-cell table:style-name="Tabla6.B30" office:value-type="string">
            <text:p text:style-name="P8">Iberia</text:p>
          </table:table-cell>
          <table:table-cell table:style-name="Tabla6.C30" office:value-type="string">
            <text:p text:style-name="P8">8:04 AM</text:p>
          </table:table-cell>
          <table:table-cell table:style-name="Tabla6.D30" office:value-type="string">
            <text:p text:style-name="Table_20_Contents"><text:span text:style-name="T6">Aterrizo <text:line-break/></text:span><text:span text:style-name="T6"><draw:frame draw:style-name="fr1" draw:name="gráficos41" text:anchor-type="as-char" svg:width="0.185cm" svg:height="0.185cm" draw:z-index="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3&amp;airlineCode=IB&amp;flightNumber=54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1" office:value-type="string">
            <text:p text:style-name="Table_20_Contents"><text:a xlink:type="simple" xlink:href="https://www.flightstats.com/go/FlightStatus/flightStatusByFlight.do?id=366340759&amp;airlineCode=VY&amp;flightNumber=1020&amp;utm_source=34b64945a69b9cac:7b907964:13ed466ba45:3e7e&amp;utm_medium=cpc&amp;utm_campaign=weblet" office:target-frame-name="_blank" xlink:show="new"><text:span text:style-name="T6">VY 1020</text:span></text:a></text:p>
          </table:table-cell>
          <table:table-cell table:style-name="Tabla6.B31" office:value-type="string">
            <text:p text:style-name="P8">Vueling</text:p>
          </table:table-cell>
          <table:table-cell table:style-name="Tabla6.C31" office:value-type="string">
            <text:p text:style-name="P8">8:16 AM</text:p>
          </table:table-cell>
          <table:table-cell table:style-name="Tabla6.D31" office:value-type="string">
            <text:p text:style-name="Table_20_Contents"><text:span text:style-name="T6">Aterrizo <text:line-break/></text:span><text:span text:style-name="T6"><draw:frame draw:style-name="fr1" draw:name="gráficos42" text:anchor-type="as-char" svg:width="0.185cm" svg:height="0.185cm" draw:z-index="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9&amp;airlineCode=VY&amp;flightNumber=10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2" office:value-type="string">
            <text:p text:style-name="Table_20_Contents"><text:a xlink:type="simple" xlink:href="https://www.flightstats.com/go/FlightStatus/flightStatusByFlight.do?id=366321935&amp;airlineCode=LX&amp;flightNumber=1940&amp;utm_source=34b64945a69b9cac:7b907964:13ed466ba45:3e7e&amp;utm_medium=cpc&amp;utm_campaign=weblet" office:target-frame-name="_blank" xlink:show="new"><text:span text:style-name="T6">LX 1940</text:span></text:a></text:p>
          </table:table-cell>
          <table:table-cell table:style-name="Tabla6.B32" office:value-type="string">
            <text:p text:style-name="P8">SWISS</text:p>
          </table:table-cell>
          <table:table-cell table:style-name="Tabla6.C32" office:value-type="string">
            <text:p text:style-name="P8">8:10 AM</text:p>
          </table:table-cell>
          <table:table-cell table:style-name="Tabla6.D32" office:value-type="string">
            <text:p text:style-name="Table_20_Contents"><text:span text:style-name="T6">Aterrizo <text:line-break/></text:span><text:span text:style-name="T6"><draw:frame draw:style-name="fr1" draw:name="gráficos43" text:anchor-type="as-char" svg:width="0.185cm" svg:height="0.185cm" draw:z-index="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5&amp;airlineCode=LX&amp;flightNumber=19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3" office:value-type="string">
            <text:p text:style-name="Table_20_Contents"><text:a xlink:type="simple" xlink:href="https://www.flightstats.com/go/FlightStatus/flightStatusByFlight.do?id=366340751&amp;airlineCode=UX&amp;flightNumber=2001&amp;utm_source=34b64945a69b9cac:7b907964:13ed466ba45:3e7e&amp;utm_medium=cpc&amp;utm_campaign=weblet" office:target-frame-name="_blank" xlink:show="new"><text:span text:style-name="T6">UX 2001</text:span></text:a></text:p>
          </table:table-cell>
          <table:table-cell table:style-name="Tabla6.B33" office:value-type="string">
            <text:p text:style-name="P8">Air Europa</text:p>
          </table:table-cell>
          <table:table-cell table:style-name="Tabla6.C33" office:value-type="string">
            <text:p text:style-name="P8">8:36 AM</text:p>
          </table:table-cell>
          <table:table-cell table:style-name="Tabla6.D33" office:value-type="string">
            <text:p text:style-name="Table_20_Contents"><text:span text:style-name="T6">Aterrizo <text:line-break/></text:span><text:span text:style-name="T6"><draw:frame draw:style-name="fr1" draw:name="gráficos44" text:anchor-type="as-char" svg:width="0.185cm" svg:height="0.185cm" draw:z-index="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UX&amp;flightNumber=20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6.A34" office:value-type="string">
            <text:p text:style-name="Table_20_Contents"><text:a xlink:type="simple" xlink:href="https://www.flightstats.com/go/FlightStatus/flightStatusByFlight.do?id=366340751&amp;airlineCode=DL&amp;flightNumber=6768&amp;utm_source=34b64945a69b9cac:7b907964:13ed466ba45:3e7e&amp;utm_medium=cpc&amp;utm_campaign=weblet" office:target-frame-name="_blank" xlink:show="new"><text:span text:style-name="T6">DL 6768</text:span></text:a><text:span text:style-name="T6"> </text:span><text:span text:style-name="T4">^</text:span></text:p>
          </table:table-cell>
          <table:table-cell table:style-name="Tabla6.B34" office:value-type="string">
            <text:p text:style-name="P8">Delta Air Lines</text:p>
          </table:table-cell>
          <table:table-cell table:style-name="Tabla6.C34" office:value-type="string">
            <text:p text:style-name="P8">8:36 AM</text:p>
          </table:table-cell>
          <table:table-cell table:style-name="Tabla6.D34" office:value-type="string">
            <text:p text:style-name="Table_20_Contents"><text:span text:style-name="T6">Aterrizo <text:line-break/></text:span><text:span text:style-name="T6"><draw:frame draw:style-name="fr1" draw:name="gráficos45" text:anchor-type="as-char" svg:width="0.185cm" svg:height="0.185cm" draw:z-index="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DL&amp;flightNumber=676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5" office:value-type="string">
            <text:p text:style-name="Table_20_Contents"><text:a xlink:type="simple" xlink:href="https://www.flightstats.com/go/FlightStatus/flightStatusByFlight.do?id=366340751&amp;airlineCode=AM&amp;flightNumber=6806&amp;utm_source=34b64945a69b9cac:7b907964:13ed466ba45:3e7e&amp;utm_medium=cpc&amp;utm_campaign=weblet" office:target-frame-name="_blank" xlink:show="new"><text:span text:style-name="T6">AM 6806</text:span></text:a><text:span text:style-name="T6"> </text:span><text:span text:style-name="T4">^</text:span></text:p>
          </table:table-cell>
          <table:table-cell table:style-name="Tabla6.B35" office:value-type="string">
            <text:p text:style-name="P8">Aeromexico</text:p>
          </table:table-cell>
          <table:table-cell table:style-name="Tabla6.C35" office:value-type="string">
            <text:p text:style-name="P8">8:36 AM</text:p>
          </table:table-cell>
          <table:table-cell table:style-name="Tabla6.D35" office:value-type="string">
            <text:p text:style-name="Table_20_Contents"><text:span text:style-name="T6">Aterrizo <text:line-break/></text:span><text:span text:style-name="T6"><draw:frame draw:style-name="fr1" draw:name="gráficos46" text:anchor-type="as-char" svg:width="0.185cm" svg:height="0.185cm" draw:z-index="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AM&amp;flightNumber=68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6" office:value-type="string">
            <text:p text:style-name="Table_20_Contents"><text:a xlink:type="simple" xlink:href="https://www.flightstats.com/go/FlightStatus/flightStatusByFlight.do?id=366340751&amp;airlineCode=SU&amp;flightNumber=3402&amp;utm_source=34b64945a69b9cac:7b907964:13ed466ba45:3e7e&amp;utm_medium=cpc&amp;utm_campaign=weblet" office:target-frame-name="_blank" xlink:show="new"><text:span text:style-name="T6">SU 3402</text:span></text:a><text:span text:style-name="T6"> </text:span><text:span text:style-name="T4">^</text:span></text:p>
          </table:table-cell>
          <table:table-cell table:style-name="Tabla6.B36" office:value-type="string">
            <text:p text:style-name="P8">Aeroflot</text:p>
          </table:table-cell>
          <table:table-cell table:style-name="Tabla6.C36" office:value-type="string">
            <text:p text:style-name="P8">8:36 AM</text:p>
          </table:table-cell>
          <table:table-cell table:style-name="Tabla6.D36" office:value-type="string">
            <text:p text:style-name="Table_20_Contents"><text:span text:style-name="T6">Aterrizo <text:line-break/></text:span><text:span text:style-name="T6"><draw:frame draw:style-name="fr1" draw:name="gráficos47" text:anchor-type="as-char" svg:width="0.185cm" svg:height="0.185cm" draw:z-index="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SU&amp;flightNumber=34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7" office:value-type="string">
            <text:p text:style-name="Table_20_Contents"><text:a xlink:type="simple" xlink:href="https://www.flightstats.com/go/FlightStatus/flightStatusByFlight.do?id=366366826&amp;airlineCode=4U&amp;flightNumber=2528&amp;utm_source=34b64945a69b9cac:7b907964:13ed466ba45:3e7e&amp;utm_medium=cpc&amp;utm_campaign=weblet" office:target-frame-name="_blank" xlink:show="new"><text:span text:style-name="T6">4U 2528</text:span></text:a></text:p>
          </table:table-cell>
          <table:table-cell table:style-name="Tabla6.B37" office:value-type="string">
            <text:p text:style-name="P8">Germanwings</text:p>
          </table:table-cell>
          <table:table-cell table:style-name="Tabla6.C37" office:value-type="string">
            <text:p text:style-name="P8">8:10 AM</text:p>
          </table:table-cell>
          <table:table-cell table:style-name="Tabla6.D37" office:value-type="string">
            <text:p text:style-name="Table_20_Contents"><text:span text:style-name="T6">Aterrizo <text:line-break/></text:span><text:span text:style-name="T6"><draw:frame draw:style-name="fr1" draw:name="gráficos48" text:anchor-type="as-char" svg:width="0.185cm" svg:height="0.185cm" draw:z-index="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6826&amp;airlineCode=4U&amp;flightNumber=25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8" office:value-type="string">
            <text:p text:style-name="Table_20_Contents"><text:a xlink:type="simple" xlink:href="https://www.flightstats.com/go/FlightStatus/flightStatusByFlight.do?id=367633870&amp;airlineCode=FR&amp;flightNumber=2917&amp;utm_source=34b64945a69b9cac:7b907964:13ed466ba45:3e7e&amp;utm_medium=cpc&amp;utm_campaign=weblet" office:target-frame-name="_blank" xlink:show="new"><text:span text:style-name="T6">FR 2917</text:span></text:a></text:p>
          </table:table-cell>
          <table:table-cell table:style-name="Tabla6.B38" office:value-type="string">
            <text:p text:style-name="P8">Ryanair</text:p>
          </table:table-cell>
          <table:table-cell table:style-name="Tabla6.C38" office:value-type="string">
            <text:p text:style-name="P8">8:35 AM</text:p>
          </table:table-cell>
          <table:table-cell table:style-name="Tabla6.D38" office:value-type="string">
            <text:p text:style-name="Table_20_Contents"><text:span text:style-name="T6">Aterrizo <text:line-break/></text:span><text:span text:style-name="T6"><draw:frame draw:style-name="fr1" draw:name="gráficos49" text:anchor-type="as-char" svg:width="0.185cm" svg:height="0.185cm" draw:z-index="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3870&amp;airlineCode=FR&amp;flightNumber=29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39" office:value-type="string">
            <text:p text:style-name="Table_20_Contents"><text:a xlink:type="simple" xlink:href="https://www.flightstats.com/go/FlightStatus/flightStatusByFlight.do?id=366367707&amp;airlineCode=VY&amp;flightNumber=2223&amp;utm_source=34b64945a69b9cac:7b907964:13ed466ba45:3e7e&amp;utm_medium=cpc&amp;utm_campaign=weblet" office:target-frame-name="_blank" xlink:show="new"><text:span text:style-name="T6">VY 2223</text:span></text:a></text:p>
          </table:table-cell>
          <table:table-cell table:style-name="Tabla6.B39" office:value-type="string">
            <text:p text:style-name="P8">Vueling</text:p>
          </table:table-cell>
          <table:table-cell table:style-name="Tabla6.C39" office:value-type="string">
            <text:p text:style-name="P8">8:18 AM</text:p>
          </table:table-cell>
          <table:table-cell table:style-name="Tabla6.D39" office:value-type="string">
            <text:p text:style-name="Table_20_Contents"><text:span text:style-name="T6">Aterrizo <text:line-break/></text:span><text:span text:style-name="T6"><draw:frame draw:style-name="fr1" draw:name="gráficos50" text:anchor-type="as-char" svg:width="0.185cm" svg:height="0.185cm" draw:z-index="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7&amp;airlineCode=VY&amp;flightNumber=22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0" office:value-type="string">
            <text:p text:style-name="Table_20_Contents"><text:a xlink:type="simple" xlink:href="https://www.flightstats.com/go/FlightStatus/flightStatusByFlight.do?id=366367707&amp;airlineCode=IB&amp;flightNumber=5643&amp;utm_source=34b64945a69b9cac:7b907964:13ed466ba45:3e7e&amp;utm_medium=cpc&amp;utm_campaign=weblet" office:target-frame-name="_blank" xlink:show="new"><text:span text:style-name="T6">IB 5643</text:span></text:a><text:span text:style-name="T6"> </text:span><text:span text:style-name="T4">^</text:span></text:p>
          </table:table-cell>
          <table:table-cell table:style-name="Tabla6.B40" office:value-type="string">
            <text:p text:style-name="P8">Iberia</text:p>
          </table:table-cell>
          <table:table-cell table:style-name="Tabla6.C40" office:value-type="string">
            <text:p text:style-name="P8">8:18 AM</text:p>
          </table:table-cell>
          <table:table-cell table:style-name="Tabla6.D40" office:value-type="string">
            <text:p text:style-name="Table_20_Contents"><text:span text:style-name="T6">Aterrizo <text:line-break/></text:span><text:span text:style-name="T6"><draw:frame draw:style-name="fr1" draw:name="gráficos51" text:anchor-type="as-char" svg:width="0.185cm" svg:height="0.185cm" draw:z-index="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7&amp;airlineCode=IB&amp;flightNumber=56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1" office:value-type="string">
            <text:p text:style-name="Table_20_Contents"><text:a xlink:type="simple" xlink:href="https://www.flightstats.com/go/FlightStatus/flightStatusByFlight.do?id=366299390&amp;airlineCode=SN&amp;flightNumber=3695&amp;utm_source=34b64945a69b9cac:7b907964:13ed466ba45:3e7e&amp;utm_medium=cpc&amp;utm_campaign=weblet" office:target-frame-name="_blank" xlink:show="new"><text:span text:style-name="T6">SN 3695</text:span></text:a></text:p>
          </table:table-cell>
          <table:table-cell table:style-name="Tabla6.B41" office:value-type="string">
            <text:p text:style-name="P8">Brussels Airlines</text:p>
          </table:table-cell>
          <table:table-cell table:style-name="Tabla6.C41" office:value-type="string">
            <text:p text:style-name="P8">8:21 AM</text:p>
          </table:table-cell>
          <table:table-cell table:style-name="Tabla6.D41" office:value-type="string">
            <text:p text:style-name="Table_20_Contents"><text:span text:style-name="T6">Aterrizo <text:line-break/></text:span><text:span text:style-name="T6"><draw:frame draw:style-name="fr1" draw:name="gráficos52" text:anchor-type="as-char" svg:width="0.185cm" svg:height="0.185cm" draw:z-index="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90&amp;airlineCode=SN&amp;flightNumber=36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2" office:value-type="string">
            <text:p text:style-name="Table_20_Contents"><text:a xlink:type="simple" xlink:href="https://www.flightstats.com/go/FlightStatus/flightStatusByFlight.do?id=366299390&amp;airlineCode=SQ&amp;flightNumber=2805&amp;utm_source=34b64945a69b9cac:7b907964:13ed466ba45:3e7e&amp;utm_medium=cpc&amp;utm_campaign=weblet" office:target-frame-name="_blank" xlink:show="new"><text:span text:style-name="T6">SQ 2805</text:span></text:a><text:span text:style-name="T6"> </text:span><text:span text:style-name="T4">^</text:span></text:p>
          </table:table-cell>
          <table:table-cell table:style-name="Tabla6.B42" office:value-type="string">
            <text:p text:style-name="P8">Singapore Airlines</text:p>
          </table:table-cell>
          <table:table-cell table:style-name="Tabla6.C42" office:value-type="string">
            <text:p text:style-name="P8">8:21 AM</text:p>
          </table:table-cell>
          <table:table-cell table:style-name="Tabla6.D42" office:value-type="string">
            <text:p text:style-name="Table_20_Contents"><text:span text:style-name="T6">Aterrizo <text:line-break/></text:span><text:span text:style-name="T6"><draw:frame draw:style-name="fr1" draw:name="gráficos53" text:anchor-type="as-char" svg:width="0.185cm" svg:height="0.185cm" draw:z-index="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90&amp;airlineCode=SQ&amp;flightNumber=28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3" office:value-type="string">
            <text:p text:style-name="Table_20_Contents"><text:a xlink:type="simple" xlink:href="https://www.flightstats.com/go/FlightStatus/flightStatusByFlight.do?id=366289726&amp;airlineCode=VY&amp;flightNumber=2110&amp;utm_source=34b64945a69b9cac:7b907964:13ed466ba45:3e7e&amp;utm_medium=cpc&amp;utm_campaign=weblet" office:target-frame-name="_blank" xlink:show="new"><text:span text:style-name="T6">VY 2110</text:span></text:a></text:p>
          </table:table-cell>
          <table:table-cell table:style-name="Tabla6.B43" office:value-type="string">
            <text:p text:style-name="P8">Vueling</text:p>
          </table:table-cell>
          <table:table-cell table:style-name="Tabla6.C43" office:value-type="string">
            <text:p text:style-name="P8">8:29 AM</text:p>
          </table:table-cell>
          <table:table-cell table:style-name="Tabla6.D43" office:value-type="string">
            <text:p text:style-name="Table_20_Contents"><text:span text:style-name="T6">Aterrizo <text:line-break/></text:span><text:span text:style-name="T6"><draw:frame draw:style-name="fr1" draw:name="gráficos54" text:anchor-type="as-char" svg:width="0.185cm" svg:height="0.185cm" draw:z-index="4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6&amp;airlineCode=VY&amp;flightNumber=21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4" office:value-type="string">
            <text:p text:style-name="Table_20_Contents"><text:a xlink:type="simple" xlink:href="https://www.flightstats.com/go/FlightStatus/flightStatusByFlight.do?id=366289726&amp;airlineCode=IB&amp;flightNumber=5630&amp;utm_source=34b64945a69b9cac:7b907964:13ed466ba45:3e7e&amp;utm_medium=cpc&amp;utm_campaign=weblet" office:target-frame-name="_blank" xlink:show="new"><text:span text:style-name="T6">IB 5630</text:span></text:a><text:span text:style-name="T6"> </text:span><text:span text:style-name="T4">^</text:span></text:p>
          </table:table-cell>
          <table:table-cell table:style-name="Tabla6.B44" office:value-type="string">
            <text:p text:style-name="P8">Iberia</text:p>
          </table:table-cell>
          <table:table-cell table:style-name="Tabla6.C44" office:value-type="string">
            <text:p text:style-name="P8">8:29 AM</text:p>
          </table:table-cell>
          <table:table-cell table:style-name="Tabla6.D44" office:value-type="string">
            <text:p text:style-name="Table_20_Contents"><text:span text:style-name="T6">Aterrizo <text:line-break/></text:span><text:span text:style-name="T6"><draw:frame draw:style-name="fr1" draw:name="gráficos55" text:anchor-type="as-char" svg:width="0.185cm" svg:height="0.185cm" draw:z-index="4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6&amp;airlineCode=IB&amp;flightNumber=56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5" office:value-type="string">
            <text:p text:style-name="Table_20_Contents"><text:a xlink:type="simple" xlink:href="https://www.flightstats.com/go/FlightStatus/flightStatusByFlight.do?id=366300124&amp;airlineCode=W6&amp;flightNumber=2375&amp;utm_source=34b64945a69b9cac:7b907964:13ed466ba45:3e7e&amp;utm_medium=cpc&amp;utm_campaign=weblet" office:target-frame-name="_blank" xlink:show="new"><text:span text:style-name="T6">W6 2375</text:span></text:a></text:p>
          </table:table-cell>
          <table:table-cell table:style-name="Tabla6.B45" office:value-type="string">
            <text:p text:style-name="P8">Wizz Air</text:p>
          </table:table-cell>
          <table:table-cell table:style-name="Tabla6.C45" office:value-type="string">
            <text:p text:style-name="P8">8:33 AM</text:p>
          </table:table-cell>
          <table:table-cell table:style-name="Tabla6.D45" office:value-type="string">
            <text:p text:style-name="Table_20_Contents"><text:span text:style-name="T6">Aterrizo <text:line-break/></text:span><text:span text:style-name="T6"><draw:frame draw:style-name="fr1" draw:name="gráficos56" text:anchor-type="as-char" svg:width="0.185cm" svg:height="0.185cm" draw:z-index="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0124&amp;airlineCode=W6&amp;flightNumber=23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6" office:value-type="string">
            <text:p text:style-name="Table_20_Contents"><text:a xlink:type="simple" xlink:href="https://www.flightstats.com/go/FlightStatus/flightStatusByFlight.do?id=366290408&amp;airlineCode=AH&amp;flightNumber=2012&amp;utm_source=34b64945a69b9cac:7b907964:13ed466ba45:3e7e&amp;utm_medium=cpc&amp;utm_campaign=weblet" office:target-frame-name="_blank" xlink:show="new"><text:span text:style-name="T6">AH 2012</text:span></text:a></text:p>
          </table:table-cell>
          <table:table-cell table:style-name="Tabla6.B46" office:value-type="string">
            <text:p text:style-name="P8">Air Algerie</text:p>
          </table:table-cell>
          <table:table-cell table:style-name="Tabla6.C46" office:value-type="string">
            <text:p text:style-name="P8">8:29 AM</text:p>
          </table:table-cell>
          <table:table-cell table:style-name="Tabla6.D46" office:value-type="string">
            <text:p text:style-name="Table_20_Contents"><text:span text:style-name="T6">Aterrizo <text:line-break/></text:span><text:span text:style-name="T6"><draw:frame draw:style-name="fr1" draw:name="gráficos57" text:anchor-type="as-char" svg:width="0.185cm" svg:height="0.185cm" draw:z-index="4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408&amp;airlineCode=AH&amp;flightNumber=20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7" office:value-type="string">
            <text:p text:style-name="Table_20_Contents"><text:a xlink:type="simple" xlink:href="https://www.flightstats.com/go/FlightStatus/flightStatusByFlight.do?id=366340764&amp;airlineCode=IB&amp;flightNumber=2748&amp;utm_source=34b64945a69b9cac:7b907964:13ed466ba45:3e7e&amp;utm_medium=cpc&amp;utm_campaign=weblet" office:target-frame-name="_blank" xlink:show="new"><text:span text:style-name="T6">IB 2748</text:span></text:a></text:p>
          </table:table-cell>
          <table:table-cell table:style-name="Tabla6.B47" office:value-type="string">
            <text:p text:style-name="P8">Iberia</text:p>
          </table:table-cell>
          <table:table-cell table:style-name="Tabla6.C47" office:value-type="string">
            <text:p text:style-name="P8">8:17 AM</text:p>
          </table:table-cell>
          <table:table-cell table:style-name="Tabla6.D47" office:value-type="string">
            <text:p text:style-name="Table_20_Contents"><text:span text:style-name="T6">Aterrizo <text:line-break/></text:span><text:span text:style-name="T6"><draw:frame draw:style-name="fr1" draw:name="gráficos58" text:anchor-type="as-char" svg:width="0.185cm" svg:height="0.185cm" draw:z-index="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4&amp;airlineCode=IB&amp;flightNumber=27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8" office:value-type="string">
            <text:p text:style-name="Table_20_Contents"><text:a xlink:type="simple" xlink:href="https://www.flightstats.com/go/FlightStatus/flightStatusByFlight.do?id=366340764&amp;airlineCode=AA&amp;flightNumber=5883&amp;utm_source=34b64945a69b9cac:7b907964:13ed466ba45:3e7e&amp;utm_medium=cpc&amp;utm_campaign=weblet" office:target-frame-name="_blank" xlink:show="new"><text:span text:style-name="T6">AA 5883</text:span></text:a><text:span text:style-name="T6"> </text:span><text:span text:style-name="T4">^</text:span></text:p>
          </table:table-cell>
          <table:table-cell table:style-name="Tabla6.B48" office:value-type="string">
            <text:p text:style-name="P8">American Airlines</text:p>
          </table:table-cell>
          <table:table-cell table:style-name="Tabla6.C48" office:value-type="string">
            <text:p text:style-name="P8">8:17 AM</text:p>
          </table:table-cell>
          <table:table-cell table:style-name="Tabla6.D48" office:value-type="string">
            <text:p text:style-name="Table_20_Contents"><text:span text:style-name="T6">Aterrizo <text:line-break/></text:span><text:span text:style-name="T6"><draw:frame draw:style-name="fr1" draw:name="gráficos59" text:anchor-type="as-char" svg:width="0.185cm" svg:height="0.185cm" draw:z-index="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4&amp;airlineCode=AA&amp;flightNumber=58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49" office:value-type="string">
            <text:p text:style-name="Table_20_Contents"><text:a xlink:type="simple" xlink:href="https://www.flightstats.com/go/FlightStatus/flightStatusByFlight.do?id=366352268&amp;airlineCode=VY&amp;flightNumber=8007&amp;utm_source=34b64945a69b9cac:7b907964:13ed466ba45:3e7e&amp;utm_medium=cpc&amp;utm_campaign=weblet" office:target-frame-name="_blank" xlink:show="new"><text:span text:style-name="T6">VY 8007</text:span></text:a></text:p>
          </table:table-cell>
          <table:table-cell table:style-name="Tabla6.B49" office:value-type="string">
            <text:p text:style-name="P8">Vueling</text:p>
          </table:table-cell>
          <table:table-cell table:style-name="Tabla6.C49" office:value-type="string">
            <text:p text:style-name="P8">8:37 AM</text:p>
          </table:table-cell>
          <table:table-cell table:style-name="Tabla6.D49" office:value-type="string">
            <text:p text:style-name="Table_20_Contents"><text:span text:style-name="T6">Aterrizo <text:line-break/></text:span><text:span text:style-name="T6"><draw:frame draw:style-name="fr1" draw:name="gráficos60" text:anchor-type="as-char" svg:width="0.185cm" svg:height="0.185cm" draw:z-index="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8&amp;airlineCode=VY&amp;flightNumber=80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0" office:value-type="string">
            <text:p text:style-name="Table_20_Contents"><text:a xlink:type="simple" xlink:href="https://www.flightstats.com/go/FlightStatus/flightStatusByFlight.do?id=366352268&amp;airlineCode=IB&amp;flightNumber=5394&amp;utm_source=34b64945a69b9cac:7b907964:13ed466ba45:3e7e&amp;utm_medium=cpc&amp;utm_campaign=weblet" office:target-frame-name="_blank" xlink:show="new"><text:span text:style-name="T6">IB 5394</text:span></text:a><text:span text:style-name="T6"> </text:span><text:span text:style-name="T4">^</text:span></text:p>
          </table:table-cell>
          <table:table-cell table:style-name="Tabla6.B50" office:value-type="string">
            <text:p text:style-name="P8">Iberia</text:p>
          </table:table-cell>
          <table:table-cell table:style-name="Tabla6.C50" office:value-type="string">
            <text:p text:style-name="P8">8:37 AM</text:p>
          </table:table-cell>
          <table:table-cell table:style-name="Tabla6.D50" office:value-type="string">
            <text:p text:style-name="Table_20_Contents"><text:span text:style-name="T6">Aterrizo <text:line-break/></text:span><text:span text:style-name="T6"><draw:frame draw:style-name="fr1" draw:name="gráficos61" text:anchor-type="as-char" svg:width="0.185cm" svg:height="0.185cm" draw:z-index="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8&amp;airlineCode=IB&amp;flightNumber=53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1" office:value-type="string">
            <text:p text:style-name="Table_20_Contents"><text:a xlink:type="simple" xlink:href="https://www.flightstats.com/go/FlightStatus/flightStatusByFlight.do?id=366312890&amp;airlineCode=VY&amp;flightNumber=7767&amp;utm_source=34b64945a69b9cac:7b907964:13ed466ba45:3e7e&amp;utm_medium=cpc&amp;utm_campaign=weblet" office:target-frame-name="_blank" xlink:show="new"><text:span text:style-name="T6">VY 7767</text:span></text:a></text:p>
          </table:table-cell>
          <table:table-cell table:style-name="Tabla6.B51" office:value-type="string">
            <text:p text:style-name="P8">Vueling</text:p>
          </table:table-cell>
          <table:table-cell table:style-name="Tabla6.C51" office:value-type="string">
            <text:p text:style-name="P8">8:36 AM</text:p>
          </table:table-cell>
          <table:table-cell table:style-name="Tabla6.D51" office:value-type="string">
            <text:p text:style-name="Table_20_Contents"><text:span text:style-name="T6">Aterrizo <text:line-break/></text:span><text:span text:style-name="T6"><draw:frame draw:style-name="fr1" draw:name="gráficos62" text:anchor-type="as-char" svg:width="0.185cm" svg:height="0.185cm" draw:z-index="5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90&amp;airlineCode=VY&amp;flightNumber=77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2" office:value-type="string">
            <text:p text:style-name="Table_20_Contents"><text:a xlink:type="simple" xlink:href="https://www.flightstats.com/go/FlightStatus/flightStatusByFlight.do?id=366312890&amp;airlineCode=IB&amp;flightNumber=5786&amp;utm_source=34b64945a69b9cac:7b907964:13ed466ba45:3e7e&amp;utm_medium=cpc&amp;utm_campaign=weblet" office:target-frame-name="_blank" xlink:show="new"><text:span text:style-name="T6">IB 5786</text:span></text:a><text:span text:style-name="T6"> </text:span><text:span text:style-name="T4">^</text:span></text:p>
          </table:table-cell>
          <table:table-cell table:style-name="Tabla6.B52" office:value-type="string">
            <text:p text:style-name="P8">Iberia</text:p>
          </table:table-cell>
          <table:table-cell table:style-name="Tabla6.C52" office:value-type="string">
            <text:p text:style-name="P8">8:36 AM</text:p>
          </table:table-cell>
          <table:table-cell table:style-name="Tabla6.D52" office:value-type="string">
            <text:p text:style-name="Table_20_Contents"><text:span text:style-name="T6">Aterrizo <text:line-break/></text:span><text:span text:style-name="T6"><draw:frame draw:style-name="fr1" draw:name="gráficos63" text:anchor-type="as-char" svg:width="0.185cm" svg:height="0.185cm" draw:z-index="5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90&amp;airlineCode=IB&amp;flightNumber=57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3" office:value-type="string">
            <text:p text:style-name="Table_20_Contents"><text:a xlink:type="simple" xlink:href="https://www.flightstats.com/go/FlightStatus/flightStatusByFlight.do?id=366336417&amp;airlineCode=VY&amp;flightNumber=1293&amp;utm_source=34b64945a69b9cac:7b907964:13ed466ba45:3e7e&amp;utm_medium=cpc&amp;utm_campaign=weblet" office:target-frame-name="_blank" xlink:show="new"><text:span text:style-name="T6">VY 1293</text:span></text:a></text:p>
          </table:table-cell>
          <table:table-cell table:style-name="Tabla6.B53" office:value-type="string">
            <text:p text:style-name="P8">Vueling</text:p>
          </table:table-cell>
          <table:table-cell table:style-name="Tabla6.C53" office:value-type="string">
            <text:p text:style-name="P8">8:25 AM</text:p>
          </table:table-cell>
          <table:table-cell table:style-name="Tabla6.D53" office:value-type="string">
            <text:p text:style-name="Table_20_Contents"><text:span text:style-name="T6">Aterrizo <text:line-break/></text:span><text:span text:style-name="T6"><draw:frame draw:style-name="fr1" draw:name="gráficos64" text:anchor-type="as-char" svg:width="0.185cm" svg:height="0.185cm" draw:z-index="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417&amp;airlineCode=VY&amp;flightNumber=129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4" office:value-type="string">
            <text:p text:style-name="Table_20_Contents"><text:a xlink:type="simple" xlink:href="https://www.flightstats.com/go/FlightStatus/flightStatusByFlight.do?id=366336417&amp;airlineCode=IB&amp;flightNumber=5503&amp;utm_source=34b64945a69b9cac:7b907964:13ed466ba45:3e7e&amp;utm_medium=cpc&amp;utm_campaign=weblet" office:target-frame-name="_blank" xlink:show="new"><text:span text:style-name="T6">IB 5503</text:span></text:a><text:span text:style-name="T6"> </text:span><text:span text:style-name="T4">^</text:span></text:p>
          </table:table-cell>
          <table:table-cell table:style-name="Tabla6.B54" office:value-type="string">
            <text:p text:style-name="P8">Iberia</text:p>
          </table:table-cell>
          <table:table-cell table:style-name="Tabla6.C54" office:value-type="string">
            <text:p text:style-name="P8">8:25 AM</text:p>
          </table:table-cell>
          <table:table-cell table:style-name="Tabla6.D54" office:value-type="string">
            <text:p text:style-name="Table_20_Contents"><text:span text:style-name="T6">Aterrizo <text:line-break/></text:span><text:span text:style-name="T6"><draw:frame draw:style-name="fr1" draw:name="gráficos65" text:anchor-type="as-char" svg:width="0.185cm" svg:height="0.185cm" draw:z-index="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417&amp;airlineCode=IB&amp;flightNumber=55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5" office:value-type="string">
            <text:p text:style-name="Table_20_Contents"><text:a xlink:type="simple" xlink:href="https://www.flightstats.com/go/FlightStatus/flightStatusByFlight.do?id=366370455&amp;airlineCode=VY&amp;flightNumber=7845&amp;utm_source=34b64945a69b9cac:7b907964:13ed466ba45:3e7e&amp;utm_medium=cpc&amp;utm_campaign=weblet" office:target-frame-name="_blank" xlink:show="new"><text:span text:style-name="T6">VY 7845</text:span></text:a></text:p>
          </table:table-cell>
          <table:table-cell table:style-name="Tabla6.B55" office:value-type="string">
            <text:p text:style-name="P8">Vueling</text:p>
          </table:table-cell>
          <table:table-cell table:style-name="Tabla6.C55" office:value-type="string">
            <text:p text:style-name="P8">8:58 AM</text:p>
          </table:table-cell>
          <table:table-cell table:style-name="Tabla6.D55" office:value-type="string">
            <text:p text:style-name="Table_20_Contents"><text:span text:style-name="T6">Aterrizo <text:line-break/></text:span><text:span text:style-name="T6"><draw:frame draw:style-name="fr1" draw:name="gráficos66" text:anchor-type="as-char" svg:width="0.185cm" svg:height="0.185cm" draw:z-index="5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0455&amp;airlineCode=VY&amp;flightNumber=784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56" office:value-type="string">
            <text:p text:style-name="Table_20_Contents"><text:a xlink:type="simple" xlink:href="https://www.flightstats.com/go/FlightStatus/flightStatusByFlight.do?id=366370455&amp;airlineCode=IB&amp;flightNumber=5919&amp;utm_source=34b64945a69b9cac:7b907964:13ed466ba45:3e7e&amp;utm_medium=cpc&amp;utm_campaign=weblet" office:target-frame-name="_blank" xlink:show="new"><text:span text:style-name="T6">IB 5919</text:span></text:a><text:span text:style-name="T6"> </text:span><text:span text:style-name="T4">^</text:span></text:p>
          </table:table-cell>
          <table:table-cell table:style-name="Tabla6.B56" office:value-type="string">
            <text:p text:style-name="P8">Iberia</text:p>
          </table:table-cell>
          <table:table-cell table:style-name="Tabla6.C56" office:value-type="string">
            <text:p text:style-name="P8">8:58 AM</text:p>
          </table:table-cell>
          <table:table-cell table:style-name="Tabla6.D56" office:value-type="string">
            <text:p text:style-name="Table_20_Contents"><text:span text:style-name="T6">Aterrizo <text:line-break/></text:span><text:span text:style-name="T6"><draw:frame draw:style-name="fr1" draw:name="gráficos67" text:anchor-type="as-char" svg:width="0.185cm" svg:height="0.185cm" draw:z-index="5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0455&amp;airlineCode=IB&amp;flightNumber=591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6.A57" office:value-type="string">
            <text:p text:style-name="Table_20_Contents"><text:a xlink:type="simple" xlink:href="https://www.flightstats.com/go/FlightStatus/flightStatusByFlight.do?id=366374705&amp;airlineCode=W6&amp;flightNumber=8063&amp;utm_source=34b64945a69b9cac:7b907964:13ed466ba45:3e7e&amp;utm_medium=cpc&amp;utm_campaign=weblet" office:target-frame-name="_blank" xlink:show="new"><text:span text:style-name="T6">W6 8063</text:span></text:a></text:p>
          </table:table-cell>
          <table:table-cell table:style-name="Tabla6.B57" office:value-type="string">
            <text:p text:style-name="P8">Wizz Air</text:p>
          </table:table-cell>
          <table:table-cell table:style-name="Tabla6.C57" office:value-type="string">
            <text:p text:style-name="P8">8:23 AM</text:p>
          </table:table-cell>
          <table:table-cell table:style-name="Tabla6.D57" office:value-type="string">
            <text:p text:style-name="Table_20_Contents"><text:span text:style-name="T6">Aterrizo <text:line-break/></text:span><text:span text:style-name="T6"><draw:frame draw:style-name="fr1" draw:name="gráficos68" text:anchor-type="as-char" svg:width="0.185cm" svg:height="0.185cm" draw:z-index="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705&amp;airlineCode=W6&amp;flightNumber=80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8" office:value-type="string">
            <text:p text:style-name="Table_20_Contents"><text:a xlink:type="simple" xlink:href="https://www.flightstats.com/go/FlightStatus/flightStatusByFlight.do?id=366346873&amp;airlineCode=LH&amp;flightNumber=1808&amp;utm_source=34b64945a69b9cac:7b907964:13ed466ba45:3e7e&amp;utm_medium=cpc&amp;utm_campaign=weblet" office:target-frame-name="_blank" xlink:show="new"><text:span text:style-name="T6">LH 1808</text:span></text:a></text:p>
          </table:table-cell>
          <table:table-cell table:style-name="Tabla6.B58" office:value-type="string">
            <text:p text:style-name="P8">Lufthansa</text:p>
          </table:table-cell>
          <table:table-cell table:style-name="Tabla6.C58" office:value-type="string">
            <text:p text:style-name="P8">8:27 AM</text:p>
          </table:table-cell>
          <table:table-cell table:style-name="Tabla6.D58" office:value-type="string">
            <text:p text:style-name="Table_20_Contents"><text:span text:style-name="T6">Aterrizo <text:line-break/></text:span><text:span text:style-name="T6"><draw:frame draw:style-name="fr1" draw:name="gráficos69" text:anchor-type="as-char" svg:width="0.185cm" svg:height="0.185cm" draw:z-index="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3&amp;airlineCode=LH&amp;flightNumber=18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59" office:value-type="string">
            <text:p text:style-name="Table_20_Contents"><text:a xlink:type="simple" xlink:href="https://www.flightstats.com/go/FlightStatus/flightStatusByFlight.do?id=366346873&amp;airlineCode=CA&amp;flightNumber=6301&amp;utm_source=34b64945a69b9cac:7b907964:13ed466ba45:3e7e&amp;utm_medium=cpc&amp;utm_campaign=weblet" office:target-frame-name="_blank" xlink:show="new"><text:span text:style-name="T6">CA 6301</text:span></text:a><text:span text:style-name="T6"> </text:span><text:span text:style-name="T4">^</text:span></text:p>
          </table:table-cell>
          <table:table-cell table:style-name="Tabla6.B59" office:value-type="string">
            <text:p text:style-name="P8">Air China</text:p>
          </table:table-cell>
          <table:table-cell table:style-name="Tabla6.C59" office:value-type="string">
            <text:p text:style-name="P8">8:27 AM</text:p>
          </table:table-cell>
          <table:table-cell table:style-name="Tabla6.D59" office:value-type="string">
            <text:p text:style-name="Table_20_Contents"><text:span text:style-name="T6">Aterrizo <text:line-break/></text:span><text:span text:style-name="T6"><draw:frame draw:style-name="fr1" draw:name="gráficos70" text:anchor-type="as-char" svg:width="0.185cm" svg:height="0.185cm" draw:z-index="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3&amp;airlineCode=CA&amp;flightNumber=63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0" office:value-type="string">
            <text:p text:style-name="Table_20_Contents"><text:a xlink:type="simple" xlink:href="https://www.flightstats.com/go/FlightStatus/flightStatusByFlight.do?id=366364071&amp;airlineCode=SQ&amp;flightNumber=68&amp;utm_source=34b64945a69b9cac:7b907964:13ed466ba45:3e7e&amp;utm_medium=cpc&amp;utm_campaign=weblet" office:target-frame-name="_blank" xlink:show="new"><text:span text:style-name="T6">SQ 68</text:span></text:a></text:p>
          </table:table-cell>
          <table:table-cell table:style-name="Tabla6.B60" office:value-type="string">
            <text:p text:style-name="P8">Singapore Airlines</text:p>
          </table:table-cell>
          <table:table-cell table:style-name="Tabla6.C60" office:value-type="string">
            <text:p text:style-name="P8">8:47 AM</text:p>
          </table:table-cell>
          <table:table-cell table:style-name="Tabla6.D60" office:value-type="string">
            <text:p text:style-name="Table_20_Contents"><text:span text:style-name="T6">Aterrizo <text:line-break/></text:span><text:span text:style-name="T6"><draw:frame draw:style-name="fr1" draw:name="gráficos71" text:anchor-type="as-char" svg:width="0.185cm" svg:height="0.185cm" draw:z-index="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4071&amp;airlineCode=SQ&amp;flightNumber=6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1" office:value-type="string">
            <text:p text:style-name="Table_20_Contents"><text:a xlink:type="simple" xlink:href="https://www.flightstats.com/go/FlightStatus/flightStatusByFlight.do?id=366364071&amp;airlineCode=VA&amp;flightNumber=5675&amp;utm_source=34b64945a69b9cac:7b907964:13ed466ba45:3e7e&amp;utm_medium=cpc&amp;utm_campaign=weblet" office:target-frame-name="_blank" xlink:show="new"><text:span text:style-name="T6">VA 5675</text:span></text:a><text:span text:style-name="T6"> </text:span><text:span text:style-name="T4">^</text:span></text:p>
          </table:table-cell>
          <table:table-cell table:style-name="Tabla6.B61" office:value-type="string">
            <text:p text:style-name="P8">Virgin Australia International</text:p>
          </table:table-cell>
          <table:table-cell table:style-name="Tabla6.C61" office:value-type="string">
            <text:p text:style-name="P8">8:47 AM</text:p>
          </table:table-cell>
          <table:table-cell table:style-name="Tabla6.D61" office:value-type="string">
            <text:p text:style-name="Table_20_Contents"><text:span text:style-name="T6">Aterrizo <text:line-break/></text:span><text:span text:style-name="T6"><draw:frame draw:style-name="fr1" draw:name="gráficos72" text:anchor-type="as-char" svg:width="0.185cm" svg:height="0.185cm" draw:z-index="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4071&amp;airlineCode=VA&amp;flightNumber=56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2" office:value-type="string">
            <text:p text:style-name="Table_20_Contents"><text:a xlink:type="simple" xlink:href="https://www.flightstats.com/go/FlightStatus/flightStatusByFlight.do?id=366340742&amp;airlineCode=VY&amp;flightNumber=1008&amp;utm_source=34b64945a69b9cac:7b907964:13ed466ba45:3e7e&amp;utm_medium=cpc&amp;utm_campaign=weblet" office:target-frame-name="_blank" xlink:show="new"><text:span text:style-name="T6">VY 1008</text:span></text:a></text:p>
          </table:table-cell>
          <table:table-cell table:style-name="Tabla6.B62" office:value-type="string">
            <text:p text:style-name="P8">Vueling</text:p>
          </table:table-cell>
          <table:table-cell table:style-name="Tabla6.C62" office:value-type="string">
            <text:p text:style-name="P8">8:37 AM</text:p>
          </table:table-cell>
          <table:table-cell table:style-name="Tabla6.D62" office:value-type="string">
            <text:p text:style-name="Table_20_Contents"><text:span text:style-name="T6">Aterrizo <text:line-break/></text:span><text:span text:style-name="T6"><draw:frame draw:style-name="fr1" draw:name="gráficos73" text:anchor-type="as-char" svg:width="0.185cm" svg:height="0.185cm" draw:z-index="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2&amp;airlineCode=VY&amp;flightNumber=10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3" office:value-type="string">
            <text:p text:style-name="Table_20_Contents"><text:a xlink:type="simple" xlink:href="https://www.flightstats.com/go/FlightStatus/flightStatusByFlight.do?id=365903595&amp;airlineCode=US&amp;flightNumber=742&amp;utm_source=34b64945a69b9cac:7b907964:13ed466ba45:3e7e&amp;utm_medium=cpc&amp;utm_campaign=weblet" office:target-frame-name="_blank" xlink:show="new"><text:span text:style-name="T6">US 742</text:span></text:a></text:p>
          </table:table-cell>
          <table:table-cell table:style-name="Tabla6.B63" office:value-type="string">
            <text:p text:style-name="P8">US Airways</text:p>
          </table:table-cell>
          <table:table-cell table:style-name="Tabla6.C63" office:value-type="string">
            <text:p text:style-name="P8">8:23 AM</text:p>
          </table:table-cell>
          <table:table-cell table:style-name="Tabla6.D63" office:value-type="string">
            <text:p text:style-name="Table_20_Contents"><text:span text:style-name="T6">Aterrizo <text:line-break/></text:span><text:span text:style-name="T6"><draw:frame draw:style-name="fr1" draw:name="gráficos74" text:anchor-type="as-char" svg:width="0.185cm" svg:height="0.185cm" draw:z-index="6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US&amp;flightNumber=7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4" office:value-type="string">
            <text:p text:style-name="Table_20_Contents"><text:a xlink:type="simple" xlink:href="https://www.flightstats.com/go/FlightStatus/flightStatusByFlight.do?id=365903595&amp;airlineCode=QR&amp;flightNumber=3758&amp;utm_source=34b64945a69b9cac:7b907964:13ed466ba45:3e7e&amp;utm_medium=cpc&amp;utm_campaign=weblet" office:target-frame-name="_blank" xlink:show="new"><text:span text:style-name="T6">QR 3758</text:span></text:a><text:span text:style-name="T6"> </text:span><text:span text:style-name="T4">^</text:span></text:p>
          </table:table-cell>
          <table:table-cell table:style-name="Tabla6.B64" office:value-type="string">
            <text:p text:style-name="P8">Qatar Airways</text:p>
          </table:table-cell>
          <table:table-cell table:style-name="Tabla6.C64" office:value-type="string">
            <text:p text:style-name="P8">8:23 AM</text:p>
          </table:table-cell>
          <table:table-cell table:style-name="Tabla6.D64" office:value-type="string">
            <text:p text:style-name="Table_20_Contents"><text:span text:style-name="T6">Aterrizo <text:line-break/></text:span><text:span text:style-name="T6"><draw:frame draw:style-name="fr1" draw:name="gráficos75" text:anchor-type="as-char" svg:width="0.185cm" svg:height="0.185cm" draw:z-index="6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QR&amp;flightNumber=375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5" office:value-type="string">
            <text:p text:style-name="Table_20_Contents"><text:a xlink:type="simple" xlink:href="https://www.flightstats.com/go/FlightStatus/flightStatusByFlight.do?id=365903595&amp;airlineCode=AA&amp;flightNumber=742&amp;utm_source=34b64945a69b9cac:7b907964:13ed466ba45:3e7e&amp;utm_medium=cpc&amp;utm_campaign=weblet" office:target-frame-name="_blank" xlink:show="new"><text:span text:style-name="T6">AA 742</text:span></text:a><text:span text:style-name="T6"> </text:span><text:span text:style-name="T4">^</text:span></text:p>
          </table:table-cell>
          <table:table-cell table:style-name="Tabla6.B65" office:value-type="string">
            <text:p text:style-name="P8">American Airlines</text:p>
          </table:table-cell>
          <table:table-cell table:style-name="Tabla6.C65" office:value-type="string">
            <text:p text:style-name="P8">8:23 AM</text:p>
          </table:table-cell>
          <table:table-cell table:style-name="Tabla6.D65" office:value-type="string">
            <text:p text:style-name="Table_20_Contents"><text:span text:style-name="T6">Aterrizo <text:line-break/></text:span><text:span text:style-name="T6"><draw:frame draw:style-name="fr1" draw:name="gráficos76" text:anchor-type="as-char" svg:width="0.185cm" svg:height="0.185cm" draw:z-index="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AA&amp;flightNumber=7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6" office:value-type="string">
            <text:p text:style-name="Table_20_Contents"><text:a xlink:type="simple" xlink:href="https://www.flightstats.com/go/FlightStatus/flightStatusByFlight.do?id=366315038&amp;airlineCode=4U&amp;flightNumber=9524&amp;utm_source=34b64945a69b9cac:7b907964:13ed466ba45:3e7e&amp;utm_medium=cpc&amp;utm_campaign=weblet" office:target-frame-name="_blank" xlink:show="new"><text:span text:style-name="T6">4U 9524</text:span></text:a></text:p>
          </table:table-cell>
          <table:table-cell table:style-name="Tabla6.B66" office:value-type="string">
            <text:p text:style-name="P8">Germanwings</text:p>
          </table:table-cell>
          <table:table-cell table:style-name="Tabla6.C66" office:value-type="string">
            <text:p text:style-name="P8">9:05 AM</text:p>
          </table:table-cell>
          <table:table-cell table:style-name="Tabla6.D66" office:value-type="string">
            <text:p text:style-name="Table_20_Contents"><text:span text:style-name="T6">Aterrizo <text:line-break/></text:span><text:span text:style-name="T6"><draw:frame draw:style-name="fr1" draw:name="gráficos77" text:anchor-type="as-char" svg:width="0.185cm" svg:height="0.185cm" draw:z-index="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8&amp;airlineCode=4U&amp;flightNumber=95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7" office:value-type="string">
            <text:p text:style-name="Table_20_Contents"><text:a xlink:type="simple" xlink:href="https://www.flightstats.com/go/FlightStatus/flightStatusByFlight.do?id=366315038&amp;airlineCode=LH&amp;flightNumber=5070&amp;utm_source=34b64945a69b9cac:7b907964:13ed466ba45:3e7e&amp;utm_medium=cpc&amp;utm_campaign=weblet" office:target-frame-name="_blank" xlink:show="new"><text:span text:style-name="T6">LH 5070</text:span></text:a><text:span text:style-name="T6"> </text:span><text:span text:style-name="T4">^</text:span></text:p>
          </table:table-cell>
          <table:table-cell table:style-name="Tabla6.B67" office:value-type="string">
            <text:p text:style-name="P8">Lufthansa</text:p>
          </table:table-cell>
          <table:table-cell table:style-name="Tabla6.C67" office:value-type="string">
            <text:p text:style-name="P8">9:05 AM</text:p>
          </table:table-cell>
          <table:table-cell table:style-name="Tabla6.D67" office:value-type="string">
            <text:p text:style-name="Table_20_Contents"><text:span text:style-name="T6">Aterrizo <text:line-break/></text:span><text:soft-page-break/><text:span text:style-name="T6"><draw:frame draw:style-name="fr1" draw:name="gráficos78" text:anchor-type="as-char" svg:width="0.185cm" svg:height="0.185cm" draw:z-index="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8&amp;airlineCode=LH&amp;flightNumber=507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8" office:value-type="string">
            <text:p text:style-name="Table_20_Contents"><text:a xlink:type="simple" xlink:href="https://www.flightstats.com/go/FlightStatus/flightStatusByFlight.do?id=366353250&amp;airlineCode=VY&amp;flightNumber=1572&amp;utm_source=34b64945a69b9cac:7b907964:13ed466ba45:3e7e&amp;utm_medium=cpc&amp;utm_campaign=weblet" office:target-frame-name="_blank" xlink:show="new"><text:span text:style-name="T6">VY 1572</text:span></text:a></text:p>
          </table:table-cell>
          <table:table-cell table:style-name="Tabla6.B68" office:value-type="string">
            <text:p text:style-name="P8">Vueling</text:p>
          </table:table-cell>
          <table:table-cell table:style-name="Tabla6.C68" office:value-type="string">
            <text:p text:style-name="P8">8:51 AM</text:p>
          </table:table-cell>
          <table:table-cell table:style-name="Tabla6.D68" office:value-type="string">
            <text:p text:style-name="Table_20_Contents"><text:span text:style-name="T6">Aterrizo <text:line-break/></text:span><text:span text:style-name="T6"><draw:frame draw:style-name="fr1" draw:name="gráficos79" text:anchor-type="as-char" svg:width="0.185cm" svg:height="0.185cm" draw:z-index="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0&amp;airlineCode=VY&amp;flightNumber=157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6.A69" office:value-type="string">
            <text:p text:style-name="Table_20_Contents"><text:a xlink:type="simple" xlink:href="https://www.flightstats.com/go/FlightStatus/flightStatusByFlight.do?id=366353250&amp;airlineCode=IB&amp;flightNumber=5883&amp;utm_source=34b64945a69b9cac:7b907964:13ed466ba45:3e7e&amp;utm_medium=cpc&amp;utm_campaign=weblet" office:target-frame-name="_blank" xlink:show="new"><text:span text:style-name="T6">IB 5883</text:span></text:a><text:span text:style-name="T6"> </text:span><text:span text:style-name="T4">^</text:span></text:p>
          </table:table-cell>
          <table:table-cell table:style-name="Tabla6.B69" office:value-type="string">
            <text:p text:style-name="P8">Iberia</text:p>
          </table:table-cell>
          <table:table-cell table:style-name="Tabla6.C69" office:value-type="string">
            <text:p text:style-name="P8">8:51 AM</text:p>
          </table:table-cell>
          <table:table-cell table:style-name="Tabla6.D69" office:value-type="string">
            <text:p text:style-name="Table_20_Contents"><text:span text:style-name="T6">Aterrizo <text:line-break/></text:span><text:span text:style-name="T6"><draw:frame draw:style-name="fr1" draw:name="gráficos80" text:anchor-type="as-char" svg:width="0.185cm" svg:height="0.185cm" draw:z-index="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0&amp;airlineCode=IB&amp;flightNumber=58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</table:table>
      <text:p text:style-name="P2"/>
      <table:table table:name="Tabla7" table:style-name="Tabla7">
        <table:table-column table:style-name="Tabla7.A"/>
        <table:table-row>
          <table:table-cell table:style-name="Tabla7.A1" office:value-type="string">
            <text:p text:style-name="P1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7">Vuelo</text:p>
          </table:table-cell>
          <table:table-cell table:style-name="Tabla8.A1" office:value-type="string">
            <text:p text:style-name="P7">Transporte</text:p>
          </table:table-cell>
          <table:table-cell table:style-name="Tabla8.A1" office:value-type="string">
            <text:p text:style-name="P7">llegada</text:p>
          </table:table-cell>
          <table:table-cell table:style-name="Tabla8.A1" office:value-type="string">
            <text:p text:style-name="P7">Estado</text:p>
          </table:table-cell>
        </table:table-row>
        <table:table-row>
          <table:table-cell table:style-name="Tabla8.A2" office:value-type="string">
            <text:p text:style-name="Table_20_Contents"><text:a xlink:type="simple" xlink:href="https://www.flightstats.com/go/FlightStatus/flightStatusByFlight.do?id=365879060&amp;airlineCode=AA&amp;flightNumber=66&amp;utm_source=34b64945a69b9cac:7b907964:13ed466ba45:3e7e&amp;utm_medium=cpc&amp;utm_campaign=weblet" office:target-frame-name="_blank" xlink:show="new"><text:span text:style-name="T6">AA 66</text:span></text:a></text:p>
          </table:table-cell>
          <table:table-cell table:style-name="Tabla8.B2" office:value-type="string">
            <text:p text:style-name="P8">American Airlines</text:p>
          </table:table-cell>
          <table:table-cell table:style-name="Tabla8.C2" office:value-type="string">
            <text:p text:style-name="P8">8:48 AM</text:p>
          </table:table-cell>
          <table:table-cell table:style-name="Tabla8.D2" office:value-type="string">
            <text:p text:style-name="Table_20_Contents"><text:span text:style-name="T6">Aterrizo <text:line-break/></text:span><text:span text:style-name="T6"><draw:frame draw:style-name="fr1" draw:name="gráficos81" text:anchor-type="as-char" svg:width="0.185cm" svg:height="0.185cm" draw:z-index="72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AA&amp;flightNumber=6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3" office:value-type="string">
            <text:p text:style-name="Table_20_Contents"><text:a xlink:type="simple" xlink:href="https://www.flightstats.com/go/FlightStatus/flightStatusByFlight.do?id=365879060&amp;airlineCode=BA&amp;flightNumber=1556&amp;utm_source=34b64945a69b9cac:7b907964:13ed466ba45:3e7e&amp;utm_medium=cpc&amp;utm_campaign=weblet" office:target-frame-name="_blank" xlink:show="new"><text:span text:style-name="T6">BA 1556</text:span></text:a><text:span text:style-name="T6"> </text:span><text:span text:style-name="T4">^</text:span></text:p>
          </table:table-cell>
          <table:table-cell table:style-name="Tabla8.B3" office:value-type="string">
            <text:p text:style-name="P8">British Airways</text:p>
          </table:table-cell>
          <table:table-cell table:style-name="Tabla8.C3" office:value-type="string">
            <text:p text:style-name="P8">8:48 AM</text:p>
          </table:table-cell>
          <table:table-cell table:style-name="Tabla8.D3" office:value-type="string">
            <text:p text:style-name="Table_20_Contents"><text:span text:style-name="T6">Aterrizo <text:line-break/></text:span><text:span text:style-name="T6"><draw:frame draw:style-name="fr1" draw:name="gráficos82" text:anchor-type="as-char" svg:width="0.185cm" svg:height="0.185cm" draw:z-index="73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BA&amp;flightNumber=155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4" office:value-type="string">
            <text:p text:style-name="Table_20_Contents"><text:a xlink:type="simple" xlink:href="https://www.flightstats.com/go/FlightStatus/flightStatusByFlight.do?id=365879060&amp;airlineCode=IB&amp;flightNumber=4185&amp;utm_source=34b64945a69b9cac:7b907964:13ed466ba45:3e7e&amp;utm_medium=cpc&amp;utm_campaign=weblet" office:target-frame-name="_blank" xlink:show="new"><text:span text:style-name="T6">IB 4185</text:span></text:a><text:span text:style-name="T6"> </text:span><text:span text:style-name="T4">^</text:span></text:p>
          </table:table-cell>
          <table:table-cell table:style-name="Tabla8.B4" office:value-type="string">
            <text:p text:style-name="P8">Iberia</text:p>
          </table:table-cell>
          <table:table-cell table:style-name="Tabla8.C4" office:value-type="string">
            <text:p text:style-name="P8">8:48 AM</text:p>
          </table:table-cell>
          <table:table-cell table:style-name="Tabla8.D4" office:value-type="string">
            <text:p text:style-name="Table_20_Contents"><text:span text:style-name="T6">Aterrizo <text:line-break/></text:span><text:span text:style-name="T6"><draw:frame draw:style-name="fr1" draw:name="gráficos83" text:anchor-type="as-char" svg:width="0.185cm" svg:height="0.185cm" draw:z-index="74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IB&amp;flightNumber=418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5" office:value-type="string">
            <text:p text:style-name="Table_20_Contents"><text:a xlink:type="simple" xlink:href="https://www.flightstats.com/go/FlightStatus/flightStatusByFlight.do?id=365879060&amp;airlineCode=QR&amp;flightNumber=5109&amp;utm_source=34b64945a69b9cac:7b907964:13ed466ba45:3e7e&amp;utm_medium=cpc&amp;utm_campaign=weblet" office:target-frame-name="_blank" xlink:show="new"><text:span text:style-name="T6">QR 5109</text:span></text:a><text:span text:style-name="T6"> </text:span><text:span text:style-name="T4">^</text:span></text:p>
          </table:table-cell>
          <table:table-cell table:style-name="Tabla8.B5" office:value-type="string">
            <text:p text:style-name="P8">Qatar Airways</text:p>
          </table:table-cell>
          <table:table-cell table:style-name="Tabla8.C5" office:value-type="string">
            <text:p text:style-name="P8">8:48 AM</text:p>
          </table:table-cell>
          <table:table-cell table:style-name="Tabla8.D5" office:value-type="string">
            <text:p text:style-name="Table_20_Contents"><text:span text:style-name="T6">Aterrizo <text:line-break/></text:span><text:span text:style-name="T6"><draw:frame draw:style-name="fr1" draw:name="gráficos84" text:anchor-type="as-char" svg:width="0.185cm" svg:height="0.185cm" draw:z-index="75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QR&amp;flightNumber=510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6" office:value-type="string">
            <text:p text:style-name="Table_20_Contents"><text:a xlink:type="simple" xlink:href="https://www.flightstats.com/go/FlightStatus/flightStatusByFlight.do?id=365879060&amp;airlineCode=US&amp;flightNumber=66&amp;utm_source=34b64945a69b9cac:7b907964:13ed466ba45:3e7e&amp;utm_medium=cpc&amp;utm_campaign=weblet" office:target-frame-name="_blank" xlink:show="new"><text:span text:style-name="T6">US 66</text:span></text:a><text:span text:style-name="T6"> </text:span><text:span text:style-name="T4">^</text:span></text:p>
          </table:table-cell>
          <table:table-cell table:style-name="Tabla8.B6" office:value-type="string">
            <text:p text:style-name="P8">US Airways</text:p>
          </table:table-cell>
          <table:table-cell table:style-name="Tabla8.C6" office:value-type="string">
            <text:p text:style-name="P8">8:48 AM</text:p>
          </table:table-cell>
          <table:table-cell table:style-name="Tabla8.D6" office:value-type="string">
            <text:p text:style-name="Table_20_Contents"><text:span text:style-name="T6">Aterrizo <text:line-break/></text:span><text:span text:style-name="T6"><draw:frame draw:style-name="fr1" draw:name="gráficos85" text:anchor-type="as-char" svg:width="0.185cm" svg:height="0.185cm" draw:z-index="76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US&amp;flightNumber=6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7" office:value-type="string">
            <text:p text:style-name="Table_20_Contents"><text:a xlink:type="simple" xlink:href="https://www.flightstats.com/go/FlightStatus/flightStatusByFlight.do?id=365879060&amp;airlineCode=AY&amp;flightNumber=4004&amp;utm_source=34b64945a69b9cac:7b907964:13ed466ba45:3e7e&amp;utm_medium=cpc&amp;utm_campaign=weblet" office:target-frame-name="_blank" xlink:show="new"><text:span text:style-name="T6">AY 4004</text:span></text:a><text:span text:style-name="T6"> </text:span><text:span text:style-name="T4">^</text:span></text:p>
          </table:table-cell>
          <table:table-cell table:style-name="Tabla8.B7" office:value-type="string">
            <text:p text:style-name="P8">Finnair</text:p>
          </table:table-cell>
          <table:table-cell table:style-name="Tabla8.C7" office:value-type="string">
            <text:p text:style-name="P8">8:48 AM</text:p>
          </table:table-cell>
          <table:table-cell table:style-name="Tabla8.D7" office:value-type="string">
            <text:p text:style-name="Table_20_Contents"><text:span text:style-name="T6">Aterrizo <text:line-break/></text:span><text:span text:style-name="T6"><draw:frame draw:style-name="fr1" draw:name="gráficos86" text:anchor-type="as-char" svg:width="0.185cm" svg:height="0.185cm" draw:z-index="77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79060&amp;airlineCode=AY&amp;flightNumber=400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8" office:value-type="string">
            <text:p text:style-name="Table_20_Contents"><text:a xlink:type="simple" xlink:href="https://www.flightstats.com/go/FlightStatus/flightStatusByFlight.do?id=367633930&amp;airlineCode=FR&amp;flightNumber=6363&amp;utm_source=34b64945a69b9cac:7b907964:13ed466ba45:3e7e&amp;utm_medium=cpc&amp;utm_campaign=weblet" office:target-frame-name="_blank" xlink:show="new"><text:span text:style-name="T6">FR 6363</text:span></text:a></text:p>
          </table:table-cell>
          <table:table-cell table:style-name="Tabla8.B8" office:value-type="string">
            <text:p text:style-name="P8">Ryanair</text:p>
          </table:table-cell>
          <table:table-cell table:style-name="Tabla8.C8" office:value-type="string">
            <text:p text:style-name="P8">7:25 AM</text:p>
          </table:table-cell>
          <table:table-cell table:style-name="Tabla8.D8" office:value-type="string">
            <text:p text:style-name="Table_20_Contents"><text:span text:style-name="T6">Aterrizo <text:line-break/></text:span><text:span text:style-name="T6"><draw:frame draw:style-name="fr1" draw:name="gráficos87" text:anchor-type="as-char" svg:width="0.185cm" svg:height="0.185cm" draw:z-index="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3930&amp;airlineCode=FR&amp;flightNumber=63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9" office:value-type="string">
            <text:p text:style-name="Table_20_Contents"><text:a xlink:type="simple" xlink:href="https://www.flightstats.com/go/FlightStatus/flightStatusByFlight.do?id=366313576&amp;airlineCode=QR&amp;flightNumber=137&amp;utm_source=34b64945a69b9cac:7b907964:13ed466ba45:3e7e&amp;utm_medium=cpc&amp;utm_campaign=weblet" office:target-frame-name="_blank" xlink:show="new"><text:span text:style-name="T6">QR 137</text:span></text:a></text:p>
          </table:table-cell>
          <table:table-cell table:style-name="Tabla8.B9" office:value-type="string">
            <text:p text:style-name="P8">Qatar Airways</text:p>
          </table:table-cell>
          <table:table-cell table:style-name="Tabla8.C9" office:value-type="string">
            <text:p text:style-name="P8">8:10 AM <draw:frame draw:style-name="fr1" draw:name="gráficos88" text:anchor-type="as-char" svg:width="0.291cm" svg:height="0.291cm" draw:z-index="79"><draw:image xlink:href="https://dem5xqcn61lj8.cloudfront.net/estimated_icon.gif" xlink:type="simple" xlink:show="embed" xlink:actuate="onLoad"/></draw:frame></text:p>
          </table:table-cell>
          <table:table-cell table:style-name="Tabla8.D9" office:value-type="string">
            <text:p text:style-name="Table_20_Contents"><text:span text:style-name="T6">En Ruta <text:line-break/></text:span><text:span text:style-name="T6"><draw:frame draw:style-name="fr1" draw:name="gráficos89" text:anchor-type="as-char" svg:width="0.185cm" svg:height="0.185cm" draw:z-index="8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QR&amp;flightNumber=13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10" office:value-type="string">
            <text:p text:style-name="Table_20_Contents"><text:a xlink:type="simple" xlink:href="https://www.flightstats.com/go/FlightStatus/flightStatusByFlight.do?id=366313576&amp;airlineCode=AA&amp;flightNumber=7995&amp;utm_source=34b64945a69b9cac:7b907964:13ed466ba45:3e7e&amp;utm_medium=cpc&amp;utm_campaign=weblet" office:target-frame-name="_blank" xlink:show="new"><text:span text:style-name="T6">AA 7995</text:span></text:a><text:span text:style-name="T6"> </text:span><text:span text:style-name="T4">^</text:span></text:p>
          </table:table-cell>
          <table:table-cell table:style-name="Tabla8.B10" office:value-type="string">
            <text:p text:style-name="P8">American Airlines</text:p>
          </table:table-cell>
          <table:table-cell table:style-name="Tabla8.C10" office:value-type="string">
            <text:p text:style-name="P8">8:10 AM <draw:frame draw:style-name="fr1" draw:name="gráficos92" text:anchor-type="as-char" svg:width="0.291cm" svg:height="0.291cm" draw:z-index="81"><draw:image xlink:href="https://dem5xqcn61lj8.cloudfront.net/estimated_icon.gif" xlink:type="simple" xlink:show="embed" xlink:actuate="onLoad"/></draw:frame></text:p>
          </table:table-cell>
          <table:table-cell table:style-name="Tabla8.D10" office:value-type="string">
            <text:p text:style-name="Table_20_Contents"><text:span text:style-name="T6">En Ruta <text:line-break/></text:span><text:span text:style-name="T6"><draw:frame draw:style-name="fr1" draw:name="gráficos93" text:anchor-type="as-char" svg:width="0.185cm" svg:height="0.185cm" draw:z-index="82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AA&amp;flightNumber=799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11" office:value-type="string">
            <text:p text:style-name="Table_20_Contents"><text:a xlink:type="simple" xlink:href="https://www.flightstats.com/go/FlightStatus/flightStatusByFlight.do?id=366313576&amp;airlineCode=CX&amp;flightNumber=9209&amp;utm_source=34b64945a69b9cac:7b907964:13ed466ba45:3e7e&amp;utm_medium=cpc&amp;utm_campaign=weblet" office:target-frame-name="_blank" xlink:show="new"><text:span text:style-name="T6">CX 9209</text:span></text:a><text:span text:style-name="T6"> </text:span><text:span text:style-name="T4">^</text:span></text:p>
          </table:table-cell>
          <table:table-cell table:style-name="Tabla8.B11" office:value-type="string">
            <text:p text:style-name="P8">Cathay Pacific</text:p>
          </table:table-cell>
          <table:table-cell table:style-name="Tabla8.C11" office:value-type="string">
            <text:p text:style-name="P8">8:10 AM <draw:frame draw:style-name="fr1" draw:name="gráficos96" text:anchor-type="as-char" svg:width="0.291cm" svg:height="0.291cm" draw:z-index="83"><draw:image xlink:href="https://dem5xqcn61lj8.cloudfront.net/estimated_icon.gif" xlink:type="simple" xlink:show="embed" xlink:actuate="onLoad"/></draw:frame></text:p>
          </table:table-cell>
          <table:table-cell table:style-name="Tabla8.D11" office:value-type="string">
            <text:p text:style-name="Table_20_Contents"><text:span text:style-name="T6">En Ruta <text:line-break/></text:span><text:span text:style-name="T6"><draw:frame draw:style-name="fr1" draw:name="gráficos97" text:anchor-type="as-char" svg:width="0.185cm" svg:height="0.185cm" draw:z-index="84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CX&amp;flightNumber=920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12" office:value-type="string">
            <text:p text:style-name="Table_20_Contents"><text:a xlink:type="simple" xlink:href="https://www.flightstats.com/go/FlightStatus/flightStatusByFlight.do?id=366313576&amp;airlineCode=US&amp;flightNumber=5289&amp;utm_source=34b64945a69b9cac:7b907964:13ed466ba45:3e7e&amp;utm_medium=cpc&amp;utm_campaign=weblet" office:target-frame-name="_blank" xlink:show="new"><text:span text:style-name="T6">US 5289</text:span></text:a><text:span text:style-name="T6"> </text:span><text:span text:style-name="T4">^</text:span></text:p>
          </table:table-cell>
          <table:table-cell table:style-name="Tabla8.B12" office:value-type="string">
            <text:p text:style-name="P8">US Airways</text:p>
          </table:table-cell>
          <table:table-cell table:style-name="Tabla8.C12" office:value-type="string">
            <text:p text:style-name="P8">8:10 AM <draw:frame draw:style-name="fr1" draw:name="gráficos100" text:anchor-type="as-char" svg:width="0.291cm" svg:height="0.291cm" draw:z-index="85"><draw:image xlink:href="https://dem5xqcn61lj8.cloudfront.net/estimated_icon.gif" xlink:type="simple" xlink:show="embed" xlink:actuate="onLoad"/></draw:frame></text:p>
          </table:table-cell>
          <table:table-cell table:style-name="Tabla8.D12" office:value-type="string">
            <text:p text:style-name="Table_20_Contents"><text:span text:style-name="T6">En Ruta <text:line-break/></text:span><text:span text:style-name="T6"><draw:frame draw:style-name="fr1" draw:name="gráficos101" text:anchor-type="as-char" svg:width="0.185cm" svg:height="0.185cm" draw:z-index="86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13576&amp;airlineCode=US&amp;flightNumber=528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13" office:value-type="string">
            <text:p text:style-name="Table_20_Contents"><text:a xlink:type="simple" xlink:href="https://www.flightstats.com/go/FlightStatus/flightStatusByFlight.do?id=366356623&amp;airlineCode=VY&amp;flightNumber=3915&amp;utm_source=34b64945a69b9cac:7b907964:13ed466ba45:3e7e&amp;utm_medium=cpc&amp;utm_campaign=weblet" office:target-frame-name="_blank" xlink:show="new"><text:span text:style-name="T6">VY 3915</text:span></text:a></text:p>
          </table:table-cell>
          <table:table-cell table:style-name="Tabla8.B13" office:value-type="string">
            <text:p text:style-name="P8">Vueling</text:p>
          </table:table-cell>
          <table:table-cell table:style-name="Tabla8.C13" office:value-type="string">
            <text:p text:style-name="P8">7:57 AM</text:p>
          </table:table-cell>
          <table:table-cell table:style-name="Tabla8.D13" office:value-type="string">
            <text:p text:style-name="Table_20_Contents"><text:span text:style-name="T6">Aterrizo <text:line-break/></text:span><text:span text:style-name="T6"><draw:frame draw:style-name="fr1" draw:name="gráficos104" text:anchor-type="as-char" svg:width="0.185cm" svg:height="0.185cm" draw:z-index="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3&amp;airlineCode=VY&amp;flightNumber=39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4" office:value-type="string">
            <text:p text:style-name="Table_20_Contents"><text:a xlink:type="simple" xlink:href="https://www.flightstats.com/go/FlightStatus/flightStatusByFlight.do?id=366356623&amp;airlineCode=IB&amp;flightNumber=5407&amp;utm_source=34b64945a69b9cac:7b907964:13ed466ba45:3e7e&amp;utm_medium=cpc&amp;utm_campaign=weblet" office:target-frame-name="_blank" xlink:show="new"><text:span text:style-name="T6">IB 5407</text:span></text:a><text:span text:style-name="T6"> </text:span><text:span text:style-name="T4">^</text:span></text:p>
          </table:table-cell>
          <table:table-cell table:style-name="Tabla8.B14" office:value-type="string">
            <text:p text:style-name="P8">Iberia</text:p>
          </table:table-cell>
          <table:table-cell table:style-name="Tabla8.C14" office:value-type="string">
            <text:p text:style-name="P8">7:57 AM</text:p>
          </table:table-cell>
          <table:table-cell table:style-name="Tabla8.D14" office:value-type="string">
            <text:p text:style-name="Table_20_Contents"><text:span text:style-name="T6">Aterrizo <text:line-break/></text:span><text:span text:style-name="T6"><draw:frame draw:style-name="fr1" draw:name="gráficos105" text:anchor-type="as-char" svg:width="0.185cm" svg:height="0.185cm" draw:z-index="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3&amp;airlineCode=IB&amp;flightNumber=54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5" office:value-type="string">
            <text:p text:style-name="Table_20_Contents"><text:a xlink:type="simple" xlink:href="https://www.flightstats.com/go/FlightStatus/flightStatusByFlight.do?id=366321934&amp;airlineCode=U2&amp;flightNumber=1401&amp;utm_source=34b64945a69b9cac:7b907964:13ed466ba45:3e7e&amp;utm_medium=cpc&amp;utm_campaign=weblet" office:target-frame-name="_blank" xlink:show="new"><text:span text:style-name="T6">U2 1401</text:span></text:a></text:p>
          </table:table-cell>
          <table:table-cell table:style-name="Tabla8.B15" office:value-type="string">
            <text:p text:style-name="P8">easyJet</text:p>
          </table:table-cell>
          <table:table-cell table:style-name="Tabla8.C15" office:value-type="string">
            <text:p text:style-name="P8">7:43 AM</text:p>
          </table:table-cell>
          <table:table-cell table:style-name="Tabla8.D15" office:value-type="string">
            <text:p text:style-name="Table_20_Contents"><text:span text:style-name="T6">Aterrizo <text:line-break/></text:span><text:span text:style-name="T6"><draw:frame draw:style-name="fr1" draw:name="gráficos106" text:anchor-type="as-char" svg:width="0.185cm" svg:height="0.185cm" draw:z-index="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4&amp;airlineCode=U2&amp;flightNumber=14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6" office:value-type="string">
            <text:p text:style-name="Table_20_Contents"><text:a xlink:type="simple" xlink:href="https://www.flightstats.com/go/FlightStatus/flightStatusByFlight.do?id=366356630&amp;airlineCode=UX&amp;flightNumber=6006&amp;utm_source=34b64945a69b9cac:7b907964:13ed466ba45:3e7e&amp;utm_medium=cpc&amp;utm_campaign=weblet" office:target-frame-name="_blank" xlink:show="new"><text:span text:style-name="T6">UX 6006</text:span></text:a></text:p>
          </table:table-cell>
          <table:table-cell table:style-name="Tabla8.B16" office:value-type="string">
            <text:p text:style-name="P8">Air Europa</text:p>
          </table:table-cell>
          <table:table-cell table:style-name="Tabla8.C16" office:value-type="string">
            <text:p text:style-name="P8">7:46 AM</text:p>
          </table:table-cell>
          <table:table-cell table:style-name="Tabla8.D16" office:value-type="string">
            <text:p text:style-name="Table_20_Contents"><text:span text:style-name="T6">Aterrizo <text:line-break/></text:span><text:span text:style-name="T6"><draw:frame draw:style-name="fr1" draw:name="gráficos107" text:anchor-type="as-char" svg:width="0.185cm" svg:height="0.185cm" draw:z-index="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UX&amp;flightNumber=60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7" office:value-type="string">
            <text:p text:style-name="Table_20_Contents"><text:a xlink:type="simple" xlink:href="https://www.flightstats.com/go/FlightStatus/flightStatusByFlight.do?id=366356630&amp;airlineCode=KL&amp;flightNumber=3350&amp;utm_source=34b64945a69b9cac:7b907964:13ed466ba45:3e7e&amp;utm_medium=cpc&amp;utm_campaign=weblet" office:target-frame-name="_blank" xlink:show="new"><text:span text:style-name="T6">KL 3350</text:span></text:a><text:span text:style-name="T6"> </text:span><text:span text:style-name="T4">^</text:span></text:p>
          </table:table-cell>
          <table:table-cell table:style-name="Tabla8.B17" office:value-type="string">
            <text:p text:style-name="P8">KLM</text:p>
          </table:table-cell>
          <table:table-cell table:style-name="Tabla8.C17" office:value-type="string">
            <text:p text:style-name="P8">7:46 AM</text:p>
          </table:table-cell>
          <table:table-cell table:style-name="Tabla8.D17" office:value-type="string">
            <text:p text:style-name="Table_20_Contents"><text:span text:style-name="T6">Aterrizo <text:line-break/></text:span><text:span text:style-name="T6"><draw:frame draw:style-name="fr1" draw:name="gráficos108" text:anchor-type="as-char" svg:width="0.185cm" svg:height="0.185cm" draw:z-index="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KL&amp;flightNumber=335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8" office:value-type="string">
            <text:p text:style-name="Table_20_Contents"><text:a xlink:type="simple" xlink:href="https://www.flightstats.com/go/FlightStatus/flightStatusByFlight.do?id=366356630&amp;airlineCode=RO&amp;flightNumber=9422&amp;utm_source=34b64945a69b9cac:7b907964:13ed466ba45:3e7e&amp;utm_medium=cpc&amp;utm_campaign=weblet" office:target-frame-name="_blank" xlink:show="new"><text:span text:style-name="T6">RO 9422</text:span></text:a><text:span text:style-name="T6"> </text:span><text:span text:style-name="T4">^</text:span></text:p>
          </table:table-cell>
          <table:table-cell table:style-name="Tabla8.B18" office:value-type="string">
            <text:p text:style-name="P8">TAROM</text:p>
          </table:table-cell>
          <table:table-cell table:style-name="Tabla8.C18" office:value-type="string">
            <text:p text:style-name="P8">7:46 AM</text:p>
          </table:table-cell>
          <table:table-cell table:style-name="Tabla8.D18" office:value-type="string">
            <text:p text:style-name="Table_20_Contents"><text:span text:style-name="T6">Aterrizo <text:line-break/></text:span><text:span text:style-name="T6"><draw:frame draw:style-name="fr1" draw:name="gráficos109" text:anchor-type="as-char" svg:width="0.185cm" svg:height="0.185cm" draw:z-index="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RO&amp;flightNumber=94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19" office:value-type="string">
            <text:p text:style-name="Table_20_Contents"><text:a xlink:type="simple" xlink:href="https://www.flightstats.com/go/FlightStatus/flightStatusByFlight.do?id=366356630&amp;airlineCode=AZ&amp;flightNumber=2407&amp;utm_source=34b64945a69b9cac:7b907964:13ed466ba45:3e7e&amp;utm_medium=cpc&amp;utm_campaign=weblet" office:target-frame-name="_blank" xlink:show="new"><text:span text:style-name="T6">AZ 2407</text:span></text:a><text:span text:style-name="T6"> </text:span><text:span text:style-name="T4">^</text:span></text:p>
          </table:table-cell>
          <table:table-cell table:style-name="Tabla8.B19" office:value-type="string">
            <text:p text:style-name="P8">Alitalia</text:p>
          </table:table-cell>
          <table:table-cell table:style-name="Tabla8.C19" office:value-type="string">
            <text:p text:style-name="P8">7:46 AM</text:p>
          </table:table-cell>
          <table:table-cell table:style-name="Tabla8.D19" office:value-type="string">
            <text:p text:style-name="Table_20_Contents"><text:span text:style-name="T6">Aterrizo <text:line-break/></text:span><text:span text:style-name="T6"><draw:frame draw:style-name="fr1" draw:name="gráficos110" text:anchor-type="as-char" svg:width="0.185cm" svg:height="0.185cm" draw:z-index="9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AZ&amp;flightNumber=24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0" office:value-type="string">
            <text:p text:style-name="Table_20_Contents"><text:a xlink:type="simple" xlink:href="https://www.flightstats.com/go/FlightStatus/flightStatusByFlight.do?id=366356630&amp;airlineCode=DL&amp;flightNumber=6747&amp;utm_source=34b64945a69b9cac:7b907964:13ed466ba45:3e7e&amp;utm_medium=cpc&amp;utm_campaign=weblet" office:target-frame-name="_blank" xlink:show="new"><text:span text:style-name="T6">DL 6747</text:span></text:a><text:span text:style-name="T6"> </text:span><text:span text:style-name="T4">^</text:span></text:p>
          </table:table-cell>
          <table:table-cell table:style-name="Tabla8.B20" office:value-type="string">
            <text:p text:style-name="P8">Delta Air Lines</text:p>
          </table:table-cell>
          <table:table-cell table:style-name="Tabla8.C20" office:value-type="string">
            <text:p text:style-name="P8">7:46 AM</text:p>
          </table:table-cell>
          <table:table-cell table:style-name="Tabla8.D20" office:value-type="string">
            <text:p text:style-name="Table_20_Contents"><text:span text:style-name="T6">Aterrizo <text:line-break/></text:span><text:span text:style-name="T6"><draw:frame draw:style-name="fr1" draw:name="gráficos111" text:anchor-type="as-char" svg:width="0.185cm" svg:height="0.185cm" draw:z-index="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DL&amp;flightNumber=67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1" office:value-type="string">
            <text:p text:style-name="Table_20_Contents"><text:a xlink:type="simple" xlink:href="https://www.flightstats.com/go/FlightStatus/flightStatusByFlight.do?id=366356630&amp;airlineCode=AF&amp;flightNumber=4819&amp;utm_source=34b64945a69b9cac:7b907964:13ed466ba45:3e7e&amp;utm_medium=cpc&amp;utm_campaign=weblet" office:target-frame-name="_blank" xlink:show="new"><text:span text:style-name="T6">AF 4819</text:span></text:a><text:span text:style-name="T6"> </text:span><text:span text:style-name="T4">^</text:span></text:p>
          </table:table-cell>
          <table:table-cell table:style-name="Tabla8.B21" office:value-type="string">
            <text:p text:style-name="P8">Air France</text:p>
          </table:table-cell>
          <table:table-cell table:style-name="Tabla8.C21" office:value-type="string">
            <text:p text:style-name="P8">7:46 AM</text:p>
          </table:table-cell>
          <table:table-cell table:style-name="Tabla8.D21" office:value-type="string">
            <text:p text:style-name="Table_20_Contents"><text:span text:style-name="T6">Aterrizo <text:line-break/></text:span><text:span text:style-name="T6"><draw:frame draw:style-name="fr1" draw:name="gráficos112" text:anchor-type="as-char" svg:width="0.185cm" svg:height="0.185cm" draw:z-index="9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AF&amp;flightNumber=48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2" office:value-type="string">
            <text:p text:style-name="Table_20_Contents"><text:a xlink:type="simple" xlink:href="https://www.flightstats.com/go/FlightStatus/flightStatusByFlight.do?id=366356630&amp;airlineCode=SU&amp;flightNumber=3426&amp;utm_source=34b64945a69b9cac:7b907964:13ed466ba45:3e7e&amp;utm_medium=cpc&amp;utm_campaign=weblet" office:target-frame-name="_blank" xlink:show="new"><text:span text:style-name="T6">SU 3426</text:span></text:a><text:span text:style-name="T6"> </text:span><text:span text:style-name="T4">^</text:span></text:p>
          </table:table-cell>
          <table:table-cell table:style-name="Tabla8.B22" office:value-type="string">
            <text:p text:style-name="P8">Aeroflot</text:p>
          </table:table-cell>
          <table:table-cell table:style-name="Tabla8.C22" office:value-type="string">
            <text:p text:style-name="P8">7:46 AM</text:p>
          </table:table-cell>
          <table:table-cell table:style-name="Tabla8.D22" office:value-type="string">
            <text:p text:style-name="Table_20_Contents"><text:span text:style-name="T6">Aterrizo <text:line-break/></text:span><text:span text:style-name="T6"><draw:frame draw:style-name="fr1" draw:name="gráficos113" text:anchor-type="as-char" svg:width="0.185cm" svg:height="0.185cm" draw:z-index="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SU&amp;flightNumber=34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3" office:value-type="string">
            <text:p text:style-name="Table_20_Contents"><text:a xlink:type="simple" xlink:href="https://www.flightstats.com/go/FlightStatus/flightStatusByFlight.do?id=366356630&amp;airlineCode=OK&amp;flightNumber=3843&amp;utm_source=34b64945a69b9cac:7b907964:13ed466ba45:3e7e&amp;utm_medium=cpc&amp;utm_campaign=weblet" office:target-frame-name="_blank" xlink:show="new"><text:span text:style-name="T6">OK 3843</text:span></text:a><text:span text:style-name="T6"> </text:span><text:span text:style-name="T4">^</text:span></text:p>
          </table:table-cell>
          <table:table-cell table:style-name="Tabla8.B23" office:value-type="string">
            <text:p text:style-name="P8">CSA</text:p>
          </table:table-cell>
          <table:table-cell table:style-name="Tabla8.C23" office:value-type="string">
            <text:p text:style-name="P8">7:46 AM</text:p>
          </table:table-cell>
          <table:table-cell table:style-name="Tabla8.D23" office:value-type="string">
            <text:p text:style-name="Table_20_Contents"><text:span text:style-name="T6">Aterrizo <text:line-break/></text:span><text:span text:style-name="T6"><draw:frame draw:style-name="fr1" draw:name="gráficos114" text:anchor-type="as-char" svg:width="0.185cm" svg:height="0.185cm" draw:z-index="9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0&amp;airlineCode=OK&amp;flightNumber=38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4" office:value-type="string">
            <text:p text:style-name="Table_20_Contents"><text:a xlink:type="simple" xlink:href="https://www.flightstats.com/go/FlightStatus/flightStatusByFlight.do?id=366296069&amp;airlineCode=VY&amp;flightNumber=1431&amp;utm_source=34b64945a69b9cac:7b907964:13ed466ba45:3e7e&amp;utm_medium=cpc&amp;utm_campaign=weblet" office:target-frame-name="_blank" xlink:show="new"><text:span text:style-name="T6">VY 1431</text:span></text:a></text:p>
          </table:table-cell>
          <table:table-cell table:style-name="Tabla8.B24" office:value-type="string">
            <text:p text:style-name="P8">Vueling</text:p>
          </table:table-cell>
          <table:table-cell table:style-name="Tabla8.C24" office:value-type="string">
            <text:p text:style-name="P8">8:08 AM</text:p>
          </table:table-cell>
          <table:table-cell table:style-name="Tabla8.D24" office:value-type="string">
            <text:p text:style-name="Table_20_Contents"><text:span text:style-name="T6">Aterrizo <text:line-break/></text:span><text:span text:style-name="T6"><draw:frame draw:style-name="fr1" draw:name="gráficos115" text:anchor-type="as-char" svg:width="0.185cm" svg:height="0.185cm" draw:z-index="9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9&amp;airlineCode=VY&amp;flightNumber=14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5" office:value-type="string">
            <text:p text:style-name="Table_20_Contents"><text:a xlink:type="simple" xlink:href="https://www.flightstats.com/go/FlightStatus/flightStatusByFlight.do?id=366296069&amp;airlineCode=IB&amp;flightNumber=5991&amp;utm_source=34b64945a69b9cac:7b907964:13ed466ba45:3e7e&amp;utm_medium=cpc&amp;utm_campaign=weblet" office:target-frame-name="_blank" xlink:show="new"><text:span text:style-name="T6">IB 5991</text:span></text:a><text:span text:style-name="T6"> </text:span><text:span text:style-name="T4">^</text:span></text:p>
          </table:table-cell>
          <table:table-cell table:style-name="Tabla8.B25" office:value-type="string">
            <text:p text:style-name="P8">Iberia</text:p>
          </table:table-cell>
          <table:table-cell table:style-name="Tabla8.C25" office:value-type="string">
            <text:p text:style-name="P8">8:08 AM</text:p>
          </table:table-cell>
          <table:table-cell table:style-name="Tabla8.D25" office:value-type="string">
            <text:p text:style-name="Table_20_Contents"><text:span text:style-name="T6">Aterrizo <text:line-break/></text:span><text:span text:style-name="T6"><draw:frame draw:style-name="fr1" draw:name="gráficos116" text:anchor-type="as-char" svg:width="0.185cm" svg:height="0.185cm" draw:z-index="9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9&amp;airlineCode=IB&amp;flightNumber=59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6" office:value-type="string">
            <text:p text:style-name="Table_20_Contents"><text:a xlink:type="simple" xlink:href="https://www.flightstats.com/go/FlightStatus/flightStatusByFlight.do?id=366340776&amp;airlineCode=IB&amp;flightNumber=2712&amp;utm_source=34b64945a69b9cac:7b907964:13ed466ba45:3e7e&amp;utm_medium=cpc&amp;utm_campaign=weblet" office:target-frame-name="_blank" xlink:show="new"><text:span text:style-name="T6">IB 2712</text:span></text:a></text:p>
          </table:table-cell>
          <table:table-cell table:style-name="Tabla8.B26" office:value-type="string">
            <text:p text:style-name="P8">Iberia</text:p>
          </table:table-cell>
          <table:table-cell table:style-name="Tabla8.C26" office:value-type="string">
            <text:p text:style-name="P8">7:48 AM</text:p>
          </table:table-cell>
          <table:table-cell table:style-name="Tabla8.D26" office:value-type="string">
            <text:p text:style-name="Table_20_Contents"><text:span text:style-name="T6">Aterrizo <text:line-break/></text:span><text:span text:style-name="T6"><draw:frame draw:style-name="fr1" draw:name="gráficos117" text:anchor-type="as-char" svg:width="0.185cm" svg:height="0.185cm" draw:z-index="1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6&amp;airlineCode=IB&amp;flightNumber=27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7" office:value-type="string">
            <text:p text:style-name="Table_20_Contents"><text:a xlink:type="simple" xlink:href="https://www.flightstats.com/go/FlightStatus/flightStatusByFlight.do?id=366347417&amp;airlineCode=U2&amp;flightNumber=2759&amp;utm_source=34b64945a69b9cac:7b907964:13ed466ba45:3e7e&amp;utm_medium=cpc&amp;utm_campaign=weblet" office:target-frame-name="_blank" xlink:show="new"><text:span text:style-name="T6">U2 2759</text:span></text:a></text:p>
          </table:table-cell>
          <table:table-cell table:style-name="Tabla8.B27" office:value-type="string">
            <text:p text:style-name="P8">easyJet</text:p>
          </table:table-cell>
          <table:table-cell table:style-name="Tabla8.C27" office:value-type="string">
            <text:p text:style-name="P8">7:52 AM</text:p>
          </table:table-cell>
          <table:table-cell table:style-name="Tabla8.D27" office:value-type="string">
            <text:p text:style-name="Table_20_Contents"><text:span text:style-name="T6">Aterrizo <text:line-break/></text:span><text:span text:style-name="T6"><draw:frame draw:style-name="fr1" draw:name="gráficos118" text:anchor-type="as-char" svg:width="0.185cm" svg:height="0.185cm" draw:z-index="10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7&amp;airlineCode=U2&amp;flightNumber=27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8" office:value-type="string">
            <text:p text:style-name="Table_20_Contents"><text:a xlink:type="simple" xlink:href="https://www.flightstats.com/go/FlightStatus/flightStatusByFlight.do?id=366290732&amp;airlineCode=HV&amp;flightNumber=5131&amp;utm_source=34b64945a69b9cac:7b907964:13ed466ba45:3e7e&amp;utm_medium=cpc&amp;utm_campaign=weblet" office:target-frame-name="_blank" xlink:show="new"><text:span text:style-name="T6">HV 5131</text:span></text:a></text:p>
          </table:table-cell>
          <table:table-cell table:style-name="Tabla8.B28" office:value-type="string">
            <text:p text:style-name="P8">Transavia</text:p>
          </table:table-cell>
          <table:table-cell table:style-name="Tabla8.C28" office:value-type="string">
            <text:p text:style-name="P8">8:07 AM</text:p>
          </table:table-cell>
          <table:table-cell table:style-name="Tabla8.D28" office:value-type="string">
            <text:p text:style-name="Table_20_Contents"><text:span text:style-name="T6">Aterrizo <text:line-break/></text:span><text:span text:style-name="T6"><draw:frame draw:style-name="fr1" draw:name="gráficos119" text:anchor-type="as-char" svg:width="0.185cm" svg:height="0.185cm" draw:z-index="1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2&amp;airlineCode=HV&amp;flightNumber=51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29" office:value-type="string">
            <text:p text:style-name="Table_20_Contents"><text:a xlink:type="simple" xlink:href="https://www.flightstats.com/go/FlightStatus/flightStatusByFlight.do?id=366290333&amp;airlineCode=VY&amp;flightNumber=1311&amp;utm_source=34b64945a69b9cac:7b907964:13ed466ba45:3e7e&amp;utm_medium=cpc&amp;utm_campaign=weblet" office:target-frame-name="_blank" xlink:show="new"><text:span text:style-name="T6">VY 1311</text:span></text:a></text:p>
          </table:table-cell>
          <table:table-cell table:style-name="Tabla8.B29" office:value-type="string">
            <text:p text:style-name="P8">Vueling</text:p>
          </table:table-cell>
          <table:table-cell table:style-name="Tabla8.C29" office:value-type="string">
            <text:p text:style-name="P8">8:04 AM</text:p>
          </table:table-cell>
          <table:table-cell table:style-name="Tabla8.D29" office:value-type="string">
            <text:p text:style-name="Table_20_Contents"><text:span text:style-name="T6">Aterrizo <text:line-break/></text:span><text:span text:style-name="T6"><draw:frame draw:style-name="fr1" draw:name="gráficos120" text:anchor-type="as-char" svg:width="0.185cm" svg:height="0.185cm" draw:z-index="10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3&amp;airlineCode=VY&amp;flightNumber=13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0" office:value-type="string">
            <text:p text:style-name="Table_20_Contents"><text:a xlink:type="simple" xlink:href="https://www.flightstats.com/go/FlightStatus/flightStatusByFlight.do?id=366290333&amp;airlineCode=IB&amp;flightNumber=5460&amp;utm_source=34b64945a69b9cac:7b907964:13ed466ba45:3e7e&amp;utm_medium=cpc&amp;utm_campaign=weblet" office:target-frame-name="_blank" xlink:show="new"><text:span text:style-name="T6">IB 5460</text:span></text:a><text:span text:style-name="T6"> </text:span><text:span text:style-name="T4">^</text:span></text:p>
          </table:table-cell>
          <table:table-cell table:style-name="Tabla8.B30" office:value-type="string">
            <text:p text:style-name="P8">Iberia</text:p>
          </table:table-cell>
          <table:table-cell table:style-name="Tabla8.C30" office:value-type="string">
            <text:p text:style-name="P8">8:04 AM</text:p>
          </table:table-cell>
          <table:table-cell table:style-name="Tabla8.D30" office:value-type="string">
            <text:p text:style-name="Table_20_Contents"><text:span text:style-name="T6">Aterrizo <text:line-break/></text:span><text:span text:style-name="T6"><draw:frame draw:style-name="fr1" draw:name="gráficos121" text:anchor-type="as-char" svg:width="0.185cm" svg:height="0.185cm" draw:z-index="10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3&amp;airlineCode=IB&amp;flightNumber=54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8.A31" office:value-type="string">
            <text:p text:style-name="Table_20_Contents"><text:a xlink:type="simple" xlink:href="https://www.flightstats.com/go/FlightStatus/flightStatusByFlight.do?id=366340759&amp;airlineCode=VY&amp;flightNumber=1020&amp;utm_source=34b64945a69b9cac:7b907964:13ed466ba45:3e7e&amp;utm_medium=cpc&amp;utm_campaign=weblet" office:target-frame-name="_blank" xlink:show="new"><text:span text:style-name="T6">VY 1020</text:span></text:a></text:p>
          </table:table-cell>
          <table:table-cell table:style-name="Tabla8.B31" office:value-type="string">
            <text:p text:style-name="P8">Vueling</text:p>
          </table:table-cell>
          <table:table-cell table:style-name="Tabla8.C31" office:value-type="string">
            <text:p text:style-name="P8">8:16 AM</text:p>
          </table:table-cell>
          <table:table-cell table:style-name="Tabla8.D31" office:value-type="string">
            <text:p text:style-name="Table_20_Contents"><text:span text:style-name="T6">Aterrizo <text:line-break/></text:span><text:span text:style-name="T6"><draw:frame draw:style-name="fr1" draw:name="gráficos122" text:anchor-type="as-char" svg:width="0.185cm" svg:height="0.185cm" draw:z-index="1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9&amp;airlineCode=VY&amp;flightNumber=10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2" office:value-type="string">
            <text:p text:style-name="Table_20_Contents"><text:a xlink:type="simple" xlink:href="https://www.flightstats.com/go/FlightStatus/flightStatusByFlight.do?id=366321935&amp;airlineCode=LX&amp;flightNumber=1940&amp;utm_source=34b64945a69b9cac:7b907964:13ed466ba45:3e7e&amp;utm_medium=cpc&amp;utm_campaign=weblet" office:target-frame-name="_blank" xlink:show="new"><text:span text:style-name="T6">LX 1940</text:span></text:a></text:p>
          </table:table-cell>
          <table:table-cell table:style-name="Tabla8.B32" office:value-type="string">
            <text:p text:style-name="P8">SWISS</text:p>
          </table:table-cell>
          <table:table-cell table:style-name="Tabla8.C32" office:value-type="string">
            <text:p text:style-name="P8">8:10 AM</text:p>
          </table:table-cell>
          <table:table-cell table:style-name="Tabla8.D32" office:value-type="string">
            <text:p text:style-name="Table_20_Contents"><text:span text:style-name="T6">Aterrizo <text:line-break/></text:span><text:span text:style-name="T6"><draw:frame draw:style-name="fr1" draw:name="gráficos123" text:anchor-type="as-char" svg:width="0.185cm" svg:height="0.185cm" draw:z-index="1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5&amp;airlineCode=LX&amp;flightNumber=19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3" office:value-type="string">
            <text:p text:style-name="Table_20_Contents"><text:a xlink:type="simple" xlink:href="https://www.flightstats.com/go/FlightStatus/flightStatusByFlight.do?id=366340751&amp;airlineCode=UX&amp;flightNumber=2001&amp;utm_source=34b64945a69b9cac:7b907964:13ed466ba45:3e7e&amp;utm_medium=cpc&amp;utm_campaign=weblet" office:target-frame-name="_blank" xlink:show="new"><text:span text:style-name="T6">UX 2001</text:span></text:a></text:p>
          </table:table-cell>
          <table:table-cell table:style-name="Tabla8.B33" office:value-type="string">
            <text:p text:style-name="P8">Air Europa</text:p>
          </table:table-cell>
          <table:table-cell table:style-name="Tabla8.C33" office:value-type="string">
            <text:p text:style-name="P8">8:36 AM</text:p>
          </table:table-cell>
          <table:table-cell table:style-name="Tabla8.D33" office:value-type="string">
            <text:p text:style-name="Table_20_Contents"><text:span text:style-name="T6">Aterrizo <text:line-break/></text:span><text:span text:style-name="T6"><draw:frame draw:style-name="fr1" draw:name="gráficos124" text:anchor-type="as-char" svg:width="0.185cm" svg:height="0.185cm" draw:z-index="1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UX&amp;flightNumber=20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4" office:value-type="string">
            <text:p text:style-name="Table_20_Contents"><text:a xlink:type="simple" xlink:href="https://www.flightstats.com/go/FlightStatus/flightStatusByFlight.do?id=366340751&amp;airlineCode=DL&amp;flightNumber=6768&amp;utm_source=34b64945a69b9cac:7b907964:13ed466ba45:3e7e&amp;utm_medium=cpc&amp;utm_campaign=weblet" office:target-frame-name="_blank" xlink:show="new"><text:span text:style-name="T6">DL 6768</text:span></text:a><text:span text:style-name="T6"> </text:span><text:span text:style-name="T4">^</text:span></text:p>
          </table:table-cell>
          <table:table-cell table:style-name="Tabla8.B34" office:value-type="string">
            <text:p text:style-name="P8">Delta Air Lines</text:p>
          </table:table-cell>
          <table:table-cell table:style-name="Tabla8.C34" office:value-type="string">
            <text:p text:style-name="P8">8:36 AM</text:p>
          </table:table-cell>
          <table:table-cell table:style-name="Tabla8.D34" office:value-type="string">
            <text:p text:style-name="Table_20_Contents"><text:span text:style-name="T6">Aterrizo <text:line-break/></text:span><text:span text:style-name="T6"><draw:frame draw:style-name="fr1" draw:name="gráficos125" text:anchor-type="as-char" svg:width="0.185cm" svg:height="0.185cm" draw:z-index="1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DL&amp;flightNumber=676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5" office:value-type="string">
            <text:p text:style-name="Table_20_Contents"><text:a xlink:type="simple" xlink:href="https://www.flightstats.com/go/FlightStatus/flightStatusByFlight.do?id=366340751&amp;airlineCode=AM&amp;flightNumber=6806&amp;utm_source=34b64945a69b9cac:7b907964:13ed466ba45:3e7e&amp;utm_medium=cpc&amp;utm_campaign=weblet" office:target-frame-name="_blank" xlink:show="new"><text:span text:style-name="T6">AM 6806</text:span></text:a><text:span text:style-name="T6"> </text:span><text:span text:style-name="T4">^</text:span></text:p>
          </table:table-cell>
          <table:table-cell table:style-name="Tabla8.B35" office:value-type="string">
            <text:p text:style-name="P8">Aeromexico</text:p>
          </table:table-cell>
          <table:table-cell table:style-name="Tabla8.C35" office:value-type="string">
            <text:p text:style-name="P8">8:36 AM</text:p>
          </table:table-cell>
          <table:table-cell table:style-name="Tabla8.D35" office:value-type="string">
            <text:p text:style-name="Table_20_Contents"><text:span text:style-name="T6">Aterrizo <text:line-break/></text:span><text:span text:style-name="T6"><draw:frame draw:style-name="fr1" draw:name="gráficos126" text:anchor-type="as-char" svg:width="0.185cm" svg:height="0.185cm" draw:z-index="1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AM&amp;flightNumber=68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6" office:value-type="string">
            <text:p text:style-name="Table_20_Contents"><text:a xlink:type="simple" xlink:href="https://www.flightstats.com/go/FlightStatus/flightStatusByFlight.do?id=366340751&amp;airlineCode=SU&amp;flightNumber=3402&amp;utm_source=34b64945a69b9cac:7b907964:13ed466ba45:3e7e&amp;utm_medium=cpc&amp;utm_campaign=weblet" office:target-frame-name="_blank" xlink:show="new"><text:span text:style-name="T6">SU 3402</text:span></text:a><text:span text:style-name="T6"> </text:span><text:span text:style-name="T4">^</text:span></text:p>
          </table:table-cell>
          <table:table-cell table:style-name="Tabla8.B36" office:value-type="string">
            <text:p text:style-name="P8">Aeroflot</text:p>
          </table:table-cell>
          <table:table-cell table:style-name="Tabla8.C36" office:value-type="string">
            <text:p text:style-name="P8">8:36 AM</text:p>
          </table:table-cell>
          <table:table-cell table:style-name="Tabla8.D36" office:value-type="string">
            <text:p text:style-name="Table_20_Contents"><text:span text:style-name="T6">Aterrizo <text:line-break/></text:span><text:span text:style-name="T6"><draw:frame draw:style-name="fr1" draw:name="gráficos127" text:anchor-type="as-char" svg:width="0.185cm" svg:height="0.185cm" draw:z-index="1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1&amp;airlineCode=SU&amp;flightNumber=34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7" office:value-type="string">
            <text:p text:style-name="Table_20_Contents"><text:a xlink:type="simple" xlink:href="https://www.flightstats.com/go/FlightStatus/flightStatusByFlight.do?id=366366826&amp;airlineCode=4U&amp;flightNumber=2528&amp;utm_source=34b64945a69b9cac:7b907964:13ed466ba45:3e7e&amp;utm_medium=cpc&amp;utm_campaign=weblet" office:target-frame-name="_blank" xlink:show="new"><text:span text:style-name="T6">4U 2528</text:span></text:a></text:p>
          </table:table-cell>
          <table:table-cell table:style-name="Tabla8.B37" office:value-type="string">
            <text:p text:style-name="P8">Germanwings</text:p>
          </table:table-cell>
          <table:table-cell table:style-name="Tabla8.C37" office:value-type="string">
            <text:p text:style-name="P8">8:10 AM</text:p>
          </table:table-cell>
          <table:table-cell table:style-name="Tabla8.D37" office:value-type="string">
            <text:p text:style-name="Table_20_Contents"><text:span text:style-name="T6">Aterrizo <text:line-break/></text:span><text:span text:style-name="T6"><draw:frame draw:style-name="fr1" draw:name="gráficos128" text:anchor-type="as-char" svg:width="0.185cm" svg:height="0.185cm" draw:z-index="1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6826&amp;airlineCode=4U&amp;flightNumber=25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8" office:value-type="string">
            <text:p text:style-name="Table_20_Contents"><text:a xlink:type="simple" xlink:href="https://www.flightstats.com/go/FlightStatus/flightStatusByFlight.do?id=367633870&amp;airlineCode=FR&amp;flightNumber=2917&amp;utm_source=34b64945a69b9cac:7b907964:13ed466ba45:3e7e&amp;utm_medium=cpc&amp;utm_campaign=weblet" office:target-frame-name="_blank" xlink:show="new"><text:span text:style-name="T6">FR 2917</text:span></text:a></text:p>
          </table:table-cell>
          <table:table-cell table:style-name="Tabla8.B38" office:value-type="string">
            <text:p text:style-name="P8">Ryanair</text:p>
          </table:table-cell>
          <table:table-cell table:style-name="Tabla8.C38" office:value-type="string">
            <text:p text:style-name="P8">8:35 AM</text:p>
          </table:table-cell>
          <table:table-cell table:style-name="Tabla8.D38" office:value-type="string">
            <text:p text:style-name="Table_20_Contents"><text:span text:style-name="T6">Aterrizo <text:line-break/></text:span><text:span text:style-name="T6"><draw:frame draw:style-name="fr1" draw:name="gráficos129" text:anchor-type="as-char" svg:width="0.185cm" svg:height="0.185cm" draw:z-index="1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3870&amp;airlineCode=FR&amp;flightNumber=29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39" office:value-type="string">
            <text:p text:style-name="Table_20_Contents"><text:a xlink:type="simple" xlink:href="https://www.flightstats.com/go/FlightStatus/flightStatusByFlight.do?id=366367707&amp;airlineCode=VY&amp;flightNumber=2223&amp;utm_source=34b64945a69b9cac:7b907964:13ed466ba45:3e7e&amp;utm_medium=cpc&amp;utm_campaign=weblet" office:target-frame-name="_blank" xlink:show="new"><text:span text:style-name="T6">VY 2223</text:span></text:a></text:p>
          </table:table-cell>
          <table:table-cell table:style-name="Tabla8.B39" office:value-type="string">
            <text:p text:style-name="P8">Vueling</text:p>
          </table:table-cell>
          <table:table-cell table:style-name="Tabla8.C39" office:value-type="string">
            <text:p text:style-name="P8">8:18 AM</text:p>
          </table:table-cell>
          <table:table-cell table:style-name="Tabla8.D39" office:value-type="string">
            <text:p text:style-name="Table_20_Contents"><text:span text:style-name="T6">Aterrizo <text:line-break/></text:span><text:span text:style-name="T6"><draw:frame draw:style-name="fr1" draw:name="gráficos130" text:anchor-type="as-char" svg:width="0.185cm" svg:height="0.185cm" draw:z-index="1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7&amp;airlineCode=VY&amp;flightNumber=22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0" office:value-type="string">
            <text:p text:style-name="Table_20_Contents"><text:a xlink:type="simple" xlink:href="https://www.flightstats.com/go/FlightStatus/flightStatusByFlight.do?id=366367707&amp;airlineCode=IB&amp;flightNumber=5643&amp;utm_source=34b64945a69b9cac:7b907964:13ed466ba45:3e7e&amp;utm_medium=cpc&amp;utm_campaign=weblet" office:target-frame-name="_blank" xlink:show="new"><text:span text:style-name="T6">IB 5643</text:span></text:a><text:span text:style-name="T6"> </text:span><text:span text:style-name="T4">^</text:span></text:p>
          </table:table-cell>
          <table:table-cell table:style-name="Tabla8.B40" office:value-type="string">
            <text:p text:style-name="P8">Iberia</text:p>
          </table:table-cell>
          <table:table-cell table:style-name="Tabla8.C40" office:value-type="string">
            <text:p text:style-name="P8">8:18 AM</text:p>
          </table:table-cell>
          <table:table-cell table:style-name="Tabla8.D40" office:value-type="string">
            <text:p text:style-name="Table_20_Contents"><text:span text:style-name="T6">Aterrizo <text:line-break/></text:span><text:span text:style-name="T6"><draw:frame draw:style-name="fr1" draw:name="gráficos131" text:anchor-type="as-char" svg:width="0.185cm" svg:height="0.185cm" draw:z-index="1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7&amp;airlineCode=IB&amp;flightNumber=56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1" office:value-type="string">
            <text:p text:style-name="Table_20_Contents"><text:a xlink:type="simple" xlink:href="https://www.flightstats.com/go/FlightStatus/flightStatusByFlight.do?id=366299390&amp;airlineCode=SN&amp;flightNumber=3695&amp;utm_source=34b64945a69b9cac:7b907964:13ed466ba45:3e7e&amp;utm_medium=cpc&amp;utm_campaign=weblet" office:target-frame-name="_blank" xlink:show="new"><text:span text:style-name="T6">SN 3695</text:span></text:a></text:p>
          </table:table-cell>
          <table:table-cell table:style-name="Tabla8.B41" office:value-type="string">
            <text:p text:style-name="P8">Brussels Airlines</text:p>
          </table:table-cell>
          <table:table-cell table:style-name="Tabla8.C41" office:value-type="string">
            <text:p text:style-name="P8">8:21 AM</text:p>
          </table:table-cell>
          <table:table-cell table:style-name="Tabla8.D41" office:value-type="string">
            <text:p text:style-name="Table_20_Contents"><text:span text:style-name="T6">Aterrizo <text:line-break/></text:span><text:span text:style-name="T6"><draw:frame draw:style-name="fr1" draw:name="gráficos132" text:anchor-type="as-char" svg:width="0.185cm" svg:height="0.185cm" draw:z-index="1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90&amp;airlineCode=SN&amp;flightNumber=36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2" office:value-type="string">
            <text:p text:style-name="Table_20_Contents"><text:a xlink:type="simple" xlink:href="https://www.flightstats.com/go/FlightStatus/flightStatusByFlight.do?id=366299390&amp;airlineCode=SQ&amp;flightNumber=2805&amp;utm_source=34b64945a69b9cac:7b907964:13ed466ba45:3e7e&amp;utm_medium=cpc&amp;utm_campaign=weblet" office:target-frame-name="_blank" xlink:show="new"><text:span text:style-name="T6">SQ 2805</text:span></text:a><text:span text:style-name="T6"> </text:span><text:span text:style-name="T4">^</text:span></text:p>
          </table:table-cell>
          <table:table-cell table:style-name="Tabla8.B42" office:value-type="string">
            <text:p text:style-name="P8">Singapore Airlines</text:p>
          </table:table-cell>
          <table:table-cell table:style-name="Tabla8.C42" office:value-type="string">
            <text:p text:style-name="P8">8:21 AM</text:p>
          </table:table-cell>
          <table:table-cell table:style-name="Tabla8.D42" office:value-type="string">
            <text:p text:style-name="Table_20_Contents"><text:span text:style-name="T6">Aterrizo <text:line-break/></text:span><text:span text:style-name="T6"><draw:frame draw:style-name="fr1" draw:name="gráficos133" text:anchor-type="as-char" svg:width="0.185cm" svg:height="0.185cm" draw:z-index="1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90&amp;airlineCode=SQ&amp;flightNumber=28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3" office:value-type="string">
            <text:p text:style-name="Table_20_Contents"><text:a xlink:type="simple" xlink:href="https://www.flightstats.com/go/FlightStatus/flightStatusByFlight.do?id=366289726&amp;airlineCode=VY&amp;flightNumber=2110&amp;utm_source=34b64945a69b9cac:7b907964:13ed466ba45:3e7e&amp;utm_medium=cpc&amp;utm_campaign=weblet" office:target-frame-name="_blank" xlink:show="new"><text:span text:style-name="T6">VY 2110</text:span></text:a></text:p>
          </table:table-cell>
          <table:table-cell table:style-name="Tabla8.B43" office:value-type="string">
            <text:p text:style-name="P8">Vueling</text:p>
          </table:table-cell>
          <table:table-cell table:style-name="Tabla8.C43" office:value-type="string">
            <text:p text:style-name="P8">8:29 AM</text:p>
          </table:table-cell>
          <table:table-cell table:style-name="Tabla8.D43" office:value-type="string">
            <text:p text:style-name="Table_20_Contents"><text:span text:style-name="T6">Aterrizo <text:line-break/></text:span><text:span text:style-name="T6"><draw:frame draw:style-name="fr1" draw:name="gráficos134" text:anchor-type="as-char" svg:width="0.185cm" svg:height="0.185cm" draw:z-index="1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6&amp;airlineCode=VY&amp;flightNumber=21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4" office:value-type="string">
            <text:p text:style-name="Table_20_Contents"><text:a xlink:type="simple" xlink:href="https://www.flightstats.com/go/FlightStatus/flightStatusByFlight.do?id=366289726&amp;airlineCode=IB&amp;flightNumber=5630&amp;utm_source=34b64945a69b9cac:7b907964:13ed466ba45:3e7e&amp;utm_medium=cpc&amp;utm_campaign=weblet" office:target-frame-name="_blank" xlink:show="new"><text:span text:style-name="T6">IB 5630</text:span></text:a><text:span text:style-name="T6"> </text:span><text:span text:style-name="T4">^</text:span></text:p>
          </table:table-cell>
          <table:table-cell table:style-name="Tabla8.B44" office:value-type="string">
            <text:p text:style-name="P8">Iberia</text:p>
          </table:table-cell>
          <table:table-cell table:style-name="Tabla8.C44" office:value-type="string">
            <text:p text:style-name="P8">8:29 AM</text:p>
          </table:table-cell>
          <table:table-cell table:style-name="Tabla8.D44" office:value-type="string">
            <text:p text:style-name="Table_20_Contents"><text:span text:style-name="T6">Aterrizo <text:line-break/></text:span><text:span text:style-name="T6"><draw:frame draw:style-name="fr1" draw:name="gráficos135" text:anchor-type="as-char" svg:width="0.185cm" svg:height="0.185cm" draw:z-index="1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6&amp;airlineCode=IB&amp;flightNumber=56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5" office:value-type="string">
            <text:p text:style-name="Table_20_Contents"><text:a xlink:type="simple" xlink:href="https://www.flightstats.com/go/FlightStatus/flightStatusByFlight.do?id=366300124&amp;airlineCode=W6&amp;flightNumber=2375&amp;utm_source=34b64945a69b9cac:7b907964:13ed466ba45:3e7e&amp;utm_medium=cpc&amp;utm_campaign=weblet" office:target-frame-name="_blank" xlink:show="new"><text:span text:style-name="T6">W6 2375</text:span></text:a></text:p>
          </table:table-cell>
          <table:table-cell table:style-name="Tabla8.B45" office:value-type="string">
            <text:p text:style-name="P8">Wizz Air</text:p>
          </table:table-cell>
          <table:table-cell table:style-name="Tabla8.C45" office:value-type="string">
            <text:p text:style-name="P8">8:33 AM</text:p>
          </table:table-cell>
          <table:table-cell table:style-name="Tabla8.D45" office:value-type="string">
            <text:p text:style-name="Table_20_Contents"><text:span text:style-name="T6">Aterrizo <text:line-break/></text:span><text:span text:style-name="T6"><draw:frame draw:style-name="fr1" draw:name="gráficos136" text:anchor-type="as-char" svg:width="0.185cm" svg:height="0.185cm" draw:z-index="1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0124&amp;airlineCode=W6&amp;flightNumber=23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6" office:value-type="string">
            <text:p text:style-name="Table_20_Contents"><text:a xlink:type="simple" xlink:href="https://www.flightstats.com/go/FlightStatus/flightStatusByFlight.do?id=366290408&amp;airlineCode=AH&amp;flightNumber=2012&amp;utm_source=34b64945a69b9cac:7b907964:13ed466ba45:3e7e&amp;utm_medium=cpc&amp;utm_campaign=weblet" office:target-frame-name="_blank" xlink:show="new"><text:span text:style-name="T6">AH 2012</text:span></text:a></text:p>
          </table:table-cell>
          <table:table-cell table:style-name="Tabla8.B46" office:value-type="string">
            <text:p text:style-name="P8">Air Algerie</text:p>
          </table:table-cell>
          <table:table-cell table:style-name="Tabla8.C46" office:value-type="string">
            <text:p text:style-name="P8">8:29 AM</text:p>
          </table:table-cell>
          <table:table-cell table:style-name="Tabla8.D46" office:value-type="string">
            <text:p text:style-name="Table_20_Contents"><text:span text:style-name="T6">Aterrizo <text:line-break/></text:span><text:span text:style-name="T6"><draw:frame draw:style-name="fr1" draw:name="gráficos137" text:anchor-type="as-char" svg:width="0.185cm" svg:height="0.185cm" draw:z-index="1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408&amp;airlineCode=AH&amp;flightNumber=20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7" office:value-type="string">
            <text:p text:style-name="Table_20_Contents"><text:a xlink:type="simple" xlink:href="https://www.flightstats.com/go/FlightStatus/flightStatusByFlight.do?id=366340764&amp;airlineCode=IB&amp;flightNumber=2748&amp;utm_source=34b64945a69b9cac:7b907964:13ed466ba45:3e7e&amp;utm_medium=cpc&amp;utm_campaign=weblet" office:target-frame-name="_blank" xlink:show="new"><text:span text:style-name="T6">IB 2748</text:span></text:a></text:p>
          </table:table-cell>
          <table:table-cell table:style-name="Tabla8.B47" office:value-type="string">
            <text:p text:style-name="P8">Iberia</text:p>
          </table:table-cell>
          <table:table-cell table:style-name="Tabla8.C47" office:value-type="string">
            <text:p text:style-name="P8">8:17 AM</text:p>
          </table:table-cell>
          <table:table-cell table:style-name="Tabla8.D47" office:value-type="string">
            <text:p text:style-name="Table_20_Contents"><text:span text:style-name="T6">Aterrizo <text:line-break/></text:span><text:span text:style-name="T6"><draw:frame draw:style-name="fr1" draw:name="gráficos138" text:anchor-type="as-char" svg:width="0.185cm" svg:height="0.185cm" draw:z-index="1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4&amp;airlineCode=IB&amp;flightNumber=27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8" office:value-type="string">
            <text:p text:style-name="Table_20_Contents"><text:a xlink:type="simple" xlink:href="https://www.flightstats.com/go/FlightStatus/flightStatusByFlight.do?id=366340764&amp;airlineCode=AA&amp;flightNumber=5883&amp;utm_source=34b64945a69b9cac:7b907964:13ed466ba45:3e7e&amp;utm_medium=cpc&amp;utm_campaign=weblet" office:target-frame-name="_blank" xlink:show="new"><text:span text:style-name="T6">AA 5883</text:span></text:a><text:span text:style-name="T6"> </text:span><text:span text:style-name="T4">^</text:span></text:p>
          </table:table-cell>
          <table:table-cell table:style-name="Tabla8.B48" office:value-type="string">
            <text:p text:style-name="P8">American Airlines</text:p>
          </table:table-cell>
          <table:table-cell table:style-name="Tabla8.C48" office:value-type="string">
            <text:p text:style-name="P8">8:17 AM</text:p>
          </table:table-cell>
          <table:table-cell table:style-name="Tabla8.D48" office:value-type="string">
            <text:p text:style-name="Table_20_Contents"><text:span text:style-name="T6">Aterrizo <text:line-break/></text:span><text:span text:style-name="T6"><draw:frame draw:style-name="fr1" draw:name="gráficos139" text:anchor-type="as-char" svg:width="0.185cm" svg:height="0.185cm" draw:z-index="1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4&amp;airlineCode=AA&amp;flightNumber=58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49" office:value-type="string">
            <text:p text:style-name="Table_20_Contents"><text:a xlink:type="simple" xlink:href="https://www.flightstats.com/go/FlightStatus/flightStatusByFlight.do?id=366352268&amp;airlineCode=VY&amp;flightNumber=8007&amp;utm_source=34b64945a69b9cac:7b907964:13ed466ba45:3e7e&amp;utm_medium=cpc&amp;utm_campaign=weblet" office:target-frame-name="_blank" xlink:show="new"><text:span text:style-name="T6">VY 8007</text:span></text:a></text:p>
          </table:table-cell>
          <table:table-cell table:style-name="Tabla8.B49" office:value-type="string">
            <text:p text:style-name="P8">Vueling</text:p>
          </table:table-cell>
          <table:table-cell table:style-name="Tabla8.C49" office:value-type="string">
            <text:p text:style-name="P8">8:37 AM</text:p>
          </table:table-cell>
          <table:table-cell table:style-name="Tabla8.D49" office:value-type="string">
            <text:p text:style-name="Table_20_Contents"><text:span text:style-name="T6">Aterrizo <text:line-break/></text:span><text:span text:style-name="T6"><draw:frame draw:style-name="fr1" draw:name="gráficos140" text:anchor-type="as-char" svg:width="0.185cm" svg:height="0.185cm" draw:z-index="1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8&amp;airlineCode=VY&amp;flightNumber=80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0" office:value-type="string">
            <text:p text:style-name="Table_20_Contents"><text:a xlink:type="simple" xlink:href="https://www.flightstats.com/go/FlightStatus/flightStatusByFlight.do?id=366352268&amp;airlineCode=IB&amp;flightNumber=5394&amp;utm_source=34b64945a69b9cac:7b907964:13ed466ba45:3e7e&amp;utm_medium=cpc&amp;utm_campaign=weblet" office:target-frame-name="_blank" xlink:show="new"><text:span text:style-name="T6">IB 5394</text:span></text:a><text:span text:style-name="T6"> </text:span><text:span text:style-name="T4">^</text:span></text:p>
          </table:table-cell>
          <table:table-cell table:style-name="Tabla8.B50" office:value-type="string">
            <text:p text:style-name="P8">Iberia</text:p>
          </table:table-cell>
          <table:table-cell table:style-name="Tabla8.C50" office:value-type="string">
            <text:p text:style-name="P8">8:37 AM</text:p>
          </table:table-cell>
          <table:table-cell table:style-name="Tabla8.D50" office:value-type="string">
            <text:p text:style-name="Table_20_Contents"><text:span text:style-name="T6">Aterrizo <text:line-break/></text:span><text:span text:style-name="T6"><draw:frame draw:style-name="fr1" draw:name="gráficos141" text:anchor-type="as-char" svg:width="0.185cm" svg:height="0.185cm" draw:z-index="1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8&amp;airlineCode=IB&amp;flightNumber=53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1" office:value-type="string">
            <text:p text:style-name="Table_20_Contents"><text:a xlink:type="simple" xlink:href="https://www.flightstats.com/go/FlightStatus/flightStatusByFlight.do?id=366312890&amp;airlineCode=VY&amp;flightNumber=7767&amp;utm_source=34b64945a69b9cac:7b907964:13ed466ba45:3e7e&amp;utm_medium=cpc&amp;utm_campaign=weblet" office:target-frame-name="_blank" xlink:show="new"><text:span text:style-name="T6">VY 7767</text:span></text:a></text:p>
          </table:table-cell>
          <table:table-cell table:style-name="Tabla8.B51" office:value-type="string">
            <text:p text:style-name="P8">Vueling</text:p>
          </table:table-cell>
          <table:table-cell table:style-name="Tabla8.C51" office:value-type="string">
            <text:p text:style-name="P8">8:36 AM</text:p>
          </table:table-cell>
          <table:table-cell table:style-name="Tabla8.D51" office:value-type="string">
            <text:p text:style-name="Table_20_Contents"><text:span text:style-name="T6">Aterrizo <text:line-break/></text:span><text:span text:style-name="T6"><draw:frame draw:style-name="fr1" draw:name="gráficos142" text:anchor-type="as-char" svg:width="0.185cm" svg:height="0.185cm" draw:z-index="1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90&amp;airlineCode=VY&amp;flightNumber=77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2" office:value-type="string">
            <text:p text:style-name="Table_20_Contents"><text:a xlink:type="simple" xlink:href="https://www.flightstats.com/go/FlightStatus/flightStatusByFlight.do?id=366312890&amp;airlineCode=IB&amp;flightNumber=5786&amp;utm_source=34b64945a69b9cac:7b907964:13ed466ba45:3e7e&amp;utm_medium=cpc&amp;utm_campaign=weblet" office:target-frame-name="_blank" xlink:show="new"><text:span text:style-name="T6">IB 5786</text:span></text:a><text:span text:style-name="T6"> </text:span><text:span text:style-name="T4">^</text:span></text:p>
          </table:table-cell>
          <table:table-cell table:style-name="Tabla8.B52" office:value-type="string">
            <text:p text:style-name="P8">Iberia</text:p>
          </table:table-cell>
          <table:table-cell table:style-name="Tabla8.C52" office:value-type="string">
            <text:p text:style-name="P8">8:36 AM</text:p>
          </table:table-cell>
          <table:table-cell table:style-name="Tabla8.D52" office:value-type="string">
            <text:p text:style-name="Table_20_Contents"><text:span text:style-name="T6">Aterrizo <text:line-break/></text:span><text:span text:style-name="T6"><draw:frame draw:style-name="fr1" draw:name="gráficos143" text:anchor-type="as-char" svg:width="0.185cm" svg:height="0.185cm" draw:z-index="1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90&amp;airlineCode=IB&amp;flightNumber=57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3" office:value-type="string">
            <text:p text:style-name="Table_20_Contents"><text:a xlink:type="simple" xlink:href="https://www.flightstats.com/go/FlightStatus/flightStatusByFlight.do?id=366336417&amp;airlineCode=VY&amp;flightNumber=1293&amp;utm_source=34b64945a69b9cac:7b907964:13ed466ba45:3e7e&amp;utm_medium=cpc&amp;utm_campaign=weblet" office:target-frame-name="_blank" xlink:show="new"><text:span text:style-name="T6">VY 1293</text:span></text:a></text:p>
          </table:table-cell>
          <table:table-cell table:style-name="Tabla8.B53" office:value-type="string">
            <text:p text:style-name="P8">Vueling</text:p>
          </table:table-cell>
          <table:table-cell table:style-name="Tabla8.C53" office:value-type="string">
            <text:p text:style-name="P8">8:25 AM</text:p>
          </table:table-cell>
          <table:table-cell table:style-name="Tabla8.D53" office:value-type="string">
            <text:p text:style-name="Table_20_Contents"><text:span text:style-name="T6">Aterrizo <text:line-break/></text:span><text:span text:style-name="T6"><draw:frame draw:style-name="fr1" draw:name="gráficos144" text:anchor-type="as-char" svg:width="0.185cm" svg:height="0.185cm" draw:z-index="1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417&amp;airlineCode=VY&amp;flightNumber=129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4" office:value-type="string">
            <text:p text:style-name="Table_20_Contents"><text:a xlink:type="simple" xlink:href="https://www.flightstats.com/go/FlightStatus/flightStatusByFlight.do?id=366336417&amp;airlineCode=IB&amp;flightNumber=5503&amp;utm_source=34b64945a69b9cac:7b907964:13ed466ba45:3e7e&amp;utm_medium=cpc&amp;utm_campaign=weblet" office:target-frame-name="_blank" xlink:show="new"><text:span text:style-name="T6">IB 5503</text:span></text:a><text:span text:style-name="T6"> </text:span><text:span text:style-name="T4">^</text:span></text:p>
          </table:table-cell>
          <table:table-cell table:style-name="Tabla8.B54" office:value-type="string">
            <text:p text:style-name="P8">Iberia</text:p>
          </table:table-cell>
          <table:table-cell table:style-name="Tabla8.C54" office:value-type="string">
            <text:p text:style-name="P8">8:25 AM</text:p>
          </table:table-cell>
          <table:table-cell table:style-name="Tabla8.D54" office:value-type="string">
            <text:p text:style-name="Table_20_Contents"><text:span text:style-name="T6">Aterrizo <text:line-break/></text:span><text:span text:style-name="T6"><draw:frame draw:style-name="fr1" draw:name="gráficos145" text:anchor-type="as-char" svg:width="0.185cm" svg:height="0.185cm" draw:z-index="1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417&amp;airlineCode=IB&amp;flightNumber=55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5" office:value-type="string">
            <text:p text:style-name="Table_20_Contents"><text:a xlink:type="simple" xlink:href="https://www.flightstats.com/go/FlightStatus/flightStatusByFlight.do?id=366370455&amp;airlineCode=VY&amp;flightNumber=7845&amp;utm_source=34b64945a69b9cac:7b907964:13ed466ba45:3e7e&amp;utm_medium=cpc&amp;utm_campaign=weblet" office:target-frame-name="_blank" xlink:show="new"><text:span text:style-name="T6">VY 7845</text:span></text:a></text:p>
          </table:table-cell>
          <table:table-cell table:style-name="Tabla8.B55" office:value-type="string">
            <text:p text:style-name="P8">Vueling</text:p>
          </table:table-cell>
          <table:table-cell table:style-name="Tabla8.C55" office:value-type="string">
            <text:p text:style-name="P8">8:58 AM</text:p>
          </table:table-cell>
          <table:table-cell table:style-name="Tabla8.D55" office:value-type="string">
            <text:p text:style-name="Table_20_Contents"><text:span text:style-name="T6">Aterrizo <text:line-break/></text:span><text:span text:style-name="T6"><draw:frame draw:style-name="fr1" draw:name="gráficos146" text:anchor-type="as-char" svg:width="0.185cm" svg:height="0.185cm" draw:z-index="12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0455&amp;airlineCode=VY&amp;flightNumber=784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56" office:value-type="string">
            <text:p text:style-name="Table_20_Contents"><text:a xlink:type="simple" xlink:href="https://www.flightstats.com/go/FlightStatus/flightStatusByFlight.do?id=366370455&amp;airlineCode=IB&amp;flightNumber=5919&amp;utm_source=34b64945a69b9cac:7b907964:13ed466ba45:3e7e&amp;utm_medium=cpc&amp;utm_campaign=weblet" office:target-frame-name="_blank" xlink:show="new"><text:span text:style-name="T6">IB 5919</text:span></text:a><text:span text:style-name="T6"> </text:span><text:span text:style-name="T4">^</text:span></text:p>
          </table:table-cell>
          <table:table-cell table:style-name="Tabla8.B56" office:value-type="string">
            <text:p text:style-name="P8">Iberia</text:p>
          </table:table-cell>
          <table:table-cell table:style-name="Tabla8.C56" office:value-type="string">
            <text:p text:style-name="P8">8:58 AM</text:p>
          </table:table-cell>
          <table:table-cell table:style-name="Tabla8.D56" office:value-type="string">
            <text:p text:style-name="Table_20_Contents"><text:span text:style-name="T6">Aterrizo <text:line-break/></text:span><text:span text:style-name="T6"><draw:frame draw:style-name="fr1" draw:name="gráficos147" text:anchor-type="as-char" svg:width="0.185cm" svg:height="0.185cm" draw:z-index="13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0455&amp;airlineCode=IB&amp;flightNumber=591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8.A57" office:value-type="string">
            <text:p text:style-name="Table_20_Contents"><text:a xlink:type="simple" xlink:href="https://www.flightstats.com/go/FlightStatus/flightStatusByFlight.do?id=366374705&amp;airlineCode=W6&amp;flightNumber=8063&amp;utm_source=34b64945a69b9cac:7b907964:13ed466ba45:3e7e&amp;utm_medium=cpc&amp;utm_campaign=weblet" office:target-frame-name="_blank" xlink:show="new"><text:span text:style-name="T6">W6 8063</text:span></text:a></text:p>
          </table:table-cell>
          <table:table-cell table:style-name="Tabla8.B57" office:value-type="string">
            <text:p text:style-name="P8">Wizz Air</text:p>
          </table:table-cell>
          <table:table-cell table:style-name="Tabla8.C57" office:value-type="string">
            <text:p text:style-name="P8">8:23 AM</text:p>
          </table:table-cell>
          <table:table-cell table:style-name="Tabla8.D57" office:value-type="string">
            <text:p text:style-name="Table_20_Contents"><text:span text:style-name="T6">Aterrizo <text:line-break/></text:span><text:span text:style-name="T6"><draw:frame draw:style-name="fr1" draw:name="gráficos148" text:anchor-type="as-char" svg:width="0.185cm" svg:height="0.185cm" draw:z-index="1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705&amp;airlineCode=W6&amp;flightNumber=80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8" office:value-type="string">
            <text:p text:style-name="Table_20_Contents"><text:a xlink:type="simple" xlink:href="https://www.flightstats.com/go/FlightStatus/flightStatusByFlight.do?id=366346873&amp;airlineCode=LH&amp;flightNumber=1808&amp;utm_source=34b64945a69b9cac:7b907964:13ed466ba45:3e7e&amp;utm_medium=cpc&amp;utm_campaign=weblet" office:target-frame-name="_blank" xlink:show="new"><text:span text:style-name="T6">LH 1808</text:span></text:a></text:p>
          </table:table-cell>
          <table:table-cell table:style-name="Tabla8.B58" office:value-type="string">
            <text:p text:style-name="P8">Lufthansa</text:p>
          </table:table-cell>
          <table:table-cell table:style-name="Tabla8.C58" office:value-type="string">
            <text:p text:style-name="P8">8:27 AM</text:p>
          </table:table-cell>
          <table:table-cell table:style-name="Tabla8.D58" office:value-type="string">
            <text:p text:style-name="Table_20_Contents"><text:span text:style-name="T6">Aterrizo <text:line-break/></text:span><text:span text:style-name="T6"><draw:frame draw:style-name="fr1" draw:name="gráficos149" text:anchor-type="as-char" svg:width="0.185cm" svg:height="0.185cm" draw:z-index="1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3&amp;airlineCode=LH&amp;flightNumber=18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59" office:value-type="string">
            <text:p text:style-name="Table_20_Contents"><text:a xlink:type="simple" xlink:href="https://www.flightstats.com/go/FlightStatus/flightStatusByFlight.do?id=366346873&amp;airlineCode=CA&amp;flightNumber=6301&amp;utm_source=34b64945a69b9cac:7b907964:13ed466ba45:3e7e&amp;utm_medium=cpc&amp;utm_campaign=weblet" office:target-frame-name="_blank" xlink:show="new"><text:span text:style-name="T6">CA 6301</text:span></text:a><text:span text:style-name="T6"> </text:span><text:span text:style-name="T4">^</text:span></text:p>
          </table:table-cell>
          <table:table-cell table:style-name="Tabla8.B59" office:value-type="string">
            <text:p text:style-name="P8">Air China</text:p>
          </table:table-cell>
          <table:table-cell table:style-name="Tabla8.C59" office:value-type="string">
            <text:p text:style-name="P8">8:27 AM</text:p>
          </table:table-cell>
          <table:table-cell table:style-name="Tabla8.D59" office:value-type="string">
            <text:p text:style-name="Table_20_Contents"><text:span text:style-name="T6">Aterrizo <text:line-break/></text:span><text:span text:style-name="T6"><draw:frame draw:style-name="fr1" draw:name="gráficos150" text:anchor-type="as-char" svg:width="0.185cm" svg:height="0.185cm" draw:z-index="1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3&amp;airlineCode=CA&amp;flightNumber=63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0" office:value-type="string">
            <text:p text:style-name="Table_20_Contents"><text:a xlink:type="simple" xlink:href="https://www.flightstats.com/go/FlightStatus/flightStatusByFlight.do?id=366364071&amp;airlineCode=SQ&amp;flightNumber=68&amp;utm_source=34b64945a69b9cac:7b907964:13ed466ba45:3e7e&amp;utm_medium=cpc&amp;utm_campaign=weblet" office:target-frame-name="_blank" xlink:show="new"><text:span text:style-name="T6">SQ 68</text:span></text:a></text:p>
          </table:table-cell>
          <table:table-cell table:style-name="Tabla8.B60" office:value-type="string">
            <text:p text:style-name="P8">Singapore Airlines</text:p>
          </table:table-cell>
          <table:table-cell table:style-name="Tabla8.C60" office:value-type="string">
            <text:p text:style-name="P8">8:47 AM</text:p>
          </table:table-cell>
          <table:table-cell table:style-name="Tabla8.D60" office:value-type="string">
            <text:p text:style-name="Table_20_Contents"><text:span text:style-name="T6">Aterrizo <text:line-break/></text:span><text:span text:style-name="T6"><draw:frame draw:style-name="fr1" draw:name="gráficos151" text:anchor-type="as-char" svg:width="0.185cm" svg:height="0.185cm" draw:z-index="1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4071&amp;airlineCode=SQ&amp;flightNumber=6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1" office:value-type="string">
            <text:p text:style-name="Table_20_Contents"><text:a xlink:type="simple" xlink:href="https://www.flightstats.com/go/FlightStatus/flightStatusByFlight.do?id=366364071&amp;airlineCode=VA&amp;flightNumber=5675&amp;utm_source=34b64945a69b9cac:7b907964:13ed466ba45:3e7e&amp;utm_medium=cpc&amp;utm_campaign=weblet" office:target-frame-name="_blank" xlink:show="new"><text:span text:style-name="T6">VA 5675</text:span></text:a><text:span text:style-name="T6"> </text:span><text:span text:style-name="T4">^</text:span></text:p>
          </table:table-cell>
          <table:table-cell table:style-name="Tabla8.B61" office:value-type="string">
            <text:p text:style-name="P8">Virgin Australia International</text:p>
          </table:table-cell>
          <table:table-cell table:style-name="Tabla8.C61" office:value-type="string">
            <text:p text:style-name="P8">8:47 AM</text:p>
          </table:table-cell>
          <table:table-cell table:style-name="Tabla8.D61" office:value-type="string">
            <text:p text:style-name="Table_20_Contents"><text:span text:style-name="T6">Aterrizo <text:line-break/></text:span><text:span text:style-name="T6"><draw:frame draw:style-name="fr1" draw:name="gráficos152" text:anchor-type="as-char" svg:width="0.185cm" svg:height="0.185cm" draw:z-index="1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4071&amp;airlineCode=VA&amp;flightNumber=56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2" office:value-type="string">
            <text:p text:style-name="Table_20_Contents"><text:a xlink:type="simple" xlink:href="https://www.flightstats.com/go/FlightStatus/flightStatusByFlight.do?id=366340742&amp;airlineCode=VY&amp;flightNumber=1008&amp;utm_source=34b64945a69b9cac:7b907964:13ed466ba45:3e7e&amp;utm_medium=cpc&amp;utm_campaign=weblet" office:target-frame-name="_blank" xlink:show="new"><text:span text:style-name="T6">VY 1008</text:span></text:a></text:p>
          </table:table-cell>
          <table:table-cell table:style-name="Tabla8.B62" office:value-type="string">
            <text:p text:style-name="P8">Vueling</text:p>
          </table:table-cell>
          <table:table-cell table:style-name="Tabla8.C62" office:value-type="string">
            <text:p text:style-name="P8">8:37 AM</text:p>
          </table:table-cell>
          <table:table-cell table:style-name="Tabla8.D62" office:value-type="string">
            <text:p text:style-name="Table_20_Contents"><text:span text:style-name="T6">Aterrizo <text:line-break/></text:span><text:span text:style-name="T6"><draw:frame draw:style-name="fr1" draw:name="gráficos153" text:anchor-type="as-char" svg:width="0.185cm" svg:height="0.185cm" draw:z-index="1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2&amp;airlineCode=VY&amp;flightNumber=10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3" office:value-type="string">
            <text:p text:style-name="Table_20_Contents"><text:a xlink:type="simple" xlink:href="https://www.flightstats.com/go/FlightStatus/flightStatusByFlight.do?id=365903595&amp;airlineCode=US&amp;flightNumber=742&amp;utm_source=34b64945a69b9cac:7b907964:13ed466ba45:3e7e&amp;utm_medium=cpc&amp;utm_campaign=weblet" office:target-frame-name="_blank" xlink:show="new"><text:span text:style-name="T6">US 742</text:span></text:a></text:p>
          </table:table-cell>
          <table:table-cell table:style-name="Tabla8.B63" office:value-type="string">
            <text:p text:style-name="P8">US Airways</text:p>
          </table:table-cell>
          <table:table-cell table:style-name="Tabla8.C63" office:value-type="string">
            <text:p text:style-name="P8">8:23 AM</text:p>
          </table:table-cell>
          <table:table-cell table:style-name="Tabla8.D63" office:value-type="string">
            <text:p text:style-name="Table_20_Contents"><text:span text:style-name="T6">Aterrizo <text:line-break/></text:span><text:span text:style-name="T6"><draw:frame draw:style-name="fr1" draw:name="gráficos154" text:anchor-type="as-char" svg:width="0.185cm" svg:height="0.185cm" draw:z-index="1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US&amp;flightNumber=7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4" office:value-type="string">
            <text:p text:style-name="Table_20_Contents"><text:a xlink:type="simple" xlink:href="https://www.flightstats.com/go/FlightStatus/flightStatusByFlight.do?id=365903595&amp;airlineCode=QR&amp;flightNumber=3758&amp;utm_source=34b64945a69b9cac:7b907964:13ed466ba45:3e7e&amp;utm_medium=cpc&amp;utm_campaign=weblet" office:target-frame-name="_blank" xlink:show="new"><text:span text:style-name="T6">QR 3758</text:span></text:a><text:span text:style-name="T6"> </text:span><text:span text:style-name="T4">^</text:span></text:p>
          </table:table-cell>
          <table:table-cell table:style-name="Tabla8.B64" office:value-type="string">
            <text:p text:style-name="P8">Qatar Airways</text:p>
          </table:table-cell>
          <table:table-cell table:style-name="Tabla8.C64" office:value-type="string">
            <text:p text:style-name="P8">8:23 AM</text:p>
          </table:table-cell>
          <table:table-cell table:style-name="Tabla8.D64" office:value-type="string">
            <text:p text:style-name="Table_20_Contents"><text:span text:style-name="T6">Aterrizo <text:line-break/></text:span><text:soft-page-break/><text:span text:style-name="T6"><draw:frame draw:style-name="fr1" draw:name="gráficos155" text:anchor-type="as-char" svg:width="0.185cm" svg:height="0.185cm" draw:z-index="1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QR&amp;flightNumber=375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5" office:value-type="string">
            <text:p text:style-name="Table_20_Contents"><text:a xlink:type="simple" xlink:href="https://www.flightstats.com/go/FlightStatus/flightStatusByFlight.do?id=365903595&amp;airlineCode=AA&amp;flightNumber=742&amp;utm_source=34b64945a69b9cac:7b907964:13ed466ba45:3e7e&amp;utm_medium=cpc&amp;utm_campaign=weblet" office:target-frame-name="_blank" xlink:show="new"><text:span text:style-name="T6">AA 742</text:span></text:a><text:span text:style-name="T6"> </text:span><text:span text:style-name="T4">^</text:span></text:p>
          </table:table-cell>
          <table:table-cell table:style-name="Tabla8.B65" office:value-type="string">
            <text:p text:style-name="P8">American Airlines</text:p>
          </table:table-cell>
          <table:table-cell table:style-name="Tabla8.C65" office:value-type="string">
            <text:p text:style-name="P8">8:23 AM</text:p>
          </table:table-cell>
          <table:table-cell table:style-name="Tabla8.D65" office:value-type="string">
            <text:p text:style-name="Table_20_Contents"><text:span text:style-name="T6">Aterrizo <text:line-break/></text:span><text:span text:style-name="T6"><draw:frame draw:style-name="fr1" draw:name="gráficos156" text:anchor-type="as-char" svg:width="0.185cm" svg:height="0.185cm" draw:z-index="1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903595&amp;airlineCode=AA&amp;flightNumber=7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6" office:value-type="string">
            <text:p text:style-name="Table_20_Contents"><text:a xlink:type="simple" xlink:href="https://www.flightstats.com/go/FlightStatus/flightStatusByFlight.do?id=366315038&amp;airlineCode=4U&amp;flightNumber=9524&amp;utm_source=34b64945a69b9cac:7b907964:13ed466ba45:3e7e&amp;utm_medium=cpc&amp;utm_campaign=weblet" office:target-frame-name="_blank" xlink:show="new"><text:span text:style-name="T6">4U 9524</text:span></text:a></text:p>
          </table:table-cell>
          <table:table-cell table:style-name="Tabla8.B66" office:value-type="string">
            <text:p text:style-name="P8">Germanwings</text:p>
          </table:table-cell>
          <table:table-cell table:style-name="Tabla8.C66" office:value-type="string">
            <text:p text:style-name="P8">9:05 AM</text:p>
          </table:table-cell>
          <table:table-cell table:style-name="Tabla8.D66" office:value-type="string">
            <text:p text:style-name="Table_20_Contents"><text:span text:style-name="T6">Aterrizo <text:line-break/></text:span><text:span text:style-name="T6"><draw:frame draw:style-name="fr1" draw:name="gráficos157" text:anchor-type="as-char" svg:width="0.185cm" svg:height="0.185cm" draw:z-index="1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8&amp;airlineCode=4U&amp;flightNumber=95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7" office:value-type="string">
            <text:p text:style-name="Table_20_Contents"><text:a xlink:type="simple" xlink:href="https://www.flightstats.com/go/FlightStatus/flightStatusByFlight.do?id=366315038&amp;airlineCode=LH&amp;flightNumber=5070&amp;utm_source=34b64945a69b9cac:7b907964:13ed466ba45:3e7e&amp;utm_medium=cpc&amp;utm_campaign=weblet" office:target-frame-name="_blank" xlink:show="new"><text:span text:style-name="T6">LH 5070</text:span></text:a><text:span text:style-name="T6"> </text:span><text:span text:style-name="T4">^</text:span></text:p>
          </table:table-cell>
          <table:table-cell table:style-name="Tabla8.B67" office:value-type="string">
            <text:p text:style-name="P8">Lufthansa</text:p>
          </table:table-cell>
          <table:table-cell table:style-name="Tabla8.C67" office:value-type="string">
            <text:p text:style-name="P8">9:05 AM</text:p>
          </table:table-cell>
          <table:table-cell table:style-name="Tabla8.D67" office:value-type="string">
            <text:p text:style-name="Table_20_Contents"><text:span text:style-name="T6">Aterrizo <text:line-break/></text:span><text:span text:style-name="T6"><draw:frame draw:style-name="fr1" draw:name="gráficos158" text:anchor-type="as-char" svg:width="0.185cm" svg:height="0.185cm" draw:z-index="1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8&amp;airlineCode=LH&amp;flightNumber=507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8" office:value-type="string">
            <text:p text:style-name="Table_20_Contents"><text:a xlink:type="simple" xlink:href="https://www.flightstats.com/go/FlightStatus/flightStatusByFlight.do?id=366353250&amp;airlineCode=VY&amp;flightNumber=1572&amp;utm_source=34b64945a69b9cac:7b907964:13ed466ba45:3e7e&amp;utm_medium=cpc&amp;utm_campaign=weblet" office:target-frame-name="_blank" xlink:show="new"><text:span text:style-name="T6">VY 1572</text:span></text:a></text:p>
          </table:table-cell>
          <table:table-cell table:style-name="Tabla8.B68" office:value-type="string">
            <text:p text:style-name="P8">Vueling</text:p>
          </table:table-cell>
          <table:table-cell table:style-name="Tabla8.C68" office:value-type="string">
            <text:p text:style-name="P8">8:51 AM</text:p>
          </table:table-cell>
          <table:table-cell table:style-name="Tabla8.D68" office:value-type="string">
            <text:p text:style-name="Table_20_Contents"><text:span text:style-name="T6">Aterrizo <text:line-break/></text:span><text:span text:style-name="T6"><draw:frame draw:style-name="fr1" draw:name="gráficos159" text:anchor-type="as-char" svg:width="0.185cm" svg:height="0.185cm" draw:z-index="1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0&amp;airlineCode=VY&amp;flightNumber=157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8.A69" office:value-type="string">
            <text:p text:style-name="Table_20_Contents"><text:a xlink:type="simple" xlink:href="https://www.flightstats.com/go/FlightStatus/flightStatusByFlight.do?id=366353250&amp;airlineCode=IB&amp;flightNumber=5883&amp;utm_source=34b64945a69b9cac:7b907964:13ed466ba45:3e7e&amp;utm_medium=cpc&amp;utm_campaign=weblet" office:target-frame-name="_blank" xlink:show="new"><text:span text:style-name="T6">IB 5883</text:span></text:a><text:span text:style-name="T6"> </text:span><text:span text:style-name="T4">^</text:span></text:p>
          </table:table-cell>
          <table:table-cell table:style-name="Tabla8.B69" office:value-type="string">
            <text:p text:style-name="P8">Iberia</text:p>
          </table:table-cell>
          <table:table-cell table:style-name="Tabla8.C69" office:value-type="string">
            <text:p text:style-name="P8">8:51 AM</text:p>
          </table:table-cell>
          <table:table-cell table:style-name="Tabla8.D69" office:value-type="string">
            <text:p text:style-name="Table_20_Contents"><text:span text:style-name="T6">Aterrizo <text:line-break/></text:span><text:span text:style-name="T6"><draw:frame draw:style-name="fr1" draw:name="gráficos160" text:anchor-type="as-char" svg:width="0.185cm" svg:height="0.185cm" draw:z-index="1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0&amp;airlineCode=IB&amp;flightNumber=58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</table:table>
      <text:p text:style-name="P2"/>
      <table:table table:name="Tabla9" table:style-name="Tabla9">
        <table:table-column table:style-name="Tabla9.A"/>
        <table:table-row>
          <table:table-cell table:style-name="Tabla9.A1" office:value-type="string">
            <text:p text:style-name="P1"/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7">Vuelo</text:p>
          </table:table-cell>
          <table:table-cell table:style-name="Tabla10.A1" office:value-type="string">
            <text:p text:style-name="P7">Transporte</text:p>
          </table:table-cell>
          <table:table-cell table:style-name="Tabla10.A1" office:value-type="string">
            <text:p text:style-name="P7">llegada</text:p>
          </table:table-cell>
          <table:table-cell table:style-name="Tabla10.A1" office:value-type="string">
            <text:p text:style-name="P7">Estado</text:p>
          </table:table-cell>
        </table:table-row>
        <table:table-row>
          <table:table-cell table:style-name="Tabla10.A2" office:value-type="string">
            <text:p text:style-name="Table_20_Contents"><text:a xlink:type="simple" xlink:href="https://www.flightstats.com/go/FlightStatus/flightStatusByFlight.do?id=366317646&amp;airlineCode=VY&amp;flightNumber=6109&amp;utm_source=34b64945a69b9cac:7b907964:13ed466ba45:3e7e&amp;utm_medium=cpc&amp;utm_campaign=weblet" office:target-frame-name="_blank" xlink:show="new"><text:span text:style-name="T6">VY 6109</text:span></text:a></text:p>
          </table:table-cell>
          <table:table-cell table:style-name="Tabla10.B2" office:value-type="string">
            <text:p text:style-name="P8">Vueling</text:p>
          </table:table-cell>
          <table:table-cell table:style-name="Tabla10.C2" office:value-type="string">
            <text:p text:style-name="P8">8:54 AM</text:p>
          </table:table-cell>
          <table:table-cell table:style-name="Tabla10.D2" office:value-type="string">
            <text:p text:style-name="Table_20_Contents"><text:span text:style-name="T6">Aterrizo <text:line-break/></text:span><text:span text:style-name="T6"><draw:frame draw:style-name="fr1" draw:name="gráficos161" text:anchor-type="as-char" svg:width="0.185cm" svg:height="0.185cm" draw:z-index="1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6&amp;airlineCode=VY&amp;flightNumber=61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" office:value-type="string">
            <text:p text:style-name="Table_20_Contents"><text:a xlink:type="simple" xlink:href="https://www.flightstats.com/go/FlightStatus/flightStatusByFlight.do?id=366317646&amp;airlineCode=IB&amp;flightNumber=5663&amp;utm_source=34b64945a69b9cac:7b907964:13ed466ba45:3e7e&amp;utm_medium=cpc&amp;utm_campaign=weblet" office:target-frame-name="_blank" xlink:show="new"><text:span text:style-name="T6">IB 5663</text:span></text:a><text:span text:style-name="T6"> </text:span><text:span text:style-name="T4">^</text:span></text:p>
          </table:table-cell>
          <table:table-cell table:style-name="Tabla10.B3" office:value-type="string">
            <text:p text:style-name="P8">Iberia</text:p>
          </table:table-cell>
          <table:table-cell table:style-name="Tabla10.C3" office:value-type="string">
            <text:p text:style-name="P8">8:54 AM</text:p>
          </table:table-cell>
          <table:table-cell table:style-name="Tabla10.D3" office:value-type="string">
            <text:p text:style-name="Table_20_Contents"><text:span text:style-name="T6">Aterrizo <text:line-break/></text:span><text:span text:style-name="T6"><draw:frame draw:style-name="fr1" draw:name="gráficos162" text:anchor-type="as-char" svg:width="0.185cm" svg:height="0.185cm" draw:z-index="14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6&amp;airlineCode=IB&amp;flightNumber=56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" office:value-type="string">
            <text:p text:style-name="Table_20_Contents"><text:a xlink:type="simple" xlink:href="https://www.flightstats.com/go/FlightStatus/flightStatusByFlight.do?id=367634110&amp;airlineCode=FR&amp;flightNumber=8137&amp;utm_source=34b64945a69b9cac:7b907964:13ed466ba45:3e7e&amp;utm_medium=cpc&amp;utm_campaign=weblet" office:target-frame-name="_blank" xlink:show="new"><text:span text:style-name="T6">FR 8137</text:span></text:a></text:p>
          </table:table-cell>
          <table:table-cell table:style-name="Tabla10.B4" office:value-type="string">
            <text:p text:style-name="P8">Ryanair</text:p>
          </table:table-cell>
          <table:table-cell table:style-name="Tabla10.C4" office:value-type="string">
            <text:p text:style-name="P8">8:56 AM</text:p>
          </table:table-cell>
          <table:table-cell table:style-name="Tabla10.D4" office:value-type="string">
            <text:p text:style-name="Table_20_Contents"><text:span text:style-name="T6">Aterrizo <text:line-break/></text:span><text:span text:style-name="T6"><draw:frame draw:style-name="fr1" draw:name="gráficos163" text:anchor-type="as-char" svg:width="0.185cm" svg:height="0.185cm" draw:z-index="14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10&amp;airlineCode=FR&amp;flightNumber=813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" office:value-type="string">
            <text:p text:style-name="Table_20_Contents"><text:a xlink:type="simple" xlink:href="https://www.flightstats.com/go/FlightStatus/flightStatusByFlight.do?id=366340770&amp;airlineCode=IB&amp;flightNumber=2730&amp;utm_source=34b64945a69b9cac:7b907964:13ed466ba45:3e7e&amp;utm_medium=cpc&amp;utm_campaign=weblet" office:target-frame-name="_blank" xlink:show="new"><text:span text:style-name="T6">IB 2730</text:span></text:a></text:p>
          </table:table-cell>
          <table:table-cell table:style-name="Tabla10.B5" office:value-type="string">
            <text:p text:style-name="P8">Iberia</text:p>
          </table:table-cell>
          <table:table-cell table:style-name="Tabla10.C5" office:value-type="string">
            <text:p text:style-name="P8">8:49 AM</text:p>
          </table:table-cell>
          <table:table-cell table:style-name="Tabla10.D5" office:value-type="string">
            <text:p text:style-name="Table_20_Contents"><text:span text:style-name="T6">Aterrizo <text:line-break/></text:span><text:span text:style-name="T6"><draw:frame draw:style-name="fr1" draw:name="gráficos164" text:anchor-type="as-char" svg:width="0.185cm" svg:height="0.185cm" draw:z-index="1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0&amp;airlineCode=IB&amp;flightNumber=27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" office:value-type="string">
            <text:p text:style-name="Table_20_Contents"><text:a xlink:type="simple" xlink:href="https://www.flightstats.com/go/FlightStatus/flightStatusByFlight.do?id=366356633&amp;airlineCode=VY&amp;flightNumber=3903&amp;utm_source=34b64945a69b9cac:7b907964:13ed466ba45:3e7e&amp;utm_medium=cpc&amp;utm_campaign=weblet" office:target-frame-name="_blank" xlink:show="new"><text:span text:style-name="T6">VY 3903</text:span></text:a></text:p>
          </table:table-cell>
          <table:table-cell table:style-name="Tabla10.B6" office:value-type="string">
            <text:p text:style-name="P8">Vueling</text:p>
          </table:table-cell>
          <table:table-cell table:style-name="Tabla10.C6" office:value-type="string">
            <text:p text:style-name="P8">9:07 AM</text:p>
          </table:table-cell>
          <table:table-cell table:style-name="Tabla10.D6" office:value-type="string">
            <text:p text:style-name="Table_20_Contents"><text:span text:style-name="T6">Aterrizo <text:line-break/></text:span><text:span text:style-name="T6"><draw:frame draw:style-name="fr1" draw:name="gráficos165" text:anchor-type="as-char" svg:width="0.185cm" svg:height="0.185cm" draw:z-index="14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3&amp;airlineCode=VY&amp;flightNumber=39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" office:value-type="string">
            <text:p text:style-name="Table_20_Contents"><text:a xlink:type="simple" xlink:href="https://www.flightstats.com/go/FlightStatus/flightStatusByFlight.do?id=366356633&amp;airlineCode=IB&amp;flightNumber=5698&amp;utm_source=34b64945a69b9cac:7b907964:13ed466ba45:3e7e&amp;utm_medium=cpc&amp;utm_campaign=weblet" office:target-frame-name="_blank" xlink:show="new"><text:span text:style-name="T6">IB 5698</text:span></text:a><text:span text:style-name="T6"> </text:span><text:span text:style-name="T4">^</text:span></text:p>
          </table:table-cell>
          <table:table-cell table:style-name="Tabla10.B7" office:value-type="string">
            <text:p text:style-name="P8">Iberia</text:p>
          </table:table-cell>
          <table:table-cell table:style-name="Tabla10.C7" office:value-type="string">
            <text:p text:style-name="P8">9:07 AM</text:p>
          </table:table-cell>
          <table:table-cell table:style-name="Tabla10.D7" office:value-type="string">
            <text:p text:style-name="Table_20_Contents"><text:span text:style-name="T6">Aterrizo <text:line-break/></text:span><text:span text:style-name="T6"><draw:frame draw:style-name="fr1" draw:name="gráficos166" text:anchor-type="as-char" svg:width="0.185cm" svg:height="0.185cm" draw:z-index="1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3&amp;airlineCode=IB&amp;flightNumber=569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" office:value-type="string">
            <text:p text:style-name="Table_20_Contents"><text:a xlink:type="simple" xlink:href="https://www.flightstats.com/go/FlightStatus/flightStatusByFlight.do?id=366296067&amp;airlineCode=VY&amp;flightNumber=1439&amp;utm_source=34b64945a69b9cac:7b907964:13ed466ba45:3e7e&amp;utm_medium=cpc&amp;utm_campaign=weblet" office:target-frame-name="_blank" xlink:show="new"><text:span text:style-name="T6">VY 1439</text:span></text:a></text:p>
          </table:table-cell>
          <table:table-cell table:style-name="Tabla10.B8" office:value-type="string">
            <text:p text:style-name="P8">Vueling</text:p>
          </table:table-cell>
          <table:table-cell table:style-name="Tabla10.C8" office:value-type="string">
            <text:p text:style-name="P8">9:10 AM</text:p>
          </table:table-cell>
          <table:table-cell table:style-name="Tabla10.D8" office:value-type="string">
            <text:p text:style-name="Table_20_Contents"><text:span text:style-name="T6">Aterrizo <text:line-break/></text:span><text:span text:style-name="T6"><draw:frame draw:style-name="fr1" draw:name="gráficos167" text:anchor-type="as-char" svg:width="0.185cm" svg:height="0.185cm" draw:z-index="1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7&amp;airlineCode=VY&amp;flightNumber=143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" office:value-type="string">
            <text:p text:style-name="Table_20_Contents"><text:a xlink:type="simple" xlink:href="https://www.flightstats.com/go/FlightStatus/flightStatusByFlight.do?id=366296067&amp;airlineCode=IB&amp;flightNumber=5455&amp;utm_source=34b64945a69b9cac:7b907964:13ed466ba45:3e7e&amp;utm_medium=cpc&amp;utm_campaign=weblet" office:target-frame-name="_blank" xlink:show="new"><text:span text:style-name="T6">IB 5455</text:span></text:a><text:span text:style-name="T6"> </text:span><text:span text:style-name="T4">^</text:span></text:p>
          </table:table-cell>
          <table:table-cell table:style-name="Tabla10.B9" office:value-type="string">
            <text:p text:style-name="P8">Iberia</text:p>
          </table:table-cell>
          <table:table-cell table:style-name="Tabla10.C9" office:value-type="string">
            <text:p text:style-name="P8">9:10 AM</text:p>
          </table:table-cell>
          <table:table-cell table:style-name="Tabla10.D9" office:value-type="string">
            <text:p text:style-name="Table_20_Contents"><text:span text:style-name="T6">Aterrizo <text:line-break/></text:span><text:span text:style-name="T6"><draw:frame draw:style-name="fr1" draw:name="gráficos168" text:anchor-type="as-char" svg:width="0.185cm" svg:height="0.185cm" draw:z-index="1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7&amp;airlineCode=IB&amp;flightNumber=54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" office:value-type="string">
            <text:p text:style-name="Table_20_Contents"><text:a xlink:type="simple" xlink:href="https://www.flightstats.com/go/FlightStatus/flightStatusByFlight.do?id=366374089&amp;airlineCode=VO&amp;flightNumber=391&amp;utm_source=34b64945a69b9cac:7b907964:13ed466ba45:3e7e&amp;utm_medium=cpc&amp;utm_campaign=weblet" office:target-frame-name="_blank" xlink:show="new"><text:span text:style-name="T6">VO 391</text:span></text:a></text:p>
          </table:table-cell>
          <table:table-cell table:style-name="Tabla10.B10" office:value-type="string">
            <text:p text:style-name="P8">Tyrolean Airways</text:p>
          </table:table-cell>
          <table:table-cell table:style-name="Tabla10.C10" office:value-type="string">
            <text:p text:style-name="P8">9:30 AM</text:p>
          </table:table-cell>
          <table:table-cell table:style-name="Tabla10.D10" office:value-type="string">
            <text:p text:style-name="Table_20_Contents"><text:span text:style-name="T6">Aterrizo <text:line-break/></text:span><text:span text:style-name="T6"><draw:frame draw:style-name="fr1" draw:name="gráficos169" text:anchor-type="as-char" svg:width="0.185cm" svg:height="0.185cm" draw:z-index="15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4089&amp;airlineCode=VO&amp;flightNumber=39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1" office:value-type="string">
            <text:p text:style-name="Table_20_Contents"><text:a xlink:type="simple" xlink:href="https://www.flightstats.com/go/FlightStatus/flightStatusByFlight.do?id=366374089&amp;airlineCode=OS&amp;flightNumber=391&amp;utm_source=34b64945a69b9cac:7b907964:13ed466ba45:3e7e&amp;utm_medium=cpc&amp;utm_campaign=weblet" office:target-frame-name="_blank" xlink:show="new"><text:span text:style-name="T6">OS 391</text:span></text:a><text:span text:style-name="T6"> </text:span><text:span text:style-name="T4">^</text:span></text:p>
          </table:table-cell>
          <table:table-cell table:style-name="Tabla10.B11" office:value-type="string">
            <text:p text:style-name="P8">Austrian</text:p>
          </table:table-cell>
          <table:table-cell table:style-name="Tabla10.C11" office:value-type="string">
            <text:p text:style-name="P8">9:30 AM</text:p>
          </table:table-cell>
          <table:table-cell table:style-name="Tabla10.D11" office:value-type="string">
            <text:p text:style-name="Table_20_Contents"><text:span text:style-name="T6">Aterrizo <text:line-break/></text:span><text:span text:style-name="T6"><draw:frame draw:style-name="fr1" draw:name="gráficos170" text:anchor-type="as-char" svg:width="0.185cm" svg:height="0.185cm" draw:z-index="15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4089&amp;airlineCode=OS&amp;flightNumber=39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2" office:value-type="string">
            <text:p text:style-name="Table_20_Contents"><text:a xlink:type="simple" xlink:href="https://www.flightstats.com/go/FlightStatus/flightStatusByFlight.do?id=366374089&amp;airlineCode=TP&amp;flightNumber=8709&amp;utm_source=34b64945a69b9cac:7b907964:13ed466ba45:3e7e&amp;utm_medium=cpc&amp;utm_campaign=weblet" office:target-frame-name="_blank" xlink:show="new"><text:span text:style-name="T6">TP 8709</text:span></text:a><text:span text:style-name="T6"> </text:span><text:span text:style-name="T4">^</text:span></text:p>
          </table:table-cell>
          <table:table-cell table:style-name="Tabla10.B12" office:value-type="string">
            <text:p text:style-name="P8">TAP Portugal</text:p>
          </table:table-cell>
          <table:table-cell table:style-name="Tabla10.C12" office:value-type="string">
            <text:p text:style-name="P8">9:30 AM</text:p>
          </table:table-cell>
          <table:table-cell table:style-name="Tabla10.D12" office:value-type="string">
            <text:p text:style-name="Table_20_Contents"><text:span text:style-name="T6">Aterrizo <text:line-break/></text:span><text:span text:style-name="T6"><draw:frame draw:style-name="fr1" draw:name="gráficos171" text:anchor-type="as-char" svg:width="0.185cm" svg:height="0.185cm" draw:z-index="15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4089&amp;airlineCode=TP&amp;flightNumber=870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3" office:value-type="string">
            <text:p text:style-name="Table_20_Contents"><text:a xlink:type="simple" xlink:href="https://www.flightstats.com/go/FlightStatus/flightStatusByFlight.do?id=367633933&amp;airlineCode=FR&amp;flightNumber=4584&amp;utm_source=34b64945a69b9cac:7b907964:13ed466ba45:3e7e&amp;utm_medium=cpc&amp;utm_campaign=weblet" office:target-frame-name="_blank" xlink:show="new"><text:span text:style-name="T6">FR 4584</text:span></text:a></text:p>
          </table:table-cell>
          <table:table-cell table:style-name="Tabla10.B13" office:value-type="string">
            <text:p text:style-name="P8">Ryanair</text:p>
          </table:table-cell>
          <table:table-cell table:style-name="Tabla10.C13" office:value-type="string">
            <text:p text:style-name="P8">9:03 AM</text:p>
          </table:table-cell>
          <table:table-cell table:style-name="Tabla10.D13" office:value-type="string">
            <text:p text:style-name="Table_20_Contents"><text:span text:style-name="T6">Aterrizo <text:line-break/></text:span><text:span text:style-name="T6"><draw:frame draw:style-name="fr1" draw:name="gráficos172" text:anchor-type="as-char" svg:width="0.185cm" svg:height="0.185cm" draw:z-index="1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3933&amp;airlineCode=FR&amp;flightNumber=458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" office:value-type="string">
            <text:p text:style-name="Table_20_Contents"><text:a xlink:type="simple" xlink:href="https://www.flightstats.com/go/FlightStatus/flightStatusByFlight.do?id=366290722&amp;airlineCode=VY&amp;flightNumber=8318&amp;utm_source=34b64945a69b9cac:7b907964:13ed466ba45:3e7e&amp;utm_medium=cpc&amp;utm_campaign=weblet" office:target-frame-name="_blank" xlink:show="new"><text:span text:style-name="T6">VY 8318</text:span></text:a></text:p>
          </table:table-cell>
          <table:table-cell table:style-name="Tabla10.B14" office:value-type="string">
            <text:p text:style-name="P8">Vueling</text:p>
          </table:table-cell>
          <table:table-cell table:style-name="Tabla10.C14" office:value-type="string">
            <text:p text:style-name="P8">9:12 AM</text:p>
          </table:table-cell>
          <table:table-cell table:style-name="Tabla10.D14" office:value-type="string">
            <text:p text:style-name="Table_20_Contents"><text:span text:style-name="T6">Aterrizo <text:line-break/></text:span><text:span text:style-name="T6"><draw:frame draw:style-name="fr1" draw:name="gráficos173" text:anchor-type="as-char" svg:width="0.185cm" svg:height="0.185cm" draw:z-index="1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2&amp;airlineCode=VY&amp;flightNumber=83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" office:value-type="string">
            <text:p text:style-name="Table_20_Contents"><text:a xlink:type="simple" xlink:href="https://www.flightstats.com/go/FlightStatus/flightStatusByFlight.do?id=366290722&amp;airlineCode=IB&amp;flightNumber=5861&amp;utm_source=34b64945a69b9cac:7b907964:13ed466ba45:3e7e&amp;utm_medium=cpc&amp;utm_campaign=weblet" office:target-frame-name="_blank" xlink:show="new"><text:span text:style-name="T6">IB 5861</text:span></text:a><text:span text:style-name="T6"> </text:span><text:span text:style-name="T4">^</text:span></text:p>
          </table:table-cell>
          <table:table-cell table:style-name="Tabla10.B15" office:value-type="string">
            <text:p text:style-name="P8">Iberia</text:p>
          </table:table-cell>
          <table:table-cell table:style-name="Tabla10.C15" office:value-type="string">
            <text:p text:style-name="P8">9:12 AM</text:p>
          </table:table-cell>
          <table:table-cell table:style-name="Tabla10.D15" office:value-type="string">
            <text:p text:style-name="Table_20_Contents"><text:span text:style-name="T6">Aterrizo <text:line-break/></text:span><text:span text:style-name="T6"><draw:frame draw:style-name="fr1" draw:name="gráficos174" text:anchor-type="as-char" svg:width="0.185cm" svg:height="0.185cm" draw:z-index="15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2&amp;airlineCode=IB&amp;flightNumber=586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6" office:value-type="string">
            <text:p text:style-name="Table_20_Contents"><text:a xlink:type="simple" xlink:href="https://www.flightstats.com/go/FlightStatus/flightStatusByFlight.do?id=366302254&amp;airlineCode=AF&amp;flightNumber=1148&amp;utm_source=34b64945a69b9cac:7b907964:13ed466ba45:3e7e&amp;utm_medium=cpc&amp;utm_campaign=weblet" office:target-frame-name="_blank" xlink:show="new"><text:span text:style-name="T6">AF 1148</text:span></text:a></text:p>
          </table:table-cell>
          <table:table-cell table:style-name="Tabla10.B16" office:value-type="string">
            <text:p text:style-name="P8">Air France</text:p>
          </table:table-cell>
          <table:table-cell table:style-name="Tabla10.C16" office:value-type="string">
            <text:p text:style-name="P8">9:25 AM</text:p>
          </table:table-cell>
          <table:table-cell table:style-name="Tabla10.D16" office:value-type="string">
            <text:p text:style-name="Table_20_Contents"><text:span text:style-name="T6">Aterrizo <text:line-break/></text:span><text:span text:style-name="T6"><draw:frame draw:style-name="fr1" draw:name="gráficos175" text:anchor-type="as-char" svg:width="0.185cm" svg:height="0.185cm" draw:z-index="1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4&amp;airlineCode=AF&amp;flightNumber=11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" office:value-type="string">
            <text:p text:style-name="Table_20_Contents"><text:a xlink:type="simple" xlink:href="https://www.flightstats.com/go/FlightStatus/flightStatusByFlight.do?id=366302254&amp;airlineCode=UX&amp;flightNumber=3470&amp;utm_source=34b64945a69b9cac:7b907964:13ed466ba45:3e7e&amp;utm_medium=cpc&amp;utm_campaign=weblet" office:target-frame-name="_blank" xlink:show="new"><text:span text:style-name="T6">UX 3470</text:span></text:a><text:span text:style-name="T6"> </text:span><text:span text:style-name="T4">^</text:span></text:p>
          </table:table-cell>
          <table:table-cell table:style-name="Tabla10.B17" office:value-type="string">
            <text:p text:style-name="P8">Air Europa</text:p>
          </table:table-cell>
          <table:table-cell table:style-name="Tabla10.C17" office:value-type="string">
            <text:p text:style-name="P8">9:25 AM</text:p>
          </table:table-cell>
          <table:table-cell table:style-name="Tabla10.D17" office:value-type="string">
            <text:p text:style-name="Table_20_Contents"><text:span text:style-name="T6">Aterrizo <text:line-break/></text:span><text:span text:style-name="T6"><draw:frame draw:style-name="fr1" draw:name="gráficos176" text:anchor-type="as-char" svg:width="0.185cm" svg:height="0.185cm" draw:z-index="1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4&amp;airlineCode=UX&amp;flightNumber=347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" office:value-type="string">
            <text:p text:style-name="Table_20_Contents"><text:a xlink:type="simple" xlink:href="https://www.flightstats.com/go/FlightStatus/flightStatusByFlight.do?id=366302254&amp;airlineCode=JL&amp;flightNumber=5321&amp;utm_source=34b64945a69b9cac:7b907964:13ed466ba45:3e7e&amp;utm_medium=cpc&amp;utm_campaign=weblet" office:target-frame-name="_blank" xlink:show="new"><text:span text:style-name="T6">JL 5321</text:span></text:a><text:span text:style-name="T6"> </text:span><text:span text:style-name="T4">^</text:span></text:p>
          </table:table-cell>
          <table:table-cell table:style-name="Tabla10.B18" office:value-type="string">
            <text:p text:style-name="P8">JAL</text:p>
          </table:table-cell>
          <table:table-cell table:style-name="Tabla10.C18" office:value-type="string">
            <text:p text:style-name="P8">9:25 AM</text:p>
          </table:table-cell>
          <table:table-cell table:style-name="Tabla10.D18" office:value-type="string">
            <text:p text:style-name="Table_20_Contents"><text:span text:style-name="T6">Aterrizo <text:line-break/></text:span><text:span text:style-name="T6"><draw:frame draw:style-name="fr1" draw:name="gráficos177" text:anchor-type="as-char" svg:width="0.185cm" svg:height="0.185cm" draw:z-index="1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4&amp;airlineCode=JL&amp;flightNumber=53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9" office:value-type="string">
            <text:p text:style-name="Table_20_Contents"><text:a xlink:type="simple" xlink:href="https://www.flightstats.com/go/FlightStatus/flightStatusByFlight.do?id=366302254&amp;airlineCode=CZ&amp;flightNumber=7069&amp;utm_source=34b64945a69b9cac:7b907964:13ed466ba45:3e7e&amp;utm_medium=cpc&amp;utm_campaign=weblet" office:target-frame-name="_blank" xlink:show="new"><text:span text:style-name="T6">CZ 7069</text:span></text:a><text:span text:style-name="T6"> </text:span><text:span text:style-name="T4">^</text:span></text:p>
          </table:table-cell>
          <table:table-cell table:style-name="Tabla10.B19" office:value-type="string">
            <text:p text:style-name="P8">China Southern Airlines</text:p>
          </table:table-cell>
          <table:table-cell table:style-name="Tabla10.C19" office:value-type="string">
            <text:p text:style-name="P8">9:25 AM</text:p>
          </table:table-cell>
          <table:table-cell table:style-name="Tabla10.D19" office:value-type="string">
            <text:p text:style-name="Table_20_Contents"><text:span text:style-name="T6">Aterrizo <text:line-break/></text:span><text:span text:style-name="T6"><draw:frame draw:style-name="fr1" draw:name="gráficos178" text:anchor-type="as-char" svg:width="0.185cm" svg:height="0.185cm" draw:z-index="1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4&amp;airlineCode=CZ&amp;flightNumber=70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0" office:value-type="string">
            <text:p text:style-name="Table_20_Contents"><text:a xlink:type="simple" xlink:href="https://www.flightstats.com/go/FlightStatus/flightStatusByFlight.do?id=366302254&amp;airlineCode=DL&amp;flightNumber=8699&amp;utm_source=34b64945a69b9cac:7b907964:13ed466ba45:3e7e&amp;utm_medium=cpc&amp;utm_campaign=weblet" office:target-frame-name="_blank" xlink:show="new"><text:span text:style-name="T6">DL 8699</text:span></text:a><text:span text:style-name="T6"> </text:span><text:span text:style-name="T4">^</text:span></text:p>
          </table:table-cell>
          <table:table-cell table:style-name="Tabla10.B20" office:value-type="string">
            <text:p text:style-name="P8">Delta Air Lines</text:p>
          </table:table-cell>
          <table:table-cell table:style-name="Tabla10.C20" office:value-type="string">
            <text:p text:style-name="P8">9:25 AM</text:p>
          </table:table-cell>
          <table:table-cell table:style-name="Tabla10.D20" office:value-type="string">
            <text:p text:style-name="Table_20_Contents"><text:span text:style-name="T6">Aterrizo <text:line-break/></text:span><text:span text:style-name="T6"><draw:frame draw:style-name="fr1" draw:name="gráficos179" text:anchor-type="as-char" svg:width="0.185cm" svg:height="0.185cm" draw:z-index="1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4&amp;airlineCode=DL&amp;flightNumber=869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1" office:value-type="string">
            <text:p text:style-name="Table_20_Contents"><text:a xlink:type="simple" xlink:href="https://www.flightstats.com/go/FlightStatus/flightStatusByFlight.do?id=366327420&amp;airlineCode=VY&amp;flightNumber=3507&amp;utm_source=34b64945a69b9cac:7b907964:13ed466ba45:3e7e&amp;utm_medium=cpc&amp;utm_campaign=weblet" office:target-frame-name="_blank" xlink:show="new"><text:span text:style-name="T6">VY 3507</text:span></text:a></text:p>
          </table:table-cell>
          <table:table-cell table:style-name="Tabla10.B21" office:value-type="string">
            <text:p text:style-name="P8">Vueling</text:p>
          </table:table-cell>
          <table:table-cell table:style-name="Tabla10.C21" office:value-type="string">
            <text:p text:style-name="P8">9:20 AM</text:p>
          </table:table-cell>
          <table:table-cell table:style-name="Tabla10.D21" office:value-type="string">
            <text:p text:style-name="Table_20_Contents"><text:span text:style-name="T6">Aterrizo <text:line-break/></text:span><text:span text:style-name="T6"><draw:frame draw:style-name="fr1" draw:name="gráficos180" text:anchor-type="as-char" svg:width="0.185cm" svg:height="0.185cm" draw:z-index="1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20&amp;airlineCode=VY&amp;flightNumber=35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2" office:value-type="string">
            <text:p text:style-name="Table_20_Contents"><text:a xlink:type="simple" xlink:href="https://www.flightstats.com/go/FlightStatus/flightStatusByFlight.do?id=366327420&amp;airlineCode=IB&amp;flightNumber=5685&amp;utm_source=34b64945a69b9cac:7b907964:13ed466ba45:3e7e&amp;utm_medium=cpc&amp;utm_campaign=weblet" office:target-frame-name="_blank" xlink:show="new"><text:span text:style-name="T6">IB 5685</text:span></text:a><text:span text:style-name="T6"> </text:span><text:span text:style-name="T4">^</text:span></text:p>
          </table:table-cell>
          <table:table-cell table:style-name="Tabla10.B22" office:value-type="string">
            <text:p text:style-name="P8">Iberia</text:p>
          </table:table-cell>
          <table:table-cell table:style-name="Tabla10.C22" office:value-type="string">
            <text:p text:style-name="P8">9:20 AM</text:p>
          </table:table-cell>
          <table:table-cell table:style-name="Tabla10.D22" office:value-type="string">
            <text:p text:style-name="Table_20_Contents"><text:span text:style-name="T6">Aterrizo <text:line-break/></text:span><text:span text:style-name="T6"><draw:frame draw:style-name="fr1" draw:name="gráficos181" text:anchor-type="as-char" svg:width="0.185cm" svg:height="0.185cm" draw:z-index="1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20&amp;airlineCode=IB&amp;flightNumber=56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3" office:value-type="string">
            <text:p text:style-name="Table_20_Contents"><text:a xlink:type="simple" xlink:href="https://www.flightstats.com/go/FlightStatus/flightStatusByFlight.do?id=366302249&amp;airlineCode=U2&amp;flightNumber=3915&amp;utm_source=34b64945a69b9cac:7b907964:13ed466ba45:3e7e&amp;utm_medium=cpc&amp;utm_campaign=weblet" office:target-frame-name="_blank" xlink:show="new"><text:span text:style-name="T6">U2 3915</text:span></text:a></text:p>
          </table:table-cell>
          <table:table-cell table:style-name="Tabla10.B23" office:value-type="string">
            <text:p text:style-name="P8">easyJet</text:p>
          </table:table-cell>
          <table:table-cell table:style-name="Tabla10.C23" office:value-type="string">
            <text:p text:style-name="P8">9:16 AM</text:p>
          </table:table-cell>
          <table:table-cell table:style-name="Tabla10.D23" office:value-type="string">
            <text:p text:style-name="Table_20_Contents"><text:span text:style-name="T6">Aterrizo <text:line-break/></text:span><text:span text:style-name="T6"><draw:frame draw:style-name="fr1" draw:name="gráficos182" text:anchor-type="as-char" svg:width="0.185cm" svg:height="0.185cm" draw:z-index="16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9&amp;airlineCode=U2&amp;flightNumber=39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4" office:value-type="string">
            <text:p text:style-name="Table_20_Contents"><text:a xlink:type="simple" xlink:href="https://www.flightstats.com/go/FlightStatus/flightStatusByFlight.do?id=366312889&amp;airlineCode=VY&amp;flightNumber=7783&amp;utm_source=34b64945a69b9cac:7b907964:13ed466ba45:3e7e&amp;utm_medium=cpc&amp;utm_campaign=weblet" office:target-frame-name="_blank" xlink:show="new"><text:span text:style-name="T6">VY 7783</text:span></text:a></text:p>
          </table:table-cell>
          <table:table-cell table:style-name="Tabla10.B24" office:value-type="string">
            <text:p text:style-name="P8">Vueling</text:p>
          </table:table-cell>
          <table:table-cell table:style-name="Tabla10.C24" office:value-type="string">
            <text:p text:style-name="P8">9:05 AM</text:p>
          </table:table-cell>
          <table:table-cell table:style-name="Tabla10.D24" office:value-type="string">
            <text:p text:style-name="Table_20_Contents"><text:span text:style-name="T6">Aterrizo <text:line-break/></text:span><text:span text:style-name="T6"><draw:frame draw:style-name="fr1" draw:name="gráficos183" text:anchor-type="as-char" svg:width="0.185cm" svg:height="0.185cm" draw:z-index="16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89&amp;airlineCode=VY&amp;flightNumber=77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5" office:value-type="string">
            <text:p text:style-name="Table_20_Contents"><text:a xlink:type="simple" xlink:href="https://www.flightstats.com/go/FlightStatus/flightStatusByFlight.do?id=366312889&amp;airlineCode=IB&amp;flightNumber=5757&amp;utm_source=34b64945a69b9cac:7b907964:13ed466ba45:3e7e&amp;utm_medium=cpc&amp;utm_campaign=weblet" office:target-frame-name="_blank" xlink:show="new"><text:span text:style-name="T6">IB 5757</text:span></text:a><text:span text:style-name="T6"> </text:span><text:span text:style-name="T4">^</text:span></text:p>
          </table:table-cell>
          <table:table-cell table:style-name="Tabla10.B25" office:value-type="string">
            <text:p text:style-name="P8">Iberia</text:p>
          </table:table-cell>
          <table:table-cell table:style-name="Tabla10.C25" office:value-type="string">
            <text:p text:style-name="P8">9:05 AM</text:p>
          </table:table-cell>
          <table:table-cell table:style-name="Tabla10.D25" office:value-type="string">
            <text:p text:style-name="Table_20_Contents"><text:span text:style-name="T6">Aterrizo <text:line-break/></text:span><text:span text:style-name="T6"><draw:frame draw:style-name="fr1" draw:name="gráficos184" text:anchor-type="as-char" svg:width="0.185cm" svg:height="0.185cm" draw:z-index="1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2889&amp;airlineCode=IB&amp;flightNumber=575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6" office:value-type="string">
            <text:p text:style-name="Table_20_Contents"><text:a xlink:type="simple" xlink:href="https://www.flightstats.com/go/FlightStatus/flightStatusByFlight.do?id=366367709&amp;airlineCode=VY&amp;flightNumber=2253&amp;utm_source=34b64945a69b9cac:7b907964:13ed466ba45:3e7e&amp;utm_medium=cpc&amp;utm_campaign=weblet" office:target-frame-name="_blank" xlink:show="new"><text:span text:style-name="T6">VY 2253</text:span></text:a></text:p>
          </table:table-cell>
          <table:table-cell table:style-name="Tabla10.B26" office:value-type="string">
            <text:p text:style-name="P8">Vueling</text:p>
          </table:table-cell>
          <table:table-cell table:style-name="Tabla10.C26" office:value-type="string">
            <text:p text:style-name="P8">9:24 AM</text:p>
          </table:table-cell>
          <table:table-cell table:style-name="Tabla10.D26" office:value-type="string">
            <text:p text:style-name="Table_20_Contents"><text:span text:style-name="T6">Aterrizo <text:line-break/></text:span><text:span text:style-name="T6"><draw:frame draw:style-name="fr1" draw:name="gráficos185" text:anchor-type="as-char" svg:width="0.185cm" svg:height="0.185cm" draw:z-index="1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9&amp;airlineCode=VY&amp;flightNumber=225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7" office:value-type="string">
            <text:p text:style-name="Table_20_Contents"><text:a xlink:type="simple" xlink:href="https://www.flightstats.com/go/FlightStatus/flightStatusByFlight.do?id=366367709&amp;airlineCode=IB&amp;flightNumber=5489&amp;utm_source=34b64945a69b9cac:7b907964:13ed466ba45:3e7e&amp;utm_medium=cpc&amp;utm_campaign=weblet" office:target-frame-name="_blank" xlink:show="new"><text:span text:style-name="T6">IB 5489</text:span></text:a><text:span text:style-name="T6"> </text:span><text:span text:style-name="T4">^</text:span></text:p>
          </table:table-cell>
          <table:table-cell table:style-name="Tabla10.B27" office:value-type="string">
            <text:p text:style-name="P8">Iberia</text:p>
          </table:table-cell>
          <table:table-cell table:style-name="Tabla10.C27" office:value-type="string">
            <text:p text:style-name="P8">9:24 AM</text:p>
          </table:table-cell>
          <table:table-cell table:style-name="Tabla10.D27" office:value-type="string">
            <text:p text:style-name="Table_20_Contents"><text:span text:style-name="T6">Aterrizo <text:line-break/></text:span><text:span text:style-name="T6"><draw:frame draw:style-name="fr1" draw:name="gráficos186" text:anchor-type="as-char" svg:width="0.185cm" svg:height="0.185cm" draw:z-index="1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9&amp;airlineCode=IB&amp;flightNumber=548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0.A28" office:value-type="string">
            <text:p text:style-name="Table_20_Contents"><text:a xlink:type="simple" xlink:href="https://www.flightstats.com/go/FlightStatus/flightStatusByFlight.do?id=366315895&amp;airlineCode=VY&amp;flightNumber=2487&amp;utm_source=34b64945a69b9cac:7b907964:13ed466ba45:3e7e&amp;utm_medium=cpc&amp;utm_campaign=weblet" office:target-frame-name="_blank" xlink:show="new"><text:span text:style-name="T6">VY 2487</text:span></text:a></text:p>
          </table:table-cell>
          <table:table-cell table:style-name="Tabla10.B28" office:value-type="string">
            <text:p text:style-name="P8">Vueling</text:p>
          </table:table-cell>
          <table:table-cell table:style-name="Tabla10.C28" office:value-type="string">
            <text:p text:style-name="P8">9:31 AM</text:p>
          </table:table-cell>
          <table:table-cell table:style-name="Tabla10.D28" office:value-type="string">
            <text:p text:style-name="Table_20_Contents"><text:span text:style-name="T6">Aterrizo <text:line-break/></text:span><text:span text:style-name="T6"><draw:frame draw:style-name="fr1" draw:name="gráficos187" text:anchor-type="as-char" svg:width="0.185cm" svg:height="0.185cm" draw:z-index="1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895&amp;airlineCode=VY&amp;flightNumber=248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29" office:value-type="string">
            <text:p text:style-name="Table_20_Contents"><text:a xlink:type="simple" xlink:href="https://www.flightstats.com/go/FlightStatus/flightStatusByFlight.do?id=366315895&amp;airlineCode=IB&amp;flightNumber=5262&amp;utm_source=34b64945a69b9cac:7b907964:13ed466ba45:3e7e&amp;utm_medium=cpc&amp;utm_campaign=weblet" office:target-frame-name="_blank" xlink:show="new"><text:span text:style-name="T6">IB 5262</text:span></text:a><text:span text:style-name="T6"> </text:span><text:span text:style-name="T4">^</text:span></text:p>
          </table:table-cell>
          <table:table-cell table:style-name="Tabla10.B29" office:value-type="string">
            <text:p text:style-name="P8">Iberia</text:p>
          </table:table-cell>
          <table:table-cell table:style-name="Tabla10.C29" office:value-type="string">
            <text:p text:style-name="P8">9:31 AM</text:p>
          </table:table-cell>
          <table:table-cell table:style-name="Tabla10.D29" office:value-type="string">
            <text:p text:style-name="Table_20_Contents"><text:span text:style-name="T6">Aterrizo <text:line-break/></text:span><text:span text:style-name="T6"><draw:frame draw:style-name="fr1" draw:name="gráficos188" text:anchor-type="as-char" svg:width="0.185cm" svg:height="0.185cm" draw:z-index="1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895&amp;airlineCode=IB&amp;flightNumber=526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0" office:value-type="string">
            <text:p text:style-name="Table_20_Contents"><text:a xlink:type="simple" xlink:href="https://www.flightstats.com/go/FlightStatus/flightStatusByFlight.do?id=366340762&amp;airlineCode=IB&amp;flightNumber=2702&amp;utm_source=34b64945a69b9cac:7b907964:13ed466ba45:3e7e&amp;utm_medium=cpc&amp;utm_campaign=weblet" office:target-frame-name="_blank" xlink:show="new"><text:span text:style-name="T6">IB 2702</text:span></text:a></text:p>
          </table:table-cell>
          <table:table-cell table:style-name="Tabla10.B30" office:value-type="string">
            <text:p text:style-name="P8">Iberia</text:p>
          </table:table-cell>
          <table:table-cell table:style-name="Tabla10.C30" office:value-type="string">
            <text:p text:style-name="P8">9:23 AM</text:p>
          </table:table-cell>
          <table:table-cell table:style-name="Tabla10.D30" office:value-type="string">
            <text:p text:style-name="Table_20_Contents"><text:span text:style-name="T6">Aterrizo <text:line-break/></text:span><text:span text:style-name="T6"><draw:frame draw:style-name="fr1" draw:name="gráficos189" text:anchor-type="as-char" svg:width="0.185cm" svg:height="0.185cm" draw:z-index="17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2&amp;airlineCode=IB&amp;flightNumber=27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1" office:value-type="string">
            <text:p text:style-name="Table_20_Contents"><text:a xlink:type="simple" xlink:href="https://www.flightstats.com/go/FlightStatus/flightStatusByFlight.do?id=365892886&amp;airlineCode=AA&amp;flightNumber=112&amp;utm_source=34b64945a69b9cac:7b907964:13ed466ba45:3e7e&amp;utm_medium=cpc&amp;utm_campaign=weblet" office:target-frame-name="_blank" xlink:show="new"><text:span text:style-name="T6">AA 112</text:span></text:a></text:p>
          </table:table-cell>
          <table:table-cell table:style-name="Tabla10.B31" office:value-type="string">
            <text:p text:style-name="P8">American Airlines</text:p>
          </table:table-cell>
          <table:table-cell table:style-name="Tabla10.C31" office:value-type="string">
            <text:p text:style-name="P8">8:58 AM</text:p>
          </table:table-cell>
          <table:table-cell table:style-name="Tabla10.D31" office:value-type="string">
            <text:p text:style-name="Table_20_Contents"><text:span text:style-name="T6">Aterrizo <text:line-break/></text:span><text:span text:style-name="T6"><draw:frame draw:style-name="fr1" draw:name="gráficos190" text:anchor-type="as-char" svg:width="0.185cm" svg:height="0.185cm" draw:z-index="1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AA&amp;flightNumber=1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2" office:value-type="string">
            <text:p text:style-name="Table_20_Contents"><text:a xlink:type="simple" xlink:href="https://www.flightstats.com/go/FlightStatus/flightStatusByFlight.do?id=365892886&amp;airlineCode=IB&amp;flightNumber=4460&amp;utm_source=34b64945a69b9cac:7b907964:13ed466ba45:3e7e&amp;utm_medium=cpc&amp;utm_campaign=weblet" office:target-frame-name="_blank" xlink:show="new"><text:span text:style-name="T6">IB 4460</text:span></text:a><text:span text:style-name="T6"> </text:span><text:span text:style-name="T4">^</text:span></text:p>
          </table:table-cell>
          <table:table-cell table:style-name="Tabla10.B32" office:value-type="string">
            <text:p text:style-name="P8">Iberia</text:p>
          </table:table-cell>
          <table:table-cell table:style-name="Tabla10.C32" office:value-type="string">
            <text:p text:style-name="P8">8:58 AM</text:p>
          </table:table-cell>
          <table:table-cell table:style-name="Tabla10.D32" office:value-type="string">
            <text:p text:style-name="Table_20_Contents"><text:span text:style-name="T6">Aterrizo <text:line-break/></text:span><text:span text:style-name="T6"><draw:frame draw:style-name="fr1" draw:name="gráficos191" text:anchor-type="as-char" svg:width="0.185cm" svg:height="0.185cm" draw:z-index="1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IB&amp;flightNumber=44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3" office:value-type="string">
            <text:p text:style-name="Table_20_Contents"><text:a xlink:type="simple" xlink:href="https://www.flightstats.com/go/FlightStatus/flightStatusByFlight.do?id=365892886&amp;airlineCode=QR&amp;flightNumber=5296&amp;utm_source=34b64945a69b9cac:7b907964:13ed466ba45:3e7e&amp;utm_medium=cpc&amp;utm_campaign=weblet" office:target-frame-name="_blank" xlink:show="new"><text:span text:style-name="T6">QR 5296</text:span></text:a><text:span text:style-name="T6"> </text:span><text:span text:style-name="T4">^</text:span></text:p>
          </table:table-cell>
          <table:table-cell table:style-name="Tabla10.B33" office:value-type="string">
            <text:p text:style-name="P8">Qatar Airways</text:p>
          </table:table-cell>
          <table:table-cell table:style-name="Tabla10.C33" office:value-type="string">
            <text:p text:style-name="P8">8:58 AM</text:p>
          </table:table-cell>
          <table:table-cell table:style-name="Tabla10.D33" office:value-type="string">
            <text:p text:style-name="Table_20_Contents"><text:span text:style-name="T6">Aterrizo <text:line-break/></text:span><text:span text:style-name="T6"><draw:frame draw:style-name="fr1" draw:name="gráficos192" text:anchor-type="as-char" svg:width="0.185cm" svg:height="0.185cm" draw:z-index="1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QR&amp;flightNumber=529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4" office:value-type="string">
            <text:p text:style-name="Table_20_Contents"><text:a xlink:type="simple" xlink:href="https://www.flightstats.com/go/FlightStatus/flightStatusByFlight.do?id=365892886&amp;airlineCode=US&amp;flightNumber=112&amp;utm_source=34b64945a69b9cac:7b907964:13ed466ba45:3e7e&amp;utm_medium=cpc&amp;utm_campaign=weblet" office:target-frame-name="_blank" xlink:show="new"><text:span text:style-name="T6">US 112</text:span></text:a><text:span text:style-name="T6"> </text:span><text:span text:style-name="T4">^</text:span></text:p>
          </table:table-cell>
          <table:table-cell table:style-name="Tabla10.B34" office:value-type="string">
            <text:p text:style-name="P8">US Airways</text:p>
          </table:table-cell>
          <table:table-cell table:style-name="Tabla10.C34" office:value-type="string">
            <text:p text:style-name="P8">8:58 AM</text:p>
          </table:table-cell>
          <table:table-cell table:style-name="Tabla10.D34" office:value-type="string">
            <text:p text:style-name="Table_20_Contents"><text:span text:style-name="T6">Aterrizo <text:line-break/></text:span><text:span text:style-name="T6"><draw:frame draw:style-name="fr1" draw:name="gráficos193" text:anchor-type="as-char" svg:width="0.185cm" svg:height="0.185cm" draw:z-index="1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US&amp;flightNumber=1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5" office:value-type="string">
            <text:p text:style-name="Table_20_Contents"><text:a xlink:type="simple" xlink:href="https://www.flightstats.com/go/FlightStatus/flightStatusByFlight.do?id=365892886&amp;airlineCode=BA&amp;flightNumber=1514&amp;utm_source=34b64945a69b9cac:7b907964:13ed466ba45:3e7e&amp;utm_medium=cpc&amp;utm_campaign=weblet" office:target-frame-name="_blank" xlink:show="new"><text:span text:style-name="T6">BA 1514</text:span></text:a><text:span text:style-name="T6"> </text:span><text:span text:style-name="T4">^</text:span></text:p>
          </table:table-cell>
          <table:table-cell table:style-name="Tabla10.B35" office:value-type="string">
            <text:p text:style-name="P8">British Airways</text:p>
          </table:table-cell>
          <table:table-cell table:style-name="Tabla10.C35" office:value-type="string">
            <text:p text:style-name="P8">8:58 AM</text:p>
          </table:table-cell>
          <table:table-cell table:style-name="Tabla10.D35" office:value-type="string">
            <text:p text:style-name="Table_20_Contents"><text:span text:style-name="T6">Aterrizo <text:line-break/></text:span><text:span text:style-name="T6"><draw:frame draw:style-name="fr1" draw:name="gráficos194" text:anchor-type="as-char" svg:width="0.185cm" svg:height="0.185cm" draw:z-index="17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BA&amp;flightNumber=15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6" office:value-type="string">
            <text:p text:style-name="Table_20_Contents"><text:a xlink:type="simple" xlink:href="https://www.flightstats.com/go/FlightStatus/flightStatusByFlight.do?id=365892886&amp;airlineCode=AY&amp;flightNumber=4010&amp;utm_source=34b64945a69b9cac:7b907964:13ed466ba45:3e7e&amp;utm_medium=cpc&amp;utm_campaign=weblet" office:target-frame-name="_blank" xlink:show="new"><text:span text:style-name="T6">AY 4010</text:span></text:a><text:span text:style-name="T6"> </text:span><text:span text:style-name="T4">^</text:span></text:p>
          </table:table-cell>
          <table:table-cell table:style-name="Tabla10.B36" office:value-type="string">
            <text:p text:style-name="P8">Finnair</text:p>
          </table:table-cell>
          <table:table-cell table:style-name="Tabla10.C36" office:value-type="string">
            <text:p text:style-name="P8">8:58 AM</text:p>
          </table:table-cell>
          <table:table-cell table:style-name="Tabla10.D36" office:value-type="string">
            <text:p text:style-name="Table_20_Contents"><text:span text:style-name="T6">Aterrizo <text:line-break/></text:span><text:span text:style-name="T6"><draw:frame draw:style-name="fr1" draw:name="gráficos195" text:anchor-type="as-char" svg:width="0.185cm" svg:height="0.185cm" draw:z-index="1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92886&amp;airlineCode=AY&amp;flightNumber=40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7" office:value-type="string">
            <text:p text:style-name="Table_20_Contents"><text:a xlink:type="simple" xlink:href="https://www.flightstats.com/go/FlightStatus/flightStatusByFlight.do?id=366318869&amp;airlineCode=LH&amp;flightNumber=1124&amp;utm_source=34b64945a69b9cac:7b907964:13ed466ba45:3e7e&amp;utm_medium=cpc&amp;utm_campaign=weblet" office:target-frame-name="_blank" xlink:show="new"><text:span text:style-name="T6">LH 1124</text:span></text:a></text:p>
          </table:table-cell>
          <table:table-cell table:style-name="Tabla10.B37" office:value-type="string">
            <text:p text:style-name="P8">Lufthansa</text:p>
          </table:table-cell>
          <table:table-cell table:style-name="Tabla10.C37" office:value-type="string">
            <text:p text:style-name="P8">9:38 AM</text:p>
          </table:table-cell>
          <table:table-cell table:style-name="Tabla10.D37" office:value-type="string">
            <text:p text:style-name="Table_20_Contents"><text:span text:style-name="T6">Aterrizo <text:line-break/></text:span><text:span text:style-name="T6"><draw:frame draw:style-name="fr1" draw:name="gráficos196" text:anchor-type="as-char" svg:width="0.185cm" svg:height="0.185cm" draw:z-index="1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9&amp;airlineCode=LH&amp;flightNumber=11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8" office:value-type="string">
            <text:p text:style-name="Table_20_Contents"><text:a xlink:type="simple" xlink:href="https://www.flightstats.com/go/FlightStatus/flightStatusByFlight.do?id=366318869&amp;airlineCode=AC&amp;flightNumber=9184&amp;utm_source=34b64945a69b9cac:7b907964:13ed466ba45:3e7e&amp;utm_medium=cpc&amp;utm_campaign=weblet" office:target-frame-name="_blank" xlink:show="new"><text:span text:style-name="T6">AC 9184</text:span></text:a><text:span text:style-name="T6"> </text:span><text:span text:style-name="T4">^</text:span></text:p>
          </table:table-cell>
          <table:table-cell table:style-name="Tabla10.B38" office:value-type="string">
            <text:p text:style-name="P8">Air Canada</text:p>
          </table:table-cell>
          <table:table-cell table:style-name="Tabla10.C38" office:value-type="string">
            <text:p text:style-name="P8">9:38 AM</text:p>
          </table:table-cell>
          <table:table-cell table:style-name="Tabla10.D38" office:value-type="string">
            <text:p text:style-name="Table_20_Contents"><text:span text:style-name="T6">Aterrizo <text:line-break/></text:span><text:span text:style-name="T6"><draw:frame draw:style-name="fr1" draw:name="gráficos197" text:anchor-type="as-char" svg:width="0.185cm" svg:height="0.185cm" draw:z-index="18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9&amp;airlineCode=AC&amp;flightNumber=918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39" office:value-type="string">
            <text:p text:style-name="Table_20_Contents"><text:a xlink:type="simple" xlink:href="https://www.flightstats.com/go/FlightStatus/flightStatusByFlight.do?id=366318869&amp;airlineCode=UA&amp;flightNumber=8804&amp;utm_source=34b64945a69b9cac:7b907964:13ed466ba45:3e7e&amp;utm_medium=cpc&amp;utm_campaign=weblet" office:target-frame-name="_blank" xlink:show="new"><text:span text:style-name="T6">UA 8804</text:span></text:a><text:span text:style-name="T6"> </text:span><text:span text:style-name="T4">^</text:span></text:p>
          </table:table-cell>
          <table:table-cell table:style-name="Tabla10.B39" office:value-type="string">
            <text:p text:style-name="P8">United Airlines</text:p>
          </table:table-cell>
          <table:table-cell table:style-name="Tabla10.C39" office:value-type="string">
            <text:p text:style-name="P8">9:38 AM</text:p>
          </table:table-cell>
          <table:table-cell table:style-name="Tabla10.D39" office:value-type="string">
            <text:p text:style-name="Table_20_Contents"><text:span text:style-name="T6">Aterrizo <text:line-break/></text:span><text:span text:style-name="T6"><draw:frame draw:style-name="fr1" draw:name="gráficos198" text:anchor-type="as-char" svg:width="0.185cm" svg:height="0.185cm" draw:z-index="1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9&amp;airlineCode=UA&amp;flightNumber=88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0" office:value-type="string">
            <text:p text:style-name="Table_20_Contents"><text:a xlink:type="simple" xlink:href="https://www.flightstats.com/go/FlightStatus/flightStatusByFlight.do?id=366318869&amp;airlineCode=CA&amp;flightNumber=6291&amp;utm_source=34b64945a69b9cac:7b907964:13ed466ba45:3e7e&amp;utm_medium=cpc&amp;utm_campaign=weblet" office:target-frame-name="_blank" xlink:show="new"><text:span text:style-name="T6">CA 6291</text:span></text:a><text:span text:style-name="T6"> </text:span><text:span text:style-name="T4">^</text:span></text:p>
          </table:table-cell>
          <table:table-cell table:style-name="Tabla10.B40" office:value-type="string">
            <text:p text:style-name="P8">Air China</text:p>
          </table:table-cell>
          <table:table-cell table:style-name="Tabla10.C40" office:value-type="string">
            <text:p text:style-name="P8">9:38 AM</text:p>
          </table:table-cell>
          <table:table-cell table:style-name="Tabla10.D40" office:value-type="string">
            <text:p text:style-name="Table_20_Contents"><text:span text:style-name="T6">Aterrizo <text:line-break/></text:span><text:span text:style-name="T6"><draw:frame draw:style-name="fr1" draw:name="gráficos199" text:anchor-type="as-char" svg:width="0.185cm" svg:height="0.185cm" draw:z-index="1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9&amp;airlineCode=CA&amp;flightNumber=62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1" office:value-type="string">
            <text:p text:style-name="Table_20_Contents"><text:a xlink:type="simple" xlink:href="https://www.flightstats.com/go/FlightStatus/flightStatusByFlight.do?id=366318869&amp;airlineCode=SA&amp;flightNumber=7832&amp;utm_source=34b64945a69b9cac:7b907964:13ed466ba45:3e7e&amp;utm_medium=cpc&amp;utm_campaign=weblet" office:target-frame-name="_blank" xlink:show="new"><text:span text:style-name="T6">SA 7832</text:span></text:a><text:span text:style-name="T6"> </text:span><text:span text:style-name="T4">^</text:span></text:p>
          </table:table-cell>
          <table:table-cell table:style-name="Tabla10.B41" office:value-type="string">
            <text:p text:style-name="P8">South African Airways</text:p>
          </table:table-cell>
          <table:table-cell table:style-name="Tabla10.C41" office:value-type="string">
            <text:p text:style-name="P8">9:38 AM</text:p>
          </table:table-cell>
          <table:table-cell table:style-name="Tabla10.D41" office:value-type="string">
            <text:p text:style-name="Table_20_Contents"><text:span text:style-name="T6">Aterrizo <text:line-break/></text:span><text:span text:style-name="T6"><draw:frame draw:style-name="fr1" draw:name="gráficos200" text:anchor-type="as-char" svg:width="0.185cm" svg:height="0.185cm" draw:z-index="1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9&amp;airlineCode=SA&amp;flightNumber=783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2" office:value-type="string">
            <text:p text:style-name="Table_20_Contents"><text:a xlink:type="simple" xlink:href="https://www.flightstats.com/go/FlightStatus/flightStatusByFlight.do?id=366357437&amp;airlineCode=OK&amp;flightNumber=692&amp;utm_source=34b64945a69b9cac:7b907964:13ed466ba45:3e7e&amp;utm_medium=cpc&amp;utm_campaign=weblet" office:target-frame-name="_blank" xlink:show="new"><text:span text:style-name="T6">OK 692</text:span></text:a></text:p>
          </table:table-cell>
          <table:table-cell table:style-name="Tabla10.B42" office:value-type="string">
            <text:p text:style-name="P8">CSA</text:p>
          </table:table-cell>
          <table:table-cell table:style-name="Tabla10.C42" office:value-type="string">
            <text:p text:style-name="P8">9:36 AM</text:p>
          </table:table-cell>
          <table:table-cell table:style-name="Tabla10.D42" office:value-type="string">
            <text:p text:style-name="Table_20_Contents"><text:span text:style-name="T6">Aterrizo <text:line-break/></text:span><text:span text:style-name="T6"><draw:frame draw:style-name="fr1" draw:name="gráficos201" text:anchor-type="as-char" svg:width="0.185cm" svg:height="0.185cm" draw:z-index="18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7&amp;airlineCode=OK&amp;flightNumber=69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3" office:value-type="string">
            <text:p text:style-name="Table_20_Contents"><text:a xlink:type="simple" xlink:href="https://www.flightstats.com/go/FlightStatus/flightStatusByFlight.do?id=366357437&amp;airlineCode=UX&amp;flightNumber=3854&amp;utm_source=34b64945a69b9cac:7b907964:13ed466ba45:3e7e&amp;utm_medium=cpc&amp;utm_campaign=weblet" office:target-frame-name="_blank" xlink:show="new"><text:span text:style-name="T6">UX 3854</text:span></text:a><text:span text:style-name="T6"> </text:span><text:span text:style-name="T4">^</text:span></text:p>
          </table:table-cell>
          <table:table-cell table:style-name="Tabla10.B43" office:value-type="string">
            <text:p text:style-name="P8">Air Europa</text:p>
          </table:table-cell>
          <table:table-cell table:style-name="Tabla10.C43" office:value-type="string">
            <text:p text:style-name="P8">9:36 AM</text:p>
          </table:table-cell>
          <table:table-cell table:style-name="Tabla10.D43" office:value-type="string">
            <text:p text:style-name="Table_20_Contents"><text:span text:style-name="T6">Aterrizo <text:line-break/></text:span><text:span text:style-name="T6"><draw:frame draw:style-name="fr1" draw:name="gráficos202" text:anchor-type="as-char" svg:width="0.185cm" svg:height="0.185cm" draw:z-index="18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7&amp;airlineCode=UX&amp;flightNumber=385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4" office:value-type="string">
            <text:p text:style-name="Table_20_Contents"><text:a xlink:type="simple" xlink:href="https://www.flightstats.com/go/FlightStatus/flightStatusByFlight.do?id=366357437&amp;airlineCode=QS&amp;flightNumber=8692&amp;utm_source=34b64945a69b9cac:7b907964:13ed466ba45:3e7e&amp;utm_medium=cpc&amp;utm_campaign=weblet" office:target-frame-name="_blank" xlink:show="new"><text:span text:style-name="T6">QS 8692</text:span></text:a><text:span text:style-name="T6"> </text:span><text:span text:style-name="T4">^</text:span></text:p>
          </table:table-cell>
          <table:table-cell table:style-name="Tabla10.B44" office:value-type="string">
            <text:p text:style-name="P8">SmartWings</text:p>
          </table:table-cell>
          <table:table-cell table:style-name="Tabla10.C44" office:value-type="string">
            <text:p text:style-name="P8">9:36 AM</text:p>
          </table:table-cell>
          <table:table-cell table:style-name="Tabla10.D44" office:value-type="string">
            <text:p text:style-name="Table_20_Contents"><text:span text:style-name="T6">Aterrizo <text:line-break/></text:span><text:span text:style-name="T6"><draw:frame draw:style-name="fr1" draw:name="gráficos203" text:anchor-type="as-char" svg:width="0.185cm" svg:height="0.185cm" draw:z-index="18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7&amp;airlineCode=QS&amp;flightNumber=869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5" office:value-type="string">
            <text:p text:style-name="Table_20_Contents"><text:a xlink:type="simple" xlink:href="https://www.flightstats.com/go/FlightStatus/flightStatusByFlight.do?id=366357437&amp;airlineCode=IB&amp;flightNumber=7881&amp;utm_source=34b64945a69b9cac:7b907964:13ed466ba45:3e7e&amp;utm_medium=cpc&amp;utm_campaign=weblet" office:target-frame-name="_blank" xlink:show="new"><text:span text:style-name="T6">IB 7881</text:span></text:a><text:span text:style-name="T6"> </text:span><text:span text:style-name="T4">^</text:span></text:p>
          </table:table-cell>
          <table:table-cell table:style-name="Tabla10.B45" office:value-type="string">
            <text:p text:style-name="P8">Iberia</text:p>
          </table:table-cell>
          <table:table-cell table:style-name="Tabla10.C45" office:value-type="string">
            <text:p text:style-name="P8">9:36 AM</text:p>
          </table:table-cell>
          <table:table-cell table:style-name="Tabla10.D45" office:value-type="string">
            <text:p text:style-name="Table_20_Contents"><text:span text:style-name="T6">Aterrizo <text:line-break/></text:span><text:span text:style-name="T6"><draw:frame draw:style-name="fr1" draw:name="gráficos204" text:anchor-type="as-char" svg:width="0.185cm" svg:height="0.185cm" draw:z-index="1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7&amp;airlineCode=IB&amp;flightNumber=78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6" office:value-type="string">
            <text:p text:style-name="Table_20_Contents"><text:a xlink:type="simple" xlink:href="https://www.flightstats.com/go/FlightStatus/flightStatusByFlight.do?id=365879061&amp;airlineCode=DL&amp;flightNumber=476&amp;utm_source=34b64945a69b9cac:7b907964:13ed466ba45:3e7e&amp;utm_medium=cpc&amp;utm_campaign=weblet" office:target-frame-name="_blank" xlink:show="new"><text:span text:style-name="T6">DL 476</text:span></text:a></text:p>
          </table:table-cell>
          <table:table-cell table:style-name="Tabla10.B46" office:value-type="string">
            <text:p text:style-name="P8">Delta Air Lines</text:p>
          </table:table-cell>
          <table:table-cell table:style-name="Tabla10.C46" office:value-type="string">
            <text:p text:style-name="P8">9:25 AM</text:p>
          </table:table-cell>
          <table:table-cell table:style-name="Tabla10.D46" office:value-type="string">
            <text:p text:style-name="Table_20_Contents"><text:span text:style-name="T6">Aterrizo <text:line-break/></text:span><text:span text:style-name="T6"><draw:frame draw:style-name="fr1" draw:name="gráficos205" text:anchor-type="as-char" svg:width="0.185cm" svg:height="0.185cm" draw:z-index="1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79061&amp;airlineCode=DL&amp;flightNumber=47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7" office:value-type="string">
            <text:p text:style-name="Table_20_Contents"><text:a xlink:type="simple" xlink:href="https://www.flightstats.com/go/FlightStatus/flightStatusByFlight.do?id=365879061&amp;airlineCode=AM&amp;flightNumber=5904&amp;utm_source=34b64945a69b9cac:7b907964:13ed466ba45:3e7e&amp;utm_medium=cpc&amp;utm_campaign=weblet" office:target-frame-name="_blank" xlink:show="new"><text:span text:style-name="T6">AM 5904</text:span></text:a><text:span text:style-name="T6"> </text:span><text:span text:style-name="T4">^</text:span></text:p>
          </table:table-cell>
          <table:table-cell table:style-name="Tabla10.B47" office:value-type="string">
            <text:p text:style-name="P8">Aeromexico</text:p>
          </table:table-cell>
          <table:table-cell table:style-name="Tabla10.C47" office:value-type="string">
            <text:p text:style-name="P8">9:25 AM</text:p>
          </table:table-cell>
          <table:table-cell table:style-name="Tabla10.D47" office:value-type="string">
            <text:p text:style-name="Table_20_Contents"><text:span text:style-name="T6">Aterrizo <text:line-break/></text:span><text:span text:style-name="T6"><draw:frame draw:style-name="fr1" draw:name="gráficos206" text:anchor-type="as-char" svg:width="0.185cm" svg:height="0.185cm" draw:z-index="1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79061&amp;airlineCode=AM&amp;flightNumber=59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8" office:value-type="string">
            <text:p text:style-name="Table_20_Contents"><text:a xlink:type="simple" xlink:href="https://www.flightstats.com/go/FlightStatus/flightStatusByFlight.do?id=365879061&amp;airlineCode=KL&amp;flightNumber=6094&amp;utm_source=34b64945a69b9cac:7b907964:13ed466ba45:3e7e&amp;utm_medium=cpc&amp;utm_campaign=weblet" office:target-frame-name="_blank" xlink:show="new"><text:span text:style-name="T6">KL 6094</text:span></text:a><text:span text:style-name="T6"> </text:span><text:span text:style-name="T4">^</text:span></text:p>
          </table:table-cell>
          <table:table-cell table:style-name="Tabla10.B48" office:value-type="string">
            <text:p text:style-name="P8">KLM</text:p>
          </table:table-cell>
          <table:table-cell table:style-name="Tabla10.C48" office:value-type="string">
            <text:p text:style-name="P8">9:25 AM</text:p>
          </table:table-cell>
          <table:table-cell table:style-name="Tabla10.D48" office:value-type="string">
            <text:p text:style-name="Table_20_Contents"><text:span text:style-name="T6">Aterrizo <text:line-break/></text:span><text:span text:style-name="T6"><draw:frame draw:style-name="fr1" draw:name="gráficos207" text:anchor-type="as-char" svg:width="0.185cm" svg:height="0.185cm" draw:z-index="1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79061&amp;airlineCode=KL&amp;flightNumber=60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49" office:value-type="string">
            <text:p text:style-name="Table_20_Contents"><text:a xlink:type="simple" xlink:href="https://www.flightstats.com/go/FlightStatus/flightStatusByFlight.do?id=365879061&amp;airlineCode=AF&amp;flightNumber=3667&amp;utm_source=34b64945a69b9cac:7b907964:13ed466ba45:3e7e&amp;utm_medium=cpc&amp;utm_campaign=weblet" office:target-frame-name="_blank" xlink:show="new"><text:span text:style-name="T6">AF 3667</text:span></text:a><text:span text:style-name="T6"> </text:span><text:span text:style-name="T4">^</text:span></text:p>
          </table:table-cell>
          <table:table-cell table:style-name="Tabla10.B49" office:value-type="string">
            <text:p text:style-name="P8">Air France</text:p>
          </table:table-cell>
          <table:table-cell table:style-name="Tabla10.C49" office:value-type="string">
            <text:p text:style-name="P8">9:25 AM</text:p>
          </table:table-cell>
          <table:table-cell table:style-name="Tabla10.D49" office:value-type="string">
            <text:p text:style-name="Table_20_Contents"><text:span text:style-name="T6">Aterrizo <text:line-break/></text:span><text:span text:style-name="T6"><draw:frame draw:style-name="fr1" draw:name="gráficos208" text:anchor-type="as-char" svg:width="0.185cm" svg:height="0.185cm" draw:z-index="1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79061&amp;airlineCode=AF&amp;flightNumber=36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0" office:value-type="string">
            <text:p text:style-name="Table_20_Contents"><text:a xlink:type="simple" xlink:href="https://www.flightstats.com/go/FlightStatus/flightStatusByFlight.do?id=366341206&amp;airlineCode=VY&amp;flightNumber=3713&amp;utm_source=34b64945a69b9cac:7b907964:13ed466ba45:3e7e&amp;utm_medium=cpc&amp;utm_campaign=weblet" office:target-frame-name="_blank" xlink:show="new"><text:span text:style-name="T6">VY 3713</text:span></text:a></text:p>
          </table:table-cell>
          <table:table-cell table:style-name="Tabla10.B50" office:value-type="string">
            <text:p text:style-name="P8">Vueling</text:p>
          </table:table-cell>
          <table:table-cell table:style-name="Tabla10.C50" office:value-type="string">
            <text:p text:style-name="P8">9:35 AM</text:p>
          </table:table-cell>
          <table:table-cell table:style-name="Tabla10.D50" office:value-type="string">
            <text:p text:style-name="Table_20_Contents"><text:span text:style-name="T6">Aterrizo <text:line-break/></text:span><text:span text:style-name="T6"><draw:frame draw:style-name="fr1" draw:name="gráficos209" text:anchor-type="as-char" svg:width="0.185cm" svg:height="0.185cm" draw:z-index="1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6&amp;airlineCode=VY&amp;flightNumber=37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1" office:value-type="string">
            <text:p text:style-name="Table_20_Contents"><text:a xlink:type="simple" xlink:href="https://www.flightstats.com/go/FlightStatus/flightStatusByFlight.do?id=366341206&amp;airlineCode=IB&amp;flightNumber=5689&amp;utm_source=34b64945a69b9cac:7b907964:13ed466ba45:3e7e&amp;utm_medium=cpc&amp;utm_campaign=weblet" office:target-frame-name="_blank" xlink:show="new"><text:span text:style-name="T6">IB 5689</text:span></text:a><text:span text:style-name="T6"> </text:span><text:span text:style-name="T4">^</text:span></text:p>
          </table:table-cell>
          <table:table-cell table:style-name="Tabla10.B51" office:value-type="string">
            <text:p text:style-name="P8">Iberia</text:p>
          </table:table-cell>
          <table:table-cell table:style-name="Tabla10.C51" office:value-type="string">
            <text:p text:style-name="P8">9:35 AM</text:p>
          </table:table-cell>
          <table:table-cell table:style-name="Tabla10.D51" office:value-type="string">
            <text:p text:style-name="Table_20_Contents"><text:span text:style-name="T6">Aterrizo <text:line-break/></text:span><text:span text:style-name="T6"><draw:frame draw:style-name="fr1" draw:name="gráficos210" text:anchor-type="as-char" svg:width="0.185cm" svg:height="0.185cm" draw:z-index="19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6&amp;airlineCode=IB&amp;flightNumber=568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2" office:value-type="string">
            <text:p text:style-name="Table_20_Contents"><text:a xlink:type="simple" xlink:href="https://www.flightstats.com/go/FlightStatus/flightStatusByFlight.do?id=366339090&amp;airlineCode=TP&amp;flightNumber=1038&amp;utm_source=34b64945a69b9cac:7b907964:13ed466ba45:3e7e&amp;utm_medium=cpc&amp;utm_campaign=weblet" office:target-frame-name="_blank" xlink:show="new"><text:span text:style-name="T6">TP 1038</text:span></text:a></text:p>
          </table:table-cell>
          <table:table-cell table:style-name="Tabla10.B52" office:value-type="string">
            <text:p text:style-name="P8">TAP Portugal</text:p>
          </table:table-cell>
          <table:table-cell table:style-name="Tabla10.C52" office:value-type="string">
            <text:p text:style-name="P8">9:30 AM</text:p>
          </table:table-cell>
          <table:table-cell table:style-name="Tabla10.D52" office:value-type="string">
            <text:p text:style-name="Table_20_Contents"><text:span text:style-name="T6">Aterrizo <text:line-break/></text:span><text:span text:style-name="T6"><draw:frame draw:style-name="fr1" draw:name="gráficos211" text:anchor-type="as-char" svg:width="0.185cm" svg:height="0.185cm" draw:z-index="1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090&amp;airlineCode=TP&amp;flightNumber=10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3" office:value-type="string">
            <text:p text:style-name="Table_20_Contents"><text:a xlink:type="simple" xlink:href="https://www.flightstats.com/go/FlightStatus/flightStatusByFlight.do?id=366339090&amp;airlineCode=S4&amp;flightNumber=8748&amp;utm_source=34b64945a69b9cac:7b907964:13ed466ba45:3e7e&amp;utm_medium=cpc&amp;utm_campaign=weblet" office:target-frame-name="_blank" xlink:show="new"><text:span text:style-name="T6">S4 8748</text:span></text:a><text:span text:style-name="T6"> </text:span><text:span text:style-name="T4">^</text:span></text:p>
          </table:table-cell>
          <table:table-cell table:style-name="Tabla10.B53" office:value-type="string">
            <text:p text:style-name="P8">SATA Internacional</text:p>
          </table:table-cell>
          <table:table-cell table:style-name="Tabla10.C53" office:value-type="string">
            <text:p text:style-name="P8">9:30 AM</text:p>
          </table:table-cell>
          <table:table-cell table:style-name="Tabla10.D53" office:value-type="string">
            <text:p text:style-name="Table_20_Contents"><text:span text:style-name="T6">Aterrizo <text:line-break/></text:span><text:span text:style-name="T6"><draw:frame draw:style-name="fr1" draw:name="gráficos212" text:anchor-type="as-char" svg:width="0.185cm" svg:height="0.185cm" draw:z-index="19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090&amp;airlineCode=S4&amp;flightNumber=87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4" office:value-type="string">
            <text:p text:style-name="Table_20_Contents"><text:a xlink:type="simple" xlink:href="https://www.flightstats.com/go/FlightStatus/flightStatusByFlight.do?id=366339090&amp;airlineCode=TK&amp;flightNumber=8115&amp;utm_source=34b64945a69b9cac:7b907964:13ed466ba45:3e7e&amp;utm_medium=cpc&amp;utm_campaign=weblet" office:target-frame-name="_blank" xlink:show="new"><text:span text:style-name="T6">TK 8115</text:span></text:a><text:span text:style-name="T6"> </text:span><text:span text:style-name="T4">^</text:span></text:p>
          </table:table-cell>
          <table:table-cell table:style-name="Tabla10.B54" office:value-type="string">
            <text:p text:style-name="P8">Turkish Airlines</text:p>
          </table:table-cell>
          <table:table-cell table:style-name="Tabla10.C54" office:value-type="string">
            <text:p text:style-name="P8">9:30 AM</text:p>
          </table:table-cell>
          <table:table-cell table:style-name="Tabla10.D54" office:value-type="string">
            <text:p text:style-name="Table_20_Contents"><text:span text:style-name="T6">Aterrizo <text:line-break/></text:span><text:span text:style-name="T6"><draw:frame draw:style-name="fr1" draw:name="gráficos213" text:anchor-type="as-char" svg:width="0.185cm" svg:height="0.185cm" draw:z-index="1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090&amp;airlineCode=TK&amp;flightNumber=81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5" office:value-type="string">
            <text:p text:style-name="Table_20_Contents"><text:a xlink:type="simple" xlink:href="https://www.flightstats.com/go/FlightStatus/flightStatusByFlight.do?id=366337617&amp;airlineCode=BA&amp;flightNumber=2706&amp;utm_source=34b64945a69b9cac:7b907964:13ed466ba45:3e7e&amp;utm_medium=cpc&amp;utm_campaign=weblet" office:target-frame-name="_blank" xlink:show="new"><text:span text:style-name="T6">BA 2706</text:span></text:a></text:p>
          </table:table-cell>
          <table:table-cell table:style-name="Tabla10.B55" office:value-type="string">
            <text:p text:style-name="P8">British Airways</text:p>
          </table:table-cell>
          <table:table-cell table:style-name="Tabla10.C55" office:value-type="string">
            <text:p text:style-name="P8">9:37 AM</text:p>
          </table:table-cell>
          <table:table-cell table:style-name="Tabla10.D55" office:value-type="string">
            <text:p text:style-name="Table_20_Contents"><text:span text:style-name="T6">Aterrizo <text:line-break/></text:span><text:span text:style-name="T6"><draw:frame draw:style-name="fr1" draw:name="gráficos214" text:anchor-type="as-char" svg:width="0.185cm" svg:height="0.185cm" draw:z-index="19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7&amp;airlineCode=BA&amp;flightNumber=27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6" office:value-type="string">
            <text:p text:style-name="Table_20_Contents"><text:a xlink:type="simple" xlink:href="https://www.flightstats.com/go/FlightStatus/flightStatusByFlight.do?id=366337617&amp;airlineCode=IB&amp;flightNumber=4694&amp;utm_source=34b64945a69b9cac:7b907964:13ed466ba45:3e7e&amp;utm_medium=cpc&amp;utm_campaign=weblet" office:target-frame-name="_blank" xlink:show="new"><text:span text:style-name="T6">IB 4694</text:span></text:a><text:span text:style-name="T6"> </text:span><text:span text:style-name="T4">^</text:span></text:p>
          </table:table-cell>
          <table:table-cell table:style-name="Tabla10.B56" office:value-type="string">
            <text:p text:style-name="P8">Iberia</text:p>
          </table:table-cell>
          <table:table-cell table:style-name="Tabla10.C56" office:value-type="string">
            <text:p text:style-name="P8">9:37 AM</text:p>
          </table:table-cell>
          <table:table-cell table:style-name="Tabla10.D56" office:value-type="string">
            <text:p text:style-name="Table_20_Contents"><text:span text:style-name="T6">Aterrizo <text:line-break/></text:span><text:span text:style-name="T6"><draw:frame draw:style-name="fr1" draw:name="gráficos215" text:anchor-type="as-char" svg:width="0.185cm" svg:height="0.185cm" draw:z-index="19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7&amp;airlineCode=IB&amp;flightNumber=46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7" office:value-type="string">
            <text:p text:style-name="Table_20_Contents"><text:a xlink:type="simple" xlink:href="https://www.flightstats.com/go/FlightStatus/flightStatusByFlight.do?id=366374088&amp;airlineCode=HG&amp;flightNumber=8008&amp;utm_source=34b64945a69b9cac:7b907964:13ed466ba45:3e7e&amp;utm_medium=cpc&amp;utm_campaign=weblet" office:target-frame-name="_blank" xlink:show="new"><text:span text:style-name="T6">HG 8008</text:span></text:a></text:p>
          </table:table-cell>
          <table:table-cell table:style-name="Tabla10.B57" office:value-type="string">
            <text:p text:style-name="P8">NIKI</text:p>
          </table:table-cell>
          <table:table-cell table:style-name="Tabla10.C57" office:value-type="string">
            <text:p text:style-name="P8">9:41 AM</text:p>
          </table:table-cell>
          <table:table-cell table:style-name="Tabla10.D57" office:value-type="string">
            <text:p text:style-name="Table_20_Contents"><text:span text:style-name="T6">Aterrizo <text:line-break/></text:span><text:span text:style-name="T6"><draw:frame draw:style-name="fr1" draw:name="gráficos216" text:anchor-type="as-char" svg:width="0.185cm" svg:height="0.185cm" draw:z-index="19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8&amp;airlineCode=HG&amp;flightNumber=80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8" office:value-type="string">
            <text:p text:style-name="Table_20_Contents"><text:a xlink:type="simple" xlink:href="https://www.flightstats.com/go/FlightStatus/flightStatusByFlight.do?id=366374088&amp;airlineCode=AB&amp;flightNumber=8008&amp;utm_source=34b64945a69b9cac:7b907964:13ed466ba45:3e7e&amp;utm_medium=cpc&amp;utm_campaign=weblet" office:target-frame-name="_blank" xlink:show="new"><text:span text:style-name="T6">AB 8008</text:span></text:a><text:span text:style-name="T6"> </text:span><text:span text:style-name="T4">^</text:span></text:p>
          </table:table-cell>
          <table:table-cell table:style-name="Tabla10.B58" office:value-type="string">
            <text:p text:style-name="P8">Air Berlin</text:p>
          </table:table-cell>
          <table:table-cell table:style-name="Tabla10.C58" office:value-type="string">
            <text:p text:style-name="P8">9:41 AM</text:p>
          </table:table-cell>
          <table:table-cell table:style-name="Tabla10.D58" office:value-type="string">
            <text:p text:style-name="Table_20_Contents"><text:span text:style-name="T6">Aterrizo <text:line-break/></text:span><text:span text:style-name="T6"><draw:frame draw:style-name="fr1" draw:name="gráficos217" text:anchor-type="as-char" svg:width="0.185cm" svg:height="0.185cm" draw:z-index="2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8&amp;airlineCode=AB&amp;flightNumber=80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59" office:value-type="string">
            <text:p text:style-name="Table_20_Contents"><text:a xlink:type="simple" xlink:href="https://www.flightstats.com/go/FlightStatus/flightStatusByFlight.do?id=367635844&amp;airlineCode=VY&amp;flightNumber=801&amp;utm_source=34b64945a69b9cac:7b907964:13ed466ba45:3e7e&amp;utm_medium=cpc&amp;utm_campaign=weblet" office:target-frame-name="_blank" xlink:show="new"><text:span text:style-name="T6">VY 801</text:span></text:a></text:p>
          </table:table-cell>
          <table:table-cell table:style-name="Tabla10.B59" office:value-type="string">
            <text:p text:style-name="P8">Vueling</text:p>
          </table:table-cell>
          <table:table-cell table:style-name="Tabla10.C59" office:value-type="string">
            <text:p text:style-name="P8">9:50 AM</text:p>
          </table:table-cell>
          <table:table-cell table:style-name="Tabla10.D59" office:value-type="string">
            <text:p text:style-name="P8">Aterrizo </text:p>
          </table:table-cell>
        </table:table-row>
        <table:table-row>
          <table:table-cell table:style-name="Tabla10.A60" office:value-type="string">
            <text:p text:style-name="Table_20_Contents"><text:a xlink:type="simple" xlink:href="https://www.flightstats.com/go/FlightStatus/flightStatusByFlight.do?id=366290330&amp;airlineCode=VY&amp;flightNumber=1301&amp;utm_source=34b64945a69b9cac:7b907964:13ed466ba45:3e7e&amp;utm_medium=cpc&amp;utm_campaign=weblet" office:target-frame-name="_blank" xlink:show="new"><text:span text:style-name="T6">VY 1301</text:span></text:a></text:p>
          </table:table-cell>
          <table:table-cell table:style-name="Tabla10.B60" office:value-type="string">
            <text:p text:style-name="P8">Vueling</text:p>
          </table:table-cell>
          <table:table-cell table:style-name="Tabla10.C60" office:value-type="string">
            <text:p text:style-name="P8">9:51 AM</text:p>
          </table:table-cell>
          <table:table-cell table:style-name="Tabla10.D60" office:value-type="string">
            <text:p text:style-name="Table_20_Contents"><text:span text:style-name="T6">Aterrizo <text:line-break/></text:span><text:span text:style-name="T6"><draw:frame draw:style-name="fr1" draw:name="gráficos218" text:anchor-type="as-char" svg:width="0.185cm" svg:height="0.185cm" draw:z-index="20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0&amp;airlineCode=VY&amp;flightNumber=13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1" office:value-type="string">
            <text:p text:style-name="Table_20_Contents"><text:a xlink:type="simple" xlink:href="https://www.flightstats.com/go/FlightStatus/flightStatusByFlight.do?id=366290330&amp;airlineCode=IB&amp;flightNumber=5603&amp;utm_source=34b64945a69b9cac:7b907964:13ed466ba45:3e7e&amp;utm_medium=cpc&amp;utm_campaign=weblet" office:target-frame-name="_blank" xlink:show="new"><text:span text:style-name="T6">IB 5603</text:span></text:a><text:span text:style-name="T6"> </text:span><text:span text:style-name="T4">^</text:span></text:p>
          </table:table-cell>
          <table:table-cell table:style-name="Tabla10.B61" office:value-type="string">
            <text:p text:style-name="P8">Iberia</text:p>
          </table:table-cell>
          <table:table-cell table:style-name="Tabla10.C61" office:value-type="string">
            <text:p text:style-name="P8">9:51 AM</text:p>
          </table:table-cell>
          <table:table-cell table:style-name="Tabla10.D61" office:value-type="string">
            <text:p text:style-name="Table_20_Contents"><text:span text:style-name="T6">Aterrizo <text:line-break/></text:span><text:span text:style-name="T6"><draw:frame draw:style-name="fr1" draw:name="gráficos219" text:anchor-type="as-char" svg:width="0.185cm" svg:height="0.185cm" draw:z-index="2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0&amp;airlineCode=IB&amp;flightNumber=56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0.A62" office:value-type="string">
            <text:p text:style-name="Table_20_Contents"><text:a xlink:type="simple" xlink:href="https://www.flightstats.com/go/FlightStatus/flightStatusByFlight.do?id=366352272&amp;airlineCode=VY&amp;flightNumber=8011&amp;utm_source=34b64945a69b9cac:7b907964:13ed466ba45:3e7e&amp;utm_medium=cpc&amp;utm_campaign=weblet" office:target-frame-name="_blank" xlink:show="new"><text:span text:style-name="T6">VY 8011</text:span></text:a></text:p>
          </table:table-cell>
          <table:table-cell table:style-name="Tabla10.B62" office:value-type="string">
            <text:p text:style-name="P8">Vueling</text:p>
          </table:table-cell>
          <table:table-cell table:style-name="Tabla10.C62" office:value-type="string">
            <text:p text:style-name="P8">9:44 AM</text:p>
          </table:table-cell>
          <table:table-cell table:style-name="Tabla10.D62" office:value-type="string">
            <text:p text:style-name="Table_20_Contents"><text:span text:style-name="T6">Aterrizo <text:line-break/></text:span><text:span text:style-name="T6"><draw:frame draw:style-name="fr1" draw:name="gráficos220" text:anchor-type="as-char" svg:width="0.185cm" svg:height="0.185cm" draw:z-index="20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2&amp;airlineCode=VY&amp;flightNumber=80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3" office:value-type="string">
            <text:p text:style-name="Table_20_Contents"><text:a xlink:type="simple" xlink:href="https://www.flightstats.com/go/FlightStatus/flightStatusByFlight.do?id=366352272&amp;airlineCode=IB&amp;flightNumber=5522&amp;utm_source=34b64945a69b9cac:7b907964:13ed466ba45:3e7e&amp;utm_medium=cpc&amp;utm_campaign=weblet" office:target-frame-name="_blank" xlink:show="new"><text:span text:style-name="T6">IB 5522</text:span></text:a><text:span text:style-name="T6"> </text:span><text:span text:style-name="T4">^</text:span></text:p>
          </table:table-cell>
          <table:table-cell table:style-name="Tabla10.B63" office:value-type="string">
            <text:p text:style-name="P8">Iberia</text:p>
          </table:table-cell>
          <table:table-cell table:style-name="Tabla10.C63" office:value-type="string">
            <text:p text:style-name="P8">9:44 AM</text:p>
          </table:table-cell>
          <table:table-cell table:style-name="Tabla10.D63" office:value-type="string">
            <text:p text:style-name="Table_20_Contents"><text:span text:style-name="T6">Aterrizo <text:line-break/></text:span><text:span text:style-name="T6"><draw:frame draw:style-name="fr1" draw:name="gráficos221" text:anchor-type="as-char" svg:width="0.185cm" svg:height="0.185cm" draw:z-index="20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2&amp;airlineCode=IB&amp;flightNumber=55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4" office:value-type="string">
            <text:p text:style-name="Table_20_Contents"><text:a xlink:type="simple" xlink:href="https://www.flightstats.com/go/FlightStatus/flightStatusByFlight.do?id=366338944&amp;airlineCode=CT&amp;flightNumber=5050&amp;utm_source=34b64945a69b9cac:7b907964:13ed466ba45:3e7e&amp;utm_medium=cpc&amp;utm_campaign=weblet" office:target-frame-name="_blank" xlink:show="new"><text:span text:style-name="T6">CT 5050</text:span></text:a></text:p>
          </table:table-cell>
          <table:table-cell table:style-name="Tabla10.B64" office:value-type="string">
            <text:p text:style-name="P8">Alitalia CityLiner</text:p>
          </table:table-cell>
          <table:table-cell table:style-name="Tabla10.C64" office:value-type="string">
            <text:p text:style-name="P8">9:55 AM</text:p>
          </table:table-cell>
          <table:table-cell table:style-name="Tabla10.D64" office:value-type="string">
            <text:p text:style-name="P8">Programado </text:p>
          </table:table-cell>
        </table:table-row>
        <table:table-row>
          <table:table-cell table:style-name="Tabla10.A65" office:value-type="string">
            <text:p text:style-name="Table_20_Contents"><text:a xlink:type="simple" xlink:href="https://www.flightstats.com/go/FlightStatus/flightStatusByFlight.do?id=366338944&amp;airlineCode=XM&amp;flightNumber=5050&amp;utm_source=34b64945a69b9cac:7b907964:13ed466ba45:3e7e&amp;utm_medium=cpc&amp;utm_campaign=weblet" office:target-frame-name="_blank" xlink:show="new"><text:span text:style-name="T6">XM 5050</text:span></text:a><text:span text:style-name="T6"> </text:span><text:span text:style-name="T4">^</text:span></text:p>
          </table:table-cell>
          <table:table-cell table:style-name="Tabla10.B65" office:value-type="string">
            <text:p text:style-name="P8">C.A.I. First</text:p>
          </table:table-cell>
          <table:table-cell table:style-name="Tabla10.C65" office:value-type="string">
            <text:p text:style-name="P8">9:55 AM</text:p>
          </table:table-cell>
          <table:table-cell table:style-name="Tabla10.D65" office:value-type="string">
            <text:p text:style-name="P8">Programado </text:p>
          </table:table-cell>
        </table:table-row>
        <table:table-row>
          <table:table-cell table:style-name="Tabla10.A66" office:value-type="string">
            <text:p text:style-name="Table_20_Contents"><text:a xlink:type="simple" xlink:href="https://www.flightstats.com/go/FlightStatus/flightStatusByFlight.do?id=366338944&amp;airlineCode=AZ&amp;flightNumber=7894&amp;utm_source=34b64945a69b9cac:7b907964:13ed466ba45:3e7e&amp;utm_medium=cpc&amp;utm_campaign=weblet" office:target-frame-name="_blank" xlink:show="new"><text:span text:style-name="T6">AZ 7894</text:span></text:a><text:span text:style-name="T6"> </text:span><text:span text:style-name="T4">^</text:span></text:p>
          </table:table-cell>
          <table:table-cell table:style-name="Tabla10.B66" office:value-type="string">
            <text:p text:style-name="P8">Alitalia</text:p>
          </table:table-cell>
          <table:table-cell table:style-name="Tabla10.C66" office:value-type="string">
            <text:p text:style-name="P8">9:55 AM</text:p>
          </table:table-cell>
          <table:table-cell table:style-name="Tabla10.D66" office:value-type="string">
            <text:p text:style-name="P8">Programado </text:p>
          </table:table-cell>
        </table:table-row>
        <table:table-row>
          <table:table-cell table:style-name="Tabla10.A67" office:value-type="string">
            <text:p text:style-name="Table_20_Contents"><text:a xlink:type="simple" xlink:href="https://www.flightstats.com/go/FlightStatus/flightStatusByFlight.do?id=366299883&amp;airlineCode=U2&amp;flightNumber=1073&amp;utm_source=34b64945a69b9cac:7b907964:13ed466ba45:3e7e&amp;utm_medium=cpc&amp;utm_campaign=weblet" office:target-frame-name="_blank" xlink:show="new"><text:span text:style-name="T6">U2 1073</text:span></text:a></text:p>
          </table:table-cell>
          <table:table-cell table:style-name="Tabla10.B67" office:value-type="string">
            <text:p text:style-name="P8">easyJet</text:p>
          </table:table-cell>
          <table:table-cell table:style-name="Tabla10.C67" office:value-type="string">
            <text:p text:style-name="P8">9:45 AM</text:p>
          </table:table-cell>
          <table:table-cell table:style-name="Tabla10.D67" office:value-type="string">
            <text:p text:style-name="Table_20_Contents"><text:span text:style-name="T6">Aterrizo <text:line-break/></text:span><text:span text:style-name="T6"><draw:frame draw:style-name="fr1" draw:name="gráficos228" text:anchor-type="as-char" svg:width="0.185cm" svg:height="0.185cm" draw:z-index="2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883&amp;airlineCode=U2&amp;flightNumber=10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8" office:value-type="string">
            <text:p text:style-name="Table_20_Contents"><text:a xlink:type="simple" xlink:href="https://www.flightstats.com/go/FlightStatus/flightStatusByFlight.do?id=366296065&amp;airlineCode=VY&amp;flightNumber=1421&amp;utm_source=34b64945a69b9cac:7b907964:13ed466ba45:3e7e&amp;utm_medium=cpc&amp;utm_campaign=weblet" office:target-frame-name="_blank" xlink:show="new"><text:span text:style-name="T6">VY 1421</text:span></text:a></text:p>
          </table:table-cell>
          <table:table-cell table:style-name="Tabla10.B68" office:value-type="string">
            <text:p text:style-name="P8">Vueling</text:p>
          </table:table-cell>
          <table:table-cell table:style-name="Tabla10.C68" office:value-type="string">
            <text:p text:style-name="P8">9:51 AM</text:p>
          </table:table-cell>
          <table:table-cell table:style-name="Tabla10.D68" office:value-type="string">
            <text:p text:style-name="Table_20_Contents"><text:span text:style-name="T6">Aterrizo <text:line-break/></text:span><text:span text:style-name="T6"><draw:frame draw:style-name="fr1" draw:name="gráficos229" text:anchor-type="as-char" svg:width="0.185cm" svg:height="0.185cm" draw:z-index="2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5&amp;airlineCode=VY&amp;flightNumber=14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69" office:value-type="string">
            <text:p text:style-name="Table_20_Contents"><text:a xlink:type="simple" xlink:href="https://www.flightstats.com/go/FlightStatus/flightStatusByFlight.do?id=366296065&amp;airlineCode=IB&amp;flightNumber=5607&amp;utm_source=34b64945a69b9cac:7b907964:13ed466ba45:3e7e&amp;utm_medium=cpc&amp;utm_campaign=weblet" office:target-frame-name="_blank" xlink:show="new"><text:span text:style-name="T6">IB 5607</text:span></text:a><text:span text:style-name="T6"> </text:span><text:span text:style-name="T4">^</text:span></text:p>
          </table:table-cell>
          <table:table-cell table:style-name="Tabla10.B69" office:value-type="string">
            <text:p text:style-name="P8">Iberia</text:p>
          </table:table-cell>
          <table:table-cell table:style-name="Tabla10.C69" office:value-type="string">
            <text:p text:style-name="P8">9:51 AM</text:p>
          </table:table-cell>
          <table:table-cell table:style-name="Tabla10.D69" office:value-type="string">
            <text:p text:style-name="Table_20_Contents"><text:span text:style-name="T6">Aterrizo <text:line-break/></text:span><text:span text:style-name="T6"><draw:frame draw:style-name="fr1" draw:name="gráficos230" text:anchor-type="as-char" svg:width="0.185cm" svg:height="0.185cm" draw:z-index="2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5&amp;airlineCode=IB&amp;flightNumber=56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0" office:value-type="string">
            <text:p text:style-name="Table_20_Contents"><text:a xlink:type="simple" xlink:href="https://www.flightstats.com/go/FlightStatus/flightStatusByFlight.do?id=367633959&amp;airlineCode=FR&amp;flightNumber=6875&amp;utm_source=34b64945a69b9cac:7b907964:13ed466ba45:3e7e&amp;utm_medium=cpc&amp;utm_campaign=weblet" office:target-frame-name="_blank" xlink:show="new"><text:span text:style-name="T6">FR 6875</text:span></text:a></text:p>
          </table:table-cell>
          <table:table-cell table:style-name="Tabla10.B70" office:value-type="string">
            <text:p text:style-name="P8">Ryanair</text:p>
          </table:table-cell>
          <table:table-cell table:style-name="Tabla10.C70" office:value-type="string">
            <text:p text:style-name="P8">10:59 AM</text:p>
          </table:table-cell>
          <table:table-cell table:style-name="Tabla10.D70" office:value-type="string">
            <text:p text:style-name="Table_20_Contents"><text:span text:style-name="T6">Aterrizo <text:line-break/></text:span><text:span text:style-name="T6"><draw:frame draw:style-name="fr1" draw:name="gráficos231" text:anchor-type="as-char" svg:width="0.185cm" svg:height="0.185cm" draw:z-index="20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7633959&amp;airlineCode=FR&amp;flightNumber=687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71" office:value-type="string">
            <text:p text:style-name="Table_20_Contents"><text:a xlink:type="simple" xlink:href="https://www.flightstats.com/go/FlightStatus/flightStatusByFlight.do?id=367634153&amp;airlineCode=FR&amp;flightNumber=6354&amp;utm_source=34b64945a69b9cac:7b907964:13ed466ba45:3e7e&amp;utm_medium=cpc&amp;utm_campaign=weblet" office:target-frame-name="_blank" xlink:show="new"><text:span text:style-name="T6">FR 6354</text:span></text:a></text:p>
          </table:table-cell>
          <table:table-cell table:style-name="Tabla10.B71" office:value-type="string">
            <text:p text:style-name="P8">Ryanair</text:p>
          </table:table-cell>
          <table:table-cell table:style-name="Tabla10.C71" office:value-type="string">
            <text:p text:style-name="P8">10:06 AM</text:p>
          </table:table-cell>
          <table:table-cell table:style-name="Tabla10.D71" office:value-type="string">
            <text:p text:style-name="Table_20_Contents"><text:span text:style-name="T6">Aterrizo <text:line-break/></text:span><text:span text:style-name="T6"><draw:frame draw:style-name="fr1" draw:name="gráficos232" text:anchor-type="as-char" svg:width="0.185cm" svg:height="0.185cm" draw:z-index="2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53&amp;airlineCode=FR&amp;flightNumber=635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2" office:value-type="string">
            <text:p text:style-name="Table_20_Contents"><text:a xlink:type="simple" xlink:href="https://www.flightstats.com/go/FlightStatus/flightStatusByFlight.do?id=366290731&amp;airlineCode=KL&amp;flightNumber=1665&amp;utm_source=34b64945a69b9cac:7b907964:13ed466ba45:3e7e&amp;utm_medium=cpc&amp;utm_campaign=weblet" office:target-frame-name="_blank" xlink:show="new"><text:span text:style-name="T6">KL 1665</text:span></text:a></text:p>
          </table:table-cell>
          <table:table-cell table:style-name="Tabla10.B72" office:value-type="string">
            <text:p text:style-name="P8">KLM</text:p>
          </table:table-cell>
          <table:table-cell table:style-name="Tabla10.C72" office:value-type="string">
            <text:p text:style-name="P8">9:58 AM</text:p>
          </table:table-cell>
          <table:table-cell table:style-name="Tabla10.D72" office:value-type="string">
            <text:p text:style-name="Table_20_Contents"><text:span text:style-name="T6">Aterrizo <text:line-break/></text:span><text:span text:style-name="T6"><draw:frame draw:style-name="fr1" draw:name="gráficos233" text:anchor-type="as-char" svg:width="0.185cm" svg:height="0.185cm" draw:z-index="2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KL&amp;flightNumber=16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3" office:value-type="string">
            <text:p text:style-name="Table_20_Contents"><text:a xlink:type="simple" xlink:href="https://www.flightstats.com/go/FlightStatus/flightStatusByFlight.do?id=366290731&amp;airlineCode=CZ&amp;flightNumber=7944&amp;utm_source=34b64945a69b9cac:7b907964:13ed466ba45:3e7e&amp;utm_medium=cpc&amp;utm_campaign=weblet" office:target-frame-name="_blank" xlink:show="new"><text:span text:style-name="T6">CZ 7944</text:span></text:a><text:span text:style-name="T6"> </text:span><text:span text:style-name="T4">^</text:span></text:p>
          </table:table-cell>
          <table:table-cell table:style-name="Tabla10.B73" office:value-type="string">
            <text:p text:style-name="P8">China Southern Airlines</text:p>
          </table:table-cell>
          <table:table-cell table:style-name="Tabla10.C73" office:value-type="string">
            <text:p text:style-name="P8">9:58 AM</text:p>
          </table:table-cell>
          <table:table-cell table:style-name="Tabla10.D73" office:value-type="string">
            <text:p text:style-name="Table_20_Contents"><text:span text:style-name="T6">Aterrizo <text:line-break/></text:span><text:span text:style-name="T6"><draw:frame draw:style-name="fr1" draw:name="gráficos234" text:anchor-type="as-char" svg:width="0.185cm" svg:height="0.185cm" draw:z-index="2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CZ&amp;flightNumber=79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4" office:value-type="string">
            <text:p text:style-name="Table_20_Contents"><text:a xlink:type="simple" xlink:href="https://www.flightstats.com/go/FlightStatus/flightStatusByFlight.do?id=366290731&amp;airlineCode=DL&amp;flightNumber=9601&amp;utm_source=34b64945a69b9cac:7b907964:13ed466ba45:3e7e&amp;utm_medium=cpc&amp;utm_campaign=weblet" office:target-frame-name="_blank" xlink:show="new"><text:span text:style-name="T6">DL 9601</text:span></text:a><text:span text:style-name="T6"> </text:span><text:span text:style-name="T4">^</text:span></text:p>
          </table:table-cell>
          <table:table-cell table:style-name="Tabla10.B74" office:value-type="string">
            <text:p text:style-name="P8">Delta Air Lines</text:p>
          </table:table-cell>
          <table:table-cell table:style-name="Tabla10.C74" office:value-type="string">
            <text:p text:style-name="P8">9:58 AM</text:p>
          </table:table-cell>
          <table:table-cell table:style-name="Tabla10.D74" office:value-type="string">
            <text:p text:style-name="Table_20_Contents"><text:span text:style-name="T6">Aterrizo <text:line-break/></text:span><text:span text:style-name="T6"><draw:frame draw:style-name="fr1" draw:name="gráficos235" text:anchor-type="as-char" svg:width="0.185cm" svg:height="0.185cm" draw:z-index="2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DL&amp;flightNumber=96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5" office:value-type="string">
            <text:p text:style-name="Table_20_Contents"><text:a xlink:type="simple" xlink:href="https://www.flightstats.com/go/FlightStatus/flightStatusByFlight.do?id=366290731&amp;airlineCode=KQ&amp;flightNumber=1665&amp;utm_source=34b64945a69b9cac:7b907964:13ed466ba45:3e7e&amp;utm_medium=cpc&amp;utm_campaign=weblet" office:target-frame-name="_blank" xlink:show="new"><text:span text:style-name="T6">KQ 1665</text:span></text:a><text:span text:style-name="T6"> </text:span><text:span text:style-name="T4">^</text:span></text:p>
          </table:table-cell>
          <table:table-cell table:style-name="Tabla10.B75" office:value-type="string">
            <text:p text:style-name="P8">Kenya Airways</text:p>
          </table:table-cell>
          <table:table-cell table:style-name="Tabla10.C75" office:value-type="string">
            <text:p text:style-name="P8">9:58 AM</text:p>
          </table:table-cell>
          <table:table-cell table:style-name="Tabla10.D75" office:value-type="string">
            <text:p text:style-name="Table_20_Contents"><text:span text:style-name="T6">Aterrizo <text:line-break/></text:span><text:span text:style-name="T6"><draw:frame draw:style-name="fr1" draw:name="gráficos236" text:anchor-type="as-char" svg:width="0.185cm" svg:height="0.185cm" draw:z-index="2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KQ&amp;flightNumber=16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6" office:value-type="string">
            <text:p text:style-name="Table_20_Contents"><text:a xlink:type="simple" xlink:href="https://www.flightstats.com/go/FlightStatus/flightStatusByFlight.do?id=366290731&amp;airlineCode=EY&amp;flightNumber=7348&amp;utm_source=34b64945a69b9cac:7b907964:13ed466ba45:3e7e&amp;utm_medium=cpc&amp;utm_campaign=weblet" office:target-frame-name="_blank" xlink:show="new"><text:span text:style-name="T6">EY 7348</text:span></text:a><text:span text:style-name="T6"> </text:span><text:span text:style-name="T4">^</text:span></text:p>
          </table:table-cell>
          <table:table-cell table:style-name="Tabla10.B76" office:value-type="string">
            <text:p text:style-name="P8">Etihad Airways</text:p>
          </table:table-cell>
          <table:table-cell table:style-name="Tabla10.C76" office:value-type="string">
            <text:p text:style-name="P8">9:58 AM</text:p>
          </table:table-cell>
          <table:table-cell table:style-name="Tabla10.D76" office:value-type="string">
            <text:p text:style-name="Table_20_Contents"><text:span text:style-name="T6">Aterrizo <text:line-break/></text:span><text:span text:style-name="T6"><draw:frame draw:style-name="fr1" draw:name="gráficos237" text:anchor-type="as-char" svg:width="0.185cm" svg:height="0.185cm" draw:z-index="2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EY&amp;flightNumber=73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7" office:value-type="string">
            <text:p text:style-name="Table_20_Contents"><text:a xlink:type="simple" xlink:href="https://www.flightstats.com/go/FlightStatus/flightStatusByFlight.do?id=366290731&amp;airlineCode=KE&amp;flightNumber=6405&amp;utm_source=34b64945a69b9cac:7b907964:13ed466ba45:3e7e&amp;utm_medium=cpc&amp;utm_campaign=weblet" office:target-frame-name="_blank" xlink:show="new"><text:span text:style-name="T6">KE 6405</text:span></text:a><text:span text:style-name="T6"> </text:span><text:span text:style-name="T4">^</text:span></text:p>
          </table:table-cell>
          <table:table-cell table:style-name="Tabla10.B77" office:value-type="string">
            <text:p text:style-name="P8">Korean Air</text:p>
          </table:table-cell>
          <table:table-cell table:style-name="Tabla10.C77" office:value-type="string">
            <text:p text:style-name="P8">9:58 AM</text:p>
          </table:table-cell>
          <table:table-cell table:style-name="Tabla10.D77" office:value-type="string">
            <text:p text:style-name="Table_20_Contents"><text:span text:style-name="T6">Aterrizo <text:line-break/></text:span><text:span text:style-name="T6"><draw:frame draw:style-name="fr1" draw:name="gráficos238" text:anchor-type="as-char" svg:width="0.185cm" svg:height="0.185cm" draw:z-index="2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1&amp;airlineCode=KE&amp;flightNumber=64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8" office:value-type="string">
            <text:p text:style-name="Table_20_Contents"><text:a xlink:type="simple" xlink:href="https://www.flightstats.com/go/FlightStatus/flightStatusByFlight.do?id=366371501&amp;airlineCode=DY&amp;flightNumber=5183&amp;utm_source=34b64945a69b9cac:7b907964:13ed466ba45:3e7e&amp;utm_medium=cpc&amp;utm_campaign=weblet" office:target-frame-name="_blank" xlink:show="new"><text:span text:style-name="T6">DY 5183</text:span></text:a></text:p>
          </table:table-cell>
          <table:table-cell table:style-name="Tabla10.B78" office:value-type="string">
            <text:p text:style-name="P8">Norwegian Air Shuttle</text:p>
          </table:table-cell>
          <table:table-cell table:style-name="Tabla10.C78" office:value-type="string">
            <text:p text:style-name="P8">9:54 AM</text:p>
          </table:table-cell>
          <table:table-cell table:style-name="Tabla10.D78" office:value-type="string">
            <text:p text:style-name="Table_20_Contents"><text:span text:style-name="T6">Aterrizo <text:line-break/></text:span><text:span text:style-name="T6"><draw:frame draw:style-name="fr1" draw:name="gráficos239" text:anchor-type="as-char" svg:width="0.185cm" svg:height="0.185cm" draw:z-index="2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1501&amp;airlineCode=DY&amp;flightNumber=51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79" office:value-type="string">
            <text:p text:style-name="Table_20_Contents"><text:a xlink:type="simple" xlink:href="https://www.flightstats.com/go/FlightStatus/flightStatusByFlight.do?id=366340760&amp;airlineCode=VY&amp;flightNumber=1002&amp;utm_source=34b64945a69b9cac:7b907964:13ed466ba45:3e7e&amp;utm_medium=cpc&amp;utm_campaign=weblet" office:target-frame-name="_blank" xlink:show="new"><text:span text:style-name="T6">VY 1002</text:span></text:a></text:p>
          </table:table-cell>
          <table:table-cell table:style-name="Tabla10.B79" office:value-type="string">
            <text:p text:style-name="P8">Vueling</text:p>
          </table:table-cell>
          <table:table-cell table:style-name="Tabla10.C79" office:value-type="string">
            <text:p text:style-name="P8">10:11 AM</text:p>
          </table:table-cell>
          <table:table-cell table:style-name="Tabla10.D79" office:value-type="string">
            <text:p text:style-name="Table_20_Contents"><text:span text:style-name="T6">Aterrizo <text:line-break/></text:span><text:span text:style-name="T6"><draw:frame draw:style-name="fr1" draw:name="gráficos240" text:anchor-type="as-char" svg:width="0.185cm" svg:height="0.185cm" draw:z-index="2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0&amp;airlineCode=VY&amp;flightNumber=10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0" office:value-type="string">
            <text:p text:style-name="Table_20_Contents"><text:a xlink:type="simple" xlink:href="https://www.flightstats.com/go/FlightStatus/flightStatusByFlight.do?id=366314776&amp;airlineCode=EI&amp;flightNumber=562&amp;utm_source=34b64945a69b9cac:7b907964:13ed466ba45:3e7e&amp;utm_medium=cpc&amp;utm_campaign=weblet" office:target-frame-name="_blank" xlink:show="new"><text:span text:style-name="T6">EI 562</text:span></text:a></text:p>
          </table:table-cell>
          <table:table-cell table:style-name="Tabla10.B80" office:value-type="string">
            <text:p text:style-name="P8">Aer Lingus</text:p>
          </table:table-cell>
          <table:table-cell table:style-name="Tabla10.C80" office:value-type="string">
            <text:p text:style-name="P8">10:05 AM</text:p>
          </table:table-cell>
          <table:table-cell table:style-name="Tabla10.D80" office:value-type="string">
            <text:p text:style-name="Table_20_Contents"><text:span text:style-name="T6">Aterrizo <text:line-break/></text:span><text:span text:style-name="T6"><draw:frame draw:style-name="fr1" draw:name="gráficos241" text:anchor-type="as-char" svg:width="0.185cm" svg:height="0.185cm" draw:z-index="2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4776&amp;airlineCode=EI&amp;flightNumber=56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1" office:value-type="string">
            <text:p text:style-name="Table_20_Contents"><text:a xlink:type="simple" xlink:href="https://www.flightstats.com/go/FlightStatus/flightStatusByFlight.do?id=366317653&amp;airlineCode=AZ&amp;flightNumber=74&amp;utm_source=34b64945a69b9cac:7b907964:13ed466ba45:3e7e&amp;utm_medium=cpc&amp;utm_campaign=weblet" office:target-frame-name="_blank" xlink:show="new"><text:span text:style-name="T6">AZ 74</text:span></text:a></text:p>
          </table:table-cell>
          <table:table-cell table:style-name="Tabla10.B81" office:value-type="string">
            <text:p text:style-name="P8">Alitalia</text:p>
          </table:table-cell>
          <table:table-cell table:style-name="Tabla10.C81" office:value-type="string">
            <text:p text:style-name="P8">10:09 AM</text:p>
          </table:table-cell>
          <table:table-cell table:style-name="Tabla10.D81" office:value-type="string">
            <text:p text:style-name="Table_20_Contents"><text:span text:style-name="T6">Aterrizo <text:line-break/></text:span><text:span text:style-name="T6"><draw:frame draw:style-name="fr1" draw:name="gráficos242" text:anchor-type="as-char" svg:width="0.185cm" svg:height="0.185cm" draw:z-index="2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3&amp;airlineCode=AZ&amp;flightNumber=7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2" office:value-type="string">
            <text:p text:style-name="Table_20_Contents"><text:a xlink:type="simple" xlink:href="https://www.flightstats.com/go/FlightStatus/flightStatusByFlight.do?id=366317653&amp;airlineCode=DL&amp;flightNumber=6617&amp;utm_source=34b64945a69b9cac:7b907964:13ed466ba45:3e7e&amp;utm_medium=cpc&amp;utm_campaign=weblet" office:target-frame-name="_blank" xlink:show="new"><text:span text:style-name="T6">DL 6617</text:span></text:a><text:span text:style-name="T6"> </text:span><text:span text:style-name="T4">^</text:span></text:p>
          </table:table-cell>
          <table:table-cell table:style-name="Tabla10.B82" office:value-type="string">
            <text:p text:style-name="P8">Delta Air Lines</text:p>
          </table:table-cell>
          <table:table-cell table:style-name="Tabla10.C82" office:value-type="string">
            <text:p text:style-name="P8">10:09 AM</text:p>
          </table:table-cell>
          <table:table-cell table:style-name="Tabla10.D82" office:value-type="string">
            <text:p text:style-name="Table_20_Contents"><text:span text:style-name="T6">Aterrizo <text:line-break/></text:span><text:span text:style-name="T6"><draw:frame draw:style-name="fr1" draw:name="gráficos243" text:anchor-type="as-char" svg:width="0.185cm" svg:height="0.185cm" draw:z-index="2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3&amp;airlineCode=DL&amp;flightNumber=66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3" office:value-type="string">
            <text:p text:style-name="Table_20_Contents"><text:a xlink:type="simple" xlink:href="https://www.flightstats.com/go/FlightStatus/flightStatusByFlight.do?id=366317653&amp;airlineCode=SU&amp;flightNumber=3234&amp;utm_source=34b64945a69b9cac:7b907964:13ed466ba45:3e7e&amp;utm_medium=cpc&amp;utm_campaign=weblet" office:target-frame-name="_blank" xlink:show="new"><text:span text:style-name="T6">SU 3234</text:span></text:a><text:span text:style-name="T6"> </text:span><text:span text:style-name="T4">^</text:span></text:p>
          </table:table-cell>
          <table:table-cell table:style-name="Tabla10.B83" office:value-type="string">
            <text:p text:style-name="P8">Aeroflot</text:p>
          </table:table-cell>
          <table:table-cell table:style-name="Tabla10.C83" office:value-type="string">
            <text:p text:style-name="P8">10:09 AM</text:p>
          </table:table-cell>
          <table:table-cell table:style-name="Tabla10.D83" office:value-type="string">
            <text:p text:style-name="Table_20_Contents"><text:span text:style-name="T6">Aterrizo <text:line-break/></text:span><text:span text:style-name="T6"><draw:frame draw:style-name="fr1" draw:name="gráficos244" text:anchor-type="as-char" svg:width="0.185cm" svg:height="0.185cm" draw:z-index="2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3&amp;airlineCode=SU&amp;flightNumber=32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4" office:value-type="string">
            <text:p text:style-name="Table_20_Contents"><text:a xlink:type="simple" xlink:href="https://www.flightstats.com/go/FlightStatus/flightStatusByFlight.do?id=366318482&amp;airlineCode=VY&amp;flightNumber=6004&amp;utm_source=34b64945a69b9cac:7b907964:13ed466ba45:3e7e&amp;utm_medium=cpc&amp;utm_campaign=weblet" office:target-frame-name="_blank" xlink:show="new"><text:span text:style-name="T6">VY 6004</text:span></text:a></text:p>
          </table:table-cell>
          <table:table-cell table:style-name="Tabla10.B84" office:value-type="string">
            <text:p text:style-name="P8">Vueling</text:p>
          </table:table-cell>
          <table:table-cell table:style-name="Tabla10.C84" office:value-type="string">
            <text:p text:style-name="P8">10:20 AM</text:p>
          </table:table-cell>
          <table:table-cell table:style-name="Tabla10.D84" office:value-type="string">
            <text:p text:style-name="Table_20_Contents"><text:span text:style-name="T6">Aterrizo <text:line-break/></text:span><text:span text:style-name="T6"><draw:frame draw:style-name="fr1" draw:name="gráficos245" text:anchor-type="as-char" svg:width="0.185cm" svg:height="0.185cm" draw:z-index="2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482&amp;airlineCode=VY&amp;flightNumber=60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5" office:value-type="string">
            <text:p text:style-name="Table_20_Contents"><text:a xlink:type="simple" xlink:href="https://www.flightstats.com/go/FlightStatus/flightStatusByFlight.do?id=366318482&amp;airlineCode=IB&amp;flightNumber=5282&amp;utm_source=34b64945a69b9cac:7b907964:13ed466ba45:3e7e&amp;utm_medium=cpc&amp;utm_campaign=weblet" office:target-frame-name="_blank" xlink:show="new"><text:span text:style-name="T6">IB 5282</text:span></text:a><text:span text:style-name="T6"> </text:span><text:span text:style-name="T4">^</text:span></text:p>
          </table:table-cell>
          <table:table-cell table:style-name="Tabla10.B85" office:value-type="string">
            <text:p text:style-name="P8">Iberia</text:p>
          </table:table-cell>
          <table:table-cell table:style-name="Tabla10.C85" office:value-type="string">
            <text:p text:style-name="P8">10:20 AM</text:p>
          </table:table-cell>
          <table:table-cell table:style-name="Tabla10.D85" office:value-type="string">
            <text:p text:style-name="Table_20_Contents"><text:span text:style-name="T6">Aterrizo <text:line-break/></text:span><text:span text:style-name="T6"><draw:frame draw:style-name="fr1" draw:name="gráficos246" text:anchor-type="as-char" svg:width="0.185cm" svg:height="0.185cm" draw:z-index="2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482&amp;airlineCode=IB&amp;flightNumber=52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6" office:value-type="string">
            <text:p text:style-name="Table_20_Contents"><text:a xlink:type="simple" xlink:href="https://www.flightstats.com/go/FlightStatus/flightStatusByFlight.do?id=367634013&amp;airlineCode=FR&amp;flightNumber=9146&amp;utm_source=34b64945a69b9cac:7b907964:13ed466ba45:3e7e&amp;utm_medium=cpc&amp;utm_campaign=weblet" office:target-frame-name="_blank" xlink:show="new"><text:span text:style-name="T6">FR 9146</text:span></text:a></text:p>
          </table:table-cell>
          <table:table-cell table:style-name="Tabla10.B86" office:value-type="string">
            <text:p text:style-name="P8">Ryanair</text:p>
          </table:table-cell>
          <table:table-cell table:style-name="Tabla10.C86" office:value-type="string">
            <text:p text:style-name="P8">10:02 AM</text:p>
          </table:table-cell>
          <table:table-cell table:style-name="Tabla10.D86" office:value-type="string">
            <text:p text:style-name="Table_20_Contents"><text:span text:style-name="T6">Aterrizo <text:line-break/></text:span><text:span text:style-name="T6"><draw:frame draw:style-name="fr1" draw:name="gráficos247" text:anchor-type="as-char" svg:width="0.185cm" svg:height="0.185cm" draw:z-index="2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013&amp;airlineCode=FR&amp;flightNumber=914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7" office:value-type="string">
            <text:p text:style-name="Table_20_Contents"><text:a xlink:type="simple" xlink:href="https://www.flightstats.com/go/FlightStatus/flightStatusByFlight.do?id=366340754&amp;airlineCode=IB&amp;flightNumber=2704&amp;utm_source=34b64945a69b9cac:7b907964:13ed466ba45:3e7e&amp;utm_medium=cpc&amp;utm_campaign=weblet" office:target-frame-name="_blank" xlink:show="new"><text:span text:style-name="T6">IB 2704</text:span></text:a></text:p>
          </table:table-cell>
          <table:table-cell table:style-name="Tabla10.B87" office:value-type="string">
            <text:p text:style-name="P8">Iberia</text:p>
          </table:table-cell>
          <table:table-cell table:style-name="Tabla10.C87" office:value-type="string">
            <text:p text:style-name="P8">10:32 AM</text:p>
          </table:table-cell>
          <table:table-cell table:style-name="Tabla10.D87" office:value-type="string">
            <text:p text:style-name="Table_20_Contents"><text:span text:style-name="T6">Aterrizo <text:line-break/></text:span><text:span text:style-name="T6"><draw:frame draw:style-name="fr1" draw:name="gráficos248" text:anchor-type="as-char" svg:width="0.185cm" svg:height="0.185cm" draw:z-index="2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4&amp;airlineCode=IB&amp;flightNumber=27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8" office:value-type="string">
            <text:p text:style-name="Table_20_Contents"><text:a xlink:type="simple" xlink:href="https://www.flightstats.com/go/FlightStatus/flightStatusByFlight.do?id=366340754&amp;airlineCode=AV&amp;flightNumber=6078&amp;utm_source=34b64945a69b9cac:7b907964:13ed466ba45:3e7e&amp;utm_medium=cpc&amp;utm_campaign=weblet" office:target-frame-name="_blank" xlink:show="new"><text:span text:style-name="T6">AV 6078</text:span></text:a><text:span text:style-name="T6"> </text:span><text:span text:style-name="T4">^</text:span></text:p>
          </table:table-cell>
          <table:table-cell table:style-name="Tabla10.B88" office:value-type="string">
            <text:p text:style-name="P8">AVIANCA</text:p>
          </table:table-cell>
          <table:table-cell table:style-name="Tabla10.C88" office:value-type="string">
            <text:p text:style-name="P8">10:32 AM</text:p>
          </table:table-cell>
          <table:table-cell table:style-name="Tabla10.D88" office:value-type="string">
            <text:p text:style-name="Table_20_Contents"><text:span text:style-name="T6">Aterrizo <text:line-break/></text:span><text:span text:style-name="T6"><draw:frame draw:style-name="fr1" draw:name="gráficos249" text:anchor-type="as-char" svg:width="0.185cm" svg:height="0.185cm" draw:z-index="2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4&amp;airlineCode=AV&amp;flightNumber=60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89" office:value-type="string">
            <text:p text:style-name="Table_20_Contents"><text:a xlink:type="simple" xlink:href="https://www.flightstats.com/go/FlightStatus/flightStatusByFlight.do?id=366339844&amp;airlineCode=U2&amp;flightNumber=7203&amp;utm_source=34b64945a69b9cac:7b907964:13ed466ba45:3e7e&amp;utm_medium=cpc&amp;utm_campaign=weblet" office:target-frame-name="_blank" xlink:show="new"><text:span text:style-name="T6">U2 7203</text:span></text:a></text:p>
          </table:table-cell>
          <table:table-cell table:style-name="Tabla10.B89" office:value-type="string">
            <text:p text:style-name="P8">easyJet</text:p>
          </table:table-cell>
          <table:table-cell table:style-name="Tabla10.C89" office:value-type="string">
            <text:p text:style-name="P8">10:12 AM</text:p>
          </table:table-cell>
          <table:table-cell table:style-name="Tabla10.D89" office:value-type="string">
            <text:p text:style-name="Table_20_Contents"><text:span text:style-name="T6">Aterrizo <text:line-break/></text:span><text:span text:style-name="T6"><draw:frame draw:style-name="fr1" draw:name="gráficos250" text:anchor-type="as-char" svg:width="0.185cm" svg:height="0.185cm" draw:z-index="2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844&amp;airlineCode=U2&amp;flightNumber=72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0" office:value-type="string">
            <text:p text:style-name="Table_20_Contents"><text:a xlink:type="simple" xlink:href="https://www.flightstats.com/go/FlightStatus/flightStatusByFlight.do?id=367634154&amp;airlineCode=FR&amp;flightNumber=6342&amp;utm_source=34b64945a69b9cac:7b907964:13ed466ba45:3e7e&amp;utm_medium=cpc&amp;utm_campaign=weblet" office:target-frame-name="_blank" xlink:show="new"><text:span text:style-name="T6">FR 6342</text:span></text:a></text:p>
          </table:table-cell>
          <table:table-cell table:style-name="Tabla10.B90" office:value-type="string">
            <text:p text:style-name="P8">Ryanair</text:p>
          </table:table-cell>
          <table:table-cell table:style-name="Tabla10.C90" office:value-type="string">
            <text:p text:style-name="P8">10:12 AM</text:p>
          </table:table-cell>
          <table:table-cell table:style-name="Tabla10.D90" office:value-type="string">
            <text:p text:style-name="Table_20_Contents"><text:span text:style-name="T6">Aterrizo <text:line-break/></text:span><text:span text:style-name="T6"><draw:frame draw:style-name="fr1" draw:name="gráficos251" text:anchor-type="as-char" svg:width="0.185cm" svg:height="0.185cm" draw:z-index="2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54&amp;airlineCode=FR&amp;flightNumber=63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1" office:value-type="string">
            <text:p text:style-name="Table_20_Contents"><text:a xlink:type="simple" xlink:href="https://www.flightstats.com/go/FlightStatus/flightStatusByFlight.do?id=367634174&amp;airlineCode=FR&amp;flightNumber=6397&amp;utm_source=34b64945a69b9cac:7b907964:13ed466ba45:3e7e&amp;utm_medium=cpc&amp;utm_campaign=weblet" office:target-frame-name="_blank" xlink:show="new"><text:span text:style-name="T6">FR 6397</text:span></text:a></text:p>
          </table:table-cell>
          <table:table-cell table:style-name="Tabla10.B91" office:value-type="string">
            <text:p text:style-name="P8">Ryanair</text:p>
          </table:table-cell>
          <table:table-cell table:style-name="Tabla10.C91" office:value-type="string">
            <text:p text:style-name="P8">9:59 AM</text:p>
          </table:table-cell>
          <table:table-cell table:style-name="Tabla10.D91" office:value-type="string">
            <text:p text:style-name="Table_20_Contents"><text:span text:style-name="T6">Aterrizo <text:line-break/></text:span><text:span text:style-name="T6"><draw:frame draw:style-name="fr1" draw:name="gráficos252" text:anchor-type="as-char" svg:width="0.185cm" svg:height="0.185cm" draw:z-index="2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74&amp;airlineCode=FR&amp;flightNumber=639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2" office:value-type="string">
            <text:p text:style-name="Table_20_Contents"><text:a xlink:type="simple" xlink:href="https://www.flightstats.com/go/FlightStatus/flightStatusByFlight.do?id=366336274&amp;airlineCode=LS&amp;flightNumber=231&amp;utm_source=34b64945a69b9cac:7b907964:13ed466ba45:3e7e&amp;utm_medium=cpc&amp;utm_campaign=weblet" office:target-frame-name="_blank" xlink:show="new"><text:span text:style-name="T6">LS 231</text:span></text:a></text:p>
          </table:table-cell>
          <table:table-cell table:style-name="Tabla10.B92" office:value-type="string">
            <text:p text:style-name="P8">Jet2</text:p>
          </table:table-cell>
          <table:table-cell table:style-name="Tabla10.C92" office:value-type="string">
            <text:p text:style-name="P8">11:09 AM</text:p>
          </table:table-cell>
          <table:table-cell table:style-name="Tabla10.D92" office:value-type="string">
            <text:p text:style-name="Table_20_Contents"><text:span text:style-name="T6">Aterrizo <text:line-break/></text:span><text:span text:style-name="T6"><draw:frame draw:style-name="fr1" draw:name="gráficos253" text:anchor-type="as-char" svg:width="0.185cm" svg:height="0.185cm" draw:z-index="23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36274&amp;airlineCode=LS&amp;flightNumber=23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93" office:value-type="string">
            <text:p text:style-name="Table_20_Contents"><text:a xlink:type="simple" xlink:href="https://www.flightstats.com/go/FlightStatus/flightStatusByFlight.do?id=367634173&amp;airlineCode=FR&amp;flightNumber=6333&amp;utm_source=34b64945a69b9cac:7b907964:13ed466ba45:3e7e&amp;utm_medium=cpc&amp;utm_campaign=weblet" office:target-frame-name="_blank" xlink:show="new"><text:span text:style-name="T6">FR 6333</text:span></text:a></text:p>
          </table:table-cell>
          <table:table-cell table:style-name="Tabla10.B93" office:value-type="string">
            <text:p text:style-name="P8">Ryanair</text:p>
          </table:table-cell>
          <table:table-cell table:style-name="Tabla10.C93" office:value-type="string">
            <text:p text:style-name="P8">10:21 AM</text:p>
          </table:table-cell>
          <table:table-cell table:style-name="Tabla10.D93" office:value-type="string">
            <text:p text:style-name="Table_20_Contents"><text:span text:style-name="T6">Aterrizo <text:line-break/></text:span><text:span text:style-name="T6"><draw:frame draw:style-name="fr1" draw:name="gráficos254" text:anchor-type="as-char" svg:width="0.185cm" svg:height="0.185cm" draw:z-index="2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73&amp;airlineCode=FR&amp;flightNumber=633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4" office:value-type="string">
            <text:p text:style-name="Table_20_Contents"><text:a xlink:type="simple" xlink:href="https://www.flightstats.com/go/FlightStatus/flightStatusByFlight.do?id=366337606&amp;airlineCode=U2&amp;flightNumber=8571&amp;utm_source=34b64945a69b9cac:7b907964:13ed466ba45:3e7e&amp;utm_medium=cpc&amp;utm_campaign=weblet" office:target-frame-name="_blank" xlink:show="new"><text:span text:style-name="T6">U2 8571</text:span></text:a></text:p>
          </table:table-cell>
          <table:table-cell table:style-name="Tabla10.B94" office:value-type="string">
            <text:p text:style-name="P8">easyJet</text:p>
          </table:table-cell>
          <table:table-cell table:style-name="Tabla10.C94" office:value-type="string">
            <text:p text:style-name="P8">10:21 AM</text:p>
          </table:table-cell>
          <table:table-cell table:style-name="Tabla10.D94" office:value-type="string">
            <text:p text:style-name="Table_20_Contents"><text:span text:style-name="T6">Aterrizo <text:line-break/></text:span><text:span text:style-name="T6"><draw:frame draw:style-name="fr1" draw:name="gráficos255" text:anchor-type="as-char" svg:width="0.185cm" svg:height="0.185cm" draw:z-index="2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06&amp;airlineCode=U2&amp;flightNumber=85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5" office:value-type="string">
            <text:p text:style-name="Table_20_Contents"><text:a xlink:type="simple" xlink:href="https://www.flightstats.com/go/FlightStatus/flightStatusByFlight.do?id=366291700&amp;airlineCode=SK&amp;flightNumber=2585&amp;utm_source=34b64945a69b9cac:7b907964:13ed466ba45:3e7e&amp;utm_medium=cpc&amp;utm_campaign=weblet" office:target-frame-name="_blank" xlink:show="new"><text:span text:style-name="T6">SK 2585</text:span></text:a></text:p>
          </table:table-cell>
          <table:table-cell table:style-name="Tabla10.B95" office:value-type="string">
            <text:p text:style-name="P8">SAS</text:p>
          </table:table-cell>
          <table:table-cell table:style-name="Tabla10.C95" office:value-type="string">
            <text:p text:style-name="P8">10:39 AM</text:p>
          </table:table-cell>
          <table:table-cell table:style-name="Tabla10.D95" office:value-type="string">
            <text:p text:style-name="Table_20_Contents"><text:span text:style-name="T6">Aterrizo <text:line-break/></text:span><text:span text:style-name="T6"><draw:frame draw:style-name="fr1" draw:name="gráficos256" text:anchor-type="as-char" svg:width="0.185cm" svg:height="0.185cm" draw:z-index="2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700&amp;airlineCode=SK&amp;flightNumber=25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6" office:value-type="string">
            <text:p text:style-name="Table_20_Contents"><text:a xlink:type="simple" xlink:href="https://www.flightstats.com/go/FlightStatus/flightStatusByFlight.do?id=366367710&amp;airlineCode=VY&amp;flightNumber=2211&amp;utm_source=34b64945a69b9cac:7b907964:13ed466ba45:3e7e&amp;utm_medium=cpc&amp;utm_campaign=weblet" office:target-frame-name="_blank" xlink:show="new"><text:span text:style-name="T6">VY 2211</text:span></text:a></text:p>
          </table:table-cell>
          <table:table-cell table:style-name="Tabla10.B96" office:value-type="string">
            <text:p text:style-name="P8">Vueling</text:p>
          </table:table-cell>
          <table:table-cell table:style-name="Tabla10.C96" office:value-type="string">
            <text:p text:style-name="P8">10:53 AM</text:p>
          </table:table-cell>
          <table:table-cell table:style-name="Tabla10.D96" office:value-type="string">
            <text:p text:style-name="Table_20_Contents"><text:span text:style-name="T6">Aterrizo <text:line-break/></text:span><text:span text:style-name="T6"><draw:frame draw:style-name="fr1" draw:name="gráficos257" text:anchor-type="as-char" svg:width="0.185cm" svg:height="0.185cm" draw:z-index="2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10&amp;airlineCode=VY&amp;flightNumber=22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0.A97" office:value-type="string">
            <text:p text:style-name="Table_20_Contents"><text:a xlink:type="simple" xlink:href="https://www.flightstats.com/go/FlightStatus/flightStatusByFlight.do?id=366367710&amp;airlineCode=IB&amp;flightNumber=5940&amp;utm_source=34b64945a69b9cac:7b907964:13ed466ba45:3e7e&amp;utm_medium=cpc&amp;utm_campaign=weblet" office:target-frame-name="_blank" xlink:show="new"><text:span text:style-name="T6">IB 5940</text:span></text:a><text:span text:style-name="T6"> </text:span><text:span text:style-name="T4">^</text:span></text:p>
          </table:table-cell>
          <table:table-cell table:style-name="Tabla10.B97" office:value-type="string">
            <text:p text:style-name="P8">Iberia</text:p>
          </table:table-cell>
          <table:table-cell table:style-name="Tabla10.C97" office:value-type="string">
            <text:p text:style-name="P8">10:53 AM</text:p>
          </table:table-cell>
          <table:table-cell table:style-name="Tabla10.D97" office:value-type="string">
            <text:p text:style-name="Table_20_Contents"><text:span text:style-name="T6">Aterrizo <text:line-break/></text:span><text:span text:style-name="T6"><draw:frame draw:style-name="fr1" draw:name="gráficos258" text:anchor-type="as-char" svg:width="0.185cm" svg:height="0.185cm" draw:z-index="2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10&amp;airlineCode=IB&amp;flightNumber=59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8" office:value-type="string">
            <text:p text:style-name="Table_20_Contents"><text:a xlink:type="simple" xlink:href="https://www.flightstats.com/go/FlightStatus/flightStatusByFlight.do?id=366353037&amp;airlineCode=RO&amp;flightNumber=421&amp;utm_source=34b64945a69b9cac:7b907964:13ed466ba45:3e7e&amp;utm_medium=cpc&amp;utm_campaign=weblet" office:target-frame-name="_blank" xlink:show="new"><text:span text:style-name="T6">RO 421</text:span></text:a></text:p>
          </table:table-cell>
          <table:table-cell table:style-name="Tabla10.B98" office:value-type="string">
            <text:p text:style-name="P8">TAROM</text:p>
          </table:table-cell>
          <table:table-cell table:style-name="Tabla10.C98" office:value-type="string">
            <text:p text:style-name="P8">10:23 AM</text:p>
          </table:table-cell>
          <table:table-cell table:style-name="Tabla10.D98" office:value-type="string">
            <text:p text:style-name="Table_20_Contents"><text:span text:style-name="T6">Aterrizo <text:line-break/></text:span><text:span text:style-name="T6"><draw:frame draw:style-name="fr1" draw:name="gráficos259" text:anchor-type="as-char" svg:width="0.185cm" svg:height="0.185cm" draw:z-index="2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037&amp;airlineCode=RO&amp;flightNumber=4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99" office:value-type="string">
            <text:p text:style-name="Table_20_Contents"><text:a xlink:type="simple" xlink:href="https://www.flightstats.com/go/FlightStatus/flightStatusByFlight.do?id=366353037&amp;airlineCode=UX&amp;flightNumber=3706&amp;utm_source=34b64945a69b9cac:7b907964:13ed466ba45:3e7e&amp;utm_medium=cpc&amp;utm_campaign=weblet" office:target-frame-name="_blank" xlink:show="new"><text:span text:style-name="T6">UX 3706</text:span></text:a><text:span text:style-name="T6"> </text:span><text:span text:style-name="T4">^</text:span></text:p>
          </table:table-cell>
          <table:table-cell table:style-name="Tabla10.B99" office:value-type="string">
            <text:p text:style-name="P8">Air Europa</text:p>
          </table:table-cell>
          <table:table-cell table:style-name="Tabla10.C99" office:value-type="string">
            <text:p text:style-name="P8">10:23 AM</text:p>
          </table:table-cell>
          <table:table-cell table:style-name="Tabla10.D99" office:value-type="string">
            <text:p text:style-name="Table_20_Contents"><text:span text:style-name="T6">Aterrizo <text:line-break/></text:span><text:span text:style-name="T6"><draw:frame draw:style-name="fr1" draw:name="gráficos260" text:anchor-type="as-char" svg:width="0.185cm" svg:height="0.185cm" draw:z-index="2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037&amp;airlineCode=UX&amp;flightNumber=37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0" office:value-type="string">
            <text:p text:style-name="Table_20_Contents"><text:a xlink:type="simple" xlink:href="https://www.flightstats.com/go/FlightStatus/flightStatusByFlight.do?id=366374048&amp;airlineCode=VY&amp;flightNumber=1703&amp;utm_source=34b64945a69b9cac:7b907964:13ed466ba45:3e7e&amp;utm_medium=cpc&amp;utm_campaign=weblet" office:target-frame-name="_blank" xlink:show="new"><text:span text:style-name="T6">VY 1703</text:span></text:a></text:p>
          </table:table-cell>
          <table:table-cell table:style-name="Tabla10.B100" office:value-type="string">
            <text:p text:style-name="P8">Vueling</text:p>
          </table:table-cell>
          <table:table-cell table:style-name="Tabla10.C100" office:value-type="string">
            <text:p text:style-name="P8">10:51 AM</text:p>
          </table:table-cell>
          <table:table-cell table:style-name="Tabla10.D100" office:value-type="string">
            <text:p text:style-name="Table_20_Contents"><text:span text:style-name="T6">Aterrizo <text:line-break/></text:span><text:span text:style-name="T6"><draw:frame draw:style-name="fr1" draw:name="gráficos261" text:anchor-type="as-char" svg:width="0.185cm" svg:height="0.185cm" draw:z-index="2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48&amp;airlineCode=VY&amp;flightNumber=17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1" office:value-type="string">
            <text:p text:style-name="Table_20_Contents"><text:a xlink:type="simple" xlink:href="https://www.flightstats.com/go/FlightStatus/flightStatusByFlight.do?id=366374048&amp;airlineCode=IB&amp;flightNumber=5447&amp;utm_source=34b64945a69b9cac:7b907964:13ed466ba45:3e7e&amp;utm_medium=cpc&amp;utm_campaign=weblet" office:target-frame-name="_blank" xlink:show="new"><text:span text:style-name="T6">IB 5447</text:span></text:a><text:span text:style-name="T6"> </text:span><text:span text:style-name="T4">^</text:span></text:p>
          </table:table-cell>
          <table:table-cell table:style-name="Tabla10.B101" office:value-type="string">
            <text:p text:style-name="P8">Iberia</text:p>
          </table:table-cell>
          <table:table-cell table:style-name="Tabla10.C101" office:value-type="string">
            <text:p text:style-name="P8">10:51 AM</text:p>
          </table:table-cell>
          <table:table-cell table:style-name="Tabla10.D101" office:value-type="string">
            <text:p text:style-name="Table_20_Contents"><text:span text:style-name="T6">Aterrizo <text:line-break/></text:span><text:span text:style-name="T6"><draw:frame draw:style-name="fr1" draw:name="gráficos262" text:anchor-type="as-char" svg:width="0.185cm" svg:height="0.185cm" draw:z-index="2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48&amp;airlineCode=IB&amp;flightNumber=54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2" office:value-type="string">
            <text:p text:style-name="Table_20_Contents"><text:a xlink:type="simple" xlink:href="https://www.flightstats.com/go/FlightStatus/flightStatusByFlight.do?id=366352207&amp;airlineCode=AH&amp;flightNumber=2018&amp;utm_source=34b64945a69b9cac:7b907964:13ed466ba45:3e7e&amp;utm_medium=cpc&amp;utm_campaign=weblet" office:target-frame-name="_blank" xlink:show="new"><text:span text:style-name="T6">AH 2018</text:span></text:a></text:p>
          </table:table-cell>
          <table:table-cell table:style-name="Tabla10.B102" office:value-type="string">
            <text:p text:style-name="P8">Air Algerie</text:p>
          </table:table-cell>
          <table:table-cell table:style-name="Tabla10.C102" office:value-type="string">
            <text:p text:style-name="P8">12:00 PM</text:p>
          </table:table-cell>
          <table:table-cell table:style-name="Tabla10.D102" office:value-type="string">
            <text:p text:style-name="Table_20_Contents"><text:span text:style-name="T6">Aterrizo <text:line-break/></text:span><text:span text:style-name="T6"><draw:frame draw:style-name="fr1" draw:name="gráficos263" text:anchor-type="as-char" svg:width="0.185cm" svg:height="0.185cm" draw:z-index="24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52207&amp;airlineCode=AH&amp;flightNumber=201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03" office:value-type="string">
            <text:p text:style-name="Table_20_Contents"><text:a xlink:type="simple" xlink:href="https://www.flightstats.com/go/FlightStatus/flightStatusByFlight.do?id=367634191&amp;airlineCode=FR&amp;flightNumber=6375&amp;utm_source=34b64945a69b9cac:7b907964:13ed466ba45:3e7e&amp;utm_medium=cpc&amp;utm_campaign=weblet" office:target-frame-name="_blank" xlink:show="new"><text:span text:style-name="T6">FR 6375</text:span></text:a></text:p>
          </table:table-cell>
          <table:table-cell table:style-name="Tabla10.B103" office:value-type="string">
            <text:p text:style-name="P8">Ryanair</text:p>
          </table:table-cell>
          <table:table-cell table:style-name="Tabla10.C103" office:value-type="string">
            <text:p text:style-name="P8">10:38 AM</text:p>
          </table:table-cell>
          <table:table-cell table:style-name="Tabla10.D103" office:value-type="string">
            <text:p text:style-name="Table_20_Contents"><text:span text:style-name="T6">Aterrizo <text:line-break/></text:span><text:span text:style-name="T6"><draw:frame draw:style-name="fr1" draw:name="gráficos264" text:anchor-type="as-char" svg:width="0.185cm" svg:height="0.185cm" draw:z-index="2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91&amp;airlineCode=FR&amp;flightNumber=63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4" office:value-type="string">
            <text:p text:style-name="Table_20_Contents"><text:a xlink:type="simple" xlink:href="https://www.flightstats.com/go/FlightStatus/flightStatusByFlight.do?id=366321670&amp;airlineCode=VY&amp;flightNumber=2011&amp;utm_source=34b64945a69b9cac:7b907964:13ed466ba45:3e7e&amp;utm_medium=cpc&amp;utm_campaign=weblet" office:target-frame-name="_blank" xlink:show="new"><text:span text:style-name="T6">VY 2011</text:span></text:a></text:p>
          </table:table-cell>
          <table:table-cell table:style-name="Tabla10.B104" office:value-type="string">
            <text:p text:style-name="P8">Vueling</text:p>
          </table:table-cell>
          <table:table-cell table:style-name="Tabla10.C104" office:value-type="string">
            <text:p text:style-name="P8">10:51 AM</text:p>
          </table:table-cell>
          <table:table-cell table:style-name="Tabla10.D104" office:value-type="string">
            <text:p text:style-name="Table_20_Contents"><text:span text:style-name="T6">Aterrizo <text:line-break/></text:span><text:span text:style-name="T6"><draw:frame draw:style-name="fr1" draw:name="gráficos265" text:anchor-type="as-char" svg:width="0.185cm" svg:height="0.185cm" draw:z-index="2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70&amp;airlineCode=VY&amp;flightNumber=20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5" office:value-type="string">
            <text:p text:style-name="Table_20_Contents"><text:a xlink:type="simple" xlink:href="https://www.flightstats.com/go/FlightStatus/flightStatusByFlight.do?id=366321670&amp;airlineCode=IB&amp;flightNumber=5627&amp;utm_source=34b64945a69b9cac:7b907964:13ed466ba45:3e7e&amp;utm_medium=cpc&amp;utm_campaign=weblet" office:target-frame-name="_blank" xlink:show="new"><text:span text:style-name="T6">IB 5627</text:span></text:a><text:span text:style-name="T6"> </text:span><text:span text:style-name="T4">^</text:span></text:p>
          </table:table-cell>
          <table:table-cell table:style-name="Tabla10.B105" office:value-type="string">
            <text:p text:style-name="P8">Iberia</text:p>
          </table:table-cell>
          <table:table-cell table:style-name="Tabla10.C105" office:value-type="string">
            <text:p text:style-name="P8">10:51 AM</text:p>
          </table:table-cell>
          <table:table-cell table:style-name="Tabla10.D105" office:value-type="string">
            <text:p text:style-name="Table_20_Contents"><text:span text:style-name="T6">Aterrizo <text:line-break/></text:span><text:span text:style-name="T6"><draw:frame draw:style-name="fr1" draw:name="gráficos266" text:anchor-type="as-char" svg:width="0.185cm" svg:height="0.185cm" draw:z-index="2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70&amp;airlineCode=IB&amp;flightNumber=56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6" office:value-type="string">
            <text:p text:style-name="Table_20_Contents"><text:a xlink:type="simple" xlink:href="https://www.flightstats.com/go/FlightStatus/flightStatusByFlight.do?id=366361557&amp;airlineCode=VY&amp;flightNumber=1671&amp;utm_source=34b64945a69b9cac:7b907964:13ed466ba45:3e7e&amp;utm_medium=cpc&amp;utm_campaign=weblet" office:target-frame-name="_blank" xlink:show="new"><text:span text:style-name="T6">VY 1671</text:span></text:a></text:p>
          </table:table-cell>
          <table:table-cell table:style-name="Tabla10.B106" office:value-type="string">
            <text:p text:style-name="P8">Vueling</text:p>
          </table:table-cell>
          <table:table-cell table:style-name="Tabla10.C106" office:value-type="string">
            <text:p text:style-name="P8">10:51 AM</text:p>
          </table:table-cell>
          <table:table-cell table:style-name="Tabla10.D106" office:value-type="string">
            <text:p text:style-name="Table_20_Contents"><text:span text:style-name="T6">Aterrizo <text:line-break/></text:span><text:span text:style-name="T6"><draw:frame draw:style-name="fr1" draw:name="gráficos267" text:anchor-type="as-char" svg:width="0.185cm" svg:height="0.185cm" draw:z-index="2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1557&amp;airlineCode=VY&amp;flightNumber=16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7" office:value-type="string">
            <text:p text:style-name="Table_20_Contents"><text:a xlink:type="simple" xlink:href="https://www.flightstats.com/go/FlightStatus/flightStatusByFlight.do?id=366361557&amp;airlineCode=IB&amp;flightNumber=5621&amp;utm_source=34b64945a69b9cac:7b907964:13ed466ba45:3e7e&amp;utm_medium=cpc&amp;utm_campaign=weblet" office:target-frame-name="_blank" xlink:show="new"><text:span text:style-name="T6">IB 5621</text:span></text:a><text:span text:style-name="T6"> </text:span><text:span text:style-name="T4">^</text:span></text:p>
          </table:table-cell>
          <table:table-cell table:style-name="Tabla10.B107" office:value-type="string">
            <text:p text:style-name="P8">Iberia</text:p>
          </table:table-cell>
          <table:table-cell table:style-name="Tabla10.C107" office:value-type="string">
            <text:p text:style-name="P8">10:51 AM</text:p>
          </table:table-cell>
          <table:table-cell table:style-name="Tabla10.D107" office:value-type="string">
            <text:p text:style-name="Table_20_Contents"><text:span text:style-name="T6">Aterrizo <text:line-break/></text:span><text:span text:style-name="T6"><draw:frame draw:style-name="fr1" draw:name="gráficos268" text:anchor-type="as-char" svg:width="0.185cm" svg:height="0.185cm" draw:z-index="24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1557&amp;airlineCode=IB&amp;flightNumber=56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8" office:value-type="string">
            <text:p text:style-name="Table_20_Contents"><text:a xlink:type="simple" xlink:href="https://www.flightstats.com/go/FlightStatus/flightStatusByFlight.do?id=366353251&amp;airlineCode=VY&amp;flightNumber=1574&amp;utm_source=34b64945a69b9cac:7b907964:13ed466ba45:3e7e&amp;utm_medium=cpc&amp;utm_campaign=weblet" office:target-frame-name="_blank" xlink:show="new"><text:span text:style-name="T6">VY 1574</text:span></text:a></text:p>
          </table:table-cell>
          <table:table-cell table:style-name="Tabla10.B108" office:value-type="string">
            <text:p text:style-name="P8">Vueling</text:p>
          </table:table-cell>
          <table:table-cell table:style-name="Tabla10.C108" office:value-type="string">
            <text:p text:style-name="P8">10:45 AM</text:p>
          </table:table-cell>
          <table:table-cell table:style-name="Tabla10.D108" office:value-type="string">
            <text:p text:style-name="Table_20_Contents"><text:span text:style-name="T6">Aterrizo <text:line-break/></text:span><text:span text:style-name="T6"><draw:frame draw:style-name="fr1" draw:name="gráficos269" text:anchor-type="as-char" svg:width="0.185cm" svg:height="0.185cm" draw:z-index="24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1&amp;airlineCode=VY&amp;flightNumber=157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09" office:value-type="string">
            <text:p text:style-name="Table_20_Contents"><text:a xlink:type="simple" xlink:href="https://www.flightstats.com/go/FlightStatus/flightStatusByFlight.do?id=366353251&amp;airlineCode=IB&amp;flightNumber=5617&amp;utm_source=34b64945a69b9cac:7b907964:13ed466ba45:3e7e&amp;utm_medium=cpc&amp;utm_campaign=weblet" office:target-frame-name="_blank" xlink:show="new"><text:span text:style-name="T6">IB 5617</text:span></text:a><text:span text:style-name="T6"> </text:span><text:span text:style-name="T4">^</text:span></text:p>
          </table:table-cell>
          <table:table-cell table:style-name="Tabla10.B109" office:value-type="string">
            <text:p text:style-name="P8">Iberia</text:p>
          </table:table-cell>
          <table:table-cell table:style-name="Tabla10.C109" office:value-type="string">
            <text:p text:style-name="P8">10:45 AM</text:p>
          </table:table-cell>
          <table:table-cell table:style-name="Tabla10.D109" office:value-type="string">
            <text:p text:style-name="Table_20_Contents"><text:span text:style-name="T6">Aterrizo <text:line-break/></text:span><text:span text:style-name="T6"><draw:frame draw:style-name="fr1" draw:name="gráficos270" text:anchor-type="as-char" svg:width="0.185cm" svg:height="0.185cm" draw:z-index="2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1&amp;airlineCode=IB&amp;flightNumber=56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0" office:value-type="string">
            <text:p text:style-name="Table_20_Contents"><text:a xlink:type="simple" xlink:href="https://www.flightstats.com/go/FlightStatus/flightStatusByFlight.do?id=366338006&amp;airlineCode=BA&amp;flightNumber=478&amp;utm_source=34b64945a69b9cac:7b907964:13ed466ba45:3e7e&amp;utm_medium=cpc&amp;utm_campaign=weblet" office:target-frame-name="_blank" xlink:show="new"><text:span text:style-name="T6">BA 478</text:span></text:a></text:p>
          </table:table-cell>
          <table:table-cell table:style-name="Tabla10.B110" office:value-type="string">
            <text:p text:style-name="P8">British Airways</text:p>
          </table:table-cell>
          <table:table-cell table:style-name="Tabla10.C110" office:value-type="string">
            <text:p text:style-name="P8">11:07 AM</text:p>
          </table:table-cell>
          <table:table-cell table:style-name="Tabla10.D110" office:value-type="string">
            <text:p text:style-name="Table_20_Contents"><text:span text:style-name="T6">Aterrizo <text:line-break/></text:span><text:span text:style-name="T6"><draw:frame draw:style-name="fr1" draw:name="gráficos271" text:anchor-type="as-char" svg:width="0.185cm" svg:height="0.185cm" draw:z-index="24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6&amp;airlineCode=BA&amp;flightNumber=4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1" office:value-type="string">
            <text:p text:style-name="Table_20_Contents"><text:a xlink:type="simple" xlink:href="https://www.flightstats.com/go/FlightStatus/flightStatusByFlight.do?id=366338006&amp;airlineCode=IB&amp;flightNumber=7451&amp;utm_source=34b64945a69b9cac:7b907964:13ed466ba45:3e7e&amp;utm_medium=cpc&amp;utm_campaign=weblet" office:target-frame-name="_blank" xlink:show="new"><text:span text:style-name="T6">IB 7451</text:span></text:a><text:span text:style-name="T6"> </text:span><text:span text:style-name="T4">^</text:span></text:p>
          </table:table-cell>
          <table:table-cell table:style-name="Tabla10.B111" office:value-type="string">
            <text:p text:style-name="P8">Iberia</text:p>
          </table:table-cell>
          <table:table-cell table:style-name="Tabla10.C111" office:value-type="string">
            <text:p text:style-name="P8">11:07 AM</text:p>
          </table:table-cell>
          <table:table-cell table:style-name="Tabla10.D111" office:value-type="string">
            <text:p text:style-name="Table_20_Contents"><text:span text:style-name="T6">Aterrizo <text:line-break/></text:span><text:span text:style-name="T6"><draw:frame draw:style-name="fr1" draw:name="gráficos272" text:anchor-type="as-char" svg:width="0.185cm" svg:height="0.185cm" draw:z-index="2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6&amp;airlineCode=IB&amp;flightNumber=745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2" office:value-type="string">
            <text:p text:style-name="Table_20_Contents"><text:a xlink:type="simple" xlink:href="https://www.flightstats.com/go/FlightStatus/flightStatusByFlight.do?id=366338006&amp;airlineCode=AA&amp;flightNumber=6290&amp;utm_source=34b64945a69b9cac:7b907964:13ed466ba45:3e7e&amp;utm_medium=cpc&amp;utm_campaign=weblet" office:target-frame-name="_blank" xlink:show="new"><text:span text:style-name="T6">AA 6290</text:span></text:a><text:span text:style-name="T6"> </text:span><text:span text:style-name="T4">^</text:span></text:p>
          </table:table-cell>
          <table:table-cell table:style-name="Tabla10.B112" office:value-type="string">
            <text:p text:style-name="P8">American Airlines</text:p>
          </table:table-cell>
          <table:table-cell table:style-name="Tabla10.C112" office:value-type="string">
            <text:p text:style-name="P8">11:07 AM</text:p>
          </table:table-cell>
          <table:table-cell table:style-name="Tabla10.D112" office:value-type="string">
            <text:p text:style-name="Table_20_Contents"><text:span text:style-name="T6">Aterrizo <text:line-break/></text:span><text:span text:style-name="T6"><draw:frame draw:style-name="fr1" draw:name="gráficos273" text:anchor-type="as-char" svg:width="0.185cm" svg:height="0.185cm" draw:z-index="2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6&amp;airlineCode=AA&amp;flightNumber=629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3" office:value-type="string">
            <text:p text:style-name="Table_20_Contents"><text:a xlink:type="simple" xlink:href="https://www.flightstats.com/go/FlightStatus/flightStatusByFlight.do?id=366352267&amp;airlineCode=VY&amp;flightNumber=8013&amp;utm_source=34b64945a69b9cac:7b907964:13ed466ba45:3e7e&amp;utm_medium=cpc&amp;utm_campaign=weblet" office:target-frame-name="_blank" xlink:show="new"><text:span text:style-name="T6">VY 8013</text:span></text:a></text:p>
          </table:table-cell>
          <table:table-cell table:style-name="Tabla10.B113" office:value-type="string">
            <text:p text:style-name="P8">Vueling</text:p>
          </table:table-cell>
          <table:table-cell table:style-name="Tabla10.C113" office:value-type="string">
            <text:p text:style-name="P8">10:55 AM</text:p>
          </table:table-cell>
          <table:table-cell table:style-name="Tabla10.D113" office:value-type="string">
            <text:p text:style-name="Table_20_Contents"><text:span text:style-name="T6">Aterrizo <text:line-break/></text:span><text:span text:style-name="T6"><draw:frame draw:style-name="fr1" draw:name="gráficos274" text:anchor-type="as-char" svg:width="0.185cm" svg:height="0.185cm" draw:z-index="2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7&amp;airlineCode=VY&amp;flightNumber=80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4" office:value-type="string">
            <text:p text:style-name="Table_20_Contents"><text:a xlink:type="simple" xlink:href="https://www.flightstats.com/go/FlightStatus/flightStatusByFlight.do?id=366352267&amp;airlineCode=IB&amp;flightNumber=5753&amp;utm_source=34b64945a69b9cac:7b907964:13ed466ba45:3e7e&amp;utm_medium=cpc&amp;utm_campaign=weblet" office:target-frame-name="_blank" xlink:show="new"><text:span text:style-name="T6">IB 5753</text:span></text:a><text:span text:style-name="T6"> </text:span><text:span text:style-name="T4">^</text:span></text:p>
          </table:table-cell>
          <table:table-cell table:style-name="Tabla10.B114" office:value-type="string">
            <text:p text:style-name="P8">Iberia</text:p>
          </table:table-cell>
          <table:table-cell table:style-name="Tabla10.C114" office:value-type="string">
            <text:p text:style-name="P8">10:55 AM</text:p>
          </table:table-cell>
          <table:table-cell table:style-name="Tabla10.D114" office:value-type="string">
            <text:p text:style-name="Table_20_Contents"><text:span text:style-name="T6">Aterrizo <text:line-break/></text:span><text:span text:style-name="T6"><draw:frame draw:style-name="fr1" draw:name="gráficos275" text:anchor-type="as-char" svg:width="0.185cm" svg:height="0.185cm" draw:z-index="2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7&amp;airlineCode=IB&amp;flightNumber=575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5" office:value-type="string">
            <text:p text:style-name="Table_20_Contents"><text:a xlink:type="simple" xlink:href="https://www.flightstats.com/go/FlightStatus/flightStatusByFlight.do?id=366340368&amp;airlineCode=U2&amp;flightNumber=4415&amp;utm_source=34b64945a69b9cac:7b907964:13ed466ba45:3e7e&amp;utm_medium=cpc&amp;utm_campaign=weblet" office:target-frame-name="_blank" xlink:show="new"><text:span text:style-name="T6">U2 4415</text:span></text:a></text:p>
          </table:table-cell>
          <table:table-cell table:style-name="Tabla10.B115" office:value-type="string">
            <text:p text:style-name="P8">easyJet</text:p>
          </table:table-cell>
          <table:table-cell table:style-name="Tabla10.C115" office:value-type="string">
            <text:p text:style-name="P8">10:40 AM</text:p>
          </table:table-cell>
          <table:table-cell table:style-name="Tabla10.D115" office:value-type="string">
            <text:p text:style-name="Table_20_Contents"><text:span text:style-name="T6">Aterrizo <text:line-break/></text:span><text:span text:style-name="T6"><draw:frame draw:style-name="fr1" draw:name="gráficos276" text:anchor-type="as-char" svg:width="0.185cm" svg:height="0.185cm" draw:z-index="25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368&amp;airlineCode=U2&amp;flightNumber=44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6" office:value-type="string">
            <text:p text:style-name="Table_20_Contents"><text:a xlink:type="simple" xlink:href="https://www.flightstats.com/go/FlightStatus/flightStatusByFlight.do?id=366289722&amp;airlineCode=VY&amp;flightNumber=2114&amp;utm_source=34b64945a69b9cac:7b907964:13ed466ba45:3e7e&amp;utm_medium=cpc&amp;utm_campaign=weblet" office:target-frame-name="_blank" xlink:show="new"><text:span text:style-name="T6">VY 2114</text:span></text:a></text:p>
          </table:table-cell>
          <table:table-cell table:style-name="Tabla10.B116" office:value-type="string">
            <text:p text:style-name="P8">Vueling</text:p>
          </table:table-cell>
          <table:table-cell table:style-name="Tabla10.C116" office:value-type="string">
            <text:p text:style-name="P8">11:16 AM</text:p>
          </table:table-cell>
          <table:table-cell table:style-name="Tabla10.D116" office:value-type="string">
            <text:p text:style-name="Table_20_Contents"><text:span text:style-name="T6">Aterrizo <text:line-break/></text:span><text:span text:style-name="T6"><draw:frame draw:style-name="fr1" draw:name="gráficos277" text:anchor-type="as-char" svg:width="0.185cm" svg:height="0.185cm" draw:z-index="25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289722&amp;airlineCode=VY&amp;flightNumber=211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17" office:value-type="string">
            <text:p text:style-name="Table_20_Contents"><text:a xlink:type="simple" xlink:href="https://www.flightstats.com/go/FlightStatus/flightStatusByFlight.do?id=366289722&amp;airlineCode=IB&amp;flightNumber=5900&amp;utm_source=34b64945a69b9cac:7b907964:13ed466ba45:3e7e&amp;utm_medium=cpc&amp;utm_campaign=weblet" office:target-frame-name="_blank" xlink:show="new"><text:span text:style-name="T6">IB 5900</text:span></text:a><text:span text:style-name="T6"> </text:span><text:span text:style-name="T4">^</text:span></text:p>
          </table:table-cell>
          <table:table-cell table:style-name="Tabla10.B117" office:value-type="string">
            <text:p text:style-name="P8">Iberia</text:p>
          </table:table-cell>
          <table:table-cell table:style-name="Tabla10.C117" office:value-type="string">
            <text:p text:style-name="P8">11:16 AM</text:p>
          </table:table-cell>
          <table:table-cell table:style-name="Tabla10.D117" office:value-type="string">
            <text:p text:style-name="Table_20_Contents"><text:span text:style-name="T6">Aterrizo <text:line-break/></text:span><text:span text:style-name="T6"><draw:frame draw:style-name="fr1" draw:name="gráficos278" text:anchor-type="as-char" svg:width="0.185cm" svg:height="0.185cm" draw:z-index="25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289722&amp;airlineCode=IB&amp;flightNumber=590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18" office:value-type="string">
            <text:p text:style-name="Table_20_Contents"><text:a xlink:type="simple" xlink:href="https://www.flightstats.com/go/FlightStatus/flightStatusByFlight.do?id=366356632&amp;airlineCode=UX&amp;flightNumber=6156&amp;utm_source=34b64945a69b9cac:7b907964:13ed466ba45:3e7e&amp;utm_medium=cpc&amp;utm_campaign=weblet" office:target-frame-name="_blank" xlink:show="new"><text:span text:style-name="T6">UX 6156</text:span></text:a></text:p>
          </table:table-cell>
          <table:table-cell table:style-name="Tabla10.B118" office:value-type="string">
            <text:p text:style-name="P8">Air Europa</text:p>
          </table:table-cell>
          <table:table-cell table:style-name="Tabla10.C118" office:value-type="string">
            <text:p text:style-name="P8">10:51 AM</text:p>
          </table:table-cell>
          <table:table-cell table:style-name="Tabla10.D118" office:value-type="string">
            <text:p text:style-name="Table_20_Contents"><text:span text:style-name="T6">Aterrizo <text:line-break/></text:span><text:span text:style-name="T6"><draw:frame draw:style-name="fr1" draw:name="gráficos279" text:anchor-type="as-char" svg:width="0.185cm" svg:height="0.185cm" draw:z-index="2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2&amp;airlineCode=UX&amp;flightNumber=61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19" office:value-type="string">
            <text:p text:style-name="Table_20_Contents"><text:a xlink:type="simple" xlink:href="https://www.flightstats.com/go/FlightStatus/flightStatusByFlight.do?id=366356632&amp;airlineCode=KL&amp;flightNumber=3352&amp;utm_source=34b64945a69b9cac:7b907964:13ed466ba45:3e7e&amp;utm_medium=cpc&amp;utm_campaign=weblet" office:target-frame-name="_blank" xlink:show="new"><text:span text:style-name="T6">KL 3352</text:span></text:a><text:span text:style-name="T6"> </text:span><text:span text:style-name="T4">^</text:span></text:p>
          </table:table-cell>
          <table:table-cell table:style-name="Tabla10.B119" office:value-type="string">
            <text:p text:style-name="P8">KLM</text:p>
          </table:table-cell>
          <table:table-cell table:style-name="Tabla10.C119" office:value-type="string">
            <text:p text:style-name="P8">10:51 AM</text:p>
          </table:table-cell>
          <table:table-cell table:style-name="Tabla10.D119" office:value-type="string">
            <text:p text:style-name="Table_20_Contents"><text:span text:style-name="T6">Aterrizo <text:line-break/></text:span><text:span text:style-name="T6"><draw:frame draw:style-name="fr1" draw:name="gráficos280" text:anchor-type="as-char" svg:width="0.185cm" svg:height="0.185cm" draw:z-index="25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2&amp;airlineCode=KL&amp;flightNumber=335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0" office:value-type="string">
            <text:p text:style-name="Table_20_Contents"><text:a xlink:type="simple" xlink:href="https://www.flightstats.com/go/FlightStatus/flightStatusByFlight.do?id=366356632&amp;airlineCode=AF&amp;flightNumber=4827&amp;utm_source=34b64945a69b9cac:7b907964:13ed466ba45:3e7e&amp;utm_medium=cpc&amp;utm_campaign=weblet" office:target-frame-name="_blank" xlink:show="new"><text:span text:style-name="T6">AF 4827</text:span></text:a><text:span text:style-name="T6"> </text:span><text:span text:style-name="T4">^</text:span></text:p>
          </table:table-cell>
          <table:table-cell table:style-name="Tabla10.B120" office:value-type="string">
            <text:p text:style-name="P8">Air France</text:p>
          </table:table-cell>
          <table:table-cell table:style-name="Tabla10.C120" office:value-type="string">
            <text:p text:style-name="P8">10:51 AM</text:p>
          </table:table-cell>
          <table:table-cell table:style-name="Tabla10.D120" office:value-type="string">
            <text:p text:style-name="Table_20_Contents"><text:span text:style-name="T6">Aterrizo <text:line-break/></text:span><text:span text:style-name="T6"><draw:frame draw:style-name="fr1" draw:name="gráficos281" text:anchor-type="as-char" svg:width="0.185cm" svg:height="0.185cm" draw:z-index="2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2&amp;airlineCode=AF&amp;flightNumber=48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1" office:value-type="string">
            <text:p text:style-name="Table_20_Contents"><text:a xlink:type="simple" xlink:href="https://www.flightstats.com/go/FlightStatus/flightStatusByFlight.do?id=366356632&amp;airlineCode=AZ&amp;flightNumber=2409&amp;utm_source=34b64945a69b9cac:7b907964:13ed466ba45:3e7e&amp;utm_medium=cpc&amp;utm_campaign=weblet" office:target-frame-name="_blank" xlink:show="new"><text:span text:style-name="T6">AZ 2409</text:span></text:a><text:span text:style-name="T6"> </text:span><text:span text:style-name="T4">^</text:span></text:p>
          </table:table-cell>
          <table:table-cell table:style-name="Tabla10.B121" office:value-type="string">
            <text:p text:style-name="P8">Alitalia</text:p>
          </table:table-cell>
          <table:table-cell table:style-name="Tabla10.C121" office:value-type="string">
            <text:p text:style-name="P8">10:51 AM</text:p>
          </table:table-cell>
          <table:table-cell table:style-name="Tabla10.D121" office:value-type="string">
            <text:p text:style-name="Table_20_Contents"><text:span text:style-name="T6">Aterrizo <text:line-break/></text:span><text:span text:style-name="T6"><draw:frame draw:style-name="fr1" draw:name="gráficos282" text:anchor-type="as-char" svg:width="0.185cm" svg:height="0.185cm" draw:z-index="2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2&amp;airlineCode=AZ&amp;flightNumber=24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2" office:value-type="string">
            <text:p text:style-name="Table_20_Contents"><text:a xlink:type="simple" xlink:href="https://www.flightstats.com/go/FlightStatus/flightStatusByFlight.do?id=366356632&amp;airlineCode=SU&amp;flightNumber=3453&amp;utm_source=34b64945a69b9cac:7b907964:13ed466ba45:3e7e&amp;utm_medium=cpc&amp;utm_campaign=weblet" office:target-frame-name="_blank" xlink:show="new"><text:span text:style-name="T6">SU 3453</text:span></text:a><text:span text:style-name="T6"> </text:span><text:span text:style-name="T4">^</text:span></text:p>
          </table:table-cell>
          <table:table-cell table:style-name="Tabla10.B122" office:value-type="string">
            <text:p text:style-name="P8">Aeroflot</text:p>
          </table:table-cell>
          <table:table-cell table:style-name="Tabla10.C122" office:value-type="string">
            <text:p text:style-name="P8">10:51 AM</text:p>
          </table:table-cell>
          <table:table-cell table:style-name="Tabla10.D122" office:value-type="string">
            <text:p text:style-name="Table_20_Contents"><text:span text:style-name="T6">Aterrizo <text:line-break/></text:span><text:span text:style-name="T6"><draw:frame draw:style-name="fr1" draw:name="gráficos283" text:anchor-type="as-char" svg:width="0.185cm" svg:height="0.185cm" draw:z-index="2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2&amp;airlineCode=SU&amp;flightNumber=345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3" office:value-type="string">
            <text:p text:style-name="Table_20_Contents"><text:a xlink:type="simple" xlink:href="https://www.flightstats.com/go/FlightStatus/flightStatusByFlight.do?id=366347413&amp;airlineCode=VY&amp;flightNumber=6331&amp;utm_source=34b64945a69b9cac:7b907964:13ed466ba45:3e7e&amp;utm_medium=cpc&amp;utm_campaign=weblet" office:target-frame-name="_blank" xlink:show="new"><text:span text:style-name="T6">VY 6331</text:span></text:a></text:p>
          </table:table-cell>
          <table:table-cell table:style-name="Tabla10.B123" office:value-type="string">
            <text:p text:style-name="P8">Vueling</text:p>
          </table:table-cell>
          <table:table-cell table:style-name="Tabla10.C123" office:value-type="string">
            <text:p text:style-name="P8">11:16 AM</text:p>
          </table:table-cell>
          <table:table-cell table:style-name="Tabla10.D123" office:value-type="string">
            <text:p text:style-name="Table_20_Contents"><text:span text:style-name="T6">Aterrizo <text:line-break/></text:span><text:span text:style-name="T6"><draw:frame draw:style-name="fr1" draw:name="gráficos284" text:anchor-type="as-char" svg:width="0.185cm" svg:height="0.185cm" draw:z-index="2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3&amp;airlineCode=VY&amp;flightNumber=63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4" office:value-type="string">
            <text:p text:style-name="Table_20_Contents"><text:a xlink:type="simple" xlink:href="https://www.flightstats.com/go/FlightStatus/flightStatusByFlight.do?id=366347413&amp;airlineCode=IB&amp;flightNumber=5725&amp;utm_source=34b64945a69b9cac:7b907964:13ed466ba45:3e7e&amp;utm_medium=cpc&amp;utm_campaign=weblet" office:target-frame-name="_blank" xlink:show="new"><text:span text:style-name="T6">IB 5725</text:span></text:a><text:span text:style-name="T6"> </text:span><text:span text:style-name="T4">^</text:span></text:p>
          </table:table-cell>
          <table:table-cell table:style-name="Tabla10.B124" office:value-type="string">
            <text:p text:style-name="P8">Iberia</text:p>
          </table:table-cell>
          <table:table-cell table:style-name="Tabla10.C124" office:value-type="string">
            <text:p text:style-name="P8">11:16 AM</text:p>
          </table:table-cell>
          <table:table-cell table:style-name="Tabla10.D124" office:value-type="string">
            <text:p text:style-name="Table_20_Contents"><text:span text:style-name="T6">Aterrizo <text:line-break/></text:span><text:span text:style-name="T6"><draw:frame draw:style-name="fr1" draw:name="gráficos285" text:anchor-type="as-char" svg:width="0.185cm" svg:height="0.185cm" draw:z-index="2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3&amp;airlineCode=IB&amp;flightNumber=57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5" office:value-type="string">
            <text:p text:style-name="Table_20_Contents"><text:a xlink:type="simple" xlink:href="https://www.flightstats.com/go/FlightStatus/flightStatusByFlight.do?id=366339710&amp;airlineCode=VY&amp;flightNumber=3001&amp;utm_source=34b64945a69b9cac:7b907964:13ed466ba45:3e7e&amp;utm_medium=cpc&amp;utm_campaign=weblet" office:target-frame-name="_blank" xlink:show="new"><text:span text:style-name="T6">VY 3001</text:span></text:a></text:p>
          </table:table-cell>
          <table:table-cell table:style-name="Tabla10.B125" office:value-type="string">
            <text:p text:style-name="P8">Vueling</text:p>
          </table:table-cell>
          <table:table-cell table:style-name="Tabla10.C125" office:value-type="string">
            <text:p text:style-name="P8">11:07 AM</text:p>
          </table:table-cell>
          <table:table-cell table:style-name="Tabla10.D125" office:value-type="string">
            <text:p text:style-name="Table_20_Contents"><text:span text:style-name="T6">Aterrizo <text:line-break/></text:span><text:span text:style-name="T6"><draw:frame draw:style-name="fr1" draw:name="gráficos286" text:anchor-type="as-char" svg:width="0.185cm" svg:height="0.185cm" draw:z-index="2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710&amp;airlineCode=VY&amp;flightNumber=30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6" office:value-type="string">
            <text:p text:style-name="Table_20_Contents"><text:a xlink:type="simple" xlink:href="https://www.flightstats.com/go/FlightStatus/flightStatusByFlight.do?id=366339710&amp;airlineCode=IB&amp;flightNumber=5581&amp;utm_source=34b64945a69b9cac:7b907964:13ed466ba45:3e7e&amp;utm_medium=cpc&amp;utm_campaign=weblet" office:target-frame-name="_blank" xlink:show="new"><text:span text:style-name="T6">IB 5581</text:span></text:a><text:span text:style-name="T6"> </text:span><text:span text:style-name="T4">^</text:span></text:p>
          </table:table-cell>
          <table:table-cell table:style-name="Tabla10.B126" office:value-type="string">
            <text:p text:style-name="P8">Iberia</text:p>
          </table:table-cell>
          <table:table-cell table:style-name="Tabla10.C126" office:value-type="string">
            <text:p text:style-name="P8">11:07 AM</text:p>
          </table:table-cell>
          <table:table-cell table:style-name="Tabla10.D126" office:value-type="string">
            <text:p text:style-name="Table_20_Contents"><text:span text:style-name="T6">Aterrizo <text:line-break/></text:span><text:span text:style-name="T6"><draw:frame draw:style-name="fr1" draw:name="gráficos287" text:anchor-type="as-char" svg:width="0.185cm" svg:height="0.185cm" draw:z-index="2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710&amp;airlineCode=IB&amp;flightNumber=55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7" office:value-type="string">
            <text:p text:style-name="Table_20_Contents"><text:a xlink:type="simple" xlink:href="https://www.flightstats.com/go/FlightStatus/flightStatusByFlight.do?id=366340761&amp;airlineCode=IB&amp;flightNumber=2706&amp;utm_source=34b64945a69b9cac:7b907964:13ed466ba45:3e7e&amp;utm_medium=cpc&amp;utm_campaign=weblet" office:target-frame-name="_blank" xlink:show="new"><text:span text:style-name="T6">IB 2706</text:span></text:a></text:p>
          </table:table-cell>
          <table:table-cell table:style-name="Tabla10.B127" office:value-type="string">
            <text:p text:style-name="P8">Iberia</text:p>
          </table:table-cell>
          <table:table-cell table:style-name="Tabla10.C127" office:value-type="string">
            <text:p text:style-name="P8">10:56 AM</text:p>
          </table:table-cell>
          <table:table-cell table:style-name="Tabla10.D127" office:value-type="string">
            <text:p text:style-name="Table_20_Contents"><text:span text:style-name="T6">Aterrizo <text:line-break/></text:span><text:span text:style-name="T6"><draw:frame draw:style-name="fr1" draw:name="gráficos288" text:anchor-type="as-char" svg:width="0.185cm" svg:height="0.185cm" draw:z-index="26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1&amp;airlineCode=IB&amp;flightNumber=27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8" office:value-type="string">
            <text:p text:style-name="Table_20_Contents"><text:a xlink:type="simple" xlink:href="https://www.flightstats.com/go/FlightStatus/flightStatusByFlight.do?id=366340761&amp;airlineCode=AV&amp;flightNumber=6085&amp;utm_source=34b64945a69b9cac:7b907964:13ed466ba45:3e7e&amp;utm_medium=cpc&amp;utm_campaign=weblet" office:target-frame-name="_blank" xlink:show="new"><text:span text:style-name="T6">AV 6085</text:span></text:a><text:span text:style-name="T6"> </text:span><text:span text:style-name="T4">^</text:span></text:p>
          </table:table-cell>
          <table:table-cell table:style-name="Tabla10.B128" office:value-type="string">
            <text:p text:style-name="P8">AVIANCA</text:p>
          </table:table-cell>
          <table:table-cell table:style-name="Tabla10.C128" office:value-type="string">
            <text:p text:style-name="P8">10:56 AM</text:p>
          </table:table-cell>
          <table:table-cell table:style-name="Tabla10.D128" office:value-type="string">
            <text:p text:style-name="Table_20_Contents"><text:span text:style-name="T6">Aterrizo <text:line-break/></text:span><text:span text:style-name="T6"><draw:frame draw:style-name="fr1" draw:name="gráficos289" text:anchor-type="as-char" svg:width="0.185cm" svg:height="0.185cm" draw:z-index="26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1&amp;airlineCode=AV&amp;flightNumber=60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29" office:value-type="string">
            <text:p text:style-name="Table_20_Contents"><text:a xlink:type="simple" xlink:href="https://www.flightstats.com/go/FlightStatus/flightStatusByFlight.do?id=366369677&amp;airlineCode=VY&amp;flightNumber=3215&amp;utm_source=34b64945a69b9cac:7b907964:13ed466ba45:3e7e&amp;utm_medium=cpc&amp;utm_campaign=weblet" office:target-frame-name="_blank" xlink:show="new"><text:span text:style-name="T6">VY 3215</text:span></text:a></text:p>
          </table:table-cell>
          <table:table-cell table:style-name="Tabla10.B129" office:value-type="string">
            <text:p text:style-name="P8">Vueling</text:p>
          </table:table-cell>
          <table:table-cell table:style-name="Tabla10.C129" office:value-type="string">
            <text:p text:style-name="P8">11:01 AM</text:p>
          </table:table-cell>
          <table:table-cell table:style-name="Tabla10.D129" office:value-type="string">
            <text:p text:style-name="Table_20_Contents"><text:span text:style-name="T6">Aterrizo <text:line-break/></text:span><text:span text:style-name="T6"><draw:frame draw:style-name="fr1" draw:name="gráficos290" text:anchor-type="as-char" svg:width="0.185cm" svg:height="0.185cm" draw:z-index="2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7&amp;airlineCode=VY&amp;flightNumber=32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0" office:value-type="string">
            <text:p text:style-name="Table_20_Contents"><text:a xlink:type="simple" xlink:href="https://www.flightstats.com/go/FlightStatus/flightStatusByFlight.do?id=366369677&amp;airlineCode=IB&amp;flightNumber=5421&amp;utm_source=34b64945a69b9cac:7b907964:13ed466ba45:3e7e&amp;utm_medium=cpc&amp;utm_campaign=weblet" office:target-frame-name="_blank" xlink:show="new"><text:span text:style-name="T6">IB 5421</text:span></text:a><text:span text:style-name="T6"> </text:span><text:span text:style-name="T4">^</text:span></text:p>
          </table:table-cell>
          <table:table-cell table:style-name="Tabla10.B130" office:value-type="string">
            <text:p text:style-name="P8">Iberia</text:p>
          </table:table-cell>
          <table:table-cell table:style-name="Tabla10.C130" office:value-type="string">
            <text:p text:style-name="P8">11:01 AM</text:p>
          </table:table-cell>
          <table:table-cell table:style-name="Tabla10.D130" office:value-type="string">
            <text:p text:style-name="Table_20_Contents"><text:span text:style-name="T6">Aterrizo <text:line-break/></text:span><text:soft-page-break/><text:span text:style-name="T6"><draw:frame draw:style-name="fr1" draw:name="gráficos291" text:anchor-type="as-char" svg:width="0.185cm" svg:height="0.185cm" draw:z-index="2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7&amp;airlineCode=IB&amp;flightNumber=54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1" office:value-type="string">
            <text:p text:style-name="Table_20_Contents"><text:a xlink:type="simple" xlink:href="https://www.flightstats.com/go/FlightStatus/flightStatusByFlight.do?id=366367426&amp;airlineCode=SU&amp;flightNumber=2638&amp;utm_source=34b64945a69b9cac:7b907964:13ed466ba45:3e7e&amp;utm_medium=cpc&amp;utm_campaign=weblet" office:target-frame-name="_blank" xlink:show="new"><text:span text:style-name="T6">SU 2638</text:span></text:a></text:p>
          </table:table-cell>
          <table:table-cell table:style-name="Tabla10.B131" office:value-type="string">
            <text:p text:style-name="P8">Aeroflot</text:p>
          </table:table-cell>
          <table:table-cell table:style-name="Tabla10.C131" office:value-type="string">
            <text:p text:style-name="P8">12:10 PM</text:p>
          </table:table-cell>
          <table:table-cell table:style-name="Tabla10.D131" office:value-type="string">
            <text:p text:style-name="Table_20_Contents"><text:span text:style-name="T6">Aterrizo <text:line-break/></text:span><text:span text:style-name="T6"><draw:frame draw:style-name="fr1" draw:name="gráficos292" text:anchor-type="as-char" svg:width="0.185cm" svg:height="0.185cm" draw:z-index="269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67426&amp;airlineCode=SU&amp;flightNumber=263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32" office:value-type="string">
            <text:p text:style-name="Table_20_Contents"><text:a xlink:type="simple" xlink:href="https://www.flightstats.com/go/FlightStatus/flightStatusByFlight.do?id=366367426&amp;airlineCode=UX&amp;flightNumber=3284&amp;utm_source=34b64945a69b9cac:7b907964:13ed466ba45:3e7e&amp;utm_medium=cpc&amp;utm_campaign=weblet" office:target-frame-name="_blank" xlink:show="new"><text:span text:style-name="T6">UX 3284</text:span></text:a><text:span text:style-name="T6"> </text:span><text:span text:style-name="T4">^</text:span></text:p>
          </table:table-cell>
          <table:table-cell table:style-name="Tabla10.B132" office:value-type="string">
            <text:p text:style-name="P8">Air Europa</text:p>
          </table:table-cell>
          <table:table-cell table:style-name="Tabla10.C132" office:value-type="string">
            <text:p text:style-name="P8">12:10 PM</text:p>
          </table:table-cell>
          <table:table-cell table:style-name="Tabla10.D132" office:value-type="string">
            <text:p text:style-name="Table_20_Contents"><text:span text:style-name="T6">Aterrizo <text:line-break/></text:span><text:span text:style-name="T6"><draw:frame draw:style-name="fr1" draw:name="gráficos293" text:anchor-type="as-char" svg:width="0.185cm" svg:height="0.185cm" draw:z-index="27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67426&amp;airlineCode=UX&amp;flightNumber=328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33" office:value-type="string">
            <text:p text:style-name="Table_20_Contents"><text:a xlink:type="simple" xlink:href="https://www.flightstats.com/go/FlightStatus/flightStatusByFlight.do?id=366340758&amp;airlineCode=VY&amp;flightNumber=1024&amp;utm_source=34b64945a69b9cac:7b907964:13ed466ba45:3e7e&amp;utm_medium=cpc&amp;utm_campaign=weblet" office:target-frame-name="_blank" xlink:show="new"><text:span text:style-name="T6">VY 1024</text:span></text:a></text:p>
          </table:table-cell>
          <table:table-cell table:style-name="Tabla10.B133" office:value-type="string">
            <text:p text:style-name="P8">Vueling</text:p>
          </table:table-cell>
          <table:table-cell table:style-name="Tabla10.C133" office:value-type="string">
            <text:p text:style-name="P8">11:12 AM</text:p>
          </table:table-cell>
          <table:table-cell table:style-name="Tabla10.D133" office:value-type="string">
            <text:p text:style-name="Table_20_Contents"><text:span text:style-name="T6">Aterrizo <text:line-break/></text:span><text:span text:style-name="T6"><draw:frame draw:style-name="fr1" draw:name="gráficos294" text:anchor-type="as-char" svg:width="0.185cm" svg:height="0.185cm" draw:z-index="2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8&amp;airlineCode=VY&amp;flightNumber=10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4" office:value-type="string">
            <text:p text:style-name="Table_20_Contents"><text:a xlink:type="simple" xlink:href="https://www.flightstats.com/go/FlightStatus/flightStatusByFlight.do?id=366346870&amp;airlineCode=LH&amp;flightNumber=1810&amp;utm_source=34b64945a69b9cac:7b907964:13ed466ba45:3e7e&amp;utm_medium=cpc&amp;utm_campaign=weblet" office:target-frame-name="_blank" xlink:show="new"><text:span text:style-name="T6">LH 1810</text:span></text:a></text:p>
          </table:table-cell>
          <table:table-cell table:style-name="Tabla10.B134" office:value-type="string">
            <text:p text:style-name="P8">Lufthansa</text:p>
          </table:table-cell>
          <table:table-cell table:style-name="Tabla10.C134" office:value-type="string">
            <text:p text:style-name="P8">11:07 AM</text:p>
          </table:table-cell>
          <table:table-cell table:style-name="Tabla10.D134" office:value-type="string">
            <text:p text:style-name="Table_20_Contents"><text:span text:style-name="T6">Aterrizo <text:line-break/></text:span><text:span text:style-name="T6"><draw:frame draw:style-name="fr1" draw:name="gráficos295" text:anchor-type="as-char" svg:width="0.185cm" svg:height="0.185cm" draw:z-index="27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0&amp;airlineCode=LH&amp;flightNumber=18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5" office:value-type="string">
            <text:p text:style-name="Table_20_Contents"><text:a xlink:type="simple" xlink:href="https://www.flightstats.com/go/FlightStatus/flightStatusByFlight.do?id=366346870&amp;airlineCode=LO&amp;flightNumber=4853&amp;utm_source=34b64945a69b9cac:7b907964:13ed466ba45:3e7e&amp;utm_medium=cpc&amp;utm_campaign=weblet" office:target-frame-name="_blank" xlink:show="new"><text:span text:style-name="T6">LO 4853</text:span></text:a><text:span text:style-name="T6"> </text:span><text:span text:style-name="T4">^</text:span></text:p>
          </table:table-cell>
          <table:table-cell table:style-name="Tabla10.B135" office:value-type="string">
            <text:p text:style-name="P8">LOT - Polish Airlines</text:p>
          </table:table-cell>
          <table:table-cell table:style-name="Tabla10.C135" office:value-type="string">
            <text:p text:style-name="P8">11:07 AM</text:p>
          </table:table-cell>
          <table:table-cell table:style-name="Tabla10.D135" office:value-type="string">
            <text:p text:style-name="Table_20_Contents"><text:span text:style-name="T6">Aterrizo <text:line-break/></text:span><text:span text:style-name="T6"><draw:frame draw:style-name="fr1" draw:name="gráficos296" text:anchor-type="as-char" svg:width="0.185cm" svg:height="0.185cm" draw:z-index="2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0&amp;airlineCode=LO&amp;flightNumber=485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6" office:value-type="string">
            <text:p text:style-name="Table_20_Contents"><text:a xlink:type="simple" xlink:href="https://www.flightstats.com/go/FlightStatus/flightStatusByFlight.do?id=366346870&amp;airlineCode=OS&amp;flightNumber=7331&amp;utm_source=34b64945a69b9cac:7b907964:13ed466ba45:3e7e&amp;utm_medium=cpc&amp;utm_campaign=weblet" office:target-frame-name="_blank" xlink:show="new"><text:span text:style-name="T6">OS 7331</text:span></text:a><text:span text:style-name="T6"> </text:span><text:span text:style-name="T4">^</text:span></text:p>
          </table:table-cell>
          <table:table-cell table:style-name="Tabla10.B136" office:value-type="string">
            <text:p text:style-name="P8">Austrian</text:p>
          </table:table-cell>
          <table:table-cell table:style-name="Tabla10.C136" office:value-type="string">
            <text:p text:style-name="P8">11:07 AM</text:p>
          </table:table-cell>
          <table:table-cell table:style-name="Tabla10.D136" office:value-type="string">
            <text:p text:style-name="Table_20_Contents"><text:span text:style-name="T6">Aterrizo <text:line-break/></text:span><text:span text:style-name="T6"><draw:frame draw:style-name="fr1" draw:name="gráficos297" text:anchor-type="as-char" svg:width="0.185cm" svg:height="0.185cm" draw:z-index="2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0&amp;airlineCode=OS&amp;flightNumber=73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7" office:value-type="string">
            <text:p text:style-name="Table_20_Contents"><text:a xlink:type="simple" xlink:href="https://www.flightstats.com/go/FlightStatus/flightStatusByFlight.do?id=366346870&amp;airlineCode=SA&amp;flightNumber=7834&amp;utm_source=34b64945a69b9cac:7b907964:13ed466ba45:3e7e&amp;utm_medium=cpc&amp;utm_campaign=weblet" office:target-frame-name="_blank" xlink:show="new"><text:span text:style-name="T6">SA 7834</text:span></text:a><text:span text:style-name="T6"> </text:span><text:span text:style-name="T4">^</text:span></text:p>
          </table:table-cell>
          <table:table-cell table:style-name="Tabla10.B137" office:value-type="string">
            <text:p text:style-name="P8">South African Airways</text:p>
          </table:table-cell>
          <table:table-cell table:style-name="Tabla10.C137" office:value-type="string">
            <text:p text:style-name="P8">11:07 AM</text:p>
          </table:table-cell>
          <table:table-cell table:style-name="Tabla10.D137" office:value-type="string">
            <text:p text:style-name="Table_20_Contents"><text:span text:style-name="T6">Aterrizo <text:line-break/></text:span><text:span text:style-name="T6"><draw:frame draw:style-name="fr1" draw:name="gráficos298" text:anchor-type="as-char" svg:width="0.185cm" svg:height="0.185cm" draw:z-index="2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0&amp;airlineCode=SA&amp;flightNumber=78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8" office:value-type="string">
            <text:p text:style-name="Table_20_Contents"><text:a xlink:type="simple" xlink:href="https://www.flightstats.com/go/FlightStatus/flightStatusByFlight.do?id=366346870&amp;airlineCode=SK&amp;flightNumber=3304&amp;utm_source=34b64945a69b9cac:7b907964:13ed466ba45:3e7e&amp;utm_medium=cpc&amp;utm_campaign=weblet" office:target-frame-name="_blank" xlink:show="new"><text:span text:style-name="T6">SK 3304</text:span></text:a><text:span text:style-name="T6"> </text:span><text:span text:style-name="T4">^</text:span></text:p>
          </table:table-cell>
          <table:table-cell table:style-name="Tabla10.B138" office:value-type="string">
            <text:p text:style-name="P8">SAS</text:p>
          </table:table-cell>
          <table:table-cell table:style-name="Tabla10.C138" office:value-type="string">
            <text:p text:style-name="P8">11:07 AM</text:p>
          </table:table-cell>
          <table:table-cell table:style-name="Tabla10.D138" office:value-type="string">
            <text:p text:style-name="Table_20_Contents"><text:span text:style-name="T6">Aterrizo <text:line-break/></text:span><text:span text:style-name="T6"><draw:frame draw:style-name="fr1" draw:name="gráficos299" text:anchor-type="as-char" svg:width="0.185cm" svg:height="0.185cm" draw:z-index="2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0&amp;airlineCode=SK&amp;flightNumber=33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39" office:value-type="string">
            <text:p text:style-name="Table_20_Contents"><text:a xlink:type="simple" xlink:href="https://www.flightstats.com/go/FlightStatus/flightStatusByFlight.do?id=366373683&amp;airlineCode=VY&amp;flightNumber=6401&amp;utm_source=34b64945a69b9cac:7b907964:13ed466ba45:3e7e&amp;utm_medium=cpc&amp;utm_campaign=weblet" office:target-frame-name="_blank" xlink:show="new"><text:span text:style-name="T6">VY 6401</text:span></text:a></text:p>
          </table:table-cell>
          <table:table-cell table:style-name="Tabla10.B139" office:value-type="string">
            <text:p text:style-name="P8">Vueling</text:p>
          </table:table-cell>
          <table:table-cell table:style-name="Tabla10.C139" office:value-type="string">
            <text:p text:style-name="P8">11:10 AM</text:p>
          </table:table-cell>
          <table:table-cell table:style-name="Tabla10.D139" office:value-type="string">
            <text:p text:style-name="Table_20_Contents"><text:span text:style-name="T6">Aterrizo <text:line-break/></text:span><text:span text:style-name="T6"><draw:frame draw:style-name="fr1" draw:name="gráficos300" text:anchor-type="as-char" svg:width="0.185cm" svg:height="0.185cm" draw:z-index="27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3&amp;airlineCode=VY&amp;flightNumber=64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0" office:value-type="string">
            <text:p text:style-name="Table_20_Contents"><text:a xlink:type="simple" xlink:href="https://www.flightstats.com/go/FlightStatus/flightStatusByFlight.do?id=366373683&amp;airlineCode=IB&amp;flightNumber=5731&amp;utm_source=34b64945a69b9cac:7b907964:13ed466ba45:3e7e&amp;utm_medium=cpc&amp;utm_campaign=weblet" office:target-frame-name="_blank" xlink:show="new"><text:span text:style-name="T6">IB 5731</text:span></text:a><text:span text:style-name="T6"> </text:span><text:span text:style-name="T4">^</text:span></text:p>
          </table:table-cell>
          <table:table-cell table:style-name="Tabla10.B140" office:value-type="string">
            <text:p text:style-name="P8">Iberia</text:p>
          </table:table-cell>
          <table:table-cell table:style-name="Tabla10.C140" office:value-type="string">
            <text:p text:style-name="P8">11:10 AM</text:p>
          </table:table-cell>
          <table:table-cell table:style-name="Tabla10.D140" office:value-type="string">
            <text:p text:style-name="Table_20_Contents"><text:span text:style-name="T6">Aterrizo <text:line-break/></text:span><text:span text:style-name="T6"><draw:frame draw:style-name="fr1" draw:name="gráficos301" text:anchor-type="as-char" svg:width="0.185cm" svg:height="0.185cm" draw:z-index="2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3&amp;airlineCode=IB&amp;flightNumber=573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1" office:value-type="string">
            <text:p text:style-name="Table_20_Contents"><text:a xlink:type="simple" xlink:href="https://www.flightstats.com/go/FlightStatus/flightStatusByFlight.do?id=366341258&amp;airlineCode=LS&amp;flightNumber=803&amp;utm_source=34b64945a69b9cac:7b907964:13ed466ba45:3e7e&amp;utm_medium=cpc&amp;utm_campaign=weblet" office:target-frame-name="_blank" xlink:show="new"><text:span text:style-name="T6">LS 803</text:span></text:a></text:p>
          </table:table-cell>
          <table:table-cell table:style-name="Tabla10.B141" office:value-type="string">
            <text:p text:style-name="P8">Jet2</text:p>
          </table:table-cell>
          <table:table-cell table:style-name="Tabla10.C141" office:value-type="string">
            <text:p text:style-name="P8">11:03 AM</text:p>
          </table:table-cell>
          <table:table-cell table:style-name="Tabla10.D141" office:value-type="string">
            <text:p text:style-name="Table_20_Contents"><text:span text:style-name="T6">Aterrizo <text:line-break/></text:span><text:span text:style-name="T6"><draw:frame draw:style-name="fr1" draw:name="gráficos302" text:anchor-type="as-char" svg:width="0.185cm" svg:height="0.185cm" draw:z-index="2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58&amp;airlineCode=LS&amp;flightNumber=8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2" office:value-type="string">
            <text:p text:style-name="Table_20_Contents"><text:a xlink:type="simple" xlink:href="https://www.flightstats.com/go/FlightStatus/flightStatusByFlight.do?id=366380314&amp;airlineCode=VY&amp;flightNumber=6247&amp;utm_source=34b64945a69b9cac:7b907964:13ed466ba45:3e7e&amp;utm_medium=cpc&amp;utm_campaign=weblet" office:target-frame-name="_blank" xlink:show="new"><text:span text:style-name="T6">VY 6247</text:span></text:a></text:p>
          </table:table-cell>
          <table:table-cell table:style-name="Tabla10.B142" office:value-type="string">
            <text:p text:style-name="P8">Vueling</text:p>
          </table:table-cell>
          <table:table-cell table:style-name="Tabla10.C142" office:value-type="string">
            <text:p text:style-name="P8">11:20 AM</text:p>
          </table:table-cell>
          <table:table-cell table:style-name="Tabla10.D142" office:value-type="string">
            <text:p text:style-name="Table_20_Contents"><text:span text:style-name="T6">Aterrizo <text:line-break/></text:span><text:span text:style-name="T6"><draw:frame draw:style-name="fr1" draw:name="gráficos303" text:anchor-type="as-char" svg:width="0.185cm" svg:height="0.185cm" draw:z-index="28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4&amp;airlineCode=VY&amp;flightNumber=62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3" office:value-type="string">
            <text:p text:style-name="Table_20_Contents"><text:a xlink:type="simple" xlink:href="https://www.flightstats.com/go/FlightStatus/flightStatusByFlight.do?id=366380314&amp;airlineCode=IB&amp;flightNumber=5989&amp;utm_source=34b64945a69b9cac:7b907964:13ed466ba45:3e7e&amp;utm_medium=cpc&amp;utm_campaign=weblet" office:target-frame-name="_blank" xlink:show="new"><text:span text:style-name="T6">IB 5989</text:span></text:a><text:span text:style-name="T6"> </text:span><text:span text:style-name="T4">^</text:span></text:p>
          </table:table-cell>
          <table:table-cell table:style-name="Tabla10.B143" office:value-type="string">
            <text:p text:style-name="P8">Iberia</text:p>
          </table:table-cell>
          <table:table-cell table:style-name="Tabla10.C143" office:value-type="string">
            <text:p text:style-name="P8">11:20 AM</text:p>
          </table:table-cell>
          <table:table-cell table:style-name="Tabla10.D143" office:value-type="string">
            <text:p text:style-name="Table_20_Contents"><text:span text:style-name="T6">Aterrizo <text:line-break/></text:span><text:span text:style-name="T6"><draw:frame draw:style-name="fr1" draw:name="gráficos304" text:anchor-type="as-char" svg:width="0.185cm" svg:height="0.185cm" draw:z-index="2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4&amp;airlineCode=IB&amp;flightNumber=598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4" office:value-type="string">
            <text:p text:style-name="Table_20_Contents"><text:a xlink:type="simple" xlink:href="https://www.flightstats.com/go/FlightStatus/flightStatusByFlight.do?id=366367704&amp;airlineCode=VY&amp;flightNumber=2251&amp;utm_source=34b64945a69b9cac:7b907964:13ed466ba45:3e7e&amp;utm_medium=cpc&amp;utm_campaign=weblet" office:target-frame-name="_blank" xlink:show="new"><text:span text:style-name="T6">VY 2251</text:span></text:a></text:p>
          </table:table-cell>
          <table:table-cell table:style-name="Tabla10.B144" office:value-type="string">
            <text:p text:style-name="P8">Vueling</text:p>
          </table:table-cell>
          <table:table-cell table:style-name="Tabla10.C144" office:value-type="string">
            <text:p text:style-name="P8">11:25 AM</text:p>
          </table:table-cell>
          <table:table-cell table:style-name="Tabla10.D144" office:value-type="string">
            <text:p text:style-name="Table_20_Contents"><text:span text:style-name="T6">Aterrizo <text:line-break/></text:span><text:span text:style-name="T6"><draw:frame draw:style-name="fr1" draw:name="gráficos305" text:anchor-type="as-char" svg:width="0.185cm" svg:height="0.185cm" draw:z-index="2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4&amp;airlineCode=VY&amp;flightNumber=225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5" office:value-type="string">
            <text:p text:style-name="Table_20_Contents"><text:a xlink:type="simple" xlink:href="https://www.flightstats.com/go/FlightStatus/flightStatusByFlight.do?id=366367704&amp;airlineCode=IB&amp;flightNumber=5747&amp;utm_source=34b64945a69b9cac:7b907964:13ed466ba45:3e7e&amp;utm_medium=cpc&amp;utm_campaign=weblet" office:target-frame-name="_blank" xlink:show="new"><text:span text:style-name="T6">IB 5747</text:span></text:a><text:span text:style-name="T6"> </text:span><text:span text:style-name="T4">^</text:span></text:p>
          </table:table-cell>
          <table:table-cell table:style-name="Tabla10.B145" office:value-type="string">
            <text:p text:style-name="P8">Iberia</text:p>
          </table:table-cell>
          <table:table-cell table:style-name="Tabla10.C145" office:value-type="string">
            <text:p text:style-name="P8">11:25 AM</text:p>
          </table:table-cell>
          <table:table-cell table:style-name="Tabla10.D145" office:value-type="string">
            <text:p text:style-name="Table_20_Contents"><text:span text:style-name="T6">Aterrizo <text:line-break/></text:span><text:span text:style-name="T6"><draw:frame draw:style-name="fr1" draw:name="gráficos306" text:anchor-type="as-char" svg:width="0.185cm" svg:height="0.185cm" draw:z-index="2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4&amp;airlineCode=IB&amp;flightNumber=57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46" office:value-type="string">
            <text:p text:style-name="Table_20_Contents"><text:a xlink:type="simple" xlink:href="https://www.flightstats.com/go/FlightStatus/flightStatusByFlight.do?id=366328689&amp;airlineCode=TK&amp;flightNumber=1853&amp;utm_source=34b64945a69b9cac:7b907964:13ed466ba45:3e7e&amp;utm_medium=cpc&amp;utm_campaign=weblet" office:target-frame-name="_blank" xlink:show="new"><text:span text:style-name="T6">TK 1853</text:span></text:a></text:p>
          </table:table-cell>
          <table:table-cell table:style-name="Tabla10.B146" office:value-type="string">
            <text:p text:style-name="P8">Turkish Airlines</text:p>
          </table:table-cell>
          <table:table-cell table:style-name="Tabla10.C146" office:value-type="string">
            <text:p text:style-name="P8">11:49 AM</text:p>
          </table:table-cell>
          <table:table-cell table:style-name="Tabla10.D146" office:value-type="string">
            <text:p text:style-name="Table_20_Contents"><text:span text:style-name="T6">Aterrizo <text:line-break/></text:span><text:span text:style-name="T6"><draw:frame draw:style-name="fr1" draw:name="gráficos307" text:anchor-type="as-char" svg:width="0.185cm" svg:height="0.185cm" draw:z-index="28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8689&amp;airlineCode=TK&amp;flightNumber=185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47" office:value-type="string">
            <text:p text:style-name="Table_20_Contents"><text:a xlink:type="simple" xlink:href="https://www.flightstats.com/go/FlightStatus/flightStatusByFlight.do?id=366328689&amp;airlineCode=TP&amp;flightNumber=8818&amp;utm_source=34b64945a69b9cac:7b907964:13ed466ba45:3e7e&amp;utm_medium=cpc&amp;utm_campaign=weblet" office:target-frame-name="_blank" xlink:show="new"><text:span text:style-name="T6">TP 8818</text:span></text:a><text:span text:style-name="T6"> </text:span><text:span text:style-name="T4">^</text:span></text:p>
          </table:table-cell>
          <table:table-cell table:style-name="Tabla10.B147" office:value-type="string">
            <text:p text:style-name="P8">TAP Portugal</text:p>
          </table:table-cell>
          <table:table-cell table:style-name="Tabla10.C147" office:value-type="string">
            <text:p text:style-name="P8">11:49 AM</text:p>
          </table:table-cell>
          <table:table-cell table:style-name="Tabla10.D147" office:value-type="string">
            <text:p text:style-name="Table_20_Contents"><text:span text:style-name="T6">Aterrizo <text:line-break/></text:span><text:span text:style-name="T6"><draw:frame draw:style-name="fr1" draw:name="gráficos308" text:anchor-type="as-char" svg:width="0.185cm" svg:height="0.185cm" draw:z-index="28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8689&amp;airlineCode=TP&amp;flightNumber=881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48" office:value-type="string">
            <text:p text:style-name="Table_20_Contents"><text:a xlink:type="simple" xlink:href="https://www.flightstats.com/go/FlightStatus/flightStatusByFlight.do?id=366328689&amp;airlineCode=NZ&amp;flightNumber=4863&amp;utm_source=34b64945a69b9cac:7b907964:13ed466ba45:3e7e&amp;utm_medium=cpc&amp;utm_campaign=weblet" office:target-frame-name="_blank" xlink:show="new"><text:span text:style-name="T6">NZ 4863</text:span></text:a><text:span text:style-name="T6"> </text:span><text:span text:style-name="T4">^</text:span></text:p>
          </table:table-cell>
          <table:table-cell table:style-name="Tabla10.B148" office:value-type="string">
            <text:p text:style-name="P8">Air New Zealand</text:p>
          </table:table-cell>
          <table:table-cell table:style-name="Tabla10.C148" office:value-type="string">
            <text:p text:style-name="P8">11:49 AM</text:p>
          </table:table-cell>
          <table:table-cell table:style-name="Tabla10.D148" office:value-type="string">
            <text:p text:style-name="Table_20_Contents"><text:span text:style-name="T6">Aterrizo <text:line-break/></text:span><text:span text:style-name="T6"><draw:frame draw:style-name="fr1" draw:name="gráficos309" text:anchor-type="as-char" svg:width="0.185cm" svg:height="0.185cm" draw:z-index="28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8689&amp;airlineCode=NZ&amp;flightNumber=486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49" office:value-type="string">
            <text:p text:style-name="Table_20_Contents"><text:a xlink:type="simple" xlink:href="https://www.flightstats.com/go/FlightStatus/flightStatusByFlight.do?id=366299385&amp;airlineCode=VY&amp;flightNumber=8989&amp;utm_source=34b64945a69b9cac:7b907964:13ed466ba45:3e7e&amp;utm_medium=cpc&amp;utm_campaign=weblet" office:target-frame-name="_blank" xlink:show="new"><text:span text:style-name="T6">VY 8989</text:span></text:a></text:p>
          </table:table-cell>
          <table:table-cell table:style-name="Tabla10.B149" office:value-type="string">
            <text:p text:style-name="P8">Vueling</text:p>
          </table:table-cell>
          <table:table-cell table:style-name="Tabla10.C149" office:value-type="string">
            <text:p text:style-name="P8">12:45 PM</text:p>
          </table:table-cell>
          <table:table-cell table:style-name="Tabla10.D149" office:value-type="string">
            <text:p text:style-name="Table_20_Contents"><text:span text:style-name="T6">Aterrizo <text:line-break/></text:span><text:span text:style-name="T6"><draw:frame draw:style-name="fr1" draw:name="gráficos310" text:anchor-type="as-char" svg:width="0.185cm" svg:height="0.185cm" draw:z-index="287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9385&amp;airlineCode=VY&amp;flightNumber=898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50" office:value-type="string">
            <text:p text:style-name="Table_20_Contents"><text:a xlink:type="simple" xlink:href="https://www.flightstats.com/go/FlightStatus/flightStatusByFlight.do?id=366299385&amp;airlineCode=IB&amp;flightNumber=5792&amp;utm_source=34b64945a69b9cac:7b907964:13ed466ba45:3e7e&amp;utm_medium=cpc&amp;utm_campaign=weblet" office:target-frame-name="_blank" xlink:show="new"><text:span text:style-name="T6">IB 5792</text:span></text:a><text:span text:style-name="T6"> </text:span><text:span text:style-name="T4">^</text:span></text:p>
          </table:table-cell>
          <table:table-cell table:style-name="Tabla10.B150" office:value-type="string">
            <text:p text:style-name="P8">Iberia</text:p>
          </table:table-cell>
          <table:table-cell table:style-name="Tabla10.C150" office:value-type="string">
            <text:p text:style-name="P8">12:45 PM</text:p>
          </table:table-cell>
          <table:table-cell table:style-name="Tabla10.D150" office:value-type="string">
            <text:p text:style-name="Table_20_Contents"><text:span text:style-name="T6">Aterrizo <text:line-break/></text:span><text:span text:style-name="T6"><draw:frame draw:style-name="fr1" draw:name="gráficos311" text:anchor-type="as-char" svg:width="0.185cm" svg:height="0.185cm" draw:z-index="28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9385&amp;airlineCode=IB&amp;flightNumber=579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51" office:value-type="string">
            <text:p text:style-name="Table_20_Contents"><text:a xlink:type="simple" xlink:href="https://www.flightstats.com/go/FlightStatus/flightStatusByFlight.do?id=366320599&amp;airlineCode=LS&amp;flightNumber=149&amp;utm_source=34b64945a69b9cac:7b907964:13ed466ba45:3e7e&amp;utm_medium=cpc&amp;utm_campaign=weblet" office:target-frame-name="_blank" xlink:show="new"><text:span text:style-name="T6">LS 149</text:span></text:a></text:p>
          </table:table-cell>
          <table:table-cell table:style-name="Tabla10.B151" office:value-type="string">
            <text:p text:style-name="P8">Jet2</text:p>
          </table:table-cell>
          <table:table-cell table:style-name="Tabla10.C151" office:value-type="string">
            <text:p text:style-name="P8">11:33 AM</text:p>
          </table:table-cell>
          <table:table-cell table:style-name="Tabla10.D151" office:value-type="string">
            <text:p text:style-name="Table_20_Contents"><text:span text:style-name="T6">Aterrizo <text:line-break/></text:span><text:span text:style-name="T6"><draw:frame draw:style-name="fr1" draw:name="gráficos312" text:anchor-type="as-char" svg:width="0.185cm" svg:height="0.185cm" draw:z-index="2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0599&amp;airlineCode=LS&amp;flightNumber=14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2" office:value-type="string">
            <text:p text:style-name="Table_20_Contents"><text:a xlink:type="simple" xlink:href="https://www.flightstats.com/go/FlightStatus/flightStatusByFlight.do?id=366367883&amp;airlineCode=U2&amp;flightNumber=4525&amp;utm_source=34b64945a69b9cac:7b907964:13ed466ba45:3e7e&amp;utm_medium=cpc&amp;utm_campaign=weblet" office:target-frame-name="_blank" xlink:show="new"><text:span text:style-name="T6">U2 4525</text:span></text:a></text:p>
          </table:table-cell>
          <table:table-cell table:style-name="Tabla10.B152" office:value-type="string">
            <text:p text:style-name="P8">easyJet</text:p>
          </table:table-cell>
          <table:table-cell table:style-name="Tabla10.C152" office:value-type="string">
            <text:p text:style-name="P8">11:21 AM</text:p>
          </table:table-cell>
          <table:table-cell table:style-name="Tabla10.D152" office:value-type="string">
            <text:p text:style-name="Table_20_Contents"><text:span text:style-name="T6">Aterrizo <text:line-break/></text:span><text:span text:style-name="T6"><draw:frame draw:style-name="fr1" draw:name="gráficos313" text:anchor-type="as-char" svg:width="0.185cm" svg:height="0.185cm" draw:z-index="2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883&amp;airlineCode=U2&amp;flightNumber=45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3" office:value-type="string">
            <text:p text:style-name="Table_20_Contents"><text:a xlink:type="simple" xlink:href="https://www.flightstats.com/go/FlightStatus/flightStatusByFlight.do?id=366341205&amp;airlineCode=VY&amp;flightNumber=3721&amp;utm_source=34b64945a69b9cac:7b907964:13ed466ba45:3e7e&amp;utm_medium=cpc&amp;utm_campaign=weblet" office:target-frame-name="_blank" xlink:show="new"><text:span text:style-name="T6">VY 3721</text:span></text:a></text:p>
          </table:table-cell>
          <table:table-cell table:style-name="Tabla10.B153" office:value-type="string">
            <text:p text:style-name="P8">Vueling</text:p>
          </table:table-cell>
          <table:table-cell table:style-name="Tabla10.C153" office:value-type="string">
            <text:p text:style-name="P8">11:27 AM</text:p>
          </table:table-cell>
          <table:table-cell table:style-name="Tabla10.D153" office:value-type="string">
            <text:p text:style-name="Table_20_Contents"><text:span text:style-name="T6">Aterrizo <text:line-break/></text:span><text:span text:style-name="T6"><draw:frame draw:style-name="fr1" draw:name="gráficos314" text:anchor-type="as-char" svg:width="0.185cm" svg:height="0.185cm" draw:z-index="2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5&amp;airlineCode=VY&amp;flightNumber=37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4" office:value-type="string">
            <text:p text:style-name="Table_20_Contents"><text:a xlink:type="simple" xlink:href="https://www.flightstats.com/go/FlightStatus/flightStatusByFlight.do?id=366341205&amp;airlineCode=IB&amp;flightNumber=5567&amp;utm_source=34b64945a69b9cac:7b907964:13ed466ba45:3e7e&amp;utm_medium=cpc&amp;utm_campaign=weblet" office:target-frame-name="_blank" xlink:show="new"><text:span text:style-name="T6">IB 5567</text:span></text:a><text:span text:style-name="T6"> </text:span><text:span text:style-name="T4">^</text:span></text:p>
          </table:table-cell>
          <table:table-cell table:style-name="Tabla10.B154" office:value-type="string">
            <text:p text:style-name="P8">Iberia</text:p>
          </table:table-cell>
          <table:table-cell table:style-name="Tabla10.C154" office:value-type="string">
            <text:p text:style-name="P8">11:27 AM</text:p>
          </table:table-cell>
          <table:table-cell table:style-name="Tabla10.D154" office:value-type="string">
            <text:p text:style-name="Table_20_Contents"><text:span text:style-name="T6">Aterrizo <text:line-break/></text:span><text:span text:style-name="T6"><draw:frame draw:style-name="fr1" draw:name="gráficos315" text:anchor-type="as-char" svg:width="0.185cm" svg:height="0.185cm" draw:z-index="2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5&amp;airlineCode=IB&amp;flightNumber=55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5" office:value-type="string">
            <text:p text:style-name="Table_20_Contents"><text:a xlink:type="simple" xlink:href="https://www.flightstats.com/go/FlightStatus/flightStatusByFlight.do?id=366302250&amp;airlineCode=VY&amp;flightNumber=8243&amp;utm_source=34b64945a69b9cac:7b907964:13ed466ba45:3e7e&amp;utm_medium=cpc&amp;utm_campaign=weblet" office:target-frame-name="_blank" xlink:show="new"><text:span text:style-name="T6">VY 8243</text:span></text:a></text:p>
          </table:table-cell>
          <table:table-cell table:style-name="Tabla10.B155" office:value-type="string">
            <text:p text:style-name="P8">Vueling</text:p>
          </table:table-cell>
          <table:table-cell table:style-name="Tabla10.C155" office:value-type="string">
            <text:p text:style-name="P8">11:40 AM</text:p>
          </table:table-cell>
          <table:table-cell table:style-name="Tabla10.D155" office:value-type="string">
            <text:p text:style-name="Table_20_Contents"><text:span text:style-name="T6">Aterrizo <text:line-break/></text:span><text:span text:style-name="T6"><draw:frame draw:style-name="fr1" draw:name="gráficos316" text:anchor-type="as-char" svg:width="0.185cm" svg:height="0.185cm" draw:z-index="29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0&amp;airlineCode=VY&amp;flightNumber=82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6" office:value-type="string">
            <text:p text:style-name="Table_20_Contents"><text:a xlink:type="simple" xlink:href="https://www.flightstats.com/go/FlightStatus/flightStatusByFlight.do?id=366302250&amp;airlineCode=IB&amp;flightNumber=5241&amp;utm_source=34b64945a69b9cac:7b907964:13ed466ba45:3e7e&amp;utm_medium=cpc&amp;utm_campaign=weblet" office:target-frame-name="_blank" xlink:show="new"><text:span text:style-name="T6">IB 5241</text:span></text:a><text:span text:style-name="T6"> </text:span><text:span text:style-name="T4">^</text:span></text:p>
          </table:table-cell>
          <table:table-cell table:style-name="Tabla10.B156" office:value-type="string">
            <text:p text:style-name="P8">Iberia</text:p>
          </table:table-cell>
          <table:table-cell table:style-name="Tabla10.C156" office:value-type="string">
            <text:p text:style-name="P8">11:40 AM</text:p>
          </table:table-cell>
          <table:table-cell table:style-name="Tabla10.D156" office:value-type="string">
            <text:p text:style-name="Table_20_Contents"><text:span text:style-name="T6">Aterrizo <text:line-break/></text:span><text:span text:style-name="T6"><draw:frame draw:style-name="fr1" draw:name="gráficos317" text:anchor-type="as-char" svg:width="0.185cm" svg:height="0.185cm" draw:z-index="2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0&amp;airlineCode=IB&amp;flightNumber=524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57" office:value-type="string">
            <text:p text:style-name="Table_20_Contents"><text:a xlink:type="simple" xlink:href="https://www.flightstats.com/go/FlightStatus/flightStatusByFlight.do?id=366350773&amp;airlineCode=NI&amp;flightNumber=1030&amp;utm_source=34b64945a69b9cac:7b907964:13ed466ba45:3e7e&amp;utm_medium=cpc&amp;utm_campaign=weblet" office:target-frame-name="_blank" xlink:show="new"><text:span text:style-name="T6">NI 1030</text:span></text:a></text:p>
          </table:table-cell>
          <table:table-cell table:style-name="Tabla10.B157" office:value-type="string">
            <text:p text:style-name="P8">Portugalia Airlines</text:p>
          </table:table-cell>
          <table:table-cell table:style-name="Tabla10.C157" office:value-type="string">
            <text:p text:style-name="P8">11:35 AM</text:p>
          </table:table-cell>
          <table:table-cell table:style-name="Tabla10.D157" office:value-type="string">
            <text:p text:style-name="P8">En Ruta </text:p>
          </table:table-cell>
        </table:table-row>
        <table:table-row>
          <table:table-cell table:style-name="Tabla10.A158" office:value-type="string">
            <text:p text:style-name="Table_20_Contents"><text:a xlink:type="simple" xlink:href="https://www.flightstats.com/go/FlightStatus/flightStatusByFlight.do?id=366350773&amp;airlineCode=TP&amp;flightNumber=1030&amp;utm_source=34b64945a69b9cac:7b907964:13ed466ba45:3e7e&amp;utm_medium=cpc&amp;utm_campaign=weblet" office:target-frame-name="_blank" xlink:show="new"><text:span text:style-name="T6">TP 1030</text:span></text:a><text:span text:style-name="T6"> </text:span><text:span text:style-name="T4">^</text:span></text:p>
          </table:table-cell>
          <table:table-cell table:style-name="Tabla10.B158" office:value-type="string">
            <text:p text:style-name="P8">TAP Portugal</text:p>
          </table:table-cell>
          <table:table-cell table:style-name="Tabla10.C158" office:value-type="string">
            <text:p text:style-name="P8">11:35 AM</text:p>
          </table:table-cell>
          <table:table-cell table:style-name="Tabla10.D158" office:value-type="string">
            <text:p text:style-name="P8">En Ruta </text:p>
          </table:table-cell>
        </table:table-row>
        <table:table-row>
          <table:table-cell table:style-name="Tabla10.A159" office:value-type="string">
            <text:p text:style-name="Table_20_Contents"><text:a xlink:type="simple" xlink:href="https://www.flightstats.com/go/FlightStatus/flightStatusByFlight.do?id=366350773&amp;airlineCode=TK&amp;flightNumber=8131&amp;utm_source=34b64945a69b9cac:7b907964:13ed466ba45:3e7e&amp;utm_medium=cpc&amp;utm_campaign=weblet" office:target-frame-name="_blank" xlink:show="new"><text:span text:style-name="T6">TK 8131</text:span></text:a><text:span text:style-name="T6"> </text:span><text:span text:style-name="T4">^</text:span></text:p>
          </table:table-cell>
          <table:table-cell table:style-name="Tabla10.B159" office:value-type="string">
            <text:p text:style-name="P8">Turkish Airlines</text:p>
          </table:table-cell>
          <table:table-cell table:style-name="Tabla10.C159" office:value-type="string">
            <text:p text:style-name="P8">11:35 AM</text:p>
          </table:table-cell>
          <table:table-cell table:style-name="Tabla10.D159" office:value-type="string">
            <text:p text:style-name="P8">En Ruta </text:p>
          </table:table-cell>
        </table:table-row>
        <table:table-row>
          <table:table-cell table:style-name="Tabla10.A160" office:value-type="string">
            <text:p text:style-name="Table_20_Contents"><text:a xlink:type="simple" xlink:href="https://www.flightstats.com/go/FlightStatus/flightStatusByFlight.do?id=366350773&amp;airlineCode=S4&amp;flightNumber=8740&amp;utm_source=34b64945a69b9cac:7b907964:13ed466ba45:3e7e&amp;utm_medium=cpc&amp;utm_campaign=weblet" office:target-frame-name="_blank" xlink:show="new"><text:span text:style-name="T6">S4 8740</text:span></text:a><text:span text:style-name="T6"> </text:span><text:span text:style-name="T4">^</text:span></text:p>
          </table:table-cell>
          <table:table-cell table:style-name="Tabla10.B160" office:value-type="string">
            <text:p text:style-name="P8">SATA Internacional</text:p>
          </table:table-cell>
          <table:table-cell table:style-name="Tabla10.C160" office:value-type="string">
            <text:p text:style-name="P8">11:35 AM</text:p>
          </table:table-cell>
          <table:table-cell table:style-name="Tabla10.D160" office:value-type="string">
            <text:p text:style-name="P8">En Ruta </text:p>
          </table:table-cell>
        </table:table-row>
        <table:table-row>
          <table:table-cell table:style-name="Tabla10.A161" office:value-type="string">
            <text:p text:style-name="Table_20_Contents"><text:a xlink:type="simple" xlink:href="https://www.flightstats.com/go/FlightStatus/flightStatusByFlight.do?id=366350773&amp;airlineCode=PS&amp;flightNumber=9930&amp;utm_source=34b64945a69b9cac:7b907964:13ed466ba45:3e7e&amp;utm_medium=cpc&amp;utm_campaign=weblet" office:target-frame-name="_blank" xlink:show="new"><text:span text:style-name="T6">PS 9930</text:span></text:a><text:span text:style-name="T6"> </text:span><text:span text:style-name="T4">^</text:span></text:p>
          </table:table-cell>
          <table:table-cell table:style-name="Tabla10.B161" office:value-type="string">
            <text:p text:style-name="P8">UIA</text:p>
          </table:table-cell>
          <table:table-cell table:style-name="Tabla10.C161" office:value-type="string">
            <text:p text:style-name="P8">11:35 AM</text:p>
          </table:table-cell>
          <table:table-cell table:style-name="Tabla10.D161" office:value-type="string">
            <text:p text:style-name="P8">En Ruta </text:p>
          </table:table-cell>
        </table:table-row>
        <table:table-row>
          <table:table-cell table:style-name="Tabla10.A162" office:value-type="string">
            <text:p text:style-name="Table_20_Contents"><text:a xlink:type="simple" xlink:href="https://www.flightstats.com/go/FlightStatus/flightStatusByFlight.do?id=367634125&amp;airlineCode=FR&amp;flightNumber=9810&amp;utm_source=34b64945a69b9cac:7b907964:13ed466ba45:3e7e&amp;utm_medium=cpc&amp;utm_campaign=weblet" office:target-frame-name="_blank" xlink:show="new"><text:span text:style-name="T6">FR 9810</text:span></text:a></text:p>
          </table:table-cell>
          <table:table-cell table:style-name="Tabla10.B162" office:value-type="string">
            <text:p text:style-name="P8">Ryanair</text:p>
          </table:table-cell>
          <table:table-cell table:style-name="Tabla10.C162" office:value-type="string">
            <text:p text:style-name="P8">11:24 AM</text:p>
          </table:table-cell>
          <table:table-cell table:style-name="Tabla10.D162" office:value-type="string">
            <text:p text:style-name="Table_20_Contents"><text:span text:style-name="T6">Aterrizo <text:line-break/></text:span><text:span text:style-name="T6"><draw:frame draw:style-name="fr1" draw:name="gráficos328" text:anchor-type="as-char" svg:width="0.185cm" svg:height="0.185cm" draw:z-index="29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125&amp;airlineCode=FR&amp;flightNumber=98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63" office:value-type="string">
            <text:p text:style-name="Table_20_Contents"><text:a xlink:type="simple" xlink:href="https://www.flightstats.com/go/FlightStatus/flightStatusByFlight.do?id=366317650&amp;airlineCode=VY&amp;flightNumber=6101&amp;utm_source=34b64945a69b9cac:7b907964:13ed466ba45:3e7e&amp;utm_medium=cpc&amp;utm_campaign=weblet" office:target-frame-name="_blank" xlink:show="new"><text:span text:style-name="T6">VY 6101</text:span></text:a></text:p>
          </table:table-cell>
          <table:table-cell table:style-name="Tabla10.B163" office:value-type="string">
            <text:p text:style-name="P8">Vueling</text:p>
          </table:table-cell>
          <table:table-cell table:style-name="Tabla10.C163" office:value-type="string">
            <text:p text:style-name="P8">12:01 PM</text:p>
          </table:table-cell>
          <table:table-cell table:style-name="Tabla10.D163" office:value-type="string">
            <text:p text:style-name="Table_20_Contents"><text:span text:style-name="T6">Aterrizo <text:line-break/></text:span><text:span text:style-name="T6"><draw:frame draw:style-name="fr1" draw:name="gráficos329" text:anchor-type="as-char" svg:width="0.185cm" svg:height="0.185cm" draw:z-index="29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7650&amp;airlineCode=VY&amp;flightNumber=610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64" office:value-type="string">
            <text:p text:style-name="Table_20_Contents"><text:a xlink:type="simple" xlink:href="https://www.flightstats.com/go/FlightStatus/flightStatusByFlight.do?id=366317650&amp;airlineCode=IB&amp;flightNumber=5820&amp;utm_source=34b64945a69b9cac:7b907964:13ed466ba45:3e7e&amp;utm_medium=cpc&amp;utm_campaign=weblet" office:target-frame-name="_blank" xlink:show="new"><text:span text:style-name="T6">IB 5820</text:span></text:a><text:span text:style-name="T6"> </text:span><text:span text:style-name="T4">^</text:span></text:p>
          </table:table-cell>
          <table:table-cell table:style-name="Tabla10.B164" office:value-type="string">
            <text:p text:style-name="P8">Iberia</text:p>
          </table:table-cell>
          <table:table-cell table:style-name="Tabla10.C164" office:value-type="string">
            <text:p text:style-name="P8">12:01 PM</text:p>
          </table:table-cell>
          <table:table-cell table:style-name="Tabla10.D164" office:value-type="string">
            <text:p text:style-name="Table_20_Contents"><text:span text:style-name="T6">Aterrizo <text:line-break/></text:span><text:span text:style-name="T6"><draw:frame draw:style-name="fr1" draw:name="gráficos330" text:anchor-type="as-char" svg:width="0.185cm" svg:height="0.185cm" draw:z-index="29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7650&amp;airlineCode=IB&amp;flightNumber=582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65" office:value-type="string">
            <text:p text:style-name="Table_20_Contents"><text:a xlink:type="simple" xlink:href="https://www.flightstats.com/go/FlightStatus/flightStatusByFlight.do?id=366302255&amp;airlineCode=AF&amp;flightNumber=1348&amp;utm_source=34b64945a69b9cac:7b907964:13ed466ba45:3e7e&amp;utm_medium=cpc&amp;utm_campaign=weblet" office:target-frame-name="_blank" xlink:show="new"><text:span text:style-name="T6">AF 1348</text:span></text:a></text:p>
          </table:table-cell>
          <table:table-cell table:style-name="Tabla10.B165" office:value-type="string">
            <text:p text:style-name="P8">Air France</text:p>
          </table:table-cell>
          <table:table-cell table:style-name="Tabla10.C165" office:value-type="string">
            <text:p text:style-name="P8">12:05 PM</text:p>
          </table:table-cell>
          <table:table-cell table:style-name="Tabla10.D165" office:value-type="string">
            <text:p text:style-name="Table_20_Contents"><text:span text:style-name="T6">Aterrizo <text:line-break/></text:span><text:span text:style-name="T6"><draw:frame draw:style-name="fr1" draw:name="gráficos331" text:anchor-type="as-char" svg:width="0.185cm" svg:height="0.185cm" draw:z-index="29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AF&amp;flightNumber=13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ext:soft-page-break/>
        <table:table-row>
          <table:table-cell table:style-name="Tabla10.A166" office:value-type="string">
            <text:p text:style-name="Table_20_Contents"><text:a xlink:type="simple" xlink:href="https://www.flightstats.com/go/FlightStatus/flightStatusByFlight.do?id=366302255&amp;airlineCode=DL&amp;flightNumber=8392&amp;utm_source=34b64945a69b9cac:7b907964:13ed466ba45:3e7e&amp;utm_medium=cpc&amp;utm_campaign=weblet" office:target-frame-name="_blank" xlink:show="new"><text:span text:style-name="T6">DL 8392</text:span></text:a><text:span text:style-name="T6"> </text:span><text:span text:style-name="T4">^</text:span></text:p>
          </table:table-cell>
          <table:table-cell table:style-name="Tabla10.B166" office:value-type="string">
            <text:p text:style-name="P8">Delta Air Lines</text:p>
          </table:table-cell>
          <table:table-cell table:style-name="Tabla10.C166" office:value-type="string">
            <text:p text:style-name="P8">12:05 PM</text:p>
          </table:table-cell>
          <table:table-cell table:style-name="Tabla10.D166" office:value-type="string">
            <text:p text:style-name="Table_20_Contents"><text:span text:style-name="T6">Aterrizo <text:line-break/></text:span><text:span text:style-name="T6"><draw:frame draw:style-name="fr1" draw:name="gráficos332" text:anchor-type="as-char" svg:width="0.185cm" svg:height="0.185cm" draw:z-index="29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DL&amp;flightNumber=839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67" office:value-type="string">
            <text:p text:style-name="Table_20_Contents"><text:a xlink:type="simple" xlink:href="https://www.flightstats.com/go/FlightStatus/flightStatusByFlight.do?id=366302255&amp;airlineCode=CZ&amp;flightNumber=7067&amp;utm_source=34b64945a69b9cac:7b907964:13ed466ba45:3e7e&amp;utm_medium=cpc&amp;utm_campaign=weblet" office:target-frame-name="_blank" xlink:show="new"><text:span text:style-name="T6">CZ 7067</text:span></text:a><text:span text:style-name="T6"> </text:span><text:span text:style-name="T4">^</text:span></text:p>
          </table:table-cell>
          <table:table-cell table:style-name="Tabla10.B167" office:value-type="string">
            <text:p text:style-name="P8">China Southern Airlines</text:p>
          </table:table-cell>
          <table:table-cell table:style-name="Tabla10.C167" office:value-type="string">
            <text:p text:style-name="P8">12:05 PM</text:p>
          </table:table-cell>
          <table:table-cell table:style-name="Tabla10.D167" office:value-type="string">
            <text:p text:style-name="Table_20_Contents"><text:span text:style-name="T6">Aterrizo <text:line-break/></text:span><text:span text:style-name="T6"><draw:frame draw:style-name="fr1" draw:name="gráficos333" text:anchor-type="as-char" svg:width="0.185cm" svg:height="0.185cm" draw:z-index="30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CZ&amp;flightNumber=706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68" office:value-type="string">
            <text:p text:style-name="Table_20_Contents"><text:a xlink:type="simple" xlink:href="https://www.flightstats.com/go/FlightStatus/flightStatusByFlight.do?id=366302255&amp;airlineCode=AM&amp;flightNumber=6010&amp;utm_source=34b64945a69b9cac:7b907964:13ed466ba45:3e7e&amp;utm_medium=cpc&amp;utm_campaign=weblet" office:target-frame-name="_blank" xlink:show="new"><text:span text:style-name="T6">AM 6010</text:span></text:a><text:span text:style-name="T6"> </text:span><text:span text:style-name="T4">^</text:span></text:p>
          </table:table-cell>
          <table:table-cell table:style-name="Tabla10.B168" office:value-type="string">
            <text:p text:style-name="P8">Aeromexico</text:p>
          </table:table-cell>
          <table:table-cell table:style-name="Tabla10.C168" office:value-type="string">
            <text:p text:style-name="P8">12:05 PM</text:p>
          </table:table-cell>
          <table:table-cell table:style-name="Tabla10.D168" office:value-type="string">
            <text:p text:style-name="Table_20_Contents"><text:span text:style-name="T6">Aterrizo <text:line-break/></text:span><text:span text:style-name="T6"><draw:frame draw:style-name="fr1" draw:name="gráficos334" text:anchor-type="as-char" svg:width="0.185cm" svg:height="0.185cm" draw:z-index="301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AM&amp;flightNumber=601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69" office:value-type="string">
            <text:p text:style-name="Table_20_Contents"><text:a xlink:type="simple" xlink:href="https://www.flightstats.com/go/FlightStatus/flightStatusByFlight.do?id=366302255&amp;airlineCode=UX&amp;flightNumber=3486&amp;utm_source=34b64945a69b9cac:7b907964:13ed466ba45:3e7e&amp;utm_medium=cpc&amp;utm_campaign=weblet" office:target-frame-name="_blank" xlink:show="new"><text:span text:style-name="T6">UX 3486</text:span></text:a><text:span text:style-name="T6"> </text:span><text:span text:style-name="T4">^</text:span></text:p>
          </table:table-cell>
          <table:table-cell table:style-name="Tabla10.B169" office:value-type="string">
            <text:p text:style-name="P8">Air Europa</text:p>
          </table:table-cell>
          <table:table-cell table:style-name="Tabla10.C169" office:value-type="string">
            <text:p text:style-name="P8">12:05 PM</text:p>
          </table:table-cell>
          <table:table-cell table:style-name="Tabla10.D169" office:value-type="string">
            <text:p text:style-name="Table_20_Contents"><text:span text:style-name="T6">Aterrizo <text:line-break/></text:span><text:span text:style-name="T6"><draw:frame draw:style-name="fr1" draw:name="gráficos335" text:anchor-type="as-char" svg:width="0.185cm" svg:height="0.185cm" draw:z-index="30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UX&amp;flightNumber=348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70" office:value-type="string">
            <text:p text:style-name="Table_20_Contents"><text:a xlink:type="simple" xlink:href="https://www.flightstats.com/go/FlightStatus/flightStatusByFlight.do?id=366302255&amp;airlineCode=MU&amp;flightNumber=8635&amp;utm_source=34b64945a69b9cac:7b907964:13ed466ba45:3e7e&amp;utm_medium=cpc&amp;utm_campaign=weblet" office:target-frame-name="_blank" xlink:show="new"><text:span text:style-name="T6">MU 8635</text:span></text:a><text:span text:style-name="T6"> </text:span><text:span text:style-name="T4">^</text:span></text:p>
          </table:table-cell>
          <table:table-cell table:style-name="Tabla10.B170" office:value-type="string">
            <text:p text:style-name="P8">China Eastern Airlines</text:p>
          </table:table-cell>
          <table:table-cell table:style-name="Tabla10.C170" office:value-type="string">
            <text:p text:style-name="P8">12:05 PM</text:p>
          </table:table-cell>
          <table:table-cell table:style-name="Tabla10.D170" office:value-type="string">
            <text:p text:style-name="Table_20_Contents"><text:span text:style-name="T6">Aterrizo <text:line-break/></text:span><text:span text:style-name="T6"><draw:frame draw:style-name="fr1" draw:name="gráficos336" text:anchor-type="as-char" svg:width="0.185cm" svg:height="0.185cm" draw:z-index="30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MU&amp;flightNumber=863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71" office:value-type="string">
            <text:p text:style-name="Table_20_Contents"><text:a xlink:type="simple" xlink:href="https://www.flightstats.com/go/FlightStatus/flightStatusByFlight.do?id=366302255&amp;airlineCode=KQ&amp;flightNumber=3048&amp;utm_source=34b64945a69b9cac:7b907964:13ed466ba45:3e7e&amp;utm_medium=cpc&amp;utm_campaign=weblet" office:target-frame-name="_blank" xlink:show="new"><text:span text:style-name="T6">KQ 3048</text:span></text:a><text:span text:style-name="T6"> </text:span><text:span text:style-name="T4">^</text:span></text:p>
          </table:table-cell>
          <table:table-cell table:style-name="Tabla10.B171" office:value-type="string">
            <text:p text:style-name="P8">Kenya Airways</text:p>
          </table:table-cell>
          <table:table-cell table:style-name="Tabla10.C171" office:value-type="string">
            <text:p text:style-name="P8">12:05 PM</text:p>
          </table:table-cell>
          <table:table-cell table:style-name="Tabla10.D171" office:value-type="string">
            <text:p text:style-name="Table_20_Contents"><text:span text:style-name="T6">Aterrizo <text:line-break/></text:span><text:span text:style-name="T6"><draw:frame draw:style-name="fr1" draw:name="gráficos337" text:anchor-type="as-char" svg:width="0.185cm" svg:height="0.185cm" draw:z-index="30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5&amp;airlineCode=KQ&amp;flightNumber=30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0.A172" office:value-type="string">
            <text:p text:style-name="Table_20_Contents"><text:a xlink:type="simple" xlink:href="https://www.flightstats.com/go/FlightStatus/flightStatusByFlight.do?id=366338010&amp;airlineCode=BA&amp;flightNumber=484&amp;utm_source=34b64945a69b9cac:7b907964:13ed466ba45:3e7e&amp;utm_medium=cpc&amp;utm_campaign=weblet" office:target-frame-name="_blank" xlink:show="new"><text:span text:style-name="T6">BA 484</text:span></text:a></text:p>
          </table:table-cell>
          <table:table-cell table:style-name="Tabla10.B172" office:value-type="string">
            <text:p text:style-name="P8">British Airways</text:p>
          </table:table-cell>
          <table:table-cell table:style-name="Tabla10.C172" office:value-type="string">
            <text:p text:style-name="P8">11:43 AM</text:p>
          </table:table-cell>
          <table:table-cell table:style-name="Tabla10.D172" office:value-type="string">
            <text:p text:style-name="Table_20_Contents"><text:span text:style-name="T6">Aterrizo <text:line-break/></text:span><text:span text:style-name="T6"><draw:frame draw:style-name="fr1" draw:name="gráficos338" text:anchor-type="as-char" svg:width="0.185cm" svg:height="0.185cm" draw:z-index="3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10&amp;airlineCode=BA&amp;flightNumber=48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3" office:value-type="string">
            <text:p text:style-name="Table_20_Contents"><text:a xlink:type="simple" xlink:href="https://www.flightstats.com/go/FlightStatus/flightStatusByFlight.do?id=366338010&amp;airlineCode=IB&amp;flightNumber=7457&amp;utm_source=34b64945a69b9cac:7b907964:13ed466ba45:3e7e&amp;utm_medium=cpc&amp;utm_campaign=weblet" office:target-frame-name="_blank" xlink:show="new"><text:span text:style-name="T6">IB 7457</text:span></text:a><text:span text:style-name="T6"> </text:span><text:span text:style-name="T4">^</text:span></text:p>
          </table:table-cell>
          <table:table-cell table:style-name="Tabla10.B173" office:value-type="string">
            <text:p text:style-name="P8">Iberia</text:p>
          </table:table-cell>
          <table:table-cell table:style-name="Tabla10.C173" office:value-type="string">
            <text:p text:style-name="P8">11:43 AM</text:p>
          </table:table-cell>
          <table:table-cell table:style-name="Tabla10.D173" office:value-type="string">
            <text:p text:style-name="Table_20_Contents"><text:span text:style-name="T6">Aterrizo <text:line-break/></text:span><text:span text:style-name="T6"><draw:frame draw:style-name="fr1" draw:name="gráficos339" text:anchor-type="as-char" svg:width="0.185cm" svg:height="0.185cm" draw:z-index="3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10&amp;airlineCode=IB&amp;flightNumber=745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4" office:value-type="string">
            <text:p text:style-name="Table_20_Contents"><text:a xlink:type="simple" xlink:href="https://www.flightstats.com/go/FlightStatus/flightStatusByFlight.do?id=366338010&amp;airlineCode=AA&amp;flightNumber=6295&amp;utm_source=34b64945a69b9cac:7b907964:13ed466ba45:3e7e&amp;utm_medium=cpc&amp;utm_campaign=weblet" office:target-frame-name="_blank" xlink:show="new"><text:span text:style-name="T6">AA 6295</text:span></text:a><text:span text:style-name="T6"> </text:span><text:span text:style-name="T4">^</text:span></text:p>
          </table:table-cell>
          <table:table-cell table:style-name="Tabla10.B174" office:value-type="string">
            <text:p text:style-name="P8">American Airlines</text:p>
          </table:table-cell>
          <table:table-cell table:style-name="Tabla10.C174" office:value-type="string">
            <text:p text:style-name="P8">11:43 AM</text:p>
          </table:table-cell>
          <table:table-cell table:style-name="Tabla10.D174" office:value-type="string">
            <text:p text:style-name="Table_20_Contents"><text:span text:style-name="T6">Aterrizo <text:line-break/></text:span><text:span text:style-name="T6"><draw:frame draw:style-name="fr1" draw:name="gráficos340" text:anchor-type="as-char" svg:width="0.185cm" svg:height="0.185cm" draw:z-index="3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10&amp;airlineCode=AA&amp;flightNumber=62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5" office:value-type="string">
            <text:p text:style-name="Table_20_Contents"><text:a xlink:type="simple" xlink:href="https://www.flightstats.com/go/FlightStatus/flightStatusByFlight.do?id=366327418&amp;airlineCode=VY&amp;flightNumber=3515&amp;utm_source=34b64945a69b9cac:7b907964:13ed466ba45:3e7e&amp;utm_medium=cpc&amp;utm_campaign=weblet" office:target-frame-name="_blank" xlink:show="new"><text:span text:style-name="T6">VY 3515</text:span></text:a></text:p>
          </table:table-cell>
          <table:table-cell table:style-name="Tabla10.B175" office:value-type="string">
            <text:p text:style-name="P8">Vueling</text:p>
          </table:table-cell>
          <table:table-cell table:style-name="Tabla10.C175" office:value-type="string">
            <text:p text:style-name="P8">11:38 AM</text:p>
          </table:table-cell>
          <table:table-cell table:style-name="Tabla10.D175" office:value-type="string">
            <text:p text:style-name="Table_20_Contents"><text:span text:style-name="T6">Aterrizo <text:line-break/></text:span><text:span text:style-name="T6"><draw:frame draw:style-name="fr1" draw:name="gráficos341" text:anchor-type="as-char" svg:width="0.185cm" svg:height="0.185cm" draw:z-index="3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18&amp;airlineCode=VY&amp;flightNumber=35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6" office:value-type="string">
            <text:p text:style-name="Table_20_Contents"><text:a xlink:type="simple" xlink:href="https://www.flightstats.com/go/FlightStatus/flightStatusByFlight.do?id=366327418&amp;airlineCode=IB&amp;flightNumber=5554&amp;utm_source=34b64945a69b9cac:7b907964:13ed466ba45:3e7e&amp;utm_medium=cpc&amp;utm_campaign=weblet" office:target-frame-name="_blank" xlink:show="new"><text:span text:style-name="T6">IB 5554</text:span></text:a><text:span text:style-name="T6"> </text:span><text:span text:style-name="T4">^</text:span></text:p>
          </table:table-cell>
          <table:table-cell table:style-name="Tabla10.B176" office:value-type="string">
            <text:p text:style-name="P8">Iberia</text:p>
          </table:table-cell>
          <table:table-cell table:style-name="Tabla10.C176" office:value-type="string">
            <text:p text:style-name="P8">11:38 AM</text:p>
          </table:table-cell>
          <table:table-cell table:style-name="Tabla10.D176" office:value-type="string">
            <text:p text:style-name="Table_20_Contents"><text:span text:style-name="T6">Aterrizo <text:line-break/></text:span><text:span text:style-name="T6"><draw:frame draw:style-name="fr1" draw:name="gráficos342" text:anchor-type="as-char" svg:width="0.185cm" svg:height="0.185cm" draw:z-index="3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18&amp;airlineCode=IB&amp;flightNumber=555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7" office:value-type="string">
            <text:p text:style-name="Table_20_Contents"><text:a xlink:type="simple" xlink:href="https://www.flightstats.com/go/FlightStatus/flightStatusByFlight.do?id=366307192&amp;airlineCode=DY&amp;flightNumber=3656&amp;utm_source=34b64945a69b9cac:7b907964:13ed466ba45:3e7e&amp;utm_medium=cpc&amp;utm_campaign=weblet" office:target-frame-name="_blank" xlink:show="new"><text:span text:style-name="T6">DY 3656</text:span></text:a></text:p>
          </table:table-cell>
          <table:table-cell table:style-name="Tabla10.B177" office:value-type="string">
            <text:p text:style-name="P8">Norwegian Air Shuttle</text:p>
          </table:table-cell>
          <table:table-cell table:style-name="Tabla10.C177" office:value-type="string">
            <text:p text:style-name="P8">11:30 AM</text:p>
          </table:table-cell>
          <table:table-cell table:style-name="Tabla10.D177" office:value-type="string">
            <text:p text:style-name="Table_20_Contents"><text:span text:style-name="T6">Aterrizo <text:line-break/></text:span><text:span text:style-name="T6"><draw:frame draw:style-name="fr1" draw:name="gráficos343" text:anchor-type="as-char" svg:width="0.185cm" svg:height="0.185cm" draw:z-index="3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7192&amp;airlineCode=DY&amp;flightNumber=36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8" office:value-type="string">
            <text:p text:style-name="Table_20_Contents"><text:a xlink:type="simple" xlink:href="https://www.flightstats.com/go/FlightStatus/flightStatusByFlight.do?id=366318868&amp;airlineCode=LH&amp;flightNumber=1126&amp;utm_source=34b64945a69b9cac:7b907964:13ed466ba45:3e7e&amp;utm_medium=cpc&amp;utm_campaign=weblet" office:target-frame-name="_blank" xlink:show="new"><text:span text:style-name="T6">LH 1126</text:span></text:a></text:p>
          </table:table-cell>
          <table:table-cell table:style-name="Tabla10.B178" office:value-type="string">
            <text:p text:style-name="P8">Lufthansa</text:p>
          </table:table-cell>
          <table:table-cell table:style-name="Tabla10.C178" office:value-type="string">
            <text:p text:style-name="P8">11:49 AM</text:p>
          </table:table-cell>
          <table:table-cell table:style-name="Tabla10.D178" office:value-type="string">
            <text:p text:style-name="Table_20_Contents"><text:span text:style-name="T6">Aterrizo <text:line-break/></text:span><text:span text:style-name="T6"><draw:frame draw:style-name="fr1" draw:name="gráficos344" text:anchor-type="as-char" svg:width="0.185cm" svg:height="0.185cm" draw:z-index="3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8&amp;airlineCode=LH&amp;flightNumber=11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79" office:value-type="string">
            <text:p text:style-name="Table_20_Contents"><text:a xlink:type="simple" xlink:href="https://www.flightstats.com/go/FlightStatus/flightStatusByFlight.do?id=366318868&amp;airlineCode=UA&amp;flightNumber=9360&amp;utm_source=34b64945a69b9cac:7b907964:13ed466ba45:3e7e&amp;utm_medium=cpc&amp;utm_campaign=weblet" office:target-frame-name="_blank" xlink:show="new"><text:span text:style-name="T6">UA 9360</text:span></text:a><text:span text:style-name="T6"> </text:span><text:span text:style-name="T4">^</text:span></text:p>
          </table:table-cell>
          <table:table-cell table:style-name="Tabla10.B179" office:value-type="string">
            <text:p text:style-name="P8">United Airlines</text:p>
          </table:table-cell>
          <table:table-cell table:style-name="Tabla10.C179" office:value-type="string">
            <text:p text:style-name="P8">11:49 AM</text:p>
          </table:table-cell>
          <table:table-cell table:style-name="Tabla10.D179" office:value-type="string">
            <text:p text:style-name="Table_20_Contents"><text:span text:style-name="T6">Aterrizo <text:line-break/></text:span><text:span text:style-name="T6"><draw:frame draw:style-name="fr1" draw:name="gráficos345" text:anchor-type="as-char" svg:width="0.185cm" svg:height="0.185cm" draw:z-index="3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8&amp;airlineCode=UA&amp;flightNumber=93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0" office:value-type="string">
            <text:p text:style-name="Table_20_Contents"><text:a xlink:type="simple" xlink:href="https://www.flightstats.com/go/FlightStatus/flightStatusByFlight.do?id=366318868&amp;airlineCode=AV&amp;flightNumber=6515&amp;utm_source=34b64945a69b9cac:7b907964:13ed466ba45:3e7e&amp;utm_medium=cpc&amp;utm_campaign=weblet" office:target-frame-name="_blank" xlink:show="new"><text:span text:style-name="T6">AV 6515</text:span></text:a><text:span text:style-name="T6"> </text:span><text:span text:style-name="T4">^</text:span></text:p>
          </table:table-cell>
          <table:table-cell table:style-name="Tabla10.B180" office:value-type="string">
            <text:p text:style-name="P8">AVIANCA</text:p>
          </table:table-cell>
          <table:table-cell table:style-name="Tabla10.C180" office:value-type="string">
            <text:p text:style-name="P8">11:49 AM</text:p>
          </table:table-cell>
          <table:table-cell table:style-name="Tabla10.D180" office:value-type="string">
            <text:p text:style-name="Table_20_Contents"><text:span text:style-name="T6">Aterrizo <text:line-break/></text:span><text:span text:style-name="T6"><draw:frame draw:style-name="fr1" draw:name="gráficos346" text:anchor-type="as-char" svg:width="0.185cm" svg:height="0.185cm" draw:z-index="3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8&amp;airlineCode=AV&amp;flightNumber=65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1" office:value-type="string">
            <text:p text:style-name="Table_20_Contents"><text:a xlink:type="simple" xlink:href="https://www.flightstats.com/go/FlightStatus/flightStatusByFlight.do?id=366318868&amp;airlineCode=AC&amp;flightNumber=9186&amp;utm_source=34b64945a69b9cac:7b907964:13ed466ba45:3e7e&amp;utm_medium=cpc&amp;utm_campaign=weblet" office:target-frame-name="_blank" xlink:show="new"><text:span text:style-name="T6">AC 9186</text:span></text:a><text:span text:style-name="T6"> </text:span><text:span text:style-name="T4">^</text:span></text:p>
          </table:table-cell>
          <table:table-cell table:style-name="Tabla10.B181" office:value-type="string">
            <text:p text:style-name="P8">Air Canada</text:p>
          </table:table-cell>
          <table:table-cell table:style-name="Tabla10.C181" office:value-type="string">
            <text:p text:style-name="P8">11:49 AM</text:p>
          </table:table-cell>
          <table:table-cell table:style-name="Tabla10.D181" office:value-type="string">
            <text:p text:style-name="Table_20_Contents"><text:span text:style-name="T6">Aterrizo <text:line-break/></text:span><text:span text:style-name="T6"><draw:frame draw:style-name="fr1" draw:name="gráficos347" text:anchor-type="as-char" svg:width="0.185cm" svg:height="0.185cm" draw:z-index="3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8&amp;airlineCode=AC&amp;flightNumber=91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2" office:value-type="string">
            <text:p text:style-name="Table_20_Contents"><text:a xlink:type="simple" xlink:href="https://www.flightstats.com/go/FlightStatus/flightStatusByFlight.do?id=366318868&amp;airlineCode=SK&amp;flightNumber=3382&amp;utm_source=34b64945a69b9cac:7b907964:13ed466ba45:3e7e&amp;utm_medium=cpc&amp;utm_campaign=weblet" office:target-frame-name="_blank" xlink:show="new"><text:span text:style-name="T6">SK 3382</text:span></text:a><text:span text:style-name="T6"> </text:span><text:span text:style-name="T4">^</text:span></text:p>
          </table:table-cell>
          <table:table-cell table:style-name="Tabla10.B182" office:value-type="string">
            <text:p text:style-name="P8">SAS</text:p>
          </table:table-cell>
          <table:table-cell table:style-name="Tabla10.C182" office:value-type="string">
            <text:p text:style-name="P8">11:49 AM</text:p>
          </table:table-cell>
          <table:table-cell table:style-name="Tabla10.D182" office:value-type="string">
            <text:p text:style-name="Table_20_Contents"><text:span text:style-name="T6">Aterrizo <text:line-break/></text:span><text:span text:style-name="T6"><draw:frame draw:style-name="fr1" draw:name="gráficos348" text:anchor-type="as-char" svg:width="0.185cm" svg:height="0.185cm" draw:z-index="3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8&amp;airlineCode=SK&amp;flightNumber=33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3" office:value-type="string">
            <text:p text:style-name="Table_20_Contents"><text:a xlink:type="simple" xlink:href="https://www.flightstats.com/go/FlightStatus/flightStatusByFlight.do?id=366339085&amp;airlineCode=VY&amp;flightNumber=8461&amp;utm_source=34b64945a69b9cac:7b907964:13ed466ba45:3e7e&amp;utm_medium=cpc&amp;utm_campaign=weblet" office:target-frame-name="_blank" xlink:show="new"><text:span text:style-name="T6">VY 8461</text:span></text:a></text:p>
          </table:table-cell>
          <table:table-cell table:style-name="Tabla10.B183" office:value-type="string">
            <text:p text:style-name="P8">Vueling</text:p>
          </table:table-cell>
          <table:table-cell table:style-name="Tabla10.C183" office:value-type="string">
            <text:p text:style-name="P8">11:50 AM</text:p>
          </table:table-cell>
          <table:table-cell table:style-name="Tabla10.D183" office:value-type="string">
            <text:p text:style-name="Table_20_Contents"><text:span text:style-name="T6">Aterrizo <text:line-break/></text:span><text:span text:style-name="T6"><draw:frame draw:style-name="fr1" draw:name="gráficos349" text:anchor-type="as-char" svg:width="0.185cm" svg:height="0.185cm" draw:z-index="3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085&amp;airlineCode=VY&amp;flightNumber=846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4" office:value-type="string">
            <text:p text:style-name="Table_20_Contents"><text:a xlink:type="simple" xlink:href="https://www.flightstats.com/go/FlightStatus/flightStatusByFlight.do?id=366339085&amp;airlineCode=IB&amp;flightNumber=5776&amp;utm_source=34b64945a69b9cac:7b907964:13ed466ba45:3e7e&amp;utm_medium=cpc&amp;utm_campaign=weblet" office:target-frame-name="_blank" xlink:show="new"><text:span text:style-name="T6">IB 5776</text:span></text:a><text:span text:style-name="T6"> </text:span><text:span text:style-name="T4">^</text:span></text:p>
          </table:table-cell>
          <table:table-cell table:style-name="Tabla10.B184" office:value-type="string">
            <text:p text:style-name="P8">Iberia</text:p>
          </table:table-cell>
          <table:table-cell table:style-name="Tabla10.C184" office:value-type="string">
            <text:p text:style-name="P8">11:50 AM</text:p>
          </table:table-cell>
          <table:table-cell table:style-name="Tabla10.D184" office:value-type="string">
            <text:p text:style-name="Table_20_Contents"><text:span text:style-name="T6">Aterrizo <text:line-break/></text:span><text:span text:style-name="T6"><draw:frame draw:style-name="fr1" draw:name="gráficos350" text:anchor-type="as-char" svg:width="0.185cm" svg:height="0.185cm" draw:z-index="3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085&amp;airlineCode=IB&amp;flightNumber=577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5" office:value-type="string">
            <text:p text:style-name="Table_20_Contents"><text:a xlink:type="simple" xlink:href="https://www.flightstats.com/go/FlightStatus/flightStatusByFlight.do?id=366337609&amp;airlineCode=VY&amp;flightNumber=7823&amp;utm_source=34b64945a69b9cac:7b907964:13ed466ba45:3e7e&amp;utm_medium=cpc&amp;utm_campaign=weblet" office:target-frame-name="_blank" xlink:show="new"><text:span text:style-name="T6">VY 7823</text:span></text:a></text:p>
          </table:table-cell>
          <table:table-cell table:style-name="Tabla10.B185" office:value-type="string">
            <text:p text:style-name="P8">Vueling</text:p>
          </table:table-cell>
          <table:table-cell table:style-name="Tabla10.C185" office:value-type="string">
            <text:p text:style-name="P8">12:09 PM</text:p>
          </table:table-cell>
          <table:table-cell table:style-name="Tabla10.D185" office:value-type="string">
            <text:p text:style-name="Table_20_Contents"><text:span text:style-name="T6">Aterrizo <text:line-break/></text:span><text:span text:style-name="T6"><draw:frame draw:style-name="fr1" draw:name="gráficos351" text:anchor-type="as-char" svg:width="0.185cm" svg:height="0.185cm" draw:z-index="3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09&amp;airlineCode=VY&amp;flightNumber=78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0.A186" office:value-type="string">
            <text:p text:style-name="Table_20_Contents"><text:a xlink:type="simple" xlink:href="https://www.flightstats.com/go/FlightStatus/flightStatusByFlight.do?id=366337609&amp;airlineCode=IB&amp;flightNumber=5660&amp;utm_source=34b64945a69b9cac:7b907964:13ed466ba45:3e7e&amp;utm_medium=cpc&amp;utm_campaign=weblet" office:target-frame-name="_blank" xlink:show="new"><text:span text:style-name="T6">IB 5660</text:span></text:a><text:span text:style-name="T6"> </text:span><text:span text:style-name="T4">^</text:span></text:p>
          </table:table-cell>
          <table:table-cell table:style-name="Tabla10.B186" office:value-type="string">
            <text:p text:style-name="P8">Iberia</text:p>
          </table:table-cell>
          <table:table-cell table:style-name="Tabla10.C186" office:value-type="string">
            <text:p text:style-name="P8">12:09 PM</text:p>
          </table:table-cell>
          <table:table-cell table:style-name="Tabla10.D186" office:value-type="string">
            <text:p text:style-name="Table_20_Contents"><text:span text:style-name="T6">Aterrizo <text:line-break/></text:span><text:span text:style-name="T6"><draw:frame draw:style-name="fr1" draw:name="gráficos352" text:anchor-type="as-char" svg:width="0.185cm" svg:height="0.185cm" draw:z-index="3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09&amp;airlineCode=IB&amp;flightNumber=56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</table:table>
      <text:p text:style-name="P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7">Vuelo</text:p>
          </table:table-cell>
          <table:table-cell table:style-name="Tabla12.A1" office:value-type="string">
            <text:p text:style-name="P7">Transporte</text:p>
          </table:table-cell>
          <table:table-cell table:style-name="Tabla12.A1" office:value-type="string">
            <text:p text:style-name="P7">llegada</text:p>
          </table:table-cell>
          <table:table-cell table:style-name="Tabla12.A1" office:value-type="string">
            <text:p text:style-name="P7">Estado</text:p>
          </table:table-cell>
        </table:table-row>
        <table:table-row>
          <table:table-cell table:style-name="Tabla12.A2" office:value-type="string">
            <text:p text:style-name="Table_20_Contents"><text:a xlink:type="simple" xlink:href="https://www.flightstats.com/go/FlightStatus/flightStatusByFlight.do?id=366315034&amp;airlineCode=VY&amp;flightNumber=1895&amp;utm_source=34b64945a69b9cac:7b907964:13ed466ba45:3e7e&amp;utm_medium=cpc&amp;utm_campaign=weblet" office:target-frame-name="_blank" xlink:show="new"><text:span text:style-name="T6">VY 1895</text:span></text:a></text:p>
          </table:table-cell>
          <table:table-cell table:style-name="Tabla12.B2" office:value-type="string">
            <text:p text:style-name="P8">Vueling</text:p>
          </table:table-cell>
          <table:table-cell table:style-name="Tabla12.C2" office:value-type="string">
            <text:p text:style-name="P8">12:03 PM</text:p>
          </table:table-cell>
          <table:table-cell table:style-name="Tabla12.D2" office:value-type="string">
            <text:p text:style-name="Table_20_Contents"><text:span text:style-name="T6">Aterrizo <text:line-break/></text:span><text:span text:style-name="T6"><draw:frame draw:style-name="fr1" draw:name="gráficos353" text:anchor-type="as-char" svg:width="0.185cm" svg:height="0.185cm" draw:z-index="3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4&amp;airlineCode=VY&amp;flightNumber=18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" office:value-type="string">
            <text:p text:style-name="Table_20_Contents"><text:a xlink:type="simple" xlink:href="https://www.flightstats.com/go/FlightStatus/flightStatusByFlight.do?id=366315034&amp;airlineCode=IB&amp;flightNumber=5295&amp;utm_source=34b64945a69b9cac:7b907964:13ed466ba45:3e7e&amp;utm_medium=cpc&amp;utm_campaign=weblet" office:target-frame-name="_blank" xlink:show="new"><text:span text:style-name="T6">IB 5295</text:span></text:a><text:span text:style-name="T6"> </text:span><text:span text:style-name="T4">^</text:span></text:p>
          </table:table-cell>
          <table:table-cell table:style-name="Tabla12.B3" office:value-type="string">
            <text:p text:style-name="P8">Iberia</text:p>
          </table:table-cell>
          <table:table-cell table:style-name="Tabla12.C3" office:value-type="string">
            <text:p text:style-name="P8">12:03 PM</text:p>
          </table:table-cell>
          <table:table-cell table:style-name="Tabla12.D3" office:value-type="string">
            <text:p text:style-name="Table_20_Contents"><text:span text:style-name="T6">Aterrizo <text:line-break/></text:span><text:span text:style-name="T6"><draw:frame draw:style-name="fr1" draw:name="gráficos354" text:anchor-type="as-char" svg:width="0.185cm" svg:height="0.185cm" draw:z-index="3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4&amp;airlineCode=IB&amp;flightNumber=52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" office:value-type="string">
            <text:p text:style-name="Table_20_Contents"><text:a xlink:type="simple" xlink:href="https://www.flightstats.com/go/FlightStatus/flightStatusByFlight.do?id=366346875&amp;airlineCode=VY&amp;flightNumber=1813&amp;utm_source=34b64945a69b9cac:7b907964:13ed466ba45:3e7e&amp;utm_medium=cpc&amp;utm_campaign=weblet" office:target-frame-name="_blank" xlink:show="new"><text:span text:style-name="T6">VY 1813</text:span></text:a></text:p>
          </table:table-cell>
          <table:table-cell table:style-name="Tabla12.B4" office:value-type="string">
            <text:p text:style-name="P8">Vueling</text:p>
          </table:table-cell>
          <table:table-cell table:style-name="Tabla12.C4" office:value-type="string">
            <text:p text:style-name="P8">12:14 PM</text:p>
          </table:table-cell>
          <table:table-cell table:style-name="Tabla12.D4" office:value-type="string">
            <text:p text:style-name="Table_20_Contents"><text:span text:style-name="T6">Aterrizo <text:line-break/></text:span><text:span text:style-name="T6"><draw:frame draw:style-name="fr1" draw:name="gráficos355" text:anchor-type="as-char" svg:width="0.185cm" svg:height="0.185cm" draw:z-index="3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5&amp;airlineCode=VY&amp;flightNumber=18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" office:value-type="string">
            <text:p text:style-name="Table_20_Contents"><text:a xlink:type="simple" xlink:href="https://www.flightstats.com/go/FlightStatus/flightStatusByFlight.do?id=366346875&amp;airlineCode=IB&amp;flightNumber=5654&amp;utm_source=34b64945a69b9cac:7b907964:13ed466ba45:3e7e&amp;utm_medium=cpc&amp;utm_campaign=weblet" office:target-frame-name="_blank" xlink:show="new"><text:span text:style-name="T6">IB 5654</text:span></text:a><text:span text:style-name="T6"> </text:span><text:span text:style-name="T4">^</text:span></text:p>
          </table:table-cell>
          <table:table-cell table:style-name="Tabla12.B5" office:value-type="string">
            <text:p text:style-name="P8">Iberia</text:p>
          </table:table-cell>
          <table:table-cell table:style-name="Tabla12.C5" office:value-type="string">
            <text:p text:style-name="P8">12:14 PM</text:p>
          </table:table-cell>
          <table:table-cell table:style-name="Tabla12.D5" office:value-type="string">
            <text:p text:style-name="Table_20_Contents"><text:span text:style-name="T6">Aterrizo <text:line-break/></text:span><text:span text:style-name="T6"><draw:frame draw:style-name="fr1" draw:name="gráficos356" text:anchor-type="as-char" svg:width="0.185cm" svg:height="0.185cm" draw:z-index="3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5&amp;airlineCode=IB&amp;flightNumber=565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" office:value-type="string">
            <text:p text:style-name="Table_20_Contents"><text:a xlink:type="simple" xlink:href="https://www.flightstats.com/go/FlightStatus/flightStatusByFlight.do?id=366340743&amp;airlineCode=VY&amp;flightNumber=1006&amp;utm_source=34b64945a69b9cac:7b907964:13ed466ba45:3e7e&amp;utm_medium=cpc&amp;utm_campaign=weblet" office:target-frame-name="_blank" xlink:show="new"><text:span text:style-name="T6">VY 1006</text:span></text:a></text:p>
          </table:table-cell>
          <table:table-cell table:style-name="Tabla12.B6" office:value-type="string">
            <text:p text:style-name="P8">Vueling</text:p>
          </table:table-cell>
          <table:table-cell table:style-name="Tabla12.C6" office:value-type="string">
            <text:p text:style-name="P8">12:28 PM</text:p>
          </table:table-cell>
          <table:table-cell table:style-name="Tabla12.D6" office:value-type="string">
            <text:p text:style-name="Table_20_Contents"><text:span text:style-name="T6">Aterrizo <text:line-break/></text:span><text:span text:style-name="T6"><draw:frame draw:style-name="fr1" draw:name="gráficos357" text:anchor-type="as-char" svg:width="0.185cm" svg:height="0.185cm" draw:z-index="3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3&amp;airlineCode=VY&amp;flightNumber=10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" office:value-type="string">
            <text:p text:style-name="Table_20_Contents"><text:a xlink:type="simple" xlink:href="https://www.flightstats.com/go/FlightStatus/flightStatusByFlight.do?id=366372084&amp;airlineCode=TU&amp;flightNumber=514&amp;utm_source=34b64945a69b9cac:7b907964:13ed466ba45:3e7e&amp;utm_medium=cpc&amp;utm_campaign=weblet" office:target-frame-name="_blank" xlink:show="new"><text:span text:style-name="T6">TU 514</text:span></text:a></text:p>
          </table:table-cell>
          <table:table-cell table:style-name="Tabla12.B7" office:value-type="string">
            <text:p text:style-name="P8">Tunisair</text:p>
          </table:table-cell>
          <table:table-cell table:style-name="Tabla12.C7" office:value-type="string">
            <text:p text:style-name="P8">12:18 PM <draw:frame draw:style-name="fr1" draw:name="gráficos358" text:anchor-type="as-char" svg:width="0.291cm" svg:height="0.291cm" draw:z-index="325"><draw:image xlink:href="https://dem5xqcn61lj8.cloudfront.net/estimated_icon.gif" xlink:type="simple" xlink:show="embed" xlink:actuate="onLoad"/></draw:frame></text:p>
          </table:table-cell>
          <table:table-cell table:style-name="Tabla12.D7" office:value-type="string">
            <text:p text:style-name="Table_20_Contents"><text:span text:style-name="T6">En Ruta <text:line-break/></text:span><text:span text:style-name="T6"><draw:frame draw:style-name="fr1" draw:name="gráficos359" text:anchor-type="as-char" svg:width="0.185cm" svg:height="0.185cm" draw:z-index="3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084&amp;airlineCode=TU&amp;flightNumber=5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" office:value-type="string">
            <text:p text:style-name="Table_20_Contents"><text:a xlink:type="simple" xlink:href="https://www.flightstats.com/go/FlightStatus/flightStatusByFlight.do?id=366290728&amp;airlineCode=VY&amp;flightNumber=8301&amp;utm_source=34b64945a69b9cac:7b907964:13ed466ba45:3e7e&amp;utm_medium=cpc&amp;utm_campaign=weblet" office:target-frame-name="_blank" xlink:show="new"><text:span text:style-name="T6">VY 8301</text:span></text:a></text:p>
          </table:table-cell>
          <table:table-cell table:style-name="Tabla12.B8" office:value-type="string">
            <text:p text:style-name="P8">Vueling</text:p>
          </table:table-cell>
          <table:table-cell table:style-name="Tabla12.C8" office:value-type="string">
            <text:p text:style-name="P8">12:26 PM</text:p>
          </table:table-cell>
          <table:table-cell table:style-name="Tabla12.D8" office:value-type="string">
            <text:p text:style-name="Table_20_Contents"><text:span text:style-name="T6">Aterrizo <text:line-break/></text:span><text:span text:style-name="T6"><draw:frame draw:style-name="fr1" draw:name="gráficos362" text:anchor-type="as-char" svg:width="0.185cm" svg:height="0.185cm" draw:z-index="3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8&amp;airlineCode=VY&amp;flightNumber=83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" office:value-type="string">
            <text:p text:style-name="Table_20_Contents"><text:a xlink:type="simple" xlink:href="https://www.flightstats.com/go/FlightStatus/flightStatusByFlight.do?id=366290728&amp;airlineCode=IB&amp;flightNumber=5773&amp;utm_source=34b64945a69b9cac:7b907964:13ed466ba45:3e7e&amp;utm_medium=cpc&amp;utm_campaign=weblet" office:target-frame-name="_blank" xlink:show="new"><text:span text:style-name="T6">IB 5773</text:span></text:a><text:span text:style-name="T6"> </text:span><text:span text:style-name="T4">^</text:span></text:p>
          </table:table-cell>
          <table:table-cell table:style-name="Tabla12.B9" office:value-type="string">
            <text:p text:style-name="P8">Iberia</text:p>
          </table:table-cell>
          <table:table-cell table:style-name="Tabla12.C9" office:value-type="string">
            <text:p text:style-name="P8">12:26 PM</text:p>
          </table:table-cell>
          <table:table-cell table:style-name="Tabla12.D9" office:value-type="string">
            <text:p text:style-name="Table_20_Contents"><text:span text:style-name="T6">Aterrizo <text:line-break/></text:span><text:span text:style-name="T6"><draw:frame draw:style-name="fr1" draw:name="gráficos363" text:anchor-type="as-char" svg:width="0.185cm" svg:height="0.185cm" draw:z-index="3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8&amp;airlineCode=IB&amp;flightNumber=57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" office:value-type="string">
            <text:p text:style-name="Table_20_Contents"><text:a xlink:type="simple" xlink:href="https://www.flightstats.com/go/FlightStatus/flightStatusByFlight.do?id=366321939&amp;airlineCode=U2&amp;flightNumber=1403&amp;utm_source=34b64945a69b9cac:7b907964:13ed466ba45:3e7e&amp;utm_medium=cpc&amp;utm_campaign=weblet" office:target-frame-name="_blank" xlink:show="new"><text:span text:style-name="T6">U2 1403</text:span></text:a></text:p>
          </table:table-cell>
          <table:table-cell table:style-name="Tabla12.B10" office:value-type="string">
            <text:p text:style-name="P8">easyJet</text:p>
          </table:table-cell>
          <table:table-cell table:style-name="Tabla12.C10" office:value-type="string">
            <text:p text:style-name="P8">12:17 PM</text:p>
          </table:table-cell>
          <table:table-cell table:style-name="Tabla12.D10" office:value-type="string">
            <text:p text:style-name="Table_20_Contents"><text:span text:style-name="T6">Aterrizo <text:line-break/></text:span><text:span text:style-name="T6"><draw:frame draw:style-name="fr1" draw:name="gráficos364" text:anchor-type="as-char" svg:width="0.185cm" svg:height="0.185cm" draw:z-index="3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9&amp;airlineCode=U2&amp;flightNumber=14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1" office:value-type="string">
            <text:p text:style-name="Table_20_Contents"><text:a xlink:type="simple" xlink:href="https://www.flightstats.com/go/FlightStatus/flightStatusByFlight.do?id=366290733&amp;airlineCode=KL&amp;flightNumber=1671&amp;utm_source=34b64945a69b9cac:7b907964:13ed466ba45:3e7e&amp;utm_medium=cpc&amp;utm_campaign=weblet" office:target-frame-name="_blank" xlink:show="new"><text:span text:style-name="T6">KL 1671</text:span></text:a></text:p>
          </table:table-cell>
          <table:table-cell table:style-name="Tabla12.B11" office:value-type="string">
            <text:p text:style-name="P8">KLM</text:p>
          </table:table-cell>
          <table:table-cell table:style-name="Tabla12.C11" office:value-type="string">
            <text:p text:style-name="P8">12:13 PM</text:p>
          </table:table-cell>
          <table:table-cell table:style-name="Tabla12.D11" office:value-type="string">
            <text:p text:style-name="Table_20_Contents"><text:span text:style-name="T6">Aterrizo <text:line-break/></text:span><text:span text:style-name="T6"><draw:frame draw:style-name="fr1" draw:name="gráficos365" text:anchor-type="as-char" svg:width="0.185cm" svg:height="0.185cm" draw:z-index="3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3&amp;airlineCode=KL&amp;flightNumber=16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2" office:value-type="string">
            <text:p text:style-name="Table_20_Contents"><text:a xlink:type="simple" xlink:href="https://www.flightstats.com/go/FlightStatus/flightStatusByFlight.do?id=366290733&amp;airlineCode=DL&amp;flightNumber=9602&amp;utm_source=34b64945a69b9cac:7b907964:13ed466ba45:3e7e&amp;utm_medium=cpc&amp;utm_campaign=weblet" office:target-frame-name="_blank" xlink:show="new"><text:span text:style-name="T6">DL 9602</text:span></text:a><text:span text:style-name="T6"> </text:span><text:span text:style-name="T4">^</text:span></text:p>
          </table:table-cell>
          <table:table-cell table:style-name="Tabla12.B12" office:value-type="string">
            <text:p text:style-name="P8">Delta Air Lines</text:p>
          </table:table-cell>
          <table:table-cell table:style-name="Tabla12.C12" office:value-type="string">
            <text:p text:style-name="P8">12:13 PM</text:p>
          </table:table-cell>
          <table:table-cell table:style-name="Tabla12.D12" office:value-type="string">
            <text:p text:style-name="Table_20_Contents"><text:span text:style-name="T6">Aterrizo <text:line-break/></text:span><text:soft-page-break/><text:span text:style-name="T6"><draw:frame draw:style-name="fr1" draw:name="gráficos366" text:anchor-type="as-char" svg:width="0.185cm" svg:height="0.185cm" draw:z-index="3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3&amp;airlineCode=DL&amp;flightNumber=96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3" office:value-type="string">
            <text:p text:style-name="Table_20_Contents"><text:a xlink:type="simple" xlink:href="https://www.flightstats.com/go/FlightStatus/flightStatusByFlight.do?id=366290733&amp;airlineCode=CZ&amp;flightNumber=7796&amp;utm_source=34b64945a69b9cac:7b907964:13ed466ba45:3e7e&amp;utm_medium=cpc&amp;utm_campaign=weblet" office:target-frame-name="_blank" xlink:show="new"><text:span text:style-name="T6">CZ 7796</text:span></text:a><text:span text:style-name="T6"> </text:span><text:span text:style-name="T4">^</text:span></text:p>
          </table:table-cell>
          <table:table-cell table:style-name="Tabla12.B13" office:value-type="string">
            <text:p text:style-name="P8">China Southern Airlines</text:p>
          </table:table-cell>
          <table:table-cell table:style-name="Tabla12.C13" office:value-type="string">
            <text:p text:style-name="P8">12:13 PM</text:p>
          </table:table-cell>
          <table:table-cell table:style-name="Tabla12.D13" office:value-type="string">
            <text:p text:style-name="Table_20_Contents"><text:span text:style-name="T6">Aterrizo <text:line-break/></text:span><text:span text:style-name="T6"><draw:frame draw:style-name="fr1" draw:name="gráficos367" text:anchor-type="as-char" svg:width="0.185cm" svg:height="0.185cm" draw:z-index="3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3&amp;airlineCode=CZ&amp;flightNumber=779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4" office:value-type="string">
            <text:p text:style-name="Table_20_Contents"><text:a xlink:type="simple" xlink:href="https://www.flightstats.com/go/FlightStatus/flightStatusByFlight.do?id=366290733&amp;airlineCode=EY&amp;flightNumber=7381&amp;utm_source=34b64945a69b9cac:7b907964:13ed466ba45:3e7e&amp;utm_medium=cpc&amp;utm_campaign=weblet" office:target-frame-name="_blank" xlink:show="new"><text:span text:style-name="T6">EY 7381</text:span></text:a><text:span text:style-name="T6"> </text:span><text:span text:style-name="T4">^</text:span></text:p>
          </table:table-cell>
          <table:table-cell table:style-name="Tabla12.B14" office:value-type="string">
            <text:p text:style-name="P8">Etihad Airways</text:p>
          </table:table-cell>
          <table:table-cell table:style-name="Tabla12.C14" office:value-type="string">
            <text:p text:style-name="P8">12:13 PM</text:p>
          </table:table-cell>
          <table:table-cell table:style-name="Tabla12.D14" office:value-type="string">
            <text:p text:style-name="Table_20_Contents"><text:span text:style-name="T6">Aterrizo <text:line-break/></text:span><text:span text:style-name="T6"><draw:frame draw:style-name="fr1" draw:name="gráficos368" text:anchor-type="as-char" svg:width="0.185cm" svg:height="0.185cm" draw:z-index="3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3&amp;airlineCode=EY&amp;flightNumber=73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5" office:value-type="string">
            <text:p text:style-name="Table_20_Contents"><text:a xlink:type="simple" xlink:href="https://www.flightstats.com/go/FlightStatus/flightStatusByFlight.do?id=366352662&amp;airlineCode=DY&amp;flightNumber=1740&amp;utm_source=34b64945a69b9cac:7b907964:13ed466ba45:3e7e&amp;utm_medium=cpc&amp;utm_campaign=weblet" office:target-frame-name="_blank" xlink:show="new"><text:span text:style-name="T6">DY 1740</text:span></text:a></text:p>
          </table:table-cell>
          <table:table-cell table:style-name="Tabla12.B15" office:value-type="string">
            <text:p text:style-name="P8">Norwegian Air Shuttle</text:p>
          </table:table-cell>
          <table:table-cell table:style-name="Tabla12.C15" office:value-type="string">
            <text:p text:style-name="P8">12:15 PM</text:p>
          </table:table-cell>
          <table:table-cell table:style-name="Tabla12.D15" office:value-type="string">
            <text:p text:style-name="Table_20_Contents"><text:span text:style-name="T6">Aterrizo <text:line-break/></text:span><text:span text:style-name="T6"><draw:frame draw:style-name="fr1" draw:name="gráficos369" text:anchor-type="as-char" svg:width="0.185cm" svg:height="0.185cm" draw:z-index="3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662&amp;airlineCode=DY&amp;flightNumber=17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6" office:value-type="string">
            <text:p text:style-name="Table_20_Contents"><text:a xlink:type="simple" xlink:href="https://www.flightstats.com/go/FlightStatus/flightStatusByFlight.do?id=366318867&amp;airlineCode=VY&amp;flightNumber=1845&amp;utm_source=34b64945a69b9cac:7b907964:13ed466ba45:3e7e&amp;utm_medium=cpc&amp;utm_campaign=weblet" office:target-frame-name="_blank" xlink:show="new"><text:span text:style-name="T6">VY 1845</text:span></text:a></text:p>
          </table:table-cell>
          <table:table-cell table:style-name="Tabla12.B16" office:value-type="string">
            <text:p text:style-name="P8">Vueling</text:p>
          </table:table-cell>
          <table:table-cell table:style-name="Tabla12.C16" office:value-type="string">
            <text:p text:style-name="P8">12:35 PM</text:p>
          </table:table-cell>
          <table:table-cell table:style-name="Tabla12.D16" office:value-type="string">
            <text:p text:style-name="Table_20_Contents"><text:span text:style-name="T6">Aterrizo <text:line-break/></text:span><text:span text:style-name="T6"><draw:frame draw:style-name="fr1" draw:name="gráficos370" text:anchor-type="as-char" svg:width="0.185cm" svg:height="0.185cm" draw:z-index="3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7&amp;airlineCode=VY&amp;flightNumber=184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7" office:value-type="string">
            <text:p text:style-name="Table_20_Contents"><text:a xlink:type="simple" xlink:href="https://www.flightstats.com/go/FlightStatus/flightStatusByFlight.do?id=366318867&amp;airlineCode=IB&amp;flightNumber=5378&amp;utm_source=34b64945a69b9cac:7b907964:13ed466ba45:3e7e&amp;utm_medium=cpc&amp;utm_campaign=weblet" office:target-frame-name="_blank" xlink:show="new"><text:span text:style-name="T6">IB 5378</text:span></text:a><text:span text:style-name="T6"> </text:span><text:span text:style-name="T4">^</text:span></text:p>
          </table:table-cell>
          <table:table-cell table:style-name="Tabla12.B17" office:value-type="string">
            <text:p text:style-name="P8">Iberia</text:p>
          </table:table-cell>
          <table:table-cell table:style-name="Tabla12.C17" office:value-type="string">
            <text:p text:style-name="P8">12:35 PM</text:p>
          </table:table-cell>
          <table:table-cell table:style-name="Tabla12.D17" office:value-type="string">
            <text:p text:style-name="Table_20_Contents"><text:span text:style-name="T6">Aterrizo <text:line-break/></text:span><text:span text:style-name="T6"><draw:frame draw:style-name="fr1" draw:name="gráficos371" text:anchor-type="as-char" svg:width="0.185cm" svg:height="0.185cm" draw:z-index="3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7&amp;airlineCode=IB&amp;flightNumber=53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8" office:value-type="string">
            <text:p text:style-name="Table_20_Contents"><text:a xlink:type="simple" xlink:href="https://www.flightstats.com/go/FlightStatus/flightStatusByFlight.do?id=366352271&amp;airlineCode=VY&amp;flightNumber=8015&amp;utm_source=34b64945a69b9cac:7b907964:13ed466ba45:3e7e&amp;utm_medium=cpc&amp;utm_campaign=weblet" office:target-frame-name="_blank" xlink:show="new"><text:span text:style-name="T6">VY 8015</text:span></text:a></text:p>
          </table:table-cell>
          <table:table-cell table:style-name="Tabla12.B18" office:value-type="string">
            <text:p text:style-name="P8">Vueling</text:p>
          </table:table-cell>
          <table:table-cell table:style-name="Tabla12.C18" office:value-type="string">
            <text:p text:style-name="P8">12:18 PM</text:p>
          </table:table-cell>
          <table:table-cell table:style-name="Tabla12.D18" office:value-type="string">
            <text:p text:style-name="Table_20_Contents"><text:span text:style-name="T6">Aterrizo <text:line-break/></text:span><text:span text:style-name="T6"><draw:frame draw:style-name="fr1" draw:name="gráficos372" text:anchor-type="as-char" svg:width="0.185cm" svg:height="0.185cm" draw:z-index="3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1&amp;airlineCode=VY&amp;flightNumber=80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9" office:value-type="string">
            <text:p text:style-name="Table_20_Contents"><text:a xlink:type="simple" xlink:href="https://www.flightstats.com/go/FlightStatus/flightStatusByFlight.do?id=366352271&amp;airlineCode=IB&amp;flightNumber=5277&amp;utm_source=34b64945a69b9cac:7b907964:13ed466ba45:3e7e&amp;utm_medium=cpc&amp;utm_campaign=weblet" office:target-frame-name="_blank" xlink:show="new"><text:span text:style-name="T6">IB 5277</text:span></text:a><text:span text:style-name="T6"> </text:span><text:span text:style-name="T4">^</text:span></text:p>
          </table:table-cell>
          <table:table-cell table:style-name="Tabla12.B19" office:value-type="string">
            <text:p text:style-name="P8">Iberia</text:p>
          </table:table-cell>
          <table:table-cell table:style-name="Tabla12.C19" office:value-type="string">
            <text:p text:style-name="P8">12:18 PM</text:p>
          </table:table-cell>
          <table:table-cell table:style-name="Tabla12.D19" office:value-type="string">
            <text:p text:style-name="Table_20_Contents"><text:span text:style-name="T6">Aterrizo <text:line-break/></text:span><text:span text:style-name="T6"><draw:frame draw:style-name="fr1" draw:name="gráficos373" text:anchor-type="as-char" svg:width="0.185cm" svg:height="0.185cm" draw:z-index="3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1&amp;airlineCode=IB&amp;flightNumber=527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0" office:value-type="string">
            <text:p text:style-name="Table_20_Contents"><text:a xlink:type="simple" xlink:href="https://www.flightstats.com/go/FlightStatus/flightStatusByFlight.do?id=366321937&amp;airlineCode=LX&amp;flightNumber=1942&amp;utm_source=34b64945a69b9cac:7b907964:13ed466ba45:3e7e&amp;utm_medium=cpc&amp;utm_campaign=weblet" office:target-frame-name="_blank" xlink:show="new"><text:span text:style-name="T6">LX 1942</text:span></text:a></text:p>
          </table:table-cell>
          <table:table-cell table:style-name="Tabla12.B20" office:value-type="string">
            <text:p text:style-name="P8">SWISS</text:p>
          </table:table-cell>
          <table:table-cell table:style-name="Tabla12.C20" office:value-type="string">
            <text:p text:style-name="P8">12:26 PM</text:p>
          </table:table-cell>
          <table:table-cell table:style-name="Tabla12.D20" office:value-type="string">
            <text:p text:style-name="Table_20_Contents"><text:span text:style-name="T6">Aterrizo <text:line-break/></text:span><text:span text:style-name="T6"><draw:frame draw:style-name="fr1" draw:name="gráficos374" text:anchor-type="as-char" svg:width="0.185cm" svg:height="0.185cm" draw:z-index="3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7&amp;airlineCode=LX&amp;flightNumber=19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1" office:value-type="string">
            <text:p text:style-name="Table_20_Contents"><text:a xlink:type="simple" xlink:href="https://www.flightstats.com/go/FlightStatus/flightStatusByFlight.do?id=366321937&amp;airlineCode=UA&amp;flightNumber=7756&amp;utm_source=34b64945a69b9cac:7b907964:13ed466ba45:3e7e&amp;utm_medium=cpc&amp;utm_campaign=weblet" office:target-frame-name="_blank" xlink:show="new"><text:span text:style-name="T6">UA 7756</text:span></text:a><text:span text:style-name="T6"> </text:span><text:span text:style-name="T4">^</text:span></text:p>
          </table:table-cell>
          <table:table-cell table:style-name="Tabla12.B21" office:value-type="string">
            <text:p text:style-name="P8">United Airlines</text:p>
          </table:table-cell>
          <table:table-cell table:style-name="Tabla12.C21" office:value-type="string">
            <text:p text:style-name="P8">12:26 PM</text:p>
          </table:table-cell>
          <table:table-cell table:style-name="Tabla12.D21" office:value-type="string">
            <text:p text:style-name="Table_20_Contents"><text:span text:style-name="T6">Aterrizo <text:line-break/></text:span><text:span text:style-name="T6"><draw:frame draw:style-name="fr1" draw:name="gráficos375" text:anchor-type="as-char" svg:width="0.185cm" svg:height="0.185cm" draw:z-index="3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7&amp;airlineCode=UA&amp;flightNumber=77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2" office:value-type="string">
            <text:p text:style-name="Table_20_Contents"><text:a xlink:type="simple" xlink:href="https://www.flightstats.com/go/FlightStatus/flightStatusByFlight.do?id=366352663&amp;airlineCode=SK&amp;flightNumber=4685&amp;utm_source=34b64945a69b9cac:7b907964:13ed466ba45:3e7e&amp;utm_medium=cpc&amp;utm_campaign=weblet" office:target-frame-name="_blank" xlink:show="new"><text:span text:style-name="T6">SK 4685</text:span></text:a></text:p>
          </table:table-cell>
          <table:table-cell table:style-name="Tabla12.B22" office:value-type="string">
            <text:p text:style-name="P8">SAS</text:p>
          </table:table-cell>
          <table:table-cell table:style-name="Tabla12.C22" office:value-type="string">
            <text:p text:style-name="P8">12:26 PM</text:p>
          </table:table-cell>
          <table:table-cell table:style-name="Tabla12.D22" office:value-type="string">
            <text:p text:style-name="Table_20_Contents"><text:span text:style-name="T6">Aterrizo <text:line-break/></text:span><text:span text:style-name="T6"><draw:frame draw:style-name="fr1" draw:name="gráficos376" text:anchor-type="as-char" svg:width="0.185cm" svg:height="0.185cm" draw:z-index="3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663&amp;airlineCode=SK&amp;flightNumber=46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3" office:value-type="string">
            <text:p text:style-name="Table_20_Contents"><text:a xlink:type="simple" xlink:href="https://www.flightstats.com/go/FlightStatus/flightStatusByFlight.do?id=367634202&amp;airlineCode=FR&amp;flightNumber=9388&amp;utm_source=34b64945a69b9cac:7b907964:13ed466ba45:3e7e&amp;utm_medium=cpc&amp;utm_campaign=weblet" office:target-frame-name="_blank" xlink:show="new"><text:span text:style-name="T6">FR 9388</text:span></text:a></text:p>
          </table:table-cell>
          <table:table-cell table:style-name="Tabla12.B23" office:value-type="string">
            <text:p text:style-name="P8">Ryanair</text:p>
          </table:table-cell>
          <table:table-cell table:style-name="Tabla12.C23" office:value-type="string">
            <text:p text:style-name="P8">12:30 PM</text:p>
          </table:table-cell>
          <table:table-cell table:style-name="Tabla12.D23" office:value-type="string">
            <text:p text:style-name="Table_20_Contents"><text:span text:style-name="T6">Aterrizo <text:line-break/></text:span><text:span text:style-name="T6"><draw:frame draw:style-name="fr1" draw:name="gráficos377" text:anchor-type="as-char" svg:width="0.185cm" svg:height="0.185cm" draw:z-index="3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202&amp;airlineCode=FR&amp;flightNumber=938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4" office:value-type="string">
            <text:p text:style-name="Table_20_Contents"><text:a xlink:type="simple" xlink:href="https://www.flightstats.com/go/FlightStatus/flightStatusByFlight.do?id=366340771&amp;airlineCode=IB&amp;flightNumber=2708&amp;utm_source=34b64945a69b9cac:7b907964:13ed466ba45:3e7e&amp;utm_medium=cpc&amp;utm_campaign=weblet" office:target-frame-name="_blank" xlink:show="new"><text:span text:style-name="T6">IB 2708</text:span></text:a></text:p>
          </table:table-cell>
          <table:table-cell table:style-name="Tabla12.B24" office:value-type="string">
            <text:p text:style-name="P8">Iberia</text:p>
          </table:table-cell>
          <table:table-cell table:style-name="Tabla12.C24" office:value-type="string">
            <text:p text:style-name="P8">12:27 PM</text:p>
          </table:table-cell>
          <table:table-cell table:style-name="Tabla12.D24" office:value-type="string">
            <text:p text:style-name="Table_20_Contents"><text:span text:style-name="T6">Aterrizo <text:line-break/></text:span><text:span text:style-name="T6"><draw:frame draw:style-name="fr1" draw:name="gráficos378" text:anchor-type="as-char" svg:width="0.185cm" svg:height="0.185cm" draw:z-index="3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1&amp;airlineCode=IB&amp;flightNumber=27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5" office:value-type="string">
            <text:p text:style-name="Table_20_Contents"><text:a xlink:type="simple" xlink:href="https://www.flightstats.com/go/FlightStatus/flightStatusByFlight.do?id=366340771&amp;airlineCode=LA&amp;flightNumber=6100&amp;utm_source=34b64945a69b9cac:7b907964:13ed466ba45:3e7e&amp;utm_medium=cpc&amp;utm_campaign=weblet" office:target-frame-name="_blank" xlink:show="new"><text:span text:style-name="T6">LA 6100</text:span></text:a><text:span text:style-name="T6"> </text:span><text:span text:style-name="T4">^</text:span></text:p>
          </table:table-cell>
          <table:table-cell table:style-name="Tabla12.B25" office:value-type="string">
            <text:p text:style-name="P8">LAN Airlines</text:p>
          </table:table-cell>
          <table:table-cell table:style-name="Tabla12.C25" office:value-type="string">
            <text:p text:style-name="P8">12:27 PM</text:p>
          </table:table-cell>
          <table:table-cell table:style-name="Tabla12.D25" office:value-type="string">
            <text:p text:style-name="Table_20_Contents"><text:span text:style-name="T6">Aterrizo <text:line-break/></text:span><text:span text:style-name="T6"><draw:frame draw:style-name="fr1" draw:name="gráficos379" text:anchor-type="as-char" svg:width="0.185cm" svg:height="0.185cm" draw:z-index="3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1&amp;airlineCode=LA&amp;flightNumber=610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6" office:value-type="string">
            <text:p text:style-name="Table_20_Contents"><text:a xlink:type="simple" xlink:href="https://www.flightstats.com/go/FlightStatus/flightStatusByFlight.do?id=366340771&amp;airlineCode=AV&amp;flightNumber=6086&amp;utm_source=34b64945a69b9cac:7b907964:13ed466ba45:3e7e&amp;utm_medium=cpc&amp;utm_campaign=weblet" office:target-frame-name="_blank" xlink:show="new"><text:span text:style-name="T6">AV 6086</text:span></text:a><text:span text:style-name="T6"> </text:span><text:span text:style-name="T4">^</text:span></text:p>
          </table:table-cell>
          <table:table-cell table:style-name="Tabla12.B26" office:value-type="string">
            <text:p text:style-name="P8">AVIANCA</text:p>
          </table:table-cell>
          <table:table-cell table:style-name="Tabla12.C26" office:value-type="string">
            <text:p text:style-name="P8">12:27 PM</text:p>
          </table:table-cell>
          <table:table-cell table:style-name="Tabla12.D26" office:value-type="string">
            <text:p text:style-name="Table_20_Contents"><text:span text:style-name="T6">Aterrizo <text:line-break/></text:span><text:span text:style-name="T6"><draw:frame draw:style-name="fr1" draw:name="gráficos380" text:anchor-type="as-char" svg:width="0.185cm" svg:height="0.185cm" draw:z-index="34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1&amp;airlineCode=AV&amp;flightNumber=60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7" office:value-type="string">
            <text:p text:style-name="Table_20_Contents"><text:a xlink:type="simple" xlink:href="https://www.flightstats.com/go/FlightStatus/flightStatusByFlight.do?id=366340771&amp;airlineCode=AA&amp;flightNumber=5778&amp;utm_source=34b64945a69b9cac:7b907964:13ed466ba45:3e7e&amp;utm_medium=cpc&amp;utm_campaign=weblet" office:target-frame-name="_blank" xlink:show="new"><text:span text:style-name="T6">AA 5778</text:span></text:a><text:span text:style-name="T6"> </text:span><text:span text:style-name="T4">^</text:span></text:p>
          </table:table-cell>
          <table:table-cell table:style-name="Tabla12.B27" office:value-type="string">
            <text:p text:style-name="P8">American Airlines</text:p>
          </table:table-cell>
          <table:table-cell table:style-name="Tabla12.C27" office:value-type="string">
            <text:p text:style-name="P8">12:27 PM</text:p>
          </table:table-cell>
          <table:table-cell table:style-name="Tabla12.D27" office:value-type="string">
            <text:p text:style-name="Table_20_Contents"><text:span text:style-name="T6">Aterrizo <text:line-break/></text:span><text:span text:style-name="T6"><draw:frame draw:style-name="fr1" draw:name="gráficos381" text:anchor-type="as-char" svg:width="0.185cm" svg:height="0.185cm" draw:z-index="34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1&amp;airlineCode=AA&amp;flightNumber=57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8" office:value-type="string">
            <text:p text:style-name="Table_20_Contents"><text:a xlink:type="simple" xlink:href="https://www.flightstats.com/go/FlightStatus/flightStatusByFlight.do?id=366370454&amp;airlineCode=LY&amp;flightNumber=393&amp;utm_source=34b64945a69b9cac:7b907964:13ed466ba45:3e7e&amp;utm_medium=cpc&amp;utm_campaign=weblet" office:target-frame-name="_blank" xlink:show="new"><text:span text:style-name="T6">LY 393</text:span></text:a></text:p>
          </table:table-cell>
          <table:table-cell table:style-name="Tabla12.B28" office:value-type="string">
            <text:p text:style-name="P8">El Al</text:p>
          </table:table-cell>
          <table:table-cell table:style-name="Tabla12.C28" office:value-type="string">
            <text:p text:style-name="P8">12:45 PM</text:p>
          </table:table-cell>
          <table:table-cell table:style-name="Tabla12.D28" office:value-type="string">
            <text:p text:style-name="Table_20_Contents"><text:span text:style-name="T6">Aterrizo <text:line-break/></text:span><text:span text:style-name="T6"><draw:frame draw:style-name="fr1" draw:name="gráficos382" text:anchor-type="as-char" svg:width="0.185cm" svg:height="0.185cm" draw:z-index="3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454&amp;airlineCode=LY&amp;flightNumber=39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29" office:value-type="string">
            <text:p text:style-name="Table_20_Contents"><text:a xlink:type="simple" xlink:href="https://www.flightstats.com/go/FlightStatus/flightStatusByFlight.do?id=366370454&amp;airlineCode=IB&amp;flightNumber=7865&amp;utm_source=34b64945a69b9cac:7b907964:13ed466ba45:3e7e&amp;utm_medium=cpc&amp;utm_campaign=weblet" office:target-frame-name="_blank" xlink:show="new"><text:span text:style-name="T6">IB 7865</text:span></text:a><text:span text:style-name="T6"> </text:span><text:span text:style-name="T4">^</text:span></text:p>
          </table:table-cell>
          <table:table-cell table:style-name="Tabla12.B29" office:value-type="string">
            <text:p text:style-name="P8">Iberia</text:p>
          </table:table-cell>
          <table:table-cell table:style-name="Tabla12.C29" office:value-type="string">
            <text:p text:style-name="P8">12:45 PM</text:p>
          </table:table-cell>
          <table:table-cell table:style-name="Tabla12.D29" office:value-type="string">
            <text:p text:style-name="Table_20_Contents"><text:span text:style-name="T6">Aterrizo <text:line-break/></text:span><text:span text:style-name="T6"><draw:frame draw:style-name="fr1" draw:name="gráficos383" text:anchor-type="as-char" svg:width="0.185cm" svg:height="0.185cm" draw:z-index="34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454&amp;airlineCode=IB&amp;flightNumber=78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0" office:value-type="string">
            <text:p text:style-name="Table_20_Contents"><text:a xlink:type="simple" xlink:href="https://www.flightstats.com/go/FlightStatus/flightStatusByFlight.do?id=367634394&amp;airlineCode=FR&amp;flightNumber=9369&amp;utm_source=34b64945a69b9cac:7b907964:13ed466ba45:3e7e&amp;utm_medium=cpc&amp;utm_campaign=weblet" office:target-frame-name="_blank" xlink:show="new"><text:span text:style-name="T6">FR 9369</text:span></text:a></text:p>
          </table:table-cell>
          <table:table-cell table:style-name="Tabla12.B30" office:value-type="string">
            <text:p text:style-name="P8">Ryanair</text:p>
          </table:table-cell>
          <table:table-cell table:style-name="Tabla12.C30" office:value-type="string">
            <text:p text:style-name="P8">12:42 PM</text:p>
          </table:table-cell>
          <table:table-cell table:style-name="Tabla12.D30" office:value-type="string">
            <text:p text:style-name="Table_20_Contents"><text:span text:style-name="T6">Aterrizo <text:line-break/></text:span><text:span text:style-name="T6"><draw:frame draw:style-name="fr1" draw:name="gráficos384" text:anchor-type="as-char" svg:width="0.185cm" svg:height="0.185cm" draw:z-index="3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394&amp;airlineCode=FR&amp;flightNumber=93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1" office:value-type="string">
            <text:p text:style-name="Table_20_Contents"><text:a xlink:type="simple" xlink:href="https://www.flightstats.com/go/FlightStatus/flightStatusByFlight.do?id=366318871&amp;airlineCode=LH&amp;flightNumber=1130&amp;utm_source=34b64945a69b9cac:7b907964:13ed466ba45:3e7e&amp;utm_medium=cpc&amp;utm_campaign=weblet" office:target-frame-name="_blank" xlink:show="new"><text:span text:style-name="T6">LH 1130</text:span></text:a></text:p>
          </table:table-cell>
          <table:table-cell table:style-name="Tabla12.B31" office:value-type="string">
            <text:p text:style-name="P8">Lufthansa</text:p>
          </table:table-cell>
          <table:table-cell table:style-name="Tabla12.C31" office:value-type="string">
            <text:p text:style-name="P8">12:55 PM</text:p>
          </table:table-cell>
          <table:table-cell table:style-name="Tabla12.D31" office:value-type="string">
            <text:p text:style-name="Table_20_Contents"><text:span text:style-name="T6">Aterrizo <text:line-break/></text:span><text:span text:style-name="T6"><draw:frame draw:style-name="fr1" draw:name="gráficos385" text:anchor-type="as-char" svg:width="0.185cm" svg:height="0.185cm" draw:z-index="3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1&amp;airlineCode=LH&amp;flightNumber=11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2" office:value-type="string">
            <text:p text:style-name="Table_20_Contents"><text:a xlink:type="simple" xlink:href="https://www.flightstats.com/go/FlightStatus/flightStatusByFlight.do?id=366318871&amp;airlineCode=UA&amp;flightNumber=9392&amp;utm_source=34b64945a69b9cac:7b907964:13ed466ba45:3e7e&amp;utm_medium=cpc&amp;utm_campaign=weblet" office:target-frame-name="_blank" xlink:show="new"><text:span text:style-name="T6">UA 9392</text:span></text:a><text:span text:style-name="T6"> </text:span><text:span text:style-name="T4">^</text:span></text:p>
          </table:table-cell>
          <table:table-cell table:style-name="Tabla12.B32" office:value-type="string">
            <text:p text:style-name="P8">United Airlines</text:p>
          </table:table-cell>
          <table:table-cell table:style-name="Tabla12.C32" office:value-type="string">
            <text:p text:style-name="P8">12:55 PM</text:p>
          </table:table-cell>
          <table:table-cell table:style-name="Tabla12.D32" office:value-type="string">
            <text:p text:style-name="Table_20_Contents"><text:span text:style-name="T6">Aterrizo <text:line-break/></text:span><text:span text:style-name="T6"><draw:frame draw:style-name="fr1" draw:name="gráficos386" text:anchor-type="as-char" svg:width="0.185cm" svg:height="0.185cm" draw:z-index="3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1&amp;airlineCode=UA&amp;flightNumber=939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3" office:value-type="string">
            <text:p text:style-name="Table_20_Contents"><text:a xlink:type="simple" xlink:href="https://www.flightstats.com/go/FlightStatus/flightStatusByFlight.do?id=366318871&amp;airlineCode=SK&amp;flightNumber=3328&amp;utm_source=34b64945a69b9cac:7b907964:13ed466ba45:3e7e&amp;utm_medium=cpc&amp;utm_campaign=weblet" office:target-frame-name="_blank" xlink:show="new"><text:span text:style-name="T6">SK 3328</text:span></text:a><text:span text:style-name="T6"> </text:span><text:span text:style-name="T4">^</text:span></text:p>
          </table:table-cell>
          <table:table-cell table:style-name="Tabla12.B33" office:value-type="string">
            <text:p text:style-name="P8">SAS</text:p>
          </table:table-cell>
          <table:table-cell table:style-name="Tabla12.C33" office:value-type="string">
            <text:p text:style-name="P8">12:55 PM</text:p>
          </table:table-cell>
          <table:table-cell table:style-name="Tabla12.D33" office:value-type="string">
            <text:p text:style-name="Table_20_Contents"><text:span text:style-name="T6">Aterrizo <text:line-break/></text:span><text:span text:style-name="T6"><draw:frame draw:style-name="fr1" draw:name="gráficos387" text:anchor-type="as-char" svg:width="0.185cm" svg:height="0.185cm" draw:z-index="3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1&amp;airlineCode=SK&amp;flightNumber=33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4" office:value-type="string">
            <text:p text:style-name="Table_20_Contents"><text:a xlink:type="simple" xlink:href="https://www.flightstats.com/go/FlightStatus/flightStatusByFlight.do?id=366348276&amp;airlineCode=VY&amp;flightNumber=1516&amp;utm_source=34b64945a69b9cac:7b907964:13ed466ba45:3e7e&amp;utm_medium=cpc&amp;utm_campaign=weblet" office:target-frame-name="_blank" xlink:show="new"><text:span text:style-name="T6">VY 1516</text:span></text:a></text:p>
          </table:table-cell>
          <table:table-cell table:style-name="Tabla12.B34" office:value-type="string">
            <text:p text:style-name="P8">Vueling</text:p>
          </table:table-cell>
          <table:table-cell table:style-name="Tabla12.C34" office:value-type="string">
            <text:p text:style-name="P8">1:29 PM</text:p>
          </table:table-cell>
          <table:table-cell table:style-name="Tabla12.D34" office:value-type="string">
            <text:p text:style-name="Table_20_Contents"><text:span text:style-name="T6">Aterrizo <text:line-break/></text:span><text:span text:style-name="T6"><draw:frame draw:style-name="fr1" draw:name="gráficos388" text:anchor-type="as-char" svg:width="0.185cm" svg:height="0.185cm" draw:z-index="35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8276&amp;airlineCode=VY&amp;flightNumber=151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35" office:value-type="string">
            <text:p text:style-name="Table_20_Contents"><text:a xlink:type="simple" xlink:href="https://www.flightstats.com/go/FlightStatus/flightStatusByFlight.do?id=366348276&amp;airlineCode=IB&amp;flightNumber=5349&amp;utm_source=34b64945a69b9cac:7b907964:13ed466ba45:3e7e&amp;utm_medium=cpc&amp;utm_campaign=weblet" office:target-frame-name="_blank" xlink:show="new"><text:span text:style-name="T6">IB 5349</text:span></text:a><text:span text:style-name="T6"> </text:span><text:span text:style-name="T4">^</text:span></text:p>
          </table:table-cell>
          <table:table-cell table:style-name="Tabla12.B35" office:value-type="string">
            <text:p text:style-name="P8">Iberia</text:p>
          </table:table-cell>
          <table:table-cell table:style-name="Tabla12.C35" office:value-type="string">
            <text:p text:style-name="P8">1:29 PM</text:p>
          </table:table-cell>
          <table:table-cell table:style-name="Tabla12.D35" office:value-type="string">
            <text:p text:style-name="Table_20_Contents"><text:span text:style-name="T6">Aterrizo <text:line-break/></text:span><text:span text:style-name="T6"><draw:frame draw:style-name="fr1" draw:name="gráficos389" text:anchor-type="as-char" svg:width="0.185cm" svg:height="0.185cm" draw:z-index="35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8276&amp;airlineCode=IB&amp;flightNumber=534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36" office:value-type="string">
            <text:p text:style-name="Table_20_Contents"><text:a xlink:type="simple" xlink:href="https://www.flightstats.com/go/FlightStatus/flightStatusByFlight.do?id=366340367&amp;airlineCode=VY&amp;flightNumber=1221&amp;utm_source=34b64945a69b9cac:7b907964:13ed466ba45:3e7e&amp;utm_medium=cpc&amp;utm_campaign=weblet" office:target-frame-name="_blank" xlink:show="new"><text:span text:style-name="T6">VY 1221</text:span></text:a></text:p>
          </table:table-cell>
          <table:table-cell table:style-name="Tabla12.B36" office:value-type="string">
            <text:p text:style-name="P8">Vueling</text:p>
          </table:table-cell>
          <table:table-cell table:style-name="Tabla12.C36" office:value-type="string">
            <text:p text:style-name="P8">12:53 PM</text:p>
          </table:table-cell>
          <table:table-cell table:style-name="Tabla12.D36" office:value-type="string">
            <text:p text:style-name="Table_20_Contents"><text:span text:style-name="T6">Aterrizo <text:line-break/></text:span><text:span text:style-name="T6"><draw:frame draw:style-name="fr1" draw:name="gráficos390" text:anchor-type="as-char" svg:width="0.185cm" svg:height="0.185cm" draw:z-index="3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367&amp;airlineCode=VY&amp;flightNumber=12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7" office:value-type="string">
            <text:p text:style-name="Table_20_Contents"><text:a xlink:type="simple" xlink:href="https://www.flightstats.com/go/FlightStatus/flightStatusByFlight.do?id=366340367&amp;airlineCode=IB&amp;flightNumber=5363&amp;utm_source=34b64945a69b9cac:7b907964:13ed466ba45:3e7e&amp;utm_medium=cpc&amp;utm_campaign=weblet" office:target-frame-name="_blank" xlink:show="new"><text:span text:style-name="T6">IB 5363</text:span></text:a><text:span text:style-name="T6"> </text:span><text:span text:style-name="T4">^</text:span></text:p>
          </table:table-cell>
          <table:table-cell table:style-name="Tabla12.B37" office:value-type="string">
            <text:p text:style-name="P8">Iberia</text:p>
          </table:table-cell>
          <table:table-cell table:style-name="Tabla12.C37" office:value-type="string">
            <text:p text:style-name="P8">12:53 PM</text:p>
          </table:table-cell>
          <table:table-cell table:style-name="Tabla12.D37" office:value-type="string">
            <text:p text:style-name="Table_20_Contents"><text:span text:style-name="T6">Aterrizo <text:line-break/></text:span><text:span text:style-name="T6"><draw:frame draw:style-name="fr1" draw:name="gráficos391" text:anchor-type="as-char" svg:width="0.185cm" svg:height="0.185cm" draw:z-index="3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367&amp;airlineCode=IB&amp;flightNumber=53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8" office:value-type="string">
            <text:p text:style-name="Table_20_Contents"><text:a xlink:type="simple" xlink:href="https://www.flightstats.com/go/FlightStatus/flightStatusByFlight.do?id=366357436&amp;airlineCode=VY&amp;flightNumber=8653&amp;utm_source=34b64945a69b9cac:7b907964:13ed466ba45:3e7e&amp;utm_medium=cpc&amp;utm_campaign=weblet" office:target-frame-name="_blank" xlink:show="new"><text:span text:style-name="T6">VY 8653</text:span></text:a></text:p>
          </table:table-cell>
          <table:table-cell table:style-name="Tabla12.B38" office:value-type="string">
            <text:p text:style-name="P8">Vueling</text:p>
          </table:table-cell>
          <table:table-cell table:style-name="Tabla12.C38" office:value-type="string">
            <text:p text:style-name="P8">1:07 PM</text:p>
          </table:table-cell>
          <table:table-cell table:style-name="Tabla12.D38" office:value-type="string">
            <text:p text:style-name="Table_20_Contents"><text:span text:style-name="T6">Aterrizo <text:line-break/></text:span><text:span text:style-name="T6"><draw:frame draw:style-name="fr1" draw:name="gráficos392" text:anchor-type="as-char" svg:width="0.185cm" svg:height="0.185cm" draw:z-index="35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6&amp;airlineCode=VY&amp;flightNumber=865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39" office:value-type="string">
            <text:p text:style-name="Table_20_Contents"><text:a xlink:type="simple" xlink:href="https://www.flightstats.com/go/FlightStatus/flightStatusByFlight.do?id=366357436&amp;airlineCode=IB&amp;flightNumber=5780&amp;utm_source=34b64945a69b9cac:7b907964:13ed466ba45:3e7e&amp;utm_medium=cpc&amp;utm_campaign=weblet" office:target-frame-name="_blank" xlink:show="new"><text:span text:style-name="T6">IB 5780</text:span></text:a><text:span text:style-name="T6"> </text:span><text:span text:style-name="T4">^</text:span></text:p>
          </table:table-cell>
          <table:table-cell table:style-name="Tabla12.B39" office:value-type="string">
            <text:p text:style-name="P8">Iberia</text:p>
          </table:table-cell>
          <table:table-cell table:style-name="Tabla12.C39" office:value-type="string">
            <text:p text:style-name="P8">1:07 PM</text:p>
          </table:table-cell>
          <table:table-cell table:style-name="Tabla12.D39" office:value-type="string">
            <text:p text:style-name="Table_20_Contents"><text:span text:style-name="T6">Aterrizo <text:line-break/></text:span><text:span text:style-name="T6"><draw:frame draw:style-name="fr1" draw:name="gráficos393" text:anchor-type="as-char" svg:width="0.185cm" svg:height="0.185cm" draw:z-index="3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436&amp;airlineCode=IB&amp;flightNumber=578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0" office:value-type="string">
            <text:p text:style-name="Table_20_Contents"><text:a xlink:type="simple" xlink:href="https://www.flightstats.com/go/FlightStatus/flightStatusByFlight.do?id=367634277&amp;airlineCode=FR&amp;flightNumber=6323&amp;utm_source=34b64945a69b9cac:7b907964:13ed466ba45:3e7e&amp;utm_medium=cpc&amp;utm_campaign=weblet" office:target-frame-name="_blank" xlink:show="new"><text:span text:style-name="T6">FR 6323</text:span></text:a></text:p>
          </table:table-cell>
          <table:table-cell table:style-name="Tabla12.B40" office:value-type="string">
            <text:p text:style-name="P8">Ryanair</text:p>
          </table:table-cell>
          <table:table-cell table:style-name="Tabla12.C40" office:value-type="string">
            <text:p text:style-name="P8">12:59 PM</text:p>
          </table:table-cell>
          <table:table-cell table:style-name="Tabla12.D40" office:value-type="string">
            <text:p text:style-name="Table_20_Contents"><text:span text:style-name="T6">Aterrizo <text:line-break/></text:span><text:span text:style-name="T6"><draw:frame draw:style-name="fr1" draw:name="gráficos394" text:anchor-type="as-char" svg:width="0.185cm" svg:height="0.185cm" draw:z-index="3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277&amp;airlineCode=FR&amp;flightNumber=63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1" office:value-type="string">
            <text:p text:style-name="Table_20_Contents"><text:a xlink:type="simple" xlink:href="https://www.flightstats.com/go/FlightStatus/flightStatusByFlight.do?id=366312888&amp;airlineCode=UN&amp;flightNumber=331&amp;utm_source=34b64945a69b9cac:7b907964:13ed466ba45:3e7e&amp;utm_medium=cpc&amp;utm_campaign=weblet" office:target-frame-name="_blank" xlink:show="new"><text:span text:style-name="T6">UN 331</text:span></text:a></text:p>
          </table:table-cell>
          <table:table-cell table:style-name="Tabla12.B41" office:value-type="string">
            <text:p text:style-name="P8">Transaero Airlines</text:p>
          </table:table-cell>
          <table:table-cell table:style-name="Tabla12.C41" office:value-type="string">
            <text:p text:style-name="P8">1:32 PM</text:p>
          </table:table-cell>
          <table:table-cell table:style-name="Tabla12.D41" office:value-type="string">
            <text:p text:style-name="Table_20_Contents"><text:span text:style-name="T6">Aterrizo <text:line-break/></text:span><text:span text:style-name="T6"><draw:frame draw:style-name="fr1" draw:name="gráficos395" text:anchor-type="as-char" svg:width="0.185cm" svg:height="0.185cm" draw:z-index="36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2888&amp;airlineCode=UN&amp;flightNumber=33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42" office:value-type="string">
            <text:p text:style-name="Table_20_Contents"><text:a xlink:type="simple" xlink:href="https://www.flightstats.com/go/FlightStatus/flightStatusByFlight.do?id=366361046&amp;airlineCode=PC&amp;flightNumber=469&amp;utm_source=34b64945a69b9cac:7b907964:13ed466ba45:3e7e&amp;utm_medium=cpc&amp;utm_campaign=weblet" office:target-frame-name="_blank" xlink:show="new"><text:span text:style-name="T6">PC 469</text:span></text:a></text:p>
          </table:table-cell>
          <table:table-cell table:style-name="Tabla12.B42" office:value-type="string">
            <text:p text:style-name="P8">Pegasus</text:p>
          </table:table-cell>
          <table:table-cell table:style-name="Tabla12.C42" office:value-type="string">
            <text:p text:style-name="P8">1:20 PM</text:p>
          </table:table-cell>
          <table:table-cell table:style-name="Tabla12.D42" office:value-type="string">
            <text:p text:style-name="P8">En Ruta </text:p>
          </table:table-cell>
        </table:table-row>
        <table:table-row>
          <table:table-cell table:style-name="Tabla12.A43" office:value-type="string">
            <text:p text:style-name="Table_20_Contents"><text:a xlink:type="simple" xlink:href="https://www.flightstats.com/go/FlightStatus/flightStatusByFlight.do?id=366340744&amp;airlineCode=VY&amp;flightNumber=1010&amp;utm_source=34b64945a69b9cac:7b907964:13ed466ba45:3e7e&amp;utm_medium=cpc&amp;utm_campaign=weblet" office:target-frame-name="_blank" xlink:show="new"><text:span text:style-name="T6">VY 1010</text:span></text:a></text:p>
          </table:table-cell>
          <table:table-cell table:style-name="Tabla12.B43" office:value-type="string">
            <text:p text:style-name="P8">Vueling</text:p>
          </table:table-cell>
          <table:table-cell table:style-name="Tabla12.C43" office:value-type="string">
            <text:p text:style-name="P8">1:25 PM</text:p>
          </table:table-cell>
          <table:table-cell table:style-name="Tabla12.D43" office:value-type="string">
            <text:p text:style-name="Table_20_Contents"><text:span text:style-name="T6">Aterrizo <text:line-break/></text:span><text:span text:style-name="T6"><draw:frame draw:style-name="fr1" draw:name="gráficos398" text:anchor-type="as-char" svg:width="0.185cm" svg:height="0.185cm" draw:z-index="3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4&amp;airlineCode=VY&amp;flightNumber=10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4" office:value-type="string">
            <text:p text:style-name="Table_20_Contents"><text:a xlink:type="simple" xlink:href="https://www.flightstats.com/go/FlightStatus/flightStatusByFlight.do?id=366372311&amp;airlineCode=LH&amp;flightNumber=3298&amp;utm_source=34b64945a69b9cac:7b907964:13ed466ba45:3e7e&amp;utm_medium=cpc&amp;utm_campaign=weblet" office:target-frame-name="_blank" xlink:show="new"><text:span text:style-name="T6">LH 3298</text:span></text:a></text:p>
          </table:table-cell>
          <table:table-cell table:style-name="Tabla12.B44" office:value-type="string">
            <text:p text:style-name="P8">Lufthansa</text:p>
          </table:table-cell>
          <table:table-cell table:style-name="Tabla12.C44" office:value-type="string">
            <text:p text:style-name="P8">1:29 PM</text:p>
          </table:table-cell>
          <table:table-cell table:style-name="Tabla12.D44" office:value-type="string">
            <text:p text:style-name="Table_20_Contents"><text:span text:style-name="T6">Aterrizo <text:line-break/></text:span><text:span text:style-name="T6"><draw:frame draw:style-name="fr1" draw:name="gráficos399" text:anchor-type="as-char" svg:width="0.185cm" svg:height="0.185cm" draw:z-index="3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1&amp;airlineCode=LH&amp;flightNumber=329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5" office:value-type="string">
            <text:p text:style-name="Table_20_Contents"><text:a xlink:type="simple" xlink:href="https://www.flightstats.com/go/FlightStatus/flightStatusByFlight.do?id=367634416&amp;airlineCode=FR&amp;flightNumber=2921&amp;utm_source=34b64945a69b9cac:7b907964:13ed466ba45:3e7e&amp;utm_medium=cpc&amp;utm_campaign=weblet" office:target-frame-name="_blank" xlink:show="new"><text:span text:style-name="T6">FR 2921</text:span></text:a></text:p>
          </table:table-cell>
          <table:table-cell table:style-name="Tabla12.B45" office:value-type="string">
            <text:p text:style-name="P8">Ryanair</text:p>
          </table:table-cell>
          <table:table-cell table:style-name="Tabla12.C45" office:value-type="string">
            <text:p text:style-name="P8">2:01 PM</text:p>
          </table:table-cell>
          <table:table-cell table:style-name="Tabla12.D45" office:value-type="string">
            <text:p text:style-name="Table_20_Contents"><text:span text:style-name="T6">Aterrizo <text:line-break/></text:span><text:span text:style-name="T6"><draw:frame draw:style-name="fr1" draw:name="gráficos400" text:anchor-type="as-char" svg:width="0.185cm" svg:height="0.185cm" draw:z-index="363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7634416&amp;airlineCode=FR&amp;flightNumber=292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46" office:value-type="string">
            <text:p text:style-name="Table_20_Contents"><text:a xlink:type="simple" xlink:href="https://www.flightstats.com/go/FlightStatus/flightStatusByFlight.do?id=366322544&amp;airlineCode=4U&amp;flightNumber=7520&amp;utm_source=34b64945a69b9cac:7b907964:13ed466ba45:3e7e&amp;utm_medium=cpc&amp;utm_campaign=weblet" office:target-frame-name="_blank" xlink:show="new"><text:span text:style-name="T6">4U 7520</text:span></text:a></text:p>
          </table:table-cell>
          <table:table-cell table:style-name="Tabla12.B46" office:value-type="string">
            <text:p text:style-name="P8">Germanwings</text:p>
          </table:table-cell>
          <table:table-cell table:style-name="Tabla12.C46" office:value-type="string">
            <text:p text:style-name="P8">1:32 PM</text:p>
          </table:table-cell>
          <table:table-cell table:style-name="Tabla12.D46" office:value-type="string">
            <text:p text:style-name="Table_20_Contents"><text:span text:style-name="T6">Aterrizo <text:line-break/></text:span><text:soft-page-break/><text:span text:style-name="T6"><draw:frame draw:style-name="fr1" draw:name="gráficos401" text:anchor-type="as-char" svg:width="0.185cm" svg:height="0.185cm" draw:z-index="3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544&amp;airlineCode=4U&amp;flightNumber=75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7" office:value-type="string">
            <text:p text:style-name="Table_20_Contents"><text:a xlink:type="simple" xlink:href="https://www.flightstats.com/go/FlightStatus/flightStatusByFlight.do?id=366299315&amp;airlineCode=U2&amp;flightNumber=6025&amp;utm_source=34b64945a69b9cac:7b907964:13ed466ba45:3e7e&amp;utm_medium=cpc&amp;utm_campaign=weblet" office:target-frame-name="_blank" xlink:show="new"><text:span text:style-name="T6">U2 6025</text:span></text:a></text:p>
          </table:table-cell>
          <table:table-cell table:style-name="Tabla12.B47" office:value-type="string">
            <text:p text:style-name="P8">easyJet</text:p>
          </table:table-cell>
          <table:table-cell table:style-name="Tabla12.C47" office:value-type="string">
            <text:p text:style-name="P8">1:43 PM</text:p>
          </table:table-cell>
          <table:table-cell table:style-name="Tabla12.D47" office:value-type="string">
            <text:p text:style-name="Table_20_Contents"><text:span text:style-name="T6">Aterrizo <text:line-break/></text:span><text:span text:style-name="T6"><draw:frame draw:style-name="fr1" draw:name="gráficos402" text:anchor-type="as-char" svg:width="0.185cm" svg:height="0.185cm" draw:z-index="36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15&amp;airlineCode=U2&amp;flightNumber=60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8" office:value-type="string">
            <text:p text:style-name="Table_20_Contents"><text:a xlink:type="simple" xlink:href="https://www.flightstats.com/go/FlightStatus/flightStatusByFlight.do?id=366315388&amp;airlineCode=EK&amp;flightNumber=185&amp;utm_source=34b64945a69b9cac:7b907964:13ed466ba45:3e7e&amp;utm_medium=cpc&amp;utm_campaign=weblet" office:target-frame-name="_blank" xlink:show="new"><text:span text:style-name="T6">EK 185</text:span></text:a></text:p>
          </table:table-cell>
          <table:table-cell table:style-name="Tabla12.B48" office:value-type="string">
            <text:p text:style-name="P8">Emirates</text:p>
          </table:table-cell>
          <table:table-cell table:style-name="Tabla12.C48" office:value-type="string">
            <text:p text:style-name="P8">1:40 PM</text:p>
          </table:table-cell>
          <table:table-cell table:style-name="Tabla12.D48" office:value-type="string">
            <text:p text:style-name="Table_20_Contents"><text:span text:style-name="T6">Aterrizo <text:line-break/></text:span><text:span text:style-name="T6"><draw:frame draw:style-name="fr1" draw:name="gráficos403" text:anchor-type="as-char" svg:width="0.185cm" svg:height="0.185cm" draw:z-index="36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388&amp;airlineCode=EK&amp;flightNumber=1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49" office:value-type="string">
            <text:p text:style-name="Table_20_Contents"><text:a xlink:type="simple" xlink:href="https://www.flightstats.com/go/FlightStatus/flightStatusByFlight.do?id=366315388&amp;airlineCode=QF&amp;flightNumber=8185&amp;utm_source=34b64945a69b9cac:7b907964:13ed466ba45:3e7e&amp;utm_medium=cpc&amp;utm_campaign=weblet" office:target-frame-name="_blank" xlink:show="new"><text:span text:style-name="T6">QF 8185</text:span></text:a><text:span text:style-name="T6"> </text:span><text:span text:style-name="T4">^</text:span></text:p>
          </table:table-cell>
          <table:table-cell table:style-name="Tabla12.B49" office:value-type="string">
            <text:p text:style-name="P8">Qantas</text:p>
          </table:table-cell>
          <table:table-cell table:style-name="Tabla12.C49" office:value-type="string">
            <text:p text:style-name="P8">1:40 PM</text:p>
          </table:table-cell>
          <table:table-cell table:style-name="Tabla12.D49" office:value-type="string">
            <text:p text:style-name="Table_20_Contents"><text:span text:style-name="T6">Aterrizo <text:line-break/></text:span><text:span text:style-name="T6"><draw:frame draw:style-name="fr1" draw:name="gráficos404" text:anchor-type="as-char" svg:width="0.185cm" svg:height="0.185cm" draw:z-index="3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388&amp;airlineCode=QF&amp;flightNumber=81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0" office:value-type="string">
            <text:p text:style-name="Table_20_Contents"><text:a xlink:type="simple" xlink:href="https://www.flightstats.com/go/FlightStatus/flightStatusByFlight.do?id=366340154&amp;airlineCode=LG&amp;flightNumber=3591&amp;utm_source=34b64945a69b9cac:7b907964:13ed466ba45:3e7e&amp;utm_medium=cpc&amp;utm_campaign=weblet" office:target-frame-name="_blank" xlink:show="new"><text:span text:style-name="T6">LG 3591</text:span></text:a></text:p>
          </table:table-cell>
          <table:table-cell table:style-name="Tabla12.B50" office:value-type="string">
            <text:p text:style-name="P8">Luxair</text:p>
          </table:table-cell>
          <table:table-cell table:style-name="Tabla12.C50" office:value-type="string">
            <text:p text:style-name="P8">1:51 PM</text:p>
          </table:table-cell>
          <table:table-cell table:style-name="Tabla12.D50" office:value-type="string">
            <text:p text:style-name="Table_20_Contents"><text:span text:style-name="T6">Aterrizo <text:line-break/></text:span><text:span text:style-name="T6"><draw:frame draw:style-name="fr1" draw:name="gráficos405" text:anchor-type="as-char" svg:width="0.185cm" svg:height="0.185cm" draw:z-index="3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154&amp;airlineCode=LG&amp;flightNumber=35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1" office:value-type="string">
            <text:p text:style-name="Table_20_Contents"><text:a xlink:type="simple" xlink:href="https://www.flightstats.com/go/FlightStatus/flightStatusByFlight.do?id=366347411&amp;airlineCode=U2&amp;flightNumber=2761&amp;utm_source=34b64945a69b9cac:7b907964:13ed466ba45:3e7e&amp;utm_medium=cpc&amp;utm_campaign=weblet" office:target-frame-name="_blank" xlink:show="new"><text:span text:style-name="T6">U2 2761</text:span></text:a></text:p>
          </table:table-cell>
          <table:table-cell table:style-name="Tabla12.B51" office:value-type="string">
            <text:p text:style-name="P8">easyJet</text:p>
          </table:table-cell>
          <table:table-cell table:style-name="Tabla12.C51" office:value-type="string">
            <text:p text:style-name="P8">1:37 PM</text:p>
          </table:table-cell>
          <table:table-cell table:style-name="Tabla12.D51" office:value-type="string">
            <text:p text:style-name="Table_20_Contents"><text:span text:style-name="T6">Aterrizo <text:line-break/></text:span><text:span text:style-name="T6"><draw:frame draw:style-name="fr1" draw:name="gráficos406" text:anchor-type="as-char" svg:width="0.185cm" svg:height="0.185cm" draw:z-index="3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1&amp;airlineCode=U2&amp;flightNumber=276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2" office:value-type="string">
            <text:p text:style-name="Table_20_Contents"><text:a xlink:type="simple" xlink:href="https://www.flightstats.com/go/FlightStatus/flightStatusByFlight.do?id=366322337&amp;airlineCode=4U&amp;flightNumber=3522&amp;utm_source=34b64945a69b9cac:7b907964:13ed466ba45:3e7e&amp;utm_medium=cpc&amp;utm_campaign=weblet" office:target-frame-name="_blank" xlink:show="new"><text:span text:style-name="T6">4U 3522</text:span></text:a></text:p>
          </table:table-cell>
          <table:table-cell table:style-name="Tabla12.B52" office:value-type="string">
            <text:p text:style-name="P8">Germanwings</text:p>
          </table:table-cell>
          <table:table-cell table:style-name="Tabla12.C52" office:value-type="string">
            <text:p text:style-name="P8">1:46 PM</text:p>
          </table:table-cell>
          <table:table-cell table:style-name="Tabla12.D52" office:value-type="string">
            <text:p text:style-name="Table_20_Contents"><text:span text:style-name="T6">Aterrizo <text:line-break/></text:span><text:span text:style-name="T6"><draw:frame draw:style-name="fr1" draw:name="gráficos407" text:anchor-type="as-char" svg:width="0.185cm" svg:height="0.185cm" draw:z-index="3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337&amp;airlineCode=4U&amp;flightNumber=35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3" office:value-type="string">
            <text:p text:style-name="Table_20_Contents"><text:a xlink:type="simple" xlink:href="https://www.flightstats.com/go/FlightStatus/flightStatusByFlight.do?id=366340000&amp;airlineCode=U2&amp;flightNumber=2263&amp;utm_source=34b64945a69b9cac:7b907964:13ed466ba45:3e7e&amp;utm_medium=cpc&amp;utm_campaign=weblet" office:target-frame-name="_blank" xlink:show="new"><text:span text:style-name="T6">U2 2263</text:span></text:a></text:p>
          </table:table-cell>
          <table:table-cell table:style-name="Tabla12.B53" office:value-type="string">
            <text:p text:style-name="P8">easyJet</text:p>
          </table:table-cell>
          <table:table-cell table:style-name="Tabla12.C53" office:value-type="string">
            <text:p text:style-name="P8">1:51 PM</text:p>
          </table:table-cell>
          <table:table-cell table:style-name="Tabla12.D53" office:value-type="string">
            <text:p text:style-name="Table_20_Contents"><text:span text:style-name="T6">Aterrizo <text:line-break/></text:span><text:span text:style-name="T6"><draw:frame draw:style-name="fr1" draw:name="gráficos408" text:anchor-type="as-char" svg:width="0.185cm" svg:height="0.185cm" draw:z-index="3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000&amp;airlineCode=U2&amp;flightNumber=226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4" office:value-type="string">
            <text:p text:style-name="Table_20_Contents"><text:a xlink:type="simple" xlink:href="https://www.flightstats.com/go/FlightStatus/flightStatusByFlight.do?id=366317648&amp;airlineCode=AZ&amp;flightNumber=70&amp;utm_source=34b64945a69b9cac:7b907964:13ed466ba45:3e7e&amp;utm_medium=cpc&amp;utm_campaign=weblet" office:target-frame-name="_blank" xlink:show="new"><text:span text:style-name="T6">AZ 70</text:span></text:a></text:p>
          </table:table-cell>
          <table:table-cell table:style-name="Tabla12.B54" office:value-type="string">
            <text:p text:style-name="P8">Alitalia</text:p>
          </table:table-cell>
          <table:table-cell table:style-name="Tabla12.C54" office:value-type="string">
            <text:p text:style-name="P8">1:48 PM</text:p>
          </table:table-cell>
          <table:table-cell table:style-name="Tabla12.D54" office:value-type="string">
            <text:p text:style-name="Table_20_Contents"><text:span text:style-name="T6">Aterrizo <text:line-break/></text:span><text:span text:style-name="T6"><draw:frame draw:style-name="fr1" draw:name="gráficos409" text:anchor-type="as-char" svg:width="0.185cm" svg:height="0.185cm" draw:z-index="37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8&amp;airlineCode=AZ&amp;flightNumber=7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5" office:value-type="string">
            <text:p text:style-name="Table_20_Contents"><text:a xlink:type="simple" xlink:href="https://www.flightstats.com/go/FlightStatus/flightStatusByFlight.do?id=366317648&amp;airlineCode=SU&amp;flightNumber=3236&amp;utm_source=34b64945a69b9cac:7b907964:13ed466ba45:3e7e&amp;utm_medium=cpc&amp;utm_campaign=weblet" office:target-frame-name="_blank" xlink:show="new"><text:span text:style-name="T6">SU 3236</text:span></text:a><text:span text:style-name="T6"> </text:span><text:span text:style-name="T4">^</text:span></text:p>
          </table:table-cell>
          <table:table-cell table:style-name="Tabla12.B55" office:value-type="string">
            <text:p text:style-name="P8">Aeroflot</text:p>
          </table:table-cell>
          <table:table-cell table:style-name="Tabla12.C55" office:value-type="string">
            <text:p text:style-name="P8">1:48 PM</text:p>
          </table:table-cell>
          <table:table-cell table:style-name="Tabla12.D55" office:value-type="string">
            <text:p text:style-name="Table_20_Contents"><text:span text:style-name="T6">Aterrizo <text:line-break/></text:span><text:span text:style-name="T6"><draw:frame draw:style-name="fr1" draw:name="gráficos410" text:anchor-type="as-char" svg:width="0.185cm" svg:height="0.185cm" draw:z-index="3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8&amp;airlineCode=SU&amp;flightNumber=323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6" office:value-type="string">
            <text:p text:style-name="Table_20_Contents"><text:a xlink:type="simple" xlink:href="https://www.flightstats.com/go/FlightStatus/flightStatusByFlight.do?id=366357438&amp;airlineCode=QS&amp;flightNumber=1058&amp;utm_source=34b64945a69b9cac:7b907964:13ed466ba45:3e7e&amp;utm_medium=cpc&amp;utm_campaign=weblet" office:target-frame-name="_blank" xlink:show="new"><text:span text:style-name="T6">QS 1058</text:span></text:a></text:p>
          </table:table-cell>
          <table:table-cell table:style-name="Tabla12.B56" office:value-type="string">
            <text:p text:style-name="P8">SmartWings</text:p>
          </table:table-cell>
          <table:table-cell table:style-name="Tabla12.C56" office:value-type="string">
            <text:p text:style-name="P8">1:55 PM</text:p>
          </table:table-cell>
          <table:table-cell table:style-name="Tabla12.D56" office:value-type="string">
            <text:p text:style-name="P8">En Ruta </text:p>
          </table:table-cell>
        </table:table-row>
        <table:table-row>
          <table:table-cell table:style-name="Tabla12.A57" office:value-type="string">
            <text:p text:style-name="Table_20_Contents"><text:a xlink:type="simple" xlink:href="https://www.flightstats.com/go/FlightStatus/flightStatusByFlight.do?id=366357438&amp;airlineCode=OK&amp;flightNumber=5688&amp;utm_source=34b64945a69b9cac:7b907964:13ed466ba45:3e7e&amp;utm_medium=cpc&amp;utm_campaign=weblet" office:target-frame-name="_blank" xlink:show="new"><text:span text:style-name="T6">OK 5688</text:span></text:a><text:span text:style-name="T6"> </text:span><text:span text:style-name="T4">^</text:span></text:p>
          </table:table-cell>
          <table:table-cell table:style-name="Tabla12.B57" office:value-type="string">
            <text:p text:style-name="P8">CSA</text:p>
          </table:table-cell>
          <table:table-cell table:style-name="Tabla12.C57" office:value-type="string">
            <text:p text:style-name="P8">1:55 PM</text:p>
          </table:table-cell>
          <table:table-cell table:style-name="Tabla12.D57" office:value-type="string">
            <text:p text:style-name="P8">En Ruta </text:p>
          </table:table-cell>
        </table:table-row>
        <table:table-row>
          <table:table-cell table:style-name="Tabla12.A58" office:value-type="string">
            <text:p text:style-name="Table_20_Contents"><text:a xlink:type="simple" xlink:href="https://www.flightstats.com/go/FlightStatus/flightStatusByFlight.do?id=367634359&amp;airlineCode=FR&amp;flightNumber=9014&amp;utm_source=34b64945a69b9cac:7b907964:13ed466ba45:3e7e&amp;utm_medium=cpc&amp;utm_campaign=weblet" office:target-frame-name="_blank" xlink:show="new"><text:span text:style-name="T6">FR 9014</text:span></text:a></text:p>
          </table:table-cell>
          <table:table-cell table:style-name="Tabla12.B58" office:value-type="string">
            <text:p text:style-name="P8">Ryanair</text:p>
          </table:table-cell>
          <table:table-cell table:style-name="Tabla12.C58" office:value-type="string">
            <text:p text:style-name="P8">1:56 PM</text:p>
          </table:table-cell>
          <table:table-cell table:style-name="Tabla12.D58" office:value-type="string">
            <text:p text:style-name="Table_20_Contents"><text:span text:style-name="T6">Aterrizo <text:line-break/></text:span><text:span text:style-name="T6"><draw:frame draw:style-name="fr1" draw:name="gráficos415" text:anchor-type="as-char" svg:width="0.185cm" svg:height="0.185cm" draw:z-index="3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359&amp;airlineCode=FR&amp;flightNumber=90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59" office:value-type="string">
            <text:p text:style-name="Table_20_Contents"><text:a xlink:type="simple" xlink:href="https://www.flightstats.com/go/FlightStatus/flightStatusByFlight.do?id=366380316&amp;airlineCode=LX&amp;flightNumber=1954&amp;utm_source=34b64945a69b9cac:7b907964:13ed466ba45:3e7e&amp;utm_medium=cpc&amp;utm_campaign=weblet" office:target-frame-name="_blank" xlink:show="new"><text:span text:style-name="T6">LX 1954</text:span></text:a></text:p>
          </table:table-cell>
          <table:table-cell table:style-name="Tabla12.B59" office:value-type="string">
            <text:p text:style-name="P8">SWISS</text:p>
          </table:table-cell>
          <table:table-cell table:style-name="Tabla12.C59" office:value-type="string">
            <text:p text:style-name="P8">2:06 PM</text:p>
          </table:table-cell>
          <table:table-cell table:style-name="Tabla12.D59" office:value-type="string">
            <text:p text:style-name="Table_20_Contents"><text:span text:style-name="T6">Aterrizo <text:line-break/></text:span><text:span text:style-name="T6"><draw:frame draw:style-name="fr1" draw:name="gráficos416" text:anchor-type="as-char" svg:width="0.185cm" svg:height="0.185cm" draw:z-index="3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6&amp;airlineCode=LX&amp;flightNumber=195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0" office:value-type="string">
            <text:p text:style-name="Table_20_Contents"><text:a xlink:type="simple" xlink:href="https://www.flightstats.com/go/FlightStatus/flightStatusByFlight.do?id=366380316&amp;airlineCode=UA&amp;flightNumber=7722&amp;utm_source=34b64945a69b9cac:7b907964:13ed466ba45:3e7e&amp;utm_medium=cpc&amp;utm_campaign=weblet" office:target-frame-name="_blank" xlink:show="new"><text:span text:style-name="T6">UA 7722</text:span></text:a><text:span text:style-name="T6"> </text:span><text:span text:style-name="T4">^</text:span></text:p>
          </table:table-cell>
          <table:table-cell table:style-name="Tabla12.B60" office:value-type="string">
            <text:p text:style-name="P8">United Airlines</text:p>
          </table:table-cell>
          <table:table-cell table:style-name="Tabla12.C60" office:value-type="string">
            <text:p text:style-name="P8">2:06 PM</text:p>
          </table:table-cell>
          <table:table-cell table:style-name="Tabla12.D60" office:value-type="string">
            <text:p text:style-name="Table_20_Contents"><text:span text:style-name="T6">Aterrizo <text:line-break/></text:span><text:span text:style-name="T6"><draw:frame draw:style-name="fr1" draw:name="gráficos417" text:anchor-type="as-char" svg:width="0.185cm" svg:height="0.185cm" draw:z-index="3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6&amp;airlineCode=UA&amp;flightNumber=77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1" office:value-type="string">
            <text:p text:style-name="Table_20_Contents"><text:a xlink:type="simple" xlink:href="https://www.flightstats.com/go/FlightStatus/flightStatusByFlight.do?id=366380316&amp;airlineCode=AC&amp;flightNumber=6812&amp;utm_source=34b64945a69b9cac:7b907964:13ed466ba45:3e7e&amp;utm_medium=cpc&amp;utm_campaign=weblet" office:target-frame-name="_blank" xlink:show="new"><text:span text:style-name="T6">AC 6812</text:span></text:a><text:span text:style-name="T6"> </text:span><text:span text:style-name="T4">^</text:span></text:p>
          </table:table-cell>
          <table:table-cell table:style-name="Tabla12.B61" office:value-type="string">
            <text:p text:style-name="P8">Air Canada</text:p>
          </table:table-cell>
          <table:table-cell table:style-name="Tabla12.C61" office:value-type="string">
            <text:p text:style-name="P8">2:06 PM</text:p>
          </table:table-cell>
          <table:table-cell table:style-name="Tabla12.D61" office:value-type="string">
            <text:p text:style-name="Table_20_Contents"><text:span text:style-name="T6">Aterrizo <text:line-break/></text:span><text:span text:style-name="T6"><draw:frame draw:style-name="fr1" draw:name="gráficos418" text:anchor-type="as-char" svg:width="0.185cm" svg:height="0.185cm" draw:z-index="37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6&amp;airlineCode=AC&amp;flightNumber=68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2" office:value-type="string">
            <text:p text:style-name="Table_20_Contents"><text:a xlink:type="simple" xlink:href="https://www.flightstats.com/go/FlightStatus/flightStatusByFlight.do?id=366340775&amp;airlineCode=IB&amp;flightNumber=2714&amp;utm_source=34b64945a69b9cac:7b907964:13ed466ba45:3e7e&amp;utm_medium=cpc&amp;utm_campaign=weblet" office:target-frame-name="_blank" xlink:show="new"><text:span text:style-name="T6">IB 2714</text:span></text:a></text:p>
          </table:table-cell>
          <table:table-cell table:style-name="Tabla12.B62" office:value-type="string">
            <text:p text:style-name="P8">Iberia</text:p>
          </table:table-cell>
          <table:table-cell table:style-name="Tabla12.C62" office:value-type="string">
            <text:p text:style-name="P8">1:54 PM</text:p>
          </table:table-cell>
          <table:table-cell table:style-name="Tabla12.D62" office:value-type="string">
            <text:p text:style-name="Table_20_Contents"><text:span text:style-name="T6">Aterrizo <text:line-break/></text:span><text:span text:style-name="T6"><draw:frame draw:style-name="fr1" draw:name="gráficos419" text:anchor-type="as-char" svg:width="0.185cm" svg:height="0.185cm" draw:z-index="3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5&amp;airlineCode=IB&amp;flightNumber=27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3" office:value-type="string">
            <text:p text:style-name="Table_20_Contents"><text:a xlink:type="simple" xlink:href="https://www.flightstats.com/go/FlightStatus/flightStatusByFlight.do?id=366340775&amp;airlineCode=AA&amp;flightNumber=5978&amp;utm_source=34b64945a69b9cac:7b907964:13ed466ba45:3e7e&amp;utm_medium=cpc&amp;utm_campaign=weblet" office:target-frame-name="_blank" xlink:show="new"><text:span text:style-name="T6">AA 5978</text:span></text:a><text:span text:style-name="T6"> </text:span><text:span text:style-name="T4">^</text:span></text:p>
          </table:table-cell>
          <table:table-cell table:style-name="Tabla12.B63" office:value-type="string">
            <text:p text:style-name="P8">American Airlines</text:p>
          </table:table-cell>
          <table:table-cell table:style-name="Tabla12.C63" office:value-type="string">
            <text:p text:style-name="P8">1:54 PM</text:p>
          </table:table-cell>
          <table:table-cell table:style-name="Tabla12.D63" office:value-type="string">
            <text:p text:style-name="Table_20_Contents"><text:span text:style-name="T6">Aterrizo <text:line-break/></text:span><text:span text:style-name="T6"><draw:frame draw:style-name="fr1" draw:name="gráficos420" text:anchor-type="as-char" svg:width="0.185cm" svg:height="0.185cm" draw:z-index="3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5&amp;airlineCode=AA&amp;flightNumber=59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4" office:value-type="string">
            <text:p text:style-name="Table_20_Contents"><text:a xlink:type="simple" xlink:href="https://www.flightstats.com/go/FlightStatus/flightStatusByFlight.do?id=366340775&amp;airlineCode=LA&amp;flightNumber=6110&amp;utm_source=34b64945a69b9cac:7b907964:13ed466ba45:3e7e&amp;utm_medium=cpc&amp;utm_campaign=weblet" office:target-frame-name="_blank" xlink:show="new"><text:span text:style-name="T6">LA 6110</text:span></text:a><text:span text:style-name="T6"> </text:span><text:span text:style-name="T4">^</text:span></text:p>
          </table:table-cell>
          <table:table-cell table:style-name="Tabla12.B64" office:value-type="string">
            <text:p text:style-name="P8">LAN Airlines</text:p>
          </table:table-cell>
          <table:table-cell table:style-name="Tabla12.C64" office:value-type="string">
            <text:p text:style-name="P8">1:54 PM</text:p>
          </table:table-cell>
          <table:table-cell table:style-name="Tabla12.D64" office:value-type="string">
            <text:p text:style-name="Table_20_Contents"><text:span text:style-name="T6">Aterrizo <text:line-break/></text:span><text:span text:style-name="T6"><draw:frame draw:style-name="fr1" draw:name="gráficos421" text:anchor-type="as-char" svg:width="0.185cm" svg:height="0.185cm" draw:z-index="38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5&amp;airlineCode=LA&amp;flightNumber=61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5" office:value-type="string">
            <text:p text:style-name="Table_20_Contents"><text:a xlink:type="simple" xlink:href="https://www.flightstats.com/go/FlightStatus/flightStatusByFlight.do?id=366340775&amp;airlineCode=AV&amp;flightNumber=6018&amp;utm_source=34b64945a69b9cac:7b907964:13ed466ba45:3e7e&amp;utm_medium=cpc&amp;utm_campaign=weblet" office:target-frame-name="_blank" xlink:show="new"><text:span text:style-name="T6">AV 6018</text:span></text:a><text:span text:style-name="T6"> </text:span><text:span text:style-name="T4">^</text:span></text:p>
          </table:table-cell>
          <table:table-cell table:style-name="Tabla12.B65" office:value-type="string">
            <text:p text:style-name="P8">AVIANCA</text:p>
          </table:table-cell>
          <table:table-cell table:style-name="Tabla12.C65" office:value-type="string">
            <text:p text:style-name="P8">1:54 PM</text:p>
          </table:table-cell>
          <table:table-cell table:style-name="Tabla12.D65" office:value-type="string">
            <text:p text:style-name="Table_20_Contents"><text:span text:style-name="T6">Aterrizo <text:line-break/></text:span><text:span text:style-name="T6"><draw:frame draw:style-name="fr1" draw:name="gráficos422" text:anchor-type="as-char" svg:width="0.185cm" svg:height="0.185cm" draw:z-index="3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5&amp;airlineCode=AV&amp;flightNumber=60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6" office:value-type="string">
            <text:p text:style-name="Table_20_Contents"><text:a xlink:type="simple" xlink:href="https://www.flightstats.com/go/FlightStatus/flightStatusByFlight.do?id=366356628&amp;airlineCode=UX&amp;flightNumber=6060&amp;utm_source=34b64945a69b9cac:7b907964:13ed466ba45:3e7e&amp;utm_medium=cpc&amp;utm_campaign=weblet" office:target-frame-name="_blank" xlink:show="new"><text:span text:style-name="T6">UX 6060</text:span></text:a></text:p>
          </table:table-cell>
          <table:table-cell table:style-name="Tabla12.B66" office:value-type="string">
            <text:p text:style-name="P8">Air Europa</text:p>
          </table:table-cell>
          <table:table-cell table:style-name="Tabla12.C66" office:value-type="string">
            <text:p text:style-name="P8">2:07 PM</text:p>
          </table:table-cell>
          <table:table-cell table:style-name="Tabla12.D66" office:value-type="string">
            <text:p text:style-name="Table_20_Contents"><text:span text:style-name="T6">Aterrizo <text:line-break/></text:span><text:span text:style-name="T6"><draw:frame draw:style-name="fr1" draw:name="gráficos423" text:anchor-type="as-char" svg:width="0.185cm" svg:height="0.185cm" draw:z-index="3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8&amp;airlineCode=UX&amp;flightNumber=60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7" office:value-type="string">
            <text:p text:style-name="Table_20_Contents"><text:a xlink:type="simple" xlink:href="https://www.flightstats.com/go/FlightStatus/flightStatusByFlight.do?id=366356628&amp;airlineCode=KL&amp;flightNumber=3320&amp;utm_source=34b64945a69b9cac:7b907964:13ed466ba45:3e7e&amp;utm_medium=cpc&amp;utm_campaign=weblet" office:target-frame-name="_blank" xlink:show="new"><text:span text:style-name="T6">KL 3320</text:span></text:a><text:span text:style-name="T6"> </text:span><text:span text:style-name="T4">^</text:span></text:p>
          </table:table-cell>
          <table:table-cell table:style-name="Tabla12.B67" office:value-type="string">
            <text:p text:style-name="P8">KLM</text:p>
          </table:table-cell>
          <table:table-cell table:style-name="Tabla12.C67" office:value-type="string">
            <text:p text:style-name="P8">2:07 PM</text:p>
          </table:table-cell>
          <table:table-cell table:style-name="Tabla12.D67" office:value-type="string">
            <text:p text:style-name="Table_20_Contents"><text:span text:style-name="T6">Aterrizo <text:line-break/></text:span><text:span text:style-name="T6"><draw:frame draw:style-name="fr1" draw:name="gráficos424" text:anchor-type="as-char" svg:width="0.185cm" svg:height="0.185cm" draw:z-index="3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8&amp;airlineCode=KL&amp;flightNumber=33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8" office:value-type="string">
            <text:p text:style-name="Table_20_Contents"><text:a xlink:type="simple" xlink:href="https://www.flightstats.com/go/FlightStatus/flightStatusByFlight.do?id=366356628&amp;airlineCode=AF&amp;flightNumber=4813&amp;utm_source=34b64945a69b9cac:7b907964:13ed466ba45:3e7e&amp;utm_medium=cpc&amp;utm_campaign=weblet" office:target-frame-name="_blank" xlink:show="new"><text:span text:style-name="T6">AF 4813</text:span></text:a><text:span text:style-name="T6"> </text:span><text:span text:style-name="T4">^</text:span></text:p>
          </table:table-cell>
          <table:table-cell table:style-name="Tabla12.B68" office:value-type="string">
            <text:p text:style-name="P8">Air France</text:p>
          </table:table-cell>
          <table:table-cell table:style-name="Tabla12.C68" office:value-type="string">
            <text:p text:style-name="P8">2:07 PM</text:p>
          </table:table-cell>
          <table:table-cell table:style-name="Tabla12.D68" office:value-type="string">
            <text:p text:style-name="Table_20_Contents"><text:span text:style-name="T6">Aterrizo <text:line-break/></text:span><text:span text:style-name="T6"><draw:frame draw:style-name="fr1" draw:name="gráficos425" text:anchor-type="as-char" svg:width="0.185cm" svg:height="0.185cm" draw:z-index="38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8&amp;airlineCode=AF&amp;flightNumber=48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69" office:value-type="string">
            <text:p text:style-name="Table_20_Contents"><text:a xlink:type="simple" xlink:href="https://www.flightstats.com/go/FlightStatus/flightStatusByFlight.do?id=366356628&amp;airlineCode=AZ&amp;flightNumber=2413&amp;utm_source=34b64945a69b9cac:7b907964:13ed466ba45:3e7e&amp;utm_medium=cpc&amp;utm_campaign=weblet" office:target-frame-name="_blank" xlink:show="new"><text:span text:style-name="T6">AZ 2413</text:span></text:a><text:span text:style-name="T6"> </text:span><text:span text:style-name="T4">^</text:span></text:p>
          </table:table-cell>
          <table:table-cell table:style-name="Tabla12.B69" office:value-type="string">
            <text:p text:style-name="P8">Alitalia</text:p>
          </table:table-cell>
          <table:table-cell table:style-name="Tabla12.C69" office:value-type="string">
            <text:p text:style-name="P8">2:07 PM</text:p>
          </table:table-cell>
          <table:table-cell table:style-name="Tabla12.D69" office:value-type="string">
            <text:p text:style-name="Table_20_Contents"><text:span text:style-name="T6">Aterrizo <text:line-break/></text:span><text:span text:style-name="T6"><draw:frame draw:style-name="fr1" draw:name="gráficos426" text:anchor-type="as-char" svg:width="0.185cm" svg:height="0.185cm" draw:z-index="38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8&amp;airlineCode=AZ&amp;flightNumber=24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0" office:value-type="string">
            <text:p text:style-name="Table_20_Contents"><text:a xlink:type="simple" xlink:href="https://www.flightstats.com/go/FlightStatus/flightStatusByFlight.do?id=366313577&amp;airlineCode=QR&amp;flightNumber=139&amp;utm_source=34b64945a69b9cac:7b907964:13ed466ba45:3e7e&amp;utm_medium=cpc&amp;utm_campaign=weblet" office:target-frame-name="_blank" xlink:show="new"><text:span text:style-name="T6">QR 139</text:span></text:a></text:p>
          </table:table-cell>
          <table:table-cell table:style-name="Tabla12.B70" office:value-type="string">
            <text:p text:style-name="P8">Qatar Airways</text:p>
          </table:table-cell>
          <table:table-cell table:style-name="Tabla12.C70" office:value-type="string">
            <text:p text:style-name="P8">2:15 PM</text:p>
          </table:table-cell>
          <table:table-cell table:style-name="Tabla12.D70" office:value-type="string">
            <text:p text:style-name="P8">En Ruta </text:p>
          </table:table-cell>
        </table:table-row>
        <table:table-row>
          <table:table-cell table:style-name="Tabla12.A71" office:value-type="string">
            <text:p text:style-name="Table_20_Contents"><text:a xlink:type="simple" xlink:href="https://www.flightstats.com/go/FlightStatus/flightStatusByFlight.do?id=366313577&amp;airlineCode=CX&amp;flightNumber=9211&amp;utm_source=34b64945a69b9cac:7b907964:13ed466ba45:3e7e&amp;utm_medium=cpc&amp;utm_campaign=weblet" office:target-frame-name="_blank" xlink:show="new"><text:span text:style-name="T6">CX 9211</text:span></text:a><text:span text:style-name="T6"> </text:span><text:span text:style-name="T4">^</text:span></text:p>
          </table:table-cell>
          <table:table-cell table:style-name="Tabla12.B71" office:value-type="string">
            <text:p text:style-name="P8">Cathay Pacific</text:p>
          </table:table-cell>
          <table:table-cell table:style-name="Tabla12.C71" office:value-type="string">
            <text:p text:style-name="P8">2:15 PM</text:p>
          </table:table-cell>
          <table:table-cell table:style-name="Tabla12.D71" office:value-type="string">
            <text:p text:style-name="P8">En Ruta </text:p>
          </table:table-cell>
        </table:table-row>
        <table:table-row>
          <table:table-cell table:style-name="Tabla12.A72" office:value-type="string">
            <text:p text:style-name="Table_20_Contents"><text:a xlink:type="simple" xlink:href="https://www.flightstats.com/go/FlightStatus/flightStatusByFlight.do?id=366347412&amp;airlineCode=VY&amp;flightNumber=6333&amp;utm_source=34b64945a69b9cac:7b907964:13ed466ba45:3e7e&amp;utm_medium=cpc&amp;utm_campaign=weblet" office:target-frame-name="_blank" xlink:show="new"><text:span text:style-name="T6">VY 6333</text:span></text:a></text:p>
          </table:table-cell>
          <table:table-cell table:style-name="Tabla12.B72" office:value-type="string">
            <text:p text:style-name="P8">Vueling</text:p>
          </table:table-cell>
          <table:table-cell table:style-name="Tabla12.C72" office:value-type="string">
            <text:p text:style-name="P8">2:15 PM</text:p>
          </table:table-cell>
          <table:table-cell table:style-name="Tabla12.D72" office:value-type="string">
            <text:p text:style-name="Table_20_Contents"><text:span text:style-name="T6">Aterrizo <text:line-break/></text:span><text:span text:style-name="T6"><draw:frame draw:style-name="fr1" draw:name="gráficos431" text:anchor-type="as-char" svg:width="0.185cm" svg:height="0.185cm" draw:z-index="38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2&amp;airlineCode=VY&amp;flightNumber=633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3" office:value-type="string">
            <text:p text:style-name="Table_20_Contents"><text:a xlink:type="simple" xlink:href="https://www.flightstats.com/go/FlightStatus/flightStatusByFlight.do?id=366347412&amp;airlineCode=IB&amp;flightNumber=5510&amp;utm_source=34b64945a69b9cac:7b907964:13ed466ba45:3e7e&amp;utm_medium=cpc&amp;utm_campaign=weblet" office:target-frame-name="_blank" xlink:show="new"><text:span text:style-name="T6">IB 5510</text:span></text:a><text:span text:style-name="T6"> </text:span><text:span text:style-name="T4">^</text:span></text:p>
          </table:table-cell>
          <table:table-cell table:style-name="Tabla12.B73" office:value-type="string">
            <text:p text:style-name="P8">Iberia</text:p>
          </table:table-cell>
          <table:table-cell table:style-name="Tabla12.C73" office:value-type="string">
            <text:p text:style-name="P8">2:15 PM</text:p>
          </table:table-cell>
          <table:table-cell table:style-name="Tabla12.D73" office:value-type="string">
            <text:p text:style-name="Table_20_Contents"><text:span text:style-name="T6">Aterrizo <text:line-break/></text:span><text:span text:style-name="T6"><draw:frame draw:style-name="fr1" draw:name="gráficos432" text:anchor-type="as-char" svg:width="0.185cm" svg:height="0.185cm" draw:z-index="3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2&amp;airlineCode=IB&amp;flightNumber=55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4" office:value-type="string">
            <text:p text:style-name="Table_20_Contents"><text:a xlink:type="simple" xlink:href="https://www.flightstats.com/go/FlightStatus/flightStatusByFlight.do?id=366299882&amp;airlineCode=LX&amp;flightNumber=1934&amp;utm_source=34b64945a69b9cac:7b907964:13ed466ba45:3e7e&amp;utm_medium=cpc&amp;utm_campaign=weblet" office:target-frame-name="_blank" xlink:show="new"><text:span text:style-name="T6">LX 1934</text:span></text:a></text:p>
          </table:table-cell>
          <table:table-cell table:style-name="Tabla12.B74" office:value-type="string">
            <text:p text:style-name="P8">SWISS</text:p>
          </table:table-cell>
          <table:table-cell table:style-name="Tabla12.C74" office:value-type="string">
            <text:p text:style-name="P8">2:14 PM</text:p>
          </table:table-cell>
          <table:table-cell table:style-name="Tabla12.D74" office:value-type="string">
            <text:p text:style-name="Table_20_Contents"><text:span text:style-name="T6">Aterrizo <text:line-break/></text:span><text:span text:style-name="T6"><draw:frame draw:style-name="fr1" draw:name="gráficos433" text:anchor-type="as-char" svg:width="0.185cm" svg:height="0.185cm" draw:z-index="3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882&amp;airlineCode=LX&amp;flightNumber=19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5" office:value-type="string">
            <text:p text:style-name="Table_20_Contents"><text:a xlink:type="simple" xlink:href="https://www.flightstats.com/go/FlightStatus/flightStatusByFlight.do?id=366299882&amp;airlineCode=LX&amp;flightNumber=1934&amp;utm_source=34b64945a69b9cac:7b907964:13ed466ba45:3e7e&amp;utm_medium=cpc&amp;utm_campaign=weblet" office:target-frame-name="_blank" xlink:show="new"><text:span text:style-name="T6">LX 1934</text:span></text:a><text:span text:style-name="T6"> </text:span><text:span text:style-name="T4">^</text:span></text:p>
          </table:table-cell>
          <table:table-cell table:style-name="Tabla12.B75" office:value-type="string">
            <text:p text:style-name="P8">SWISS</text:p>
          </table:table-cell>
          <table:table-cell table:style-name="Tabla12.C75" office:value-type="string">
            <text:p text:style-name="P8">2:14 PM</text:p>
          </table:table-cell>
          <table:table-cell table:style-name="Tabla12.D75" office:value-type="string">
            <text:p text:style-name="Table_20_Contents"><text:span text:style-name="T6">Aterrizo <text:line-break/></text:span><text:span text:style-name="T6"><draw:frame draw:style-name="fr1" draw:name="gráficos434" text:anchor-type="as-char" svg:width="0.185cm" svg:height="0.185cm" draw:z-index="3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882&amp;airlineCode=LX&amp;flightNumber=19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76" office:value-type="string">
            <text:p text:style-name="Table_20_Contents"><text:a xlink:type="simple" xlink:href="https://www.flightstats.com/go/FlightStatus/flightStatusByFlight.do?id=366302253&amp;airlineCode=AF&amp;flightNumber=1648&amp;utm_source=34b64945a69b9cac:7b907964:13ed466ba45:3e7e&amp;utm_medium=cpc&amp;utm_campaign=weblet" office:target-frame-name="_blank" xlink:show="new"><text:span text:style-name="T6">AF 1648</text:span></text:a></text:p>
          </table:table-cell>
          <table:table-cell table:style-name="Tabla12.B76" office:value-type="string">
            <text:p text:style-name="P8">Air France</text:p>
          </table:table-cell>
          <table:table-cell table:style-name="Tabla12.C76" office:value-type="string">
            <text:p text:style-name="P8">2:45 PM</text:p>
          </table:table-cell>
          <table:table-cell table:style-name="Tabla12.D76" office:value-type="string">
            <text:p text:style-name="Table_20_Contents"><text:span text:style-name="T6">Aterrizo <text:line-break/></text:span><text:span text:style-name="T6"><draw:frame draw:style-name="fr1" draw:name="gráficos435" text:anchor-type="as-char" svg:width="0.185cm" svg:height="0.185cm" draw:z-index="39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AF&amp;flightNumber=16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77" office:value-type="string">
            <text:p text:style-name="Table_20_Contents"><text:a xlink:type="simple" xlink:href="https://www.flightstats.com/go/FlightStatus/flightStatusByFlight.do?id=366302253&amp;airlineCode=UX&amp;flightNumber=3648&amp;utm_source=34b64945a69b9cac:7b907964:13ed466ba45:3e7e&amp;utm_medium=cpc&amp;utm_campaign=weblet" office:target-frame-name="_blank" xlink:show="new"><text:span text:style-name="T6">UX 3648</text:span></text:a><text:span text:style-name="T6"> </text:span><text:span text:style-name="T4">^</text:span></text:p>
          </table:table-cell>
          <table:table-cell table:style-name="Tabla12.B77" office:value-type="string">
            <text:p text:style-name="P8">Air Europa</text:p>
          </table:table-cell>
          <table:table-cell table:style-name="Tabla12.C77" office:value-type="string">
            <text:p text:style-name="P8">2:45 PM</text:p>
          </table:table-cell>
          <table:table-cell table:style-name="Tabla12.D77" office:value-type="string">
            <text:p text:style-name="Table_20_Contents"><text:span text:style-name="T6">Aterrizo <text:line-break/></text:span><text:span text:style-name="T6"><draw:frame draw:style-name="fr1" draw:name="gráficos436" text:anchor-type="as-char" svg:width="0.185cm" svg:height="0.185cm" draw:z-index="391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UX&amp;flightNumber=36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78" office:value-type="string">
            <text:p text:style-name="Table_20_Contents"><text:a xlink:type="simple" xlink:href="https://www.flightstats.com/go/FlightStatus/flightStatusByFlight.do?id=366302253&amp;airlineCode=MK&amp;flightNumber=9326&amp;utm_source=34b64945a69b9cac:7b907964:13ed466ba45:3e7e&amp;utm_medium=cpc&amp;utm_campaign=weblet" office:target-frame-name="_blank" xlink:show="new"><text:span text:style-name="T6">MK 9326</text:span></text:a><text:span text:style-name="T6"> </text:span><text:span text:style-name="T4">^</text:span></text:p>
          </table:table-cell>
          <table:table-cell table:style-name="Tabla12.B78" office:value-type="string">
            <text:p text:style-name="P8">Air Mauritius</text:p>
          </table:table-cell>
          <table:table-cell table:style-name="Tabla12.C78" office:value-type="string">
            <text:p text:style-name="P8">2:45 PM</text:p>
          </table:table-cell>
          <table:table-cell table:style-name="Tabla12.D78" office:value-type="string">
            <text:p text:style-name="Table_20_Contents"><text:span text:style-name="T6">Aterrizo <text:line-break/></text:span><text:span text:style-name="T6"><draw:frame draw:style-name="fr1" draw:name="gráficos437" text:anchor-type="as-char" svg:width="0.185cm" svg:height="0.185cm" draw:z-index="392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MK&amp;flightNumber=932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79" office:value-type="string">
            <text:p text:style-name="Table_20_Contents"><text:a xlink:type="simple" xlink:href="https://www.flightstats.com/go/FlightStatus/flightStatusByFlight.do?id=366302253&amp;airlineCode=CZ&amp;flightNumber=7065&amp;utm_source=34b64945a69b9cac:7b907964:13ed466ba45:3e7e&amp;utm_medium=cpc&amp;utm_campaign=weblet" office:target-frame-name="_blank" xlink:show="new"><text:span text:style-name="T6">CZ 7065</text:span></text:a><text:span text:style-name="T6"> </text:span><text:span text:style-name="T4">^</text:span></text:p>
          </table:table-cell>
          <table:table-cell table:style-name="Tabla12.B79" office:value-type="string">
            <text:p text:style-name="P8">China Southern Airlines</text:p>
          </table:table-cell>
          <table:table-cell table:style-name="Tabla12.C79" office:value-type="string">
            <text:p text:style-name="P8">2:45 PM</text:p>
          </table:table-cell>
          <table:table-cell table:style-name="Tabla12.D79" office:value-type="string">
            <text:p text:style-name="Table_20_Contents"><text:span text:style-name="T6">Aterrizo <text:line-break/></text:span><text:span text:style-name="T6"><draw:frame draw:style-name="fr1" draw:name="gráficos438" text:anchor-type="as-char" svg:width="0.185cm" svg:height="0.185cm" draw:z-index="393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CZ&amp;flightNumber=706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80" office:value-type="string">
            <text:p text:style-name="Table_20_Contents"><text:a xlink:type="simple" xlink:href="https://www.flightstats.com/go/FlightStatus/flightStatusByFlight.do?id=366302253&amp;airlineCode=AM&amp;flightNumber=6011&amp;utm_source=34b64945a69b9cac:7b907964:13ed466ba45:3e7e&amp;utm_medium=cpc&amp;utm_campaign=weblet" office:target-frame-name="_blank" xlink:show="new"><text:span text:style-name="T6">AM 6011</text:span></text:a><text:span text:style-name="T6"> </text:span><text:span text:style-name="T4">^</text:span></text:p>
          </table:table-cell>
          <table:table-cell table:style-name="Tabla12.B80" office:value-type="string">
            <text:p text:style-name="P8">Aeromexico</text:p>
          </table:table-cell>
          <table:table-cell table:style-name="Tabla12.C80" office:value-type="string">
            <text:p text:style-name="P8">2:45 PM</text:p>
          </table:table-cell>
          <table:table-cell table:style-name="Tabla12.D80" office:value-type="string">
            <text:p text:style-name="Table_20_Contents"><text:span text:style-name="T6">Aterrizo <text:line-break/></text:span><text:span text:style-name="T6"><draw:frame draw:style-name="fr1" draw:name="gráficos439" text:anchor-type="as-char" svg:width="0.185cm" svg:height="0.185cm" draw:z-index="394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AM&amp;flightNumber=601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81" office:value-type="string">
            <text:p text:style-name="Table_20_Contents"><text:a xlink:type="simple" xlink:href="https://www.flightstats.com/go/FlightStatus/flightStatusByFlight.do?id=366302253&amp;airlineCode=DL&amp;flightNumber=8704&amp;utm_source=34b64945a69b9cac:7b907964:13ed466ba45:3e7e&amp;utm_medium=cpc&amp;utm_campaign=weblet" office:target-frame-name="_blank" xlink:show="new"><text:span text:style-name="T6">DL 8704</text:span></text:a><text:span text:style-name="T6"> </text:span><text:span text:style-name="T4">^</text:span></text:p>
          </table:table-cell>
          <table:table-cell table:style-name="Tabla12.B81" office:value-type="string">
            <text:p text:style-name="P8">Delta Air Lines</text:p>
          </table:table-cell>
          <table:table-cell table:style-name="Tabla12.C81" office:value-type="string">
            <text:p text:style-name="P8">2:45 PM</text:p>
          </table:table-cell>
          <table:table-cell table:style-name="Tabla12.D81" office:value-type="string">
            <text:p text:style-name="Table_20_Contents"><text:span text:style-name="T6">Aterrizo <text:line-break/></text:span><text:soft-page-break/><text:span text:style-name="T6"><draw:frame draw:style-name="fr1" draw:name="gráficos440" text:anchor-type="as-char" svg:width="0.185cm" svg:height="0.185cm" draw:z-index="395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53&amp;airlineCode=DL&amp;flightNumber=870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82" office:value-type="string">
            <text:p text:style-name="Table_20_Contents"><text:a xlink:type="simple" xlink:href="https://www.flightstats.com/go/FlightStatus/flightStatusByFlight.do?id=366371570&amp;airlineCode=VY&amp;flightNumber=6515&amp;utm_source=34b64945a69b9cac:7b907964:13ed466ba45:3e7e&amp;utm_medium=cpc&amp;utm_campaign=weblet" office:target-frame-name="_blank" xlink:show="new"><text:span text:style-name="T6">VY 6515</text:span></text:a></text:p>
          </table:table-cell>
          <table:table-cell table:style-name="Tabla12.B82" office:value-type="string">
            <text:p text:style-name="P8">Vueling</text:p>
          </table:table-cell>
          <table:table-cell table:style-name="Tabla12.C82" office:value-type="string">
            <text:p text:style-name="P8">2:00 PM</text:p>
          </table:table-cell>
          <table:table-cell table:style-name="Tabla12.D82" office:value-type="string">
            <text:p text:style-name="Table_20_Contents"><text:span text:style-name="T6">Aterrizo <text:line-break/></text:span><text:span text:style-name="T6"><draw:frame draw:style-name="fr1" draw:name="gráficos441" text:anchor-type="as-char" svg:width="0.185cm" svg:height="0.185cm" draw:z-index="3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1570&amp;airlineCode=VY&amp;flightNumber=65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3" office:value-type="string">
            <text:p text:style-name="Table_20_Contents"><text:a xlink:type="simple" xlink:href="https://www.flightstats.com/go/FlightStatus/flightStatusByFlight.do?id=366371570&amp;airlineCode=IB&amp;flightNumber=5582&amp;utm_source=34b64945a69b9cac:7b907964:13ed466ba45:3e7e&amp;utm_medium=cpc&amp;utm_campaign=weblet" office:target-frame-name="_blank" xlink:show="new"><text:span text:style-name="T6">IB 5582</text:span></text:a><text:span text:style-name="T6"> </text:span><text:span text:style-name="T4">^</text:span></text:p>
          </table:table-cell>
          <table:table-cell table:style-name="Tabla12.B83" office:value-type="string">
            <text:p text:style-name="P8">Iberia</text:p>
          </table:table-cell>
          <table:table-cell table:style-name="Tabla12.C83" office:value-type="string">
            <text:p text:style-name="P8">2:00 PM</text:p>
          </table:table-cell>
          <table:table-cell table:style-name="Tabla12.D83" office:value-type="string">
            <text:p text:style-name="Table_20_Contents"><text:span text:style-name="T6">Aterrizo <text:line-break/></text:span><text:span text:style-name="T6"><draw:frame draw:style-name="fr1" draw:name="gráficos442" text:anchor-type="as-char" svg:width="0.185cm" svg:height="0.185cm" draw:z-index="39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1570&amp;airlineCode=IB&amp;flightNumber=55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4" office:value-type="string">
            <text:p text:style-name="Table_20_Contents"><text:a xlink:type="simple" xlink:href="https://www.flightstats.com/go/FlightStatus/flightStatusByFlight.do?id=366301005&amp;airlineCode=MS&amp;flightNumber=767&amp;utm_source=34b64945a69b9cac:7b907964:13ed466ba45:3e7e&amp;utm_medium=cpc&amp;utm_campaign=weblet" office:target-frame-name="_blank" xlink:show="new"><text:span text:style-name="T6">MS 767</text:span></text:a></text:p>
          </table:table-cell>
          <table:table-cell table:style-name="Tabla12.B84" office:value-type="string">
            <text:p text:style-name="P8">EgyptAir</text:p>
          </table:table-cell>
          <table:table-cell table:style-name="Tabla12.C84" office:value-type="string">
            <text:p text:style-name="P8">2:19 PM</text:p>
          </table:table-cell>
          <table:table-cell table:style-name="Tabla12.D84" office:value-type="string">
            <text:p text:style-name="Table_20_Contents"><text:span text:style-name="T6">Aterrizo <text:line-break/></text:span><text:span text:style-name="T6"><draw:frame draw:style-name="fr1" draw:name="gráficos443" text:anchor-type="as-char" svg:width="0.185cm" svg:height="0.185cm" draw:z-index="39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1005&amp;airlineCode=MS&amp;flightNumber=7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5" office:value-type="string">
            <text:p text:style-name="Table_20_Contents"><text:a xlink:type="simple" xlink:href="https://www.flightstats.com/go/FlightStatus/flightStatusByFlight.do?id=366301005&amp;airlineCode=TP&amp;flightNumber=7012&amp;utm_source=34b64945a69b9cac:7b907964:13ed466ba45:3e7e&amp;utm_medium=cpc&amp;utm_campaign=weblet" office:target-frame-name="_blank" xlink:show="new"><text:span text:style-name="T6">TP 7012</text:span></text:a><text:span text:style-name="T6"> </text:span><text:span text:style-name="T4">^</text:span></text:p>
          </table:table-cell>
          <table:table-cell table:style-name="Tabla12.B85" office:value-type="string">
            <text:p text:style-name="P8">TAP Portugal</text:p>
          </table:table-cell>
          <table:table-cell table:style-name="Tabla12.C85" office:value-type="string">
            <text:p text:style-name="P8">2:19 PM</text:p>
          </table:table-cell>
          <table:table-cell table:style-name="Tabla12.D85" office:value-type="string">
            <text:p text:style-name="Table_20_Contents"><text:span text:style-name="T6">Aterrizo <text:line-break/></text:span><text:span text:style-name="T6"><draw:frame draw:style-name="fr1" draw:name="gráficos444" text:anchor-type="as-char" svg:width="0.185cm" svg:height="0.185cm" draw:z-index="39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1005&amp;airlineCode=TP&amp;flightNumber=70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6" office:value-type="string">
            <text:p text:style-name="Table_20_Contents"><text:a xlink:type="simple" xlink:href="https://www.flightstats.com/go/FlightStatus/flightStatusByFlight.do?id=366367884&amp;airlineCode=U2&amp;flightNumber=4527&amp;utm_source=34b64945a69b9cac:7b907964:13ed466ba45:3e7e&amp;utm_medium=cpc&amp;utm_campaign=weblet" office:target-frame-name="_blank" xlink:show="new"><text:span text:style-name="T6">U2 4527</text:span></text:a></text:p>
          </table:table-cell>
          <table:table-cell table:style-name="Tabla12.B86" office:value-type="string">
            <text:p text:style-name="P8">easyJet</text:p>
          </table:table-cell>
          <table:table-cell table:style-name="Tabla12.C86" office:value-type="string">
            <text:p text:style-name="P8">2:18 PM</text:p>
          </table:table-cell>
          <table:table-cell table:style-name="Tabla12.D86" office:value-type="string">
            <text:p text:style-name="Table_20_Contents"><text:span text:style-name="T6">Aterrizo <text:line-break/></text:span><text:span text:style-name="T6"><draw:frame draw:style-name="fr1" draw:name="gráficos445" text:anchor-type="as-char" svg:width="0.185cm" svg:height="0.185cm" draw:z-index="4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884&amp;airlineCode=U2&amp;flightNumber=45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7" office:value-type="string">
            <text:p text:style-name="Table_20_Contents"><text:a xlink:type="simple" xlink:href="https://www.flightstats.com/go/FlightStatus/flightStatusByFlight.do?id=366338008&amp;airlineCode=BA&amp;flightNumber=474&amp;utm_source=34b64945a69b9cac:7b907964:13ed466ba45:3e7e&amp;utm_medium=cpc&amp;utm_campaign=weblet" office:target-frame-name="_blank" xlink:show="new"><text:span text:style-name="T6">BA 474</text:span></text:a></text:p>
          </table:table-cell>
          <table:table-cell table:style-name="Tabla12.B87" office:value-type="string">
            <text:p text:style-name="P8">British Airways</text:p>
          </table:table-cell>
          <table:table-cell table:style-name="Tabla12.C87" office:value-type="string">
            <text:p text:style-name="P8">2:38 PM</text:p>
          </table:table-cell>
          <table:table-cell table:style-name="Tabla12.D87" office:value-type="string">
            <text:p text:style-name="Table_20_Contents"><text:span text:style-name="T6">Aterrizo <text:line-break/></text:span><text:span text:style-name="T6"><draw:frame draw:style-name="fr1" draw:name="gráficos446" text:anchor-type="as-char" svg:width="0.185cm" svg:height="0.185cm" draw:z-index="40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8&amp;airlineCode=BA&amp;flightNumber=47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8" office:value-type="string">
            <text:p text:style-name="Table_20_Contents"><text:a xlink:type="simple" xlink:href="https://www.flightstats.com/go/FlightStatus/flightStatusByFlight.do?id=366338008&amp;airlineCode=IB&amp;flightNumber=7459&amp;utm_source=34b64945a69b9cac:7b907964:13ed466ba45:3e7e&amp;utm_medium=cpc&amp;utm_campaign=weblet" office:target-frame-name="_blank" xlink:show="new"><text:span text:style-name="T6">IB 7459</text:span></text:a><text:span text:style-name="T6"> </text:span><text:span text:style-name="T4">^</text:span></text:p>
          </table:table-cell>
          <table:table-cell table:style-name="Tabla12.B88" office:value-type="string">
            <text:p text:style-name="P8">Iberia</text:p>
          </table:table-cell>
          <table:table-cell table:style-name="Tabla12.C88" office:value-type="string">
            <text:p text:style-name="P8">2:38 PM</text:p>
          </table:table-cell>
          <table:table-cell table:style-name="Tabla12.D88" office:value-type="string">
            <text:p text:style-name="Table_20_Contents"><text:span text:style-name="T6">Aterrizo <text:line-break/></text:span><text:span text:style-name="T6"><draw:frame draw:style-name="fr1" draw:name="gráficos447" text:anchor-type="as-char" svg:width="0.185cm" svg:height="0.185cm" draw:z-index="4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8&amp;airlineCode=IB&amp;flightNumber=74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89" office:value-type="string">
            <text:p text:style-name="Table_20_Contents"><text:a xlink:type="simple" xlink:href="https://www.flightstats.com/go/FlightStatus/flightStatusByFlight.do?id=366338008&amp;airlineCode=AA&amp;flightNumber=6287&amp;utm_source=34b64945a69b9cac:7b907964:13ed466ba45:3e7e&amp;utm_medium=cpc&amp;utm_campaign=weblet" office:target-frame-name="_blank" xlink:show="new"><text:span text:style-name="T6">AA 6287</text:span></text:a><text:span text:style-name="T6"> </text:span><text:span text:style-name="T4">^</text:span></text:p>
          </table:table-cell>
          <table:table-cell table:style-name="Tabla12.B89" office:value-type="string">
            <text:p text:style-name="P8">American Airlines</text:p>
          </table:table-cell>
          <table:table-cell table:style-name="Tabla12.C89" office:value-type="string">
            <text:p text:style-name="P8">2:38 PM</text:p>
          </table:table-cell>
          <table:table-cell table:style-name="Tabla12.D89" office:value-type="string">
            <text:p text:style-name="Table_20_Contents"><text:span text:style-name="T6">Aterrizo <text:line-break/></text:span><text:span text:style-name="T6"><draw:frame draw:style-name="fr1" draw:name="gráficos448" text:anchor-type="as-char" svg:width="0.185cm" svg:height="0.185cm" draw:z-index="40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8&amp;airlineCode=AA&amp;flightNumber=628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0" office:value-type="string">
            <text:p text:style-name="Table_20_Contents"><text:a xlink:type="simple" xlink:href="https://www.flightstats.com/go/FlightStatus/flightStatusByFlight.do?id=366337618&amp;airlineCode=U2&amp;flightNumber=8573&amp;utm_source=34b64945a69b9cac:7b907964:13ed466ba45:3e7e&amp;utm_medium=cpc&amp;utm_campaign=weblet" office:target-frame-name="_blank" xlink:show="new"><text:span text:style-name="T6">U2 8573</text:span></text:a></text:p>
          </table:table-cell>
          <table:table-cell table:style-name="Tabla12.B90" office:value-type="string">
            <text:p text:style-name="P8">easyJet</text:p>
          </table:table-cell>
          <table:table-cell table:style-name="Tabla12.C90" office:value-type="string">
            <text:p text:style-name="P8">2:18 PM</text:p>
          </table:table-cell>
          <table:table-cell table:style-name="Tabla12.D90" office:value-type="string">
            <text:p text:style-name="Table_20_Contents"><text:span text:style-name="T6">Aterrizo <text:line-break/></text:span><text:span text:style-name="T6"><draw:frame draw:style-name="fr1" draw:name="gráficos449" text:anchor-type="as-char" svg:width="0.185cm" svg:height="0.185cm" draw:z-index="40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8&amp;airlineCode=U2&amp;flightNumber=85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1" office:value-type="string">
            <text:p text:style-name="Table_20_Contents"><text:a xlink:type="simple" xlink:href="https://www.flightstats.com/go/FlightStatus/flightStatusByFlight.do?id=366346872&amp;airlineCode=LH&amp;flightNumber=1812&amp;utm_source=34b64945a69b9cac:7b907964:13ed466ba45:3e7e&amp;utm_medium=cpc&amp;utm_campaign=weblet" office:target-frame-name="_blank" xlink:show="new"><text:span text:style-name="T6">LH 1812</text:span></text:a></text:p>
          </table:table-cell>
          <table:table-cell table:style-name="Tabla12.B91" office:value-type="string">
            <text:p text:style-name="P8">Lufthansa</text:p>
          </table:table-cell>
          <table:table-cell table:style-name="Tabla12.C91" office:value-type="string">
            <text:p text:style-name="P8">2:24 PM</text:p>
          </table:table-cell>
          <table:table-cell table:style-name="Tabla12.D91" office:value-type="string">
            <text:p text:style-name="Table_20_Contents"><text:span text:style-name="T6">Aterrizo <text:line-break/></text:span><text:span text:style-name="T6"><draw:frame draw:style-name="fr1" draw:name="gráficos450" text:anchor-type="as-char" svg:width="0.185cm" svg:height="0.185cm" draw:z-index="4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LH&amp;flightNumber=18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2" office:value-type="string">
            <text:p text:style-name="Table_20_Contents"><text:a xlink:type="simple" xlink:href="https://www.flightstats.com/go/FlightStatus/flightStatusByFlight.do?id=366346872&amp;airlineCode=OS&amp;flightNumber=7335&amp;utm_source=34b64945a69b9cac:7b907964:13ed466ba45:3e7e&amp;utm_medium=cpc&amp;utm_campaign=weblet" office:target-frame-name="_blank" xlink:show="new"><text:span text:style-name="T6">OS 7335</text:span></text:a><text:span text:style-name="T6"> </text:span><text:span text:style-name="T4">^</text:span></text:p>
          </table:table-cell>
          <table:table-cell table:style-name="Tabla12.B92" office:value-type="string">
            <text:p text:style-name="P8">Austrian</text:p>
          </table:table-cell>
          <table:table-cell table:style-name="Tabla12.C92" office:value-type="string">
            <text:p text:style-name="P8">2:24 PM</text:p>
          </table:table-cell>
          <table:table-cell table:style-name="Tabla12.D92" office:value-type="string">
            <text:p text:style-name="Table_20_Contents"><text:span text:style-name="T6">Aterrizo <text:line-break/></text:span><text:span text:style-name="T6"><draw:frame draw:style-name="fr1" draw:name="gráficos451" text:anchor-type="as-char" svg:width="0.185cm" svg:height="0.185cm" draw:z-index="4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OS&amp;flightNumber=73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3" office:value-type="string">
            <text:p text:style-name="Table_20_Contents"><text:a xlink:type="simple" xlink:href="https://www.flightstats.com/go/FlightStatus/flightStatusByFlight.do?id=366346872&amp;airlineCode=AC&amp;flightNumber=9226&amp;utm_source=34b64945a69b9cac:7b907964:13ed466ba45:3e7e&amp;utm_medium=cpc&amp;utm_campaign=weblet" office:target-frame-name="_blank" xlink:show="new"><text:span text:style-name="T6">AC 9226</text:span></text:a><text:span text:style-name="T6"> </text:span><text:span text:style-name="T4">^</text:span></text:p>
          </table:table-cell>
          <table:table-cell table:style-name="Tabla12.B93" office:value-type="string">
            <text:p text:style-name="P8">Air Canada</text:p>
          </table:table-cell>
          <table:table-cell table:style-name="Tabla12.C93" office:value-type="string">
            <text:p text:style-name="P8">2:24 PM</text:p>
          </table:table-cell>
          <table:table-cell table:style-name="Tabla12.D93" office:value-type="string">
            <text:p text:style-name="Table_20_Contents"><text:span text:style-name="T6">Aterrizo <text:line-break/></text:span><text:span text:style-name="T6"><draw:frame draw:style-name="fr1" draw:name="gráficos452" text:anchor-type="as-char" svg:width="0.185cm" svg:height="0.185cm" draw:z-index="4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AC&amp;flightNumber=92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4" office:value-type="string">
            <text:p text:style-name="Table_20_Contents"><text:a xlink:type="simple" xlink:href="https://www.flightstats.com/go/FlightStatus/flightStatusByFlight.do?id=366346872&amp;airlineCode=AV&amp;flightNumber=6513&amp;utm_source=34b64945a69b9cac:7b907964:13ed466ba45:3e7e&amp;utm_medium=cpc&amp;utm_campaign=weblet" office:target-frame-name="_blank" xlink:show="new"><text:span text:style-name="T6">AV 6513</text:span></text:a><text:span text:style-name="T6"> </text:span><text:span text:style-name="T4">^</text:span></text:p>
          </table:table-cell>
          <table:table-cell table:style-name="Tabla12.B94" office:value-type="string">
            <text:p text:style-name="P8">AVIANCA</text:p>
          </table:table-cell>
          <table:table-cell table:style-name="Tabla12.C94" office:value-type="string">
            <text:p text:style-name="P8">2:24 PM</text:p>
          </table:table-cell>
          <table:table-cell table:style-name="Tabla12.D94" office:value-type="string">
            <text:p text:style-name="Table_20_Contents"><text:span text:style-name="T6">Aterrizo <text:line-break/></text:span><text:span text:style-name="T6"><draw:frame draw:style-name="fr1" draw:name="gráficos453" text:anchor-type="as-char" svg:width="0.185cm" svg:height="0.185cm" draw:z-index="4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AV&amp;flightNumber=65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5" office:value-type="string">
            <text:p text:style-name="Table_20_Contents"><text:a xlink:type="simple" xlink:href="https://www.flightstats.com/go/FlightStatus/flightStatusByFlight.do?id=366346872&amp;airlineCode=SK&amp;flightNumber=3306&amp;utm_source=34b64945a69b9cac:7b907964:13ed466ba45:3e7e&amp;utm_medium=cpc&amp;utm_campaign=weblet" office:target-frame-name="_blank" xlink:show="new"><text:span text:style-name="T6">SK 3306</text:span></text:a><text:span text:style-name="T6"> </text:span><text:span text:style-name="T4">^</text:span></text:p>
          </table:table-cell>
          <table:table-cell table:style-name="Tabla12.B95" office:value-type="string">
            <text:p text:style-name="P8">SAS</text:p>
          </table:table-cell>
          <table:table-cell table:style-name="Tabla12.C95" office:value-type="string">
            <text:p text:style-name="P8">2:24 PM</text:p>
          </table:table-cell>
          <table:table-cell table:style-name="Tabla12.D95" office:value-type="string">
            <text:p text:style-name="Table_20_Contents"><text:span text:style-name="T6">Aterrizo <text:line-break/></text:span><text:span text:style-name="T6"><draw:frame draw:style-name="fr1" draw:name="gráficos454" text:anchor-type="as-char" svg:width="0.185cm" svg:height="0.185cm" draw:z-index="4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SK&amp;flightNumber=33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6" office:value-type="string">
            <text:p text:style-name="Table_20_Contents"><text:a xlink:type="simple" xlink:href="https://www.flightstats.com/go/FlightStatus/flightStatusByFlight.do?id=366346872&amp;airlineCode=A3&amp;flightNumber=1470&amp;utm_source=34b64945a69b9cac:7b907964:13ed466ba45:3e7e&amp;utm_medium=cpc&amp;utm_campaign=weblet" office:target-frame-name="_blank" xlink:show="new"><text:span text:style-name="T6">A3 1470</text:span></text:a><text:span text:style-name="T6"> </text:span><text:span text:style-name="T4">^</text:span></text:p>
          </table:table-cell>
          <table:table-cell table:style-name="Tabla12.B96" office:value-type="string">
            <text:p text:style-name="P8">Aegean Airlines</text:p>
          </table:table-cell>
          <table:table-cell table:style-name="Tabla12.C96" office:value-type="string">
            <text:p text:style-name="P8">2:24 PM</text:p>
          </table:table-cell>
          <table:table-cell table:style-name="Tabla12.D96" office:value-type="string">
            <text:p text:style-name="Table_20_Contents"><text:span text:style-name="T6">Aterrizo <text:line-break/></text:span><text:span text:style-name="T6"><draw:frame draw:style-name="fr1" draw:name="gráficos455" text:anchor-type="as-char" svg:width="0.185cm" svg:height="0.185cm" draw:z-index="4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2&amp;airlineCode=A3&amp;flightNumber=147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7" office:value-type="string">
            <text:p text:style-name="Table_20_Contents"><text:a xlink:type="simple" xlink:href="https://www.flightstats.com/go/FlightStatus/flightStatusByFlight.do?id=366290577&amp;airlineCode=RJ&amp;flightNumber=107&amp;utm_source=34b64945a69b9cac:7b907964:13ed466ba45:3e7e&amp;utm_medium=cpc&amp;utm_campaign=weblet" office:target-frame-name="_blank" xlink:show="new"><text:span text:style-name="T6">RJ 107</text:span></text:a></text:p>
          </table:table-cell>
          <table:table-cell table:style-name="Tabla12.B97" office:value-type="string">
            <text:p text:style-name="P8">Royal Jordanian</text:p>
          </table:table-cell>
          <table:table-cell table:style-name="Tabla12.C97" office:value-type="string">
            <text:p text:style-name="P8">2:23 PM</text:p>
          </table:table-cell>
          <table:table-cell table:style-name="Tabla12.D97" office:value-type="string">
            <text:p text:style-name="Table_20_Contents"><text:span text:style-name="T6">Aterrizo <text:line-break/></text:span><text:span text:style-name="T6"><draw:frame draw:style-name="fr1" draw:name="gráficos456" text:anchor-type="as-char" svg:width="0.185cm" svg:height="0.185cm" draw:z-index="4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577&amp;airlineCode=RJ&amp;flightNumber=1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8" office:value-type="string">
            <text:p text:style-name="Table_20_Contents"><text:a xlink:type="simple" xlink:href="https://www.flightstats.com/go/FlightStatus/flightStatusByFlight.do?id=366290577&amp;airlineCode=IB&amp;flightNumber=7862&amp;utm_source=34b64945a69b9cac:7b907964:13ed466ba45:3e7e&amp;utm_medium=cpc&amp;utm_campaign=weblet" office:target-frame-name="_blank" xlink:show="new"><text:span text:style-name="T6">IB 7862</text:span></text:a><text:span text:style-name="T6"> </text:span><text:span text:style-name="T4">^</text:span></text:p>
          </table:table-cell>
          <table:table-cell table:style-name="Tabla12.B98" office:value-type="string">
            <text:p text:style-name="P8">Iberia</text:p>
          </table:table-cell>
          <table:table-cell table:style-name="Tabla12.C98" office:value-type="string">
            <text:p text:style-name="P8">2:23 PM</text:p>
          </table:table-cell>
          <table:table-cell table:style-name="Tabla12.D98" office:value-type="string">
            <text:p text:style-name="Table_20_Contents"><text:span text:style-name="T6">Aterrizo <text:line-break/></text:span><text:span text:style-name="T6"><draw:frame draw:style-name="fr1" draw:name="gráficos457" text:anchor-type="as-char" svg:width="0.185cm" svg:height="0.185cm" draw:z-index="4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577&amp;airlineCode=IB&amp;flightNumber=786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99" office:value-type="string">
            <text:p text:style-name="Table_20_Contents"><text:a xlink:type="simple" xlink:href="https://www.flightstats.com/go/FlightStatus/flightStatusByFlight.do?id=366290730&amp;airlineCode=HV&amp;flightNumber=5135&amp;utm_source=34b64945a69b9cac:7b907964:13ed466ba45:3e7e&amp;utm_medium=cpc&amp;utm_campaign=weblet" office:target-frame-name="_blank" xlink:show="new"><text:span text:style-name="T6">HV 5135</text:span></text:a></text:p>
          </table:table-cell>
          <table:table-cell table:style-name="Tabla12.B99" office:value-type="string">
            <text:p text:style-name="P8">Transavia</text:p>
          </table:table-cell>
          <table:table-cell table:style-name="Tabla12.C99" office:value-type="string">
            <text:p text:style-name="P8">2:41 PM</text:p>
          </table:table-cell>
          <table:table-cell table:style-name="Tabla12.D99" office:value-type="string">
            <text:p text:style-name="Table_20_Contents"><text:span text:style-name="T6">Aterrizo <text:line-break/></text:span><text:span text:style-name="T6"><draw:frame draw:style-name="fr1" draw:name="gráficos458" text:anchor-type="as-char" svg:width="0.185cm" svg:height="0.185cm" draw:z-index="4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30&amp;airlineCode=HV&amp;flightNumber=51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0" office:value-type="string">
            <text:p text:style-name="Table_20_Contents"><text:a xlink:type="simple" xlink:href="https://www.flightstats.com/go/FlightStatus/flightStatusByFlight.do?id=366337615&amp;airlineCode=BA&amp;flightNumber=2708&amp;utm_source=34b64945a69b9cac:7b907964:13ed466ba45:3e7e&amp;utm_medium=cpc&amp;utm_campaign=weblet" office:target-frame-name="_blank" xlink:show="new"><text:span text:style-name="T6">BA 2708</text:span></text:a></text:p>
          </table:table-cell>
          <table:table-cell table:style-name="Tabla12.B100" office:value-type="string">
            <text:p text:style-name="P8">British Airways</text:p>
          </table:table-cell>
          <table:table-cell table:style-name="Tabla12.C100" office:value-type="string">
            <text:p text:style-name="P8">2:37 PM</text:p>
          </table:table-cell>
          <table:table-cell table:style-name="Tabla12.D100" office:value-type="string">
            <text:p text:style-name="Table_20_Contents"><text:span text:style-name="T6">Aterrizo <text:line-break/></text:span><text:span text:style-name="T6"><draw:frame draw:style-name="fr1" draw:name="gráficos459" text:anchor-type="as-char" svg:width="0.185cm" svg:height="0.185cm" draw:z-index="4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5&amp;airlineCode=BA&amp;flightNumber=27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1" office:value-type="string">
            <text:p text:style-name="Table_20_Contents"><text:a xlink:type="simple" xlink:href="https://www.flightstats.com/go/FlightStatus/flightStatusByFlight.do?id=366337615&amp;airlineCode=IB&amp;flightNumber=4695&amp;utm_source=34b64945a69b9cac:7b907964:13ed466ba45:3e7e&amp;utm_medium=cpc&amp;utm_campaign=weblet" office:target-frame-name="_blank" xlink:show="new"><text:span text:style-name="T6">IB 4695</text:span></text:a><text:span text:style-name="T6"> </text:span><text:span text:style-name="T4">^</text:span></text:p>
          </table:table-cell>
          <table:table-cell table:style-name="Tabla12.B101" office:value-type="string">
            <text:p text:style-name="P8">Iberia</text:p>
          </table:table-cell>
          <table:table-cell table:style-name="Tabla12.C101" office:value-type="string">
            <text:p text:style-name="P8">2:37 PM</text:p>
          </table:table-cell>
          <table:table-cell table:style-name="Tabla12.D101" office:value-type="string">
            <text:p text:style-name="Table_20_Contents"><text:span text:style-name="T6">Aterrizo <text:line-break/></text:span><text:span text:style-name="T6"><draw:frame draw:style-name="fr1" draw:name="gráficos460" text:anchor-type="as-char" svg:width="0.185cm" svg:height="0.185cm" draw:z-index="4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5&amp;airlineCode=IB&amp;flightNumber=46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2" office:value-type="string">
            <text:p text:style-name="Table_20_Contents"><text:a xlink:type="simple" xlink:href="https://www.flightstats.com/go/FlightStatus/flightStatusByFlight.do?id=365847343&amp;airlineCode=AV&amp;flightNumber=18&amp;utm_source=34b64945a69b9cac:7b907964:13ed466ba45:3e7e&amp;utm_medium=cpc&amp;utm_campaign=weblet" office:target-frame-name="_blank" xlink:show="new"><text:span text:style-name="T6">AV 18</text:span></text:a></text:p>
          </table:table-cell>
          <table:table-cell table:style-name="Tabla12.B102" office:value-type="string">
            <text:p text:style-name="P8">AVIANCA</text:p>
          </table:table-cell>
          <table:table-cell table:style-name="Tabla12.C102" office:value-type="string">
            <text:p text:style-name="P8">4:00 PM</text:p>
          </table:table-cell>
          <table:table-cell table:style-name="Tabla12.D102" office:value-type="string">
            <text:p text:style-name="Table_20_Contents"><text:span text:style-name="T6">Aterrizo <text:line-break/></text:span><text:span text:style-name="T6"><draw:frame draw:style-name="fr1" draw:name="gráficos461" text:anchor-type="as-char" svg:width="0.185cm" svg:height="0.185cm" draw:z-index="416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5847343&amp;airlineCode=AV&amp;flightNumber=1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103" office:value-type="string">
            <text:p text:style-name="Table_20_Contents"><text:a xlink:type="simple" xlink:href="https://www.flightstats.com/go/FlightStatus/flightStatusByFlight.do?id=366370321&amp;airlineCode=VY&amp;flightNumber=9000&amp;utm_source=34b64945a69b9cac:7b907964:13ed466ba45:3e7e&amp;utm_medium=cpc&amp;utm_campaign=weblet" office:target-frame-name="_blank" xlink:show="new"><text:span text:style-name="T6">VY 9000</text:span></text:a></text:p>
          </table:table-cell>
          <table:table-cell table:style-name="Tabla12.B103" office:value-type="string">
            <text:p text:style-name="P8">Vueling</text:p>
          </table:table-cell>
          <table:table-cell table:style-name="Tabla12.C103" office:value-type="string">
            <text:p text:style-name="P8">2:55 PM</text:p>
          </table:table-cell>
          <table:table-cell table:style-name="Tabla12.D103" office:value-type="string">
            <text:p text:style-name="Table_20_Contents"><text:span text:style-name="T6">Aterrizo <text:line-break/></text:span><text:span text:style-name="T6"><draw:frame draw:style-name="fr1" draw:name="gráficos462" text:anchor-type="as-char" svg:width="0.185cm" svg:height="0.185cm" draw:z-index="4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321&amp;airlineCode=VY&amp;flightNumber=900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4" office:value-type="string">
            <text:p text:style-name="Table_20_Contents"><text:a xlink:type="simple" xlink:href="https://www.flightstats.com/go/FlightStatus/flightStatusByFlight.do?id=366370321&amp;airlineCode=IB&amp;flightNumber=5676&amp;utm_source=34b64945a69b9cac:7b907964:13ed466ba45:3e7e&amp;utm_medium=cpc&amp;utm_campaign=weblet" office:target-frame-name="_blank" xlink:show="new"><text:span text:style-name="T6">IB 5676</text:span></text:a><text:span text:style-name="T6"> </text:span><text:span text:style-name="T4">^</text:span></text:p>
          </table:table-cell>
          <table:table-cell table:style-name="Tabla12.B104" office:value-type="string">
            <text:p text:style-name="P8">Iberia</text:p>
          </table:table-cell>
          <table:table-cell table:style-name="Tabla12.C104" office:value-type="string">
            <text:p text:style-name="P8">2:55 PM</text:p>
          </table:table-cell>
          <table:table-cell table:style-name="Tabla12.D104" office:value-type="string">
            <text:p text:style-name="Table_20_Contents"><text:span text:style-name="T6">Aterrizo <text:line-break/></text:span><text:span text:style-name="T6"><draw:frame draw:style-name="fr1" draw:name="gráficos463" text:anchor-type="as-char" svg:width="0.185cm" svg:height="0.185cm" draw:z-index="4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321&amp;airlineCode=IB&amp;flightNumber=567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5" office:value-type="string">
            <text:p text:style-name="Table_20_Contents"><text:a xlink:type="simple" xlink:href="https://www.flightstats.com/go/FlightStatus/flightStatusByFlight.do?id=367634545&amp;airlineCode=FR&amp;flightNumber=6349&amp;utm_source=34b64945a69b9cac:7b907964:13ed466ba45:3e7e&amp;utm_medium=cpc&amp;utm_campaign=weblet" office:target-frame-name="_blank" xlink:show="new"><text:span text:style-name="T6">FR 6349</text:span></text:a></text:p>
          </table:table-cell>
          <table:table-cell table:style-name="Tabla12.B105" office:value-type="string">
            <text:p text:style-name="P8">Ryanair</text:p>
          </table:table-cell>
          <table:table-cell table:style-name="Tabla12.C105" office:value-type="string">
            <text:p text:style-name="P8">3:18 PM</text:p>
          </table:table-cell>
          <table:table-cell table:style-name="Tabla12.D105" office:value-type="string">
            <text:p text:style-name="Table_20_Contents"><text:span text:style-name="T6">Aterrizo <text:line-break/></text:span><text:span text:style-name="T6"><draw:frame draw:style-name="fr1" draw:name="gráficos464" text:anchor-type="as-char" svg:width="0.185cm" svg:height="0.185cm" draw:z-index="41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7634545&amp;airlineCode=FR&amp;flightNumber=634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2.A106" office:value-type="string">
            <text:p text:style-name="Table_20_Contents"><text:a xlink:type="simple" xlink:href="https://www.flightstats.com/go/FlightStatus/flightStatusByFlight.do?id=366290331&amp;airlineCode=VY&amp;flightNumber=1305&amp;utm_source=34b64945a69b9cac:7b907964:13ed466ba45:3e7e&amp;utm_medium=cpc&amp;utm_campaign=weblet" office:target-frame-name="_blank" xlink:show="new"><text:span text:style-name="T6">VY 1305</text:span></text:a></text:p>
          </table:table-cell>
          <table:table-cell table:style-name="Tabla12.B106" office:value-type="string">
            <text:p text:style-name="P8">Vueling</text:p>
          </table:table-cell>
          <table:table-cell table:style-name="Tabla12.C106" office:value-type="string">
            <text:p text:style-name="P8">2:42 PM</text:p>
          </table:table-cell>
          <table:table-cell table:style-name="Tabla12.D106" office:value-type="string">
            <text:p text:style-name="Table_20_Contents"><text:span text:style-name="T6">Aterrizo <text:line-break/></text:span><text:span text:style-name="T6"><draw:frame draw:style-name="fr1" draw:name="gráficos465" text:anchor-type="as-char" svg:width="0.185cm" svg:height="0.185cm" draw:z-index="4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1&amp;airlineCode=VY&amp;flightNumber=13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7" office:value-type="string">
            <text:p text:style-name="Table_20_Contents"><text:a xlink:type="simple" xlink:href="https://www.flightstats.com/go/FlightStatus/flightStatusByFlight.do?id=366290331&amp;airlineCode=IB&amp;flightNumber=5605&amp;utm_source=34b64945a69b9cac:7b907964:13ed466ba45:3e7e&amp;utm_medium=cpc&amp;utm_campaign=weblet" office:target-frame-name="_blank" xlink:show="new"><text:span text:style-name="T6">IB 5605</text:span></text:a><text:span text:style-name="T6"> </text:span><text:span text:style-name="T4">^</text:span></text:p>
          </table:table-cell>
          <table:table-cell table:style-name="Tabla12.B107" office:value-type="string">
            <text:p text:style-name="P8">Iberia</text:p>
          </table:table-cell>
          <table:table-cell table:style-name="Tabla12.C107" office:value-type="string">
            <text:p text:style-name="P8">2:42 PM</text:p>
          </table:table-cell>
          <table:table-cell table:style-name="Tabla12.D107" office:value-type="string">
            <text:p text:style-name="Table_20_Contents"><text:span text:style-name="T6">Aterrizo <text:line-break/></text:span><text:span text:style-name="T6"><draw:frame draw:style-name="fr1" draw:name="gráficos466" text:anchor-type="as-char" svg:width="0.185cm" svg:height="0.185cm" draw:z-index="4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1&amp;airlineCode=IB&amp;flightNumber=56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2.A108" office:value-type="string">
            <text:p text:style-name="Table_20_Contents"><text:a xlink:type="simple" xlink:href="https://www.flightstats.com/go/FlightStatus/flightStatusByFlight.do?id=366360168&amp;airlineCode=HV&amp;flightNumber=6061&amp;utm_source=34b64945a69b9cac:7b907964:13ed466ba45:3e7e&amp;utm_medium=cpc&amp;utm_campaign=weblet" office:target-frame-name="_blank" xlink:show="new"><text:span text:style-name="T6">HV 6061</text:span></text:a></text:p>
          </table:table-cell>
          <table:table-cell table:style-name="Tabla12.B108" office:value-type="string">
            <text:p text:style-name="P8">Transavia</text:p>
          </table:table-cell>
          <table:table-cell table:style-name="Tabla12.C108" office:value-type="string">
            <text:p text:style-name="P8">2:49 PM</text:p>
          </table:table-cell>
          <table:table-cell table:style-name="Tabla12.D108" office:value-type="string">
            <text:p text:style-name="Table_20_Contents"><text:span text:style-name="T6">Aterrizo <text:line-break/></text:span><text:span text:style-name="T6"><draw:frame draw:style-name="fr1" draw:name="gráficos467" text:anchor-type="as-char" svg:width="0.185cm" svg:height="0.185cm" draw:z-index="4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0168&amp;airlineCode=HV&amp;flightNumber=606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</table:table>
      <text:p text:style-name="P2"/>
      <table:table table:name="Tabla13" table:style-name="Tabla13">
        <table:table-column table:style-name="Tabla13.A"/>
        <text:soft-page-break/>
        <table:table-row>
          <table:table-cell table:style-name="Tabla13.A1" office:value-type="string">
            <text:p text:style-name="P1"/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7">Vuelo</text:p>
          </table:table-cell>
          <table:table-cell table:style-name="Tabla14.A1" office:value-type="string">
            <text:p text:style-name="P7">Transporte</text:p>
          </table:table-cell>
          <table:table-cell table:style-name="Tabla14.A1" office:value-type="string">
            <text:p text:style-name="P7">llegada</text:p>
          </table:table-cell>
          <table:table-cell table:style-name="Tabla14.A1" office:value-type="string">
            <text:p text:style-name="P7">Estado</text:p>
          </table:table-cell>
        </table:table-row>
        <table:table-row>
          <table:table-cell table:style-name="Tabla14.A2" office:value-type="string">
            <text:p text:style-name="Table_20_Contents"><text:a xlink:type="simple" xlink:href="https://www.flightstats.com/go/FlightStatus/flightStatusByFlight.do?id=366375041&amp;airlineCode=LO&amp;flightNumber=437&amp;utm_source=34b64945a69b9cac:7b907964:13ed466ba45:3e7e&amp;utm_medium=cpc&amp;utm_campaign=weblet" office:target-frame-name="_blank" xlink:show="new"><text:span text:style-name="T6">LO 437</text:span></text:a></text:p>
          </table:table-cell>
          <table:table-cell table:style-name="Tabla14.B2" office:value-type="string">
            <text:p text:style-name="P8">LOT - Polish Airlines</text:p>
          </table:table-cell>
          <table:table-cell table:style-name="Tabla14.C2" office:value-type="string">
            <text:p text:style-name="P8">2:51 PM</text:p>
          </table:table-cell>
          <table:table-cell table:style-name="Tabla14.D2" office:value-type="string">
            <text:p text:style-name="Table_20_Contents"><text:span text:style-name="T6">Aterrizo <text:line-break/></text:span><text:span text:style-name="T6"><draw:frame draw:style-name="fr1" draw:name="gráficos468" text:anchor-type="as-char" svg:width="0.185cm" svg:height="0.185cm" draw:z-index="4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5041&amp;airlineCode=LO&amp;flightNumber=43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" office:value-type="string">
            <text:p text:style-name="Table_20_Contents"><text:a xlink:type="simple" xlink:href="https://www.flightstats.com/go/FlightStatus/flightStatusByFlight.do?id=366295203&amp;airlineCode=VY&amp;flightNumber=8621&amp;utm_source=34b64945a69b9cac:7b907964:13ed466ba45:3e7e&amp;utm_medium=cpc&amp;utm_campaign=weblet" office:target-frame-name="_blank" xlink:show="new"><text:span text:style-name="T6">VY 8621</text:span></text:a></text:p>
          </table:table-cell>
          <table:table-cell table:style-name="Tabla14.B3" office:value-type="string">
            <text:p text:style-name="P8">Vueling</text:p>
          </table:table-cell>
          <table:table-cell table:style-name="Tabla14.C3" office:value-type="string">
            <text:p text:style-name="P8">3:04 PM</text:p>
          </table:table-cell>
          <table:table-cell table:style-name="Tabla14.D3" office:value-type="string">
            <text:p text:style-name="Table_20_Contents"><text:span text:style-name="T6">Aterrizo <text:line-break/></text:span><text:span text:style-name="T6"><draw:frame draw:style-name="fr1" draw:name="gráficos469" text:anchor-type="as-char" svg:width="0.185cm" svg:height="0.185cm" draw:z-index="4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5203&amp;airlineCode=VY&amp;flightNumber=86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" office:value-type="string">
            <text:p text:style-name="Table_20_Contents"><text:a xlink:type="simple" xlink:href="https://www.flightstats.com/go/FlightStatus/flightStatusByFlight.do?id=366295203&amp;airlineCode=IB&amp;flightNumber=5935&amp;utm_source=34b64945a69b9cac:7b907964:13ed466ba45:3e7e&amp;utm_medium=cpc&amp;utm_campaign=weblet" office:target-frame-name="_blank" xlink:show="new"><text:span text:style-name="T6">IB 5935</text:span></text:a><text:span text:style-name="T6"> </text:span><text:span text:style-name="T4">^</text:span></text:p>
          </table:table-cell>
          <table:table-cell table:style-name="Tabla14.B4" office:value-type="string">
            <text:p text:style-name="P8">Iberia</text:p>
          </table:table-cell>
          <table:table-cell table:style-name="Tabla14.C4" office:value-type="string">
            <text:p text:style-name="P8">3:04 PM</text:p>
          </table:table-cell>
          <table:table-cell table:style-name="Tabla14.D4" office:value-type="string">
            <text:p text:style-name="Table_20_Contents"><text:span text:style-name="T6">Aterrizo <text:line-break/></text:span><text:span text:style-name="T6"><draw:frame draw:style-name="fr1" draw:name="gráficos470" text:anchor-type="as-char" svg:width="0.185cm" svg:height="0.185cm" draw:z-index="4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5203&amp;airlineCode=IB&amp;flightNumber=59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" office:value-type="string">
            <text:p text:style-name="Table_20_Contents"><text:a xlink:type="simple" xlink:href="https://www.flightstats.com/go/FlightStatus/flightStatusByFlight.do?id=366299389&amp;airlineCode=SN&amp;flightNumber=3703&amp;utm_source=34b64945a69b9cac:7b907964:13ed466ba45:3e7e&amp;utm_medium=cpc&amp;utm_campaign=weblet" office:target-frame-name="_blank" xlink:show="new"><text:span text:style-name="T6">SN 3703</text:span></text:a></text:p>
          </table:table-cell>
          <table:table-cell table:style-name="Tabla14.B5" office:value-type="string">
            <text:p text:style-name="P8">Brussels Airlines</text:p>
          </table:table-cell>
          <table:table-cell table:style-name="Tabla14.C5" office:value-type="string">
            <text:p text:style-name="P8">3:05 PM</text:p>
          </table:table-cell>
          <table:table-cell table:style-name="Tabla14.D5" office:value-type="string">
            <text:p text:style-name="Table_20_Contents"><text:span text:style-name="T6">Aterrizo <text:line-break/></text:span><text:span text:style-name="T6"><draw:frame draw:style-name="fr1" draw:name="gráficos471" text:anchor-type="as-char" svg:width="0.185cm" svg:height="0.185cm" draw:z-index="4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SN&amp;flightNumber=37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" office:value-type="string">
            <text:p text:style-name="Table_20_Contents"><text:a xlink:type="simple" xlink:href="https://www.flightstats.com/go/FlightStatus/flightStatusByFlight.do?id=366299389&amp;airlineCode=9W&amp;flightNumber=6003&amp;utm_source=34b64945a69b9cac:7b907964:13ed466ba45:3e7e&amp;utm_medium=cpc&amp;utm_campaign=weblet" office:target-frame-name="_blank" xlink:show="new"><text:span text:style-name="T6">9W 6003</text:span></text:a><text:span text:style-name="T6"> </text:span><text:span text:style-name="T4">^</text:span></text:p>
          </table:table-cell>
          <table:table-cell table:style-name="Tabla14.B6" office:value-type="string">
            <text:p text:style-name="P8">Jet Airways (India)</text:p>
          </table:table-cell>
          <table:table-cell table:style-name="Tabla14.C6" office:value-type="string">
            <text:p text:style-name="P8">3:05 PM</text:p>
          </table:table-cell>
          <table:table-cell table:style-name="Tabla14.D6" office:value-type="string">
            <text:p text:style-name="Table_20_Contents"><text:span text:style-name="T6">Aterrizo <text:line-break/></text:span><text:span text:style-name="T6"><draw:frame draw:style-name="fr1" draw:name="gráficos472" text:anchor-type="as-char" svg:width="0.185cm" svg:height="0.185cm" draw:z-index="4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9W&amp;flightNumber=60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" office:value-type="string">
            <text:p text:style-name="Table_20_Contents"><text:a xlink:type="simple" xlink:href="https://www.flightstats.com/go/FlightStatus/flightStatusByFlight.do?id=366299389&amp;airlineCode=HU&amp;flightNumber=8547&amp;utm_source=34b64945a69b9cac:7b907964:13ed466ba45:3e7e&amp;utm_medium=cpc&amp;utm_campaign=weblet" office:target-frame-name="_blank" xlink:show="new"><text:span text:style-name="T6">HU 8547</text:span></text:a><text:span text:style-name="T6"> </text:span><text:span text:style-name="T4">^</text:span></text:p>
          </table:table-cell>
          <table:table-cell table:style-name="Tabla14.B7" office:value-type="string">
            <text:p text:style-name="P8">Hainan Airlines</text:p>
          </table:table-cell>
          <table:table-cell table:style-name="Tabla14.C7" office:value-type="string">
            <text:p text:style-name="P8">3:05 PM</text:p>
          </table:table-cell>
          <table:table-cell table:style-name="Tabla14.D7" office:value-type="string">
            <text:p text:style-name="Table_20_Contents"><text:span text:style-name="T6">Aterrizo <text:line-break/></text:span><text:span text:style-name="T6"><draw:frame draw:style-name="fr1" draw:name="gráficos473" text:anchor-type="as-char" svg:width="0.185cm" svg:height="0.185cm" draw:z-index="4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HU&amp;flightNumber=85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" office:value-type="string">
            <text:p text:style-name="Table_20_Contents"><text:a xlink:type="simple" xlink:href="https://www.flightstats.com/go/FlightStatus/flightStatusByFlight.do?id=366299389&amp;airlineCode=EY&amp;flightNumber=7273&amp;utm_source=34b64945a69b9cac:7b907964:13ed466ba45:3e7e&amp;utm_medium=cpc&amp;utm_campaign=weblet" office:target-frame-name="_blank" xlink:show="new"><text:span text:style-name="T6">EY 7273</text:span></text:a><text:span text:style-name="T6"> </text:span><text:span text:style-name="T4">^</text:span></text:p>
          </table:table-cell>
          <table:table-cell table:style-name="Tabla14.B8" office:value-type="string">
            <text:p text:style-name="P8">Etihad Airways</text:p>
          </table:table-cell>
          <table:table-cell table:style-name="Tabla14.C8" office:value-type="string">
            <text:p text:style-name="P8">3:05 PM</text:p>
          </table:table-cell>
          <table:table-cell table:style-name="Tabla14.D8" office:value-type="string">
            <text:p text:style-name="Table_20_Contents"><text:span text:style-name="T6">Aterrizo <text:line-break/></text:span><text:span text:style-name="T6"><draw:frame draw:style-name="fr1" draw:name="gráficos474" text:anchor-type="as-char" svg:width="0.185cm" svg:height="0.185cm" draw:z-index="4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EY&amp;flightNumber=72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" office:value-type="string">
            <text:p text:style-name="Table_20_Contents"><text:a xlink:type="simple" xlink:href="https://www.flightstats.com/go/FlightStatus/flightStatusByFlight.do?id=366299389&amp;airlineCode=UA&amp;flightNumber=9995&amp;utm_source=34b64945a69b9cac:7b907964:13ed466ba45:3e7e&amp;utm_medium=cpc&amp;utm_campaign=weblet" office:target-frame-name="_blank" xlink:show="new"><text:span text:style-name="T6">UA 9995</text:span></text:a><text:span text:style-name="T6"> </text:span><text:span text:style-name="T4">^</text:span></text:p>
          </table:table-cell>
          <table:table-cell table:style-name="Tabla14.B9" office:value-type="string">
            <text:p text:style-name="P8">United Airlines</text:p>
          </table:table-cell>
          <table:table-cell table:style-name="Tabla14.C9" office:value-type="string">
            <text:p text:style-name="P8">3:05 PM</text:p>
          </table:table-cell>
          <table:table-cell table:style-name="Tabla14.D9" office:value-type="string">
            <text:p text:style-name="Table_20_Contents"><text:span text:style-name="T6">Aterrizo <text:line-break/></text:span><text:span text:style-name="T6"><draw:frame draw:style-name="fr1" draw:name="gráficos475" text:anchor-type="as-char" svg:width="0.185cm" svg:height="0.185cm" draw:z-index="4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UA&amp;flightNumber=99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" office:value-type="string">
            <text:p text:style-name="Table_20_Contents"><text:a xlink:type="simple" xlink:href="https://www.flightstats.com/go/FlightStatus/flightStatusByFlight.do?id=366299389&amp;airlineCode=TG&amp;flightNumber=6508&amp;utm_source=34b64945a69b9cac:7b907964:13ed466ba45:3e7e&amp;utm_medium=cpc&amp;utm_campaign=weblet" office:target-frame-name="_blank" xlink:show="new"><text:span text:style-name="T6">TG 6508</text:span></text:a><text:span text:style-name="T6"> </text:span><text:span text:style-name="T4">^</text:span></text:p>
          </table:table-cell>
          <table:table-cell table:style-name="Tabla14.B10" office:value-type="string">
            <text:p text:style-name="P8">Thai Airways International</text:p>
          </table:table-cell>
          <table:table-cell table:style-name="Tabla14.C10" office:value-type="string">
            <text:p text:style-name="P8">3:05 PM</text:p>
          </table:table-cell>
          <table:table-cell table:style-name="Tabla14.D10" office:value-type="string">
            <text:p text:style-name="Table_20_Contents"><text:span text:style-name="T6">Aterrizo <text:line-break/></text:span><text:span text:style-name="T6"><draw:frame draw:style-name="fr1" draw:name="gráficos476" text:anchor-type="as-char" svg:width="0.185cm" svg:height="0.185cm" draw:z-index="4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9&amp;airlineCode=TG&amp;flightNumber=65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" office:value-type="string">
            <text:p text:style-name="Table_20_Contents"><text:a xlink:type="simple" xlink:href="https://www.flightstats.com/go/FlightStatus/flightStatusByFlight.do?id=366327419&amp;airlineCode=VY&amp;flightNumber=3511&amp;utm_source=34b64945a69b9cac:7b907964:13ed466ba45:3e7e&amp;utm_medium=cpc&amp;utm_campaign=weblet" office:target-frame-name="_blank" xlink:show="new"><text:span text:style-name="T6">VY 3511</text:span></text:a></text:p>
          </table:table-cell>
          <table:table-cell table:style-name="Tabla14.B11" office:value-type="string">
            <text:p text:style-name="P8">Vueling</text:p>
          </table:table-cell>
          <table:table-cell table:style-name="Tabla14.C11" office:value-type="string">
            <text:p text:style-name="P8">3:38 PM</text:p>
          </table:table-cell>
          <table:table-cell table:style-name="Tabla14.D11" office:value-type="string">
            <text:p text:style-name="Table_20_Contents"><text:span text:style-name="T6">Aterrizo <text:line-break/></text:span><text:span text:style-name="T6"><draw:frame draw:style-name="fr1" draw:name="gráficos477" text:anchor-type="as-char" svg:width="0.185cm" svg:height="0.185cm" draw:z-index="43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7419&amp;airlineCode=VY&amp;flightNumber=351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2" office:value-type="string">
            <text:p text:style-name="Table_20_Contents"><text:a xlink:type="simple" xlink:href="https://www.flightstats.com/go/FlightStatus/flightStatusByFlight.do?id=366327419&amp;airlineCode=IB&amp;flightNumber=5827&amp;utm_source=34b64945a69b9cac:7b907964:13ed466ba45:3e7e&amp;utm_medium=cpc&amp;utm_campaign=weblet" office:target-frame-name="_blank" xlink:show="new"><text:span text:style-name="T6">IB 5827</text:span></text:a><text:span text:style-name="T6"> </text:span><text:span text:style-name="T4">^</text:span></text:p>
          </table:table-cell>
          <table:table-cell table:style-name="Tabla14.B12" office:value-type="string">
            <text:p text:style-name="P8">Iberia</text:p>
          </table:table-cell>
          <table:table-cell table:style-name="Tabla14.C12" office:value-type="string">
            <text:p text:style-name="P8">3:38 PM</text:p>
          </table:table-cell>
          <table:table-cell table:style-name="Tabla14.D12" office:value-type="string">
            <text:p text:style-name="Table_20_Contents"><text:span text:style-name="T6">Aterrizo <text:line-break/></text:span><text:span text:style-name="T6"><draw:frame draw:style-name="fr1" draw:name="gráficos478" text:anchor-type="as-char" svg:width="0.185cm" svg:height="0.185cm" draw:z-index="43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7419&amp;airlineCode=IB&amp;flightNumber=582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3" office:value-type="string">
            <text:p text:style-name="Table_20_Contents"><text:a xlink:type="simple" xlink:href="https://www.flightstats.com/go/FlightStatus/flightStatusByFlight.do?id=366318874&amp;airlineCode=LH&amp;flightNumber=1128&amp;utm_source=34b64945a69b9cac:7b907964:13ed466ba45:3e7e&amp;utm_medium=cpc&amp;utm_campaign=weblet" office:target-frame-name="_blank" xlink:show="new"><text:span text:style-name="T6">LH 1128</text:span></text:a></text:p>
          </table:table-cell>
          <table:table-cell table:style-name="Tabla14.B13" office:value-type="string">
            <text:p text:style-name="P8">Lufthansa</text:p>
          </table:table-cell>
          <table:table-cell table:style-name="Tabla14.C13" office:value-type="string">
            <text:p text:style-name="P8">3:06 PM</text:p>
          </table:table-cell>
          <table:table-cell table:style-name="Tabla14.D13" office:value-type="string">
            <text:p text:style-name="Table_20_Contents"><text:span text:style-name="T6">Aterrizo <text:line-break/></text:span><text:span text:style-name="T6"><draw:frame draw:style-name="fr1" draw:name="gráficos479" text:anchor-type="as-char" svg:width="0.185cm" svg:height="0.185cm" draw:z-index="4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4&amp;airlineCode=LH&amp;flightNumber=11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4" office:value-type="string">
            <text:p text:style-name="Table_20_Contents"><text:a xlink:type="simple" xlink:href="https://www.flightstats.com/go/FlightStatus/flightStatusByFlight.do?id=366318874&amp;airlineCode=SK&amp;flightNumber=3386&amp;utm_source=34b64945a69b9cac:7b907964:13ed466ba45:3e7e&amp;utm_medium=cpc&amp;utm_campaign=weblet" office:target-frame-name="_blank" xlink:show="new"><text:span text:style-name="T6">SK 3386</text:span></text:a><text:span text:style-name="T6"> </text:span><text:span text:style-name="T4">^</text:span></text:p>
          </table:table-cell>
          <table:table-cell table:style-name="Tabla14.B14" office:value-type="string">
            <text:p text:style-name="P8">SAS</text:p>
          </table:table-cell>
          <table:table-cell table:style-name="Tabla14.C14" office:value-type="string">
            <text:p text:style-name="P8">3:06 PM</text:p>
          </table:table-cell>
          <table:table-cell table:style-name="Tabla14.D14" office:value-type="string">
            <text:p text:style-name="Table_20_Contents"><text:span text:style-name="T6">Aterrizo <text:line-break/></text:span><text:span text:style-name="T6"><draw:frame draw:style-name="fr1" draw:name="gráficos480" text:anchor-type="as-char" svg:width="0.185cm" svg:height="0.185cm" draw:z-index="4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4&amp;airlineCode=SK&amp;flightNumber=33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5" office:value-type="string">
            <text:p text:style-name="Table_20_Contents"><text:a xlink:type="simple" xlink:href="https://www.flightstats.com/go/FlightStatus/flightStatusByFlight.do?id=366318874&amp;airlineCode=AC&amp;flightNumber=9288&amp;utm_source=34b64945a69b9cac:7b907964:13ed466ba45:3e7e&amp;utm_medium=cpc&amp;utm_campaign=weblet" office:target-frame-name="_blank" xlink:show="new"><text:span text:style-name="T6">AC 9288</text:span></text:a><text:span text:style-name="T6"> </text:span><text:span text:style-name="T4">^</text:span></text:p>
          </table:table-cell>
          <table:table-cell table:style-name="Tabla14.B15" office:value-type="string">
            <text:p text:style-name="P8">Air Canada</text:p>
          </table:table-cell>
          <table:table-cell table:style-name="Tabla14.C15" office:value-type="string">
            <text:p text:style-name="P8">3:06 PM</text:p>
          </table:table-cell>
          <table:table-cell table:style-name="Tabla14.D15" office:value-type="string">
            <text:p text:style-name="Table_20_Contents"><text:span text:style-name="T6">Aterrizo <text:line-break/></text:span><text:span text:style-name="T6"><draw:frame draw:style-name="fr1" draw:name="gráficos481" text:anchor-type="as-char" svg:width="0.185cm" svg:height="0.185cm" draw:z-index="4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4&amp;airlineCode=AC&amp;flightNumber=928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6" office:value-type="string">
            <text:p text:style-name="Table_20_Contents"><text:a xlink:type="simple" xlink:href="https://www.flightstats.com/go/FlightStatus/flightStatusByFlight.do?id=366318874&amp;airlineCode=UA&amp;flightNumber=8719&amp;utm_source=34b64945a69b9cac:7b907964:13ed466ba45:3e7e&amp;utm_medium=cpc&amp;utm_campaign=weblet" office:target-frame-name="_blank" xlink:show="new"><text:span text:style-name="T6">UA 8719</text:span></text:a><text:span text:style-name="T6"> </text:span><text:span text:style-name="T4">^</text:span></text:p>
          </table:table-cell>
          <table:table-cell table:style-name="Tabla14.B16" office:value-type="string">
            <text:p text:style-name="P8">United Airlines</text:p>
          </table:table-cell>
          <table:table-cell table:style-name="Tabla14.C16" office:value-type="string">
            <text:p text:style-name="P8">3:06 PM</text:p>
          </table:table-cell>
          <table:table-cell table:style-name="Tabla14.D16" office:value-type="string">
            <text:p text:style-name="Table_20_Contents"><text:span text:style-name="T6">Aterrizo <text:line-break/></text:span><text:span text:style-name="T6"><draw:frame draw:style-name="fr1" draw:name="gráficos482" text:anchor-type="as-char" svg:width="0.185cm" svg:height="0.185cm" draw:z-index="4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4&amp;airlineCode=UA&amp;flightNumber=87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7" office:value-type="string">
            <text:p text:style-name="Table_20_Contents"><text:a xlink:type="simple" xlink:href="https://www.flightstats.com/go/FlightStatus/flightStatusByFlight.do?id=366322543&amp;airlineCode=DY&amp;flightNumber=5187&amp;utm_source=34b64945a69b9cac:7b907964:13ed466ba45:3e7e&amp;utm_medium=cpc&amp;utm_campaign=weblet" office:target-frame-name="_blank" xlink:show="new"><text:span text:style-name="T6">DY 5187</text:span></text:a></text:p>
          </table:table-cell>
          <table:table-cell table:style-name="Tabla14.B17" office:value-type="string">
            <text:p text:style-name="P8">Norwegian Air Shuttle</text:p>
          </table:table-cell>
          <table:table-cell table:style-name="Tabla14.C17" office:value-type="string">
            <text:p text:style-name="P8">3:04 PM</text:p>
          </table:table-cell>
          <table:table-cell table:style-name="Tabla14.D17" office:value-type="string">
            <text:p text:style-name="Table_20_Contents"><text:span text:style-name="T6">Aterrizo <text:line-break/></text:span><text:span text:style-name="T6"><draw:frame draw:style-name="fr1" draw:name="gráficos483" text:anchor-type="as-char" svg:width="0.185cm" svg:height="0.185cm" draw:z-index="4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543&amp;airlineCode=DY&amp;flightNumber=518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8" office:value-type="string">
            <text:p text:style-name="Table_20_Contents"><text:a xlink:type="simple" xlink:href="https://www.flightstats.com/go/FlightStatus/flightStatusByFlight.do?id=366340752&amp;airlineCode=UX&amp;flightNumber=2004&amp;utm_source=34b64945a69b9cac:7b907964:13ed466ba45:3e7e&amp;utm_medium=cpc&amp;utm_campaign=weblet" office:target-frame-name="_blank" xlink:show="new"><text:span text:style-name="T6">UX 2004</text:span></text:a></text:p>
          </table:table-cell>
          <table:table-cell table:style-name="Tabla14.B18" office:value-type="string">
            <text:p text:style-name="P8">Air Europa</text:p>
          </table:table-cell>
          <table:table-cell table:style-name="Tabla14.C18" office:value-type="string">
            <text:p text:style-name="P8">3:13 PM</text:p>
          </table:table-cell>
          <table:table-cell table:style-name="Tabla14.D18" office:value-type="string">
            <text:p text:style-name="Table_20_Contents"><text:span text:style-name="T6">Aterrizo <text:line-break/></text:span><text:span text:style-name="T6"><draw:frame draw:style-name="fr1" draw:name="gráficos484" text:anchor-type="as-char" svg:width="0.185cm" svg:height="0.185cm" draw:z-index="4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2&amp;airlineCode=UX&amp;flightNumber=20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9" office:value-type="string">
            <text:p text:style-name="Table_20_Contents"><text:a xlink:type="simple" xlink:href="https://www.flightstats.com/go/FlightStatus/flightStatusByFlight.do?id=366340752&amp;airlineCode=AM&amp;flightNumber=6829&amp;utm_source=34b64945a69b9cac:7b907964:13ed466ba45:3e7e&amp;utm_medium=cpc&amp;utm_campaign=weblet" office:target-frame-name="_blank" xlink:show="new"><text:span text:style-name="T6">AM 6829</text:span></text:a><text:span text:style-name="T6"> </text:span><text:span text:style-name="T4">^</text:span></text:p>
          </table:table-cell>
          <table:table-cell table:style-name="Tabla14.B19" office:value-type="string">
            <text:p text:style-name="P8">Aeromexico</text:p>
          </table:table-cell>
          <table:table-cell table:style-name="Tabla14.C19" office:value-type="string">
            <text:p text:style-name="P8">3:13 PM</text:p>
          </table:table-cell>
          <table:table-cell table:style-name="Tabla14.D19" office:value-type="string">
            <text:p text:style-name="Table_20_Contents"><text:span text:style-name="T6">Aterrizo <text:line-break/></text:span><text:span text:style-name="T6"><draw:frame draw:style-name="fr1" draw:name="gráficos485" text:anchor-type="as-char" svg:width="0.185cm" svg:height="0.185cm" draw:z-index="4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2&amp;airlineCode=AM&amp;flightNumber=682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0" office:value-type="string">
            <text:p text:style-name="Table_20_Contents"><text:a xlink:type="simple" xlink:href="https://www.flightstats.com/go/FlightStatus/flightStatusByFlight.do?id=366340752&amp;airlineCode=EY&amp;flightNumber=4364&amp;utm_source=34b64945a69b9cac:7b907964:13ed466ba45:3e7e&amp;utm_medium=cpc&amp;utm_campaign=weblet" office:target-frame-name="_blank" xlink:show="new"><text:span text:style-name="T6">EY 4364</text:span></text:a><text:span text:style-name="T6"> </text:span><text:span text:style-name="T4">^</text:span></text:p>
          </table:table-cell>
          <table:table-cell table:style-name="Tabla14.B20" office:value-type="string">
            <text:p text:style-name="P8">Etihad Airways</text:p>
          </table:table-cell>
          <table:table-cell table:style-name="Tabla14.C20" office:value-type="string">
            <text:p text:style-name="P8">3:13 PM</text:p>
          </table:table-cell>
          <table:table-cell table:style-name="Tabla14.D20" office:value-type="string">
            <text:p text:style-name="Table_20_Contents"><text:span text:style-name="T6">Aterrizo <text:line-break/></text:span><text:span text:style-name="T6"><draw:frame draw:style-name="fr1" draw:name="gráficos486" text:anchor-type="as-char" svg:width="0.185cm" svg:height="0.185cm" draw:z-index="4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2&amp;airlineCode=EY&amp;flightNumber=436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1" office:value-type="string">
            <text:p text:style-name="Table_20_Contents"><text:a xlink:type="simple" xlink:href="https://www.flightstats.com/go/FlightStatus/flightStatusByFlight.do?id=366340752&amp;airlineCode=DL&amp;flightNumber=6737&amp;utm_source=34b64945a69b9cac:7b907964:13ed466ba45:3e7e&amp;utm_medium=cpc&amp;utm_campaign=weblet" office:target-frame-name="_blank" xlink:show="new"><text:span text:style-name="T6">DL 6737</text:span></text:a><text:span text:style-name="T6"> </text:span><text:span text:style-name="T4">^</text:span></text:p>
          </table:table-cell>
          <table:table-cell table:style-name="Tabla14.B21" office:value-type="string">
            <text:p text:style-name="P8">Delta Air Lines</text:p>
          </table:table-cell>
          <table:table-cell table:style-name="Tabla14.C21" office:value-type="string">
            <text:p text:style-name="P8">3:13 PM</text:p>
          </table:table-cell>
          <table:table-cell table:style-name="Tabla14.D21" office:value-type="string">
            <text:p text:style-name="Table_20_Contents"><text:span text:style-name="T6">Aterrizo <text:line-break/></text:span><text:span text:style-name="T6"><draw:frame draw:style-name="fr1" draw:name="gráficos487" text:anchor-type="as-char" svg:width="0.185cm" svg:height="0.185cm" draw:z-index="4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2&amp;airlineCode=DL&amp;flightNumber=673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2" office:value-type="string">
            <text:p text:style-name="Table_20_Contents"><text:a xlink:type="simple" xlink:href="https://www.flightstats.com/go/FlightStatus/flightStatusByFlight.do?id=366340752&amp;airlineCode=SU&amp;flightNumber=3428&amp;utm_source=34b64945a69b9cac:7b907964:13ed466ba45:3e7e&amp;utm_medium=cpc&amp;utm_campaign=weblet" office:target-frame-name="_blank" xlink:show="new"><text:span text:style-name="T6">SU 3428</text:span></text:a><text:span text:style-name="T6"> </text:span><text:span text:style-name="T4">^</text:span></text:p>
          </table:table-cell>
          <table:table-cell table:style-name="Tabla14.B22" office:value-type="string">
            <text:p text:style-name="P8">Aeroflot</text:p>
          </table:table-cell>
          <table:table-cell table:style-name="Tabla14.C22" office:value-type="string">
            <text:p text:style-name="P8">3:13 PM</text:p>
          </table:table-cell>
          <table:table-cell table:style-name="Tabla14.D22" office:value-type="string">
            <text:p text:style-name="Table_20_Contents"><text:span text:style-name="T6">Aterrizo <text:line-break/></text:span><text:span text:style-name="T6"><draw:frame draw:style-name="fr1" draw:name="gráficos488" text:anchor-type="as-char" svg:width="0.185cm" svg:height="0.185cm" draw:z-index="4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2&amp;airlineCode=SU&amp;flightNumber=34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3" office:value-type="string">
            <text:p text:style-name="Table_20_Contents"><text:a xlink:type="simple" xlink:href="https://www.flightstats.com/go/FlightStatus/flightStatusByFlight.do?id=366302258&amp;airlineCode=U2&amp;flightNumber=3919&amp;utm_source=34b64945a69b9cac:7b907964:13ed466ba45:3e7e&amp;utm_medium=cpc&amp;utm_campaign=weblet" office:target-frame-name="_blank" xlink:show="new"><text:span text:style-name="T6">U2 3919</text:span></text:a></text:p>
          </table:table-cell>
          <table:table-cell table:style-name="Tabla14.B23" office:value-type="string">
            <text:p text:style-name="P8">easyJet</text:p>
          </table:table-cell>
          <table:table-cell table:style-name="Tabla14.C23" office:value-type="string">
            <text:p text:style-name="P8">3:22 PM</text:p>
          </table:table-cell>
          <table:table-cell table:style-name="Tabla14.D23" office:value-type="string">
            <text:p text:style-name="Table_20_Contents"><text:span text:style-name="T6">Aterrizo <text:line-break/></text:span><text:span text:style-name="T6"><draw:frame draw:style-name="fr1" draw:name="gráficos489" text:anchor-type="as-char" svg:width="0.185cm" svg:height="0.185cm" draw:z-index="4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8&amp;airlineCode=U2&amp;flightNumber=39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4" office:value-type="string">
            <text:p text:style-name="Table_20_Contents"><text:a xlink:type="simple" xlink:href="https://www.flightstats.com/go/FlightStatus/flightStatusByFlight.do?id=366309818&amp;airlineCode=VY&amp;flightNumber=7724&amp;utm_source=34b64945a69b9cac:7b907964:13ed466ba45:3e7e&amp;utm_medium=cpc&amp;utm_campaign=weblet" office:target-frame-name="_blank" xlink:show="new"><text:span text:style-name="T6">VY 7724</text:span></text:a></text:p>
          </table:table-cell>
          <table:table-cell table:style-name="Tabla14.B24" office:value-type="string">
            <text:p text:style-name="P8">Vueling</text:p>
          </table:table-cell>
          <table:table-cell table:style-name="Tabla14.C24" office:value-type="string">
            <text:p text:style-name="P8">3:09 PM</text:p>
          </table:table-cell>
          <table:table-cell table:style-name="Tabla14.D24" office:value-type="string">
            <text:p text:style-name="Table_20_Contents"><text:span text:style-name="T6">Aterrizo <text:line-break/></text:span><text:span text:style-name="T6"><draw:frame draw:style-name="fr1" draw:name="gráficos490" text:anchor-type="as-char" svg:width="0.185cm" svg:height="0.185cm" draw:z-index="44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9818&amp;airlineCode=VY&amp;flightNumber=77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5" office:value-type="string">
            <text:p text:style-name="Table_20_Contents"><text:a xlink:type="simple" xlink:href="https://www.flightstats.com/go/FlightStatus/flightStatusByFlight.do?id=366309818&amp;airlineCode=IB&amp;flightNumber=5383&amp;utm_source=34b64945a69b9cac:7b907964:13ed466ba45:3e7e&amp;utm_medium=cpc&amp;utm_campaign=weblet" office:target-frame-name="_blank" xlink:show="new"><text:span text:style-name="T6">IB 5383</text:span></text:a><text:span text:style-name="T6"> </text:span><text:span text:style-name="T4">^</text:span></text:p>
          </table:table-cell>
          <table:table-cell table:style-name="Tabla14.B25" office:value-type="string">
            <text:p text:style-name="P8">Iberia</text:p>
          </table:table-cell>
          <table:table-cell table:style-name="Tabla14.C25" office:value-type="string">
            <text:p text:style-name="P8">3:09 PM</text:p>
          </table:table-cell>
          <table:table-cell table:style-name="Tabla14.D25" office:value-type="string">
            <text:p text:style-name="Table_20_Contents"><text:span text:style-name="T6">Aterrizo <text:line-break/></text:span><text:span text:style-name="T6"><draw:frame draw:style-name="fr1" draw:name="gráficos491" text:anchor-type="as-char" svg:width="0.185cm" svg:height="0.185cm" draw:z-index="44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9818&amp;airlineCode=IB&amp;flightNumber=53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6" office:value-type="string">
            <text:p text:style-name="Table_20_Contents"><text:a xlink:type="simple" xlink:href="https://www.flightstats.com/go/FlightStatus/flightStatusByFlight.do?id=366336795&amp;airlineCode=YW&amp;flightNumber=8759&amp;utm_source=34b64945a69b9cac:7b907964:13ed466ba45:3e7e&amp;utm_medium=cpc&amp;utm_campaign=weblet" office:target-frame-name="_blank" xlink:show="new"><text:span text:style-name="T6">YW 8759</text:span></text:a></text:p>
          </table:table-cell>
          <table:table-cell table:style-name="Tabla14.B26" office:value-type="string">
            <text:p text:style-name="P8">Air Nostrum</text:p>
          </table:table-cell>
          <table:table-cell table:style-name="Tabla14.C26" office:value-type="string">
            <text:p text:style-name="P8">3:13 PM</text:p>
          </table:table-cell>
          <table:table-cell table:style-name="Tabla14.D26" office:value-type="string">
            <text:p text:style-name="Table_20_Contents"><text:span text:style-name="T6">Aterrizo <text:line-break/></text:span><text:span text:style-name="T6"><draw:frame draw:style-name="fr1" draw:name="gráficos492" text:anchor-type="as-char" svg:width="0.185cm" svg:height="0.185cm" draw:z-index="4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795&amp;airlineCode=YW&amp;flightNumber=87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7" office:value-type="string">
            <text:p text:style-name="Table_20_Contents"><text:a xlink:type="simple" xlink:href="https://www.flightstats.com/go/FlightStatus/flightStatusByFlight.do?id=366336795&amp;airlineCode=IB&amp;flightNumber=8759&amp;utm_source=34b64945a69b9cac:7b907964:13ed466ba45:3e7e&amp;utm_medium=cpc&amp;utm_campaign=weblet" office:target-frame-name="_blank" xlink:show="new"><text:span text:style-name="T6">IB 8759</text:span></text:a><text:span text:style-name="T6"> </text:span><text:span text:style-name="T4">^</text:span></text:p>
          </table:table-cell>
          <table:table-cell table:style-name="Tabla14.B27" office:value-type="string">
            <text:p text:style-name="P8">Iberia</text:p>
          </table:table-cell>
          <table:table-cell table:style-name="Tabla14.C27" office:value-type="string">
            <text:p text:style-name="P8">3:13 PM</text:p>
          </table:table-cell>
          <table:table-cell table:style-name="Tabla14.D27" office:value-type="string">
            <text:p text:style-name="Table_20_Contents"><text:span text:style-name="T6">Aterrizo <text:line-break/></text:span><text:span text:style-name="T6"><draw:frame draw:style-name="fr1" draw:name="gráficos493" text:anchor-type="as-char" svg:width="0.185cm" svg:height="0.185cm" draw:z-index="44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6795&amp;airlineCode=IB&amp;flightNumber=87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8" office:value-type="string">
            <text:p text:style-name="Table_20_Contents"><text:a xlink:type="simple" xlink:href="https://www.flightstats.com/go/FlightStatus/flightStatusByFlight.do?id=366340772&amp;airlineCode=IB&amp;flightNumber=2718&amp;utm_source=34b64945a69b9cac:7b907964:13ed466ba45:3e7e&amp;utm_medium=cpc&amp;utm_campaign=weblet" office:target-frame-name="_blank" xlink:show="new"><text:span text:style-name="T6">IB 2718</text:span></text:a></text:p>
          </table:table-cell>
          <table:table-cell table:style-name="Tabla14.B28" office:value-type="string">
            <text:p text:style-name="P8">Iberia</text:p>
          </table:table-cell>
          <table:table-cell table:style-name="Tabla14.C28" office:value-type="string">
            <text:p text:style-name="P8">3:15 PM</text:p>
          </table:table-cell>
          <table:table-cell table:style-name="Tabla14.D28" office:value-type="string">
            <text:p text:style-name="Table_20_Contents"><text:span text:style-name="T6">Aterrizo <text:line-break/></text:span><text:span text:style-name="T6"><draw:frame draw:style-name="fr1" draw:name="gráficos494" text:anchor-type="as-char" svg:width="0.185cm" svg:height="0.185cm" draw:z-index="4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2&amp;airlineCode=IB&amp;flightNumber=27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29" office:value-type="string">
            <text:p text:style-name="Table_20_Contents"><text:a xlink:type="simple" xlink:href="https://www.flightstats.com/go/FlightStatus/flightStatusByFlight.do?id=366340772&amp;airlineCode=LA&amp;flightNumber=8026&amp;utm_source=34b64945a69b9cac:7b907964:13ed466ba45:3e7e&amp;utm_medium=cpc&amp;utm_campaign=weblet" office:target-frame-name="_blank" xlink:show="new"><text:span text:style-name="T6">LA 8026</text:span></text:a><text:span text:style-name="T6"> </text:span><text:span text:style-name="T4">^</text:span></text:p>
          </table:table-cell>
          <table:table-cell table:style-name="Tabla14.B29" office:value-type="string">
            <text:p text:style-name="P8">LAN Airlines</text:p>
          </table:table-cell>
          <table:table-cell table:style-name="Tabla14.C29" office:value-type="string">
            <text:p text:style-name="P8">3:15 PM</text:p>
          </table:table-cell>
          <table:table-cell table:style-name="Tabla14.D29" office:value-type="string">
            <text:p text:style-name="Table_20_Contents"><text:span text:style-name="T6">Aterrizo <text:line-break/></text:span><text:span text:style-name="T6"><draw:frame draw:style-name="fr1" draw:name="gráficos495" text:anchor-type="as-char" svg:width="0.185cm" svg:height="0.185cm" draw:z-index="4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2&amp;airlineCode=LA&amp;flightNumber=80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0" office:value-type="string">
            <text:p text:style-name="Table_20_Contents"><text:a xlink:type="simple" xlink:href="https://www.flightstats.com/go/FlightStatus/flightStatusByFlight.do?id=367634603&amp;airlineCode=FR&amp;flightNumber=6984&amp;utm_source=34b64945a69b9cac:7b907964:13ed466ba45:3e7e&amp;utm_medium=cpc&amp;utm_campaign=weblet" office:target-frame-name="_blank" xlink:show="new"><text:span text:style-name="T6">FR 6984</text:span></text:a></text:p>
          </table:table-cell>
          <table:table-cell table:style-name="Tabla14.B30" office:value-type="string">
            <text:p text:style-name="P8">Ryanair</text:p>
          </table:table-cell>
          <table:table-cell table:style-name="Tabla14.C30" office:value-type="string">
            <text:p text:style-name="P8">3:29 PM</text:p>
          </table:table-cell>
          <table:table-cell table:style-name="Tabla14.D30" office:value-type="string">
            <text:p text:style-name="Table_20_Contents"><text:span text:style-name="T6">Aterrizo <text:line-break/></text:span><text:span text:style-name="T6"><draw:frame draw:style-name="fr1" draw:name="gráficos496" text:anchor-type="as-char" svg:width="0.185cm" svg:height="0.185cm" draw:z-index="4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603&amp;airlineCode=FR&amp;flightNumber=698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1" office:value-type="string">
            <text:p text:style-name="Table_20_Contents"><text:a xlink:type="simple" xlink:href="https://www.flightstats.com/go/FlightStatus/flightStatusByFlight.do?id=366372310&amp;airlineCode=AB&amp;flightNumber=8792&amp;utm_source=34b64945a69b9cac:7b907964:13ed466ba45:3e7e&amp;utm_medium=cpc&amp;utm_campaign=weblet" office:target-frame-name="_blank" xlink:show="new"><text:span text:style-name="T6">AB 8792</text:span></text:a></text:p>
          </table:table-cell>
          <table:table-cell table:style-name="Tabla14.B31" office:value-type="string">
            <text:p text:style-name="P8">Air Berlin</text:p>
          </table:table-cell>
          <table:table-cell table:style-name="Tabla14.C31" office:value-type="string">
            <text:p text:style-name="P8">3:45 PM</text:p>
          </table:table-cell>
          <table:table-cell table:style-name="Tabla14.D31" office:value-type="string">
            <text:p text:style-name="Table_20_Contents"><text:span text:style-name="T6">Aterrizo <text:line-break/></text:span><text:span text:style-name="T6"><draw:frame draw:style-name="fr1" draw:name="gráficos497" text:anchor-type="as-char" svg:width="0.185cm" svg:height="0.185cm" draw:z-index="4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0&amp;airlineCode=AB&amp;flightNumber=879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2" office:value-type="string">
            <text:p text:style-name="Table_20_Contents"><text:a xlink:type="simple" xlink:href="https://www.flightstats.com/go/FlightStatus/flightStatusByFlight.do?id=366372310&amp;airlineCode=IB&amp;flightNumber=7856&amp;utm_source=34b64945a69b9cac:7b907964:13ed466ba45:3e7e&amp;utm_medium=cpc&amp;utm_campaign=weblet" office:target-frame-name="_blank" xlink:show="new"><text:span text:style-name="T6">IB 7856</text:span></text:a><text:span text:style-name="T6"> </text:span><text:span text:style-name="T4">^</text:span></text:p>
          </table:table-cell>
          <table:table-cell table:style-name="Tabla14.B32" office:value-type="string">
            <text:p text:style-name="P8">Iberia</text:p>
          </table:table-cell>
          <table:table-cell table:style-name="Tabla14.C32" office:value-type="string">
            <text:p text:style-name="P8">3:45 PM</text:p>
          </table:table-cell>
          <table:table-cell table:style-name="Tabla14.D32" office:value-type="string">
            <text:p text:style-name="Table_20_Contents"><text:span text:style-name="T6">Aterrizo <text:line-break/></text:span><text:span text:style-name="T6"><draw:frame draw:style-name="fr1" draw:name="gráficos498" text:anchor-type="as-char" svg:width="0.185cm" svg:height="0.185cm" draw:z-index="45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0&amp;airlineCode=IB&amp;flightNumber=78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3" office:value-type="string">
            <text:p text:style-name="Table_20_Contents"><text:a xlink:type="simple" xlink:href="https://www.flightstats.com/go/FlightStatus/flightStatusByFlight.do?id=366372310&amp;airlineCode=EY&amp;flightNumber=1788&amp;utm_source=34b64945a69b9cac:7b907964:13ed466ba45:3e7e&amp;utm_medium=cpc&amp;utm_campaign=weblet" office:target-frame-name="_blank" xlink:show="new"><text:span text:style-name="T6">EY 1788</text:span></text:a><text:span text:style-name="T6"> </text:span><text:span text:style-name="T4">^</text:span></text:p>
          </table:table-cell>
          <table:table-cell table:style-name="Tabla14.B33" office:value-type="string">
            <text:p text:style-name="P8">Etihad Airways</text:p>
          </table:table-cell>
          <table:table-cell table:style-name="Tabla14.C33" office:value-type="string">
            <text:p text:style-name="P8">3:45 PM</text:p>
          </table:table-cell>
          <table:table-cell table:style-name="Tabla14.D33" office:value-type="string">
            <text:p text:style-name="Table_20_Contents"><text:span text:style-name="T6">Aterrizo <text:line-break/></text:span><text:span text:style-name="T6"><draw:frame draw:style-name="fr1" draw:name="gráficos499" text:anchor-type="as-char" svg:width="0.185cm" svg:height="0.185cm" draw:z-index="45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0&amp;airlineCode=EY&amp;flightNumber=178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4.A34" office:value-type="string">
            <text:p text:style-name="Table_20_Contents"><text:a xlink:type="simple" xlink:href="https://www.flightstats.com/go/FlightStatus/flightStatusByFlight.do?id=366318873&amp;airlineCode=LH&amp;flightNumber=1134&amp;utm_source=34b64945a69b9cac:7b907964:13ed466ba45:3e7e&amp;utm_medium=cpc&amp;utm_campaign=weblet" office:target-frame-name="_blank" xlink:show="new"><text:span text:style-name="T6">LH 1134</text:span></text:a></text:p>
          </table:table-cell>
          <table:table-cell table:style-name="Tabla14.B34" office:value-type="string">
            <text:p text:style-name="P8">Lufthansa</text:p>
          </table:table-cell>
          <table:table-cell table:style-name="Tabla14.C34" office:value-type="string">
            <text:p text:style-name="P8">3:39 PM</text:p>
          </table:table-cell>
          <table:table-cell table:style-name="Tabla14.D34" office:value-type="string">
            <text:p text:style-name="Table_20_Contents"><text:span text:style-name="T6">Aterrizo <text:line-break/></text:span><text:span text:style-name="T6"><draw:frame draw:style-name="fr1" draw:name="gráficos500" text:anchor-type="as-char" svg:width="0.185cm" svg:height="0.185cm" draw:z-index="4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3&amp;airlineCode=LH&amp;flightNumber=11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5" office:value-type="string">
            <text:p text:style-name="Table_20_Contents"><text:a xlink:type="simple" xlink:href="https://www.flightstats.com/go/FlightStatus/flightStatusByFlight.do?id=366367425&amp;airlineCode=SU&amp;flightNumber=2514&amp;utm_source=34b64945a69b9cac:7b907964:13ed466ba45:3e7e&amp;utm_medium=cpc&amp;utm_campaign=weblet" office:target-frame-name="_blank" xlink:show="new"><text:span text:style-name="T6">SU 2514</text:span></text:a></text:p>
          </table:table-cell>
          <table:table-cell table:style-name="Tabla14.B35" office:value-type="string">
            <text:p text:style-name="P8">Aeroflot</text:p>
          </table:table-cell>
          <table:table-cell table:style-name="Tabla14.C35" office:value-type="string">
            <text:p text:style-name="P8">3:46 PM</text:p>
          </table:table-cell>
          <table:table-cell table:style-name="Tabla14.D35" office:value-type="string">
            <text:p text:style-name="Table_20_Contents"><text:span text:style-name="T6">Aterrizo <text:line-break/></text:span><text:span text:style-name="T6"><draw:frame draw:style-name="fr1" draw:name="gráficos501" text:anchor-type="as-char" svg:width="0.185cm" svg:height="0.185cm" draw:z-index="4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425&amp;airlineCode=SU&amp;flightNumber=25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6" office:value-type="string">
            <text:p text:style-name="Table_20_Contents"><text:a xlink:type="simple" xlink:href="https://www.flightstats.com/go/FlightStatus/flightStatusByFlight.do?id=366367425&amp;airlineCode=UX&amp;flightNumber=3245&amp;utm_source=34b64945a69b9cac:7b907964:13ed466ba45:3e7e&amp;utm_medium=cpc&amp;utm_campaign=weblet" office:target-frame-name="_blank" xlink:show="new"><text:span text:style-name="T6">UX 3245</text:span></text:a><text:span text:style-name="T6"> </text:span><text:span text:style-name="T4">^</text:span></text:p>
          </table:table-cell>
          <table:table-cell table:style-name="Tabla14.B36" office:value-type="string">
            <text:p text:style-name="P8">Air Europa</text:p>
          </table:table-cell>
          <table:table-cell table:style-name="Tabla14.C36" office:value-type="string">
            <text:p text:style-name="P8">3:46 PM</text:p>
          </table:table-cell>
          <table:table-cell table:style-name="Tabla14.D36" office:value-type="string">
            <text:p text:style-name="Table_20_Contents"><text:span text:style-name="T6">Aterrizo <text:line-break/></text:span><text:span text:style-name="T6"><draw:frame draw:style-name="fr1" draw:name="gráficos502" text:anchor-type="as-char" svg:width="0.185cm" svg:height="0.185cm" draw:z-index="45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425&amp;airlineCode=UX&amp;flightNumber=324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37" office:value-type="string">
            <text:p text:style-name="Table_20_Contents"><text:a xlink:type="simple" xlink:href="https://www.flightstats.com/go/FlightStatus/flightStatusByFlight.do?id=366339087&amp;airlineCode=NI&amp;flightNumber=1042&amp;utm_source=34b64945a69b9cac:7b907964:13ed466ba45:3e7e&amp;utm_medium=cpc&amp;utm_campaign=weblet" office:target-frame-name="_blank" xlink:show="new"><text:span text:style-name="T6">NI 1042</text:span></text:a></text:p>
          </table:table-cell>
          <table:table-cell table:style-name="Tabla14.B37" office:value-type="string">
            <text:p text:style-name="P8">Portugalia Airlines</text:p>
          </table:table-cell>
          <table:table-cell table:style-name="Tabla14.C37" office:value-type="string">
            <text:p text:style-name="P8">4:00 PM</text:p>
          </table:table-cell>
          <table:table-cell table:style-name="Tabla14.D37" office:value-type="string">
            <text:p text:style-name="P8">En Ruta </text:p>
          </table:table-cell>
        </table:table-row>
        <table:table-row>
          <table:table-cell table:style-name="Tabla14.A38" office:value-type="string">
            <text:p text:style-name="Table_20_Contents"><text:a xlink:type="simple" xlink:href="https://www.flightstats.com/go/FlightStatus/flightStatusByFlight.do?id=366339087&amp;airlineCode=TP&amp;flightNumber=1042&amp;utm_source=34b64945a69b9cac:7b907964:13ed466ba45:3e7e&amp;utm_medium=cpc&amp;utm_campaign=weblet" office:target-frame-name="_blank" xlink:show="new"><text:span text:style-name="T6">TP 1042</text:span></text:a><text:span text:style-name="T6"> </text:span><text:span text:style-name="T4">^</text:span></text:p>
          </table:table-cell>
          <table:table-cell table:style-name="Tabla14.B38" office:value-type="string">
            <text:p text:style-name="P8">TAP Portugal</text:p>
          </table:table-cell>
          <table:table-cell table:style-name="Tabla14.C38" office:value-type="string">
            <text:p text:style-name="P8">4:00 PM</text:p>
          </table:table-cell>
          <table:table-cell table:style-name="Tabla14.D38" office:value-type="string">
            <text:p text:style-name="P8">En Ruta </text:p>
          </table:table-cell>
        </table:table-row>
        <table:table-row>
          <table:table-cell table:style-name="Tabla14.A39" office:value-type="string">
            <text:p text:style-name="Table_20_Contents"><text:a xlink:type="simple" xlink:href="https://www.flightstats.com/go/FlightStatus/flightStatusByFlight.do?id=366339087&amp;airlineCode=S4&amp;flightNumber=8706&amp;utm_source=34b64945a69b9cac:7b907964:13ed466ba45:3e7e&amp;utm_medium=cpc&amp;utm_campaign=weblet" office:target-frame-name="_blank" xlink:show="new"><text:span text:style-name="T6">S4 8706</text:span></text:a><text:span text:style-name="T6"> </text:span><text:span text:style-name="T4">^</text:span></text:p>
          </table:table-cell>
          <table:table-cell table:style-name="Tabla14.B39" office:value-type="string">
            <text:p text:style-name="P8">SATA Internacional</text:p>
          </table:table-cell>
          <table:table-cell table:style-name="Tabla14.C39" office:value-type="string">
            <text:p text:style-name="P8">4:00 PM</text:p>
          </table:table-cell>
          <table:table-cell table:style-name="Tabla14.D39" office:value-type="string">
            <text:p text:style-name="P8">En Ruta </text:p>
          </table:table-cell>
        </table:table-row>
        <table:table-row>
          <table:table-cell table:style-name="Tabla14.A40" office:value-type="string">
            <text:p text:style-name="Table_20_Contents"><text:a xlink:type="simple" xlink:href="https://www.flightstats.com/go/FlightStatus/flightStatusByFlight.do?id=366339087&amp;airlineCode=TK&amp;flightNumber=8113&amp;utm_source=34b64945a69b9cac:7b907964:13ed466ba45:3e7e&amp;utm_medium=cpc&amp;utm_campaign=weblet" office:target-frame-name="_blank" xlink:show="new"><text:span text:style-name="T6">TK 8113</text:span></text:a><text:span text:style-name="T6"> </text:span><text:span text:style-name="T4">^</text:span></text:p>
          </table:table-cell>
          <table:table-cell table:style-name="Tabla14.B40" office:value-type="string">
            <text:p text:style-name="P8">Turkish Airlines</text:p>
          </table:table-cell>
          <table:table-cell table:style-name="Tabla14.C40" office:value-type="string">
            <text:p text:style-name="P8">4:00 PM</text:p>
          </table:table-cell>
          <table:table-cell table:style-name="Tabla14.D40" office:value-type="string">
            <text:p text:style-name="P8">En Ruta </text:p>
          </table:table-cell>
        </table:table-row>
        <table:table-row>
          <table:table-cell table:style-name="Tabla14.A41" office:value-type="string">
            <text:p text:style-name="Table_20_Contents"><text:a xlink:type="simple" xlink:href="https://www.flightstats.com/go/FlightStatus/flightStatusByFlight.do?id=366339087&amp;airlineCode=OU&amp;flightNumber=5727&amp;utm_source=34b64945a69b9cac:7b907964:13ed466ba45:3e7e&amp;utm_medium=cpc&amp;utm_campaign=weblet" office:target-frame-name="_blank" xlink:show="new"><text:span text:style-name="T6">OU 5727</text:span></text:a><text:span text:style-name="T6"> </text:span><text:span text:style-name="T4">^</text:span></text:p>
          </table:table-cell>
          <table:table-cell table:style-name="Tabla14.B41" office:value-type="string">
            <text:p text:style-name="P8">Croatia Airlines</text:p>
          </table:table-cell>
          <table:table-cell table:style-name="Tabla14.C41" office:value-type="string">
            <text:p text:style-name="P8">4:00 PM</text:p>
          </table:table-cell>
          <table:table-cell table:style-name="Tabla14.D41" office:value-type="string">
            <text:p text:style-name="P8">En Ruta </text:p>
          </table:table-cell>
        </table:table-row>
        <table:table-row>
          <table:table-cell table:style-name="Tabla14.A42" office:value-type="string">
            <text:p text:style-name="Table_20_Contents"><text:a xlink:type="simple" xlink:href="https://www.flightstats.com/go/FlightStatus/flightStatusByFlight.do?id=366291699&amp;airlineCode=DY&amp;flightNumber=5177&amp;utm_source=34b64945a69b9cac:7b907964:13ed466ba45:3e7e&amp;utm_medium=cpc&amp;utm_campaign=weblet" office:target-frame-name="_blank" xlink:show="new"><text:span text:style-name="T6">DY 5177</text:span></text:a></text:p>
          </table:table-cell>
          <table:table-cell table:style-name="Tabla14.B42" office:value-type="string">
            <text:p text:style-name="P8">Norwegian Air Shuttle</text:p>
          </table:table-cell>
          <table:table-cell table:style-name="Tabla14.C42" office:value-type="string">
            <text:p text:style-name="P8">3:45 PM</text:p>
          </table:table-cell>
          <table:table-cell table:style-name="Tabla14.D42" office:value-type="string">
            <text:p text:style-name="Table_20_Contents"><text:span text:style-name="T6">Aterrizo <text:line-break/></text:span><text:span text:style-name="T6"><draw:frame draw:style-name="fr1" draw:name="gráficos513" text:anchor-type="as-char" svg:width="0.185cm" svg:height="0.185cm" draw:z-index="4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699&amp;airlineCode=DY&amp;flightNumber=517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3" office:value-type="string">
            <text:p text:style-name="Table_20_Contents"><text:a xlink:type="simple" xlink:href="https://www.flightstats.com/go/FlightStatus/flightStatusByFlight.do?id=367634528&amp;airlineCode=FR&amp;flightNumber=9044&amp;utm_source=34b64945a69b9cac:7b907964:13ed466ba45:3e7e&amp;utm_medium=cpc&amp;utm_campaign=weblet" office:target-frame-name="_blank" xlink:show="new"><text:span text:style-name="T6">FR 9044</text:span></text:a></text:p>
          </table:table-cell>
          <table:table-cell table:style-name="Tabla14.B43" office:value-type="string">
            <text:p text:style-name="P8">Ryanair</text:p>
          </table:table-cell>
          <table:table-cell table:style-name="Tabla14.C43" office:value-type="string">
            <text:p text:style-name="P8">4:02 PM</text:p>
          </table:table-cell>
          <table:table-cell table:style-name="Tabla14.D43" office:value-type="string">
            <text:p text:style-name="Table_20_Contents"><text:span text:style-name="T6">Aterrizo <text:line-break/></text:span><text:span text:style-name="T6"><draw:frame draw:style-name="fr1" draw:name="gráficos514" text:anchor-type="as-char" svg:width="0.185cm" svg:height="0.185cm" draw:z-index="4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528&amp;airlineCode=FR&amp;flightNumber=90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4" office:value-type="string">
            <text:p text:style-name="Table_20_Contents"><text:a xlink:type="simple" xlink:href="https://www.flightstats.com/go/FlightStatus/flightStatusByFlight.do?id=366317649&amp;airlineCode=VY&amp;flightNumber=6111&amp;utm_source=34b64945a69b9cac:7b907964:13ed466ba45:3e7e&amp;utm_medium=cpc&amp;utm_campaign=weblet" office:target-frame-name="_blank" xlink:show="new"><text:span text:style-name="T6">VY 6111</text:span></text:a></text:p>
          </table:table-cell>
          <table:table-cell table:style-name="Tabla14.B44" office:value-type="string">
            <text:p text:style-name="P8">Vueling</text:p>
          </table:table-cell>
          <table:table-cell table:style-name="Tabla14.C44" office:value-type="string">
            <text:p text:style-name="P8">4:12 PM</text:p>
          </table:table-cell>
          <table:table-cell table:style-name="Tabla14.D44" office:value-type="string">
            <text:p text:style-name="Table_20_Contents"><text:span text:style-name="T6">Aterrizo <text:line-break/></text:span><text:span text:style-name="T6"><draw:frame draw:style-name="fr1" draw:name="gráficos515" text:anchor-type="as-char" svg:width="0.185cm" svg:height="0.185cm" draw:z-index="4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9&amp;airlineCode=VY&amp;flightNumber=61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5" office:value-type="string">
            <text:p text:style-name="Table_20_Contents"><text:a xlink:type="simple" xlink:href="https://www.flightstats.com/go/FlightStatus/flightStatusByFlight.do?id=366317649&amp;airlineCode=IB&amp;flightNumber=5911&amp;utm_source=34b64945a69b9cac:7b907964:13ed466ba45:3e7e&amp;utm_medium=cpc&amp;utm_campaign=weblet" office:target-frame-name="_blank" xlink:show="new"><text:span text:style-name="T6">IB 5911</text:span></text:a><text:span text:style-name="T6"> </text:span><text:span text:style-name="T4">^</text:span></text:p>
          </table:table-cell>
          <table:table-cell table:style-name="Tabla14.B45" office:value-type="string">
            <text:p text:style-name="P8">Iberia</text:p>
          </table:table-cell>
          <table:table-cell table:style-name="Tabla14.C45" office:value-type="string">
            <text:p text:style-name="P8">4:12 PM</text:p>
          </table:table-cell>
          <table:table-cell table:style-name="Tabla14.D45" office:value-type="string">
            <text:p text:style-name="Table_20_Contents"><text:span text:style-name="T6">Aterrizo <text:line-break/></text:span><text:span text:style-name="T6"><draw:frame draw:style-name="fr1" draw:name="gráficos516" text:anchor-type="as-char" svg:width="0.185cm" svg:height="0.185cm" draw:z-index="4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9&amp;airlineCode=IB&amp;flightNumber=59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6" office:value-type="string">
            <text:p text:style-name="Table_20_Contents"><text:a xlink:type="simple" xlink:href="https://www.flightstats.com/go/FlightStatus/flightStatusByFlight.do?id=366307191&amp;airlineCode=VY&amp;flightNumber=1871&amp;utm_source=34b64945a69b9cac:7b907964:13ed466ba45:3e7e&amp;utm_medium=cpc&amp;utm_campaign=weblet" office:target-frame-name="_blank" xlink:show="new"><text:span text:style-name="T6">VY 1871</text:span></text:a></text:p>
          </table:table-cell>
          <table:table-cell table:style-name="Tabla14.B46" office:value-type="string">
            <text:p text:style-name="P8">Vueling</text:p>
          </table:table-cell>
          <table:table-cell table:style-name="Tabla14.C46" office:value-type="string">
            <text:p text:style-name="P8">4:24 PM</text:p>
          </table:table-cell>
          <table:table-cell table:style-name="Tabla14.D46" office:value-type="string">
            <text:p text:style-name="Table_20_Contents"><text:span text:style-name="T6">Aterrizo <text:line-break/></text:span><text:span text:style-name="T6"><draw:frame draw:style-name="fr1" draw:name="gráficos517" text:anchor-type="as-char" svg:width="0.185cm" svg:height="0.185cm" draw:z-index="4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7191&amp;airlineCode=VY&amp;flightNumber=18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7" office:value-type="string">
            <text:p text:style-name="Table_20_Contents"><text:a xlink:type="simple" xlink:href="https://www.flightstats.com/go/FlightStatus/flightStatusByFlight.do?id=366307191&amp;airlineCode=IB&amp;flightNumber=5624&amp;utm_source=34b64945a69b9cac:7b907964:13ed466ba45:3e7e&amp;utm_medium=cpc&amp;utm_campaign=weblet" office:target-frame-name="_blank" xlink:show="new"><text:span text:style-name="T6">IB 5624</text:span></text:a><text:span text:style-name="T6"> </text:span><text:span text:style-name="T4">^</text:span></text:p>
          </table:table-cell>
          <table:table-cell table:style-name="Tabla14.B47" office:value-type="string">
            <text:p text:style-name="P8">Iberia</text:p>
          </table:table-cell>
          <table:table-cell table:style-name="Tabla14.C47" office:value-type="string">
            <text:p text:style-name="P8">4:24 PM</text:p>
          </table:table-cell>
          <table:table-cell table:style-name="Tabla14.D47" office:value-type="string">
            <text:p text:style-name="Table_20_Contents"><text:span text:style-name="T6">Aterrizo <text:line-break/></text:span><text:span text:style-name="T6"><draw:frame draw:style-name="fr1" draw:name="gráficos518" text:anchor-type="as-char" svg:width="0.185cm" svg:height="0.185cm" draw:z-index="4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7191&amp;airlineCode=IB&amp;flightNumber=562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8" office:value-type="string">
            <text:p text:style-name="Table_20_Contents"><text:a xlink:type="simple" xlink:href="https://www.flightstats.com/go/FlightStatus/flightStatusByFlight.do?id=366347877&amp;airlineCode=VY&amp;flightNumber=6501&amp;utm_source=34b64945a69b9cac:7b907964:13ed466ba45:3e7e&amp;utm_medium=cpc&amp;utm_campaign=weblet" office:target-frame-name="_blank" xlink:show="new"><text:span text:style-name="T6">VY 6501</text:span></text:a></text:p>
          </table:table-cell>
          <table:table-cell table:style-name="Tabla14.B48" office:value-type="string">
            <text:p text:style-name="P8">Vueling</text:p>
          </table:table-cell>
          <table:table-cell table:style-name="Tabla14.C48" office:value-type="string">
            <text:p text:style-name="P8">3:59 PM</text:p>
          </table:table-cell>
          <table:table-cell table:style-name="Tabla14.D48" office:value-type="string">
            <text:p text:style-name="Table_20_Contents"><text:span text:style-name="T6">Aterrizo <text:line-break/></text:span><text:span text:style-name="T6"><draw:frame draw:style-name="fr1" draw:name="gráficos519" text:anchor-type="as-char" svg:width="0.185cm" svg:height="0.185cm" draw:z-index="4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877&amp;airlineCode=VY&amp;flightNumber=65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49" office:value-type="string">
            <text:p text:style-name="Table_20_Contents"><text:a xlink:type="simple" xlink:href="https://www.flightstats.com/go/FlightStatus/flightStatusByFlight.do?id=366347877&amp;airlineCode=IB&amp;flightNumber=5735&amp;utm_source=34b64945a69b9cac:7b907964:13ed466ba45:3e7e&amp;utm_medium=cpc&amp;utm_campaign=weblet" office:target-frame-name="_blank" xlink:show="new"><text:span text:style-name="T6">IB 5735</text:span></text:a><text:span text:style-name="T6"> </text:span><text:span text:style-name="T4">^</text:span></text:p>
          </table:table-cell>
          <table:table-cell table:style-name="Tabla14.B49" office:value-type="string">
            <text:p text:style-name="P8">Iberia</text:p>
          </table:table-cell>
          <table:table-cell table:style-name="Tabla14.C49" office:value-type="string">
            <text:p text:style-name="P8">3:59 PM</text:p>
          </table:table-cell>
          <table:table-cell table:style-name="Tabla14.D49" office:value-type="string">
            <text:p text:style-name="Table_20_Contents"><text:span text:style-name="T6">Aterrizo <text:line-break/></text:span><text:span text:style-name="T6"><draw:frame draw:style-name="fr1" draw:name="gráficos520" text:anchor-type="as-char" svg:width="0.185cm" svg:height="0.185cm" draw:z-index="46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877&amp;airlineCode=IB&amp;flightNumber=57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0" office:value-type="string">
            <text:p text:style-name="Table_20_Contents"><text:a xlink:type="simple" xlink:href="https://www.flightstats.com/go/FlightStatus/flightStatusByFlight.do?id=366337608&amp;airlineCode=U2&amp;flightNumber=8575&amp;utm_source=34b64945a69b9cac:7b907964:13ed466ba45:3e7e&amp;utm_medium=cpc&amp;utm_campaign=weblet" office:target-frame-name="_blank" xlink:show="new"><text:span text:style-name="T6">U2 8575</text:span></text:a></text:p>
          </table:table-cell>
          <table:table-cell table:style-name="Tabla14.B50" office:value-type="string">
            <text:p text:style-name="P8">easyJet</text:p>
          </table:table-cell>
          <table:table-cell table:style-name="Tabla14.C50" office:value-type="string">
            <text:p text:style-name="P8">4:14 PM</text:p>
          </table:table-cell>
          <table:table-cell table:style-name="Tabla14.D50" office:value-type="string">
            <text:p text:style-name="Table_20_Contents"><text:span text:style-name="T6">Aterrizo <text:line-break/></text:span><text:span text:style-name="T6"><draw:frame draw:style-name="fr1" draw:name="gráficos521" text:anchor-type="as-char" svg:width="0.185cm" svg:height="0.185cm" draw:z-index="46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08&amp;airlineCode=U2&amp;flightNumber=85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1" office:value-type="string">
            <text:p text:style-name="Table_20_Contents"><text:a xlink:type="simple" xlink:href="https://www.flightstats.com/go/FlightStatus/flightStatusByFlight.do?id=366376639&amp;airlineCode=VY&amp;flightNumber=2287&amp;utm_source=34b64945a69b9cac:7b907964:13ed466ba45:3e7e&amp;utm_medium=cpc&amp;utm_campaign=weblet" office:target-frame-name="_blank" xlink:show="new"><text:span text:style-name="T6">VY 2287</text:span></text:a></text:p>
          </table:table-cell>
          <table:table-cell table:style-name="Tabla14.B51" office:value-type="string">
            <text:p text:style-name="P8">Vueling</text:p>
          </table:table-cell>
          <table:table-cell table:style-name="Tabla14.C51" office:value-type="string">
            <text:p text:style-name="P8">4:35 PM</text:p>
          </table:table-cell>
          <table:table-cell table:style-name="Tabla14.D51" office:value-type="string">
            <text:p text:style-name="Table_20_Contents"><text:span text:style-name="T6">Aterrizo <text:line-break/></text:span><text:span text:style-name="T6"><draw:frame draw:style-name="fr1" draw:name="gráficos522" text:anchor-type="as-char" svg:width="0.185cm" svg:height="0.185cm" draw:z-index="46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6639&amp;airlineCode=VY&amp;flightNumber=228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52" office:value-type="string">
            <text:p text:style-name="Table_20_Contents"><text:a xlink:type="simple" xlink:href="https://www.flightstats.com/go/FlightStatus/flightStatusByFlight.do?id=366376639&amp;airlineCode=IB&amp;flightNumber=5249&amp;utm_source=34b64945a69b9cac:7b907964:13ed466ba45:3e7e&amp;utm_medium=cpc&amp;utm_campaign=weblet" office:target-frame-name="_blank" xlink:show="new"><text:span text:style-name="T6">IB 5249</text:span></text:a><text:span text:style-name="T6"> </text:span><text:span text:style-name="T4">^</text:span></text:p>
          </table:table-cell>
          <table:table-cell table:style-name="Tabla14.B52" office:value-type="string">
            <text:p text:style-name="P8">Iberia</text:p>
          </table:table-cell>
          <table:table-cell table:style-name="Tabla14.C52" office:value-type="string">
            <text:p text:style-name="P8">4:35 PM</text:p>
          </table:table-cell>
          <table:table-cell table:style-name="Tabla14.D52" office:value-type="string">
            <text:p text:style-name="Table_20_Contents"><text:span text:style-name="T6">Aterrizo <text:line-break/></text:span><text:span text:style-name="T6"><draw:frame draw:style-name="fr1" draw:name="gráficos523" text:anchor-type="as-char" svg:width="0.185cm" svg:height="0.185cm" draw:z-index="46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6639&amp;airlineCode=IB&amp;flightNumber=524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53" office:value-type="string">
            <text:p text:style-name="Table_20_Contents"><text:a xlink:type="simple" xlink:href="https://www.flightstats.com/go/FlightStatus/flightStatusByFlight.do?id=366290724&amp;airlineCode=KL&amp;flightNumber=1673&amp;utm_source=34b64945a69b9cac:7b907964:13ed466ba45:3e7e&amp;utm_medium=cpc&amp;utm_campaign=weblet" office:target-frame-name="_blank" xlink:show="new"><text:span text:style-name="T6">KL 1673</text:span></text:a></text:p>
          </table:table-cell>
          <table:table-cell table:style-name="Tabla14.B53" office:value-type="string">
            <text:p text:style-name="P8">KLM</text:p>
          </table:table-cell>
          <table:table-cell table:style-name="Tabla14.C53" office:value-type="string">
            <text:p text:style-name="P8">4:32 PM</text:p>
          </table:table-cell>
          <table:table-cell table:style-name="Tabla14.D53" office:value-type="string">
            <text:p text:style-name="Table_20_Contents"><text:span text:style-name="T6">Aterrizo <text:line-break/></text:span><text:span text:style-name="T6"><draw:frame draw:style-name="fr1" draw:name="gráficos524" text:anchor-type="as-char" svg:width="0.185cm" svg:height="0.185cm" draw:z-index="4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4&amp;airlineCode=KL&amp;flightNumber=16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4" office:value-type="string">
            <text:p text:style-name="Table_20_Contents"><text:a xlink:type="simple" xlink:href="https://www.flightstats.com/go/FlightStatus/flightStatusByFlight.do?id=366290724&amp;airlineCode=DL&amp;flightNumber=9603&amp;utm_source=34b64945a69b9cac:7b907964:13ed466ba45:3e7e&amp;utm_medium=cpc&amp;utm_campaign=weblet" office:target-frame-name="_blank" xlink:show="new"><text:span text:style-name="T6">DL 9603</text:span></text:a><text:span text:style-name="T6"> </text:span><text:span text:style-name="T4">^</text:span></text:p>
          </table:table-cell>
          <table:table-cell table:style-name="Tabla14.B54" office:value-type="string">
            <text:p text:style-name="P8">Delta Air Lines</text:p>
          </table:table-cell>
          <table:table-cell table:style-name="Tabla14.C54" office:value-type="string">
            <text:p text:style-name="P8">4:32 PM</text:p>
          </table:table-cell>
          <table:table-cell table:style-name="Tabla14.D54" office:value-type="string">
            <text:p text:style-name="Table_20_Contents"><text:span text:style-name="T6">Aterrizo <text:line-break/></text:span><text:span text:style-name="T6"><draw:frame draw:style-name="fr1" draw:name="gráficos525" text:anchor-type="as-char" svg:width="0.185cm" svg:height="0.185cm" draw:z-index="4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4&amp;airlineCode=DL&amp;flightNumber=96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5" office:value-type="string">
            <text:p text:style-name="Table_20_Contents"><text:a xlink:type="simple" xlink:href="https://www.flightstats.com/go/FlightStatus/flightStatusByFlight.do?id=366359819&amp;airlineCode=VY&amp;flightNumber=1525&amp;utm_source=34b64945a69b9cac:7b907964:13ed466ba45:3e7e&amp;utm_medium=cpc&amp;utm_campaign=weblet" office:target-frame-name="_blank" xlink:show="new"><text:span text:style-name="T6">VY 1525</text:span></text:a></text:p>
          </table:table-cell>
          <table:table-cell table:style-name="Tabla14.B55" office:value-type="string">
            <text:p text:style-name="P8">Vueling</text:p>
          </table:table-cell>
          <table:table-cell table:style-name="Tabla14.C55" office:value-type="string">
            <text:p text:style-name="P8">4:12 PM</text:p>
          </table:table-cell>
          <table:table-cell table:style-name="Tabla14.D55" office:value-type="string">
            <text:p text:style-name="Table_20_Contents"><text:span text:style-name="T6">Aterrizo <text:line-break/></text:span><text:span text:style-name="T6"><draw:frame draw:style-name="fr1" draw:name="gráficos526" text:anchor-type="as-char" svg:width="0.185cm" svg:height="0.185cm" draw:z-index="4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9819&amp;airlineCode=VY&amp;flightNumber=15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6" office:value-type="string">
            <text:p text:style-name="Table_20_Contents"><text:a xlink:type="simple" xlink:href="https://www.flightstats.com/go/FlightStatus/flightStatusByFlight.do?id=366359819&amp;airlineCode=IB&amp;flightNumber=5371&amp;utm_source=34b64945a69b9cac:7b907964:13ed466ba45:3e7e&amp;utm_medium=cpc&amp;utm_campaign=weblet" office:target-frame-name="_blank" xlink:show="new"><text:span text:style-name="T6">IB 5371</text:span></text:a><text:span text:style-name="T6"> </text:span><text:span text:style-name="T4">^</text:span></text:p>
          </table:table-cell>
          <table:table-cell table:style-name="Tabla14.B56" office:value-type="string">
            <text:p text:style-name="P8">Iberia</text:p>
          </table:table-cell>
          <table:table-cell table:style-name="Tabla14.C56" office:value-type="string">
            <text:p text:style-name="P8">4:12 PM</text:p>
          </table:table-cell>
          <table:table-cell table:style-name="Tabla14.D56" office:value-type="string">
            <text:p text:style-name="Table_20_Contents"><text:span text:style-name="T6">Aterrizo <text:line-break/></text:span><text:span text:style-name="T6"><draw:frame draw:style-name="fr1" draw:name="gráficos527" text:anchor-type="as-char" svg:width="0.185cm" svg:height="0.185cm" draw:z-index="47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9819&amp;airlineCode=IB&amp;flightNumber=53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7" office:value-type="string">
            <text:p text:style-name="Table_20_Contents"><text:a xlink:type="simple" xlink:href="https://www.flightstats.com/go/FlightStatus/flightStatusByFlight.do?id=366321938&amp;airlineCode=U2&amp;flightNumber=1407&amp;utm_source=34b64945a69b9cac:7b907964:13ed466ba45:3e7e&amp;utm_medium=cpc&amp;utm_campaign=weblet" office:target-frame-name="_blank" xlink:show="new"><text:span text:style-name="T6">U2 1407</text:span></text:a></text:p>
          </table:table-cell>
          <table:table-cell table:style-name="Tabla14.B57" office:value-type="string">
            <text:p text:style-name="P8">easyJet</text:p>
          </table:table-cell>
          <table:table-cell table:style-name="Tabla14.C57" office:value-type="string">
            <text:p text:style-name="P8">4:19 PM</text:p>
          </table:table-cell>
          <table:table-cell table:style-name="Tabla14.D57" office:value-type="string">
            <text:p text:style-name="Table_20_Contents"><text:span text:style-name="T6">Aterrizo <text:line-break/></text:span><text:span text:style-name="T6"><draw:frame draw:style-name="fr1" draw:name="gráficos528" text:anchor-type="as-char" svg:width="0.185cm" svg:height="0.185cm" draw:z-index="4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8&amp;airlineCode=U2&amp;flightNumber=14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8" office:value-type="string">
            <text:p text:style-name="Table_20_Contents"><text:a xlink:type="simple" xlink:href="https://www.flightstats.com/go/FlightStatus/flightStatusByFlight.do?id=366340774&amp;airlineCode=IB&amp;flightNumber=2722&amp;utm_source=34b64945a69b9cac:7b907964:13ed466ba45:3e7e&amp;utm_medium=cpc&amp;utm_campaign=weblet" office:target-frame-name="_blank" xlink:show="new"><text:span text:style-name="T6">IB 2722</text:span></text:a></text:p>
          </table:table-cell>
          <table:table-cell table:style-name="Tabla14.B58" office:value-type="string">
            <text:p text:style-name="P8">Iberia</text:p>
          </table:table-cell>
          <table:table-cell table:style-name="Tabla14.C58" office:value-type="string">
            <text:p text:style-name="P8">4:17 PM</text:p>
          </table:table-cell>
          <table:table-cell table:style-name="Tabla14.D58" office:value-type="string">
            <text:p text:style-name="Table_20_Contents"><text:span text:style-name="T6">Aterrizo <text:line-break/></text:span><text:span text:style-name="T6"><draw:frame draw:style-name="fr1" draw:name="gráficos529" text:anchor-type="as-char" svg:width="0.185cm" svg:height="0.185cm" draw:z-index="4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4&amp;airlineCode=IB&amp;flightNumber=272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59" office:value-type="string">
            <text:p text:style-name="Table_20_Contents"><text:a xlink:type="simple" xlink:href="https://www.flightstats.com/go/FlightStatus/flightStatusByFlight.do?id=366340774&amp;airlineCode=LA&amp;flightNumber=8030&amp;utm_source=34b64945a69b9cac:7b907964:13ed466ba45:3e7e&amp;utm_medium=cpc&amp;utm_campaign=weblet" office:target-frame-name="_blank" xlink:show="new"><text:span text:style-name="T6">LA 8030</text:span></text:a><text:span text:style-name="T6"> </text:span><text:span text:style-name="T4">^</text:span></text:p>
          </table:table-cell>
          <table:table-cell table:style-name="Tabla14.B59" office:value-type="string">
            <text:p text:style-name="P8">LAN Airlines</text:p>
          </table:table-cell>
          <table:table-cell table:style-name="Tabla14.C59" office:value-type="string">
            <text:p text:style-name="P8">4:17 PM</text:p>
          </table:table-cell>
          <table:table-cell table:style-name="Tabla14.D59" office:value-type="string">
            <text:p text:style-name="Table_20_Contents"><text:span text:style-name="T6">Aterrizo <text:line-break/></text:span><text:span text:style-name="T6"><draw:frame draw:style-name="fr1" draw:name="gráficos530" text:anchor-type="as-char" svg:width="0.185cm" svg:height="0.185cm" draw:z-index="4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4&amp;airlineCode=LA&amp;flightNumber=80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0" office:value-type="string">
            <text:p text:style-name="Table_20_Contents"><text:a xlink:type="simple" xlink:href="https://www.flightstats.com/go/FlightStatus/flightStatusByFlight.do?id=365866600&amp;airlineCode=AR&amp;flightNumber=1160&amp;utm_source=34b64945a69b9cac:7b907964:13ed466ba45:3e7e&amp;utm_medium=cpc&amp;utm_campaign=weblet" office:target-frame-name="_blank" xlink:show="new"><text:span text:style-name="T6">AR 1160</text:span></text:a></text:p>
          </table:table-cell>
          <table:table-cell table:style-name="Tabla14.B60" office:value-type="string">
            <text:p text:style-name="P8">Aerolineas Argentinas</text:p>
          </table:table-cell>
          <table:table-cell table:style-name="Tabla14.C60" office:value-type="string">
            <text:p text:style-name="P8">4:31 PM</text:p>
          </table:table-cell>
          <table:table-cell table:style-name="Tabla14.D60" office:value-type="string">
            <text:p text:style-name="Table_20_Contents"><text:span text:style-name="T6">Aterrizo <text:line-break/></text:span><text:span text:style-name="T6"><draw:frame draw:style-name="fr1" draw:name="gráficos531" text:anchor-type="as-char" svg:width="0.185cm" svg:height="0.185cm" draw:z-index="4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5866600&amp;airlineCode=AR&amp;flightNumber=11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1" office:value-type="string">
            <text:p text:style-name="Table_20_Contents"><text:a xlink:type="simple" xlink:href="https://www.flightstats.com/go/FlightStatus/flightStatusByFlight.do?id=366366828&amp;airlineCode=VY&amp;flightNumber=1867&amp;utm_source=34b64945a69b9cac:7b907964:13ed466ba45:3e7e&amp;utm_medium=cpc&amp;utm_campaign=weblet" office:target-frame-name="_blank" xlink:show="new"><text:span text:style-name="T6">VY 1867</text:span></text:a></text:p>
          </table:table-cell>
          <table:table-cell table:style-name="Tabla14.B61" office:value-type="string">
            <text:p text:style-name="P8">Vueling</text:p>
          </table:table-cell>
          <table:table-cell table:style-name="Tabla14.C61" office:value-type="string">
            <text:p text:style-name="P8">4:39 PM</text:p>
          </table:table-cell>
          <table:table-cell table:style-name="Tabla14.D61" office:value-type="string">
            <text:p text:style-name="Table_20_Contents"><text:span text:style-name="T6">Aterrizo <text:line-break/></text:span><text:span text:style-name="T6"><draw:frame draw:style-name="fr1" draw:name="gráficos532" text:anchor-type="as-char" svg:width="0.185cm" svg:height="0.185cm" draw:z-index="47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6828&amp;airlineCode=VY&amp;flightNumber=18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2" office:value-type="string">
            <text:p text:style-name="Table_20_Contents"><text:a xlink:type="simple" xlink:href="https://www.flightstats.com/go/FlightStatus/flightStatusByFlight.do?id=366366828&amp;airlineCode=IB&amp;flightNumber=5406&amp;utm_source=34b64945a69b9cac:7b907964:13ed466ba45:3e7e&amp;utm_medium=cpc&amp;utm_campaign=weblet" office:target-frame-name="_blank" xlink:show="new"><text:span text:style-name="T6">IB 5406</text:span></text:a><text:span text:style-name="T6"> </text:span><text:span text:style-name="T4">^</text:span></text:p>
          </table:table-cell>
          <table:table-cell table:style-name="Tabla14.B62" office:value-type="string">
            <text:p text:style-name="P8">Iberia</text:p>
          </table:table-cell>
          <table:table-cell table:style-name="Tabla14.C62" office:value-type="string">
            <text:p text:style-name="P8">4:39 PM</text:p>
          </table:table-cell>
          <table:table-cell table:style-name="Tabla14.D62" office:value-type="string">
            <text:p text:style-name="Table_20_Contents"><text:span text:style-name="T6">Aterrizo <text:line-break/></text:span><text:span text:style-name="T6"><draw:frame draw:style-name="fr1" draw:name="gráficos533" text:anchor-type="as-char" svg:width="0.185cm" svg:height="0.185cm" draw:z-index="4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6828&amp;airlineCode=IB&amp;flightNumber=54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3" office:value-type="string">
            <text:p text:style-name="Table_20_Contents"><text:a xlink:type="simple" xlink:href="https://www.flightstats.com/go/FlightStatus/flightStatusByFlight.do?id=366328691&amp;airlineCode=TK&amp;flightNumber=1855&amp;utm_source=34b64945a69b9cac:7b907964:13ed466ba45:3e7e&amp;utm_medium=cpc&amp;utm_campaign=weblet" office:target-frame-name="_blank" xlink:show="new"><text:span text:style-name="T6">TK 1855</text:span></text:a></text:p>
          </table:table-cell>
          <table:table-cell table:style-name="Tabla14.B63" office:value-type="string">
            <text:p text:style-name="P8">Turkish Airlines</text:p>
          </table:table-cell>
          <table:table-cell table:style-name="Tabla14.C63" office:value-type="string">
            <text:p text:style-name="P8">4:40 PM</text:p>
          </table:table-cell>
          <table:table-cell table:style-name="Tabla14.D63" office:value-type="string">
            <text:p text:style-name="Table_20_Contents"><text:span text:style-name="T6">Aterrizo <text:line-break/></text:span><text:span text:style-name="T6"><draw:frame draw:style-name="fr1" draw:name="gráficos534" text:anchor-type="as-char" svg:width="0.185cm" svg:height="0.185cm" draw:z-index="4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8691&amp;airlineCode=TK&amp;flightNumber=18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4" office:value-type="string">
            <text:p text:style-name="Table_20_Contents"><text:a xlink:type="simple" xlink:href="https://www.flightstats.com/go/FlightStatus/flightStatusByFlight.do?id=366328691&amp;airlineCode=TP&amp;flightNumber=8820&amp;utm_source=34b64945a69b9cac:7b907964:13ed466ba45:3e7e&amp;utm_medium=cpc&amp;utm_campaign=weblet" office:target-frame-name="_blank" xlink:show="new"><text:span text:style-name="T6">TP 8820</text:span></text:a><text:span text:style-name="T6"> </text:span><text:span text:style-name="T4">^</text:span></text:p>
          </table:table-cell>
          <table:table-cell table:style-name="Tabla14.B64" office:value-type="string">
            <text:p text:style-name="P8">TAP Portugal</text:p>
          </table:table-cell>
          <table:table-cell table:style-name="Tabla14.C64" office:value-type="string">
            <text:p text:style-name="P8">4:40 PM</text:p>
          </table:table-cell>
          <table:table-cell table:style-name="Tabla14.D64" office:value-type="string">
            <text:p text:style-name="Table_20_Contents"><text:span text:style-name="T6">Aterrizo <text:line-break/></text:span><text:span text:style-name="T6"><draw:frame draw:style-name="fr1" draw:name="gráficos535" text:anchor-type="as-char" svg:width="0.185cm" svg:height="0.185cm" draw:z-index="48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8691&amp;airlineCode=TP&amp;flightNumber=88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5" office:value-type="string">
            <text:p text:style-name="Table_20_Contents"><text:a xlink:type="simple" xlink:href="https://www.flightstats.com/go/FlightStatus/flightStatusByFlight.do?id=366323074&amp;airlineCode=DY&amp;flightNumber=5181&amp;utm_source=34b64945a69b9cac:7b907964:13ed466ba45:3e7e&amp;utm_medium=cpc&amp;utm_campaign=weblet" office:target-frame-name="_blank" xlink:show="new"><text:span text:style-name="T6">DY 5181</text:span></text:a></text:p>
          </table:table-cell>
          <table:table-cell table:style-name="Tabla14.B65" office:value-type="string">
            <text:p text:style-name="P8">Norwegian Air Shuttle</text:p>
          </table:table-cell>
          <table:table-cell table:style-name="Tabla14.C65" office:value-type="string">
            <text:p text:style-name="P8">4:29 PM</text:p>
          </table:table-cell>
          <table:table-cell table:style-name="Tabla14.D65" office:value-type="string">
            <text:p text:style-name="Table_20_Contents"><text:span text:style-name="T6">Aterrizo <text:line-break/></text:span><text:span text:style-name="T6"><draw:frame draw:style-name="fr1" draw:name="gráficos536" text:anchor-type="as-char" svg:width="0.185cm" svg:height="0.185cm" draw:z-index="4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3074&amp;airlineCode=DY&amp;flightNumber=51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6" office:value-type="string">
            <text:p text:style-name="Table_20_Contents"><text:a xlink:type="simple" xlink:href="https://www.flightstats.com/go/FlightStatus/flightStatusByFlight.do?id=367634751&amp;airlineCode=FR&amp;flightNumber=6385&amp;utm_source=34b64945a69b9cac:7b907964:13ed466ba45:3e7e&amp;utm_medium=cpc&amp;utm_campaign=weblet" office:target-frame-name="_blank" xlink:show="new"><text:span text:style-name="T6">FR 6385</text:span></text:a></text:p>
          </table:table-cell>
          <table:table-cell table:style-name="Tabla14.B66" office:value-type="string">
            <text:p text:style-name="P8">Ryanair</text:p>
          </table:table-cell>
          <table:table-cell table:style-name="Tabla14.C66" office:value-type="string">
            <text:p text:style-name="P8">4:33 PM</text:p>
          </table:table-cell>
          <table:table-cell table:style-name="Tabla14.D66" office:value-type="string">
            <text:p text:style-name="Table_20_Contents"><text:span text:style-name="T6">Aterrizo <text:line-break/></text:span><text:span text:style-name="T6"><draw:frame draw:style-name="fr1" draw:name="gráficos537" text:anchor-type="as-char" svg:width="0.185cm" svg:height="0.185cm" draw:z-index="4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751&amp;airlineCode=FR&amp;flightNumber=63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7" office:value-type="string">
            <text:p text:style-name="Table_20_Contents"><text:a xlink:type="simple" xlink:href="https://www.flightstats.com/go/FlightStatus/flightStatusByFlight.do?id=366296063&amp;airlineCode=VY&amp;flightNumber=1425&amp;utm_source=34b64945a69b9cac:7b907964:13ed466ba45:3e7e&amp;utm_medium=cpc&amp;utm_campaign=weblet" office:target-frame-name="_blank" xlink:show="new"><text:span text:style-name="T6">VY 1425</text:span></text:a></text:p>
          </table:table-cell>
          <table:table-cell table:style-name="Tabla14.B67" office:value-type="string">
            <text:p text:style-name="P8">Vueling</text:p>
          </table:table-cell>
          <table:table-cell table:style-name="Tabla14.C67" office:value-type="string">
            <text:p text:style-name="P8">4:43 PM</text:p>
          </table:table-cell>
          <table:table-cell table:style-name="Tabla14.D67" office:value-type="string">
            <text:p text:style-name="Table_20_Contents"><text:span text:style-name="T6">Aterrizo <text:line-break/></text:span><text:span text:style-name="T6"><draw:frame draw:style-name="fr1" draw:name="gráficos538" text:anchor-type="as-char" svg:width="0.185cm" svg:height="0.185cm" draw:z-index="4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3&amp;airlineCode=VY&amp;flightNumber=14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8" office:value-type="string">
            <text:p text:style-name="Table_20_Contents"><text:a xlink:type="simple" xlink:href="https://www.flightstats.com/go/FlightStatus/flightStatusByFlight.do?id=366296063&amp;airlineCode=IB&amp;flightNumber=5611&amp;utm_source=34b64945a69b9cac:7b907964:13ed466ba45:3e7e&amp;utm_medium=cpc&amp;utm_campaign=weblet" office:target-frame-name="_blank" xlink:show="new"><text:span text:style-name="T6">IB 5611</text:span></text:a><text:span text:style-name="T6"> </text:span><text:span text:style-name="T4">^</text:span></text:p>
          </table:table-cell>
          <table:table-cell table:style-name="Tabla14.B68" office:value-type="string">
            <text:p text:style-name="P8">Iberia</text:p>
          </table:table-cell>
          <table:table-cell table:style-name="Tabla14.C68" office:value-type="string">
            <text:p text:style-name="P8">4:43 PM</text:p>
          </table:table-cell>
          <table:table-cell table:style-name="Tabla14.D68" office:value-type="string">
            <text:p text:style-name="Table_20_Contents"><text:span text:style-name="T6">Aterrizo <text:line-break/></text:span><text:span text:style-name="T6"><draw:frame draw:style-name="fr1" draw:name="gráficos539" text:anchor-type="as-char" svg:width="0.185cm" svg:height="0.185cm" draw:z-index="48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3&amp;airlineCode=IB&amp;flightNumber=56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69" office:value-type="string">
            <text:p text:style-name="Table_20_Contents"><text:a xlink:type="simple" xlink:href="https://www.flightstats.com/go/FlightStatus/flightStatusByFlight.do?id=366317652&amp;airlineCode=AZ&amp;flightNumber=76&amp;utm_source=34b64945a69b9cac:7b907964:13ed466ba45:3e7e&amp;utm_medium=cpc&amp;utm_campaign=weblet" office:target-frame-name="_blank" xlink:show="new"><text:span text:style-name="T6">AZ 76</text:span></text:a></text:p>
          </table:table-cell>
          <table:table-cell table:style-name="Tabla14.B69" office:value-type="string">
            <text:p text:style-name="P8">Alitalia</text:p>
          </table:table-cell>
          <table:table-cell table:style-name="Tabla14.C69" office:value-type="string">
            <text:p text:style-name="P8">4:50 PM</text:p>
          </table:table-cell>
          <table:table-cell table:style-name="Tabla14.D69" office:value-type="string">
            <text:p text:style-name="Table_20_Contents"><text:span text:style-name="T6">Aterrizo <text:line-break/></text:span><text:soft-page-break/><text:span text:style-name="T6"><draw:frame draw:style-name="fr1" draw:name="gráficos540" text:anchor-type="as-char" svg:width="0.185cm" svg:height="0.185cm" draw:z-index="48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2&amp;airlineCode=AZ&amp;flightNumber=7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0" office:value-type="string">
            <text:p text:style-name="Table_20_Contents"><text:a xlink:type="simple" xlink:href="https://www.flightstats.com/go/FlightStatus/flightStatusByFlight.do?id=366317652&amp;airlineCode=EY&amp;flightNumber=7091&amp;utm_source=34b64945a69b9cac:7b907964:13ed466ba45:3e7e&amp;utm_medium=cpc&amp;utm_campaign=weblet" office:target-frame-name="_blank" xlink:show="new"><text:span text:style-name="T6">EY 7091</text:span></text:a><text:span text:style-name="T6"> </text:span><text:span text:style-name="T4">^</text:span></text:p>
          </table:table-cell>
          <table:table-cell table:style-name="Tabla14.B70" office:value-type="string">
            <text:p text:style-name="P8">Etihad Airways</text:p>
          </table:table-cell>
          <table:table-cell table:style-name="Tabla14.C70" office:value-type="string">
            <text:p text:style-name="P8">4:50 PM</text:p>
          </table:table-cell>
          <table:table-cell table:style-name="Tabla14.D70" office:value-type="string">
            <text:p text:style-name="Table_20_Contents"><text:span text:style-name="T6">Aterrizo <text:line-break/></text:span><text:span text:style-name="T6"><draw:frame draw:style-name="fr1" draw:name="gráficos541" text:anchor-type="as-char" svg:width="0.185cm" svg:height="0.185cm" draw:z-index="48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2&amp;airlineCode=EY&amp;flightNumber=70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1" office:value-type="string">
            <text:p text:style-name="Table_20_Contents"><text:a xlink:type="simple" xlink:href="https://www.flightstats.com/go/FlightStatus/flightStatusByFlight.do?id=366317652&amp;airlineCode=SU&amp;flightNumber=3238&amp;utm_source=34b64945a69b9cac:7b907964:13ed466ba45:3e7e&amp;utm_medium=cpc&amp;utm_campaign=weblet" office:target-frame-name="_blank" xlink:show="new"><text:span text:style-name="T6">SU 3238</text:span></text:a><text:span text:style-name="T6"> </text:span><text:span text:style-name="T4">^</text:span></text:p>
          </table:table-cell>
          <table:table-cell table:style-name="Tabla14.B71" office:value-type="string">
            <text:p text:style-name="P8">Aeroflot</text:p>
          </table:table-cell>
          <table:table-cell table:style-name="Tabla14.C71" office:value-type="string">
            <text:p text:style-name="P8">4:50 PM</text:p>
          </table:table-cell>
          <table:table-cell table:style-name="Tabla14.D71" office:value-type="string">
            <text:p text:style-name="Table_20_Contents"><text:span text:style-name="T6">Aterrizo <text:line-break/></text:span><text:span text:style-name="T6"><draw:frame draw:style-name="fr1" draw:name="gráficos542" text:anchor-type="as-char" svg:width="0.185cm" svg:height="0.185cm" draw:z-index="4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2&amp;airlineCode=SU&amp;flightNumber=32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2" office:value-type="string">
            <text:p text:style-name="Table_20_Contents"><text:a xlink:type="simple" xlink:href="https://www.flightstats.com/go/FlightStatus/flightStatusByFlight.do?id=366352266&amp;airlineCode=VY&amp;flightNumber=8027&amp;utm_source=34b64945a69b9cac:7b907964:13ed466ba45:3e7e&amp;utm_medium=cpc&amp;utm_campaign=weblet" office:target-frame-name="_blank" xlink:show="new"><text:span text:style-name="T6">VY 8027</text:span></text:a></text:p>
          </table:table-cell>
          <table:table-cell table:style-name="Tabla14.B72" office:value-type="string">
            <text:p text:style-name="P8">Vueling</text:p>
          </table:table-cell>
          <table:table-cell table:style-name="Tabla14.C72" office:value-type="string">
            <text:p text:style-name="P8">4:48 PM</text:p>
          </table:table-cell>
          <table:table-cell table:style-name="Tabla14.D72" office:value-type="string">
            <text:p text:style-name="Table_20_Contents"><text:span text:style-name="T6">Aterrizo <text:line-break/></text:span><text:span text:style-name="T6"><draw:frame draw:style-name="fr1" draw:name="gráficos543" text:anchor-type="as-char" svg:width="0.185cm" svg:height="0.185cm" draw:z-index="4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6&amp;airlineCode=VY&amp;flightNumber=80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3" office:value-type="string">
            <text:p text:style-name="Table_20_Contents"><text:a xlink:type="simple" xlink:href="https://www.flightstats.com/go/FlightStatus/flightStatusByFlight.do?id=366352266&amp;airlineCode=IB&amp;flightNumber=5929&amp;utm_source=34b64945a69b9cac:7b907964:13ed466ba45:3e7e&amp;utm_medium=cpc&amp;utm_campaign=weblet" office:target-frame-name="_blank" xlink:show="new"><text:span text:style-name="T6">IB 5929</text:span></text:a><text:span text:style-name="T6"> </text:span><text:span text:style-name="T4">^</text:span></text:p>
          </table:table-cell>
          <table:table-cell table:style-name="Tabla14.B73" office:value-type="string">
            <text:p text:style-name="P8">Iberia</text:p>
          </table:table-cell>
          <table:table-cell table:style-name="Tabla14.C73" office:value-type="string">
            <text:p text:style-name="P8">4:48 PM</text:p>
          </table:table-cell>
          <table:table-cell table:style-name="Tabla14.D73" office:value-type="string">
            <text:p text:style-name="Table_20_Contents"><text:span text:style-name="T6">Aterrizo <text:line-break/></text:span><text:span text:style-name="T6"><draw:frame draw:style-name="fr1" draw:name="gráficos544" text:anchor-type="as-char" svg:width="0.185cm" svg:height="0.185cm" draw:z-index="4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6&amp;airlineCode=IB&amp;flightNumber=592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4" office:value-type="string">
            <text:p text:style-name="Table_20_Contents"><text:a xlink:type="simple" xlink:href="https://www.flightstats.com/go/FlightStatus/flightStatusByFlight.do?id=366356622&amp;airlineCode=VY&amp;flightNumber=3917&amp;utm_source=34b64945a69b9cac:7b907964:13ed466ba45:3e7e&amp;utm_medium=cpc&amp;utm_campaign=weblet" office:target-frame-name="_blank" xlink:show="new"><text:span text:style-name="T6">VY 3917</text:span></text:a></text:p>
          </table:table-cell>
          <table:table-cell table:style-name="Tabla14.B74" office:value-type="string">
            <text:p text:style-name="P8">Vueling</text:p>
          </table:table-cell>
          <table:table-cell table:style-name="Tabla14.C74" office:value-type="string">
            <text:p text:style-name="P8">4:59 PM</text:p>
          </table:table-cell>
          <table:table-cell table:style-name="Tabla14.D74" office:value-type="string">
            <text:p text:style-name="Table_20_Contents"><text:span text:style-name="T6">Aterrizo <text:line-break/></text:span><text:span text:style-name="T6"><draw:frame draw:style-name="fr1" draw:name="gráficos545" text:anchor-type="as-char" svg:width="0.185cm" svg:height="0.185cm" draw:z-index="4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2&amp;airlineCode=VY&amp;flightNumber=39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5" office:value-type="string">
            <text:p text:style-name="Table_20_Contents"><text:a xlink:type="simple" xlink:href="https://www.flightstats.com/go/FlightStatus/flightStatusByFlight.do?id=366356622&amp;airlineCode=IB&amp;flightNumber=5385&amp;utm_source=34b64945a69b9cac:7b907964:13ed466ba45:3e7e&amp;utm_medium=cpc&amp;utm_campaign=weblet" office:target-frame-name="_blank" xlink:show="new"><text:span text:style-name="T6">IB 5385</text:span></text:a><text:span text:style-name="T6"> </text:span><text:span text:style-name="T4">^</text:span></text:p>
          </table:table-cell>
          <table:table-cell table:style-name="Tabla14.B75" office:value-type="string">
            <text:p text:style-name="P8">Iberia</text:p>
          </table:table-cell>
          <table:table-cell table:style-name="Tabla14.C75" office:value-type="string">
            <text:p text:style-name="P8">4:59 PM</text:p>
          </table:table-cell>
          <table:table-cell table:style-name="Tabla14.D75" office:value-type="string">
            <text:p text:style-name="Table_20_Contents"><text:span text:style-name="T6">Aterrizo <text:line-break/></text:span><text:span text:style-name="T6"><draw:frame draw:style-name="fr1" draw:name="gráficos546" text:anchor-type="as-char" svg:width="0.185cm" svg:height="0.185cm" draw:z-index="4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2&amp;airlineCode=IB&amp;flightNumber=53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6" office:value-type="string">
            <text:p text:style-name="Table_20_Contents"><text:a xlink:type="simple" xlink:href="https://www.flightstats.com/go/FlightStatus/flightStatusByFlight.do?id=366347416&amp;airlineCode=U2&amp;flightNumber=2765&amp;utm_source=34b64945a69b9cac:7b907964:13ed466ba45:3e7e&amp;utm_medium=cpc&amp;utm_campaign=weblet" office:target-frame-name="_blank" xlink:show="new"><text:span text:style-name="T6">U2 2765</text:span></text:a></text:p>
          </table:table-cell>
          <table:table-cell table:style-name="Tabla14.B76" office:value-type="string">
            <text:p text:style-name="P8">easyJet</text:p>
          </table:table-cell>
          <table:table-cell table:style-name="Tabla14.C76" office:value-type="string">
            <text:p text:style-name="P8">4:40 PM</text:p>
          </table:table-cell>
          <table:table-cell table:style-name="Tabla14.D76" office:value-type="string">
            <text:p text:style-name="Table_20_Contents"><text:span text:style-name="T6">Aterrizo <text:line-break/></text:span><text:span text:style-name="T6"><draw:frame draw:style-name="fr1" draw:name="gráficos547" text:anchor-type="as-char" svg:width="0.185cm" svg:height="0.185cm" draw:z-index="4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6&amp;airlineCode=U2&amp;flightNumber=27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7" office:value-type="string">
            <text:p text:style-name="Table_20_Contents"><text:a xlink:type="simple" xlink:href="https://www.flightstats.com/go/FlightStatus/flightStatusByFlight.do?id=366359609&amp;airlineCode=BT&amp;flightNumber=683&amp;utm_source=34b64945a69b9cac:7b907964:13ed466ba45:3e7e&amp;utm_medium=cpc&amp;utm_campaign=weblet" office:target-frame-name="_blank" xlink:show="new"><text:span text:style-name="T6">BT 683</text:span></text:a></text:p>
          </table:table-cell>
          <table:table-cell table:style-name="Tabla14.B77" office:value-type="string">
            <text:p text:style-name="P8">Air Baltic</text:p>
          </table:table-cell>
          <table:table-cell table:style-name="Tabla14.C77" office:value-type="string">
            <text:p text:style-name="P8">4:57 PM</text:p>
          </table:table-cell>
          <table:table-cell table:style-name="Tabla14.D77" office:value-type="string">
            <text:p text:style-name="Table_20_Contents"><text:span text:style-name="T6">Aterrizo <text:line-break/></text:span><text:span text:style-name="T6"><draw:frame draw:style-name="fr1" draw:name="gráficos548" text:anchor-type="as-char" svg:width="0.185cm" svg:height="0.185cm" draw:z-index="49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9609&amp;airlineCode=BT&amp;flightNumber=6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8" office:value-type="string">
            <text:p text:style-name="Table_20_Contents"><text:a xlink:type="simple" xlink:href="https://www.flightstats.com/go/FlightStatus/flightStatusByFlight.do?id=366340753&amp;airlineCode=UX&amp;flightNumber=2006&amp;utm_source=34b64945a69b9cac:7b907964:13ed466ba45:3e7e&amp;utm_medium=cpc&amp;utm_campaign=weblet" office:target-frame-name="_blank" xlink:show="new"><text:span text:style-name="T6">UX 2006</text:span></text:a></text:p>
          </table:table-cell>
          <table:table-cell table:style-name="Tabla14.B78" office:value-type="string">
            <text:p text:style-name="P8">Air Europa</text:p>
          </table:table-cell>
          <table:table-cell table:style-name="Tabla14.C78" office:value-type="string">
            <text:p text:style-name="P8">5:03 PM</text:p>
          </table:table-cell>
          <table:table-cell table:style-name="Tabla14.D78" office:value-type="string">
            <text:p text:style-name="Table_20_Contents"><text:span text:style-name="T6">Aterrizo <text:line-break/></text:span><text:span text:style-name="T6"><draw:frame draw:style-name="fr1" draw:name="gráficos549" text:anchor-type="as-char" svg:width="0.185cm" svg:height="0.185cm" draw:z-index="4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3&amp;airlineCode=UX&amp;flightNumber=20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79" office:value-type="string">
            <text:p text:style-name="Table_20_Contents"><text:a xlink:type="simple" xlink:href="https://www.flightstats.com/go/FlightStatus/flightStatusByFlight.do?id=366340753&amp;airlineCode=EY&amp;flightNumber=4366&amp;utm_source=34b64945a69b9cac:7b907964:13ed466ba45:3e7e&amp;utm_medium=cpc&amp;utm_campaign=weblet" office:target-frame-name="_blank" xlink:show="new"><text:span text:style-name="T6">EY 4366</text:span></text:a><text:span text:style-name="T6"> </text:span><text:span text:style-name="T4">^</text:span></text:p>
          </table:table-cell>
          <table:table-cell table:style-name="Tabla14.B79" office:value-type="string">
            <text:p text:style-name="P8">Etihad Airways</text:p>
          </table:table-cell>
          <table:table-cell table:style-name="Tabla14.C79" office:value-type="string">
            <text:p text:style-name="P8">5:03 PM</text:p>
          </table:table-cell>
          <table:table-cell table:style-name="Tabla14.D79" office:value-type="string">
            <text:p text:style-name="Table_20_Contents"><text:span text:style-name="T6">Aterrizo <text:line-break/></text:span><text:span text:style-name="T6"><draw:frame draw:style-name="fr1" draw:name="gráficos550" text:anchor-type="as-char" svg:width="0.185cm" svg:height="0.185cm" draw:z-index="49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3&amp;airlineCode=EY&amp;flightNumber=436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0" office:value-type="string">
            <text:p text:style-name="Table_20_Contents"><text:a xlink:type="simple" xlink:href="https://www.flightstats.com/go/FlightStatus/flightStatusByFlight.do?id=366340753&amp;airlineCode=AM&amp;flightNumber=6808&amp;utm_source=34b64945a69b9cac:7b907964:13ed466ba45:3e7e&amp;utm_medium=cpc&amp;utm_campaign=weblet" office:target-frame-name="_blank" xlink:show="new"><text:span text:style-name="T6">AM 6808</text:span></text:a><text:span text:style-name="T6"> </text:span><text:span text:style-name="T4">^</text:span></text:p>
          </table:table-cell>
          <table:table-cell table:style-name="Tabla14.B80" office:value-type="string">
            <text:p text:style-name="P8">Aeromexico</text:p>
          </table:table-cell>
          <table:table-cell table:style-name="Tabla14.C80" office:value-type="string">
            <text:p text:style-name="P8">5:03 PM</text:p>
          </table:table-cell>
          <table:table-cell table:style-name="Tabla14.D80" office:value-type="string">
            <text:p text:style-name="Table_20_Contents"><text:span text:style-name="T6">Aterrizo <text:line-break/></text:span><text:span text:style-name="T6"><draw:frame draw:style-name="fr1" draw:name="gráficos551" text:anchor-type="as-char" svg:width="0.185cm" svg:height="0.185cm" draw:z-index="4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3&amp;airlineCode=AM&amp;flightNumber=68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1" office:value-type="string">
            <text:p text:style-name="Table_20_Contents"><text:a xlink:type="simple" xlink:href="https://www.flightstats.com/go/FlightStatus/flightStatusByFlight.do?id=366340753&amp;airlineCode=DL&amp;flightNumber=6771&amp;utm_source=34b64945a69b9cac:7b907964:13ed466ba45:3e7e&amp;utm_medium=cpc&amp;utm_campaign=weblet" office:target-frame-name="_blank" xlink:show="new"><text:span text:style-name="T6">DL 6771</text:span></text:a><text:span text:style-name="T6"> </text:span><text:span text:style-name="T4">^</text:span></text:p>
          </table:table-cell>
          <table:table-cell table:style-name="Tabla14.B81" office:value-type="string">
            <text:p text:style-name="P8">Delta Air Lines</text:p>
          </table:table-cell>
          <table:table-cell table:style-name="Tabla14.C81" office:value-type="string">
            <text:p text:style-name="P8">5:03 PM</text:p>
          </table:table-cell>
          <table:table-cell table:style-name="Tabla14.D81" office:value-type="string">
            <text:p text:style-name="Table_20_Contents"><text:span text:style-name="T6">Aterrizo <text:line-break/></text:span><text:span text:style-name="T6"><draw:frame draw:style-name="fr1" draw:name="gráficos552" text:anchor-type="as-char" svg:width="0.185cm" svg:height="0.185cm" draw:z-index="49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3&amp;airlineCode=DL&amp;flightNumber=67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2" office:value-type="string">
            <text:p text:style-name="Table_20_Contents"><text:a xlink:type="simple" xlink:href="https://www.flightstats.com/go/FlightStatus/flightStatusByFlight.do?id=366340773&amp;airlineCode=IB&amp;flightNumber=2720&amp;utm_source=34b64945a69b9cac:7b907964:13ed466ba45:3e7e&amp;utm_medium=cpc&amp;utm_campaign=weblet" office:target-frame-name="_blank" xlink:show="new"><text:span text:style-name="T6">IB 2720</text:span></text:a></text:p>
          </table:table-cell>
          <table:table-cell table:style-name="Tabla14.B82" office:value-type="string">
            <text:p text:style-name="P8">Iberia</text:p>
          </table:table-cell>
          <table:table-cell table:style-name="Tabla14.C82" office:value-type="string">
            <text:p text:style-name="P8">5:17 PM</text:p>
          </table:table-cell>
          <table:table-cell table:style-name="Tabla14.D82" office:value-type="string">
            <text:p text:style-name="Table_20_Contents"><text:span text:style-name="T6">Aterrizo <text:line-break/></text:span><text:span text:style-name="T6"><draw:frame draw:style-name="fr1" draw:name="gráficos553" text:anchor-type="as-char" svg:width="0.185cm" svg:height="0.185cm" draw:z-index="49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3&amp;airlineCode=IB&amp;flightNumber=27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3" office:value-type="string">
            <text:p text:style-name="Table_20_Contents"><text:a xlink:type="simple" xlink:href="https://www.flightstats.com/go/FlightStatus/flightStatusByFlight.do?id=366340773&amp;airlineCode=LA&amp;flightNumber=8029&amp;utm_source=34b64945a69b9cac:7b907964:13ed466ba45:3e7e&amp;utm_medium=cpc&amp;utm_campaign=weblet" office:target-frame-name="_blank" xlink:show="new"><text:span text:style-name="T6">LA 8029</text:span></text:a><text:span text:style-name="T6"> </text:span><text:span text:style-name="T4">^</text:span></text:p>
          </table:table-cell>
          <table:table-cell table:style-name="Tabla14.B83" office:value-type="string">
            <text:p text:style-name="P8">LAN Airlines</text:p>
          </table:table-cell>
          <table:table-cell table:style-name="Tabla14.C83" office:value-type="string">
            <text:p text:style-name="P8">5:17 PM</text:p>
          </table:table-cell>
          <table:table-cell table:style-name="Tabla14.D83" office:value-type="string">
            <text:p text:style-name="Table_20_Contents"><text:span text:style-name="T6">Aterrizo <text:line-break/></text:span><text:span text:style-name="T6"><draw:frame draw:style-name="fr1" draw:name="gráficos554" text:anchor-type="as-char" svg:width="0.185cm" svg:height="0.185cm" draw:z-index="49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3&amp;airlineCode=LA&amp;flightNumber=802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4" office:value-type="string">
            <text:p text:style-name="Table_20_Contents"><text:a xlink:type="simple" xlink:href="https://www.flightstats.com/go/FlightStatus/flightStatusByFlight.do?id=366340773&amp;airlineCode=AV&amp;flightNumber=6146&amp;utm_source=34b64945a69b9cac:7b907964:13ed466ba45:3e7e&amp;utm_medium=cpc&amp;utm_campaign=weblet" office:target-frame-name="_blank" xlink:show="new"><text:span text:style-name="T6">AV 6146</text:span></text:a><text:span text:style-name="T6"> </text:span><text:span text:style-name="T4">^</text:span></text:p>
          </table:table-cell>
          <table:table-cell table:style-name="Tabla14.B84" office:value-type="string">
            <text:p text:style-name="P8">AVIANCA</text:p>
          </table:table-cell>
          <table:table-cell table:style-name="Tabla14.C84" office:value-type="string">
            <text:p text:style-name="P8">5:17 PM</text:p>
          </table:table-cell>
          <table:table-cell table:style-name="Tabla14.D84" office:value-type="string">
            <text:p text:style-name="Table_20_Contents"><text:span text:style-name="T6">Aterrizo <text:line-break/></text:span><text:span text:style-name="T6"><draw:frame draw:style-name="fr1" draw:name="gráficos555" text:anchor-type="as-char" svg:width="0.185cm" svg:height="0.185cm" draw:z-index="5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73&amp;airlineCode=AV&amp;flightNumber=614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85" office:value-type="string">
            <text:p text:style-name="Table_20_Contents"><text:a xlink:type="simple" xlink:href="https://www.flightstats.com/go/FlightStatus/flightStatusByFlight.do?id=366302252&amp;airlineCode=AF&amp;flightNumber=1948&amp;utm_source=34b64945a69b9cac:7b907964:13ed466ba45:3e7e&amp;utm_medium=cpc&amp;utm_campaign=weblet" office:target-frame-name="_blank" xlink:show="new"><text:span text:style-name="T6">AF 1948</text:span></text:a></text:p>
          </table:table-cell>
          <table:table-cell table:style-name="Tabla14.B85" office:value-type="string">
            <text:p text:style-name="P8">Air France</text:p>
          </table:table-cell>
          <table:table-cell table:style-name="Tabla14.C85" office:value-type="string">
            <text:p text:style-name="P8">5:34 PM</text:p>
          </table:table-cell>
          <table:table-cell table:style-name="Tabla14.D85" office:value-type="string">
            <text:p text:style-name="Table_20_Contents"><text:span text:style-name="T6">Aterrizo <text:line-break/></text:span><text:span text:style-name="T6"><draw:frame draw:style-name="fr1" draw:name="gráficos556" text:anchor-type="as-char" svg:width="0.185cm" svg:height="0.185cm" draw:z-index="501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2&amp;airlineCode=AF&amp;flightNumber=19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86" office:value-type="string">
            <text:p text:style-name="Table_20_Contents"><text:a xlink:type="simple" xlink:href="https://www.flightstats.com/go/FlightStatus/flightStatusByFlight.do?id=366302252&amp;airlineCode=DL&amp;flightNumber=8557&amp;utm_source=34b64945a69b9cac:7b907964:13ed466ba45:3e7e&amp;utm_medium=cpc&amp;utm_campaign=weblet" office:target-frame-name="_blank" xlink:show="new"><text:span text:style-name="T6">DL 8557</text:span></text:a><text:span text:style-name="T6"> </text:span><text:span text:style-name="T4">^</text:span></text:p>
          </table:table-cell>
          <table:table-cell table:style-name="Tabla14.B86" office:value-type="string">
            <text:p text:style-name="P8">Delta Air Lines</text:p>
          </table:table-cell>
          <table:table-cell table:style-name="Tabla14.C86" office:value-type="string">
            <text:p text:style-name="P8">5:34 PM</text:p>
          </table:table-cell>
          <table:table-cell table:style-name="Tabla14.D86" office:value-type="string">
            <text:p text:style-name="Table_20_Contents"><text:span text:style-name="T6">Aterrizo <text:line-break/></text:span><text:span text:style-name="T6"><draw:frame draw:style-name="fr1" draw:name="gráficos557" text:anchor-type="as-char" svg:width="0.185cm" svg:height="0.185cm" draw:z-index="50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2&amp;airlineCode=DL&amp;flightNumber=855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87" office:value-type="string">
            <text:p text:style-name="Table_20_Contents"><text:a xlink:type="simple" xlink:href="https://www.flightstats.com/go/FlightStatus/flightStatusByFlight.do?id=366302252&amp;airlineCode=UX&amp;flightNumber=3948&amp;utm_source=34b64945a69b9cac:7b907964:13ed466ba45:3e7e&amp;utm_medium=cpc&amp;utm_campaign=weblet" office:target-frame-name="_blank" xlink:show="new"><text:span text:style-name="T6">UX 3948</text:span></text:a><text:span text:style-name="T6"> </text:span><text:span text:style-name="T4">^</text:span></text:p>
          </table:table-cell>
          <table:table-cell table:style-name="Tabla14.B87" office:value-type="string">
            <text:p text:style-name="P8">Air Europa</text:p>
          </table:table-cell>
          <table:table-cell table:style-name="Tabla14.C87" office:value-type="string">
            <text:p text:style-name="P8">5:34 PM</text:p>
          </table:table-cell>
          <table:table-cell table:style-name="Tabla14.D87" office:value-type="string">
            <text:p text:style-name="Table_20_Contents"><text:span text:style-name="T6">Aterrizo <text:line-break/></text:span><text:span text:style-name="T6"><draw:frame draw:style-name="fr1" draw:name="gráficos558" text:anchor-type="as-char" svg:width="0.185cm" svg:height="0.185cm" draw:z-index="50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2&amp;airlineCode=UX&amp;flightNumber=39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88" office:value-type="string">
            <text:p text:style-name="Table_20_Contents"><text:a xlink:type="simple" xlink:href="https://www.flightstats.com/go/FlightStatus/flightStatusByFlight.do?id=366302252&amp;airlineCode=AM&amp;flightNumber=6012&amp;utm_source=34b64945a69b9cac:7b907964:13ed466ba45:3e7e&amp;utm_medium=cpc&amp;utm_campaign=weblet" office:target-frame-name="_blank" xlink:show="new"><text:span text:style-name="T6">AM 6012</text:span></text:a><text:span text:style-name="T6"> </text:span><text:span text:style-name="T4">^</text:span></text:p>
          </table:table-cell>
          <table:table-cell table:style-name="Tabla14.B88" office:value-type="string">
            <text:p text:style-name="P8">Aeromexico</text:p>
          </table:table-cell>
          <table:table-cell table:style-name="Tabla14.C88" office:value-type="string">
            <text:p text:style-name="P8">5:34 PM</text:p>
          </table:table-cell>
          <table:table-cell table:style-name="Tabla14.D88" office:value-type="string">
            <text:p text:style-name="Table_20_Contents"><text:span text:style-name="T6">Aterrizo <text:line-break/></text:span><text:span text:style-name="T6"><draw:frame draw:style-name="fr1" draw:name="gráficos559" text:anchor-type="as-char" svg:width="0.185cm" svg:height="0.185cm" draw:z-index="50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2&amp;airlineCode=AM&amp;flightNumber=601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89" office:value-type="string">
            <text:p text:style-name="Table_20_Contents"><text:a xlink:type="simple" xlink:href="https://www.flightstats.com/go/FlightStatus/flightStatusByFlight.do?id=366302252&amp;airlineCode=CZ&amp;flightNumber=7061&amp;utm_source=34b64945a69b9cac:7b907964:13ed466ba45:3e7e&amp;utm_medium=cpc&amp;utm_campaign=weblet" office:target-frame-name="_blank" xlink:show="new"><text:span text:style-name="T6">CZ 7061</text:span></text:a><text:span text:style-name="T6"> </text:span><text:span text:style-name="T4">^</text:span></text:p>
          </table:table-cell>
          <table:table-cell table:style-name="Tabla14.B89" office:value-type="string">
            <text:p text:style-name="P8">China Southern Airlines</text:p>
          </table:table-cell>
          <table:table-cell table:style-name="Tabla14.C89" office:value-type="string">
            <text:p text:style-name="P8">5:34 PM</text:p>
          </table:table-cell>
          <table:table-cell table:style-name="Tabla14.D89" office:value-type="string">
            <text:p text:style-name="Table_20_Contents"><text:span text:style-name="T6">Aterrizo <text:line-break/></text:span><text:span text:style-name="T6"><draw:frame draw:style-name="fr1" draw:name="gráficos560" text:anchor-type="as-char" svg:width="0.185cm" svg:height="0.185cm" draw:z-index="50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2&amp;airlineCode=CZ&amp;flightNumber=706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90" office:value-type="string">
            <text:p text:style-name="Table_20_Contents"><text:a xlink:type="simple" xlink:href="https://www.flightstats.com/go/FlightStatus/flightStatusByFlight.do?id=366370760&amp;airlineCode=VY&amp;flightNumber=7365&amp;utm_source=34b64945a69b9cac:7b907964:13ed466ba45:3e7e&amp;utm_medium=cpc&amp;utm_campaign=weblet" office:target-frame-name="_blank" xlink:show="new"><text:span text:style-name="T6">VY 7365</text:span></text:a></text:p>
          </table:table-cell>
          <table:table-cell table:style-name="Tabla14.B90" office:value-type="string">
            <text:p text:style-name="P8">Vueling</text:p>
          </table:table-cell>
          <table:table-cell table:style-name="Tabla14.C90" office:value-type="string">
            <text:p text:style-name="P8">4:52 PM</text:p>
          </table:table-cell>
          <table:table-cell table:style-name="Tabla14.D90" office:value-type="string">
            <text:p text:style-name="Table_20_Contents"><text:span text:style-name="T6">Aterrizo <text:line-break/></text:span><text:span text:style-name="T6"><draw:frame draw:style-name="fr1" draw:name="gráficos561" text:anchor-type="as-char" svg:width="0.185cm" svg:height="0.185cm" draw:z-index="5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760&amp;airlineCode=VY&amp;flightNumber=73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1" office:value-type="string">
            <text:p text:style-name="Table_20_Contents"><text:a xlink:type="simple" xlink:href="https://www.flightstats.com/go/FlightStatus/flightStatusByFlight.do?id=366370760&amp;airlineCode=IB&amp;flightNumber=5299&amp;utm_source=34b64945a69b9cac:7b907964:13ed466ba45:3e7e&amp;utm_medium=cpc&amp;utm_campaign=weblet" office:target-frame-name="_blank" xlink:show="new"><text:span text:style-name="T6">IB 5299</text:span></text:a><text:span text:style-name="T6"> </text:span><text:span text:style-name="T4">^</text:span></text:p>
          </table:table-cell>
          <table:table-cell table:style-name="Tabla14.B91" office:value-type="string">
            <text:p text:style-name="P8">Iberia</text:p>
          </table:table-cell>
          <table:table-cell table:style-name="Tabla14.C91" office:value-type="string">
            <text:p text:style-name="P8">4:52 PM</text:p>
          </table:table-cell>
          <table:table-cell table:style-name="Tabla14.D91" office:value-type="string">
            <text:p text:style-name="Table_20_Contents"><text:span text:style-name="T6">Aterrizo <text:line-break/></text:span><text:span text:style-name="T6"><draw:frame draw:style-name="fr1" draw:name="gráficos562" text:anchor-type="as-char" svg:width="0.185cm" svg:height="0.185cm" draw:z-index="5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0760&amp;airlineCode=IB&amp;flightNumber=529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2" office:value-type="string">
            <text:p text:style-name="Table_20_Contents"><text:a xlink:type="simple" xlink:href="https://www.flightstats.com/go/FlightStatus/flightStatusByFlight.do?id=366291702&amp;airlineCode=VY&amp;flightNumber=1264&amp;utm_source=34b64945a69b9cac:7b907964:13ed466ba45:3e7e&amp;utm_medium=cpc&amp;utm_campaign=weblet" office:target-frame-name="_blank" xlink:show="new"><text:span text:style-name="T6">VY 1264</text:span></text:a></text:p>
          </table:table-cell>
          <table:table-cell table:style-name="Tabla14.B92" office:value-type="string">
            <text:p text:style-name="P8">Vueling</text:p>
          </table:table-cell>
          <table:table-cell table:style-name="Tabla14.C92" office:value-type="string">
            <text:p text:style-name="P8">5:01 PM</text:p>
          </table:table-cell>
          <table:table-cell table:style-name="Tabla14.D92" office:value-type="string">
            <text:p text:style-name="Table_20_Contents"><text:span text:style-name="T6">Aterrizo <text:line-break/></text:span><text:span text:style-name="T6"><draw:frame draw:style-name="fr1" draw:name="gráficos563" text:anchor-type="as-char" svg:width="0.185cm" svg:height="0.185cm" draw:z-index="5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702&amp;airlineCode=VY&amp;flightNumber=126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3" office:value-type="string">
            <text:p text:style-name="Table_20_Contents"><text:a xlink:type="simple" xlink:href="https://www.flightstats.com/go/FlightStatus/flightStatusByFlight.do?id=366291702&amp;airlineCode=IB&amp;flightNumber=5669&amp;utm_source=34b64945a69b9cac:7b907964:13ed466ba45:3e7e&amp;utm_medium=cpc&amp;utm_campaign=weblet" office:target-frame-name="_blank" xlink:show="new"><text:span text:style-name="T6">IB 5669</text:span></text:a><text:span text:style-name="T6"> </text:span><text:span text:style-name="T4">^</text:span></text:p>
          </table:table-cell>
          <table:table-cell table:style-name="Tabla14.B93" office:value-type="string">
            <text:p text:style-name="P8">Iberia</text:p>
          </table:table-cell>
          <table:table-cell table:style-name="Tabla14.C93" office:value-type="string">
            <text:p text:style-name="P8">5:01 PM</text:p>
          </table:table-cell>
          <table:table-cell table:style-name="Tabla14.D93" office:value-type="string">
            <text:p text:style-name="Table_20_Contents"><text:span text:style-name="T6">Aterrizo <text:line-break/></text:span><text:span text:style-name="T6"><draw:frame draw:style-name="fr1" draw:name="gráficos564" text:anchor-type="as-char" svg:width="0.185cm" svg:height="0.185cm" draw:z-index="5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702&amp;airlineCode=IB&amp;flightNumber=56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4" office:value-type="string">
            <text:p text:style-name="Table_20_Contents"><text:a xlink:type="simple" xlink:href="https://www.flightstats.com/go/FlightStatus/flightStatusByFlight.do?id=366369734&amp;airlineCode=VY&amp;flightNumber=3221&amp;utm_source=34b64945a69b9cac:7b907964:13ed466ba45:3e7e&amp;utm_medium=cpc&amp;utm_campaign=weblet" office:target-frame-name="_blank" xlink:show="new"><text:span text:style-name="T6">VY 3221</text:span></text:a></text:p>
          </table:table-cell>
          <table:table-cell table:style-name="Tabla14.B94" office:value-type="string">
            <text:p text:style-name="P8">Vueling</text:p>
          </table:table-cell>
          <table:table-cell table:style-name="Tabla14.C94" office:value-type="string">
            <text:p text:style-name="P8">5:37 PM</text:p>
          </table:table-cell>
          <table:table-cell table:style-name="Tabla14.D94" office:value-type="string">
            <text:p text:style-name="Table_20_Contents"><text:span text:style-name="T6">Aterrizo <text:line-break/></text:span><text:span text:style-name="T6"><draw:frame draw:style-name="fr1" draw:name="gráficos565" text:anchor-type="as-char" svg:width="0.185cm" svg:height="0.185cm" draw:z-index="51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69734&amp;airlineCode=VY&amp;flightNumber=322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95" office:value-type="string">
            <text:p text:style-name="Table_20_Contents"><text:a xlink:type="simple" xlink:href="https://www.flightstats.com/go/FlightStatus/flightStatusByFlight.do?id=366369734&amp;airlineCode=IB&amp;flightNumber=5743&amp;utm_source=34b64945a69b9cac:7b907964:13ed466ba45:3e7e&amp;utm_medium=cpc&amp;utm_campaign=weblet" office:target-frame-name="_blank" xlink:show="new"><text:span text:style-name="T6">IB 5743</text:span></text:a><text:span text:style-name="T6"> </text:span><text:span text:style-name="T4">^</text:span></text:p>
          </table:table-cell>
          <table:table-cell table:style-name="Tabla14.B95" office:value-type="string">
            <text:p text:style-name="P8">Iberia</text:p>
          </table:table-cell>
          <table:table-cell table:style-name="Tabla14.C95" office:value-type="string">
            <text:p text:style-name="P8">5:37 PM</text:p>
          </table:table-cell>
          <table:table-cell table:style-name="Tabla14.D95" office:value-type="string">
            <text:p text:style-name="Table_20_Contents"><text:span text:style-name="T6">Aterrizo <text:line-break/></text:span><text:span text:style-name="T6"><draw:frame draw:style-name="fr1" draw:name="gráficos566" text:anchor-type="as-char" svg:width="0.185cm" svg:height="0.185cm" draw:z-index="511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69734&amp;airlineCode=IB&amp;flightNumber=574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96" office:value-type="string">
            <text:p text:style-name="Table_20_Contents"><text:a xlink:type="simple" xlink:href="https://www.flightstats.com/go/FlightStatus/flightStatusByFlight.do?id=366367703&amp;airlineCode=VY&amp;flightNumber=2221&amp;utm_source=34b64945a69b9cac:7b907964:13ed466ba45:3e7e&amp;utm_medium=cpc&amp;utm_campaign=weblet" office:target-frame-name="_blank" xlink:show="new"><text:span text:style-name="T6">VY 2221</text:span></text:a></text:p>
          </table:table-cell>
          <table:table-cell table:style-name="Tabla14.B96" office:value-type="string">
            <text:p text:style-name="P8">Vueling</text:p>
          </table:table-cell>
          <table:table-cell table:style-name="Tabla14.C96" office:value-type="string">
            <text:p text:style-name="P8">5:13 PM</text:p>
          </table:table-cell>
          <table:table-cell table:style-name="Tabla14.D96" office:value-type="string">
            <text:p text:style-name="Table_20_Contents"><text:span text:style-name="T6">Aterrizo <text:line-break/></text:span><text:span text:style-name="T6"><draw:frame draw:style-name="fr1" draw:name="gráficos567" text:anchor-type="as-char" svg:width="0.185cm" svg:height="0.185cm" draw:z-index="5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3&amp;airlineCode=VY&amp;flightNumber=22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7" office:value-type="string">
            <text:p text:style-name="Table_20_Contents"><text:a xlink:type="simple" xlink:href="https://www.flightstats.com/go/FlightStatus/flightStatusByFlight.do?id=366367703&amp;airlineCode=IB&amp;flightNumber=5942&amp;utm_source=34b64945a69b9cac:7b907964:13ed466ba45:3e7e&amp;utm_medium=cpc&amp;utm_campaign=weblet" office:target-frame-name="_blank" xlink:show="new"><text:span text:style-name="T6">IB 5942</text:span></text:a><text:span text:style-name="T6"> </text:span><text:span text:style-name="T4">^</text:span></text:p>
          </table:table-cell>
          <table:table-cell table:style-name="Tabla14.B97" office:value-type="string">
            <text:p text:style-name="P8">Iberia</text:p>
          </table:table-cell>
          <table:table-cell table:style-name="Tabla14.C97" office:value-type="string">
            <text:p text:style-name="P8">5:13 PM</text:p>
          </table:table-cell>
          <table:table-cell table:style-name="Tabla14.D97" office:value-type="string">
            <text:p text:style-name="Table_20_Contents"><text:span text:style-name="T6">Aterrizo <text:line-break/></text:span><text:span text:style-name="T6"><draw:frame draw:style-name="fr1" draw:name="gráficos568" text:anchor-type="as-char" svg:width="0.185cm" svg:height="0.185cm" draw:z-index="5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3&amp;airlineCode=IB&amp;flightNumber=59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8" office:value-type="string">
            <text:p text:style-name="Table_20_Contents"><text:a xlink:type="simple" xlink:href="https://www.flightstats.com/go/FlightStatus/flightStatusByFlight.do?id=366340755&amp;airlineCode=VY&amp;flightNumber=1012&amp;utm_source=34b64945a69b9cac:7b907964:13ed466ba45:3e7e&amp;utm_medium=cpc&amp;utm_campaign=weblet" office:target-frame-name="_blank" xlink:show="new"><text:span text:style-name="T6">VY 1012</text:span></text:a></text:p>
          </table:table-cell>
          <table:table-cell table:style-name="Tabla14.B98" office:value-type="string">
            <text:p text:style-name="P8">Vueling</text:p>
          </table:table-cell>
          <table:table-cell table:style-name="Tabla14.C98" office:value-type="string">
            <text:p text:style-name="P8">5:29 PM</text:p>
          </table:table-cell>
          <table:table-cell table:style-name="Tabla14.D98" office:value-type="string">
            <text:p text:style-name="Table_20_Contents"><text:span text:style-name="T6">Aterrizo <text:line-break/></text:span><text:span text:style-name="T6"><draw:frame draw:style-name="fr1" draw:name="gráficos569" text:anchor-type="as-char" svg:width="0.185cm" svg:height="0.185cm" draw:z-index="5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5&amp;airlineCode=VY&amp;flightNumber=10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99" office:value-type="string">
            <text:p text:style-name="Table_20_Contents"><text:a xlink:type="simple" xlink:href="https://www.flightstats.com/go/FlightStatus/flightStatusByFlight.do?id=366322336&amp;airlineCode=VY&amp;flightNumber=1891&amp;utm_source=34b64945a69b9cac:7b907964:13ed466ba45:3e7e&amp;utm_medium=cpc&amp;utm_campaign=weblet" office:target-frame-name="_blank" xlink:show="new"><text:span text:style-name="T6">VY 1891</text:span></text:a></text:p>
          </table:table-cell>
          <table:table-cell table:style-name="Tabla14.B99" office:value-type="string">
            <text:p text:style-name="P8">Vueling</text:p>
          </table:table-cell>
          <table:table-cell table:style-name="Tabla14.C99" office:value-type="string">
            <text:p text:style-name="P8">5:24 PM</text:p>
          </table:table-cell>
          <table:table-cell table:style-name="Tabla14.D99" office:value-type="string">
            <text:p text:style-name="Table_20_Contents"><text:span text:style-name="T6">Aterrizo <text:line-break/></text:span><text:span text:style-name="T6"><draw:frame draw:style-name="fr1" draw:name="gráficos570" text:anchor-type="as-char" svg:width="0.185cm" svg:height="0.185cm" draw:z-index="5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336&amp;airlineCode=VY&amp;flightNumber=18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0" office:value-type="string">
            <text:p text:style-name="Table_20_Contents"><text:a xlink:type="simple" xlink:href="https://www.flightstats.com/go/FlightStatus/flightStatusByFlight.do?id=366322336&amp;airlineCode=IB&amp;flightNumber=5411&amp;utm_source=34b64945a69b9cac:7b907964:13ed466ba45:3e7e&amp;utm_medium=cpc&amp;utm_campaign=weblet" office:target-frame-name="_blank" xlink:show="new"><text:span text:style-name="T6">IB 5411</text:span></text:a><text:span text:style-name="T6"> </text:span><text:span text:style-name="T4">^</text:span></text:p>
          </table:table-cell>
          <table:table-cell table:style-name="Tabla14.B100" office:value-type="string">
            <text:p text:style-name="P8">Iberia</text:p>
          </table:table-cell>
          <table:table-cell table:style-name="Tabla14.C100" office:value-type="string">
            <text:p text:style-name="P8">5:24 PM</text:p>
          </table:table-cell>
          <table:table-cell table:style-name="Tabla14.D100" office:value-type="string">
            <text:p text:style-name="Table_20_Contents"><text:span text:style-name="T6">Aterrizo <text:line-break/></text:span><text:span text:style-name="T6"><draw:frame draw:style-name="fr1" draw:name="gráficos571" text:anchor-type="as-char" svg:width="0.185cm" svg:height="0.185cm" draw:z-index="5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336&amp;airlineCode=IB&amp;flightNumber=54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1" office:value-type="string">
            <text:p text:style-name="Table_20_Contents"><text:a xlink:type="simple" xlink:href="https://www.flightstats.com/go/FlightStatus/flightStatusByFlight.do?id=366348436&amp;airlineCode=U2&amp;flightNumber=6401&amp;utm_source=34b64945a69b9cac:7b907964:13ed466ba45:3e7e&amp;utm_medium=cpc&amp;utm_campaign=weblet" office:target-frame-name="_blank" xlink:show="new"><text:span text:style-name="T6">U2 6401</text:span></text:a></text:p>
          </table:table-cell>
          <table:table-cell table:style-name="Tabla14.B101" office:value-type="string">
            <text:p text:style-name="P8">easyJet</text:p>
          </table:table-cell>
          <table:table-cell table:style-name="Tabla14.C101" office:value-type="string">
            <text:p text:style-name="P8">5:19 PM</text:p>
          </table:table-cell>
          <table:table-cell table:style-name="Tabla14.D101" office:value-type="string">
            <text:p text:style-name="Table_20_Contents"><text:span text:style-name="T6">Aterrizo <text:line-break/></text:span><text:span text:style-name="T6"><draw:frame draw:style-name="fr1" draw:name="gráficos572" text:anchor-type="as-char" svg:width="0.185cm" svg:height="0.185cm" draw:z-index="5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8436&amp;airlineCode=U2&amp;flightNumber=64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2" office:value-type="string">
            <text:p text:style-name="Table_20_Contents"><text:a xlink:type="simple" xlink:href="https://www.flightstats.com/go/FlightStatus/flightStatusByFlight.do?id=366296064&amp;airlineCode=VY&amp;flightNumber=1435&amp;utm_source=34b64945a69b9cac:7b907964:13ed466ba45:3e7e&amp;utm_medium=cpc&amp;utm_campaign=weblet" office:target-frame-name="_blank" xlink:show="new"><text:span text:style-name="T6">VY 1435</text:span></text:a></text:p>
          </table:table-cell>
          <table:table-cell table:style-name="Tabla14.B102" office:value-type="string">
            <text:p text:style-name="P8">Vueling</text:p>
          </table:table-cell>
          <table:table-cell table:style-name="Tabla14.C102" office:value-type="string">
            <text:p text:style-name="P8">5:09 PM</text:p>
          </table:table-cell>
          <table:table-cell table:style-name="Tabla14.D102" office:value-type="string">
            <text:p text:style-name="Table_20_Contents"><text:span text:style-name="T6">Aterrizo <text:line-break/></text:span><text:span text:style-name="T6"><draw:frame draw:style-name="fr1" draw:name="gráficos573" text:anchor-type="as-char" svg:width="0.185cm" svg:height="0.185cm" draw:z-index="5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4&amp;airlineCode=VY&amp;flightNumber=14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4.A103" office:value-type="string">
            <text:p text:style-name="Table_20_Contents"><text:a xlink:type="simple" xlink:href="https://www.flightstats.com/go/FlightStatus/flightStatusByFlight.do?id=366296064&amp;airlineCode=IB&amp;flightNumber=5456&amp;utm_source=34b64945a69b9cac:7b907964:13ed466ba45:3e7e&amp;utm_medium=cpc&amp;utm_campaign=weblet" office:target-frame-name="_blank" xlink:show="new"><text:span text:style-name="T6">IB 5456</text:span></text:a><text:span text:style-name="T6"> </text:span><text:span text:style-name="T4">^</text:span></text:p>
          </table:table-cell>
          <table:table-cell table:style-name="Tabla14.B103" office:value-type="string">
            <text:p text:style-name="P8">Iberia</text:p>
          </table:table-cell>
          <table:table-cell table:style-name="Tabla14.C103" office:value-type="string">
            <text:p text:style-name="P8">5:09 PM</text:p>
          </table:table-cell>
          <table:table-cell table:style-name="Tabla14.D103" office:value-type="string">
            <text:p text:style-name="Table_20_Contents"><text:span text:style-name="T6">Aterrizo <text:line-break/></text:span><text:span text:style-name="T6"><draw:frame draw:style-name="fr1" draw:name="gráficos574" text:anchor-type="as-char" svg:width="0.185cm" svg:height="0.185cm" draw:z-index="5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4&amp;airlineCode=IB&amp;flightNumber=54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4" office:value-type="string">
            <text:p text:style-name="Table_20_Contents"><text:a xlink:type="simple" xlink:href="https://www.flightstats.com/go/FlightStatus/flightStatusByFlight.do?id=366314016&amp;airlineCode=VY&amp;flightNumber=1415&amp;utm_source=34b64945a69b9cac:7b907964:13ed466ba45:3e7e&amp;utm_medium=cpc&amp;utm_campaign=weblet" office:target-frame-name="_blank" xlink:show="new"><text:span text:style-name="T6">VY 1415</text:span></text:a></text:p>
          </table:table-cell>
          <table:table-cell table:style-name="Tabla14.B104" office:value-type="string">
            <text:p text:style-name="P8">Vueling</text:p>
          </table:table-cell>
          <table:table-cell table:style-name="Tabla14.C104" office:value-type="string">
            <text:p text:style-name="P8">5:11 PM</text:p>
          </table:table-cell>
          <table:table-cell table:style-name="Tabla14.D104" office:value-type="string">
            <text:p text:style-name="Table_20_Contents"><text:span text:style-name="T6">Aterrizo <text:line-break/></text:span><text:span text:style-name="T6"><draw:frame draw:style-name="fr1" draw:name="gráficos575" text:anchor-type="as-char" svg:width="0.185cm" svg:height="0.185cm" draw:z-index="5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4016&amp;airlineCode=VY&amp;flightNumber=14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5" office:value-type="string">
            <text:p text:style-name="Table_20_Contents"><text:a xlink:type="simple" xlink:href="https://www.flightstats.com/go/FlightStatus/flightStatusByFlight.do?id=366314016&amp;airlineCode=IB&amp;flightNumber=5365&amp;utm_source=34b64945a69b9cac:7b907964:13ed466ba45:3e7e&amp;utm_medium=cpc&amp;utm_campaign=weblet" office:target-frame-name="_blank" xlink:show="new"><text:span text:style-name="T6">IB 5365</text:span></text:a><text:span text:style-name="T6"> </text:span><text:span text:style-name="T4">^</text:span></text:p>
          </table:table-cell>
          <table:table-cell table:style-name="Tabla14.B105" office:value-type="string">
            <text:p text:style-name="P8">Iberia</text:p>
          </table:table-cell>
          <table:table-cell table:style-name="Tabla14.C105" office:value-type="string">
            <text:p text:style-name="P8">5:11 PM</text:p>
          </table:table-cell>
          <table:table-cell table:style-name="Tabla14.D105" office:value-type="string">
            <text:p text:style-name="Table_20_Contents"><text:span text:style-name="T6">Aterrizo <text:line-break/></text:span><text:span text:style-name="T6"><draw:frame draw:style-name="fr1" draw:name="gráficos576" text:anchor-type="as-char" svg:width="0.185cm" svg:height="0.185cm" draw:z-index="5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4016&amp;airlineCode=IB&amp;flightNumber=53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6" office:value-type="string">
            <text:p text:style-name="Table_20_Contents"><text:a xlink:type="simple" xlink:href="https://www.flightstats.com/go/FlightStatus/flightStatusByFlight.do?id=366356627&amp;airlineCode=UX&amp;flightNumber=6072&amp;utm_source=34b64945a69b9cac:7b907964:13ed466ba45:3e7e&amp;utm_medium=cpc&amp;utm_campaign=weblet" office:target-frame-name="_blank" xlink:show="new"><text:span text:style-name="T6">UX 6072</text:span></text:a></text:p>
          </table:table-cell>
          <table:table-cell table:style-name="Tabla14.B106" office:value-type="string">
            <text:p text:style-name="P8">Air Europa</text:p>
          </table:table-cell>
          <table:table-cell table:style-name="Tabla14.C106" office:value-type="string">
            <text:p text:style-name="P8">5:15 PM</text:p>
          </table:table-cell>
          <table:table-cell table:style-name="Tabla14.D106" office:value-type="string">
            <text:p text:style-name="Table_20_Contents"><text:span text:style-name="T6">Aterrizo <text:line-break/></text:span><text:span text:style-name="T6"><draw:frame draw:style-name="fr1" draw:name="gráficos577" text:anchor-type="as-char" svg:width="0.185cm" svg:height="0.185cm" draw:z-index="5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7&amp;airlineCode=UX&amp;flightNumber=607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7" office:value-type="string">
            <text:p text:style-name="Table_20_Contents"><text:a xlink:type="simple" xlink:href="https://www.flightstats.com/go/FlightStatus/flightStatusByFlight.do?id=366356627&amp;airlineCode=AZ&amp;flightNumber=2415&amp;utm_source=34b64945a69b9cac:7b907964:13ed466ba45:3e7e&amp;utm_medium=cpc&amp;utm_campaign=weblet" office:target-frame-name="_blank" xlink:show="new"><text:span text:style-name="T6">AZ 2415</text:span></text:a><text:span text:style-name="T6"> </text:span><text:span text:style-name="T4">^</text:span></text:p>
          </table:table-cell>
          <table:table-cell table:style-name="Tabla14.B107" office:value-type="string">
            <text:p text:style-name="P8">Alitalia</text:p>
          </table:table-cell>
          <table:table-cell table:style-name="Tabla14.C107" office:value-type="string">
            <text:p text:style-name="P8">5:15 PM</text:p>
          </table:table-cell>
          <table:table-cell table:style-name="Tabla14.D107" office:value-type="string">
            <text:p text:style-name="Table_20_Contents"><text:span text:style-name="T6">Aterrizo <text:line-break/></text:span><text:span text:style-name="T6"><draw:frame draw:style-name="fr1" draw:name="gráficos578" text:anchor-type="as-char" svg:width="0.185cm" svg:height="0.185cm" draw:z-index="5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7&amp;airlineCode=AZ&amp;flightNumber=24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8" office:value-type="string">
            <text:p text:style-name="Table_20_Contents"><text:a xlink:type="simple" xlink:href="https://www.flightstats.com/go/FlightStatus/flightStatusByFlight.do?id=366356627&amp;airlineCode=KL&amp;flightNumber=3334&amp;utm_source=34b64945a69b9cac:7b907964:13ed466ba45:3e7e&amp;utm_medium=cpc&amp;utm_campaign=weblet" office:target-frame-name="_blank" xlink:show="new"><text:span text:style-name="T6">KL 3334</text:span></text:a><text:span text:style-name="T6"> </text:span><text:span text:style-name="T4">^</text:span></text:p>
          </table:table-cell>
          <table:table-cell table:style-name="Tabla14.B108" office:value-type="string">
            <text:p text:style-name="P8">KLM</text:p>
          </table:table-cell>
          <table:table-cell table:style-name="Tabla14.C108" office:value-type="string">
            <text:p text:style-name="P8">5:15 PM</text:p>
          </table:table-cell>
          <table:table-cell table:style-name="Tabla14.D108" office:value-type="string">
            <text:p text:style-name="Table_20_Contents"><text:span text:style-name="T6">Aterrizo <text:line-break/></text:span><text:span text:style-name="T6"><draw:frame draw:style-name="fr1" draw:name="gráficos579" text:anchor-type="as-char" svg:width="0.185cm" svg:height="0.185cm" draw:z-index="5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7&amp;airlineCode=KL&amp;flightNumber=33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09" office:value-type="string">
            <text:p text:style-name="Table_20_Contents"><text:a xlink:type="simple" xlink:href="https://www.flightstats.com/go/FlightStatus/flightStatusByFlight.do?id=366356627&amp;airlineCode=AF&amp;flightNumber=4835&amp;utm_source=34b64945a69b9cac:7b907964:13ed466ba45:3e7e&amp;utm_medium=cpc&amp;utm_campaign=weblet" office:target-frame-name="_blank" xlink:show="new"><text:span text:style-name="T6">AF 4835</text:span></text:a><text:span text:style-name="T6"> </text:span><text:span text:style-name="T4">^</text:span></text:p>
          </table:table-cell>
          <table:table-cell table:style-name="Tabla14.B109" office:value-type="string">
            <text:p text:style-name="P8">Air France</text:p>
          </table:table-cell>
          <table:table-cell table:style-name="Tabla14.C109" office:value-type="string">
            <text:p text:style-name="P8">5:15 PM</text:p>
          </table:table-cell>
          <table:table-cell table:style-name="Tabla14.D109" office:value-type="string">
            <text:p text:style-name="Table_20_Contents"><text:span text:style-name="T6">Aterrizo <text:line-break/></text:span><text:span text:style-name="T6"><draw:frame draw:style-name="fr1" draw:name="gráficos580" text:anchor-type="as-char" svg:width="0.185cm" svg:height="0.185cm" draw:z-index="5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7&amp;airlineCode=AF&amp;flightNumber=48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0" office:value-type="string">
            <text:p text:style-name="Table_20_Contents"><text:a xlink:type="simple" xlink:href="https://www.flightstats.com/go/FlightStatus/flightStatusByFlight.do?id=366374085&amp;airlineCode=VY&amp;flightNumber=8711&amp;utm_source=34b64945a69b9cac:7b907964:13ed466ba45:3e7e&amp;utm_medium=cpc&amp;utm_campaign=weblet" office:target-frame-name="_blank" xlink:show="new"><text:span text:style-name="T6">VY 8711</text:span></text:a></text:p>
          </table:table-cell>
          <table:table-cell table:style-name="Tabla14.B110" office:value-type="string">
            <text:p text:style-name="P8">Vueling</text:p>
          </table:table-cell>
          <table:table-cell table:style-name="Tabla14.C110" office:value-type="string">
            <text:p text:style-name="P8">5:45 PM</text:p>
          </table:table-cell>
          <table:table-cell table:style-name="Tabla14.D110" office:value-type="string">
            <text:p text:style-name="Table_20_Contents"><text:span text:style-name="T6">Aterrizo <text:line-break/></text:span><text:span text:style-name="T6"><draw:frame draw:style-name="fr1" draw:name="gráficos581" text:anchor-type="as-char" svg:width="0.185cm" svg:height="0.185cm" draw:z-index="52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4085&amp;airlineCode=VY&amp;flightNumber=871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11" office:value-type="string">
            <text:p text:style-name="Table_20_Contents"><text:a xlink:type="simple" xlink:href="https://www.flightstats.com/go/FlightStatus/flightStatusByFlight.do?id=366374085&amp;airlineCode=IB&amp;flightNumber=5810&amp;utm_source=34b64945a69b9cac:7b907964:13ed466ba45:3e7e&amp;utm_medium=cpc&amp;utm_campaign=weblet" office:target-frame-name="_blank" xlink:show="new"><text:span text:style-name="T6">IB 5810</text:span></text:a><text:span text:style-name="T6"> </text:span><text:span text:style-name="T4">^</text:span></text:p>
          </table:table-cell>
          <table:table-cell table:style-name="Tabla14.B111" office:value-type="string">
            <text:p text:style-name="P8">Iberia</text:p>
          </table:table-cell>
          <table:table-cell table:style-name="Tabla14.C111" office:value-type="string">
            <text:p text:style-name="P8">5:45 PM</text:p>
          </table:table-cell>
          <table:table-cell table:style-name="Tabla14.D111" office:value-type="string">
            <text:p text:style-name="Table_20_Contents"><text:span text:style-name="T6">Aterrizo <text:line-break/></text:span><text:span text:style-name="T6"><draw:frame draw:style-name="fr1" draw:name="gráficos582" text:anchor-type="as-char" svg:width="0.185cm" svg:height="0.185cm" draw:z-index="52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74085&amp;airlineCode=IB&amp;flightNumber=581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12" office:value-type="string">
            <text:p text:style-name="Table_20_Contents"><text:a xlink:type="simple" xlink:href="https://www.flightstats.com/go/FlightStatus/flightStatusByFlight.do?id=366340769&amp;airlineCode=IB&amp;flightNumber=2734&amp;utm_source=34b64945a69b9cac:7b907964:13ed466ba45:3e7e&amp;utm_medium=cpc&amp;utm_campaign=weblet" office:target-frame-name="_blank" xlink:show="new"><text:span text:style-name="T6">IB 2734</text:span></text:a></text:p>
          </table:table-cell>
          <table:table-cell table:style-name="Tabla14.B112" office:value-type="string">
            <text:p text:style-name="P8">Iberia</text:p>
          </table:table-cell>
          <table:table-cell table:style-name="Tabla14.C112" office:value-type="string">
            <text:p text:style-name="P8">5:32 PM</text:p>
          </table:table-cell>
          <table:table-cell table:style-name="Tabla14.D112" office:value-type="string">
            <text:p text:style-name="Table_20_Contents"><text:span text:style-name="T6">Aterrizo <text:line-break/></text:span><text:span text:style-name="T6"><draw:frame draw:style-name="fr1" draw:name="gráficos583" text:anchor-type="as-char" svg:width="0.185cm" svg:height="0.185cm" draw:z-index="5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9&amp;airlineCode=IB&amp;flightNumber=27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3" office:value-type="string">
            <text:p text:style-name="Table_20_Contents"><text:a xlink:type="simple" xlink:href="https://www.flightstats.com/go/FlightStatus/flightStatusByFlight.do?id=366340769&amp;airlineCode=LA&amp;flightNumber=8034&amp;utm_source=34b64945a69b9cac:7b907964:13ed466ba45:3e7e&amp;utm_medium=cpc&amp;utm_campaign=weblet" office:target-frame-name="_blank" xlink:show="new"><text:span text:style-name="T6">LA 8034</text:span></text:a><text:span text:style-name="T6"> </text:span><text:span text:style-name="T4">^</text:span></text:p>
          </table:table-cell>
          <table:table-cell table:style-name="Tabla14.B113" office:value-type="string">
            <text:p text:style-name="P8">LAN Airlines</text:p>
          </table:table-cell>
          <table:table-cell table:style-name="Tabla14.C113" office:value-type="string">
            <text:p text:style-name="P8">5:32 PM</text:p>
          </table:table-cell>
          <table:table-cell table:style-name="Tabla14.D113" office:value-type="string">
            <text:p text:style-name="Table_20_Contents"><text:span text:style-name="T6">Aterrizo <text:line-break/></text:span><text:span text:style-name="T6"><draw:frame draw:style-name="fr1" draw:name="gráficos584" text:anchor-type="as-char" svg:width="0.185cm" svg:height="0.185cm" draw:z-index="5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9&amp;airlineCode=LA&amp;flightNumber=803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4" office:value-type="string">
            <text:p text:style-name="Table_20_Contents"><text:a xlink:type="simple" xlink:href="https://www.flightstats.com/go/FlightStatus/flightStatusByFlight.do?id=366340769&amp;airlineCode=AV&amp;flightNumber=6089&amp;utm_source=34b64945a69b9cac:7b907964:13ed466ba45:3e7e&amp;utm_medium=cpc&amp;utm_campaign=weblet" office:target-frame-name="_blank" xlink:show="new"><text:span text:style-name="T6">AV 6089</text:span></text:a><text:span text:style-name="T6"> </text:span><text:span text:style-name="T4">^</text:span></text:p>
          </table:table-cell>
          <table:table-cell table:style-name="Tabla14.B114" office:value-type="string">
            <text:p text:style-name="P8">AVIANCA</text:p>
          </table:table-cell>
          <table:table-cell table:style-name="Tabla14.C114" office:value-type="string">
            <text:p text:style-name="P8">5:32 PM</text:p>
          </table:table-cell>
          <table:table-cell table:style-name="Tabla14.D114" office:value-type="string">
            <text:p text:style-name="Table_20_Contents"><text:span text:style-name="T6">Aterrizo <text:line-break/></text:span><text:span text:style-name="T6"><draw:frame draw:style-name="fr1" draw:name="gráficos585" text:anchor-type="as-char" svg:width="0.185cm" svg:height="0.185cm" draw:z-index="5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9&amp;airlineCode=AV&amp;flightNumber=608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5" office:value-type="string">
            <text:p text:style-name="Table_20_Contents"><text:a xlink:type="simple" xlink:href="https://www.flightstats.com/go/FlightStatus/flightStatusByFlight.do?id=366307913&amp;airlineCode=VY&amp;flightNumber=6535&amp;utm_source=34b64945a69b9cac:7b907964:13ed466ba45:3e7e&amp;utm_medium=cpc&amp;utm_campaign=weblet" office:target-frame-name="_blank" xlink:show="new"><text:span text:style-name="T6">VY 6535</text:span></text:a></text:p>
          </table:table-cell>
          <table:table-cell table:style-name="Tabla14.B115" office:value-type="string">
            <text:p text:style-name="P8">Vueling</text:p>
          </table:table-cell>
          <table:table-cell table:style-name="Tabla14.C115" office:value-type="string">
            <text:p text:style-name="P8">5:20 PM</text:p>
          </table:table-cell>
          <table:table-cell table:style-name="Tabla14.D115" office:value-type="string">
            <text:p text:style-name="Table_20_Contents"><text:span text:style-name="T6">Aterrizo <text:line-break/></text:span><text:span text:style-name="T6"><draw:frame draw:style-name="fr1" draw:name="gráficos586" text:anchor-type="as-char" svg:width="0.185cm" svg:height="0.185cm" draw:z-index="5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7913&amp;airlineCode=VY&amp;flightNumber=65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6" office:value-type="string">
            <text:p text:style-name="Table_20_Contents"><text:a xlink:type="simple" xlink:href="https://www.flightstats.com/go/FlightStatus/flightStatusByFlight.do?id=366307913&amp;airlineCode=IB&amp;flightNumber=5289&amp;utm_source=34b64945a69b9cac:7b907964:13ed466ba45:3e7e&amp;utm_medium=cpc&amp;utm_campaign=weblet" office:target-frame-name="_blank" xlink:show="new"><text:span text:style-name="T6">IB 5289</text:span></text:a><text:span text:style-name="T6"> </text:span><text:span text:style-name="T4">^</text:span></text:p>
          </table:table-cell>
          <table:table-cell table:style-name="Tabla14.B116" office:value-type="string">
            <text:p text:style-name="P8">Iberia</text:p>
          </table:table-cell>
          <table:table-cell table:style-name="Tabla14.C116" office:value-type="string">
            <text:p text:style-name="P8">5:20 PM</text:p>
          </table:table-cell>
          <table:table-cell table:style-name="Tabla14.D116" office:value-type="string">
            <text:p text:style-name="Table_20_Contents"><text:span text:style-name="T6">Aterrizo <text:line-break/></text:span><text:span text:style-name="T6"><draw:frame draw:style-name="fr1" draw:name="gráficos587" text:anchor-type="as-char" svg:width="0.185cm" svg:height="0.185cm" draw:z-index="5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7913&amp;airlineCode=IB&amp;flightNumber=528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17" office:value-type="string">
            <text:p text:style-name="Table_20_Contents"><text:a xlink:type="simple" xlink:href="https://www.flightstats.com/go/FlightStatus/flightStatusByFlight.do?id=366380087&amp;airlineCode=OU&amp;flightNumber=374&amp;utm_source=34b64945a69b9cac:7b907964:13ed466ba45:3e7e&amp;utm_medium=cpc&amp;utm_campaign=weblet" office:target-frame-name="_blank" xlink:show="new"><text:span text:style-name="T6">OU 374</text:span></text:a></text:p>
          </table:table-cell>
          <table:table-cell table:style-name="Tabla14.B117" office:value-type="string">
            <text:p text:style-name="P8">Croatia Airlines</text:p>
          </table:table-cell>
          <table:table-cell table:style-name="Tabla14.C117" office:value-type="string">
            <text:p text:style-name="P8">5:47 PM</text:p>
          </table:table-cell>
          <table:table-cell table:style-name="Tabla14.D117" office:value-type="string">
            <text:p text:style-name="Table_20_Contents"><text:span text:style-name="T6">Aterrizo <text:line-break/></text:span><text:span text:style-name="T6"><draw:frame draw:style-name="fr1" draw:name="gráficos588" text:anchor-type="as-char" svg:width="0.185cm" svg:height="0.185cm" draw:z-index="53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80087&amp;airlineCode=OU&amp;flightNumber=37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18" office:value-type="string">
            <text:p text:style-name="Table_20_Contents"><text:a xlink:type="simple" xlink:href="https://www.flightstats.com/go/FlightStatus/flightStatusByFlight.do?id=366380087&amp;airlineCode=TP&amp;flightNumber=6868&amp;utm_source=34b64945a69b9cac:7b907964:13ed466ba45:3e7e&amp;utm_medium=cpc&amp;utm_campaign=weblet" office:target-frame-name="_blank" xlink:show="new"><text:span text:style-name="T6">TP 6868</text:span></text:a><text:span text:style-name="T6"> </text:span><text:span text:style-name="T4">^</text:span></text:p>
          </table:table-cell>
          <table:table-cell table:style-name="Tabla14.B118" office:value-type="string">
            <text:p text:style-name="P8">TAP Portugal</text:p>
          </table:table-cell>
          <table:table-cell table:style-name="Tabla14.C118" office:value-type="string">
            <text:p text:style-name="P8">5:47 PM</text:p>
          </table:table-cell>
          <table:table-cell table:style-name="Tabla14.D118" office:value-type="string">
            <text:p text:style-name="Table_20_Contents"><text:span text:style-name="T6">Aterrizo <text:line-break/></text:span><text:span text:style-name="T6"><draw:frame draw:style-name="fr1" draw:name="gráficos589" text:anchor-type="as-char" svg:width="0.185cm" svg:height="0.185cm" draw:z-index="53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80087&amp;airlineCode=TP&amp;flightNumber=686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19" office:value-type="string">
            <text:p text:style-name="Table_20_Contents"><text:a xlink:type="simple" xlink:href="https://www.flightstats.com/go/FlightStatus/flightStatusByFlight.do?id=366340366&amp;airlineCode=U2&amp;flightNumber=4417&amp;utm_source=34b64945a69b9cac:7b907964:13ed466ba45:3e7e&amp;utm_medium=cpc&amp;utm_campaign=weblet" office:target-frame-name="_blank" xlink:show="new"><text:span text:style-name="T6">U2 4417</text:span></text:a></text:p>
          </table:table-cell>
          <table:table-cell table:style-name="Tabla14.B119" office:value-type="string">
            <text:p text:style-name="P8">easyJet</text:p>
          </table:table-cell>
          <table:table-cell table:style-name="Tabla14.C119" office:value-type="string">
            <text:p text:style-name="P8">5:40 PM</text:p>
          </table:table-cell>
          <table:table-cell table:style-name="Tabla14.D119" office:value-type="string">
            <text:p text:style-name="Table_20_Contents"><text:span text:style-name="T6">Aterrizo <text:line-break/></text:span><text:span text:style-name="T6"><draw:frame draw:style-name="fr1" draw:name="gráficos590" text:anchor-type="as-char" svg:width="0.185cm" svg:height="0.185cm" draw:z-index="5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366&amp;airlineCode=U2&amp;flightNumber=44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0" office:value-type="string">
            <text:p text:style-name="Table_20_Contents"><text:a xlink:type="simple" xlink:href="https://www.flightstats.com/go/FlightStatus/flightStatusByFlight.do?id=366299386&amp;airlineCode=VY&amp;flightNumber=8993&amp;utm_source=34b64945a69b9cac:7b907964:13ed466ba45:3e7e&amp;utm_medium=cpc&amp;utm_campaign=weblet" office:target-frame-name="_blank" xlink:show="new"><text:span text:style-name="T6">VY 8993</text:span></text:a></text:p>
          </table:table-cell>
          <table:table-cell table:style-name="Tabla14.B120" office:value-type="string">
            <text:p text:style-name="P8">Vueling</text:p>
          </table:table-cell>
          <table:table-cell table:style-name="Tabla14.C120" office:value-type="string">
            <text:p text:style-name="P8">6:10 PM</text:p>
          </table:table-cell>
          <table:table-cell table:style-name="Tabla14.D120" office:value-type="string">
            <text:p text:style-name="Table_20_Contents"><text:span text:style-name="T6">Aterrizo <text:line-break/></text:span><text:span text:style-name="T6"><draw:frame draw:style-name="fr1" draw:name="gráficos591" text:anchor-type="as-char" svg:width="0.185cm" svg:height="0.185cm" draw:z-index="536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299386&amp;airlineCode=VY&amp;flightNumber=899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21" office:value-type="string">
            <text:p text:style-name="Table_20_Contents"><text:a xlink:type="simple" xlink:href="https://www.flightstats.com/go/FlightStatus/flightStatusByFlight.do?id=366299386&amp;airlineCode=IB&amp;flightNumber=5812&amp;utm_source=34b64945a69b9cac:7b907964:13ed466ba45:3e7e&amp;utm_medium=cpc&amp;utm_campaign=weblet" office:target-frame-name="_blank" xlink:show="new"><text:span text:style-name="T6">IB 5812</text:span></text:a><text:span text:style-name="T6"> </text:span><text:span text:style-name="T4">^</text:span></text:p>
          </table:table-cell>
          <table:table-cell table:style-name="Tabla14.B121" office:value-type="string">
            <text:p text:style-name="P8">Iberia</text:p>
          </table:table-cell>
          <table:table-cell table:style-name="Tabla14.C121" office:value-type="string">
            <text:p text:style-name="P8">6:10 PM</text:p>
          </table:table-cell>
          <table:table-cell table:style-name="Tabla14.D121" office:value-type="string">
            <text:p text:style-name="Table_20_Contents"><text:span text:style-name="T6">Aterrizo <text:line-break/></text:span><text:span text:style-name="T6"><draw:frame draw:style-name="fr1" draw:name="gráficos592" text:anchor-type="as-char" svg:width="0.185cm" svg:height="0.185cm" draw:z-index="537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299386&amp;airlineCode=IB&amp;flightNumber=581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22" office:value-type="string">
            <text:p text:style-name="Table_20_Contents"><text:a xlink:type="simple" xlink:href="https://www.flightstats.com/go/FlightStatus/flightStatusByFlight.do?id=366346874&amp;airlineCode=LH&amp;flightNumber=1814&amp;utm_source=34b64945a69b9cac:7b907964:13ed466ba45:3e7e&amp;utm_medium=cpc&amp;utm_campaign=weblet" office:target-frame-name="_blank" xlink:show="new"><text:span text:style-name="T6">LH 1814</text:span></text:a></text:p>
          </table:table-cell>
          <table:table-cell table:style-name="Tabla14.B122" office:value-type="string">
            <text:p text:style-name="P8">Lufthansa</text:p>
          </table:table-cell>
          <table:table-cell table:style-name="Tabla14.C122" office:value-type="string">
            <text:p text:style-name="P8">5:36 PM</text:p>
          </table:table-cell>
          <table:table-cell table:style-name="Tabla14.D122" office:value-type="string">
            <text:p text:style-name="Table_20_Contents"><text:span text:style-name="T6">Aterrizo <text:line-break/></text:span><text:span text:style-name="T6"><draw:frame draw:style-name="fr1" draw:name="gráficos593" text:anchor-type="as-char" svg:width="0.185cm" svg:height="0.185cm" draw:z-index="5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4&amp;airlineCode=LH&amp;flightNumber=18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3" office:value-type="string">
            <text:p text:style-name="Table_20_Contents"><text:a xlink:type="simple" xlink:href="https://www.flightstats.com/go/FlightStatus/flightStatusByFlight.do?id=366346874&amp;airlineCode=OS&amp;flightNumber=7465&amp;utm_source=34b64945a69b9cac:7b907964:13ed466ba45:3e7e&amp;utm_medium=cpc&amp;utm_campaign=weblet" office:target-frame-name="_blank" xlink:show="new"><text:span text:style-name="T6">OS 7465</text:span></text:a><text:span text:style-name="T6"> </text:span><text:span text:style-name="T4">^</text:span></text:p>
          </table:table-cell>
          <table:table-cell table:style-name="Tabla14.B123" office:value-type="string">
            <text:p text:style-name="P8">Austrian</text:p>
          </table:table-cell>
          <table:table-cell table:style-name="Tabla14.C123" office:value-type="string">
            <text:p text:style-name="P8">5:36 PM</text:p>
          </table:table-cell>
          <table:table-cell table:style-name="Tabla14.D123" office:value-type="string">
            <text:p text:style-name="Table_20_Contents"><text:span text:style-name="T6">Aterrizo <text:line-break/></text:span><text:span text:style-name="T6"><draw:frame draw:style-name="fr1" draw:name="gráficos594" text:anchor-type="as-char" svg:width="0.185cm" svg:height="0.185cm" draw:z-index="5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4&amp;airlineCode=OS&amp;flightNumber=74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4" office:value-type="string">
            <text:p text:style-name="Table_20_Contents"><text:a xlink:type="simple" xlink:href="https://www.flightstats.com/go/FlightStatus/flightStatusByFlight.do?id=366346874&amp;airlineCode=SK&amp;flightNumber=3336&amp;utm_source=34b64945a69b9cac:7b907964:13ed466ba45:3e7e&amp;utm_medium=cpc&amp;utm_campaign=weblet" office:target-frame-name="_blank" xlink:show="new"><text:span text:style-name="T6">SK 3336</text:span></text:a><text:span text:style-name="T6"> </text:span><text:span text:style-name="T4">^</text:span></text:p>
          </table:table-cell>
          <table:table-cell table:style-name="Tabla14.B124" office:value-type="string">
            <text:p text:style-name="P8">SAS</text:p>
          </table:table-cell>
          <table:table-cell table:style-name="Tabla14.C124" office:value-type="string">
            <text:p text:style-name="P8">5:36 PM</text:p>
          </table:table-cell>
          <table:table-cell table:style-name="Tabla14.D124" office:value-type="string">
            <text:p text:style-name="Table_20_Contents"><text:span text:style-name="T6">Aterrizo <text:line-break/></text:span><text:span text:style-name="T6"><draw:frame draw:style-name="fr1" draw:name="gráficos595" text:anchor-type="as-char" svg:width="0.185cm" svg:height="0.185cm" draw:z-index="5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4&amp;airlineCode=SK&amp;flightNumber=333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5" office:value-type="string">
            <text:p text:style-name="Table_20_Contents"><text:a xlink:type="simple" xlink:href="https://www.flightstats.com/go/FlightStatus/flightStatusByFlight.do?id=366346874&amp;airlineCode=AC&amp;flightNumber=9356&amp;utm_source=34b64945a69b9cac:7b907964:13ed466ba45:3e7e&amp;utm_medium=cpc&amp;utm_campaign=weblet" office:target-frame-name="_blank" xlink:show="new"><text:span text:style-name="T6">AC 9356</text:span></text:a><text:span text:style-name="T6"> </text:span><text:span text:style-name="T4">^</text:span></text:p>
          </table:table-cell>
          <table:table-cell table:style-name="Tabla14.B125" office:value-type="string">
            <text:p text:style-name="P8">Air Canada</text:p>
          </table:table-cell>
          <table:table-cell table:style-name="Tabla14.C125" office:value-type="string">
            <text:p text:style-name="P8">5:36 PM</text:p>
          </table:table-cell>
          <table:table-cell table:style-name="Tabla14.D125" office:value-type="string">
            <text:p text:style-name="Table_20_Contents"><text:span text:style-name="T6">Aterrizo <text:line-break/></text:span><text:span text:style-name="T6"><draw:frame draw:style-name="fr1" draw:name="gráficos596" text:anchor-type="as-char" svg:width="0.185cm" svg:height="0.185cm" draw:z-index="5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4&amp;airlineCode=AC&amp;flightNumber=93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6" office:value-type="string">
            <text:p text:style-name="Table_20_Contents"><text:a xlink:type="simple" xlink:href="https://www.flightstats.com/go/FlightStatus/flightStatusByFlight.do?id=367634787&amp;airlineCode=FR&amp;flightNumber=6389&amp;utm_source=34b64945a69b9cac:7b907964:13ed466ba45:3e7e&amp;utm_medium=cpc&amp;utm_campaign=weblet" office:target-frame-name="_blank" xlink:show="new"><text:span text:style-name="T6">FR 6389</text:span></text:a></text:p>
          </table:table-cell>
          <table:table-cell table:style-name="Tabla14.B126" office:value-type="string">
            <text:p text:style-name="P8">Ryanair</text:p>
          </table:table-cell>
          <table:table-cell table:style-name="Tabla14.C126" office:value-type="string">
            <text:p text:style-name="P8">5:53 PM</text:p>
          </table:table-cell>
          <table:table-cell table:style-name="Tabla14.D126" office:value-type="string">
            <text:p text:style-name="Table_20_Contents"><text:span text:style-name="T6">Aterrizo <text:line-break/></text:span><text:span text:style-name="T6"><draw:frame draw:style-name="fr1" draw:name="gráficos597" text:anchor-type="as-char" svg:width="0.185cm" svg:height="0.185cm" draw:z-index="54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7634787&amp;airlineCode=FR&amp;flightNumber=638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27" office:value-type="string">
            <text:p text:style-name="Table_20_Contents"><text:a xlink:type="simple" xlink:href="https://www.flightstats.com/go/FlightStatus/flightStatusByFlight.do?id=366322542&amp;airlineCode=VY&amp;flightNumber=1821&amp;utm_source=34b64945a69b9cac:7b907964:13ed466ba45:3e7e&amp;utm_medium=cpc&amp;utm_campaign=weblet" office:target-frame-name="_blank" xlink:show="new"><text:span text:style-name="T6">VY 1821</text:span></text:a></text:p>
          </table:table-cell>
          <table:table-cell table:style-name="Tabla14.B127" office:value-type="string">
            <text:p text:style-name="P8">Vueling</text:p>
          </table:table-cell>
          <table:table-cell table:style-name="Tabla14.C127" office:value-type="string">
            <text:p text:style-name="P8">5:47 PM</text:p>
          </table:table-cell>
          <table:table-cell table:style-name="Tabla14.D127" office:value-type="string">
            <text:p text:style-name="Table_20_Contents"><text:span text:style-name="T6">Aterrizo <text:line-break/></text:span><text:span text:style-name="T6"><draw:frame draw:style-name="fr1" draw:name="gráficos598" text:anchor-type="as-char" svg:width="0.185cm" svg:height="0.185cm" draw:z-index="5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542&amp;airlineCode=VY&amp;flightNumber=18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8" office:value-type="string">
            <text:p text:style-name="Table_20_Contents"><text:a xlink:type="simple" xlink:href="https://www.flightstats.com/go/FlightStatus/flightStatusByFlight.do?id=366322542&amp;airlineCode=IB&amp;flightNumber=5445&amp;utm_source=34b64945a69b9cac:7b907964:13ed466ba45:3e7e&amp;utm_medium=cpc&amp;utm_campaign=weblet" office:target-frame-name="_blank" xlink:show="new"><text:span text:style-name="T6">IB 5445</text:span></text:a><text:span text:style-name="T6"> </text:span><text:span text:style-name="T4">^</text:span></text:p>
          </table:table-cell>
          <table:table-cell table:style-name="Tabla14.B128" office:value-type="string">
            <text:p text:style-name="P8">Iberia</text:p>
          </table:table-cell>
          <table:table-cell table:style-name="Tabla14.C128" office:value-type="string">
            <text:p text:style-name="P8">5:47 PM</text:p>
          </table:table-cell>
          <table:table-cell table:style-name="Tabla14.D128" office:value-type="string">
            <text:p text:style-name="Table_20_Contents"><text:span text:style-name="T6">Aterrizo <text:line-break/></text:span><text:span text:style-name="T6"><draw:frame draw:style-name="fr1" draw:name="gráficos599" text:anchor-type="as-char" svg:width="0.185cm" svg:height="0.185cm" draw:z-index="5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2542&amp;airlineCode=IB&amp;flightNumber=544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29" office:value-type="string">
            <text:p text:style-name="Table_20_Contents"><text:a xlink:type="simple" xlink:href="https://www.flightstats.com/go/FlightStatus/flightStatusByFlight.do?id=366337611&amp;airlineCode=VY&amp;flightNumber=7827&amp;utm_source=34b64945a69b9cac:7b907964:13ed466ba45:3e7e&amp;utm_medium=cpc&amp;utm_campaign=weblet" office:target-frame-name="_blank" xlink:show="new"><text:span text:style-name="T6">VY 7827</text:span></text:a></text:p>
          </table:table-cell>
          <table:table-cell table:style-name="Tabla14.B129" office:value-type="string">
            <text:p text:style-name="P8">Vueling</text:p>
          </table:table-cell>
          <table:table-cell table:style-name="Tabla14.C129" office:value-type="string">
            <text:p text:style-name="P8">6:25 PM</text:p>
          </table:table-cell>
          <table:table-cell table:style-name="Tabla14.D129" office:value-type="string">
            <text:p text:style-name="Table_20_Contents"><text:span text:style-name="T6">Aterrizo <text:line-break/></text:span><text:span text:style-name="T6"><draw:frame draw:style-name="fr1" draw:name="gráficos600" text:anchor-type="as-char" svg:width="0.185cm" svg:height="0.185cm" draw:z-index="545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37611&amp;airlineCode=VY&amp;flightNumber=782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30" office:value-type="string">
            <text:p text:style-name="Table_20_Contents"><text:a xlink:type="simple" xlink:href="https://www.flightstats.com/go/FlightStatus/flightStatusByFlight.do?id=366337611&amp;airlineCode=IB&amp;flightNumber=5551&amp;utm_source=34b64945a69b9cac:7b907964:13ed466ba45:3e7e&amp;utm_medium=cpc&amp;utm_campaign=weblet" office:target-frame-name="_blank" xlink:show="new"><text:span text:style-name="T6">IB 5551</text:span></text:a><text:span text:style-name="T6"> </text:span><text:span text:style-name="T4">^</text:span></text:p>
          </table:table-cell>
          <table:table-cell table:style-name="Tabla14.B130" office:value-type="string">
            <text:p text:style-name="P8">Iberia</text:p>
          </table:table-cell>
          <table:table-cell table:style-name="Tabla14.C130" office:value-type="string">
            <text:p text:style-name="P8">6:25 PM</text:p>
          </table:table-cell>
          <table:table-cell table:style-name="Tabla14.D130" office:value-type="string">
            <text:p text:style-name="Table_20_Contents"><text:span text:style-name="T6">Aterrizo <text:line-break/></text:span><text:span text:style-name="T6"><draw:frame draw:style-name="fr1" draw:name="gráficos601" text:anchor-type="as-char" svg:width="0.185cm" svg:height="0.185cm" draw:z-index="546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37611&amp;airlineCode=IB&amp;flightNumber=555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31" office:value-type="string">
            <text:p text:style-name="Table_20_Contents"><text:a xlink:type="simple" xlink:href="https://www.flightstats.com/go/FlightStatus/flightStatusByFlight.do?id=367634824&amp;airlineCode=FR&amp;flightNumber=6304&amp;utm_source=34b64945a69b9cac:7b907964:13ed466ba45:3e7e&amp;utm_medium=cpc&amp;utm_campaign=weblet" office:target-frame-name="_blank" xlink:show="new"><text:span text:style-name="T6">FR 6304</text:span></text:a></text:p>
          </table:table-cell>
          <table:table-cell table:style-name="Tabla14.B131" office:value-type="string">
            <text:p text:style-name="P8">Ryanair</text:p>
          </table:table-cell>
          <table:table-cell table:style-name="Tabla14.C131" office:value-type="string">
            <text:p text:style-name="P8">6:03 PM</text:p>
          </table:table-cell>
          <table:table-cell table:style-name="Tabla14.D131" office:value-type="string">
            <text:p text:style-name="Table_20_Contents"><text:span text:style-name="T6">Aterrizo <text:line-break/></text:span><text:span text:style-name="T6"><draw:frame draw:style-name="fr1" draw:name="gráficos602" text:anchor-type="as-char" svg:width="0.185cm" svg:height="0.185cm" draw:z-index="54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824&amp;airlineCode=FR&amp;flightNumber=63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4.A132" office:value-type="string">
            <text:p text:style-name="Table_20_Contents"><text:a xlink:type="simple" xlink:href="https://www.flightstats.com/go/FlightStatus/flightStatusByFlight.do?id=366350775&amp;airlineCode=NI&amp;flightNumber=1032&amp;utm_source=34b64945a69b9cac:7b907964:13ed466ba45:3e7e&amp;utm_medium=cpc&amp;utm_campaign=weblet" office:target-frame-name="_blank" xlink:show="new"><text:span text:style-name="T6">NI 1032</text:span></text:a></text:p>
          </table:table-cell>
          <table:table-cell table:style-name="Tabla14.B132" office:value-type="string">
            <text:p text:style-name="P8">Portugalia Airlines</text:p>
          </table:table-cell>
          <table:table-cell table:style-name="Tabla14.C132" office:value-type="string">
            <text:p text:style-name="P8">5:50 PM</text:p>
          </table:table-cell>
          <table:table-cell table:style-name="Tabla14.D132" office:value-type="string">
            <text:p text:style-name="P8">En Ruta </text:p>
          </table:table-cell>
        </table:table-row>
        <table:table-row>
          <table:table-cell table:style-name="Tabla14.A133" office:value-type="string">
            <text:p text:style-name="Table_20_Contents"><text:a xlink:type="simple" xlink:href="https://www.flightstats.com/go/FlightStatus/flightStatusByFlight.do?id=366350775&amp;airlineCode=TP&amp;flightNumber=1032&amp;utm_source=34b64945a69b9cac:7b907964:13ed466ba45:3e7e&amp;utm_medium=cpc&amp;utm_campaign=weblet" office:target-frame-name="_blank" xlink:show="new"><text:span text:style-name="T6">TP 1032</text:span></text:a><text:span text:style-name="T6"> </text:span><text:span text:style-name="T4">^</text:span></text:p>
          </table:table-cell>
          <table:table-cell table:style-name="Tabla14.B133" office:value-type="string">
            <text:p text:style-name="P8">TAP Portugal</text:p>
          </table:table-cell>
          <table:table-cell table:style-name="Tabla14.C133" office:value-type="string">
            <text:p text:style-name="P8">5:50 PM</text:p>
          </table:table-cell>
          <table:table-cell table:style-name="Tabla14.D133" office:value-type="string">
            <text:p text:style-name="P8">En Ruta </text:p>
          </table:table-cell>
        </table:table-row>
        <table:table-row>
          <table:table-cell table:style-name="Tabla14.A134" office:value-type="string">
            <text:p text:style-name="Table_20_Contents"><text:a xlink:type="simple" xlink:href="https://www.flightstats.com/go/FlightStatus/flightStatusByFlight.do?id=366350775&amp;airlineCode=S4&amp;flightNumber=8732&amp;utm_source=34b64945a69b9cac:7b907964:13ed466ba45:3e7e&amp;utm_medium=cpc&amp;utm_campaign=weblet" office:target-frame-name="_blank" xlink:show="new"><text:span text:style-name="T6">S4 8732</text:span></text:a><text:span text:style-name="T6"> </text:span><text:span text:style-name="T4">^</text:span></text:p>
          </table:table-cell>
          <table:table-cell table:style-name="Tabla14.B134" office:value-type="string">
            <text:p text:style-name="P8">SATA Internacional</text:p>
          </table:table-cell>
          <table:table-cell table:style-name="Tabla14.C134" office:value-type="string">
            <text:p text:style-name="P8">5:50 PM</text:p>
          </table:table-cell>
          <table:table-cell table:style-name="Tabla14.D134" office:value-type="string">
            <text:p text:style-name="P8">En Ruta </text:p>
          </table:table-cell>
        </table:table-row>
        <table:table-row>
          <table:table-cell table:style-name="Tabla14.A135" office:value-type="string">
            <text:p text:style-name="Table_20_Contents"><text:a xlink:type="simple" xlink:href="https://www.flightstats.com/go/FlightStatus/flightStatusByFlight.do?id=366356634&amp;airlineCode=VY&amp;flightNumber=3913&amp;utm_source=34b64945a69b9cac:7b907964:13ed466ba45:3e7e&amp;utm_medium=cpc&amp;utm_campaign=weblet" office:target-frame-name="_blank" xlink:show="new"><text:span text:style-name="T6">VY 3913</text:span></text:a></text:p>
          </table:table-cell>
          <table:table-cell table:style-name="Tabla14.B135" office:value-type="string">
            <text:p text:style-name="P8">Vueling</text:p>
          </table:table-cell>
          <table:table-cell table:style-name="Tabla14.C135" office:value-type="string">
            <text:p text:style-name="P8">6:24 PM</text:p>
          </table:table-cell>
          <table:table-cell table:style-name="Tabla14.D135" office:value-type="string">
            <text:p text:style-name="Table_20_Contents"><text:span text:style-name="T6">Aterrizo <text:line-break/></text:span><text:span text:style-name="T6"><draw:frame draw:style-name="fr1" draw:name="gráficos609" text:anchor-type="as-char" svg:width="0.185cm" svg:height="0.185cm" draw:z-index="54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6634&amp;airlineCode=VY&amp;flightNumber=391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4.A136" office:value-type="string">
            <text:p text:style-name="Table_20_Contents"><text:a xlink:type="simple" xlink:href="https://www.flightstats.com/go/FlightStatus/flightStatusByFlight.do?id=366356634&amp;airlineCode=IB&amp;flightNumber=5741&amp;utm_source=34b64945a69b9cac:7b907964:13ed466ba45:3e7e&amp;utm_medium=cpc&amp;utm_campaign=weblet" office:target-frame-name="_blank" xlink:show="new"><text:span text:style-name="T6">IB 5741</text:span></text:a><text:span text:style-name="T6"> </text:span><text:span text:style-name="T4">^</text:span></text:p>
          </table:table-cell>
          <table:table-cell table:style-name="Tabla14.B136" office:value-type="string">
            <text:p text:style-name="P8">Iberia</text:p>
          </table:table-cell>
          <table:table-cell table:style-name="Tabla14.C136" office:value-type="string">
            <text:p text:style-name="P8">6:24 PM</text:p>
          </table:table-cell>
          <table:table-cell table:style-name="Tabla14.D136" office:value-type="string">
            <text:p text:style-name="Table_20_Contents"><text:span text:style-name="T6">Aterrizo <text:line-break/></text:span><text:span text:style-name="T6"><draw:frame draw:style-name="fr1" draw:name="gráficos610" text:anchor-type="as-char" svg:width="0.185cm" svg:height="0.185cm" draw:z-index="54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6634&amp;airlineCode=IB&amp;flightNumber=574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</table:table>
      <text:p text:style-name="P2"/>
      <table:table table:name="Tabla15" table:style-name="Tabla15">
        <table:table-column table:style-name="Tabla15.A"/>
        <text:soft-page-break/>
        <table:table-row>
          <table:table-cell table:style-name="Tabla15.A1" office:value-type="string">
            <text:p text:style-name="P1"/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7">Vuelo</text:p>
          </table:table-cell>
          <table:table-cell table:style-name="Tabla16.A1" office:value-type="string">
            <text:p text:style-name="P7">Transporte</text:p>
          </table:table-cell>
          <table:table-cell table:style-name="Tabla16.A1" office:value-type="string">
            <text:p text:style-name="P7">llegada</text:p>
          </table:table-cell>
          <table:table-cell table:style-name="Tabla16.A1" office:value-type="string">
            <text:p text:style-name="P7">Estado</text:p>
          </table:table-cell>
        </table:table-row>
        <table:table-row>
          <table:table-cell table:style-name="Tabla16.A2" office:value-type="string">
            <text:p text:style-name="Table_20_Contents"><text:a xlink:type="simple" xlink:href="https://www.flightstats.com/go/FlightStatus/flightStatusByFlight.do?id=366373681&amp;airlineCode=VY&amp;flightNumber=6405&amp;utm_source=34b64945a69b9cac:7b907964:13ed466ba45:3e7e&amp;utm_medium=cpc&amp;utm_campaign=weblet" office:target-frame-name="_blank" xlink:show="new"><text:span text:style-name="T6">VY 6405</text:span></text:a></text:p>
          </table:table-cell>
          <table:table-cell table:style-name="Tabla16.B2" office:value-type="string">
            <text:p text:style-name="P8">Vueling</text:p>
          </table:table-cell>
          <table:table-cell table:style-name="Tabla16.C2" office:value-type="string">
            <text:p text:style-name="P8">6:10 PM</text:p>
          </table:table-cell>
          <table:table-cell table:style-name="Tabla16.D2" office:value-type="string">
            <text:p text:style-name="Table_20_Contents"><text:span text:style-name="T6">Aterrizo <text:line-break/></text:span><text:span text:style-name="T6"><draw:frame draw:style-name="fr1" draw:name="gráficos611" text:anchor-type="as-char" svg:width="0.185cm" svg:height="0.185cm" draw:z-index="5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1&amp;airlineCode=VY&amp;flightNumber=64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" office:value-type="string">
            <text:p text:style-name="Table_20_Contents"><text:a xlink:type="simple" xlink:href="https://www.flightstats.com/go/FlightStatus/flightStatusByFlight.do?id=366373681&amp;airlineCode=IB&amp;flightNumber=5833&amp;utm_source=34b64945a69b9cac:7b907964:13ed466ba45:3e7e&amp;utm_medium=cpc&amp;utm_campaign=weblet" office:target-frame-name="_blank" xlink:show="new"><text:span text:style-name="T6">IB 5833</text:span></text:a><text:span text:style-name="T6"> </text:span><text:span text:style-name="T4">^</text:span></text:p>
          </table:table-cell>
          <table:table-cell table:style-name="Tabla16.B3" office:value-type="string">
            <text:p text:style-name="P8">Iberia</text:p>
          </table:table-cell>
          <table:table-cell table:style-name="Tabla16.C3" office:value-type="string">
            <text:p text:style-name="P8">6:10 PM</text:p>
          </table:table-cell>
          <table:table-cell table:style-name="Tabla16.D3" office:value-type="string">
            <text:p text:style-name="Table_20_Contents"><text:span text:style-name="T6">Aterrizo <text:line-break/></text:span><text:span text:style-name="T6"><draw:frame draw:style-name="fr1" draw:name="gráficos612" text:anchor-type="as-char" svg:width="0.185cm" svg:height="0.185cm" draw:z-index="5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1&amp;airlineCode=IB&amp;flightNumber=583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" office:value-type="string">
            <text:p text:style-name="Table_20_Contents"><text:a xlink:type="simple" xlink:href="https://www.flightstats.com/go/FlightStatus/flightStatusByFlight.do?id=366306591&amp;airlineCode=AT&amp;flightNumber=960&amp;utm_source=34b64945a69b9cac:7b907964:13ed466ba45:3e7e&amp;utm_medium=cpc&amp;utm_campaign=weblet" office:target-frame-name="_blank" xlink:show="new"><text:span text:style-name="T6">AT 960</text:span></text:a></text:p>
          </table:table-cell>
          <table:table-cell table:style-name="Tabla16.B4" office:value-type="string">
            <text:p text:style-name="P8">Royal Air Maroc</text:p>
          </table:table-cell>
          <table:table-cell table:style-name="Tabla16.C4" office:value-type="string">
            <text:p text:style-name="P8">6:06 PM</text:p>
          </table:table-cell>
          <table:table-cell table:style-name="Tabla16.D4" office:value-type="string">
            <text:p text:style-name="Table_20_Contents"><text:span text:style-name="T6">Aterrizo <text:line-break/></text:span><text:span text:style-name="T6"><draw:frame draw:style-name="fr1" draw:name="gráficos613" text:anchor-type="as-char" svg:width="0.185cm" svg:height="0.185cm" draw:z-index="5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6591&amp;airlineCode=AT&amp;flightNumber=9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" office:value-type="string">
            <text:p text:style-name="Table_20_Contents"><text:a xlink:type="simple" xlink:href="https://www.flightstats.com/go/FlightStatus/flightStatusByFlight.do?id=366306591&amp;airlineCode=IB&amp;flightNumber=7708&amp;utm_source=34b64945a69b9cac:7b907964:13ed466ba45:3e7e&amp;utm_medium=cpc&amp;utm_campaign=weblet" office:target-frame-name="_blank" xlink:show="new"><text:span text:style-name="T6">IB 7708</text:span></text:a><text:span text:style-name="T6"> </text:span><text:span text:style-name="T4">^</text:span></text:p>
          </table:table-cell>
          <table:table-cell table:style-name="Tabla16.B5" office:value-type="string">
            <text:p text:style-name="P8">Iberia</text:p>
          </table:table-cell>
          <table:table-cell table:style-name="Tabla16.C5" office:value-type="string">
            <text:p text:style-name="P8">6:06 PM</text:p>
          </table:table-cell>
          <table:table-cell table:style-name="Tabla16.D5" office:value-type="string">
            <text:p text:style-name="Table_20_Contents"><text:span text:style-name="T6">Aterrizo <text:line-break/></text:span><text:span text:style-name="T6"><draw:frame draw:style-name="fr1" draw:name="gráficos614" text:anchor-type="as-char" svg:width="0.185cm" svg:height="0.185cm" draw:z-index="55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6591&amp;airlineCode=IB&amp;flightNumber=770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" office:value-type="string">
            <text:p text:style-name="Table_20_Contents"><text:a xlink:type="simple" xlink:href="https://www.flightstats.com/go/FlightStatus/flightStatusByFlight.do?id=366340757&amp;airlineCode=VY&amp;flightNumber=1028&amp;utm_source=34b64945a69b9cac:7b907964:13ed466ba45:3e7e&amp;utm_medium=cpc&amp;utm_campaign=weblet" office:target-frame-name="_blank" xlink:show="new"><text:span text:style-name="T6">VY 1028</text:span></text:a></text:p>
          </table:table-cell>
          <table:table-cell table:style-name="Tabla16.B6" office:value-type="string">
            <text:p text:style-name="P8">Vueling</text:p>
          </table:table-cell>
          <table:table-cell table:style-name="Tabla16.C6" office:value-type="string">
            <text:p text:style-name="P8">6:33 PM</text:p>
          </table:table-cell>
          <table:table-cell table:style-name="Tabla16.D6" office:value-type="string">
            <text:p text:style-name="Table_20_Contents"><text:span text:style-name="T6">Aterrizo <text:line-break/></text:span><text:span text:style-name="T6"><draw:frame draw:style-name="fr1" draw:name="gráficos615" text:anchor-type="as-char" svg:width="0.185cm" svg:height="0.185cm" draw:z-index="55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757&amp;airlineCode=VY&amp;flightNumber=102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7" office:value-type="string">
            <text:p text:style-name="Table_20_Contents"><text:a xlink:type="simple" xlink:href="https://www.flightstats.com/go/FlightStatus/flightStatusByFlight.do?id=366340766&amp;airlineCode=IB&amp;flightNumber=2732&amp;utm_source=34b64945a69b9cac:7b907964:13ed466ba45:3e7e&amp;utm_medium=cpc&amp;utm_campaign=weblet" office:target-frame-name="_blank" xlink:show="new"><text:span text:style-name="T6">IB 2732</text:span></text:a></text:p>
          </table:table-cell>
          <table:table-cell table:style-name="Tabla16.B7" office:value-type="string">
            <text:p text:style-name="P8">Iberia</text:p>
          </table:table-cell>
          <table:table-cell table:style-name="Tabla16.C7" office:value-type="string">
            <text:p text:style-name="P8">6:22 PM</text:p>
          </table:table-cell>
          <table:table-cell table:style-name="Tabla16.D7" office:value-type="string">
            <text:p text:style-name="Table_20_Contents"><text:span text:style-name="T6">Aterrizo <text:line-break/></text:span><text:span text:style-name="T6"><draw:frame draw:style-name="fr1" draw:name="gráficos616" text:anchor-type="as-char" svg:width="0.185cm" svg:height="0.185cm" draw:z-index="5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6&amp;airlineCode=IB&amp;flightNumber=273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" office:value-type="string">
            <text:p text:style-name="Table_20_Contents"><text:a xlink:type="simple" xlink:href="https://www.flightstats.com/go/FlightStatus/flightStatusByFlight.do?id=366340766&amp;airlineCode=LA&amp;flightNumber=5704&amp;utm_source=34b64945a69b9cac:7b907964:13ed466ba45:3e7e&amp;utm_medium=cpc&amp;utm_campaign=weblet" office:target-frame-name="_blank" xlink:show="new"><text:span text:style-name="T6">LA 5704</text:span></text:a><text:span text:style-name="T6"> </text:span><text:span text:style-name="T4">^</text:span></text:p>
          </table:table-cell>
          <table:table-cell table:style-name="Tabla16.B8" office:value-type="string">
            <text:p text:style-name="P8">LAN Airlines</text:p>
          </table:table-cell>
          <table:table-cell table:style-name="Tabla16.C8" office:value-type="string">
            <text:p text:style-name="P8">6:22 PM</text:p>
          </table:table-cell>
          <table:table-cell table:style-name="Tabla16.D8" office:value-type="string">
            <text:p text:style-name="Table_20_Contents"><text:span text:style-name="T6">Aterrizo <text:line-break/></text:span><text:span text:style-name="T6"><draw:frame draw:style-name="fr1" draw:name="gráficos617" text:anchor-type="as-char" svg:width="0.185cm" svg:height="0.185cm" draw:z-index="5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6&amp;airlineCode=LA&amp;flightNumber=57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" office:value-type="string">
            <text:p text:style-name="Table_20_Contents"><text:a xlink:type="simple" xlink:href="https://www.flightstats.com/go/FlightStatus/flightStatusByFlight.do?id=366340766&amp;airlineCode=AV&amp;flightNumber=6148&amp;utm_source=34b64945a69b9cac:7b907964:13ed466ba45:3e7e&amp;utm_medium=cpc&amp;utm_campaign=weblet" office:target-frame-name="_blank" xlink:show="new"><text:span text:style-name="T6">AV 6148</text:span></text:a><text:span text:style-name="T6"> </text:span><text:span text:style-name="T4">^</text:span></text:p>
          </table:table-cell>
          <table:table-cell table:style-name="Tabla16.B9" office:value-type="string">
            <text:p text:style-name="P8">AVIANCA</text:p>
          </table:table-cell>
          <table:table-cell table:style-name="Tabla16.C9" office:value-type="string">
            <text:p text:style-name="P8">6:22 PM</text:p>
          </table:table-cell>
          <table:table-cell table:style-name="Tabla16.D9" office:value-type="string">
            <text:p text:style-name="Table_20_Contents"><text:span text:style-name="T6">Aterrizo <text:line-break/></text:span><text:span text:style-name="T6"><draw:frame draw:style-name="fr1" draw:name="gráficos618" text:anchor-type="as-char" svg:width="0.185cm" svg:height="0.185cm" draw:z-index="55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6&amp;airlineCode=AV&amp;flightNumber=61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" office:value-type="string">
            <text:p text:style-name="Table_20_Contents"><text:a xlink:type="simple" xlink:href="https://www.flightstats.com/go/FlightStatus/flightStatusByFlight.do?id=366346876&amp;airlineCode=VY&amp;flightNumber=1815&amp;utm_source=34b64945a69b9cac:7b907964:13ed466ba45:3e7e&amp;utm_medium=cpc&amp;utm_campaign=weblet" office:target-frame-name="_blank" xlink:show="new"><text:span text:style-name="T6">VY 1815</text:span></text:a></text:p>
          </table:table-cell>
          <table:table-cell table:style-name="Tabla16.B10" office:value-type="string">
            <text:p text:style-name="P8">Vueling</text:p>
          </table:table-cell>
          <table:table-cell table:style-name="Tabla16.C10" office:value-type="string">
            <text:p text:style-name="P8">6:27 PM</text:p>
          </table:table-cell>
          <table:table-cell table:style-name="Tabla16.D10" office:value-type="string">
            <text:p text:style-name="Table_20_Contents"><text:span text:style-name="T6">Aterrizo <text:line-break/></text:span><text:span text:style-name="T6"><draw:frame draw:style-name="fr1" draw:name="gráficos619" text:anchor-type="as-char" svg:width="0.185cm" svg:height="0.185cm" draw:z-index="5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6&amp;airlineCode=VY&amp;flightNumber=18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" office:value-type="string">
            <text:p text:style-name="Table_20_Contents"><text:a xlink:type="simple" xlink:href="https://www.flightstats.com/go/FlightStatus/flightStatusByFlight.do?id=366346876&amp;airlineCode=IB&amp;flightNumber=5715&amp;utm_source=34b64945a69b9cac:7b907964:13ed466ba45:3e7e&amp;utm_medium=cpc&amp;utm_campaign=weblet" office:target-frame-name="_blank" xlink:show="new"><text:span text:style-name="T6">IB 5715</text:span></text:a><text:span text:style-name="T6"> </text:span><text:span text:style-name="T4">^</text:span></text:p>
          </table:table-cell>
          <table:table-cell table:style-name="Tabla16.B11" office:value-type="string">
            <text:p text:style-name="P8">Iberia</text:p>
          </table:table-cell>
          <table:table-cell table:style-name="Tabla16.C11" office:value-type="string">
            <text:p text:style-name="P8">6:27 PM</text:p>
          </table:table-cell>
          <table:table-cell table:style-name="Tabla16.D11" office:value-type="string">
            <text:p text:style-name="Table_20_Contents"><text:span text:style-name="T6">Aterrizo <text:line-break/></text:span><text:span text:style-name="T6"><draw:frame draw:style-name="fr1" draw:name="gráficos620" text:anchor-type="as-char" svg:width="0.185cm" svg:height="0.185cm" draw:z-index="5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6&amp;airlineCode=IB&amp;flightNumber=57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" office:value-type="string">
            <text:p text:style-name="Table_20_Contents"><text:a xlink:type="simple" xlink:href="https://www.flightstats.com/go/FlightStatus/flightStatusByFlight.do?id=366290329&amp;airlineCode=VY&amp;flightNumber=1313&amp;utm_source=34b64945a69b9cac:7b907964:13ed466ba45:3e7e&amp;utm_medium=cpc&amp;utm_campaign=weblet" office:target-frame-name="_blank" xlink:show="new"><text:span text:style-name="T6">VY 1313</text:span></text:a></text:p>
          </table:table-cell>
          <table:table-cell table:style-name="Tabla16.B12" office:value-type="string">
            <text:p text:style-name="P8">Vueling</text:p>
          </table:table-cell>
          <table:table-cell table:style-name="Tabla16.C12" office:value-type="string">
            <text:p text:style-name="P8">6:16 PM</text:p>
          </table:table-cell>
          <table:table-cell table:style-name="Tabla16.D12" office:value-type="string">
            <text:p text:style-name="Table_20_Contents"><text:span text:style-name="T6">Aterrizo <text:line-break/></text:span><text:span text:style-name="T6"><draw:frame draw:style-name="fr1" draw:name="gráficos621" text:anchor-type="as-char" svg:width="0.185cm" svg:height="0.185cm" draw:z-index="5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29&amp;airlineCode=VY&amp;flightNumber=13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3" office:value-type="string">
            <text:p text:style-name="Table_20_Contents"><text:a xlink:type="simple" xlink:href="https://www.flightstats.com/go/FlightStatus/flightStatusByFlight.do?id=366290329&amp;airlineCode=IB&amp;flightNumber=5458&amp;utm_source=34b64945a69b9cac:7b907964:13ed466ba45:3e7e&amp;utm_medium=cpc&amp;utm_campaign=weblet" office:target-frame-name="_blank" xlink:show="new"><text:span text:style-name="T6">IB 5458</text:span></text:a><text:span text:style-name="T6"> </text:span><text:span text:style-name="T4">^</text:span></text:p>
          </table:table-cell>
          <table:table-cell table:style-name="Tabla16.B13" office:value-type="string">
            <text:p text:style-name="P8">Iberia</text:p>
          </table:table-cell>
          <table:table-cell table:style-name="Tabla16.C13" office:value-type="string">
            <text:p text:style-name="P8">6:16 PM</text:p>
          </table:table-cell>
          <table:table-cell table:style-name="Tabla16.D13" office:value-type="string">
            <text:p text:style-name="Table_20_Contents"><text:span text:style-name="T6">Aterrizo <text:line-break/></text:span><text:span text:style-name="T6"><draw:frame draw:style-name="fr1" draw:name="gráficos622" text:anchor-type="as-char" svg:width="0.185cm" svg:height="0.185cm" draw:z-index="5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29&amp;airlineCode=IB&amp;flightNumber=545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4" office:value-type="string">
            <text:p text:style-name="Table_20_Contents"><text:a xlink:type="simple" xlink:href="https://www.flightstats.com/go/FlightStatus/flightStatusByFlight.do?id=366372312&amp;airlineCode=VY&amp;flightNumber=1883&amp;utm_source=34b64945a69b9cac:7b907964:13ed466ba45:3e7e&amp;utm_medium=cpc&amp;utm_campaign=weblet" office:target-frame-name="_blank" xlink:show="new"><text:span text:style-name="T6">VY 1883</text:span></text:a></text:p>
          </table:table-cell>
          <table:table-cell table:style-name="Tabla16.B14" office:value-type="string">
            <text:p text:style-name="P8">Vueling</text:p>
          </table:table-cell>
          <table:table-cell table:style-name="Tabla16.C14" office:value-type="string">
            <text:p text:style-name="P8">6:44 PM</text:p>
          </table:table-cell>
          <table:table-cell table:style-name="Tabla16.D14" office:value-type="string">
            <text:p text:style-name="Table_20_Contents"><text:span text:style-name="T6">Aterrizo <text:line-break/></text:span><text:span text:style-name="T6"><draw:frame draw:style-name="fr1" draw:name="gráficos623" text:anchor-type="as-char" svg:width="0.185cm" svg:height="0.185cm" draw:z-index="5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2&amp;airlineCode=VY&amp;flightNumber=18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5" office:value-type="string">
            <text:p text:style-name="Table_20_Contents"><text:a xlink:type="simple" xlink:href="https://www.flightstats.com/go/FlightStatus/flightStatusByFlight.do?id=366372312&amp;airlineCode=IB&amp;flightNumber=5379&amp;utm_source=34b64945a69b9cac:7b907964:13ed466ba45:3e7e&amp;utm_medium=cpc&amp;utm_campaign=weblet" office:target-frame-name="_blank" xlink:show="new"><text:span text:style-name="T6">IB 5379</text:span></text:a><text:span text:style-name="T6"> </text:span><text:span text:style-name="T4">^</text:span></text:p>
          </table:table-cell>
          <table:table-cell table:style-name="Tabla16.B15" office:value-type="string">
            <text:p text:style-name="P8">Iberia</text:p>
          </table:table-cell>
          <table:table-cell table:style-name="Tabla16.C15" office:value-type="string">
            <text:p text:style-name="P8">6:44 PM</text:p>
          </table:table-cell>
          <table:table-cell table:style-name="Tabla16.D15" office:value-type="string">
            <text:p text:style-name="Table_20_Contents"><text:span text:style-name="T6">Aterrizo <text:line-break/></text:span><text:span text:style-name="T6"><draw:frame draw:style-name="fr1" draw:name="gráficos624" text:anchor-type="as-char" svg:width="0.185cm" svg:height="0.185cm" draw:z-index="5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2312&amp;airlineCode=IB&amp;flightNumber=537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6" office:value-type="string">
            <text:p text:style-name="Table_20_Contents"><text:a xlink:type="simple" xlink:href="https://www.flightstats.com/go/FlightStatus/flightStatusByFlight.do?id=366338009&amp;airlineCode=BA&amp;flightNumber=480&amp;utm_source=34b64945a69b9cac:7b907964:13ed466ba45:3e7e&amp;utm_medium=cpc&amp;utm_campaign=weblet" office:target-frame-name="_blank" xlink:show="new"><text:span text:style-name="T6">BA 480</text:span></text:a></text:p>
          </table:table-cell>
          <table:table-cell table:style-name="Tabla16.B16" office:value-type="string">
            <text:p text:style-name="P8">British Airways</text:p>
          </table:table-cell>
          <table:table-cell table:style-name="Tabla16.C16" office:value-type="string">
            <text:p text:style-name="P8">6:55 PM</text:p>
          </table:table-cell>
          <table:table-cell table:style-name="Tabla16.D16" office:value-type="string">
            <text:p text:style-name="Table_20_Contents"><text:span text:style-name="T6">Aterrizo <text:line-break/></text:span><text:span text:style-name="T6"><draw:frame draw:style-name="fr1" draw:name="gráficos625" text:anchor-type="as-char" svg:width="0.185cm" svg:height="0.185cm" draw:z-index="56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9&amp;airlineCode=BA&amp;flightNumber=48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7" office:value-type="string">
            <text:p text:style-name="Table_20_Contents"><text:a xlink:type="simple" xlink:href="https://www.flightstats.com/go/FlightStatus/flightStatusByFlight.do?id=366338009&amp;airlineCode=IB&amp;flightNumber=7453&amp;utm_source=34b64945a69b9cac:7b907964:13ed466ba45:3e7e&amp;utm_medium=cpc&amp;utm_campaign=weblet" office:target-frame-name="_blank" xlink:show="new"><text:span text:style-name="T6">IB 7453</text:span></text:a><text:span text:style-name="T6"> </text:span><text:span text:style-name="T4">^</text:span></text:p>
          </table:table-cell>
          <table:table-cell table:style-name="Tabla16.B17" office:value-type="string">
            <text:p text:style-name="P8">Iberia</text:p>
          </table:table-cell>
          <table:table-cell table:style-name="Tabla16.C17" office:value-type="string">
            <text:p text:style-name="P8">6:55 PM</text:p>
          </table:table-cell>
          <table:table-cell table:style-name="Tabla16.D17" office:value-type="string">
            <text:p text:style-name="Table_20_Contents"><text:span text:style-name="T6">Aterrizo <text:line-break/></text:span><text:span text:style-name="T6"><draw:frame draw:style-name="fr1" draw:name="gráficos626" text:anchor-type="as-char" svg:width="0.185cm" svg:height="0.185cm" draw:z-index="56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9&amp;airlineCode=IB&amp;flightNumber=745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8" office:value-type="string">
            <text:p text:style-name="Table_20_Contents"><text:a xlink:type="simple" xlink:href="https://www.flightstats.com/go/FlightStatus/flightStatusByFlight.do?id=366338009&amp;airlineCode=AA&amp;flightNumber=6292&amp;utm_source=34b64945a69b9cac:7b907964:13ed466ba45:3e7e&amp;utm_medium=cpc&amp;utm_campaign=weblet" office:target-frame-name="_blank" xlink:show="new"><text:span text:style-name="T6">AA 6292</text:span></text:a><text:span text:style-name="T6"> </text:span><text:span text:style-name="T4">^</text:span></text:p>
          </table:table-cell>
          <table:table-cell table:style-name="Tabla16.B18" office:value-type="string">
            <text:p text:style-name="P8">American Airlines</text:p>
          </table:table-cell>
          <table:table-cell table:style-name="Tabla16.C18" office:value-type="string">
            <text:p text:style-name="P8">6:55 PM</text:p>
          </table:table-cell>
          <table:table-cell table:style-name="Tabla16.D18" office:value-type="string">
            <text:p text:style-name="Table_20_Contents"><text:span text:style-name="T6">Aterrizo <text:line-break/></text:span><text:span text:style-name="T6"><draw:frame draw:style-name="fr1" draw:name="gráficos627" text:anchor-type="as-char" svg:width="0.185cm" svg:height="0.185cm" draw:z-index="56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9&amp;airlineCode=AA&amp;flightNumber=629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9" office:value-type="string">
            <text:p text:style-name="Table_20_Contents"><text:a xlink:type="simple" xlink:href="https://www.flightstats.com/go/FlightStatus/flightStatusByFlight.do?id=366302251&amp;airlineCode=AF&amp;flightNumber=1048&amp;utm_source=34b64945a69b9cac:7b907964:13ed466ba45:3e7e&amp;utm_medium=cpc&amp;utm_campaign=weblet" office:target-frame-name="_blank" xlink:show="new"><text:span text:style-name="T6">AF 1048</text:span></text:a></text:p>
          </table:table-cell>
          <table:table-cell table:style-name="Tabla16.B19" office:value-type="string">
            <text:p text:style-name="P8">Air France</text:p>
          </table:table-cell>
          <table:table-cell table:style-name="Tabla16.C19" office:value-type="string">
            <text:p text:style-name="P8">6:32 PM</text:p>
          </table:table-cell>
          <table:table-cell table:style-name="Tabla16.D19" office:value-type="string">
            <text:p text:style-name="Table_20_Contents"><text:span text:style-name="T6">Aterrizo <text:line-break/></text:span><text:span text:style-name="T6"><draw:frame draw:style-name="fr1" draw:name="gráficos628" text:anchor-type="as-char" svg:width="0.185cm" svg:height="0.185cm" draw:z-index="5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1&amp;airlineCode=AF&amp;flightNumber=10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0" office:value-type="string">
            <text:p text:style-name="Table_20_Contents"><text:a xlink:type="simple" xlink:href="https://www.flightstats.com/go/FlightStatus/flightStatusByFlight.do?id=366302251&amp;airlineCode=CZ&amp;flightNumber=7059&amp;utm_source=34b64945a69b9cac:7b907964:13ed466ba45:3e7e&amp;utm_medium=cpc&amp;utm_campaign=weblet" office:target-frame-name="_blank" xlink:show="new"><text:span text:style-name="T6">CZ 7059</text:span></text:a><text:span text:style-name="T6"> </text:span><text:span text:style-name="T4">^</text:span></text:p>
          </table:table-cell>
          <table:table-cell table:style-name="Tabla16.B20" office:value-type="string">
            <text:p text:style-name="P8">China Southern Airlines</text:p>
          </table:table-cell>
          <table:table-cell table:style-name="Tabla16.C20" office:value-type="string">
            <text:p text:style-name="P8">6:32 PM</text:p>
          </table:table-cell>
          <table:table-cell table:style-name="Tabla16.D20" office:value-type="string">
            <text:p text:style-name="Table_20_Contents"><text:span text:style-name="T6">Aterrizo <text:line-break/></text:span><text:span text:style-name="T6"><draw:frame draw:style-name="fr1" draw:name="gráficos629" text:anchor-type="as-char" svg:width="0.185cm" svg:height="0.185cm" draw:z-index="5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1&amp;airlineCode=CZ&amp;flightNumber=70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1" office:value-type="string">
            <text:p text:style-name="Table_20_Contents"><text:a xlink:type="simple" xlink:href="https://www.flightstats.com/go/FlightStatus/flightStatusByFlight.do?id=366302251&amp;airlineCode=UX&amp;flightNumber=3048&amp;utm_source=34b64945a69b9cac:7b907964:13ed466ba45:3e7e&amp;utm_medium=cpc&amp;utm_campaign=weblet" office:target-frame-name="_blank" xlink:show="new"><text:span text:style-name="T6">UX 3048</text:span></text:a><text:span text:style-name="T6"> </text:span><text:span text:style-name="T4">^</text:span></text:p>
          </table:table-cell>
          <table:table-cell table:style-name="Tabla16.B21" office:value-type="string">
            <text:p text:style-name="P8">Air Europa</text:p>
          </table:table-cell>
          <table:table-cell table:style-name="Tabla16.C21" office:value-type="string">
            <text:p text:style-name="P8">6:32 PM</text:p>
          </table:table-cell>
          <table:table-cell table:style-name="Tabla16.D21" office:value-type="string">
            <text:p text:style-name="Table_20_Contents"><text:span text:style-name="T6">Aterrizo <text:line-break/></text:span><text:span text:style-name="T6"><draw:frame draw:style-name="fr1" draw:name="gráficos630" text:anchor-type="as-char" svg:width="0.185cm" svg:height="0.185cm" draw:z-index="5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1&amp;airlineCode=UX&amp;flightNumber=30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2" office:value-type="string">
            <text:p text:style-name="Table_20_Contents"><text:a xlink:type="simple" xlink:href="https://www.flightstats.com/go/FlightStatus/flightStatusByFlight.do?id=366302251&amp;airlineCode=SU&amp;flightNumber=3100&amp;utm_source=34b64945a69b9cac:7b907964:13ed466ba45:3e7e&amp;utm_medium=cpc&amp;utm_campaign=weblet" office:target-frame-name="_blank" xlink:show="new"><text:span text:style-name="T6">SU 3100</text:span></text:a><text:span text:style-name="T6"> </text:span><text:span text:style-name="T4">^</text:span></text:p>
          </table:table-cell>
          <table:table-cell table:style-name="Tabla16.B22" office:value-type="string">
            <text:p text:style-name="P8">Aeroflot</text:p>
          </table:table-cell>
          <table:table-cell table:style-name="Tabla16.C22" office:value-type="string">
            <text:p text:style-name="P8">6:32 PM</text:p>
          </table:table-cell>
          <table:table-cell table:style-name="Tabla16.D22" office:value-type="string">
            <text:p text:style-name="Table_20_Contents"><text:span text:style-name="T6">Aterrizo <text:line-break/></text:span><text:span text:style-name="T6"><draw:frame draw:style-name="fr1" draw:name="gráficos631" text:anchor-type="as-char" svg:width="0.185cm" svg:height="0.185cm" draw:z-index="5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1&amp;airlineCode=SU&amp;flightNumber=310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3" office:value-type="string">
            <text:p text:style-name="Table_20_Contents"><text:a xlink:type="simple" xlink:href="https://www.flightstats.com/go/FlightStatus/flightStatusByFlight.do?id=367634941&amp;airlineCode=FR&amp;flightNumber=6321&amp;utm_source=34b64945a69b9cac:7b907964:13ed466ba45:3e7e&amp;utm_medium=cpc&amp;utm_campaign=weblet" office:target-frame-name="_blank" xlink:show="new"><text:span text:style-name="T6">FR 6321</text:span></text:a></text:p>
          </table:table-cell>
          <table:table-cell table:style-name="Tabla16.B23" office:value-type="string">
            <text:p text:style-name="P8">Ryanair</text:p>
          </table:table-cell>
          <table:table-cell table:style-name="Tabla16.C23" office:value-type="string">
            <text:p text:style-name="P8">6:34 PM</text:p>
          </table:table-cell>
          <table:table-cell table:style-name="Tabla16.D23" office:value-type="string">
            <text:p text:style-name="Table_20_Contents"><text:span text:style-name="T6">Aterrizo <text:line-break/></text:span><text:span text:style-name="T6"><draw:frame draw:style-name="fr1" draw:name="gráficos632" text:anchor-type="as-char" svg:width="0.185cm" svg:height="0.185cm" draw:z-index="5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941&amp;airlineCode=FR&amp;flightNumber=63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4" office:value-type="string">
            <text:p text:style-name="Table_20_Contents"><text:a xlink:type="simple" xlink:href="https://www.flightstats.com/go/FlightStatus/flightStatusByFlight.do?id=366337613&amp;airlineCode=U2&amp;flightNumber=8577&amp;utm_source=34b64945a69b9cac:7b907964:13ed466ba45:3e7e&amp;utm_medium=cpc&amp;utm_campaign=weblet" office:target-frame-name="_blank" xlink:show="new"><text:span text:style-name="T6">U2 8577</text:span></text:a></text:p>
          </table:table-cell>
          <table:table-cell table:style-name="Tabla16.B24" office:value-type="string">
            <text:p text:style-name="P8">easyJet</text:p>
          </table:table-cell>
          <table:table-cell table:style-name="Tabla16.C24" office:value-type="string">
            <text:p text:style-name="P8">7:06 PM</text:p>
          </table:table-cell>
          <table:table-cell table:style-name="Tabla16.D24" office:value-type="string">
            <text:p text:style-name="Table_20_Contents"><text:span text:style-name="T6">Aterrizo <text:line-break/></text:span><text:span text:style-name="T6"><draw:frame draw:style-name="fr1" draw:name="gráficos633" text:anchor-type="as-char" svg:width="0.185cm" svg:height="0.185cm" draw:z-index="57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7613&amp;airlineCode=U2&amp;flightNumber=857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25" office:value-type="string">
            <text:p text:style-name="Table_20_Contents"><text:a xlink:type="simple" xlink:href="https://www.flightstats.com/go/FlightStatus/flightStatusByFlight.do?id=366290725&amp;airlineCode=KL&amp;flightNumber=1675&amp;utm_source=34b64945a69b9cac:7b907964:13ed466ba45:3e7e&amp;utm_medium=cpc&amp;utm_campaign=weblet" office:target-frame-name="_blank" xlink:show="new"><text:span text:style-name="T6">KL 1675</text:span></text:a></text:p>
          </table:table-cell>
          <table:table-cell table:style-name="Tabla16.B25" office:value-type="string">
            <text:p text:style-name="P8">KLM</text:p>
          </table:table-cell>
          <table:table-cell table:style-name="Tabla16.C25" office:value-type="string">
            <text:p text:style-name="P8">6:48 PM</text:p>
          </table:table-cell>
          <table:table-cell table:style-name="Tabla16.D25" office:value-type="string">
            <text:p text:style-name="Table_20_Contents"><text:span text:style-name="T6">Aterrizo <text:line-break/></text:span><text:span text:style-name="T6"><draw:frame draw:style-name="fr1" draw:name="gráficos634" text:anchor-type="as-char" svg:width="0.185cm" svg:height="0.185cm" draw:z-index="5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5&amp;airlineCode=KL&amp;flightNumber=16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6" office:value-type="string">
            <text:p text:style-name="Table_20_Contents"><text:a xlink:type="simple" xlink:href="https://www.flightstats.com/go/FlightStatus/flightStatusByFlight.do?id=366290725&amp;airlineCode=KQ&amp;flightNumber=1675&amp;utm_source=34b64945a69b9cac:7b907964:13ed466ba45:3e7e&amp;utm_medium=cpc&amp;utm_campaign=weblet" office:target-frame-name="_blank" xlink:show="new"><text:span text:style-name="T6">KQ 1675</text:span></text:a><text:span text:style-name="T6"> </text:span><text:span text:style-name="T4">^</text:span></text:p>
          </table:table-cell>
          <table:table-cell table:style-name="Tabla16.B26" office:value-type="string">
            <text:p text:style-name="P8">Kenya Airways</text:p>
          </table:table-cell>
          <table:table-cell table:style-name="Tabla16.C26" office:value-type="string">
            <text:p text:style-name="P8">6:48 PM</text:p>
          </table:table-cell>
          <table:table-cell table:style-name="Tabla16.D26" office:value-type="string">
            <text:p text:style-name="Table_20_Contents"><text:span text:style-name="T6">Aterrizo <text:line-break/></text:span><text:span text:style-name="T6"><draw:frame draw:style-name="fr1" draw:name="gráficos635" text:anchor-type="as-char" svg:width="0.185cm" svg:height="0.185cm" draw:z-index="5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5&amp;airlineCode=KQ&amp;flightNumber=16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7" office:value-type="string">
            <text:p text:style-name="Table_20_Contents"><text:a xlink:type="simple" xlink:href="https://www.flightstats.com/go/FlightStatus/flightStatusByFlight.do?id=366290725&amp;airlineCode=DL&amp;flightNumber=9604&amp;utm_source=34b64945a69b9cac:7b907964:13ed466ba45:3e7e&amp;utm_medium=cpc&amp;utm_campaign=weblet" office:target-frame-name="_blank" xlink:show="new"><text:span text:style-name="T6">DL 9604</text:span></text:a><text:span text:style-name="T6"> </text:span><text:span text:style-name="T4">^</text:span></text:p>
          </table:table-cell>
          <table:table-cell table:style-name="Tabla16.B27" office:value-type="string">
            <text:p text:style-name="P8">Delta Air Lines</text:p>
          </table:table-cell>
          <table:table-cell table:style-name="Tabla16.C27" office:value-type="string">
            <text:p text:style-name="P8">6:48 PM</text:p>
          </table:table-cell>
          <table:table-cell table:style-name="Tabla16.D27" office:value-type="string">
            <text:p text:style-name="Table_20_Contents"><text:span text:style-name="T6">Aterrizo <text:line-break/></text:span><text:span text:style-name="T6"><draw:frame draw:style-name="fr1" draw:name="gráficos636" text:anchor-type="as-char" svg:width="0.185cm" svg:height="0.185cm" draw:z-index="5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5&amp;airlineCode=DL&amp;flightNumber=96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8" office:value-type="string">
            <text:p text:style-name="Table_20_Contents"><text:a xlink:type="simple" xlink:href="https://www.flightstats.com/go/FlightStatus/flightStatusByFlight.do?id=366290725&amp;airlineCode=EY&amp;flightNumber=7355&amp;utm_source=34b64945a69b9cac:7b907964:13ed466ba45:3e7e&amp;utm_medium=cpc&amp;utm_campaign=weblet" office:target-frame-name="_blank" xlink:show="new"><text:span text:style-name="T6">EY 7355</text:span></text:a><text:span text:style-name="T6"> </text:span><text:span text:style-name="T4">^</text:span></text:p>
          </table:table-cell>
          <table:table-cell table:style-name="Tabla16.B28" office:value-type="string">
            <text:p text:style-name="P8">Etihad Airways</text:p>
          </table:table-cell>
          <table:table-cell table:style-name="Tabla16.C28" office:value-type="string">
            <text:p text:style-name="P8">6:48 PM</text:p>
          </table:table-cell>
          <table:table-cell table:style-name="Tabla16.D28" office:value-type="string">
            <text:p text:style-name="Table_20_Contents"><text:span text:style-name="T6">Aterrizo <text:line-break/></text:span><text:span text:style-name="T6"><draw:frame draw:style-name="fr1" draw:name="gráficos637" text:anchor-type="as-char" svg:width="0.185cm" svg:height="0.185cm" draw:z-index="5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5&amp;airlineCode=EY&amp;flightNumber=73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29" office:value-type="string">
            <text:p text:style-name="Table_20_Contents"><text:a xlink:type="simple" xlink:href="https://www.flightstats.com/go/FlightStatus/flightStatusByFlight.do?id=366352269&amp;airlineCode=VY&amp;flightNumber=8019&amp;utm_source=34b64945a69b9cac:7b907964:13ed466ba45:3e7e&amp;utm_medium=cpc&amp;utm_campaign=weblet" office:target-frame-name="_blank" xlink:show="new"><text:span text:style-name="T6">VY 8019</text:span></text:a></text:p>
          </table:table-cell>
          <table:table-cell table:style-name="Tabla16.B29" office:value-type="string">
            <text:p text:style-name="P8">Vueling</text:p>
          </table:table-cell>
          <table:table-cell table:style-name="Tabla16.C29" office:value-type="string">
            <text:p text:style-name="P8">7:10 PM</text:p>
          </table:table-cell>
          <table:table-cell table:style-name="Tabla16.D29" office:value-type="string">
            <text:p text:style-name="Table_20_Contents"><text:span text:style-name="T6">Aterrizo <text:line-break/></text:span><text:span text:style-name="T6"><draw:frame draw:style-name="fr1" draw:name="gráficos638" text:anchor-type="as-char" svg:width="0.185cm" svg:height="0.185cm" draw:z-index="57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9&amp;airlineCode=VY&amp;flightNumber=80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0" office:value-type="string">
            <text:p text:style-name="Table_20_Contents"><text:a xlink:type="simple" xlink:href="https://www.flightstats.com/go/FlightStatus/flightStatusByFlight.do?id=366352269&amp;airlineCode=IB&amp;flightNumber=5755&amp;utm_source=34b64945a69b9cac:7b907964:13ed466ba45:3e7e&amp;utm_medium=cpc&amp;utm_campaign=weblet" office:target-frame-name="_blank" xlink:show="new"><text:span text:style-name="T6">IB 5755</text:span></text:a><text:span text:style-name="T6"> </text:span><text:span text:style-name="T4">^</text:span></text:p>
          </table:table-cell>
          <table:table-cell table:style-name="Tabla16.B30" office:value-type="string">
            <text:p text:style-name="P8">Iberia</text:p>
          </table:table-cell>
          <table:table-cell table:style-name="Tabla16.C30" office:value-type="string">
            <text:p text:style-name="P8">7:10 PM</text:p>
          </table:table-cell>
          <table:table-cell table:style-name="Tabla16.D30" office:value-type="string">
            <text:p text:style-name="Table_20_Contents"><text:span text:style-name="T6">Aterrizo <text:line-break/></text:span><text:span text:style-name="T6"><draw:frame draw:style-name="fr1" draw:name="gráficos639" text:anchor-type="as-char" svg:width="0.185cm" svg:height="0.185cm" draw:z-index="57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69&amp;airlineCode=IB&amp;flightNumber=57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1" office:value-type="string">
            <text:p text:style-name="Table_20_Contents"><text:a xlink:type="simple" xlink:href="https://www.flightstats.com/go/FlightStatus/flightStatusByFlight.do?id=366321078&amp;airlineCode=VY&amp;flightNumber=8527&amp;utm_source=34b64945a69b9cac:7b907964:13ed466ba45:3e7e&amp;utm_medium=cpc&amp;utm_campaign=weblet" office:target-frame-name="_blank" xlink:show="new"><text:span text:style-name="T6">VY 8527</text:span></text:a></text:p>
          </table:table-cell>
          <table:table-cell table:style-name="Tabla16.B31" office:value-type="string">
            <text:p text:style-name="P8">Vueling</text:p>
          </table:table-cell>
          <table:table-cell table:style-name="Tabla16.C31" office:value-type="string">
            <text:p text:style-name="P8">7:15 PM</text:p>
          </table:table-cell>
          <table:table-cell table:style-name="Tabla16.D31" office:value-type="string">
            <text:p text:style-name="Table_20_Contents"><text:span text:style-name="T6">Aterrizo <text:line-break/></text:span><text:span text:style-name="T6"><draw:frame draw:style-name="fr1" draw:name="gráficos640" text:anchor-type="as-char" svg:width="0.185cm" svg:height="0.185cm" draw:z-index="57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1078&amp;airlineCode=VY&amp;flightNumber=852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32" office:value-type="string">
            <text:p text:style-name="Table_20_Contents"><text:a xlink:type="simple" xlink:href="https://www.flightstats.com/go/FlightStatus/flightStatusByFlight.do?id=366321078&amp;airlineCode=IB&amp;flightNumber=5798&amp;utm_source=34b64945a69b9cac:7b907964:13ed466ba45:3e7e&amp;utm_medium=cpc&amp;utm_campaign=weblet" office:target-frame-name="_blank" xlink:show="new"><text:span text:style-name="T6">IB 5798</text:span></text:a><text:span text:style-name="T6"> </text:span><text:span text:style-name="T4">^</text:span></text:p>
          </table:table-cell>
          <table:table-cell table:style-name="Tabla16.B32" office:value-type="string">
            <text:p text:style-name="P8">Iberia</text:p>
          </table:table-cell>
          <table:table-cell table:style-name="Tabla16.C32" office:value-type="string">
            <text:p text:style-name="P8">7:15 PM</text:p>
          </table:table-cell>
          <table:table-cell table:style-name="Tabla16.D32" office:value-type="string">
            <text:p text:style-name="Table_20_Contents"><text:span text:style-name="T6">Aterrizo <text:line-break/></text:span><text:span text:style-name="T6"><draw:frame draw:style-name="fr1" draw:name="gráficos641" text:anchor-type="as-char" svg:width="0.185cm" svg:height="0.185cm" draw:z-index="58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1078&amp;airlineCode=IB&amp;flightNumber=579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33" office:value-type="string">
            <text:p text:style-name="Table_20_Contents"><text:a xlink:type="simple" xlink:href="https://www.flightstats.com/go/FlightStatus/flightStatusByFlight.do?id=366367281&amp;airlineCode=VY&amp;flightNumber=2702&amp;utm_source=34b64945a69b9cac:7b907964:13ed466ba45:3e7e&amp;utm_medium=cpc&amp;utm_campaign=weblet" office:target-frame-name="_blank" xlink:show="new"><text:span text:style-name="T6">VY 2702</text:span></text:a></text:p>
          </table:table-cell>
          <table:table-cell table:style-name="Tabla16.B33" office:value-type="string">
            <text:p text:style-name="P8">Vueling</text:p>
          </table:table-cell>
          <table:table-cell table:style-name="Tabla16.C33" office:value-type="string">
            <text:p text:style-name="P8">6:53 PM</text:p>
          </table:table-cell>
          <table:table-cell table:style-name="Tabla16.D33" office:value-type="string">
            <text:p text:style-name="Table_20_Contents"><text:span text:style-name="T6">Aterrizo <text:line-break/></text:span><text:span text:style-name="T6"><draw:frame draw:style-name="fr1" draw:name="gráficos642" text:anchor-type="as-char" svg:width="0.185cm" svg:height="0.185cm" draw:z-index="5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281&amp;airlineCode=VY&amp;flightNumber=27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ext:soft-page-break/>
        <table:table-row>
          <table:table-cell table:style-name="Tabla16.A34" office:value-type="string">
            <text:p text:style-name="Table_20_Contents"><text:a xlink:type="simple" xlink:href="https://www.flightstats.com/go/FlightStatus/flightStatusByFlight.do?id=366367281&amp;airlineCode=IB&amp;flightNumber=5923&amp;utm_source=34b64945a69b9cac:7b907964:13ed466ba45:3e7e&amp;utm_medium=cpc&amp;utm_campaign=weblet" office:target-frame-name="_blank" xlink:show="new"><text:span text:style-name="T6">IB 5923</text:span></text:a><text:span text:style-name="T6"> </text:span><text:span text:style-name="T4">^</text:span></text:p>
          </table:table-cell>
          <table:table-cell table:style-name="Tabla16.B34" office:value-type="string">
            <text:p text:style-name="P8">Iberia</text:p>
          </table:table-cell>
          <table:table-cell table:style-name="Tabla16.C34" office:value-type="string">
            <text:p text:style-name="P8">6:53 PM</text:p>
          </table:table-cell>
          <table:table-cell table:style-name="Tabla16.D34" office:value-type="string">
            <text:p text:style-name="Table_20_Contents"><text:span text:style-name="T6">Aterrizo <text:line-break/></text:span><text:span text:style-name="T6"><draw:frame draw:style-name="fr1" draw:name="gráficos643" text:anchor-type="as-char" svg:width="0.185cm" svg:height="0.185cm" draw:z-index="5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281&amp;airlineCode=IB&amp;flightNumber=59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5" office:value-type="string">
            <text:p text:style-name="Table_20_Contents"><text:a xlink:type="simple" xlink:href="https://www.flightstats.com/go/FlightStatus/flightStatusByFlight.do?id=366290409&amp;airlineCode=AH&amp;flightNumber=2014&amp;utm_source=34b64945a69b9cac:7b907964:13ed466ba45:3e7e&amp;utm_medium=cpc&amp;utm_campaign=weblet" office:target-frame-name="_blank" xlink:show="new"><text:span text:style-name="T6">AH 2014</text:span></text:a></text:p>
          </table:table-cell>
          <table:table-cell table:style-name="Tabla16.B35" office:value-type="string">
            <text:p text:style-name="P8">Air Algerie</text:p>
          </table:table-cell>
          <table:table-cell table:style-name="Tabla16.C35" office:value-type="string">
            <text:p text:style-name="P8">6:59 PM</text:p>
          </table:table-cell>
          <table:table-cell table:style-name="Tabla16.D35" office:value-type="string">
            <text:p text:style-name="Table_20_Contents"><text:span text:style-name="T6">Aterrizo <text:line-break/></text:span><text:span text:style-name="T6"><draw:frame draw:style-name="fr1" draw:name="gráficos644" text:anchor-type="as-char" svg:width="0.185cm" svg:height="0.185cm" draw:z-index="5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409&amp;airlineCode=AH&amp;flightNumber=20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6" office:value-type="string">
            <text:p text:style-name="Table_20_Contents"><text:a xlink:type="simple" xlink:href="https://www.flightstats.com/go/FlightStatus/flightStatusByFlight.do?id=366315036&amp;airlineCode=4U&amp;flightNumber=9528&amp;utm_source=34b64945a69b9cac:7b907964:13ed466ba45:3e7e&amp;utm_medium=cpc&amp;utm_campaign=weblet" office:target-frame-name="_blank" xlink:show="new"><text:span text:style-name="T6">4U 9528</text:span></text:a></text:p>
          </table:table-cell>
          <table:table-cell table:style-name="Tabla16.B36" office:value-type="string">
            <text:p text:style-name="P8">Germanwings</text:p>
          </table:table-cell>
          <table:table-cell table:style-name="Tabla16.C36" office:value-type="string">
            <text:p text:style-name="P8">7:03 PM</text:p>
          </table:table-cell>
          <table:table-cell table:style-name="Tabla16.D36" office:value-type="string">
            <text:p text:style-name="Table_20_Contents"><text:span text:style-name="T6">Aterrizo <text:line-break/></text:span><text:span text:style-name="T6"><draw:frame draw:style-name="fr1" draw:name="gráficos645" text:anchor-type="as-char" svg:width="0.185cm" svg:height="0.185cm" draw:z-index="58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6&amp;airlineCode=4U&amp;flightNumber=952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7" office:value-type="string">
            <text:p text:style-name="Table_20_Contents"><text:a xlink:type="simple" xlink:href="https://www.flightstats.com/go/FlightStatus/flightStatusByFlight.do?id=366315036&amp;airlineCode=LH&amp;flightNumber=5072&amp;utm_source=34b64945a69b9cac:7b907964:13ed466ba45:3e7e&amp;utm_medium=cpc&amp;utm_campaign=weblet" office:target-frame-name="_blank" xlink:show="new"><text:span text:style-name="T6">LH 5072</text:span></text:a><text:span text:style-name="T6"> </text:span><text:span text:style-name="T4">^</text:span></text:p>
          </table:table-cell>
          <table:table-cell table:style-name="Tabla16.B37" office:value-type="string">
            <text:p text:style-name="P8">Lufthansa</text:p>
          </table:table-cell>
          <table:table-cell table:style-name="Tabla16.C37" office:value-type="string">
            <text:p text:style-name="P8">7:03 PM</text:p>
          </table:table-cell>
          <table:table-cell table:style-name="Tabla16.D37" office:value-type="string">
            <text:p text:style-name="Table_20_Contents"><text:span text:style-name="T6">Aterrizo <text:line-break/></text:span><text:span text:style-name="T6"><draw:frame draw:style-name="fr1" draw:name="gráficos646" text:anchor-type="as-char" svg:width="0.185cm" svg:height="0.185cm" draw:z-index="58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6&amp;airlineCode=LH&amp;flightNumber=507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8" office:value-type="string">
            <text:p text:style-name="Table_20_Contents"><text:a xlink:type="simple" xlink:href="https://www.flightstats.com/go/FlightStatus/flightStatusByFlight.do?id=366347414&amp;airlineCode=VY&amp;flightNumber=6335&amp;utm_source=34b64945a69b9cac:7b907964:13ed466ba45:3e7e&amp;utm_medium=cpc&amp;utm_campaign=weblet" office:target-frame-name="_blank" xlink:show="new"><text:span text:style-name="T6">VY 6335</text:span></text:a></text:p>
          </table:table-cell>
          <table:table-cell table:style-name="Tabla16.B38" office:value-type="string">
            <text:p text:style-name="P8">Vueling</text:p>
          </table:table-cell>
          <table:table-cell table:style-name="Tabla16.C38" office:value-type="string">
            <text:p text:style-name="P8">7:05 PM</text:p>
          </table:table-cell>
          <table:table-cell table:style-name="Tabla16.D38" office:value-type="string">
            <text:p text:style-name="Table_20_Contents"><text:span text:style-name="T6">Aterrizo <text:line-break/></text:span><text:span text:style-name="T6"><draw:frame draw:style-name="fr1" draw:name="gráficos647" text:anchor-type="as-char" svg:width="0.185cm" svg:height="0.185cm" draw:z-index="58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4&amp;airlineCode=VY&amp;flightNumber=63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39" office:value-type="string">
            <text:p text:style-name="Table_20_Contents"><text:a xlink:type="simple" xlink:href="https://www.flightstats.com/go/FlightStatus/flightStatusByFlight.do?id=366347414&amp;airlineCode=IB&amp;flightNumber=5729&amp;utm_source=34b64945a69b9cac:7b907964:13ed466ba45:3e7e&amp;utm_medium=cpc&amp;utm_campaign=weblet" office:target-frame-name="_blank" xlink:show="new"><text:span text:style-name="T6">IB 5729</text:span></text:a><text:span text:style-name="T6"> </text:span><text:span text:style-name="T4">^</text:span></text:p>
          </table:table-cell>
          <table:table-cell table:style-name="Tabla16.B39" office:value-type="string">
            <text:p text:style-name="P8">Iberia</text:p>
          </table:table-cell>
          <table:table-cell table:style-name="Tabla16.C39" office:value-type="string">
            <text:p text:style-name="P8">7:05 PM</text:p>
          </table:table-cell>
          <table:table-cell table:style-name="Tabla16.D39" office:value-type="string">
            <text:p text:style-name="Table_20_Contents"><text:span text:style-name="T6">Aterrizo <text:line-break/></text:span><text:span text:style-name="T6"><draw:frame draw:style-name="fr1" draw:name="gráficos648" text:anchor-type="as-char" svg:width="0.185cm" svg:height="0.185cm" draw:z-index="5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4&amp;airlineCode=IB&amp;flightNumber=572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0" office:value-type="string">
            <text:p text:style-name="Table_20_Contents"><text:a xlink:type="simple" xlink:href="https://www.flightstats.com/go/FlightStatus/flightStatusByFlight.do?id=366288467&amp;airlineCode=VY&amp;flightNumber=8501&amp;utm_source=34b64945a69b9cac:7b907964:13ed466ba45:3e7e&amp;utm_medium=cpc&amp;utm_campaign=weblet" office:target-frame-name="_blank" xlink:show="new"><text:span text:style-name="T6">VY 8501</text:span></text:a></text:p>
          </table:table-cell>
          <table:table-cell table:style-name="Tabla16.B40" office:value-type="string">
            <text:p text:style-name="P8">Vueling</text:p>
          </table:table-cell>
          <table:table-cell table:style-name="Tabla16.C40" office:value-type="string">
            <text:p text:style-name="P8">7:09 PM</text:p>
          </table:table-cell>
          <table:table-cell table:style-name="Tabla16.D40" office:value-type="string">
            <text:p text:style-name="Table_20_Contents"><text:span text:style-name="T6">Aterrizo <text:line-break/></text:span><text:span text:style-name="T6"><draw:frame draw:style-name="fr1" draw:name="gráficos649" text:anchor-type="as-char" svg:width="0.185cm" svg:height="0.185cm" draw:z-index="5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8467&amp;airlineCode=VY&amp;flightNumber=85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1" office:value-type="string">
            <text:p text:style-name="Table_20_Contents"><text:a xlink:type="simple" xlink:href="https://www.flightstats.com/go/FlightStatus/flightStatusByFlight.do?id=366288467&amp;airlineCode=IB&amp;flightNumber=5613&amp;utm_source=34b64945a69b9cac:7b907964:13ed466ba45:3e7e&amp;utm_medium=cpc&amp;utm_campaign=weblet" office:target-frame-name="_blank" xlink:show="new"><text:span text:style-name="T6">IB 5613</text:span></text:a><text:span text:style-name="T6"> </text:span><text:span text:style-name="T4">^</text:span></text:p>
          </table:table-cell>
          <table:table-cell table:style-name="Tabla16.B41" office:value-type="string">
            <text:p text:style-name="P8">Iberia</text:p>
          </table:table-cell>
          <table:table-cell table:style-name="Tabla16.C41" office:value-type="string">
            <text:p text:style-name="P8">7:09 PM</text:p>
          </table:table-cell>
          <table:table-cell table:style-name="Tabla16.D41" office:value-type="string">
            <text:p text:style-name="Table_20_Contents"><text:span text:style-name="T6">Aterrizo <text:line-break/></text:span><text:span text:style-name="T6"><draw:frame draw:style-name="fr1" draw:name="gráficos650" text:anchor-type="as-char" svg:width="0.185cm" svg:height="0.185cm" draw:z-index="5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8467&amp;airlineCode=IB&amp;flightNumber=56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2" office:value-type="string">
            <text:p text:style-name="Table_20_Contents"><text:a xlink:type="simple" xlink:href="https://www.flightstats.com/go/FlightStatus/flightStatusByFlight.do?id=366380319&amp;airlineCode=LX&amp;flightNumber=1956&amp;utm_source=34b64945a69b9cac:7b907964:13ed466ba45:3e7e&amp;utm_medium=cpc&amp;utm_campaign=weblet" office:target-frame-name="_blank" xlink:show="new"><text:span text:style-name="T6">LX 1956</text:span></text:a></text:p>
          </table:table-cell>
          <table:table-cell table:style-name="Tabla16.B42" office:value-type="string">
            <text:p text:style-name="P8">SWISS</text:p>
          </table:table-cell>
          <table:table-cell table:style-name="Tabla16.C42" office:value-type="string">
            <text:p text:style-name="P8">7:05 PM</text:p>
          </table:table-cell>
          <table:table-cell table:style-name="Tabla16.D42" office:value-type="string">
            <text:p text:style-name="Table_20_Contents"><text:span text:style-name="T6">Aterrizo <text:line-break/></text:span><text:span text:style-name="T6"><draw:frame draw:style-name="fr1" draw:name="gráficos651" text:anchor-type="as-char" svg:width="0.185cm" svg:height="0.185cm" draw:z-index="5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9&amp;airlineCode=LX&amp;flightNumber=195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3" office:value-type="string">
            <text:p text:style-name="Table_20_Contents"><text:a xlink:type="simple" xlink:href="https://www.flightstats.com/go/FlightStatus/flightStatusByFlight.do?id=366356624&amp;airlineCode=VY&amp;flightNumber=3909&amp;utm_source=34b64945a69b9cac:7b907964:13ed466ba45:3e7e&amp;utm_medium=cpc&amp;utm_campaign=weblet" office:target-frame-name="_blank" xlink:show="new"><text:span text:style-name="T6">VY 3909</text:span></text:a></text:p>
          </table:table-cell>
          <table:table-cell table:style-name="Tabla16.B43" office:value-type="string">
            <text:p text:style-name="P8">Vueling</text:p>
          </table:table-cell>
          <table:table-cell table:style-name="Tabla16.C43" office:value-type="string">
            <text:p text:style-name="P8">7:13 PM</text:p>
          </table:table-cell>
          <table:table-cell table:style-name="Tabla16.D43" office:value-type="string">
            <text:p text:style-name="Table_20_Contents"><text:span text:style-name="T6">Aterrizo <text:line-break/></text:span><text:span text:style-name="T6"><draw:frame draw:style-name="fr1" draw:name="gráficos652" text:anchor-type="as-char" svg:width="0.185cm" svg:height="0.185cm" draw:z-index="5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4&amp;airlineCode=VY&amp;flightNumber=39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4" office:value-type="string">
            <text:p text:style-name="Table_20_Contents"><text:a xlink:type="simple" xlink:href="https://www.flightstats.com/go/FlightStatus/flightStatusByFlight.do?id=366356624&amp;airlineCode=IB&amp;flightNumber=5701&amp;utm_source=34b64945a69b9cac:7b907964:13ed466ba45:3e7e&amp;utm_medium=cpc&amp;utm_campaign=weblet" office:target-frame-name="_blank" xlink:show="new"><text:span text:style-name="T6">IB 5701</text:span></text:a><text:span text:style-name="T6"> </text:span><text:span text:style-name="T4">^</text:span></text:p>
          </table:table-cell>
          <table:table-cell table:style-name="Tabla16.B44" office:value-type="string">
            <text:p text:style-name="P8">Iberia</text:p>
          </table:table-cell>
          <table:table-cell table:style-name="Tabla16.C44" office:value-type="string">
            <text:p text:style-name="P8">7:13 PM</text:p>
          </table:table-cell>
          <table:table-cell table:style-name="Tabla16.D44" office:value-type="string">
            <text:p text:style-name="Table_20_Contents"><text:span text:style-name="T6">Aterrizo <text:line-break/></text:span><text:span text:style-name="T6"><draw:frame draw:style-name="fr1" draw:name="gráficos653" text:anchor-type="as-char" svg:width="0.185cm" svg:height="0.185cm" draw:z-index="5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4&amp;airlineCode=IB&amp;flightNumber=570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5" office:value-type="string">
            <text:p text:style-name="Table_20_Contents"><text:a xlink:type="simple" xlink:href="https://www.flightstats.com/go/FlightStatus/flightStatusByFlight.do?id=366340746&amp;airlineCode=VY&amp;flightNumber=1030&amp;utm_source=34b64945a69b9cac:7b907964:13ed466ba45:3e7e&amp;utm_medium=cpc&amp;utm_campaign=weblet" office:target-frame-name="_blank" xlink:show="new"><text:span text:style-name="T6">VY 1030</text:span></text:a></text:p>
          </table:table-cell>
          <table:table-cell table:style-name="Tabla16.B45" office:value-type="string">
            <text:p text:style-name="P8">Vueling</text:p>
          </table:table-cell>
          <table:table-cell table:style-name="Tabla16.C45" office:value-type="string">
            <text:p text:style-name="P8">7:44 PM</text:p>
          </table:table-cell>
          <table:table-cell table:style-name="Tabla16.D45" office:value-type="string">
            <text:p text:style-name="Table_20_Contents"><text:span text:style-name="T6">Aterrizo <text:line-break/></text:span><text:span text:style-name="T6"><draw:frame draw:style-name="fr1" draw:name="gráficos654" text:anchor-type="as-char" svg:width="0.185cm" svg:height="0.185cm" draw:z-index="59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746&amp;airlineCode=VY&amp;flightNumber=103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46" office:value-type="string">
            <text:p text:style-name="Table_20_Contents"><text:a xlink:type="simple" xlink:href="https://www.flightstats.com/go/FlightStatus/flightStatusByFlight.do?id=366366827&amp;airlineCode=4U&amp;flightNumber=2520&amp;utm_source=34b64945a69b9cac:7b907964:13ed466ba45:3e7e&amp;utm_medium=cpc&amp;utm_campaign=weblet" office:target-frame-name="_blank" xlink:show="new"><text:span text:style-name="T6">4U 2520</text:span></text:a></text:p>
          </table:table-cell>
          <table:table-cell table:style-name="Tabla16.B46" office:value-type="string">
            <text:p text:style-name="P8">Germanwings</text:p>
          </table:table-cell>
          <table:table-cell table:style-name="Tabla16.C46" office:value-type="string">
            <text:p text:style-name="P8">7:05 PM</text:p>
          </table:table-cell>
          <table:table-cell table:style-name="Tabla16.D46" office:value-type="string">
            <text:p text:style-name="Table_20_Contents"><text:span text:style-name="T6">Aterrizo <text:line-break/></text:span><text:span text:style-name="T6"><draw:frame draw:style-name="fr1" draw:name="gráficos655" text:anchor-type="as-char" svg:width="0.185cm" svg:height="0.185cm" draw:z-index="5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6827&amp;airlineCode=4U&amp;flightNumber=25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47" office:value-type="string">
            <text:p text:style-name="Table_20_Contents"><text:a xlink:type="simple" xlink:href="https://www.flightstats.com/go/FlightStatus/flightStatusByFlight.do?id=366339086&amp;airlineCode=TP&amp;flightNumber=1044&amp;utm_source=34b64945a69b9cac:7b907964:13ed466ba45:3e7e&amp;utm_medium=cpc&amp;utm_campaign=weblet" office:target-frame-name="_blank" xlink:show="new"><text:span text:style-name="T6">TP 1044</text:span></text:a></text:p>
          </table:table-cell>
          <table:table-cell table:style-name="Tabla16.B47" office:value-type="string">
            <text:p text:style-name="P8">TAP Portugal</text:p>
          </table:table-cell>
          <table:table-cell table:style-name="Tabla16.C47" office:value-type="string">
            <text:p text:style-name="P8">8:02 PM</text:p>
          </table:table-cell>
          <table:table-cell table:style-name="Tabla16.D47" office:value-type="string">
            <text:p text:style-name="Table_20_Contents"><text:span text:style-name="T6">Aterrizo <text:line-break/></text:span><text:span text:style-name="T6"><draw:frame draw:style-name="fr1" draw:name="gráficos656" text:anchor-type="as-char" svg:width="0.185cm" svg:height="0.185cm" draw:z-index="595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6&amp;airlineCode=TP&amp;flightNumber=104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48" office:value-type="string">
            <text:p text:style-name="Table_20_Contents"><text:a xlink:type="simple" xlink:href="https://www.flightstats.com/go/FlightStatus/flightStatusByFlight.do?id=366339086&amp;airlineCode=EK&amp;flightNumber=6355&amp;utm_source=34b64945a69b9cac:7b907964:13ed466ba45:3e7e&amp;utm_medium=cpc&amp;utm_campaign=weblet" office:target-frame-name="_blank" xlink:show="new"><text:span text:style-name="T6">EK 6355</text:span></text:a><text:span text:style-name="T6"> </text:span><text:span text:style-name="T4">^</text:span></text:p>
          </table:table-cell>
          <table:table-cell table:style-name="Tabla16.B48" office:value-type="string">
            <text:p text:style-name="P8">Emirates</text:p>
          </table:table-cell>
          <table:table-cell table:style-name="Tabla16.C48" office:value-type="string">
            <text:p text:style-name="P8">8:02 PM</text:p>
          </table:table-cell>
          <table:table-cell table:style-name="Tabla16.D48" office:value-type="string">
            <text:p text:style-name="Table_20_Contents"><text:span text:style-name="T6">Aterrizo <text:line-break/></text:span><text:span text:style-name="T6"><draw:frame draw:style-name="fr1" draw:name="gráficos657" text:anchor-type="as-char" svg:width="0.185cm" svg:height="0.185cm" draw:z-index="596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6&amp;airlineCode=EK&amp;flightNumber=635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49" office:value-type="string">
            <text:p text:style-name="Table_20_Contents"><text:a xlink:type="simple" xlink:href="https://www.flightstats.com/go/FlightStatus/flightStatusByFlight.do?id=366339086&amp;airlineCode=OS&amp;flightNumber=8144&amp;utm_source=34b64945a69b9cac:7b907964:13ed466ba45:3e7e&amp;utm_medium=cpc&amp;utm_campaign=weblet" office:target-frame-name="_blank" xlink:show="new"><text:span text:style-name="T6">OS 8144</text:span></text:a><text:span text:style-name="T6"> </text:span><text:span text:style-name="T4">^</text:span></text:p>
          </table:table-cell>
          <table:table-cell table:style-name="Tabla16.B49" office:value-type="string">
            <text:p text:style-name="P8">Austrian</text:p>
          </table:table-cell>
          <table:table-cell table:style-name="Tabla16.C49" office:value-type="string">
            <text:p text:style-name="P8">8:02 PM</text:p>
          </table:table-cell>
          <table:table-cell table:style-name="Tabla16.D49" office:value-type="string">
            <text:p text:style-name="Table_20_Contents"><text:span text:style-name="T6">Aterrizo <text:line-break/></text:span><text:span text:style-name="T6"><draw:frame draw:style-name="fr1" draw:name="gráficos658" text:anchor-type="as-char" svg:width="0.185cm" svg:height="0.185cm" draw:z-index="597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6&amp;airlineCode=OS&amp;flightNumber=814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50" office:value-type="string">
            <text:p text:style-name="Table_20_Contents"><text:a xlink:type="simple" xlink:href="https://www.flightstats.com/go/FlightStatus/flightStatusByFlight.do?id=366339086&amp;airlineCode=EY&amp;flightNumber=5866&amp;utm_source=34b64945a69b9cac:7b907964:13ed466ba45:3e7e&amp;utm_medium=cpc&amp;utm_campaign=weblet" office:target-frame-name="_blank" xlink:show="new"><text:span text:style-name="T6">EY 5866</text:span></text:a><text:span text:style-name="T6"> </text:span><text:span text:style-name="T4">^</text:span></text:p>
          </table:table-cell>
          <table:table-cell table:style-name="Tabla16.B50" office:value-type="string">
            <text:p text:style-name="P8">Etihad Airways</text:p>
          </table:table-cell>
          <table:table-cell table:style-name="Tabla16.C50" office:value-type="string">
            <text:p text:style-name="P8">8:02 PM</text:p>
          </table:table-cell>
          <table:table-cell table:style-name="Tabla16.D50" office:value-type="string">
            <text:p text:style-name="Table_20_Contents"><text:span text:style-name="T6">Aterrizo <text:line-break/></text:span><text:span text:style-name="T6"><draw:frame draw:style-name="fr1" draw:name="gráficos659" text:anchor-type="as-char" svg:width="0.185cm" svg:height="0.185cm" draw:z-index="59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6&amp;airlineCode=EY&amp;flightNumber=586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51" office:value-type="string">
            <text:p text:style-name="Table_20_Contents"><text:a xlink:type="simple" xlink:href="https://www.flightstats.com/go/FlightStatus/flightStatusByFlight.do?id=366339711&amp;airlineCode=VY&amp;flightNumber=3003&amp;utm_source=34b64945a69b9cac:7b907964:13ed466ba45:3e7e&amp;utm_medium=cpc&amp;utm_campaign=weblet" office:target-frame-name="_blank" xlink:show="new"><text:span text:style-name="T6">VY 3003</text:span></text:a></text:p>
          </table:table-cell>
          <table:table-cell table:style-name="Tabla16.B51" office:value-type="string">
            <text:p text:style-name="P8">Vueling</text:p>
          </table:table-cell>
          <table:table-cell table:style-name="Tabla16.C51" office:value-type="string">
            <text:p text:style-name="P8">8:03 PM</text:p>
          </table:table-cell>
          <table:table-cell table:style-name="Tabla16.D51" office:value-type="string">
            <text:p text:style-name="Table_20_Contents"><text:span text:style-name="T6">Aterrizo <text:line-break/></text:span><text:span text:style-name="T6"><draw:frame draw:style-name="fr1" draw:name="gráficos660" text:anchor-type="as-char" svg:width="0.185cm" svg:height="0.185cm" draw:z-index="599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39711&amp;airlineCode=VY&amp;flightNumber=300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52" office:value-type="string">
            <text:p text:style-name="Table_20_Contents"><text:a xlink:type="simple" xlink:href="https://www.flightstats.com/go/FlightStatus/flightStatusByFlight.do?id=366339711&amp;airlineCode=IB&amp;flightNumber=5402&amp;utm_source=34b64945a69b9cac:7b907964:13ed466ba45:3e7e&amp;utm_medium=cpc&amp;utm_campaign=weblet" office:target-frame-name="_blank" xlink:show="new"><text:span text:style-name="T6">IB 5402</text:span></text:a><text:span text:style-name="T6"> </text:span><text:span text:style-name="T4">^</text:span></text:p>
          </table:table-cell>
          <table:table-cell table:style-name="Tabla16.B52" office:value-type="string">
            <text:p text:style-name="P8">Iberia</text:p>
          </table:table-cell>
          <table:table-cell table:style-name="Tabla16.C52" office:value-type="string">
            <text:p text:style-name="P8">8:03 PM</text:p>
          </table:table-cell>
          <table:table-cell table:style-name="Tabla16.D52" office:value-type="string">
            <text:p text:style-name="Table_20_Contents"><text:span text:style-name="T6">Aterrizo <text:line-break/></text:span><text:span text:style-name="T6"><draw:frame draw:style-name="fr1" draw:name="gráficos661" text:anchor-type="as-char" svg:width="0.185cm" svg:height="0.185cm" draw:z-index="60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39711&amp;airlineCode=IB&amp;flightNumber=540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53" office:value-type="string">
            <text:p text:style-name="Table_20_Contents"><text:a xlink:type="simple" xlink:href="https://www.flightstats.com/go/FlightStatus/flightStatusByFlight.do?id=367634940&amp;airlineCode=FR&amp;flightNumber=7060&amp;utm_source=34b64945a69b9cac:7b907964:13ed466ba45:3e7e&amp;utm_medium=cpc&amp;utm_campaign=weblet" office:target-frame-name="_blank" xlink:show="new"><text:span text:style-name="T6">FR 7060</text:span></text:a></text:p>
          </table:table-cell>
          <table:table-cell table:style-name="Tabla16.B53" office:value-type="string">
            <text:p text:style-name="P8">Ryanair</text:p>
          </table:table-cell>
          <table:table-cell table:style-name="Tabla16.C53" office:value-type="string">
            <text:p text:style-name="P8">7:27 PM</text:p>
          </table:table-cell>
          <table:table-cell table:style-name="Tabla16.D53" office:value-type="string">
            <text:p text:style-name="Table_20_Contents"><text:span text:style-name="T6">Aterrizo <text:line-break/></text:span><text:span text:style-name="T6"><draw:frame draw:style-name="fr1" draw:name="gráficos662" text:anchor-type="as-char" svg:width="0.185cm" svg:height="0.185cm" draw:z-index="60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940&amp;airlineCode=FR&amp;flightNumber=706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4" office:value-type="string">
            <text:p text:style-name="Table_20_Contents"><text:a xlink:type="simple" xlink:href="https://www.flightstats.com/go/FlightStatus/flightStatusByFlight.do?id=366352664&amp;airlineCode=VY&amp;flightNumber=8539&amp;utm_source=34b64945a69b9cac:7b907964:13ed466ba45:3e7e&amp;utm_medium=cpc&amp;utm_campaign=weblet" office:target-frame-name="_blank" xlink:show="new"><text:span text:style-name="T6">VY 8539</text:span></text:a></text:p>
          </table:table-cell>
          <table:table-cell table:style-name="Tabla16.B54" office:value-type="string">
            <text:p text:style-name="P8">Vueling</text:p>
          </table:table-cell>
          <table:table-cell table:style-name="Tabla16.C54" office:value-type="string">
            <text:p text:style-name="P8">7:30 PM</text:p>
          </table:table-cell>
          <table:table-cell table:style-name="Tabla16.D54" office:value-type="string">
            <text:p text:style-name="Table_20_Contents"><text:span text:style-name="T6">Aterrizo <text:line-break/></text:span><text:span text:style-name="T6"><draw:frame draw:style-name="fr1" draw:name="gráficos663" text:anchor-type="as-char" svg:width="0.185cm" svg:height="0.185cm" draw:z-index="6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664&amp;airlineCode=VY&amp;flightNumber=853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5" office:value-type="string">
            <text:p text:style-name="Table_20_Contents"><text:a xlink:type="simple" xlink:href="https://www.flightstats.com/go/FlightStatus/flightStatusByFlight.do?id=366352664&amp;airlineCode=IB&amp;flightNumber=5800&amp;utm_source=34b64945a69b9cac:7b907964:13ed466ba45:3e7e&amp;utm_medium=cpc&amp;utm_campaign=weblet" office:target-frame-name="_blank" xlink:show="new"><text:span text:style-name="T6">IB 5800</text:span></text:a><text:span text:style-name="T6"> </text:span><text:span text:style-name="T4">^</text:span></text:p>
          </table:table-cell>
          <table:table-cell table:style-name="Tabla16.B55" office:value-type="string">
            <text:p text:style-name="P8">Iberia</text:p>
          </table:table-cell>
          <table:table-cell table:style-name="Tabla16.C55" office:value-type="string">
            <text:p text:style-name="P8">7:30 PM</text:p>
          </table:table-cell>
          <table:table-cell table:style-name="Tabla16.D55" office:value-type="string">
            <text:p text:style-name="Table_20_Contents"><text:span text:style-name="T6">Aterrizo <text:line-break/></text:span><text:span text:style-name="T6"><draw:frame draw:style-name="fr1" draw:name="gráficos664" text:anchor-type="as-char" svg:width="0.185cm" svg:height="0.185cm" draw:z-index="60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664&amp;airlineCode=IB&amp;flightNumber=580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6" office:value-type="string">
            <text:p text:style-name="Table_20_Contents"><text:a xlink:type="simple" xlink:href="https://www.flightstats.com/go/FlightStatus/flightStatusByFlight.do?id=366338945&amp;airlineCode=CT&amp;flightNumber=80&amp;utm_source=34b64945a69b9cac:7b907964:13ed466ba45:3e7e&amp;utm_medium=cpc&amp;utm_campaign=weblet" office:target-frame-name="_blank" xlink:show="new"><text:span text:style-name="T6">CT 80</text:span></text:a></text:p>
          </table:table-cell>
          <table:table-cell table:style-name="Tabla16.B56" office:value-type="string">
            <text:p text:style-name="P8">Alitalia CityLiner</text:p>
          </table:table-cell>
          <table:table-cell table:style-name="Tabla16.C56" office:value-type="string">
            <text:p text:style-name="P8">7:21 PM</text:p>
          </table:table-cell>
          <table:table-cell table:style-name="Tabla16.D56" office:value-type="string">
            <text:p text:style-name="Table_20_Contents"><text:span text:style-name="T6">Aterrizo <text:line-break/></text:span><text:span text:style-name="T6"><draw:frame draw:style-name="fr1" draw:name="gráficos665" text:anchor-type="as-char" svg:width="0.185cm" svg:height="0.185cm" draw:z-index="60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945&amp;airlineCode=CT&amp;flightNumber=8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7" office:value-type="string">
            <text:p text:style-name="Table_20_Contents"><text:a xlink:type="simple" xlink:href="https://www.flightstats.com/go/FlightStatus/flightStatusByFlight.do?id=366338945&amp;airlineCode=AZ&amp;flightNumber=80&amp;utm_source=34b64945a69b9cac:7b907964:13ed466ba45:3e7e&amp;utm_medium=cpc&amp;utm_campaign=weblet" office:target-frame-name="_blank" xlink:show="new"><text:span text:style-name="T6">AZ 80</text:span></text:a><text:span text:style-name="T6"> </text:span><text:span text:style-name="T4">^</text:span></text:p>
          </table:table-cell>
          <table:table-cell table:style-name="Tabla16.B57" office:value-type="string">
            <text:p text:style-name="P8">Alitalia</text:p>
          </table:table-cell>
          <table:table-cell table:style-name="Tabla16.C57" office:value-type="string">
            <text:p text:style-name="P8">7:21 PM</text:p>
          </table:table-cell>
          <table:table-cell table:style-name="Tabla16.D57" office:value-type="string">
            <text:p text:style-name="Table_20_Contents"><text:span text:style-name="T6">Aterrizo <text:line-break/></text:span><text:span text:style-name="T6"><draw:frame draw:style-name="fr1" draw:name="gráficos666" text:anchor-type="as-char" svg:width="0.185cm" svg:height="0.185cm" draw:z-index="6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945&amp;airlineCode=AZ&amp;flightNumber=8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8" office:value-type="string">
            <text:p text:style-name="Table_20_Contents"><text:a xlink:type="simple" xlink:href="https://www.flightstats.com/go/FlightStatus/flightStatusByFlight.do?id=367634801&amp;airlineCode=FR&amp;flightNumber=1935&amp;utm_source=34b64945a69b9cac:7b907964:13ed466ba45:3e7e&amp;utm_medium=cpc&amp;utm_campaign=weblet" office:target-frame-name="_blank" xlink:show="new"><text:span text:style-name="T6">FR 1935</text:span></text:a></text:p>
          </table:table-cell>
          <table:table-cell table:style-name="Tabla16.B58" office:value-type="string">
            <text:p text:style-name="P8">Ryanair</text:p>
          </table:table-cell>
          <table:table-cell table:style-name="Tabla16.C58" office:value-type="string">
            <text:p text:style-name="P8">7:29 PM</text:p>
          </table:table-cell>
          <table:table-cell table:style-name="Tabla16.D58" office:value-type="string">
            <text:p text:style-name="Table_20_Contents"><text:span text:style-name="T6">Aterrizo <text:line-break/></text:span><text:span text:style-name="T6"><draw:frame draw:style-name="fr1" draw:name="gráficos667" text:anchor-type="as-char" svg:width="0.185cm" svg:height="0.185cm" draw:z-index="6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801&amp;airlineCode=FR&amp;flightNumber=19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59" office:value-type="string">
            <text:p text:style-name="Table_20_Contents"><text:a xlink:type="simple" xlink:href="https://www.flightstats.com/go/FlightStatus/flightStatusByFlight.do?id=366369679&amp;airlineCode=VY&amp;flightNumber=3217&amp;utm_source=34b64945a69b9cac:7b907964:13ed466ba45:3e7e&amp;utm_medium=cpc&amp;utm_campaign=weblet" office:target-frame-name="_blank" xlink:show="new"><text:span text:style-name="T6">VY 3217</text:span></text:a></text:p>
          </table:table-cell>
          <table:table-cell table:style-name="Tabla16.B59" office:value-type="string">
            <text:p text:style-name="P8">Vueling</text:p>
          </table:table-cell>
          <table:table-cell table:style-name="Tabla16.C59" office:value-type="string">
            <text:p text:style-name="P8">7:21 PM</text:p>
          </table:table-cell>
          <table:table-cell table:style-name="Tabla16.D59" office:value-type="string">
            <text:p text:style-name="Table_20_Contents"><text:span text:style-name="T6">Aterrizo <text:line-break/></text:span><text:span text:style-name="T6"><draw:frame draw:style-name="fr1" draw:name="gráficos668" text:anchor-type="as-char" svg:width="0.185cm" svg:height="0.185cm" draw:z-index="60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9&amp;airlineCode=VY&amp;flightNumber=32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0" office:value-type="string">
            <text:p text:style-name="Table_20_Contents"><text:a xlink:type="simple" xlink:href="https://www.flightstats.com/go/FlightStatus/flightStatusByFlight.do?id=366369679&amp;airlineCode=IB&amp;flightNumber=5848&amp;utm_source=34b64945a69b9cac:7b907964:13ed466ba45:3e7e&amp;utm_medium=cpc&amp;utm_campaign=weblet" office:target-frame-name="_blank" xlink:show="new"><text:span text:style-name="T6">IB 5848</text:span></text:a><text:span text:style-name="T6"> </text:span><text:span text:style-name="T4">^</text:span></text:p>
          </table:table-cell>
          <table:table-cell table:style-name="Tabla16.B60" office:value-type="string">
            <text:p text:style-name="P8">Iberia</text:p>
          </table:table-cell>
          <table:table-cell table:style-name="Tabla16.C60" office:value-type="string">
            <text:p text:style-name="P8">7:21 PM</text:p>
          </table:table-cell>
          <table:table-cell table:style-name="Tabla16.D60" office:value-type="string">
            <text:p text:style-name="Table_20_Contents"><text:span text:style-name="T6">Aterrizo <text:line-break/></text:span><text:span text:style-name="T6"><draw:frame draw:style-name="fr1" draw:name="gráficos669" text:anchor-type="as-char" svg:width="0.185cm" svg:height="0.185cm" draw:z-index="6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9&amp;airlineCode=IB&amp;flightNumber=58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1" office:value-type="string">
            <text:p text:style-name="Table_20_Contents"><text:a xlink:type="simple" xlink:href="https://www.flightstats.com/go/FlightStatus/flightStatusByFlight.do?id=367634962&amp;airlineCode=FR&amp;flightNumber=6351&amp;utm_source=34b64945a69b9cac:7b907964:13ed466ba45:3e7e&amp;utm_medium=cpc&amp;utm_campaign=weblet" office:target-frame-name="_blank" xlink:show="new"><text:span text:style-name="T6">FR 6351</text:span></text:a></text:p>
          </table:table-cell>
          <table:table-cell table:style-name="Tabla16.B61" office:value-type="string">
            <text:p text:style-name="P8">Ryanair</text:p>
          </table:table-cell>
          <table:table-cell table:style-name="Tabla16.C61" office:value-type="string">
            <text:p text:style-name="P8">7:22 PM</text:p>
          </table:table-cell>
          <table:table-cell table:style-name="Tabla16.D61" office:value-type="string">
            <text:p text:style-name="Table_20_Contents"><text:span text:style-name="T6">Aterrizo <text:line-break/></text:span><text:span text:style-name="T6"><draw:frame draw:style-name="fr1" draw:name="gráficos670" text:anchor-type="as-char" svg:width="0.185cm" svg:height="0.185cm" draw:z-index="6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962&amp;airlineCode=FR&amp;flightNumber=635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2" office:value-type="string">
            <text:p text:style-name="Table_20_Contents"><text:a xlink:type="simple" xlink:href="https://www.flightstats.com/go/FlightStatus/flightStatusByFlight.do?id=366370456&amp;airlineCode=IZ&amp;flightNumber=271&amp;utm_source=34b64945a69b9cac:7b907964:13ed466ba45:3e7e&amp;utm_medium=cpc&amp;utm_campaign=weblet" office:target-frame-name="_blank" xlink:show="new"><text:span text:style-name="T6">IZ 271</text:span></text:a></text:p>
          </table:table-cell>
          <table:table-cell table:style-name="Tabla16.B62" office:value-type="string">
            <text:p text:style-name="P8">Arkia Israeli Airlines</text:p>
          </table:table-cell>
          <table:table-cell table:style-name="Tabla16.C62" office:value-type="string">
            <text:p text:style-name="P8">9:05 PM</text:p>
          </table:table-cell>
          <table:table-cell table:style-name="Tabla16.D62" office:value-type="string">
            <text:p text:style-name="Table_20_Contents"><text:span text:style-name="T6">Aterrizo <text:line-break/></text:span><text:span text:style-name="T6"><draw:frame draw:style-name="fr1" draw:name="gráficos671" text:anchor-type="as-char" svg:width="0.185cm" svg:height="0.185cm" draw:z-index="61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70456&amp;airlineCode=IZ&amp;flightNumber=27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63" office:value-type="string">
            <text:p text:style-name="Table_20_Contents"><text:a xlink:type="simple" xlink:href="https://www.flightstats.com/go/FlightStatus/flightStatusByFlight.do?id=366374086&amp;airlineCode=HG&amp;flightNumber=8010&amp;utm_source=34b64945a69b9cac:7b907964:13ed466ba45:3e7e&amp;utm_medium=cpc&amp;utm_campaign=weblet" office:target-frame-name="_blank" xlink:show="new"><text:span text:style-name="T6">HG 8010</text:span></text:a></text:p>
          </table:table-cell>
          <table:table-cell table:style-name="Tabla16.B63" office:value-type="string">
            <text:p text:style-name="P8">NIKI</text:p>
          </table:table-cell>
          <table:table-cell table:style-name="Tabla16.C63" office:value-type="string">
            <text:p text:style-name="P8">7:16 PM</text:p>
          </table:table-cell>
          <table:table-cell table:style-name="Tabla16.D63" office:value-type="string">
            <text:p text:style-name="Table_20_Contents"><text:span text:style-name="T6">Aterrizo <text:line-break/></text:span><text:span text:style-name="T6"><draw:frame draw:style-name="fr1" draw:name="gráficos672" text:anchor-type="as-char" svg:width="0.185cm" svg:height="0.185cm" draw:z-index="6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6&amp;airlineCode=HG&amp;flightNumber=80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4" office:value-type="string">
            <text:p text:style-name="Table_20_Contents"><text:a xlink:type="simple" xlink:href="https://www.flightstats.com/go/FlightStatus/flightStatusByFlight.do?id=366374086&amp;airlineCode=AB&amp;flightNumber=8010&amp;utm_source=34b64945a69b9cac:7b907964:13ed466ba45:3e7e&amp;utm_medium=cpc&amp;utm_campaign=weblet" office:target-frame-name="_blank" xlink:show="new"><text:span text:style-name="T6">AB 8010</text:span></text:a><text:span text:style-name="T6"> </text:span><text:span text:style-name="T4">^</text:span></text:p>
          </table:table-cell>
          <table:table-cell table:style-name="Tabla16.B64" office:value-type="string">
            <text:p text:style-name="P8">Air Berlin</text:p>
          </table:table-cell>
          <table:table-cell table:style-name="Tabla16.C64" office:value-type="string">
            <text:p text:style-name="P8">7:16 PM</text:p>
          </table:table-cell>
          <table:table-cell table:style-name="Tabla16.D64" office:value-type="string">
            <text:p text:style-name="Table_20_Contents"><text:span text:style-name="T6">Aterrizo <text:line-break/></text:span><text:span text:style-name="T6"><draw:frame draw:style-name="fr1" draw:name="gráficos673" text:anchor-type="as-char" svg:width="0.185cm" svg:height="0.185cm" draw:z-index="6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6&amp;airlineCode=AB&amp;flightNumber=80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5" office:value-type="string">
            <text:p text:style-name="Table_20_Contents"><text:a xlink:type="simple" xlink:href="https://www.flightstats.com/go/FlightStatus/flightStatusByFlight.do?id=366374086&amp;airlineCode=IB&amp;flightNumber=7342&amp;utm_source=34b64945a69b9cac:7b907964:13ed466ba45:3e7e&amp;utm_medium=cpc&amp;utm_campaign=weblet" office:target-frame-name="_blank" xlink:show="new"><text:span text:style-name="T6">IB 7342</text:span></text:a><text:span text:style-name="T6"> </text:span><text:span text:style-name="T4">^</text:span></text:p>
          </table:table-cell>
          <table:table-cell table:style-name="Tabla16.B65" office:value-type="string">
            <text:p text:style-name="P8">Iberia</text:p>
          </table:table-cell>
          <table:table-cell table:style-name="Tabla16.C65" office:value-type="string">
            <text:p text:style-name="P8">7:16 PM</text:p>
          </table:table-cell>
          <table:table-cell table:style-name="Tabla16.D65" office:value-type="string">
            <text:p text:style-name="Table_20_Contents"><text:span text:style-name="T6">Aterrizo <text:line-break/></text:span><text:span text:style-name="T6"><draw:frame draw:style-name="fr1" draw:name="gráficos674" text:anchor-type="as-char" svg:width="0.185cm" svg:height="0.185cm" draw:z-index="61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6&amp;airlineCode=IB&amp;flightNumber=73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6" office:value-type="string">
            <text:p text:style-name="Table_20_Contents"><text:a xlink:type="simple" xlink:href="https://www.flightstats.com/go/FlightStatus/flightStatusByFlight.do?id=366340763&amp;airlineCode=IB&amp;flightNumber=1810&amp;utm_source=34b64945a69b9cac:7b907964:13ed466ba45:3e7e&amp;utm_medium=cpc&amp;utm_campaign=weblet" office:target-frame-name="_blank" xlink:show="new"><text:span text:style-name="T6">IB 1810</text:span></text:a></text:p>
          </table:table-cell>
          <table:table-cell table:style-name="Tabla16.B66" office:value-type="string">
            <text:p text:style-name="P8">Iberia</text:p>
          </table:table-cell>
          <table:table-cell table:style-name="Tabla16.C66" office:value-type="string">
            <text:p text:style-name="P8">7:16 PM</text:p>
          </table:table-cell>
          <table:table-cell table:style-name="Tabla16.D66" office:value-type="string">
            <text:p text:style-name="Table_20_Contents"><text:span text:style-name="T6">Aterrizo <text:line-break/></text:span><text:span text:style-name="T6"><draw:frame draw:style-name="fr1" draw:name="gráficos675" text:anchor-type="as-char" svg:width="0.185cm" svg:height="0.185cm" draw:z-index="6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3&amp;airlineCode=IB&amp;flightNumber=18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7" office:value-type="string">
            <text:p text:style-name="Table_20_Contents"><text:a xlink:type="simple" xlink:href="https://www.flightstats.com/go/FlightStatus/flightStatusByFlight.do?id=366318872&amp;airlineCode=LH&amp;flightNumber=1136&amp;utm_source=34b64945a69b9cac:7b907964:13ed466ba45:3e7e&amp;utm_medium=cpc&amp;utm_campaign=weblet" office:target-frame-name="_blank" xlink:show="new"><text:span text:style-name="T6">LH 1136</text:span></text:a></text:p>
          </table:table-cell>
          <table:table-cell table:style-name="Tabla16.B67" office:value-type="string">
            <text:p text:style-name="P8">Lufthansa</text:p>
          </table:table-cell>
          <table:table-cell table:style-name="Tabla16.C67" office:value-type="string">
            <text:p text:style-name="P8">7:33 PM</text:p>
          </table:table-cell>
          <table:table-cell table:style-name="Tabla16.D67" office:value-type="string">
            <text:p text:style-name="Table_20_Contents"><text:span text:style-name="T6">Aterrizo <text:line-break/></text:span><text:soft-page-break/><text:span text:style-name="T6"><draw:frame draw:style-name="fr1" draw:name="gráficos676" text:anchor-type="as-char" svg:width="0.185cm" svg:height="0.185cm" draw:z-index="6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2&amp;airlineCode=LH&amp;flightNumber=113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8" office:value-type="string">
            <text:p text:style-name="Table_20_Contents"><text:a xlink:type="simple" xlink:href="https://www.flightstats.com/go/FlightStatus/flightStatusByFlight.do?id=366318872&amp;airlineCode=SK&amp;flightNumber=3396&amp;utm_source=34b64945a69b9cac:7b907964:13ed466ba45:3e7e&amp;utm_medium=cpc&amp;utm_campaign=weblet" office:target-frame-name="_blank" xlink:show="new"><text:span text:style-name="T6">SK 3396</text:span></text:a><text:span text:style-name="T6"> </text:span><text:span text:style-name="T4">^</text:span></text:p>
          </table:table-cell>
          <table:table-cell table:style-name="Tabla16.B68" office:value-type="string">
            <text:p text:style-name="P8">SAS</text:p>
          </table:table-cell>
          <table:table-cell table:style-name="Tabla16.C68" office:value-type="string">
            <text:p text:style-name="P8">7:33 PM</text:p>
          </table:table-cell>
          <table:table-cell table:style-name="Tabla16.D68" office:value-type="string">
            <text:p text:style-name="Table_20_Contents"><text:span text:style-name="T6">Aterrizo <text:line-break/></text:span><text:span text:style-name="T6"><draw:frame draw:style-name="fr1" draw:name="gráficos677" text:anchor-type="as-char" svg:width="0.185cm" svg:height="0.185cm" draw:z-index="6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72&amp;airlineCode=SK&amp;flightNumber=339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69" office:value-type="string">
            <text:p text:style-name="Table_20_Contents"><text:a xlink:type="simple" xlink:href="https://www.flightstats.com/go/FlightStatus/flightStatusByFlight.do?id=366341207&amp;airlineCode=VY&amp;flightNumber=3709&amp;utm_source=34b64945a69b9cac:7b907964:13ed466ba45:3e7e&amp;utm_medium=cpc&amp;utm_campaign=weblet" office:target-frame-name="_blank" xlink:show="new"><text:span text:style-name="T6">VY 3709</text:span></text:a></text:p>
          </table:table-cell>
          <table:table-cell table:style-name="Tabla16.B69" office:value-type="string">
            <text:p text:style-name="P8">Vueling</text:p>
          </table:table-cell>
          <table:table-cell table:style-name="Tabla16.C69" office:value-type="string">
            <text:p text:style-name="P8">7:33 PM</text:p>
          </table:table-cell>
          <table:table-cell table:style-name="Tabla16.D69" office:value-type="string">
            <text:p text:style-name="Table_20_Contents"><text:span text:style-name="T6">Aterrizo <text:line-break/></text:span><text:span text:style-name="T6"><draw:frame draw:style-name="fr1" draw:name="gráficos678" text:anchor-type="as-char" svg:width="0.185cm" svg:height="0.185cm" draw:z-index="6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7&amp;airlineCode=VY&amp;flightNumber=37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0" office:value-type="string">
            <text:p text:style-name="Table_20_Contents"><text:a xlink:type="simple" xlink:href="https://www.flightstats.com/go/FlightStatus/flightStatusByFlight.do?id=366341207&amp;airlineCode=IB&amp;flightNumber=5296&amp;utm_source=34b64945a69b9cac:7b907964:13ed466ba45:3e7e&amp;utm_medium=cpc&amp;utm_campaign=weblet" office:target-frame-name="_blank" xlink:show="new"><text:span text:style-name="T6">IB 5296</text:span></text:a><text:span text:style-name="T6"> </text:span><text:span text:style-name="T4">^</text:span></text:p>
          </table:table-cell>
          <table:table-cell table:style-name="Tabla16.B70" office:value-type="string">
            <text:p text:style-name="P8">Iberia</text:p>
          </table:table-cell>
          <table:table-cell table:style-name="Tabla16.C70" office:value-type="string">
            <text:p text:style-name="P8">7:33 PM</text:p>
          </table:table-cell>
          <table:table-cell table:style-name="Tabla16.D70" office:value-type="string">
            <text:p text:style-name="Table_20_Contents"><text:span text:style-name="T6">Aterrizo <text:line-break/></text:span><text:span text:style-name="T6"><draw:frame draw:style-name="fr1" draw:name="gráficos679" text:anchor-type="as-char" svg:width="0.185cm" svg:height="0.185cm" draw:z-index="6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1207&amp;airlineCode=IB&amp;flightNumber=529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1" office:value-type="string">
            <text:p text:style-name="Table_20_Contents"><text:a xlink:type="simple" xlink:href="https://www.flightstats.com/go/FlightStatus/flightStatusByFlight.do?id=366303894&amp;airlineCode=4U&amp;flightNumber=526&amp;utm_source=34b64945a69b9cac:7b907964:13ed466ba45:3e7e&amp;utm_medium=cpc&amp;utm_campaign=weblet" office:target-frame-name="_blank" xlink:show="new"><text:span text:style-name="T6">4U 526</text:span></text:a></text:p>
          </table:table-cell>
          <table:table-cell table:style-name="Tabla16.B71" office:value-type="string">
            <text:p text:style-name="P8">Germanwings</text:p>
          </table:table-cell>
          <table:table-cell table:style-name="Tabla16.C71" office:value-type="string">
            <text:p text:style-name="P8">7:11 PM <draw:frame draw:style-name="fr1" draw:name="gráficos680" text:anchor-type="as-char" svg:width="0.291cm" svg:height="0.291cm" draw:z-index="619"><draw:image xlink:href="https://dem5xqcn61lj8.cloudfront.net/estimated_icon.gif" xlink:type="simple" xlink:show="embed" xlink:actuate="onLoad"/></draw:frame></text:p>
          </table:table-cell>
          <table:table-cell table:style-name="Tabla16.D71" office:value-type="string">
            <text:p text:style-name="Table_20_Contents"><text:span text:style-name="T6">En Ruta <text:line-break/></text:span><text:span text:style-name="T6"><draw:frame draw:style-name="fr1" draw:name="gráficos681" text:anchor-type="as-char" svg:width="0.185cm" svg:height="0.185cm" draw:z-index="6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3894&amp;airlineCode=4U&amp;flightNumber=52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2" office:value-type="string">
            <text:p text:style-name="Table_20_Contents"><text:a xlink:type="simple" xlink:href="https://www.flightstats.com/go/FlightStatus/flightStatusByFlight.do?id=366302247&amp;airlineCode=AF&amp;flightNumber=1248&amp;utm_source=34b64945a69b9cac:7b907964:13ed466ba45:3e7e&amp;utm_medium=cpc&amp;utm_campaign=weblet" office:target-frame-name="_blank" xlink:show="new"><text:span text:style-name="T6">AF 1248</text:span></text:a></text:p>
          </table:table-cell>
          <table:table-cell table:style-name="Tabla16.B72" office:value-type="string">
            <text:p text:style-name="P8">Air France</text:p>
          </table:table-cell>
          <table:table-cell table:style-name="Tabla16.C72" office:value-type="string">
            <text:p text:style-name="P8">7:41 PM</text:p>
          </table:table-cell>
          <table:table-cell table:style-name="Tabla16.D72" office:value-type="string">
            <text:p text:style-name="Table_20_Contents"><text:span text:style-name="T6">Aterrizo <text:line-break/></text:span><text:span text:style-name="T6"><draw:frame draw:style-name="fr1" draw:name="gráficos684" text:anchor-type="as-char" svg:width="0.185cm" svg:height="0.185cm" draw:z-index="6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7&amp;airlineCode=AF&amp;flightNumber=124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3" office:value-type="string">
            <text:p text:style-name="Table_20_Contents"><text:a xlink:type="simple" xlink:href="https://www.flightstats.com/go/FlightStatus/flightStatusByFlight.do?id=366302247&amp;airlineCode=UX&amp;flightNumber=3478&amp;utm_source=34b64945a69b9cac:7b907964:13ed466ba45:3e7e&amp;utm_medium=cpc&amp;utm_campaign=weblet" office:target-frame-name="_blank" xlink:show="new"><text:span text:style-name="T6">UX 3478</text:span></text:a><text:span text:style-name="T6"> </text:span><text:span text:style-name="T4">^</text:span></text:p>
          </table:table-cell>
          <table:table-cell table:style-name="Tabla16.B73" office:value-type="string">
            <text:p text:style-name="P8">Air Europa</text:p>
          </table:table-cell>
          <table:table-cell table:style-name="Tabla16.C73" office:value-type="string">
            <text:p text:style-name="P8">7:41 PM</text:p>
          </table:table-cell>
          <table:table-cell table:style-name="Tabla16.D73" office:value-type="string">
            <text:p text:style-name="Table_20_Contents"><text:span text:style-name="T6">Aterrizo <text:line-break/></text:span><text:span text:style-name="T6"><draw:frame draw:style-name="fr1" draw:name="gráficos685" text:anchor-type="as-char" svg:width="0.185cm" svg:height="0.185cm" draw:z-index="6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7&amp;airlineCode=UX&amp;flightNumber=34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4" office:value-type="string">
            <text:p text:style-name="Table_20_Contents"><text:a xlink:type="simple" xlink:href="https://www.flightstats.com/go/FlightStatus/flightStatusByFlight.do?id=366302247&amp;airlineCode=CZ&amp;flightNumber=7057&amp;utm_source=34b64945a69b9cac:7b907964:13ed466ba45:3e7e&amp;utm_medium=cpc&amp;utm_campaign=weblet" office:target-frame-name="_blank" xlink:show="new"><text:span text:style-name="T6">CZ 7057</text:span></text:a><text:span text:style-name="T6"> </text:span><text:span text:style-name="T4">^</text:span></text:p>
          </table:table-cell>
          <table:table-cell table:style-name="Tabla16.B74" office:value-type="string">
            <text:p text:style-name="P8">China Southern Airlines</text:p>
          </table:table-cell>
          <table:table-cell table:style-name="Tabla16.C74" office:value-type="string">
            <text:p text:style-name="P8">7:41 PM</text:p>
          </table:table-cell>
          <table:table-cell table:style-name="Tabla16.D74" office:value-type="string">
            <text:p text:style-name="Table_20_Contents"><text:span text:style-name="T6">Aterrizo <text:line-break/></text:span><text:span text:style-name="T6"><draw:frame draw:style-name="fr1" draw:name="gráficos686" text:anchor-type="as-char" svg:width="0.185cm" svg:height="0.185cm" draw:z-index="6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7&amp;airlineCode=CZ&amp;flightNumber=705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5" office:value-type="string">
            <text:p text:style-name="Table_20_Contents"><text:a xlink:type="simple" xlink:href="https://www.flightstats.com/go/FlightStatus/flightStatusByFlight.do?id=366302247&amp;airlineCode=AM&amp;flightNumber=6030&amp;utm_source=34b64945a69b9cac:7b907964:13ed466ba45:3e7e&amp;utm_medium=cpc&amp;utm_campaign=weblet" office:target-frame-name="_blank" xlink:show="new"><text:span text:style-name="T6">AM 6030</text:span></text:a><text:span text:style-name="T6"> </text:span><text:span text:style-name="T4">^</text:span></text:p>
          </table:table-cell>
          <table:table-cell table:style-name="Tabla16.B75" office:value-type="string">
            <text:p text:style-name="P8">Aeromexico</text:p>
          </table:table-cell>
          <table:table-cell table:style-name="Tabla16.C75" office:value-type="string">
            <text:p text:style-name="P8">7:41 PM</text:p>
          </table:table-cell>
          <table:table-cell table:style-name="Tabla16.D75" office:value-type="string">
            <text:p text:style-name="Table_20_Contents"><text:span text:style-name="T6">Aterrizo <text:line-break/></text:span><text:span text:style-name="T6"><draw:frame draw:style-name="fr1" draw:name="gráficos687" text:anchor-type="as-char" svg:width="0.185cm" svg:height="0.185cm" draw:z-index="6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7&amp;airlineCode=AM&amp;flightNumber=60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6" office:value-type="string">
            <text:p text:style-name="Table_20_Contents"><text:a xlink:type="simple" xlink:href="https://www.flightstats.com/go/FlightStatus/flightStatusByFlight.do?id=366302247&amp;airlineCode=JL&amp;flightNumber=5317&amp;utm_source=34b64945a69b9cac:7b907964:13ed466ba45:3e7e&amp;utm_medium=cpc&amp;utm_campaign=weblet" office:target-frame-name="_blank" xlink:show="new"><text:span text:style-name="T6">JL 5317</text:span></text:a><text:span text:style-name="T6"> </text:span><text:span text:style-name="T4">^</text:span></text:p>
          </table:table-cell>
          <table:table-cell table:style-name="Tabla16.B76" office:value-type="string">
            <text:p text:style-name="P8">JAL</text:p>
          </table:table-cell>
          <table:table-cell table:style-name="Tabla16.C76" office:value-type="string">
            <text:p text:style-name="P8">7:41 PM</text:p>
          </table:table-cell>
          <table:table-cell table:style-name="Tabla16.D76" office:value-type="string">
            <text:p text:style-name="Table_20_Contents"><text:span text:style-name="T6">Aterrizo <text:line-break/></text:span><text:span text:style-name="T6"><draw:frame draw:style-name="fr1" draw:name="gráficos688" text:anchor-type="as-char" svg:width="0.185cm" svg:height="0.185cm" draw:z-index="6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47&amp;airlineCode=JL&amp;flightNumber=53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7" office:value-type="string">
            <text:p text:style-name="Table_20_Contents"><text:a xlink:type="simple" xlink:href="https://www.flightstats.com/go/FlightStatus/flightStatusByFlight.do?id=366315037&amp;airlineCode=AB&amp;flightNumber=8564&amp;utm_source=34b64945a69b9cac:7b907964:13ed466ba45:3e7e&amp;utm_medium=cpc&amp;utm_campaign=weblet" office:target-frame-name="_blank" xlink:show="new"><text:span text:style-name="T6">AB 8564</text:span></text:a></text:p>
          </table:table-cell>
          <table:table-cell table:style-name="Tabla16.B77" office:value-type="string">
            <text:p text:style-name="P8">Air Berlin</text:p>
          </table:table-cell>
          <table:table-cell table:style-name="Tabla16.C77" office:value-type="string">
            <text:p text:style-name="P8">7:29 PM</text:p>
          </table:table-cell>
          <table:table-cell table:style-name="Tabla16.D77" office:value-type="string">
            <text:p text:style-name="Table_20_Contents"><text:span text:style-name="T6">Aterrizo <text:line-break/></text:span><text:span text:style-name="T6"><draw:frame draw:style-name="fr1" draw:name="gráficos689" text:anchor-type="as-char" svg:width="0.185cm" svg:height="0.185cm" draw:z-index="6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7&amp;airlineCode=AB&amp;flightNumber=856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8" office:value-type="string">
            <text:p text:style-name="Table_20_Contents"><text:a xlink:type="simple" xlink:href="https://www.flightstats.com/go/FlightStatus/flightStatusByFlight.do?id=366315037&amp;airlineCode=IB&amp;flightNumber=7852&amp;utm_source=34b64945a69b9cac:7b907964:13ed466ba45:3e7e&amp;utm_medium=cpc&amp;utm_campaign=weblet" office:target-frame-name="_blank" xlink:show="new"><text:span text:style-name="T6">IB 7852</text:span></text:a><text:span text:style-name="T6"> </text:span><text:span text:style-name="T4">^</text:span></text:p>
          </table:table-cell>
          <table:table-cell table:style-name="Tabla16.B78" office:value-type="string">
            <text:p text:style-name="P8">Iberia</text:p>
          </table:table-cell>
          <table:table-cell table:style-name="Tabla16.C78" office:value-type="string">
            <text:p text:style-name="P8">7:29 PM</text:p>
          </table:table-cell>
          <table:table-cell table:style-name="Tabla16.D78" office:value-type="string">
            <text:p text:style-name="Table_20_Contents"><text:span text:style-name="T6">Aterrizo <text:line-break/></text:span><text:span text:style-name="T6"><draw:frame draw:style-name="fr1" draw:name="gráficos690" text:anchor-type="as-char" svg:width="0.185cm" svg:height="0.185cm" draw:z-index="6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7&amp;airlineCode=IB&amp;flightNumber=785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79" office:value-type="string">
            <text:p text:style-name="Table_20_Contents"><text:a xlink:type="simple" xlink:href="https://www.flightstats.com/go/FlightStatus/flightStatusByFlight.do?id=366315037&amp;airlineCode=EY&amp;flightNumber=1577&amp;utm_source=34b64945a69b9cac:7b907964:13ed466ba45:3e7e&amp;utm_medium=cpc&amp;utm_campaign=weblet" office:target-frame-name="_blank" xlink:show="new"><text:span text:style-name="T6">EY 1577</text:span></text:a><text:span text:style-name="T6"> </text:span><text:span text:style-name="T4">^</text:span></text:p>
          </table:table-cell>
          <table:table-cell table:style-name="Tabla16.B79" office:value-type="string">
            <text:p text:style-name="P8">Etihad Airways</text:p>
          </table:table-cell>
          <table:table-cell table:style-name="Tabla16.C79" office:value-type="string">
            <text:p text:style-name="P8">7:29 PM</text:p>
          </table:table-cell>
          <table:table-cell table:style-name="Tabla16.D79" office:value-type="string">
            <text:p text:style-name="Table_20_Contents"><text:span text:style-name="T6">Aterrizo <text:line-break/></text:span><text:span text:style-name="T6"><draw:frame draw:style-name="fr1" draw:name="gráficos691" text:anchor-type="as-char" svg:width="0.185cm" svg:height="0.185cm" draw:z-index="6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5037&amp;airlineCode=EY&amp;flightNumber=157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0" office:value-type="string">
            <text:p text:style-name="Table_20_Contents"><text:a xlink:type="simple" xlink:href="https://www.flightstats.com/go/FlightStatus/flightStatusByFlight.do?id=366374087&amp;airlineCode=VO&amp;flightNumber=393&amp;utm_source=34b64945a69b9cac:7b907964:13ed466ba45:3e7e&amp;utm_medium=cpc&amp;utm_campaign=weblet" office:target-frame-name="_blank" xlink:show="new"><text:span text:style-name="T6">VO 393</text:span></text:a></text:p>
          </table:table-cell>
          <table:table-cell table:style-name="Tabla16.B80" office:value-type="string">
            <text:p text:style-name="P8">Tyrolean Airways</text:p>
          </table:table-cell>
          <table:table-cell table:style-name="Tabla16.C80" office:value-type="string">
            <text:p text:style-name="P8">7:44 PM</text:p>
          </table:table-cell>
          <table:table-cell table:style-name="Tabla16.D80" office:value-type="string">
            <text:p text:style-name="Table_20_Contents"><text:span text:style-name="T6">Aterrizo <text:line-break/></text:span><text:span text:style-name="T6"><draw:frame draw:style-name="fr1" draw:name="gráficos692" text:anchor-type="as-char" svg:width="0.185cm" svg:height="0.185cm" draw:z-index="6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7&amp;airlineCode=VO&amp;flightNumber=39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1" office:value-type="string">
            <text:p text:style-name="Table_20_Contents"><text:a xlink:type="simple" xlink:href="https://www.flightstats.com/go/FlightStatus/flightStatusByFlight.do?id=366374087&amp;airlineCode=OS&amp;flightNumber=393&amp;utm_source=34b64945a69b9cac:7b907964:13ed466ba45:3e7e&amp;utm_medium=cpc&amp;utm_campaign=weblet" office:target-frame-name="_blank" xlink:show="new"><text:span text:style-name="T6">OS 393</text:span></text:a><text:span text:style-name="T6"> </text:span><text:span text:style-name="T4">^</text:span></text:p>
          </table:table-cell>
          <table:table-cell table:style-name="Tabla16.B81" office:value-type="string">
            <text:p text:style-name="P8">Austrian</text:p>
          </table:table-cell>
          <table:table-cell table:style-name="Tabla16.C81" office:value-type="string">
            <text:p text:style-name="P8">7:44 PM</text:p>
          </table:table-cell>
          <table:table-cell table:style-name="Tabla16.D81" office:value-type="string">
            <text:p text:style-name="Table_20_Contents"><text:span text:style-name="T6">Aterrizo <text:line-break/></text:span><text:span text:style-name="T6"><draw:frame draw:style-name="fr1" draw:name="gráficos693" text:anchor-type="as-char" svg:width="0.185cm" svg:height="0.185cm" draw:z-index="6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87&amp;airlineCode=OS&amp;flightNumber=39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2" office:value-type="string">
            <text:p text:style-name="Table_20_Contents"><text:a xlink:type="simple" xlink:href="https://www.flightstats.com/go/FlightStatus/flightStatusByFlight.do?id=366356626&amp;airlineCode=SWT&amp;flightNumber=8168&amp;utm_source=34b64945a69b9cac:7b907964:13ed466ba45:3e7e&amp;utm_medium=cpc&amp;utm_campaign=weblet" office:target-frame-name="_blank" xlink:show="new"><text:span text:style-name="T6">SWT 8168</text:span></text:a></text:p>
          </table:table-cell>
          <table:table-cell table:style-name="Tabla16.B82" office:value-type="string">
            <text:p text:style-name="P8">Swiftair</text:p>
          </table:table-cell>
          <table:table-cell table:style-name="Tabla16.C82" office:value-type="string">
            <text:p text:style-name="P8">7:50 PM</text:p>
          </table:table-cell>
          <table:table-cell table:style-name="Tabla16.D82" office:value-type="string">
            <text:p text:style-name="P8">Programado </text:p>
          </table:table-cell>
        </table:table-row>
        <table:table-row>
          <table:table-cell table:style-name="Tabla16.A83" office:value-type="string">
            <text:p text:style-name="Table_20_Contents"><text:a xlink:type="simple" xlink:href="https://www.flightstats.com/go/FlightStatus/flightStatusByFlight.do?id=366352265&amp;airlineCode=VY&amp;flightNumber=8029&amp;utm_source=34b64945a69b9cac:7b907964:13ed466ba45:3e7e&amp;utm_medium=cpc&amp;utm_campaign=weblet" office:target-frame-name="_blank" xlink:show="new"><text:span text:style-name="T6">VY 8029</text:span></text:a></text:p>
          </table:table-cell>
          <table:table-cell table:style-name="Tabla16.B83" office:value-type="string">
            <text:p text:style-name="P8">Vueling</text:p>
          </table:table-cell>
          <table:table-cell table:style-name="Tabla16.C83" office:value-type="string">
            <text:p text:style-name="P8">8:40 PM</text:p>
          </table:table-cell>
          <table:table-cell table:style-name="Tabla16.D83" office:value-type="string">
            <text:p text:style-name="Table_20_Contents"><text:span text:style-name="T6">Aterrizo <text:line-break/></text:span><text:span text:style-name="T6"><draw:frame draw:style-name="fr1" draw:name="gráficos696" text:anchor-type="as-char" svg:width="0.185cm" svg:height="0.185cm" draw:z-index="631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52265&amp;airlineCode=VY&amp;flightNumber=802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84" office:value-type="string">
            <text:p text:style-name="Table_20_Contents"><text:a xlink:type="simple" xlink:href="https://www.flightstats.com/go/FlightStatus/flightStatusByFlight.do?id=366352265&amp;airlineCode=IB&amp;flightNumber=5931&amp;utm_source=34b64945a69b9cac:7b907964:13ed466ba45:3e7e&amp;utm_medium=cpc&amp;utm_campaign=weblet" office:target-frame-name="_blank" xlink:show="new"><text:span text:style-name="T6">IB 5931</text:span></text:a><text:span text:style-name="T6"> </text:span><text:span text:style-name="T4">^</text:span></text:p>
          </table:table-cell>
          <table:table-cell table:style-name="Tabla16.B84" office:value-type="string">
            <text:p text:style-name="P8">Iberia</text:p>
          </table:table-cell>
          <table:table-cell table:style-name="Tabla16.C84" office:value-type="string">
            <text:p text:style-name="P8">8:40 PM</text:p>
          </table:table-cell>
          <table:table-cell table:style-name="Tabla16.D84" office:value-type="string">
            <text:p text:style-name="Table_20_Contents"><text:span text:style-name="T6">Aterrizo <text:line-break/></text:span><text:span text:style-name="T6"><draw:frame draw:style-name="fr1" draw:name="gráficos697" text:anchor-type="as-char" svg:width="0.185cm" svg:height="0.185cm" draw:z-index="632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52265&amp;airlineCode=IB&amp;flightNumber=593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85" office:value-type="string">
            <text:p text:style-name="Table_20_Contents"><text:a xlink:type="simple" xlink:href="https://www.flightstats.com/go/FlightStatus/flightStatusByFlight.do?id=366296066&amp;airlineCode=VY&amp;flightNumber=1423&amp;utm_source=34b64945a69b9cac:7b907964:13ed466ba45:3e7e&amp;utm_medium=cpc&amp;utm_campaign=weblet" office:target-frame-name="_blank" xlink:show="new"><text:span text:style-name="T6">VY 1423</text:span></text:a></text:p>
          </table:table-cell>
          <table:table-cell table:style-name="Tabla16.B85" office:value-type="string">
            <text:p text:style-name="P8">Vueling</text:p>
          </table:table-cell>
          <table:table-cell table:style-name="Tabla16.C85" office:value-type="string">
            <text:p text:style-name="P8">7:48 PM</text:p>
          </table:table-cell>
          <table:table-cell table:style-name="Tabla16.D85" office:value-type="string">
            <text:p text:style-name="Table_20_Contents"><text:span text:style-name="T6">Aterrizo <text:line-break/></text:span><text:span text:style-name="T6"><draw:frame draw:style-name="fr1" draw:name="gráficos698" text:anchor-type="as-char" svg:width="0.185cm" svg:height="0.185cm" draw:z-index="6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6&amp;airlineCode=VY&amp;flightNumber=14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6" office:value-type="string">
            <text:p text:style-name="Table_20_Contents"><text:a xlink:type="simple" xlink:href="https://www.flightstats.com/go/FlightStatus/flightStatusByFlight.do?id=366296066&amp;airlineCode=IB&amp;flightNumber=5609&amp;utm_source=34b64945a69b9cac:7b907964:13ed466ba45:3e7e&amp;utm_medium=cpc&amp;utm_campaign=weblet" office:target-frame-name="_blank" xlink:show="new"><text:span text:style-name="T6">IB 5609</text:span></text:a><text:span text:style-name="T6"> </text:span><text:span text:style-name="T4">^</text:span></text:p>
          </table:table-cell>
          <table:table-cell table:style-name="Tabla16.B86" office:value-type="string">
            <text:p text:style-name="P8">Iberia</text:p>
          </table:table-cell>
          <table:table-cell table:style-name="Tabla16.C86" office:value-type="string">
            <text:p text:style-name="P8">7:48 PM</text:p>
          </table:table-cell>
          <table:table-cell table:style-name="Tabla16.D86" office:value-type="string">
            <text:p text:style-name="Table_20_Contents"><text:span text:style-name="T6">Aterrizo <text:line-break/></text:span><text:span text:style-name="T6"><draw:frame draw:style-name="fr1" draw:name="gráficos699" text:anchor-type="as-char" svg:width="0.185cm" svg:height="0.185cm" draw:z-index="6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6&amp;airlineCode=IB&amp;flightNumber=56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7" office:value-type="string">
            <text:p text:style-name="Table_20_Contents"><text:a xlink:type="simple" xlink:href="https://www.flightstats.com/go/FlightStatus/flightStatusByFlight.do?id=367635075&amp;airlineCode=FR&amp;flightNumber=6882&amp;utm_source=34b64945a69b9cac:7b907964:13ed466ba45:3e7e&amp;utm_medium=cpc&amp;utm_campaign=weblet" office:target-frame-name="_blank" xlink:show="new"><text:span text:style-name="T6">FR 6882</text:span></text:a></text:p>
          </table:table-cell>
          <table:table-cell table:style-name="Tabla16.B87" office:value-type="string">
            <text:p text:style-name="P8">Ryanair</text:p>
          </table:table-cell>
          <table:table-cell table:style-name="Tabla16.C87" office:value-type="string">
            <text:p text:style-name="P8">7:53 PM</text:p>
          </table:table-cell>
          <table:table-cell table:style-name="Tabla16.D87" office:value-type="string">
            <text:p text:style-name="Table_20_Contents"><text:span text:style-name="T6">Aterrizo <text:line-break/></text:span><text:span text:style-name="T6"><draw:frame draw:style-name="fr1" draw:name="gráficos700" text:anchor-type="as-char" svg:width="0.185cm" svg:height="0.185cm" draw:z-index="6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075&amp;airlineCode=FR&amp;flightNumber=68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88" office:value-type="string">
            <text:p text:style-name="Table_20_Contents"><text:a xlink:type="simple" xlink:href="https://www.flightstats.com/go/FlightStatus/flightStatusByFlight.do?id=366290406&amp;airlineCode=SWT&amp;flightNumber=8155&amp;utm_source=34b64945a69b9cac:7b907964:13ed466ba45:3e7e&amp;utm_medium=cpc&amp;utm_campaign=weblet" office:target-frame-name="_blank" xlink:show="new"><text:span text:style-name="T6">SWT 8155</text:span></text:a></text:p>
          </table:table-cell>
          <table:table-cell table:style-name="Tabla16.B88" office:value-type="string">
            <text:p text:style-name="P8">Swiftair</text:p>
          </table:table-cell>
          <table:table-cell table:style-name="Tabla16.C88" office:value-type="string">
            <text:p text:style-name="P8">7:55 PM</text:p>
          </table:table-cell>
          <table:table-cell table:style-name="Tabla16.D88" office:value-type="string">
            <text:p text:style-name="P8">Programado </text:p>
          </table:table-cell>
        </table:table-row>
        <table:table-row>
          <table:table-cell table:style-name="Tabla16.A89" office:value-type="string">
            <text:p text:style-name="Table_20_Contents"><text:a xlink:type="simple" xlink:href="https://www.flightstats.com/go/FlightStatus/flightStatusByFlight.do?id=366327421&amp;airlineCode=VY&amp;flightNumber=3517&amp;utm_source=34b64945a69b9cac:7b907964:13ed466ba45:3e7e&amp;utm_medium=cpc&amp;utm_campaign=weblet" office:target-frame-name="_blank" xlink:show="new"><text:span text:style-name="T6">VY 3517</text:span></text:a></text:p>
          </table:table-cell>
          <table:table-cell table:style-name="Tabla16.B89" office:value-type="string">
            <text:p text:style-name="P8">Vueling</text:p>
          </table:table-cell>
          <table:table-cell table:style-name="Tabla16.C89" office:value-type="string">
            <text:p text:style-name="P8">8:29 PM</text:p>
          </table:table-cell>
          <table:table-cell table:style-name="Tabla16.D89" office:value-type="string">
            <text:p text:style-name="Table_20_Contents"><text:span text:style-name="T6">Aterrizo <text:line-break/></text:span><text:span text:style-name="T6"><draw:frame draw:style-name="fr1" draw:name="gráficos703" text:anchor-type="as-char" svg:width="0.185cm" svg:height="0.185cm" draw:z-index="636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27421&amp;airlineCode=VY&amp;flightNumber=351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90" office:value-type="string">
            <text:p text:style-name="Table_20_Contents"><text:a xlink:type="simple" xlink:href="https://www.flightstats.com/go/FlightStatus/flightStatusByFlight.do?id=366327421&amp;airlineCode=IB&amp;flightNumber=5502&amp;utm_source=34b64945a69b9cac:7b907964:13ed466ba45:3e7e&amp;utm_medium=cpc&amp;utm_campaign=weblet" office:target-frame-name="_blank" xlink:show="new"><text:span text:style-name="T6">IB 5502</text:span></text:a><text:span text:style-name="T6"> </text:span><text:span text:style-name="T4">^</text:span></text:p>
          </table:table-cell>
          <table:table-cell table:style-name="Tabla16.B90" office:value-type="string">
            <text:p text:style-name="P8">Iberia</text:p>
          </table:table-cell>
          <table:table-cell table:style-name="Tabla16.C90" office:value-type="string">
            <text:p text:style-name="P8">8:29 PM</text:p>
          </table:table-cell>
          <table:table-cell table:style-name="Tabla16.D90" office:value-type="string">
            <text:p text:style-name="Table_20_Contents"><text:span text:style-name="T6">Aterrizo <text:line-break/></text:span><text:span text:style-name="T6"><draw:frame draw:style-name="fr1" draw:name="gráficos704" text:anchor-type="as-char" svg:width="0.185cm" svg:height="0.185cm" draw:z-index="637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27421&amp;airlineCode=IB&amp;flightNumber=550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91" office:value-type="string">
            <text:p text:style-name="Table_20_Contents"><text:a xlink:type="simple" xlink:href="https://www.flightstats.com/go/FlightStatus/flightStatusByFlight.do?id=366367705&amp;airlineCode=VY&amp;flightNumber=2225&amp;utm_source=34b64945a69b9cac:7b907964:13ed466ba45:3e7e&amp;utm_medium=cpc&amp;utm_campaign=weblet" office:target-frame-name="_blank" xlink:show="new"><text:span text:style-name="T6">VY 2225</text:span></text:a></text:p>
          </table:table-cell>
          <table:table-cell table:style-name="Tabla16.B91" office:value-type="string">
            <text:p text:style-name="P8">Vueling</text:p>
          </table:table-cell>
          <table:table-cell table:style-name="Tabla16.C91" office:value-type="string">
            <text:p text:style-name="P8">7:53 PM</text:p>
          </table:table-cell>
          <table:table-cell table:style-name="Tabla16.D91" office:value-type="string">
            <text:p text:style-name="Table_20_Contents"><text:span text:style-name="T6">Aterrizo <text:line-break/></text:span><text:span text:style-name="T6"><draw:frame draw:style-name="fr1" draw:name="gráficos705" text:anchor-type="as-char" svg:width="0.185cm" svg:height="0.185cm" draw:z-index="6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5&amp;airlineCode=VY&amp;flightNumber=22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2" office:value-type="string">
            <text:p text:style-name="Table_20_Contents"><text:a xlink:type="simple" xlink:href="https://www.flightstats.com/go/FlightStatus/flightStatusByFlight.do?id=366367705&amp;airlineCode=IB&amp;flightNumber=5645&amp;utm_source=34b64945a69b9cac:7b907964:13ed466ba45:3e7e&amp;utm_medium=cpc&amp;utm_campaign=weblet" office:target-frame-name="_blank" xlink:show="new"><text:span text:style-name="T6">IB 5645</text:span></text:a><text:span text:style-name="T6"> </text:span><text:span text:style-name="T4">^</text:span></text:p>
          </table:table-cell>
          <table:table-cell table:style-name="Tabla16.B92" office:value-type="string">
            <text:p text:style-name="P8">Iberia</text:p>
          </table:table-cell>
          <table:table-cell table:style-name="Tabla16.C92" office:value-type="string">
            <text:p text:style-name="P8">7:53 PM</text:p>
          </table:table-cell>
          <table:table-cell table:style-name="Tabla16.D92" office:value-type="string">
            <text:p text:style-name="Table_20_Contents"><text:span text:style-name="T6">Aterrizo <text:line-break/></text:span><text:span text:style-name="T6"><draw:frame draw:style-name="fr1" draw:name="gráficos706" text:anchor-type="as-char" svg:width="0.185cm" svg:height="0.185cm" draw:z-index="63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5&amp;airlineCode=IB&amp;flightNumber=564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3" office:value-type="string">
            <text:p text:style-name="Table_20_Contents"><text:a xlink:type="simple" xlink:href="https://www.flightstats.com/go/FlightStatus/flightStatusByFlight.do?id=366296794&amp;airlineCode=VY&amp;flightNumber=6523&amp;utm_source=34b64945a69b9cac:7b907964:13ed466ba45:3e7e&amp;utm_medium=cpc&amp;utm_campaign=weblet" office:target-frame-name="_blank" xlink:show="new"><text:span text:style-name="T6">VY 6523</text:span></text:a></text:p>
          </table:table-cell>
          <table:table-cell table:style-name="Tabla16.B93" office:value-type="string">
            <text:p text:style-name="P8">Vueling</text:p>
          </table:table-cell>
          <table:table-cell table:style-name="Tabla16.C93" office:value-type="string">
            <text:p text:style-name="P8">7:48 PM</text:p>
          </table:table-cell>
          <table:table-cell table:style-name="Tabla16.D93" office:value-type="string">
            <text:p text:style-name="Table_20_Contents"><text:span text:style-name="T6">Aterrizo <text:line-break/></text:span><text:span text:style-name="T6"><draw:frame draw:style-name="fr1" draw:name="gráficos707" text:anchor-type="as-char" svg:width="0.185cm" svg:height="0.185cm" draw:z-index="6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794&amp;airlineCode=VY&amp;flightNumber=652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4" office:value-type="string">
            <text:p text:style-name="Table_20_Contents"><text:a xlink:type="simple" xlink:href="https://www.flightstats.com/go/FlightStatus/flightStatusByFlight.do?id=366296794&amp;airlineCode=IB&amp;flightNumber=5259&amp;utm_source=34b64945a69b9cac:7b907964:13ed466ba45:3e7e&amp;utm_medium=cpc&amp;utm_campaign=weblet" office:target-frame-name="_blank" xlink:show="new"><text:span text:style-name="T6">IB 5259</text:span></text:a><text:span text:style-name="T6"> </text:span><text:span text:style-name="T4">^</text:span></text:p>
          </table:table-cell>
          <table:table-cell table:style-name="Tabla16.B94" office:value-type="string">
            <text:p text:style-name="P8">Iberia</text:p>
          </table:table-cell>
          <table:table-cell table:style-name="Tabla16.C94" office:value-type="string">
            <text:p text:style-name="P8">7:48 PM</text:p>
          </table:table-cell>
          <table:table-cell table:style-name="Tabla16.D94" office:value-type="string">
            <text:p text:style-name="Table_20_Contents"><text:span text:style-name="T6">Aterrizo <text:line-break/></text:span><text:span text:style-name="T6"><draw:frame draw:style-name="fr1" draw:name="gráficos708" text:anchor-type="as-char" svg:width="0.185cm" svg:height="0.185cm" draw:z-index="6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794&amp;airlineCode=IB&amp;flightNumber=525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5" office:value-type="string">
            <text:p text:style-name="Table_20_Contents"><text:a xlink:type="simple" xlink:href="https://www.flightstats.com/go/FlightStatus/flightStatusByFlight.do?id=366340768&amp;airlineCode=IB&amp;flightNumber=2736&amp;utm_source=34b64945a69b9cac:7b907964:13ed466ba45:3e7e&amp;utm_medium=cpc&amp;utm_campaign=weblet" office:target-frame-name="_blank" xlink:show="new"><text:span text:style-name="T6">IB 2736</text:span></text:a></text:p>
          </table:table-cell>
          <table:table-cell table:style-name="Tabla16.B95" office:value-type="string">
            <text:p text:style-name="P8">Iberia</text:p>
          </table:table-cell>
          <table:table-cell table:style-name="Tabla16.C95" office:value-type="string">
            <text:p text:style-name="P8">8:04 PM</text:p>
          </table:table-cell>
          <table:table-cell table:style-name="Tabla16.D95" office:value-type="string">
            <text:p text:style-name="Table_20_Contents"><text:span text:style-name="T6">Aterrizo <text:line-break/></text:span><text:span text:style-name="T6"><draw:frame draw:style-name="fr1" draw:name="gráficos709" text:anchor-type="as-char" svg:width="0.185cm" svg:height="0.185cm" draw:z-index="6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8&amp;airlineCode=IB&amp;flightNumber=273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6" office:value-type="string">
            <text:p text:style-name="Table_20_Contents"><text:a xlink:type="simple" xlink:href="https://www.flightstats.com/go/FlightStatus/flightStatusByFlight.do?id=366340768&amp;airlineCode=AV&amp;flightNumber=6020&amp;utm_source=34b64945a69b9cac:7b907964:13ed466ba45:3e7e&amp;utm_medium=cpc&amp;utm_campaign=weblet" office:target-frame-name="_blank" xlink:show="new"><text:span text:style-name="T6">AV 6020</text:span></text:a><text:span text:style-name="T6"> </text:span><text:span text:style-name="T4">^</text:span></text:p>
          </table:table-cell>
          <table:table-cell table:style-name="Tabla16.B96" office:value-type="string">
            <text:p text:style-name="P8">AVIANCA</text:p>
          </table:table-cell>
          <table:table-cell table:style-name="Tabla16.C96" office:value-type="string">
            <text:p text:style-name="P8">8:04 PM</text:p>
          </table:table-cell>
          <table:table-cell table:style-name="Tabla16.D96" office:value-type="string">
            <text:p text:style-name="Table_20_Contents"><text:span text:style-name="T6">Aterrizo <text:line-break/></text:span><text:span text:style-name="T6"><draw:frame draw:style-name="fr1" draw:name="gráficos710" text:anchor-type="as-char" svg:width="0.185cm" svg:height="0.185cm" draw:z-index="64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8&amp;airlineCode=AV&amp;flightNumber=602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7" office:value-type="string">
            <text:p text:style-name="Table_20_Contents"><text:a xlink:type="simple" xlink:href="https://www.flightstats.com/go/FlightStatus/flightStatusByFlight.do?id=366367882&amp;airlineCode=U2&amp;flightNumber=4529&amp;utm_source=34b64945a69b9cac:7b907964:13ed466ba45:3e7e&amp;utm_medium=cpc&amp;utm_campaign=weblet" office:target-frame-name="_blank" xlink:show="new"><text:span text:style-name="T6">U2 4529</text:span></text:a></text:p>
          </table:table-cell>
          <table:table-cell table:style-name="Tabla16.B97" office:value-type="string">
            <text:p text:style-name="P8">easyJet</text:p>
          </table:table-cell>
          <table:table-cell table:style-name="Tabla16.C97" office:value-type="string">
            <text:p text:style-name="P8">7:57 PM</text:p>
          </table:table-cell>
          <table:table-cell table:style-name="Tabla16.D97" office:value-type="string">
            <text:p text:style-name="Table_20_Contents"><text:span text:style-name="T6">Aterrizo <text:line-break/></text:span><text:span text:style-name="T6"><draw:frame draw:style-name="fr1" draw:name="gráficos711" text:anchor-type="as-char" svg:width="0.185cm" svg:height="0.185cm" draw:z-index="64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882&amp;airlineCode=U2&amp;flightNumber=452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98" office:value-type="string">
            <text:p text:style-name="Table_20_Contents"><text:a xlink:type="simple" xlink:href="https://www.flightstats.com/go/FlightStatus/flightStatusByFlight.do?id=366307190&amp;airlineCode=VY&amp;flightNumber=1873&amp;utm_source=34b64945a69b9cac:7b907964:13ed466ba45:3e7e&amp;utm_medium=cpc&amp;utm_campaign=weblet" office:target-frame-name="_blank" xlink:show="new"><text:span text:style-name="T6">VY 1873</text:span></text:a></text:p>
          </table:table-cell>
          <table:table-cell table:style-name="Tabla16.B98" office:value-type="string">
            <text:p text:style-name="P8">Vueling</text:p>
          </table:table-cell>
          <table:table-cell table:style-name="Tabla16.C98" office:value-type="string">
            <text:p text:style-name="P8">8:32 PM</text:p>
          </table:table-cell>
          <table:table-cell table:style-name="Tabla16.D98" office:value-type="string">
            <text:p text:style-name="Table_20_Contents"><text:span text:style-name="T6">Aterrizo <text:line-break/></text:span><text:span text:style-name="T6"><draw:frame draw:style-name="fr1" draw:name="gráficos712" text:anchor-type="as-char" svg:width="0.185cm" svg:height="0.185cm" draw:z-index="64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7190&amp;airlineCode=VY&amp;flightNumber=187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99" office:value-type="string">
            <text:p text:style-name="Table_20_Contents"><text:a xlink:type="simple" xlink:href="https://www.flightstats.com/go/FlightStatus/flightStatusByFlight.do?id=366307190&amp;airlineCode=IB&amp;flightNumber=5424&amp;utm_source=34b64945a69b9cac:7b907964:13ed466ba45:3e7e&amp;utm_medium=cpc&amp;utm_campaign=weblet" office:target-frame-name="_blank" xlink:show="new"><text:span text:style-name="T6">IB 5424</text:span></text:a><text:span text:style-name="T6"> </text:span><text:span text:style-name="T4">^</text:span></text:p>
          </table:table-cell>
          <table:table-cell table:style-name="Tabla16.B99" office:value-type="string">
            <text:p text:style-name="P8">Iberia</text:p>
          </table:table-cell>
          <table:table-cell table:style-name="Tabla16.C99" office:value-type="string">
            <text:p text:style-name="P8">8:32 PM</text:p>
          </table:table-cell>
          <table:table-cell table:style-name="Tabla16.D99" office:value-type="string">
            <text:p text:style-name="Table_20_Contents"><text:span text:style-name="T6">Aterrizo <text:line-break/></text:span><text:span text:style-name="T6"><draw:frame draw:style-name="fr1" draw:name="gráficos713" text:anchor-type="as-char" svg:width="0.185cm" svg:height="0.185cm" draw:z-index="64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7190&amp;airlineCode=IB&amp;flightNumber=542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00" office:value-type="string">
            <text:p text:style-name="Table_20_Contents"><text:a xlink:type="simple" xlink:href="https://www.flightstats.com/go/FlightStatus/flightStatusByFlight.do?id=366356631&amp;airlineCode=UX&amp;flightNumber=6104&amp;utm_source=34b64945a69b9cac:7b907964:13ed466ba45:3e7e&amp;utm_medium=cpc&amp;utm_campaign=weblet" office:target-frame-name="_blank" xlink:show="new"><text:span text:style-name="T6">UX 6104</text:span></text:a></text:p>
          </table:table-cell>
          <table:table-cell table:style-name="Tabla16.B100" office:value-type="string">
            <text:p text:style-name="P8">Air Europa</text:p>
          </table:table-cell>
          <table:table-cell table:style-name="Tabla16.C100" office:value-type="string">
            <text:p text:style-name="P8">8:37 PM</text:p>
          </table:table-cell>
          <table:table-cell table:style-name="Tabla16.D100" office:value-type="string">
            <text:p text:style-name="Table_20_Contents"><text:span text:style-name="T6">Aterrizo <text:line-break/></text:span><text:span text:style-name="T6"><draw:frame draw:style-name="fr1" draw:name="gráficos714" text:anchor-type="as-char" svg:width="0.185cm" svg:height="0.185cm" draw:z-index="64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6631&amp;airlineCode=UX&amp;flightNumber=610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01" office:value-type="string">
            <text:p text:style-name="Table_20_Contents"><text:a xlink:type="simple" xlink:href="https://www.flightstats.com/go/FlightStatus/flightStatusByFlight.do?id=366356631&amp;airlineCode=KL&amp;flightNumber=3316&amp;utm_source=34b64945a69b9cac:7b907964:13ed466ba45:3e7e&amp;utm_medium=cpc&amp;utm_campaign=weblet" office:target-frame-name="_blank" xlink:show="new"><text:span text:style-name="T6">KL 3316</text:span></text:a><text:span text:style-name="T6"> </text:span><text:span text:style-name="T4">^</text:span></text:p>
          </table:table-cell>
          <table:table-cell table:style-name="Tabla16.B101" office:value-type="string">
            <text:p text:style-name="P8">KLM</text:p>
          </table:table-cell>
          <table:table-cell table:style-name="Tabla16.C101" office:value-type="string">
            <text:p text:style-name="P8">8:37 PM</text:p>
          </table:table-cell>
          <table:table-cell table:style-name="Tabla16.D101" office:value-type="string">
            <text:p text:style-name="Table_20_Contents"><text:span text:style-name="T6">Aterrizo <text:line-break/></text:span><text:span text:style-name="T6"><draw:frame draw:style-name="fr1" draw:name="gráficos715" text:anchor-type="as-char" svg:width="0.185cm" svg:height="0.185cm" draw:z-index="64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6631&amp;airlineCode=KL&amp;flightNumber=331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ext:soft-page-break/>
        <table:table-row>
          <table:table-cell table:style-name="Tabla16.A102" office:value-type="string">
            <text:p text:style-name="Table_20_Contents"><text:a xlink:type="simple" xlink:href="https://www.flightstats.com/go/FlightStatus/flightStatusByFlight.do?id=366340747&amp;airlineCode=VY&amp;flightNumber=1026&amp;utm_source=34b64945a69b9cac:7b907964:13ed466ba45:3e7e&amp;utm_medium=cpc&amp;utm_campaign=weblet" office:target-frame-name="_blank" xlink:show="new"><text:span text:style-name="T6">VY 1026</text:span></text:a></text:p>
          </table:table-cell>
          <table:table-cell table:style-name="Tabla16.B102" office:value-type="string">
            <text:p text:style-name="P8">Vueling</text:p>
          </table:table-cell>
          <table:table-cell table:style-name="Tabla16.C102" office:value-type="string">
            <text:p text:style-name="P8">8:31 PM</text:p>
          </table:table-cell>
          <table:table-cell table:style-name="Tabla16.D102" office:value-type="string">
            <text:p text:style-name="Table_20_Contents"><text:span text:style-name="T6">Aterrizo <text:line-break/></text:span><text:span text:style-name="T6"><draw:frame draw:style-name="fr1" draw:name="gráficos716" text:anchor-type="as-char" svg:width="0.185cm" svg:height="0.185cm" draw:z-index="64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747&amp;airlineCode=VY&amp;flightNumber=102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03" office:value-type="string">
            <text:p text:style-name="Table_20_Contents"><text:a xlink:type="simple" xlink:href="https://www.flightstats.com/go/FlightStatus/flightStatusByFlight.do?id=366356621&amp;airlineCode=VY&amp;flightNumber=3919&amp;utm_source=34b64945a69b9cac:7b907964:13ed466ba45:3e7e&amp;utm_medium=cpc&amp;utm_campaign=weblet" office:target-frame-name="_blank" xlink:show="new"><text:span text:style-name="T6">VY 3919</text:span></text:a></text:p>
          </table:table-cell>
          <table:table-cell table:style-name="Tabla16.B103" office:value-type="string">
            <text:p text:style-name="P8">Vueling</text:p>
          </table:table-cell>
          <table:table-cell table:style-name="Tabla16.C103" office:value-type="string">
            <text:p text:style-name="P8">8:12 PM</text:p>
          </table:table-cell>
          <table:table-cell table:style-name="Tabla16.D103" office:value-type="string">
            <text:p text:style-name="Table_20_Contents"><text:span text:style-name="T6">Aterrizo <text:line-break/></text:span><text:span text:style-name="T6"><draw:frame draw:style-name="fr1" draw:name="gráficos717" text:anchor-type="as-char" svg:width="0.185cm" svg:height="0.185cm" draw:z-index="6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1&amp;airlineCode=VY&amp;flightNumber=39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4" office:value-type="string">
            <text:p text:style-name="Table_20_Contents"><text:a xlink:type="simple" xlink:href="https://www.flightstats.com/go/FlightStatus/flightStatusByFlight.do?id=366356621&amp;airlineCode=IB&amp;flightNumber=5573&amp;utm_source=34b64945a69b9cac:7b907964:13ed466ba45:3e7e&amp;utm_medium=cpc&amp;utm_campaign=weblet" office:target-frame-name="_blank" xlink:show="new"><text:span text:style-name="T6">IB 5573</text:span></text:a><text:span text:style-name="T6"> </text:span><text:span text:style-name="T4">^</text:span></text:p>
          </table:table-cell>
          <table:table-cell table:style-name="Tabla16.B104" office:value-type="string">
            <text:p text:style-name="P8">Iberia</text:p>
          </table:table-cell>
          <table:table-cell table:style-name="Tabla16.C104" office:value-type="string">
            <text:p text:style-name="P8">8:12 PM</text:p>
          </table:table-cell>
          <table:table-cell table:style-name="Tabla16.D104" office:value-type="string">
            <text:p text:style-name="Table_20_Contents"><text:span text:style-name="T6">Aterrizo <text:line-break/></text:span><text:span text:style-name="T6"><draw:frame draw:style-name="fr1" draw:name="gráficos718" text:anchor-type="as-char" svg:width="0.185cm" svg:height="0.185cm" draw:z-index="6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1&amp;airlineCode=IB&amp;flightNumber=55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5" office:value-type="string">
            <text:p text:style-name="Table_20_Contents"><text:a xlink:type="simple" xlink:href="https://www.flightstats.com/go/FlightStatus/flightStatusByFlight.do?id=366299884&amp;airlineCode=U2&amp;flightNumber=1077&amp;utm_source=34b64945a69b9cac:7b907964:13ed466ba45:3e7e&amp;utm_medium=cpc&amp;utm_campaign=weblet" office:target-frame-name="_blank" xlink:show="new"><text:span text:style-name="T6">U2 1077</text:span></text:a></text:p>
          </table:table-cell>
          <table:table-cell table:style-name="Tabla16.B105" office:value-type="string">
            <text:p text:style-name="P8">easyJet</text:p>
          </table:table-cell>
          <table:table-cell table:style-name="Tabla16.C105" office:value-type="string">
            <text:p text:style-name="P8">8:19 PM</text:p>
          </table:table-cell>
          <table:table-cell table:style-name="Tabla16.D105" office:value-type="string">
            <text:p text:style-name="Table_20_Contents"><text:span text:style-name="T6">Aterrizo <text:line-break/></text:span><text:span text:style-name="T6"><draw:frame draw:style-name="fr1" draw:name="gráficos719" text:anchor-type="as-char" svg:width="0.185cm" svg:height="0.185cm" draw:z-index="6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884&amp;airlineCode=U2&amp;flightNumber=107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6" office:value-type="string">
            <text:p text:style-name="Table_20_Contents"><text:a xlink:type="simple" xlink:href="https://www.flightstats.com/go/FlightStatus/flightStatusByFlight.do?id=366316186&amp;airlineCode=HV&amp;flightNumber=6787&amp;utm_source=34b64945a69b9cac:7b907964:13ed466ba45:3e7e&amp;utm_medium=cpc&amp;utm_campaign=weblet" office:target-frame-name="_blank" xlink:show="new"><text:span text:style-name="T6">HV 6787</text:span></text:a></text:p>
          </table:table-cell>
          <table:table-cell table:style-name="Tabla16.B106" office:value-type="string">
            <text:p text:style-name="P8">Transavia</text:p>
          </table:table-cell>
          <table:table-cell table:style-name="Tabla16.C106" office:value-type="string">
            <text:p text:style-name="P8">8:17 PM</text:p>
          </table:table-cell>
          <table:table-cell table:style-name="Tabla16.D106" office:value-type="string">
            <text:p text:style-name="Table_20_Contents"><text:span text:style-name="T6">Aterrizo <text:line-break/></text:span><text:span text:style-name="T6"><draw:frame draw:style-name="fr1" draw:name="gráficos720" text:anchor-type="as-char" svg:width="0.185cm" svg:height="0.185cm" draw:z-index="65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6186&amp;airlineCode=HV&amp;flightNumber=678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7" office:value-type="string">
            <text:p text:style-name="Table_20_Contents"><text:a xlink:type="simple" xlink:href="https://www.flightstats.com/go/FlightStatus/flightStatusByFlight.do?id=366321933&amp;airlineCode=U2&amp;flightNumber=1409&amp;utm_source=34b64945a69b9cac:7b907964:13ed466ba45:3e7e&amp;utm_medium=cpc&amp;utm_campaign=weblet" office:target-frame-name="_blank" xlink:show="new"><text:span text:style-name="T6">U2 1409</text:span></text:a></text:p>
          </table:table-cell>
          <table:table-cell table:style-name="Tabla16.B107" office:value-type="string">
            <text:p text:style-name="P8">easyJet</text:p>
          </table:table-cell>
          <table:table-cell table:style-name="Tabla16.C107" office:value-type="string">
            <text:p text:style-name="P8">8:11 PM</text:p>
          </table:table-cell>
          <table:table-cell table:style-name="Tabla16.D107" office:value-type="string">
            <text:p text:style-name="Table_20_Contents"><text:span text:style-name="T6">Aterrizo <text:line-break/></text:span><text:span text:style-name="T6"><draw:frame draw:style-name="fr1" draw:name="gráficos721" text:anchor-type="as-char" svg:width="0.185cm" svg:height="0.185cm" draw:z-index="65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3&amp;airlineCode=U2&amp;flightNumber=140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8" office:value-type="string">
            <text:p text:style-name="Table_20_Contents"><text:a xlink:type="simple" xlink:href="https://www.flightstats.com/go/FlightStatus/flightStatusByFlight.do?id=366302257&amp;airlineCode=U2&amp;flightNumber=3921&amp;utm_source=34b64945a69b9cac:7b907964:13ed466ba45:3e7e&amp;utm_medium=cpc&amp;utm_campaign=weblet" office:target-frame-name="_blank" xlink:show="new"><text:span text:style-name="T6">U2 3921</text:span></text:a></text:p>
          </table:table-cell>
          <table:table-cell table:style-name="Tabla16.B108" office:value-type="string">
            <text:p text:style-name="P8">easyJet</text:p>
          </table:table-cell>
          <table:table-cell table:style-name="Tabla16.C108" office:value-type="string">
            <text:p text:style-name="P8">8:07 PM</text:p>
          </table:table-cell>
          <table:table-cell table:style-name="Tabla16.D108" office:value-type="string">
            <text:p text:style-name="Table_20_Contents"><text:span text:style-name="T6">Aterrizo <text:line-break/></text:span><text:span text:style-name="T6"><draw:frame draw:style-name="fr1" draw:name="gráficos722" text:anchor-type="as-char" svg:width="0.185cm" svg:height="0.185cm" draw:z-index="65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02257&amp;airlineCode=U2&amp;flightNumber=39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09" office:value-type="string">
            <text:p text:style-name="Table_20_Contents"><text:a xlink:type="simple" xlink:href="https://www.flightstats.com/go/FlightStatus/flightStatusByFlight.do?id=367634850&amp;airlineCode=FR&amp;flightNumber=7823&amp;utm_source=34b64945a69b9cac:7b907964:13ed466ba45:3e7e&amp;utm_medium=cpc&amp;utm_campaign=weblet" office:target-frame-name="_blank" xlink:show="new"><text:span text:style-name="T6">FR 7823</text:span></text:a></text:p>
          </table:table-cell>
          <table:table-cell table:style-name="Tabla16.B109" office:value-type="string">
            <text:p text:style-name="P8">Ryanair</text:p>
          </table:table-cell>
          <table:table-cell table:style-name="Tabla16.C109" office:value-type="string">
            <text:p text:style-name="P8">9:02 PM</text:p>
          </table:table-cell>
          <table:table-cell table:style-name="Tabla16.D109" office:value-type="string">
            <text:p text:style-name="Table_20_Contents"><text:span text:style-name="T6">Aterrizo <text:line-break/></text:span><text:span text:style-name="T6"><draw:frame draw:style-name="fr1" draw:name="gráficos723" text:anchor-type="as-char" svg:width="0.185cm" svg:height="0.185cm" draw:z-index="656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7634850&amp;airlineCode=FR&amp;flightNumber=782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10" office:value-type="string">
            <text:p text:style-name="Table_20_Contents"><text:a xlink:type="simple" xlink:href="https://www.flightstats.com/go/FlightStatus/flightStatusByFlight.do?id=366289725&amp;airlineCode=VY&amp;flightNumber=2112&amp;utm_source=34b64945a69b9cac:7b907964:13ed466ba45:3e7e&amp;utm_medium=cpc&amp;utm_campaign=weblet" office:target-frame-name="_blank" xlink:show="new"><text:span text:style-name="T6">VY 2112</text:span></text:a></text:p>
          </table:table-cell>
          <table:table-cell table:style-name="Tabla16.B110" office:value-type="string">
            <text:p text:style-name="P8">Vueling</text:p>
          </table:table-cell>
          <table:table-cell table:style-name="Tabla16.C110" office:value-type="string">
            <text:p text:style-name="P8">8:57 PM</text:p>
          </table:table-cell>
          <table:table-cell table:style-name="Tabla16.D110" office:value-type="string">
            <text:p text:style-name="Table_20_Contents"><text:span text:style-name="T6">Aterrizo <text:line-break/></text:span><text:span text:style-name="T6"><draw:frame draw:style-name="fr1" draw:name="gráficos724" text:anchor-type="as-char" svg:width="0.185cm" svg:height="0.185cm" draw:z-index="657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289725&amp;airlineCode=VY&amp;flightNumber=211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11" office:value-type="string">
            <text:p text:style-name="Table_20_Contents"><text:a xlink:type="simple" xlink:href="https://www.flightstats.com/go/FlightStatus/flightStatusByFlight.do?id=366289725&amp;airlineCode=IB&amp;flightNumber=5632&amp;utm_source=34b64945a69b9cac:7b907964:13ed466ba45:3e7e&amp;utm_medium=cpc&amp;utm_campaign=weblet" office:target-frame-name="_blank" xlink:show="new"><text:span text:style-name="T6">IB 5632</text:span></text:a><text:span text:style-name="T6"> </text:span><text:span text:style-name="T4">^</text:span></text:p>
          </table:table-cell>
          <table:table-cell table:style-name="Tabla16.B111" office:value-type="string">
            <text:p text:style-name="P8">Iberia</text:p>
          </table:table-cell>
          <table:table-cell table:style-name="Tabla16.C111" office:value-type="string">
            <text:p text:style-name="P8">8:57 PM</text:p>
          </table:table-cell>
          <table:table-cell table:style-name="Tabla16.D111" office:value-type="string">
            <text:p text:style-name="Table_20_Contents"><text:span text:style-name="T6">Aterrizo <text:line-break/></text:span><text:span text:style-name="T6"><draw:frame draw:style-name="fr1" draw:name="gráficos725" text:anchor-type="as-char" svg:width="0.185cm" svg:height="0.185cm" draw:z-index="658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289725&amp;airlineCode=IB&amp;flightNumber=5632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12" office:value-type="string">
            <text:p text:style-name="Table_20_Contents"><text:a xlink:type="simple" xlink:href="https://www.flightstats.com/go/FlightStatus/flightStatusByFlight.do?id=366321669&amp;airlineCode=VY&amp;flightNumber=2015&amp;utm_source=34b64945a69b9cac:7b907964:13ed466ba45:3e7e&amp;utm_medium=cpc&amp;utm_campaign=weblet" office:target-frame-name="_blank" xlink:show="new"><text:span text:style-name="T6">VY 2015</text:span></text:a></text:p>
          </table:table-cell>
          <table:table-cell table:style-name="Tabla16.B112" office:value-type="string">
            <text:p text:style-name="P8">Vueling</text:p>
          </table:table-cell>
          <table:table-cell table:style-name="Tabla16.C112" office:value-type="string">
            <text:p text:style-name="P8">8:28 PM</text:p>
          </table:table-cell>
          <table:table-cell table:style-name="Tabla16.D112" office:value-type="string">
            <text:p text:style-name="Table_20_Contents"><text:span text:style-name="T6">Aterrizo <text:line-break/></text:span><text:span text:style-name="T6"><draw:frame draw:style-name="fr1" draw:name="gráficos726" text:anchor-type="as-char" svg:width="0.185cm" svg:height="0.185cm" draw:z-index="65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69&amp;airlineCode=VY&amp;flightNumber=201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3" office:value-type="string">
            <text:p text:style-name="Table_20_Contents"><text:a xlink:type="simple" xlink:href="https://www.flightstats.com/go/FlightStatus/flightStatusByFlight.do?id=366321669&amp;airlineCode=IB&amp;flightNumber=5518&amp;utm_source=34b64945a69b9cac:7b907964:13ed466ba45:3e7e&amp;utm_medium=cpc&amp;utm_campaign=weblet" office:target-frame-name="_blank" xlink:show="new"><text:span text:style-name="T6">IB 5518</text:span></text:a><text:span text:style-name="T6"> </text:span><text:span text:style-name="T4">^</text:span></text:p>
          </table:table-cell>
          <table:table-cell table:style-name="Tabla16.B113" office:value-type="string">
            <text:p text:style-name="P8">Iberia</text:p>
          </table:table-cell>
          <table:table-cell table:style-name="Tabla16.C113" office:value-type="string">
            <text:p text:style-name="P8">8:28 PM</text:p>
          </table:table-cell>
          <table:table-cell table:style-name="Tabla16.D113" office:value-type="string">
            <text:p text:style-name="Table_20_Contents"><text:span text:style-name="T6">Aterrizo <text:line-break/></text:span><text:span text:style-name="T6"><draw:frame draw:style-name="fr1" draw:name="gráficos727" text:anchor-type="as-char" svg:width="0.185cm" svg:height="0.185cm" draw:z-index="6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69&amp;airlineCode=IB&amp;flightNumber=55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4" office:value-type="string">
            <text:p text:style-name="Table_20_Contents"><text:a xlink:type="simple" xlink:href="https://www.flightstats.com/go/FlightStatus/flightStatusByFlight.do?id=366321936&amp;airlineCode=LX&amp;flightNumber=1946&amp;utm_source=34b64945a69b9cac:7b907964:13ed466ba45:3e7e&amp;utm_medium=cpc&amp;utm_campaign=weblet" office:target-frame-name="_blank" xlink:show="new"><text:span text:style-name="T6">LX 1946</text:span></text:a></text:p>
          </table:table-cell>
          <table:table-cell table:style-name="Tabla16.B114" office:value-type="string">
            <text:p text:style-name="P8">SWISS</text:p>
          </table:table-cell>
          <table:table-cell table:style-name="Tabla16.C114" office:value-type="string">
            <text:p text:style-name="P8">8:22 PM</text:p>
          </table:table-cell>
          <table:table-cell table:style-name="Tabla16.D114" office:value-type="string">
            <text:p text:style-name="Table_20_Contents"><text:span text:style-name="T6">Aterrizo <text:line-break/></text:span><text:span text:style-name="T6"><draw:frame draw:style-name="fr1" draw:name="gráficos728" text:anchor-type="as-char" svg:width="0.185cm" svg:height="0.185cm" draw:z-index="6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936&amp;airlineCode=LX&amp;flightNumber=194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5" office:value-type="string">
            <text:p text:style-name="Table_20_Contents"><text:a xlink:type="simple" xlink:href="https://www.flightstats.com/go/FlightStatus/flightStatusByFlight.do?id=366323073&amp;airlineCode=AY&amp;flightNumber=3269&amp;utm_source=34b64945a69b9cac:7b907964:13ed466ba45:3e7e&amp;utm_medium=cpc&amp;utm_campaign=weblet" office:target-frame-name="_blank" xlink:show="new"><text:span text:style-name="T6">AY 3269</text:span></text:a></text:p>
          </table:table-cell>
          <table:table-cell table:style-name="Tabla16.B115" office:value-type="string">
            <text:p text:style-name="P8">Finnair</text:p>
          </table:table-cell>
          <table:table-cell table:style-name="Tabla16.C115" office:value-type="string">
            <text:p text:style-name="P8">8:08 PM</text:p>
          </table:table-cell>
          <table:table-cell table:style-name="Tabla16.D115" office:value-type="string">
            <text:p text:style-name="Table_20_Contents"><text:span text:style-name="T6">Aterrizo <text:line-break/></text:span><text:span text:style-name="T6"><draw:frame draw:style-name="fr1" draw:name="gráficos729" text:anchor-type="as-char" svg:width="0.185cm" svg:height="0.185cm" draw:z-index="6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3073&amp;airlineCode=AY&amp;flightNumber=32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6" office:value-type="string">
            <text:p text:style-name="Table_20_Contents"><text:a xlink:type="simple" xlink:href="https://www.flightstats.com/go/FlightStatus/flightStatusByFlight.do?id=366323073&amp;airlineCode=IB&amp;flightNumber=7435&amp;utm_source=34b64945a69b9cac:7b907964:13ed466ba45:3e7e&amp;utm_medium=cpc&amp;utm_campaign=weblet" office:target-frame-name="_blank" xlink:show="new"><text:span text:style-name="T6">IB 7435</text:span></text:a><text:span text:style-name="T6"> </text:span><text:span text:style-name="T4">^</text:span></text:p>
          </table:table-cell>
          <table:table-cell table:style-name="Tabla16.B116" office:value-type="string">
            <text:p text:style-name="P8">Iberia</text:p>
          </table:table-cell>
          <table:table-cell table:style-name="Tabla16.C116" office:value-type="string">
            <text:p text:style-name="P8">8:08 PM</text:p>
          </table:table-cell>
          <table:table-cell table:style-name="Tabla16.D116" office:value-type="string">
            <text:p text:style-name="Table_20_Contents"><text:span text:style-name="T6">Aterrizo <text:line-break/></text:span><text:span text:style-name="T6"><draw:frame draw:style-name="fr1" draw:name="gráficos730" text:anchor-type="as-char" svg:width="0.185cm" svg:height="0.185cm" draw:z-index="6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3073&amp;airlineCode=IB&amp;flightNumber=743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7" office:value-type="string">
            <text:p text:style-name="Table_20_Contents"><text:a xlink:type="simple" xlink:href="https://www.flightstats.com/go/FlightStatus/flightStatusByFlight.do?id=366323073&amp;airlineCode=JL&amp;flightNumber=6855&amp;utm_source=34b64945a69b9cac:7b907964:13ed466ba45:3e7e&amp;utm_medium=cpc&amp;utm_campaign=weblet" office:target-frame-name="_blank" xlink:show="new"><text:span text:style-name="T6">JL 6855</text:span></text:a><text:span text:style-name="T6"> </text:span><text:span text:style-name="T4">^</text:span></text:p>
          </table:table-cell>
          <table:table-cell table:style-name="Tabla16.B117" office:value-type="string">
            <text:p text:style-name="P8">JAL</text:p>
          </table:table-cell>
          <table:table-cell table:style-name="Tabla16.C117" office:value-type="string">
            <text:p text:style-name="P8">8:08 PM</text:p>
          </table:table-cell>
          <table:table-cell table:style-name="Tabla16.D117" office:value-type="string">
            <text:p text:style-name="Table_20_Contents"><text:span text:style-name="T6">Aterrizo <text:line-break/></text:span><text:span text:style-name="T6"><draw:frame draw:style-name="fr1" draw:name="gráficos731" text:anchor-type="as-char" svg:width="0.185cm" svg:height="0.185cm" draw:z-index="6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3073&amp;airlineCode=JL&amp;flightNumber=68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18" office:value-type="string">
            <text:p text:style-name="Table_20_Contents"><text:a xlink:type="simple" xlink:href="https://www.flightstats.com/go/FlightStatus/flightStatusByFlight.do?id=366338007&amp;airlineCode=BA&amp;flightNumber=470&amp;utm_source=34b64945a69b9cac:7b907964:13ed466ba45:3e7e&amp;utm_medium=cpc&amp;utm_campaign=weblet" office:target-frame-name="_blank" xlink:show="new"><text:span text:style-name="T6">BA 470</text:span></text:a></text:p>
          </table:table-cell>
          <table:table-cell table:style-name="Tabla16.B118" office:value-type="string">
            <text:p text:style-name="P8">British Airways</text:p>
          </table:table-cell>
          <table:table-cell table:style-name="Tabla16.C118" office:value-type="string">
            <text:p text:style-name="P8">8:54 PM</text:p>
          </table:table-cell>
          <table:table-cell table:style-name="Tabla16.D118" office:value-type="string">
            <text:p text:style-name="Table_20_Contents"><text:span text:style-name="T6">Aterrizo <text:line-break/></text:span><text:span text:style-name="T6"><draw:frame draw:style-name="fr1" draw:name="gráficos732" text:anchor-type="as-char" svg:width="0.185cm" svg:height="0.185cm" draw:z-index="66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7&amp;airlineCode=BA&amp;flightNumber=47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19" office:value-type="string">
            <text:p text:style-name="Table_20_Contents"><text:a xlink:type="simple" xlink:href="https://www.flightstats.com/go/FlightStatus/flightStatusByFlight.do?id=366338007&amp;airlineCode=AA&amp;flightNumber=6686&amp;utm_source=34b64945a69b9cac:7b907964:13ed466ba45:3e7e&amp;utm_medium=cpc&amp;utm_campaign=weblet" office:target-frame-name="_blank" xlink:show="new"><text:span text:style-name="T6">AA 6686</text:span></text:a><text:span text:style-name="T6"> </text:span><text:span text:style-name="T4">^</text:span></text:p>
          </table:table-cell>
          <table:table-cell table:style-name="Tabla16.B119" office:value-type="string">
            <text:p text:style-name="P8">American Airlines</text:p>
          </table:table-cell>
          <table:table-cell table:style-name="Tabla16.C119" office:value-type="string">
            <text:p text:style-name="P8">8:54 PM</text:p>
          </table:table-cell>
          <table:table-cell table:style-name="Tabla16.D119" office:value-type="string">
            <text:p text:style-name="Table_20_Contents"><text:span text:style-name="T6">Aterrizo <text:line-break/></text:span><text:span text:style-name="T6"><draw:frame draw:style-name="fr1" draw:name="gráficos733" text:anchor-type="as-char" svg:width="0.185cm" svg:height="0.185cm" draw:z-index="66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7&amp;airlineCode=AA&amp;flightNumber=668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20" office:value-type="string">
            <text:p text:style-name="Table_20_Contents"><text:a xlink:type="simple" xlink:href="https://www.flightstats.com/go/FlightStatus/flightStatusByFlight.do?id=366338007&amp;airlineCode=IB&amp;flightNumber=7473&amp;utm_source=34b64945a69b9cac:7b907964:13ed466ba45:3e7e&amp;utm_medium=cpc&amp;utm_campaign=weblet" office:target-frame-name="_blank" xlink:show="new"><text:span text:style-name="T6">IB 7473</text:span></text:a><text:span text:style-name="T6"> </text:span><text:span text:style-name="T4">^</text:span></text:p>
          </table:table-cell>
          <table:table-cell table:style-name="Tabla16.B120" office:value-type="string">
            <text:p text:style-name="P8">Iberia</text:p>
          </table:table-cell>
          <table:table-cell table:style-name="Tabla16.C120" office:value-type="string">
            <text:p text:style-name="P8">8:54 PM</text:p>
          </table:table-cell>
          <table:table-cell table:style-name="Tabla16.D120" office:value-type="string">
            <text:p text:style-name="Table_20_Contents"><text:span text:style-name="T6">Aterrizo <text:line-break/></text:span><text:span text:style-name="T6"><draw:frame draw:style-name="fr1" draw:name="gráficos734" text:anchor-type="as-char" svg:width="0.185cm" svg:height="0.185cm" draw:z-index="66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8007&amp;airlineCode=IB&amp;flightNumber=747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21" office:value-type="string">
            <text:p text:style-name="Table_20_Contents"><text:a xlink:type="simple" xlink:href="https://www.flightstats.com/go/FlightStatus/flightStatusByFlight.do?id=366340765&amp;airlineCode=IB&amp;flightNumber=2744&amp;utm_source=34b64945a69b9cac:7b907964:13ed466ba45:3e7e&amp;utm_medium=cpc&amp;utm_campaign=weblet" office:target-frame-name="_blank" xlink:show="new"><text:span text:style-name="T6">IB 2744</text:span></text:a></text:p>
          </table:table-cell>
          <table:table-cell table:style-name="Tabla16.B121" office:value-type="string">
            <text:p text:style-name="P8">Iberia</text:p>
          </table:table-cell>
          <table:table-cell table:style-name="Tabla16.C121" office:value-type="string">
            <text:p text:style-name="P8">8:22 PM</text:p>
          </table:table-cell>
          <table:table-cell table:style-name="Tabla16.D121" office:value-type="string">
            <text:p text:style-name="Table_20_Contents"><text:span text:style-name="T6">Aterrizo <text:line-break/></text:span><text:span text:style-name="T6"><draw:frame draw:style-name="fr1" draw:name="gráficos735" text:anchor-type="as-char" svg:width="0.185cm" svg:height="0.185cm" draw:z-index="6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5&amp;airlineCode=IB&amp;flightNumber=27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2" office:value-type="string">
            <text:p text:style-name="Table_20_Contents"><text:a xlink:type="simple" xlink:href="https://www.flightstats.com/go/FlightStatus/flightStatusByFlight.do?id=366356629&amp;airlineCode=UX&amp;flightNumber=6102&amp;utm_source=34b64945a69b9cac:7b907964:13ed466ba45:3e7e&amp;utm_medium=cpc&amp;utm_campaign=weblet" office:target-frame-name="_blank" xlink:show="new"><text:span text:style-name="T6">UX 6102</text:span></text:a></text:p>
          </table:table-cell>
          <table:table-cell table:style-name="Tabla16.B122" office:value-type="string">
            <text:p text:style-name="P8">Air Europa</text:p>
          </table:table-cell>
          <table:table-cell table:style-name="Tabla16.C122" office:value-type="string">
            <text:p text:style-name="P8">8:25 PM</text:p>
          </table:table-cell>
          <table:table-cell table:style-name="Tabla16.D122" office:value-type="string">
            <text:p text:style-name="Table_20_Contents"><text:span text:style-name="T6">Aterrizo <text:line-break/></text:span><text:span text:style-name="T6"><draw:frame draw:style-name="fr1" draw:name="gráficos736" text:anchor-type="as-char" svg:width="0.185cm" svg:height="0.185cm" draw:z-index="66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9&amp;airlineCode=UX&amp;flightNumber=61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3" office:value-type="string">
            <text:p text:style-name="Table_20_Contents"><text:a xlink:type="simple" xlink:href="https://www.flightstats.com/go/FlightStatus/flightStatusByFlight.do?id=366356629&amp;airlineCode=SU&amp;flightNumber=3451&amp;utm_source=34b64945a69b9cac:7b907964:13ed466ba45:3e7e&amp;utm_medium=cpc&amp;utm_campaign=weblet" office:target-frame-name="_blank" xlink:show="new"><text:span text:style-name="T6">SU 3451</text:span></text:a><text:span text:style-name="T6"> </text:span><text:span text:style-name="T4">^</text:span></text:p>
          </table:table-cell>
          <table:table-cell table:style-name="Tabla16.B123" office:value-type="string">
            <text:p text:style-name="P8">Aeroflot</text:p>
          </table:table-cell>
          <table:table-cell table:style-name="Tabla16.C123" office:value-type="string">
            <text:p text:style-name="P8">8:25 PM</text:p>
          </table:table-cell>
          <table:table-cell table:style-name="Tabla16.D123" office:value-type="string">
            <text:p text:style-name="Table_20_Contents"><text:span text:style-name="T6">Aterrizo <text:line-break/></text:span><text:span text:style-name="T6"><draw:frame draw:style-name="fr1" draw:name="gráficos737" text:anchor-type="as-char" svg:width="0.185cm" svg:height="0.185cm" draw:z-index="67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29&amp;airlineCode=SU&amp;flightNumber=345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4" office:value-type="string">
            <text:p text:style-name="Table_20_Contents"><text:a xlink:type="simple" xlink:href="https://www.flightstats.com/go/FlightStatus/flightStatusByFlight.do?id=366353252&amp;airlineCode=VY&amp;flightNumber=1578&amp;utm_source=34b64945a69b9cac:7b907964:13ed466ba45:3e7e&amp;utm_medium=cpc&amp;utm_campaign=weblet" office:target-frame-name="_blank" xlink:show="new"><text:span text:style-name="T6">VY 1578</text:span></text:a></text:p>
          </table:table-cell>
          <table:table-cell table:style-name="Tabla16.B124" office:value-type="string">
            <text:p text:style-name="P8">Vueling</text:p>
          </table:table-cell>
          <table:table-cell table:style-name="Tabla16.C124" office:value-type="string">
            <text:p text:style-name="P8">8:45 PM</text:p>
          </table:table-cell>
          <table:table-cell table:style-name="Tabla16.D124" office:value-type="string">
            <text:p text:style-name="Table_20_Contents"><text:span text:style-name="T6">Aterrizo <text:line-break/></text:span><text:span text:style-name="T6"><draw:frame draw:style-name="fr1" draw:name="gráficos738" text:anchor-type="as-char" svg:width="0.185cm" svg:height="0.185cm" draw:z-index="67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2&amp;airlineCode=VY&amp;flightNumber=15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5" office:value-type="string">
            <text:p text:style-name="Table_20_Contents"><text:a xlink:type="simple" xlink:href="https://www.flightstats.com/go/FlightStatus/flightStatusByFlight.do?id=366353252&amp;airlineCode=IB&amp;flightNumber=5451&amp;utm_source=34b64945a69b9cac:7b907964:13ed466ba45:3e7e&amp;utm_medium=cpc&amp;utm_campaign=weblet" office:target-frame-name="_blank" xlink:show="new"><text:span text:style-name="T6">IB 5451</text:span></text:a><text:span text:style-name="T6"> </text:span><text:span text:style-name="T4">^</text:span></text:p>
          </table:table-cell>
          <table:table-cell table:style-name="Tabla16.B125" office:value-type="string">
            <text:p text:style-name="P8">Iberia</text:p>
          </table:table-cell>
          <table:table-cell table:style-name="Tabla16.C125" office:value-type="string">
            <text:p text:style-name="P8">8:45 PM</text:p>
          </table:table-cell>
          <table:table-cell table:style-name="Tabla16.D125" office:value-type="string">
            <text:p text:style-name="Table_20_Contents"><text:span text:style-name="T6">Aterrizo <text:line-break/></text:span><text:span text:style-name="T6"><draw:frame draw:style-name="fr1" draw:name="gráficos739" text:anchor-type="as-char" svg:width="0.185cm" svg:height="0.185cm" draw:z-index="67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3252&amp;airlineCode=IB&amp;flightNumber=545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6" office:value-type="string">
            <text:p text:style-name="Table_20_Contents"><text:a xlink:type="simple" xlink:href="https://www.flightstats.com/go/FlightStatus/flightStatusByFlight.do?id=366291701&amp;airlineCode=VY&amp;flightNumber=1266&amp;utm_source=34b64945a69b9cac:7b907964:13ed466ba45:3e7e&amp;utm_medium=cpc&amp;utm_campaign=weblet" office:target-frame-name="_blank" xlink:show="new"><text:span text:style-name="T6">VY 1266</text:span></text:a></text:p>
          </table:table-cell>
          <table:table-cell table:style-name="Tabla16.B126" office:value-type="string">
            <text:p text:style-name="P8">Vueling</text:p>
          </table:table-cell>
          <table:table-cell table:style-name="Tabla16.C126" office:value-type="string">
            <text:p text:style-name="P8">8:50 PM</text:p>
          </table:table-cell>
          <table:table-cell table:style-name="Tabla16.D126" office:value-type="string">
            <text:p text:style-name="Table_20_Contents"><text:span text:style-name="T6">Aterrizo <text:line-break/></text:span><text:span text:style-name="T6"><draw:frame draw:style-name="fr1" draw:name="gráficos740" text:anchor-type="as-char" svg:width="0.185cm" svg:height="0.185cm" draw:z-index="67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701&amp;airlineCode=VY&amp;flightNumber=126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7" office:value-type="string">
            <text:p text:style-name="Table_20_Contents"><text:a xlink:type="simple" xlink:href="https://www.flightstats.com/go/FlightStatus/flightStatusByFlight.do?id=366291701&amp;airlineCode=IB&amp;flightNumber=5430&amp;utm_source=34b64945a69b9cac:7b907964:13ed466ba45:3e7e&amp;utm_medium=cpc&amp;utm_campaign=weblet" office:target-frame-name="_blank" xlink:show="new"><text:span text:style-name="T6">IB 5430</text:span></text:a><text:span text:style-name="T6"> </text:span><text:span text:style-name="T4">^</text:span></text:p>
          </table:table-cell>
          <table:table-cell table:style-name="Tabla16.B127" office:value-type="string">
            <text:p text:style-name="P8">Iberia</text:p>
          </table:table-cell>
          <table:table-cell table:style-name="Tabla16.C127" office:value-type="string">
            <text:p text:style-name="P8">8:50 PM</text:p>
          </table:table-cell>
          <table:table-cell table:style-name="Tabla16.D127" office:value-type="string">
            <text:p text:style-name="Table_20_Contents"><text:span text:style-name="T6">Aterrizo <text:line-break/></text:span><text:span text:style-name="T6"><draw:frame draw:style-name="fr1" draw:name="gráficos741" text:anchor-type="as-char" svg:width="0.185cm" svg:height="0.185cm" draw:z-index="67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1701&amp;airlineCode=IB&amp;flightNumber=543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8" office:value-type="string">
            <text:p text:style-name="Table_20_Contents"><text:a xlink:type="simple" xlink:href="https://www.flightstats.com/go/FlightStatus/flightStatusByFlight.do?id=366299388&amp;airlineCode=SN&amp;flightNumber=3705&amp;utm_source=34b64945a69b9cac:7b907964:13ed466ba45:3e7e&amp;utm_medium=cpc&amp;utm_campaign=weblet" office:target-frame-name="_blank" xlink:show="new"><text:span text:style-name="T6">SN 3705</text:span></text:a></text:p>
          </table:table-cell>
          <table:table-cell table:style-name="Tabla16.B128" office:value-type="string">
            <text:p text:style-name="P8">Brussels Airlines</text:p>
          </table:table-cell>
          <table:table-cell table:style-name="Tabla16.C128" office:value-type="string">
            <text:p text:style-name="P8">8:38 PM</text:p>
          </table:table-cell>
          <table:table-cell table:style-name="Tabla16.D128" office:value-type="string">
            <text:p text:style-name="Table_20_Contents"><text:span text:style-name="T6">Aterrizo <text:line-break/></text:span><text:span text:style-name="T6"><draw:frame draw:style-name="fr1" draw:name="gráficos742" text:anchor-type="as-char" svg:width="0.185cm" svg:height="0.185cm" draw:z-index="67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8&amp;airlineCode=SN&amp;flightNumber=37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29" office:value-type="string">
            <text:p text:style-name="Table_20_Contents"><text:a xlink:type="simple" xlink:href="https://www.flightstats.com/go/FlightStatus/flightStatusByFlight.do?id=366299388&amp;airlineCode=EY&amp;flightNumber=7275&amp;utm_source=34b64945a69b9cac:7b907964:13ed466ba45:3e7e&amp;utm_medium=cpc&amp;utm_campaign=weblet" office:target-frame-name="_blank" xlink:show="new"><text:span text:style-name="T6">EY 7275</text:span></text:a><text:span text:style-name="T6"> </text:span><text:span text:style-name="T4">^</text:span></text:p>
          </table:table-cell>
          <table:table-cell table:style-name="Tabla16.B129" office:value-type="string">
            <text:p text:style-name="P8">Etihad Airways</text:p>
          </table:table-cell>
          <table:table-cell table:style-name="Tabla16.C129" office:value-type="string">
            <text:p text:style-name="P8">8:38 PM</text:p>
          </table:table-cell>
          <table:table-cell table:style-name="Tabla16.D129" office:value-type="string">
            <text:p text:style-name="Table_20_Contents"><text:span text:style-name="T6">Aterrizo <text:line-break/></text:span><text:span text:style-name="T6"><draw:frame draw:style-name="fr1" draw:name="gráficos743" text:anchor-type="as-char" svg:width="0.185cm" svg:height="0.185cm" draw:z-index="67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9388&amp;airlineCode=EY&amp;flightNumber=727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30" office:value-type="string">
            <text:p text:style-name="Table_20_Contents"><text:a xlink:type="simple" xlink:href="https://www.flightstats.com/go/FlightStatus/flightStatusByFlight.do?id=366290727&amp;airlineCode=VY&amp;flightNumber=8323&amp;utm_source=34b64945a69b9cac:7b907964:13ed466ba45:3e7e&amp;utm_medium=cpc&amp;utm_campaign=weblet" office:target-frame-name="_blank" xlink:show="new"><text:span text:style-name="T6">VY 8323</text:span></text:a></text:p>
          </table:table-cell>
          <table:table-cell table:style-name="Tabla16.B130" office:value-type="string">
            <text:p text:style-name="P8">Vueling</text:p>
          </table:table-cell>
          <table:table-cell table:style-name="Tabla16.C130" office:value-type="string">
            <text:p text:style-name="P8">9:00 PM</text:p>
          </table:table-cell>
          <table:table-cell table:style-name="Tabla16.D130" office:value-type="string">
            <text:p text:style-name="Table_20_Contents"><text:span text:style-name="T6">Aterrizo <text:line-break/></text:span><text:span text:style-name="T6"><draw:frame draw:style-name="fr1" draw:name="gráficos744" text:anchor-type="as-char" svg:width="0.185cm" svg:height="0.185cm" draw:z-index="67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290727&amp;airlineCode=VY&amp;flightNumber=832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31" office:value-type="string">
            <text:p text:style-name="Table_20_Contents"><text:a xlink:type="simple" xlink:href="https://www.flightstats.com/go/FlightStatus/flightStatusByFlight.do?id=366290727&amp;airlineCode=IB&amp;flightNumber=5771&amp;utm_source=34b64945a69b9cac:7b907964:13ed466ba45:3e7e&amp;utm_medium=cpc&amp;utm_campaign=weblet" office:target-frame-name="_blank" xlink:show="new"><text:span text:style-name="T6">IB 5771</text:span></text:a><text:span text:style-name="T6"> </text:span><text:span text:style-name="T4">^</text:span></text:p>
          </table:table-cell>
          <table:table-cell table:style-name="Tabla16.B131" office:value-type="string">
            <text:p text:style-name="P8">Iberia</text:p>
          </table:table-cell>
          <table:table-cell table:style-name="Tabla16.C131" office:value-type="string">
            <text:p text:style-name="P8">9:00 PM</text:p>
          </table:table-cell>
          <table:table-cell table:style-name="Tabla16.D131" office:value-type="string">
            <text:p text:style-name="Table_20_Contents"><text:span text:style-name="T6">Aterrizo <text:line-break/></text:span><text:span text:style-name="T6"><draw:frame draw:style-name="fr1" draw:name="gráficos745" text:anchor-type="as-char" svg:width="0.185cm" svg:height="0.185cm" draw:z-index="67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290727&amp;airlineCode=IB&amp;flightNumber=577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6.A132" office:value-type="string">
            <text:p text:style-name="Table_20_Contents"><text:a xlink:type="simple" xlink:href="https://www.flightstats.com/go/FlightStatus/flightStatusByFlight.do?id=367634854&amp;airlineCode=FR&amp;flightNumber=6373&amp;utm_source=34b64945a69b9cac:7b907964:13ed466ba45:3e7e&amp;utm_medium=cpc&amp;utm_campaign=weblet" office:target-frame-name="_blank" xlink:show="new"><text:span text:style-name="T6">FR 6373</text:span></text:a></text:p>
          </table:table-cell>
          <table:table-cell table:style-name="Tabla16.B132" office:value-type="string">
            <text:p text:style-name="P8">Ryanair</text:p>
          </table:table-cell>
          <table:table-cell table:style-name="Tabla16.C132" office:value-type="string">
            <text:p text:style-name="P8">8:40 PM</text:p>
          </table:table-cell>
          <table:table-cell table:style-name="Tabla16.D132" office:value-type="string">
            <text:p text:style-name="Table_20_Contents"><text:span text:style-name="T6">Aterrizo <text:line-break/></text:span><text:span text:style-name="T6"><draw:frame draw:style-name="fr1" draw:name="gráficos746" text:anchor-type="as-char" svg:width="0.185cm" svg:height="0.185cm" draw:z-index="6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4854&amp;airlineCode=FR&amp;flightNumber=63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33" office:value-type="string">
            <text:p text:style-name="Table_20_Contents"><text:a xlink:type="simple" xlink:href="https://www.flightstats.com/go/FlightStatus/flightStatusByFlight.do?id=366340001&amp;airlineCode=U2&amp;flightNumber=2267&amp;utm_source=34b64945a69b9cac:7b907964:13ed466ba45:3e7e&amp;utm_medium=cpc&amp;utm_campaign=weblet" office:target-frame-name="_blank" xlink:show="new"><text:span text:style-name="T6">U2 2267</text:span></text:a></text:p>
          </table:table-cell>
          <table:table-cell table:style-name="Tabla16.B133" office:value-type="string">
            <text:p text:style-name="P8">easyJet</text:p>
          </table:table-cell>
          <table:table-cell table:style-name="Tabla16.C133" office:value-type="string">
            <text:p text:style-name="P8">8:49 PM</text:p>
          </table:table-cell>
          <table:table-cell table:style-name="Tabla16.D133" office:value-type="string">
            <text:p text:style-name="Table_20_Contents"><text:span text:style-name="T6">Aterrizo <text:line-break/></text:span><text:span text:style-name="T6"><draw:frame draw:style-name="fr1" draw:name="gráficos747" text:anchor-type="as-char" svg:width="0.185cm" svg:height="0.185cm" draw:z-index="68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001&amp;airlineCode=U2&amp;flightNumber=22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6.A134" office:value-type="string">
            <text:p text:style-name="Table_20_Contents"><text:a xlink:type="simple" xlink:href="https://www.flightstats.com/go/FlightStatus/flightStatusByFlight.do?id=366362455&amp;airlineCode=U2&amp;flightNumber=7385&amp;utm_source=34b64945a69b9cac:7b907964:13ed466ba45:3e7e&amp;utm_medium=cpc&amp;utm_campaign=weblet" office:target-frame-name="_blank" xlink:show="new"><text:span text:style-name="T6">U2 7385</text:span></text:a></text:p>
          </table:table-cell>
          <table:table-cell table:style-name="Tabla16.B134" office:value-type="string">
            <text:p text:style-name="P8">easyJet</text:p>
          </table:table-cell>
          <table:table-cell table:style-name="Tabla16.C134" office:value-type="string">
            <text:p text:style-name="P8">8:42 PM</text:p>
          </table:table-cell>
          <table:table-cell table:style-name="Tabla16.D134" office:value-type="string">
            <text:p text:style-name="Table_20_Contents"><text:span text:style-name="T6">Aterrizo <text:line-break/></text:span><text:span text:style-name="T6"><draw:frame draw:style-name="fr1" draw:name="gráficos748" text:anchor-type="as-char" svg:width="0.185cm" svg:height="0.185cm" draw:z-index="68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2455&amp;airlineCode=U2&amp;flightNumber=73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</table:table>
      <text:p text:style-name="P2"/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7">Vuelo</text:p>
          </table:table-cell>
          <table:table-cell table:style-name="Tabla18.A1" office:value-type="string">
            <text:p text:style-name="P7">Transporte</text:p>
          </table:table-cell>
          <table:table-cell table:style-name="Tabla18.A1" office:value-type="string">
            <text:p text:style-name="P7">llegada</text:p>
          </table:table-cell>
          <table:table-cell table:style-name="Tabla18.A1" office:value-type="string">
            <text:p text:style-name="P7">Estado</text:p>
          </table:table-cell>
        </table:table-row>
        <table:table-row>
          <table:table-cell table:style-name="Tabla18.A2" office:value-type="string">
            <text:p text:style-name="Table_20_Contents"><text:a xlink:type="simple" xlink:href="https://www.flightstats.com/go/FlightStatus/flightStatusByFlight.do?id=366349613&amp;airlineCode=VY&amp;flightNumber=2973&amp;utm_source=34b64945a69b9cac:7b907964:13ed466ba45:3e7e&amp;utm_medium=cpc&amp;utm_campaign=weblet" office:target-frame-name="_blank" xlink:show="new"><text:span text:style-name="T6">VY 2973</text:span></text:a></text:p>
          </table:table-cell>
          <table:table-cell table:style-name="Tabla18.B2" office:value-type="string">
            <text:p text:style-name="P8">Vueling</text:p>
          </table:table-cell>
          <table:table-cell table:style-name="Tabla18.C2" office:value-type="string">
            <text:p text:style-name="P8">9:16 PM</text:p>
          </table:table-cell>
          <table:table-cell table:style-name="Tabla18.D2" office:value-type="string">
            <text:p text:style-name="Table_20_Contents"><text:span text:style-name="T6">Aterrizo <text:line-break/></text:span><text:span text:style-name="T6"><draw:frame draw:style-name="fr1" draw:name="gráficos749" text:anchor-type="as-char" svg:width="0.185cm" svg:height="0.185cm" draw:z-index="68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9613&amp;airlineCode=VY&amp;flightNumber=297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" office:value-type="string">
            <text:p text:style-name="Table_20_Contents"><text:a xlink:type="simple" xlink:href="https://www.flightstats.com/go/FlightStatus/flightStatusByFlight.do?id=366349613&amp;airlineCode=IB&amp;flightNumber=5944&amp;utm_source=34b64945a69b9cac:7b907964:13ed466ba45:3e7e&amp;utm_medium=cpc&amp;utm_campaign=weblet" office:target-frame-name="_blank" xlink:show="new"><text:span text:style-name="T6">IB 5944</text:span></text:a><text:span text:style-name="T6"> </text:span><text:span text:style-name="T4">^</text:span></text:p>
          </table:table-cell>
          <table:table-cell table:style-name="Tabla18.B3" office:value-type="string">
            <text:p text:style-name="P8">Iberia</text:p>
          </table:table-cell>
          <table:table-cell table:style-name="Tabla18.C3" office:value-type="string">
            <text:p text:style-name="P8">9:16 PM</text:p>
          </table:table-cell>
          <table:table-cell table:style-name="Tabla18.D3" office:value-type="string">
            <text:p text:style-name="Table_20_Contents"><text:span text:style-name="T6">Aterrizo <text:line-break/></text:span><text:span text:style-name="T6"><draw:frame draw:style-name="fr1" draw:name="gráficos750" text:anchor-type="as-char" svg:width="0.185cm" svg:height="0.185cm" draw:z-index="6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9613&amp;airlineCode=IB&amp;flightNumber=59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" office:value-type="string">
            <text:p text:style-name="Table_20_Contents"><text:a xlink:type="simple" xlink:href="https://www.flightstats.com/go/FlightStatus/flightStatusByFlight.do?id=366302246&amp;airlineCode=VY&amp;flightNumber=8245&amp;utm_source=34b64945a69b9cac:7b907964:13ed466ba45:3e7e&amp;utm_medium=cpc&amp;utm_campaign=weblet" office:target-frame-name="_blank" xlink:show="new"><text:span text:style-name="T6">VY 8245</text:span></text:a></text:p>
          </table:table-cell>
          <table:table-cell table:style-name="Tabla18.B4" office:value-type="string">
            <text:p text:style-name="P8">Vueling</text:p>
          </table:table-cell>
          <table:table-cell table:style-name="Tabla18.C4" office:value-type="string">
            <text:p text:style-name="P8">9:29 PM</text:p>
          </table:table-cell>
          <table:table-cell table:style-name="Tabla18.D4" office:value-type="string">
            <text:p text:style-name="Table_20_Contents"><text:span text:style-name="T6">Aterrizo <text:line-break/></text:span><text:span text:style-name="T6"><draw:frame draw:style-name="fr1" draw:name="gráficos751" text:anchor-type="as-char" svg:width="0.185cm" svg:height="0.185cm" draw:z-index="68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46&amp;airlineCode=VY&amp;flightNumber=824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5" office:value-type="string">
            <text:p text:style-name="Table_20_Contents"><text:a xlink:type="simple" xlink:href="https://www.flightstats.com/go/FlightStatus/flightStatusByFlight.do?id=366302246&amp;airlineCode=IB&amp;flightNumber=5243&amp;utm_source=34b64945a69b9cac:7b907964:13ed466ba45:3e7e&amp;utm_medium=cpc&amp;utm_campaign=weblet" office:target-frame-name="_blank" xlink:show="new"><text:span text:style-name="T6">IB 5243</text:span></text:a><text:span text:style-name="T6"> </text:span><text:span text:style-name="T4">^</text:span></text:p>
          </table:table-cell>
          <table:table-cell table:style-name="Tabla18.B5" office:value-type="string">
            <text:p text:style-name="P8">Iberia</text:p>
          </table:table-cell>
          <table:table-cell table:style-name="Tabla18.C5" office:value-type="string">
            <text:p text:style-name="P8">9:29 PM</text:p>
          </table:table-cell>
          <table:table-cell table:style-name="Tabla18.D5" office:value-type="string">
            <text:p text:style-name="Table_20_Contents"><text:span text:style-name="T6">Aterrizo <text:line-break/></text:span><text:span text:style-name="T6"><draw:frame draw:style-name="fr1" draw:name="gráficos752" text:anchor-type="as-char" svg:width="0.185cm" svg:height="0.185cm" draw:z-index="68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46&amp;airlineCode=IB&amp;flightNumber=524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6" office:value-type="string">
            <text:p text:style-name="Table_20_Contents"><text:a xlink:type="simple" xlink:href="https://www.flightstats.com/go/FlightStatus/flightStatusByFlight.do?id=366339089&amp;airlineCode=NI&amp;flightNumber=1046&amp;utm_source=34b64945a69b9cac:7b907964:13ed466ba45:3e7e&amp;utm_medium=cpc&amp;utm_campaign=weblet" office:target-frame-name="_blank" xlink:show="new"><text:span text:style-name="T6">NI 1046</text:span></text:a></text:p>
          </table:table-cell>
          <table:table-cell table:style-name="Tabla18.B6" office:value-type="string">
            <text:p text:style-name="P8">Portugalia Airlines</text:p>
          </table:table-cell>
          <table:table-cell table:style-name="Tabla18.C6" office:value-type="string">
            <text:p text:style-name="P8">9:10 PM</text:p>
          </table:table-cell>
          <table:table-cell table:style-name="Tabla18.D6" office:value-type="string">
            <text:p text:style-name="P8">En Ruta </text:p>
          </table:table-cell>
        </table:table-row>
        <table:table-row>
          <table:table-cell table:style-name="Tabla18.A7" office:value-type="string">
            <text:p text:style-name="Table_20_Contents"><text:a xlink:type="simple" xlink:href="https://www.flightstats.com/go/FlightStatus/flightStatusByFlight.do?id=366339089&amp;airlineCode=TP&amp;flightNumber=1046&amp;utm_source=34b64945a69b9cac:7b907964:13ed466ba45:3e7e&amp;utm_medium=cpc&amp;utm_campaign=weblet" office:target-frame-name="_blank" xlink:show="new"><text:span text:style-name="T6">TP 1046</text:span></text:a><text:span text:style-name="T6"> </text:span><text:span text:style-name="T4">^</text:span></text:p>
          </table:table-cell>
          <table:table-cell table:style-name="Tabla18.B7" office:value-type="string">
            <text:p text:style-name="P8">TAP Portugal</text:p>
          </table:table-cell>
          <table:table-cell table:style-name="Tabla18.C7" office:value-type="string">
            <text:p text:style-name="P8">9:10 PM</text:p>
          </table:table-cell>
          <table:table-cell table:style-name="Tabla18.D7" office:value-type="string">
            <text:p text:style-name="P8">En Ruta </text:p>
          </table:table-cell>
        </table:table-row>
        <table:table-row>
          <table:table-cell table:style-name="Tabla18.A8" office:value-type="string">
            <text:p text:style-name="Table_20_Contents"><text:a xlink:type="simple" xlink:href="https://www.flightstats.com/go/FlightStatus/flightStatusByFlight.do?id=366339089&amp;airlineCode=EY&amp;flightNumber=5867&amp;utm_source=34b64945a69b9cac:7b907964:13ed466ba45:3e7e&amp;utm_medium=cpc&amp;utm_campaign=weblet" office:target-frame-name="_blank" xlink:show="new"><text:span text:style-name="T6">EY 5867</text:span></text:a><text:span text:style-name="T6"> </text:span><text:span text:style-name="T4">^</text:span></text:p>
          </table:table-cell>
          <table:table-cell table:style-name="Tabla18.B8" office:value-type="string">
            <text:p text:style-name="P8">Etihad Airways</text:p>
          </table:table-cell>
          <table:table-cell table:style-name="Tabla18.C8" office:value-type="string">
            <text:p text:style-name="P8">9:10 PM</text:p>
          </table:table-cell>
          <table:table-cell table:style-name="Tabla18.D8" office:value-type="string">
            <text:p text:style-name="P8">En Ruta </text:p>
          </table:table-cell>
        </table:table-row>
        <table:table-row>
          <table:table-cell table:style-name="Tabla18.A9" office:value-type="string">
            <text:p text:style-name="Table_20_Contents"><text:a xlink:type="simple" xlink:href="https://www.flightstats.com/go/FlightStatus/flightStatusByFlight.do?id=366339089&amp;airlineCode=S4&amp;flightNumber=8710&amp;utm_source=34b64945a69b9cac:7b907964:13ed466ba45:3e7e&amp;utm_medium=cpc&amp;utm_campaign=weblet" office:target-frame-name="_blank" xlink:show="new"><text:span text:style-name="T6">S4 8710</text:span></text:a><text:span text:style-name="T6"> </text:span><text:span text:style-name="T4">^</text:span></text:p>
          </table:table-cell>
          <table:table-cell table:style-name="Tabla18.B9" office:value-type="string">
            <text:p text:style-name="P8">SATA Internacional</text:p>
          </table:table-cell>
          <table:table-cell table:style-name="Tabla18.C9" office:value-type="string">
            <text:p text:style-name="P8">9:10 PM</text:p>
          </table:table-cell>
          <table:table-cell table:style-name="Tabla18.D9" office:value-type="string">
            <text:p text:style-name="P8">En Ruta </text:p>
          </table:table-cell>
        </table:table-row>
        <table:table-row>
          <table:table-cell table:style-name="Tabla18.A10" office:value-type="string">
            <text:p text:style-name="Table_20_Contents"><text:a xlink:type="simple" xlink:href="https://www.flightstats.com/go/FlightStatus/flightStatusByFlight.do?id=367635088&amp;airlineCode=FR&amp;flightNumber=2938&amp;utm_source=34b64945a69b9cac:7b907964:13ed466ba45:3e7e&amp;utm_medium=cpc&amp;utm_campaign=weblet" office:target-frame-name="_blank" xlink:show="new"><text:span text:style-name="T6">FR 2938</text:span></text:a></text:p>
          </table:table-cell>
          <table:table-cell table:style-name="Tabla18.B10" office:value-type="string">
            <text:p text:style-name="P8">Ryanair</text:p>
          </table:table-cell>
          <table:table-cell table:style-name="Tabla18.C10" office:value-type="string">
            <text:p text:style-name="P8">9:05 PM</text:p>
          </table:table-cell>
          <table:table-cell table:style-name="Tabla18.D10" office:value-type="string">
            <text:p text:style-name="Table_20_Contents"><text:span text:style-name="T6">Aterrizo <text:line-break/></text:span><text:span text:style-name="T6"><draw:frame draw:style-name="fr1" draw:name="gráficos761" text:anchor-type="as-char" svg:width="0.185cm" svg:height="0.185cm" draw:z-index="68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088&amp;airlineCode=FR&amp;flightNumber=29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" office:value-type="string">
            <text:p text:style-name="Table_20_Contents"><text:a xlink:type="simple" xlink:href="https://www.flightstats.com/go/FlightStatus/flightStatusByFlight.do?id=366347415&amp;airlineCode=U2&amp;flightNumber=2767&amp;utm_source=34b64945a69b9cac:7b907964:13ed466ba45:3e7e&amp;utm_medium=cpc&amp;utm_campaign=weblet" office:target-frame-name="_blank" xlink:show="new"><text:span text:style-name="T6">U2 2767</text:span></text:a></text:p>
          </table:table-cell>
          <table:table-cell table:style-name="Tabla18.B11" office:value-type="string">
            <text:p text:style-name="P8">easyJet</text:p>
          </table:table-cell>
          <table:table-cell table:style-name="Tabla18.C11" office:value-type="string">
            <text:p text:style-name="P8">9:15 PM</text:p>
          </table:table-cell>
          <table:table-cell table:style-name="Tabla18.D11" office:value-type="string">
            <text:p text:style-name="Table_20_Contents"><text:span text:style-name="T6">Aterrizo <text:line-break/></text:span><text:span text:style-name="T6"><draw:frame draw:style-name="fr1" draw:name="gráficos762" text:anchor-type="as-char" svg:width="0.185cm" svg:height="0.185cm" draw:z-index="6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5&amp;airlineCode=U2&amp;flightNumber=27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" office:value-type="string">
            <text:p text:style-name="Table_20_Contents"><text:a xlink:type="simple" xlink:href="https://www.flightstats.com/go/FlightStatus/flightStatusByFlight.do?id=366346871&amp;airlineCode=LH&amp;flightNumber=1816&amp;utm_source=34b64945a69b9cac:7b907964:13ed466ba45:3e7e&amp;utm_medium=cpc&amp;utm_campaign=weblet" office:target-frame-name="_blank" xlink:show="new"><text:span text:style-name="T6">LH 1816</text:span></text:a></text:p>
          </table:table-cell>
          <table:table-cell table:style-name="Tabla18.B12" office:value-type="string">
            <text:p text:style-name="P8">Lufthansa</text:p>
          </table:table-cell>
          <table:table-cell table:style-name="Tabla18.C12" office:value-type="string">
            <text:p text:style-name="P8">9:26 PM</text:p>
          </table:table-cell>
          <table:table-cell table:style-name="Tabla18.D12" office:value-type="string">
            <text:p text:style-name="Table_20_Contents"><text:span text:style-name="T6">Aterrizo <text:line-break/></text:span><text:span text:style-name="T6"><draw:frame draw:style-name="fr1" draw:name="gráficos763" text:anchor-type="as-char" svg:width="0.185cm" svg:height="0.185cm" draw:z-index="68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1&amp;airlineCode=LH&amp;flightNumber=181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" office:value-type="string">
            <text:p text:style-name="Table_20_Contents"><text:a xlink:type="simple" xlink:href="https://www.flightstats.com/go/FlightStatus/flightStatusByFlight.do?id=366346871&amp;airlineCode=NH&amp;flightNumber=6077&amp;utm_source=34b64945a69b9cac:7b907964:13ed466ba45:3e7e&amp;utm_medium=cpc&amp;utm_campaign=weblet" office:target-frame-name="_blank" xlink:show="new"><text:span text:style-name="T6">NH 6077</text:span></text:a><text:span text:style-name="T6"> </text:span><text:span text:style-name="T4">^</text:span></text:p>
          </table:table-cell>
          <table:table-cell table:style-name="Tabla18.B13" office:value-type="string">
            <text:p text:style-name="P8">ANA</text:p>
          </table:table-cell>
          <table:table-cell table:style-name="Tabla18.C13" office:value-type="string">
            <text:p text:style-name="P8">9:26 PM</text:p>
          </table:table-cell>
          <table:table-cell table:style-name="Tabla18.D13" office:value-type="string">
            <text:p text:style-name="Table_20_Contents"><text:span text:style-name="T6">Aterrizo <text:line-break/></text:span><text:span text:style-name="T6"><draw:frame draw:style-name="fr1" draw:name="gráficos764" text:anchor-type="as-char" svg:width="0.185cm" svg:height="0.185cm" draw:z-index="68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1&amp;airlineCode=NH&amp;flightNumber=607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4" office:value-type="string">
            <text:p text:style-name="Table_20_Contents"><text:a xlink:type="simple" xlink:href="https://www.flightstats.com/go/FlightStatus/flightStatusByFlight.do?id=366346871&amp;airlineCode=OS&amp;flightNumber=7467&amp;utm_source=34b64945a69b9cac:7b907964:13ed466ba45:3e7e&amp;utm_medium=cpc&amp;utm_campaign=weblet" office:target-frame-name="_blank" xlink:show="new"><text:span text:style-name="T6">OS 7467</text:span></text:a><text:span text:style-name="T6"> </text:span><text:span text:style-name="T4">^</text:span></text:p>
          </table:table-cell>
          <table:table-cell table:style-name="Tabla18.B14" office:value-type="string">
            <text:p text:style-name="P8">Austrian</text:p>
          </table:table-cell>
          <table:table-cell table:style-name="Tabla18.C14" office:value-type="string">
            <text:p text:style-name="P8">9:26 PM</text:p>
          </table:table-cell>
          <table:table-cell table:style-name="Tabla18.D14" office:value-type="string">
            <text:p text:style-name="Table_20_Contents"><text:span text:style-name="T6">Aterrizo <text:line-break/></text:span><text:span text:style-name="T6"><draw:frame draw:style-name="fr1" draw:name="gráficos765" text:anchor-type="as-char" svg:width="0.185cm" svg:height="0.185cm" draw:z-index="69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1&amp;airlineCode=OS&amp;flightNumber=746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5" office:value-type="string">
            <text:p text:style-name="Table_20_Contents"><text:a xlink:type="simple" xlink:href="https://www.flightstats.com/go/FlightStatus/flightStatusByFlight.do?id=366346871&amp;airlineCode=SK&amp;flightNumber=3312&amp;utm_source=34b64945a69b9cac:7b907964:13ed466ba45:3e7e&amp;utm_medium=cpc&amp;utm_campaign=weblet" office:target-frame-name="_blank" xlink:show="new"><text:span text:style-name="T6">SK 3312</text:span></text:a><text:span text:style-name="T6"> </text:span><text:span text:style-name="T4">^</text:span></text:p>
          </table:table-cell>
          <table:table-cell table:style-name="Tabla18.B15" office:value-type="string">
            <text:p text:style-name="P8">SAS</text:p>
          </table:table-cell>
          <table:table-cell table:style-name="Tabla18.C15" office:value-type="string">
            <text:p text:style-name="P8">9:26 PM</text:p>
          </table:table-cell>
          <table:table-cell table:style-name="Tabla18.D15" office:value-type="string">
            <text:p text:style-name="Table_20_Contents"><text:span text:style-name="T6">Aterrizo <text:line-break/></text:span><text:span text:style-name="T6"><draw:frame draw:style-name="fr1" draw:name="gráficos766" text:anchor-type="as-char" svg:width="0.185cm" svg:height="0.185cm" draw:z-index="69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71&amp;airlineCode=SK&amp;flightNumber=33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6" office:value-type="string">
            <text:p text:style-name="Table_20_Contents"><text:a xlink:type="simple" xlink:href="https://www.flightstats.com/go/FlightStatus/flightStatusByFlight.do?id=366348277&amp;airlineCode=U2&amp;flightNumber=1697&amp;utm_source=34b64945a69b9cac:7b907964:13ed466ba45:3e7e&amp;utm_medium=cpc&amp;utm_campaign=weblet" office:target-frame-name="_blank" xlink:show="new"><text:span text:style-name="T6">U2 1697</text:span></text:a></text:p>
          </table:table-cell>
          <table:table-cell table:style-name="Tabla18.B16" office:value-type="string">
            <text:p text:style-name="P8">easyJet</text:p>
          </table:table-cell>
          <table:table-cell table:style-name="Tabla18.C16" office:value-type="string">
            <text:p text:style-name="P8">9:26 PM</text:p>
          </table:table-cell>
          <table:table-cell table:style-name="Tabla18.D16" office:value-type="string">
            <text:p text:style-name="Table_20_Contents"><text:span text:style-name="T6">Aterrizo <text:line-break/></text:span><text:span text:style-name="T6"><draw:frame draw:style-name="fr1" draw:name="gráficos767" text:anchor-type="as-char" svg:width="0.185cm" svg:height="0.185cm" draw:z-index="69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8277&amp;airlineCode=U2&amp;flightNumber=169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7" office:value-type="string">
            <text:p text:style-name="Table_20_Contents"><text:a xlink:type="simple" xlink:href="https://www.flightstats.com/go/FlightStatus/flightStatusByFlight.do?id=366337612&amp;airlineCode=U2&amp;flightNumber=8579&amp;utm_source=34b64945a69b9cac:7b907964:13ed466ba45:3e7e&amp;utm_medium=cpc&amp;utm_campaign=weblet" office:target-frame-name="_blank" xlink:show="new"><text:span text:style-name="T6">U2 8579</text:span></text:a></text:p>
          </table:table-cell>
          <table:table-cell table:style-name="Tabla18.B17" office:value-type="string">
            <text:p text:style-name="P8">easyJet</text:p>
          </table:table-cell>
          <table:table-cell table:style-name="Tabla18.C17" office:value-type="string">
            <text:p text:style-name="P8">9:22 PM</text:p>
          </table:table-cell>
          <table:table-cell table:style-name="Tabla18.D17" office:value-type="string">
            <text:p text:style-name="Table_20_Contents"><text:span text:style-name="T6">Aterrizo <text:line-break/></text:span><text:span text:style-name="T6"><draw:frame draw:style-name="fr1" draw:name="gráficos768" text:anchor-type="as-char" svg:width="0.185cm" svg:height="0.185cm" draw:z-index="69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2&amp;airlineCode=U2&amp;flightNumber=857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8" office:value-type="string">
            <text:p text:style-name="Table_20_Contents"><text:a xlink:type="simple" xlink:href="https://www.flightstats.com/go/FlightStatus/flightStatusByFlight.do?id=366340767&amp;airlineCode=IB&amp;flightNumber=2738&amp;utm_source=34b64945a69b9cac:7b907964:13ed466ba45:3e7e&amp;utm_medium=cpc&amp;utm_campaign=weblet" office:target-frame-name="_blank" xlink:show="new"><text:span text:style-name="T6">IB 2738</text:span></text:a></text:p>
          </table:table-cell>
          <table:table-cell table:style-name="Tabla18.B18" office:value-type="string">
            <text:p text:style-name="P8">Iberia</text:p>
          </table:table-cell>
          <table:table-cell table:style-name="Tabla18.C18" office:value-type="string">
            <text:p text:style-name="P8">9:13 PM</text:p>
          </table:table-cell>
          <table:table-cell table:style-name="Tabla18.D18" office:value-type="string">
            <text:p text:style-name="Table_20_Contents"><text:span text:style-name="T6">Aterrizo <text:line-break/></text:span><text:span text:style-name="T6"><draw:frame draw:style-name="fr1" draw:name="gráficos769" text:anchor-type="as-char" svg:width="0.185cm" svg:height="0.185cm" draw:z-index="69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7&amp;airlineCode=IB&amp;flightNumber=27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9" office:value-type="string">
            <text:p text:style-name="Table_20_Contents"><text:a xlink:type="simple" xlink:href="https://www.flightstats.com/go/FlightStatus/flightStatusByFlight.do?id=366340767&amp;airlineCode=AV&amp;flightNumber=6083&amp;utm_source=34b64945a69b9cac:7b907964:13ed466ba45:3e7e&amp;utm_medium=cpc&amp;utm_campaign=weblet" office:target-frame-name="_blank" xlink:show="new"><text:span text:style-name="T6">AV 6083</text:span></text:a><text:span text:style-name="T6"> </text:span><text:span text:style-name="T4">^</text:span></text:p>
          </table:table-cell>
          <table:table-cell table:style-name="Tabla18.B19" office:value-type="string">
            <text:p text:style-name="P8">AVIANCA</text:p>
          </table:table-cell>
          <table:table-cell table:style-name="Tabla18.C19" office:value-type="string">
            <text:p text:style-name="P8">9:13 PM</text:p>
          </table:table-cell>
          <table:table-cell table:style-name="Tabla18.D19" office:value-type="string">
            <text:p text:style-name="Table_20_Contents"><text:span text:style-name="T6">Aterrizo <text:line-break/></text:span><text:span text:style-name="T6"><draw:frame draw:style-name="fr1" draw:name="gráficos770" text:anchor-type="as-char" svg:width="0.185cm" svg:height="0.185cm" draw:z-index="69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67&amp;airlineCode=AV&amp;flightNumber=608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0" office:value-type="string">
            <text:p text:style-name="Table_20_Contents"><text:a xlink:type="simple" xlink:href="https://www.flightstats.com/go/FlightStatus/flightStatusByFlight.do?id=367635010&amp;airlineCode=FR&amp;flightNumber=9814&amp;utm_source=34b64945a69b9cac:7b907964:13ed466ba45:3e7e&amp;utm_medium=cpc&amp;utm_campaign=weblet" office:target-frame-name="_blank" xlink:show="new"><text:span text:style-name="T6">FR 9814</text:span></text:a></text:p>
          </table:table-cell>
          <table:table-cell table:style-name="Tabla18.B20" office:value-type="string">
            <text:p text:style-name="P8">Ryanair</text:p>
          </table:table-cell>
          <table:table-cell table:style-name="Tabla18.C20" office:value-type="string">
            <text:p text:style-name="P8">9:32 PM</text:p>
          </table:table-cell>
          <table:table-cell table:style-name="Tabla18.D20" office:value-type="string">
            <text:p text:style-name="Table_20_Contents"><text:span text:style-name="T6">Aterrizo <text:line-break/></text:span><text:span text:style-name="T6"><draw:frame draw:style-name="fr1" draw:name="gráficos771" text:anchor-type="as-char" svg:width="0.185cm" svg:height="0.185cm" draw:z-index="6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010&amp;airlineCode=FR&amp;flightNumber=981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1" office:value-type="string">
            <text:p text:style-name="Table_20_Contents"><text:a xlink:type="simple" xlink:href="https://www.flightstats.com/go/FlightStatus/flightStatusByFlight.do?id=366318481&amp;airlineCode=VY&amp;flightNumber=6002&amp;utm_source=34b64945a69b9cac:7b907964:13ed466ba45:3e7e&amp;utm_medium=cpc&amp;utm_campaign=weblet" office:target-frame-name="_blank" xlink:show="new"><text:span text:style-name="T6">VY 6002</text:span></text:a></text:p>
          </table:table-cell>
          <table:table-cell table:style-name="Tabla18.B21" office:value-type="string">
            <text:p text:style-name="P8">Vueling</text:p>
          </table:table-cell>
          <table:table-cell table:style-name="Tabla18.C21" office:value-type="string">
            <text:p text:style-name="P8">9:28 PM</text:p>
          </table:table-cell>
          <table:table-cell table:style-name="Tabla18.D21" office:value-type="string">
            <text:p text:style-name="Table_20_Contents"><text:span text:style-name="T6">Aterrizo <text:line-break/></text:span><text:span text:style-name="T6"><draw:frame draw:style-name="fr1" draw:name="gráficos772" text:anchor-type="as-char" svg:width="0.185cm" svg:height="0.185cm" draw:z-index="69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481&amp;airlineCode=VY&amp;flightNumber=60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2" office:value-type="string">
            <text:p text:style-name="Table_20_Contents"><text:a xlink:type="simple" xlink:href="https://www.flightstats.com/go/FlightStatus/flightStatusByFlight.do?id=366318481&amp;airlineCode=IB&amp;flightNumber=5344&amp;utm_source=34b64945a69b9cac:7b907964:13ed466ba45:3e7e&amp;utm_medium=cpc&amp;utm_campaign=weblet" office:target-frame-name="_blank" xlink:show="new"><text:span text:style-name="T6">IB 5344</text:span></text:a><text:span text:style-name="T6"> </text:span><text:span text:style-name="T4">^</text:span></text:p>
          </table:table-cell>
          <table:table-cell table:style-name="Tabla18.B22" office:value-type="string">
            <text:p text:style-name="P8">Iberia</text:p>
          </table:table-cell>
          <table:table-cell table:style-name="Tabla18.C22" office:value-type="string">
            <text:p text:style-name="P8">9:28 PM</text:p>
          </table:table-cell>
          <table:table-cell table:style-name="Tabla18.D22" office:value-type="string">
            <text:p text:style-name="Table_20_Contents"><text:span text:style-name="T6">Aterrizo <text:line-break/></text:span><text:span text:style-name="T6"><draw:frame draw:style-name="fr1" draw:name="gráficos773" text:anchor-type="as-char" svg:width="0.185cm" svg:height="0.185cm" draw:z-index="69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481&amp;airlineCode=IB&amp;flightNumber=53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3" office:value-type="string">
            <text:p text:style-name="Table_20_Contents"><text:a xlink:type="simple" xlink:href="https://www.flightstats.com/go/FlightStatus/flightStatusByFlight.do?id=366352270&amp;airlineCode=VY&amp;flightNumber=8021&amp;utm_source=34b64945a69b9cac:7b907964:13ed466ba45:3e7e&amp;utm_medium=cpc&amp;utm_campaign=weblet" office:target-frame-name="_blank" xlink:show="new"><text:span text:style-name="T6">VY 8021</text:span></text:a></text:p>
          </table:table-cell>
          <table:table-cell table:style-name="Tabla18.B23" office:value-type="string">
            <text:p text:style-name="P8">Vueling</text:p>
          </table:table-cell>
          <table:table-cell table:style-name="Tabla18.C23" office:value-type="string">
            <text:p text:style-name="P8">9:23 PM</text:p>
          </table:table-cell>
          <table:table-cell table:style-name="Tabla18.D23" office:value-type="string">
            <text:p text:style-name="Table_20_Contents"><text:span text:style-name="T6">Aterrizo <text:line-break/></text:span><text:span text:style-name="T6"><draw:frame draw:style-name="fr1" draw:name="gráficos774" text:anchor-type="as-char" svg:width="0.185cm" svg:height="0.185cm" draw:z-index="69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0&amp;airlineCode=VY&amp;flightNumber=802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4" office:value-type="string">
            <text:p text:style-name="Table_20_Contents"><text:a xlink:type="simple" xlink:href="https://www.flightstats.com/go/FlightStatus/flightStatusByFlight.do?id=366352270&amp;airlineCode=IB&amp;flightNumber=5538&amp;utm_source=34b64945a69b9cac:7b907964:13ed466ba45:3e7e&amp;utm_medium=cpc&amp;utm_campaign=weblet" office:target-frame-name="_blank" xlink:show="new"><text:span text:style-name="T6">IB 5538</text:span></text:a><text:span text:style-name="T6"> </text:span><text:span text:style-name="T4">^</text:span></text:p>
          </table:table-cell>
          <table:table-cell table:style-name="Tabla18.B24" office:value-type="string">
            <text:p text:style-name="P8">Iberia</text:p>
          </table:table-cell>
          <table:table-cell table:style-name="Tabla18.C24" office:value-type="string">
            <text:p text:style-name="P8">9:23 PM</text:p>
          </table:table-cell>
          <table:table-cell table:style-name="Tabla18.D24" office:value-type="string">
            <text:p text:style-name="Table_20_Contents"><text:span text:style-name="T6">Aterrizo <text:line-break/></text:span><text:span text:style-name="T6"><draw:frame draw:style-name="fr1" draw:name="gráficos775" text:anchor-type="as-char" svg:width="0.185cm" svg:height="0.185cm" draw:z-index="7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2270&amp;airlineCode=IB&amp;flightNumber=55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5" office:value-type="string">
            <text:p text:style-name="Table_20_Contents"><text:a xlink:type="simple" xlink:href="https://www.flightstats.com/go/FlightStatus/flightStatusByFlight.do?id=366339843&amp;airlineCode=U2&amp;flightNumber=7207&amp;utm_source=34b64945a69b9cac:7b907964:13ed466ba45:3e7e&amp;utm_medium=cpc&amp;utm_campaign=weblet" office:target-frame-name="_blank" xlink:show="new"><text:span text:style-name="T6">U2 7207</text:span></text:a></text:p>
          </table:table-cell>
          <table:table-cell table:style-name="Tabla18.B25" office:value-type="string">
            <text:p text:style-name="P8">easyJet</text:p>
          </table:table-cell>
          <table:table-cell table:style-name="Tabla18.C25" office:value-type="string">
            <text:p text:style-name="P8">9:19 PM</text:p>
          </table:table-cell>
          <table:table-cell table:style-name="Tabla18.D25" office:value-type="string">
            <text:p text:style-name="Table_20_Contents"><text:span text:style-name="T6">Aterrizo <text:line-break/></text:span><text:span text:style-name="T6"><draw:frame draw:style-name="fr1" draw:name="gráficos776" text:anchor-type="as-char" svg:width="0.185cm" svg:height="0.185cm" draw:z-index="70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9843&amp;airlineCode=U2&amp;flightNumber=72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6" office:value-type="string">
            <text:p text:style-name="Table_20_Contents"><text:a xlink:type="simple" xlink:href="https://www.flightstats.com/go/FlightStatus/flightStatusByFlight.do?id=366340745&amp;airlineCode=VY&amp;flightNumber=1082&amp;utm_source=34b64945a69b9cac:7b907964:13ed466ba45:3e7e&amp;utm_medium=cpc&amp;utm_campaign=weblet" office:target-frame-name="_blank" xlink:show="new"><text:span text:style-name="T6">VY 1082</text:span></text:a></text:p>
          </table:table-cell>
          <table:table-cell table:style-name="Tabla18.B26" office:value-type="string">
            <text:p text:style-name="P8">Vueling</text:p>
          </table:table-cell>
          <table:table-cell table:style-name="Tabla18.C26" office:value-type="string">
            <text:p text:style-name="P8">9:37 PM</text:p>
          </table:table-cell>
          <table:table-cell table:style-name="Tabla18.D26" office:value-type="string">
            <text:p text:style-name="Table_20_Contents"><text:span text:style-name="T6">Aterrizo <text:line-break/></text:span><text:span text:style-name="T6"><draw:frame draw:style-name="fr1" draw:name="gráficos777" text:anchor-type="as-char" svg:width="0.185cm" svg:height="0.185cm" draw:z-index="7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5&amp;airlineCode=VY&amp;flightNumber=10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7" office:value-type="string">
            <text:p text:style-name="Table_20_Contents"><text:a xlink:type="simple" xlink:href="https://www.flightstats.com/go/FlightStatus/flightStatusByFlight.do?id=366374689&amp;airlineCode=YW&amp;flightNumber=8669&amp;utm_source=34b64945a69b9cac:7b907964:13ed466ba45:3e7e&amp;utm_medium=cpc&amp;utm_campaign=weblet" office:target-frame-name="_blank" xlink:show="new"><text:span text:style-name="T6">YW 8669</text:span></text:a></text:p>
          </table:table-cell>
          <table:table-cell table:style-name="Tabla18.B27" office:value-type="string">
            <text:p text:style-name="P8">Air Nostrum</text:p>
          </table:table-cell>
          <table:table-cell table:style-name="Tabla18.C27" office:value-type="string">
            <text:p text:style-name="P8">9:41 PM</text:p>
          </table:table-cell>
          <table:table-cell table:style-name="Tabla18.D27" office:value-type="string">
            <text:p text:style-name="Table_20_Contents"><text:span text:style-name="T6">Aterrizo <text:line-break/></text:span><text:span text:style-name="T6"><draw:frame draw:style-name="fr1" draw:name="gráficos778" text:anchor-type="as-char" svg:width="0.185cm" svg:height="0.185cm" draw:z-index="70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689&amp;airlineCode=YW&amp;flightNumber=86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8" office:value-type="string">
            <text:p text:style-name="Table_20_Contents"><text:a xlink:type="simple" xlink:href="https://www.flightstats.com/go/FlightStatus/flightStatusByFlight.do?id=366374689&amp;airlineCode=IB&amp;flightNumber=8669&amp;utm_source=34b64945a69b9cac:7b907964:13ed466ba45:3e7e&amp;utm_medium=cpc&amp;utm_campaign=weblet" office:target-frame-name="_blank" xlink:show="new"><text:span text:style-name="T6">IB 8669</text:span></text:a><text:span text:style-name="T6"> </text:span><text:span text:style-name="T4">^</text:span></text:p>
          </table:table-cell>
          <table:table-cell table:style-name="Tabla18.B28" office:value-type="string">
            <text:p text:style-name="P8">Iberia</text:p>
          </table:table-cell>
          <table:table-cell table:style-name="Tabla18.C28" office:value-type="string">
            <text:p text:style-name="P8">9:41 PM</text:p>
          </table:table-cell>
          <table:table-cell table:style-name="Tabla18.D28" office:value-type="string">
            <text:p text:style-name="Table_20_Contents"><text:span text:style-name="T6">Aterrizo <text:line-break/></text:span><text:span text:style-name="T6"><draw:frame draw:style-name="fr1" draw:name="gráficos779" text:anchor-type="as-char" svg:width="0.185cm" svg:height="0.185cm" draw:z-index="70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689&amp;airlineCode=IB&amp;flightNumber=86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29" office:value-type="string">
            <text:p text:style-name="Table_20_Contents"><text:a xlink:type="simple" xlink:href="https://www.flightstats.com/go/FlightStatus/flightStatusByFlight.do?id=366367706&amp;airlineCode=VY&amp;flightNumber=2269&amp;utm_source=34b64945a69b9cac:7b907964:13ed466ba45:3e7e&amp;utm_medium=cpc&amp;utm_campaign=weblet" office:target-frame-name="_blank" xlink:show="new"><text:span text:style-name="T6">VY 2269</text:span></text:a></text:p>
          </table:table-cell>
          <table:table-cell table:style-name="Tabla18.B29" office:value-type="string">
            <text:p text:style-name="P8">Vueling</text:p>
          </table:table-cell>
          <table:table-cell table:style-name="Tabla18.C29" office:value-type="string">
            <text:p text:style-name="P8">9:42 PM</text:p>
          </table:table-cell>
          <table:table-cell table:style-name="Tabla18.D29" office:value-type="string">
            <text:p text:style-name="Table_20_Contents"><text:span text:style-name="T6">Aterrizo <text:line-break/></text:span><text:span text:style-name="T6"><draw:frame draw:style-name="fr1" draw:name="gráficos780" text:anchor-type="as-char" svg:width="0.185cm" svg:height="0.185cm" draw:z-index="70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6&amp;airlineCode=VY&amp;flightNumber=22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0" office:value-type="string">
            <text:p text:style-name="Table_20_Contents"><text:a xlink:type="simple" xlink:href="https://www.flightstats.com/go/FlightStatus/flightStatusByFlight.do?id=366367706&amp;airlineCode=IB&amp;flightNumber=5441&amp;utm_source=34b64945a69b9cac:7b907964:13ed466ba45:3e7e&amp;utm_medium=cpc&amp;utm_campaign=weblet" office:target-frame-name="_blank" xlink:show="new"><text:span text:style-name="T6">IB 5441</text:span></text:a><text:span text:style-name="T6"> </text:span><text:span text:style-name="T4">^</text:span></text:p>
          </table:table-cell>
          <table:table-cell table:style-name="Tabla18.B30" office:value-type="string">
            <text:p text:style-name="P8">Iberia</text:p>
          </table:table-cell>
          <table:table-cell table:style-name="Tabla18.C30" office:value-type="string">
            <text:p text:style-name="P8">9:42 PM</text:p>
          </table:table-cell>
          <table:table-cell table:style-name="Tabla18.D30" office:value-type="string">
            <text:p text:style-name="Table_20_Contents"><text:span text:style-name="T6">Aterrizo <text:line-break/></text:span><text:span text:style-name="T6"><draw:frame draw:style-name="fr1" draw:name="gráficos781" text:anchor-type="as-char" svg:width="0.185cm" svg:height="0.185cm" draw:z-index="70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706&amp;airlineCode=IB&amp;flightNumber=544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1" office:value-type="string">
            <text:p text:style-name="Table_20_Contents"><text:a xlink:type="simple" xlink:href="https://www.flightstats.com/go/FlightStatus/flightStatusByFlight.do?id=366296213&amp;airlineCode=SWT&amp;flightNumber=5454&amp;utm_source=34b64945a69b9cac:7b907964:13ed466ba45:3e7e&amp;utm_medium=cpc&amp;utm_campaign=weblet" office:target-frame-name="_blank" xlink:show="new"><text:span text:style-name="T6">SWT 5454</text:span></text:a></text:p>
          </table:table-cell>
          <table:table-cell table:style-name="Tabla18.B31" office:value-type="string">
            <text:p text:style-name="P8">Swiftair</text:p>
          </table:table-cell>
          <table:table-cell table:style-name="Tabla18.C31" office:value-type="string">
            <text:p text:style-name="P8">9:40 PM</text:p>
          </table:table-cell>
          <table:table-cell table:style-name="Tabla18.D31" office:value-type="string">
            <text:p text:style-name="P8">Programado </text:p>
          </table:table-cell>
        </table:table-row>
        <table:table-row>
          <table:table-cell table:style-name="Tabla18.A32" office:value-type="string">
            <text:p text:style-name="Table_20_Contents"><text:a xlink:type="simple" xlink:href="https://www.flightstats.com/go/FlightStatus/flightStatusByFlight.do?id=366296213&amp;airlineCode=UX&amp;flightNumber=5454&amp;utm_source=34b64945a69b9cac:7b907964:13ed466ba45:3e7e&amp;utm_medium=cpc&amp;utm_campaign=weblet" office:target-frame-name="_blank" xlink:show="new"><text:span text:style-name="T6">UX 5454</text:span></text:a><text:span text:style-name="T6"> </text:span><text:span text:style-name="T4">^</text:span></text:p>
          </table:table-cell>
          <table:table-cell table:style-name="Tabla18.B32" office:value-type="string">
            <text:p text:style-name="P8">Air Europa</text:p>
          </table:table-cell>
          <table:table-cell table:style-name="Tabla18.C32" office:value-type="string">
            <text:p text:style-name="P8">9:40 PM</text:p>
          </table:table-cell>
          <table:table-cell table:style-name="Tabla18.D32" office:value-type="string">
            <text:p text:style-name="P8">Programado </text:p>
          </table:table-cell>
        </table:table-row>
        <table:table-row>
          <table:table-cell table:style-name="Tabla18.A33" office:value-type="string">
            <text:p text:style-name="Table_20_Contents"><text:a xlink:type="simple" xlink:href="https://www.flightstats.com/go/FlightStatus/flightStatusByFlight.do?id=366290723&amp;airlineCode=HV&amp;flightNumber=5133&amp;utm_source=34b64945a69b9cac:7b907964:13ed466ba45:3e7e&amp;utm_medium=cpc&amp;utm_campaign=weblet" office:target-frame-name="_blank" xlink:show="new"><text:span text:style-name="T6">HV 5133</text:span></text:a></text:p>
          </table:table-cell>
          <table:table-cell table:style-name="Tabla18.B33" office:value-type="string">
            <text:p text:style-name="P8">Transavia</text:p>
          </table:table-cell>
          <table:table-cell table:style-name="Tabla18.C33" office:value-type="string">
            <text:p text:style-name="P8">10:17 PM</text:p>
          </table:table-cell>
          <table:table-cell table:style-name="Tabla18.D33" office:value-type="string">
            <text:p text:style-name="Table_20_Contents"><text:span text:style-name="T6">Aterrizo <text:line-break/></text:span><text:span text:style-name="T6"><draw:frame draw:style-name="fr1" draw:name="gráficos786" text:anchor-type="as-char" svg:width="0.185cm" svg:height="0.185cm" draw:z-index="707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290723&amp;airlineCode=HV&amp;flightNumber=513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34" office:value-type="string">
            <text:p text:style-name="Table_20_Contents"><text:a xlink:type="simple" xlink:href="https://www.flightstats.com/go/FlightStatus/flightStatusByFlight.do?id=366356635&amp;airlineCode=VY&amp;flightNumber=3911&amp;utm_source=34b64945a69b9cac:7b907964:13ed466ba45:3e7e&amp;utm_medium=cpc&amp;utm_campaign=weblet" office:target-frame-name="_blank" xlink:show="new"><text:span text:style-name="T6">VY 3911</text:span></text:a></text:p>
          </table:table-cell>
          <table:table-cell table:style-name="Tabla18.B34" office:value-type="string">
            <text:p text:style-name="P8">Vueling</text:p>
          </table:table-cell>
          <table:table-cell table:style-name="Tabla18.C34" office:value-type="string">
            <text:p text:style-name="P8">9:54 PM</text:p>
          </table:table-cell>
          <table:table-cell table:style-name="Tabla18.D34" office:value-type="string">
            <text:p text:style-name="Table_20_Contents"><text:span text:style-name="T6">Aterrizo <text:line-break/></text:span><text:span text:style-name="T6"><draw:frame draw:style-name="fr1" draw:name="gráficos787" text:anchor-type="as-char" svg:width="0.185cm" svg:height="0.185cm" draw:z-index="70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5&amp;airlineCode=VY&amp;flightNumber=39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5" office:value-type="string">
            <text:p text:style-name="Table_20_Contents"><text:a xlink:type="simple" xlink:href="https://www.flightstats.com/go/FlightStatus/flightStatusByFlight.do?id=366356635&amp;airlineCode=IB&amp;flightNumber=5702&amp;utm_source=34b64945a69b9cac:7b907964:13ed466ba45:3e7e&amp;utm_medium=cpc&amp;utm_campaign=weblet" office:target-frame-name="_blank" xlink:show="new"><text:span text:style-name="T6">IB 5702</text:span></text:a><text:span text:style-name="T6"> </text:span><text:span text:style-name="T4">^</text:span></text:p>
          </table:table-cell>
          <table:table-cell table:style-name="Tabla18.B35" office:value-type="string">
            <text:p text:style-name="P8">Iberia</text:p>
          </table:table-cell>
          <table:table-cell table:style-name="Tabla18.C35" office:value-type="string">
            <text:p text:style-name="P8">9:54 PM</text:p>
          </table:table-cell>
          <table:table-cell table:style-name="Tabla18.D35" office:value-type="string">
            <text:p text:style-name="Table_20_Contents"><text:span text:style-name="T6">Aterrizo <text:line-break/></text:span><text:span text:style-name="T6"><draw:frame draw:style-name="fr1" draw:name="gráficos788" text:anchor-type="as-char" svg:width="0.185cm" svg:height="0.185cm" draw:z-index="70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6635&amp;airlineCode=IB&amp;flightNumber=570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6" office:value-type="string">
            <text:p text:style-name="Table_20_Contents"><text:a xlink:type="simple" xlink:href="https://www.flightstats.com/go/FlightStatus/flightStatusByFlight.do?id=367635035&amp;airlineCode=FR&amp;flightNumber=7542&amp;utm_source=34b64945a69b9cac:7b907964:13ed466ba45:3e7e&amp;utm_medium=cpc&amp;utm_campaign=weblet" office:target-frame-name="_blank" xlink:show="new"><text:span text:style-name="T6">FR 7542</text:span></text:a></text:p>
          </table:table-cell>
          <table:table-cell table:style-name="Tabla18.B36" office:value-type="string">
            <text:p text:style-name="P8">Ryanair</text:p>
          </table:table-cell>
          <table:table-cell table:style-name="Tabla18.C36" office:value-type="string">
            <text:p text:style-name="P8">9:52 PM</text:p>
          </table:table-cell>
          <table:table-cell table:style-name="Tabla18.D36" office:value-type="string">
            <text:p text:style-name="Table_20_Contents"><text:span text:style-name="T6">Aterrizo <text:line-break/></text:span><text:soft-page-break/><text:span text:style-name="T6"><draw:frame draw:style-name="fr1" draw:name="gráficos789" text:anchor-type="as-char" svg:width="0.185cm" svg:height="0.185cm" draw:z-index="7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035&amp;airlineCode=FR&amp;flightNumber=75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7" office:value-type="string">
            <text:p text:style-name="Table_20_Contents"><text:a xlink:type="simple" xlink:href="https://www.flightstats.com/go/FlightStatus/flightStatusByFlight.do?id=366290332&amp;airlineCode=VY&amp;flightNumber=1307&amp;utm_source=34b64945a69b9cac:7b907964:13ed466ba45:3e7e&amp;utm_medium=cpc&amp;utm_campaign=weblet" office:target-frame-name="_blank" xlink:show="new"><text:span text:style-name="T6">VY 1307</text:span></text:a></text:p>
          </table:table-cell>
          <table:table-cell table:style-name="Tabla18.B37" office:value-type="string">
            <text:p text:style-name="P8">Vueling</text:p>
          </table:table-cell>
          <table:table-cell table:style-name="Tabla18.C37" office:value-type="string">
            <text:p text:style-name="P8">9:36 PM</text:p>
          </table:table-cell>
          <table:table-cell table:style-name="Tabla18.D37" office:value-type="string">
            <text:p text:style-name="Table_20_Contents"><text:span text:style-name="T6">Aterrizo <text:line-break/></text:span><text:span text:style-name="T6"><draw:frame draw:style-name="fr1" draw:name="gráficos790" text:anchor-type="as-char" svg:width="0.185cm" svg:height="0.185cm" draw:z-index="71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2&amp;airlineCode=VY&amp;flightNumber=13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8" office:value-type="string">
            <text:p text:style-name="Table_20_Contents"><text:a xlink:type="simple" xlink:href="https://www.flightstats.com/go/FlightStatus/flightStatusByFlight.do?id=366290332&amp;airlineCode=IB&amp;flightNumber=5765&amp;utm_source=34b64945a69b9cac:7b907964:13ed466ba45:3e7e&amp;utm_medium=cpc&amp;utm_campaign=weblet" office:target-frame-name="_blank" xlink:show="new"><text:span text:style-name="T6">IB 5765</text:span></text:a><text:span text:style-name="T6"> </text:span><text:span text:style-name="T4">^</text:span></text:p>
          </table:table-cell>
          <table:table-cell table:style-name="Tabla18.B38" office:value-type="string">
            <text:p text:style-name="P8">Iberia</text:p>
          </table:table-cell>
          <table:table-cell table:style-name="Tabla18.C38" office:value-type="string">
            <text:p text:style-name="P8">9:36 PM</text:p>
          </table:table-cell>
          <table:table-cell table:style-name="Tabla18.D38" office:value-type="string">
            <text:p text:style-name="Table_20_Contents"><text:span text:style-name="T6">Aterrizo <text:line-break/></text:span><text:span text:style-name="T6"><draw:frame draw:style-name="fr1" draw:name="gráficos791" text:anchor-type="as-char" svg:width="0.185cm" svg:height="0.185cm" draw:z-index="7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332&amp;airlineCode=IB&amp;flightNumber=57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39" office:value-type="string">
            <text:p text:style-name="Table_20_Contents"><text:a xlink:type="simple" xlink:href="https://www.flightstats.com/go/FlightStatus/flightStatusByFlight.do?id=366340748&amp;airlineCode=VY&amp;flightNumber=1016&amp;utm_source=34b64945a69b9cac:7b907964:13ed466ba45:3e7e&amp;utm_medium=cpc&amp;utm_campaign=weblet" office:target-frame-name="_blank" xlink:show="new"><text:span text:style-name="T6">VY 1016</text:span></text:a></text:p>
          </table:table-cell>
          <table:table-cell table:style-name="Tabla18.B39" office:value-type="string">
            <text:p text:style-name="P8">Vueling</text:p>
          </table:table-cell>
          <table:table-cell table:style-name="Tabla18.C39" office:value-type="string">
            <text:p text:style-name="P8">10:18 PM</text:p>
          </table:table-cell>
          <table:table-cell table:style-name="Tabla18.D39" office:value-type="string">
            <text:p text:style-name="Table_20_Contents"><text:span text:style-name="T6">Aterrizo <text:line-break/></text:span><text:span text:style-name="T6"><draw:frame draw:style-name="fr1" draw:name="gráficos792" text:anchor-type="as-char" svg:width="0.185cm" svg:height="0.185cm" draw:z-index="71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748&amp;airlineCode=VY&amp;flightNumber=101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40" office:value-type="string">
            <text:p text:style-name="Table_20_Contents"><text:a xlink:type="simple" xlink:href="https://www.flightstats.com/go/FlightStatus/flightStatusByFlight.do?id=366314775&amp;airlineCode=EI&amp;flightNumber=564&amp;utm_source=34b64945a69b9cac:7b907964:13ed466ba45:3e7e&amp;utm_medium=cpc&amp;utm_campaign=weblet" office:target-frame-name="_blank" xlink:show="new"><text:span text:style-name="T6">EI 564</text:span></text:a></text:p>
          </table:table-cell>
          <table:table-cell table:style-name="Tabla18.B40" office:value-type="string">
            <text:p text:style-name="P8">Aer Lingus</text:p>
          </table:table-cell>
          <table:table-cell table:style-name="Tabla18.C40" office:value-type="string">
            <text:p text:style-name="P8">10:03 PM</text:p>
          </table:table-cell>
          <table:table-cell table:style-name="Tabla18.D40" office:value-type="string">
            <text:p text:style-name="Table_20_Contents"><text:span text:style-name="T6">Aterrizo <text:line-break/></text:span><text:span text:style-name="T6"><draw:frame draw:style-name="fr1" draw:name="gráficos793" text:anchor-type="as-char" svg:width="0.185cm" svg:height="0.185cm" draw:z-index="7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4775&amp;airlineCode=EI&amp;flightNumber=56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1" office:value-type="string">
            <text:p text:style-name="Table_20_Contents"><text:a xlink:type="simple" xlink:href="https://www.flightstats.com/go/FlightStatus/flightStatusByFlight.do?id=366337614&amp;airlineCode=BA&amp;flightNumber=2710&amp;utm_source=34b64945a69b9cac:7b907964:13ed466ba45:3e7e&amp;utm_medium=cpc&amp;utm_campaign=weblet" office:target-frame-name="_blank" xlink:show="new"><text:span text:style-name="T6">BA 2710</text:span></text:a></text:p>
          </table:table-cell>
          <table:table-cell table:style-name="Tabla18.B41" office:value-type="string">
            <text:p text:style-name="P8">British Airways</text:p>
          </table:table-cell>
          <table:table-cell table:style-name="Tabla18.C41" office:value-type="string">
            <text:p text:style-name="P8">9:35 PM</text:p>
          </table:table-cell>
          <table:table-cell table:style-name="Tabla18.D41" office:value-type="string">
            <text:p text:style-name="Table_20_Contents"><text:span text:style-name="T6">Aterrizo <text:line-break/></text:span><text:span text:style-name="T6"><draw:frame draw:style-name="fr1" draw:name="gráficos794" text:anchor-type="as-char" svg:width="0.185cm" svg:height="0.185cm" draw:z-index="71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4&amp;airlineCode=BA&amp;flightNumber=27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2" office:value-type="string">
            <text:p text:style-name="Table_20_Contents"><text:a xlink:type="simple" xlink:href="https://www.flightstats.com/go/FlightStatus/flightStatusByFlight.do?id=366337614&amp;airlineCode=IB&amp;flightNumber=4696&amp;utm_source=34b64945a69b9cac:7b907964:13ed466ba45:3e7e&amp;utm_medium=cpc&amp;utm_campaign=weblet" office:target-frame-name="_blank" xlink:show="new"><text:span text:style-name="T6">IB 4696</text:span></text:a><text:span text:style-name="T6"> </text:span><text:span text:style-name="T4">^</text:span></text:p>
          </table:table-cell>
          <table:table-cell table:style-name="Tabla18.B42" office:value-type="string">
            <text:p text:style-name="P8">Iberia</text:p>
          </table:table-cell>
          <table:table-cell table:style-name="Tabla18.C42" office:value-type="string">
            <text:p text:style-name="P8">9:35 PM</text:p>
          </table:table-cell>
          <table:table-cell table:style-name="Tabla18.D42" office:value-type="string">
            <text:p text:style-name="Table_20_Contents"><text:span text:style-name="T6">Aterrizo <text:line-break/></text:span><text:span text:style-name="T6"><draw:frame draw:style-name="fr1" draw:name="gráficos795" text:anchor-type="as-char" svg:width="0.185cm" svg:height="0.185cm" draw:z-index="7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4&amp;airlineCode=IB&amp;flightNumber=469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3" office:value-type="string">
            <text:p text:style-name="Table_20_Contents"><text:a xlink:type="simple" xlink:href="https://www.flightstats.com/go/FlightStatus/flightStatusByFlight.do?id=366338005&amp;airlineCode=BA&amp;flightNumber=482&amp;utm_source=34b64945a69b9cac:7b907964:13ed466ba45:3e7e&amp;utm_medium=cpc&amp;utm_campaign=weblet" office:target-frame-name="_blank" xlink:show="new"><text:span text:style-name="T6">BA 482</text:span></text:a></text:p>
          </table:table-cell>
          <table:table-cell table:style-name="Tabla18.B43" office:value-type="string">
            <text:p text:style-name="P8">British Airways</text:p>
          </table:table-cell>
          <table:table-cell table:style-name="Tabla18.C43" office:value-type="string">
            <text:p text:style-name="P8">9:56 PM</text:p>
          </table:table-cell>
          <table:table-cell table:style-name="Tabla18.D43" office:value-type="string">
            <text:p text:style-name="Table_20_Contents"><text:span text:style-name="T6">Aterrizo <text:line-break/></text:span><text:span text:style-name="T6"><draw:frame draw:style-name="fr1" draw:name="gráficos796" text:anchor-type="as-char" svg:width="0.185cm" svg:height="0.185cm" draw:z-index="71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5&amp;airlineCode=BA&amp;flightNumber=48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4" office:value-type="string">
            <text:p text:style-name="Table_20_Contents"><text:a xlink:type="simple" xlink:href="https://www.flightstats.com/go/FlightStatus/flightStatusByFlight.do?id=366338005&amp;airlineCode=IB&amp;flightNumber=7455&amp;utm_source=34b64945a69b9cac:7b907964:13ed466ba45:3e7e&amp;utm_medium=cpc&amp;utm_campaign=weblet" office:target-frame-name="_blank" xlink:show="new"><text:span text:style-name="T6">IB 7455</text:span></text:a><text:span text:style-name="T6"> </text:span><text:span text:style-name="T4">^</text:span></text:p>
          </table:table-cell>
          <table:table-cell table:style-name="Tabla18.B44" office:value-type="string">
            <text:p text:style-name="P8">Iberia</text:p>
          </table:table-cell>
          <table:table-cell table:style-name="Tabla18.C44" office:value-type="string">
            <text:p text:style-name="P8">9:56 PM</text:p>
          </table:table-cell>
          <table:table-cell table:style-name="Tabla18.D44" office:value-type="string">
            <text:p text:style-name="Table_20_Contents"><text:span text:style-name="T6">Aterrizo <text:line-break/></text:span><text:span text:style-name="T6"><draw:frame draw:style-name="fr1" draw:name="gráficos797" text:anchor-type="as-char" svg:width="0.185cm" svg:height="0.185cm" draw:z-index="71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5&amp;airlineCode=IB&amp;flightNumber=74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5" office:value-type="string">
            <text:p text:style-name="Table_20_Contents"><text:a xlink:type="simple" xlink:href="https://www.flightstats.com/go/FlightStatus/flightStatusByFlight.do?id=366338005&amp;airlineCode=JL&amp;flightNumber=7743&amp;utm_source=34b64945a69b9cac:7b907964:13ed466ba45:3e7e&amp;utm_medium=cpc&amp;utm_campaign=weblet" office:target-frame-name="_blank" xlink:show="new"><text:span text:style-name="T6">JL 7743</text:span></text:a><text:span text:style-name="T6"> </text:span><text:span text:style-name="T4">^</text:span></text:p>
          </table:table-cell>
          <table:table-cell table:style-name="Tabla18.B45" office:value-type="string">
            <text:p text:style-name="P8">JAL</text:p>
          </table:table-cell>
          <table:table-cell table:style-name="Tabla18.C45" office:value-type="string">
            <text:p text:style-name="P8">9:56 PM</text:p>
          </table:table-cell>
          <table:table-cell table:style-name="Tabla18.D45" office:value-type="string">
            <text:p text:style-name="Table_20_Contents"><text:span text:style-name="T6">Aterrizo <text:line-break/></text:span><text:span text:style-name="T6"><draw:frame draw:style-name="fr1" draw:name="gráficos798" text:anchor-type="as-char" svg:width="0.185cm" svg:height="0.185cm" draw:z-index="71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5&amp;airlineCode=JL&amp;flightNumber=774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6" office:value-type="string">
            <text:p text:style-name="Table_20_Contents"><text:a xlink:type="simple" xlink:href="https://www.flightstats.com/go/FlightStatus/flightStatusByFlight.do?id=366338005&amp;airlineCode=AA&amp;flightNumber=6294&amp;utm_source=34b64945a69b9cac:7b907964:13ed466ba45:3e7e&amp;utm_medium=cpc&amp;utm_campaign=weblet" office:target-frame-name="_blank" xlink:show="new"><text:span text:style-name="T6">AA 6294</text:span></text:a><text:span text:style-name="T6"> </text:span><text:span text:style-name="T4">^</text:span></text:p>
          </table:table-cell>
          <table:table-cell table:style-name="Tabla18.B46" office:value-type="string">
            <text:p text:style-name="P8">American Airlines</text:p>
          </table:table-cell>
          <table:table-cell table:style-name="Tabla18.C46" office:value-type="string">
            <text:p text:style-name="P8">9:56 PM</text:p>
          </table:table-cell>
          <table:table-cell table:style-name="Tabla18.D46" office:value-type="string">
            <text:p text:style-name="Table_20_Contents"><text:span text:style-name="T6">Aterrizo <text:line-break/></text:span><text:span text:style-name="T6"><draw:frame draw:style-name="fr1" draw:name="gráficos799" text:anchor-type="as-char" svg:width="0.185cm" svg:height="0.185cm" draw:z-index="72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8005&amp;airlineCode=AA&amp;flightNumber=62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7" office:value-type="string">
            <text:p text:style-name="Table_20_Contents"><text:a xlink:type="simple" xlink:href="https://www.flightstats.com/go/FlightStatus/flightStatusByFlight.do?id=366340750&amp;airlineCode=IB&amp;flightNumber=2740&amp;utm_source=34b64945a69b9cac:7b907964:13ed466ba45:3e7e&amp;utm_medium=cpc&amp;utm_campaign=weblet" office:target-frame-name="_blank" xlink:show="new"><text:span text:style-name="T6">IB 2740</text:span></text:a></text:p>
          </table:table-cell>
          <table:table-cell table:style-name="Tabla18.B47" office:value-type="string">
            <text:p text:style-name="P8">Iberia</text:p>
          </table:table-cell>
          <table:table-cell table:style-name="Tabla18.C47" office:value-type="string">
            <text:p text:style-name="P8">9:48 PM</text:p>
          </table:table-cell>
          <table:table-cell table:style-name="Tabla18.D47" office:value-type="string">
            <text:p text:style-name="Table_20_Contents"><text:span text:style-name="T6">Aterrizo <text:line-break/></text:span><text:span text:style-name="T6"><draw:frame draw:style-name="fr1" draw:name="gráficos800" text:anchor-type="as-char" svg:width="0.185cm" svg:height="0.185cm" draw:z-index="72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0&amp;airlineCode=IB&amp;flightNumber=27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8" office:value-type="string">
            <text:p text:style-name="Table_20_Contents"><text:a xlink:type="simple" xlink:href="https://www.flightstats.com/go/FlightStatus/flightStatusByFlight.do?id=366327422&amp;airlineCode=VY&amp;flightNumber=3519&amp;utm_source=34b64945a69b9cac:7b907964:13ed466ba45:3e7e&amp;utm_medium=cpc&amp;utm_campaign=weblet" office:target-frame-name="_blank" xlink:show="new"><text:span text:style-name="T6">VY 3519</text:span></text:a></text:p>
          </table:table-cell>
          <table:table-cell table:style-name="Tabla18.B48" office:value-type="string">
            <text:p text:style-name="P8">Vueling</text:p>
          </table:table-cell>
          <table:table-cell table:style-name="Tabla18.C48" office:value-type="string">
            <text:p text:style-name="P8">10:24 PM</text:p>
          </table:table-cell>
          <table:table-cell table:style-name="Tabla18.D48" office:value-type="string">
            <text:p text:style-name="Table_20_Contents"><text:span text:style-name="T6">Aterrizo <text:line-break/></text:span><text:span text:style-name="T6"><draw:frame draw:style-name="fr1" draw:name="gráficos801" text:anchor-type="as-char" svg:width="0.185cm" svg:height="0.185cm" draw:z-index="7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22&amp;airlineCode=VY&amp;flightNumber=35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49" office:value-type="string">
            <text:p text:style-name="Table_20_Contents"><text:a xlink:type="simple" xlink:href="https://www.flightstats.com/go/FlightStatus/flightStatusByFlight.do?id=366327422&amp;airlineCode=IB&amp;flightNumber=5419&amp;utm_source=34b64945a69b9cac:7b907964:13ed466ba45:3e7e&amp;utm_medium=cpc&amp;utm_campaign=weblet" office:target-frame-name="_blank" xlink:show="new"><text:span text:style-name="T6">IB 5419</text:span></text:a><text:span text:style-name="T6"> </text:span><text:span text:style-name="T4">^</text:span></text:p>
          </table:table-cell>
          <table:table-cell table:style-name="Tabla18.B49" office:value-type="string">
            <text:p text:style-name="P8">Iberia</text:p>
          </table:table-cell>
          <table:table-cell table:style-name="Tabla18.C49" office:value-type="string">
            <text:p text:style-name="P8">10:24 PM</text:p>
          </table:table-cell>
          <table:table-cell table:style-name="Tabla18.D49" office:value-type="string">
            <text:p text:style-name="Table_20_Contents"><text:span text:style-name="T6">Aterrizo <text:line-break/></text:span><text:span text:style-name="T6"><draw:frame draw:style-name="fr1" draw:name="gráficos802" text:anchor-type="as-char" svg:width="0.185cm" svg:height="0.185cm" draw:z-index="72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7422&amp;airlineCode=IB&amp;flightNumber=541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0" office:value-type="string">
            <text:p text:style-name="Table_20_Contents"><text:a xlink:type="simple" xlink:href="https://www.flightstats.com/go/FlightStatus/flightStatusByFlight.do?id=366380315&amp;airlineCode=VY&amp;flightNumber=6249&amp;utm_source=34b64945a69b9cac:7b907964:13ed466ba45:3e7e&amp;utm_medium=cpc&amp;utm_campaign=weblet" office:target-frame-name="_blank" xlink:show="new"><text:span text:style-name="T6">VY 6249</text:span></text:a></text:p>
          </table:table-cell>
          <table:table-cell table:style-name="Tabla18.B50" office:value-type="string">
            <text:p text:style-name="P8">Vueling</text:p>
          </table:table-cell>
          <table:table-cell table:style-name="Tabla18.C50" office:value-type="string">
            <text:p text:style-name="P8">10:03 PM</text:p>
          </table:table-cell>
          <table:table-cell table:style-name="Tabla18.D50" office:value-type="string">
            <text:p text:style-name="Table_20_Contents"><text:span text:style-name="T6">Aterrizo <text:line-break/></text:span><text:span text:style-name="T6"><draw:frame draw:style-name="fr1" draw:name="gráficos803" text:anchor-type="as-char" svg:width="0.185cm" svg:height="0.185cm" draw:z-index="7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5&amp;airlineCode=VY&amp;flightNumber=624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1" office:value-type="string">
            <text:p text:style-name="Table_20_Contents"><text:a xlink:type="simple" xlink:href="https://www.flightstats.com/go/FlightStatus/flightStatusByFlight.do?id=366380315&amp;airlineCode=IB&amp;flightNumber=5774&amp;utm_source=34b64945a69b9cac:7b907964:13ed466ba45:3e7e&amp;utm_medium=cpc&amp;utm_campaign=weblet" office:target-frame-name="_blank" xlink:show="new"><text:span text:style-name="T6">IB 5774</text:span></text:a><text:span text:style-name="T6"> </text:span><text:span text:style-name="T4">^</text:span></text:p>
          </table:table-cell>
          <table:table-cell table:style-name="Tabla18.B51" office:value-type="string">
            <text:p text:style-name="P8">Iberia</text:p>
          </table:table-cell>
          <table:table-cell table:style-name="Tabla18.C51" office:value-type="string">
            <text:p text:style-name="P8">10:03 PM</text:p>
          </table:table-cell>
          <table:table-cell table:style-name="Tabla18.D51" office:value-type="string">
            <text:p text:style-name="Table_20_Contents"><text:span text:style-name="T6">Aterrizo <text:line-break/></text:span><text:span text:style-name="T6"><draw:frame draw:style-name="fr1" draw:name="gráficos804" text:anchor-type="as-char" svg:width="0.185cm" svg:height="0.185cm" draw:z-index="72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5&amp;airlineCode=IB&amp;flightNumber=577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2" office:value-type="string">
            <text:p text:style-name="Table_20_Contents"><text:a xlink:type="simple" xlink:href="https://www.flightstats.com/go/FlightStatus/flightStatusByFlight.do?id=366347410&amp;airlineCode=VY&amp;flightNumber=6337&amp;utm_source=34b64945a69b9cac:7b907964:13ed466ba45:3e7e&amp;utm_medium=cpc&amp;utm_campaign=weblet" office:target-frame-name="_blank" xlink:show="new"><text:span text:style-name="T6">VY 6337</text:span></text:a></text:p>
          </table:table-cell>
          <table:table-cell table:style-name="Tabla18.B52" office:value-type="string">
            <text:p text:style-name="P8">Vueling</text:p>
          </table:table-cell>
          <table:table-cell table:style-name="Tabla18.C52" office:value-type="string">
            <text:p text:style-name="P8">10:14 PM</text:p>
          </table:table-cell>
          <table:table-cell table:style-name="Tabla18.D52" office:value-type="string">
            <text:p text:style-name="Table_20_Contents"><text:span text:style-name="T6">Aterrizo <text:line-break/></text:span><text:span text:style-name="T6"><draw:frame draw:style-name="fr1" draw:name="gráficos805" text:anchor-type="as-char" svg:width="0.185cm" svg:height="0.185cm" draw:z-index="7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0&amp;airlineCode=VY&amp;flightNumber=633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3" office:value-type="string">
            <text:p text:style-name="Table_20_Contents"><text:a xlink:type="simple" xlink:href="https://www.flightstats.com/go/FlightStatus/flightStatusByFlight.do?id=366347410&amp;airlineCode=IB&amp;flightNumber=5906&amp;utm_source=34b64945a69b9cac:7b907964:13ed466ba45:3e7e&amp;utm_medium=cpc&amp;utm_campaign=weblet" office:target-frame-name="_blank" xlink:show="new"><text:span text:style-name="T6">IB 5906</text:span></text:a><text:span text:style-name="T6"> </text:span><text:span text:style-name="T4">^</text:span></text:p>
          </table:table-cell>
          <table:table-cell table:style-name="Tabla18.B53" office:value-type="string">
            <text:p text:style-name="P8">Iberia</text:p>
          </table:table-cell>
          <table:table-cell table:style-name="Tabla18.C53" office:value-type="string">
            <text:p text:style-name="P8">10:14 PM</text:p>
          </table:table-cell>
          <table:table-cell table:style-name="Tabla18.D53" office:value-type="string">
            <text:p text:style-name="Table_20_Contents"><text:span text:style-name="T6">Aterrizo <text:line-break/></text:span><text:span text:style-name="T6"><draw:frame draw:style-name="fr1" draw:name="gráficos806" text:anchor-type="as-char" svg:width="0.185cm" svg:height="0.185cm" draw:z-index="72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7410&amp;airlineCode=IB&amp;flightNumber=59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4" office:value-type="string">
            <text:p text:style-name="Table_20_Contents"><text:a xlink:type="simple" xlink:href="https://www.flightstats.com/go/FlightStatus/flightStatusByFlight.do?id=366302248&amp;airlineCode=LY&amp;flightNumber=391&amp;utm_source=34b64945a69b9cac:7b907964:13ed466ba45:3e7e&amp;utm_medium=cpc&amp;utm_campaign=weblet" office:target-frame-name="_blank" xlink:show="new"><text:span text:style-name="T6">LY 391</text:span></text:a></text:p>
          </table:table-cell>
          <table:table-cell table:style-name="Tabla18.B54" office:value-type="string">
            <text:p text:style-name="P8">El Al</text:p>
          </table:table-cell>
          <table:table-cell table:style-name="Tabla18.C54" office:value-type="string">
            <text:p text:style-name="P8">10:51 PM</text:p>
          </table:table-cell>
          <table:table-cell table:style-name="Tabla18.D54" office:value-type="string">
            <text:p text:style-name="Table_20_Contents"><text:span text:style-name="T6">Aterrizo <text:line-break/></text:span><text:span text:style-name="T6"><draw:frame draw:style-name="fr1" draw:name="gráficos807" text:anchor-type="as-char" svg:width="0.185cm" svg:height="0.185cm" draw:z-index="728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02248&amp;airlineCode=LY&amp;flightNumber=39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55" office:value-type="string">
            <text:p text:style-name="Table_20_Contents"><text:a xlink:type="simple" xlink:href="https://www.flightstats.com/go/FlightStatus/flightStatusByFlight.do?id=366318866&amp;airlineCode=VY&amp;flightNumber=1847&amp;utm_source=34b64945a69b9cac:7b907964:13ed466ba45:3e7e&amp;utm_medium=cpc&amp;utm_campaign=weblet" office:target-frame-name="_blank" xlink:show="new"><text:span text:style-name="T6">VY 1847</text:span></text:a></text:p>
          </table:table-cell>
          <table:table-cell table:style-name="Tabla18.B55" office:value-type="string">
            <text:p text:style-name="P8">Vueling</text:p>
          </table:table-cell>
          <table:table-cell table:style-name="Tabla18.C55" office:value-type="string">
            <text:p text:style-name="P8">10:13 PM</text:p>
          </table:table-cell>
          <table:table-cell table:style-name="Tabla18.D55" office:value-type="string">
            <text:p text:style-name="Table_20_Contents"><text:span text:style-name="T6">Aterrizo <text:line-break/></text:span><text:span text:style-name="T6"><draw:frame draw:style-name="fr1" draw:name="gráficos808" text:anchor-type="as-char" svg:width="0.185cm" svg:height="0.185cm" draw:z-index="72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6&amp;airlineCode=VY&amp;flightNumber=184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6" office:value-type="string">
            <text:p text:style-name="Table_20_Contents"><text:a xlink:type="simple" xlink:href="https://www.flightstats.com/go/FlightStatus/flightStatusByFlight.do?id=366318866&amp;airlineCode=IB&amp;flightNumber=5381&amp;utm_source=34b64945a69b9cac:7b907964:13ed466ba45:3e7e&amp;utm_medium=cpc&amp;utm_campaign=weblet" office:target-frame-name="_blank" xlink:show="new"><text:span text:style-name="T6">IB 5381</text:span></text:a><text:span text:style-name="T6"> </text:span><text:span text:style-name="T4">^</text:span></text:p>
          </table:table-cell>
          <table:table-cell table:style-name="Tabla18.B56" office:value-type="string">
            <text:p text:style-name="P8">Iberia</text:p>
          </table:table-cell>
          <table:table-cell table:style-name="Tabla18.C56" office:value-type="string">
            <text:p text:style-name="P8">10:13 PM</text:p>
          </table:table-cell>
          <table:table-cell table:style-name="Tabla18.D56" office:value-type="string">
            <text:p text:style-name="Table_20_Contents"><text:span text:style-name="T6">Aterrizo <text:line-break/></text:span><text:span text:style-name="T6"><draw:frame draw:style-name="fr1" draw:name="gráficos809" text:anchor-type="as-char" svg:width="0.185cm" svg:height="0.185cm" draw:z-index="73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8866&amp;airlineCode=IB&amp;flightNumber=53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7" office:value-type="string">
            <text:p text:style-name="Table_20_Contents"><text:a xlink:type="simple" xlink:href="https://www.flightstats.com/go/FlightStatus/flightStatusByFlight.do?id=366289723&amp;airlineCode=VY&amp;flightNumber=2118&amp;utm_source=34b64945a69b9cac:7b907964:13ed466ba45:3e7e&amp;utm_medium=cpc&amp;utm_campaign=weblet" office:target-frame-name="_blank" xlink:show="new"><text:span text:style-name="T6">VY 2118</text:span></text:a></text:p>
          </table:table-cell>
          <table:table-cell table:style-name="Tabla18.B57" office:value-type="string">
            <text:p text:style-name="P8">Vueling</text:p>
          </table:table-cell>
          <table:table-cell table:style-name="Tabla18.C57" office:value-type="string">
            <text:p text:style-name="P8">10:08 PM</text:p>
          </table:table-cell>
          <table:table-cell table:style-name="Tabla18.D57" office:value-type="string">
            <text:p text:style-name="Table_20_Contents"><text:span text:style-name="T6">Aterrizo <text:line-break/></text:span><text:span text:style-name="T6"><draw:frame draw:style-name="fr1" draw:name="gráficos810" text:anchor-type="as-char" svg:width="0.185cm" svg:height="0.185cm" draw:z-index="73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3&amp;airlineCode=VY&amp;flightNumber=21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8" office:value-type="string">
            <text:p text:style-name="Table_20_Contents"><text:a xlink:type="simple" xlink:href="https://www.flightstats.com/go/FlightStatus/flightStatusByFlight.do?id=366289723&amp;airlineCode=IB&amp;flightNumber=5638&amp;utm_source=34b64945a69b9cac:7b907964:13ed466ba45:3e7e&amp;utm_medium=cpc&amp;utm_campaign=weblet" office:target-frame-name="_blank" xlink:show="new"><text:span text:style-name="T6">IB 5638</text:span></text:a><text:span text:style-name="T6"> </text:span><text:span text:style-name="T4">^</text:span></text:p>
          </table:table-cell>
          <table:table-cell table:style-name="Tabla18.B58" office:value-type="string">
            <text:p text:style-name="P8">Iberia</text:p>
          </table:table-cell>
          <table:table-cell table:style-name="Tabla18.C58" office:value-type="string">
            <text:p text:style-name="P8">10:08 PM</text:p>
          </table:table-cell>
          <table:table-cell table:style-name="Tabla18.D58" office:value-type="string">
            <text:p text:style-name="Table_20_Contents"><text:span text:style-name="T6">Aterrizo <text:line-break/></text:span><text:span text:style-name="T6"><draw:frame draw:style-name="fr1" draw:name="gráficos811" text:anchor-type="as-char" svg:width="0.185cm" svg:height="0.185cm" draw:z-index="73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89723&amp;airlineCode=IB&amp;flightNumber=563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59" office:value-type="string">
            <text:p text:style-name="Table_20_Contents"><text:a xlink:type="simple" xlink:href="https://www.flightstats.com/go/FlightStatus/flightStatusByFlight.do?id=367635137&amp;airlineCode=FR&amp;flightNumber=4586&amp;utm_source=34b64945a69b9cac:7b907964:13ed466ba45:3e7e&amp;utm_medium=cpc&amp;utm_campaign=weblet" office:target-frame-name="_blank" xlink:show="new"><text:span text:style-name="T6">FR 4586</text:span></text:a></text:p>
          </table:table-cell>
          <table:table-cell table:style-name="Tabla18.B59" office:value-type="string">
            <text:p text:style-name="P8">Ryanair</text:p>
          </table:table-cell>
          <table:table-cell table:style-name="Tabla18.C59" office:value-type="string">
            <text:p text:style-name="P8">10:22 PM</text:p>
          </table:table-cell>
          <table:table-cell table:style-name="Tabla18.D59" office:value-type="string">
            <text:p text:style-name="Table_20_Contents"><text:span text:style-name="T6">Aterrizo <text:line-break/></text:span><text:span text:style-name="T6"><draw:frame draw:style-name="fr1" draw:name="gráficos812" text:anchor-type="as-char" svg:width="0.185cm" svg:height="0.185cm" draw:z-index="73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137&amp;airlineCode=FR&amp;flightNumber=458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0" office:value-type="string">
            <text:p text:style-name="Table_20_Contents"><text:a xlink:type="simple" xlink:href="https://www.flightstats.com/go/FlightStatus/flightStatusByFlight.do?id=367635243&amp;airlineCode=FR&amp;flightNumber=6380&amp;utm_source=34b64945a69b9cac:7b907964:13ed466ba45:3e7e&amp;utm_medium=cpc&amp;utm_campaign=weblet" office:target-frame-name="_blank" xlink:show="new"><text:span text:style-name="T6">FR 6380</text:span></text:a></text:p>
          </table:table-cell>
          <table:table-cell table:style-name="Tabla18.B60" office:value-type="string">
            <text:p text:style-name="P8">Ryanair</text:p>
          </table:table-cell>
          <table:table-cell table:style-name="Tabla18.C60" office:value-type="string">
            <text:p text:style-name="P8">10:43 PM</text:p>
          </table:table-cell>
          <table:table-cell table:style-name="Tabla18.D60" office:value-type="string">
            <text:p text:style-name="Table_20_Contents"><text:span text:style-name="T6">Aterrizo <text:line-break/></text:span><text:span text:style-name="T6"><draw:frame draw:style-name="fr1" draw:name="gráficos813" text:anchor-type="as-char" svg:width="0.185cm" svg:height="0.185cm" draw:z-index="73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7635243&amp;airlineCode=FR&amp;flightNumber=638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61" office:value-type="string">
            <text:p text:style-name="Table_20_Contents"><text:a xlink:type="simple" xlink:href="https://www.flightstats.com/go/FlightStatus/flightStatusByFlight.do?id=366337610&amp;airlineCode=VY&amp;flightNumber=7825&amp;utm_source=34b64945a69b9cac:7b907964:13ed466ba45:3e7e&amp;utm_medium=cpc&amp;utm_campaign=weblet" office:target-frame-name="_blank" xlink:show="new"><text:span text:style-name="T6">VY 7825</text:span></text:a></text:p>
          </table:table-cell>
          <table:table-cell table:style-name="Tabla18.B61" office:value-type="string">
            <text:p text:style-name="P8">Vueling</text:p>
          </table:table-cell>
          <table:table-cell table:style-name="Tabla18.C61" office:value-type="string">
            <text:p text:style-name="P8">10:11 PM</text:p>
          </table:table-cell>
          <table:table-cell table:style-name="Tabla18.D61" office:value-type="string">
            <text:p text:style-name="Table_20_Contents"><text:span text:style-name="T6">Aterrizo <text:line-break/></text:span><text:span text:style-name="T6"><draw:frame draw:style-name="fr1" draw:name="gráficos814" text:anchor-type="as-char" svg:width="0.185cm" svg:height="0.185cm" draw:z-index="73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0&amp;airlineCode=VY&amp;flightNumber=782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2" office:value-type="string">
            <text:p text:style-name="Table_20_Contents"><text:a xlink:type="simple" xlink:href="https://www.flightstats.com/go/FlightStatus/flightStatusByFlight.do?id=366337610&amp;airlineCode=IB&amp;flightNumber=5665&amp;utm_source=34b64945a69b9cac:7b907964:13ed466ba45:3e7e&amp;utm_medium=cpc&amp;utm_campaign=weblet" office:target-frame-name="_blank" xlink:show="new"><text:span text:style-name="T6">IB 5665</text:span></text:a><text:span text:style-name="T6"> </text:span><text:span text:style-name="T4">^</text:span></text:p>
          </table:table-cell>
          <table:table-cell table:style-name="Tabla18.B62" office:value-type="string">
            <text:p text:style-name="P8">Iberia</text:p>
          </table:table-cell>
          <table:table-cell table:style-name="Tabla18.C62" office:value-type="string">
            <text:p text:style-name="P8">10:11 PM</text:p>
          </table:table-cell>
          <table:table-cell table:style-name="Tabla18.D62" office:value-type="string">
            <text:p text:style-name="Table_20_Contents"><text:span text:style-name="T6">Aterrizo <text:line-break/></text:span><text:span text:style-name="T6"><draw:frame draw:style-name="fr1" draw:name="gráficos815" text:anchor-type="as-char" svg:width="0.185cm" svg:height="0.185cm" draw:z-index="7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0&amp;airlineCode=IB&amp;flightNumber=56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3" office:value-type="string">
            <text:p text:style-name="Table_20_Contents"><text:a xlink:type="simple" xlink:href="https://www.flightstats.com/go/FlightStatus/flightStatusByFlight.do?id=366337616&amp;airlineCode=DY&amp;flightNumber=5165&amp;utm_source=34b64945a69b9cac:7b907964:13ed466ba45:3e7e&amp;utm_medium=cpc&amp;utm_campaign=weblet" office:target-frame-name="_blank" xlink:show="new"><text:span text:style-name="T6">DY 5165</text:span></text:a></text:p>
          </table:table-cell>
          <table:table-cell table:style-name="Tabla18.B63" office:value-type="string">
            <text:p text:style-name="P8">Norwegian Air Shuttle</text:p>
          </table:table-cell>
          <table:table-cell table:style-name="Tabla18.C63" office:value-type="string">
            <text:p text:style-name="P8">10:26 PM</text:p>
          </table:table-cell>
          <table:table-cell table:style-name="Tabla18.D63" office:value-type="string">
            <text:p text:style-name="Table_20_Contents"><text:span text:style-name="T6">Aterrizo <text:line-break/></text:span><text:span text:style-name="T6"><draw:frame draw:style-name="fr1" draw:name="gráficos816" text:anchor-type="as-char" svg:width="0.185cm" svg:height="0.185cm" draw:z-index="73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37616&amp;airlineCode=DY&amp;flightNumber=516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4" office:value-type="string">
            <text:p text:style-name="Table_20_Contents"><text:a xlink:type="simple" xlink:href="https://www.flightstats.com/go/FlightStatus/flightStatusByFlight.do?id=366367708&amp;airlineCode=VY&amp;flightNumber=2257&amp;utm_source=34b64945a69b9cac:7b907964:13ed466ba45:3e7e&amp;utm_medium=cpc&amp;utm_campaign=weblet" office:target-frame-name="_blank" xlink:show="new"><text:span text:style-name="T6">VY 2257</text:span></text:a></text:p>
          </table:table-cell>
          <table:table-cell table:style-name="Tabla18.B64" office:value-type="string">
            <text:p text:style-name="P8">Vueling</text:p>
          </table:table-cell>
          <table:table-cell table:style-name="Tabla18.C64" office:value-type="string">
            <text:p text:style-name="P8">10:54 PM</text:p>
          </table:table-cell>
          <table:table-cell table:style-name="Tabla18.D64" office:value-type="string">
            <text:p text:style-name="Table_20_Contents"><text:span text:style-name="T6">Aterrizo <text:line-break/></text:span><text:span text:style-name="T6"><draw:frame draw:style-name="fr1" draw:name="gráficos817" text:anchor-type="as-char" svg:width="0.185cm" svg:height="0.185cm" draw:z-index="73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67708&amp;airlineCode=VY&amp;flightNumber=225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65" office:value-type="string">
            <text:p text:style-name="Table_20_Contents"><text:a xlink:type="simple" xlink:href="https://www.flightstats.com/go/FlightStatus/flightStatusByFlight.do?id=366367708&amp;airlineCode=IB&amp;flightNumber=5824&amp;utm_source=34b64945a69b9cac:7b907964:13ed466ba45:3e7e&amp;utm_medium=cpc&amp;utm_campaign=weblet" office:target-frame-name="_blank" xlink:show="new"><text:span text:style-name="T6">IB 5824</text:span></text:a><text:span text:style-name="T6"> </text:span><text:span text:style-name="T4">^</text:span></text:p>
          </table:table-cell>
          <table:table-cell table:style-name="Tabla18.B65" office:value-type="string">
            <text:p text:style-name="P8">Iberia</text:p>
          </table:table-cell>
          <table:table-cell table:style-name="Tabla18.C65" office:value-type="string">
            <text:p text:style-name="P8">10:54 PM</text:p>
          </table:table-cell>
          <table:table-cell table:style-name="Tabla18.D65" office:value-type="string">
            <text:p text:style-name="Table_20_Contents"><text:span text:style-name="T6">Aterrizo <text:line-break/></text:span><text:span text:style-name="T6"><draw:frame draw:style-name="fr1" draw:name="gráficos818" text:anchor-type="as-char" svg:width="0.185cm" svg:height="0.185cm" draw:z-index="73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67708&amp;airlineCode=IB&amp;flightNumber=582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66" office:value-type="string">
            <text:p text:style-name="Table_20_Contents"><text:a xlink:type="simple" xlink:href="https://www.flightstats.com/go/FlightStatus/flightStatusByFlight.do?id=366380318&amp;airlineCode=LX&amp;flightNumber=1950&amp;utm_source=34b64945a69b9cac:7b907964:13ed466ba45:3e7e&amp;utm_medium=cpc&amp;utm_campaign=weblet" office:target-frame-name="_blank" xlink:show="new"><text:span text:style-name="T6">LX 1950</text:span></text:a></text:p>
          </table:table-cell>
          <table:table-cell table:style-name="Tabla18.B66" office:value-type="string">
            <text:p text:style-name="P8">SWISS</text:p>
          </table:table-cell>
          <table:table-cell table:style-name="Tabla18.C66" office:value-type="string">
            <text:p text:style-name="P8">10:38 PM</text:p>
          </table:table-cell>
          <table:table-cell table:style-name="Tabla18.D66" office:value-type="string">
            <text:p text:style-name="Table_20_Contents"><text:span text:style-name="T6">Aterrizo <text:line-break/></text:span><text:span text:style-name="T6"><draw:frame draw:style-name="fr1" draw:name="gráficos819" text:anchor-type="as-char" svg:width="0.185cm" svg:height="0.185cm" draw:z-index="74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80318&amp;airlineCode=LX&amp;flightNumber=195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7" office:value-type="string">
            <text:p text:style-name="Table_20_Contents"><text:a xlink:type="simple" xlink:href="https://www.flightstats.com/go/FlightStatus/flightStatusByFlight.do?id=366346869&amp;airlineCode=VY&amp;flightNumber=1817&amp;utm_source=34b64945a69b9cac:7b907964:13ed466ba45:3e7e&amp;utm_medium=cpc&amp;utm_campaign=weblet" office:target-frame-name="_blank" xlink:show="new"><text:span text:style-name="T6">VY 1817</text:span></text:a></text:p>
          </table:table-cell>
          <table:table-cell table:style-name="Tabla18.B67" office:value-type="string">
            <text:p text:style-name="P8">Vueling</text:p>
          </table:table-cell>
          <table:table-cell table:style-name="Tabla18.C67" office:value-type="string">
            <text:p text:style-name="P8">10:31 PM</text:p>
          </table:table-cell>
          <table:table-cell table:style-name="Tabla18.D67" office:value-type="string">
            <text:p text:style-name="Table_20_Contents"><text:span text:style-name="T6">Aterrizo <text:line-break/></text:span><text:span text:style-name="T6"><draw:frame draw:style-name="fr1" draw:name="gráficos820" text:anchor-type="as-char" svg:width="0.185cm" svg:height="0.185cm" draw:z-index="74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69&amp;airlineCode=VY&amp;flightNumber=18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8" office:value-type="string">
            <text:p text:style-name="Table_20_Contents"><text:a xlink:type="simple" xlink:href="https://www.flightstats.com/go/FlightStatus/flightStatusByFlight.do?id=366346869&amp;airlineCode=IB&amp;flightNumber=5427&amp;utm_source=34b64945a69b9cac:7b907964:13ed466ba45:3e7e&amp;utm_medium=cpc&amp;utm_campaign=weblet" office:target-frame-name="_blank" xlink:show="new"><text:span text:style-name="T6">IB 5427</text:span></text:a><text:span text:style-name="T6"> </text:span><text:span text:style-name="T4">^</text:span></text:p>
          </table:table-cell>
          <table:table-cell table:style-name="Tabla18.B68" office:value-type="string">
            <text:p text:style-name="P8">Iberia</text:p>
          </table:table-cell>
          <table:table-cell table:style-name="Tabla18.C68" office:value-type="string">
            <text:p text:style-name="P8">10:31 PM</text:p>
          </table:table-cell>
          <table:table-cell table:style-name="Tabla18.D68" office:value-type="string">
            <text:p text:style-name="Table_20_Contents"><text:span text:style-name="T6">Aterrizo <text:line-break/></text:span><text:span text:style-name="T6"><draw:frame draw:style-name="fr1" draw:name="gráficos821" text:anchor-type="as-char" svg:width="0.185cm" svg:height="0.185cm" draw:z-index="74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6869&amp;airlineCode=IB&amp;flightNumber=54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69" office:value-type="string">
            <text:p text:style-name="Table_20_Contents"><text:a xlink:type="simple" xlink:href="https://www.flightstats.com/go/FlightStatus/flightStatusByFlight.do?id=366302256&amp;airlineCode=AF&amp;flightNumber=1448&amp;utm_source=34b64945a69b9cac:7b907964:13ed466ba45:3e7e&amp;utm_medium=cpc&amp;utm_campaign=weblet" office:target-frame-name="_blank" xlink:show="new"><text:span text:style-name="T6">AF 1448</text:span></text:a></text:p>
          </table:table-cell>
          <table:table-cell table:style-name="Tabla18.B69" office:value-type="string">
            <text:p text:style-name="P8">Air France</text:p>
          </table:table-cell>
          <table:table-cell table:style-name="Tabla18.C69" office:value-type="string">
            <text:p text:style-name="P8">10:50 PM</text:p>
          </table:table-cell>
          <table:table-cell table:style-name="Tabla18.D69" office:value-type="string">
            <text:p text:style-name="Table_20_Contents"><text:span text:style-name="T6">Aterrizo <text:line-break/></text:span><text:span text:style-name="T6"><draw:frame draw:style-name="fr1" draw:name="gráficos822" text:anchor-type="as-char" svg:width="0.185cm" svg:height="0.185cm" draw:z-index="74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AF&amp;flightNumber=14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ext:soft-page-break/>
        <table:table-row>
          <table:table-cell table:style-name="Tabla18.A70" office:value-type="string">
            <text:p text:style-name="Table_20_Contents"><text:a xlink:type="simple" xlink:href="https://www.flightstats.com/go/FlightStatus/flightStatusByFlight.do?id=366302256&amp;airlineCode=VN&amp;flightNumber=3674&amp;utm_source=34b64945a69b9cac:7b907964:13ed466ba45:3e7e&amp;utm_medium=cpc&amp;utm_campaign=weblet" office:target-frame-name="_blank" xlink:show="new"><text:span text:style-name="T6">VN 3674</text:span></text:a><text:span text:style-name="T6"> </text:span><text:span text:style-name="T4">^</text:span></text:p>
          </table:table-cell>
          <table:table-cell table:style-name="Tabla18.B70" office:value-type="string">
            <text:p text:style-name="P8">Vietnam Airlines</text:p>
          </table:table-cell>
          <table:table-cell table:style-name="Tabla18.C70" office:value-type="string">
            <text:p text:style-name="P8">10:50 PM</text:p>
          </table:table-cell>
          <table:table-cell table:style-name="Tabla18.D70" office:value-type="string">
            <text:p text:style-name="Table_20_Contents"><text:span text:style-name="T6">Aterrizo <text:line-break/></text:span><text:span text:style-name="T6"><draw:frame draw:style-name="fr1" draw:name="gráficos823" text:anchor-type="as-char" svg:width="0.185cm" svg:height="0.185cm" draw:z-index="74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VN&amp;flightNumber=367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71" office:value-type="string">
            <text:p text:style-name="Table_20_Contents"><text:a xlink:type="simple" xlink:href="https://www.flightstats.com/go/FlightStatus/flightStatusByFlight.do?id=366302256&amp;airlineCode=CZ&amp;flightNumber=7055&amp;utm_source=34b64945a69b9cac:7b907964:13ed466ba45:3e7e&amp;utm_medium=cpc&amp;utm_campaign=weblet" office:target-frame-name="_blank" xlink:show="new"><text:span text:style-name="T6">CZ 7055</text:span></text:a><text:span text:style-name="T6"> </text:span><text:span text:style-name="T4">^</text:span></text:p>
          </table:table-cell>
          <table:table-cell table:style-name="Tabla18.B71" office:value-type="string">
            <text:p text:style-name="P8">China Southern Airlines</text:p>
          </table:table-cell>
          <table:table-cell table:style-name="Tabla18.C71" office:value-type="string">
            <text:p text:style-name="P8">10:50 PM</text:p>
          </table:table-cell>
          <table:table-cell table:style-name="Tabla18.D71" office:value-type="string">
            <text:p text:style-name="Table_20_Contents"><text:span text:style-name="T6">Aterrizo <text:line-break/></text:span><text:span text:style-name="T6"><draw:frame draw:style-name="fr1" draw:name="gráficos824" text:anchor-type="as-char" svg:width="0.185cm" svg:height="0.185cm" draw:z-index="74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CZ&amp;flightNumber=705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72" office:value-type="string">
            <text:p text:style-name="Table_20_Contents"><text:a xlink:type="simple" xlink:href="https://www.flightstats.com/go/FlightStatus/flightStatusByFlight.do?id=366302256&amp;airlineCode=UX&amp;flightNumber=3348&amp;utm_source=34b64945a69b9cac:7b907964:13ed466ba45:3e7e&amp;utm_medium=cpc&amp;utm_campaign=weblet" office:target-frame-name="_blank" xlink:show="new"><text:span text:style-name="T6">UX 3348</text:span></text:a><text:span text:style-name="T6"> </text:span><text:span text:style-name="T4">^</text:span></text:p>
          </table:table-cell>
          <table:table-cell table:style-name="Tabla18.B72" office:value-type="string">
            <text:p text:style-name="P8">Air Europa</text:p>
          </table:table-cell>
          <table:table-cell table:style-name="Tabla18.C72" office:value-type="string">
            <text:p text:style-name="P8">10:50 PM</text:p>
          </table:table-cell>
          <table:table-cell table:style-name="Tabla18.D72" office:value-type="string">
            <text:p text:style-name="Table_20_Contents"><text:span text:style-name="T6">Aterrizo <text:line-break/></text:span><text:span text:style-name="T6"><draw:frame draw:style-name="fr1" draw:name="gráficos825" text:anchor-type="as-char" svg:width="0.185cm" svg:height="0.185cm" draw:z-index="74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UX&amp;flightNumber=33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73" office:value-type="string">
            <text:p text:style-name="Table_20_Contents"><text:a xlink:type="simple" xlink:href="https://www.flightstats.com/go/FlightStatus/flightStatusByFlight.do?id=366302256&amp;airlineCode=MU&amp;flightNumber=8637&amp;utm_source=34b64945a69b9cac:7b907964:13ed466ba45:3e7e&amp;utm_medium=cpc&amp;utm_campaign=weblet" office:target-frame-name="_blank" xlink:show="new"><text:span text:style-name="T6">MU 8637</text:span></text:a><text:span text:style-name="T6"> </text:span><text:span text:style-name="T4">^</text:span></text:p>
          </table:table-cell>
          <table:table-cell table:style-name="Tabla18.B73" office:value-type="string">
            <text:p text:style-name="P8">China Eastern Airlines</text:p>
          </table:table-cell>
          <table:table-cell table:style-name="Tabla18.C73" office:value-type="string">
            <text:p text:style-name="P8">10:50 PM</text:p>
          </table:table-cell>
          <table:table-cell table:style-name="Tabla18.D73" office:value-type="string">
            <text:p text:style-name="Table_20_Contents"><text:span text:style-name="T6">Aterrizo <text:line-break/></text:span><text:span text:style-name="T6"><draw:frame draw:style-name="fr1" draw:name="gráficos826" text:anchor-type="as-char" svg:width="0.185cm" svg:height="0.185cm" draw:z-index="747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MU&amp;flightNumber=863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74" office:value-type="string">
            <text:p text:style-name="Table_20_Contents"><text:a xlink:type="simple" xlink:href="https://www.flightstats.com/go/FlightStatus/flightStatusByFlight.do?id=366302256&amp;airlineCode=AM&amp;flightNumber=6031&amp;utm_source=34b64945a69b9cac:7b907964:13ed466ba45:3e7e&amp;utm_medium=cpc&amp;utm_campaign=weblet" office:target-frame-name="_blank" xlink:show="new"><text:span text:style-name="T6">AM 6031</text:span></text:a><text:span text:style-name="T6"> </text:span><text:span text:style-name="T4">^</text:span></text:p>
          </table:table-cell>
          <table:table-cell table:style-name="Tabla18.B74" office:value-type="string">
            <text:p text:style-name="P8">Aeromexico</text:p>
          </table:table-cell>
          <table:table-cell table:style-name="Tabla18.C74" office:value-type="string">
            <text:p text:style-name="P8">10:50 PM</text:p>
          </table:table-cell>
          <table:table-cell table:style-name="Tabla18.D74" office:value-type="string">
            <text:p text:style-name="Table_20_Contents"><text:span text:style-name="T6">Aterrizo <text:line-break/></text:span><text:span text:style-name="T6"><draw:frame draw:style-name="fr1" draw:name="gráficos827" text:anchor-type="as-char" svg:width="0.185cm" svg:height="0.185cm" draw:z-index="74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02256&amp;airlineCode=AM&amp;flightNumber=603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75" office:value-type="string">
            <text:p text:style-name="Table_20_Contents"><text:a xlink:type="simple" xlink:href="https://www.flightstats.com/go/FlightStatus/flightStatusByFlight.do?id=366317645&amp;airlineCode=VY&amp;flightNumber=6107&amp;utm_source=34b64945a69b9cac:7b907964:13ed466ba45:3e7e&amp;utm_medium=cpc&amp;utm_campaign=weblet" office:target-frame-name="_blank" xlink:show="new"><text:span text:style-name="T6">VY 6107</text:span></text:a></text:p>
          </table:table-cell>
          <table:table-cell table:style-name="Tabla18.B75" office:value-type="string">
            <text:p text:style-name="P8">Vueling</text:p>
          </table:table-cell>
          <table:table-cell table:style-name="Tabla18.C75" office:value-type="string">
            <text:p text:style-name="P8">10:27 PM</text:p>
          </table:table-cell>
          <table:table-cell table:style-name="Tabla18.D75" office:value-type="string">
            <text:p text:style-name="Table_20_Contents"><text:span text:style-name="T6">Aterrizo <text:line-break/></text:span><text:span text:style-name="T6"><draw:frame draw:style-name="fr1" draw:name="gráficos828" text:anchor-type="as-char" svg:width="0.185cm" svg:height="0.185cm" draw:z-index="74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5&amp;airlineCode=VY&amp;flightNumber=610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76" office:value-type="string">
            <text:p text:style-name="Table_20_Contents"><text:a xlink:type="simple" xlink:href="https://www.flightstats.com/go/FlightStatus/flightStatusByFlight.do?id=366317645&amp;airlineCode=IB&amp;flightNumber=5711&amp;utm_source=34b64945a69b9cac:7b907964:13ed466ba45:3e7e&amp;utm_medium=cpc&amp;utm_campaign=weblet" office:target-frame-name="_blank" xlink:show="new"><text:span text:style-name="T6">IB 5711</text:span></text:a><text:span text:style-name="T6"> </text:span><text:span text:style-name="T4">^</text:span></text:p>
          </table:table-cell>
          <table:table-cell table:style-name="Tabla18.B76" office:value-type="string">
            <text:p text:style-name="P8">Iberia</text:p>
          </table:table-cell>
          <table:table-cell table:style-name="Tabla18.C76" office:value-type="string">
            <text:p text:style-name="P8">10:27 PM</text:p>
          </table:table-cell>
          <table:table-cell table:style-name="Tabla18.D76" office:value-type="string">
            <text:p text:style-name="Table_20_Contents"><text:span text:style-name="T6">Aterrizo <text:line-break/></text:span><text:span text:style-name="T6"><draw:frame draw:style-name="fr1" draw:name="gráficos829" text:anchor-type="as-char" svg:width="0.185cm" svg:height="0.185cm" draw:z-index="75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45&amp;airlineCode=IB&amp;flightNumber=571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77" office:value-type="string">
            <text:p text:style-name="Table_20_Contents"><text:a xlink:type="simple" xlink:href="https://www.flightstats.com/go/FlightStatus/flightStatusByFlight.do?id=366373682&amp;airlineCode=VY&amp;flightNumber=6403&amp;utm_source=34b64945a69b9cac:7b907964:13ed466ba45:3e7e&amp;utm_medium=cpc&amp;utm_campaign=weblet" office:target-frame-name="_blank" xlink:show="new"><text:span text:style-name="T6">VY 6403</text:span></text:a></text:p>
          </table:table-cell>
          <table:table-cell table:style-name="Tabla18.B77" office:value-type="string">
            <text:p text:style-name="P8">Vueling</text:p>
          </table:table-cell>
          <table:table-cell table:style-name="Tabla18.C77" office:value-type="string">
            <text:p text:style-name="P8">10:43 PM</text:p>
          </table:table-cell>
          <table:table-cell table:style-name="Tabla18.D77" office:value-type="string">
            <text:p text:style-name="Table_20_Contents"><text:span text:style-name="T6">Aterrizo <text:line-break/></text:span><text:span text:style-name="T6"><draw:frame draw:style-name="fr1" draw:name="gráficos830" text:anchor-type="as-char" svg:width="0.185cm" svg:height="0.185cm" draw:z-index="75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2&amp;airlineCode=VY&amp;flightNumber=640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78" office:value-type="string">
            <text:p text:style-name="Table_20_Contents"><text:a xlink:type="simple" xlink:href="https://www.flightstats.com/go/FlightStatus/flightStatusByFlight.do?id=366373682&amp;airlineCode=IB&amp;flightNumber=5733&amp;utm_source=34b64945a69b9cac:7b907964:13ed466ba45:3e7e&amp;utm_medium=cpc&amp;utm_campaign=weblet" office:target-frame-name="_blank" xlink:show="new"><text:span text:style-name="T6">IB 5733</text:span></text:a><text:span text:style-name="T6"> </text:span><text:span text:style-name="T4">^</text:span></text:p>
          </table:table-cell>
          <table:table-cell table:style-name="Tabla18.B78" office:value-type="string">
            <text:p text:style-name="P8">Iberia</text:p>
          </table:table-cell>
          <table:table-cell table:style-name="Tabla18.C78" office:value-type="string">
            <text:p text:style-name="P8">10:43 PM</text:p>
          </table:table-cell>
          <table:table-cell table:style-name="Tabla18.D78" office:value-type="string">
            <text:p text:style-name="Table_20_Contents"><text:span text:style-name="T6">Aterrizo <text:line-break/></text:span><text:span text:style-name="T6"><draw:frame draw:style-name="fr1" draw:name="gráficos831" text:anchor-type="as-char" svg:width="0.185cm" svg:height="0.185cm" draw:z-index="75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3682&amp;airlineCode=IB&amp;flightNumber=573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79" office:value-type="string">
            <text:p text:style-name="Table_20_Contents"><text:a xlink:type="simple" xlink:href="https://www.flightstats.com/go/FlightStatus/flightStatusByFlight.do?id=366290726&amp;airlineCode=KL&amp;flightNumber=1681&amp;utm_source=34b64945a69b9cac:7b907964:13ed466ba45:3e7e&amp;utm_medium=cpc&amp;utm_campaign=weblet" office:target-frame-name="_blank" xlink:show="new"><text:span text:style-name="T6">KL 1681</text:span></text:a></text:p>
          </table:table-cell>
          <table:table-cell table:style-name="Tabla18.B79" office:value-type="string">
            <text:p text:style-name="P8">KLM</text:p>
          </table:table-cell>
          <table:table-cell table:style-name="Tabla18.C79" office:value-type="string">
            <text:p text:style-name="P8">10:40 PM <draw:frame draw:style-name="fr1" draw:name="gráficos832" text:anchor-type="as-char" svg:width="0.291cm" svg:height="0.291cm" draw:z-index="753"><draw:image xlink:href="https://dem5xqcn61lj8.cloudfront.net/estimated_icon.gif" xlink:type="simple" xlink:show="embed" xlink:actuate="onLoad"/></draw:frame></text:p>
          </table:table-cell>
          <table:table-cell table:style-name="Tabla18.D79" office:value-type="string">
            <text:p text:style-name="Table_20_Contents"><text:span text:style-name="T6">En Ruta <text:line-break/></text:span><text:span text:style-name="T6"><draw:frame draw:style-name="fr1" draw:name="gráficos833" text:anchor-type="as-char" svg:width="0.185cm" svg:height="0.185cm" draw:z-index="75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6&amp;airlineCode=KL&amp;flightNumber=168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0" office:value-type="string">
            <text:p text:style-name="Table_20_Contents"><text:a xlink:type="simple" xlink:href="https://www.flightstats.com/go/FlightStatus/flightStatusByFlight.do?id=366290726&amp;airlineCode=KE&amp;flightNumber=6413&amp;utm_source=34b64945a69b9cac:7b907964:13ed466ba45:3e7e&amp;utm_medium=cpc&amp;utm_campaign=weblet" office:target-frame-name="_blank" xlink:show="new"><text:span text:style-name="T6">KE 6413</text:span></text:a><text:span text:style-name="T6"> </text:span><text:span text:style-name="T4">^</text:span></text:p>
          </table:table-cell>
          <table:table-cell table:style-name="Tabla18.B80" office:value-type="string">
            <text:p text:style-name="P8">Korean Air</text:p>
          </table:table-cell>
          <table:table-cell table:style-name="Tabla18.C80" office:value-type="string">
            <text:p text:style-name="P8">10:40 PM <draw:frame draw:style-name="fr1" draw:name="gráficos836" text:anchor-type="as-char" svg:width="0.291cm" svg:height="0.291cm" draw:z-index="755"><draw:image xlink:href="https://dem5xqcn61lj8.cloudfront.net/estimated_icon.gif" xlink:type="simple" xlink:show="embed" xlink:actuate="onLoad"/></draw:frame></text:p>
          </table:table-cell>
          <table:table-cell table:style-name="Tabla18.D80" office:value-type="string">
            <text:p text:style-name="Table_20_Contents"><text:span text:style-name="T6">En Ruta <text:line-break/></text:span><text:span text:style-name="T6"><draw:frame draw:style-name="fr1" draw:name="gráficos837" text:anchor-type="as-char" svg:width="0.185cm" svg:height="0.185cm" draw:z-index="75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6&amp;airlineCode=KE&amp;flightNumber=641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1" office:value-type="string">
            <text:p text:style-name="Table_20_Contents"><text:a xlink:type="simple" xlink:href="https://www.flightstats.com/go/FlightStatus/flightStatusByFlight.do?id=366290726&amp;airlineCode=MU&amp;flightNumber=8291&amp;utm_source=34b64945a69b9cac:7b907964:13ed466ba45:3e7e&amp;utm_medium=cpc&amp;utm_campaign=weblet" office:target-frame-name="_blank" xlink:show="new"><text:span text:style-name="T6">MU 8291</text:span></text:a><text:span text:style-name="T6"> </text:span><text:span text:style-name="T4">^</text:span></text:p>
          </table:table-cell>
          <table:table-cell table:style-name="Tabla18.B81" office:value-type="string">
            <text:p text:style-name="P8">China Eastern Airlines</text:p>
          </table:table-cell>
          <table:table-cell table:style-name="Tabla18.C81" office:value-type="string">
            <text:p text:style-name="P8">10:40 PM <draw:frame draw:style-name="fr1" draw:name="gráficos840" text:anchor-type="as-char" svg:width="0.291cm" svg:height="0.291cm" draw:z-index="757"><draw:image xlink:href="https://dem5xqcn61lj8.cloudfront.net/estimated_icon.gif" xlink:type="simple" xlink:show="embed" xlink:actuate="onLoad"/></draw:frame></text:p>
          </table:table-cell>
          <table:table-cell table:style-name="Tabla18.D81" office:value-type="string">
            <text:p text:style-name="Table_20_Contents"><text:span text:style-name="T6">En Ruta <text:line-break/></text:span><text:span text:style-name="T6"><draw:frame draw:style-name="fr1" draw:name="gráficos841" text:anchor-type="as-char" svg:width="0.185cm" svg:height="0.185cm" draw:z-index="75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6&amp;airlineCode=MU&amp;flightNumber=829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2" office:value-type="string">
            <text:p text:style-name="Table_20_Contents"><text:a xlink:type="simple" xlink:href="https://www.flightstats.com/go/FlightStatus/flightStatusByFlight.do?id=366290726&amp;airlineCode=AM&amp;flightNumber=6510&amp;utm_source=34b64945a69b9cac:7b907964:13ed466ba45:3e7e&amp;utm_medium=cpc&amp;utm_campaign=weblet" office:target-frame-name="_blank" xlink:show="new"><text:span text:style-name="T6">AM 6510</text:span></text:a><text:span text:style-name="T6"> </text:span><text:span text:style-name="T4">^</text:span></text:p>
          </table:table-cell>
          <table:table-cell table:style-name="Tabla18.B82" office:value-type="string">
            <text:p text:style-name="P8">Aeromexico</text:p>
          </table:table-cell>
          <table:table-cell table:style-name="Tabla18.C82" office:value-type="string">
            <text:p text:style-name="P8">10:40 PM <draw:frame draw:style-name="fr1" draw:name="gráficos844" text:anchor-type="as-char" svg:width="0.291cm" svg:height="0.291cm" draw:z-index="759"><draw:image xlink:href="https://dem5xqcn61lj8.cloudfront.net/estimated_icon.gif" xlink:type="simple" xlink:show="embed" xlink:actuate="onLoad"/></draw:frame></text:p>
          </table:table-cell>
          <table:table-cell table:style-name="Tabla18.D82" office:value-type="string">
            <text:p text:style-name="Table_20_Contents"><text:span text:style-name="T6">En Ruta <text:line-break/></text:span><text:span text:style-name="T6"><draw:frame draw:style-name="fr1" draw:name="gráficos845" text:anchor-type="as-char" svg:width="0.185cm" svg:height="0.185cm" draw:z-index="76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0726&amp;airlineCode=AM&amp;flightNumber=651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3" office:value-type="string">
            <text:p text:style-name="Table_20_Contents"><text:a xlink:type="simple" xlink:href="https://www.flightstats.com/go/FlightStatus/flightStatusByFlight.do?id=367635346&amp;airlineCode=FR&amp;flightNumber=6369&amp;utm_source=34b64945a69b9cac:7b907964:13ed466ba45:3e7e&amp;utm_medium=cpc&amp;utm_campaign=weblet" office:target-frame-name="_blank" xlink:show="new"><text:span text:style-name="T6">FR 6369</text:span></text:a></text:p>
          </table:table-cell>
          <table:table-cell table:style-name="Tabla18.B83" office:value-type="string">
            <text:p text:style-name="P8">Ryanair</text:p>
          </table:table-cell>
          <table:table-cell table:style-name="Tabla18.C83" office:value-type="string">
            <text:p text:style-name="P8">10:51 PM</text:p>
          </table:table-cell>
          <table:table-cell table:style-name="Tabla18.D83" office:value-type="string">
            <text:p text:style-name="Table_20_Contents"><text:span text:style-name="T6">Aterrizo <text:line-break/></text:span><text:span text:style-name="T6"><draw:frame draw:style-name="fr1" draw:name="gráficos848" text:anchor-type="as-char" svg:width="0.185cm" svg:height="0.185cm" draw:z-index="761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346&amp;airlineCode=FR&amp;flightNumber=636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4" office:value-type="string">
            <text:p text:style-name="Table_20_Contents"><text:a xlink:type="simple" xlink:href="https://www.flightstats.com/go/FlightStatus/flightStatusByFlight.do?id=366320975&amp;airlineCode=VY&amp;flightNumber=6006&amp;utm_source=34b64945a69b9cac:7b907964:13ed466ba45:3e7e&amp;utm_medium=cpc&amp;utm_campaign=weblet" office:target-frame-name="_blank" xlink:show="new"><text:span text:style-name="T6">VY 6006</text:span></text:a></text:p>
          </table:table-cell>
          <table:table-cell table:style-name="Tabla18.B84" office:value-type="string">
            <text:p text:style-name="P8">Vueling</text:p>
          </table:table-cell>
          <table:table-cell table:style-name="Tabla18.C84" office:value-type="string">
            <text:p text:style-name="P8">10:52 PM</text:p>
          </table:table-cell>
          <table:table-cell table:style-name="Tabla18.D84" office:value-type="string">
            <text:p text:style-name="Table_20_Contents"><text:span text:style-name="T6">Aterrizo <text:line-break/></text:span><text:span text:style-name="T6"><draw:frame draw:style-name="fr1" draw:name="gráficos849" text:anchor-type="as-char" svg:width="0.185cm" svg:height="0.185cm" draw:z-index="76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0975&amp;airlineCode=VY&amp;flightNumber=6006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5" office:value-type="string">
            <text:p text:style-name="Table_20_Contents"><text:a xlink:type="simple" xlink:href="https://www.flightstats.com/go/FlightStatus/flightStatusByFlight.do?id=366320975&amp;airlineCode=IB&amp;flightNumber=5533&amp;utm_source=34b64945a69b9cac:7b907964:13ed466ba45:3e7e&amp;utm_medium=cpc&amp;utm_campaign=weblet" office:target-frame-name="_blank" xlink:show="new"><text:span text:style-name="T6">IB 5533</text:span></text:a><text:span text:style-name="T6"> </text:span><text:span text:style-name="T4">^</text:span></text:p>
          </table:table-cell>
          <table:table-cell table:style-name="Tabla18.B85" office:value-type="string">
            <text:p text:style-name="P8">Iberia</text:p>
          </table:table-cell>
          <table:table-cell table:style-name="Tabla18.C85" office:value-type="string">
            <text:p text:style-name="P8">10:52 PM</text:p>
          </table:table-cell>
          <table:table-cell table:style-name="Tabla18.D85" office:value-type="string">
            <text:p text:style-name="Table_20_Contents"><text:span text:style-name="T6">Aterrizo <text:line-break/></text:span><text:span text:style-name="T6"><draw:frame draw:style-name="fr1" draw:name="gráficos850" text:anchor-type="as-char" svg:width="0.185cm" svg:height="0.185cm" draw:z-index="76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0975&amp;airlineCode=IB&amp;flightNumber=5533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6" office:value-type="string">
            <text:p text:style-name="Table_20_Contents"><text:a xlink:type="simple" xlink:href="https://www.flightstats.com/go/FlightStatus/flightStatusByFlight.do?id=366375040&amp;airlineCode=DY&amp;flightNumber=5185&amp;utm_source=34b64945a69b9cac:7b907964:13ed466ba45:3e7e&amp;utm_medium=cpc&amp;utm_campaign=weblet" office:target-frame-name="_blank" xlink:show="new"><text:span text:style-name="T6">DY 5185</text:span></text:a></text:p>
          </table:table-cell>
          <table:table-cell table:style-name="Tabla18.B86" office:value-type="string">
            <text:p text:style-name="P8">Norwegian Air Shuttle</text:p>
          </table:table-cell>
          <table:table-cell table:style-name="Tabla18.C86" office:value-type="string">
            <text:p text:style-name="P8">10:58 PM</text:p>
          </table:table-cell>
          <table:table-cell table:style-name="Tabla18.D86" office:value-type="string">
            <text:p text:style-name="Table_20_Contents"><text:span text:style-name="T6">Aterrizo <text:line-break/></text:span><text:span text:style-name="T6"><draw:frame draw:style-name="fr1" draw:name="gráficos851" text:anchor-type="as-char" svg:width="0.185cm" svg:height="0.185cm" draw:z-index="76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5040&amp;airlineCode=DY&amp;flightNumber=518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87" office:value-type="string">
            <text:p text:style-name="Table_20_Contents"><text:a xlink:type="simple" xlink:href="https://www.flightstats.com/go/FlightStatus/flightStatusByFlight.do?id=366328690&amp;airlineCode=TK&amp;flightNumber=1851&amp;utm_source=34b64945a69b9cac:7b907964:13ed466ba45:3e7e&amp;utm_medium=cpc&amp;utm_campaign=weblet" office:target-frame-name="_blank" xlink:show="new"><text:span text:style-name="T6">TK 1851</text:span></text:a></text:p>
          </table:table-cell>
          <table:table-cell table:style-name="Tabla18.B87" office:value-type="string">
            <text:p text:style-name="P8">Turkish Airlines</text:p>
          </table:table-cell>
          <table:table-cell table:style-name="Tabla18.C87" office:value-type="string">
            <text:p text:style-name="P8">11:17 PM</text:p>
          </table:table-cell>
          <table:table-cell table:style-name="Tabla18.D87" office:value-type="string">
            <text:p text:style-name="Table_20_Contents"><text:span text:style-name="T6">Aterrizo <text:line-break/></text:span><text:span text:style-name="T6"><draw:frame draw:style-name="fr1" draw:name="gráficos852" text:anchor-type="as-char" svg:width="0.185cm" svg:height="0.185cm" draw:z-index="76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8690&amp;airlineCode=TK&amp;flightNumber=185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88" office:value-type="string">
            <text:p text:style-name="Table_20_Contents"><text:a xlink:type="simple" xlink:href="https://www.flightstats.com/go/FlightStatus/flightStatusByFlight.do?id=366328690&amp;airlineCode=TP&amp;flightNumber=8816&amp;utm_source=34b64945a69b9cac:7b907964:13ed466ba45:3e7e&amp;utm_medium=cpc&amp;utm_campaign=weblet" office:target-frame-name="_blank" xlink:show="new"><text:span text:style-name="T6">TP 8816</text:span></text:a><text:span text:style-name="T6"> </text:span><text:span text:style-name="T4">^</text:span></text:p>
          </table:table-cell>
          <table:table-cell table:style-name="Tabla18.B88" office:value-type="string">
            <text:p text:style-name="P8">TAP Portugal</text:p>
          </table:table-cell>
          <table:table-cell table:style-name="Tabla18.C88" office:value-type="string">
            <text:p text:style-name="P8">11:17 PM</text:p>
          </table:table-cell>
          <table:table-cell table:style-name="Tabla18.D88" office:value-type="string">
            <text:p text:style-name="Table_20_Contents"><text:span text:style-name="T6">Aterrizo <text:line-break/></text:span><text:span text:style-name="T6"><draw:frame draw:style-name="fr1" draw:name="gráficos853" text:anchor-type="as-char" svg:width="0.185cm" svg:height="0.185cm" draw:z-index="76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28690&amp;airlineCode=TP&amp;flightNumber=8816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89" office:value-type="string">
            <text:p text:style-name="Table_20_Contents"><text:a xlink:type="simple" xlink:href="https://www.flightstats.com/go/FlightStatus/flightStatusByFlight.do?id=366367427&amp;airlineCode=SU&amp;flightNumber=2512&amp;utm_source=34b64945a69b9cac:7b907964:13ed466ba45:3e7e&amp;utm_medium=cpc&amp;utm_campaign=weblet" office:target-frame-name="_blank" xlink:show="new"><text:span text:style-name="T6">SU 2512</text:span></text:a></text:p>
          </table:table-cell>
          <table:table-cell table:style-name="Tabla18.B89" office:value-type="string">
            <text:p text:style-name="P8">Aeroflot</text:p>
          </table:table-cell>
          <table:table-cell table:style-name="Tabla18.C89" office:value-type="string">
            <text:p text:style-name="P8">11:02 PM</text:p>
          </table:table-cell>
          <table:table-cell table:style-name="Tabla18.D89" office:value-type="string">
            <text:p text:style-name="Table_20_Contents"><text:span text:style-name="T6">Aterrizo <text:line-break/></text:span><text:span text:style-name="T6"><draw:frame draw:style-name="fr1" draw:name="gráficos854" text:anchor-type="as-char" svg:width="0.185cm" svg:height="0.185cm" draw:z-index="76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427&amp;airlineCode=SU&amp;flightNumber=251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90" office:value-type="string">
            <text:p text:style-name="Table_20_Contents"><text:a xlink:type="simple" xlink:href="https://www.flightstats.com/go/FlightStatus/flightStatusByFlight.do?id=366367427&amp;airlineCode=UX&amp;flightNumber=3288&amp;utm_source=34b64945a69b9cac:7b907964:13ed466ba45:3e7e&amp;utm_medium=cpc&amp;utm_campaign=weblet" office:target-frame-name="_blank" xlink:show="new"><text:span text:style-name="T6">UX 3288</text:span></text:a><text:span text:style-name="T6"> </text:span><text:span text:style-name="T4">^</text:span></text:p>
          </table:table-cell>
          <table:table-cell table:style-name="Tabla18.B90" office:value-type="string">
            <text:p text:style-name="P8">Air Europa</text:p>
          </table:table-cell>
          <table:table-cell table:style-name="Tabla18.C90" office:value-type="string">
            <text:p text:style-name="P8">11:02 PM</text:p>
          </table:table-cell>
          <table:table-cell table:style-name="Tabla18.D90" office:value-type="string">
            <text:p text:style-name="Table_20_Contents"><text:span text:style-name="T6">Aterrizo <text:line-break/></text:span><text:span text:style-name="T6"><draw:frame draw:style-name="fr1" draw:name="gráficos855" text:anchor-type="as-char" svg:width="0.185cm" svg:height="0.185cm" draw:z-index="76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7427&amp;airlineCode=UX&amp;flightNumber=328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91" office:value-type="string">
            <text:p text:style-name="Table_20_Contents"><text:a xlink:type="simple" xlink:href="https://www.flightstats.com/go/FlightStatus/flightStatusByFlight.do?id=366356625&amp;airlineCode=SWT&amp;flightNumber=114&amp;utm_source=34b64945a69b9cac:7b907964:13ed466ba45:3e7e&amp;utm_medium=cpc&amp;utm_campaign=weblet" office:target-frame-name="_blank" xlink:show="new"><text:span text:style-name="T6">SWT 114</text:span></text:a></text:p>
          </table:table-cell>
          <table:table-cell table:style-name="Tabla18.B91" office:value-type="string">
            <text:p text:style-name="P8">Swiftair</text:p>
          </table:table-cell>
          <table:table-cell table:style-name="Tabla18.C91" office:value-type="string">
            <text:p text:style-name="P8">11:00 PM</text:p>
          </table:table-cell>
          <table:table-cell table:style-name="Tabla18.D91" office:value-type="string">
            <text:p text:style-name="P8">Programado </text:p>
          </table:table-cell>
        </table:table-row>
        <table:table-row>
          <table:table-cell table:style-name="Tabla18.A92" office:value-type="string">
            <text:p text:style-name="Table_20_Contents"><text:a xlink:type="simple" xlink:href="https://www.flightstats.com/go/FlightStatus/flightStatusByFlight.do?id=366318870&amp;airlineCode=LH&amp;flightNumber=1138&amp;utm_source=34b64945a69b9cac:7b907964:13ed466ba45:3e7e&amp;utm_medium=cpc&amp;utm_campaign=weblet" office:target-frame-name="_blank" xlink:show="new"><text:span text:style-name="T6">LH 1138</text:span></text:a></text:p>
          </table:table-cell>
          <table:table-cell table:style-name="Tabla18.B92" office:value-type="string">
            <text:p text:style-name="P8">Lufthansa</text:p>
          </table:table-cell>
          <table:table-cell table:style-name="Tabla18.C92" office:value-type="string">
            <text:p text:style-name="P8">11:18 PM</text:p>
          </table:table-cell>
          <table:table-cell table:style-name="Tabla18.D92" office:value-type="string">
            <text:p text:style-name="Table_20_Contents"><text:span text:style-name="T6">Aterrizo <text:line-break/></text:span><text:span text:style-name="T6"><draw:frame draw:style-name="fr1" draw:name="gráficos858" text:anchor-type="as-char" svg:width="0.185cm" svg:height="0.185cm" draw:z-index="769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8870&amp;airlineCode=LH&amp;flightNumber=113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3" office:value-type="string">
            <text:p text:style-name="Table_20_Contents"><text:a xlink:type="simple" xlink:href="https://www.flightstats.com/go/FlightStatus/flightStatusByFlight.do?id=366318870&amp;airlineCode=CA&amp;flightNumber=6293&amp;utm_source=34b64945a69b9cac:7b907964:13ed466ba45:3e7e&amp;utm_medium=cpc&amp;utm_campaign=weblet" office:target-frame-name="_blank" xlink:show="new"><text:span text:style-name="T6">CA 6293</text:span></text:a><text:span text:style-name="T6"> </text:span><text:span text:style-name="T4">^</text:span></text:p>
          </table:table-cell>
          <table:table-cell table:style-name="Tabla18.B93" office:value-type="string">
            <text:p text:style-name="P8">Air China</text:p>
          </table:table-cell>
          <table:table-cell table:style-name="Tabla18.C93" office:value-type="string">
            <text:p text:style-name="P8">11:18 PM</text:p>
          </table:table-cell>
          <table:table-cell table:style-name="Tabla18.D93" office:value-type="string">
            <text:p text:style-name="Table_20_Contents"><text:span text:style-name="T6">Aterrizo <text:line-break/></text:span><text:span text:style-name="T6"><draw:frame draw:style-name="fr1" draw:name="gráficos859" text:anchor-type="as-char" svg:width="0.185cm" svg:height="0.185cm" draw:z-index="77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8870&amp;airlineCode=CA&amp;flightNumber=629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4" office:value-type="string">
            <text:p text:style-name="Table_20_Contents"><text:a xlink:type="simple" xlink:href="https://www.flightstats.com/go/FlightStatus/flightStatusByFlight.do?id=366318870&amp;airlineCode=SK&amp;flightNumber=3380&amp;utm_source=34b64945a69b9cac:7b907964:13ed466ba45:3e7e&amp;utm_medium=cpc&amp;utm_campaign=weblet" office:target-frame-name="_blank" xlink:show="new"><text:span text:style-name="T6">SK 3380</text:span></text:a><text:span text:style-name="T6"> </text:span><text:span text:style-name="T4">^</text:span></text:p>
          </table:table-cell>
          <table:table-cell table:style-name="Tabla18.B94" office:value-type="string">
            <text:p text:style-name="P8">SAS</text:p>
          </table:table-cell>
          <table:table-cell table:style-name="Tabla18.C94" office:value-type="string">
            <text:p text:style-name="P8">11:18 PM</text:p>
          </table:table-cell>
          <table:table-cell table:style-name="Tabla18.D94" office:value-type="string">
            <text:p text:style-name="Table_20_Contents"><text:span text:style-name="T6">Aterrizo <text:line-break/></text:span><text:span text:style-name="T6"><draw:frame draw:style-name="fr1" draw:name="gráficos860" text:anchor-type="as-char" svg:width="0.185cm" svg:height="0.185cm" draw:z-index="771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8870&amp;airlineCode=SK&amp;flightNumber=338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5" office:value-type="string">
            <text:p text:style-name="Table_20_Contents"><text:a xlink:type="simple" xlink:href="https://www.flightstats.com/go/FlightStatus/flightStatusByFlight.do?id=366318870&amp;airlineCode=ET&amp;flightNumber=1557&amp;utm_source=34b64945a69b9cac:7b907964:13ed466ba45:3e7e&amp;utm_medium=cpc&amp;utm_campaign=weblet" office:target-frame-name="_blank" xlink:show="new"><text:span text:style-name="T6">ET 1557</text:span></text:a><text:span text:style-name="T6"> </text:span><text:span text:style-name="T4">^</text:span></text:p>
          </table:table-cell>
          <table:table-cell table:style-name="Tabla18.B95" office:value-type="string">
            <text:p text:style-name="P8">Ethiopian Airlines</text:p>
          </table:table-cell>
          <table:table-cell table:style-name="Tabla18.C95" office:value-type="string">
            <text:p text:style-name="P8">11:18 PM</text:p>
          </table:table-cell>
          <table:table-cell table:style-name="Tabla18.D95" office:value-type="string">
            <text:p text:style-name="Table_20_Contents"><text:span text:style-name="T6">Aterrizo <text:line-break/></text:span><text:span text:style-name="T6"><draw:frame draw:style-name="fr1" draw:name="gráficos861" text:anchor-type="as-char" svg:width="0.185cm" svg:height="0.185cm" draw:z-index="77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8870&amp;airlineCode=ET&amp;flightNumber=155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6" office:value-type="string">
            <text:p text:style-name="Table_20_Contents"><text:a xlink:type="simple" xlink:href="https://www.flightstats.com/go/FlightStatus/flightStatusByFlight.do?id=366318870&amp;airlineCode=TG&amp;flightNumber=7654&amp;utm_source=34b64945a69b9cac:7b907964:13ed466ba45:3e7e&amp;utm_medium=cpc&amp;utm_campaign=weblet" office:target-frame-name="_blank" xlink:show="new"><text:span text:style-name="T6">TG 7654</text:span></text:a><text:span text:style-name="T6"> </text:span><text:span text:style-name="T4">^</text:span></text:p>
          </table:table-cell>
          <table:table-cell table:style-name="Tabla18.B96" office:value-type="string">
            <text:p text:style-name="P8">Thai Airways International</text:p>
          </table:table-cell>
          <table:table-cell table:style-name="Tabla18.C96" office:value-type="string">
            <text:p text:style-name="P8">11:18 PM</text:p>
          </table:table-cell>
          <table:table-cell table:style-name="Tabla18.D96" office:value-type="string">
            <text:p text:style-name="Table_20_Contents"><text:span text:style-name="T6">Aterrizo <text:line-break/></text:span><text:span text:style-name="T6"><draw:frame draw:style-name="fr1" draw:name="gráficos862" text:anchor-type="as-char" svg:width="0.185cm" svg:height="0.185cm" draw:z-index="77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8870&amp;airlineCode=TG&amp;flightNumber=765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7" office:value-type="string">
            <text:p text:style-name="Table_20_Contents"><text:a xlink:type="simple" xlink:href="https://www.flightstats.com/go/FlightStatus/flightStatusByFlight.do?id=366337607&amp;airlineCode=U2&amp;flightNumber=8581&amp;utm_source=34b64945a69b9cac:7b907964:13ed466ba45:3e7e&amp;utm_medium=cpc&amp;utm_campaign=weblet" office:target-frame-name="_blank" xlink:show="new"><text:span text:style-name="T6">U2 8581</text:span></text:a></text:p>
          </table:table-cell>
          <table:table-cell table:style-name="Tabla18.B97" office:value-type="string">
            <text:p text:style-name="P8">easyJet</text:p>
          </table:table-cell>
          <table:table-cell table:style-name="Tabla18.C97" office:value-type="string">
            <text:p text:style-name="P8">11:16 PM</text:p>
          </table:table-cell>
          <table:table-cell table:style-name="Tabla18.D97" office:value-type="string">
            <text:p text:style-name="Table_20_Contents"><text:span text:style-name="T6">Aterrizo <text:line-break/></text:span><text:span text:style-name="T6"><draw:frame draw:style-name="fr1" draw:name="gráficos863" text:anchor-type="as-char" svg:width="0.185cm" svg:height="0.185cm" draw:z-index="77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7607&amp;airlineCode=U2&amp;flightNumber=858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8" office:value-type="string">
            <text:p text:style-name="Table_20_Contents"><text:a xlink:type="simple" xlink:href="https://www.flightstats.com/go/FlightStatus/flightStatusByFlight.do?id=366315035&amp;airlineCode=VY&amp;flightNumber=1899&amp;utm_source=34b64945a69b9cac:7b907964:13ed466ba45:3e7e&amp;utm_medium=cpc&amp;utm_campaign=weblet" office:target-frame-name="_blank" xlink:show="new"><text:span text:style-name="T6">VY 1899</text:span></text:a></text:p>
          </table:table-cell>
          <table:table-cell table:style-name="Tabla18.B98" office:value-type="string">
            <text:p text:style-name="P8">Vueling</text:p>
          </table:table-cell>
          <table:table-cell table:style-name="Tabla18.C98" office:value-type="string">
            <text:p text:style-name="P8">11:34 PM <draw:frame draw:style-name="fr1" draw:name="gráficos864" text:anchor-type="as-char" svg:width="0.291cm" svg:height="0.291cm" draw:z-index="775"><draw:image xlink:href="https://dem5xqcn61lj8.cloudfront.net/estimated_icon.gif" xlink:type="simple" xlink:show="embed" xlink:actuate="onLoad"/></draw:frame></text:p>
          </table:table-cell>
          <table:table-cell table:style-name="Tabla18.D98" office:value-type="string">
            <text:p text:style-name="Table_20_Contents"><text:span text:style-name="T6">En Ruta <text:line-break/></text:span><text:span text:style-name="T6"><draw:frame draw:style-name="fr1" draw:name="gráficos865" text:anchor-type="as-char" svg:width="0.185cm" svg:height="0.185cm" draw:z-index="776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5035&amp;airlineCode=VY&amp;flightNumber=189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99" office:value-type="string">
            <text:p text:style-name="Table_20_Contents"><text:a xlink:type="simple" xlink:href="https://www.flightstats.com/go/FlightStatus/flightStatusByFlight.do?id=366315035&amp;airlineCode=IB&amp;flightNumber=5415&amp;utm_source=34b64945a69b9cac:7b907964:13ed466ba45:3e7e&amp;utm_medium=cpc&amp;utm_campaign=weblet" office:target-frame-name="_blank" xlink:show="new"><text:span text:style-name="T6">IB 5415</text:span></text:a><text:span text:style-name="T6"> </text:span><text:span text:style-name="T4">^</text:span></text:p>
          </table:table-cell>
          <table:table-cell table:style-name="Tabla18.B99" office:value-type="string">
            <text:p text:style-name="P8">Iberia</text:p>
          </table:table-cell>
          <table:table-cell table:style-name="Tabla18.C99" office:value-type="string">
            <text:p text:style-name="P8">11:34 PM <draw:frame draw:style-name="fr1" draw:name="gráficos868" text:anchor-type="as-char" svg:width="0.291cm" svg:height="0.291cm" draw:z-index="777"><draw:image xlink:href="https://dem5xqcn61lj8.cloudfront.net/estimated_icon.gif" xlink:type="simple" xlink:show="embed" xlink:actuate="onLoad"/></draw:frame></text:p>
          </table:table-cell>
          <table:table-cell table:style-name="Tabla18.D99" office:value-type="string">
            <text:p text:style-name="Table_20_Contents"><text:span text:style-name="T6">En Ruta <text:line-break/></text:span><text:span text:style-name="T6"><draw:frame draw:style-name="fr1" draw:name="gráficos869" text:anchor-type="as-char" svg:width="0.185cm" svg:height="0.185cm" draw:z-index="77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15035&amp;airlineCode=IB&amp;flightNumber=541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00" office:value-type="string">
            <text:p text:style-name="Table_20_Contents"><text:a xlink:type="simple" xlink:href="https://www.flightstats.com/go/FlightStatus/flightStatusByFlight.do?id=366340749&amp;airlineCode=IB&amp;flightNumber=2742&amp;utm_source=34b64945a69b9cac:7b907964:13ed466ba45:3e7e&amp;utm_medium=cpc&amp;utm_campaign=weblet" office:target-frame-name="_blank" xlink:show="new"><text:span text:style-name="T6">IB 2742</text:span></text:a></text:p>
          </table:table-cell>
          <table:table-cell table:style-name="Tabla18.B100" office:value-type="string">
            <text:p text:style-name="P8">Iberia</text:p>
          </table:table-cell>
          <table:table-cell table:style-name="Tabla18.C100" office:value-type="string">
            <text:p text:style-name="P8">10:56 PM</text:p>
          </table:table-cell>
          <table:table-cell table:style-name="Tabla18.D100" office:value-type="string">
            <text:p text:style-name="Table_20_Contents"><text:span text:style-name="T6">Aterrizo <text:line-break/></text:span><text:span text:style-name="T6"><draw:frame draw:style-name="fr1" draw:name="gráficos872" text:anchor-type="as-char" svg:width="0.185cm" svg:height="0.185cm" draw:z-index="779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49&amp;airlineCode=IB&amp;flightNumber=2742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01" office:value-type="string">
            <text:p text:style-name="Table_20_Contents"><text:a xlink:type="simple" xlink:href="https://www.flightstats.com/go/FlightStatus/flightStatusByFlight.do?id=366341204&amp;airlineCode=VY&amp;flightNumber=3719&amp;utm_source=34b64945a69b9cac:7b907964:13ed466ba45:3e7e&amp;utm_medium=cpc&amp;utm_campaign=weblet" office:target-frame-name="_blank" xlink:show="new"><text:span text:style-name="T6">VY 3719</text:span></text:a></text:p>
          </table:table-cell>
          <table:table-cell table:style-name="Tabla18.B101" office:value-type="string">
            <text:p text:style-name="P8">Vueling</text:p>
          </table:table-cell>
          <table:table-cell table:style-name="Tabla18.C101" office:value-type="string">
            <text:p text:style-name="P8">11:24 PM</text:p>
          </table:table-cell>
          <table:table-cell table:style-name="Tabla18.D101" office:value-type="string">
            <text:p text:style-name="Table_20_Contents"><text:span text:style-name="T6">Aterrizo <text:line-break/></text:span><text:span text:style-name="T6"><draw:frame draw:style-name="fr1" draw:name="gráficos873" text:anchor-type="as-char" svg:width="0.185cm" svg:height="0.185cm" draw:z-index="78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1204&amp;airlineCode=VY&amp;flightNumber=371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02" office:value-type="string">
            <text:p text:style-name="Table_20_Contents"><text:a xlink:type="simple" xlink:href="https://www.flightstats.com/go/FlightStatus/flightStatusByFlight.do?id=366341204&amp;airlineCode=IB&amp;flightNumber=5505&amp;utm_source=34b64945a69b9cac:7b907964:13ed466ba45:3e7e&amp;utm_medium=cpc&amp;utm_campaign=weblet" office:target-frame-name="_blank" xlink:show="new"><text:span text:style-name="T6">IB 5505</text:span></text:a><text:span text:style-name="T6"> </text:span><text:span text:style-name="T4">^</text:span></text:p>
          </table:table-cell>
          <table:table-cell table:style-name="Tabla18.B102" office:value-type="string">
            <text:p text:style-name="P8">Iberia</text:p>
          </table:table-cell>
          <table:table-cell table:style-name="Tabla18.C102" office:value-type="string">
            <text:p text:style-name="P8">11:24 PM</text:p>
          </table:table-cell>
          <table:table-cell table:style-name="Tabla18.D102" office:value-type="string">
            <text:p text:style-name="Table_20_Contents"><text:span text:style-name="T6">Aterrizo <text:line-break/></text:span><text:span text:style-name="T6"><draw:frame draw:style-name="fr1" draw:name="gráficos874" text:anchor-type="as-char" svg:width="0.185cm" svg:height="0.185cm" draw:z-index="781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1204&amp;airlineCode=IB&amp;flightNumber=550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03" office:value-type="string">
            <text:p text:style-name="Table_20_Contents"><text:a xlink:type="simple" xlink:href="https://www.flightstats.com/go/FlightStatus/flightStatusByFlight.do?id=366350774&amp;airlineCode=NI&amp;flightNumber=1034&amp;utm_source=34b64945a69b9cac:7b907964:13ed466ba45:3e7e&amp;utm_medium=cpc&amp;utm_campaign=weblet" office:target-frame-name="_blank" xlink:show="new"><text:span text:style-name="T6">NI 1034</text:span></text:a></text:p>
          </table:table-cell>
          <table:table-cell table:style-name="Tabla18.B103" office:value-type="string">
            <text:p text:style-name="P8">Portugalia Airlines</text:p>
          </table:table-cell>
          <table:table-cell table:style-name="Tabla18.C103" office:value-type="string">
            <text:p text:style-name="P8">11:10 PM</text:p>
          </table:table-cell>
          <table:table-cell table:style-name="Tabla18.D103" office:value-type="string">
            <text:p text:style-name="P8">En Ruta </text:p>
          </table:table-cell>
        </table:table-row>
        <table:table-row>
          <table:table-cell table:style-name="Tabla18.A104" office:value-type="string">
            <text:p text:style-name="Table_20_Contents"><text:a xlink:type="simple" xlink:href="https://www.flightstats.com/go/FlightStatus/flightStatusByFlight.do?id=366350774&amp;airlineCode=TP&amp;flightNumber=1034&amp;utm_source=34b64945a69b9cac:7b907964:13ed466ba45:3e7e&amp;utm_medium=cpc&amp;utm_campaign=weblet" office:target-frame-name="_blank" xlink:show="new"><text:span text:style-name="T6">TP 1034</text:span></text:a><text:span text:style-name="T6"> </text:span><text:span text:style-name="T4">^</text:span></text:p>
          </table:table-cell>
          <table:table-cell table:style-name="Tabla18.B104" office:value-type="string">
            <text:p text:style-name="P8">TAP Portugal</text:p>
          </table:table-cell>
          <table:table-cell table:style-name="Tabla18.C104" office:value-type="string">
            <text:p text:style-name="P8">11:10 PM</text:p>
          </table:table-cell>
          <table:table-cell table:style-name="Tabla18.D104" office:value-type="string">
            <text:p text:style-name="P8">En Ruta </text:p>
          </table:table-cell>
        </table:table-row>
        <text:soft-page-break/>
        <table:table-row>
          <table:table-cell table:style-name="Tabla18.A105" office:value-type="string">
            <text:p text:style-name="Table_20_Contents"><text:a xlink:type="simple" xlink:href="https://www.flightstats.com/go/FlightStatus/flightStatusByFlight.do?id=366350774&amp;airlineCode=TK&amp;flightNumber=8133&amp;utm_source=34b64945a69b9cac:7b907964:13ed466ba45:3e7e&amp;utm_medium=cpc&amp;utm_campaign=weblet" office:target-frame-name="_blank" xlink:show="new"><text:span text:style-name="T6">TK 8133</text:span></text:a><text:span text:style-name="T6"> </text:span><text:span text:style-name="T4">^</text:span></text:p>
          </table:table-cell>
          <table:table-cell table:style-name="Tabla18.B105" office:value-type="string">
            <text:p text:style-name="P8">Turkish Airlines</text:p>
          </table:table-cell>
          <table:table-cell table:style-name="Tabla18.C105" office:value-type="string">
            <text:p text:style-name="P8">11:10 PM</text:p>
          </table:table-cell>
          <table:table-cell table:style-name="Tabla18.D105" office:value-type="string">
            <text:p text:style-name="P8">En Ruta </text:p>
          </table:table-cell>
        </table:table-row>
        <table:table-row>
          <table:table-cell table:style-name="Tabla18.A106" office:value-type="string">
            <text:p text:style-name="Table_20_Contents"><text:a xlink:type="simple" xlink:href="https://www.flightstats.com/go/FlightStatus/flightStatusByFlight.do?id=366350774&amp;airlineCode=S4&amp;flightNumber=8738&amp;utm_source=34b64945a69b9cac:7b907964:13ed466ba45:3e7e&amp;utm_medium=cpc&amp;utm_campaign=weblet" office:target-frame-name="_blank" xlink:show="new"><text:span text:style-name="T6">S4 8738</text:span></text:a><text:span text:style-name="T6"> </text:span><text:span text:style-name="T4">^</text:span></text:p>
          </table:table-cell>
          <table:table-cell table:style-name="Tabla18.B106" office:value-type="string">
            <text:p text:style-name="P8">SATA Internacional</text:p>
          </table:table-cell>
          <table:table-cell table:style-name="Tabla18.C106" office:value-type="string">
            <text:p text:style-name="P8">11:10 PM</text:p>
          </table:table-cell>
          <table:table-cell table:style-name="Tabla18.D106" office:value-type="string">
            <text:p text:style-name="P8">En Ruta </text:p>
          </table:table-cell>
        </table:table-row>
        <table:table-row>
          <table:table-cell table:style-name="Tabla18.A107" office:value-type="string">
            <text:p text:style-name="Table_20_Contents"><text:a xlink:type="simple" xlink:href="https://www.flightstats.com/go/FlightStatus/flightStatusByFlight.do?id=366350774&amp;airlineCode=A3&amp;flightNumber=1762&amp;utm_source=34b64945a69b9cac:7b907964:13ed466ba45:3e7e&amp;utm_medium=cpc&amp;utm_campaign=weblet" office:target-frame-name="_blank" xlink:show="new"><text:span text:style-name="T6">A3 1762</text:span></text:a><text:span text:style-name="T6"> </text:span><text:span text:style-name="T4">^</text:span></text:p>
          </table:table-cell>
          <table:table-cell table:style-name="Tabla18.B107" office:value-type="string">
            <text:p text:style-name="P8">Aegean Airlines</text:p>
          </table:table-cell>
          <table:table-cell table:style-name="Tabla18.C107" office:value-type="string">
            <text:p text:style-name="P8">11:10 PM</text:p>
          </table:table-cell>
          <table:table-cell table:style-name="Tabla18.D107" office:value-type="string">
            <text:p text:style-name="P8">En Ruta </text:p>
          </table:table-cell>
        </table:table-row>
        <table:table-row>
          <table:table-cell table:style-name="Tabla18.A108" office:value-type="string">
            <text:p text:style-name="Table_20_Contents"><text:a xlink:type="simple" xlink:href="https://www.flightstats.com/go/FlightStatus/flightStatusByFlight.do?id=366317651&amp;airlineCode=AZ&amp;flightNumber=78&amp;utm_source=34b64945a69b9cac:7b907964:13ed466ba45:3e7e&amp;utm_medium=cpc&amp;utm_campaign=weblet" office:target-frame-name="_blank" xlink:show="new"><text:span text:style-name="T6">AZ 78</text:span></text:a></text:p>
          </table:table-cell>
          <table:table-cell table:style-name="Tabla18.B108" office:value-type="string">
            <text:p text:style-name="P8">Alitalia</text:p>
          </table:table-cell>
          <table:table-cell table:style-name="Tabla18.C108" office:value-type="string">
            <text:p text:style-name="P8">11:27 PM <draw:frame draw:style-name="fr1" draw:name="gráficos885" text:anchor-type="as-char" svg:width="0.291cm" svg:height="0.291cm" draw:z-index="782"><draw:image xlink:href="https://dem5xqcn61lj8.cloudfront.net/estimated_icon.gif" xlink:type="simple" xlink:show="embed" xlink:actuate="onLoad"/></draw:frame></text:p>
          </table:table-cell>
          <table:table-cell table:style-name="Tabla18.D108" office:value-type="string">
            <text:p text:style-name="Table_20_Contents"><text:span text:style-name="T6">En Ruta <text:line-break/></text:span><text:span text:style-name="T6"><draw:frame draw:style-name="fr1" draw:name="gráficos886" text:anchor-type="as-char" svg:width="0.185cm" svg:height="0.185cm" draw:z-index="783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1&amp;airlineCode=AZ&amp;flightNumber=7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09" office:value-type="string">
            <text:p text:style-name="Table_20_Contents"><text:a xlink:type="simple" xlink:href="https://www.flightstats.com/go/FlightStatus/flightStatusByFlight.do?id=366317651&amp;airlineCode=SU&amp;flightNumber=3240&amp;utm_source=34b64945a69b9cac:7b907964:13ed466ba45:3e7e&amp;utm_medium=cpc&amp;utm_campaign=weblet" office:target-frame-name="_blank" xlink:show="new"><text:span text:style-name="T6">SU 3240</text:span></text:a><text:span text:style-name="T6"> </text:span><text:span text:style-name="T4">^</text:span></text:p>
          </table:table-cell>
          <table:table-cell table:style-name="Tabla18.B109" office:value-type="string">
            <text:p text:style-name="P8">Aeroflot</text:p>
          </table:table-cell>
          <table:table-cell table:style-name="Tabla18.C109" office:value-type="string">
            <text:p text:style-name="P8">11:27 PM <draw:frame draw:style-name="fr1" draw:name="gráficos889" text:anchor-type="as-char" svg:width="0.291cm" svg:height="0.291cm" draw:z-index="784"><draw:image xlink:href="https://dem5xqcn61lj8.cloudfront.net/estimated_icon.gif" xlink:type="simple" xlink:show="embed" xlink:actuate="onLoad"/></draw:frame></text:p>
          </table:table-cell>
          <table:table-cell table:style-name="Tabla18.D109" office:value-type="string">
            <text:p text:style-name="Table_20_Contents"><text:span text:style-name="T6">En Ruta <text:line-break/></text:span><text:span text:style-name="T6"><draw:frame draw:style-name="fr1" draw:name="gráficos890" text:anchor-type="as-char" svg:width="0.185cm" svg:height="0.185cm" draw:z-index="785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1&amp;airlineCode=SU&amp;flightNumber=324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0" office:value-type="string">
            <text:p text:style-name="Table_20_Contents"><text:a xlink:type="simple" xlink:href="https://www.flightstats.com/go/FlightStatus/flightStatusByFlight.do?id=366317651&amp;airlineCode=MU&amp;flightNumber=8195&amp;utm_source=34b64945a69b9cac:7b907964:13ed466ba45:3e7e&amp;utm_medium=cpc&amp;utm_campaign=weblet" office:target-frame-name="_blank" xlink:show="new"><text:span text:style-name="T6">MU 8195</text:span></text:a><text:span text:style-name="T6"> </text:span><text:span text:style-name="T4">^</text:span></text:p>
          </table:table-cell>
          <table:table-cell table:style-name="Tabla18.B110" office:value-type="string">
            <text:p text:style-name="P8">China Eastern Airlines</text:p>
          </table:table-cell>
          <table:table-cell table:style-name="Tabla18.C110" office:value-type="string">
            <text:p text:style-name="P8">11:27 PM <draw:frame draw:style-name="fr1" draw:name="gráficos893" text:anchor-type="as-char" svg:width="0.291cm" svg:height="0.291cm" draw:z-index="786"><draw:image xlink:href="https://dem5xqcn61lj8.cloudfront.net/estimated_icon.gif" xlink:type="simple" xlink:show="embed" xlink:actuate="onLoad"/></draw:frame></text:p>
          </table:table-cell>
          <table:table-cell table:style-name="Tabla18.D110" office:value-type="string">
            <text:p text:style-name="Table_20_Contents"><text:span text:style-name="T6">En Ruta <text:line-break/></text:span><text:span text:style-name="T6"><draw:frame draw:style-name="fr1" draw:name="gráficos894" text:anchor-type="as-char" svg:width="0.185cm" svg:height="0.185cm" draw:z-index="787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17651&amp;airlineCode=MU&amp;flightNumber=819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1" office:value-type="string">
            <text:p text:style-name="Table_20_Contents"><text:a xlink:type="simple" xlink:href="https://www.flightstats.com/go/FlightStatus/flightStatusByFlight.do?id=366299387&amp;airlineCode=VY&amp;flightNumber=8991&amp;utm_source=34b64945a69b9cac:7b907964:13ed466ba45:3e7e&amp;utm_medium=cpc&amp;utm_campaign=weblet" office:target-frame-name="_blank" xlink:show="new"><text:span text:style-name="T6">VY 8991</text:span></text:a></text:p>
          </table:table-cell>
          <table:table-cell table:style-name="Tabla18.B111" office:value-type="string">
            <text:p text:style-name="P8">Vueling</text:p>
          </table:table-cell>
          <table:table-cell table:style-name="Tabla18.C111" office:value-type="string">
            <text:p text:style-name="P8">12:29 AM <draw:frame draw:style-name="fr1" draw:name="gráficos897" text:anchor-type="as-char" svg:width="0.291cm" svg:height="0.291cm" draw:z-index="788"><draw:image xlink:href="https://dem5xqcn61lj8.cloudfront.net/estimated_icon.gif" xlink:type="simple" xlink:show="embed" xlink:actuate="onLoad"/></draw:frame></text:p>
          </table:table-cell>
          <table:table-cell table:style-name="Tabla18.D111" office:value-type="string">
            <text:p text:style-name="Table_20_Contents"><text:span text:style-name="T6">En Ruta <text:line-break/></text:span><text:span text:style-name="T6"><draw:frame draw:style-name="fr1" draw:name="gráficos898" text:anchor-type="as-char" svg:width="0.185cm" svg:height="0.185cm" draw:z-index="789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9387&amp;airlineCode=VY&amp;flightNumber=899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12" office:value-type="string">
            <text:p text:style-name="Table_20_Contents"><text:a xlink:type="simple" xlink:href="https://www.flightstats.com/go/FlightStatus/flightStatusByFlight.do?id=366299387&amp;airlineCode=IB&amp;flightNumber=5794&amp;utm_source=34b64945a69b9cac:7b907964:13ed466ba45:3e7e&amp;utm_medium=cpc&amp;utm_campaign=weblet" office:target-frame-name="_blank" xlink:show="new"><text:span text:style-name="T6">IB 5794</text:span></text:a><text:span text:style-name="T6"> </text:span><text:span text:style-name="T4">^</text:span></text:p>
          </table:table-cell>
          <table:table-cell table:style-name="Tabla18.B112" office:value-type="string">
            <text:p text:style-name="P8">Iberia</text:p>
          </table:table-cell>
          <table:table-cell table:style-name="Tabla18.C112" office:value-type="string">
            <text:p text:style-name="P8">12:29 AM <draw:frame draw:style-name="fr1" draw:name="gráficos901" text:anchor-type="as-char" svg:width="0.291cm" svg:height="0.291cm" draw:z-index="790"><draw:image xlink:href="https://dem5xqcn61lj8.cloudfront.net/estimated_icon.gif" xlink:type="simple" xlink:show="embed" xlink:actuate="onLoad"/></draw:frame></text:p>
          </table:table-cell>
          <table:table-cell table:style-name="Tabla18.D112" office:value-type="string">
            <text:p text:style-name="Table_20_Contents"><text:span text:style-name="T6">En Ruta <text:line-break/></text:span><text:span text:style-name="T6"><draw:frame draw:style-name="fr1" draw:name="gráficos902" text:anchor-type="as-char" svg:width="0.185cm" svg:height="0.185cm" draw:z-index="791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9387&amp;airlineCode=IB&amp;flightNumber=5794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13" office:value-type="string">
            <text:p text:style-name="Table_20_Contents"><text:a xlink:type="simple" xlink:href="https://www.flightstats.com/go/FlightStatus/flightStatusByFlight.do?id=366352274&amp;airlineCode=VY&amp;flightNumber=8023&amp;utm_source=34b64945a69b9cac:7b907964:13ed466ba45:3e7e&amp;utm_medium=cpc&amp;utm_campaign=weblet" office:target-frame-name="_blank" xlink:show="new"><text:span text:style-name="T6">VY 8023</text:span></text:a></text:p>
          </table:table-cell>
          <table:table-cell table:style-name="Tabla18.B113" office:value-type="string">
            <text:p text:style-name="P8">Vueling</text:p>
          </table:table-cell>
          <table:table-cell table:style-name="Tabla18.C113" office:value-type="string">
            <text:p text:style-name="P8">11:40 PM <draw:frame draw:style-name="fr1" draw:name="gráficos905" text:anchor-type="as-char" svg:width="0.291cm" svg:height="0.291cm" draw:z-index="792"><draw:image xlink:href="https://dem5xqcn61lj8.cloudfront.net/estimated_icon.gif" xlink:type="simple" xlink:show="embed" xlink:actuate="onLoad"/></draw:frame></text:p>
          </table:table-cell>
          <table:table-cell table:style-name="Tabla18.D113" office:value-type="string">
            <text:p text:style-name="Table_20_Contents"><text:span text:style-name="T6">En Ruta <text:line-break/></text:span><text:span text:style-name="T6"><draw:frame draw:style-name="fr1" draw:name="gráficos906" text:anchor-type="as-char" svg:width="0.185cm" svg:height="0.185cm" draw:z-index="793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2274&amp;airlineCode=VY&amp;flightNumber=802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14" office:value-type="string">
            <text:p text:style-name="Table_20_Contents"><text:a xlink:type="simple" xlink:href="https://www.flightstats.com/go/FlightStatus/flightStatusByFlight.do?id=366352274&amp;airlineCode=IB&amp;flightNumber=5853&amp;utm_source=34b64945a69b9cac:7b907964:13ed466ba45:3e7e&amp;utm_medium=cpc&amp;utm_campaign=weblet" office:target-frame-name="_blank" xlink:show="new"><text:span text:style-name="T6">IB 5853</text:span></text:a><text:span text:style-name="T6"> </text:span><text:span text:style-name="T4">^</text:span></text:p>
          </table:table-cell>
          <table:table-cell table:style-name="Tabla18.B114" office:value-type="string">
            <text:p text:style-name="P8">Iberia</text:p>
          </table:table-cell>
          <table:table-cell table:style-name="Tabla18.C114" office:value-type="string">
            <text:p text:style-name="P8">11:40 PM <draw:frame draw:style-name="fr1" draw:name="gráficos909" text:anchor-type="as-char" svg:width="0.291cm" svg:height="0.291cm" draw:z-index="794"><draw:image xlink:href="https://dem5xqcn61lj8.cloudfront.net/estimated_icon.gif" xlink:type="simple" xlink:show="embed" xlink:actuate="onLoad"/></draw:frame></text:p>
          </table:table-cell>
          <table:table-cell table:style-name="Tabla18.D114" office:value-type="string">
            <text:p text:style-name="Table_20_Contents"><text:span text:style-name="T6">En Ruta <text:line-break/></text:span><text:span text:style-name="T6"><draw:frame draw:style-name="fr1" draw:name="gráficos910" text:anchor-type="as-char" svg:width="0.185cm" svg:height="0.185cm" draw:z-index="795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52274&amp;airlineCode=IB&amp;flightNumber=585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15" office:value-type="string">
            <text:p text:style-name="Table_20_Contents"><text:a xlink:type="simple" xlink:href="https://www.flightstats.com/go/FlightStatus/flightStatusByFlight.do?id=367635325&amp;airlineCode=FR&amp;flightNumber=6399&amp;utm_source=34b64945a69b9cac:7b907964:13ed466ba45:3e7e&amp;utm_medium=cpc&amp;utm_campaign=weblet" office:target-frame-name="_blank" xlink:show="new"><text:span text:style-name="T6">FR 6399</text:span></text:a></text:p>
          </table:table-cell>
          <table:table-cell table:style-name="Tabla18.B115" office:value-type="string">
            <text:p text:style-name="P8">Ryanair</text:p>
          </table:table-cell>
          <table:table-cell table:style-name="Tabla18.C115" office:value-type="string">
            <text:p text:style-name="P8">11:08 PM</text:p>
          </table:table-cell>
          <table:table-cell table:style-name="Tabla18.D115" office:value-type="string">
            <text:p text:style-name="Table_20_Contents"><text:span text:style-name="T6">Aterrizo <text:line-break/></text:span><text:span text:style-name="T6"><draw:frame draw:style-name="fr1" draw:name="gráficos913" text:anchor-type="as-char" svg:width="0.185cm" svg:height="0.185cm" draw:z-index="79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325&amp;airlineCode=FR&amp;flightNumber=639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6" office:value-type="string">
            <text:p text:style-name="Table_20_Contents"><text:a xlink:type="simple" xlink:href="https://www.flightstats.com/go/FlightStatus/flightStatusByFlight.do?id=366307193&amp;airlineCode=DY&amp;flightNumber=5175&amp;utm_source=34b64945a69b9cac:7b907964:13ed466ba45:3e7e&amp;utm_medium=cpc&amp;utm_campaign=weblet" office:target-frame-name="_blank" xlink:show="new"><text:span text:style-name="T6">DY 5175</text:span></text:a></text:p>
          </table:table-cell>
          <table:table-cell table:style-name="Tabla18.B116" office:value-type="string">
            <text:p text:style-name="P8">Norwegian Air Shuttle</text:p>
          </table:table-cell>
          <table:table-cell table:style-name="Tabla18.C116" office:value-type="string">
            <text:p text:style-name="P8">12:16 AM <draw:frame draw:style-name="fr1" draw:name="gráficos914" text:anchor-type="as-char" svg:width="0.291cm" svg:height="0.291cm" draw:z-index="797"><draw:image xlink:href="https://dem5xqcn61lj8.cloudfront.net/estimated_icon.gif" xlink:type="simple" xlink:show="embed" xlink:actuate="onLoad"/></draw:frame></text:p>
          </table:table-cell>
          <table:table-cell table:style-name="Tabla18.D116" office:value-type="string">
            <text:p text:style-name="Table_20_Contents"><text:span text:style-name="T6">En Ruta <text:line-break/></text:span><text:span text:style-name="T6"><draw:frame draw:style-name="fr1" draw:name="gráficos915" text:anchor-type="as-char" svg:width="0.185cm" svg:height="0.185cm" draw:z-index="79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07193&amp;airlineCode=DY&amp;flightNumber=517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17" office:value-type="string">
            <text:p text:style-name="Table_20_Contents"><text:a xlink:type="simple" xlink:href="https://www.flightstats.com/go/FlightStatus/flightStatusByFlight.do?id=366374047&amp;airlineCode=VY&amp;flightNumber=1705&amp;utm_source=34b64945a69b9cac:7b907964:13ed466ba45:3e7e&amp;utm_medium=cpc&amp;utm_campaign=weblet" office:target-frame-name="_blank" xlink:show="new"><text:span text:style-name="T6">VY 1705</text:span></text:a></text:p>
          </table:table-cell>
          <table:table-cell table:style-name="Tabla18.B117" office:value-type="string">
            <text:p text:style-name="P8">Vueling</text:p>
          </table:table-cell>
          <table:table-cell table:style-name="Tabla18.C117" office:value-type="string">
            <text:p text:style-name="P8">11:24 PM <draw:frame draw:style-name="fr1" draw:name="gráficos918" text:anchor-type="as-char" svg:width="0.291cm" svg:height="0.291cm" draw:z-index="799"><draw:image xlink:href="https://dem5xqcn61lj8.cloudfront.net/estimated_icon.gif" xlink:type="simple" xlink:show="embed" xlink:actuate="onLoad"/></draw:frame></text:p>
          </table:table-cell>
          <table:table-cell table:style-name="Tabla18.D117" office:value-type="string">
            <text:p text:style-name="Table_20_Contents"><text:span text:style-name="T6">En Ruta <text:line-break/></text:span><text:span text:style-name="T6"><draw:frame draw:style-name="fr1" draw:name="gráficos919" text:anchor-type="as-char" svg:width="0.185cm" svg:height="0.185cm" draw:z-index="80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47&amp;airlineCode=VY&amp;flightNumber=170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8" office:value-type="string">
            <text:p text:style-name="Table_20_Contents"><text:a xlink:type="simple" xlink:href="https://www.flightstats.com/go/FlightStatus/flightStatusByFlight.do?id=366374047&amp;airlineCode=IB&amp;flightNumber=5494&amp;utm_source=34b64945a69b9cac:7b907964:13ed466ba45:3e7e&amp;utm_medium=cpc&amp;utm_campaign=weblet" office:target-frame-name="_blank" xlink:show="new"><text:span text:style-name="T6">IB 5494</text:span></text:a><text:span text:style-name="T6"> </text:span><text:span text:style-name="T4">^</text:span></text:p>
          </table:table-cell>
          <table:table-cell table:style-name="Tabla18.B118" office:value-type="string">
            <text:p text:style-name="P8">Iberia</text:p>
          </table:table-cell>
          <table:table-cell table:style-name="Tabla18.C118" office:value-type="string">
            <text:p text:style-name="P8">11:24 PM <draw:frame draw:style-name="fr1" draw:name="gráficos922" text:anchor-type="as-char" svg:width="0.291cm" svg:height="0.291cm" draw:z-index="801"><draw:image xlink:href="https://dem5xqcn61lj8.cloudfront.net/estimated_icon.gif" xlink:type="simple" xlink:show="embed" xlink:actuate="onLoad"/></draw:frame></text:p>
          </table:table-cell>
          <table:table-cell table:style-name="Tabla18.D118" office:value-type="string">
            <text:p text:style-name="Table_20_Contents"><text:span text:style-name="T6">En Ruta <text:line-break/></text:span><text:span text:style-name="T6"><draw:frame draw:style-name="fr1" draw:name="gráficos923" text:anchor-type="as-char" svg:width="0.185cm" svg:height="0.185cm" draw:z-index="80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74047&amp;airlineCode=IB&amp;flightNumber=549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19" office:value-type="string">
            <text:p text:style-name="Table_20_Contents"><text:a xlink:type="simple" xlink:href="https://www.flightstats.com/go/FlightStatus/flightStatusByFlight.do?id=366357435&amp;airlineCode=VY&amp;flightNumber=8657&amp;utm_source=34b64945a69b9cac:7b907964:13ed466ba45:3e7e&amp;utm_medium=cpc&amp;utm_campaign=weblet" office:target-frame-name="_blank" xlink:show="new"><text:span text:style-name="T6">VY 8657</text:span></text:a></text:p>
          </table:table-cell>
          <table:table-cell table:style-name="Tabla18.B119" office:value-type="string">
            <text:p text:style-name="P8">Vueling</text:p>
          </table:table-cell>
          <table:table-cell table:style-name="Tabla18.C119" office:value-type="string">
            <text:p text:style-name="P8">12:03 AM <draw:frame draw:style-name="fr1" draw:name="gráficos926" text:anchor-type="as-char" svg:width="0.291cm" svg:height="0.291cm" draw:z-index="803"><draw:image xlink:href="https://dem5xqcn61lj8.cloudfront.net/estimated_icon.gif" xlink:type="simple" xlink:show="embed" xlink:actuate="onLoad"/></draw:frame></text:p>
          </table:table-cell>
          <table:table-cell table:style-name="Tabla18.D119" office:value-type="string">
            <text:p text:style-name="Table_20_Contents"><text:span text:style-name="T6">En Ruta <text:line-break/></text:span><text:span text:style-name="T6"><draw:frame draw:style-name="fr1" draw:name="gráficos927" text:anchor-type="as-char" svg:width="0.185cm" svg:height="0.185cm" draw:z-index="804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57435&amp;airlineCode=VY&amp;flightNumber=865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20" office:value-type="string">
            <text:p text:style-name="Table_20_Contents"><text:a xlink:type="simple" xlink:href="https://www.flightstats.com/go/FlightStatus/flightStatusByFlight.do?id=366357435&amp;airlineCode=IB&amp;flightNumber=5851&amp;utm_source=34b64945a69b9cac:7b907964:13ed466ba45:3e7e&amp;utm_medium=cpc&amp;utm_campaign=weblet" office:target-frame-name="_blank" xlink:show="new"><text:span text:style-name="T6">IB 5851</text:span></text:a><text:span text:style-name="T6"> </text:span><text:span text:style-name="T4">^</text:span></text:p>
          </table:table-cell>
          <table:table-cell table:style-name="Tabla18.B120" office:value-type="string">
            <text:p text:style-name="P8">Iberia</text:p>
          </table:table-cell>
          <table:table-cell table:style-name="Tabla18.C120" office:value-type="string">
            <text:p text:style-name="P8">12:03 AM <draw:frame draw:style-name="fr1" draw:name="gráficos930" text:anchor-type="as-char" svg:width="0.291cm" svg:height="0.291cm" draw:z-index="805"><draw:image xlink:href="https://dem5xqcn61lj8.cloudfront.net/estimated_icon.gif" xlink:type="simple" xlink:show="embed" xlink:actuate="onLoad"/></draw:frame></text:p>
          </table:table-cell>
          <table:table-cell table:style-name="Tabla18.D120" office:value-type="string">
            <text:p text:style-name="Table_20_Contents"><text:span text:style-name="T6">En Ruta <text:line-break/></text:span><text:span text:style-name="T6"><draw:frame draw:style-name="fr1" draw:name="gráficos931" text:anchor-type="as-char" svg:width="0.185cm" svg:height="0.185cm" draw:z-index="806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57435&amp;airlineCode=IB&amp;flightNumber=585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21" office:value-type="string">
            <text:p text:style-name="Table_20_Contents"><text:a xlink:type="simple" xlink:href="https://www.flightstats.com/go/FlightStatus/flightStatusByFlight.do?id=367635387&amp;airlineCode=FR&amp;flightNumber=8140&amp;utm_source=34b64945a69b9cac:7b907964:13ed466ba45:3e7e&amp;utm_medium=cpc&amp;utm_campaign=weblet" office:target-frame-name="_blank" xlink:show="new"><text:span text:style-name="T6">FR 8140</text:span></text:a></text:p>
          </table:table-cell>
          <table:table-cell table:style-name="Tabla18.B121" office:value-type="string">
            <text:p text:style-name="P8">Ryanair</text:p>
          </table:table-cell>
          <table:table-cell table:style-name="Tabla18.C121" office:value-type="string">
            <text:p text:style-name="P8">11:23 PM <draw:frame draw:style-name="fr1" draw:name="gráficos934" text:anchor-type="as-char" svg:width="0.291cm" svg:height="0.291cm" draw:z-index="807"><draw:image xlink:href="https://dem5xqcn61lj8.cloudfront.net/estimated_icon.gif" xlink:type="simple" xlink:show="embed" xlink:actuate="onLoad"/></draw:frame></text:p>
          </table:table-cell>
          <table:table-cell table:style-name="Tabla18.D121" office:value-type="string">
            <text:p text:style-name="Table_20_Contents"><text:span text:style-name="T6">Programado <text:line-break/></text:span><text:span text:style-name="T6"><draw:frame draw:style-name="fr1" draw:name="gráficos935" text:anchor-type="as-char" svg:width="0.185cm" svg:height="0.185cm" draw:z-index="80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7635387&amp;airlineCode=FR&amp;flightNumber=8140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22" office:value-type="string">
            <text:p text:style-name="Table_20_Contents"><text:a xlink:type="simple" xlink:href="https://www.flightstats.com/go/FlightStatus/flightStatusByFlight.do?id=366296068&amp;airlineCode=VY&amp;flightNumber=1427&amp;utm_source=34b64945a69b9cac:7b907964:13ed466ba45:3e7e&amp;utm_medium=cpc&amp;utm_campaign=weblet" office:target-frame-name="_blank" xlink:show="new"><text:span text:style-name="T6">VY 1427</text:span></text:a></text:p>
          </table:table-cell>
          <table:table-cell table:style-name="Tabla18.B122" office:value-type="string">
            <text:p text:style-name="P8">Vueling</text:p>
          </table:table-cell>
          <table:table-cell table:style-name="Tabla18.C122" office:value-type="string">
            <text:p text:style-name="P8">11:34 PM <draw:frame draw:style-name="fr1" draw:name="gráficos938" text:anchor-type="as-char" svg:width="0.291cm" svg:height="0.291cm" draw:z-index="809"><draw:image xlink:href="https://dem5xqcn61lj8.cloudfront.net/estimated_icon.gif" xlink:type="simple" xlink:show="embed" xlink:actuate="onLoad"/></draw:frame></text:p>
          </table:table-cell>
          <table:table-cell table:style-name="Tabla18.D122" office:value-type="string">
            <text:p text:style-name="Table_20_Contents"><text:span text:style-name="T6">En Ruta <text:line-break/></text:span><text:span text:style-name="T6"><draw:frame draw:style-name="fr1" draw:name="gráficos939" text:anchor-type="as-char" svg:width="0.185cm" svg:height="0.185cm" draw:z-index="810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8&amp;airlineCode=VY&amp;flightNumber=142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3" office:value-type="string">
            <text:p text:style-name="Table_20_Contents"><text:a xlink:type="simple" xlink:href="https://www.flightstats.com/go/FlightStatus/flightStatusByFlight.do?id=366296068&amp;airlineCode=IB&amp;flightNumber=5704&amp;utm_source=34b64945a69b9cac:7b907964:13ed466ba45:3e7e&amp;utm_medium=cpc&amp;utm_campaign=weblet" office:target-frame-name="_blank" xlink:show="new"><text:span text:style-name="T6">IB 5704</text:span></text:a><text:span text:style-name="T6"> </text:span><text:span text:style-name="T4">^</text:span></text:p>
          </table:table-cell>
          <table:table-cell table:style-name="Tabla18.B123" office:value-type="string">
            <text:p text:style-name="P8">Iberia</text:p>
          </table:table-cell>
          <table:table-cell table:style-name="Tabla18.C123" office:value-type="string">
            <text:p text:style-name="P8">11:34 PM <draw:frame draw:style-name="fr1" draw:name="gráficos942" text:anchor-type="as-char" svg:width="0.291cm" svg:height="0.291cm" draw:z-index="811"><draw:image xlink:href="https://dem5xqcn61lj8.cloudfront.net/estimated_icon.gif" xlink:type="simple" xlink:show="embed" xlink:actuate="onLoad"/></draw:frame></text:p>
          </table:table-cell>
          <table:table-cell table:style-name="Tabla18.D123" office:value-type="string">
            <text:p text:style-name="Table_20_Contents"><text:span text:style-name="T6">En Ruta <text:line-break/></text:span><text:span text:style-name="T6"><draw:frame draw:style-name="fr1" draw:name="gráficos943" text:anchor-type="as-char" svg:width="0.185cm" svg:height="0.185cm" draw:z-index="81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296068&amp;airlineCode=IB&amp;flightNumber=570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4" office:value-type="string">
            <text:p text:style-name="Table_20_Contents"><text:a xlink:type="simple" xlink:href="https://www.flightstats.com/go/FlightStatus/flightStatusByFlight.do?id=366357605&amp;airlineCode=VY&amp;flightNumber=6771&amp;utm_source=34b64945a69b9cac:7b907964:13ed466ba45:3e7e&amp;utm_medium=cpc&amp;utm_campaign=weblet" office:target-frame-name="_blank" xlink:show="new"><text:span text:style-name="T6">VY 6771</text:span></text:a></text:p>
          </table:table-cell>
          <table:table-cell table:style-name="Tabla18.B124" office:value-type="string">
            <text:p text:style-name="P8">Vueling</text:p>
          </table:table-cell>
          <table:table-cell table:style-name="Tabla18.C124" office:value-type="string">
            <text:p text:style-name="P8">11:33 PM <draw:frame draw:style-name="fr1" draw:name="gráficos946" text:anchor-type="as-char" svg:width="0.291cm" svg:height="0.291cm" draw:z-index="813"><draw:image xlink:href="https://dem5xqcn61lj8.cloudfront.net/estimated_icon.gif" xlink:type="simple" xlink:show="embed" xlink:actuate="onLoad"/></draw:frame></text:p>
          </table:table-cell>
          <table:table-cell table:style-name="Tabla18.D124" office:value-type="string">
            <text:p text:style-name="Table_20_Contents"><text:span text:style-name="T6">En Ruta <text:line-break/></text:span><text:span text:style-name="T6"><draw:frame draw:style-name="fr1" draw:name="gráficos947" text:anchor-type="as-char" svg:width="0.185cm" svg:height="0.185cm" draw:z-index="81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605&amp;airlineCode=VY&amp;flightNumber=6771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5" office:value-type="string">
            <text:p text:style-name="Table_20_Contents"><text:a xlink:type="simple" xlink:href="https://www.flightstats.com/go/FlightStatus/flightStatusByFlight.do?id=366357605&amp;airlineCode=IB&amp;flightNumber=5739&amp;utm_source=34b64945a69b9cac:7b907964:13ed466ba45:3e7e&amp;utm_medium=cpc&amp;utm_campaign=weblet" office:target-frame-name="_blank" xlink:show="new"><text:span text:style-name="T6">IB 5739</text:span></text:a><text:span text:style-name="T6"> </text:span><text:span text:style-name="T4">^</text:span></text:p>
          </table:table-cell>
          <table:table-cell table:style-name="Tabla18.B125" office:value-type="string">
            <text:p text:style-name="P8">Iberia</text:p>
          </table:table-cell>
          <table:table-cell table:style-name="Tabla18.C125" office:value-type="string">
            <text:p text:style-name="P8">11:33 PM <draw:frame draw:style-name="fr1" draw:name="gráficos950" text:anchor-type="as-char" svg:width="0.291cm" svg:height="0.291cm" draw:z-index="815"><draw:image xlink:href="https://dem5xqcn61lj8.cloudfront.net/estimated_icon.gif" xlink:type="simple" xlink:show="embed" xlink:actuate="onLoad"/></draw:frame></text:p>
          </table:table-cell>
          <table:table-cell table:style-name="Tabla18.D125" office:value-type="string">
            <text:p text:style-name="Table_20_Contents"><text:span text:style-name="T6">En Ruta <text:line-break/></text:span><text:span text:style-name="T6"><draw:frame draw:style-name="fr1" draw:name="gráficos951" text:anchor-type="as-char" svg:width="0.185cm" svg:height="0.185cm" draw:z-index="81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57605&amp;airlineCode=IB&amp;flightNumber=5739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6" office:value-type="string">
            <text:p text:style-name="Table_20_Contents"><text:a xlink:type="simple" xlink:href="https://www.flightstats.com/go/FlightStatus/flightStatusByFlight.do?id=366290729&amp;airlineCode=VY&amp;flightNumber=8305&amp;utm_source=34b64945a69b9cac:7b907964:13ed466ba45:3e7e&amp;utm_medium=cpc&amp;utm_campaign=weblet" office:target-frame-name="_blank" xlink:show="new"><text:span text:style-name="T6">VY 8305</text:span></text:a></text:p>
          </table:table-cell>
          <table:table-cell table:style-name="Tabla18.B126" office:value-type="string">
            <text:p text:style-name="P8">Vueling</text:p>
          </table:table-cell>
          <table:table-cell table:style-name="Tabla18.C126" office:value-type="string">
            <text:p text:style-name="P8">12:48 AM <draw:frame draw:style-name="fr1" draw:name="gráficos954" text:anchor-type="as-char" svg:width="0.291cm" svg:height="0.291cm" draw:z-index="817"><draw:image xlink:href="https://dem5xqcn61lj8.cloudfront.net/estimated_icon.gif" xlink:type="simple" xlink:show="embed" xlink:actuate="onLoad"/></draw:frame></text:p>
          </table:table-cell>
          <table:table-cell table:style-name="Tabla18.D126" office:value-type="string">
            <text:p text:style-name="Table_20_Contents"><text:span text:style-name="T6">En Ruta <text:line-break/></text:span><text:span text:style-name="T6"><draw:frame draw:style-name="fr1" draw:name="gráficos955" text:anchor-type="as-char" svg:width="0.185cm" svg:height="0.185cm" draw:z-index="818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0729&amp;airlineCode=VY&amp;flightNumber=8305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27" office:value-type="string">
            <text:p text:style-name="Table_20_Contents"><text:a xlink:type="simple" xlink:href="https://www.flightstats.com/go/FlightStatus/flightStatusByFlight.do?id=366290729&amp;airlineCode=IB&amp;flightNumber=5657&amp;utm_source=34b64945a69b9cac:7b907964:13ed466ba45:3e7e&amp;utm_medium=cpc&amp;utm_campaign=weblet" office:target-frame-name="_blank" xlink:show="new"><text:span text:style-name="T6">IB 5657</text:span></text:a><text:span text:style-name="T6"> </text:span><text:span text:style-name="T4">^</text:span></text:p>
          </table:table-cell>
          <table:table-cell table:style-name="Tabla18.B127" office:value-type="string">
            <text:p text:style-name="P8">Iberia</text:p>
          </table:table-cell>
          <table:table-cell table:style-name="Tabla18.C127" office:value-type="string">
            <text:p text:style-name="P8">12:48 AM <draw:frame draw:style-name="fr1" draw:name="gráficos958" text:anchor-type="as-char" svg:width="0.291cm" svg:height="0.291cm" draw:z-index="819"><draw:image xlink:href="https://dem5xqcn61lj8.cloudfront.net/estimated_icon.gif" xlink:type="simple" xlink:show="embed" xlink:actuate="onLoad"/></draw:frame></text:p>
          </table:table-cell>
          <table:table-cell table:style-name="Tabla18.D127" office:value-type="string">
            <text:p text:style-name="Table_20_Contents"><text:span text:style-name="T6">En Ruta <text:line-break/></text:span><text:span text:style-name="T6"><draw:frame draw:style-name="fr1" draw:name="gráficos959" text:anchor-type="as-char" svg:width="0.185cm" svg:height="0.185cm" draw:z-index="82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290729&amp;airlineCode=IB&amp;flightNumber=5657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28" office:value-type="string">
            <text:p text:style-name="Table_20_Contents"><text:a xlink:type="simple" xlink:href="https://www.flightstats.com/go/FlightStatus/flightStatusByFlight.do?id=366340756&amp;airlineCode=VY&amp;flightNumber=1018&amp;utm_source=34b64945a69b9cac:7b907964:13ed466ba45:3e7e&amp;utm_medium=cpc&amp;utm_campaign=weblet" office:target-frame-name="_blank" xlink:show="new"><text:span text:style-name="T6">VY 1018</text:span></text:a></text:p>
          </table:table-cell>
          <table:table-cell table:style-name="Tabla18.B128" office:value-type="string">
            <text:p text:style-name="P8">Vueling</text:p>
          </table:table-cell>
          <table:table-cell table:style-name="Tabla18.C128" office:value-type="string">
            <text:p text:style-name="P8">11:43 PM <draw:frame draw:style-name="fr1" draw:name="gráficos962" text:anchor-type="as-char" svg:width="0.291cm" svg:height="0.291cm" draw:z-index="821"><draw:image xlink:href="https://dem5xqcn61lj8.cloudfront.net/estimated_icon.gif" xlink:type="simple" xlink:show="embed" xlink:actuate="onLoad"/></draw:frame></text:p>
          </table:table-cell>
          <table:table-cell table:style-name="Tabla18.D128" office:value-type="string">
            <text:p text:style-name="Table_20_Contents"><text:span text:style-name="T6">En Ruta <text:line-break/></text:span><text:span text:style-name="T6"><draw:frame draw:style-name="fr1" draw:name="gráficos963" text:anchor-type="as-char" svg:width="0.185cm" svg:height="0.185cm" draw:z-index="822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40756&amp;airlineCode=VY&amp;flightNumber=1018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29" office:value-type="string">
            <text:p text:style-name="Table_20_Contents"><text:a xlink:type="simple" xlink:href="https://www.flightstats.com/go/FlightStatus/flightStatusByFlight.do?id=366369678&amp;airlineCode=UX&amp;flightNumber=9144&amp;utm_source=34b64945a69b9cac:7b907964:13ed466ba45:3e7e&amp;utm_medium=cpc&amp;utm_campaign=weblet" office:target-frame-name="_blank" xlink:show="new"><text:span text:style-name="T6">UX 9144</text:span></text:a></text:p>
          </table:table-cell>
          <table:table-cell table:style-name="Tabla18.B129" office:value-type="string">
            <text:p text:style-name="P8">Air Europa</text:p>
          </table:table-cell>
          <table:table-cell table:style-name="Tabla18.C129" office:value-type="string">
            <text:p text:style-name="P8">11:45 PM <draw:frame draw:style-name="fr1" draw:name="gráficos966" text:anchor-type="as-char" svg:width="0.291cm" svg:height="0.291cm" draw:z-index="823"><draw:image xlink:href="https://dem5xqcn61lj8.cloudfront.net/estimated_icon.gif" xlink:type="simple" xlink:show="embed" xlink:actuate="onLoad"/></draw:frame></text:p>
          </table:table-cell>
          <table:table-cell table:style-name="Tabla18.D129" office:value-type="string">
            <text:p text:style-name="Table_20_Contents"><text:span text:style-name="T6">En Ruta <text:line-break/></text:span><text:span text:style-name="T6"><draw:frame draw:style-name="fr1" draw:name="gráficos967" text:anchor-type="as-char" svg:width="0.185cm" svg:height="0.185cm" draw:z-index="82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8&amp;airlineCode=UX&amp;flightNumber=914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0" office:value-type="string">
            <text:p text:style-name="Table_20_Contents"><text:a xlink:type="simple" xlink:href="https://www.flightstats.com/go/FlightStatus/flightStatusByFlight.do?id=366369678&amp;airlineCode=KL&amp;flightNumber=3374&amp;utm_source=34b64945a69b9cac:7b907964:13ed466ba45:3e7e&amp;utm_medium=cpc&amp;utm_campaign=weblet" office:target-frame-name="_blank" xlink:show="new"><text:span text:style-name="T6">KL 3374</text:span></text:a><text:span text:style-name="T6"> </text:span><text:span text:style-name="T4">^</text:span></text:p>
          </table:table-cell>
          <table:table-cell table:style-name="Tabla18.B130" office:value-type="string">
            <text:p text:style-name="P8">KLM</text:p>
          </table:table-cell>
          <table:table-cell table:style-name="Tabla18.C130" office:value-type="string">
            <text:p text:style-name="P8">11:45 PM <draw:frame draw:style-name="fr1" draw:name="gráficos970" text:anchor-type="as-char" svg:width="0.291cm" svg:height="0.291cm" draw:z-index="825"><draw:image xlink:href="https://dem5xqcn61lj8.cloudfront.net/estimated_icon.gif" xlink:type="simple" xlink:show="embed" xlink:actuate="onLoad"/></draw:frame></text:p>
          </table:table-cell>
          <table:table-cell table:style-name="Tabla18.D130" office:value-type="string">
            <text:p text:style-name="Table_20_Contents"><text:span text:style-name="T6">En Ruta <text:line-break/></text:span><text:span text:style-name="T6"><draw:frame draw:style-name="fr1" draw:name="gráficos971" text:anchor-type="as-char" svg:width="0.185cm" svg:height="0.185cm" draw:z-index="82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8&amp;airlineCode=KL&amp;flightNumber=3374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1" office:value-type="string">
            <text:p text:style-name="Table_20_Contents"><text:a xlink:type="simple" xlink:href="https://www.flightstats.com/go/FlightStatus/flightStatusByFlight.do?id=366369678&amp;airlineCode=SU&amp;flightNumber=3455&amp;utm_source=34b64945a69b9cac:7b907964:13ed466ba45:3e7e&amp;utm_medium=cpc&amp;utm_campaign=weblet" office:target-frame-name="_blank" xlink:show="new"><text:span text:style-name="T6">SU 3455</text:span></text:a><text:span text:style-name="T6"> </text:span><text:span text:style-name="T4">^</text:span></text:p>
          </table:table-cell>
          <table:table-cell table:style-name="Tabla18.B131" office:value-type="string">
            <text:p text:style-name="P8">Aeroflot</text:p>
          </table:table-cell>
          <table:table-cell table:style-name="Tabla18.C131" office:value-type="string">
            <text:p text:style-name="P8">11:45 PM <draw:frame draw:style-name="fr1" draw:name="gráficos974" text:anchor-type="as-char" svg:width="0.291cm" svg:height="0.291cm" draw:z-index="827"><draw:image xlink:href="https://dem5xqcn61lj8.cloudfront.net/estimated_icon.gif" xlink:type="simple" xlink:show="embed" xlink:actuate="onLoad"/></draw:frame></text:p>
          </table:table-cell>
          <table:table-cell table:style-name="Tabla18.D131" office:value-type="string">
            <text:p text:style-name="Table_20_Contents"><text:span text:style-name="T6">En Ruta <text:line-break/></text:span><text:span text:style-name="T6"><draw:frame draw:style-name="fr1" draw:name="gráficos975" text:anchor-type="as-char" svg:width="0.185cm" svg:height="0.185cm" draw:z-index="82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69678&amp;airlineCode=SU&amp;flightNumber=3455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2" office:value-type="string">
            <text:p text:style-name="Table_20_Contents"><text:a xlink:type="simple" xlink:href="https://www.flightstats.com/go/FlightStatus/flightStatusByFlight.do?id=366339088&amp;airlineCode=TP&amp;flightNumber=1048&amp;utm_source=34b64945a69b9cac:7b907964:13ed466ba45:3e7e&amp;utm_medium=cpc&amp;utm_campaign=weblet" office:target-frame-name="_blank" xlink:show="new"><text:span text:style-name="T6">TP 1048</text:span></text:a></text:p>
          </table:table-cell>
          <table:table-cell table:style-name="Tabla18.B132" office:value-type="string">
            <text:p text:style-name="P8">TAP Portugal</text:p>
          </table:table-cell>
          <table:table-cell table:style-name="Tabla18.C132" office:value-type="string">
            <text:p text:style-name="P8">11:30 PM <draw:frame draw:style-name="fr1" draw:name="gráficos978" text:anchor-type="as-char" svg:width="0.291cm" svg:height="0.291cm" draw:z-index="829"><draw:image xlink:href="https://dem5xqcn61lj8.cloudfront.net/estimated_icon.gif" xlink:type="simple" xlink:show="embed" xlink:actuate="onLoad"/></draw:frame></text:p>
          </table:table-cell>
          <table:table-cell table:style-name="Tabla18.D132" office:value-type="string">
            <text:p text:style-name="Table_20_Contents"><text:span text:style-name="T6">Programado <text:line-break/></text:span><text:span text:style-name="T6"><draw:frame draw:style-name="fr1" draw:name="gráficos979" text:anchor-type="as-char" svg:width="0.185cm" svg:height="0.185cm" draw:z-index="830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8&amp;airlineCode=TP&amp;flightNumber=104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33" office:value-type="string">
            <text:p text:style-name="Table_20_Contents"><text:a xlink:type="simple" xlink:href="https://www.flightstats.com/go/FlightStatus/flightStatusByFlight.do?id=366339088&amp;airlineCode=EY&amp;flightNumber=5859&amp;utm_source=34b64945a69b9cac:7b907964:13ed466ba45:3e7e&amp;utm_medium=cpc&amp;utm_campaign=weblet" office:target-frame-name="_blank" xlink:show="new"><text:span text:style-name="T6">EY 5859</text:span></text:a><text:span text:style-name="T6"> </text:span><text:span text:style-name="T4">^</text:span></text:p>
          </table:table-cell>
          <table:table-cell table:style-name="Tabla18.B133" office:value-type="string">
            <text:p text:style-name="P8">Etihad Airways</text:p>
          </table:table-cell>
          <table:table-cell table:style-name="Tabla18.C133" office:value-type="string">
            <text:p text:style-name="P8">11:30 PM <draw:frame draw:style-name="fr1" draw:name="gráficos982" text:anchor-type="as-char" svg:width="0.291cm" svg:height="0.291cm" draw:z-index="831"><draw:image xlink:href="https://dem5xqcn61lj8.cloudfront.net/estimated_icon.gif" xlink:type="simple" xlink:show="embed" xlink:actuate="onLoad"/></draw:frame></text:p>
          </table:table-cell>
          <table:table-cell table:style-name="Tabla18.D133" office:value-type="string">
            <text:p text:style-name="Table_20_Contents"><text:span text:style-name="T6">Programado <text:line-break/></text:span><text:span text:style-name="T6"><draw:frame draw:style-name="fr1" draw:name="gráficos983" text:anchor-type="as-char" svg:width="0.185cm" svg:height="0.185cm" draw:z-index="832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88&amp;airlineCode=EY&amp;flightNumber=5859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34" office:value-type="string">
            <text:p text:style-name="Table_20_Contents"><text:a xlink:type="simple" xlink:href="https://www.flightstats.com/go/FlightStatus/flightStatusByFlight.do?id=367635361&amp;airlineCode=FR&amp;flightNumber=6387&amp;utm_source=34b64945a69b9cac:7b907964:13ed466ba45:3e7e&amp;utm_medium=cpc&amp;utm_campaign=weblet" office:target-frame-name="_blank" xlink:show="new"><text:span text:style-name="T6">FR 6387</text:span></text:a></text:p>
          </table:table-cell>
          <table:table-cell table:style-name="Tabla18.B134" office:value-type="string">
            <text:p text:style-name="P8">Ryanair</text:p>
          </table:table-cell>
          <table:table-cell table:style-name="Tabla18.C134" office:value-type="string">
            <text:p text:style-name="P8">12:03 AM <draw:frame draw:style-name="fr1" draw:name="gráficos986" text:anchor-type="as-char" svg:width="0.291cm" svg:height="0.291cm" draw:z-index="833"><draw:image xlink:href="https://dem5xqcn61lj8.cloudfront.net/estimated_icon.gif" xlink:type="simple" xlink:show="embed" xlink:actuate="onLoad"/></draw:frame></text:p>
          </table:table-cell>
          <table:table-cell table:style-name="Tabla18.D134" office:value-type="string">
            <text:p text:style-name="Table_20_Contents"><text:span text:style-name="T6">En Ruta <text:line-break/></text:span><text:span text:style-name="T6"><draw:frame draw:style-name="fr1" draw:name="gráficos987" text:anchor-type="as-char" svg:width="0.185cm" svg:height="0.185cm" draw:z-index="834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7635361&amp;airlineCode=FR&amp;flightNumber=638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5" office:value-type="string">
            <text:p text:style-name="Table_20_Contents"><text:a xlink:type="simple" xlink:href="https://www.flightstats.com/go/FlightStatus/flightStatusByFlight.do?id=366290407&amp;airlineCode=VY&amp;flightNumber=7477&amp;utm_source=34b64945a69b9cac:7b907964:13ed466ba45:3e7e&amp;utm_medium=cpc&amp;utm_campaign=weblet" office:target-frame-name="_blank" xlink:show="new"><text:span text:style-name="T6">VY 7477</text:span></text:a></text:p>
          </table:table-cell>
          <table:table-cell table:style-name="Tabla18.B135" office:value-type="string">
            <text:p text:style-name="P8">Vueling</text:p>
          </table:table-cell>
          <table:table-cell table:style-name="Tabla18.C135" office:value-type="string">
            <text:p text:style-name="P8">11:55 PM</text:p>
          </table:table-cell>
          <table:table-cell table:style-name="Tabla18.D135" office:value-type="string">
            <text:p text:style-name="P8">Aterrizo </text:p>
          </table:table-cell>
        </table:table-row>
        <table:table-row>
          <table:table-cell table:style-name="Tabla18.A136" office:value-type="string">
            <text:p text:style-name="Table_20_Contents"><text:a xlink:type="simple" xlink:href="https://www.flightstats.com/go/FlightStatus/flightStatusByFlight.do?id=366290407&amp;airlineCode=IB&amp;flightNumber=5327&amp;utm_source=34b64945a69b9cac:7b907964:13ed466ba45:3e7e&amp;utm_medium=cpc&amp;utm_campaign=weblet" office:target-frame-name="_blank" xlink:show="new"><text:span text:style-name="T6">IB 5327</text:span></text:a><text:span text:style-name="T6"> </text:span><text:span text:style-name="T4">^</text:span></text:p>
          </table:table-cell>
          <table:table-cell table:style-name="Tabla18.B136" office:value-type="string">
            <text:p text:style-name="P8">Iberia</text:p>
          </table:table-cell>
          <table:table-cell table:style-name="Tabla18.C136" office:value-type="string">
            <text:p text:style-name="P8">11:55 PM</text:p>
          </table:table-cell>
          <table:table-cell table:style-name="Tabla18.D136" office:value-type="string">
            <text:p text:style-name="P8">Aterrizo </text:p>
          </table:table-cell>
        </table:table-row>
        <table:table-row>
          <table:table-cell table:style-name="Tabla18.A137" office:value-type="string">
            <text:p text:style-name="Table_20_Contents"><text:a xlink:type="simple" xlink:href="https://www.flightstats.com/go/FlightStatus/flightStatusByFlight.do?id=366321671&amp;airlineCode=VY&amp;flightNumber=2017&amp;utm_source=34b64945a69b9cac:7b907964:13ed466ba45:3e7e&amp;utm_medium=cpc&amp;utm_campaign=weblet" office:target-frame-name="_blank" xlink:show="new"><text:span text:style-name="T6">VY 2017</text:span></text:a></text:p>
          </table:table-cell>
          <table:table-cell table:style-name="Tabla18.B137" office:value-type="string">
            <text:p text:style-name="P8">Vueling</text:p>
          </table:table-cell>
          <table:table-cell table:style-name="Tabla18.C137" office:value-type="string">
            <text:p text:style-name="P8">11:57 PM <draw:frame draw:style-name="fr1" draw:name="gráficos990" text:anchor-type="as-char" svg:width="0.291cm" svg:height="0.291cm" draw:z-index="835"><draw:image xlink:href="https://dem5xqcn61lj8.cloudfront.net/estimated_icon.gif" xlink:type="simple" xlink:show="embed" xlink:actuate="onLoad"/></draw:frame></text:p>
          </table:table-cell>
          <table:table-cell table:style-name="Tabla18.D137" office:value-type="string">
            <text:p text:style-name="Table_20_Contents"><text:span text:style-name="T6">En Ruta <text:line-break/></text:span><text:span text:style-name="T6"><draw:frame draw:style-name="fr1" draw:name="gráficos991" text:anchor-type="as-char" svg:width="0.185cm" svg:height="0.185cm" draw:z-index="836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71&amp;airlineCode=VY&amp;flightNumber=2017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8" office:value-type="string">
            <text:p text:style-name="Table_20_Contents"><text:a xlink:type="simple" xlink:href="https://www.flightstats.com/go/FlightStatus/flightStatusByFlight.do?id=366321671&amp;airlineCode=IB&amp;flightNumber=5490&amp;utm_source=34b64945a69b9cac:7b907964:13ed466ba45:3e7e&amp;utm_medium=cpc&amp;utm_campaign=weblet" office:target-frame-name="_blank" xlink:show="new"><text:span text:style-name="T6">IB 5490</text:span></text:a><text:span text:style-name="T6"> </text:span><text:span text:style-name="T4">^</text:span></text:p>
          </table:table-cell>
          <table:table-cell table:style-name="Tabla18.B138" office:value-type="string">
            <text:p text:style-name="P8">Iberia</text:p>
          </table:table-cell>
          <table:table-cell table:style-name="Tabla18.C138" office:value-type="string">
            <text:p text:style-name="P8">11:57 PM <draw:frame draw:style-name="fr1" draw:name="gráficos994" text:anchor-type="as-char" svg:width="0.291cm" svg:height="0.291cm" draw:z-index="837"><draw:image xlink:href="https://dem5xqcn61lj8.cloudfront.net/estimated_icon.gif" xlink:type="simple" xlink:show="embed" xlink:actuate="onLoad"/></draw:frame></text:p>
          </table:table-cell>
          <table:table-cell table:style-name="Tabla18.D138" office:value-type="string">
            <text:p text:style-name="Table_20_Contents"><text:span text:style-name="T6">En Ruta <text:line-break/></text:span><text:span text:style-name="T6"><draw:frame draw:style-name="fr1" draw:name="gráficos995" text:anchor-type="as-char" svg:width="0.185cm" svg:height="0.185cm" draw:z-index="838"><draw:image xlink:href="https://dem5xqcn61lj8.cloudfront.net/ontime_icon.gif" xlink:type="simple" xlink:show="embed" xlink:actuate="onLoad"/></draw:frame></text:span><text:span text:style-name="T6"> </text:span><text:a xlink:type="simple" xlink:href="https://www.flightstats.com/go/FlightStatus/flightStatusByFlight.do?id=366321671&amp;airlineCode=IB&amp;flightNumber=5490&amp;utm_source=34b64945a69b9cac:7b907964:13ed466ba45:3e7e&amp;utm_medium=cpc&amp;utm_campaign=weblet" office:target-frame-name="_blank" xlink:show="new"><text:span text:style-name="T6">A tiempo</text:span></text:a></text:p>
          </table:table-cell>
        </table:table-row>
        <table:table-row>
          <table:table-cell table:style-name="Tabla18.A139" office:value-type="string">
            <text:p text:style-name="Table_20_Contents"><text:a xlink:type="simple" xlink:href="https://www.flightstats.com/go/FlightStatus/flightStatusByFlight.do?id=366361556&amp;airlineCode=VY&amp;flightNumber=1673&amp;utm_source=34b64945a69b9cac:7b907964:13ed466ba45:3e7e&amp;utm_medium=cpc&amp;utm_campaign=weblet" office:target-frame-name="_blank" xlink:show="new"><text:span text:style-name="T6">VY 1673</text:span></text:a></text:p>
          </table:table-cell>
          <table:table-cell table:style-name="Tabla18.B139" office:value-type="string">
            <text:p text:style-name="P8">Vueling</text:p>
          </table:table-cell>
          <table:table-cell table:style-name="Tabla18.C139" office:value-type="string">
            <text:p text:style-name="P8">12:32 AM <draw:frame draw:style-name="fr1" draw:name="gráficos998" text:anchor-type="as-char" svg:width="0.291cm" svg:height="0.291cm" draw:z-index="839"><draw:image xlink:href="https://dem5xqcn61lj8.cloudfront.net/estimated_icon.gif" xlink:type="simple" xlink:show="embed" xlink:actuate="onLoad"/></draw:frame></text:p>
          </table:table-cell>
          <table:table-cell table:style-name="Tabla18.D139" office:value-type="string">
            <text:p text:style-name="Table_20_Contents"><text:span text:style-name="T6">En Ruta <text:line-break/></text:span><text:span text:style-name="T6"><draw:frame draw:style-name="fr1" draw:name="gráficos999" text:anchor-type="as-char" svg:width="0.185cm" svg:height="0.185cm" draw:z-index="840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61556&amp;airlineCode=VY&amp;flightNumber=167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0" office:value-type="string">
            <text:p text:style-name="Table_20_Contents"><text:a xlink:type="simple" xlink:href="https://www.flightstats.com/go/FlightStatus/flightStatusByFlight.do?id=366361556&amp;airlineCode=IB&amp;flightNumber=5623&amp;utm_source=34b64945a69b9cac:7b907964:13ed466ba45:3e7e&amp;utm_medium=cpc&amp;utm_campaign=weblet" office:target-frame-name="_blank" xlink:show="new"><text:span text:style-name="T6">IB 5623</text:span></text:a><text:span text:style-name="T6"> </text:span><text:span text:style-name="T4">^</text:span></text:p>
          </table:table-cell>
          <table:table-cell table:style-name="Tabla18.B140" office:value-type="string">
            <text:p text:style-name="P8">Iberia</text:p>
          </table:table-cell>
          <table:table-cell table:style-name="Tabla18.C140" office:value-type="string">
            <text:p text:style-name="P8">12:32 AM <draw:frame draw:style-name="fr1" draw:name="gráficos1002" text:anchor-type="as-char" svg:width="0.291cm" svg:height="0.291cm" draw:z-index="841"><draw:image xlink:href="https://dem5xqcn61lj8.cloudfront.net/estimated_icon.gif" xlink:type="simple" xlink:show="embed" xlink:actuate="onLoad"/></draw:frame></text:p>
          </table:table-cell>
          <table:table-cell table:style-name="Tabla18.D140" office:value-type="string">
            <text:p text:style-name="Table_20_Contents"><text:span text:style-name="T6">En Ruta <text:line-break/></text:span><text:soft-page-break/><text:span text:style-name="T6"><draw:frame draw:style-name="fr1" draw:name="gráficos1003" text:anchor-type="as-char" svg:width="0.185cm" svg:height="0.185cm" draw:z-index="842"><draw:image xlink:href="https://dem5xqcn61lj8.cloudfront.net/very_late_icon.gif" xlink:type="simple" xlink:show="embed" xlink:actuate="onLoad"/></draw:frame></text:span><text:span text:style-name="T6"> </text:span><text:a xlink:type="simple" xlink:href="https://www.flightstats.com/go/FlightStatus/flightStatusByFlight.do?id=366361556&amp;airlineCode=IB&amp;flightNumber=562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1" office:value-type="string">
            <text:p text:style-name="Table_20_Contents"><text:a xlink:type="simple" xlink:href="https://www.flightstats.com/go/FlightStatus/flightStatusByFlight.do?id=366339091&amp;airlineCode=VY&amp;flightNumber=8463&amp;utm_source=34b64945a69b9cac:7b907964:13ed466ba45:3e7e&amp;utm_medium=cpc&amp;utm_campaign=weblet" office:target-frame-name="_blank" xlink:show="new"><text:span text:style-name="T6">VY 8463</text:span></text:a></text:p>
          </table:table-cell>
          <table:table-cell table:style-name="Tabla18.B141" office:value-type="string">
            <text:p text:style-name="P8">Vueling</text:p>
          </table:table-cell>
          <table:table-cell table:style-name="Tabla18.C141" office:value-type="string">
            <text:p text:style-name="P8">12:43 AM <draw:frame draw:style-name="fr1" draw:name="gráficos1006" text:anchor-type="as-char" svg:width="0.291cm" svg:height="0.291cm" draw:z-index="843"><draw:image xlink:href="https://dem5xqcn61lj8.cloudfront.net/estimated_icon.gif" xlink:type="simple" xlink:show="embed" xlink:actuate="onLoad"/></draw:frame></text:p>
          </table:table-cell>
          <table:table-cell table:style-name="Tabla18.D141" office:value-type="string">
            <text:p text:style-name="Table_20_Contents"><text:span text:style-name="T6">Programado <text:line-break/></text:span><text:span text:style-name="T6"><draw:frame draw:style-name="fr1" draw:name="gráficos1007" text:anchor-type="as-char" svg:width="0.185cm" svg:height="0.185cm" draw:z-index="844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91&amp;airlineCode=VY&amp;flightNumber=846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2" office:value-type="string">
            <text:p text:style-name="Table_20_Contents"><text:a xlink:type="simple" xlink:href="https://www.flightstats.com/go/FlightStatus/flightStatusByFlight.do?id=366339091&amp;airlineCode=IB&amp;flightNumber=5778&amp;utm_source=34b64945a69b9cac:7b907964:13ed466ba45:3e7e&amp;utm_medium=cpc&amp;utm_campaign=weblet" office:target-frame-name="_blank" xlink:show="new"><text:span text:style-name="T6">IB 5778</text:span></text:a><text:span text:style-name="T6"> </text:span><text:span text:style-name="T4">^</text:span></text:p>
          </table:table-cell>
          <table:table-cell table:style-name="Tabla18.B142" office:value-type="string">
            <text:p text:style-name="P8">Iberia</text:p>
          </table:table-cell>
          <table:table-cell table:style-name="Tabla18.C142" office:value-type="string">
            <text:p text:style-name="P8">12:43 AM <draw:frame draw:style-name="fr1" draw:name="gráficos1010" text:anchor-type="as-char" svg:width="0.291cm" svg:height="0.291cm" draw:z-index="845"><draw:image xlink:href="https://dem5xqcn61lj8.cloudfront.net/estimated_icon.gif" xlink:type="simple" xlink:show="embed" xlink:actuate="onLoad"/></draw:frame></text:p>
          </table:table-cell>
          <table:table-cell table:style-name="Tabla18.D142" office:value-type="string">
            <text:p text:style-name="Table_20_Contents"><text:span text:style-name="T6">Programado <text:line-break/></text:span><text:span text:style-name="T6"><draw:frame draw:style-name="fr1" draw:name="gráficos1011" text:anchor-type="as-char" svg:width="0.185cm" svg:height="0.185cm" draw:z-index="846"><draw:image xlink:href="https://dem5xqcn61lj8.cloudfront.net/excessive_icon.gif" xlink:type="simple" xlink:show="embed" xlink:actuate="onLoad"/></draw:frame></text:span><text:span text:style-name="T6"> </text:span><text:a xlink:type="simple" xlink:href="https://www.flightstats.com/go/FlightStatus/flightStatusByFlight.do?id=366339091&amp;airlineCode=IB&amp;flightNumber=5778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3" office:value-type="string">
            <text:p text:style-name="Table_20_Contents"><text:a xlink:type="simple" xlink:href="https://www.flightstats.com/go/FlightStatus/flightStatusByFlight.do?id=366336418&amp;airlineCode=VY&amp;flightNumber=1291&amp;utm_source=34b64945a69b9cac:7b907964:13ed466ba45:3e7e&amp;utm_medium=cpc&amp;utm_campaign=weblet" office:target-frame-name="_blank" xlink:show="new"><text:span text:style-name="T6">VY 1291</text:span></text:a></text:p>
          </table:table-cell>
          <table:table-cell table:style-name="Tabla18.B143" office:value-type="string">
            <text:p text:style-name="P8">Vueling</text:p>
          </table:table-cell>
          <table:table-cell table:style-name="Tabla18.C143" office:value-type="string">
            <text:p text:style-name="P8">12:18 AM <draw:frame draw:style-name="fr1" draw:name="gráficos1014" text:anchor-type="as-char" svg:width="0.291cm" svg:height="0.291cm" draw:z-index="847"><draw:image xlink:href="https://dem5xqcn61lj8.cloudfront.net/estimated_icon.gif" xlink:type="simple" xlink:show="embed" xlink:actuate="onLoad"/></draw:frame></text:p>
          </table:table-cell>
          <table:table-cell table:style-name="Tabla18.D143" office:value-type="string">
            <text:p text:style-name="Table_20_Contents"><text:span text:style-name="T6">En Ruta <text:line-break/></text:span><text:span text:style-name="T6"><draw:frame draw:style-name="fr1" draw:name="gráficos1015" text:anchor-type="as-char" svg:width="0.185cm" svg:height="0.185cm" draw:z-index="848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6418&amp;airlineCode=VY&amp;flightNumber=129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4" office:value-type="string">
            <text:p text:style-name="Table_20_Contents"><text:a xlink:type="simple" xlink:href="https://www.flightstats.com/go/FlightStatus/flightStatusByFlight.do?id=366336418&amp;airlineCode=IB&amp;flightNumber=5601&amp;utm_source=34b64945a69b9cac:7b907964:13ed466ba45:3e7e&amp;utm_medium=cpc&amp;utm_campaign=weblet" office:target-frame-name="_blank" xlink:show="new"><text:span text:style-name="T6">IB 5601</text:span></text:a><text:span text:style-name="T6"> </text:span><text:span text:style-name="T4">^</text:span></text:p>
          </table:table-cell>
          <table:table-cell table:style-name="Tabla18.B144" office:value-type="string">
            <text:p text:style-name="P8">Iberia</text:p>
          </table:table-cell>
          <table:table-cell table:style-name="Tabla18.C144" office:value-type="string">
            <text:p text:style-name="P8">12:18 AM <draw:frame draw:style-name="fr1" draw:name="gráficos1018" text:anchor-type="as-char" svg:width="0.291cm" svg:height="0.291cm" draw:z-index="849"><draw:image xlink:href="https://dem5xqcn61lj8.cloudfront.net/estimated_icon.gif" xlink:type="simple" xlink:show="embed" xlink:actuate="onLoad"/></draw:frame></text:p>
          </table:table-cell>
          <table:table-cell table:style-name="Tabla18.D144" office:value-type="string">
            <text:p text:style-name="Table_20_Contents"><text:span text:style-name="T6">En Ruta <text:line-break/></text:span><text:span text:style-name="T6"><draw:frame draw:style-name="fr1" draw:name="gráficos1019" text:anchor-type="as-char" svg:width="0.185cm" svg:height="0.185cm" draw:z-index="850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36418&amp;airlineCode=IB&amp;flightNumber=5601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5" office:value-type="string">
            <text:p text:style-name="Table_20_Contents"><text:a xlink:type="simple" xlink:href="https://www.flightstats.com/go/FlightStatus/flightStatusByFlight.do?id=366340365&amp;airlineCode=VY&amp;flightNumber=1223&amp;utm_source=34b64945a69b9cac:7b907964:13ed466ba45:3e7e&amp;utm_medium=cpc&amp;utm_campaign=weblet" office:target-frame-name="_blank" xlink:show="new"><text:span text:style-name="T6">VY 1223</text:span></text:a></text:p>
          </table:table-cell>
          <table:table-cell table:style-name="Tabla18.B145" office:value-type="string">
            <text:p text:style-name="P8">Vueling</text:p>
          </table:table-cell>
          <table:table-cell table:style-name="Tabla18.C145" office:value-type="string">
            <text:p text:style-name="P8">12:17 AM <draw:frame draw:style-name="fr1" draw:name="gráficos1022" text:anchor-type="as-char" svg:width="0.291cm" svg:height="0.291cm" draw:z-index="851"><draw:image xlink:href="https://dem5xqcn61lj8.cloudfront.net/estimated_icon.gif" xlink:type="simple" xlink:show="embed" xlink:actuate="onLoad"/></draw:frame></text:p>
          </table:table-cell>
          <table:table-cell table:style-name="Tabla18.D145" office:value-type="string">
            <text:p text:style-name="Table_20_Contents"><text:span text:style-name="T6">En Ruta <text:line-break/></text:span><text:span text:style-name="T6"><draw:frame draw:style-name="fr1" draw:name="gráficos1023" text:anchor-type="as-char" svg:width="0.185cm" svg:height="0.185cm" draw:z-index="852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365&amp;airlineCode=VY&amp;flightNumber=122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  <table:table-row>
          <table:table-cell table:style-name="Tabla18.A146" office:value-type="string">
            <text:p text:style-name="Table_20_Contents"><text:a xlink:type="simple" xlink:href="https://www.flightstats.com/go/FlightStatus/flightStatusByFlight.do?id=366340365&amp;airlineCode=IB&amp;flightNumber=5973&amp;utm_source=34b64945a69b9cac:7b907964:13ed466ba45:3e7e&amp;utm_medium=cpc&amp;utm_campaign=weblet" office:target-frame-name="_blank" xlink:show="new"><text:span text:style-name="T6">IB 5973</text:span></text:a><text:span text:style-name="T6"> </text:span><text:span text:style-name="T4">^</text:span></text:p>
          </table:table-cell>
          <table:table-cell table:style-name="Tabla18.B146" office:value-type="string">
            <text:p text:style-name="P8">Iberia</text:p>
          </table:table-cell>
          <table:table-cell table:style-name="Tabla18.C146" office:value-type="string">
            <text:p text:style-name="P8">12:17 AM <draw:frame draw:style-name="fr1" draw:name="gráficos1026" text:anchor-type="as-char" svg:width="0.291cm" svg:height="0.291cm" draw:z-index="853"><draw:image xlink:href="https://dem5xqcn61lj8.cloudfront.net/estimated_icon.gif" xlink:type="simple" xlink:show="embed" xlink:actuate="onLoad"/></draw:frame></text:p>
          </table:table-cell>
          <table:table-cell table:style-name="Tabla18.D146" office:value-type="string">
            <text:p text:style-name="Table_20_Contents"><text:span text:style-name="T6">En Ruta <text:line-break/></text:span><text:span text:style-name="T6"><draw:frame draw:style-name="fr1" draw:name="gráficos1027" text:anchor-type="as-char" svg:width="0.185cm" svg:height="0.185cm" draw:z-index="854"><draw:image xlink:href="https://dem5xqcn61lj8.cloudfront.net/late_icon.gif" xlink:type="simple" xlink:show="embed" xlink:actuate="onLoad"/></draw:frame></text:span><text:span text:style-name="T6"> </text:span><text:a xlink:type="simple" xlink:href="https://www.flightstats.com/go/FlightStatus/flightStatusByFlight.do?id=366340365&amp;airlineCode=IB&amp;flightNumber=5973&amp;utm_source=34b64945a69b9cac:7b907964:13ed466ba45:3e7e&amp;utm_medium=cpc&amp;utm_campaign=weblet" office:target-frame-name="_blank" xlink:show="new"><text:span text:style-name="T6">Delayed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Verdana, sans-serif"/>
    <style:font-face style:name="Lohit Hindi1" svg:font-family="'Lohit Hindi'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4-24T16:50:26.132913988</meta:creation-date>
    <dc:date>2014-04-25T00:12:04.184822767</dc:date>
    <dc:creator>carlos </dc:creator>
    <meta:editing-duration>PT33M16S</meta:editing-duration>
    <meta:editing-cycles>5</meta:editing-cycles>
    <meta:generator>LibreOffice/4.1.3.2$Linux_X86_64 LibreOffice_project/410m0$Build-2</meta:generator>
    <meta:document-statistic meta:table-count="14" meta:image-count="855" meta:object-count="0" meta:page-count="26" meta:paragraph-count="3392" meta:word-count="7317" meta:character-count="35990" meta:non-whitespace-character-count="30369"/>
  </office:meta>
</office:document-meta>
</file>